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36"/>
    <style:style style:name="ce5" style:family="table-cell" style:parent-style-name="Default" style:data-style-name="N37"/>
    <style:style style:name="co1" style:family="table-column">
      <style:table-column-properties fo:break-before="auto" style:column-width="0.555625cm"/>
    </style:style>
    <style:style style:name="co2" style:family="table-column">
      <style:table-column-properties fo:break-before="auto" style:column-width="1.24354166666667cm" style:use-optimal-column-width="true"/>
    </style:style>
    <style:style style:name="co3" style:family="table-column">
      <style:table-column-properties fo:break-before="auto" style:column-width="1.905cm" style:use-optimal-column-width="true"/>
    </style:style>
    <style:style style:name="co4" style:family="table-column">
      <style:table-column-properties fo:break-before="auto" style:column-width="1.77270833333333cm" style:use-optimal-column-width="true"/>
    </style:style>
    <style:style style:name="co5" style:family="table-column">
      <style:table-column-properties fo:break-before="auto" style:column-width="1.349375cm" style:use-optimal-column-width="true"/>
    </style:style>
    <style:style style:name="co6" style:family="table-column">
      <style:table-column-properties fo:break-before="auto" style:column-width="1.13770833333333cm" style:use-optimal-column-width="true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shapes>
          <draw:frame draw:z-index="1" draw:id="id0" draw:style-name="a0" draw:name="Chart 1" svg:x="6.45958in" svg:y="0.23042in" svg:width="10.3425in" svg:height="6.19667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default-cell-style-name="ce1"/>
        <table:table-column table:style-name="co3" table:default-cell-style-name="ce1"/>
        <table:table-column table:style-name="co7" table:number-columns-repeated="16375" table:default-cell-style-name="ce1"/>
        <table:table-row table:style-name="ro1">
          <table:table-cell table:style-name="ce2"/>
          <table:table-cell office:value-type="string" table:style-name="ce2">
            <text:p>Time</text:p>
          </table:table-cell>
          <table:table-cell office:value-type="string" table:style-name="ce2">
            <text:p>Ax</text:p>
          </table:table-cell>
          <table:table-cell office:value-type="string" table:style-name="ce2">
            <text:p>Ay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t</text:p>
          </table:table-cell>
          <table:table-cell office:value-type="string" table:style-name="ce2">
            <text:p>dt</text:p>
          </table:table-cell>
          <table:table-cell office:value-type="string" table:style-name="ce2">
            <text:p>Vx</text:p>
          </table:table-cell>
          <table:table-cell office:value-type="string" table:style-name="ce2">
            <text:p>Ax'</text:p>
          </table:table-cell>
          <table:table-cell office:value-type="string" table:style-name="ce2">
            <text:p>Vx'</text:p>
          </table:table-cell>
          <table:table-cell table:number-columns-repeated="3" table:style-name="ce1"/>
          <table:table-cell office:value-type="float" office:value="5.084994753410284E-4" table:formula="of:=[.O1]" table:style-name="ce4">
            <text:p>0.000508</text:p>
          </table:table-cell>
          <table:table-cell office:value-type="float" office:value="5.084994753410284E-4" table:formula="of:=AVERAGE([.C2:.C954])" table:style-name="ce4">
            <text:p>0.000508</text:p>
          </table:table-cell>
          <table:table-cell office:value-type="float" office:value="4.6577898008531176E-4" table:formula="of:=SLOPE([.H2:.H1287];[.F2:.F1287])/9.8" table:style-name="ce1">
            <text:p>0.000465779</text:p>
          </table:table-cell>
          <table:table-cell table:number-columns-repeated="16368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155" table:style-name="ce3">
            <text:p>38155</text:p>
          </table:table-cell>
          <table:table-cell office:value-type="float" office:value="8.2000000000000007E-3" table:style-name="ce4">
            <text:p>0.0082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22" table:style-name="ce4">
            <text:p>1.012200</text:p>
          </table:table-cell>
          <table:table-cell office:value-type="float" office:value="0" table:style-name="ce5">
            <text:p>0.000</text:p>
          </table:table-cell>
          <table:table-cell table:style-name="ce5"/>
          <table:table-cell office:value-type="float" office:value="0" table:style-name="ce1">
            <text:p>0</text:p>
          </table:table-cell>
          <table:table-cell office:value-type="float" office:value="7.6915005246589721E-3" table:formula="of:=[.C2]-[.$N$1]" table:style-name="ce4">
            <text:p>0.007692</text:p>
          </table:table-cell>
          <table:table-cell office:value-type="float" office:value="0" table:style-name="ce1">
            <text:p>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186" table:style-name="ce3">
            <text:p>38186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-3.5000000000000001E-3" table:style-name="ce4">
            <text:p>-0.003500</text:p>
          </table:table-cell>
          <table:table-cell office:value-type="float" office:value="1.012" table:style-name="ce4">
            <text:p>1.012000</text:p>
          </table:table-cell>
          <table:table-cell office:value-type="float" office:value="3.1E-2" table:formula="of:=[.F2]+[.G3]" table:style-name="ce5">
            <text:p>0.031</text:p>
          </table:table-cell>
          <table:table-cell office:value-type="float" office:value="3.1E-2" table:formula="of:=([.B3]-[.B2])/1000" table:style-name="ce5">
            <text:p>0.031</text:p>
          </table:table-cell>
          <table:table-cell office:value-type="float" office:value="1.4886200000000004E-3" table:formula="of:=([.$C3]+[.$C2])*[.$G3]*9.8/2+[.H2]" table:style-name="ce4">
            <text:p>0.001489</text:p>
          </table:table-cell>
          <table:table-cell office:value-type="float" office:value="1.0915005246589717E-3" table:formula="of:=[.C3]-[.$N$1]" table:style-name="ce4">
            <text:p>0.001092</text:p>
          </table:table-cell>
          <table:table-cell office:value-type="float" office:value="1.3341378593913957E-3" table:formula="of:=(([.$I3]+[.$I2]))*[.$G3]*9.8/2+[.J2]" table:style-name="ce4">
            <text:p>0.00133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218" table:style-name="ce3">
            <text:p>38218</text:p>
          </table:table-cell>
          <table:table-cell office:value-type="float" office:value="-3.8E-3" table:style-name="ce4">
            <text:p>-0.0038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57" table:style-name="ce4">
            <text:p>1.005700</text:p>
          </table:table-cell>
          <table:table-cell office:value-type="float" office:value="6.3E-2" table:formula="of:=[.F3]+[.G4]" table:style-name="ce5">
            <text:p>0.063</text:p>
          </table:table-cell>
          <table:table-cell office:value-type="float" office:value="3.2000000000000001E-2" table:formula="of:=([.B4]-[.B3])/1000" table:style-name="ce5">
            <text:p>0.032</text:p>
          </table:table-cell>
          <table:table-cell office:value-type="float" office:value="1.1436600000000003E-3" table:formula="of:=([.C4]+[.C3])*[.G4]*9.8/2+[.H3]" table:style-name="ce4">
            <text:p>0.001144</text:p>
          </table:table-cell>
          <table:table-cell office:value-type="float" office:value="-4.3084994753410282E-3" table:formula="of:=[.C4]-[.$N$1]" table:style-name="ce4">
            <text:p>-0.004308</text:p>
          </table:table-cell>
          <table:table-cell office:value-type="float" office:value="8.2971242392444928E-4" table:formula="of:=(([.$I4]+[.$I3]))*[.$G4]*9.8/2+[.J3]" table:style-name="ce4">
            <text:p>0.00083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251" table:style-name="ce3">
            <text:p>38251</text:p>
          </table:table-cell>
          <table:table-cell office:value-type="float" office:value="2.8E-3" table:style-name="ce4">
            <text:p>0.0028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9.6000000000000002E-2" table:formula="of:=[.F4]+[.G5]" table:style-name="ce5">
            <text:p>0.096</text:p>
          </table:table-cell>
          <table:table-cell office:value-type="float" office:value="3.3000000000000002E-2" table:formula="of:=([.B5]-[.B4])/1000" table:style-name="ce5">
            <text:p>0.033</text:p>
          </table:table-cell>
          <table:table-cell office:value-type="float" office:value="9.8196000000000025E-4" table:formula="of:=([.C5]+[.C4])*[.G5]*9.8/2+[.H4]" table:style-name="ce4">
            <text:p>0.000982</text:p>
          </table:table-cell>
          <table:table-cell office:value-type="float" office:value="2.2915005246589718E-3" table:formula="of:=[.C5]-[.$N$1]" table:style-name="ce4">
            <text:p>0.002292</text:p>
          </table:table-cell>
          <table:table-cell office:value-type="float" office:value="5.035636935991608E-4" table:formula="of:=(([.$I5]+[.$I4]))*[.$G5]*9.8/2+[.J4]" table:style-name="ce4">
            <text:p>0.00050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282" table:style-name="ce3">
            <text:p>3828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9" table:style-name="ce4">
            <text:p>1.009900</text:p>
          </table:table-cell>
          <table:table-cell office:value-type="float" office:value="0.127" table:formula="of:=[.F5]+[.G6]" table:style-name="ce5">
            <text:p>0.127</text:p>
          </table:table-cell>
          <table:table-cell office:value-type="float" office:value="3.1E-2" table:formula="of:=([.B6]-[.B5])/1000" table:style-name="ce5">
            <text:p>0.031</text:p>
          </table:table-cell>
          <table:table-cell office:value-type="float" office:value="1.3313300000000004E-3" table:formula="of:=([.C6]+[.C5])*[.G6]*9.8/2+[.H5]" table:style-name="ce4">
            <text:p>0.001331</text:p>
          </table:table-cell>
          <table:table-cell office:value-type="float" office:value="-1.0084994753410284E-3" table:formula="of:=[.C6]-[.$N$1]" table:style-name="ce4">
            <text:p>-0.001008</text:p>
          </table:table-cell>
          <table:table-cell office:value-type="float" office:value="6.9845155299055645E-4" table:formula="of:=(([.$I6]+[.$I5]))*[.$G6]*9.8/2+[.J5]" table:style-name="ce4">
            <text:p>0.00069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314" table:style-name="ce3">
            <text:p>38314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0.159" table:formula="of:=[.F6]+[.G7]" table:style-name="ce5">
            <text:p>0.159</text:p>
          </table:table-cell>
          <table:table-cell office:value-type="float" office:value="3.2000000000000001E-2" table:formula="of:=([.B7]-[.B6])/1000" table:style-name="ce5">
            <text:p>0.032</text:p>
          </table:table-cell>
          <table:table-cell office:value-type="float" office:value="1.3470100000000003E-3" table:formula="of:=([.C7]+[.C6])*[.G7]*9.8/2+[.H6]" table:style-name="ce4">
            <text:p>0.001347</text:p>
          </table:table-cell>
          <table:table-cell office:value-type="float" office:value="9.1500524658971543E-5" table:formula="of:=[.C7]-[.$N$1]" table:style-name="ce4">
            <text:p>0.000092</text:p>
          </table:table-cell>
          <table:table-cell office:value-type="float" office:value="5.5466611752360987E-4" table:formula="of:=(([.$I7]+[.$I6]))*[.$G7]*9.8/2+[.J6]" table:style-name="ce4">
            <text:p>0.00055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345" table:style-name="ce3">
            <text:p>38345</text:p>
          </table:table-cell>
          <table:table-cell office:value-type="float" office:value="-1E-4" table:style-name="ce4">
            <text:p>-0.0001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0.19" table:formula="of:=[.F7]+[.G8]" table:style-name="ce5">
            <text:p>0.190</text:p>
          </table:table-cell>
          <table:table-cell office:value-type="float" office:value="3.1E-2" table:formula="of:=([.B8]-[.B7])/1000" table:style-name="ce5">
            <text:p>0.031</text:p>
          </table:table-cell>
          <table:table-cell office:value-type="float" office:value="1.4229600000000002E-3" table:formula="of:=([.C8]+[.C7])*[.G8]*9.8/2+[.H7]" table:style-name="ce4">
            <text:p>0.001423</text:p>
          </table:table-cell>
          <table:table-cell office:value-type="float" office:value="-6.0849947534102845E-4" table:formula="of:=[.C8]-[.$N$1]" table:style-name="ce4">
            <text:p>-0.000608</text:p>
          </table:table-cell>
          <table:table-cell office:value-type="float" office:value="4.7613397691500538E-4" table:formula="of:=(([.$I8]+[.$I7]))*[.$G8]*9.8/2+[.J7]" table:style-name="ce4">
            <text:p>0.000476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378" table:style-name="ce3">
            <text:p>38378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0.223" table:formula="of:=[.F8]+[.G9]" table:style-name="ce5">
            <text:p>0.223</text:p>
          </table:table-cell>
          <table:table-cell office:value-type="float" office:value="3.3000000000000002E-2" table:formula="of:=([.B9]-[.B8])/1000" table:style-name="ce5">
            <text:p>0.033</text:p>
          </table:table-cell>
          <table:table-cell office:value-type="float" office:value="1.4391300000000003E-3" table:formula="of:=([.C9]+[.C8])*[.G9]*9.8/2+[.H8]" table:style-name="ce4">
            <text:p>0.001439</text:p>
          </table:table-cell>
          <table:table-cell office:value-type="float" office:value="-3.0849947534102842E-4" table:formula="of:=[.C9]-[.$N$1]" table:style-name="ce4">
            <text:p>-0.000308</text:p>
          </table:table-cell>
          <table:table-cell office:value-type="float" office:value="3.278552465897168E-4" table:formula="of:=(([.$I9]+[.$I8]))*[.$G9]*9.8/2+[.J8]" table:style-name="ce4">
            <text:p>0.000328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409" table:style-name="ce3">
            <text:p>38409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0.254" table:formula="of:=[.F9]+[.G10]" table:style-name="ce5">
            <text:p>0.254</text:p>
          </table:table-cell>
          <table:table-cell office:value-type="float" office:value="3.1E-2" table:formula="of:=([.B10]-[.B9])/1000" table:style-name="ce5">
            <text:p>0.031</text:p>
          </table:table-cell>
          <table:table-cell office:value-type="float" office:value="1.4391300000000003E-3" table:formula="of:=([.C10]+[.C9])*[.G10]*9.8/2+[.H9]" table:style-name="ce4">
            <text:p>0.001439</text:p>
          </table:table-cell>
          <table:table-cell office:value-type="float" office:value="-7.0849947534102839E-4" table:formula="of:=[.C10]-[.$N$1]" table:style-name="ce4">
            <text:p>-0.000708</text:p>
          </table:table-cell>
          <table:table-cell office:value-type="float" office:value="1.7337310598111236E-4" table:formula="of:=(([.$I10]+[.$I9]))*[.$G10]*9.8/2+[.J9]" table:style-name="ce4">
            <text:p>0.00017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441" table:style-name="ce3">
            <text:p>38441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0.28600000000000003" table:formula="of:=[.F10]+[.G11]" table:style-name="ce5">
            <text:p>0.286</text:p>
          </table:table-cell>
          <table:table-cell office:value-type="float" office:value="3.2000000000000001E-2" table:formula="of:=([.B11]-[.B10])/1000" table:style-name="ce5">
            <text:p>0.032</text:p>
          </table:table-cell>
          <table:table-cell office:value-type="float" office:value="1.7997700000000002E-3" table:formula="of:=([.C11]+[.C10])*[.G11]*9.8/2+[.H10]" table:style-name="ce4">
            <text:p>0.001800</text:p>
          </table:table-cell>
          <table:table-cell office:value-type="float" office:value="1.9915005246589719E-3" table:formula="of:=[.C11]-[.$N$1]" table:style-name="ce4">
            <text:p>0.001992</text:p>
          </table:table-cell>
          <table:table-cell office:value-type="float" office:value="3.7454767051416592E-4" table:formula="of:=(([.$I11]+[.$I10]))*[.$G11]*9.8/2+[.J10]" table:style-name="ce4">
            <text:p>0.00037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472" table:style-name="ce3">
            <text:p>38472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0.31700000000000006" table:formula="of:=[.F11]+[.G12]" table:style-name="ce5">
            <text:p>0.317</text:p>
          </table:table-cell>
          <table:table-cell office:value-type="float" office:value="3.1E-2" table:formula="of:=([.B12]-[.B11])/1000" table:style-name="ce5">
            <text:p>0.031</text:p>
          </table:table-cell>
          <table:table-cell office:value-type="float" office:value="2.5137000000000002E-3" table:formula="of:=([.C12]+[.C11])*[.G12]*9.8/2+[.H11]" table:style-name="ce4">
            <text:p>0.002514</text:p>
          </table:table-cell>
          <table:table-cell office:value-type="float" office:value="1.6915005246589717E-3" table:formula="of:=[.C12]-[.$N$1]" table:style-name="ce4">
            <text:p>0.001692</text:p>
          </table:table-cell>
          <table:table-cell office:value-type="float" office:value="9.3399552990556167E-4" table:formula="of:=(([.$I12]+[.$I11]))*[.$G12]*9.8/2+[.J11]" table:style-name="ce4">
            <text:p>0.00093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503" table:style-name="ce3">
            <text:p>38503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1" table:style-name="ce4">
            <text:p>1.010100</text:p>
          </table:table-cell>
          <table:table-cell office:value-type="float" office:value="0.34800000000000009" table:formula="of:=[.F12]+[.G13]" table:style-name="ce5">
            <text:p>0.348</text:p>
          </table:table-cell>
          <table:table-cell office:value-type="float" office:value="3.1E-2" table:formula="of:=([.B13]-[.B12])/1000" table:style-name="ce5">
            <text:p>0.031</text:p>
          </table:table-cell>
          <table:table-cell office:value-type="float" office:value="3.2276300000000004E-3" table:formula="of:=([.C13]+[.C12])*[.G13]*9.8/2+[.H12]" table:style-name="ce4">
            <text:p>0.003228</text:p>
          </table:table-cell>
          <table:table-cell office:value-type="float" office:value="1.9915005246589719E-3" table:formula="of:=[.C13]-[.$N$1]" table:style-name="ce4">
            <text:p>0.001992</text:p>
          </table:table-cell>
          <table:table-cell office:value-type="float" office:value="1.4934433892969574E-3" table:formula="of:=(([.$I13]+[.$I12]))*[.$G13]*9.8/2+[.J12]" table:style-name="ce4">
            <text:p>0.00149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534" table:style-name="ce3">
            <text:p>38534</text:p>
          </table:table-cell>
          <table:table-cell office:value-type="float" office:value="1E-4" table:style-name="ce4">
            <text:p>0.0001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0.37900000000000011" table:formula="of:=[.F13]+[.G14]" table:style-name="ce5">
            <text:p>0.379</text:p>
          </table:table-cell>
          <table:table-cell office:value-type="float" office:value="3.1E-2" table:formula="of:=([.B14]-[.B13])/1000" table:style-name="ce5">
            <text:p>0.031</text:p>
          </table:table-cell>
          <table:table-cell office:value-type="float" office:value="3.6225700000000003E-3" table:formula="of:=([.C14]+[.C13])*[.G14]*9.8/2+[.H13]" table:style-name="ce4">
            <text:p>0.003623</text:p>
          </table:table-cell>
          <table:table-cell office:value-type="float" office:value="-4.0849947534102841E-4" table:formula="of:=[.C14]-[.$N$1]" table:style-name="ce4">
            <text:p>-0.000408</text:p>
          </table:table-cell>
          <table:table-cell office:value-type="float" office:value="1.733901248688353E-3" table:formula="of:=(([.$I14]+[.$I13]))*[.$G14]*9.8/2+[.J13]" table:style-name="ce4">
            <text:p>0.00173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565" table:style-name="ce3">
            <text:p>3856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0.41000000000000014" table:formula="of:=[.F14]+[.G15]" table:style-name="ce5">
            <text:p>0.410</text:p>
          </table:table-cell>
          <table:table-cell office:value-type="float" office:value="3.1E-2" table:formula="of:=([.B15]-[.B14])/1000" table:style-name="ce5">
            <text:p>0.031</text:p>
          </table:table-cell>
          <table:table-cell office:value-type="float" office:value="3.6833300000000003E-3" table:formula="of:=([.C15]+[.C14])*[.G15]*9.8/2+[.H14]" table:style-name="ce4">
            <text:p>0.003683</text:p>
          </table:table-cell>
          <table:table-cell office:value-type="float" office:value="-2.0849947534102843E-4" table:formula="of:=[.C15]-[.$N$1]" table:style-name="ce4">
            <text:p>-0.000208</text:p>
          </table:table-cell>
          <table:table-cell office:value-type="float" office:value="1.6401791080797486E-3" table:formula="of:=(([.$I15]+[.$I14]))*[.$G15]*9.8/2+[.J14]" table:style-name="ce4">
            <text:p>0.00164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596" table:style-name="ce3">
            <text:p>38596</text:p>
          </table:table-cell>
          <table:table-cell office:value-type="float" office:value="1.4E-3" table:style-name="ce4">
            <text:p>0.0014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2" table:style-name="ce4">
            <text:p>1.008200</text:p>
          </table:table-cell>
          <table:table-cell office:value-type="float" office:value="0.44100000000000017" table:formula="of:=[.F15]+[.G16]" table:style-name="ce5">
            <text:p>0.441</text:p>
          </table:table-cell>
          <table:table-cell office:value-type="float" office:value="3.1E-2" table:formula="of:=([.B16]-[.B15])/1000" table:style-name="ce5">
            <text:p>0.031</text:p>
          </table:table-cell>
          <table:table-cell office:value-type="float" office:value="3.9415600000000002E-3" table:formula="of:=([.C16]+[.C15])*[.G16]*9.8/2+[.H15]" table:style-name="ce4">
            <text:p>0.003942</text:p>
          </table:table-cell>
          <table:table-cell office:value-type="float" office:value="8.9150052465897158E-4" table:formula="of:=[.C16]-[.$N$1]" table:style-name="ce4">
            <text:p>0.000892</text:p>
          </table:table-cell>
          <table:table-cell office:value-type="float" office:value="1.743926967471144E-3" table:formula="of:=(([.$I16]+[.$I15]))*[.$G16]*9.8/2+[.J15]" table:style-name="ce4">
            <text:p>0.00174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627" table:style-name="ce3">
            <text:p>38627</text:p>
          </table:table-cell>
          <table:table-cell office:value-type="float" office:value="0" table:style-name="ce4">
            <text:p>0.0000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0.4720000000000002" table:formula="of:=[.F16]+[.G17]" table:style-name="ce5">
            <text:p>0.472</text:p>
          </table:table-cell>
          <table:table-cell office:value-type="float" office:value="3.1E-2" table:formula="of:=([.B17]-[.B16])/1000" table:style-name="ce5">
            <text:p>0.031</text:p>
          </table:table-cell>
          <table:table-cell office:value-type="float" office:value="4.1542200000000001E-3" table:formula="of:=([.C17]+[.C16])*[.G17]*9.8/2+[.H16]" table:style-name="ce4">
            <text:p>0.004154</text:p>
          </table:table-cell>
          <table:table-cell office:value-type="float" office:value="-5.084994753410284E-4" table:formula="of:=[.C17]-[.$N$1]" table:style-name="ce4">
            <text:p>-0.000508</text:p>
          </table:table-cell>
          <table:table-cell office:value-type="float" office:value="1.8021048268625395E-3" table:formula="of:=(([.$I17]+[.$I16]))*[.$G17]*9.8/2+[.J16]" table:style-name="ce4">
            <text:p>0.00180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659" table:style-name="ce3">
            <text:p>38659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43" table:style-name="ce4">
            <text:p>1.014300</text:p>
          </table:table-cell>
          <table:table-cell office:value-type="float" office:value="0.50400000000000023" table:formula="of:=[.F17]+[.G18]" table:style-name="ce5">
            <text:p>0.504</text:p>
          </table:table-cell>
          <table:table-cell office:value-type="float" office:value="3.2000000000000001E-2" table:formula="of:=([.B18]-[.B17])/1000" table:style-name="ce5">
            <text:p>0.032</text:p>
          </table:table-cell>
          <table:table-cell office:value-type="float" office:value="4.1855800000000004E-3" table:formula="of:=([.C18]+[.C17])*[.G18]*9.8/2+[.H17]" table:style-name="ce4">
            <text:p>0.004186</text:p>
          </table:table-cell>
          <table:table-cell office:value-type="float" office:value="-3.0849947534102842E-4" table:formula="of:=[.C18]-[.$N$1]" table:style-name="ce4">
            <text:p>-0.000308</text:p>
          </table:table-cell>
          <table:table-cell office:value-type="float" office:value="1.673999391395593E-3" table:formula="of:=(([.$I18]+[.$I17]))*[.$G18]*9.8/2+[.J17]" table:style-name="ce4">
            <text:p>0.00167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690" table:style-name="ce3">
            <text:p>3869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99" table:style-name="ce4">
            <text:p>1.009900</text:p>
          </table:table-cell>
          <table:table-cell office:value-type="float" office:value="0.53500000000000025" table:formula="of:=[.F18]+[.G19]" table:style-name="ce5">
            <text:p>0.535</text:p>
          </table:table-cell>
          <table:table-cell office:value-type="float" office:value="3.1E-2" table:formula="of:=([.B19]-[.B18])/1000" table:style-name="ce5">
            <text:p>0.031</text:p>
          </table:table-cell>
          <table:table-cell office:value-type="float" office:value="4.5501400000000003E-3" table:formula="of:=([.C19]+[.C18])*[.G19]*9.8/2+[.H18]" table:style-name="ce4">
            <text:p>0.004550</text:p>
          </table:table-cell>
          <table:table-cell office:value-type="float" office:value="1.6915005246589717E-3" table:formula="of:=[.C19]-[.$N$1]" table:style-name="ce4">
            <text:p>0.001692</text:p>
          </table:table-cell>
          <table:table-cell office:value-type="float" office:value="1.8840772507869887E-3" table:formula="of:=(([.$I19]+[.$I18]))*[.$G19]*9.8/2+[.J18]" table:style-name="ce4">
            <text:p>0.001884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721" table:style-name="ce3">
            <text:p>38721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99" table:style-name="ce4">
            <text:p>1.009900</text:p>
          </table:table-cell>
          <table:table-cell office:value-type="float" office:value="0.56600000000000028" table:formula="of:=[.F19]+[.G20]" table:style-name="ce5">
            <text:p>0.566</text:p>
          </table:table-cell>
          <table:table-cell office:value-type="float" office:value="3.1E-2" table:formula="of:=([.B20]-[.B19])/1000" table:style-name="ce5">
            <text:p>0.031</text:p>
          </table:table-cell>
          <table:table-cell office:value-type="float" office:value="4.9754600000000001E-3" table:formula="of:=([.C20]+[.C19])*[.G20]*9.8/2+[.H19]" table:style-name="ce4">
            <text:p>0.004975</text:p>
          </table:table-cell>
          <table:table-cell office:value-type="float" office:value="9.1500524658971543E-5" table:formula="of:=[.C20]-[.$N$1]" table:style-name="ce4">
            <text:p>0.000092</text:p>
          </table:table-cell>
          <table:table-cell office:value-type="float" office:value="2.1549151101783841E-3" table:formula="of:=(([.$I20]+[.$I19]))*[.$G20]*9.8/2+[.J19]" table:style-name="ce4">
            <text:p>0.00215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752" table:style-name="ce3">
            <text:p>38752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0.59700000000000031" table:formula="of:=[.F20]+[.G21]" table:style-name="ce5">
            <text:p>0.597</text:p>
          </table:table-cell>
          <table:table-cell office:value-type="float" office:value="3.1E-2" table:formula="of:=([.B21]-[.B20])/1000" table:style-name="ce5">
            <text:p>0.031</text:p>
          </table:table-cell>
          <table:table-cell office:value-type="float" office:value="5.0969800000000001E-3" table:formula="of:=([.C21]+[.C20])*[.G21]*9.8/2+[.H20]" table:style-name="ce4">
            <text:p>0.005097</text:p>
          </table:table-cell>
          <table:table-cell office:value-type="float" office:value="-3.0849947534102842E-4" table:formula="of:=[.C21]-[.$N$1]" table:style-name="ce4">
            <text:p>-0.000308</text:p>
          </table:table-cell>
          <table:table-cell office:value-type="float" office:value="2.1219529695697798E-3" table:formula="of:=(([.$I21]+[.$I20]))*[.$G21]*9.8/2+[.J20]" table:style-name="ce4">
            <text:p>0.00212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783" table:style-name="ce3">
            <text:p>38783</text:p>
          </table:table-cell>
          <table:table-cell office:value-type="float" office:value="1E-3" table:style-name="ce4">
            <text:p>0.0010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0.62800000000000034" table:formula="of:=[.F21]+[.G22]" table:style-name="ce5">
            <text:p>0.628</text:p>
          </table:table-cell>
          <table:table-cell office:value-type="float" office:value="3.1E-2" table:formula="of:=([.B22]-[.B21])/1000" table:style-name="ce5">
            <text:p>0.031</text:p>
          </table:table-cell>
          <table:table-cell office:value-type="float" office:value="5.27926E-3" table:formula="of:=([.C22]+[.C21])*[.G22]*9.8/2+[.H21]" table:style-name="ce4">
            <text:p>0.005279</text:p>
          </table:table-cell>
          <table:table-cell office:value-type="float" office:value="4.9150052465897162E-4" table:formula="of:=[.C22]-[.$N$1]" table:style-name="ce4">
            <text:p>0.000492</text:p>
          </table:table-cell>
          <table:table-cell office:value-type="float" office:value="2.1497508289611755E-3" table:formula="of:=(([.$I22]+[.$I21]))*[.$G22]*9.8/2+[.J21]" table:style-name="ce4">
            <text:p>0.00215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814" table:style-name="ce3">
            <text:p>38814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32000000000001" table:style-name="ce4">
            <text:p>1.013200</text:p>
          </table:table-cell>
          <table:table-cell office:value-type="float" office:value="0.65900000000000036" table:formula="of:=[.F22]+[.G23]" table:style-name="ce5">
            <text:p>0.659</text:p>
          </table:table-cell>
          <table:table-cell office:value-type="float" office:value="3.1E-2" table:formula="of:=([.B23]-[.B22])/1000" table:style-name="ce5">
            <text:p>0.031</text:p>
          </table:table-cell>
          <table:table-cell office:value-type="float" office:value="5.6286299999999999E-3" table:formula="of:=([.C23]+[.C22])*[.G23]*9.8/2+[.H22]" table:style-name="ce4">
            <text:p>0.005629</text:p>
          </table:table-cell>
          <table:table-cell office:value-type="float" office:value="7.9150052465897154E-4" table:formula="of:=[.C23]-[.$N$1]" table:style-name="ce4">
            <text:p>0.000792</text:p>
          </table:table-cell>
          <table:table-cell office:value-type="float" office:value="2.3446386883525711E-3" table:formula="of:=(([.$I23]+[.$I22]))*[.$G23]*9.8/2+[.J22]" table:style-name="ce4">
            <text:p>0.00234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845" table:style-name="ce3">
            <text:p>38845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0.69000000000000039" table:formula="of:=[.F23]+[.G24]" table:style-name="ce5">
            <text:p>0.690</text:p>
          </table:table-cell>
          <table:table-cell office:value-type="float" office:value="3.1E-2" table:formula="of:=([.B24]-[.B23])/1000" table:style-name="ce5">
            <text:p>0.031</text:p>
          </table:table-cell>
          <table:table-cell office:value-type="float" office:value="6.0691399999999998E-3" table:formula="of:=([.C24]+[.C23])*[.G24]*9.8/2+[.H23]" table:style-name="ce4">
            <text:p>0.006069</text:p>
          </table:table-cell>
          <table:table-cell office:value-type="float" office:value="1.0915005246589717E-3" table:formula="of:=[.C24]-[.$N$1]" table:style-name="ce4">
            <text:p>0.001092</text:p>
          </table:table-cell>
          <table:table-cell office:value-type="float" office:value="2.6306665477439668E-3" table:formula="of:=(([.$I24]+[.$I23]))*[.$G24]*9.8/2+[.J23]" table:style-name="ce4">
            <text:p>0.002631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876" table:style-name="ce3">
            <text:p>38876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0.72100000000000042" table:formula="of:=[.F24]+[.G25]" table:style-name="ce5">
            <text:p>0.721</text:p>
          </table:table-cell>
          <table:table-cell office:value-type="float" office:value="3.1E-2" table:formula="of:=([.B25]-[.B24])/1000" table:style-name="ce5">
            <text:p>0.031</text:p>
          </table:table-cell>
          <table:table-cell office:value-type="float" office:value="6.2817999999999997E-3" table:formula="of:=([.C25]+[.C24])*[.G25]*9.8/2+[.H24]" table:style-name="ce4">
            <text:p>0.006282</text:p>
          </table:table-cell>
          <table:table-cell office:value-type="float" office:value="-7.0849947534102839E-4" table:formula="of:=[.C25]-[.$N$1]" table:style-name="ce4">
            <text:p>-0.000708</text:p>
          </table:table-cell>
          <table:table-cell office:value-type="float" office:value="2.6888444071353624E-3" table:formula="of:=(([.$I25]+[.$I24]))*[.$G25]*9.8/2+[.J24]" table:style-name="ce4">
            <text:p>0.00268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908" table:style-name="ce3">
            <text:p>38908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78" table:style-name="ce4">
            <text:p>1.007800</text:p>
          </table:table-cell>
          <table:table-cell office:value-type="float" office:value="0.75300000000000045" table:formula="of:=[.F25]+[.G26]" table:style-name="ce5">
            <text:p>0.753</text:p>
          </table:table-cell>
          <table:table-cell office:value-type="float" office:value="3.2000000000000001E-2" table:formula="of:=([.B26]-[.B25])/1000" table:style-name="ce5">
            <text:p>0.032</text:p>
          </table:table-cell>
          <table:table-cell office:value-type="float" office:value="6.3445199999999993E-3" table:formula="of:=([.C26]+[.C25])*[.G26]*9.8/2+[.H25]" table:style-name="ce4">
            <text:p>0.006345</text:p>
          </table:table-cell>
          <table:table-cell office:value-type="float" office:value="9.1500524658971543E-5" table:formula="of:=[.C26]-[.$N$1]" table:style-name="ce4">
            <text:p>0.000092</text:p>
          </table:table-cell>
          <table:table-cell office:value-type="float" office:value="2.592098971668416E-3" table:formula="of:=(([.$I26]+[.$I25]))*[.$G26]*9.8/2+[.J25]" table:style-name="ce4">
            <text:p>0.002592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939" table:style-name="ce3">
            <text:p>38939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0.78400000000000047" table:formula="of:=[.F26]+[.G27]" table:style-name="ce5">
            <text:p>0.784</text:p>
          </table:table-cell>
          <table:table-cell office:value-type="float" office:value="3.1E-2" table:formula="of:=([.B27]-[.B26])/1000" table:style-name="ce5">
            <text:p>0.031</text:p>
          </table:table-cell>
          <table:table-cell office:value-type="float" office:value="6.4660399999999993E-3" table:formula="of:=([.C27]+[.C26])*[.G27]*9.8/2+[.H26]" table:style-name="ce4">
            <text:p>0.006466</text:p>
          </table:table-cell>
          <table:table-cell office:value-type="float" office:value="-3.0849947534102842E-4" table:formula="of:=[.C27]-[.$N$1]" table:style-name="ce4">
            <text:p>-0.000308</text:p>
          </table:table-cell>
          <table:table-cell office:value-type="float" office:value="2.5591368310598117E-3" table:formula="of:=(([.$I27]+[.$I26]))*[.$G27]*9.8/2+[.J26]" table:style-name="ce4">
            <text:p>0.002559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8970" table:style-name="ce3">
            <text:p>3897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0.8150000000000005" table:formula="of:=[.F27]+[.G28]" table:style-name="ce5">
            <text:p>0.815</text:p>
          </table:table-cell>
          <table:table-cell office:value-type="float" office:value="3.1E-2" table:formula="of:=([.B28]-[.B27])/1000" table:style-name="ce5">
            <text:p>0.031</text:p>
          </table:table-cell>
          <table:table-cell office:value-type="float" office:value="6.6938899999999992E-3" table:formula="of:=([.C28]+[.C27])*[.G28]*9.8/2+[.H27]" table:style-name="ce4">
            <text:p>0.006694</text:p>
          </table:table-cell>
          <table:table-cell office:value-type="float" office:value="7.9150052465897154E-4" table:formula="of:=[.C28]-[.$N$1]" table:style-name="ce4">
            <text:p>0.000792</text:p>
          </table:table-cell>
          <table:table-cell office:value-type="float" office:value="2.6325046904512074E-3" table:formula="of:=(([.$I28]+[.$I27]))*[.$G28]*9.8/2+[.J27]" table:style-name="ce4">
            <text:p>0.002633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001" table:style-name="ce3">
            <text:p>39001</text:p>
          </table:table-cell>
          <table:table-cell office:value-type="float" office:value="0" table:style-name="ce4">
            <text:p>0.0000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0.84600000000000053" table:formula="of:=[.F28]+[.G29]" table:style-name="ce5">
            <text:p>0.846</text:p>
          </table:table-cell>
          <table:table-cell office:value-type="float" office:value="3.1E-2" table:formula="of:=([.B29]-[.B28])/1000" table:style-name="ce5">
            <text:p>0.031</text:p>
          </table:table-cell>
          <table:table-cell office:value-type="float" office:value="6.8913599999999992E-3" table:formula="of:=([.C29]+[.C28])*[.G29]*9.8/2+[.H28]" table:style-name="ce4">
            <text:p>0.006891</text:p>
          </table:table-cell>
          <table:table-cell office:value-type="float" office:value="-5.084994753410284E-4" table:formula="of:=[.C29]-[.$N$1]" table:style-name="ce4">
            <text:p>-0.000508</text:p>
          </table:table-cell>
          <table:table-cell office:value-type="float" office:value="2.6754925498426031E-3" table:formula="of:=(([.$I29]+[.$I28]))*[.$G29]*9.8/2+[.J28]" table:style-name="ce4">
            <text:p>0.00267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032" table:style-name="ce3">
            <text:p>39032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0.87700000000000056" table:formula="of:=[.F29]+[.G30]" table:style-name="ce5">
            <text:p>0.877</text:p>
          </table:table-cell>
          <table:table-cell office:value-type="float" office:value="3.1E-2" table:formula="of:=([.B30]-[.B29])/1000" table:style-name="ce5">
            <text:p>0.031</text:p>
          </table:table-cell>
          <table:table-cell office:value-type="float" office:value="6.7850299999999992E-3" table:formula="of:=([.C30]+[.C29])*[.G30]*9.8/2+[.H29]" table:style-name="ce4">
            <text:p>0.006785</text:p>
          </table:table-cell>
          <table:table-cell office:value-type="float" office:value="-1.2084994753410283E-3" table:formula="of:=[.C30]-[.$N$1]" table:style-name="ce4">
            <text:p>-0.001208</text:p>
          </table:table-cell>
          <table:table-cell office:value-type="float" office:value="2.4146804092339989E-3" table:formula="of:=(([.$I30]+[.$I29]))*[.$G30]*9.8/2+[.J29]" table:style-name="ce4">
            <text:p>0.002415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064" table:style-name="ce3">
            <text:p>39064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8" table:style-name="ce4">
            <text:p>1.009800</text:p>
          </table:table-cell>
          <table:table-cell office:value-type="float" office:value="0.90900000000000059" table:formula="of:=[.F30]+[.G31]" table:style-name="ce5">
            <text:p>0.909</text:p>
          </table:table-cell>
          <table:table-cell office:value-type="float" office:value="3.2000000000000001E-2" table:formula="of:=([.B31]-[.B30])/1000" table:style-name="ce5">
            <text:p>0.032</text:p>
          </table:table-cell>
          <table:table-cell office:value-type="float" office:value="7.0202299999999988E-3" table:formula="of:=([.C31]+[.C30])*[.G31]*9.8/2+[.H30]" table:style-name="ce4">
            <text:p>0.007020</text:p>
          </table:table-cell>
          <table:table-cell office:value-type="float" office:value="1.6915005246589717E-3" table:formula="of:=[.C31]-[.$N$1]" table:style-name="ce4">
            <text:p>0.001692</text:p>
          </table:table-cell>
          <table:table-cell office:value-type="float" office:value="2.4904149737670525E-3" table:formula="of:=(([.$I31]+[.$I30]))*[.$G31]*9.8/2+[.J30]" table:style-name="ce4">
            <text:p>0.002490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095" table:style-name="ce3">
            <text:p>39095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0.94000000000000061" table:formula="of:=[.F31]+[.G32]" table:style-name="ce5">
            <text:p>0.940</text:p>
          </table:table-cell>
          <table:table-cell office:value-type="float" office:value="3.1E-2" table:formula="of:=([.B32]-[.B31])/1000" table:style-name="ce5">
            <text:p>0.031</text:p>
          </table:table-cell>
          <table:table-cell office:value-type="float" office:value="7.5518799999999987E-3" table:formula="of:=([.C32]+[.C31])*[.G32]*9.8/2+[.H31]" table:style-name="ce4">
            <text:p>0.007552</text:p>
          </table:table-cell>
          <table:table-cell office:value-type="float" office:value="7.9150052465897154E-4" table:formula="of:=[.C32]-[.$N$1]" table:style-name="ce4">
            <text:p>0.000792</text:p>
          </table:table-cell>
          <table:table-cell office:value-type="float" office:value="2.8675828331584481E-3" table:formula="of:=(([.$I32]+[.$I31]))*[.$G32]*9.8/2+[.J31]" table:style-name="ce4">
            <text:p>0.002868</text:p>
          </table:table-cell>
          <table:table-cell table:number-columns-repeated="2" table:style-name="ce1"/>
          <table:table-cell office:value-type="float" office:value="4.7293934681181897E-4" table:formula="of:=AVERAGE([.C2:.C1287])" table:style-name="ce4">
            <text:p>0.000473</text:p>
          </table:table-cell>
          <table:table-cell table:number-columns-repeated="16371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127" table:style-name="ce3">
            <text:p>39127</text:p>
          </table:table-cell>
          <table:table-cell office:value-type="float" office:value="0" table:style-name="ce4">
            <text:p>0.0000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0.97200000000000064" table:formula="of:=[.F32]+[.G33]" table:style-name="ce5">
            <text:p>0.972</text:p>
          </table:table-cell>
          <table:table-cell office:value-type="float" office:value="3.2000000000000001E-2" table:formula="of:=([.B33]-[.B32])/1000" table:style-name="ce5">
            <text:p>0.032</text:p>
          </table:table-cell>
          <table:table-cell office:value-type="float" office:value="7.7557199999999989E-3" table:formula="of:=([.C33]+[.C32])*[.G33]*9.8/2+[.H32]" table:style-name="ce4">
            <text:p>0.007756</text:p>
          </table:table-cell>
          <table:table-cell office:value-type="float" office:value="-5.084994753410284E-4" table:formula="of:=[.C33]-[.$N$1]" table:style-name="ce4">
            <text:p>-0.000508</text:p>
          </table:table-cell>
          <table:table-cell office:value-type="float" office:value="2.9119573976915014E-3" table:formula="of:=(([.$I33]+[.$I32]))*[.$G33]*9.8/2+[.J32]" table:style-name="ce4">
            <text:p>0.0029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159" table:style-name="ce3">
            <text:p>39159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099" table:style-name="ce4">
            <text:p>1.009900</text:p>
          </table:table-cell>
          <table:table-cell office:value-type="float" office:value="1.0040000000000007" table:formula="of:=[.F33]+[.G34]" table:style-name="ce5">
            <text:p>1.004</text:p>
          </table:table-cell>
          <table:table-cell office:value-type="float" office:value="3.2000000000000001E-2" table:formula="of:=([.B34]-[.B33])/1000" table:style-name="ce5">
            <text:p>0.032</text:p>
          </table:table-cell>
          <table:table-cell office:value-type="float" office:value="7.8497999999999988E-3" table:formula="of:=([.C34]+[.C33])*[.G34]*9.8/2+[.H33]" table:style-name="ce4">
            <text:p>0.007850</text:p>
          </table:table-cell>
          <table:table-cell office:value-type="float" office:value="9.1500524658971543E-5" table:formula="of:=[.C34]-[.$N$1]" table:style-name="ce4">
            <text:p>0.000092</text:p>
          </table:table-cell>
          <table:table-cell office:value-type="float" office:value="2.8465719622245548E-3" table:formula="of:=(([.$I34]+[.$I33]))*[.$G34]*9.8/2+[.J33]" table:style-name="ce4">
            <text:p>0.0028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190" table:style-name="ce3">
            <text:p>39190</text:p>
          </table:table-cell>
          <table:table-cell office:value-type="float" office:value="1E-3" table:style-name="ce4">
            <text:p>0.0010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1" table:style-name="ce4">
            <text:p>1.010100</text:p>
          </table:table-cell>
          <table:table-cell office:value-type="float" office:value="1.0350000000000006" table:formula="of:=[.F34]+[.G35]" table:style-name="ce5">
            <text:p>1.035</text:p>
          </table:table-cell>
          <table:table-cell office:value-type="float" office:value="3.1E-2" table:formula="of:=([.B35]-[.B34])/1000" table:style-name="ce5">
            <text:p>0.031</text:p>
          </table:table-cell>
          <table:table-cell office:value-type="float" office:value="8.0928399999999987E-3" table:formula="of:=([.C35]+[.C34])*[.G35]*9.8/2+[.H34]" table:style-name="ce4">
            <text:p>0.008093</text:p>
          </table:table-cell>
          <table:table-cell office:value-type="float" office:value="4.9150052465897162E-4" table:formula="of:=[.C35]-[.$N$1]" table:style-name="ce4">
            <text:p>0.000492</text:p>
          </table:table-cell>
          <table:table-cell office:value-type="float" office:value="2.9351298216159505E-3" table:formula="of:=(([.$I35]+[.$I34]))*[.$G35]*9.8/2+[.J34]" table:style-name="ce4">
            <text:p>0.0029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221" table:style-name="ce3">
            <text:p>39221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1.0660000000000005" table:formula="of:=[.F35]+[.G36]" table:style-name="ce5">
            <text:p>1.066</text:p>
          </table:table-cell>
          <table:table-cell office:value-type="float" office:value="3.1E-2" table:formula="of:=([.B36]-[.B35])/1000" table:style-name="ce5">
            <text:p>0.031</text:p>
          </table:table-cell>
          <table:table-cell office:value-type="float" office:value="8.1991699999999987E-3" table:formula="of:=([.C36]+[.C35])*[.G36]*9.8/2+[.H35]" table:style-name="ce4">
            <text:p>0.008199</text:p>
          </table:table-cell>
          <table:table-cell office:value-type="float" office:value="-8.0849947534102832E-4" table:formula="of:=[.C36]-[.$N$1]" table:style-name="ce4">
            <text:p>-0.000808</text:p>
          </table:table-cell>
          <table:table-cell office:value-type="float" office:value="2.8869776810073462E-3" table:formula="of:=(([.$I36]+[.$I35]))*[.$G36]*9.8/2+[.J35]" table:style-name="ce4">
            <text:p>0.0028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253" table:style-name="ce3">
            <text:p>39253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-2E-3" table:style-name="ce4">
            <text:p>-0.002000</text:p>
          </table:table-cell>
          <table:table-cell office:value-type="float" office:value="1.0079" table:style-name="ce4">
            <text:p>1.007900</text:p>
          </table:table-cell>
          <table:table-cell office:value-type="float" office:value="1.0980000000000005" table:formula="of:=[.F36]+[.G37]" table:style-name="ce5">
            <text:p>1.098</text:p>
          </table:table-cell>
          <table:table-cell office:value-type="float" office:value="3.2000000000000001E-2" table:formula="of:=([.B37]-[.B36])/1000" table:style-name="ce5">
            <text:p>0.032</text:p>
          </table:table-cell>
          <table:table-cell office:value-type="float" office:value="8.5754899999999981E-3" table:formula="of:=([.C37]+[.C36])*[.G37]*9.8/2+[.H36]" table:style-name="ce4">
            <text:p>0.008575</text:p>
          </table:table-cell>
          <table:table-cell office:value-type="float" office:value="2.1915005246589715E-3" table:formula="of:=[.C37]-[.$N$1]" table:style-name="ce4">
            <text:p>0.002192</text:p>
          </table:table-cell>
          <table:table-cell office:value-type="float" office:value="3.1038322455403996E-3" table:formula="of:=(([.$I37]+[.$I36]))*[.$G37]*9.8/2+[.J36]" table:style-name="ce4">
            <text:p>0.0031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285" table:style-name="ce3">
            <text:p>39285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9" table:style-name="ce4">
            <text:p>1.007900</text:p>
          </table:table-cell>
          <table:table-cell office:value-type="float" office:value="1.1300000000000006" table:formula="of:=[.F37]+[.G38]" table:style-name="ce5">
            <text:p>1.130</text:p>
          </table:table-cell>
          <table:table-cell office:value-type="float" office:value="3.2000000000000001E-2" table:formula="of:=([.B38]-[.B37])/1000" table:style-name="ce5">
            <text:p>0.032</text:p>
          </table:table-cell>
          <table:table-cell office:value-type="float" office:value="9.1399699999999973E-3" table:formula="of:=([.C38]+[.C37])*[.G38]*9.8/2+[.H37]" table:style-name="ce4">
            <text:p>0.009140</text:p>
          </table:table-cell>
          <table:table-cell office:value-type="float" office:value="3.9150052465897157E-4" table:formula="of:=[.C38]-[.$N$1]" table:style-name="ce4">
            <text:p>0.000392</text:p>
          </table:table-cell>
          <table:table-cell office:value-type="float" office:value="3.5088468100734531E-3" table:formula="of:=(([.$I38]+[.$I37]))*[.$G38]*9.8/2+[.J37]" table:style-name="ce4">
            <text:p>0.0035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316" table:style-name="ce3">
            <text:p>39316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1.1610000000000005" table:formula="of:=[.F38]+[.G39]" table:style-name="ce5">
            <text:p>1.161</text:p>
          </table:table-cell>
          <table:table-cell office:value-type="float" office:value="3.1E-2" table:formula="of:=([.B39]-[.B38])/1000" table:style-name="ce5">
            <text:p>0.031</text:p>
          </table:table-cell>
          <table:table-cell office:value-type="float" office:value="9.2007299999999972E-3" table:formula="of:=([.C39]+[.C38])*[.G39]*9.8/2+[.H38]" table:style-name="ce4">
            <text:p>0.009201</text:p>
          </table:table-cell>
          <table:table-cell office:value-type="float" office:value="-1.0084994753410284E-3" table:formula="of:=[.C39]-[.$N$1]" table:style-name="ce4">
            <text:p>-0.001008</text:p>
          </table:table-cell>
          <table:table-cell office:value-type="float" office:value="3.4151246694648489E-3" table:formula="of:=(([.$I39]+[.$I38]))*[.$G39]*9.8/2+[.J38]" table:style-name="ce4">
            <text:p>0.0034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348" table:style-name="ce3">
            <text:p>39348</text:p>
          </table:table-cell>
          <table:table-cell office:value-type="float" office:value="1.5E-3" table:style-name="ce4">
            <text:p>0.0015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21" table:style-name="ce4">
            <text:p>1.012100</text:p>
          </table:table-cell>
          <table:table-cell office:value-type="float" office:value="1.1930000000000005" table:formula="of:=[.F39]+[.G40]" table:style-name="ce5">
            <text:p>1.193</text:p>
          </table:table-cell>
          <table:table-cell office:value-type="float" office:value="3.2000000000000001E-2" table:formula="of:=([.B40]-[.B39])/1000" table:style-name="ce5">
            <text:p>0.032</text:p>
          </table:table-cell>
          <table:table-cell office:value-type="float" office:value="9.3575299999999976E-3" table:formula="of:=([.C40]+[.C39])*[.G40]*9.8/2+[.H39]" table:style-name="ce4">
            <text:p>0.009358</text:p>
          </table:table-cell>
          <table:table-cell office:value-type="float" office:value="9.9150052465897163E-4" table:formula="of:=[.C40]-[.$N$1]" table:style-name="ce4">
            <text:p>0.000992</text:p>
          </table:table-cell>
          <table:table-cell office:value-type="float" office:value="3.4124592339979023E-3" table:formula="of:=(([.$I40]+[.$I39]))*[.$G40]*9.8/2+[.J39]" table:style-name="ce4">
            <text:p>0.0034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379" table:style-name="ce3">
            <text:p>39379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.0084" table:style-name="ce4">
            <text:p>1.008400</text:p>
          </table:table-cell>
          <table:table-cell office:value-type="float" office:value="1.2240000000000004" table:formula="of:=[.F40]+[.G41]" table:style-name="ce5">
            <text:p>1.224</text:p>
          </table:table-cell>
          <table:table-cell office:value-type="float" office:value="3.1E-2" table:formula="of:=([.B41]-[.B40])/1000" table:style-name="ce5">
            <text:p>0.031</text:p>
          </table:table-cell>
          <table:table-cell office:value-type="float" office:value="9.8284199999999974E-3" table:formula="of:=([.C41]+[.C40])*[.G41]*9.8/2+[.H40]" table:style-name="ce4">
            <text:p>0.009828</text:p>
          </table:table-cell>
          <table:table-cell office:value-type="float" office:value="1.0915005246589717E-3" table:formula="of:=[.C41]-[.$N$1]" table:style-name="ce4">
            <text:p>0.001092</text:p>
          </table:table-cell>
          <table:table-cell office:value-type="float" office:value="3.7288670933892979E-3" table:formula="of:=(([.$I41]+[.$I40]))*[.$G41]*9.8/2+[.J40]" table:style-name="ce4">
            <text:p>0.0037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411" table:style-name="ce3">
            <text:p>39411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.2560000000000004" table:formula="of:=[.F41]+[.G42]" table:style-name="ce5">
            <text:p>1.256</text:p>
          </table:table-cell>
          <table:table-cell office:value-type="float" office:value="3.2000000000000001E-2" table:formula="of:=([.B42]-[.B41])/1000" table:style-name="ce5">
            <text:p>0.032</text:p>
          </table:table-cell>
          <table:table-cell office:value-type="float" office:value="1.0173379999999997E-2" table:formula="of:=([.C42]+[.C41])*[.G42]*9.8/2+[.H41]" table:style-name="ce4">
            <text:p>0.010173</text:p>
          </table:table-cell>
          <table:table-cell office:value-type="float" office:value="9.1500524658971543E-5" table:formula="of:=[.C42]-[.$N$1]" table:style-name="ce4">
            <text:p>0.000092</text:p>
          </table:table-cell>
          <table:table-cell office:value-type="float" office:value="3.914361657922351E-3" table:formula="of:=(([.$I42]+[.$I41]))*[.$G42]*9.8/2+[.J41]" table:style-name="ce4">
            <text:p>0.0039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443" table:style-name="ce3">
            <text:p>39443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1.2880000000000005" table:formula="of:=[.F42]+[.G43]" table:style-name="ce5">
            <text:p>1.288</text:p>
          </table:table-cell>
          <table:table-cell office:value-type="float" office:value="3.2000000000000001E-2" table:formula="of:=([.B43]-[.B42])/1000" table:style-name="ce5">
            <text:p>0.032</text:p>
          </table:table-cell>
          <table:table-cell office:value-type="float" office:value="1.0392899999999998E-2" table:formula="of:=([.C43]+[.C42])*[.G43]*9.8/2+[.H42]" table:style-name="ce4">
            <text:p>0.010393</text:p>
          </table:table-cell>
          <table:table-cell office:value-type="float" office:value="2.9150052465897163E-4" table:formula="of:=[.C43]-[.$N$1]" table:style-name="ce4">
            <text:p>0.000292</text:p>
          </table:table-cell>
          <table:table-cell office:value-type="float" office:value="3.9744162224554045E-3" table:formula="of:=(([.$I43]+[.$I42]))*[.$G43]*9.8/2+[.J42]" table:style-name="ce4">
            <text:p>0.0039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474" table:style-name="ce3">
            <text:p>39474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18" table:style-name="ce4">
            <text:p>1.011800</text:p>
          </table:table-cell>
          <table:table-cell office:value-type="float" office:value="1.3190000000000004" table:formula="of:=[.F43]+[.G44]" table:style-name="ce5">
            <text:p>1.319</text:p>
          </table:table-cell>
          <table:table-cell office:value-type="float" office:value="3.1E-2" table:formula="of:=([.B44]-[.B43])/1000" table:style-name="ce5">
            <text:p>0.031</text:p>
          </table:table-cell>
          <table:table-cell office:value-type="float" office:value="1.0438469999999998E-2" table:formula="of:=([.C44]+[.C43])*[.G44]*9.8/2+[.H43]" table:style-name="ce4">
            <text:p>0.010438</text:p>
          </table:table-cell>
          <table:table-cell office:value-type="float" office:value="-1.0084994753410284E-3" table:formula="of:=[.C44]-[.$N$1]" table:style-name="ce4">
            <text:p>-0.001008</text:p>
          </table:table-cell>
          <table:table-cell office:value-type="float" office:value="3.8655040818468002E-3" table:formula="of:=(([.$I44]+[.$I43]))*[.$G44]*9.8/2+[.J43]" table:style-name="ce4">
            <text:p>0.0038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506" table:style-name="ce3">
            <text:p>39506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04" table:style-name="ce4">
            <text:p>1.010400</text:p>
          </table:table-cell>
          <table:table-cell office:value-type="float" office:value="1.3510000000000004" table:formula="of:=[.F44]+[.G45]" table:style-name="ce5">
            <text:p>1.351</text:p>
          </table:table-cell>
          <table:table-cell office:value-type="float" office:value="3.2000000000000001E-2" table:formula="of:=([.B45]-[.B44])/1000" table:style-name="ce5">
            <text:p>0.032</text:p>
          </table:table-cell>
          <table:table-cell office:value-type="float" office:value="1.0563909999999998E-2" table:formula="of:=([.C45]+[.C44])*[.G45]*9.8/2+[.H44]" table:style-name="ce4">
            <text:p>0.010564</text:p>
          </table:table-cell>
          <table:table-cell office:value-type="float" office:value="7.9150052465897154E-4" table:formula="of:=[.C45]-[.$N$1]" table:style-name="ce4">
            <text:p>0.000792</text:p>
          </table:table-cell>
          <table:table-cell office:value-type="float" office:value="3.8314786463798539E-3" table:formula="of:=(([.$I45]+[.$I44]))*[.$G45]*9.8/2+[.J44]" table:style-name="ce4">
            <text:p>0.0038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537" table:style-name="ce3">
            <text:p>39537</text:p>
          </table:table-cell>
          <table:table-cell office:value-type="float" office:value="2.8E-3" table:style-name="ce4">
            <text:p>0.0028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2" table:style-name="ce4">
            <text:p>1.008200</text:p>
          </table:table-cell>
          <table:table-cell office:value-type="float" office:value="1.3820000000000003" table:formula="of:=[.F45]+[.G46]" table:style-name="ce5">
            <text:p>1.382</text:p>
          </table:table-cell>
          <table:table-cell office:value-type="float" office:value="3.1E-2" table:formula="of:=([.B46]-[.B45])/1000" table:style-name="ce5">
            <text:p>0.031</text:p>
          </table:table-cell>
          <table:table-cell office:value-type="float" office:value="1.1186699999999997E-2" table:formula="of:=([.C46]+[.C45])*[.G46]*9.8/2+[.H45]" table:style-name="ce4">
            <text:p>0.011187</text:p>
          </table:table-cell>
          <table:table-cell office:value-type="float" office:value="2.2915005246589718E-3" table:formula="of:=[.C46]-[.$N$1]" table:style-name="ce4">
            <text:p>0.002292</text:p>
          </table:table-cell>
          <table:table-cell office:value-type="float" office:value="4.2997865057712494E-3" table:formula="of:=(([.$I46]+[.$I45]))*[.$G46]*9.8/2+[.J45]" table:style-name="ce4">
            <text:p>0.0043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568" table:style-name="ce3">
            <text:p>39568</text:p>
          </table:table-cell>
          <table:table-cell office:value-type="float" office:value="1E-3" table:style-name="ce4">
            <text:p>0.001000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0101" table:style-name="ce4">
            <text:p>1.010100</text:p>
          </table:table-cell>
          <table:table-cell office:value-type="float" office:value="1.4130000000000003" table:formula="of:=[.F46]+[.G47]" table:style-name="ce5">
            <text:p>1.413</text:p>
          </table:table-cell>
          <table:table-cell office:value-type="float" office:value="3.1E-2" table:formula="of:=([.B47]-[.B46])/1000" table:style-name="ce5">
            <text:p>0.031</text:p>
          </table:table-cell>
          <table:table-cell office:value-type="float" office:value="1.1763919999999997E-2" table:formula="of:=([.C47]+[.C46])*[.G47]*9.8/2+[.H46]" table:style-name="ce4">
            <text:p>0.011764</text:p>
          </table:table-cell>
          <table:table-cell office:value-type="float" office:value="4.9150052465897162E-4" table:formula="of:=[.C47]-[.$N$1]" table:style-name="ce4">
            <text:p>0.000492</text:p>
          </table:table-cell>
          <table:table-cell office:value-type="float" office:value="4.7225243651626454E-3" table:formula="of:=(([.$I47]+[.$I46]))*[.$G47]*9.8/2+[.J46]" table:style-name="ce4">
            <text:p>0.0047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600" table:style-name="ce3">
            <text:p>396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" table:style-name="ce4">
            <text:p>1.010000</text:p>
          </table:table-cell>
          <table:table-cell office:value-type="float" office:value="1.4450000000000003" table:formula="of:=[.F47]+[.G48]" table:style-name="ce5">
            <text:p>1.445</text:p>
          </table:table-cell>
          <table:table-cell office:value-type="float" office:value="3.2000000000000001E-2" table:formula="of:=([.B48]-[.B47])/1000" table:style-name="ce5">
            <text:p>0.032</text:p>
          </table:table-cell>
          <table:table-cell office:value-type="float" office:value="1.1952079999999997E-2" table:formula="of:=([.C48]+[.C47])*[.G48]*9.8/2+[.H47]" table:style-name="ce4">
            <text:p>0.011952</text:p>
          </table:table-cell>
          <table:table-cell office:value-type="float" office:value="-3.0849947534102842E-4" table:formula="of:=[.C48]-[.$N$1]" table:style-name="ce4">
            <text:p>-0.000308</text:p>
          </table:table-cell>
          <table:table-cell office:value-type="float" office:value="4.7512189296956987E-3" table:formula="of:=(([.$I48]+[.$I47]))*[.$G48]*9.8/2+[.J47]" table:style-name="ce4">
            <text:p>0.0047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631" table:style-name="ce3">
            <text:p>39631</text:p>
          </table:table-cell>
          <table:table-cell office:value-type="float" office:value="1E-3" table:style-name="ce4">
            <text:p>0.0010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1.4760000000000002" table:formula="of:=[.F48]+[.G49]" table:style-name="ce5">
            <text:p>1.476</text:p>
          </table:table-cell>
          <table:table-cell office:value-type="float" office:value="3.1E-2" table:formula="of:=([.B49]-[.B48])/1000" table:style-name="ce5">
            <text:p>0.031</text:p>
          </table:table-cell>
          <table:table-cell office:value-type="float" office:value="1.2134359999999997E-2" table:formula="of:=([.C49]+[.C48])*[.G49]*9.8/2+[.H48]" table:style-name="ce4">
            <text:p>0.012134</text:p>
          </table:table-cell>
          <table:table-cell office:value-type="float" office:value="4.9150052465897162E-4" table:formula="of:=[.C49]-[.$N$1]" table:style-name="ce4">
            <text:p>0.000492</text:p>
          </table:table-cell>
          <table:table-cell office:value-type="float" office:value="4.7790167890870939E-3" table:formula="of:=(([.$I49]+[.$I48]))*[.$G49]*9.8/2+[.J48]" table:style-name="ce4">
            <text:p>0.0047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662" table:style-name="ce3">
            <text:p>39662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1.5070000000000001" table:formula="of:=[.F49]+[.G50]" table:style-name="ce5">
            <text:p>1.507</text:p>
          </table:table-cell>
          <table:table-cell office:value-type="float" office:value="3.1E-2" table:formula="of:=([.B50]-[.B49])/1000" table:style-name="ce5">
            <text:p>0.031</text:p>
          </table:table-cell>
          <table:table-cell office:value-type="float" office:value="1.2468539999999997E-2" table:formula="of:=([.C50]+[.C49])*[.G50]*9.8/2+[.H49]" table:style-name="ce4">
            <text:p>0.012469</text:p>
          </table:table-cell>
          <table:table-cell office:value-type="float" office:value="6.9150052465897149E-4" table:formula="of:=[.C50]-[.$N$1]" table:style-name="ce4">
            <text:p>0.000692</text:p>
          </table:table-cell>
          <table:table-cell office:value-type="float" office:value="4.9587146484784891E-3" table:formula="of:=(([.$I50]+[.$I49]))*[.$G50]*9.8/2+[.J49]" table:style-name="ce4">
            <text:p>0.0049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693" table:style-name="ce3">
            <text:p>39693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1.538" table:formula="of:=[.F50]+[.G51]" table:style-name="ce5">
            <text:p>1.538</text:p>
          </table:table-cell>
          <table:table-cell office:value-type="float" office:value="3.1E-2" table:formula="of:=([.B51]-[.B50])/1000" table:style-name="ce5">
            <text:p>0.031</text:p>
          </table:table-cell>
          <table:table-cell office:value-type="float" office:value="1.2559679999999997E-2" table:formula="of:=([.C51]+[.C50])*[.G51]*9.8/2+[.H50]" table:style-name="ce4">
            <text:p>0.012560</text:p>
          </table:table-cell>
          <table:table-cell office:value-type="float" office:value="-1.1084994753410285E-3" table:formula="of:=[.C51]-[.$N$1]" table:style-name="ce4">
            <text:p>-0.001108</text:p>
          </table:table-cell>
          <table:table-cell office:value-type="float" office:value="4.8953725078698844E-3" table:formula="of:=(([.$I51]+[.$I50]))*[.$G51]*9.8/2+[.J50]" table:style-name="ce4">
            <text:p>0.0048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725" table:style-name="ce3">
            <text:p>39725</text:p>
          </table:table-cell>
          <table:table-cell office:value-type="float" office:value="1.4E-3" table:style-name="ce4">
            <text:p>0.0014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1.57" table:formula="of:=[.F51]+[.G52]" table:style-name="ce5">
            <text:p>1.570</text:p>
          </table:table-cell>
          <table:table-cell office:value-type="float" office:value="3.2000000000000001E-2" table:formula="of:=([.B52]-[.B51])/1000" table:style-name="ce5">
            <text:p>0.032</text:p>
          </table:table-cell>
          <table:table-cell office:value-type="float" office:value="1.2685119999999996E-2" table:formula="of:=([.C52]+[.C51])*[.G52]*9.8/2+[.H51]" table:style-name="ce4">
            <text:p>0.012685</text:p>
          </table:table-cell>
          <table:table-cell office:value-type="float" office:value="8.9150052465897158E-4" table:formula="of:=[.C52]-[.$N$1]" table:style-name="ce4">
            <text:p>0.000892</text:p>
          </table:table-cell>
          <table:table-cell office:value-type="float" office:value="4.861347072402938E-3" table:formula="of:=(([.$I52]+[.$I51]))*[.$G52]*9.8/2+[.J51]" table:style-name="ce4">
            <text:p>0.0048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756" table:style-name="ce3">
            <text:p>39756</text:p>
          </table:table-cell>
          <table:table-cell office:value-type="float" office:value="3.3E-3" table:style-name="ce4">
            <text:p>0.0033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.601" table:formula="of:=[.F52]+[.G53]" table:style-name="ce5">
            <text:p>1.601</text:p>
          </table:table-cell>
          <table:table-cell office:value-type="float" office:value="3.1E-2" table:formula="of:=([.B53]-[.B52])/1000" table:style-name="ce5">
            <text:p>0.031</text:p>
          </table:table-cell>
          <table:table-cell office:value-type="float" office:value="1.3399049999999996E-2" table:formula="of:=([.C53]+[.C52])*[.G53]*9.8/2+[.H52]" table:style-name="ce4">
            <text:p>0.013399</text:p>
          </table:table-cell>
          <table:table-cell office:value-type="float" office:value="2.7915005246589714E-3" table:formula="of:=[.C53]-[.$N$1]" table:style-name="ce4">
            <text:p>0.002792</text:p>
          </table:table-cell>
          <table:table-cell office:value-type="float" office:value="5.420794931794334E-3" table:formula="of:=(([.$I53]+[.$I52]))*[.$G53]*9.8/2+[.J52]" table:style-name="ce4">
            <text:p>0.0054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788" table:style-name="ce3">
            <text:p>39788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.633" table:formula="of:=[.F53]+[.G54]" table:style-name="ce5">
            <text:p>1.633</text:p>
          </table:table-cell>
          <table:table-cell office:value-type="float" office:value="3.2000000000000001E-2" table:formula="of:=([.B54]-[.B53])/1000" table:style-name="ce5">
            <text:p>0.032</text:p>
          </table:table-cell>
          <table:table-cell office:value-type="float" office:value="1.3885129999999996E-2" table:formula="of:=([.C54]+[.C53])*[.G54]*9.8/2+[.H53]" table:style-name="ce4">
            <text:p>0.013885</text:p>
          </table:table-cell>
          <table:table-cell office:value-type="float" office:value="-7.0849947534102839E-4" table:formula="of:=[.C54]-[.$N$1]" table:style-name="ce4">
            <text:p>-0.000708</text:p>
          </table:table-cell>
          <table:table-cell office:value-type="float" office:value="5.7474094963273874E-3" table:formula="of:=(([.$I54]+[.$I53]))*[.$G54]*9.8/2+[.J53]" table:style-name="ce4">
            <text:p>0.0057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821" table:style-name="ce3">
            <text:p>39821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05" table:style-name="ce4">
            <text:p>1.010500</text:p>
          </table:table-cell>
          <table:table-cell office:value-type="float" office:value="1.6659999999999999" table:formula="of:=[.F54]+[.G55]" table:style-name="ce5">
            <text:p>1.666</text:p>
          </table:table-cell>
          <table:table-cell office:value-type="float" office:value="3.3000000000000002E-2" table:formula="of:=([.B55]-[.B54])/1000" table:style-name="ce5">
            <text:p>0.033</text:p>
          </table:table-cell>
          <table:table-cell office:value-type="float" office:value="1.3949809999999995E-2" table:formula="of:=([.C55]+[.C54])*[.G55]*9.8/2+[.H54]" table:style-name="ce4">
            <text:p>0.013950</text:p>
          </table:table-cell>
          <table:table-cell office:value-type="float" office:value="9.1500524658971543E-5" table:formula="of:=[.C55]-[.$N$1]" table:style-name="ce4">
            <text:p>0.000092</text:p>
          </table:table-cell>
          <table:table-cell office:value-type="float" office:value="5.6476407660020992E-3" table:formula="of:=(([.$I55]+[.$I54]))*[.$G55]*9.8/2+[.J54]" table:style-name="ce4">
            <text:p>0.0056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852" table:style-name="ce3">
            <text:p>39852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1.6969999999999998" table:formula="of:=[.F55]+[.G56]" table:style-name="ce5">
            <text:p>1.697</text:p>
          </table:table-cell>
          <table:table-cell office:value-type="float" office:value="3.1E-2" table:formula="of:=([.B56]-[.B55])/1000" table:style-name="ce5">
            <text:p>0.031</text:p>
          </table:table-cell>
          <table:table-cell office:value-type="float" office:value="1.3904239999999995E-2" table:formula="of:=([.C56]+[.C55])*[.G56]*9.8/2+[.H55]" table:style-name="ce4">
            <text:p>0.013904</text:p>
          </table:table-cell>
          <table:table-cell office:value-type="float" office:value="-1.4084994753410284E-3" table:formula="of:=[.C56]-[.$N$1]" table:style-name="ce4">
            <text:p>-0.001408</text:p>
          </table:table-cell>
          <table:table-cell office:value-type="float" office:value="5.4475886253934945E-3" table:formula="of:=(([.$I56]+[.$I55]))*[.$G56]*9.8/2+[.J55]" table:style-name="ce4">
            <text:p>0.0054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884" table:style-name="ce3">
            <text:p>39884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.7289999999999999" table:formula="of:=[.F56]+[.G57]" table:style-name="ce5">
            <text:p>1.729</text:p>
          </table:table-cell>
          <table:table-cell office:value-type="float" office:value="3.2000000000000001E-2" table:formula="of:=([.B57]-[.B56])/1000" table:style-name="ce5">
            <text:p>0.032</text:p>
          </table:table-cell>
          <table:table-cell office:value-type="float" office:value="1.4108079999999995E-2" table:formula="of:=([.C57]+[.C56])*[.G57]*9.8/2+[.H56]" table:style-name="ce4">
            <text:p>0.014108</text:p>
          </table:table-cell>
          <table:table-cell office:value-type="float" office:value="1.6915005246589717E-3" table:formula="of:=[.C57]-[.$N$1]" table:style-name="ce4">
            <text:p>0.001692</text:p>
          </table:table-cell>
          <table:table-cell office:value-type="float" office:value="5.4919631899265483E-3" table:formula="of:=(([.$I57]+[.$I56]))*[.$G57]*9.8/2+[.J56]" table:style-name="ce4">
            <text:p>0.0054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915" table:style-name="ce3">
            <text:p>39915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81" table:style-name="ce4">
            <text:p>1.008100</text:p>
          </table:table-cell>
          <table:table-cell office:value-type="float" office:value="1.7599999999999998" table:formula="of:=[.F57]+[.G58]" table:style-name="ce5">
            <text:p>1.760</text:p>
          </table:table-cell>
          <table:table-cell office:value-type="float" office:value="3.1E-2" table:formula="of:=([.B58]-[.B57])/1000" table:style-name="ce5">
            <text:p>0.031</text:p>
          </table:table-cell>
          <table:table-cell office:value-type="float" office:value="1.4275169999999995E-2" table:formula="of:=([.C58]+[.C57])*[.G58]*9.8/2+[.H57]" table:style-name="ce4">
            <text:p>0.014275</text:p>
          </table:table-cell>
          <table:table-cell office:value-type="float" office:value="-1.6084994753410285E-3" table:formula="of:=[.C58]-[.$N$1]" table:style-name="ce4">
            <text:p>-0.001608</text:p>
          </table:table-cell>
          <table:table-cell office:value-type="float" office:value="5.5045710493179436E-3" table:formula="of:=(([.$I58]+[.$I57]))*[.$G58]*9.8/2+[.J57]" table:style-name="ce4">
            <text:p>0.0055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947" table:style-name="ce3">
            <text:p>39947</text:p>
          </table:table-cell>
          <table:table-cell office:value-type="float" office:value="2E-3" table:style-name="ce4">
            <text:p>0.0020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1" table:style-name="ce4">
            <text:p>1.008100</text:p>
          </table:table-cell>
          <table:table-cell office:value-type="float" office:value="1.7919999999999998" table:formula="of:=[.F58]+[.G59]" table:style-name="ce5">
            <text:p>1.792</text:p>
          </table:table-cell>
          <table:table-cell office:value-type="float" office:value="3.2000000000000001E-2" table:formula="of:=([.B59]-[.B58])/1000" table:style-name="ce5">
            <text:p>0.032</text:p>
          </table:table-cell>
          <table:table-cell office:value-type="float" office:value="1.4416289999999995E-2" table:formula="of:=([.C59]+[.C58])*[.G59]*9.8/2+[.H58]" table:style-name="ce4">
            <text:p>0.014416</text:p>
          </table:table-cell>
          <table:table-cell office:value-type="float" office:value="1.4915005246589716E-3" table:formula="of:=[.C59]-[.$N$1]" table:style-name="ce4">
            <text:p>0.001492</text:p>
          </table:table-cell>
          <table:table-cell office:value-type="float" office:value="5.4862256138509969E-3" table:formula="of:=(([.$I59]+[.$I58]))*[.$G59]*9.8/2+[.J58]" table:style-name="ce4">
            <text:p>0.0054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39978" table:style-name="ce3">
            <text:p>39978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.8229999999999997" table:formula="of:=[.F59]+[.G60]" table:style-name="ce5">
            <text:p>1.823</text:p>
          </table:table-cell>
          <table:table-cell office:value-type="float" office:value="3.1E-2" table:formula="of:=([.B60]-[.B59])/1000" table:style-name="ce5">
            <text:p>0.031</text:p>
          </table:table-cell>
          <table:table-cell office:value-type="float" office:value="1.4507429999999995E-2" table:formula="of:=([.C60]+[.C59])*[.G60]*9.8/2+[.H59]" table:style-name="ce4">
            <text:p>0.014507</text:p>
          </table:table-cell>
          <table:table-cell office:value-type="float" office:value="-1.9084994753410284E-3" table:formula="of:=[.C60]-[.$N$1]" table:style-name="ce4">
            <text:p>-0.001908</text:p>
          </table:table-cell>
          <table:table-cell office:value-type="float" office:value="5.4228834732423922E-3" table:formula="of:=(([.$I60]+[.$I59]))*[.$G60]*9.8/2+[.J59]" table:style-name="ce4">
            <text:p>0.0054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010" table:style-name="ce3">
            <text:p>4001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3" table:style-name="ce4">
            <text:p>1.010300</text:p>
          </table:table-cell>
          <table:table-cell office:value-type="float" office:value="1.8549999999999998" table:formula="of:=[.F60]+[.G61]" table:style-name="ce5">
            <text:p>1.855</text:p>
          </table:table-cell>
          <table:table-cell office:value-type="float" office:value="3.2000000000000001E-2" table:formula="of:=([.B61]-[.B60])/1000" table:style-name="ce5">
            <text:p>0.032</text:p>
          </table:table-cell>
          <table:table-cell office:value-type="float" office:value="1.4225189999999995E-2" table:formula="of:=([.C61]+[.C60])*[.G61]*9.8/2+[.H60]" table:style-name="ce4">
            <text:p>0.014225</text:p>
          </table:table-cell>
          <table:table-cell office:value-type="float" office:value="-9.0849947534102837E-4" table:formula="of:=[.C61]-[.$N$1]" table:style-name="ce4">
            <text:p>-0.000908</text:p>
          </table:table-cell>
          <table:table-cell office:value-type="float" office:value="4.9811780377754453E-3" table:formula="of:=(([.$I61]+[.$I60]))*[.$G61]*9.8/2+[.J60]" table:style-name="ce4">
            <text:p>0.0049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042" table:style-name="ce3">
            <text:p>40042</text:p>
          </table:table-cell>
          <table:table-cell office:value-type="float" office:value="-2.5000000000000001E-3" table:style-name="ce4">
            <text:p>-0.0025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98" table:style-name="ce4">
            <text:p>1.009800</text:p>
          </table:table-cell>
          <table:table-cell office:value-type="float" office:value="1.8869999999999998" table:formula="of:=[.F61]+[.G62]" table:style-name="ce5">
            <text:p>1.887</text:p>
          </table:table-cell>
          <table:table-cell office:value-type="float" office:value="3.2000000000000001E-2" table:formula="of:=([.B62]-[.B61])/1000" table:style-name="ce5">
            <text:p>0.032</text:p>
          </table:table-cell>
          <table:table-cell office:value-type="float" office:value="1.3770469999999995E-2" table:formula="of:=([.C62]+[.C61])*[.G62]*9.8/2+[.H61]" table:style-name="ce4">
            <text:p>0.013770</text:p>
          </table:table-cell>
          <table:table-cell office:value-type="float" office:value="-3.0084994753410282E-3" table:formula="of:=[.C62]-[.$N$1]" table:style-name="ce4">
            <text:p>-0.003008</text:p>
          </table:table-cell>
          <table:table-cell office:value-type="float" office:value="4.3669926023084983E-3" table:formula="of:=(([.$I62]+[.$I61]))*[.$G62]*9.8/2+[.J61]" table:style-name="ce4">
            <text:p>0.0043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074" table:style-name="ce3">
            <text:p>40074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1.9189999999999998" table:formula="of:=[.F62]+[.G63]" table:style-name="ce5">
            <text:p>1.919</text:p>
          </table:table-cell>
          <table:table-cell office:value-type="float" office:value="3.2000000000000001E-2" table:formula="of:=([.B63]-[.B62])/1000" table:style-name="ce5">
            <text:p>0.032</text:p>
          </table:table-cell>
          <table:table-cell office:value-type="float" office:value="1.3425509999999995E-2" table:formula="of:=([.C63]+[.C62])*[.G63]*9.8/2+[.H62]" table:style-name="ce4">
            <text:p>0.013426</text:p>
          </table:table-cell>
          <table:table-cell office:value-type="float" office:value="-2.0849947534102843E-4" table:formula="of:=[.C63]-[.$N$1]" table:style-name="ce4">
            <text:p>-0.000208</text:p>
          </table:table-cell>
          <table:table-cell office:value-type="float" office:value="3.8625671668415518E-3" table:formula="of:=(([.$I63]+[.$I62]))*[.$G63]*9.8/2+[.J62]" table:style-name="ce4">
            <text:p>0.0038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105" table:style-name="ce3">
            <text:p>40105</text:p>
          </table:table-cell>
          <table:table-cell office:value-type="float" office:value="1E-3" table:style-name="ce4">
            <text:p>0.0010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1.9499999999999997" table:formula="of:=[.F63]+[.G64]" table:style-name="ce5">
            <text:p>1.950</text:p>
          </table:table-cell>
          <table:table-cell office:value-type="float" office:value="3.1E-2" table:formula="of:=([.B64]-[.B63])/1000" table:style-name="ce5">
            <text:p>0.031</text:p>
          </table:table-cell>
          <table:table-cell office:value-type="float" office:value="1.3622979999999995E-2" table:formula="of:=([.C64]+[.C63])*[.G64]*9.8/2+[.H63]" table:style-name="ce4">
            <text:p>0.013623</text:p>
          </table:table-cell>
          <table:table-cell office:value-type="float" office:value="4.9150052465897162E-4" table:formula="of:=[.C64]-[.$N$1]" table:style-name="ce4">
            <text:p>0.000492</text:p>
          </table:table-cell>
          <table:table-cell office:value-type="float" office:value="3.9055550262329475E-3" table:formula="of:=(([.$I64]+[.$I63]))*[.$G64]*9.8/2+[.J63]" table:style-name="ce4">
            <text:p>0.0039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136" table:style-name="ce3">
            <text:p>40136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.9809999999999997" table:formula="of:=[.F64]+[.G65]" table:style-name="ce5">
            <text:p>1.981</text:p>
          </table:table-cell>
          <table:table-cell office:value-type="float" office:value="3.1E-2" table:formula="of:=([.B65]-[.B64])/1000" table:style-name="ce5">
            <text:p>0.031</text:p>
          </table:table-cell>
          <table:table-cell office:value-type="float" office:value="1.3653359999999995E-2" table:formula="of:=([.C65]+[.C64])*[.G65]*9.8/2+[.H64]" table:style-name="ce4">
            <text:p>0.013653</text:p>
          </table:table-cell>
          <table:table-cell office:value-type="float" office:value="-1.3084994753410286E-3" table:formula="of:=[.C65]-[.$N$1]" table:style-name="ce4">
            <text:p>-0.001308</text:p>
          </table:table-cell>
          <table:table-cell office:value-type="float" office:value="3.7814528856243432E-3" table:formula="of:=(([.$I65]+[.$I64]))*[.$G65]*9.8/2+[.J64]" table:style-name="ce4">
            <text:p>0.0037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168" table:style-name="ce3">
            <text:p>40168</text:p>
          </table:table-cell>
          <table:table-cell office:value-type="float" office:value="0" table:style-name="ce4">
            <text:p>0.0000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22" table:style-name="ce4">
            <text:p>1.012200</text:p>
          </table:table-cell>
          <table:table-cell office:value-type="float" office:value="2.0129999999999995" table:formula="of:=[.F65]+[.G66]" table:style-name="ce5">
            <text:p>2.013</text:p>
          </table:table-cell>
          <table:table-cell office:value-type="float" office:value="3.2000000000000001E-2" table:formula="of:=([.B66]-[.B65])/1000" table:style-name="ce5">
            <text:p>0.032</text:p>
          </table:table-cell>
          <table:table-cell office:value-type="float" office:value="1.3527919999999995E-2" table:formula="of:=([.C66]+[.C65])*[.G66]*9.8/2+[.H65]" table:style-name="ce4">
            <text:p>0.013528</text:p>
          </table:table-cell>
          <table:table-cell office:value-type="float" office:value="-5.084994753410284E-4" table:formula="of:=[.C66]-[.$N$1]" table:style-name="ce4">
            <text:p>-0.000508</text:p>
          </table:table-cell>
          <table:table-cell office:value-type="float" office:value="3.4965474501573966E-3" table:formula="of:=(([.$I66]+[.$I65]))*[.$G66]*9.8/2+[.J65]" table:style-name="ce4">
            <text:p>0.0034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200" table:style-name="ce3">
            <text:p>402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.0449999999999995" table:formula="of:=[.F66]+[.G67]" table:style-name="ce5">
            <text:p>2.045</text:p>
          </table:table-cell>
          <table:table-cell office:value-type="float" office:value="3.2000000000000001E-2" table:formula="of:=([.B67]-[.B66])/1000" table:style-name="ce5">
            <text:p>0.032</text:p>
          </table:table-cell>
          <table:table-cell office:value-type="float" office:value="1.3449519999999996E-2" table:formula="of:=([.C67]+[.C66])*[.G67]*9.8/2+[.H66]" table:style-name="ce4">
            <text:p>0.013450</text:p>
          </table:table-cell>
          <table:table-cell office:value-type="float" office:value="-1.0084994753410284E-3" table:formula="of:=[.C67]-[.$N$1]" table:style-name="ce4">
            <text:p>-0.001008</text:p>
          </table:table-cell>
          <table:table-cell office:value-type="float" office:value="3.25868201469045E-3" table:formula="of:=(([.$I67]+[.$I66]))*[.$G67]*9.8/2+[.J66]" table:style-name="ce4">
            <text:p>0.0032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232" table:style-name="ce3">
            <text:p>40232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" table:style-name="ce4">
            <text:p>1.010000</text:p>
          </table:table-cell>
          <table:table-cell office:value-type="float" office:value="2.0769999999999995" table:formula="of:=[.F67]+[.G68]" table:style-name="ce5">
            <text:p>2.077</text:p>
          </table:table-cell>
          <table:table-cell office:value-type="float" office:value="3.2000000000000001E-2" table:formula="of:=([.B68]-[.B67])/1000" table:style-name="ce5">
            <text:p>0.032</text:p>
          </table:table-cell>
          <table:table-cell office:value-type="float" office:value="1.3543599999999996E-2" table:formula="of:=([.C68]+[.C67])*[.G68]*9.8/2+[.H67]" table:style-name="ce4">
            <text:p>0.013544</text:p>
          </table:table-cell>
          <table:table-cell office:value-type="float" office:value="5.9150052465897166E-4" table:formula="of:=[.C68]-[.$N$1]" table:style-name="ce4">
            <text:p>0.000592</text:p>
          </table:table-cell>
          <table:table-cell office:value-type="float" office:value="3.1932965792235033E-3" table:formula="of:=(([.$I68]+[.$I67]))*[.$G68]*9.8/2+[.J67]" table:style-name="ce4">
            <text:p>0.0031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263" table:style-name="ce3">
            <text:p>40263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.1079999999999997" table:formula="of:=[.F68]+[.G69]" table:style-name="ce5">
            <text:p>2.108</text:p>
          </table:table-cell>
          <table:table-cell office:value-type="float" office:value="3.1E-2" table:formula="of:=([.B69]-[.B68])/1000" table:style-name="ce5">
            <text:p>0.031</text:p>
          </table:table-cell>
          <table:table-cell office:value-type="float" office:value="1.4044869999999996E-2" table:formula="of:=([.C69]+[.C68])*[.G69]*9.8/2+[.H68]" table:style-name="ce4">
            <text:p>0.014045</text:p>
          </table:table-cell>
          <table:table-cell office:value-type="float" office:value="1.6915005246589717E-3" table:formula="of:=[.C69]-[.$N$1]" table:style-name="ce4">
            <text:p>0.001692</text:p>
          </table:table-cell>
          <table:table-cell office:value-type="float" office:value="3.5400844386148989E-3" table:formula="of:=(([.$I69]+[.$I68]))*[.$G69]*9.8/2+[.J68]" table:style-name="ce4">
            <text:p>0.0035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294" table:style-name="ce3">
            <text:p>40294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2.1389999999999998" table:formula="of:=[.F69]+[.G70]" table:style-name="ce5">
            <text:p>2.139</text:p>
          </table:table-cell>
          <table:table-cell office:value-type="float" office:value="3.1E-2" table:formula="of:=([.B70]-[.B69])/1000" table:style-name="ce5">
            <text:p>0.031</text:p>
          </table:table-cell>
          <table:table-cell office:value-type="float" office:value="1.4470189999999996E-2" table:formula="of:=([.C70]+[.C69])*[.G70]*9.8/2+[.H69]" table:style-name="ce4">
            <text:p>0.014470</text:p>
          </table:table-cell>
          <table:table-cell office:value-type="float" office:value="9.1500524658971543E-5" table:formula="of:=[.C70]-[.$N$1]" table:style-name="ce4">
            <text:p>0.000092</text:p>
          </table:table-cell>
          <table:table-cell office:value-type="float" office:value="3.8109222980062946E-3" table:formula="of:=(([.$I70]+[.$I69]))*[.$G70]*9.8/2+[.J69]" table:style-name="ce4">
            <text:p>0.0038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325" table:style-name="ce3">
            <text:p>40325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02" table:style-name="ce4">
            <text:p>1.010200</text:p>
          </table:table-cell>
          <table:table-cell office:value-type="float" office:value="2.17" table:formula="of:=[.F70]+[.G71]" table:style-name="ce5">
            <text:p>2.170</text:p>
          </table:table-cell>
          <table:table-cell office:value-type="float" office:value="3.1E-2" table:formula="of:=([.B71]-[.B70])/1000" table:style-name="ce5">
            <text:p>0.031</text:p>
          </table:table-cell>
          <table:table-cell office:value-type="float" office:value="1.4303099999999996E-2" table:formula="of:=([.C71]+[.C70])*[.G71]*9.8/2+[.H70]" table:style-name="ce4">
            <text:p>0.014303</text:p>
          </table:table-cell>
          <table:table-cell office:value-type="float" office:value="-2.2084994753410283E-3" table:formula="of:=[.C71]-[.$N$1]" table:style-name="ce4">
            <text:p>-0.002208</text:p>
          </table:table-cell>
          <table:table-cell office:value-type="float" office:value="3.4893501573976899E-3" table:formula="of:=(([.$I71]+[.$I70]))*[.$G71]*9.8/2+[.J70]" table:style-name="ce4">
            <text:p>0.0034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357" table:style-name="ce3">
            <text:p>40357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2.202" table:formula="of:=[.F71]+[.G72]" table:style-name="ce5">
            <text:p>2.202</text:p>
          </table:table-cell>
          <table:table-cell office:value-type="float" office:value="3.2000000000000001E-2" table:formula="of:=([.B72]-[.B71])/1000" table:style-name="ce5">
            <text:p>0.032</text:p>
          </table:table-cell>
          <table:table-cell office:value-type="float" office:value="1.3911099999999996E-2" table:formula="of:=([.C72]+[.C71])*[.G72]*9.8/2+[.H71]" table:style-name="ce4">
            <text:p>0.013911</text:p>
          </table:table-cell>
          <table:table-cell office:value-type="float" office:value="-1.3084994753410286E-3" table:formula="of:=[.C72]-[.$N$1]" table:style-name="ce4">
            <text:p>-0.001308</text:p>
          </table:table-cell>
          <table:table-cell office:value-type="float" office:value="2.9378847219307435E-3" table:formula="of:=(([.$I72]+[.$I71]))*[.$G72]*9.8/2+[.J71]" table:style-name="ce4">
            <text:p>0.0029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389" table:style-name="ce3">
            <text:p>40389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2.234" table:formula="of:=[.F72]+[.G73]" table:style-name="ce5">
            <text:p>2.234</text:p>
          </table:table-cell>
          <table:table-cell office:value-type="float" office:value="3.2000000000000001E-2" table:formula="of:=([.B73]-[.B72])/1000" table:style-name="ce5">
            <text:p>0.032</text:p>
          </table:table-cell>
          <table:table-cell office:value-type="float" office:value="1.3926779999999996E-2" table:formula="of:=([.C73]+[.C72])*[.G73]*9.8/2+[.H72]" table:style-name="ce4">
            <text:p>0.013927</text:p>
          </table:table-cell>
          <table:table-cell office:value-type="float" office:value="3.9150052465897157E-4" table:formula="of:=[.C73]-[.$N$1]" table:style-name="ce4">
            <text:p>0.000392</text:p>
          </table:table-cell>
          <table:table-cell office:value-type="float" office:value="2.7940992864637971E-3" table:formula="of:=(([.$I73]+[.$I72]))*[.$G73]*9.8/2+[.J72]" table:style-name="ce4">
            <text:p>0.0027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421" table:style-name="ce3">
            <text:p>40421</text:p>
          </table:table-cell>
          <table:table-cell office:value-type="float" office:value="0" table:style-name="ce4">
            <text:p>0.0000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.266" table:formula="of:=[.F73]+[.G74]" table:style-name="ce5">
            <text:p>2.266</text:p>
          </table:table-cell>
          <table:table-cell office:value-type="float" office:value="3.2000000000000001E-2" table:formula="of:=([.B74]-[.B73])/1000" table:style-name="ce5">
            <text:p>0.032</text:p>
          </table:table-cell>
          <table:table-cell office:value-type="float" office:value="1.4067899999999996E-2" table:formula="of:=([.C74]+[.C73])*[.G74]*9.8/2+[.H73]" table:style-name="ce4">
            <text:p>0.014068</text:p>
          </table:table-cell>
          <table:table-cell office:value-type="float" office:value="-5.084994753410284E-4" table:formula="of:=[.C74]-[.$N$1]" table:style-name="ce4">
            <text:p>-0.000508</text:p>
          </table:table-cell>
          <table:table-cell office:value-type="float" office:value="2.7757538509968504E-3" table:formula="of:=(([.$I74]+[.$I73]))*[.$G74]*9.8/2+[.J73]" table:style-name="ce4">
            <text:p>0.0027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453" table:style-name="ce3">
            <text:p>40453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8" table:style-name="ce4">
            <text:p>1.008000</text:p>
          </table:table-cell>
          <table:table-cell office:value-type="float" office:value="2.298" table:formula="of:=[.F74]+[.G75]" table:style-name="ce5">
            <text:p>2.298</text:p>
          </table:table-cell>
          <table:table-cell office:value-type="float" office:value="3.2000000000000001E-2" table:formula="of:=([.B75]-[.B74])/1000" table:style-name="ce5">
            <text:p>0.032</text:p>
          </table:table-cell>
          <table:table-cell office:value-type="float" office:value="1.4522619999999997E-2" table:formula="of:=([.C75]+[.C74])*[.G75]*9.8/2+[.H74]" table:style-name="ce4">
            <text:p>0.014523</text:p>
          </table:table-cell>
          <table:table-cell office:value-type="float" office:value="2.3915005246589712E-3" table:formula="of:=[.C75]-[.$N$1]" table:style-name="ce4">
            <text:p>0.002392</text:p>
          </table:table-cell>
          <table:table-cell office:value-type="float" office:value="3.071008415529904E-3" table:formula="of:=(([.$I75]+[.$I74]))*[.$G75]*9.8/2+[.J74]" table:style-name="ce4">
            <text:p>0.0030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485" table:style-name="ce3">
            <text:p>40485</text:p>
          </table:table-cell>
          <table:table-cell office:value-type="float" office:value="-3.7000000000000002E-3" table:style-name="ce4">
            <text:p>-0.0037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.33" table:formula="of:=[.F75]+[.G76]" table:style-name="ce5">
            <text:p>2.330</text:p>
          </table:table-cell>
          <table:table-cell office:value-type="float" office:value="3.2000000000000001E-2" table:formula="of:=([.B76]-[.B75])/1000" table:style-name="ce5">
            <text:p>0.032</text:p>
          </table:table-cell>
          <table:table-cell office:value-type="float" office:value="1.4397179999999997E-2" table:formula="of:=([.C76]+[.C75])*[.G76]*9.8/2+[.H75]" table:style-name="ce4">
            <text:p>0.014397</text:p>
          </table:table-cell>
          <table:table-cell office:value-type="float" office:value="-4.2084994753410288E-3" table:formula="of:=[.C76]-[.$N$1]" table:style-name="ce4">
            <text:p>-0.004208</text:p>
          </table:table-cell>
          <table:table-cell office:value-type="float" office:value="2.7861029800629574E-3" table:formula="of:=(([.$I76]+[.$I75]))*[.$G76]*9.8/2+[.J75]" table:style-name="ce4">
            <text:p>0.0027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517" table:style-name="ce3">
            <text:p>40517</text:p>
          </table:table-cell>
          <table:table-cell office:value-type="float" office:value="-2.3E-3" table:style-name="ce4">
            <text:p>-0.0023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123" table:style-name="ce4">
            <text:p>1.012300</text:p>
          </table:table-cell>
          <table:table-cell office:value-type="float" office:value="2.3620000000000001" table:formula="of:=[.F76]+[.G77]" table:style-name="ce5">
            <text:p>2.362</text:p>
          </table:table-cell>
          <table:table-cell office:value-type="float" office:value="3.2000000000000001E-2" table:formula="of:=([.B77]-[.B76])/1000" table:style-name="ce5">
            <text:p>0.032</text:p>
          </table:table-cell>
          <table:table-cell office:value-type="float" office:value="1.3456379999999997E-2" table:formula="of:=([.C77]+[.C76])*[.G77]*9.8/2+[.H76]" table:style-name="ce4">
            <text:p>0.013456</text:p>
          </table:table-cell>
          <table:table-cell office:value-type="float" office:value="-2.8084994753410286E-3" table:formula="of:=[.C77]-[.$N$1]" table:style-name="ce4">
            <text:p>-0.002808</text:p>
          </table:table-cell>
          <table:table-cell office:value-type="float" office:value="1.6858375445960106E-3" table:formula="of:=(([.$I77]+[.$I76]))*[.$G77]*9.8/2+[.J76]" table:style-name="ce4">
            <text:p>0.0016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549" table:style-name="ce3">
            <text:p>40549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02" table:style-name="ce4">
            <text:p>1.010200</text:p>
          </table:table-cell>
          <table:table-cell office:value-type="float" office:value="2.3940000000000001" table:formula="of:=[.F77]+[.G78]" table:style-name="ce5">
            <text:p>2.394</text:p>
          </table:table-cell>
          <table:table-cell office:value-type="float" office:value="3.2000000000000001E-2" table:formula="of:=([.B78]-[.B77])/1000" table:style-name="ce5">
            <text:p>0.032</text:p>
          </table:table-cell>
          <table:table-cell office:value-type="float" office:value="1.3581819999999996E-2" table:formula="of:=([.C78]+[.C77])*[.G78]*9.8/2+[.H77]" table:style-name="ce4">
            <text:p>0.013582</text:p>
          </table:table-cell>
          <table:table-cell office:value-type="float" office:value="2.5915005246589717E-3" table:formula="of:=[.C78]-[.$N$1]" table:style-name="ce4">
            <text:p>0.002592</text:p>
          </table:table-cell>
          <table:table-cell office:value-type="float" office:value="1.651812109129064E-3" table:formula="of:=(([.$I78]+[.$I77]))*[.$G78]*9.8/2+[.J77]" table:style-name="ce4">
            <text:p>0.0016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580" table:style-name="ce3">
            <text:p>40580</text:p>
          </table:table-cell>
          <table:table-cell office:value-type="float" office:value="8.5000000000000006E-3" table:style-name="ce4">
            <text:p>0.0085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57" table:style-name="ce4">
            <text:p>1.005700</text:p>
          </table:table-cell>
          <table:table-cell office:value-type="float" office:value="2.4250000000000003" table:formula="of:=[.F78]+[.G79]" table:style-name="ce5">
            <text:p>2.425</text:p>
          </table:table-cell>
          <table:table-cell office:value-type="float" office:value="3.1E-2" table:formula="of:=([.B79]-[.B78])/1000" table:style-name="ce5">
            <text:p>0.031</text:p>
          </table:table-cell>
          <table:table-cell office:value-type="float" office:value="1.5343859999999996E-2" table:formula="of:=([.C79]+[.C78])*[.G79]*9.8/2+[.H78]" table:style-name="ce4">
            <text:p>0.015344</text:p>
          </table:table-cell>
          <table:table-cell office:value-type="float" office:value="7.9915005246589729E-3" table:formula="of:=[.C79]-[.$N$1]" table:style-name="ce4">
            <text:p>0.007992</text:p>
          </table:table-cell>
          <table:table-cell office:value-type="float" office:value="3.2593699685204598E-3" table:formula="of:=(([.$I79]+[.$I78]))*[.$G79]*9.8/2+[.J78]" table:style-name="ce4">
            <text:p>0.0032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611" table:style-name="ce3">
            <text:p>40611</text:p>
          </table:table-cell>
          <table:table-cell office:value-type="float" office:value="-3.0000000000000001E-3" table:style-name="ce4">
            <text:p>-0.0030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.4560000000000004" table:formula="of:=[.F79]+[.G80]" table:style-name="ce5">
            <text:p>2.456</text:p>
          </table:table-cell>
          <table:table-cell office:value-type="float" office:value="3.1E-2" table:formula="of:=([.B80]-[.B79])/1000" table:style-name="ce5">
            <text:p>0.031</text:p>
          </table:table-cell>
          <table:table-cell office:value-type="float" office:value="1.6179309999999995E-2" table:formula="of:=([.C80]+[.C79])*[.G80]*9.8/2+[.H79]" table:style-name="ce4">
            <text:p>0.016179</text:p>
          </table:table-cell>
          <table:table-cell office:value-type="float" office:value="-3.5084994753410287E-3" table:formula="of:=[.C80]-[.$N$1]" table:style-name="ce4">
            <text:p>-0.003508</text:p>
          </table:table-cell>
          <table:table-cell office:value-type="float" office:value="3.9403378279118557E-3" table:formula="of:=(([.$I80]+[.$I79]))*[.$G80]*9.8/2+[.J79]" table:style-name="ce4">
            <text:p>0.0039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643" table:style-name="ce3">
            <text:p>40643</text:p>
          </table:table-cell>
          <table:table-cell office:value-type="float" office:value="-7.9000000000000008E-3" table:style-name="ce4">
            <text:p>-0.007900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0125999999999999" table:style-name="ce4">
            <text:p>1.012600</text:p>
          </table:table-cell>
          <table:table-cell office:value-type="float" office:value="2.4880000000000004" table:formula="of:=[.F80]+[.G81]" table:style-name="ce5">
            <text:p>2.488</text:p>
          </table:table-cell>
          <table:table-cell office:value-type="float" office:value="3.2000000000000001E-2" table:formula="of:=([.B81]-[.B80])/1000" table:style-name="ce5">
            <text:p>0.032</text:p>
          </table:table-cell>
          <table:table-cell office:value-type="float" office:value="1.4470189999999996E-2" table:formula="of:=([.C81]+[.C80])*[.G81]*9.8/2+[.H80]" table:style-name="ce4">
            <text:p>0.014470</text:p>
          </table:table-cell>
          <table:table-cell office:value-type="float" office:value="-8.4084994753410285E-3" table:formula="of:=[.C81]-[.$N$1]" table:style-name="ce4">
            <text:p>-0.008408</text:p>
          </table:table-cell>
          <table:table-cell office:value-type="float" office:value="2.0717523924449091E-3" table:formula="of:=(([.$I81]+[.$I80]))*[.$G81]*9.8/2+[.J80]" table:style-name="ce4">
            <text:p>0.0020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676" table:style-name="ce3">
            <text:p>40676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82" table:style-name="ce4">
            <text:p>1.008200</text:p>
          </table:table-cell>
          <table:table-cell office:value-type="float" office:value="2.5210000000000004" table:formula="of:=[.F81]+[.G82]" table:style-name="ce5">
            <text:p>2.521</text:p>
          </table:table-cell>
          <table:table-cell office:value-type="float" office:value="3.3000000000000002E-2" table:formula="of:=([.B82]-[.B81])/1000" table:style-name="ce5">
            <text:p>0.033</text:p>
          </table:table-cell>
          <table:table-cell office:value-type="float" office:value="1.3386799999999996E-2" table:formula="of:=([.C82]+[.C81])*[.G82]*9.8/2+[.H81]" table:style-name="ce4">
            <text:p>0.013387</text:p>
          </table:table-cell>
          <table:table-cell office:value-type="float" office:value="6.9150052465897149E-4" table:formula="of:=[.C82]-[.$N$1]" table:style-name="ce4">
            <text:p>0.000692</text:p>
          </table:table-cell>
          <table:table-cell office:value-type="float" office:value="8.2391366211962032E-4" table:formula="of:=(([.$I82]+[.$I81]))*[.$G82]*9.8/2+[.J81]" table:style-name="ce4">
            <text:p>0.0008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708" table:style-name="ce3">
            <text:p>40708</text:p>
          </table:table-cell>
          <table:table-cell office:value-type="float" office:value="5.3E-3" table:style-name="ce4">
            <text:p>0.0053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2.5530000000000004" table:formula="of:=[.F82]+[.G83]" table:style-name="ce5">
            <text:p>2.553</text:p>
          </table:table-cell>
          <table:table-cell office:value-type="float" office:value="3.2000000000000001E-2" table:formula="of:=([.B83]-[.B82])/1000" table:style-name="ce5">
            <text:p>0.032</text:p>
          </table:table-cell>
          <table:table-cell office:value-type="float" office:value="1.4405999999999995E-2" table:formula="of:=([.C83]+[.C82])*[.G83]*9.8/2+[.H82]" table:style-name="ce4">
            <text:p>0.014406</text:p>
          </table:table-cell>
          <table:table-cell office:value-type="float" office:value="4.7915005246589714E-3" table:formula="of:=[.C83]-[.$N$1]" table:style-name="ce4">
            <text:p>0.004792</text:p>
          </table:table-cell>
          <table:table-cell office:value-type="float" office:value="1.6836482266526739E-3" table:formula="of:=(([.$I83]+[.$I82]))*[.$G83]*9.8/2+[.J82]" table:style-name="ce4">
            <text:p>0.0016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739" table:style-name="ce3">
            <text:p>40739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82" table:style-name="ce4">
            <text:p>1.008200</text:p>
          </table:table-cell>
          <table:table-cell office:value-type="float" office:value="2.5840000000000005" table:formula="of:=[.F83]+[.G84]" table:style-name="ce5">
            <text:p>2.584</text:p>
          </table:table-cell>
          <table:table-cell office:value-type="float" office:value="3.1E-2" table:formula="of:=([.B84]-[.B83])/1000" table:style-name="ce5">
            <text:p>0.031</text:p>
          </table:table-cell>
          <table:table-cell office:value-type="float" office:value="1.5697149999999997E-2" table:formula="of:=([.C84]+[.C83])*[.G84]*9.8/2+[.H83]" table:style-name="ce4">
            <text:p>0.015697</text:p>
          </table:table-cell>
          <table:table-cell office:value-type="float" office:value="2.691500524658972E-3" table:formula="of:=[.C84]-[.$N$1]" table:style-name="ce4">
            <text:p>0.002692</text:p>
          </table:table-cell>
          <table:table-cell office:value-type="float" office:value="2.8203160860440697E-3" table:formula="of:=(([.$I84]+[.$I83]))*[.$G84]*9.8/2+[.J83]" table:style-name="ce4">
            <text:p>0.0028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770" table:style-name="ce3">
            <text:p>4077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-1.5E-3" table:style-name="ce4">
            <text:p>-0.0015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2.6150000000000007" table:formula="of:=[.F84]+[.G85]" table:style-name="ce5">
            <text:p>2.615</text:p>
          </table:table-cell>
          <table:table-cell office:value-type="float" office:value="3.1E-2" table:formula="of:=([.B85]-[.B84])/1000" table:style-name="ce5">
            <text:p>0.031</text:p>
          </table:table-cell>
          <table:table-cell office:value-type="float" office:value="1.6107279999999998E-2" table:formula="of:=([.C85]+[.C84])*[.G85]*9.8/2+[.H84]" table:style-name="ce4">
            <text:p>0.016107</text:p>
          </table:table-cell>
          <table:table-cell office:value-type="float" office:value="-1.0084994753410284E-3" table:formula="of:=[.C85]-[.$N$1]" table:style-name="ce4">
            <text:p>-0.001008</text:p>
          </table:table-cell>
          <table:table-cell office:value-type="float" office:value="3.0759639454354653E-3" table:formula="of:=(([.$I85]+[.$I84]))*[.$G85]*9.8/2+[.J84]" table:style-name="ce4">
            <text:p>0.0030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804" table:style-name="ce3">
            <text:p>40804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2.6490000000000005" table:formula="of:=[.F85]+[.G86]" table:style-name="ce5">
            <text:p>2.649</text:p>
          </table:table-cell>
          <table:table-cell office:value-type="float" office:value="3.4000000000000002E-2" table:formula="of:=([.B86]-[.B85])/1000" table:style-name="ce5">
            <text:p>0.034</text:p>
          </table:table-cell>
          <table:table-cell office:value-type="float" office:value="1.5740759999999999E-2" table:formula="of:=([.C86]+[.C85])*[.G86]*9.8/2+[.H85]" table:style-name="ce4">
            <text:p>0.015741</text:p>
          </table:table-cell>
          <table:table-cell office:value-type="float" office:value="-2.2084994753410283E-3" table:formula="of:=[.C86]-[.$N$1]" table:style-name="ce4">
            <text:p>-0.002208</text:p>
          </table:table-cell>
          <table:table-cell office:value-type="float" office:value="2.5400119202518348E-3" table:formula="of:=(([.$I86]+[.$I85]))*[.$G86]*9.8/2+[.J85]" table:style-name="ce4">
            <text:p>0.0025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836" table:style-name="ce3">
            <text:p>40836</text:p>
          </table:table-cell>
          <table:table-cell office:value-type="float" office:value="1.4E-3" table:style-name="ce4">
            <text:p>0.001400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.6810000000000005" table:formula="of:=[.F86]+[.G87]" table:style-name="ce5">
            <text:p>2.681</text:p>
          </table:table-cell>
          <table:table-cell office:value-type="float" office:value="3.2000000000000001E-2" table:formula="of:=([.B87]-[.B86])/1000" table:style-name="ce5">
            <text:p>0.032</text:p>
          </table:table-cell>
          <table:table-cell office:value-type="float" office:value="1.5693719999999998E-2" table:formula="of:=([.C87]+[.C86])*[.G87]*9.8/2+[.H86]" table:style-name="ce4">
            <text:p>0.015694</text:p>
          </table:table-cell>
          <table:table-cell office:value-type="float" office:value="8.9150052465897158E-4" table:formula="of:=[.C87]-[.$N$1]" table:style-name="ce4">
            <text:p>0.000892</text:p>
          </table:table-cell>
          <table:table-cell office:value-type="float" office:value="2.3335064847848884E-3" table:formula="of:=(([.$I87]+[.$I86]))*[.$G87]*9.8/2+[.J86]" table:style-name="ce4">
            <text:p>0.0023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867" table:style-name="ce3">
            <text:p>40867</text:p>
          </table:table-cell>
          <table:table-cell office:value-type="float" office:value="1.9E-3" table:style-name="ce4">
            <text:p>0.0019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.7120000000000006" table:formula="of:=[.F87]+[.G88]" table:style-name="ce5">
            <text:p>2.712</text:p>
          </table:table-cell>
          <table:table-cell office:value-type="float" office:value="3.1E-2" table:formula="of:=([.B88]-[.B87])/1000" table:style-name="ce5">
            <text:p>0.031</text:p>
          </table:table-cell>
          <table:table-cell office:value-type="float" office:value="1.6194989999999999E-2" table:formula="of:=([.C88]+[.C87])*[.G88]*9.8/2+[.H87]" table:style-name="ce4">
            <text:p>0.016195</text:p>
          </table:table-cell>
          <table:table-cell office:value-type="float" office:value="1.3915005246589716E-3" table:formula="of:=[.C88]-[.$N$1]" table:style-name="ce4">
            <text:p>0.001392</text:p>
          </table:table-cell>
          <table:table-cell office:value-type="float" office:value="2.680294344176284E-3" table:formula="of:=(([.$I88]+[.$I87]))*[.$G88]*9.8/2+[.J87]" table:style-name="ce4">
            <text:p>0.0026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898" table:style-name="ce3">
            <text:p>40898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.7430000000000008" table:formula="of:=[.F88]+[.G89]" table:style-name="ce5">
            <text:p>2.743</text:p>
          </table:table-cell>
          <table:table-cell office:value-type="float" office:value="3.1E-2" table:formula="of:=([.B89]-[.B88])/1000" table:style-name="ce5">
            <text:p>0.031</text:p>
          </table:table-cell>
          <table:table-cell office:value-type="float" office:value="1.6954489999999999E-2" table:formula="of:=([.C89]+[.C88])*[.G89]*9.8/2+[.H88]" table:style-name="ce4">
            <text:p>0.016954</text:p>
          </table:table-cell>
          <table:table-cell office:value-type="float" office:value="2.5915005246589717E-3" table:formula="of:=[.C89]-[.$N$1]" table:style-name="ce4">
            <text:p>0.002592</text:p>
          </table:table-cell>
          <table:table-cell office:value-type="float" office:value="3.2853122035676795E-3" table:formula="of:=(([.$I89]+[.$I88]))*[.$G89]*9.8/2+[.J88]" table:style-name="ce4">
            <text:p>0.0032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929" table:style-name="ce3">
            <text:p>40929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.7740000000000009" table:formula="of:=[.F89]+[.G90]" table:style-name="ce5">
            <text:p>2.774</text:p>
          </table:table-cell>
          <table:table-cell office:value-type="float" office:value="3.1E-2" table:formula="of:=([.B90]-[.B89])/1000" table:style-name="ce5">
            <text:p>0.031</text:p>
          </table:table-cell>
          <table:table-cell office:value-type="float" office:value="1.7258289999999999E-2" table:formula="of:=([.C90]+[.C89])*[.G90]*9.8/2+[.H89]" table:style-name="ce4">
            <text:p>0.017258</text:p>
          </table:table-cell>
          <table:table-cell office:value-type="float" office:value="-1.6084994753410285E-3" table:formula="of:=[.C90]-[.$N$1]" table:style-name="ce4">
            <text:p>-0.001608</text:p>
          </table:table-cell>
          <table:table-cell office:value-type="float" office:value="3.4346300629590752E-3" table:formula="of:=(([.$I90]+[.$I89]))*[.$G90]*9.8/2+[.J89]" table:style-name="ce4">
            <text:p>0.0034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962" table:style-name="ce3">
            <text:p>40962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-3.5000000000000001E-3" table:style-name="ce4">
            <text:p>-0.003500</text:p>
          </table:table-cell>
          <table:table-cell office:value-type="float" office:value="1.008" table:style-name="ce4">
            <text:p>1.008000</text:p>
          </table:table-cell>
          <table:table-cell office:value-type="float" office:value="2.8070000000000008" table:formula="of:=[.F90]+[.G91]" table:style-name="ce5">
            <text:p>2.807</text:p>
          </table:table-cell>
          <table:table-cell office:value-type="float" office:value="3.3000000000000002E-2" table:formula="of:=([.B91]-[.B90])/1000" table:style-name="ce5">
            <text:p>0.033</text:p>
          </table:table-cell>
          <table:table-cell office:value-type="float" office:value="1.6902549999999999E-2" table:formula="of:=([.C91]+[.C90])*[.G91]*9.8/2+[.H90]" table:style-name="ce4">
            <text:p>0.016903</text:p>
          </table:table-cell>
          <table:table-cell office:value-type="float" office:value="-1.6084994753410285E-3" table:formula="of:=[.C91]-[.$N$1]" table:style-name="ce4">
            <text:p>-0.001608</text:p>
          </table:table-cell>
          <table:table-cell office:value-type="float" office:value="2.9144413326337867E-3" table:formula="of:=(([.$I91]+[.$I90]))*[.$G91]*9.8/2+[.J90]" table:style-name="ce4">
            <text:p>0.0029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0995" table:style-name="ce3">
            <text:p>40995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01" table:style-name="ce4">
            <text:p>1.010100</text:p>
          </table:table-cell>
          <table:table-cell office:value-type="float" office:value="2.8400000000000007" table:formula="of:=[.F91]+[.G92]" table:style-name="ce5">
            <text:p>2.840</text:p>
          </table:table-cell>
          <table:table-cell office:value-type="float" office:value="3.3000000000000002E-2" table:formula="of:=([.B92]-[.B91])/1000" table:style-name="ce5">
            <text:p>0.033</text:p>
          </table:table-cell>
          <table:table-cell office:value-type="float" office:value="1.6659999999999998E-2" table:formula="of:=([.C92]+[.C91])*[.G92]*9.8/2+[.H91]" table:style-name="ce4">
            <text:p>0.016660</text:p>
          </table:table-cell>
          <table:table-cell office:value-type="float" office:value="-9.0849947534102837E-4" table:formula="of:=[.C92]-[.$N$1]" table:style-name="ce4">
            <text:p>-0.000908</text:p>
          </table:table-cell>
          <table:table-cell office:value-type="float" office:value="2.5074426023084981E-3" table:formula="of:=(([.$I92]+[.$I91]))*[.$G92]*9.8/2+[.J91]" table:style-name="ce4">
            <text:p>0.0025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027" table:style-name="ce3">
            <text:p>41027</text:p>
          </table:table-cell>
          <table:table-cell office:value-type="float" office:value="1E-4" table:style-name="ce4">
            <text:p>0.0001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.8720000000000008" table:formula="of:=[.F92]+[.G93]" table:style-name="ce5">
            <text:p>2.872</text:p>
          </table:table-cell>
          <table:table-cell office:value-type="float" office:value="3.2000000000000001E-2" table:formula="of:=([.B93]-[.B92])/1000" table:style-name="ce5">
            <text:p>0.032</text:p>
          </table:table-cell>
          <table:table-cell office:value-type="float" office:value="1.6612959999999996E-2" table:formula="of:=([.C93]+[.C92])*[.G93]*9.8/2+[.H92]" table:style-name="ce4">
            <text:p>0.016613</text:p>
          </table:table-cell>
          <table:table-cell office:value-type="float" office:value="-4.0849947534102841E-4" table:formula="of:=[.C93]-[.$N$1]" table:style-name="ce4">
            <text:p>-0.000408</text:p>
          </table:table-cell>
          <table:table-cell office:value-type="float" office:value="2.3009371668415517E-3" table:formula="of:=(([.$I93]+[.$I92]))*[.$G93]*9.8/2+[.J92]" table:style-name="ce4">
            <text:p>0.0023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058" table:style-name="ce3">
            <text:p>41058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.9030000000000009" table:formula="of:=[.F93]+[.G94]" table:style-name="ce5">
            <text:p>2.903</text:p>
          </table:table-cell>
          <table:table-cell office:value-type="float" office:value="3.1E-2" table:formula="of:=([.B94]-[.B93])/1000" table:style-name="ce5">
            <text:p>0.031</text:p>
          </table:table-cell>
          <table:table-cell office:value-type="float" office:value="1.6567389999999994E-2" table:formula="of:=([.C94]+[.C93])*[.G94]*9.8/2+[.H93]" table:style-name="ce4">
            <text:p>0.016567</text:p>
          </table:table-cell>
          <table:table-cell office:value-type="float" office:value="-9.0849947534102837E-4" table:formula="of:=[.C94]-[.$N$1]" table:style-name="ce4">
            <text:p>-0.000908</text:p>
          </table:table-cell>
          <table:table-cell office:value-type="float" office:value="2.1008850262329475E-3" table:formula="of:=(([.$I94]+[.$I93]))*[.$G94]*9.8/2+[.J93]" table:style-name="ce4">
            <text:p>0.0021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090" table:style-name="ce3">
            <text:p>4109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.9350000000000009" table:formula="of:=[.F94]+[.G95]" table:style-name="ce5">
            <text:p>2.935</text:p>
          </table:table-cell>
          <table:table-cell office:value-type="float" office:value="3.2000000000000001E-2" table:formula="of:=([.B95]-[.B94])/1000" table:style-name="ce5">
            <text:p>0.032</text:p>
          </table:table-cell>
          <table:table-cell office:value-type="float" office:value="1.6473309999999994E-2" table:formula="of:=([.C95]+[.C94])*[.G95]*9.8/2+[.H94]" table:style-name="ce4">
            <text:p>0.016473</text:p>
          </table:table-cell>
          <table:table-cell office:value-type="float" office:value="-7.0849947534102839E-4" table:formula="of:=[.C95]-[.$N$1]" table:style-name="ce4">
            <text:p>-0.000708</text:p>
          </table:table-cell>
          <table:table-cell office:value-type="float" office:value="1.8473395907660009E-3" table:formula="of:=(([.$I95]+[.$I94]))*[.$G95]*9.8/2+[.J94]" table:style-name="ce4">
            <text:p>0.0018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123" table:style-name="ce3">
            <text:p>41123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-1.8E-3" table:style-name="ce4">
            <text:p>-0.0018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2.9680000000000009" table:formula="of:=[.F95]+[.G96]" table:style-name="ce5">
            <text:p>2.968</text:p>
          </table:table-cell>
          <table:table-cell office:value-type="float" office:value="3.3000000000000002E-2" table:formula="of:=([.B96]-[.B95])/1000" table:style-name="ce5">
            <text:p>0.033</text:p>
          </table:table-cell>
          <table:table-cell office:value-type="float" office:value="1.6699689999999996E-2" table:formula="of:=([.C96]+[.C95])*[.G96]*9.8/2+[.H95]" table:style-name="ce4">
            <text:p>0.016700</text:p>
          </table:table-cell>
          <table:table-cell office:value-type="float" office:value="1.0915005246589717E-3" table:formula="of:=[.C96]-[.$N$1]" table:style-name="ce4">
            <text:p>0.001092</text:p>
          </table:table-cell>
          <table:table-cell office:value-type="float" office:value="1.9092708604407124E-3" table:formula="of:=(([.$I96]+[.$I95]))*[.$G96]*9.8/2+[.J95]" table:style-name="ce4">
            <text:p>0.0019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155" table:style-name="ce3">
            <text:p>41155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.0000000000000009" table:formula="of:=[.F96]+[.G97]" table:style-name="ce5">
            <text:p>3.000</text:p>
          </table:table-cell>
          <table:table-cell office:value-type="float" office:value="3.2000000000000001E-2" table:formula="of:=([.B97]-[.B96])/1000" table:style-name="ce5">
            <text:p>0.032</text:p>
          </table:table-cell>
          <table:table-cell office:value-type="float" office:value="1.7295529999999996E-2" table:formula="of:=([.C97]+[.C96])*[.G97]*9.8/2+[.H96]" table:style-name="ce4">
            <text:p>0.017296</text:p>
          </table:table-cell>
          <table:table-cell office:value-type="float" office:value="1.6915005246589717E-3" table:formula="of:=[.C97]-[.$N$1]" table:style-name="ce4">
            <text:p>0.001692</text:p>
          </table:table-cell>
          <table:table-cell office:value-type="float" office:value="2.3456454249737657E-3" table:formula="of:=(([.$I97]+[.$I96]))*[.$G97]*9.8/2+[.J96]" table:style-name="ce4">
            <text:p>0.0023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186" table:style-name="ce3">
            <text:p>41186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3.031000000000001" table:formula="of:=[.F97]+[.G98]" table:style-name="ce5">
            <text:p>3.031</text:p>
          </table:table-cell>
          <table:table-cell office:value-type="float" office:value="3.1E-2" table:formula="of:=([.B98]-[.B97])/1000" table:style-name="ce5">
            <text:p>0.031</text:p>
          </table:table-cell>
          <table:table-cell office:value-type="float" office:value="1.7705659999999998E-2" table:formula="of:=([.C98]+[.C97])*[.G98]*9.8/2+[.H97]" table:style-name="ce4">
            <text:p>0.017706</text:p>
          </table:table-cell>
          <table:table-cell office:value-type="float" office:value="-8.4994753410283942E-6" table:formula="of:=[.C98]-[.$N$1]" table:style-name="ce4">
            <text:p>-0.000008</text:p>
          </table:table-cell>
          <table:table-cell office:value-type="float" office:value="2.6012932843651614E-3" table:formula="of:=(([.$I98]+[.$I97]))*[.$G98]*9.8/2+[.J97]" table:style-name="ce4">
            <text:p>0.0026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217" table:style-name="ce3">
            <text:p>41217</text:p>
          </table:table-cell>
          <table:table-cell office:value-type="float" office:value="-2.5999999999999999E-3" table:style-name="ce4">
            <text:p>-0.0026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.0620000000000012" table:formula="of:=[.F98]+[.G99]" table:style-name="ce5">
            <text:p>3.062</text:p>
          </table:table-cell>
          <table:table-cell office:value-type="float" office:value="3.1E-2" table:formula="of:=([.B99]-[.B98])/1000" table:style-name="ce5">
            <text:p>0.031</text:p>
          </table:table-cell>
          <table:table-cell office:value-type="float" office:value="1.7386669999999996E-2" table:formula="of:=([.C99]+[.C98])*[.G99]*9.8/2+[.H98]" table:style-name="ce4">
            <text:p>0.017387</text:p>
          </table:table-cell>
          <table:table-cell office:value-type="float" office:value="-3.1084994753410285E-3" table:formula="of:=[.C99]-[.$N$1]" table:style-name="ce4">
            <text:p>-0.003108</text:p>
          </table:table-cell>
          <table:table-cell office:value-type="float" office:value="2.1278211437565568E-3" table:formula="of:=(([.$I99]+[.$I98]))*[.$G99]*9.8/2+[.J98]" table:style-name="ce4">
            <text:p>0.0021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249" table:style-name="ce3">
            <text:p>41249</text:p>
          </table:table-cell>
          <table:table-cell office:value-type="float" office:value="-2.5000000000000001E-3" table:style-name="ce4">
            <text:p>-0.002500</text:p>
          </table:table-cell>
          <table:table-cell office:value-type="float" office:value="-2.8E-3" table:style-name="ce4">
            <text:p>-0.002800</text:p>
          </table:table-cell>
          <table:table-cell office:value-type="float" office:value="1.0083" table:style-name="ce4">
            <text:p>1.008300</text:p>
          </table:table-cell>
          <table:table-cell office:value-type="float" office:value="3.0940000000000012" table:formula="of:=[.F99]+[.G100]" table:style-name="ce5">
            <text:p>3.094</text:p>
          </table:table-cell>
          <table:table-cell office:value-type="float" office:value="3.2000000000000001E-2" table:formula="of:=([.B100]-[.B99])/1000" table:style-name="ce5">
            <text:p>0.032</text:p>
          </table:table-cell>
          <table:table-cell office:value-type="float" office:value="1.6586989999999996E-2" table:formula="of:=([.C100]+[.C99])*[.G100]*9.8/2+[.H99]" table:style-name="ce4">
            <text:p>0.016587</text:p>
          </table:table-cell>
          <table:table-cell office:value-type="float" office:value="-3.0084994753410282E-3" table:formula="of:=[.C100]-[.$N$1]" table:style-name="ce4">
            <text:p>-0.003008</text:p>
          </table:table-cell>
          <table:table-cell office:value-type="float" office:value="1.1686757082896102E-3" table:formula="of:=(([.$I100]+[.$I99]))*[.$G100]*9.8/2+[.J99]" table:style-name="ce4">
            <text:p>0.0011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282" table:style-name="ce3">
            <text:p>41282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099" table:style-name="ce4">
            <text:p>1.009900</text:p>
          </table:table-cell>
          <table:table-cell office:value-type="float" office:value="3.1270000000000011" table:formula="of:=[.F100]+[.G101]" table:style-name="ce5">
            <text:p>3.127</text:p>
          </table:table-cell>
          <table:table-cell office:value-type="float" office:value="3.3000000000000002E-2" table:formula="of:=([.B101]-[.B100])/1000" table:style-name="ce5">
            <text:p>0.033</text:p>
          </table:table-cell>
          <table:table-cell office:value-type="float" office:value="1.6538479999999994E-2" table:formula="of:=([.C101]+[.C100])*[.G101]*9.8/2+[.H100]" table:style-name="ce4">
            <text:p>0.016538</text:p>
          </table:table-cell>
          <table:table-cell office:value-type="float" office:value="1.6915005246589717E-3" table:formula="of:=[.C101]-[.$N$1]" table:style-name="ce4">
            <text:p>0.001692</text:p>
          </table:table-cell>
          <table:table-cell office:value-type="float" office:value="9.5571697796432162E-4" table:formula="of:=(([.$I101]+[.$I100]))*[.$G101]*9.8/2+[.J100]" table:style-name="ce4">
            <text:p>0.0009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313" table:style-name="ce3">
            <text:p>41313</text:p>
          </table:table-cell>
          <table:table-cell office:value-type="float" office:value="6.4000000000000003E-3" table:style-name="ce4">
            <text:p>0.006400</text:p>
          </table:table-cell>
          <table:table-cell office:value-type="float" office:value="4.8999999999999998E-3" table:style-name="ce4">
            <text:p>0.0049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3.1580000000000013" table:formula="of:=[.F101]+[.G102]" table:style-name="ce5">
            <text:p>3.158</text:p>
          </table:table-cell>
          <table:table-cell office:value-type="float" office:value="3.1E-2" table:formula="of:=([.B102]-[.B101])/1000" table:style-name="ce5">
            <text:p>0.031</text:p>
          </table:table-cell>
          <table:table-cell office:value-type="float" office:value="1.7844819999999994E-2" table:formula="of:=([.C102]+[.C101])*[.G102]*9.8/2+[.H101]" table:style-name="ce4">
            <text:p>0.017845</text:p>
          </table:table-cell>
          <table:table-cell office:value-type="float" office:value="5.8915005246589717E-3" table:formula="of:=[.C102]-[.$N$1]" table:style-name="ce4">
            <text:p>0.005892</text:p>
          </table:table-cell>
          <table:table-cell office:value-type="float" office:value="2.107574837355717E-3" table:formula="of:=(([.$I102]+[.$I101]))*[.$G102]*9.8/2+[.J101]" table:style-name="ce4">
            <text:p>0.0021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344" table:style-name="ce3">
            <text:p>41344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3.1890000000000014" table:formula="of:=[.F102]+[.G103]" table:style-name="ce5">
            <text:p>3.189</text:p>
          </table:table-cell>
          <table:table-cell office:value-type="float" office:value="3.1E-2" table:formula="of:=([.B103]-[.B102])/1000" table:style-name="ce5">
            <text:p>0.031</text:p>
          </table:table-cell>
          <table:table-cell office:value-type="float" office:value="1.9196729999999995E-2" table:formula="of:=([.C103]+[.C102])*[.G103]*9.8/2+[.H102]" table:style-name="ce4">
            <text:p>0.019197</text:p>
          </table:table-cell>
          <table:table-cell office:value-type="float" office:value="1.9915005246589719E-3" table:formula="of:=[.C103]-[.$N$1]" table:style-name="ce4">
            <text:p>0.001992</text:p>
          </table:table-cell>
          <table:table-cell office:value-type="float" office:value="3.3050026967471127E-3" table:formula="of:=(([.$I103]+[.$I102]))*[.$G103]*9.8/2+[.J102]" table:style-name="ce4">
            <text:p>0.0033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375" table:style-name="ce3">
            <text:p>41375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01" table:style-name="ce4">
            <text:p>1.010100</text:p>
          </table:table-cell>
          <table:table-cell office:value-type="float" office:value="3.2200000000000015" table:formula="of:=[.F103]+[.G104]" table:style-name="ce5">
            <text:p>3.220</text:p>
          </table:table-cell>
          <table:table-cell office:value-type="float" office:value="3.1E-2" table:formula="of:=([.B104]-[.B103])/1000" table:style-name="ce5">
            <text:p>0.031</text:p>
          </table:table-cell>
          <table:table-cell office:value-type="float" office:value="1.9515719999999997E-2" table:formula="of:=([.C104]+[.C103])*[.G104]*9.8/2+[.H103]" table:style-name="ce4">
            <text:p>0.019516</text:p>
          </table:table-cell>
          <table:table-cell office:value-type="float" office:value="-9.0849947534102837E-4" table:formula="of:=[.C104]-[.$N$1]" table:style-name="ce4">
            <text:p>-0.000908</text:p>
          </table:table-cell>
          <table:table-cell office:value-type="float" office:value="3.4695105561385084E-3" table:formula="of:=(([.$I104]+[.$I103]))*[.$G104]*9.8/2+[.J103]" table:style-name="ce4">
            <text:p>0.0034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407" table:style-name="ce3">
            <text:p>41407</text:p>
          </table:table-cell>
          <table:table-cell office:value-type="float" office:value="-4.1999999999999997E-3" table:style-name="ce4">
            <text:p>-0.0042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01" table:style-name="ce4">
            <text:p>1.010100</text:p>
          </table:table-cell>
          <table:table-cell office:value-type="float" office:value="3.2520000000000016" table:formula="of:=[.F104]+[.G105]" table:style-name="ce5">
            <text:p>3.252</text:p>
          </table:table-cell>
          <table:table-cell office:value-type="float" office:value="3.2000000000000001E-2" table:formula="of:=([.B105]-[.B104])/1000" table:style-name="ce5">
            <text:p>0.032</text:p>
          </table:table-cell>
          <table:table-cell office:value-type="float" office:value="1.8794439999999996E-2" table:formula="of:=([.C105]+[.C104])*[.G105]*9.8/2+[.H104]" table:style-name="ce4">
            <text:p>0.018794</text:p>
          </table:table-cell>
          <table:table-cell office:value-type="float" office:value="-4.7084994753410284E-3" table:formula="of:=[.C105]-[.$N$1]" table:style-name="ce4">
            <text:p>-0.004708</text:p>
          </table:table-cell>
          <table:table-cell office:value-type="float" office:value="2.5887651206715615E-3" table:formula="of:=(([.$I105]+[.$I104]))*[.$G105]*9.8/2+[.J104]" table:style-name="ce4">
            <text:p>0.0025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439" table:style-name="ce3">
            <text:p>41439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3.2840000000000016" table:formula="of:=[.F105]+[.G106]" table:style-name="ce5">
            <text:p>3.284</text:p>
          </table:table-cell>
          <table:table-cell office:value-type="float" office:value="3.2000000000000001E-2" table:formula="of:=([.B106]-[.B105])/1000" table:style-name="ce5">
            <text:p>0.032</text:p>
          </table:table-cell>
          <table:table-cell office:value-type="float" office:value="1.8167239999999994E-2" table:formula="of:=([.C106]+[.C105])*[.G106]*9.8/2+[.H105]" table:style-name="ce4">
            <text:p>0.018167</text:p>
          </table:table-cell>
          <table:table-cell office:value-type="float" office:value="-3.0849947534102842E-4" table:formula="of:=[.C106]-[.$N$1]" table:style-name="ce4">
            <text:p>-0.000308</text:p>
          </table:table-cell>
          <table:table-cell office:value-type="float" office:value="1.802099685204615E-3" table:formula="of:=(([.$I106]+[.$I105]))*[.$G106]*9.8/2+[.J105]" table:style-name="ce4">
            <text:p>0.0018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470" table:style-name="ce3">
            <text:p>4147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5.1999999999999998E-3" table:style-name="ce4">
            <text:p>0.005200</text:p>
          </table:table-cell>
          <table:table-cell office:value-type="float" office:value="1.0097" table:style-name="ce4">
            <text:p>1.009700</text:p>
          </table:table-cell>
          <table:table-cell office:value-type="float" office:value="3.3150000000000017" table:formula="of:=[.F106]+[.G107]" table:style-name="ce5">
            <text:p>3.315</text:p>
          </table:table-cell>
          <table:table-cell office:value-type="float" office:value="3.1E-2" table:formula="of:=([.B107]-[.B106])/1000" table:style-name="ce5">
            <text:p>0.031</text:p>
          </table:table-cell>
          <table:table-cell office:value-type="float" office:value="1.8668509999999996E-2" table:formula="of:=([.C107]+[.C106])*[.G107]*9.8/2+[.H106]" table:style-name="ce4">
            <text:p>0.018669</text:p>
          </table:table-cell>
          <table:table-cell office:value-type="float" office:value="2.5915005246589717E-3" table:formula="of:=[.C107]-[.$N$1]" table:style-name="ce4">
            <text:p>0.002592</text:p>
          </table:table-cell>
          <table:table-cell office:value-type="float" office:value="2.1488875445960106E-3" table:formula="of:=(([.$I107]+[.$I106]))*[.$G107]*9.8/2+[.J106]" table:style-name="ce4">
            <text:p>0.0021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501" table:style-name="ce3">
            <text:p>41501</text:p>
          </table:table-cell>
          <table:table-cell office:value-type="float" office:value="2E-3" table:style-name="ce4">
            <text:p>0.002000</text:p>
          </table:table-cell>
          <table:table-cell office:value-type="float" office:value="4.3E-3" table:style-name="ce4">
            <text:p>0.004300</text:p>
          </table:table-cell>
          <table:table-cell office:value-type="float" office:value="1.0117" table:style-name="ce4">
            <text:p>1.011700</text:p>
          </table:table-cell>
          <table:table-cell office:value-type="float" office:value="3.3460000000000019" table:formula="of:=[.F107]+[.G108]" table:style-name="ce5">
            <text:p>3.346</text:p>
          </table:table-cell>
          <table:table-cell office:value-type="float" office:value="3.1E-2" table:formula="of:=([.B108]-[.B107])/1000" table:style-name="ce5">
            <text:p>0.031</text:p>
          </table:table-cell>
          <table:table-cell office:value-type="float" office:value="1.9443199999999997E-2" table:formula="of:=([.C108]+[.C107])*[.G108]*9.8/2+[.H107]" table:style-name="ce4">
            <text:p>0.019443</text:p>
          </table:table-cell>
          <table:table-cell office:value-type="float" office:value="1.4915005246589716E-3" table:formula="of:=[.C108]-[.$N$1]" table:style-name="ce4">
            <text:p>0.001492</text:p>
          </table:table-cell>
          <table:table-cell office:value-type="float" office:value="2.7690954039874061E-3" table:formula="of:=(([.$I108]+[.$I107]))*[.$G108]*9.8/2+[.J107]" table:style-name="ce4">
            <text:p>0.0027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532" table:style-name="ce3">
            <text:p>41532</text:p>
          </table:table-cell>
          <table:table-cell office:value-type="float" office:value="1E-4" table:style-name="ce4">
            <text:p>0.0001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.377000000000002" table:formula="of:=[.F108]+[.G109]" table:style-name="ce5">
            <text:p>3.377</text:p>
          </table:table-cell>
          <table:table-cell office:value-type="float" office:value="3.1E-2" table:formula="of:=([.B109]-[.B108])/1000" table:style-name="ce5">
            <text:p>0.031</text:p>
          </table:table-cell>
          <table:table-cell office:value-type="float" office:value="1.9762189999999999E-2" table:formula="of:=([.C109]+[.C108])*[.G109]*9.8/2+[.H108]" table:style-name="ce4">
            <text:p>0.019762</text:p>
          </table:table-cell>
          <table:table-cell office:value-type="float" office:value="-4.0849947534102841E-4" table:formula="of:=[.C109]-[.$N$1]" table:style-name="ce4">
            <text:p>-0.000408</text:p>
          </table:table-cell>
          <table:table-cell office:value-type="float" office:value="2.9336032633788017E-3" table:formula="of:=(([.$I109]+[.$I108]))*[.$G109]*9.8/2+[.J108]" table:style-name="ce4">
            <text:p>0.0029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564" table:style-name="ce3">
            <text:p>41564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133000000000001" table:style-name="ce4">
            <text:p>1.013300</text:p>
          </table:table-cell>
          <table:table-cell office:value-type="float" office:value="3.409000000000002" table:formula="of:=[.F109]+[.G110]" table:style-name="ce5">
            <text:p>3.409</text:p>
          </table:table-cell>
          <table:table-cell office:value-type="float" office:value="3.2000000000000001E-2" table:formula="of:=([.B110]-[.B109])/1000" table:style-name="ce5">
            <text:p>0.032</text:p>
          </table:table-cell>
          <table:table-cell office:value-type="float" office:value="1.9574029999999999E-2" table:formula="of:=([.C110]+[.C109])*[.G110]*9.8/2+[.H109]" table:style-name="ce4">
            <text:p>0.019574</text:p>
          </table:table-cell>
          <table:table-cell office:value-type="float" office:value="-1.8084994753410283E-3" table:formula="of:=[.C110]-[.$N$1]" table:style-name="ce4">
            <text:p>-0.001808</text:p>
          </table:table-cell>
          <table:table-cell office:value-type="float" office:value="2.5859778279118551E-3" table:formula="of:=(([.$I110]+[.$I109]))*[.$G110]*9.8/2+[.J109]" table:style-name="ce4">
            <text:p>0.0025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597" table:style-name="ce3">
            <text:p>41597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.4420000000000019" table:formula="of:=[.F110]+[.G111]" table:style-name="ce5">
            <text:p>3.442</text:p>
          </table:table-cell>
          <table:table-cell office:value-type="float" office:value="3.3000000000000002E-2" table:formula="of:=([.B111]-[.B110])/1000" table:style-name="ce5">
            <text:p>0.033</text:p>
          </table:table-cell>
          <table:table-cell office:value-type="float" office:value="2.0042959999999999E-2" table:formula="of:=([.C111]+[.C110])*[.G111]*9.8/2+[.H110]" table:style-name="ce4">
            <text:p>0.020043</text:p>
          </table:table-cell>
          <table:table-cell office:value-type="float" office:value="3.6915005246589711E-3" table:formula="of:=[.C111]-[.$N$1]" table:style-name="ce4">
            <text:p>0.003692</text:p>
          </table:table-cell>
          <table:table-cell office:value-type="float" office:value="2.8904590975865666E-3" table:formula="of:=(([.$I111]+[.$I110]))*[.$G111]*9.8/2+[.J110]" table:style-name="ce4">
            <text:p>0.0028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628" table:style-name="ce3">
            <text:p>41628</text:p>
          </table:table-cell>
          <table:table-cell office:value-type="float" office:value="4.8999999999999998E-3" table:style-name="ce4">
            <text:p>0.0049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68999999999999" table:style-name="ce4">
            <text:p>1.006900</text:p>
          </table:table-cell>
          <table:table-cell office:value-type="float" office:value="3.4730000000000021" table:formula="of:=[.F111]+[.G112]" table:style-name="ce5">
            <text:p>3.473</text:p>
          </table:table-cell>
          <table:table-cell office:value-type="float" office:value="3.1E-2" table:formula="of:=([.B112]-[.B111])/1000" table:style-name="ce5">
            <text:p>0.031</text:p>
          </table:table-cell>
          <table:table-cell office:value-type="float" office:value="2.142525E-2" table:formula="of:=([.C112]+[.C111])*[.G112]*9.8/2+[.H111]" table:style-name="ce4">
            <text:p>0.021425</text:p>
          </table:table-cell>
          <table:table-cell office:value-type="float" office:value="4.3915005246589712E-3" table:formula="of:=[.C112]-[.$N$1]" table:style-name="ce4">
            <text:p>0.004392</text:p>
          </table:table-cell>
          <table:table-cell office:value-type="float" office:value="4.1182669569779619E-3" table:formula="of:=(([.$I112]+[.$I111]))*[.$G112]*9.8/2+[.J111]" table:style-name="ce4">
            <text:p>0.0041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659" table:style-name="ce3">
            <text:p>41659</text:p>
          </table:table-cell>
          <table:table-cell office:value-type="float" office:value="-1.9E-3" table:style-name="ce4">
            <text:p>-0.0019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98" table:style-name="ce4">
            <text:p>1.009800</text:p>
          </table:table-cell>
          <table:table-cell office:value-type="float" office:value="3.5040000000000022" table:formula="of:=[.F112]+[.G113]" table:style-name="ce5">
            <text:p>3.504</text:p>
          </table:table-cell>
          <table:table-cell office:value-type="float" office:value="3.1E-2" table:formula="of:=([.B113]-[.B112])/1000" table:style-name="ce5">
            <text:p>0.031</text:p>
          </table:table-cell>
          <table:table-cell office:value-type="float" office:value="2.188095E-2" table:formula="of:=([.C113]+[.C112])*[.G113]*9.8/2+[.H112]" table:style-name="ce4">
            <text:p>0.021881</text:p>
          </table:table-cell>
          <table:table-cell office:value-type="float" office:value="-2.4084994753410284E-3" table:formula="of:=[.C113]-[.$N$1]" table:style-name="ce4">
            <text:p>-0.002408</text:p>
          </table:table-cell>
          <table:table-cell office:value-type="float" office:value="4.4194848163693571E-3" table:formula="of:=(([.$I113]+[.$I112]))*[.$G113]*9.8/2+[.J112]" table:style-name="ce4">
            <text:p>0.0044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691" table:style-name="ce3">
            <text:p>41691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-2.8E-3" table:style-name="ce4">
            <text:p>-0.0028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.5360000000000023" table:formula="of:=[.F113]+[.G114]" table:style-name="ce5">
            <text:p>3.536</text:p>
          </table:table-cell>
          <table:table-cell office:value-type="float" office:value="3.2000000000000001E-2" table:formula="of:=([.B114]-[.B113])/1000" table:style-name="ce5">
            <text:p>0.032</text:p>
          </table:table-cell>
          <table:table-cell office:value-type="float" office:value="2.1457589999999999E-2" table:formula="of:=([.C114]+[.C113])*[.G114]*9.8/2+[.H113]" table:style-name="ce4">
            <text:p>0.021458</text:p>
          </table:table-cell>
          <table:table-cell office:value-type="float" office:value="-1.3084994753410286E-3" table:formula="of:=[.C114]-[.$N$1]" table:style-name="ce4">
            <text:p>-0.001308</text:p>
          </table:table-cell>
          <table:table-cell office:value-type="float" office:value="3.8366593809024104E-3" table:formula="of:=(([.$I114]+[.$I113]))*[.$G114]*9.8/2+[.J113]" table:style-name="ce4">
            <text:p>0.0038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724" table:style-name="ce3">
            <text:p>41724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84" table:style-name="ce4">
            <text:p>1.008400</text:p>
          </table:table-cell>
          <table:table-cell office:value-type="float" office:value="3.5690000000000022" table:formula="of:=[.F114]+[.G115]" table:style-name="ce5">
            <text:p>3.569</text:p>
          </table:table-cell>
          <table:table-cell office:value-type="float" office:value="3.3000000000000002E-2" table:formula="of:=([.B115]-[.B114])/1000" table:style-name="ce5">
            <text:p>0.033</text:p>
          </table:table-cell>
          <table:table-cell office:value-type="float" office:value="2.1748649999999998E-2" table:formula="of:=([.C115]+[.C114])*[.G115]*9.8/2+[.H114]" table:style-name="ce4">
            <text:p>0.021749</text:p>
          </table:table-cell>
          <table:table-cell office:value-type="float" office:value="2.0915005246589713E-3" table:formula="of:=[.C115]-[.$N$1]" table:style-name="ce4">
            <text:p>0.002092</text:p>
          </table:table-cell>
          <table:table-cell office:value-type="float" office:value="3.9632706505771213E-3" table:formula="of:=(([.$I115]+[.$I114]))*[.$G115]*9.8/2+[.J114]" table:style-name="ce4">
            <text:p>0.0039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756" table:style-name="ce3">
            <text:p>41756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066999999999999" table:style-name="ce4">
            <text:p>1.006700</text:p>
          </table:table-cell>
          <table:table-cell office:value-type="float" office:value="3.6010000000000022" table:formula="of:=[.F115]+[.G116]" table:style-name="ce5">
            <text:p>3.601</text:p>
          </table:table-cell>
          <table:table-cell office:value-type="float" office:value="3.2000000000000001E-2" table:formula="of:=([.B116]-[.B115])/1000" table:style-name="ce5">
            <text:p>0.032</text:p>
          </table:table-cell>
          <table:table-cell office:value-type="float" office:value="2.2485609999999996E-2" table:formula="of:=([.C116]+[.C115])*[.G116]*9.8/2+[.H115]" table:style-name="ce4">
            <text:p>0.022486</text:p>
          </table:table-cell>
          <table:table-cell office:value-type="float" office:value="1.5915005246589715E-3" table:formula="of:=[.C116]-[.$N$1]" table:style-name="ce4">
            <text:p>0.001592</text:p>
          </table:table-cell>
          <table:table-cell office:value-type="float" office:value="4.5407652151101749E-3" table:formula="of:=(([.$I116]+[.$I115]))*[.$G116]*9.8/2+[.J115]" table:style-name="ce4">
            <text:p>0.0045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787" table:style-name="ce3">
            <text:p>41787</text:p>
          </table:table-cell>
          <table:table-cell office:value-type="float" office:value="2.8E-3" table:style-name="ce4">
            <text:p>0.002800</text:p>
          </table:table-cell>
          <table:table-cell office:value-type="float" office:value="5.1000000000000004E-3" table:style-name="ce4">
            <text:p>0.0051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3.6320000000000023" table:formula="of:=[.F116]+[.G117]" table:style-name="ce5">
            <text:p>3.632</text:p>
          </table:table-cell>
          <table:table-cell office:value-type="float" office:value="3.1E-2" table:formula="of:=([.B117]-[.B116])/1000" table:style-name="ce5">
            <text:p>0.031</text:p>
          </table:table-cell>
          <table:table-cell office:value-type="float" office:value="2.3229919999999998E-2" table:formula="of:=([.C117]+[.C116])*[.G117]*9.8/2+[.H116]" table:style-name="ce4">
            <text:p>0.023230</text:p>
          </table:table-cell>
          <table:table-cell office:value-type="float" office:value="2.2915005246589718E-3" table:formula="of:=[.C117]-[.$N$1]" table:style-name="ce4">
            <text:p>0.002292</text:p>
          </table:table-cell>
          <table:table-cell office:value-type="float" office:value="5.1305930745015708E-3" table:formula="of:=(([.$I117]+[.$I116]))*[.$G117]*9.8/2+[.J116]" table:style-name="ce4">
            <text:p>0.0051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818" table:style-name="ce3">
            <text:p>41818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-2.7000000000000001E-3" table:style-name="ce4">
            <text:p>-0.0027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3.6630000000000025" table:formula="of:=[.F117]+[.G118]" table:style-name="ce5">
            <text:p>3.663</text:p>
          </table:table-cell>
          <table:table-cell office:value-type="float" office:value="3.1E-2" table:formula="of:=([.B118]-[.B117])/1000" table:style-name="ce5">
            <text:p>0.031</text:p>
          </table:table-cell>
          <table:table-cell office:value-type="float" office:value="2.3488149999999999E-2" table:formula="of:=([.C118]+[.C117])*[.G118]*9.8/2+[.H117]" table:style-name="ce4">
            <text:p>0.023488</text:p>
          </table:table-cell>
          <table:table-cell office:value-type="float" office:value="-1.6084994753410285E-3" table:formula="of:=[.C118]-[.$N$1]" table:style-name="ce4">
            <text:p>-0.001608</text:p>
          </table:table-cell>
          <table:table-cell office:value-type="float" office:value="5.2343409338929661E-3" table:formula="of:=(([.$I118]+[.$I117]))*[.$G118]*9.8/2+[.J117]" table:style-name="ce4">
            <text:p>0.0052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851" table:style-name="ce3">
            <text:p>41851</text:p>
          </table:table-cell>
          <table:table-cell office:value-type="float" office:value="-2.5999999999999999E-3" table:style-name="ce4">
            <text:p>-0.002600</text:p>
          </table:table-cell>
          <table:table-cell office:value-type="float" office:value="-3.8E-3" table:style-name="ce4">
            <text:p>-0.003800</text:p>
          </table:table-cell>
          <table:table-cell office:value-type="float" office:value="1.006" table:style-name="ce4">
            <text:p>1.006000</text:p>
          </table:table-cell>
          <table:table-cell office:value-type="float" office:value="3.6960000000000024" table:formula="of:=[.F118]+[.G119]" table:style-name="ce5">
            <text:p>3.696</text:p>
          </table:table-cell>
          <table:table-cell office:value-type="float" office:value="3.3000000000000002E-2" table:formula="of:=([.B119]-[.B118])/1000" table:style-name="ce5">
            <text:p>0.033</text:p>
          </table:table-cell>
          <table:table-cell office:value-type="float" office:value="2.2889859999999998E-2" table:formula="of:=([.C119]+[.C118])*[.G119]*9.8/2+[.H118]" table:style-name="ce4">
            <text:p>0.022890</text:p>
          </table:table-cell>
          <table:table-cell office:value-type="float" office:value="-3.1084994753410285E-3" table:formula="of:=[.C119]-[.$N$1]" table:style-name="ce4">
            <text:p>-0.003108</text:p>
          </table:table-cell>
          <table:table-cell office:value-type="float" office:value="4.4716022035676773E-3" table:formula="of:=(([.$I119]+[.$I118]))*[.$G119]*9.8/2+[.J118]" table:style-name="ce4">
            <text:p>0.0044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884" table:style-name="ce3">
            <text:p>41884</text:p>
          </table:table-cell>
          <table:table-cell office:value-type="float" office:value="1.5E-3" table:style-name="ce4">
            <text:p>0.0015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8" table:style-name="ce4">
            <text:p>1.009800</text:p>
          </table:table-cell>
          <table:table-cell office:value-type="float" office:value="3.7290000000000023" table:formula="of:=[.F119]+[.G120]" table:style-name="ce5">
            <text:p>3.729</text:p>
          </table:table-cell>
          <table:table-cell office:value-type="float" office:value="3.3000000000000002E-2" table:formula="of:=([.B120]-[.B119])/1000" table:style-name="ce5">
            <text:p>0.033</text:p>
          </table:table-cell>
          <table:table-cell office:value-type="float" office:value="2.2711989999999998E-2" table:formula="of:=([.C120]+[.C119])*[.G120]*9.8/2+[.H119]" table:style-name="ce4">
            <text:p>0.022712</text:p>
          </table:table-cell>
          <table:table-cell office:value-type="float" office:value="9.9150052465897163E-4" table:formula="of:=[.C120]-[.$N$1]" table:style-name="ce4">
            <text:p>0.000992</text:p>
          </table:table-cell>
          <table:table-cell office:value-type="float" office:value="4.1292834732423889E-3" table:formula="of:=(([.$I120]+[.$I119]))*[.$G120]*9.8/2+[.J119]" table:style-name="ce4">
            <text:p>0.0041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915" table:style-name="ce3">
            <text:p>41915</text:p>
          </table:table-cell>
          <table:table-cell office:value-type="float" office:value="3.8E-3" table:style-name="ce4">
            <text:p>0.003800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.7600000000000025" table:formula="of:=[.F120]+[.G121]" table:style-name="ce5">
            <text:p>3.760</text:p>
          </table:table-cell>
          <table:table-cell office:value-type="float" office:value="3.1E-2" table:formula="of:=([.B121]-[.B120])/1000" table:style-name="ce5">
            <text:p>0.031</text:p>
          </table:table-cell>
          <table:table-cell office:value-type="float" office:value="2.3517059999999999E-2" table:formula="of:=([.C121]+[.C120])*[.G121]*9.8/2+[.H120]" table:style-name="ce4">
            <text:p>0.023517</text:p>
          </table:table-cell>
          <table:table-cell office:value-type="float" office:value="3.2915005246589718E-3" table:formula="of:=[.C121]-[.$N$1]" table:style-name="ce4">
            <text:p>0.003292</text:p>
          </table:table-cell>
          <table:table-cell office:value-type="float" office:value="4.7798713326337849E-3" table:formula="of:=(([.$I121]+[.$I120]))*[.$G121]*9.8/2+[.J120]" table:style-name="ce4">
            <text:p>0.0047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946" table:style-name="ce3">
            <text:p>41946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8" table:style-name="ce4">
            <text:p>1.009800</text:p>
          </table:table-cell>
          <table:table-cell office:value-type="float" office:value="3.7910000000000026" table:formula="of:=[.F121]+[.G122]" table:style-name="ce5">
            <text:p>3.791</text:p>
          </table:table-cell>
          <table:table-cell office:value-type="float" office:value="3.1E-2" table:formula="of:=([.B122]-[.B121])/1000" table:style-name="ce5">
            <text:p>0.031</text:p>
          </table:table-cell>
          <table:table-cell office:value-type="float" office:value="2.4261370000000001E-2" table:formula="of:=([.C122]+[.C121])*[.G122]*9.8/2+[.H121]" table:style-name="ce4">
            <text:p>0.024261</text:p>
          </table:table-cell>
          <table:table-cell office:value-type="float" office:value="5.9150052465897166E-4" table:formula="of:=[.C122]-[.$N$1]" table:style-name="ce4">
            <text:p>0.000592</text:p>
          </table:table-cell>
          <table:table-cell office:value-type="float" office:value="5.3696991920251808E-3" table:formula="of:=(([.$I122]+[.$I121]))*[.$G122]*9.8/2+[.J121]" table:style-name="ce4">
            <text:p>0.0053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1977" table:style-name="ce3">
            <text:p>41977</text:p>
          </table:table-cell>
          <table:table-cell office:value-type="float" office:value="-3.5999999999999999E-3" table:style-name="ce4">
            <text:p>-0.003600</text:p>
          </table:table-cell>
          <table:table-cell office:value-type="float" office:value="-1.8E-3" table:style-name="ce4">
            <text:p>-0.0018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.8220000000000027" table:formula="of:=[.F122]+[.G123]" table:style-name="ce5">
            <text:p>3.822</text:p>
          </table:table-cell>
          <table:table-cell office:value-type="float" office:value="3.1E-2" table:formula="of:=([.B123]-[.B122])/1000" table:style-name="ce5">
            <text:p>0.031</text:p>
          </table:table-cell>
          <table:table-cell office:value-type="float" office:value="2.3881619999999999E-2" table:formula="of:=([.C123]+[.C122])*[.G123]*9.8/2+[.H122]" table:style-name="ce4">
            <text:p>0.023882</text:p>
          </table:table-cell>
          <table:table-cell office:value-type="float" office:value="-4.1084994753410285E-3" table:formula="of:=[.C123]-[.$N$1]" table:style-name="ce4">
            <text:p>-0.004108</text:p>
          </table:table-cell>
          <table:table-cell office:value-type="float" office:value="4.8354670514165763E-3" table:formula="of:=(([.$I123]+[.$I122]))*[.$G123]*9.8/2+[.J122]" table:style-name="ce4">
            <text:p>0.0048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010" table:style-name="ce3">
            <text:p>4201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47999999999999" table:style-name="ce4">
            <text:p>1.004800</text:p>
          </table:table-cell>
          <table:table-cell office:value-type="float" office:value="3.8550000000000026" table:formula="of:=[.F123]+[.G124]" table:style-name="ce5">
            <text:p>3.855</text:p>
          </table:table-cell>
          <table:table-cell office:value-type="float" office:value="3.3000000000000002E-2" table:formula="of:=([.B124]-[.B123])/1000" table:style-name="ce5">
            <text:p>0.033</text:p>
          </table:table-cell>
          <table:table-cell office:value-type="float" office:value="2.3170139999999999E-2" table:formula="of:=([.C124]+[.C123])*[.G124]*9.8/2+[.H123]" table:style-name="ce4">
            <text:p>0.023170</text:p>
          </table:table-cell>
          <table:table-cell office:value-type="float" office:value="-1.3084994753410286E-3" table:formula="of:=[.C124]-[.$N$1]" table:style-name="ce4">
            <text:p>-0.001308</text:p>
          </table:table-cell>
          <table:table-cell office:value-type="float" office:value="3.9595383210912875E-3" table:formula="of:=(([.$I124]+[.$I123]))*[.$G124]*9.8/2+[.J123]" table:style-name="ce4">
            <text:p>0.0039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042" table:style-name="ce3">
            <text:p>42042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3.8870000000000027" table:formula="of:=[.F124]+[.G125]" table:style-name="ce5">
            <text:p>3.887</text:p>
          </table:table-cell>
          <table:table-cell office:value-type="float" office:value="3.2000000000000001E-2" table:formula="of:=([.B125]-[.B124])/1000" table:style-name="ce5">
            <text:p>0.032</text:p>
          </table:table-cell>
          <table:table-cell office:value-type="float" office:value="2.2872219999999999E-2" table:formula="of:=([.C125]+[.C124])*[.G125]*9.8/2+[.H124]" table:style-name="ce4">
            <text:p>0.022872</text:p>
          </table:table-cell>
          <table:table-cell office:value-type="float" office:value="-1.6084994753410285E-3" table:formula="of:=[.C125]-[.$N$1]" table:style-name="ce4">
            <text:p>-0.001608</text:p>
          </table:table-cell>
          <table:table-cell office:value-type="float" office:value="3.5021528856243409E-3" table:formula="of:=(([.$I125]+[.$I124]))*[.$G125]*9.8/2+[.J124]" table:style-name="ce4">
            <text:p>0.0035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074" table:style-name="ce3">
            <text:p>42074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3.9190000000000027" table:formula="of:=[.F125]+[.G126]" table:style-name="ce5">
            <text:p>3.919</text:p>
          </table:table-cell>
          <table:table-cell office:value-type="float" office:value="3.2000000000000001E-2" table:formula="of:=([.B126]-[.B125])/1000" table:style-name="ce5">
            <text:p>0.032</text:p>
          </table:table-cell>
          <table:table-cell office:value-type="float" office:value="2.3091739999999999E-2" table:formula="of:=([.C126]+[.C125])*[.G126]*9.8/2+[.H125]" table:style-name="ce4">
            <text:p>0.023092</text:p>
          </table:table-cell>
          <table:table-cell office:value-type="float" office:value="1.9915005246589719E-3" table:formula="of:=[.C126]-[.$N$1]" table:style-name="ce4">
            <text:p>0.001992</text:p>
          </table:table-cell>
          <table:table-cell office:value-type="float" office:value="3.5622074501573944E-3" table:formula="of:=(([.$I126]+[.$I125]))*[.$G126]*9.8/2+[.J125]" table:style-name="ce4">
            <text:p>0.0035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105" table:style-name="ce3">
            <text:p>42105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.9500000000000028" table:formula="of:=[.F126]+[.G127]" table:style-name="ce5">
            <text:p>3.950</text:p>
          </table:table-cell>
          <table:table-cell office:value-type="float" office:value="3.1E-2" table:formula="of:=([.B127]-[.B126])/1000" table:style-name="ce5">
            <text:p>0.031</text:p>
          </table:table-cell>
          <table:table-cell office:value-type="float" office:value="2.3410730000000001E-2" table:formula="of:=([.C127]+[.C126])*[.G127]*9.8/2+[.H126]" table:style-name="ce4">
            <text:p>0.023411</text:p>
          </table:table-cell>
          <table:table-cell office:value-type="float" office:value="-9.0849947534102837E-4" table:formula="of:=[.C127]-[.$N$1]" table:style-name="ce4">
            <text:p>-0.000908</text:p>
          </table:table-cell>
          <table:table-cell office:value-type="float" office:value="3.72671530954879E-3" table:formula="of:=(([.$I127]+[.$I126]))*[.$G127]*9.8/2+[.J126]" table:style-name="ce4">
            <text:p>0.0037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137" table:style-name="ce3">
            <text:p>42137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3.9820000000000029" table:formula="of:=[.F127]+[.G128]" table:style-name="ce5">
            <text:p>3.982</text:p>
          </table:table-cell>
          <table:table-cell office:value-type="float" office:value="3.2000000000000001E-2" table:formula="of:=([.B128]-[.B127])/1000" table:style-name="ce5">
            <text:p>0.032</text:p>
          </table:table-cell>
          <table:table-cell office:value-type="float" office:value="2.326961E-2" table:formula="of:=([.C128]+[.C127])*[.G128]*9.8/2+[.H127]" table:style-name="ce4">
            <text:p>0.023270</text:p>
          </table:table-cell>
          <table:table-cell office:value-type="float" office:value="-1.0084994753410284E-3" table:formula="of:=[.C128]-[.$N$1]" table:style-name="ce4">
            <text:p>-0.001008</text:p>
          </table:table-cell>
          <table:table-cell office:value-type="float" office:value="3.4261298740818433E-3" table:formula="of:=(([.$I128]+[.$I127]))*[.$G128]*9.8/2+[.J127]" table:style-name="ce4">
            <text:p>0.0034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169" table:style-name="ce3">
            <text:p>42169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65" table:style-name="ce4">
            <text:p>1.006500</text:p>
          </table:table-cell>
          <table:table-cell office:value-type="float" office:value="4.0140000000000029" table:formula="of:=[.F128]+[.G129]" table:style-name="ce5">
            <text:p>4.014</text:p>
          </table:table-cell>
          <table:table-cell office:value-type="float" office:value="3.2000000000000001E-2" table:formula="of:=([.B129]-[.B128])/1000" table:style-name="ce5">
            <text:p>0.032</text:p>
          </table:table-cell>
          <table:table-cell office:value-type="float" office:value="2.3018730000000001E-2" table:formula="of:=([.C129]+[.C128])*[.G129]*9.8/2+[.H128]" table:style-name="ce4">
            <text:p>0.023019</text:p>
          </table:table-cell>
          <table:table-cell office:value-type="float" office:value="-1.6084994753410285E-3" table:formula="of:=[.C129]-[.$N$1]" table:style-name="ce4">
            <text:p>-0.001608</text:p>
          </table:table-cell>
          <table:table-cell office:value-type="float" office:value="3.0157844386148967E-3" table:formula="of:=(([.$I129]+[.$I128]))*[.$G129]*9.8/2+[.J128]" table:style-name="ce4">
            <text:p>0.0030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201" table:style-name="ce3">
            <text:p>42201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84" table:style-name="ce4">
            <text:p>1.008400</text:p>
          </table:table-cell>
          <table:table-cell office:value-type="float" office:value="4.0460000000000029" table:formula="of:=[.F129]+[.G130]" table:style-name="ce5">
            <text:p>4.046</text:p>
          </table:table-cell>
          <table:table-cell office:value-type="float" office:value="3.2000000000000001E-2" table:formula="of:=([.B130]-[.B129])/1000" table:style-name="ce5">
            <text:p>0.032</text:p>
          </table:table-cell>
          <table:table-cell office:value-type="float" office:value="2.3112810000000001E-2" table:formula="of:=([.C130]+[.C129])*[.G130]*9.8/2+[.H129]" table:style-name="ce4">
            <text:p>0.023113</text:p>
          </table:table-cell>
          <table:table-cell office:value-type="float" office:value="1.1915005246589715E-3" table:formula="of:=[.C130]-[.$N$1]" table:style-name="ce4">
            <text:p>0.001192</text:p>
          </table:table-cell>
          <table:table-cell office:value-type="float" office:value="2.95039900314795E-3" table:formula="of:=(([.$I130]+[.$I129]))*[.$G130]*9.8/2+[.J129]" table:style-name="ce4">
            <text:p>0.0029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232" table:style-name="ce3">
            <text:p>42232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" table:style-name="ce4">
            <text:p>1.010000</text:p>
          </table:table-cell>
          <table:table-cell office:value-type="float" office:value="4.0770000000000026" table:formula="of:=[.F130]+[.G131]" table:style-name="ce5">
            <text:p>4.077</text:p>
          </table:table-cell>
          <table:table-cell office:value-type="float" office:value="3.1E-2" table:formula="of:=([.B131]-[.B130])/1000" table:style-name="ce5">
            <text:p>0.031</text:p>
          </table:table-cell>
          <table:table-cell office:value-type="float" office:value="2.3462180000000003E-2" table:formula="of:=([.C131]+[.C130])*[.G131]*9.8/2+[.H130]" table:style-name="ce4">
            <text:p>0.023462</text:p>
          </table:table-cell>
          <table:table-cell office:value-type="float" office:value="9.1500524658971543E-5" table:formula="of:=[.C131]-[.$N$1]" table:style-name="ce4">
            <text:p>0.000092</text:p>
          </table:table-cell>
          <table:table-cell office:value-type="float" office:value="3.1452868625393457E-3" table:formula="of:=(([.$I131]+[.$I130]))*[.$G131]*9.8/2+[.J130]" table:style-name="ce4">
            <text:p>0.0031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263" table:style-name="ce3">
            <text:p>42263</text:p>
          </table:table-cell>
          <table:table-cell office:value-type="float" office:value="-1E-4" table:style-name="ce4">
            <text:p>-0.000100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4.1080000000000023" table:formula="of:=[.F131]+[.G132]" table:style-name="ce5">
            <text:p>4.108</text:p>
          </table:table-cell>
          <table:table-cell office:value-type="float" office:value="3.1E-2" table:formula="of:=([.B132]-[.B131])/1000" table:style-name="ce5">
            <text:p>0.031</text:p>
          </table:table-cell>
          <table:table-cell office:value-type="float" office:value="2.3538130000000004E-2" table:formula="of:=([.C132]+[.C131])*[.G132]*9.8/2+[.H131]" table:style-name="ce4">
            <text:p>0.023538</text:p>
          </table:table-cell>
          <table:table-cell office:value-type="float" office:value="-6.0849947534102845E-4" table:formula="of:=[.C132]-[.$N$1]" table:style-name="ce4">
            <text:p>-0.000608</text:p>
          </table:table-cell>
          <table:table-cell office:value-type="float" office:value="3.0667547219307414E-3" table:formula="of:=(([.$I132]+[.$I131]))*[.$G132]*9.8/2+[.J131]" table:style-name="ce4">
            <text:p>0.0030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296" table:style-name="ce3">
            <text:p>42296</text:p>
          </table:table-cell>
          <table:table-cell office:value-type="float" office:value="-1.4E-3" table:style-name="ce4">
            <text:p>-0.001400</text:p>
          </table:table-cell>
          <table:table-cell office:value-type="float" office:value="-2E-3" table:style-name="ce4">
            <text:p>-0.0020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4.1410000000000027" table:formula="of:=[.F132]+[.G133]" table:style-name="ce5">
            <text:p>4.141</text:p>
          </table:table-cell>
          <table:table-cell office:value-type="float" office:value="3.3000000000000002E-2" table:formula="of:=([.B133]-[.B132])/1000" table:style-name="ce5">
            <text:p>0.033</text:p>
          </table:table-cell>
          <table:table-cell office:value-type="float" office:value="2.3295580000000003E-2" table:formula="of:=([.C133]+[.C132])*[.G133]*9.8/2+[.H132]" table:style-name="ce4">
            <text:p>0.023296</text:p>
          </table:table-cell>
          <table:table-cell office:value-type="float" office:value="-1.9084994753410284E-3" table:formula="of:=[.C133]-[.$N$1]" table:style-name="ce4">
            <text:p>-0.001908</text:p>
          </table:table-cell>
          <table:table-cell office:value-type="float" office:value="2.6597559916054529E-3" table:formula="of:=(([.$I133]+[.$I132]))*[.$G133]*9.8/2+[.J132]" table:style-name="ce4">
            <text:p>0.0026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329" table:style-name="ce3">
            <text:p>42329</text:p>
          </table:table-cell>
          <table:table-cell office:value-type="float" office:value="1.4E-3" table:style-name="ce4">
            <text:p>0.0014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4.174000000000003" table:formula="of:=[.F133]+[.G134]" table:style-name="ce5">
            <text:p>4.174</text:p>
          </table:table-cell>
          <table:table-cell office:value-type="float" office:value="3.3000000000000002E-2" table:formula="of:=([.B134]-[.B133])/1000" table:style-name="ce5">
            <text:p>0.033</text:p>
          </table:table-cell>
          <table:table-cell office:value-type="float" office:value="2.3295580000000003E-2" table:formula="of:=([.C134]+[.C133])*[.G134]*9.8/2+[.H133]" table:style-name="ce4">
            <text:p>0.023296</text:p>
          </table:table-cell>
          <table:table-cell office:value-type="float" office:value="8.9150052465897158E-4" table:formula="of:=[.C134]-[.$N$1]" table:style-name="ce4">
            <text:p>0.000892</text:p>
          </table:table-cell>
          <table:table-cell office:value-type="float" office:value="2.4953072612801642E-3" table:formula="of:=(([.$I134]+[.$I133]))*[.$G134]*9.8/2+[.J133]" table:style-name="ce4">
            <text:p>0.0024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361" table:style-name="ce3">
            <text:p>42361</text:p>
          </table:table-cell>
          <table:table-cell office:value-type="float" office:value="1.9E-3" table:style-name="ce4">
            <text:p>0.001900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1.0103" table:style-name="ce4">
            <text:p>1.010300</text:p>
          </table:table-cell>
          <table:table-cell office:value-type="float" office:value="4.2060000000000031" table:formula="of:=[.F134]+[.G135]" table:style-name="ce5">
            <text:p>4.206</text:p>
          </table:table-cell>
          <table:table-cell office:value-type="float" office:value="3.2000000000000001E-2" table:formula="of:=([.B135]-[.B134])/1000" table:style-name="ce5">
            <text:p>0.032</text:p>
          </table:table-cell>
          <table:table-cell office:value-type="float" office:value="2.3813020000000004E-2" table:formula="of:=([.C135]+[.C134])*[.G135]*9.8/2+[.H134]" table:style-name="ce4">
            <text:p>0.023813</text:p>
          </table:table-cell>
          <table:table-cell office:value-type="float" office:value="1.3915005246589716E-3" table:formula="of:=[.C135]-[.$N$1]" table:style-name="ce4">
            <text:p>0.001392</text:p>
          </table:table-cell>
          <table:table-cell office:value-type="float" office:value="2.8532818258132178E-3" table:formula="of:=(([.$I135]+[.$I134]))*[.$G135]*9.8/2+[.J134]" table:style-name="ce4">
            <text:p>0.0028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392" table:style-name="ce3">
            <text:p>42392</text:p>
          </table:table-cell>
          <table:table-cell office:value-type="float" office:value="1E-3" table:style-name="ce4">
            <text:p>0.0010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04" table:style-name="ce4">
            <text:p>1.010400</text:p>
          </table:table-cell>
          <table:table-cell office:value-type="float" office:value="4.2370000000000028" table:formula="of:=[.F135]+[.G136]" table:style-name="ce5">
            <text:p>4.237</text:p>
          </table:table-cell>
          <table:table-cell office:value-type="float" office:value="3.1E-2" table:formula="of:=([.B136]-[.B135])/1000" table:style-name="ce5">
            <text:p>0.031</text:p>
          </table:table-cell>
          <table:table-cell office:value-type="float" office:value="2.4253530000000006E-2" table:formula="of:=([.C136]+[.C135])*[.G136]*9.8/2+[.H135]" table:style-name="ce4">
            <text:p>0.024254</text:p>
          </table:table-cell>
          <table:table-cell office:value-type="float" office:value="4.9150052465897162E-4" table:formula="of:=[.C136]-[.$N$1]" table:style-name="ce4">
            <text:p>0.000492</text:p>
          </table:table-cell>
          <table:table-cell office:value-type="float" office:value="3.1393096852046134E-3" table:formula="of:=(([.$I136]+[.$I135]))*[.$G136]*9.8/2+[.J135]" table:style-name="ce4">
            <text:p>0.0031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423" table:style-name="ce3">
            <text:p>42423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4.2680000000000025" table:formula="of:=[.F136]+[.G137]" table:style-name="ce5">
            <text:p>4.268</text:p>
          </table:table-cell>
          <table:table-cell office:value-type="float" office:value="3.1E-2" table:formula="of:=([.B137]-[.B136])/1000" table:style-name="ce5">
            <text:p>0.031</text:p>
          </table:table-cell>
          <table:table-cell office:value-type="float" office:value="2.4283910000000006E-2" table:formula="of:=([.C137]+[.C136])*[.G137]*9.8/2+[.H136]" table:style-name="ce4">
            <text:p>0.024284</text:p>
          </table:table-cell>
          <table:table-cell office:value-type="float" office:value="-1.3084994753410286E-3" table:formula="of:=[.C137]-[.$N$1]" table:style-name="ce4">
            <text:p>-0.001308</text:p>
          </table:table-cell>
          <table:table-cell office:value-type="float" office:value="3.0152075445960091E-3" table:formula="of:=(([.$I137]+[.$I136]))*[.$G137]*9.8/2+[.J136]" table:style-name="ce4">
            <text:p>0.0030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456" table:style-name="ce3">
            <text:p>42456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-3.7000000000000002E-3" table:style-name="ce4">
            <text:p>-0.003700</text:p>
          </table:table-cell>
          <table:table-cell office:value-type="float" office:value="1.0103" table:style-name="ce4">
            <text:p>1.010300</text:p>
          </table:table-cell>
          <table:table-cell office:value-type="float" office:value="4.3010000000000028" table:formula="of:=[.F137]+[.G138]" table:style-name="ce5">
            <text:p>4.301</text:p>
          </table:table-cell>
          <table:table-cell office:value-type="float" office:value="3.3000000000000002E-2" table:formula="of:=([.B138]-[.B137])/1000" table:style-name="ce5">
            <text:p>0.033</text:p>
          </table:table-cell>
          <table:table-cell office:value-type="float" office:value="2.4300080000000005E-2" table:formula="of:=([.C138]+[.C137])*[.G138]*9.8/2+[.H137]" table:style-name="ce4">
            <text:p>0.024300</text:p>
          </table:table-cell>
          <table:table-cell office:value-type="float" office:value="3.9150052465897157E-4" table:formula="of:=[.C138]-[.$N$1]" table:style-name="ce4">
            <text:p>0.000392</text:p>
          </table:table-cell>
          <table:table-cell office:value-type="float" office:value="2.8669288142707207E-3" table:formula="of:=(([.$I138]+[.$I137]))*[.$G138]*9.8/2+[.J137]" table:style-name="ce4">
            <text:p>0.0028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488" table:style-name="ce3">
            <text:p>42488</text:p>
          </table:table-cell>
          <table:table-cell office:value-type="float" office:value="-1E-4" table:style-name="ce4">
            <text:p>-0.0001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98" table:style-name="ce4">
            <text:p>1.009800</text:p>
          </table:table-cell>
          <table:table-cell office:value-type="float" office:value="4.3330000000000028" table:formula="of:=[.F138]+[.G139]" table:style-name="ce5">
            <text:p>4.333</text:p>
          </table:table-cell>
          <table:table-cell office:value-type="float" office:value="3.2000000000000001E-2" table:formula="of:=([.B139]-[.B138])/1000" table:style-name="ce5">
            <text:p>0.032</text:p>
          </table:table-cell>
          <table:table-cell office:value-type="float" office:value="2.4425520000000006E-2" table:formula="of:=([.C139]+[.C138])*[.G139]*9.8/2+[.H138]" table:style-name="ce4">
            <text:p>0.024426</text:p>
          </table:table-cell>
          <table:table-cell office:value-type="float" office:value="-6.0849947534102845E-4" table:formula="of:=[.C139]-[.$N$1]" table:style-name="ce4">
            <text:p>-0.000608</text:p>
          </table:table-cell>
          <table:table-cell office:value-type="float" office:value="2.8329033788037743E-3" table:formula="of:=(([.$I139]+[.$I138]))*[.$G139]*9.8/2+[.J138]" table:style-name="ce4">
            <text:p>0.0028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521" table:style-name="ce3">
            <text:p>42521</text:p>
          </table:table-cell>
          <table:table-cell office:value-type="float" office:value="1.4E-3" table:style-name="ce4">
            <text:p>0.0014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05" table:style-name="ce4">
            <text:p>1.010500</text:p>
          </table:table-cell>
          <table:table-cell office:value-type="float" office:value="4.3660000000000032" table:formula="of:=[.F139]+[.G140]" table:style-name="ce5">
            <text:p>4.366</text:p>
          </table:table-cell>
          <table:table-cell office:value-type="float" office:value="3.3000000000000002E-2" table:formula="of:=([.B140]-[.B139])/1000" table:style-name="ce5">
            <text:p>0.033</text:p>
          </table:table-cell>
          <table:table-cell office:value-type="float" office:value="2.4635730000000005E-2" table:formula="of:=([.C140]+[.C139])*[.G140]*9.8/2+[.H139]" table:style-name="ce4">
            <text:p>0.024636</text:p>
          </table:table-cell>
          <table:table-cell office:value-type="float" office:value="8.9150052465897158E-4" table:formula="of:=[.C140]-[.$N$1]" table:style-name="ce4">
            <text:p>0.000892</text:p>
          </table:table-cell>
          <table:table-cell office:value-type="float" office:value="2.8786646484784857E-3" table:formula="of:=(([.$I140]+[.$I139]))*[.$G140]*9.8/2+[.J139]" table:style-name="ce4">
            <text:p>0.0028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552" table:style-name="ce3">
            <text:p>42552</text:p>
          </table:table-cell>
          <table:table-cell office:value-type="float" office:value="2E-3" table:style-name="ce4">
            <text:p>0.002000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1.0125999999999999" table:style-name="ce4">
            <text:p>1.012600</text:p>
          </table:table-cell>
          <table:table-cell office:value-type="float" office:value="4.3970000000000029" table:formula="of:=[.F140]+[.G141]" table:style-name="ce5">
            <text:p>4.397</text:p>
          </table:table-cell>
          <table:table-cell office:value-type="float" office:value="3.1E-2" table:formula="of:=([.B141]-[.B140])/1000" table:style-name="ce5">
            <text:p>0.031</text:p>
          </table:table-cell>
          <table:table-cell office:value-type="float" office:value="2.5152190000000005E-2" table:formula="of:=([.C141]+[.C140])*[.G141]*9.8/2+[.H140]" table:style-name="ce4">
            <text:p>0.025152</text:p>
          </table:table-cell>
          <table:table-cell office:value-type="float" office:value="1.4915005246589716E-3" table:formula="of:=[.C141]-[.$N$1]" table:style-name="ce4">
            <text:p>0.001492</text:p>
          </table:table-cell>
          <table:table-cell office:value-type="float" office:value="3.2406425078698813E-3" table:formula="of:=(([.$I141]+[.$I140]))*[.$G141]*9.8/2+[.J140]" table:style-name="ce4">
            <text:p>0.0032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583" table:style-name="ce3">
            <text:p>42583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4" table:style-name="ce4">
            <text:p>1.010400</text:p>
          </table:table-cell>
          <table:table-cell office:value-type="float" office:value="4.4280000000000026" table:formula="of:=[.F141]+[.G142]" table:style-name="ce5">
            <text:p>4.428</text:p>
          </table:table-cell>
          <table:table-cell office:value-type="float" office:value="3.1E-2" table:formula="of:=([.B142]-[.B141])/1000" table:style-name="ce5">
            <text:p>0.031</text:p>
          </table:table-cell>
          <table:table-cell office:value-type="float" office:value="2.5562320000000006E-2" table:formula="of:=([.C142]+[.C141])*[.G142]*9.8/2+[.H141]" table:style-name="ce4">
            <text:p>0.025562</text:p>
          </table:table-cell>
          <table:table-cell office:value-type="float" office:value="1.9150052465897159E-4" table:formula="of:=[.C142]-[.$N$1]" table:style-name="ce4">
            <text:p>0.000192</text:p>
          </table:table-cell>
          <table:table-cell office:value-type="float" office:value="3.4962903672612769E-3" table:formula="of:=(([.$I142]+[.$I141]))*[.$G142]*9.8/2+[.J141]" table:style-name="ce4">
            <text:p>0.0034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614" table:style-name="ce3">
            <text:p>42614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4.4590000000000023" table:formula="of:=[.F142]+[.G143]" table:style-name="ce5">
            <text:p>4.459</text:p>
          </table:table-cell>
          <table:table-cell office:value-type="float" office:value="3.1E-2" table:formula="of:=([.B143]-[.B142])/1000" table:style-name="ce5">
            <text:p>0.031</text:p>
          </table:table-cell>
          <table:table-cell office:value-type="float" office:value="2.5744600000000006E-2" table:formula="of:=([.C143]+[.C142])*[.G143]*9.8/2+[.H142]" table:style-name="ce4">
            <text:p>0.025745</text:p>
          </table:table-cell>
          <table:table-cell office:value-type="float" office:value="-8.4994753410283942E-6" table:formula="of:=[.C143]-[.$N$1]" table:style-name="ce4">
            <text:p>-0.000008</text:p>
          </table:table-cell>
          <table:table-cell office:value-type="float" office:value="3.5240882266526726E-3" table:formula="of:=(([.$I143]+[.$I142]))*[.$G143]*9.8/2+[.J142]" table:style-name="ce4">
            <text:p>0.0035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646" table:style-name="ce3">
            <text:p>42646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01" table:style-name="ce4">
            <text:p>1.010100</text:p>
          </table:table-cell>
          <table:table-cell office:value-type="float" office:value="4.4910000000000023" table:formula="of:=[.F143]+[.G144]" table:style-name="ce5">
            <text:p>4.491</text:p>
          </table:table-cell>
          <table:table-cell office:value-type="float" office:value="3.2000000000000001E-2" table:formula="of:=([.B144]-[.B143])/1000" table:style-name="ce5">
            <text:p>0.032</text:p>
          </table:table-cell>
          <table:table-cell office:value-type="float" office:value="2.6199320000000005E-2" table:formula="of:=([.C144]+[.C143])*[.G144]*9.8/2+[.H143]" table:style-name="ce4">
            <text:p>0.026199</text:p>
          </table:table-cell>
          <table:table-cell office:value-type="float" office:value="1.8915005246589714E-3" table:formula="of:=[.C144]-[.$N$1]" table:style-name="ce4">
            <text:p>0.001892</text:p>
          </table:table-cell>
          <table:table-cell office:value-type="float" office:value="3.8193427911857262E-3" table:formula="of:=(([.$I144]+[.$I143]))*[.$G144]*9.8/2+[.J143]" table:style-name="ce4">
            <text:p>0.0038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677" table:style-name="ce3">
            <text:p>42677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4.522000000000002" table:formula="of:=[.F144]+[.G145]" table:style-name="ce5">
            <text:p>4.522</text:p>
          </table:table-cell>
          <table:table-cell office:value-type="float" office:value="3.1E-2" table:formula="of:=([.B145]-[.B144])/1000" table:style-name="ce5">
            <text:p>0.031</text:p>
          </table:table-cell>
          <table:table-cell office:value-type="float" office:value="2.6639830000000007E-2" table:formula="of:=([.C145]+[.C144])*[.G145]*9.8/2+[.H144]" table:style-name="ce4">
            <text:p>0.026640</text:p>
          </table:table-cell>
          <table:table-cell office:value-type="float" office:value="-8.4994753410283942E-6" table:formula="of:=[.C145]-[.$N$1]" table:style-name="ce4">
            <text:p>-0.000008</text:p>
          </table:table-cell>
          <table:table-cell office:value-type="float" office:value="4.1053706505771214E-3" table:formula="of:=(([.$I145]+[.$I144]))*[.$G145]*9.8/2+[.J144]" table:style-name="ce4">
            <text:p>0.0041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708" table:style-name="ce3">
            <text:p>42708</text:p>
          </table:table-cell>
          <table:table-cell office:value-type="float" office:value="-2.8999999999999998E-3" table:style-name="ce4">
            <text:p>-0.0029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39" table:style-name="ce4">
            <text:p>1.013900</text:p>
          </table:table-cell>
          <table:table-cell office:value-type="float" office:value="4.5530000000000017" table:formula="of:=[.F145]+[.G146]" table:style-name="ce5">
            <text:p>4.553</text:p>
          </table:table-cell>
          <table:table-cell office:value-type="float" office:value="3.1E-2" table:formula="of:=([.B146]-[.B145])/1000" table:style-name="ce5">
            <text:p>0.031</text:p>
          </table:table-cell>
          <table:table-cell office:value-type="float" office:value="2.6275270000000007E-2" table:formula="of:=([.C146]+[.C145])*[.G146]*9.8/2+[.H145]" table:style-name="ce4">
            <text:p>0.026275</text:p>
          </table:table-cell>
          <table:table-cell office:value-type="float" office:value="-3.4084994753410284E-3" table:formula="of:=[.C146]-[.$N$1]" table:style-name="ce4">
            <text:p>-0.003408</text:p>
          </table:table-cell>
          <table:table-cell office:value-type="float" office:value="3.5863285099685168E-3" table:formula="of:=(([.$I146]+[.$I145]))*[.$G146]*9.8/2+[.J145]" table:style-name="ce4">
            <text:p>0.0035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740" table:style-name="ce3">
            <text:p>4274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83" table:style-name="ce4">
            <text:p>1.008300</text:p>
          </table:table-cell>
          <table:table-cell office:value-type="float" office:value="4.5850000000000017" table:formula="of:=[.F146]+[.G147]" table:style-name="ce5">
            <text:p>4.585</text:p>
          </table:table-cell>
          <table:table-cell office:value-type="float" office:value="3.2000000000000001E-2" table:formula="of:=([.B147]-[.B146])/1000" table:style-name="ce5">
            <text:p>0.032</text:p>
          </table:table-cell>
          <table:table-cell office:value-type="float" office:value="2.5742150000000005E-2" table:formula="of:=([.C147]+[.C146])*[.G147]*9.8/2+[.H146]" table:style-name="ce4">
            <text:p>0.025742</text:p>
          </table:table-cell>
          <table:table-cell office:value-type="float" office:value="-1.0084994753410284E-3" table:formula="of:=[.C147]-[.$N$1]" table:style-name="ce4">
            <text:p>-0.001008</text:p>
          </table:table-cell>
          <table:table-cell office:value-type="float" office:value="2.8937430745015705E-3" table:formula="of:=(([.$I147]+[.$I146]))*[.$G147]*9.8/2+[.J146]" table:style-name="ce4">
            <text:p>0.0028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772" table:style-name="ce3">
            <text:p>42772</text:p>
          </table:table-cell>
          <table:table-cell office:value-type="float" office:value="1.9E-3" table:style-name="ce4">
            <text:p>0.0019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" table:style-name="ce4">
            <text:p>1.010000</text:p>
          </table:table-cell>
          <table:table-cell office:value-type="float" office:value="4.6170000000000018" table:formula="of:=[.F147]+[.G148]" table:style-name="ce5">
            <text:p>4.617</text:p>
          </table:table-cell>
          <table:table-cell office:value-type="float" office:value="3.2000000000000001E-2" table:formula="of:=([.B148]-[.B147])/1000" table:style-name="ce5">
            <text:p>0.032</text:p>
          </table:table-cell>
          <table:table-cell office:value-type="float" office:value="2.5961670000000006E-2" table:formula="of:=([.C148]+[.C147])*[.G148]*9.8/2+[.H147]" table:style-name="ce4">
            <text:p>0.025962</text:p>
          </table:table-cell>
          <table:table-cell office:value-type="float" office:value="1.3915005246589716E-3" table:formula="of:=[.C148]-[.$N$1]" table:style-name="ce4">
            <text:p>0.001392</text:p>
          </table:table-cell>
          <table:table-cell office:value-type="float" office:value="2.953797639034624E-3" table:formula="of:=(([.$I148]+[.$I147]))*[.$G148]*9.8/2+[.J147]" table:style-name="ce4">
            <text:p>0.0029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803" table:style-name="ce3">
            <text:p>42803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03" table:style-name="ce4">
            <text:p>1.010300</text:p>
          </table:table-cell>
          <table:table-cell office:value-type="float" office:value="4.6480000000000015" table:formula="of:=[.F148]+[.G149]" table:style-name="ce5">
            <text:p>4.648</text:p>
          </table:table-cell>
          <table:table-cell office:value-type="float" office:value="3.1E-2" table:formula="of:=([.B149]-[.B148])/1000" table:style-name="ce5">
            <text:p>0.031</text:p>
          </table:table-cell>
          <table:table-cell office:value-type="float" office:value="2.6326230000000006E-2" table:formula="of:=([.C149]+[.C148])*[.G149]*9.8/2+[.H148]" table:style-name="ce4">
            <text:p>0.026326</text:p>
          </table:table-cell>
          <table:table-cell office:value-type="float" office:value="-8.4994753410283942E-6" table:formula="of:=[.C149]-[.$N$1]" table:style-name="ce4">
            <text:p>-0.000008</text:p>
          </table:table-cell>
          <table:table-cell office:value-type="float" office:value="3.1638754984260197E-3" table:formula="of:=(([.$I149]+[.$I148]))*[.$G149]*9.8/2+[.J148]" table:style-name="ce4">
            <text:p>0.0031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834" table:style-name="ce3">
            <text:p>42834</text:p>
          </table:table-cell>
          <table:table-cell office:value-type="float" office:value="2E-3" table:style-name="ce4">
            <text:p>0.0020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4.6790000000000012" table:formula="of:=[.F149]+[.G150]" table:style-name="ce5">
            <text:p>4.679</text:p>
          </table:table-cell>
          <table:table-cell office:value-type="float" office:value="3.1E-2" table:formula="of:=([.B150]-[.B149])/1000" table:style-name="ce5">
            <text:p>0.031</text:p>
          </table:table-cell>
          <table:table-cell office:value-type="float" office:value="2.6705980000000008E-2" table:formula="of:=([.C150]+[.C149])*[.G150]*9.8/2+[.H149]" table:style-name="ce4">
            <text:p>0.026706</text:p>
          </table:table-cell>
          <table:table-cell office:value-type="float" office:value="1.4915005246589716E-3" table:formula="of:=[.C150]-[.$N$1]" table:style-name="ce4">
            <text:p>0.001492</text:p>
          </table:table-cell>
          <table:table-cell office:value-type="float" office:value="3.3891433578174153E-3" table:formula="of:=(([.$I150]+[.$I149]))*[.$G150]*9.8/2+[.J149]" table:style-name="ce4">
            <text:p>0.0033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865" table:style-name="ce3">
            <text:p>42865</text:p>
          </table:table-cell>
          <table:table-cell office:value-type="float" office:value="-2.0999999999999999E-3" table:style-name="ce4">
            <text:p>-0.002100</text:p>
          </table:table-cell>
          <table:table-cell office:value-type="float" office:value="5.0000000000000001E-3" table:style-name="ce4">
            <text:p>0.0050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4.7100000000000009" table:formula="of:=[.F150]+[.G151]" table:style-name="ce5">
            <text:p>4.710</text:p>
          </table:table-cell>
          <table:table-cell office:value-type="float" office:value="3.1E-2" table:formula="of:=([.B151]-[.B150])/1000" table:style-name="ce5">
            <text:p>0.031</text:p>
          </table:table-cell>
          <table:table-cell office:value-type="float" office:value="2.6690790000000009E-2" table:formula="of:=([.C151]+[.C150])*[.G151]*9.8/2+[.H150]" table:style-name="ce4">
            <text:p>0.026691</text:p>
          </table:table-cell>
          <table:table-cell office:value-type="float" office:value="-2.6084994753410281E-3" table:formula="of:=[.C151]-[.$N$1]" table:style-name="ce4">
            <text:p>-0.002608</text:p>
          </table:table-cell>
          <table:table-cell office:value-type="float" office:value="3.2194712172088111E-3" table:formula="of:=(([.$I151]+[.$I150]))*[.$G151]*9.8/2+[.J150]" table:style-name="ce4">
            <text:p>0.0032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897" table:style-name="ce3">
            <text:p>42897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28999999999999" table:style-name="ce4">
            <text:p>1.012900</text:p>
          </table:table-cell>
          <table:table-cell office:value-type="float" office:value="4.7420000000000009" table:formula="of:=[.F151]+[.G152]" table:style-name="ce5">
            <text:p>4.742</text:p>
          </table:table-cell>
          <table:table-cell office:value-type="float" office:value="3.2000000000000001E-2" table:formula="of:=([.B152]-[.B151])/1000" table:style-name="ce5">
            <text:p>0.032</text:p>
          </table:table-cell>
          <table:table-cell office:value-type="float" office:value="2.640855000000001E-2" table:formula="of:=([.C152]+[.C151])*[.G152]*9.8/2+[.H151]" table:style-name="ce4">
            <text:p>0.026409</text:p>
          </table:table-cell>
          <table:table-cell office:value-type="float" office:value="-2.0849947534102843E-4" table:formula="of:=[.C152]-[.$N$1]" table:style-name="ce4">
            <text:p>-0.000208</text:p>
          </table:table-cell>
          <table:table-cell office:value-type="float" office:value="2.7777657817418646E-3" table:formula="of:=(([.$I152]+[.$I151]))*[.$G152]*9.8/2+[.J151]" table:style-name="ce4">
            <text:p>0.0027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928" table:style-name="ce3">
            <text:p>42928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4.7730000000000006" table:formula="of:=[.F152]+[.G153]" table:style-name="ce5">
            <text:p>4.773</text:p>
          </table:table-cell>
          <table:table-cell office:value-type="float" office:value="3.1E-2" table:formula="of:=([.B153]-[.B152])/1000" table:style-name="ce5">
            <text:p>0.031</text:p>
          </table:table-cell>
          <table:table-cell office:value-type="float" office:value="2.6909820000000011E-2" table:formula="of:=([.C153]+[.C152])*[.G153]*9.8/2+[.H152]" table:style-name="ce4">
            <text:p>0.026910</text:p>
          </table:table-cell>
          <table:table-cell office:value-type="float" office:value="2.4915005246589714E-3" table:formula="of:=[.C153]-[.$N$1]" table:style-name="ce4">
            <text:p>0.002492</text:p>
          </table:table-cell>
          <table:table-cell office:value-type="float" office:value="3.1245536411332602E-3" table:formula="of:=(([.$I153]+[.$I152]))*[.$G153]*9.8/2+[.J152]" table:style-name="ce4">
            <text:p>0.0031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960" table:style-name="ce3">
            <text:p>42960</text:p>
          </table:table-cell>
          <table:table-cell office:value-type="float" office:value="1E-4" table:style-name="ce4">
            <text:p>0.000100</text:p>
          </table:table-cell>
          <table:table-cell office:value-type="float" office:value="-1.8E-3" table:style-name="ce4">
            <text:p>-0.0018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4.8050000000000006" table:formula="of:=[.F153]+[.G154]" table:style-name="ce5">
            <text:p>4.805</text:p>
          </table:table-cell>
          <table:table-cell office:value-type="float" office:value="3.2000000000000001E-2" table:formula="of:=([.B154]-[.B153])/1000" table:style-name="ce5">
            <text:p>0.032</text:p>
          </table:table-cell>
          <table:table-cell office:value-type="float" office:value="2.7395900000000011E-2" table:formula="of:=([.C154]+[.C153])*[.G154]*9.8/2+[.H153]" table:style-name="ce4">
            <text:p>0.027396</text:p>
          </table:table-cell>
          <table:table-cell office:value-type="float" office:value="-4.0849947534102841E-4" table:formula="of:=[.C154]-[.$N$1]" table:style-name="ce4">
            <text:p>-0.000408</text:p>
          </table:table-cell>
          <table:table-cell office:value-type="float" office:value="3.4511682056663135E-3" table:formula="of:=(([.$I154]+[.$I153]))*[.$G154]*9.8/2+[.J153]" table:style-name="ce4">
            <text:p>0.0034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2992" table:style-name="ce3">
            <text:p>42992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4.8370000000000006" table:formula="of:=[.F154]+[.G155]" table:style-name="ce5">
            <text:p>4.837</text:p>
          </table:table-cell>
          <table:table-cell office:value-type="float" office:value="3.2000000000000001E-2" table:formula="of:=([.B155]-[.B154])/1000" table:style-name="ce5">
            <text:p>0.032</text:p>
          </table:table-cell>
          <table:table-cell office:value-type="float" office:value="2.7615420000000012E-2" table:formula="of:=([.C155]+[.C154])*[.G155]*9.8/2+[.H154]" table:style-name="ce4">
            <text:p>0.027615</text:p>
          </table:table-cell>
          <table:table-cell office:value-type="float" office:value="7.9150052465897154E-4" table:formula="of:=[.C155]-[.$N$1]" table:style-name="ce4">
            <text:p>0.000792</text:p>
          </table:table-cell>
          <table:table-cell office:value-type="float" office:value="3.511222770199367E-3" table:formula="of:=(([.$I155]+[.$I154]))*[.$G155]*9.8/2+[.J154]" table:style-name="ce4">
            <text:p>0.0035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024" table:style-name="ce3">
            <text:p>43024</text:p>
          </table:table-cell>
          <table:table-cell office:value-type="float" office:value="-2.5999999999999999E-3" table:style-name="ce4">
            <text:p>-0.0026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4.8690000000000007" table:formula="of:=[.F155]+[.G156]" table:style-name="ce5">
            <text:p>4.869</text:p>
          </table:table-cell>
          <table:table-cell office:value-type="float" office:value="3.2000000000000001E-2" table:formula="of:=([.B156]-[.B155])/1000" table:style-name="ce5">
            <text:p>0.032</text:p>
          </table:table-cell>
          <table:table-cell office:value-type="float" office:value="2.7411580000000012E-2" table:formula="of:=([.C156]+[.C155])*[.G156]*9.8/2+[.H155]" table:style-name="ce4">
            <text:p>0.027412</text:p>
          </table:table-cell>
          <table:table-cell office:value-type="float" office:value="-3.1084994753410285E-3" table:formula="of:=[.C156]-[.$N$1]" table:style-name="ce4">
            <text:p>-0.003108</text:p>
          </table:table-cell>
          <table:table-cell office:value-type="float" office:value="3.1479173347324202E-3" table:formula="of:=(([.$I156]+[.$I155]))*[.$G156]*9.8/2+[.J155]" table:style-name="ce4">
            <text:p>0.0031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056" table:style-name="ce3">
            <text:p>43056</text:p>
          </table:table-cell>
          <table:table-cell office:value-type="float" office:value="0" table:style-name="ce4">
            <text:p>0.0000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4.9010000000000007" table:formula="of:=[.F156]+[.G157]" table:style-name="ce5">
            <text:p>4.901</text:p>
          </table:table-cell>
          <table:table-cell office:value-type="float" office:value="3.2000000000000001E-2" table:formula="of:=([.B157]-[.B156])/1000" table:style-name="ce5">
            <text:p>0.032</text:p>
          </table:table-cell>
          <table:table-cell office:value-type="float" office:value="2.7003900000000011E-2" table:formula="of:=([.C157]+[.C156])*[.G157]*9.8/2+[.H156]" table:style-name="ce4">
            <text:p>0.027004</text:p>
          </table:table-cell>
          <table:table-cell office:value-type="float" office:value="-5.084994753410284E-4" table:formula="of:=[.C157]-[.$N$1]" table:style-name="ce4">
            <text:p>-0.000508</text:p>
          </table:table-cell>
          <table:table-cell office:value-type="float" office:value="2.5807718992654737E-3" table:formula="of:=(([.$I157]+[.$I156]))*[.$G157]*9.8/2+[.J156]" table:style-name="ce4">
            <text:p>0.0025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088" table:style-name="ce3">
            <text:p>43088</text:p>
          </table:table-cell>
          <table:table-cell office:value-type="float" office:value="1.4E-3" table:style-name="ce4">
            <text:p>0.0014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52000000000001" table:style-name="ce4">
            <text:p>1.005200</text:p>
          </table:table-cell>
          <table:table-cell office:value-type="float" office:value="4.9330000000000007" table:formula="of:=[.F157]+[.G158]" table:style-name="ce5">
            <text:p>4.933</text:p>
          </table:table-cell>
          <table:table-cell office:value-type="float" office:value="3.2000000000000001E-2" table:formula="of:=([.B158]-[.B157])/1000" table:style-name="ce5">
            <text:p>0.032</text:p>
          </table:table-cell>
          <table:table-cell office:value-type="float" office:value="2.7223420000000012E-2" table:formula="of:=([.C158]+[.C157])*[.G158]*9.8/2+[.H157]" table:style-name="ce4">
            <text:p>0.027223</text:p>
          </table:table-cell>
          <table:table-cell office:value-type="float" office:value="8.9150052465897158E-4" table:formula="of:=[.C158]-[.$N$1]" table:style-name="ce4">
            <text:p>0.000892</text:p>
          </table:table-cell>
          <table:table-cell office:value-type="float" office:value="2.6408264637985271E-3" table:formula="of:=(([.$I158]+[.$I157]))*[.$G158]*9.8/2+[.J157]" table:style-name="ce4">
            <text:p>0.0026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119" table:style-name="ce3">
            <text:p>43119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18" table:style-name="ce4">
            <text:p>1.011800</text:p>
          </table:table-cell>
          <table:table-cell office:value-type="float" office:value="4.9640000000000004" table:formula="of:=[.F158]+[.G159]" table:style-name="ce5">
            <text:p>4.964</text:p>
          </table:table-cell>
          <table:table-cell office:value-type="float" office:value="3.1E-2" table:formula="of:=([.B159]-[.B158])/1000" table:style-name="ce5">
            <text:p>0.031</text:p>
          </table:table-cell>
          <table:table-cell office:value-type="float" office:value="2.7770260000000012E-2" table:formula="of:=([.C159]+[.C158])*[.G159]*9.8/2+[.H158]" table:style-name="ce4">
            <text:p>0.027770</text:p>
          </table:table-cell>
          <table:table-cell office:value-type="float" office:value="1.6915005246589717E-3" table:formula="of:=[.C159]-[.$N$1]" table:style-name="ce4">
            <text:p>0.001692</text:p>
          </table:table-cell>
          <table:table-cell office:value-type="float" office:value="3.0331843231899227E-3" table:formula="of:=(([.$I159]+[.$I158]))*[.$G159]*9.8/2+[.J158]" table:style-name="ce4">
            <text:p>0.0030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150" table:style-name="ce3">
            <text:p>43150</text:p>
          </table:table-cell>
          <table:table-cell office:value-type="float" office:value="2E-3" table:style-name="ce4">
            <text:p>0.0020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98" table:style-name="ce4">
            <text:p>1.009800</text:p>
          </table:table-cell>
          <table:table-cell office:value-type="float" office:value="4.9950000000000001" table:formula="of:=[.F159]+[.G160]" table:style-name="ce5">
            <text:p>4.995</text:p>
          </table:table-cell>
          <table:table-cell office:value-type="float" office:value="3.1E-2" table:formula="of:=([.B160]-[.B159])/1000" table:style-name="ce5">
            <text:p>0.031</text:p>
          </table:table-cell>
          <table:table-cell office:value-type="float" office:value="2.8408240000000012E-2" table:formula="of:=([.C160]+[.C159])*[.G160]*9.8/2+[.H159]" table:style-name="ce4">
            <text:p>0.028408</text:p>
          </table:table-cell>
          <table:table-cell office:value-type="float" office:value="1.4915005246589716E-3" table:formula="of:=[.C160]-[.$N$1]" table:style-name="ce4">
            <text:p>0.001492</text:p>
          </table:table-cell>
          <table:table-cell office:value-type="float" office:value="3.5166821825813183E-3" table:formula="of:=(([.$I160]+[.$I159]))*[.$G160]*9.8/2+[.J159]" table:style-name="ce4">
            <text:p>0.0035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182" table:style-name="ce3">
            <text:p>43182</text:p>
          </table:table-cell>
          <table:table-cell office:value-type="float" office:value="-1.5E-3" table:style-name="ce4">
            <text:p>-0.0015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5.0270000000000001" table:formula="of:=[.F160]+[.G161]" table:style-name="ce5">
            <text:p>5.027</text:p>
          </table:table-cell>
          <table:table-cell office:value-type="float" office:value="3.2000000000000001E-2" table:formula="of:=([.B161]-[.B160])/1000" table:style-name="ce5">
            <text:p>0.032</text:p>
          </table:table-cell>
          <table:table-cell office:value-type="float" office:value="2.8486640000000011E-2" table:formula="of:=([.C161]+[.C160])*[.G161]*9.8/2+[.H160]" table:style-name="ce4">
            <text:p>0.028487</text:p>
          </table:table-cell>
          <table:table-cell office:value-type="float" office:value="-2.0084994753410282E-3" table:formula="of:=[.C161]-[.$N$1]" table:style-name="ce4">
            <text:p>-0.002008</text:p>
          </table:table-cell>
          <table:table-cell office:value-type="float" office:value="3.4356167471143719E-3" table:formula="of:=(([.$I161]+[.$I160]))*[.$G161]*9.8/2+[.J160]" table:style-name="ce4">
            <text:p>0.00343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214" table:style-name="ce3">
            <text:p>43214</text:p>
          </table:table-cell>
          <table:table-cell office:value-type="float" office:value="1.5E-3" table:style-name="ce4">
            <text:p>0.0015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5.0590000000000002" table:formula="of:=[.F161]+[.G162]" table:style-name="ce5">
            <text:p>5.059</text:p>
          </table:table-cell>
          <table:table-cell office:value-type="float" office:value="3.2000000000000001E-2" table:formula="of:=([.B162]-[.B161])/1000" table:style-name="ce5">
            <text:p>0.032</text:p>
          </table:table-cell>
          <table:table-cell office:value-type="float" office:value="2.8486640000000011E-2" table:formula="of:=([.C162]+[.C161])*[.G162]*9.8/2+[.H161]" table:style-name="ce4">
            <text:p>0.028487</text:p>
          </table:table-cell>
          <table:table-cell office:value-type="float" office:value="9.9150052465897163E-4" table:formula="of:=[.C162]-[.$N$1]" table:style-name="ce4">
            <text:p>0.000992</text:p>
          </table:table-cell>
          <table:table-cell office:value-type="float" office:value="3.2761513116474255E-3" table:formula="of:=(([.$I162]+[.$I161]))*[.$G162]*9.8/2+[.J161]" table:style-name="ce4">
            <text:p>0.0032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245" table:style-name="ce3">
            <text:p>43245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5.09" table:formula="of:=[.F162]+[.G163]" table:style-name="ce5">
            <text:p>5.090</text:p>
          </table:table-cell>
          <table:table-cell office:value-type="float" office:value="3.1E-2" table:formula="of:=([.B163]-[.B162])/1000" table:style-name="ce5">
            <text:p>0.031</text:p>
          </table:table-cell>
          <table:table-cell office:value-type="float" office:value="2.9109430000000013E-2" table:formula="of:=([.C163]+[.C162])*[.G163]*9.8/2+[.H162]" table:style-name="ce4">
            <text:p>0.029109</text:p>
          </table:table-cell>
          <table:table-cell office:value-type="float" office:value="2.0915005246589713E-3" table:formula="of:=[.C163]-[.$N$1]" table:style-name="ce4">
            <text:p>0.002092</text:p>
          </table:table-cell>
          <table:table-cell office:value-type="float" office:value="3.744459171038821E-3" table:formula="of:=(([.$I163]+[.$I162]))*[.$G163]*9.8/2+[.J162]" table:style-name="ce4">
            <text:p>0.0037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276" table:style-name="ce3">
            <text:p>43276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5.1209999999999996" table:formula="of:=[.F163]+[.G164]" table:style-name="ce5">
            <text:p>5.121</text:p>
          </table:table-cell>
          <table:table-cell office:value-type="float" office:value="3.1E-2" table:formula="of:=([.B164]-[.B163])/1000" table:style-name="ce5">
            <text:p>0.031</text:p>
          </table:table-cell>
          <table:table-cell office:value-type="float" office:value="2.9701840000000014E-2" table:formula="of:=([.C164]+[.C163])*[.G164]*9.8/2+[.H163]" table:style-name="ce4">
            <text:p>0.029702</text:p>
          </table:table-cell>
          <table:table-cell office:value-type="float" office:value="7.9150052465897154E-4" table:formula="of:=[.C164]-[.$N$1]" table:style-name="ce4">
            <text:p>0.000792</text:p>
          </table:table-cell>
          <table:table-cell office:value-type="float" office:value="4.1823870304302166E-3" table:formula="of:=(([.$I164]+[.$I163]))*[.$G164]*9.8/2+[.J163]" table:style-name="ce4">
            <text:p>0.0041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307" table:style-name="ce3">
            <text:p>43307</text:p>
          </table:table-cell>
          <table:table-cell office:value-type="float" office:value="-1.4E-3" table:style-name="ce4">
            <text:p>-0.001400</text:p>
          </table:table-cell>
          <table:table-cell office:value-type="float" office:value="-3.5000000000000001E-3" table:style-name="ce4">
            <text:p>-0.0035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5.1519999999999992" table:formula="of:=[.F164]+[.G165]" table:style-name="ce5">
            <text:p>5.152</text:p>
          </table:table-cell>
          <table:table-cell office:value-type="float" office:value="3.1E-2" table:formula="of:=([.B165]-[.B164])/1000" table:style-name="ce5">
            <text:p>0.031</text:p>
          </table:table-cell>
          <table:table-cell office:value-type="float" office:value="2.9686650000000012E-2" table:formula="of:=([.C165]+[.C164])*[.G165]*9.8/2+[.H164]" table:style-name="ce4">
            <text:p>0.029687</text:p>
          </table:table-cell>
          <table:table-cell office:value-type="float" office:value="-1.9084994753410284E-3" table:formula="of:=[.C165]-[.$N$1]" table:style-name="ce4">
            <text:p>-0.001908</text:p>
          </table:table-cell>
          <table:table-cell office:value-type="float" office:value="4.0127148898216119E-3" table:formula="of:=(([.$I165]+[.$I164]))*[.$G165]*9.8/2+[.J164]" table:style-name="ce4">
            <text:p>0.0040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340" table:style-name="ce3">
            <text:p>4334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5.1849999999999996" table:formula="of:=[.F165]+[.G166]" table:style-name="ce5">
            <text:p>5.185</text:p>
          </table:table-cell>
          <table:table-cell office:value-type="float" office:value="3.3000000000000002E-2" table:formula="of:=([.B166]-[.B165])/1000" table:style-name="ce5">
            <text:p>0.033</text:p>
          </table:table-cell>
          <table:table-cell office:value-type="float" office:value="2.9896860000000011E-2" table:formula="of:=([.C166]+[.C165])*[.G166]*9.8/2+[.H165]" table:style-name="ce4">
            <text:p>0.029897</text:p>
          </table:table-cell>
          <table:table-cell office:value-type="float" office:value="2.1915005246589715E-3" table:formula="of:=[.C166]-[.$N$1]" table:style-name="ce4">
            <text:p>0.002192</text:p>
          </table:table-cell>
          <table:table-cell office:value-type="float" office:value="4.0584761594963234E-3" table:formula="of:=(([.$I166]+[.$I165]))*[.$G166]*9.8/2+[.J165]" table:style-name="ce4">
            <text:p>0.0040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371" table:style-name="ce3">
            <text:p>43371</text:p>
          </table:table-cell>
          <table:table-cell office:value-type="float" office:value="1E-4" table:style-name="ce4">
            <text:p>0.000100</text:p>
          </table:table-cell>
          <table:table-cell office:value-type="float" office:value="6.4999999999999997E-3" table:style-name="ce4">
            <text:p>0.006500</text:p>
          </table:table-cell>
          <table:table-cell office:value-type="float" office:value="1.01" table:style-name="ce4">
            <text:p>1.010000</text:p>
          </table:table-cell>
          <table:table-cell office:value-type="float" office:value="5.2159999999999993" table:formula="of:=[.F166]+[.G167]" table:style-name="ce5">
            <text:p>5.216</text:p>
          </table:table-cell>
          <table:table-cell office:value-type="float" office:value="3.1E-2" table:formula="of:=([.B167]-[.B166])/1000" table:style-name="ce5">
            <text:p>0.031</text:p>
          </table:table-cell>
          <table:table-cell office:value-type="float" office:value="3.0322180000000011E-2" table:formula="of:=([.C167]+[.C166])*[.G167]*9.8/2+[.H166]" table:style-name="ce4">
            <text:p>0.030322</text:p>
          </table:table-cell>
          <table:table-cell office:value-type="float" office:value="-4.0849947534102841E-4" table:formula="of:=[.C167]-[.$N$1]" table:style-name="ce4">
            <text:p>-0.000408</text:p>
          </table:table-cell>
          <table:table-cell office:value-type="float" office:value="4.3293140188877186E-3" table:formula="of:=(([.$I167]+[.$I166]))*[.$G167]*9.8/2+[.J166]" table:style-name="ce4">
            <text:p>0.0043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402" table:style-name="ce3">
            <text:p>43402</text:p>
          </table:table-cell>
          <table:table-cell office:value-type="float" office:value="1E-4" table:style-name="ce4">
            <text:p>0.0001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5.246999999999999" table:formula="of:=[.F167]+[.G168]" table:style-name="ce5">
            <text:p>5.247</text:p>
          </table:table-cell>
          <table:table-cell office:value-type="float" office:value="3.1E-2" table:formula="of:=([.B168]-[.B167])/1000" table:style-name="ce5">
            <text:p>0.031</text:p>
          </table:table-cell>
          <table:table-cell office:value-type="float" office:value="3.0352560000000011E-2" table:formula="of:=([.C168]+[.C167])*[.G168]*9.8/2+[.H167]" table:style-name="ce4">
            <text:p>0.030353</text:p>
          </table:table-cell>
          <table:table-cell office:value-type="float" office:value="-4.0849947534102841E-4" table:formula="of:=[.C168]-[.$N$1]" table:style-name="ce4">
            <text:p>-0.000408</text:p>
          </table:table-cell>
          <table:table-cell office:value-type="float" office:value="4.2052118782791139E-3" table:formula="of:=(([.$I168]+[.$I167]))*[.$G168]*9.8/2+[.J167]" table:style-name="ce4">
            <text:p>0.0042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433" table:style-name="ce3">
            <text:p>43433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118" table:style-name="ce4">
            <text:p>1.011800</text:p>
          </table:table-cell>
          <table:table-cell office:value-type="float" office:value="5.2779999999999987" table:formula="of:=[.F168]+[.G169]" table:style-name="ce5">
            <text:p>5.278</text:p>
          </table:table-cell>
          <table:table-cell office:value-type="float" office:value="3.1E-2" table:formula="of:=([.B169]-[.B168])/1000" table:style-name="ce5">
            <text:p>0.031</text:p>
          </table:table-cell>
          <table:table-cell office:value-type="float" office:value="3.0899400000000011E-2" table:formula="of:=([.C169]+[.C168])*[.G169]*9.8/2+[.H168]" table:style-name="ce4">
            <text:p>0.030899</text:p>
          </table:table-cell>
          <table:table-cell office:value-type="float" office:value="2.9915005246589719E-3" table:formula="of:=[.C169]-[.$N$1]" table:style-name="ce4">
            <text:p>0.002992</text:p>
          </table:table-cell>
          <table:table-cell office:value-type="float" office:value="4.5975697376705099E-3" table:formula="of:=(([.$I169]+[.$I168]))*[.$G169]*9.8/2+[.J168]" table:style-name="ce4">
            <text:p>0.0045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465" table:style-name="ce3">
            <text:p>43465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1" table:style-name="ce4">
            <text:p>1.008100</text:p>
          </table:table-cell>
          <table:table-cell office:value-type="float" office:value="5.3099999999999987" table:formula="of:=[.F169]+[.G170]" table:style-name="ce5">
            <text:p>5.310</text:p>
          </table:table-cell>
          <table:table-cell office:value-type="float" office:value="3.2000000000000001E-2" table:formula="of:=([.B170]-[.B169])/1000" table:style-name="ce5">
            <text:p>0.032</text:p>
          </table:table-cell>
          <table:table-cell office:value-type="float" office:value="3.1307080000000008E-2" table:formula="of:=([.C170]+[.C169])*[.G170]*9.8/2+[.H169]" table:style-name="ce4">
            <text:p>0.031307</text:p>
          </table:table-cell>
          <table:table-cell office:value-type="float" office:value="-1.4084994753410284E-3" table:formula="of:=[.C170]-[.$N$1]" table:style-name="ce4">
            <text:p>-0.001408</text:p>
          </table:table-cell>
          <table:table-cell office:value-type="float" office:value="4.8457843022035631E-3" table:formula="of:=(([.$I170]+[.$I169]))*[.$G170]*9.8/2+[.J169]" table:style-name="ce4">
            <text:p>0.0048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497" table:style-name="ce3">
            <text:p>43497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5.3419999999999987" table:formula="of:=[.F170]+[.G171]" table:style-name="ce5">
            <text:p>5.342</text:p>
          </table:table-cell>
          <table:table-cell office:value-type="float" office:value="3.2000000000000001E-2" table:formula="of:=([.B171]-[.B170])/1000" table:style-name="ce5">
            <text:p>0.032</text:p>
          </table:table-cell>
          <table:table-cell office:value-type="float" office:value="3.1071880000000007E-2" table:formula="of:=([.C171]+[.C170])*[.G171]*9.8/2+[.H170]" table:style-name="ce4">
            <text:p>0.031072</text:p>
          </table:table-cell>
          <table:table-cell office:value-type="float" office:value="-1.1084994753410285E-3" table:formula="of:=[.C171]-[.$N$1]" table:style-name="ce4">
            <text:p>-0.001108</text:p>
          </table:table-cell>
          <table:table-cell office:value-type="float" office:value="4.4511188667366169E-3" table:formula="of:=(([.$I171]+[.$I170]))*[.$G171]*9.8/2+[.J170]" table:style-name="ce4">
            <text:p>0.0044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529" table:style-name="ce3">
            <text:p>43529</text:p>
          </table:table-cell>
          <table:table-cell office:value-type="float" office:value="1.4E-3" table:style-name="ce4">
            <text:p>0.0014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5.3739999999999988" table:formula="of:=[.F171]+[.G172]" table:style-name="ce5">
            <text:p>5.374</text:p>
          </table:table-cell>
          <table:table-cell office:value-type="float" office:value="3.2000000000000001E-2" table:formula="of:=([.B172]-[.B171])/1000" table:style-name="ce5">
            <text:p>0.032</text:p>
          </table:table-cell>
          <table:table-cell office:value-type="float" office:value="3.1197320000000008E-2" table:formula="of:=([.C172]+[.C171])*[.G172]*9.8/2+[.H171]" table:style-name="ce4">
            <text:p>0.031197</text:p>
          </table:table-cell>
          <table:table-cell office:value-type="float" office:value="8.9150052465897158E-4" table:formula="of:=[.C172]-[.$N$1]" table:style-name="ce4">
            <text:p>0.000892</text:p>
          </table:table-cell>
          <table:table-cell office:value-type="float" office:value="4.4170934312696706E-3" table:formula="of:=(([.$I172]+[.$I171]))*[.$G172]*9.8/2+[.J171]" table:style-name="ce4">
            <text:p>0.0044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560" table:style-name="ce3">
            <text:p>4356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5.4049999999999985" table:formula="of:=[.F172]+[.G173]" table:style-name="ce5">
            <text:p>5.405</text:p>
          </table:table-cell>
          <table:table-cell office:value-type="float" office:value="3.1E-2" table:formula="of:=([.B173]-[.B172])/1000" table:style-name="ce5">
            <text:p>0.031</text:p>
          </table:table-cell>
          <table:table-cell office:value-type="float" office:value="3.1531500000000011E-2" table:formula="of:=([.C173]+[.C172])*[.G173]*9.8/2+[.H172]" table:style-name="ce4">
            <text:p>0.031532</text:p>
          </table:table-cell>
          <table:table-cell office:value-type="float" office:value="2.9150052465897163E-4" table:formula="of:=[.C173]-[.$N$1]" table:style-name="ce4">
            <text:p>0.000292</text:p>
          </table:table-cell>
          <table:table-cell office:value-type="float" office:value="4.5967912906610658E-3" table:formula="of:=(([.$I173]+[.$I172]))*[.$G173]*9.8/2+[.J172]" table:style-name="ce4">
            <text:p>0.0045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591" table:style-name="ce3">
            <text:p>43591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1" table:style-name="ce4">
            <text:p>1.008100</text:p>
          </table:table-cell>
          <table:table-cell office:value-type="float" office:value="5.4359999999999982" table:formula="of:=[.F173]+[.G174]" table:style-name="ce5">
            <text:p>5.436</text:p>
          </table:table-cell>
          <table:table-cell office:value-type="float" office:value="3.1E-2" table:formula="of:=([.B174]-[.B173])/1000" table:style-name="ce5">
            <text:p>0.031</text:p>
          </table:table-cell>
          <table:table-cell office:value-type="float" office:value="3.1774540000000011E-2" table:formula="of:=([.C174]+[.C173])*[.G174]*9.8/2+[.H173]" table:style-name="ce4">
            <text:p>0.031775</text:p>
          </table:table-cell>
          <table:table-cell office:value-type="float" office:value="2.9150052465897163E-4" table:formula="of:=[.C174]-[.$N$1]" table:style-name="ce4">
            <text:p>0.000292</text:p>
          </table:table-cell>
          <table:table-cell office:value-type="float" office:value="4.685349150052461E-3" table:formula="of:=(([.$I174]+[.$I173]))*[.$G174]*9.8/2+[.J173]" table:style-name="ce4">
            <text:p>0.0046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622" table:style-name="ce3">
            <text:p>43622</text:p>
          </table:table-cell>
          <table:table-cell office:value-type="float" office:value="-1E-3" table:style-name="ce4">
            <text:p>-0.00100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008" table:style-name="ce4">
            <text:p>1.008000</text:p>
          </table:table-cell>
          <table:table-cell office:value-type="float" office:value="5.4669999999999979" table:formula="of:=[.F174]+[.G175]" table:style-name="ce5">
            <text:p>5.467</text:p>
          </table:table-cell>
          <table:table-cell office:value-type="float" office:value="3.1E-2" table:formula="of:=([.B175]-[.B174])/1000" table:style-name="ce5">
            <text:p>0.031</text:p>
          </table:table-cell>
          <table:table-cell office:value-type="float" office:value="3.1744160000000007E-2" table:formula="of:=([.C175]+[.C174])*[.G175]*9.8/2+[.H174]" table:style-name="ce4">
            <text:p>0.031744</text:p>
          </table:table-cell>
          <table:table-cell office:value-type="float" office:value="-1.5084994753410284E-3" table:formula="of:=[.C175]-[.$N$1]" table:style-name="ce4">
            <text:p>-0.001508</text:p>
          </table:table-cell>
          <table:table-cell office:value-type="float" office:value="4.5004870094438564E-3" table:formula="of:=(([.$I175]+[.$I174]))*[.$G175]*9.8/2+[.J174]" table:style-name="ce4">
            <text:p>0.0045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655" table:style-name="ce3">
            <text:p>43655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5.4999999999999982" table:formula="of:=[.F175]+[.G176]" table:style-name="ce5">
            <text:p>5.500</text:p>
          </table:table-cell>
          <table:table-cell office:value-type="float" office:value="3.3000000000000002E-2" table:formula="of:=([.B176]-[.B175])/1000" table:style-name="ce5">
            <text:p>0.033</text:p>
          </table:table-cell>
          <table:table-cell office:value-type="float" office:value="3.1550120000000008E-2" table:formula="of:=([.C176]+[.C175])*[.G176]*9.8/2+[.H175]" table:style-name="ce4">
            <text:p>0.031550</text:p>
          </table:table-cell>
          <table:table-cell office:value-type="float" office:value="-7.0849947534102839E-4" table:formula="of:=[.C176]-[.$N$1]" table:style-name="ce4">
            <text:p>-0.000708</text:p>
          </table:table-cell>
          <table:table-cell office:value-type="float" office:value="4.1419982791185677E-3" table:formula="of:=(([.$I176]+[.$I175]))*[.$G176]*9.8/2+[.J175]" table:style-name="ce4">
            <text:p>0.0041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687" table:style-name="ce3">
            <text:p>43687</text:p>
          </table:table-cell>
          <table:table-cell office:value-type="float" office:value="1.9E-3" table:style-name="ce4">
            <text:p>0.001900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5.5319999999999983" table:formula="of:=[.F176]+[.G177]" table:style-name="ce5">
            <text:p>5.532</text:p>
          </table:table-cell>
          <table:table-cell office:value-type="float" office:value="3.2000000000000001E-2" table:formula="of:=([.B177]-[.B176])/1000" table:style-name="ce5">
            <text:p>0.032</text:p>
          </table:table-cell>
          <table:table-cell office:value-type="float" office:value="3.1816680000000007E-2" table:formula="of:=([.C177]+[.C176])*[.G177]*9.8/2+[.H176]" table:style-name="ce4">
            <text:p>0.031817</text:p>
          </table:table-cell>
          <table:table-cell office:value-type="float" office:value="1.3915005246589716E-3" table:formula="of:=[.C177]-[.$N$1]" table:style-name="ce4">
            <text:p>0.001392</text:p>
          </table:table-cell>
          <table:table-cell office:value-type="float" office:value="4.2490928436516211E-3" table:formula="of:=(([.$I177]+[.$I176]))*[.$G177]*9.8/2+[.J176]" table:style-name="ce4">
            <text:p>0.0042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718" table:style-name="ce3">
            <text:p>43718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8" table:style-name="ce4">
            <text:p>1.009800</text:p>
          </table:table-cell>
          <table:table-cell office:value-type="float" office:value="5.5629999999999979" table:formula="of:=[.F177]+[.G178]" table:style-name="ce5">
            <text:p>5.563</text:p>
          </table:table-cell>
          <table:table-cell office:value-type="float" office:value="3.1E-2" table:formula="of:=([.B178]-[.B177])/1000" table:style-name="ce5">
            <text:p>0.031</text:p>
          </table:table-cell>
          <table:table-cell office:value-type="float" office:value="3.2226810000000009E-2" table:formula="of:=([.C178]+[.C177])*[.G178]*9.8/2+[.H177]" table:style-name="ce4">
            <text:p>0.032227</text:p>
          </table:table-cell>
          <table:table-cell office:value-type="float" office:value="2.9150052465897163E-4" table:formula="of:=[.C178]-[.$N$1]" table:style-name="ce4">
            <text:p>0.000292</text:p>
          </table:table-cell>
          <table:table-cell office:value-type="float" office:value="4.5047407030430163E-3" table:formula="of:=(([.$I178]+[.$I177]))*[.$G178]*9.8/2+[.J177]" table:style-name="ce4">
            <text:p>0.0045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749" table:style-name="ce3">
            <text:p>43749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97" table:style-name="ce4">
            <text:p>1.009700</text:p>
          </table:table-cell>
          <table:table-cell office:value-type="float" office:value="5.5939999999999976" table:formula="of:=[.F178]+[.G179]" table:style-name="ce5">
            <text:p>5.594</text:p>
          </table:table-cell>
          <table:table-cell office:value-type="float" office:value="3.1E-2" table:formula="of:=([.B179]-[.B178])/1000" table:style-name="ce5">
            <text:p>0.031</text:p>
          </table:table-cell>
          <table:table-cell office:value-type="float" office:value="3.2287570000000008E-2" table:formula="of:=([.C179]+[.C178])*[.G179]*9.8/2+[.H178]" table:style-name="ce4">
            <text:p>0.032288</text:p>
          </table:table-cell>
          <table:table-cell office:value-type="float" office:value="-9.0849947534102837E-4" table:formula="of:=[.C179]-[.$N$1]" table:style-name="ce4">
            <text:p>-0.000908</text:p>
          </table:table-cell>
          <table:table-cell office:value-type="float" office:value="4.4110185624344116E-3" table:formula="of:=(([.$I179]+[.$I178]))*[.$G179]*9.8/2+[.J178]" table:style-name="ce4">
            <text:p>0.0044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781" table:style-name="ce3">
            <text:p>43781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-1.8E-3" table:style-name="ce4">
            <text:p>-0.0018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5.6259999999999977" table:formula="of:=[.F179]+[.G180]" table:style-name="ce5">
            <text:p>5.626</text:p>
          </table:table-cell>
          <table:table-cell office:value-type="float" office:value="3.2000000000000001E-2" table:formula="of:=([.B180]-[.B179])/1000" table:style-name="ce5">
            <text:p>0.032</text:p>
          </table:table-cell>
          <table:table-cell office:value-type="float" office:value="3.2162130000000011E-2" table:formula="of:=([.C180]+[.C179])*[.G180]*9.8/2+[.H179]" table:style-name="ce4">
            <text:p>0.032162</text:p>
          </table:table-cell>
          <table:table-cell office:value-type="float" office:value="-9.0849947534102837E-4" table:formula="of:=[.C180]-[.$N$1]" table:style-name="ce4">
            <text:p>-0.000908</text:p>
          </table:table-cell>
          <table:table-cell office:value-type="float" office:value="4.126113126967465E-3" table:formula="of:=(([.$I180]+[.$I179]))*[.$G180]*9.8/2+[.J179]" table:style-name="ce4">
            <text:p>0.0041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814" table:style-name="ce3">
            <text:p>43814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2" table:style-name="ce4">
            <text:p>1.008200</text:p>
          </table:table-cell>
          <table:table-cell office:value-type="float" office:value="5.658999999999998" table:formula="of:=[.F180]+[.G181]" table:style-name="ce5">
            <text:p>5.659</text:p>
          </table:table-cell>
          <table:table-cell office:value-type="float" office:value="3.3000000000000002E-2" table:formula="of:=([.B181]-[.B180])/1000" table:style-name="ce5">
            <text:p>0.033</text:p>
          </table:table-cell>
          <table:table-cell office:value-type="float" office:value="3.200043000000001E-2" table:formula="of:=([.C181]+[.C180])*[.G181]*9.8/2+[.H180]" table:style-name="ce4">
            <text:p>0.032000</text:p>
          </table:table-cell>
          <table:table-cell office:value-type="float" office:value="-1.1084994753410285E-3" table:formula="of:=[.C181]-[.$N$1]" table:style-name="ce4">
            <text:p>-0.001108</text:p>
          </table:table-cell>
          <table:table-cell office:value-type="float" office:value="3.7999643966421764E-3" table:formula="of:=(([.$I181]+[.$I180]))*[.$G181]*9.8/2+[.J180]" table:style-name="ce4">
            <text:p>0.0038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846" table:style-name="ce3">
            <text:p>43846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2" table:style-name="ce4">
            <text:p>1.010200</text:p>
          </table:table-cell>
          <table:table-cell office:value-type="float" office:value="5.6909999999999981" table:formula="of:=[.F181]+[.G182]" table:style-name="ce5">
            <text:p>5.691</text:p>
          </table:table-cell>
          <table:table-cell office:value-type="float" office:value="3.2000000000000001E-2" table:formula="of:=([.B182]-[.B181])/1000" table:style-name="ce5">
            <text:p>0.032</text:p>
          </table:table-cell>
          <table:table-cell office:value-type="float" office:value="3.1812270000000011E-2" table:formula="of:=([.C182]+[.C181])*[.G182]*9.8/2+[.H181]" table:style-name="ce4">
            <text:p>0.031812</text:p>
          </table:table-cell>
          <table:table-cell office:value-type="float" office:value="-1.1084994753410285E-3" table:formula="of:=[.C182]-[.$N$1]" table:style-name="ce4">
            <text:p>-0.001108</text:p>
          </table:table-cell>
          <table:table-cell office:value-type="float" office:value="3.4523389611752298E-3" table:formula="of:=(([.$I182]+[.$I181]))*[.$G182]*9.8/2+[.J181]" table:style-name="ce4">
            <text:p>0.0034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878" table:style-name="ce3">
            <text:p>43878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1" table:style-name="ce4">
            <text:p>1.010100</text:p>
          </table:table-cell>
          <table:table-cell office:value-type="float" office:value="5.7229999999999981" table:formula="of:=[.F182]+[.G183]" table:style-name="ce5">
            <text:p>5.723</text:p>
          </table:table-cell>
          <table:table-cell office:value-type="float" office:value="3.2000000000000001E-2" table:formula="of:=([.B183]-[.B182])/1000" table:style-name="ce5">
            <text:p>0.032</text:p>
          </table:table-cell>
          <table:table-cell office:value-type="float" office:value="3.2063150000000012E-2" table:formula="of:=([.C183]+[.C182])*[.G183]*9.8/2+[.H182]" table:style-name="ce4">
            <text:p>0.032063</text:p>
          </table:table-cell>
          <table:table-cell office:value-type="float" office:value="1.6915005246589717E-3" table:formula="of:=[.C183]-[.$N$1]" table:style-name="ce4">
            <text:p>0.001692</text:p>
          </table:table-cell>
          <table:table-cell office:value-type="float" office:value="3.5437535257082835E-3" table:formula="of:=(([.$I183]+[.$I182]))*[.$G183]*9.8/2+[.J182]" table:style-name="ce4">
            <text:p>0.0035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909" table:style-name="ce3">
            <text:p>43909</text:p>
          </table:table-cell>
          <table:table-cell office:value-type="float" office:value="-2E-3" table:style-name="ce4">
            <text:p>-0.0020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5.7539999999999978" table:formula="of:=[.F183]+[.G184]" table:style-name="ce5">
            <text:p>5.754</text:p>
          </table:table-cell>
          <table:table-cell office:value-type="float" office:value="3.1E-2" table:formula="of:=([.B184]-[.B183])/1000" table:style-name="ce5">
            <text:p>0.031</text:p>
          </table:table-cell>
          <table:table-cell office:value-type="float" office:value="3.2093530000000016E-2" table:formula="of:=([.C184]+[.C183])*[.G184]*9.8/2+[.H183]" table:style-name="ce4">
            <text:p>0.032094</text:p>
          </table:table-cell>
          <table:table-cell office:value-type="float" office:value="-2.5084994753410287E-3" table:formula="of:=[.C184]-[.$N$1]" table:style-name="ce4">
            <text:p>-0.002508</text:p>
          </table:table-cell>
          <table:table-cell office:value-type="float" office:value="3.4196513850996793E-3" table:formula="of:=(([.$I184]+[.$I183]))*[.$G184]*9.8/2+[.J183]" table:style-name="ce4">
            <text:p>0.0034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941" table:style-name="ce3">
            <text:p>43941</text:p>
          </table:table-cell>
          <table:table-cell office:value-type="float" office:value="-2.7000000000000001E-3" table:style-name="ce4">
            <text:p>-0.002700</text:p>
          </table:table-cell>
          <table:table-cell office:value-type="float" office:value="-2E-3" table:style-name="ce4">
            <text:p>-0.0020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5.7859999999999978" table:formula="of:=[.F184]+[.G185]" table:style-name="ce5">
            <text:p>5.786</text:p>
          </table:table-cell>
          <table:table-cell office:value-type="float" office:value="3.2000000000000001E-2" table:formula="of:=([.B185]-[.B184])/1000" table:style-name="ce5">
            <text:p>0.032</text:p>
          </table:table-cell>
          <table:table-cell office:value-type="float" office:value="3.1356570000000014E-2" table:formula="of:=([.C185]+[.C184])*[.G185]*9.8/2+[.H184]" table:style-name="ce4">
            <text:p>0.031357</text:p>
          </table:table-cell>
          <table:table-cell office:value-type="float" office:value="-3.2084994753410288E-3" table:formula="of:=[.C185]-[.$N$1]" table:style-name="ce4">
            <text:p>-0.003208</text:p>
          </table:table-cell>
          <table:table-cell office:value-type="float" office:value="2.5232259496327327E-3" table:formula="of:=(([.$I185]+[.$I184]))*[.$G185]*9.8/2+[.J184]" table:style-name="ce4">
            <text:p>0.0025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3974" table:style-name="ce3">
            <text:p>43974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102" table:style-name="ce4">
            <text:p>1.010200</text:p>
          </table:table-cell>
          <table:table-cell office:value-type="float" office:value="5.8189999999999982" table:formula="of:=[.F185]+[.G186]" table:style-name="ce5">
            <text:p>5.819</text:p>
          </table:table-cell>
          <table:table-cell office:value-type="float" office:value="3.3000000000000002E-2" table:formula="of:=([.B186]-[.B185])/1000" table:style-name="ce5">
            <text:p>0.033</text:p>
          </table:table-cell>
          <table:table-cell office:value-type="float" office:value="3.1178700000000014E-2" table:formula="of:=([.C186]+[.C185])*[.G186]*9.8/2+[.H185]" table:style-name="ce4">
            <text:p>0.031179</text:p>
          </table:table-cell>
          <table:table-cell office:value-type="float" office:value="1.0915005246589717E-3" table:formula="of:=[.C186]-[.$N$1]" table:style-name="ce4">
            <text:p>0.001092</text:p>
          </table:table-cell>
          <table:table-cell office:value-type="float" office:value="2.1809072193074439E-3" table:formula="of:=(([.$I186]+[.$I185]))*[.$G186]*9.8/2+[.J185]" table:style-name="ce4">
            <text:p>0.0021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006" table:style-name="ce3">
            <text:p>44006</text:p>
          </table:table-cell>
          <table:table-cell office:value-type="float" office:value="3.3E-3" table:style-name="ce4">
            <text:p>0.0033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2" table:style-name="ce4">
            <text:p>1.010200</text:p>
          </table:table-cell>
          <table:table-cell office:value-type="float" office:value="5.8509999999999982" table:formula="of:=[.F186]+[.G187]" table:style-name="ce5">
            <text:p>5.851</text:p>
          </table:table-cell>
          <table:table-cell office:value-type="float" office:value="3.2000000000000001E-2" table:formula="of:=([.B187]-[.B186])/1000" table:style-name="ce5">
            <text:p>0.032</text:p>
          </table:table-cell>
          <table:table-cell office:value-type="float" office:value="3.1947020000000013E-2" table:formula="of:=([.C187]+[.C186])*[.G187]*9.8/2+[.H186]" table:style-name="ce4">
            <text:p>0.031947</text:p>
          </table:table-cell>
          <table:table-cell office:value-type="float" office:value="2.7915005246589714E-3" table:formula="of:=[.C187]-[.$N$1]" table:style-name="ce4">
            <text:p>0.002792</text:p>
          </table:table-cell>
          <table:table-cell office:value-type="float" office:value="2.7897617838404973E-3" table:formula="of:=(([.$I187]+[.$I186]))*[.$G187]*9.8/2+[.J186]" table:style-name="ce4">
            <text:p>0.0027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037" table:style-name="ce3">
            <text:p>44037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5.8819999999999979" table:formula="of:=[.F187]+[.G188]" table:style-name="ce5">
            <text:p>5.882</text:p>
          </table:table-cell>
          <table:table-cell office:value-type="float" office:value="3.1E-2" table:formula="of:=([.B188]-[.B187])/1000" table:style-name="ce5">
            <text:p>0.031</text:p>
          </table:table-cell>
          <table:table-cell office:value-type="float" office:value="3.2357150000000015E-2" table:formula="of:=([.C188]+[.C187])*[.G188]*9.8/2+[.H187]" table:style-name="ce4">
            <text:p>0.032357</text:p>
          </table:table-cell>
          <table:table-cell office:value-type="float" office:value="-1.1084994753410285E-3" table:formula="of:=[.C188]-[.$N$1]" table:style-name="ce4">
            <text:p>-0.001108</text:p>
          </table:table-cell>
          <table:table-cell office:value-type="float" office:value="3.0454096432318929E-3" table:formula="of:=(([.$I188]+[.$I187]))*[.$G188]*9.8/2+[.J187]" table:style-name="ce4">
            <text:p>0.0030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069" table:style-name="ce3">
            <text:p>44069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5.9139999999999979" table:formula="of:=[.F188]+[.G189]" table:style-name="ce5">
            <text:p>5.914</text:p>
          </table:table-cell>
          <table:table-cell office:value-type="float" office:value="3.2000000000000001E-2" table:formula="of:=([.B189]-[.B188])/1000" table:style-name="ce5">
            <text:p>0.032</text:p>
          </table:table-cell>
          <table:table-cell office:value-type="float" office:value="3.1996510000000013E-2" table:formula="of:=([.C189]+[.C188])*[.G189]*9.8/2+[.H188]" table:style-name="ce4">
            <text:p>0.031997</text:p>
          </table:table-cell>
          <table:table-cell office:value-type="float" office:value="-2.2084994753410283E-3" table:formula="of:=[.C189]-[.$N$1]" table:style-name="ce4">
            <text:p>-0.002208</text:p>
          </table:table-cell>
          <table:table-cell office:value-type="float" office:value="2.5253042077649462E-3" table:formula="of:=(([.$I189]+[.$I188]))*[.$G189]*9.8/2+[.J188]" table:style-name="ce4">
            <text:p>0.0025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101" table:style-name="ce3">
            <text:p>44101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5.945999999999998" table:formula="of:=[.F189]+[.G190]" table:style-name="ce5">
            <text:p>5.946</text:p>
          </table:table-cell>
          <table:table-cell office:value-type="float" office:value="3.2000000000000001E-2" table:formula="of:=([.B190]-[.B189])/1000" table:style-name="ce5">
            <text:p>0.032</text:p>
          </table:table-cell>
          <table:table-cell office:value-type="float" office:value="3.1541790000000014E-2" table:formula="of:=([.C190]+[.C189])*[.G190]*9.8/2+[.H189]" table:style-name="ce4">
            <text:p>0.031542</text:p>
          </table:table-cell>
          <table:table-cell office:value-type="float" office:value="-1.7084994753410283E-3" table:formula="of:=[.C190]-[.$N$1]" table:style-name="ce4">
            <text:p>-0.001708</text:p>
          </table:table-cell>
          <table:table-cell office:value-type="float" office:value="1.9111187722979997E-3" table:formula="of:=(([.$I190]+[.$I189]))*[.$G190]*9.8/2+[.J189]" table:style-name="ce4">
            <text:p>0.0019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134" table:style-name="ce3">
            <text:p>44134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5.9789999999999983" table:formula="of:=[.F190]+[.G191]" table:style-name="ce5">
            <text:p>5.979</text:p>
          </table:table-cell>
          <table:table-cell office:value-type="float" office:value="3.3000000000000002E-2" table:formula="of:=([.B191]-[.B190])/1000" table:style-name="ce5">
            <text:p>0.033</text:p>
          </table:table-cell>
          <table:table-cell office:value-type="float" office:value="3.1784340000000015E-2" table:formula="of:=([.C191]+[.C190])*[.G191]*9.8/2+[.H190]" table:style-name="ce4">
            <text:p>0.031784</text:p>
          </table:table-cell>
          <table:table-cell office:value-type="float" office:value="2.1915005246589715E-3" table:formula="of:=[.C191]-[.$N$1]" table:style-name="ce4">
            <text:p>0.002192</text:p>
          </table:table-cell>
          <table:table-cell office:value-type="float" office:value="1.9892200419727112E-3" table:formula="of:=(([.$I191]+[.$I190]))*[.$G191]*9.8/2+[.J190]" table:style-name="ce4">
            <text:p>0.0019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166" table:style-name="ce3">
            <text:p>44166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2" table:style-name="ce4">
            <text:p>1.012000</text:p>
          </table:table-cell>
          <table:table-cell office:value-type="float" office:value="6.0109999999999983" table:formula="of:=[.F191]+[.G192]" table:style-name="ce5">
            <text:p>6.011</text:p>
          </table:table-cell>
          <table:table-cell office:value-type="float" office:value="3.2000000000000001E-2" table:formula="of:=([.B192]-[.B191])/1000" table:style-name="ce5">
            <text:p>0.032</text:p>
          </table:table-cell>
          <table:table-cell office:value-type="float" office:value="3.2584020000000012E-2" table:formula="of:=([.C192]+[.C191])*[.G192]*9.8/2+[.H191]" table:style-name="ce4">
            <text:p>0.032584</text:p>
          </table:table-cell>
          <table:table-cell office:value-type="float" office:value="1.8915005246589714E-3" table:formula="of:=[.C192]-[.$N$1]" table:style-name="ce4">
            <text:p>0.001892</text:p>
          </table:table-cell>
          <table:table-cell office:value-type="float" office:value="2.6294346065057648E-3" table:formula="of:=(([.$I192]+[.$I191]))*[.$G192]*9.8/2+[.J191]" table:style-name="ce4">
            <text:p>0.0026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197" table:style-name="ce3">
            <text:p>44197</text:p>
          </table:table-cell>
          <table:table-cell office:value-type="float" office:value="-1E-4" table:style-name="ce4">
            <text:p>-0.0001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03" table:style-name="ce4">
            <text:p>1.010300</text:p>
          </table:table-cell>
          <table:table-cell office:value-type="float" office:value="6.041999999999998" table:formula="of:=[.F192]+[.G193]" table:style-name="ce5">
            <text:p>6.042</text:p>
          </table:table-cell>
          <table:table-cell office:value-type="float" office:value="3.1E-2" table:formula="of:=([.B193]-[.B192])/1000" table:style-name="ce5">
            <text:p>0.031</text:p>
          </table:table-cell>
          <table:table-cell office:value-type="float" office:value="3.2933390000000014E-2" table:formula="of:=([.C193]+[.C192])*[.G193]*9.8/2+[.H192]" table:style-name="ce4">
            <text:p>0.032933</text:p>
          </table:table-cell>
          <table:table-cell office:value-type="float" office:value="-6.0849947534102845E-4" table:formula="of:=[.C193]-[.$N$1]" table:style-name="ce4">
            <text:p>-0.000608</text:p>
          </table:table-cell>
          <table:table-cell office:value-type="float" office:value="2.8243224658971605E-3" table:formula="of:=(([.$I193]+[.$I192]))*[.$G193]*9.8/2+[.J192]" table:style-name="ce4">
            <text:p>0.0028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229" table:style-name="ce3">
            <text:p>44229</text:p>
          </table:table-cell>
          <table:table-cell office:value-type="float" office:value="1E-3" table:style-name="ce4">
            <text:p>0.0010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79" table:style-name="ce4">
            <text:p>1.007900</text:p>
          </table:table-cell>
          <table:table-cell office:value-type="float" office:value="6.0739999999999981" table:formula="of:=[.F193]+[.G194]" table:style-name="ce5">
            <text:p>6.074</text:p>
          </table:table-cell>
          <table:table-cell office:value-type="float" office:value="3.2000000000000001E-2" table:formula="of:=([.B194]-[.B193])/1000" table:style-name="ce5">
            <text:p>0.032</text:p>
          </table:table-cell>
          <table:table-cell office:value-type="float" office:value="3.3074510000000015E-2" table:formula="of:=([.C194]+[.C193])*[.G194]*9.8/2+[.H193]" table:style-name="ce4">
            <text:p>0.033075</text:p>
          </table:table-cell>
          <table:table-cell office:value-type="float" office:value="4.9150052465897162E-4" table:formula="of:=[.C194]-[.$N$1]" table:style-name="ce4">
            <text:p>0.000492</text:p>
          </table:table-cell>
          <table:table-cell office:value-type="float" office:value="2.8059770304302138E-3" table:formula="of:=(([.$I194]+[.$I193]))*[.$G194]*9.8/2+[.J193]" table:style-name="ce4">
            <text:p>0.0028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260" table:style-name="ce3">
            <text:p>4426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2" table:style-name="ce4">
            <text:p>1.010200</text:p>
          </table:table-cell>
          <table:table-cell office:value-type="float" office:value="6.1049999999999978" table:formula="of:=[.F194]+[.G195]" table:style-name="ce5">
            <text:p>6.105</text:p>
          </table:table-cell>
          <table:table-cell office:value-type="float" office:value="3.1E-2" table:formula="of:=([.B195]-[.B194])/1000" table:style-name="ce5">
            <text:p>0.031</text:p>
          </table:table-cell>
          <table:table-cell office:value-type="float" office:value="3.3044130000000019E-2" table:formula="of:=([.C195]+[.C194])*[.G195]*9.8/2+[.H194]" table:style-name="ce4">
            <text:p>0.033044</text:p>
          </table:table-cell>
          <table:table-cell office:value-type="float" office:value="-1.7084994753410283E-3" table:formula="of:=[.C195]-[.$N$1]" table:style-name="ce4">
            <text:p>-0.001708</text:p>
          </table:table-cell>
          <table:table-cell office:value-type="float" office:value="2.6211148898216095E-3" table:formula="of:=(([.$I195]+[.$I194]))*[.$G195]*9.8/2+[.J194]" table:style-name="ce4">
            <text:p>0.0026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292" table:style-name="ce3">
            <text:p>44292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6.1369999999999978" table:formula="of:=[.F195]+[.G196]" table:style-name="ce5">
            <text:p>6.137</text:p>
          </table:table-cell>
          <table:table-cell office:value-type="float" office:value="3.2000000000000001E-2" table:formula="of:=([.B196]-[.B195])/1000" table:style-name="ce5">
            <text:p>0.032</text:p>
          </table:table-cell>
          <table:table-cell office:value-type="float" office:value="3.2997090000000021E-2" table:formula="of:=([.C196]+[.C195])*[.G196]*9.8/2+[.H195]" table:style-name="ce4">
            <text:p>0.032997</text:p>
          </table:table-cell>
          <table:table-cell office:value-type="float" office:value="3.9150052465897157E-4" table:formula="of:=[.C196]-[.$N$1]" table:style-name="ce4">
            <text:p>0.000392</text:p>
          </table:table-cell>
          <table:table-cell office:value-type="float" office:value="2.4146094543546631E-3" table:formula="of:=(([.$I196]+[.$I195]))*[.$G196]*9.8/2+[.J195]" table:style-name="ce4">
            <text:p>0.0024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324" table:style-name="ce3">
            <text:p>44324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3.8999999999999998E-3" table:style-name="ce4">
            <text:p>0.003900</text:p>
          </table:table-cell>
          <table:table-cell office:value-type="float" office:value="1.0085" table:style-name="ce4">
            <text:p>1.008500</text:p>
          </table:table-cell>
          <table:table-cell office:value-type="float" office:value="6.1689999999999978" table:formula="of:=[.F196]+[.G197]" table:style-name="ce5">
            <text:p>6.169</text:p>
          </table:table-cell>
          <table:table-cell office:value-type="float" office:value="3.2000000000000001E-2" table:formula="of:=([.B197]-[.B196])/1000" table:style-name="ce5">
            <text:p>0.032</text:p>
          </table:table-cell>
          <table:table-cell office:value-type="float" office:value="3.3404770000000021E-2" table:formula="of:=([.C197]+[.C196])*[.G197]*9.8/2+[.H196]" table:style-name="ce4">
            <text:p>0.033405</text:p>
          </table:table-cell>
          <table:table-cell office:value-type="float" office:value="1.1915005246589715E-3" table:formula="of:=[.C197]-[.$N$1]" table:style-name="ce4">
            <text:p>0.001192</text:p>
          </table:table-cell>
          <table:table-cell office:value-type="float" office:value="2.6628240188877167E-3" table:formula="of:=(([.$I197]+[.$I196]))*[.$G197]*9.8/2+[.J196]" table:style-name="ce4">
            <text:p>0.0026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355" table:style-name="ce3">
            <text:p>44355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6.1999999999999975" table:formula="of:=[.F197]+[.G198]" table:style-name="ce5">
            <text:p>6.200</text:p>
          </table:table-cell>
          <table:table-cell office:value-type="float" office:value="3.1E-2" table:formula="of:=([.B198]-[.B197])/1000" table:style-name="ce5">
            <text:p>0.031</text:p>
          </table:table-cell>
          <table:table-cell office:value-type="float" office:value="3.3860470000000024E-2" table:formula="of:=([.C198]+[.C197])*[.G198]*9.8/2+[.H197]" table:style-name="ce4">
            <text:p>0.033860</text:p>
          </table:table-cell>
          <table:table-cell office:value-type="float" office:value="7.9150052465897154E-4" table:formula="of:=[.C198]-[.$N$1]" table:style-name="ce4">
            <text:p>0.000792</text:p>
          </table:table-cell>
          <table:table-cell office:value-type="float" office:value="2.9640418782791124E-3" table:formula="of:=(([.$I198]+[.$I197]))*[.$G198]*9.8/2+[.J197]" table:style-name="ce4">
            <text:p>0.0029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386" table:style-name="ce3">
            <text:p>44386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3" table:style-name="ce4">
            <text:p>1.010300</text:p>
          </table:table-cell>
          <table:table-cell office:value-type="float" office:value="6.2309999999999972" table:formula="of:=[.F198]+[.G199]" table:style-name="ce5">
            <text:p>6.231</text:p>
          </table:table-cell>
          <table:table-cell office:value-type="float" office:value="3.1E-2" table:formula="of:=([.B199]-[.B198])/1000" table:style-name="ce5">
            <text:p>0.031</text:p>
          </table:table-cell>
          <table:table-cell office:value-type="float" office:value="3.4179460000000023E-2" table:formula="of:=([.C199]+[.C198])*[.G199]*9.8/2+[.H198]" table:style-name="ce4">
            <text:p>0.034179</text:p>
          </table:table-cell>
          <table:table-cell office:value-type="float" office:value="2.9150052465897163E-4" table:formula="of:=[.C199]-[.$N$1]" table:style-name="ce4">
            <text:p>0.000292</text:p>
          </table:table-cell>
          <table:table-cell office:value-type="float" office:value="3.128549737670508E-3" table:formula="of:=(([.$I199]+[.$I198]))*[.$G199]*9.8/2+[.J198]" table:style-name="ce4">
            <text:p>0.0031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417" table:style-name="ce3">
            <text:p>44417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125" table:style-name="ce4">
            <text:p>1.012500</text:p>
          </table:table-cell>
          <table:table-cell office:value-type="float" office:value="6.2619999999999969" table:formula="of:=[.F199]+[.G200]" table:style-name="ce5">
            <text:p>6.262</text:p>
          </table:table-cell>
          <table:table-cell office:value-type="float" office:value="3.1E-2" table:formula="of:=([.B200]-[.B199])/1000" table:style-name="ce5">
            <text:p>0.031</text:p>
          </table:table-cell>
          <table:table-cell office:value-type="float" office:value="3.4376930000000021E-2" table:formula="of:=([.C200]+[.C199])*[.G200]*9.8/2+[.H199]" table:style-name="ce4">
            <text:p>0.034377</text:p>
          </table:table-cell>
          <table:table-cell office:value-type="float" office:value="-8.4994753410283942E-6" table:formula="of:=[.C200]-[.$N$1]" table:style-name="ce4">
            <text:p>-0.000008</text:p>
          </table:table-cell>
          <table:table-cell office:value-type="float" office:value="3.1715375970619037E-3" table:formula="of:=(([.$I200]+[.$I199]))*[.$G200]*9.8/2+[.J199]" table:style-name="ce4">
            <text:p>0.0031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448" table:style-name="ce3">
            <text:p>44448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83" table:style-name="ce4">
            <text:p>1.008300</text:p>
          </table:table-cell>
          <table:table-cell office:value-type="float" office:value="6.2929999999999966" table:formula="of:=[.F200]+[.G201]" table:style-name="ce5">
            <text:p>6.293</text:p>
          </table:table-cell>
          <table:table-cell office:value-type="float" office:value="3.1E-2" table:formula="of:=([.B201]-[.B200])/1000" table:style-name="ce5">
            <text:p>0.031</text:p>
          </table:table-cell>
          <table:table-cell office:value-type="float" office:value="3.4331360000000019E-2" table:formula="of:=([.C201]+[.C200])*[.G201]*9.8/2+[.H200]" table:style-name="ce4">
            <text:p>0.034331</text:p>
          </table:table-cell>
          <table:table-cell office:value-type="float" office:value="-1.3084994753410286E-3" table:formula="of:=[.C201]-[.$N$1]" table:style-name="ce4">
            <text:p>-0.001308</text:p>
          </table:table-cell>
          <table:table-cell office:value-type="float" office:value="2.971485456453299E-3" table:formula="of:=(([.$I201]+[.$I200]))*[.$G201]*9.8/2+[.J200]" table:style-name="ce4">
            <text:p>0.0029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481" table:style-name="ce3">
            <text:p>44481</text:p>
          </table:table-cell>
          <table:table-cell office:value-type="float" office:value="2E-3" table:style-name="ce4">
            <text:p>0.0020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6.325999999999997" table:formula="of:=[.F201]+[.G202]" table:style-name="ce5">
            <text:p>6.326</text:p>
          </table:table-cell>
          <table:table-cell office:value-type="float" office:value="3.3000000000000002E-2" table:formula="of:=([.B202]-[.B201])/1000" table:style-name="ce5">
            <text:p>0.033</text:p>
          </table:table-cell>
          <table:table-cell office:value-type="float" office:value="3.4525400000000019E-2" table:formula="of:=([.C202]+[.C201])*[.G202]*9.8/2+[.H201]" table:style-name="ce4">
            <text:p>0.034525</text:p>
          </table:table-cell>
          <table:table-cell office:value-type="float" office:value="1.4915005246589716E-3" table:formula="of:=[.C202]-[.$N$1]" table:style-name="ce4">
            <text:p>0.001492</text:p>
          </table:table-cell>
          <table:table-cell office:value-type="float" office:value="3.0010767261280102E-3" table:formula="of:=(([.$I202]+[.$I201]))*[.$G202]*9.8/2+[.J201]" table:style-name="ce4">
            <text:p>0.0030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512" table:style-name="ce3">
            <text:p>44512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6.3569999999999967" table:formula="of:=[.F202]+[.G203]" table:style-name="ce5">
            <text:p>6.357</text:p>
          </table:table-cell>
          <table:table-cell office:value-type="float" office:value="3.1E-2" table:formula="of:=([.B203]-[.B202])/1000" table:style-name="ce5">
            <text:p>0.031</text:p>
          </table:table-cell>
          <table:table-cell office:value-type="float" office:value="3.499629000000002E-2" table:formula="of:=([.C203]+[.C202])*[.G203]*9.8/2+[.H202]" table:style-name="ce4">
            <text:p>0.034996</text:p>
          </table:table-cell>
          <table:table-cell office:value-type="float" office:value="5.9150052465897166E-4" table:formula="of:=[.C203]-[.$N$1]" table:style-name="ce4">
            <text:p>0.000592</text:p>
          </table:table-cell>
          <table:table-cell office:value-type="float" office:value="3.3174845855194058E-3" table:formula="of:=(([.$I203]+[.$I202]))*[.$G203]*9.8/2+[.J202]" table:style-name="ce4">
            <text:p>0.0033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543" table:style-name="ce3">
            <text:p>44543</text:p>
          </table:table-cell>
          <table:table-cell office:value-type="float" office:value="1E-4" table:style-name="ce4">
            <text:p>0.0001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6.3879999999999963" table:formula="of:=[.F203]+[.G204]" table:style-name="ce5">
            <text:p>6.388</text:p>
          </table:table-cell>
          <table:table-cell office:value-type="float" office:value="3.1E-2" table:formula="of:=([.B204]-[.B203])/1000" table:style-name="ce5">
            <text:p>0.031</text:p>
          </table:table-cell>
          <table:table-cell office:value-type="float" office:value="3.517857000000002E-2" table:formula="of:=([.C204]+[.C203])*[.G204]*9.8/2+[.H203]" table:style-name="ce4">
            <text:p>0.035179</text:p>
          </table:table-cell>
          <table:table-cell office:value-type="float" office:value="-4.0849947534102841E-4" table:formula="of:=[.C204]-[.$N$1]" table:style-name="ce4">
            <text:p>-0.000408</text:p>
          </table:table-cell>
          <table:table-cell office:value-type="float" office:value="3.3452824449108015E-3" table:formula="of:=(([.$I204]+[.$I203]))*[.$G204]*9.8/2+[.J203]" table:style-name="ce4">
            <text:p>0.0033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574" table:style-name="ce3">
            <text:p>44574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6.418999999999996" table:formula="of:=[.F204]+[.G205]" table:style-name="ce5">
            <text:p>6.419</text:p>
          </table:table-cell>
          <table:table-cell office:value-type="float" office:value="3.1E-2" table:formula="of:=([.B205]-[.B204])/1000" table:style-name="ce5">
            <text:p>0.031</text:p>
          </table:table-cell>
          <table:table-cell office:value-type="float" office:value="3.530009000000002E-2" table:formula="of:=([.C205]+[.C204])*[.G205]*9.8/2+[.H204]" table:style-name="ce4">
            <text:p>0.035300</text:p>
          </table:table-cell>
          <table:table-cell office:value-type="float" office:value="1.9150052465897159E-4" table:formula="of:=[.C205]-[.$N$1]" table:style-name="ce4">
            <text:p>0.000192</text:p>
          </table:table-cell>
          <table:table-cell office:value-type="float" office:value="3.3123203043021973E-3" table:formula="of:=(([.$I205]+[.$I204]))*[.$G205]*9.8/2+[.J204]" table:style-name="ce4">
            <text:p>0.0033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605" table:style-name="ce3">
            <text:p>44605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6.4499999999999957" table:formula="of:=[.F205]+[.G206]" table:style-name="ce5">
            <text:p>6.450</text:p>
          </table:table-cell>
          <table:table-cell office:value-type="float" office:value="3.1E-2" table:formula="of:=([.B206]-[.B205])/1000" table:style-name="ce5">
            <text:p>0.031</text:p>
          </table:table-cell>
          <table:table-cell office:value-type="float" office:value="3.5436800000000018E-2" table:formula="of:=([.C206]+[.C205])*[.G206]*9.8/2+[.H205]" table:style-name="ce4">
            <text:p>0.035437</text:p>
          </table:table-cell>
          <table:table-cell office:value-type="float" office:value="-3.0849947534102842E-4" table:formula="of:=[.C206]-[.$N$1]" table:style-name="ce4">
            <text:p>-0.000308</text:p>
          </table:table-cell>
          <table:table-cell office:value-type="float" office:value="3.294548163693593E-3" table:formula="of:=(([.$I206]+[.$I205]))*[.$G206]*9.8/2+[.J205]" table:style-name="ce4">
            <text:p>0.0032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636" table:style-name="ce3">
            <text:p>44636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6.4809999999999954" table:formula="of:=[.F206]+[.G207]" table:style-name="ce5">
            <text:p>6.481</text:p>
          </table:table-cell>
          <table:table-cell office:value-type="float" office:value="3.1E-2" table:formula="of:=([.B207]-[.B206])/1000" table:style-name="ce5">
            <text:p>0.031</text:p>
          </table:table-cell>
          <table:table-cell office:value-type="float" office:value="3.5376040000000018E-2" table:formula="of:=([.C207]+[.C206])*[.G207]*9.8/2+[.H206]" table:style-name="ce4">
            <text:p>0.035376</text:p>
          </table:table-cell>
          <table:table-cell office:value-type="float" office:value="-1.1084994753410285E-3" table:formula="of:=[.C207]-[.$N$1]" table:style-name="ce4">
            <text:p>-0.001108</text:p>
          </table:table-cell>
          <table:table-cell office:value-type="float" office:value="3.0793060230849883E-3" table:formula="of:=(([.$I207]+[.$I206]))*[.$G207]*9.8/2+[.J206]" table:style-name="ce4">
            <text:p>0.0030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668" table:style-name="ce3">
            <text:p>44668</text:p>
          </table:table-cell>
          <table:table-cell office:value-type="float" office:value="1.8E-3" table:style-name="ce4">
            <text:p>0.0018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6.5129999999999955" table:formula="of:=[.F207]+[.G208]" table:style-name="ce5">
            <text:p>6.513</text:p>
          </table:table-cell>
          <table:table-cell office:value-type="float" office:value="3.2000000000000001E-2" table:formula="of:=([.B208]-[.B207])/1000" table:style-name="ce5">
            <text:p>0.032</text:p>
          </table:table-cell>
          <table:table-cell office:value-type="float" office:value="3.5564200000000018E-2" table:formula="of:=([.C208]+[.C207])*[.G208]*9.8/2+[.H207]" table:style-name="ce4">
            <text:p>0.035564</text:p>
          </table:table-cell>
          <table:table-cell office:value-type="float" office:value="1.2915005246589715E-3" table:formula="of:=[.C208]-[.$N$1]" table:style-name="ce4">
            <text:p>0.001292</text:p>
          </table:table-cell>
          <table:table-cell office:value-type="float" office:value="3.108000587618042E-3" table:formula="of:=(([.$I208]+[.$I207]))*[.$G208]*9.8/2+[.J207]" table:style-name="ce4">
            <text:p>0.0031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699" table:style-name="ce3">
            <text:p>44699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38" table:style-name="ce4">
            <text:p>1.013800</text:p>
          </table:table-cell>
          <table:table-cell office:value-type="float" office:value="6.5439999999999952" table:formula="of:=[.F208]+[.G209]" table:style-name="ce5">
            <text:p>6.544</text:p>
          </table:table-cell>
          <table:table-cell office:value-type="float" office:value="3.1E-2" table:formula="of:=([.B209]-[.B208])/1000" table:style-name="ce5">
            <text:p>0.031</text:p>
          </table:table-cell>
          <table:table-cell office:value-type="float" office:value="3.609585000000002E-2" table:formula="of:=([.C209]+[.C208])*[.G209]*9.8/2+[.H208]" table:style-name="ce4">
            <text:p>0.036096</text:p>
          </table:table-cell>
          <table:table-cell office:value-type="float" office:value="1.1915005246589715E-3" table:formula="of:=[.C209]-[.$N$1]" table:style-name="ce4">
            <text:p>0.001192</text:p>
          </table:table-cell>
          <table:table-cell office:value-type="float" office:value="3.4851684470094376E-3" table:formula="of:=(([.$I209]+[.$I208]))*[.$G209]*9.8/2+[.J208]" table:style-name="ce4">
            <text:p>0.0034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730" table:style-name="ce3">
            <text:p>4473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6.5749999999999948" table:formula="of:=[.F209]+[.G210]" table:style-name="ce5">
            <text:p>6.575</text:p>
          </table:table-cell>
          <table:table-cell office:value-type="float" office:value="3.1E-2" table:formula="of:=([.B210]-[.B209])/1000" table:style-name="ce5">
            <text:p>0.031</text:p>
          </table:table-cell>
          <table:table-cell office:value-type="float" office:value="3.6824970000000019E-2" table:formula="of:=([.C210]+[.C209])*[.G210]*9.8/2+[.H209]" table:style-name="ce4">
            <text:p>0.036825</text:p>
          </table:table-cell>
          <table:table-cell office:value-type="float" office:value="2.5915005246589717E-3" table:formula="of:=[.C210]-[.$N$1]" table:style-name="ce4">
            <text:p>0.002592</text:p>
          </table:table-cell>
          <table:table-cell office:value-type="float" office:value="4.0598063064008335E-3" table:formula="of:=(([.$I210]+[.$I209]))*[.$G210]*9.8/2+[.J209]" table:style-name="ce4">
            <text:p>0.0040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761" table:style-name="ce3">
            <text:p>44761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84" table:style-name="ce4">
            <text:p>1.008400</text:p>
          </table:table-cell>
          <table:table-cell office:value-type="float" office:value="6.6059999999999945" table:formula="of:=[.F210]+[.G211]" table:style-name="ce5">
            <text:p>6.606</text:p>
          </table:table-cell>
          <table:table-cell office:value-type="float" office:value="3.1E-2" table:formula="of:=([.B211]-[.B210])/1000" table:style-name="ce5">
            <text:p>0.031</text:p>
          </table:table-cell>
          <table:table-cell office:value-type="float" office:value="3.7204720000000017E-2" table:formula="of:=([.C211]+[.C210])*[.G211]*9.8/2+[.H210]" table:style-name="ce4">
            <text:p>0.037205</text:p>
          </table:table-cell>
          <table:table-cell office:value-type="float" office:value="-1.1084994753410285E-3" table:formula="of:=[.C211]-[.$N$1]" table:style-name="ce4">
            <text:p>-0.001108</text:p>
          </table:table-cell>
          <table:table-cell office:value-type="float" office:value="4.2850741657922287E-3" table:formula="of:=(([.$I211]+[.$I210]))*[.$G211]*9.8/2+[.J210]" table:style-name="ce4">
            <text:p>0.0042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793" table:style-name="ce3">
            <text:p>44793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9" table:style-name="ce4">
            <text:p>1.009900</text:p>
          </table:table-cell>
          <table:table-cell office:value-type="float" office:value="6.6379999999999946" table:formula="of:=[.F211]+[.G212]" table:style-name="ce5">
            <text:p>6.638</text:p>
          </table:table-cell>
          <table:table-cell office:value-type="float" office:value="3.2000000000000001E-2" table:formula="of:=([.B212]-[.B211])/1000" table:style-name="ce5">
            <text:p>0.032</text:p>
          </table:table-cell>
          <table:table-cell office:value-type="float" office:value="3.7173360000000016E-2" table:formula="of:=([.C212]+[.C211])*[.G212]*9.8/2+[.H211]" table:style-name="ce4">
            <text:p>0.037173</text:p>
          </table:table-cell>
          <table:table-cell office:value-type="float" office:value="-1.0849947534102839E-4" table:formula="of:=[.C212]-[.$N$1]" table:style-name="ce4">
            <text:p>-0.000108</text:p>
          </table:table-cell>
          <table:table-cell office:value-type="float" office:value="4.094248730325282E-3" table:formula="of:=(([.$I212]+[.$I211]))*[.$G212]*9.8/2+[.J211]" table:style-name="ce4">
            <text:p>0.0040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824" table:style-name="ce3">
            <text:p>44824</text:p>
          </table:table-cell>
          <table:table-cell office:value-type="float" office:value="2.8E-3" table:style-name="ce4">
            <text:p>0.002800</text:p>
          </table:table-cell>
          <table:table-cell office:value-type="float" office:value="-1.5E-3" table:style-name="ce4">
            <text:p>-0.0015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6.6689999999999943" table:formula="of:=[.F212]+[.G213]" table:style-name="ce5">
            <text:p>6.669</text:p>
          </table:table-cell>
          <table:table-cell office:value-type="float" office:value="3.1E-2" table:formula="of:=([.B213]-[.B212])/1000" table:style-name="ce5">
            <text:p>0.031</text:p>
          </table:table-cell>
          <table:table-cell office:value-type="float" office:value="3.7659440000000016E-2" table:formula="of:=([.C213]+[.C212])*[.G213]*9.8/2+[.H212]" table:style-name="ce4">
            <text:p>0.037659</text:p>
          </table:table-cell>
          <table:table-cell office:value-type="float" office:value="2.2915005246589718E-3" table:formula="of:=[.C213]-[.$N$1]" table:style-name="ce4">
            <text:p>0.002292</text:p>
          </table:table-cell>
          <table:table-cell office:value-type="float" office:value="4.4258465897166772E-3" table:formula="of:=(([.$I213]+[.$I212]))*[.$G213]*9.8/2+[.J212]" table:style-name="ce4">
            <text:p>0.0044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856" table:style-name="ce3">
            <text:p>44856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4" table:style-name="ce4">
            <text:p>1.010400</text:p>
          </table:table-cell>
          <table:table-cell office:value-type="float" office:value="6.7009999999999943" table:formula="of:=[.F213]+[.G214]" table:style-name="ce5">
            <text:p>6.701</text:p>
          </table:table-cell>
          <table:table-cell office:value-type="float" office:value="3.2000000000000001E-2" table:formula="of:=([.B214]-[.B213])/1000" table:style-name="ce5">
            <text:p>0.032</text:p>
          </table:table-cell>
          <table:table-cell office:value-type="float" office:value="3.8302320000000015E-2" table:formula="of:=([.C214]+[.C213])*[.G214]*9.8/2+[.H213]" table:style-name="ce4">
            <text:p>0.038302</text:p>
          </table:table-cell>
          <table:table-cell office:value-type="float" office:value="7.9150052465897154E-4" table:formula="of:=[.C214]-[.$N$1]" table:style-name="ce4">
            <text:p>0.000792</text:p>
          </table:table-cell>
          <table:table-cell office:value-type="float" office:value="4.9092611542497309E-3" table:formula="of:=(([.$I214]+[.$I213]))*[.$G214]*9.8/2+[.J213]" table:style-name="ce4">
            <text:p>0.0049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887" table:style-name="ce3">
            <text:p>44887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6.731999999999994" table:formula="of:=[.F214]+[.G215]" table:style-name="ce5">
            <text:p>6.732</text:p>
          </table:table-cell>
          <table:table-cell office:value-type="float" office:value="3.1E-2" table:formula="of:=([.B215]-[.B214])/1000" table:style-name="ce5">
            <text:p>0.031</text:p>
          </table:table-cell>
          <table:table-cell office:value-type="float" office:value="3.8575740000000018E-2" table:formula="of:=([.C215]+[.C214])*[.G215]*9.8/2+[.H214]" table:style-name="ce4">
            <text:p>0.038576</text:p>
          </table:table-cell>
          <table:table-cell office:value-type="float" office:value="-8.4994753410283942E-6" table:formula="of:=[.C215]-[.$N$1]" table:style-name="ce4">
            <text:p>-0.000008</text:p>
          </table:table-cell>
          <table:table-cell office:value-type="float" office:value="5.0281990136411261E-3" table:formula="of:=(([.$I215]+[.$I214]))*[.$G215]*9.8/2+[.J214]" table:style-name="ce4">
            <text:p>0.0050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918" table:style-name="ce3">
            <text:p>44918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6.7629999999999937" table:formula="of:=[.F215]+[.G216]" table:style-name="ce5">
            <text:p>6.763</text:p>
          </table:table-cell>
          <table:table-cell office:value-type="float" office:value="3.1E-2" table:formula="of:=([.B216]-[.B215])/1000" table:style-name="ce5">
            <text:p>0.031</text:p>
          </table:table-cell>
          <table:table-cell office:value-type="float" office:value="3.8469410000000016E-2" table:formula="of:=([.C216]+[.C215])*[.G216]*9.8/2+[.H215]" table:style-name="ce4">
            <text:p>0.038469</text:p>
          </table:table-cell>
          <table:table-cell office:value-type="float" office:value="-1.7084994753410283E-3" table:formula="of:=[.C216]-[.$N$1]" table:style-name="ce4">
            <text:p>-0.001708</text:p>
          </table:table-cell>
          <table:table-cell office:value-type="float" office:value="4.7673868730325215E-3" table:formula="of:=(([.$I216]+[.$I215]))*[.$G216]*9.8/2+[.J215]" table:style-name="ce4">
            <text:p>0.0047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950" table:style-name="ce3">
            <text:p>4495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04" table:style-name="ce4">
            <text:p>1.010400</text:p>
          </table:table-cell>
          <table:table-cell office:value-type="float" office:value="6.7949999999999937" table:formula="of:=[.F216]+[.G217]" table:style-name="ce5">
            <text:p>6.795</text:p>
          </table:table-cell>
          <table:table-cell office:value-type="float" office:value="3.2000000000000001E-2" table:formula="of:=([.B217]-[.B216])/1000" table:style-name="ce5">
            <text:p>0.032</text:p>
          </table:table-cell>
          <table:table-cell office:value-type="float" office:value="3.8155810000000019E-2" table:formula="of:=([.C217]+[.C216])*[.G217]*9.8/2+[.H216]" table:style-name="ce4">
            <text:p>0.038156</text:p>
          </table:table-cell>
          <table:table-cell office:value-type="float" office:value="-1.3084994753410286E-3" table:formula="of:=[.C217]-[.$N$1]" table:style-name="ce4">
            <text:p>-0.001308</text:p>
          </table:table-cell>
          <table:table-cell office:value-type="float" office:value="4.2943214375655752E-3" table:formula="of:=(([.$I217]+[.$I216]))*[.$G217]*9.8/2+[.J216]" table:style-name="ce4">
            <text:p>0.0042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4982" table:style-name="ce3">
            <text:p>44982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6.8269999999999937" table:formula="of:=[.F217]+[.G218]" table:style-name="ce5">
            <text:p>6.827</text:p>
          </table:table-cell>
          <table:table-cell office:value-type="float" office:value="3.2000000000000001E-2" table:formula="of:=([.B218]-[.B217])/1000" table:style-name="ce5">
            <text:p>0.032</text:p>
          </table:table-cell>
          <table:table-cell office:value-type="float" office:value="3.8108770000000021E-2" table:formula="of:=([.C218]+[.C217])*[.G218]*9.8/2+[.H217]" table:style-name="ce4">
            <text:p>0.038109</text:p>
          </table:table-cell>
          <table:table-cell office:value-type="float" office:value="-8.4994753410283942E-6" table:formula="of:=[.C218]-[.$N$1]" table:style-name="ce4">
            <text:p>-0.000008</text:p>
          </table:table-cell>
          <table:table-cell office:value-type="float" office:value="4.0878160020986288E-3" table:formula="of:=(([.$I218]+[.$I217]))*[.$G218]*9.8/2+[.J217]" table:style-name="ce4">
            <text:p>0.0040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013" table:style-name="ce3">
            <text:p>45013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6.8579999999999934" table:formula="of:=[.F218]+[.G219]" table:style-name="ce5">
            <text:p>6.858</text:p>
          </table:table-cell>
          <table:table-cell office:value-type="float" office:value="3.1E-2" table:formula="of:=([.B219]-[.B218])/1000" table:style-name="ce5">
            <text:p>0.031</text:p>
          </table:table-cell>
          <table:table-cell office:value-type="float" office:value="3.8382190000000024E-2" table:formula="of:=([.C219]+[.C218])*[.G219]*9.8/2+[.H218]" table:style-name="ce4">
            <text:p>0.038382</text:p>
          </table:table-cell>
          <table:table-cell office:value-type="float" office:value="7.9150052465897154E-4" table:formula="of:=[.C219]-[.$N$1]" table:style-name="ce4">
            <text:p>0.000792</text:p>
          </table:table-cell>
          <table:table-cell office:value-type="float" office:value="4.206753861490024E-3" table:formula="of:=(([.$I219]+[.$I218]))*[.$G219]*9.8/2+[.J218]" table:style-name="ce4">
            <text:p>0.0042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044" table:style-name="ce3">
            <text:p>45044</text:p>
          </table:table-cell>
          <table:table-cell office:value-type="float" office:value="1E-3" table:style-name="ce4">
            <text:p>0.0010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1" table:style-name="ce4">
            <text:p>1.008100</text:p>
          </table:table-cell>
          <table:table-cell office:value-type="float" office:value="6.8889999999999931" table:formula="of:=[.F219]+[.G220]" table:style-name="ce5">
            <text:p>6.889</text:p>
          </table:table-cell>
          <table:table-cell office:value-type="float" office:value="3.1E-2" table:formula="of:=([.B220]-[.B219])/1000" table:style-name="ce5">
            <text:p>0.031</text:p>
          </table:table-cell>
          <table:table-cell office:value-type="float" office:value="3.8731560000000026E-2" table:formula="of:=([.C220]+[.C219])*[.G220]*9.8/2+[.H219]" table:style-name="ce4">
            <text:p>0.038732</text:p>
          </table:table-cell>
          <table:table-cell office:value-type="float" office:value="4.9150052465897162E-4" table:formula="of:=[.C220]-[.$N$1]" table:style-name="ce4">
            <text:p>0.000492</text:p>
          </table:table-cell>
          <table:table-cell office:value-type="float" office:value="4.4016417208814192E-3" table:formula="of:=(([.$I220]+[.$I219]))*[.$G220]*9.8/2+[.J219]" table:style-name="ce4">
            <text:p>0.0044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075" table:style-name="ce3">
            <text:p>45075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6.9199999999999928" table:formula="of:=[.F220]+[.G221]" table:style-name="ce5">
            <text:p>6.920</text:p>
          </table:table-cell>
          <table:table-cell office:value-type="float" office:value="3.1E-2" table:formula="of:=([.B221]-[.B220])/1000" table:style-name="ce5">
            <text:p>0.031</text:p>
          </table:table-cell>
          <table:table-cell office:value-type="float" office:value="3.9050550000000024E-2" table:formula="of:=([.C221]+[.C220])*[.G221]*9.8/2+[.H220]" table:style-name="ce4">
            <text:p>0.039051</text:p>
          </table:table-cell>
          <table:table-cell office:value-type="float" office:value="5.9150052465897166E-4" table:formula="of:=[.C221]-[.$N$1]" table:style-name="ce4">
            <text:p>0.000592</text:p>
          </table:table-cell>
          <table:table-cell office:value-type="float" office:value="4.5661495802728144E-3" table:formula="of:=(([.$I221]+[.$I220]))*[.$G221]*9.8/2+[.J220]" table:style-name="ce4">
            <text:p>0.0045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106" table:style-name="ce3">
            <text:p>45106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" table:style-name="ce4">
            <text:p>1.010000</text:p>
          </table:table-cell>
          <table:table-cell office:value-type="float" office:value="6.9509999999999925" table:formula="of:=[.F221]+[.G222]" table:style-name="ce5">
            <text:p>6.951</text:p>
          </table:table-cell>
          <table:table-cell office:value-type="float" office:value="3.1E-2" table:formula="of:=([.B222]-[.B221])/1000" table:style-name="ce5">
            <text:p>0.031</text:p>
          </table:table-cell>
          <table:table-cell office:value-type="float" office:value="3.9080930000000028E-2" table:formula="of:=([.C222]+[.C221])*[.G222]*9.8/2+[.H221]" table:style-name="ce4">
            <text:p>0.039081</text:p>
          </table:table-cell>
          <table:table-cell office:value-type="float" office:value="-1.4084994753410284E-3" table:formula="of:=[.C222]-[.$N$1]" table:style-name="ce4">
            <text:p>-0.001408</text:p>
          </table:table-cell>
          <table:table-cell office:value-type="float" office:value="4.4420474396642097E-3" table:formula="of:=(([.$I222]+[.$I221]))*[.$G222]*9.8/2+[.J221]" table:style-name="ce4">
            <text:p>0.0044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138" table:style-name="ce3">
            <text:p>45138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104" table:style-name="ce4">
            <text:p>1.010400</text:p>
          </table:table-cell>
          <table:table-cell office:value-type="float" office:value="6.9829999999999925" table:formula="of:=[.F222]+[.G223]" table:style-name="ce5">
            <text:p>6.983</text:p>
          </table:table-cell>
          <table:table-cell office:value-type="float" office:value="3.2000000000000001E-2" table:formula="of:=([.B223]-[.B222])/1000" table:style-name="ce5">
            <text:p>0.032</text:p>
          </table:table-cell>
          <table:table-cell office:value-type="float" office:value="3.9065250000000031E-2" table:formula="of:=([.C223]+[.C222])*[.G223]*9.8/2+[.H222]" table:style-name="ce4">
            <text:p>0.039065</text:p>
          </table:table-cell>
          <table:table-cell office:value-type="float" office:value="2.9150052465897163E-4" table:formula="of:=[.C223]-[.$N$1]" table:style-name="ce4">
            <text:p>0.000292</text:p>
          </table:table-cell>
          <table:table-cell office:value-type="float" office:value="4.2669020041972636E-3" table:formula="of:=(([.$I223]+[.$I222]))*[.$G223]*9.8/2+[.J222]" table:style-name="ce4">
            <text:p>0.0042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169" table:style-name="ce3">
            <text:p>45169</text:p>
          </table:table-cell>
          <table:table-cell office:value-type="float" office:value="1.4E-3" table:style-name="ce4">
            <text:p>0.0014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7.0139999999999922" table:formula="of:=[.F223]+[.G224]" table:style-name="ce5">
            <text:p>7.014</text:p>
          </table:table-cell>
          <table:table-cell office:value-type="float" office:value="3.1E-2" table:formula="of:=([.B224]-[.B223])/1000" table:style-name="ce5">
            <text:p>0.031</text:p>
          </table:table-cell>
          <table:table-cell office:value-type="float" office:value="3.9399430000000034E-2" table:formula="of:=([.C224]+[.C223])*[.G224]*9.8/2+[.H223]" table:style-name="ce4">
            <text:p>0.039399</text:p>
          </table:table-cell>
          <table:table-cell office:value-type="float" office:value="8.9150052465897158E-4" table:formula="of:=[.C224]-[.$N$1]" table:style-name="ce4">
            <text:p>0.000892</text:p>
          </table:table-cell>
          <table:table-cell office:value-type="float" office:value="4.4465998635886588E-3" table:formula="of:=(([.$I224]+[.$I223]))*[.$G224]*9.8/2+[.J223]" table:style-name="ce4">
            <text:p>0.0044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200" table:style-name="ce3">
            <text:p>452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0121" table:style-name="ce4">
            <text:p>1.012100</text:p>
          </table:table-cell>
          <table:table-cell office:value-type="float" office:value="7.0449999999999919" table:formula="of:=[.F224]+[.G225]" table:style-name="ce5">
            <text:p>7.045</text:p>
          </table:table-cell>
          <table:table-cell office:value-type="float" office:value="3.1E-2" table:formula="of:=([.B225]-[.B224])/1000" table:style-name="ce5">
            <text:p>0.031</text:p>
          </table:table-cell>
          <table:table-cell office:value-type="float" office:value="3.9779180000000032E-2" table:formula="of:=([.C225]+[.C224])*[.G225]*9.8/2+[.H224]" table:style-name="ce4">
            <text:p>0.039779</text:p>
          </table:table-cell>
          <table:table-cell office:value-type="float" office:value="5.9150052465897166E-4" table:formula="of:=[.C225]-[.$N$1]" table:style-name="ce4">
            <text:p>0.000592</text:p>
          </table:table-cell>
          <table:table-cell office:value-type="float" office:value="4.671867722980054E-3" table:formula="of:=(([.$I225]+[.$I224]))*[.$G225]*9.8/2+[.J224]" table:style-name="ce4">
            <text:p>0.0046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232" table:style-name="ce3">
            <text:p>45232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41" table:style-name="ce4">
            <text:p>1.014100</text:p>
          </table:table-cell>
          <table:table-cell office:value-type="float" office:value="7.076999999999992" table:formula="of:=[.F225]+[.G226]" table:style-name="ce5">
            <text:p>7.077</text:p>
          </table:table-cell>
          <table:table-cell office:value-type="float" office:value="3.2000000000000001E-2" table:formula="of:=([.B226]-[.B225])/1000" table:style-name="ce5">
            <text:p>0.032</text:p>
          </table:table-cell>
          <table:table-cell office:value-type="float" office:value="3.990462000000003E-2" table:formula="of:=([.C226]+[.C225])*[.G226]*9.8/2+[.H225]" table:style-name="ce4">
            <text:p>0.039905</text:p>
          </table:table-cell>
          <table:table-cell office:value-type="float" office:value="-8.0849947534102832E-4" table:formula="of:=[.C226]-[.$N$1]" table:style-name="ce4">
            <text:p>-0.000808</text:p>
          </table:table-cell>
          <table:table-cell office:value-type="float" office:value="4.6378422875131076E-3" table:formula="of:=(([.$I226]+[.$I225]))*[.$G226]*9.8/2+[.J225]" table:style-name="ce4">
            <text:p>0.0046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264" table:style-name="ce3">
            <text:p>45264</text:p>
          </table:table-cell>
          <table:table-cell office:value-type="float" office:value="-1E-4" table:style-name="ce4">
            <text:p>-0.0001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72000000000001" table:style-name="ce4">
            <text:p>1.007200</text:p>
          </table:table-cell>
          <table:table-cell office:value-type="float" office:value="7.108999999999992" table:formula="of:=[.F226]+[.G227]" table:style-name="ce5">
            <text:p>7.109</text:p>
          </table:table-cell>
          <table:table-cell office:value-type="float" office:value="3.2000000000000001E-2" table:formula="of:=([.B227]-[.B226])/1000" table:style-name="ce5">
            <text:p>0.032</text:p>
          </table:table-cell>
          <table:table-cell office:value-type="float" office:value="3.9841900000000027E-2" table:formula="of:=([.C227]+[.C226])*[.G227]*9.8/2+[.H226]" table:style-name="ce4">
            <text:p>0.039842</text:p>
          </table:table-cell>
          <table:table-cell office:value-type="float" office:value="-6.0849947534102845E-4" table:formula="of:=[.C227]-[.$N$1]" table:style-name="ce4">
            <text:p>-0.000608</text:p>
          </table:table-cell>
          <table:table-cell office:value-type="float" office:value="4.4156568520461615E-3" table:formula="of:=(([.$I227]+[.$I226]))*[.$G227]*9.8/2+[.J226]" table:style-name="ce4">
            <text:p>0.0044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296" table:style-name="ce3">
            <text:p>45296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51000000000001" table:style-name="ce4">
            <text:p>1.005100</text:p>
          </table:table-cell>
          <table:table-cell office:value-type="float" office:value="7.140999999999992" table:formula="of:=[.F227]+[.G228]" table:style-name="ce5">
            <text:p>7.141</text:p>
          </table:table-cell>
          <table:table-cell office:value-type="float" office:value="3.2000000000000001E-2" table:formula="of:=([.B228]-[.B227])/1000" table:style-name="ce5">
            <text:p>0.032</text:p>
          </table:table-cell>
          <table:table-cell office:value-type="float" office:value="3.9967340000000025E-2" table:formula="of:=([.C228]+[.C227])*[.G228]*9.8/2+[.H227]" table:style-name="ce4">
            <text:p>0.039967</text:p>
          </table:table-cell>
          <table:table-cell office:value-type="float" office:value="3.9150052465897157E-4" table:formula="of:=[.C228]-[.$N$1]" table:style-name="ce4">
            <text:p>0.000392</text:p>
          </table:table-cell>
          <table:table-cell office:value-type="float" office:value="4.3816314165792151E-3" table:formula="of:=(([.$I228]+[.$I227]))*[.$G228]*9.8/2+[.J227]" table:style-name="ce4">
            <text:p>0.0043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327" table:style-name="ce3">
            <text:p>45327</text:p>
          </table:table-cell>
          <table:table-cell office:value-type="float" office:value="1E-4" table:style-name="ce4">
            <text:p>0.0001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" table:style-name="ce4">
            <text:p>1.010000</text:p>
          </table:table-cell>
          <table:table-cell office:value-type="float" office:value="7.1719999999999917" table:formula="of:=[.F228]+[.G229]" table:style-name="ce5">
            <text:p>7.172</text:p>
          </table:table-cell>
          <table:table-cell office:value-type="float" office:value="3.1E-2" table:formula="of:=([.B229]-[.B228])/1000" table:style-name="ce5">
            <text:p>0.031</text:p>
          </table:table-cell>
          <table:table-cell office:value-type="float" office:value="4.0119240000000028E-2" table:formula="of:=([.C229]+[.C228])*[.G229]*9.8/2+[.H228]" table:style-name="ce4">
            <text:p>0.040119</text:p>
          </table:table-cell>
          <table:table-cell office:value-type="float" office:value="-4.0849947534102841E-4" table:formula="of:=[.C229]-[.$N$1]" table:style-name="ce4">
            <text:p>-0.000408</text:p>
          </table:table-cell>
          <table:table-cell office:value-type="float" office:value="4.3790492759706104E-3" table:formula="of:=(([.$I229]+[.$I228]))*[.$G229]*9.8/2+[.J228]" table:style-name="ce4">
            <text:p>0.0043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358" table:style-name="ce3">
            <text:p>45358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7.2029999999999914" table:formula="of:=[.F229]+[.G230]" table:style-name="ce5">
            <text:p>7.203</text:p>
          </table:table-cell>
          <table:table-cell office:value-type="float" office:value="3.1E-2" table:formula="of:=([.B230]-[.B229])/1000" table:style-name="ce5">
            <text:p>0.031</text:p>
          </table:table-cell>
          <table:table-cell office:value-type="float" office:value="4.0058480000000028E-2" table:formula="of:=([.C230]+[.C229])*[.G230]*9.8/2+[.H229]" table:style-name="ce4">
            <text:p>0.040058</text:p>
          </table:table-cell>
          <table:table-cell office:value-type="float" office:value="-1.0084994753410284E-3" table:formula="of:=[.C230]-[.$N$1]" table:style-name="ce4">
            <text:p>-0.001008</text:p>
          </table:table-cell>
          <table:table-cell office:value-type="float" office:value="4.1638071353620057E-3" table:formula="of:=(([.$I230]+[.$I229]))*[.$G230]*9.8/2+[.J229]" table:style-name="ce4">
            <text:p>0.0041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390" table:style-name="ce3">
            <text:p>4539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84" table:style-name="ce4">
            <text:p>1.008400</text:p>
          </table:table-cell>
          <table:table-cell office:value-type="float" office:value="7.2349999999999914" table:formula="of:=[.F230]+[.G231]" table:style-name="ce5">
            <text:p>7.235</text:p>
          </table:table-cell>
          <table:table-cell office:value-type="float" office:value="3.2000000000000001E-2" table:formula="of:=([.B231]-[.B230])/1000" table:style-name="ce5">
            <text:p>0.032</text:p>
          </table:table-cell>
          <table:table-cell office:value-type="float" office:value="4.0246640000000028E-2" table:formula="of:=([.C231]+[.C230])*[.G231]*9.8/2+[.H230]" table:style-name="ce4">
            <text:p>0.040247</text:p>
          </table:table-cell>
          <table:table-cell office:value-type="float" office:value="1.1915005246589715E-3" table:formula="of:=[.C231]-[.$N$1]" table:style-name="ce4">
            <text:p>0.001192</text:p>
          </table:table-cell>
          <table:table-cell office:value-type="float" office:value="4.192501699895059E-3" table:formula="of:=(([.$I231]+[.$I230]))*[.$G231]*9.8/2+[.J230]" table:style-name="ce4">
            <text:p>0.0041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421" table:style-name="ce3">
            <text:p>45421</text:p>
          </table:table-cell>
          <table:table-cell office:value-type="float" office:value="1.9E-3" table:style-name="ce4">
            <text:p>0.0019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7.2659999999999911" table:formula="of:=[.F231]+[.G232]" table:style-name="ce5">
            <text:p>7.266</text:p>
          </table:table-cell>
          <table:table-cell office:value-type="float" office:value="3.1E-2" table:formula="of:=([.B232]-[.B231])/1000" table:style-name="ce5">
            <text:p>0.031</text:p>
          </table:table-cell>
          <table:table-cell office:value-type="float" office:value="4.0793480000000028E-2" table:formula="of:=([.C232]+[.C231])*[.G232]*9.8/2+[.H231]" table:style-name="ce4">
            <text:p>0.040793</text:p>
          </table:table-cell>
          <table:table-cell office:value-type="float" office:value="1.3915005246589716E-3" table:formula="of:=[.C232]-[.$N$1]" table:style-name="ce4">
            <text:p>0.001392</text:p>
          </table:table-cell>
          <table:table-cell office:value-type="float" office:value="4.5848595592864541E-3" table:formula="of:=(([.$I232]+[.$I231]))*[.$G232]*9.8/2+[.J231]" table:style-name="ce4">
            <text:p>0.0045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452" table:style-name="ce3">
            <text:p>45452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25" table:style-name="ce4">
            <text:p>1.012500</text:p>
          </table:table-cell>
          <table:table-cell office:value-type="float" office:value="7.2969999999999908" table:formula="of:=[.F232]+[.G233]" table:style-name="ce5">
            <text:p>7.297</text:p>
          </table:table-cell>
          <table:table-cell office:value-type="float" office:value="3.1E-2" table:formula="of:=([.B233]-[.B232])/1000" table:style-name="ce5">
            <text:p>0.031</text:p>
          </table:table-cell>
          <table:table-cell office:value-type="float" office:value="4.1188420000000031E-2" table:formula="of:=([.C233]+[.C232])*[.G233]*9.8/2+[.H232]" table:style-name="ce4">
            <text:p>0.041188</text:p>
          </table:table-cell>
          <table:table-cell office:value-type="float" office:value="1.9150052465897159E-4" table:formula="of:=[.C233]-[.$N$1]" table:style-name="ce4">
            <text:p>0.000192</text:p>
          </table:table-cell>
          <table:table-cell office:value-type="float" office:value="4.8253174186778493E-3" table:formula="of:=(([.$I233]+[.$I232]))*[.$G233]*9.8/2+[.J232]" table:style-name="ce4">
            <text:p>0.0048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483" table:style-name="ce3">
            <text:p>45483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7.3279999999999905" table:formula="of:=[.F233]+[.G234]" table:style-name="ce5">
            <text:p>7.328</text:p>
          </table:table-cell>
          <table:table-cell office:value-type="float" office:value="3.1E-2" table:formula="of:=([.B234]-[.B233])/1000" table:style-name="ce5">
            <text:p>0.031</text:p>
          </table:table-cell>
          <table:table-cell office:value-type="float" office:value="4.1674500000000031E-2" table:formula="of:=([.C234]+[.C233])*[.G234]*9.8/2+[.H233]" table:style-name="ce4">
            <text:p>0.041675</text:p>
          </table:table-cell>
          <table:table-cell office:value-type="float" office:value="1.9915005246589719E-3" table:formula="of:=[.C234]-[.$N$1]" table:style-name="ce4">
            <text:p>0.001992</text:p>
          </table:table-cell>
          <table:table-cell office:value-type="float" office:value="5.1569152780692445E-3" table:formula="of:=(([.$I234]+[.$I233]))*[.$G234]*9.8/2+[.J233]" table:style-name="ce4">
            <text:p>0.0051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514" table:style-name="ce3">
            <text:p>45514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7.3589999999999902" table:formula="of:=[.F234]+[.G235]" table:style-name="ce5">
            <text:p>7.359</text:p>
          </table:table-cell>
          <table:table-cell office:value-type="float" office:value="3.1E-2" table:formula="of:=([.B235]-[.B234])/1000" table:style-name="ce5">
            <text:p>0.031</text:p>
          </table:table-cell>
          <table:table-cell office:value-type="float" office:value="4.2251720000000034E-2" table:formula="of:=([.C235]+[.C234])*[.G235]*9.8/2+[.H234]" table:style-name="ce4">
            <text:p>0.042252</text:p>
          </table:table-cell>
          <table:table-cell office:value-type="float" office:value="7.9150052465897154E-4" table:formula="of:=[.C235]-[.$N$1]" table:style-name="ce4">
            <text:p>0.000792</text:p>
          </table:table-cell>
          <table:table-cell office:value-type="float" office:value="5.5796531374606405E-3" table:formula="of:=(([.$I235]+[.$I234]))*[.$G235]*9.8/2+[.J234]" table:style-name="ce4">
            <text:p>0.0055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545" table:style-name="ce3">
            <text:p>45545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134000000000001" table:style-name="ce4">
            <text:p>1.013400</text:p>
          </table:table-cell>
          <table:table-cell office:value-type="float" office:value="7.3899999999999899" table:formula="of:=[.F235]+[.G236]" table:style-name="ce5">
            <text:p>7.390</text:p>
          </table:table-cell>
          <table:table-cell office:value-type="float" office:value="3.1E-2" table:formula="of:=([.B236]-[.B235])/1000" table:style-name="ce5">
            <text:p>0.031</text:p>
          </table:table-cell>
          <table:table-cell office:value-type="float" office:value="4.2358050000000036E-2" table:formula="of:=([.C236]+[.C235])*[.G236]*9.8/2+[.H235]" table:style-name="ce4">
            <text:p>0.042358</text:p>
          </table:table-cell>
          <table:table-cell office:value-type="float" office:value="-1.1084994753410285E-3" table:formula="of:=[.C236]-[.$N$1]" table:style-name="ce4">
            <text:p>-0.001108</text:p>
          </table:table-cell>
          <table:table-cell office:value-type="float" office:value="5.5315009968520358E-3" table:formula="of:=(([.$I236]+[.$I235]))*[.$G236]*9.8/2+[.J235]" table:style-name="ce4">
            <text:p>0.0055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577" table:style-name="ce3">
            <text:p>45577</text:p>
          </table:table-cell>
          <table:table-cell office:value-type="float" office:value="2E-3" table:style-name="ce4">
            <text:p>0.0020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81" table:style-name="ce4">
            <text:p>1.008100</text:p>
          </table:table-cell>
          <table:table-cell office:value-type="float" office:value="7.4219999999999899" table:formula="of:=[.F236]+[.G237]" table:style-name="ce5">
            <text:p>7.422</text:p>
          </table:table-cell>
          <table:table-cell office:value-type="float" office:value="3.2000000000000001E-2" table:formula="of:=([.B237]-[.B236])/1000" table:style-name="ce5">
            <text:p>0.032</text:p>
          </table:table-cell>
          <table:table-cell office:value-type="float" office:value="4.2577570000000037E-2" table:formula="of:=([.C237]+[.C236])*[.G237]*9.8/2+[.H236]" table:style-name="ce4">
            <text:p>0.042578</text:p>
          </table:table-cell>
          <table:table-cell office:value-type="float" office:value="1.4915005246589716E-3" table:formula="of:=[.C237]-[.$N$1]" table:style-name="ce4">
            <text:p>0.001492</text:p>
          </table:table-cell>
          <table:table-cell office:value-type="float" office:value="5.5915555613850892E-3" table:formula="of:=(([.$I237]+[.$I236]))*[.$G237]*9.8/2+[.J236]" table:style-name="ce4">
            <text:p>0.0055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608" table:style-name="ce3">
            <text:p>45608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01" table:style-name="ce4">
            <text:p>1.010100</text:p>
          </table:table-cell>
          <table:table-cell office:value-type="float" office:value="7.4529999999999896" table:formula="of:=[.F237]+[.G238]" table:style-name="ce5">
            <text:p>7.453</text:p>
          </table:table-cell>
          <table:table-cell office:value-type="float" office:value="3.1E-2" table:formula="of:=([.B238]-[.B237])/1000" table:style-name="ce5">
            <text:p>0.031</text:p>
          </table:table-cell>
          <table:table-cell office:value-type="float" office:value="4.2987700000000038E-2" table:formula="of:=([.C238]+[.C237])*[.G238]*9.8/2+[.H237]" table:style-name="ce4">
            <text:p>0.042988</text:p>
          </table:table-cell>
          <table:table-cell office:value-type="float" office:value="1.9150052465897159E-4" table:formula="of:=[.C238]-[.$N$1]" table:style-name="ce4">
            <text:p>0.000192</text:p>
          </table:table-cell>
          <table:table-cell office:value-type="float" office:value="5.8472034207764844E-3" table:formula="of:=(([.$I238]+[.$I237]))*[.$G238]*9.8/2+[.J237]" table:style-name="ce4">
            <text:p>0.0058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639" table:style-name="ce3">
            <text:p>45639</text:p>
          </table:table-cell>
          <table:table-cell office:value-type="float" office:value="1E-3" table:style-name="ce4">
            <text:p>0.0010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99" table:style-name="ce4">
            <text:p>1.009900</text:p>
          </table:table-cell>
          <table:table-cell office:value-type="float" office:value="7.4839999999999893" table:formula="of:=[.F238]+[.G239]" table:style-name="ce5">
            <text:p>7.484</text:p>
          </table:table-cell>
          <table:table-cell office:value-type="float" office:value="3.1E-2" table:formula="of:=([.B239]-[.B238])/1000" table:style-name="ce5">
            <text:p>0.031</text:p>
          </table:table-cell>
          <table:table-cell office:value-type="float" office:value="4.3245930000000037E-2" table:formula="of:=([.C239]+[.C238])*[.G239]*9.8/2+[.H238]" table:style-name="ce4">
            <text:p>0.043246</text:p>
          </table:table-cell>
          <table:table-cell office:value-type="float" office:value="4.9150052465897162E-4" table:formula="of:=[.C239]-[.$N$1]" table:style-name="ce4">
            <text:p>0.000492</text:p>
          </table:table-cell>
          <table:table-cell office:value-type="float" office:value="5.9509512801678797E-3" table:formula="of:=(([.$I239]+[.$I238]))*[.$G239]*9.8/2+[.J238]" table:style-name="ce4">
            <text:p>0.0059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670" table:style-name="ce3">
            <text:p>45670</text:p>
          </table:table-cell>
          <table:table-cell office:value-type="float" office:value="1E-4" table:style-name="ce4">
            <text:p>0.000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7.514999999999989" table:formula="of:=[.F239]+[.G240]" table:style-name="ce5">
            <text:p>7.515</text:p>
          </table:table-cell>
          <table:table-cell office:value-type="float" office:value="3.1E-2" table:formula="of:=([.B240]-[.B239])/1000" table:style-name="ce5">
            <text:p>0.031</text:p>
          </table:table-cell>
          <table:table-cell office:value-type="float" office:value="4.3413020000000038E-2" table:formula="of:=([.C240]+[.C239])*[.G240]*9.8/2+[.H239]" table:style-name="ce4">
            <text:p>0.043413</text:p>
          </table:table-cell>
          <table:table-cell office:value-type="float" office:value="-4.0849947534102841E-4" table:formula="of:=[.C240]-[.$N$1]" table:style-name="ce4">
            <text:p>-0.000408</text:p>
          </table:table-cell>
          <table:table-cell office:value-type="float" office:value="5.9635591395592749E-3" table:formula="of:=(([.$I240]+[.$I239]))*[.$G240]*9.8/2+[.J239]" table:style-name="ce4">
            <text:p>0.0059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701" table:style-name="ce3">
            <text:p>45701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7.5459999999999887" table:formula="of:=[.F240]+[.G241]" table:style-name="ce5">
            <text:p>7.546</text:p>
          </table:table-cell>
          <table:table-cell office:value-type="float" office:value="3.1E-2" table:formula="of:=([.B241]-[.B240])/1000" table:style-name="ce5">
            <text:p>0.031</text:p>
          </table:table-cell>
          <table:table-cell office:value-type="float" office:value="4.3671250000000036E-2" table:formula="of:=([.C241]+[.C240])*[.G241]*9.8/2+[.H240]" table:style-name="ce4">
            <text:p>0.043671</text:p>
          </table:table-cell>
          <table:table-cell office:value-type="float" office:value="1.0915005246589717E-3" table:formula="of:=[.C241]-[.$N$1]" table:style-name="ce4">
            <text:p>0.001092</text:p>
          </table:table-cell>
          <table:table-cell office:value-type="float" office:value="6.0673069989506702E-3" table:formula="of:=(([.$I241]+[.$I240]))*[.$G241]*9.8/2+[.J240]" table:style-name="ce4">
            <text:p>0.0060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732" table:style-name="ce3">
            <text:p>45732</text:p>
          </table:table-cell>
          <table:table-cell office:value-type="float" office:value="-1E-4" table:style-name="ce4">
            <text:p>-0.0001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2" table:style-name="ce4">
            <text:p>1.012000</text:p>
          </table:table-cell>
          <table:table-cell office:value-type="float" office:value="7.5769999999999884" table:formula="of:=[.F241]+[.G242]" table:style-name="ce5">
            <text:p>7.577</text:p>
          </table:table-cell>
          <table:table-cell office:value-type="float" office:value="3.1E-2" table:formula="of:=([.B242]-[.B241])/1000" table:style-name="ce5">
            <text:p>0.031</text:p>
          </table:table-cell>
          <table:table-cell office:value-type="float" office:value="4.3899100000000038E-2" table:formula="of:=([.C242]+[.C241])*[.G242]*9.8/2+[.H241]" table:style-name="ce4">
            <text:p>0.043899</text:p>
          </table:table-cell>
          <table:table-cell office:value-type="float" office:value="-6.0849947534102845E-4" table:formula="of:=[.C242]-[.$N$1]" table:style-name="ce4">
            <text:p>-0.000608</text:p>
          </table:table-cell>
          <table:table-cell office:value-type="float" office:value="6.1406748583420654E-3" table:formula="of:=(([.$I242]+[.$I241]))*[.$G242]*9.8/2+[.J241]" table:style-name="ce4">
            <text:p>0.0061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764" table:style-name="ce3">
            <text:p>45764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79" table:style-name="ce4">
            <text:p>1.007900</text:p>
          </table:table-cell>
          <table:table-cell office:value-type="float" office:value="7.6089999999999884" table:formula="of:=[.F242]+[.G243]" table:style-name="ce5">
            <text:p>7.609</text:p>
          </table:table-cell>
          <table:table-cell office:value-type="float" office:value="3.2000000000000001E-2" table:formula="of:=([.B243]-[.B242])/1000" table:style-name="ce5">
            <text:p>0.032</text:p>
          </table:table-cell>
          <table:table-cell office:value-type="float" office:value="4.3930460000000039E-2" table:formula="of:=([.C243]+[.C242])*[.G243]*9.8/2+[.H242]" table:style-name="ce4">
            <text:p>0.043930</text:p>
          </table:table-cell>
          <table:table-cell office:value-type="float" office:value="-2.0849947534102843E-4" table:formula="of:=[.C243]-[.$N$1]" table:style-name="ce4">
            <text:p>-0.000208</text:p>
          </table:table-cell>
          <table:table-cell office:value-type="float" office:value="6.0125694228751192E-3" table:formula="of:=(([.$I243]+[.$I242]))*[.$G243]*9.8/2+[.J242]" table:style-name="ce4">
            <text:p>0.0060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795" table:style-name="ce3">
            <text:p>45795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18" table:style-name="ce4">
            <text:p>1.011800</text:p>
          </table:table-cell>
          <table:table-cell office:value-type="float" office:value="7.6399999999999881" table:formula="of:=[.F243]+[.G244]" table:style-name="ce5">
            <text:p>7.640</text:p>
          </table:table-cell>
          <table:table-cell office:value-type="float" office:value="3.1E-2" table:formula="of:=([.B244]-[.B243])/1000" table:style-name="ce5">
            <text:p>0.031</text:p>
          </table:table-cell>
          <table:table-cell office:value-type="float" office:value="4.3884890000000037E-2" table:formula="of:=([.C244]+[.C243])*[.G244]*9.8/2+[.H243]" table:style-name="ce4">
            <text:p>0.043885</text:p>
          </table:table-cell>
          <table:table-cell office:value-type="float" office:value="-1.1084994753410285E-3" table:formula="of:=[.C244]-[.$N$1]" table:style-name="ce4">
            <text:p>-0.001108</text:p>
          </table:table-cell>
          <table:table-cell office:value-type="float" office:value="5.8125172822665145E-3" table:formula="of:=(([.$I244]+[.$I243]))*[.$G244]*9.8/2+[.J243]" table:style-name="ce4">
            <text:p>0.0058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827" table:style-name="ce3">
            <text:p>45827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7.6719999999999882" table:formula="of:=[.F244]+[.G245]" table:style-name="ce5">
            <text:p>7.672</text:p>
          </table:table-cell>
          <table:table-cell office:value-type="float" office:value="3.2000000000000001E-2" table:formula="of:=([.B245]-[.B244])/1000" table:style-name="ce5">
            <text:p>0.032</text:p>
          </table:table-cell>
          <table:table-cell office:value-type="float" office:value="4.386921000000004E-2" table:formula="of:=([.C245]+[.C244])*[.G245]*9.8/2+[.H244]" table:style-name="ce4">
            <text:p>0.043869</text:p>
          </table:table-cell>
          <table:table-cell office:value-type="float" office:value="-8.4994753410283942E-6" table:formula="of:=[.C245]-[.$N$1]" table:style-name="ce4">
            <text:p>-0.000008</text:p>
          </table:table-cell>
          <table:table-cell office:value-type="float" office:value="5.6373718467995684E-3" table:formula="of:=(([.$I245]+[.$I244]))*[.$G245]*9.8/2+[.J244]" table:style-name="ce4">
            <text:p>0.0056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858" table:style-name="ce3">
            <text:p>45858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7.7029999999999879" table:formula="of:=[.F245]+[.G246]" table:style-name="ce5">
            <text:p>7.703</text:p>
          </table:table-cell>
          <table:table-cell office:value-type="float" office:value="3.1E-2" table:formula="of:=([.B246]-[.B245])/1000" table:style-name="ce5">
            <text:p>0.031</text:p>
          </table:table-cell>
          <table:table-cell office:value-type="float" office:value="4.4203390000000044E-2" table:formula="of:=([.C246]+[.C245])*[.G246]*9.8/2+[.H245]" table:style-name="ce4">
            <text:p>0.044203</text:p>
          </table:table-cell>
          <table:table-cell office:value-type="float" office:value="1.1915005246589715E-3" table:formula="of:=[.C246]-[.$N$1]" table:style-name="ce4">
            <text:p>0.001192</text:p>
          </table:table-cell>
          <table:table-cell office:value-type="float" office:value="5.8170697061909636E-3" table:formula="of:=(([.$I246]+[.$I245]))*[.$G246]*9.8/2+[.J245]" table:style-name="ce4">
            <text:p>0.0058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889" table:style-name="ce3">
            <text:p>45889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7.7339999999999876" table:formula="of:=[.F246]+[.G247]" table:style-name="ce5">
            <text:p>7.734</text:p>
          </table:table-cell>
          <table:table-cell office:value-type="float" office:value="3.1E-2" table:formula="of:=([.B247]-[.B246])/1000" table:style-name="ce5">
            <text:p>0.031</text:p>
          </table:table-cell>
          <table:table-cell office:value-type="float" office:value="4.4841370000000047E-2" table:formula="of:=([.C247]+[.C246])*[.G247]*9.8/2+[.H246]" table:style-name="ce4">
            <text:p>0.044841</text:p>
          </table:table-cell>
          <table:table-cell office:value-type="float" office:value="1.9915005246589719E-3" table:formula="of:=[.C247]-[.$N$1]" table:style-name="ce4">
            <text:p>0.001992</text:p>
          </table:table-cell>
          <table:table-cell office:value-type="float" office:value="6.3005675655823596E-3" table:formula="of:=(([.$I247]+[.$I246]))*[.$G247]*9.8/2+[.J246]" table:style-name="ce4">
            <text:p>0.0063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920" table:style-name="ce3">
            <text:p>4592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7" table:style-name="ce4">
            <text:p>1.009700</text:p>
          </table:table-cell>
          <table:table-cell office:value-type="float" office:value="7.7649999999999872" table:formula="of:=[.F247]+[.G248]" table:style-name="ce5">
            <text:p>7.765</text:p>
          </table:table-cell>
          <table:table-cell office:value-type="float" office:value="3.1E-2" table:formula="of:=([.B248]-[.B247])/1000" table:style-name="ce5">
            <text:p>0.031</text:p>
          </table:table-cell>
          <table:table-cell office:value-type="float" office:value="4.5312260000000049E-2" table:formula="of:=([.C248]+[.C247])*[.G248]*9.8/2+[.H247]" table:style-name="ce4">
            <text:p>0.045312</text:p>
          </table:table-cell>
          <table:table-cell office:value-type="float" office:value="9.1500524658971543E-5" table:formula="of:=[.C248]-[.$N$1]" table:style-name="ce4">
            <text:p>0.000092</text:p>
          </table:table-cell>
          <table:table-cell office:value-type="float" office:value="6.6169754249737547E-3" table:formula="of:=(([.$I248]+[.$I247]))*[.$G248]*9.8/2+[.J247]" table:style-name="ce4">
            <text:p>0.0066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951" table:style-name="ce3">
            <text:p>45951</text:p>
          </table:table-cell>
          <table:table-cell office:value-type="float" office:value="0" table:style-name="ce4">
            <text:p>0.000000</text:p>
          </table:table-cell>
          <table:table-cell office:value-type="float" office:value="0" table:style-name="ce4">
            <text:p>0.000000</text:p>
          </table:table-cell>
          <table:table-cell office:value-type="float" office:value="1.0125" table:style-name="ce4">
            <text:p>1.012500</text:p>
          </table:table-cell>
          <table:table-cell office:value-type="float" office:value="7.7959999999999869" table:formula="of:=[.F248]+[.G249]" table:style-name="ce5">
            <text:p>7.796</text:p>
          </table:table-cell>
          <table:table-cell office:value-type="float" office:value="3.1E-2" table:formula="of:=([.B249]-[.B248])/1000" table:style-name="ce5">
            <text:p>0.031</text:p>
          </table:table-cell>
          <table:table-cell office:value-type="float" office:value="4.5403400000000052E-2" table:formula="of:=([.C249]+[.C248])*[.G249]*9.8/2+[.H248]" table:style-name="ce4">
            <text:p>0.045403</text:p>
          </table:table-cell>
          <table:table-cell office:value-type="float" office:value="-5.084994753410284E-4" table:formula="of:=[.C249]-[.$N$1]" table:style-name="ce4">
            <text:p>-0.000508</text:p>
          </table:table-cell>
          <table:table-cell office:value-type="float" office:value="6.55363328436515E-3" table:formula="of:=(([.$I249]+[.$I248]))*[.$G249]*9.8/2+[.J248]" table:style-name="ce4">
            <text:p>0.0065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5983" table:style-name="ce3">
            <text:p>45983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7.827999999999987" table:formula="of:=[.F249]+[.G250]" table:style-name="ce5">
            <text:p>7.828</text:p>
          </table:table-cell>
          <table:table-cell office:value-type="float" office:value="3.2000000000000001E-2" table:formula="of:=([.B250]-[.B249])/1000" table:style-name="ce5">
            <text:p>0.032</text:p>
          </table:table-cell>
          <table:table-cell office:value-type="float" office:value="4.5466120000000054E-2" table:formula="of:=([.C250]+[.C249])*[.G250]*9.8/2+[.H249]" table:style-name="ce4">
            <text:p>0.045466</text:p>
          </table:table-cell>
          <table:table-cell office:value-type="float" office:value="-1.0849947534102839E-4" table:formula="of:=[.C250]-[.$N$1]" table:style-name="ce4">
            <text:p>-0.000108</text:p>
          </table:table-cell>
          <table:table-cell office:value-type="float" office:value="6.4568878488982032E-3" table:formula="of:=(([.$I250]+[.$I249]))*[.$G250]*9.8/2+[.J249]" table:style-name="ce4">
            <text:p>0.0064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014" table:style-name="ce3">
            <text:p>46014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79" table:style-name="ce4">
            <text:p>1.007900</text:p>
          </table:table-cell>
          <table:table-cell office:value-type="float" office:value="7.8589999999999867" table:formula="of:=[.F250]+[.G251]" table:style-name="ce5">
            <text:p>7.859</text:p>
          </table:table-cell>
          <table:table-cell office:value-type="float" office:value="3.1E-2" table:formula="of:=([.B251]-[.B250])/1000" table:style-name="ce5">
            <text:p>0.031</text:p>
          </table:table-cell>
          <table:table-cell office:value-type="float" office:value="4.5693970000000056E-2" table:formula="of:=([.C251]+[.C250])*[.G251]*9.8/2+[.H250]" table:style-name="ce4">
            <text:p>0.045694</text:p>
          </table:table-cell>
          <table:table-cell office:value-type="float" office:value="5.9150052465897166E-4" table:formula="of:=[.C251]-[.$N$1]" table:style-name="ce4">
            <text:p>0.000592</text:p>
          </table:table-cell>
          <table:table-cell office:value-type="float" office:value="6.5302557082895984E-3" table:formula="of:=(([.$I251]+[.$I250]))*[.$G251]*9.8/2+[.J250]" table:style-name="ce4">
            <text:p>0.0065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046" table:style-name="ce3">
            <text:p>46046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7.8909999999999867" table:formula="of:=[.F251]+[.G252]" table:style-name="ce5">
            <text:p>7.891</text:p>
          </table:table-cell>
          <table:table-cell office:value-type="float" office:value="3.2000000000000001E-2" table:formula="of:=([.B252]-[.B251])/1000" table:style-name="ce5">
            <text:p>0.032</text:p>
          </table:table-cell>
          <table:table-cell office:value-type="float" office:value="4.6054610000000058E-2" table:formula="of:=([.C252]+[.C251])*[.G252]*9.8/2+[.H251]" table:style-name="ce4">
            <text:p>0.046055</text:p>
          </table:table-cell>
          <table:table-cell office:value-type="float" office:value="6.9150052465897149E-4" table:formula="of:=[.C252]-[.$N$1]" table:style-name="ce4">
            <text:p>0.000692</text:p>
          </table:table-cell>
          <table:table-cell office:value-type="float" office:value="6.7314302728226517E-3" table:formula="of:=(([.$I252]+[.$I251]))*[.$G252]*9.8/2+[.J251]" table:style-name="ce4">
            <text:p>0.0067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077" table:style-name="ce3">
            <text:p>46077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7.9219999999999864" table:formula="of:=[.F252]+[.G253]" table:style-name="ce5">
            <text:p>7.922</text:p>
          </table:table-cell>
          <table:table-cell office:value-type="float" office:value="3.1E-2" table:formula="of:=([.B253]-[.B252])/1000" table:style-name="ce5">
            <text:p>0.031</text:p>
          </table:table-cell>
          <table:table-cell office:value-type="float" office:value="4.640398000000006E-2" table:formula="of:=([.C253]+[.C252])*[.G253]*9.8/2+[.H252]" table:style-name="ce4">
            <text:p>0.046404</text:p>
          </table:table-cell>
          <table:table-cell office:value-type="float" office:value="5.9150052465897166E-4" table:formula="of:=[.C253]-[.$N$1]" table:style-name="ce4">
            <text:p>0.000592</text:p>
          </table:table-cell>
          <table:table-cell office:value-type="float" office:value="6.9263181322140469E-3" table:formula="of:=(([.$I253]+[.$I252]))*[.$G253]*9.8/2+[.J252]" table:style-name="ce4">
            <text:p>0.0069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108" table:style-name="ce3">
            <text:p>46108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22" table:style-name="ce4">
            <text:p>1.012200</text:p>
          </table:table-cell>
          <table:table-cell office:value-type="float" office:value="7.9529999999999861" table:formula="of:=[.F253]+[.G254]" table:style-name="ce5">
            <text:p>7.953</text:p>
          </table:table-cell>
          <table:table-cell office:value-type="float" office:value="3.1E-2" table:formula="of:=([.B254]-[.B253])/1000" table:style-name="ce5">
            <text:p>0.031</text:p>
          </table:table-cell>
          <table:table-cell office:value-type="float" office:value="4.6905250000000058E-2" table:formula="of:=([.C254]+[.C253])*[.G254]*9.8/2+[.H253]" table:style-name="ce4">
            <text:p>0.046905</text:p>
          </table:table-cell>
          <table:table-cell office:value-type="float" office:value="1.6915005246589717E-3" table:formula="of:=[.C254]-[.$N$1]" table:style-name="ce4">
            <text:p>0.001692</text:p>
          </table:table-cell>
          <table:table-cell office:value-type="float" office:value="7.273105991605442E-3" table:formula="of:=(([.$I254]+[.$I253]))*[.$G254]*9.8/2+[.J253]" table:style-name="ce4">
            <text:p>0.0072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139" table:style-name="ce3">
            <text:p>46139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81" table:style-name="ce4">
            <text:p>1.008100</text:p>
          </table:table-cell>
          <table:table-cell office:value-type="float" office:value="7.9839999999999858" table:formula="of:=[.F254]+[.G255]" table:style-name="ce5">
            <text:p>7.984</text:p>
          </table:table-cell>
          <table:table-cell office:value-type="float" office:value="3.1E-2" table:formula="of:=([.B255]-[.B254])/1000" table:style-name="ce5">
            <text:p>0.031</text:p>
          </table:table-cell>
          <table:table-cell office:value-type="float" office:value="4.7117910000000061E-2" table:formula="of:=([.C255]+[.C254])*[.G255]*9.8/2+[.H254]" table:style-name="ce4">
            <text:p>0.047118</text:p>
          </table:table-cell>
          <table:table-cell office:value-type="float" office:value="-1.3084994753410286E-3" table:formula="of:=[.C255]-[.$N$1]" table:style-name="ce4">
            <text:p>-0.001308</text:p>
          </table:table-cell>
          <table:table-cell office:value-type="float" office:value="7.3312838509968373E-3" table:formula="of:=(([.$I255]+[.$I254]))*[.$G255]*9.8/2+[.J254]" table:style-name="ce4">
            <text:p>0.0073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171" table:style-name="ce3">
            <text:p>46171</text:p>
          </table:table-cell>
          <table:table-cell office:value-type="float" office:value="1.5E-3" table:style-name="ce4">
            <text:p>0.0015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098" table:style-name="ce4">
            <text:p>1.009800</text:p>
          </table:table-cell>
          <table:table-cell office:value-type="float" office:value="8.0159999999999858" table:formula="of:=[.F255]+[.G256]" table:style-name="ce5">
            <text:p>8.016</text:p>
          </table:table-cell>
          <table:table-cell office:value-type="float" office:value="3.2000000000000001E-2" table:formula="of:=([.B256]-[.B255])/1000" table:style-name="ce5">
            <text:p>0.032</text:p>
          </table:table-cell>
          <table:table-cell office:value-type="float" office:value="4.7227670000000062E-2" table:formula="of:=([.C256]+[.C255])*[.G256]*9.8/2+[.H255]" table:style-name="ce4">
            <text:p>0.047228</text:p>
          </table:table-cell>
          <table:table-cell office:value-type="float" office:value="9.9150052465897163E-4" table:formula="of:=[.C256]-[.$N$1]" table:style-name="ce4">
            <text:p>0.000992</text:p>
          </table:table-cell>
          <table:table-cell office:value-type="float" office:value="7.2815784155298904E-3" table:formula="of:=(([.$I256]+[.$I255]))*[.$G256]*9.8/2+[.J255]" table:style-name="ce4">
            <text:p>0.0072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202" table:style-name="ce3">
            <text:p>46202</text:p>
          </table:table-cell>
          <table:table-cell office:value-type="float" office:value="2.8E-3" table:style-name="ce4">
            <text:p>0.0028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8.0469999999999864" table:formula="of:=[.F256]+[.G257]" table:style-name="ce5">
            <text:p>8.047</text:p>
          </table:table-cell>
          <table:table-cell office:value-type="float" office:value="3.1E-2" table:formula="of:=([.B257]-[.B256])/1000" table:style-name="ce5">
            <text:p>0.031</text:p>
          </table:table-cell>
          <table:table-cell office:value-type="float" office:value="4.7880840000000063E-2" table:formula="of:=([.C257]+[.C256])*[.G257]*9.8/2+[.H256]" table:style-name="ce4">
            <text:p>0.047881</text:p>
          </table:table-cell>
          <table:table-cell office:value-type="float" office:value="2.2915005246589718E-3" table:formula="of:=[.C257]-[.$N$1]" table:style-name="ce4">
            <text:p>0.002292</text:p>
          </table:table-cell>
          <table:table-cell office:value-type="float" office:value="7.7802662749212863E-3" table:formula="of:=(([.$I257]+[.$I256]))*[.$G257]*9.8/2+[.J256]" table:style-name="ce4">
            <text:p>0.0077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233" table:style-name="ce3">
            <text:p>46233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8.077999999999987" table:formula="of:=[.F257]+[.G258]" table:style-name="ce5">
            <text:p>8.078</text:p>
          </table:table-cell>
          <table:table-cell office:value-type="float" office:value="3.1E-2" table:formula="of:=([.B258]-[.B257])/1000" table:style-name="ce5">
            <text:p>0.031</text:p>
          </table:table-cell>
          <table:table-cell office:value-type="float" office:value="4.8199830000000062E-2" table:formula="of:=([.C258]+[.C257])*[.G258]*9.8/2+[.H257]" table:style-name="ce4">
            <text:p>0.048200</text:p>
          </table:table-cell>
          <table:table-cell office:value-type="float" office:value="-1.2084994753410283E-3" table:formula="of:=[.C258]-[.$N$1]" table:style-name="ce4">
            <text:p>-0.001208</text:p>
          </table:table-cell>
          <table:table-cell office:value-type="float" office:value="7.9447741343126824E-3" table:formula="of:=(([.$I258]+[.$I257]))*[.$G258]*9.8/2+[.J257]" table:style-name="ce4">
            <text:p>0.0079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265" table:style-name="ce3">
            <text:p>4626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2" table:style-name="ce4">
            <text:p>1.012000</text:p>
          </table:table-cell>
          <table:table-cell office:value-type="float" office:value="8.109999999999987" table:formula="of:=[.F258]+[.G259]" table:style-name="ce5">
            <text:p>8.110</text:p>
          </table:table-cell>
          <table:table-cell office:value-type="float" office:value="3.2000000000000001E-2" table:formula="of:=([.B259]-[.B258])/1000" table:style-name="ce5">
            <text:p>0.032</text:p>
          </table:table-cell>
          <table:table-cell office:value-type="float" office:value="4.816847000000006E-2" table:formula="of:=([.C259]+[.C258])*[.G259]*9.8/2+[.H258]" table:style-name="ce4">
            <text:p>0.048168</text:p>
          </table:table-cell>
          <table:table-cell office:value-type="float" office:value="-8.4994753410283942E-6" table:formula="of:=[.C259]-[.$N$1]" table:style-name="ce4">
            <text:p>-0.000008</text:p>
          </table:table-cell>
          <table:table-cell office:value-type="float" office:value="7.7539486988457357E-3" table:formula="of:=(([.$I259]+[.$I258]))*[.$G259]*9.8/2+[.J258]" table:style-name="ce4">
            <text:p>0.0077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296" table:style-name="ce3">
            <text:p>46296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8.1409999999999876" table:formula="of:=[.F259]+[.G260]" table:style-name="ce5">
            <text:p>8.141</text:p>
          </table:table-cell>
          <table:table-cell office:value-type="float" office:value="3.1E-2" table:formula="of:=([.B260]-[.B259])/1000" table:style-name="ce5">
            <text:p>0.031</text:p>
          </table:table-cell>
          <table:table-cell office:value-type="float" office:value="4.828999000000006E-2" table:formula="of:=([.C260]+[.C259])*[.G260]*9.8/2+[.H259]" table:style-name="ce4">
            <text:p>0.048290</text:p>
          </table:table-cell>
          <table:table-cell office:value-type="float" office:value="-2.0849947534102843E-4" table:formula="of:=[.C260]-[.$N$1]" table:style-name="ce4">
            <text:p>-0.000208</text:p>
          </table:table-cell>
          <table:table-cell office:value-type="float" office:value="7.720986558237131E-3" table:formula="of:=(([.$I260]+[.$I259]))*[.$G260]*9.8/2+[.J259]" table:style-name="ce4">
            <text:p>0.0077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327" table:style-name="ce3">
            <text:p>46327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084" table:style-name="ce4">
            <text:p>1.008400</text:p>
          </table:table-cell>
          <table:table-cell office:value-type="float" office:value="8.1719999999999882" table:formula="of:=[.F260]+[.G261]" table:style-name="ce5">
            <text:p>8.172</text:p>
          </table:table-cell>
          <table:table-cell office:value-type="float" office:value="3.1E-2" table:formula="of:=([.B261]-[.B260])/1000" table:style-name="ce5">
            <text:p>0.031</text:p>
          </table:table-cell>
          <table:table-cell office:value-type="float" office:value="4.8502650000000064E-2" table:formula="of:=([.C261]+[.C260])*[.G261]*9.8/2+[.H260]" table:style-name="ce4">
            <text:p>0.048503</text:p>
          </table:table-cell>
          <table:table-cell office:value-type="float" office:value="5.9150052465897166E-4" table:formula="of:=[.C261]-[.$N$1]" table:style-name="ce4">
            <text:p>0.000592</text:p>
          </table:table-cell>
          <table:table-cell office:value-type="float" office:value="7.7791644176285262E-3" table:formula="of:=(([.$I261]+[.$I260]))*[.$G261]*9.8/2+[.J260]" table:style-name="ce4">
            <text:p>0.0077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358" table:style-name="ce3">
            <text:p>46358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82" table:style-name="ce4">
            <text:p>1.008200</text:p>
          </table:table-cell>
          <table:table-cell office:value-type="float" office:value="8.2029999999999887" table:formula="of:=[.F261]+[.G262]" table:style-name="ce5">
            <text:p>8.203</text:p>
          </table:table-cell>
          <table:table-cell office:value-type="float" office:value="3.1E-2" table:formula="of:=([.B262]-[.B261])/1000" table:style-name="ce5">
            <text:p>0.031</text:p>
          </table:table-cell>
          <table:table-cell office:value-type="float" office:value="4.8730500000000065E-2" table:formula="of:=([.C262]+[.C261])*[.G262]*9.8/2+[.H261]" table:style-name="ce4">
            <text:p>0.048731</text:p>
          </table:table-cell>
          <table:table-cell office:value-type="float" office:value="-1.0849947534102839E-4" table:formula="of:=[.C262]-[.$N$1]" table:style-name="ce4">
            <text:p>-0.000108</text:p>
          </table:table-cell>
          <table:table-cell office:value-type="float" office:value="7.8525322770199215E-3" table:formula="of:=(([.$I262]+[.$I261]))*[.$G262]*9.8/2+[.J261]" table:style-name="ce4">
            <text:p>0.0078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389" table:style-name="ce3">
            <text:p>46389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77" table:style-name="ce4">
            <text:p>1.007700</text:p>
          </table:table-cell>
          <table:table-cell office:value-type="float" office:value="8.2339999999999893" table:formula="of:=[.F262]+[.G263]" table:style-name="ce5">
            <text:p>8.234</text:p>
          </table:table-cell>
          <table:table-cell office:value-type="float" office:value="3.1E-2" table:formula="of:=([.B263]-[.B262])/1000" table:style-name="ce5">
            <text:p>0.031</text:p>
          </table:table-cell>
          <table:table-cell office:value-type="float" office:value="4.8821640000000069E-2" table:formula="of:=([.C263]+[.C262])*[.G263]*9.8/2+[.H262]" table:style-name="ce4">
            <text:p>0.048822</text:p>
          </table:table-cell>
          <table:table-cell office:value-type="float" office:value="-3.0849947534102842E-4" table:formula="of:=[.C263]-[.$N$1]" table:style-name="ce4">
            <text:p>-0.000308</text:p>
          </table:table-cell>
          <table:table-cell office:value-type="float" office:value="7.7891901364113168E-3" table:formula="of:=(([.$I263]+[.$I262]))*[.$G263]*9.8/2+[.J262]" table:style-name="ce4">
            <text:p>0.0077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420" table:style-name="ce3">
            <text:p>46420</text:p>
          </table:table-cell>
          <table:table-cell office:value-type="float" office:value="1.5E-3" table:style-name="ce4">
            <text:p>0.0015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8.2649999999999899" table:formula="of:=[.F263]+[.G264]" table:style-name="ce5">
            <text:p>8.265</text:p>
          </table:table-cell>
          <table:table-cell office:value-type="float" office:value="3.1E-2" table:formula="of:=([.B264]-[.B263])/1000" table:style-name="ce5">
            <text:p>0.031</text:p>
          </table:table-cell>
          <table:table-cell office:value-type="float" office:value="4.9079870000000067E-2" table:formula="of:=([.C264]+[.C263])*[.G264]*9.8/2+[.H263]" table:style-name="ce4">
            <text:p>0.049080</text:p>
          </table:table-cell>
          <table:table-cell office:value-type="float" office:value="9.9150052465897163E-4" table:formula="of:=[.C264]-[.$N$1]" table:style-name="ce4">
            <text:p>0.000992</text:p>
          </table:table-cell>
          <table:table-cell office:value-type="float" office:value="7.892937995802712E-3" table:formula="of:=(([.$I264]+[.$I263]))*[.$G264]*9.8/2+[.J263]" table:style-name="ce4">
            <text:p>0.0078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451" table:style-name="ce3">
            <text:p>46451</text:p>
          </table:table-cell>
          <table:table-cell office:value-type="float" office:value="1E-3" table:style-name="ce4">
            <text:p>0.0010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8.2959999999999905" table:formula="of:=[.F264]+[.G265]" table:style-name="ce5">
            <text:p>8.296</text:p>
          </table:table-cell>
          <table:table-cell office:value-type="float" office:value="3.1E-2" table:formula="of:=([.B265]-[.B264])/1000" table:style-name="ce5">
            <text:p>0.031</text:p>
          </table:table-cell>
          <table:table-cell office:value-type="float" office:value="4.9459620000000065E-2" table:formula="of:=([.C265]+[.C264])*[.G265]*9.8/2+[.H264]" table:style-name="ce4">
            <text:p>0.049460</text:p>
          </table:table-cell>
          <table:table-cell office:value-type="float" office:value="4.9150052465897162E-4" table:formula="of:=[.C265]-[.$N$1]" table:style-name="ce4">
            <text:p>0.000492</text:p>
          </table:table-cell>
          <table:table-cell office:value-type="float" office:value="8.1182058551941081E-3" table:formula="of:=(([.$I265]+[.$I264]))*[.$G265]*9.8/2+[.J264]" table:style-name="ce4">
            <text:p>0.0081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482" table:style-name="ce3">
            <text:p>46482</text:p>
          </table:table-cell>
          <table:table-cell office:value-type="float" office:value="3.3E-3" table:style-name="ce4">
            <text:p>0.0033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8" table:style-name="ce4">
            <text:p>1.009800</text:p>
          </table:table-cell>
          <table:table-cell office:value-type="float" office:value="8.3269999999999911" table:formula="of:=[.F265]+[.G266]" table:style-name="ce5">
            <text:p>8.327</text:p>
          </table:table-cell>
          <table:table-cell office:value-type="float" office:value="3.1E-2" table:formula="of:=([.B266]-[.B265])/1000" table:style-name="ce5">
            <text:p>0.031</text:p>
          </table:table-cell>
          <table:table-cell office:value-type="float" office:value="5.0112790000000067E-2" table:formula="of:=([.C266]+[.C265])*[.G266]*9.8/2+[.H265]" table:style-name="ce4">
            <text:p>0.050113</text:p>
          </table:table-cell>
          <table:table-cell office:value-type="float" office:value="2.7915005246589714E-3" table:formula="of:=[.C266]-[.$N$1]" table:style-name="ce4">
            <text:p>0.002792</text:p>
          </table:table-cell>
          <table:table-cell office:value-type="float" office:value="8.6168937145855041E-3" table:formula="of:=(([.$I266]+[.$I265]))*[.$G266]*9.8/2+[.J265]" table:style-name="ce4">
            <text:p>0.0086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513" table:style-name="ce3">
            <text:p>46513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82" table:style-name="ce4">
            <text:p>1.008200</text:p>
          </table:table-cell>
          <table:table-cell office:value-type="float" office:value="8.3579999999999917" table:formula="of:=[.F266]+[.G267]" table:style-name="ce5">
            <text:p>8.358</text:p>
          </table:table-cell>
          <table:table-cell office:value-type="float" office:value="3.1E-2" table:formula="of:=([.B267]-[.B266])/1000" table:style-name="ce5">
            <text:p>0.031</text:p>
          </table:table-cell>
          <table:table-cell office:value-type="float" office:value="5.050773000000007E-2" table:formula="of:=([.C267]+[.C266])*[.G267]*9.8/2+[.H266]" table:style-name="ce4">
            <text:p>0.050508</text:p>
          </table:table-cell>
          <table:table-cell office:value-type="float" office:value="-1.2084994753410283E-3" table:formula="of:=[.C267]-[.$N$1]" table:style-name="ce4">
            <text:p>-0.001208</text:p>
          </table:table-cell>
          <table:table-cell office:value-type="float" office:value="8.8573515739769001E-3" table:formula="of:=(([.$I267]+[.$I266]))*[.$G267]*9.8/2+[.J266]" table:style-name="ce4">
            <text:p>0.0088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545" table:style-name="ce3">
            <text:p>46545</text:p>
          </table:table-cell>
          <table:table-cell office:value-type="float" office:value="-2.3E-3" table:style-name="ce4">
            <text:p>-0.0023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18" table:style-name="ce4">
            <text:p>1.011800</text:p>
          </table:table-cell>
          <table:table-cell office:value-type="float" office:value="8.3899999999999917" table:formula="of:=[.F267]+[.G268]" table:style-name="ce5">
            <text:p>8.390</text:p>
          </table:table-cell>
          <table:table-cell office:value-type="float" office:value="3.2000000000000001E-2" table:formula="of:=([.B268]-[.B267])/1000" table:style-name="ce5">
            <text:p>0.032</text:p>
          </table:table-cell>
          <table:table-cell office:value-type="float" office:value="5.0037330000000067E-2" table:formula="of:=([.C268]+[.C267])*[.G268]*9.8/2+[.H267]" table:style-name="ce4">
            <text:p>0.050037</text:p>
          </table:table-cell>
          <table:table-cell office:value-type="float" office:value="-2.8084994753410286E-3" table:formula="of:=[.C268]-[.$N$1]" table:style-name="ce4">
            <text:p>-0.002808</text:p>
          </table:table-cell>
          <table:table-cell office:value-type="float" office:value="8.2274861385099544E-3" table:formula="of:=(([.$I268]+[.$I267]))*[.$G268]*9.8/2+[.J267]" table:style-name="ce4">
            <text:p>0.0082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577" table:style-name="ce3">
            <text:p>46577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8.4219999999999917" table:formula="of:=[.F268]+[.G269]" table:style-name="ce5">
            <text:p>8.422</text:p>
          </table:table-cell>
          <table:table-cell office:value-type="float" office:value="3.2000000000000001E-2" table:formula="of:=([.B269]-[.B268])/1000" table:style-name="ce5">
            <text:p>0.032</text:p>
          </table:table-cell>
          <table:table-cell office:value-type="float" office:value="4.9786450000000065E-2" table:formula="of:=([.C269]+[.C268])*[.G269]*9.8/2+[.H268]" table:style-name="ce4">
            <text:p>0.049786</text:p>
          </table:table-cell>
          <table:table-cell office:value-type="float" office:value="1.9150052465897159E-4" table:formula="of:=[.C269]-[.$N$1]" table:style-name="ce4">
            <text:p>0.000192</text:p>
          </table:table-cell>
          <table:table-cell office:value-type="float" office:value="7.8171407030430077E-3" table:formula="of:=(([.$I269]+[.$I268]))*[.$G269]*9.8/2+[.J268]" table:style-name="ce4">
            <text:p>0.0078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608" table:style-name="ce3">
            <text:p>46608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67999999999999" table:style-name="ce4">
            <text:p>1.006800</text:p>
          </table:table-cell>
          <table:table-cell office:value-type="float" office:value="8.4529999999999923" table:formula="of:=[.F269]+[.G270]" table:style-name="ce5">
            <text:p>8.453</text:p>
          </table:table-cell>
          <table:table-cell office:value-type="float" office:value="3.1E-2" table:formula="of:=([.B270]-[.B269])/1000" table:style-name="ce5">
            <text:p>0.031</text:p>
          </table:table-cell>
          <table:table-cell office:value-type="float" office:value="5.0226960000000063E-2" table:formula="of:=([.C270]+[.C269])*[.G270]*9.8/2+[.H269]" table:style-name="ce4">
            <text:p>0.050227</text:p>
          </table:table-cell>
          <table:table-cell office:value-type="float" office:value="1.6915005246589717E-3" table:formula="of:=[.C270]-[.$N$1]" table:style-name="ce4">
            <text:p>0.001692</text:p>
          </table:table-cell>
          <table:table-cell office:value-type="float" office:value="8.1031685624344037E-3" table:formula="of:=(([.$I270]+[.$I269]))*[.$G270]*9.8/2+[.J269]" table:style-name="ce4">
            <text:p>0.0081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639" table:style-name="ce3">
            <text:p>46639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8.4839999999999929" table:formula="of:=[.F270]+[.G271]" table:style-name="ce5">
            <text:p>8.484</text:p>
          </table:table-cell>
          <table:table-cell office:value-type="float" office:value="3.1E-2" table:formula="of:=([.B271]-[.B270])/1000" table:style-name="ce5">
            <text:p>0.031</text:p>
          </table:table-cell>
          <table:table-cell office:value-type="float" office:value="5.0682660000000067E-2" table:formula="of:=([.C271]+[.C270])*[.G271]*9.8/2+[.H270]" table:style-name="ce4">
            <text:p>0.050683</text:p>
          </table:table-cell>
          <table:table-cell office:value-type="float" office:value="2.9150052465897163E-4" table:formula="of:=[.C271]-[.$N$1]" table:style-name="ce4">
            <text:p>0.000292</text:p>
          </table:table-cell>
          <table:table-cell office:value-type="float" office:value="8.4043864218257998E-3" table:formula="of:=(([.$I271]+[.$I270]))*[.$G271]*9.8/2+[.J270]" table:style-name="ce4">
            <text:p>0.0084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670" table:style-name="ce3">
            <text:p>4667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34000000000001" table:style-name="ce4">
            <text:p>1.013400</text:p>
          </table:table-cell>
          <table:table-cell office:value-type="float" office:value="8.5149999999999935" table:formula="of:=[.F271]+[.G272]" table:style-name="ce5">
            <text:p>8.515</text:p>
          </table:table-cell>
          <table:table-cell office:value-type="float" office:value="3.1E-2" table:formula="of:=([.B272]-[.B271])/1000" table:style-name="ce5">
            <text:p>0.031</text:p>
          </table:table-cell>
          <table:table-cell office:value-type="float" office:value="5.0606710000000069E-2" table:formula="of:=([.C272]+[.C271])*[.G272]*9.8/2+[.H271]" table:style-name="ce4">
            <text:p>0.050607</text:p>
          </table:table-cell>
          <table:table-cell office:value-type="float" office:value="-1.8084994753410283E-3" table:formula="of:=[.C272]-[.$N$1]" table:style-name="ce4">
            <text:p>-0.001808</text:p>
          </table:table-cell>
          <table:table-cell office:value-type="float" office:value="8.173954281217196E-3" table:formula="of:=(([.$I272]+[.$I271]))*[.$G272]*9.8/2+[.J271]" table:style-name="ce4">
            <text:p>0.0081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702" table:style-name="ce3">
            <text:p>46702</text:p>
          </table:table-cell>
          <table:table-cell office:value-type="float" office:value="2.3E-3" table:style-name="ce4">
            <text:p>0.00230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0081" table:style-name="ce4">
            <text:p>1.008100</text:p>
          </table:table-cell>
          <table:table-cell office:value-type="float" office:value="8.5469999999999935" table:formula="of:=[.F272]+[.G273]" table:style-name="ce5">
            <text:p>8.547</text:p>
          </table:table-cell>
          <table:table-cell office:value-type="float" office:value="3.2000000000000001E-2" table:formula="of:=([.B273]-[.B272])/1000" table:style-name="ce5">
            <text:p>0.032</text:p>
          </table:table-cell>
          <table:table-cell office:value-type="float" office:value="5.0763510000000067E-2" table:formula="of:=([.C273]+[.C272])*[.G273]*9.8/2+[.H272]" table:style-name="ce4">
            <text:p>0.050764</text:p>
          </table:table-cell>
          <table:table-cell office:value-type="float" office:value="1.7915005246589716E-3" table:formula="of:=[.C273]-[.$N$1]" table:style-name="ce4">
            <text:p>0.001792</text:p>
          </table:table-cell>
          <table:table-cell office:value-type="float" office:value="8.1712888457502499E-3" table:formula="of:=(([.$I273]+[.$I272]))*[.$G273]*9.8/2+[.J272]" table:style-name="ce4">
            <text:p>0.0081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734" table:style-name="ce3">
            <text:p>46734</text:p>
          </table:table-cell>
          <table:table-cell office:value-type="float" office:value="1.4E-3" table:style-name="ce4">
            <text:p>0.0014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35000000000001" table:style-name="ce4">
            <text:p>1.013500</text:p>
          </table:table-cell>
          <table:table-cell office:value-type="float" office:value="8.5789999999999935" table:formula="of:=[.F273]+[.G274]" table:style-name="ce5">
            <text:p>8.579</text:p>
          </table:table-cell>
          <table:table-cell office:value-type="float" office:value="3.2000000000000001E-2" table:formula="of:=([.B274]-[.B273])/1000" table:style-name="ce5">
            <text:p>0.032</text:p>
          </table:table-cell>
          <table:table-cell office:value-type="float" office:value="5.134367000000007E-2" table:formula="of:=([.C274]+[.C273])*[.G274]*9.8/2+[.H273]" table:style-name="ce4">
            <text:p>0.051344</text:p>
          </table:table-cell>
          <table:table-cell office:value-type="float" office:value="8.9150052465897158E-4" table:formula="of:=[.C274]-[.$N$1]" table:style-name="ce4">
            <text:p>0.000892</text:p>
          </table:table-cell>
          <table:table-cell office:value-type="float" office:value="8.5919834102833031E-3" table:formula="of:=(([.$I274]+[.$I273]))*[.$G274]*9.8/2+[.J273]" table:style-name="ce4">
            <text:p>0.0085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765" table:style-name="ce3">
            <text:p>46765</text:p>
          </table:table-cell>
          <table:table-cell office:value-type="float" office:value="1.8E-3" table:style-name="ce4">
            <text:p>0.0018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4" table:style-name="ce4">
            <text:p>1.010400</text:p>
          </table:table-cell>
          <table:table-cell office:value-type="float" office:value="8.6099999999999941" table:formula="of:=[.F274]+[.G275]" table:style-name="ce5">
            <text:p>8.610</text:p>
          </table:table-cell>
          <table:table-cell office:value-type="float" office:value="3.1E-2" table:formula="of:=([.B275]-[.B274])/1000" table:style-name="ce5">
            <text:p>0.031</text:p>
          </table:table-cell>
          <table:table-cell office:value-type="float" office:value="5.182975000000007E-2" table:formula="of:=([.C275]+[.C274])*[.G275]*9.8/2+[.H274]" table:style-name="ce4">
            <text:p>0.051830</text:p>
          </table:table-cell>
          <table:table-cell office:value-type="float" office:value="1.2915005246589715E-3" table:formula="of:=[.C275]-[.$N$1]" table:style-name="ce4">
            <text:p>0.001292</text:p>
          </table:table-cell>
          <table:table-cell office:value-type="float" office:value="8.9235812696746991E-3" table:formula="of:=(([.$I275]+[.$I274]))*[.$G275]*9.8/2+[.J274]" table:style-name="ce4">
            <text:p>0.0089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796" table:style-name="ce3">
            <text:p>46796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8.6409999999999947" table:formula="of:=[.F275]+[.G276]" table:style-name="ce5">
            <text:p>8.641</text:p>
          </table:table-cell>
          <table:table-cell office:value-type="float" office:value="3.1E-2" table:formula="of:=([.B276]-[.B275])/1000" table:style-name="ce5">
            <text:p>0.031</text:p>
          </table:table-cell>
          <table:table-cell office:value-type="float" office:value="5.2224690000000074E-2" table:formula="of:=([.C276]+[.C275])*[.G276]*9.8/2+[.H275]" table:style-name="ce4">
            <text:p>0.052225</text:p>
          </table:table-cell>
          <table:table-cell office:value-type="float" office:value="2.9150052465897163E-4" table:formula="of:=[.C276]-[.$N$1]" table:style-name="ce4">
            <text:p>0.000292</text:p>
          </table:table-cell>
          <table:table-cell office:value-type="float" office:value="9.1640391290660952E-3" table:formula="of:=(([.$I276]+[.$I275]))*[.$G276]*9.8/2+[.J275]" table:style-name="ce4">
            <text:p>0.0091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827" table:style-name="ce3">
            <text:p>46827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21" table:style-name="ce4">
            <text:p>1.012100</text:p>
          </table:table-cell>
          <table:table-cell office:value-type="float" office:value="8.6719999999999953" table:formula="of:=[.F276]+[.G277]" table:style-name="ce5">
            <text:p>8.672</text:p>
          </table:table-cell>
          <table:table-cell office:value-type="float" office:value="3.1E-2" table:formula="of:=([.B277]-[.B276])/1000" table:style-name="ce5">
            <text:p>0.031</text:p>
          </table:table-cell>
          <table:table-cell office:value-type="float" office:value="5.2528490000000073E-2" table:formula="of:=([.C277]+[.C276])*[.G277]*9.8/2+[.H276]" table:style-name="ce4">
            <text:p>0.052528</text:p>
          </table:table-cell>
          <table:table-cell office:value-type="float" office:value="6.9150052465897149E-4" table:formula="of:=[.C277]-[.$N$1]" table:style-name="ce4">
            <text:p>0.000692</text:p>
          </table:table-cell>
          <table:table-cell office:value-type="float" office:value="9.3133569884574913E-3" table:formula="of:=(([.$I277]+[.$I276]))*[.$G277]*9.8/2+[.J276]" table:style-name="ce4">
            <text:p>0.0093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858" table:style-name="ce3">
            <text:p>46858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8.7029999999999959" table:formula="of:=[.F277]+[.G278]" table:style-name="ce5">
            <text:p>8.703</text:p>
          </table:table-cell>
          <table:table-cell office:value-type="float" office:value="3.1E-2" table:formula="of:=([.B278]-[.B277])/1000" table:style-name="ce5">
            <text:p>0.031</text:p>
          </table:table-cell>
          <table:table-cell office:value-type="float" office:value="5.2786720000000072E-2" table:formula="of:=([.C278]+[.C277])*[.G278]*9.8/2+[.H277]" table:style-name="ce4">
            <text:p>0.052787</text:p>
          </table:table-cell>
          <table:table-cell office:value-type="float" office:value="-8.4994753410283942E-6" table:formula="of:=[.C278]-[.$N$1]" table:style-name="ce4">
            <text:p>-0.000008</text:p>
          </table:table-cell>
          <table:table-cell office:value-type="float" office:value="9.4171048478488874E-3" table:formula="of:=(([.$I278]+[.$I277]))*[.$G278]*9.8/2+[.J277]" table:style-name="ce4">
            <text:p>0.0094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889" table:style-name="ce3">
            <text:p>46889</text:p>
          </table:table-cell>
          <table:table-cell office:value-type="float" office:value="1.9E-3" table:style-name="ce4">
            <text:p>0.0019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8.7339999999999964" table:formula="of:=[.F278]+[.G279]" table:style-name="ce5">
            <text:p>8.734</text:p>
          </table:table-cell>
          <table:table-cell office:value-type="float" office:value="3.1E-2" table:formula="of:=([.B279]-[.B278])/1000" table:style-name="ce5">
            <text:p>0.031</text:p>
          </table:table-cell>
          <table:table-cell office:value-type="float" office:value="5.3151280000000072E-2" table:formula="of:=([.C279]+[.C278])*[.G279]*9.8/2+[.H278]" table:style-name="ce4">
            <text:p>0.053151</text:p>
          </table:table-cell>
          <table:table-cell office:value-type="float" office:value="1.3915005246589716E-3" table:formula="of:=[.C279]-[.$N$1]" table:style-name="ce4">
            <text:p>0.001392</text:p>
          </table:table-cell>
          <table:table-cell office:value-type="float" office:value="9.6271827072402835E-3" table:formula="of:=(([.$I279]+[.$I278]))*[.$G279]*9.8/2+[.J278]" table:style-name="ce4">
            <text:p>0.0096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920" table:style-name="ce3">
            <text:p>46920</text:p>
          </table:table-cell>
          <table:table-cell office:value-type="float" office:value="1.8E-3" table:style-name="ce4">
            <text:p>0.0018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28999999999999" table:style-name="ce4">
            <text:p>1.012900</text:p>
          </table:table-cell>
          <table:table-cell office:value-type="float" office:value="8.764999999999997" table:formula="of:=[.F279]+[.G280]" table:style-name="ce5">
            <text:p>8.765</text:p>
          </table:table-cell>
          <table:table-cell office:value-type="float" office:value="3.1E-2" table:formula="of:=([.B280]-[.B279])/1000" table:style-name="ce5">
            <text:p>0.031</text:p>
          </table:table-cell>
          <table:table-cell office:value-type="float" office:value="5.371331000000007E-2" table:formula="of:=([.C280]+[.C279])*[.G280]*9.8/2+[.H279]" table:style-name="ce4">
            <text:p>0.053713</text:p>
          </table:table-cell>
          <table:table-cell office:value-type="float" office:value="1.2915005246589715E-3" table:formula="of:=[.C280]-[.$N$1]" table:style-name="ce4">
            <text:p>0.001292</text:p>
          </table:table-cell>
          <table:table-cell office:value-type="float" office:value="1.0034730566631679E-2" table:formula="of:=(([.$I280]+[.$I279]))*[.$G280]*9.8/2+[.J279]" table:style-name="ce4">
            <text:p>0.0100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951" table:style-name="ce3">
            <text:p>46951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8.7959999999999976" table:formula="of:=[.F280]+[.G281]" table:style-name="ce5">
            <text:p>8.796</text:p>
          </table:table-cell>
          <table:table-cell office:value-type="float" office:value="3.1E-2" table:formula="of:=([.B281]-[.B280])/1000" table:style-name="ce5">
            <text:p>0.031</text:p>
          </table:table-cell>
          <table:table-cell office:value-type="float" office:value="5.3804450000000073E-2" table:formula="of:=([.C281]+[.C280])*[.G281]*9.8/2+[.H280]" table:style-name="ce4">
            <text:p>0.053804</text:p>
          </table:table-cell>
          <table:table-cell office:value-type="float" office:value="-1.7084994753410283E-3" table:formula="of:=[.C281]-[.$N$1]" table:style-name="ce4">
            <text:p>-0.001708</text:p>
          </table:table-cell>
          <table:table-cell office:value-type="float" office:value="9.9713884260230756E-3" table:formula="of:=(([.$I281]+[.$I280]))*[.$G281]*9.8/2+[.J280]" table:style-name="ce4">
            <text:p>0.0099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6983" table:style-name="ce3">
            <text:p>46983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18" table:style-name="ce4">
            <text:p>1.011800</text:p>
          </table:table-cell>
          <table:table-cell office:value-type="float" office:value="8.8279999999999976" table:formula="of:=[.F281]+[.G282]" table:style-name="ce5">
            <text:p>8.828</text:p>
          </table:table-cell>
          <table:table-cell office:value-type="float" office:value="3.2000000000000001E-2" table:formula="of:=([.B282]-[.B281])/1000" table:style-name="ce5">
            <text:p>0.032</text:p>
          </table:table-cell>
          <table:table-cell office:value-type="float" office:value="5.3726050000000074E-2" table:formula="of:=([.C282]+[.C281])*[.G282]*9.8/2+[.H281]" table:style-name="ce4">
            <text:p>0.053726</text:p>
          </table:table-cell>
          <table:table-cell office:value-type="float" office:value="1.9150052465897159E-4" table:formula="of:=[.C282]-[.$N$1]" table:style-name="ce4">
            <text:p>0.000192</text:p>
          </table:table-cell>
          <table:table-cell office:value-type="float" office:value="9.7335229905561298E-3" table:formula="of:=(([.$I282]+[.$I281]))*[.$G282]*9.8/2+[.J281]" table:style-name="ce4">
            <text:p>0.0097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014" table:style-name="ce3">
            <text:p>47014</text:p>
          </table:table-cell>
          <table:table-cell office:value-type="float" office:value="1E-3" table:style-name="ce4">
            <text:p>0.0010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8.8589999999999982" table:formula="of:=[.F282]+[.G283]" table:style-name="ce5">
            <text:p>8.859</text:p>
          </table:table-cell>
          <table:table-cell office:value-type="float" office:value="3.1E-2" table:formula="of:=([.B283]-[.B282])/1000" table:style-name="ce5">
            <text:p>0.031</text:p>
          </table:table-cell>
          <table:table-cell office:value-type="float" office:value="5.3984280000000072E-2" table:formula="of:=([.C283]+[.C282])*[.G283]*9.8/2+[.H282]" table:style-name="ce4">
            <text:p>0.053984</text:p>
          </table:table-cell>
          <table:table-cell office:value-type="float" office:value="4.9150052465897162E-4" table:formula="of:=[.C283]-[.$N$1]" table:style-name="ce4">
            <text:p>0.000492</text:p>
          </table:table-cell>
          <table:table-cell office:value-type="float" office:value="9.8372708499475259E-3" table:formula="of:=(([.$I283]+[.$I282]))*[.$G283]*9.8/2+[.J282]" table:style-name="ce4">
            <text:p>0.0098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045" table:style-name="ce3">
            <text:p>47045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23" table:style-name="ce4">
            <text:p>1.012300</text:p>
          </table:table-cell>
          <table:table-cell office:value-type="float" office:value="8.8899999999999988" table:formula="of:=[.F283]+[.G284]" table:style-name="ce5">
            <text:p>8.890</text:p>
          </table:table-cell>
          <table:table-cell office:value-type="float" office:value="3.1E-2" table:formula="of:=([.B284]-[.B283])/1000" table:style-name="ce5">
            <text:p>0.031</text:p>
          </table:table-cell>
          <table:table-cell office:value-type="float" office:value="5.4774160000000072E-2" table:formula="of:=([.C284]+[.C283])*[.G284]*9.8/2+[.H283]" table:style-name="ce4">
            <text:p>0.054774</text:p>
          </table:table-cell>
          <table:table-cell office:value-type="float" office:value="3.6915005246589711E-3" table:formula="of:=[.C284]-[.$N$1]" table:style-name="ce4">
            <text:p>0.003692</text:p>
          </table:table-cell>
          <table:table-cell office:value-type="float" office:value="1.0472668709338922E-2" table:formula="of:=(([.$I284]+[.$I283]))*[.$G284]*9.8/2+[.J283]" table:style-name="ce4">
            <text:p>0.0104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076" table:style-name="ce3">
            <text:p>47076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8.9209999999999994" table:formula="of:=[.F284]+[.G285]" table:style-name="ce5">
            <text:p>8.921</text:p>
          </table:table-cell>
          <table:table-cell office:value-type="float" office:value="3.1E-2" table:formula="of:=([.B285]-[.B284])/1000" table:style-name="ce5">
            <text:p>0.031</text:p>
          </table:table-cell>
          <table:table-cell office:value-type="float" office:value="5.5609610000000073E-2" table:formula="of:=([.C285]+[.C284])*[.G285]*9.8/2+[.H284]" table:style-name="ce4">
            <text:p>0.055610</text:p>
          </table:table-cell>
          <table:table-cell office:value-type="float" office:value="7.9150052465897154E-4" table:formula="of:=[.C285]-[.$N$1]" table:style-name="ce4">
            <text:p>0.000792</text:p>
          </table:table-cell>
          <table:table-cell office:value-type="float" office:value="1.1153636568730318E-2" table:formula="of:=(([.$I285]+[.$I284]))*[.$G285]*9.8/2+[.J284]" table:style-name="ce4">
            <text:p>0.0111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107" table:style-name="ce3">
            <text:p>47107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8.952" table:formula="of:=[.F285]+[.G286]" table:style-name="ce5">
            <text:p>8.952</text:p>
          </table:table-cell>
          <table:table-cell office:value-type="float" office:value="3.1E-2" table:formula="of:=([.B286]-[.B285])/1000" table:style-name="ce5">
            <text:p>0.031</text:p>
          </table:table-cell>
          <table:table-cell office:value-type="float" office:value="5.5883030000000077E-2" table:formula="of:=([.C286]+[.C285])*[.G286]*9.8/2+[.H285]" table:style-name="ce4">
            <text:p>0.055883</text:p>
          </table:table-cell>
          <table:table-cell office:value-type="float" office:value="-8.4994753410283942E-6" table:formula="of:=[.C286]-[.$N$1]" table:style-name="ce4">
            <text:p>-0.000008</text:p>
          </table:table-cell>
          <table:table-cell office:value-type="float" office:value="1.1272574428121714E-2" table:formula="of:=(([.$I286]+[.$I285]))*[.$G286]*9.8/2+[.J285]" table:style-name="ce4">
            <text:p>0.0112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138" table:style-name="ce3">
            <text:p>47138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101" table:style-name="ce4">
            <text:p>1.010100</text:p>
          </table:table-cell>
          <table:table-cell office:value-type="float" office:value="8.9830000000000005" table:formula="of:=[.F286]+[.G287]" table:style-name="ce5">
            <text:p>8.983</text:p>
          </table:table-cell>
          <table:table-cell office:value-type="float" office:value="3.1E-2" table:formula="of:=([.B287]-[.B286])/1000" table:style-name="ce5">
            <text:p>0.031</text:p>
          </table:table-cell>
          <table:table-cell office:value-type="float" office:value="5.5883030000000077E-2" table:formula="of:=([.C287]+[.C286])*[.G287]*9.8/2+[.H286]" table:style-name="ce4">
            <text:p>0.055883</text:p>
          </table:table-cell>
          <table:table-cell office:value-type="float" office:value="-1.0084994753410284E-3" table:formula="of:=[.C287]-[.$N$1]" table:style-name="ce4">
            <text:p>-0.001008</text:p>
          </table:table-cell>
          <table:table-cell office:value-type="float" office:value="1.111809228751311E-2" table:formula="of:=(([.$I287]+[.$I286]))*[.$G287]*9.8/2+[.J286]" table:style-name="ce4">
            <text:p>0.0111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170" table:style-name="ce3">
            <text:p>47170</text:p>
          </table:table-cell>
          <table:table-cell office:value-type="float" office:value="1.4E-3" table:style-name="ce4">
            <text:p>0.0014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2" table:style-name="ce4">
            <text:p>1.010200</text:p>
          </table:table-cell>
          <table:table-cell office:value-type="float" office:value="9.0150000000000006" table:formula="of:=[.F287]+[.G288]" table:style-name="ce5">
            <text:p>9.015</text:p>
          </table:table-cell>
          <table:table-cell office:value-type="float" office:value="3.2000000000000001E-2" table:formula="of:=([.B288]-[.B287])/1000" table:style-name="ce5">
            <text:p>0.032</text:p>
          </table:table-cell>
          <table:table-cell office:value-type="float" office:value="5.6024150000000078E-2" table:formula="of:=([.C288]+[.C287])*[.G288]*9.8/2+[.H287]" table:style-name="ce4">
            <text:p>0.056024</text:p>
          </table:table-cell>
          <table:table-cell office:value-type="float" office:value="8.9150052465897158E-4" table:formula="of:=[.C288]-[.$N$1]" table:style-name="ce4">
            <text:p>0.000892</text:p>
          </table:table-cell>
          <table:table-cell office:value-type="float" office:value="1.1099746852046163E-2" table:formula="of:=(([.$I288]+[.$I287]))*[.$G288]*9.8/2+[.J287]" table:style-name="ce4">
            <text:p>0.0111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201" table:style-name="ce3">
            <text:p>47201</text:p>
          </table:table-cell>
          <table:table-cell office:value-type="float" office:value="2E-3" table:style-name="ce4">
            <text:p>0.0020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9.0460000000000012" table:formula="of:=[.F288]+[.G289]" table:style-name="ce5">
            <text:p>9.046</text:p>
          </table:table-cell>
          <table:table-cell office:value-type="float" office:value="3.1E-2" table:formula="of:=([.B289]-[.B288])/1000" table:style-name="ce5">
            <text:p>0.031</text:p>
          </table:table-cell>
          <table:table-cell office:value-type="float" office:value="5.6540610000000081E-2" table:formula="of:=([.C289]+[.C288])*[.G289]*9.8/2+[.H288]" table:style-name="ce4">
            <text:p>0.056541</text:p>
          </table:table-cell>
          <table:table-cell office:value-type="float" office:value="1.4915005246589716E-3" table:formula="of:=[.C289]-[.$N$1]" table:style-name="ce4">
            <text:p>0.001492</text:p>
          </table:table-cell>
          <table:table-cell office:value-type="float" office:value="1.1461724711437559E-2" table:formula="of:=(([.$I289]+[.$I288]))*[.$G289]*9.8/2+[.J288]" table:style-name="ce4">
            <text:p>0.0114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232" table:style-name="ce3">
            <text:p>47232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9.0770000000000017" table:formula="of:=[.F289]+[.G290]" table:style-name="ce5">
            <text:p>9.077</text:p>
          </table:table-cell>
          <table:table-cell office:value-type="float" office:value="3.1E-2" table:formula="of:=([.B290]-[.B289])/1000" table:style-name="ce5">
            <text:p>0.031</text:p>
          </table:table-cell>
          <table:table-cell office:value-type="float" office:value="5.7208970000000081E-2" table:formula="of:=([.C290]+[.C289])*[.G290]*9.8/2+[.H289]" table:style-name="ce4">
            <text:p>0.057209</text:p>
          </table:table-cell>
          <table:table-cell office:value-type="float" office:value="1.8915005246589714E-3" table:formula="of:=[.C290]-[.$N$1]" table:style-name="ce4">
            <text:p>0.001892</text:p>
          </table:table-cell>
          <table:table-cell office:value-type="float" office:value="1.1975602570828955E-2" table:formula="of:=(([.$I290]+[.$I289]))*[.$G290]*9.8/2+[.J289]" table:style-name="ce4">
            <text:p>0.0119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263" table:style-name="ce3">
            <text:p>47263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62" table:style-name="ce4">
            <text:p>1.006200</text:p>
          </table:table-cell>
          <table:table-cell office:value-type="float" office:value="9.1080000000000023" table:formula="of:=[.F290]+[.G291]" table:style-name="ce5">
            <text:p>9.108</text:p>
          </table:table-cell>
          <table:table-cell office:value-type="float" office:value="3.1E-2" table:formula="of:=([.B291]-[.B290])/1000" table:style-name="ce5">
            <text:p>0.031</text:p>
          </table:table-cell>
          <table:table-cell office:value-type="float" office:value="5.7543150000000085E-2" table:formula="of:=([.C291]+[.C290])*[.G291]*9.8/2+[.H290]" table:style-name="ce4">
            <text:p>0.057543</text:p>
          </table:table-cell>
          <table:table-cell office:value-type="float" office:value="-7.0849947534102839E-4" table:formula="of:=[.C291]-[.$N$1]" table:style-name="ce4">
            <text:p>-0.000708</text:p>
          </table:table-cell>
          <table:table-cell office:value-type="float" office:value="1.2155300430220351E-2" table:formula="of:=(([.$I291]+[.$I290]))*[.$G291]*9.8/2+[.J290]" table:style-name="ce4">
            <text:p>0.0121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296" table:style-name="ce3">
            <text:p>47296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06" table:style-name="ce4">
            <text:p>1.006000</text:p>
          </table:table-cell>
          <table:table-cell office:value-type="float" office:value="9.1410000000000018" table:formula="of:=[.F291]+[.G292]" table:style-name="ce5">
            <text:p>9.141</text:p>
          </table:table-cell>
          <table:table-cell office:value-type="float" office:value="3.3000000000000002E-2" table:formula="of:=([.B292]-[.B291])/1000" table:style-name="ce5">
            <text:p>0.033</text:p>
          </table:table-cell>
          <table:table-cell office:value-type="float" office:value="5.7446130000000081E-2" table:formula="of:=([.C292]+[.C291])*[.G292]*9.8/2+[.H291]" table:style-name="ce4">
            <text:p>0.057446</text:p>
          </table:table-cell>
          <table:table-cell office:value-type="float" office:value="-9.0849947534102837E-4" table:formula="of:=[.C292]-[.$N$1]" table:style-name="ce4">
            <text:p>-0.000908</text:p>
          </table:table-cell>
          <table:table-cell office:value-type="float" office:value="1.1893831699895063E-2" table:formula="of:=(([.$I292]+[.$I291]))*[.$G292]*9.8/2+[.J291]" table:style-name="ce4">
            <text:p>0.0118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328" table:style-name="ce3">
            <text:p>47328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79" table:style-name="ce4">
            <text:p>1.007900</text:p>
          </table:table-cell>
          <table:table-cell office:value-type="float" office:value="9.1730000000000018" table:formula="of:=[.F292]+[.G293]" table:style-name="ce5">
            <text:p>9.173</text:p>
          </table:table-cell>
          <table:table-cell office:value-type="float" office:value="3.2000000000000001E-2" table:formula="of:=([.B293]-[.B292])/1000" table:style-name="ce5">
            <text:p>0.032</text:p>
          </table:table-cell>
          <table:table-cell office:value-type="float" office:value="5.7195250000000079E-2" table:formula="of:=([.C293]+[.C292])*[.G293]*9.8/2+[.H292]" table:style-name="ce4">
            <text:p>0.057195</text:p>
          </table:table-cell>
          <table:table-cell office:value-type="float" office:value="-1.7084994753410283E-3" table:formula="of:=[.C293]-[.$N$1]" table:style-name="ce4">
            <text:p>-0.001708</text:p>
          </table:table-cell>
          <table:table-cell office:value-type="float" office:value="1.1483486264428116E-2" table:formula="of:=(([.$I293]+[.$I292]))*[.$G293]*9.8/2+[.J292]" table:style-name="ce4">
            <text:p>0.0114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360" table:style-name="ce3">
            <text:p>4736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9.2050000000000018" table:formula="of:=[.F293]+[.G294]" table:style-name="ce5">
            <text:p>9.205</text:p>
          </table:table-cell>
          <table:table-cell office:value-type="float" office:value="3.2000000000000001E-2" table:formula="of:=([.B294]-[.B293])/1000" table:style-name="ce5">
            <text:p>0.032</text:p>
          </table:table-cell>
          <table:table-cell office:value-type="float" office:value="5.7336370000000081E-2" table:formula="of:=([.C294]+[.C293])*[.G294]*9.8/2+[.H293]" table:style-name="ce4">
            <text:p>0.057336</text:p>
          </table:table-cell>
          <table:table-cell office:value-type="float" office:value="1.5915005246589715E-3" table:formula="of:=[.C294]-[.$N$1]" table:style-name="ce4">
            <text:p>0.001592</text:p>
          </table:table-cell>
          <table:table-cell office:value-type="float" office:value="1.1465140828961169E-2" table:formula="of:=(([.$I294]+[.$I293]))*[.$G294]*9.8/2+[.J293]" table:style-name="ce4">
            <text:p>0.0114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391" table:style-name="ce3">
            <text:p>47391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9.2360000000000024" table:formula="of:=[.F294]+[.G295]" table:style-name="ce5">
            <text:p>9.236</text:p>
          </table:table-cell>
          <table:table-cell office:value-type="float" office:value="3.1E-2" table:formula="of:=([.B295]-[.B294])/1000" table:style-name="ce5">
            <text:p>0.031</text:p>
          </table:table-cell>
          <table:table-cell office:value-type="float" office:value="5.8202200000000079E-2" table:formula="of:=([.C295]+[.C294])*[.G295]*9.8/2+[.H294]" table:style-name="ce4">
            <text:p>0.058202</text:p>
          </table:table-cell>
          <table:table-cell office:value-type="float" office:value="3.0915005246589713E-3" table:formula="of:=[.C295]-[.$N$1]" table:style-name="ce4">
            <text:p>0.003092</text:p>
          </table:table-cell>
          <table:table-cell office:value-type="float" office:value="1.2176488688352565E-2" table:formula="of:=(([.$I295]+[.$I294]))*[.$G295]*9.8/2+[.J294]" table:style-name="ce4">
            <text:p>0.0121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422" table:style-name="ce3">
            <text:p>4742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145999999999999" table:style-name="ce4">
            <text:p>1.014600</text:p>
          </table:table-cell>
          <table:table-cell office:value-type="float" office:value="9.267000000000003" table:formula="of:=[.F295]+[.G296]" table:style-name="ce5">
            <text:p>9.267</text:p>
          </table:table-cell>
          <table:table-cell office:value-type="float" office:value="3.1E-2" table:formula="of:=([.B296]-[.B295])/1000" table:style-name="ce5">
            <text:p>0.031</text:p>
          </table:table-cell>
          <table:table-cell office:value-type="float" office:value="5.867309000000008E-2" table:formula="of:=([.C296]+[.C295])*[.G296]*9.8/2+[.H295]" table:style-name="ce4">
            <text:p>0.058673</text:p>
          </table:table-cell>
          <table:table-cell office:value-type="float" office:value="-1.0084994753410284E-3" table:formula="of:=[.C296]-[.$N$1]" table:style-name="ce4">
            <text:p>-0.001008</text:p>
          </table:table-cell>
          <table:table-cell office:value-type="float" office:value="1.2492896547743961E-2" table:formula="of:=(([.$I296]+[.$I295]))*[.$G296]*9.8/2+[.J295]" table:style-name="ce4">
            <text:p>0.0124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454" table:style-name="ce3">
            <text:p>47454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125" table:style-name="ce4">
            <text:p>1.012500</text:p>
          </table:table-cell>
          <table:table-cell office:value-type="float" office:value="9.299000000000003" table:formula="of:=[.F296]+[.G297]" table:style-name="ce5">
            <text:p>9.299</text:p>
          </table:table-cell>
          <table:table-cell office:value-type="float" office:value="3.2000000000000001E-2" table:formula="of:=([.B297]-[.B296])/1000" table:style-name="ce5">
            <text:p>0.032</text:p>
          </table:table-cell>
          <table:table-cell office:value-type="float" office:value="5.8422210000000079E-2" table:formula="of:=([.C297]+[.C296])*[.G297]*9.8/2+[.H296]" table:style-name="ce4">
            <text:p>0.058422</text:p>
          </table:table-cell>
          <table:table-cell office:value-type="float" office:value="-1.6084994753410285E-3" table:formula="of:=[.C297]-[.$N$1]" table:style-name="ce4">
            <text:p>-0.001608</text:p>
          </table:table-cell>
          <table:table-cell office:value-type="float" office:value="1.2082551112277014E-2" table:formula="of:=(([.$I297]+[.$I296]))*[.$G297]*9.8/2+[.J296]" table:style-name="ce4">
            <text:p>0.0120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486" table:style-name="ce3">
            <text:p>47486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9.3310000000000031" table:formula="of:=[.F297]+[.G298]" table:style-name="ce5">
            <text:p>9.331</text:p>
          </table:table-cell>
          <table:table-cell office:value-type="float" office:value="3.2000000000000001E-2" table:formula="of:=([.B298]-[.B297])/1000" table:style-name="ce5">
            <text:p>0.032</text:p>
          </table:table-cell>
          <table:table-cell office:value-type="float" office:value="5.8202690000000078E-2" table:formula="of:=([.C298]+[.C297])*[.G298]*9.8/2+[.H297]" table:style-name="ce4">
            <text:p>0.058203</text:p>
          </table:table-cell>
          <table:table-cell office:value-type="float" office:value="-8.0849947534102832E-4" table:formula="of:=[.C298]-[.$N$1]" table:style-name="ce4">
            <text:p>-0.000808</text:p>
          </table:table-cell>
          <table:table-cell office:value-type="float" office:value="1.1703565676810067E-2" table:formula="of:=(([.$I298]+[.$I297]))*[.$G298]*9.8/2+[.J297]" table:style-name="ce4">
            <text:p>0.0117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518" table:style-name="ce3">
            <text:p>47518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9.3630000000000031" table:formula="of:=[.F298]+[.G299]" table:style-name="ce5">
            <text:p>9.363</text:p>
          </table:table-cell>
          <table:table-cell office:value-type="float" office:value="3.2000000000000001E-2" table:formula="of:=([.B299]-[.B298])/1000" table:style-name="ce5">
            <text:p>0.032</text:p>
          </table:table-cell>
          <table:table-cell office:value-type="float" office:value="5.8359490000000076E-2" table:formula="of:=([.C299]+[.C298])*[.G299]*9.8/2+[.H298]" table:style-name="ce4">
            <text:p>0.058359</text:p>
          </table:table-cell>
          <table:table-cell office:value-type="float" office:value="7.9150052465897154E-4" table:formula="of:=[.C299]-[.$N$1]" table:style-name="ce4">
            <text:p>0.000792</text:p>
          </table:table-cell>
          <table:table-cell office:value-type="float" office:value="1.1700900241343121E-2" table:formula="of:=(([.$I299]+[.$I298]))*[.$G299]*9.8/2+[.J298]" table:style-name="ce4">
            <text:p>0.0117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549" table:style-name="ce3">
            <text:p>47549</text:p>
          </table:table-cell>
          <table:table-cell office:value-type="float" office:value="1.8E-3" table:style-name="ce4">
            <text:p>0.0018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9.3940000000000037" table:formula="of:=[.F299]+[.G300]" table:style-name="ce5">
            <text:p>9.394</text:p>
          </table:table-cell>
          <table:table-cell office:value-type="float" office:value="3.1E-2" table:formula="of:=([.B300]-[.B299])/1000" table:style-name="ce5">
            <text:p>0.031</text:p>
          </table:table-cell>
          <table:table-cell office:value-type="float" office:value="5.8830380000000078E-2" table:formula="of:=([.C300]+[.C299])*[.G300]*9.8/2+[.H299]" table:style-name="ce4">
            <text:p>0.058830</text:p>
          </table:table-cell>
          <table:table-cell office:value-type="float" office:value="1.2915005246589715E-3" table:formula="of:=[.C300]-[.$N$1]" table:style-name="ce4">
            <text:p>0.001292</text:p>
          </table:table-cell>
          <table:table-cell office:value-type="float" office:value="1.2017308100734517E-2" table:formula="of:=(([.$I300]+[.$I299]))*[.$G300]*9.8/2+[.J299]" table:style-name="ce4">
            <text:p>0.0120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580" table:style-name="ce3">
            <text:p>4758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98" table:style-name="ce4">
            <text:p>1.009800</text:p>
          </table:table-cell>
          <table:table-cell office:value-type="float" office:value="9.4250000000000043" table:formula="of:=[.F300]+[.G301]" table:style-name="ce5">
            <text:p>9.425</text:p>
          </table:table-cell>
          <table:table-cell office:value-type="float" office:value="3.1E-2" table:formula="of:=([.B301]-[.B300])/1000" table:style-name="ce5">
            <text:p>0.031</text:p>
          </table:table-cell>
          <table:table-cell office:value-type="float" office:value="5.9346840000000081E-2" table:formula="of:=([.C301]+[.C300])*[.G301]*9.8/2+[.H300]" table:style-name="ce4">
            <text:p>0.059347</text:p>
          </table:table-cell>
          <table:table-cell office:value-type="float" office:value="1.0915005246589717E-3" table:formula="of:=[.C301]-[.$N$1]" table:style-name="ce4">
            <text:p>0.001092</text:p>
          </table:table-cell>
          <table:table-cell office:value-type="float" office:value="1.2379285960125913E-2" table:formula="of:=(([.$I301]+[.$I300]))*[.$G301]*9.8/2+[.J300]" table:style-name="ce4">
            <text:p>0.0123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611" table:style-name="ce3">
            <text:p>47611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9.4560000000000048" table:formula="of:=[.F301]+[.G302]" table:style-name="ce5">
            <text:p>9.456</text:p>
          </table:table-cell>
          <table:table-cell office:value-type="float" office:value="3.1E-2" table:formula="of:=([.B302]-[.B301])/1000" table:style-name="ce5">
            <text:p>0.031</text:p>
          </table:table-cell>
          <table:table-cell office:value-type="float" office:value="5.9513930000000083E-2" table:formula="of:=([.C302]+[.C301])*[.G302]*9.8/2+[.H301]" table:style-name="ce4">
            <text:p>0.059514</text:p>
          </table:table-cell>
          <table:table-cell office:value-type="float" office:value="-1.0084994753410284E-3" table:formula="of:=[.C302]-[.$N$1]" table:style-name="ce4">
            <text:p>-0.001008</text:p>
          </table:table-cell>
          <table:table-cell office:value-type="float" office:value="1.2391893819517309E-2" table:formula="of:=(([.$I302]+[.$I301]))*[.$G302]*9.8/2+[.J301]" table:style-name="ce4">
            <text:p>0.0123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643" table:style-name="ce3">
            <text:p>47643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9.4880000000000049" table:formula="of:=[.F302]+[.G303]" table:style-name="ce5">
            <text:p>9.488</text:p>
          </table:table-cell>
          <table:table-cell office:value-type="float" office:value="3.2000000000000001E-2" table:formula="of:=([.B303]-[.B302])/1000" table:style-name="ce5">
            <text:p>0.032</text:p>
          </table:table-cell>
          <table:table-cell office:value-type="float" office:value="5.923169000000008E-2" table:formula="of:=([.C303]+[.C302])*[.G303]*9.8/2+[.H302]" table:style-name="ce4">
            <text:p>0.059232</text:p>
          </table:table-cell>
          <table:table-cell office:value-type="float" office:value="-1.8084994753410283E-3" table:formula="of:=[.C303]-[.$N$1]" table:style-name="ce4">
            <text:p>-0.001808</text:p>
          </table:table-cell>
          <table:table-cell office:value-type="float" office:value="1.1950188384050363E-2" table:formula="of:=(([.$I303]+[.$I302]))*[.$G303]*9.8/2+[.J302]" table:style-name="ce4">
            <text:p>0.0119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675" table:style-name="ce3">
            <text:p>47675</text:p>
          </table:table-cell>
          <table:table-cell office:value-type="float" office:value="1.4E-3" table:style-name="ce4">
            <text:p>0.0014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9.5200000000000049" table:formula="of:=[.F303]+[.G304]" table:style-name="ce5">
            <text:p>9.520</text:p>
          </table:table-cell>
          <table:table-cell office:value-type="float" office:value="3.2000000000000001E-2" table:formula="of:=([.B304]-[.B303])/1000" table:style-name="ce5">
            <text:p>0.032</text:p>
          </table:table-cell>
          <table:table-cell office:value-type="float" office:value="5.9247370000000077E-2" table:formula="of:=([.C304]+[.C303])*[.G304]*9.8/2+[.H303]" table:style-name="ce4">
            <text:p>0.059247</text:p>
          </table:table-cell>
          <table:table-cell office:value-type="float" office:value="8.9150052465897158E-4" table:formula="of:=[.C304]-[.$N$1]" table:style-name="ce4">
            <text:p>0.000892</text:p>
          </table:table-cell>
          <table:table-cell office:value-type="float" office:value="1.1806402948583417E-2" table:formula="of:=(([.$I304]+[.$I303]))*[.$G304]*9.8/2+[.J303]" table:style-name="ce4">
            <text:p>0.0118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706" table:style-name="ce3">
            <text:p>47706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101" table:style-name="ce4">
            <text:p>1.010100</text:p>
          </table:table-cell>
          <table:table-cell office:value-type="float" office:value="9.5510000000000055" table:formula="of:=[.F304]+[.G305]" table:style-name="ce5">
            <text:p>9.551</text:p>
          </table:table-cell>
          <table:table-cell office:value-type="float" office:value="3.1E-2" table:formula="of:=([.B305]-[.B304])/1000" table:style-name="ce5">
            <text:p>0.031</text:p>
          </table:table-cell>
          <table:table-cell office:value-type="float" office:value="5.9854970000000077E-2" table:formula="of:=([.C305]+[.C304])*[.G305]*9.8/2+[.H304]" table:style-name="ce4">
            <text:p>0.059855</text:p>
          </table:table-cell>
          <table:table-cell office:value-type="float" office:value="2.0915005246589713E-3" table:formula="of:=[.C305]-[.$N$1]" table:style-name="ce4">
            <text:p>0.002092</text:p>
          </table:table-cell>
          <table:table-cell office:value-type="float" office:value="1.2259520807974813E-2" table:formula="of:=(([.$I305]+[.$I304]))*[.$G305]*9.8/2+[.J304]" table:style-name="ce4">
            <text:p>0.0122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737" table:style-name="ce3">
            <text:p>47737</text:p>
          </table:table-cell>
          <table:table-cell office:value-type="float" office:value="1E-4" table:style-name="ce4">
            <text:p>0.0001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9.5820000000000061" table:formula="of:=[.F305]+[.G306]" table:style-name="ce5">
            <text:p>9.582</text:p>
          </table:table-cell>
          <table:table-cell office:value-type="float" office:value="3.1E-2" table:formula="of:=([.B306]-[.B305])/1000" table:style-name="ce5">
            <text:p>0.031</text:p>
          </table:table-cell>
          <table:table-cell office:value-type="float" office:value="6.0265100000000078E-2" table:formula="of:=([.C306]+[.C305])*[.G306]*9.8/2+[.H305]" table:style-name="ce4">
            <text:p>0.060265</text:p>
          </table:table-cell>
          <table:table-cell office:value-type="float" office:value="-4.0849947534102841E-4" table:formula="of:=[.C306]-[.$N$1]" table:style-name="ce4">
            <text:p>-0.000408</text:p>
          </table:table-cell>
          <table:table-cell office:value-type="float" office:value="1.2515168667366209E-2" table:formula="of:=(([.$I306]+[.$I305]))*[.$G306]*9.8/2+[.J305]" table:style-name="ce4">
            <text:p>0.0125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768" table:style-name="ce3">
            <text:p>47768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9.6130000000000067" table:formula="of:=[.F306]+[.G307]" table:style-name="ce5">
            <text:p>9.613</text:p>
          </table:table-cell>
          <table:table-cell office:value-type="float" office:value="3.1E-2" table:formula="of:=([.B307]-[.B306])/1000" table:style-name="ce5">
            <text:p>0.031</text:p>
          </table:table-cell>
          <table:table-cell office:value-type="float" office:value="6.0037250000000077E-2" table:formula="of:=([.C307]+[.C306])*[.G307]*9.8/2+[.H306]" table:style-name="ce4">
            <text:p>0.060037</text:p>
          </table:table-cell>
          <table:table-cell office:value-type="float" office:value="-2.1084994753410285E-3" table:formula="of:=[.C307]-[.$N$1]" table:style-name="ce4">
            <text:p>-0.002108</text:p>
          </table:table-cell>
          <table:table-cell office:value-type="float" office:value="1.2132836526757606E-2" table:formula="of:=(([.$I307]+[.$I306]))*[.$G307]*9.8/2+[.J306]" table:style-name="ce4">
            <text:p>0.0121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800" table:style-name="ce3">
            <text:p>478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125999999999999" table:style-name="ce4">
            <text:p>1.012600</text:p>
          </table:table-cell>
          <table:table-cell office:value-type="float" office:value="9.6450000000000067" table:formula="of:=[.F307]+[.G308]" table:style-name="ce5">
            <text:p>9.645</text:p>
          </table:table-cell>
          <table:table-cell office:value-type="float" office:value="3.2000000000000001E-2" table:formula="of:=([.B308]-[.B307])/1000" table:style-name="ce5">
            <text:p>0.032</text:p>
          </table:table-cell>
          <table:table-cell office:value-type="float" office:value="5.983341000000008E-2" table:formula="of:=([.C308]+[.C307])*[.G308]*9.8/2+[.H307]" table:style-name="ce4">
            <text:p>0.059833</text:p>
          </table:table-cell>
          <table:table-cell office:value-type="float" office:value="-2.0849947534102843E-4" table:formula="of:=[.C308]-[.$N$1]" table:style-name="ce4">
            <text:p>-0.000208</text:p>
          </table:table-cell>
          <table:table-cell office:value-type="float" office:value="1.1769531091290659E-2" table:formula="of:=(([.$I308]+[.$I307]))*[.$G308]*9.8/2+[.J307]" table:style-name="ce4">
            <text:p>0.0117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831" table:style-name="ce3">
            <text:p>47831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9.6760000000000073" table:formula="of:=[.F308]+[.G309]" table:style-name="ce5">
            <text:p>9.676</text:p>
          </table:table-cell>
          <table:table-cell office:value-type="float" office:value="3.1E-2" table:formula="of:=([.B309]-[.B308])/1000" table:style-name="ce5">
            <text:p>0.031</text:p>
          </table:table-cell>
          <table:table-cell office:value-type="float" office:value="5.9742270000000076E-2" table:formula="of:=([.C309]+[.C308])*[.G309]*9.8/2+[.H308]" table:style-name="ce4">
            <text:p>0.059742</text:p>
          </table:table-cell>
          <table:table-cell office:value-type="float" office:value="-1.4084994753410284E-3" table:formula="of:=[.C309]-[.$N$1]" table:style-name="ce4">
            <text:p>-0.001408</text:p>
          </table:table-cell>
          <table:table-cell office:value-type="float" office:value="1.1523908950682055E-2" table:formula="of:=(([.$I309]+[.$I308]))*[.$G309]*9.8/2+[.J308]" table:style-name="ce4">
            <text:p>0.0115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864" table:style-name="ce3">
            <text:p>47864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9.7090000000000067" table:formula="of:=[.F309]+[.G310]" table:style-name="ce5">
            <text:p>9.709</text:p>
          </table:table-cell>
          <table:table-cell office:value-type="float" office:value="3.3000000000000002E-2" table:formula="of:=([.B310]-[.B309])/1000" table:style-name="ce5">
            <text:p>0.033</text:p>
          </table:table-cell>
          <table:table-cell office:value-type="float" office:value="6.0114180000000079E-2" table:formula="of:=([.C310]+[.C309])*[.G310]*9.8/2+[.H309]" table:style-name="ce4">
            <text:p>0.060114</text:p>
          </table:table-cell>
          <table:table-cell office:value-type="float" office:value="2.691500524658972E-3" table:formula="of:=[.C310]-[.$N$1]" table:style-name="ce4">
            <text:p>0.002692</text:p>
          </table:table-cell>
          <table:table-cell office:value-type="float" office:value="1.1731370220356767E-2" table:formula="of:=(([.$I310]+[.$I309]))*[.$G310]*9.8/2+[.J309]" table:style-name="ce4">
            <text:p>0.0117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895" table:style-name="ce3">
            <text:p>47895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9.7400000000000073" table:formula="of:=[.F310]+[.G311]" table:style-name="ce5">
            <text:p>9.740</text:p>
          </table:table-cell>
          <table:table-cell office:value-type="float" office:value="3.1E-2" table:formula="of:=([.B311]-[.B310])/1000" table:style-name="ce5">
            <text:p>0.031</text:p>
          </table:table-cell>
          <table:table-cell office:value-type="float" office:value="6.0980010000000077E-2" table:formula="of:=([.C311]+[.C310])*[.G311]*9.8/2+[.H310]" table:style-name="ce4">
            <text:p>0.060980</text:p>
          </table:table-cell>
          <table:table-cell office:value-type="float" office:value="1.9915005246589719E-3" table:formula="of:=[.C311]-[.$N$1]" table:style-name="ce4">
            <text:p>0.001992</text:p>
          </table:table-cell>
          <table:table-cell office:value-type="float" office:value="1.2442718079748163E-2" table:formula="of:=(([.$I311]+[.$I310]))*[.$G311]*9.8/2+[.J310]" table:style-name="ce4">
            <text:p>0.0124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926" table:style-name="ce3">
            <text:p>47926</text:p>
          </table:table-cell>
          <table:table-cell office:value-type="float" office:value="0" table:style-name="ce4">
            <text:p>0.0000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9.7710000000000079" table:formula="of:=[.F311]+[.G312]" table:style-name="ce5">
            <text:p>9.771</text:p>
          </table:table-cell>
          <table:table-cell office:value-type="float" office:value="3.1E-2" table:formula="of:=([.B312]-[.B311])/1000" table:style-name="ce5">
            <text:p>0.031</text:p>
          </table:table-cell>
          <table:table-cell office:value-type="float" office:value="6.1359760000000076E-2" table:formula="of:=([.C312]+[.C311])*[.G312]*9.8/2+[.H311]" table:style-name="ce4">
            <text:p>0.061360</text:p>
          </table:table-cell>
          <table:table-cell office:value-type="float" office:value="-5.084994753410284E-4" table:formula="of:=[.C312]-[.$N$1]" table:style-name="ce4">
            <text:p>-0.000508</text:p>
          </table:table-cell>
          <table:table-cell office:value-type="float" office:value="1.2667985939139559E-2" table:formula="of:=(([.$I312]+[.$I311]))*[.$G312]*9.8/2+[.J311]" table:style-name="ce4">
            <text:p>0.0126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957" table:style-name="ce3">
            <text:p>47957</text:p>
          </table:table-cell>
          <table:table-cell office:value-type="float" office:value="-2.0999999999999999E-3" table:style-name="ce4">
            <text:p>-0.0021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65999999999999" table:style-name="ce4">
            <text:p>1.006600</text:p>
          </table:table-cell>
          <table:table-cell office:value-type="float" office:value="9.8020000000000085" table:formula="of:=[.F312]+[.G313]" table:style-name="ce5">
            <text:p>9.802</text:p>
          </table:table-cell>
          <table:table-cell office:value-type="float" office:value="3.1E-2" table:formula="of:=([.B313]-[.B312])/1000" table:style-name="ce5">
            <text:p>0.031</text:p>
          </table:table-cell>
          <table:table-cell office:value-type="float" office:value="6.1040770000000077E-2" table:formula="of:=([.C313]+[.C312])*[.G313]*9.8/2+[.H312]" table:style-name="ce4">
            <text:p>0.061041</text:p>
          </table:table-cell>
          <table:table-cell office:value-type="float" office:value="-2.6084994753410281E-3" table:formula="of:=[.C313]-[.$N$1]" table:style-name="ce4">
            <text:p>-0.002608</text:p>
          </table:table-cell>
          <table:table-cell office:value-type="float" office:value="1.2194513798530955E-2" table:formula="of:=(([.$I313]+[.$I312]))*[.$G313]*9.8/2+[.J312]" table:style-name="ce4">
            <text:p>0.0121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7990" table:style-name="ce3">
            <text:p>47990</text:p>
          </table:table-cell>
          <table:table-cell office:value-type="float" office:value="1E-3" table:style-name="ce4">
            <text:p>0.0010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9.835000000000008" table:formula="of:=[.F313]+[.G314]" table:style-name="ce5">
            <text:p>9.835</text:p>
          </table:table-cell>
          <table:table-cell office:value-type="float" office:value="3.3000000000000002E-2" table:formula="of:=([.B314]-[.B313])/1000" table:style-name="ce5">
            <text:p>0.033</text:p>
          </table:table-cell>
          <table:table-cell office:value-type="float" office:value="6.0862900000000081E-2" table:formula="of:=([.C314]+[.C313])*[.G314]*9.8/2+[.H313]" table:style-name="ce4">
            <text:p>0.060863</text:p>
          </table:table-cell>
          <table:table-cell office:value-type="float" office:value="4.9150052465897162E-4" table:formula="of:=[.C314]-[.$N$1]" table:style-name="ce4">
            <text:p>0.000492</text:p>
          </table:table-cell>
          <table:table-cell office:value-type="float" office:value="1.1852195068205666E-2" table:formula="of:=(([.$I314]+[.$I313]))*[.$G314]*9.8/2+[.J313]" table:style-name="ce4">
            <text:p>0.0118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021" table:style-name="ce3">
            <text:p>48021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26999999999999" table:style-name="ce4">
            <text:p>1.012700</text:p>
          </table:table-cell>
          <table:table-cell office:value-type="float" office:value="9.8660000000000085" table:formula="of:=[.F314]+[.G315]" table:style-name="ce5">
            <text:p>9.866</text:p>
          </table:table-cell>
          <table:table-cell office:value-type="float" office:value="3.1E-2" table:formula="of:=([.B315]-[.B314])/1000" table:style-name="ce5">
            <text:p>0.031</text:p>
          </table:table-cell>
          <table:table-cell office:value-type="float" office:value="6.1105940000000081E-2" table:formula="of:=([.C315]+[.C314])*[.G315]*9.8/2+[.H314]" table:style-name="ce4">
            <text:p>0.061106</text:p>
          </table:table-cell>
          <table:table-cell office:value-type="float" office:value="9.1500524658971543E-5" table:formula="of:=[.C315]-[.$N$1]" table:style-name="ce4">
            <text:p>0.000092</text:p>
          </table:table-cell>
          <table:table-cell office:value-type="float" office:value="1.1940752927597062E-2" table:formula="of:=(([.$I315]+[.$I314]))*[.$G315]*9.8/2+[.J314]" table:style-name="ce4">
            <text:p>0.0119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052" table:style-name="ce3">
            <text:p>48052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9.8970000000000091" table:formula="of:=[.F315]+[.G316]" table:style-name="ce5">
            <text:p>9.897</text:p>
          </table:table-cell>
          <table:table-cell office:value-type="float" office:value="3.1E-2" table:formula="of:=([.B316]-[.B315])/1000" table:style-name="ce5">
            <text:p>0.031</text:p>
          </table:table-cell>
          <table:table-cell office:value-type="float" office:value="6.1394550000000082E-2" table:formula="of:=([.C316]+[.C315])*[.G316]*9.8/2+[.H315]" table:style-name="ce4">
            <text:p>0.061395</text:p>
          </table:table-cell>
          <table:table-cell office:value-type="float" office:value="7.9150052465897154E-4" table:formula="of:=[.C316]-[.$N$1]" table:style-name="ce4">
            <text:p>0.000792</text:p>
          </table:table-cell>
          <table:table-cell office:value-type="float" office:value="1.2074880786988458E-2" table:formula="of:=(([.$I316]+[.$I315]))*[.$G316]*9.8/2+[.J315]" table:style-name="ce4">
            <text:p>0.0120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083" table:style-name="ce3">
            <text:p>48083</text:p>
          </table:table-cell>
          <table:table-cell office:value-type="float" office:value="-2.5000000000000001E-3" table:style-name="ce4">
            <text:p>-0.0025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4" table:style-name="ce4">
            <text:p>1.008400</text:p>
          </table:table-cell>
          <table:table-cell office:value-type="float" office:value="9.9280000000000097" table:formula="of:=[.F316]+[.G317]" table:style-name="ce5">
            <text:p>9.928</text:p>
          </table:table-cell>
          <table:table-cell office:value-type="float" office:value="3.1E-2" table:formula="of:=([.B317]-[.B316])/1000" table:style-name="ce5">
            <text:p>0.031</text:p>
          </table:table-cell>
          <table:table-cell office:value-type="float" office:value="6.1212270000000082E-2" table:formula="of:=([.C317]+[.C316])*[.G317]*9.8/2+[.H316]" table:style-name="ce4">
            <text:p>0.061212</text:p>
          </table:table-cell>
          <table:table-cell office:value-type="float" office:value="-3.0084994753410282E-3" table:formula="of:=[.C317]-[.$N$1]" table:style-name="ce4">
            <text:p>-0.003008</text:p>
          </table:table-cell>
          <table:table-cell office:value-type="float" office:value="1.1738118646379855E-2" table:formula="of:=(([.$I317]+[.$I316]))*[.$G317]*9.8/2+[.J316]" table:style-name="ce4">
            <text:p>0.0117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115" table:style-name="ce3">
            <text:p>48115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85" table:style-name="ce4">
            <text:p>1.008500</text:p>
          </table:table-cell>
          <table:table-cell office:value-type="float" office:value="9.9600000000000097" table:formula="of:=[.F317]+[.G318]" table:style-name="ce5">
            <text:p>9.960</text:p>
          </table:table-cell>
          <table:table-cell office:value-type="float" office:value="3.2000000000000001E-2" table:formula="of:=([.B318]-[.B317])/1000" table:style-name="ce5">
            <text:p>0.032</text:p>
          </table:table-cell>
          <table:table-cell office:value-type="float" office:value="6.1196590000000085E-2" table:formula="of:=([.C318]+[.C317])*[.G318]*9.8/2+[.H317]" table:style-name="ce4">
            <text:p>0.061197</text:p>
          </table:table-cell>
          <table:table-cell office:value-type="float" office:value="1.8915005246589714E-3" table:formula="of:=[.C318]-[.$N$1]" table:style-name="ce4">
            <text:p>0.001892</text:p>
          </table:table-cell>
          <table:table-cell office:value-type="float" office:value="1.1562973210912908E-2" table:formula="of:=(([.$I318]+[.$I317]))*[.$G318]*9.8/2+[.J317]" table:style-name="ce4">
            <text:p>0.0115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146" table:style-name="ce3">
            <text:p>48146</text:p>
          </table:table-cell>
          <table:table-cell office:value-type="float" office:value="1.9E-3" table:style-name="ce4">
            <text:p>0.0019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84" table:style-name="ce4">
            <text:p>1.008400</text:p>
          </table:table-cell>
          <table:table-cell office:value-type="float" office:value="9.9910000000000103" table:formula="of:=[.F318]+[.G319]" table:style-name="ce5">
            <text:p>9.991</text:p>
          </table:table-cell>
          <table:table-cell office:value-type="float" office:value="3.1E-2" table:formula="of:=([.B319]-[.B318])/1000" table:style-name="ce5">
            <text:p>0.031</text:p>
          </table:table-cell>
          <table:table-cell office:value-type="float" office:value="6.1849760000000087E-2" table:formula="of:=([.C319]+[.C318])*[.G319]*9.8/2+[.H318]" table:style-name="ce4">
            <text:p>0.061850</text:p>
          </table:table-cell>
          <table:table-cell office:value-type="float" office:value="1.3915005246589716E-3" table:formula="of:=[.C319]-[.$N$1]" table:style-name="ce4">
            <text:p>0.001392</text:p>
          </table:table-cell>
          <table:table-cell office:value-type="float" office:value="1.2061661070304304E-2" table:formula="of:=(([.$I319]+[.$I318]))*[.$G319]*9.8/2+[.J318]" table:style-name="ce4">
            <text:p>0.0120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178" table:style-name="ce3">
            <text:p>48178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10.02300000000001" table:formula="of:=[.F319]+[.G320]" table:style-name="ce5">
            <text:p>10.023</text:p>
          </table:table-cell>
          <table:table-cell office:value-type="float" office:value="3.2000000000000001E-2" table:formula="of:=([.B320]-[.B319])/1000" table:style-name="ce5">
            <text:p>0.032</text:p>
          </table:table-cell>
          <table:table-cell office:value-type="float" office:value="6.2179040000000088E-2" table:formula="of:=([.C320]+[.C319])*[.G320]*9.8/2+[.H319]" table:style-name="ce4">
            <text:p>0.062179</text:p>
          </table:table-cell>
          <table:table-cell office:value-type="float" office:value="-3.0849947534102842E-4" table:formula="of:=[.C320]-[.$N$1]" table:style-name="ce4">
            <text:p>-0.000308</text:p>
          </table:table-cell>
          <table:table-cell office:value-type="float" office:value="1.2231475634837357E-2" table:formula="of:=(([.$I320]+[.$I319]))*[.$G320]*9.8/2+[.J319]" table:style-name="ce4">
            <text:p>0.0122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209" table:style-name="ce3">
            <text:p>48209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10.054000000000011" table:formula="of:=[.F320]+[.G321]" table:style-name="ce5">
            <text:p>10.054</text:p>
          </table:table-cell>
          <table:table-cell office:value-type="float" office:value="3.1E-2" table:formula="of:=([.B321]-[.B320])/1000" table:style-name="ce5">
            <text:p>0.031</text:p>
          </table:table-cell>
          <table:table-cell office:value-type="float" office:value="6.234613000000009E-2" table:formula="of:=([.C321]+[.C320])*[.G321]*9.8/2+[.H320]" table:style-name="ce4">
            <text:p>0.062346</text:p>
          </table:table-cell>
          <table:table-cell office:value-type="float" office:value="3.9150052465897157E-4" table:formula="of:=[.C321]-[.$N$1]" table:style-name="ce4">
            <text:p>0.000392</text:p>
          </table:table-cell>
          <table:table-cell office:value-type="float" office:value="1.2244083494228753E-2" table:formula="of:=(([.$I321]+[.$I320]))*[.$G321]*9.8/2+[.J320]" table:style-name="ce4">
            <text:p>0.0122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240" table:style-name="ce3">
            <text:p>4824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2" table:style-name="ce4">
            <text:p>1.010200</text:p>
          </table:table-cell>
          <table:table-cell office:value-type="float" office:value="10.085000000000012" table:formula="of:=[.F321]+[.G322]" table:style-name="ce5">
            <text:p>10.085</text:p>
          </table:table-cell>
          <table:table-cell office:value-type="float" office:value="3.1E-2" table:formula="of:=([.B322]-[.B321])/1000" table:style-name="ce5">
            <text:p>0.031</text:p>
          </table:table-cell>
          <table:table-cell office:value-type="float" office:value="6.2573980000000085E-2" table:formula="of:=([.C322]+[.C321])*[.G322]*9.8/2+[.H321]" table:style-name="ce4">
            <text:p>0.062574</text:p>
          </table:table-cell>
          <table:table-cell office:value-type="float" office:value="9.1500524658971543E-5" table:formula="of:=[.C322]-[.$N$1]" table:style-name="ce4">
            <text:p>0.000092</text:p>
          </table:table-cell>
          <table:table-cell office:value-type="float" office:value="1.2317451353620149E-2" table:formula="of:=(([.$I322]+[.$I321]))*[.$G322]*9.8/2+[.J321]" table:style-name="ce4">
            <text:p>0.0123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271" table:style-name="ce3">
            <text:p>48271</text:p>
          </table:table-cell>
          <table:table-cell office:value-type="float" office:value="1.5E-3" table:style-name="ce4">
            <text:p>0.0015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10.116000000000012" table:formula="of:=[.F322]+[.G323]" table:style-name="ce5">
            <text:p>10.116</text:p>
          </table:table-cell>
          <table:table-cell office:value-type="float" office:value="3.1E-2" table:formula="of:=([.B323]-[.B322])/1000" table:style-name="ce5">
            <text:p>0.031</text:p>
          </table:table-cell>
          <table:table-cell office:value-type="float" office:value="6.289297000000009E-2" table:formula="of:=([.C323]+[.C322])*[.G323]*9.8/2+[.H322]" table:style-name="ce4">
            <text:p>0.062893</text:p>
          </table:table-cell>
          <table:table-cell office:value-type="float" office:value="9.9150052465897163E-4" table:formula="of:=[.C323]-[.$N$1]" table:style-name="ce4">
            <text:p>0.000992</text:p>
          </table:table-cell>
          <table:table-cell office:value-type="float" office:value="1.2481959213011545E-2" table:formula="of:=(([.$I323]+[.$I322]))*[.$G323]*9.8/2+[.J322]" table:style-name="ce4">
            <text:p>0.0124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302" table:style-name="ce3">
            <text:p>48302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1" table:style-name="ce4">
            <text:p>1.010100</text:p>
          </table:table-cell>
          <table:table-cell office:value-type="float" office:value="10.147000000000013" table:formula="of:=[.F323]+[.G324]" table:style-name="ce5">
            <text:p>10.147</text:p>
          </table:table-cell>
          <table:table-cell office:value-type="float" office:value="3.1E-2" table:formula="of:=([.B324]-[.B323])/1000" table:style-name="ce5">
            <text:p>0.031</text:p>
          </table:table-cell>
          <table:table-cell office:value-type="float" office:value="6.3242340000000091E-2" table:formula="of:=([.C324]+[.C323])*[.G324]*9.8/2+[.H323]" table:style-name="ce4">
            <text:p>0.063242</text:p>
          </table:table-cell>
          <table:table-cell office:value-type="float" office:value="2.9150052465897163E-4" table:formula="of:=[.C324]-[.$N$1]" table:style-name="ce4">
            <text:p>0.000292</text:p>
          </table:table-cell>
          <table:table-cell office:value-type="float" office:value="1.2676847072402941E-2" table:formula="of:=(([.$I324]+[.$I323]))*[.$G324]*9.8/2+[.J323]" table:style-name="ce4">
            <text:p>0.0126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333" table:style-name="ce3">
            <text:p>48333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78" table:style-name="ce4">
            <text:p>1.007800</text:p>
          </table:table-cell>
          <table:table-cell office:value-type="float" office:value="10.178000000000013" table:formula="of:=[.F324]+[.G325]" table:style-name="ce5">
            <text:p>10.178</text:p>
          </table:table-cell>
          <table:table-cell office:value-type="float" office:value="3.1E-2" table:formula="of:=([.B325]-[.B324])/1000" table:style-name="ce5">
            <text:p>0.031</text:p>
          </table:table-cell>
          <table:table-cell office:value-type="float" office:value="6.3318290000000096E-2" table:formula="of:=([.C325]+[.C324])*[.G325]*9.8/2+[.H324]" table:style-name="ce4">
            <text:p>0.063318</text:p>
          </table:table-cell>
          <table:table-cell office:value-type="float" office:value="-8.0849947534102832E-4" table:formula="of:=[.C325]-[.$N$1]" table:style-name="ce4">
            <text:p>-0.000808</text:p>
          </table:table-cell>
          <table:table-cell office:value-type="float" office:value="1.2598314931794337E-2" table:formula="of:=(([.$I325]+[.$I324]))*[.$G325]*9.8/2+[.J324]" table:style-name="ce4">
            <text:p>0.0125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365" table:style-name="ce3">
            <text:p>48365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17" table:style-name="ce4">
            <text:p>1.011700</text:p>
          </table:table-cell>
          <table:table-cell office:value-type="float" office:value="10.210000000000013" table:formula="of:=[.F325]+[.G326]" table:style-name="ce5">
            <text:p>10.210</text:p>
          </table:table-cell>
          <table:table-cell office:value-type="float" office:value="3.2000000000000001E-2" table:formula="of:=([.B326]-[.B325])/1000" table:style-name="ce5">
            <text:p>0.032</text:p>
          </table:table-cell>
          <table:table-cell office:value-type="float" office:value="6.3522130000000093E-2" table:formula="of:=([.C326]+[.C325])*[.G326]*9.8/2+[.H325]" table:style-name="ce4">
            <text:p>0.063522</text:p>
          </table:table-cell>
          <table:table-cell office:value-type="float" office:value="1.0915005246589717E-3" table:formula="of:=[.C326]-[.$N$1]" table:style-name="ce4">
            <text:p>0.001092</text:p>
          </table:table-cell>
          <table:table-cell office:value-type="float" office:value="1.2642689496327391E-2" table:formula="of:=(([.$I326]+[.$I325]))*[.$G326]*9.8/2+[.J325]" table:style-name="ce4">
            <text:p>0.0126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396" table:style-name="ce3">
            <text:p>48396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99" table:style-name="ce4">
            <text:p>1.009900</text:p>
          </table:table-cell>
          <table:table-cell office:value-type="float" office:value="10.241000000000014" table:formula="of:=[.F326]+[.G327]" table:style-name="ce5">
            <text:p>10.241</text:p>
          </table:table-cell>
          <table:table-cell office:value-type="float" office:value="3.1E-2" table:formula="of:=([.B327]-[.B326])/1000" table:style-name="ce5">
            <text:p>0.031</text:p>
          </table:table-cell>
          <table:table-cell office:value-type="float" office:value="6.3719600000000098E-2" table:formula="of:=([.C327]+[.C326])*[.G327]*9.8/2+[.H326]" table:style-name="ce4">
            <text:p>0.063720</text:p>
          </table:table-cell>
          <table:table-cell office:value-type="float" office:value="-8.0849947534102832E-4" table:formula="of:=[.C327]-[.$N$1]" table:style-name="ce4">
            <text:p>-0.000808</text:p>
          </table:table-cell>
          <table:table-cell office:value-type="float" office:value="1.2685677355718787E-2" table:formula="of:=(([.$I327]+[.$I326]))*[.$G327]*9.8/2+[.J326]" table:style-name="ce4">
            <text:p>0.0126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428" table:style-name="ce3">
            <text:p>48428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102" table:style-name="ce4">
            <text:p>1.010200</text:p>
          </table:table-cell>
          <table:table-cell office:value-type="float" office:value="10.273000000000014" table:formula="of:=[.F327]+[.G328]" table:style-name="ce5">
            <text:p>10.273</text:p>
          </table:table-cell>
          <table:table-cell office:value-type="float" office:value="3.2000000000000001E-2" table:formula="of:=([.B328]-[.B327])/1000" table:style-name="ce5">
            <text:p>0.032</text:p>
          </table:table-cell>
          <table:table-cell office:value-type="float" office:value="6.3578480000000104E-2" table:formula="of:=([.C328]+[.C327])*[.G328]*9.8/2+[.H327]" table:style-name="ce4">
            <text:p>0.063578</text:p>
          </table:table-cell>
          <table:table-cell office:value-type="float" office:value="-1.1084994753410285E-3" table:formula="of:=[.C328]-[.$N$1]" table:style-name="ce4">
            <text:p>-0.001108</text:p>
          </table:table-cell>
          <table:table-cell office:value-type="float" office:value="1.2385091920251841E-2" table:formula="of:=(([.$I328]+[.$I327]))*[.$G328]*9.8/2+[.J327]" table:style-name="ce4">
            <text:p>0.0123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461" table:style-name="ce3">
            <text:p>48461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4" table:style-name="ce4">
            <text:p>1.010400</text:p>
          </table:table-cell>
          <table:table-cell office:value-type="float" office:value="10.306000000000013" table:formula="of:=[.F328]+[.G329]" table:style-name="ce5">
            <text:p>10.306</text:p>
          </table:table-cell>
          <table:table-cell office:value-type="float" office:value="3.3000000000000002E-2" table:formula="of:=([.B329]-[.B328])/1000" table:style-name="ce5">
            <text:p>0.033</text:p>
          </table:table-cell>
          <table:table-cell office:value-type="float" office:value="6.3659330000000097E-2" table:formula="of:=([.C329]+[.C328])*[.G329]*9.8/2+[.H328]" table:style-name="ce4">
            <text:p>0.063659</text:p>
          </table:table-cell>
          <table:table-cell office:value-type="float" office:value="5.9150052465897166E-4" table:formula="of:=[.C329]-[.$N$1]" table:style-name="ce4">
            <text:p>0.000592</text:p>
          </table:table-cell>
          <table:table-cell office:value-type="float" office:value="1.2301493189926552E-2" table:formula="of:=(([.$I329]+[.$I328]))*[.$G329]*9.8/2+[.J328]" table:style-name="ce4">
            <text:p>0.0123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492" table:style-name="ce3">
            <text:p>48492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10.337000000000014" table:formula="of:=[.F329]+[.G330]" table:style-name="ce5">
            <text:p>10.337</text:p>
          </table:table-cell>
          <table:table-cell office:value-type="float" office:value="3.1E-2" table:formula="of:=([.B330]-[.B329])/1000" table:style-name="ce5">
            <text:p>0.031</text:p>
          </table:table-cell>
          <table:table-cell office:value-type="float" office:value="6.4023890000000097E-2" table:formula="of:=([.C330]+[.C329])*[.G330]*9.8/2+[.H329]" table:style-name="ce4">
            <text:p>0.064024</text:p>
          </table:table-cell>
          <table:table-cell office:value-type="float" office:value="7.9150052465897154E-4" table:formula="of:=[.C330]-[.$N$1]" table:style-name="ce4">
            <text:p>0.000792</text:p>
          </table:table-cell>
          <table:table-cell office:value-type="float" office:value="1.2511571049317948E-2" table:formula="of:=(([.$I330]+[.$I329]))*[.$G330]*9.8/2+[.J329]" table:style-name="ce4">
            <text:p>0.0125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523" table:style-name="ce3">
            <text:p>48523</text:p>
          </table:table-cell>
          <table:table-cell office:value-type="float" office:value="1.5E-3" table:style-name="ce4">
            <text:p>0.0015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10.368000000000015" table:formula="of:=[.F330]+[.G331]" table:style-name="ce5">
            <text:p>10.368</text:p>
          </table:table-cell>
          <table:table-cell office:value-type="float" office:value="3.1E-2" table:formula="of:=([.B331]-[.B330])/1000" table:style-name="ce5">
            <text:p>0.031</text:p>
          </table:table-cell>
          <table:table-cell office:value-type="float" office:value="6.4449210000000104E-2" table:formula="of:=([.C331]+[.C330])*[.G331]*9.8/2+[.H330]" table:style-name="ce4">
            <text:p>0.064449</text:p>
          </table:table-cell>
          <table:table-cell office:value-type="float" office:value="9.9150052465897163E-4" table:formula="of:=[.C331]-[.$N$1]" table:style-name="ce4">
            <text:p>0.000992</text:p>
          </table:table-cell>
          <table:table-cell office:value-type="float" office:value="1.2782408908709344E-2" table:formula="of:=(([.$I331]+[.$I330]))*[.$G331]*9.8/2+[.J330]" table:style-name="ce4">
            <text:p>0.0127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554" table:style-name="ce3">
            <text:p>48554</text:p>
          </table:table-cell>
          <table:table-cell office:value-type="float" office:value="-2E-3" table:style-name="ce4">
            <text:p>-0.0020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4" table:style-name="ce4">
            <text:p>1.008400</text:p>
          </table:table-cell>
          <table:table-cell office:value-type="float" office:value="10.399000000000015" table:formula="of:=[.F331]+[.G332]" table:style-name="ce5">
            <text:p>10.399</text:p>
          </table:table-cell>
          <table:table-cell office:value-type="float" office:value="3.1E-2" table:formula="of:=([.B332]-[.B331])/1000" table:style-name="ce5">
            <text:p>0.031</text:p>
          </table:table-cell>
          <table:table-cell office:value-type="float" office:value="6.4373260000000099E-2" table:formula="of:=([.C332]+[.C331])*[.G332]*9.8/2+[.H331]" table:style-name="ce4">
            <text:p>0.064373</text:p>
          </table:table-cell>
          <table:table-cell office:value-type="float" office:value="-2.5084994753410287E-3" table:formula="of:=[.C332]-[.$N$1]" table:style-name="ce4">
            <text:p>-0.002508</text:p>
          </table:table-cell>
          <table:table-cell office:value-type="float" office:value="1.255197676810074E-2" table:formula="of:=(([.$I332]+[.$I331]))*[.$G332]*9.8/2+[.J331]" table:style-name="ce4">
            <text:p>0.0125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586" table:style-name="ce3">
            <text:p>48586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10.431000000000015" table:formula="of:=[.F332]+[.G333]" table:style-name="ce5">
            <text:p>10.431</text:p>
          </table:table-cell>
          <table:table-cell office:value-type="float" office:value="3.2000000000000001E-2" table:formula="of:=([.B333]-[.B332])/1000" table:style-name="ce5">
            <text:p>0.032</text:p>
          </table:table-cell>
          <table:table-cell office:value-type="float" office:value="6.3871500000000095E-2" table:formula="of:=([.C333]+[.C332])*[.G333]*9.8/2+[.H332]" table:style-name="ce4">
            <text:p>0.063872</text:p>
          </table:table-cell>
          <table:table-cell office:value-type="float" office:value="-1.7084994753410283E-3" table:formula="of:=[.C333]-[.$N$1]" table:style-name="ce4">
            <text:p>-0.001708</text:p>
          </table:table-cell>
          <table:table-cell office:value-type="float" office:value="1.1890751332633794E-2" table:formula="of:=(([.$I333]+[.$I332]))*[.$G333]*9.8/2+[.J332]" table:style-name="ce4">
            <text:p>0.0118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618" table:style-name="ce3">
            <text:p>48618</text:p>
          </table:table-cell>
          <table:table-cell office:value-type="float" office:value="2E-3" table:style-name="ce4">
            <text:p>0.0020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122" table:style-name="ce4">
            <text:p>1.012200</text:p>
          </table:table-cell>
          <table:table-cell office:value-type="float" office:value="10.463000000000015" table:formula="of:=[.F333]+[.G334]" table:style-name="ce5">
            <text:p>10.463</text:p>
          </table:table-cell>
          <table:table-cell office:value-type="float" office:value="3.2000000000000001E-2" table:formula="of:=([.B334]-[.B333])/1000" table:style-name="ce5">
            <text:p>0.032</text:p>
          </table:table-cell>
          <table:table-cell office:value-type="float" office:value="6.3996940000000099E-2" table:formula="of:=([.C334]+[.C333])*[.G334]*9.8/2+[.H333]" table:style-name="ce4">
            <text:p>0.063997</text:p>
          </table:table-cell>
          <table:table-cell office:value-type="float" office:value="1.4915005246589716E-3" table:formula="of:=[.C334]-[.$N$1]" table:style-name="ce4">
            <text:p>0.001492</text:p>
          </table:table-cell>
          <table:table-cell office:value-type="float" office:value="1.1856725897166846E-2" table:formula="of:=(([.$I334]+[.$I333]))*[.$G334]*9.8/2+[.J333]" table:style-name="ce4">
            <text:p>0.0118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650" table:style-name="ce3">
            <text:p>4865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3" table:style-name="ce4">
            <text:p>1.010300</text:p>
          </table:table-cell>
          <table:table-cell office:value-type="float" office:value="10.495000000000015" table:formula="of:=[.F334]+[.G335]" table:style-name="ce5">
            <text:p>10.495</text:p>
          </table:table-cell>
          <table:table-cell office:value-type="float" office:value="3.2000000000000001E-2" table:formula="of:=([.B335]-[.B334])/1000" table:style-name="ce5">
            <text:p>0.032</text:p>
          </table:table-cell>
          <table:table-cell office:value-type="float" office:value="6.4420300000000097E-2" table:formula="of:=([.C335]+[.C334])*[.G335]*9.8/2+[.H334]" table:style-name="ce4">
            <text:p>0.064420</text:p>
          </table:table-cell>
          <table:table-cell office:value-type="float" office:value="1.9150052465897159E-4" table:formula="of:=[.C335]-[.$N$1]" table:style-name="ce4">
            <text:p>0.000192</text:p>
          </table:table-cell>
          <table:table-cell office:value-type="float" office:value="1.2120620461699899E-2" table:formula="of:=(([.$I335]+[.$I334]))*[.$G335]*9.8/2+[.J334]" table:style-name="ce4">
            <text:p>0.0121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681" table:style-name="ce3">
            <text:p>48681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25999999999999" table:style-name="ce4">
            <text:p>1.012600</text:p>
          </table:table-cell>
          <table:table-cell office:value-type="float" office:value="10.526000000000016" table:formula="of:=[.F335]+[.G336]" table:style-name="ce5">
            <text:p>10.526</text:p>
          </table:table-cell>
          <table:table-cell office:value-type="float" office:value="3.1E-2" table:formula="of:=([.B336]-[.B335])/1000" table:style-name="ce5">
            <text:p>0.031</text:p>
          </table:table-cell>
          <table:table-cell office:value-type="float" office:value="6.4602580000000104E-2" table:formula="of:=([.C336]+[.C335])*[.G336]*9.8/2+[.H335]" table:style-name="ce4">
            <text:p>0.064603</text:p>
          </table:table-cell>
          <table:table-cell office:value-type="float" office:value="-8.4994753410283942E-6" table:formula="of:=[.C336]-[.$N$1]" table:style-name="ce4">
            <text:p>-0.000008</text:p>
          </table:table-cell>
          <table:table-cell office:value-type="float" office:value="1.2148418321091295E-2" table:formula="of:=(([.$I336]+[.$I335]))*[.$G336]*9.8/2+[.J335]" table:style-name="ce4">
            <text:p>0.0121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712" table:style-name="ce3">
            <text:p>48712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0.557000000000016" table:formula="of:=[.F336]+[.G337]" table:style-name="ce5">
            <text:p>10.557</text:p>
          </table:table-cell>
          <table:table-cell office:value-type="float" office:value="3.1E-2" table:formula="of:=([.B337]-[.B336])/1000" table:style-name="ce5">
            <text:p>0.031</text:p>
          </table:table-cell>
          <table:table-cell office:value-type="float" office:value="6.4936760000000107E-2" table:formula="of:=([.C337]+[.C336])*[.G337]*9.8/2+[.H336]" table:style-name="ce4">
            <text:p>0.064937</text:p>
          </table:table-cell>
          <table:table-cell office:value-type="float" office:value="1.1915005246589715E-3" table:formula="of:=[.C337]-[.$N$1]" table:style-name="ce4">
            <text:p>0.001192</text:p>
          </table:table-cell>
          <table:table-cell office:value-type="float" office:value="1.2328116180482691E-2" table:formula="of:=(([.$I337]+[.$I336]))*[.$G337]*9.8/2+[.J336]" table:style-name="ce4">
            <text:p>0.0123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744" table:style-name="ce3">
            <text:p>48744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10.589000000000016" table:formula="of:=[.F337]+[.G338]" table:style-name="ce5">
            <text:p>10.589</text:p>
          </table:table-cell>
          <table:table-cell office:value-type="float" office:value="3.2000000000000001E-2" table:formula="of:=([.B338]-[.B337])/1000" table:style-name="ce5">
            <text:p>0.032</text:p>
          </table:table-cell>
          <table:table-cell office:value-type="float" office:value="6.5281720000000112E-2" table:formula="of:=([.C338]+[.C337])*[.G338]*9.8/2+[.H337]" table:style-name="ce4">
            <text:p>0.065282</text:p>
          </table:table-cell>
          <table:table-cell office:value-type="float" office:value="-8.4994753410283942E-6" table:formula="of:=[.C338]-[.$N$1]" table:style-name="ce4">
            <text:p>-0.000008</text:p>
          </table:table-cell>
          <table:table-cell office:value-type="float" office:value="1.2513610745015745E-2" table:formula="of:=(([.$I338]+[.$I337]))*[.$G338]*9.8/2+[.J337]" table:style-name="ce4">
            <text:p>0.0125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775" table:style-name="ce3">
            <text:p>48775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0.620000000000017" table:formula="of:=[.F338]+[.G339]" table:style-name="ce5">
            <text:p>10.620</text:p>
          </table:table-cell>
          <table:table-cell office:value-type="float" office:value="3.1E-2" table:formula="of:=([.B339]-[.B338])/1000" table:style-name="ce5">
            <text:p>0.031</text:p>
          </table:table-cell>
          <table:table-cell office:value-type="float" office:value="6.5464000000000119E-2" table:formula="of:=([.C339]+[.C338])*[.G339]*9.8/2+[.H338]" table:style-name="ce4">
            <text:p>0.065464</text:p>
          </table:table-cell>
          <table:table-cell office:value-type="float" office:value="1.9150052465897159E-4" table:formula="of:=[.C339]-[.$N$1]" table:style-name="ce4">
            <text:p>0.000192</text:p>
          </table:table-cell>
          <table:table-cell office:value-type="float" office:value="1.2541408604407141E-2" table:formula="of:=(([.$I339]+[.$I338]))*[.$G339]*9.8/2+[.J338]" table:style-name="ce4">
            <text:p>0.0125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806" table:style-name="ce3">
            <text:p>48806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37" table:style-name="ce4">
            <text:p>1.003700</text:p>
          </table:table-cell>
          <table:table-cell office:value-type="float" office:value="10.651000000000018" table:formula="of:=[.F339]+[.G340]" table:style-name="ce5">
            <text:p>10.651</text:p>
          </table:table-cell>
          <table:table-cell office:value-type="float" office:value="3.1E-2" table:formula="of:=([.B340]-[.B339])/1000" table:style-name="ce5">
            <text:p>0.031</text:p>
          </table:table-cell>
          <table:table-cell office:value-type="float" office:value="6.5752610000000114E-2" table:formula="of:=([.C340]+[.C339])*[.G340]*9.8/2+[.H339]" table:style-name="ce4">
            <text:p>0.065753</text:p>
          </table:table-cell>
          <table:table-cell office:value-type="float" office:value="6.9150052465897149E-4" table:formula="of:=[.C340]-[.$N$1]" table:style-name="ce4">
            <text:p>0.000692</text:p>
          </table:table-cell>
          <table:table-cell office:value-type="float" office:value="1.2675536463798537E-2" table:formula="of:=(([.$I340]+[.$I339]))*[.$G340]*9.8/2+[.J339]" table:style-name="ce4">
            <text:p>0.0126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837" table:style-name="ce3">
            <text:p>48837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0.682000000000018" table:formula="of:=[.F340]+[.G341]" table:style-name="ce5">
            <text:p>10.682</text:p>
          </table:table-cell>
          <table:table-cell office:value-type="float" office:value="3.1E-2" table:formula="of:=([.B341]-[.B340])/1000" table:style-name="ce5">
            <text:p>0.031</text:p>
          </table:table-cell>
          <table:table-cell office:value-type="float" office:value="6.5752610000000114E-2" table:formula="of:=([.C341]+[.C340])*[.G341]*9.8/2+[.H340]" table:style-name="ce4">
            <text:p>0.065753</text:p>
          </table:table-cell>
          <table:table-cell office:value-type="float" office:value="-1.7084994753410283E-3" table:formula="of:=[.C341]-[.$N$1]" table:style-name="ce4">
            <text:p>-0.001708</text:p>
          </table:table-cell>
          <table:table-cell office:value-type="float" office:value="1.2521054323189933E-2" table:formula="of:=(([.$I341]+[.$I340]))*[.$G341]*9.8/2+[.J340]" table:style-name="ce4">
            <text:p>0.0125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870" table:style-name="ce3">
            <text:p>4887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0.715000000000018" table:formula="of:=[.F341]+[.G342]" table:style-name="ce5">
            <text:p>10.715</text:p>
          </table:table-cell>
          <table:table-cell office:value-type="float" office:value="3.3000000000000002E-2" table:formula="of:=([.B342]-[.B341])/1000" table:style-name="ce5">
            <text:p>0.033</text:p>
          </table:table-cell>
          <table:table-cell office:value-type="float" office:value="6.551006000000012E-2" table:formula="of:=([.C342]+[.C341])*[.G342]*9.8/2+[.H341]" table:style-name="ce4">
            <text:p>0.065510</text:p>
          </table:table-cell>
          <table:table-cell office:value-type="float" office:value="-8.0849947534102832E-4" table:formula="of:=[.C342]-[.$N$1]" table:style-name="ce4">
            <text:p>-0.000808</text:p>
          </table:table-cell>
          <table:table-cell office:value-type="float" office:value="1.2114055592864645E-2" table:formula="of:=(([.$I342]+[.$I341]))*[.$G342]*9.8/2+[.J341]" table:style-name="ce4">
            <text:p>0.0121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902" table:style-name="ce3">
            <text:p>48902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129999999999999" table:style-name="ce4">
            <text:p>1.013000</text:p>
          </table:table-cell>
          <table:table-cell office:value-type="float" office:value="10.747000000000018" table:formula="of:=[.F342]+[.G343]" table:style-name="ce5">
            <text:p>10.747</text:p>
          </table:table-cell>
          <table:table-cell office:value-type="float" office:value="3.2000000000000001E-2" table:formula="of:=([.B343]-[.B342])/1000" table:style-name="ce5">
            <text:p>0.032</text:p>
          </table:table-cell>
          <table:table-cell office:value-type="float" office:value="6.5525740000000124E-2" table:formula="of:=([.C343]+[.C342])*[.G343]*9.8/2+[.H342]" table:style-name="ce4">
            <text:p>0.065526</text:p>
          </table:table-cell>
          <table:table-cell office:value-type="float" office:value="-1.0849947534102839E-4" table:formula="of:=[.C343]-[.$N$1]" table:style-name="ce4">
            <text:p>-0.000108</text:p>
          </table:table-cell>
          <table:table-cell office:value-type="float" office:value="1.1970270157397699E-2" table:formula="of:=(([.$I343]+[.$I342]))*[.$G343]*9.8/2+[.J342]" table:style-name="ce4">
            <text:p>0.0119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934" table:style-name="ce3">
            <text:p>48934</text:p>
          </table:table-cell>
          <table:table-cell office:value-type="float" office:value="1.5E-3" table:style-name="ce4">
            <text:p>0.0015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2000000000001" table:style-name="ce4">
            <text:p>1.007200</text:p>
          </table:table-cell>
          <table:table-cell office:value-type="float" office:value="10.779000000000018" table:formula="of:=[.F343]+[.G344]" table:style-name="ce5">
            <text:p>10.779</text:p>
          </table:table-cell>
          <table:table-cell office:value-type="float" office:value="3.2000000000000001E-2" table:formula="of:=([.B344]-[.B343])/1000" table:style-name="ce5">
            <text:p>0.032</text:p>
          </table:table-cell>
          <table:table-cell office:value-type="float" office:value="6.5823660000000117E-2" table:formula="of:=([.C344]+[.C343])*[.G344]*9.8/2+[.H343]" table:style-name="ce4">
            <text:p>0.065824</text:p>
          </table:table-cell>
          <table:table-cell office:value-type="float" office:value="9.9150052465897163E-4" table:formula="of:=[.C344]-[.$N$1]" table:style-name="ce4">
            <text:p>0.000992</text:p>
          </table:table-cell>
          <table:table-cell office:value-type="float" office:value="1.2108724721930753E-2" table:formula="of:=(([.$I344]+[.$I343]))*[.$G344]*9.8/2+[.J343]" table:style-name="ce4">
            <text:p>0.0121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965" table:style-name="ce3">
            <text:p>48965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0.810000000000018" table:formula="of:=[.F344]+[.G345]" table:style-name="ce5">
            <text:p>10.810</text:p>
          </table:table-cell>
          <table:table-cell office:value-type="float" office:value="3.1E-2" table:formula="of:=([.B345]-[.B344])/1000" table:style-name="ce5">
            <text:p>0.031</text:p>
          </table:table-cell>
          <table:table-cell office:value-type="float" office:value="6.6248980000000124E-2" table:formula="of:=([.C345]+[.C344])*[.G345]*9.8/2+[.H344]" table:style-name="ce4">
            <text:p>0.066249</text:p>
          </table:table-cell>
          <table:table-cell office:value-type="float" office:value="7.9150052465897154E-4" table:formula="of:=[.C345]-[.$N$1]" table:style-name="ce4">
            <text:p>0.000792</text:p>
          </table:table-cell>
          <table:table-cell office:value-type="float" office:value="1.2379562581322149E-2" table:formula="of:=(([.$I345]+[.$I344]))*[.$G345]*9.8/2+[.J344]" table:style-name="ce4">
            <text:p>0.0123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8996" table:style-name="ce3">
            <text:p>48996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17" table:style-name="ce4">
            <text:p>1.011700</text:p>
          </table:table-cell>
          <table:table-cell office:value-type="float" office:value="10.841000000000019" table:formula="of:=[.F345]+[.G346]" table:style-name="ce5">
            <text:p>10.841</text:p>
          </table:table-cell>
          <table:table-cell office:value-type="float" office:value="3.1E-2" table:formula="of:=([.B346]-[.B345])/1000" table:style-name="ce5">
            <text:p>0.031</text:p>
          </table:table-cell>
          <table:table-cell office:value-type="float" office:value="6.6689490000000129E-2" table:formula="of:=([.C346]+[.C345])*[.G346]*9.8/2+[.H345]" table:style-name="ce4">
            <text:p>0.066689</text:p>
          </table:table-cell>
          <table:table-cell office:value-type="float" office:value="1.0915005246589717E-3" table:formula="of:=[.C346]-[.$N$1]" table:style-name="ce4">
            <text:p>0.001092</text:p>
          </table:table-cell>
          <table:table-cell office:value-type="float" office:value="1.2665590440713545E-2" table:formula="of:=(([.$I346]+[.$I345]))*[.$G346]*9.8/2+[.J345]" table:style-name="ce4">
            <text:p>0.0126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028" table:style-name="ce3">
            <text:p>49028</text:p>
          </table:table-cell>
          <table:table-cell office:value-type="float" office:value="0" table:style-name="ce4">
            <text:p>0.0000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03" table:style-name="ce4">
            <text:p>1.010300</text:p>
          </table:table-cell>
          <table:table-cell office:value-type="float" office:value="10.873000000000019" table:formula="of:=[.F346]+[.G347]" table:style-name="ce5">
            <text:p>10.873</text:p>
          </table:table-cell>
          <table:table-cell office:value-type="float" office:value="3.2000000000000001E-2" table:formula="of:=([.B347]-[.B346])/1000" table:style-name="ce5">
            <text:p>0.032</text:p>
          </table:table-cell>
          <table:table-cell office:value-type="float" office:value="6.6940370000000124E-2" table:formula="of:=([.C347]+[.C346])*[.G347]*9.8/2+[.H346]" table:style-name="ce4">
            <text:p>0.066940</text:p>
          </table:table-cell>
          <table:table-cell office:value-type="float" office:value="-5.084994753410284E-4" table:formula="of:=[.C347]-[.$N$1]" table:style-name="ce4">
            <text:p>-0.000508</text:p>
          </table:table-cell>
          <table:table-cell office:value-type="float" office:value="1.2757005005246598E-2" table:formula="of:=(([.$I347]+[.$I346]))*[.$G347]*9.8/2+[.J346]" table:style-name="ce4">
            <text:p>0.0127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060" table:style-name="ce3">
            <text:p>49060</text:p>
          </table:table-cell>
          <table:table-cell office:value-type="float" office:value="1E-3" table:style-name="ce4">
            <text:p>0.001000</text:p>
          </table:table-cell>
          <table:table-cell office:value-type="float" office:value="0" table:style-name="ce4">
            <text:p>0.0000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0.905000000000019" table:formula="of:=[.F347]+[.G348]" table:style-name="ce5">
            <text:p>10.905</text:p>
          </table:table-cell>
          <table:table-cell office:value-type="float" office:value="3.2000000000000001E-2" table:formula="of:=([.B348]-[.B347])/1000" table:style-name="ce5">
            <text:p>0.032</text:p>
          </table:table-cell>
          <table:table-cell office:value-type="float" office:value="6.7097170000000123E-2" table:formula="of:=([.C348]+[.C347])*[.G348]*9.8/2+[.H347]" table:style-name="ce4">
            <text:p>0.067097</text:p>
          </table:table-cell>
          <table:table-cell office:value-type="float" office:value="4.9150052465897162E-4" table:formula="of:=[.C348]-[.$N$1]" table:style-name="ce4">
            <text:p>0.000492</text:p>
          </table:table-cell>
          <table:table-cell office:value-type="float" office:value="1.2754339569779652E-2" table:formula="of:=(([.$I348]+[.$I347]))*[.$G348]*9.8/2+[.J347]" table:style-name="ce4">
            <text:p>0.0127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092" table:style-name="ce3">
            <text:p>49092</text:p>
          </table:table-cell>
          <table:table-cell office:value-type="float" office:value="2E-3" table:style-name="ce4">
            <text:p>0.0020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85" table:style-name="ce4">
            <text:p>1.008500</text:p>
          </table:table-cell>
          <table:table-cell office:value-type="float" office:value="10.937000000000019" table:formula="of:=[.F348]+[.G349]" table:style-name="ce5">
            <text:p>10.937</text:p>
          </table:table-cell>
          <table:table-cell office:value-type="float" office:value="3.2000000000000001E-2" table:formula="of:=([.B349]-[.B348])/1000" table:style-name="ce5">
            <text:p>0.032</text:p>
          </table:table-cell>
          <table:table-cell office:value-type="float" office:value="6.7567570000000118E-2" table:formula="of:=([.C349]+[.C348])*[.G349]*9.8/2+[.H348]" table:style-name="ce4">
            <text:p>0.067568</text:p>
          </table:table-cell>
          <table:table-cell office:value-type="float" office:value="1.4915005246589716E-3" table:formula="of:=[.C349]-[.$N$1]" table:style-name="ce4">
            <text:p>0.001492</text:p>
          </table:table-cell>
          <table:table-cell office:value-type="float" office:value="1.3065274134312705E-2" table:formula="of:=(([.$I349]+[.$I348]))*[.$G349]*9.8/2+[.J348]" table:style-name="ce4">
            <text:p>0.0130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123" table:style-name="ce3">
            <text:p>49123</text:p>
          </table:table-cell>
          <table:table-cell office:value-type="float" office:value="-1E-4" table:style-name="ce4">
            <text:p>-0.0001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0.96800000000002" table:formula="of:=[.F349]+[.G350]" table:style-name="ce5">
            <text:p>10.968</text:p>
          </table:table-cell>
          <table:table-cell office:value-type="float" office:value="3.1E-2" table:formula="of:=([.B350]-[.B349])/1000" table:style-name="ce5">
            <text:p>0.031</text:p>
          </table:table-cell>
          <table:table-cell office:value-type="float" office:value="6.7856180000000113E-2" table:formula="of:=([.C350]+[.C349])*[.G350]*9.8/2+[.H349]" table:style-name="ce4">
            <text:p>0.067856</text:p>
          </table:table-cell>
          <table:table-cell office:value-type="float" office:value="-6.0849947534102845E-4" table:formula="of:=[.C350]-[.$N$1]" table:style-name="ce4">
            <text:p>-0.000608</text:p>
          </table:table-cell>
          <table:table-cell office:value-type="float" office:value="1.3199401993704101E-2" table:formula="of:=(([.$I350]+[.$I349]))*[.$G350]*9.8/2+[.J349]" table:style-name="ce4">
            <text:p>0.0131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155" table:style-name="ce3">
            <text:p>49155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11.00000000000002" table:formula="of:=[.F350]+[.G351]" table:style-name="ce5">
            <text:p>11.000</text:p>
          </table:table-cell>
          <table:table-cell office:value-type="float" office:value="3.2000000000000001E-2" table:formula="of:=([.B351]-[.B350])/1000" table:style-name="ce5">
            <text:p>0.032</text:p>
          </table:table-cell>
          <table:table-cell office:value-type="float" office:value="6.7965940000000113E-2" table:formula="of:=([.C351]+[.C350])*[.G351]*9.8/2+[.H350]" table:style-name="ce4">
            <text:p>0.067966</text:p>
          </table:table-cell>
          <table:table-cell office:value-type="float" office:value="2.9150052465897163E-4" table:formula="of:=[.C351]-[.$N$1]" table:style-name="ce4">
            <text:p>0.000292</text:p>
          </table:table-cell>
          <table:table-cell office:value-type="float" office:value="1.3149696558237155E-2" table:formula="of:=(([.$I351]+[.$I350]))*[.$G351]*9.8/2+[.J350]" table:style-name="ce4">
            <text:p>0.0131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186" table:style-name="ce3">
            <text:p>49186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33000000000001" table:style-name="ce4">
            <text:p>1.013300</text:p>
          </table:table-cell>
          <table:table-cell office:value-type="float" office:value="11.03100000000002" table:formula="of:=[.F351]+[.G352]" table:style-name="ce5">
            <text:p>11.031</text:p>
          </table:table-cell>
          <table:table-cell office:value-type="float" office:value="3.1E-2" table:formula="of:=([.B352]-[.B351])/1000" table:style-name="ce5">
            <text:p>0.031</text:p>
          </table:table-cell>
          <table:table-cell office:value-type="float" office:value="6.8163410000000119E-2" table:formula="of:=([.C352]+[.C351])*[.G352]*9.8/2+[.H351]" table:style-name="ce4">
            <text:p>0.068163</text:p>
          </table:table-cell>
          <table:table-cell office:value-type="float" office:value="-8.4994753410283942E-6" table:formula="of:=[.C352]-[.$N$1]" table:style-name="ce4">
            <text:p>-0.000008</text:p>
          </table:table-cell>
          <table:table-cell office:value-type="float" office:value="1.3192684417628551E-2" table:formula="of:=(([.$I352]+[.$I351]))*[.$G352]*9.8/2+[.J351]" table:style-name="ce4">
            <text:p>0.0131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217" table:style-name="ce3">
            <text:p>49217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17" table:style-name="ce4">
            <text:p>1.011700</text:p>
          </table:table-cell>
          <table:table-cell office:value-type="float" office:value="11.062000000000021" table:formula="of:=[.F352]+[.G353]" table:style-name="ce5">
            <text:p>11.062</text:p>
          </table:table-cell>
          <table:table-cell office:value-type="float" office:value="3.1E-2" table:formula="of:=([.B353]-[.B352])/1000" table:style-name="ce5">
            <text:p>0.031</text:p>
          </table:table-cell>
          <table:table-cell office:value-type="float" office:value="6.8057080000000117E-2" table:formula="of:=([.C353]+[.C352])*[.G353]*9.8/2+[.H352]" table:style-name="ce4">
            <text:p>0.068057</text:p>
          </table:table-cell>
          <table:table-cell office:value-type="float" office:value="-1.7084994753410283E-3" table:formula="of:=[.C353]-[.$N$1]" table:style-name="ce4">
            <text:p>-0.001708</text:p>
          </table:table-cell>
          <table:table-cell office:value-type="float" office:value="1.2931872277019947E-2" table:formula="of:=(([.$I353]+[.$I352]))*[.$G353]*9.8/2+[.J352]" table:style-name="ce4">
            <text:p>0.0129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250" table:style-name="ce3">
            <text:p>4925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1.09500000000002" table:formula="of:=[.F353]+[.G354]" table:style-name="ce5">
            <text:p>11.095</text:p>
          </table:table-cell>
          <table:table-cell office:value-type="float" office:value="3.3000000000000002E-2" table:formula="of:=([.B354]-[.B353])/1000" table:style-name="ce5">
            <text:p>0.033</text:p>
          </table:table-cell>
          <table:table-cell office:value-type="float" office:value="6.8057080000000117E-2" table:formula="of:=([.C354]+[.C353])*[.G354]*9.8/2+[.H353]" table:style-name="ce4">
            <text:p>0.068057</text:p>
          </table:table-cell>
          <table:table-cell office:value-type="float" office:value="6.9150052465897149E-4" table:formula="of:=[.C354]-[.$N$1]" table:style-name="ce4">
            <text:p>0.000692</text:p>
          </table:table-cell>
          <table:table-cell office:value-type="float" office:value="1.2767423546694658E-2" table:formula="of:=(([.$I354]+[.$I353]))*[.$G354]*9.8/2+[.J353]" table:style-name="ce4">
            <text:p>0.0127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281" table:style-name="ce3">
            <text:p>49281</text:p>
          </table:table-cell>
          <table:table-cell office:value-type="float" office:value="1.8E-3" table:style-name="ce4">
            <text:p>0.0018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3" table:style-name="ce4">
            <text:p>1.010300</text:p>
          </table:table-cell>
          <table:table-cell office:value-type="float" office:value="11.126000000000021" table:formula="of:=[.F354]+[.G355]" table:style-name="ce5">
            <text:p>11.126</text:p>
          </table:table-cell>
          <table:table-cell office:value-type="float" office:value="3.1E-2" table:formula="of:=([.B355]-[.B354])/1000" table:style-name="ce5">
            <text:p>0.031</text:p>
          </table:table-cell>
          <table:table-cell office:value-type="float" office:value="6.851278000000012E-2" table:formula="of:=([.C355]+[.C354])*[.G355]*9.8/2+[.H354]" table:style-name="ce4">
            <text:p>0.068513</text:p>
          </table:table-cell>
          <table:table-cell office:value-type="float" office:value="1.2915005246589715E-3" table:formula="of:=[.C355]-[.$N$1]" table:style-name="ce4">
            <text:p>0.001292</text:p>
          </table:table-cell>
          <table:table-cell office:value-type="float" office:value="1.3068641406086054E-2" table:formula="of:=(([.$I355]+[.$I354]))*[.$G355]*9.8/2+[.J354]" table:style-name="ce4">
            <text:p>0.0130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312" table:style-name="ce3">
            <text:p>49312</text:p>
          </table:table-cell>
          <table:table-cell office:value-type="float" office:value="1E-3" table:style-name="ce4">
            <text:p>0.0010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1" table:style-name="ce4">
            <text:p>1.008100</text:p>
          </table:table-cell>
          <table:table-cell office:value-type="float" office:value="11.157000000000021" table:formula="of:=[.F355]+[.G356]" table:style-name="ce5">
            <text:p>11.157</text:p>
          </table:table-cell>
          <table:table-cell office:value-type="float" office:value="3.1E-2" table:formula="of:=([.B356]-[.B355])/1000" table:style-name="ce5">
            <text:p>0.031</text:p>
          </table:table-cell>
          <table:table-cell office:value-type="float" office:value="6.8938100000000127E-2" table:formula="of:=([.C356]+[.C355])*[.G356]*9.8/2+[.H355]" table:style-name="ce4">
            <text:p>0.068938</text:p>
          </table:table-cell>
          <table:table-cell office:value-type="float" office:value="4.9150052465897162E-4" table:formula="of:=[.C356]-[.$N$1]" table:style-name="ce4">
            <text:p>0.000492</text:p>
          </table:table-cell>
          <table:table-cell office:value-type="float" office:value="1.333947926547745E-2" table:formula="of:=(([.$I356]+[.$I355]))*[.$G356]*9.8/2+[.J355]" table:style-name="ce4">
            <text:p>0.0133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343" table:style-name="ce3">
            <text:p>49343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1.188000000000022" table:formula="of:=[.F356]+[.G357]" table:style-name="ce5">
            <text:p>11.188</text:p>
          </table:table-cell>
          <table:table-cell office:value-type="float" office:value="3.1E-2" table:formula="of:=([.B357]-[.B356])/1000" table:style-name="ce5">
            <text:p>0.031</text:p>
          </table:table-cell>
          <table:table-cell office:value-type="float" office:value="6.9500130000000132E-2" table:formula="of:=([.C357]+[.C356])*[.G357]*9.8/2+[.H356]" table:style-name="ce4">
            <text:p>0.069500</text:p>
          </table:table-cell>
          <table:table-cell office:value-type="float" office:value="2.1915005246589715E-3" table:formula="of:=[.C357]-[.$N$1]" table:style-name="ce4">
            <text:p>0.002192</text:p>
          </table:table-cell>
          <table:table-cell office:value-type="float" office:value="1.3747027124868846E-2" table:formula="of:=(([.$I357]+[.$I356]))*[.$G357]*9.8/2+[.J356]" table:style-name="ce4">
            <text:p>0.0137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374" table:style-name="ce3">
            <text:p>49374</text:p>
          </table:table-cell>
          <table:table-cell office:value-type="float" office:value="-2.5999999999999999E-3" table:style-name="ce4">
            <text:p>-0.0026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11.219000000000023" table:formula="of:=[.F357]+[.G358]" table:style-name="ce5">
            <text:p>11.219</text:p>
          </table:table-cell>
          <table:table-cell office:value-type="float" office:value="3.1E-2" table:formula="of:=([.B358]-[.B357])/1000" table:style-name="ce5">
            <text:p>0.031</text:p>
          </table:table-cell>
          <table:table-cell office:value-type="float" office:value="6.951532000000013E-2" table:formula="of:=([.C358]+[.C357])*[.G358]*9.8/2+[.H357]" table:style-name="ce4">
            <text:p>0.069515</text:p>
          </table:table-cell>
          <table:table-cell office:value-type="float" office:value="-3.1084994753410285E-3" table:formula="of:=[.C358]-[.$N$1]" table:style-name="ce4">
            <text:p>-0.003108</text:p>
          </table:table-cell>
          <table:table-cell office:value-type="float" office:value="1.3607734984260243E-2" table:formula="of:=(([.$I358]+[.$I357]))*[.$G358]*9.8/2+[.J357]" table:style-name="ce4">
            <text:p>0.0136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406" table:style-name="ce3">
            <text:p>49406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11.251000000000023" table:formula="of:=[.F358]+[.G359]" table:style-name="ce5">
            <text:p>11.251</text:p>
          </table:table-cell>
          <table:table-cell office:value-type="float" office:value="3.2000000000000001E-2" table:formula="of:=([.B359]-[.B358])/1000" table:style-name="ce5">
            <text:p>0.032</text:p>
          </table:table-cell>
          <table:table-cell office:value-type="float" office:value="6.8856760000000128E-2" table:formula="of:=([.C359]+[.C358])*[.G359]*9.8/2+[.H358]" table:style-name="ce4">
            <text:p>0.068857</text:p>
          </table:table-cell>
          <table:table-cell office:value-type="float" office:value="-2.1084994753410285E-3" table:formula="of:=[.C359]-[.$N$1]" table:style-name="ce4">
            <text:p>-0.002108</text:p>
          </table:table-cell>
          <table:table-cell office:value-type="float" office:value="1.2789709548793295E-2" table:formula="of:=(([.$I359]+[.$I358]))*[.$G359]*9.8/2+[.J358]" table:style-name="ce4">
            <text:p>0.0127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439" table:style-name="ce3">
            <text:p>49439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1" table:style-name="ce4">
            <text:p>1.010100</text:p>
          </table:table-cell>
          <table:table-cell office:value-type="float" office:value="11.284000000000022" table:formula="of:=[.F359]+[.G360]" table:style-name="ce5">
            <text:p>11.284</text:p>
          </table:table-cell>
          <table:table-cell office:value-type="float" office:value="3.3000000000000002E-2" table:formula="of:=([.B360]-[.B359])/1000" table:style-name="ce5">
            <text:p>0.033</text:p>
          </table:table-cell>
          <table:table-cell office:value-type="float" office:value="6.8872930000000124E-2" table:formula="of:=([.C360]+[.C359])*[.G360]*9.8/2+[.H359]" table:style-name="ce4">
            <text:p>0.068873</text:p>
          </table:table-cell>
          <table:table-cell office:value-type="float" office:value="1.1915005246589715E-3" table:formula="of:=[.C360]-[.$N$1]" table:style-name="ce4">
            <text:p>0.001192</text:p>
          </table:table-cell>
          <table:table-cell office:value-type="float" office:value="1.2641430818468007E-2" table:formula="of:=(([.$I360]+[.$I359]))*[.$G360]*9.8/2+[.J359]" table:style-name="ce4">
            <text:p>0.0126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470" table:style-name="ce3">
            <text:p>4947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82" table:style-name="ce4">
            <text:p>1.008200</text:p>
          </table:table-cell>
          <table:table-cell office:value-type="float" office:value="11.315000000000023" table:formula="of:=[.F360]+[.G361]" table:style-name="ce5">
            <text:p>11.315</text:p>
          </table:table-cell>
          <table:table-cell office:value-type="float" office:value="3.1E-2" table:formula="of:=([.B361]-[.B360])/1000" table:style-name="ce5">
            <text:p>0.031</text:p>
          </table:table-cell>
          <table:table-cell office:value-type="float" office:value="6.9571670000000127E-2" table:formula="of:=([.C361]+[.C360])*[.G361]*9.8/2+[.H360]" table:style-name="ce4">
            <text:p>0.069572</text:p>
          </table:table-cell>
          <table:table-cell office:value-type="float" office:value="2.3915005246589712E-3" table:formula="of:=[.C361]-[.$N$1]" table:style-name="ce4">
            <text:p>0.002392</text:p>
          </table:table-cell>
          <table:table-cell office:value-type="float" office:value="1.3185688677859403E-2" table:formula="of:=(([.$I361]+[.$I360]))*[.$G361]*9.8/2+[.J360]" table:style-name="ce4">
            <text:p>0.0131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501" table:style-name="ce3">
            <text:p>49501</text:p>
          </table:table-cell>
          <table:table-cell office:value-type="float" office:value="1E-3" table:style-name="ce4">
            <text:p>0.0010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1.346000000000023" table:formula="of:=[.F361]+[.G362]" table:style-name="ce5">
            <text:p>11.346</text:p>
          </table:table-cell>
          <table:table-cell office:value-type="float" office:value="3.1E-2" table:formula="of:=([.B362]-[.B361])/1000" table:style-name="ce5">
            <text:p>0.031</text:p>
          </table:table-cell>
          <table:table-cell office:value-type="float" office:value="7.0164080000000129E-2" table:formula="of:=([.C362]+[.C361])*[.G362]*9.8/2+[.H361]" table:style-name="ce4">
            <text:p>0.070164</text:p>
          </table:table-cell>
          <table:table-cell office:value-type="float" office:value="4.9150052465897162E-4" table:formula="of:=[.C362]-[.$N$1]" table:style-name="ce4">
            <text:p>0.000492</text:p>
          </table:table-cell>
          <table:table-cell office:value-type="float" office:value="1.3623616537250799E-2" table:formula="of:=(([.$I362]+[.$I361]))*[.$G362]*9.8/2+[.J361]" table:style-name="ce4">
            <text:p>0.0136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532" table:style-name="ce3">
            <text:p>4953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1" table:style-name="ce4">
            <text:p>1.010100</text:p>
          </table:table-cell>
          <table:table-cell office:value-type="float" office:value="11.377000000000024" table:formula="of:=[.F362]+[.G363]" table:style-name="ce5">
            <text:p>11.377</text:p>
          </table:table-cell>
          <table:table-cell office:value-type="float" office:value="3.1E-2" table:formula="of:=([.B363]-[.B362])/1000" table:style-name="ce5">
            <text:p>0.031</text:p>
          </table:table-cell>
          <table:table-cell office:value-type="float" office:value="7.0240030000000134E-2" table:formula="of:=([.C363]+[.C362])*[.G363]*9.8/2+[.H362]" table:style-name="ce4">
            <text:p>0.070240</text:p>
          </table:table-cell>
          <table:table-cell office:value-type="float" office:value="-1.0084994753410284E-3" table:formula="of:=[.C363]-[.$N$1]" table:style-name="ce4">
            <text:p>-0.001008</text:p>
          </table:table-cell>
          <table:table-cell office:value-type="float" office:value="1.3545084396642195E-2" table:formula="of:=(([.$I363]+[.$I362]))*[.$G363]*9.8/2+[.J362]" table:style-name="ce4">
            <text:p>0.0135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564" table:style-name="ce3">
            <text:p>49564</text:p>
          </table:table-cell>
          <table:table-cell office:value-type="float" office:value="-1E-3" table:style-name="ce4">
            <text:p>-0.0010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1.409000000000024" table:formula="of:=[.F363]+[.G364]" table:style-name="ce5">
            <text:p>11.409</text:p>
          </table:table-cell>
          <table:table-cell office:value-type="float" office:value="3.2000000000000001E-2" table:formula="of:=([.B364]-[.B363])/1000" table:style-name="ce5">
            <text:p>0.032</text:p>
          </table:table-cell>
          <table:table-cell office:value-type="float" office:value="7.0004830000000129E-2" table:formula="of:=([.C364]+[.C363])*[.G364]*9.8/2+[.H363]" table:style-name="ce4">
            <text:p>0.070005</text:p>
          </table:table-cell>
          <table:table-cell office:value-type="float" office:value="-1.5084994753410284E-3" table:formula="of:=[.C364]-[.$N$1]" table:style-name="ce4">
            <text:p>-0.001508</text:p>
          </table:table-cell>
          <table:table-cell office:value-type="float" office:value="1.3150418961175249E-2" table:formula="of:=(([.$I364]+[.$I363]))*[.$G364]*9.8/2+[.J363]" table:style-name="ce4">
            <text:p>0.0131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596" table:style-name="ce3">
            <text:p>49596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02" table:style-name="ce4">
            <text:p>1.010200</text:p>
          </table:table-cell>
          <table:table-cell office:value-type="float" office:value="11.441000000000024" table:formula="of:=[.F364]+[.G365]" table:style-name="ce5">
            <text:p>11.441</text:p>
          </table:table-cell>
          <table:table-cell office:value-type="float" office:value="3.2000000000000001E-2" table:formula="of:=([.B365]-[.B364])/1000" table:style-name="ce5">
            <text:p>0.032</text:p>
          </table:table-cell>
          <table:table-cell office:value-type="float" office:value="6.9989150000000125E-2" table:formula="of:=([.C365]+[.C364])*[.G365]*9.8/2+[.H364]" table:style-name="ce4">
            <text:p>0.069989</text:p>
          </table:table-cell>
          <table:table-cell office:value-type="float" office:value="3.9150052465897157E-4" table:formula="of:=[.C365]-[.$N$1]" table:style-name="ce4">
            <text:p>0.000392</text:p>
          </table:table-cell>
          <table:table-cell office:value-type="float" office:value="1.2975273525708302E-2" table:formula="of:=(([.$I365]+[.$I364]))*[.$G365]*9.8/2+[.J364]" table:style-name="ce4">
            <text:p>0.0129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627" table:style-name="ce3">
            <text:p>49627</text:p>
          </table:table-cell>
          <table:table-cell office:value-type="float" office:value="1.4E-3" table:style-name="ce4">
            <text:p>0.0014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59" table:style-name="ce4">
            <text:p>1.005900</text:p>
          </table:table-cell>
          <table:table-cell office:value-type="float" office:value="11.472000000000024" table:formula="of:=[.F365]+[.G366]" table:style-name="ce5">
            <text:p>11.472</text:p>
          </table:table-cell>
          <table:table-cell office:value-type="float" office:value="3.1E-2" table:formula="of:=([.B366]-[.B365])/1000" table:style-name="ce5">
            <text:p>0.031</text:p>
          </table:table-cell>
          <table:table-cell office:value-type="float" office:value="7.0338520000000126E-2" table:formula="of:=([.C366]+[.C365])*[.G366]*9.8/2+[.H365]" table:style-name="ce4">
            <text:p>0.070339</text:p>
          </table:table-cell>
          <table:table-cell office:value-type="float" office:value="8.9150052465897158E-4" table:formula="of:=[.C366]-[.$N$1]" table:style-name="ce4">
            <text:p>0.000892</text:p>
          </table:table-cell>
          <table:table-cell office:value-type="float" office:value="1.3170161385099698E-2" table:formula="of:=(([.$I366]+[.$I365]))*[.$G366]*9.8/2+[.J365]" table:style-name="ce4">
            <text:p>0.0131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658" table:style-name="ce3">
            <text:p>49658</text:p>
          </table:table-cell>
          <table:table-cell office:value-type="float" office:value="3.8E-3" table:style-name="ce4">
            <text:p>0.0038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11.503000000000025" table:formula="of:=[.F366]+[.G367]" table:style-name="ce5">
            <text:p>11.503</text:p>
          </table:table-cell>
          <table:table-cell office:value-type="float" office:value="3.1E-2" table:formula="of:=([.B367]-[.B366])/1000" table:style-name="ce5">
            <text:p>0.031</text:p>
          </table:table-cell>
          <table:table-cell office:value-type="float" office:value="7.1128400000000133E-2" table:formula="of:=([.C367]+[.C366])*[.G367]*9.8/2+[.H366]" table:style-name="ce4">
            <text:p>0.071128</text:p>
          </table:table-cell>
          <table:table-cell office:value-type="float" office:value="3.2915005246589718E-3" table:formula="of:=[.C367]-[.$N$1]" table:style-name="ce4">
            <text:p>0.003292</text:p>
          </table:table-cell>
          <table:table-cell office:value-type="float" office:value="1.3805559244491094E-2" table:formula="of:=(([.$I367]+[.$I366]))*[.$G367]*9.8/2+[.J366]" table:style-name="ce4">
            <text:p>0.0138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689" table:style-name="ce3">
            <text:p>49689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1.534000000000026" table:formula="of:=[.F367]+[.G368]" table:style-name="ce5">
            <text:p>11.534</text:p>
          </table:table-cell>
          <table:table-cell office:value-type="float" office:value="3.1E-2" table:formula="of:=([.B368]-[.B367])/1000" table:style-name="ce5">
            <text:p>0.031</text:p>
          </table:table-cell>
          <table:table-cell office:value-type="float" office:value="7.1811950000000138E-2" table:formula="of:=([.C368]+[.C367])*[.G368]*9.8/2+[.H367]" table:style-name="ce4">
            <text:p>0.071812</text:p>
          </table:table-cell>
          <table:table-cell office:value-type="float" office:value="1.9150052465897159E-4" table:formula="of:=[.C368]-[.$N$1]" table:style-name="ce4">
            <text:p>0.000192</text:p>
          </table:table-cell>
          <table:table-cell office:value-type="float" office:value="1.433462710388249E-2" table:formula="of:=(([.$I368]+[.$I367]))*[.$G368]*9.8/2+[.J367]" table:style-name="ce4">
            <text:p>0.0143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720" table:style-name="ce3">
            <text:p>4972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04" table:style-name="ce4">
            <text:p>1.010400</text:p>
          </table:table-cell>
          <table:table-cell office:value-type="float" office:value="11.565000000000026" table:formula="of:=[.F368]+[.G369]" table:style-name="ce5">
            <text:p>11.565</text:p>
          </table:table-cell>
          <table:table-cell office:value-type="float" office:value="3.1E-2" table:formula="of:=([.B369]-[.B368])/1000" table:style-name="ce5">
            <text:p>0.031</text:p>
          </table:table-cell>
          <table:table-cell office:value-type="float" office:value="7.2085370000000135E-2" table:formula="of:=([.C369]+[.C368])*[.G369]*9.8/2+[.H368]" table:style-name="ce4">
            <text:p>0.072085</text:p>
          </table:table-cell>
          <table:table-cell office:value-type="float" office:value="5.9150052465897166E-4" table:formula="of:=[.C369]-[.$N$1]" table:style-name="ce4">
            <text:p>0.000592</text:p>
          </table:table-cell>
          <table:table-cell office:value-type="float" office:value="1.4453564963273886E-2" table:formula="of:=(([.$I369]+[.$I368]))*[.$G369]*9.8/2+[.J368]" table:style-name="ce4">
            <text:p>0.0144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751" table:style-name="ce3">
            <text:p>49751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29999999999999" table:style-name="ce4">
            <text:p>1.013000</text:p>
          </table:table-cell>
          <table:table-cell office:value-type="float" office:value="11.596000000000027" table:formula="of:=[.F369]+[.G370]" table:style-name="ce5">
            <text:p>11.596</text:p>
          </table:table-cell>
          <table:table-cell office:value-type="float" office:value="3.1E-2" table:formula="of:=([.B370]-[.B369])/1000" table:style-name="ce5">
            <text:p>0.031</text:p>
          </table:table-cell>
          <table:table-cell office:value-type="float" office:value="7.2419550000000138E-2" table:formula="of:=([.C370]+[.C369])*[.G370]*9.8/2+[.H369]" table:style-name="ce4">
            <text:p>0.072420</text:p>
          </table:table-cell>
          <table:table-cell office:value-type="float" office:value="5.9150052465897166E-4" table:formula="of:=[.C370]-[.$N$1]" table:style-name="ce4">
            <text:p>0.000592</text:p>
          </table:table-cell>
          <table:table-cell office:value-type="float" office:value="1.4633262822665282E-2" table:formula="of:=(([.$I370]+[.$I369]))*[.$G370]*9.8/2+[.J369]" table:style-name="ce4">
            <text:p>0.0146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783" table:style-name="ce3">
            <text:p>49783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1.628000000000027" table:formula="of:=[.F370]+[.G371]" table:style-name="ce5">
            <text:p>11.628</text:p>
          </table:table-cell>
          <table:table-cell office:value-type="float" office:value="3.2000000000000001E-2" table:formula="of:=([.B371]-[.B370])/1000" table:style-name="ce5">
            <text:p>0.032</text:p>
          </table:table-cell>
          <table:table-cell office:value-type="float" office:value="7.2733150000000135E-2" table:formula="of:=([.C371]+[.C370])*[.G371]*9.8/2+[.H370]" table:style-name="ce4">
            <text:p>0.072733</text:p>
          </table:table-cell>
          <table:table-cell office:value-type="float" office:value="3.9150052465897157E-4" table:formula="of:=[.C371]-[.$N$1]" table:style-name="ce4">
            <text:p>0.000392</text:p>
          </table:table-cell>
          <table:table-cell office:value-type="float" office:value="1.4787397387198337E-2" table:formula="of:=(([.$I371]+[.$I370]))*[.$G371]*9.8/2+[.J370]" table:style-name="ce4">
            <text:p>0.0147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815" table:style-name="ce3">
            <text:p>49815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11.660000000000027" table:formula="of:=[.F371]+[.G372]" table:style-name="ce5">
            <text:p>11.660</text:p>
          </table:table-cell>
          <table:table-cell office:value-type="float" office:value="3.2000000000000001E-2" table:formula="of:=([.B372]-[.B371])/1000" table:style-name="ce5">
            <text:p>0.032</text:p>
          </table:table-cell>
          <table:table-cell office:value-type="float" office:value="7.2623390000000135E-2" table:formula="of:=([.C372]+[.C371])*[.G372]*9.8/2+[.H371]" table:style-name="ce4">
            <text:p>0.072623</text:p>
          </table:table-cell>
          <table:table-cell office:value-type="float" office:value="-2.1084994753410285E-3" table:formula="of:=[.C372]-[.$N$1]" table:style-name="ce4">
            <text:p>-0.002108</text:p>
          </table:table-cell>
          <table:table-cell office:value-type="float" office:value="1.451817195173139E-2" table:formula="of:=(([.$I372]+[.$I371]))*[.$G372]*9.8/2+[.J371]" table:style-name="ce4">
            <text:p>0.0145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847" table:style-name="ce3">
            <text:p>49847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0" table:style-name="ce4">
            <text:p>0.0000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11.692000000000027" table:formula="of:=[.F372]+[.G373]" table:style-name="ce5">
            <text:p>11.692</text:p>
          </table:table-cell>
          <table:table-cell office:value-type="float" office:value="3.2000000000000001E-2" table:formula="of:=([.B373]-[.B372])/1000" table:style-name="ce5">
            <text:p>0.032</text:p>
          </table:table-cell>
          <table:table-cell office:value-type="float" office:value="7.2105950000000141E-2" table:formula="of:=([.C373]+[.C372])*[.G373]*9.8/2+[.H372]" table:style-name="ce4">
            <text:p>0.072106</text:p>
          </table:table-cell>
          <table:table-cell office:value-type="float" office:value="-2.2084994753410283E-3" table:formula="of:=[.C373]-[.$N$1]" table:style-name="ce4">
            <text:p>-0.002208</text:p>
          </table:table-cell>
          <table:table-cell office:value-type="float" office:value="1.3841266516264444E-2" table:formula="of:=(([.$I373]+[.$I372]))*[.$G373]*9.8/2+[.J372]" table:style-name="ce4">
            <text:p>0.0138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880" table:style-name="ce3">
            <text:p>4988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82" table:style-name="ce4">
            <text:p>1.008200</text:p>
          </table:table-cell>
          <table:table-cell office:value-type="float" office:value="11.725000000000026" table:formula="of:=[.F373]+[.G374]" table:style-name="ce5">
            <text:p>11.725</text:p>
          </table:table-cell>
          <table:table-cell office:value-type="float" office:value="3.3000000000000002E-2" table:formula="of:=([.B374]-[.B373])/1000" table:style-name="ce5">
            <text:p>0.033</text:p>
          </table:table-cell>
          <table:table-cell office:value-type="float" office:value="7.2041270000000143E-2" table:formula="of:=([.C374]+[.C373])*[.G374]*9.8/2+[.H373]" table:style-name="ce4">
            <text:p>0.072041</text:p>
          </table:table-cell>
          <table:table-cell office:value-type="float" office:value="7.9150052465897154E-4" table:formula="of:=[.C374]-[.$N$1]" table:style-name="ce4">
            <text:p>0.000792</text:p>
          </table:table-cell>
          <table:table-cell office:value-type="float" office:value="1.3612137785939156E-2" table:formula="of:=(([.$I374]+[.$I373]))*[.$G374]*9.8/2+[.J373]" table:style-name="ce4">
            <text:p>0.0136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911" table:style-name="ce3">
            <text:p>49911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7" table:style-name="ce4">
            <text:p>1.009700</text:p>
          </table:table-cell>
          <table:table-cell office:value-type="float" office:value="11.756000000000027" table:formula="of:=[.F374]+[.G375]" table:style-name="ce5">
            <text:p>11.756</text:p>
          </table:table-cell>
          <table:table-cell office:value-type="float" office:value="3.1E-2" table:formula="of:=([.B375]-[.B374])/1000" table:style-name="ce5">
            <text:p>0.031</text:p>
          </table:table-cell>
          <table:table-cell office:value-type="float" office:value="7.2618490000000147E-2" table:formula="of:=([.C375]+[.C374])*[.G375]*9.8/2+[.H374]" table:style-name="ce4">
            <text:p>0.072618</text:p>
          </table:table-cell>
          <table:table-cell office:value-type="float" office:value="1.9915005246589719E-3" table:formula="of:=[.C375]-[.$N$1]" table:style-name="ce4">
            <text:p>0.001992</text:p>
          </table:table-cell>
          <table:table-cell office:value-type="float" office:value="1.4034875645330552E-2" table:formula="of:=(([.$I375]+[.$I374]))*[.$G375]*9.8/2+[.J374]" table:style-name="ce4">
            <text:p>0.0140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942" table:style-name="ce3">
            <text:p>49942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1.787000000000027" table:formula="of:=[.F375]+[.G376]" table:style-name="ce5">
            <text:p>11.787</text:p>
          </table:table-cell>
          <table:table-cell office:value-type="float" office:value="3.1E-2" table:formula="of:=([.B376]-[.B375])/1000" table:style-name="ce5">
            <text:p>0.031</text:p>
          </table:table-cell>
          <table:table-cell office:value-type="float" office:value="7.3028620000000141E-2" table:formula="of:=([.C376]+[.C375])*[.G376]*9.8/2+[.H375]" table:style-name="ce4">
            <text:p>0.073029</text:p>
          </table:table-cell>
          <table:table-cell office:value-type="float" office:value="-3.0849947534102842E-4" table:formula="of:=[.C376]-[.$N$1]" table:style-name="ce4">
            <text:p>-0.000308</text:p>
          </table:table-cell>
          <table:table-cell office:value-type="float" office:value="1.4290523504721948E-2" table:formula="of:=(([.$I376]+[.$I375]))*[.$G376]*9.8/2+[.J375]" table:style-name="ce4">
            <text:p>0.0142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49973" table:style-name="ce3">
            <text:p>49973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18" table:style-name="ce4">
            <text:p>1.011800</text:p>
          </table:table-cell>
          <table:table-cell office:value-type="float" office:value="11.818000000000028" table:formula="of:=[.F376]+[.G377]" table:style-name="ce5">
            <text:p>11.818</text:p>
          </table:table-cell>
          <table:table-cell office:value-type="float" office:value="3.1E-2" table:formula="of:=([.B377]-[.B376])/1000" table:style-name="ce5">
            <text:p>0.031</text:p>
          </table:table-cell>
          <table:table-cell office:value-type="float" office:value="7.2876720000000145E-2" table:formula="of:=([.C377]+[.C376])*[.G377]*9.8/2+[.H376]" table:style-name="ce4">
            <text:p>0.072877</text:p>
          </table:table-cell>
          <table:table-cell office:value-type="float" office:value="-1.7084994753410283E-3" table:formula="of:=[.C377]-[.$N$1]" table:style-name="ce4">
            <text:p>-0.001708</text:p>
          </table:table-cell>
          <table:table-cell office:value-type="float" office:value="1.3984141364113344E-2" table:formula="of:=(([.$I377]+[.$I376]))*[.$G377]*9.8/2+[.J376]" table:style-name="ce4">
            <text:p>0.0139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005" table:style-name="ce3">
            <text:p>50005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18" table:style-name="ce4">
            <text:p>1.011800</text:p>
          </table:table-cell>
          <table:table-cell office:value-type="float" office:value="11.850000000000028" table:formula="of:=[.F377]+[.G378]" table:style-name="ce5">
            <text:p>11.850</text:p>
          </table:table-cell>
          <table:table-cell office:value-type="float" office:value="3.2000000000000001E-2" table:formula="of:=([.B378]-[.B377])/1000" table:style-name="ce5">
            <text:p>0.032</text:p>
          </table:table-cell>
          <table:table-cell office:value-type="float" office:value="7.2829680000000147E-2" table:formula="of:=([.C378]+[.C377])*[.G378]*9.8/2+[.H377]" table:style-name="ce4">
            <text:p>0.072830</text:p>
          </table:table-cell>
          <table:table-cell office:value-type="float" office:value="3.9150052465897157E-4" table:formula="of:=[.C378]-[.$N$1]" table:style-name="ce4">
            <text:p>0.000392</text:p>
          </table:table-cell>
          <table:table-cell office:value-type="float" office:value="1.3777635928646398E-2" table:formula="of:=(([.$I378]+[.$I377]))*[.$G378]*9.8/2+[.J377]" table:style-name="ce4">
            <text:p>0.0137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036" table:style-name="ce3">
            <text:p>50036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1.881000000000029" table:formula="of:=[.F378]+[.G379]" table:style-name="ce5">
            <text:p>11.881</text:p>
          </table:table-cell>
          <table:table-cell office:value-type="float" office:value="3.1E-2" table:formula="of:=([.B379]-[.B378])/1000" table:style-name="ce5">
            <text:p>0.031</text:p>
          </table:table-cell>
          <table:table-cell office:value-type="float" office:value="7.3103100000000143E-2" table:formula="of:=([.C379]+[.C378])*[.G379]*9.8/2+[.H378]" table:style-name="ce4">
            <text:p>0.073103</text:p>
          </table:table-cell>
          <table:table-cell office:value-type="float" office:value="3.9150052465897157E-4" table:formula="of:=[.C379]-[.$N$1]" table:style-name="ce4">
            <text:p>0.000392</text:p>
          </table:table-cell>
          <table:table-cell office:value-type="float" office:value="1.3896573788037794E-2" table:formula="of:=(([.$I379]+[.$I378]))*[.$G379]*9.8/2+[.J378]" table:style-name="ce4">
            <text:p>0.0138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067" table:style-name="ce3">
            <text:p>50067</text:p>
          </table:table-cell>
          <table:table-cell office:value-type="float" office:value="-1E-4" table:style-name="ce4">
            <text:p>-0.0001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11.912000000000029" table:formula="of:=[.F379]+[.G380]" table:style-name="ce5">
            <text:p>11.912</text:p>
          </table:table-cell>
          <table:table-cell office:value-type="float" office:value="3.1E-2" table:formula="of:=([.B380]-[.B379])/1000" table:style-name="ce5">
            <text:p>0.031</text:p>
          </table:table-cell>
          <table:table-cell office:value-type="float" office:value="7.3224620000000143E-2" table:formula="of:=([.C380]+[.C379])*[.G380]*9.8/2+[.H379]" table:style-name="ce4">
            <text:p>0.073225</text:p>
          </table:table-cell>
          <table:table-cell office:value-type="float" office:value="-6.0849947534102845E-4" table:formula="of:=[.C380]-[.$N$1]" table:style-name="ce4">
            <text:p>-0.000608</text:p>
          </table:table-cell>
          <table:table-cell office:value-type="float" office:value="1.386361164742919E-2" table:formula="of:=(([.$I380]+[.$I379]))*[.$G380]*9.8/2+[.J379]" table:style-name="ce4">
            <text:p>0.0138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099" table:style-name="ce3">
            <text:p>50099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2" table:style-name="ce4">
            <text:p>1.012000</text:p>
          </table:table-cell>
          <table:table-cell office:value-type="float" office:value="11.944000000000029" table:formula="of:=[.F380]+[.G381]" table:style-name="ce5">
            <text:p>11.944</text:p>
          </table:table-cell>
          <table:table-cell office:value-type="float" office:value="3.2000000000000001E-2" table:formula="of:=([.B381]-[.B380])/1000" table:style-name="ce5">
            <text:p>0.032</text:p>
          </table:table-cell>
          <table:table-cell office:value-type="float" office:value="7.3553900000000144E-2" table:formula="of:=([.C381]+[.C380])*[.G381]*9.8/2+[.H380]" table:style-name="ce4">
            <text:p>0.073554</text:p>
          </table:table-cell>
          <table:table-cell office:value-type="float" office:value="1.6915005246589717E-3" table:formula="of:=[.C381]-[.$N$1]" table:style-name="ce4">
            <text:p>0.001692</text:p>
          </table:table-cell>
          <table:table-cell office:value-type="float" office:value="1.4033426211962243E-2" table:formula="of:=(([.$I381]+[.$I380]))*[.$G381]*9.8/2+[.J380]" table:style-name="ce4">
            <text:p>0.0140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130" table:style-name="ce3">
            <text:p>5013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1" table:style-name="ce4">
            <text:p>1.010000</text:p>
          </table:table-cell>
          <table:table-cell office:value-type="float" office:value="11.97500000000003" table:formula="of:=[.F381]+[.G382]" table:style-name="ce5">
            <text:p>11.975</text:p>
          </table:table-cell>
          <table:table-cell office:value-type="float" office:value="3.1E-2" table:formula="of:=([.B382]-[.B381])/1000" table:style-name="ce5">
            <text:p>0.031</text:p>
          </table:table-cell>
          <table:table-cell office:value-type="float" office:value="7.3918460000000144E-2" table:formula="of:=([.C382]+[.C381])*[.G382]*9.8/2+[.H381]" table:style-name="ce4">
            <text:p>0.073918</text:p>
          </table:table-cell>
          <table:table-cell office:value-type="float" office:value="-3.0849947534102842E-4" table:formula="of:=[.C382]-[.$N$1]" table:style-name="ce4">
            <text:p>-0.000308</text:p>
          </table:table-cell>
          <table:table-cell office:value-type="float" office:value="1.4243504071353639E-2" table:formula="of:=(([.$I382]+[.$I381]))*[.$G382]*9.8/2+[.J381]" table:style-name="ce4">
            <text:p>0.0142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161" table:style-name="ce3">
            <text:p>50161</text:p>
          </table:table-cell>
          <table:table-cell office:value-type="float" office:value="-1.5E-3" table:style-name="ce4">
            <text:p>-0.0015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03" table:style-name="ce4">
            <text:p>1.010300</text:p>
          </table:table-cell>
          <table:table-cell office:value-type="float" office:value="12.00600000000003" table:formula="of:=[.F382]+[.G383]" table:style-name="ce5">
            <text:p>12.006</text:p>
          </table:table-cell>
          <table:table-cell office:value-type="float" office:value="3.1E-2" table:formula="of:=([.B383]-[.B382])/1000" table:style-name="ce5">
            <text:p>0.031</text:p>
          </table:table-cell>
          <table:table-cell office:value-type="float" office:value="7.3720990000000139E-2" table:formula="of:=([.C383]+[.C382])*[.G383]*9.8/2+[.H382]" table:style-name="ce4">
            <text:p>0.073721</text:p>
          </table:table-cell>
          <table:table-cell office:value-type="float" office:value="-2.0084994753410282E-3" table:formula="of:=[.C383]-[.$N$1]" table:style-name="ce4">
            <text:p>-0.002008</text:p>
          </table:table-cell>
          <table:table-cell office:value-type="float" office:value="1.3891551930745035E-2" table:formula="of:=(([.$I383]+[.$I382]))*[.$G383]*9.8/2+[.J382]" table:style-name="ce4">
            <text:p>0.0138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193" table:style-name="ce3">
            <text:p>50193</text:p>
          </table:table-cell>
          <table:table-cell office:value-type="float" office:value="1.4E-3" table:style-name="ce4">
            <text:p>0.0014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2.03800000000003" table:formula="of:=[.F383]+[.G384]" table:style-name="ce5">
            <text:p>12.038</text:p>
          </table:table-cell>
          <table:table-cell office:value-type="float" office:value="3.2000000000000001E-2" table:formula="of:=([.B384]-[.B383])/1000" table:style-name="ce5">
            <text:p>0.032</text:p>
          </table:table-cell>
          <table:table-cell office:value-type="float" office:value="7.3705310000000135E-2" table:formula="of:=([.C384]+[.C383])*[.G384]*9.8/2+[.H383]" table:style-name="ce4">
            <text:p>0.073705</text:p>
          </table:table-cell>
          <table:table-cell office:value-type="float" office:value="8.9150052465897158E-4" table:formula="of:=[.C384]-[.$N$1]" table:style-name="ce4">
            <text:p>0.000892</text:p>
          </table:table-cell>
          <table:table-cell office:value-type="float" office:value="1.3716406495278088E-2" table:formula="of:=(([.$I384]+[.$I383]))*[.$G384]*9.8/2+[.J383]" table:style-name="ce4">
            <text:p>0.0137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224" table:style-name="ce3">
            <text:p>50224</text:p>
          </table:table-cell>
          <table:table-cell office:value-type="float" office:value="1.4E-3" table:style-name="ce4">
            <text:p>0.0014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12.069000000000031" table:formula="of:=[.F384]+[.G385]" table:style-name="ce5">
            <text:p>12.069</text:p>
          </table:table-cell>
          <table:table-cell office:value-type="float" office:value="3.1E-2" table:formula="of:=([.B385]-[.B384])/1000" table:style-name="ce5">
            <text:p>0.031</text:p>
          </table:table-cell>
          <table:table-cell office:value-type="float" office:value="7.4130630000000142E-2" table:formula="of:=([.C385]+[.C384])*[.G385]*9.8/2+[.H384]" table:style-name="ce4">
            <text:p>0.074131</text:p>
          </table:table-cell>
          <table:table-cell office:value-type="float" office:value="8.9150052465897158E-4" table:formula="of:=[.C385]-[.$N$1]" table:style-name="ce4">
            <text:p>0.000892</text:p>
          </table:table-cell>
          <table:table-cell office:value-type="float" office:value="1.3987244354669484E-2" table:formula="of:=(([.$I385]+[.$I384]))*[.$G385]*9.8/2+[.J384]" table:style-name="ce4">
            <text:p>0.0139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255" table:style-name="ce3">
            <text:p>50255</text:p>
          </table:table-cell>
          <table:table-cell office:value-type="float" office:value="1.9E-3" table:style-name="ce4">
            <text:p>0.001900</text:p>
          </table:table-cell>
          <table:table-cell office:value-type="float" office:value="0" table:style-name="ce4">
            <text:p>0.000000</text:p>
          </table:table-cell>
          <table:table-cell office:value-type="float" office:value="1.0104" table:style-name="ce4">
            <text:p>1.010400</text:p>
          </table:table-cell>
          <table:table-cell office:value-type="float" office:value="12.100000000000032" table:formula="of:=[.F385]+[.G386]" table:style-name="ce5">
            <text:p>12.100</text:p>
          </table:table-cell>
          <table:table-cell office:value-type="float" office:value="3.1E-2" table:formula="of:=([.B386]-[.B385])/1000" table:style-name="ce5">
            <text:p>0.031</text:p>
          </table:table-cell>
          <table:table-cell office:value-type="float" office:value="7.463190000000014E-2" table:formula="of:=([.C386]+[.C385])*[.G386]*9.8/2+[.H385]" table:style-name="ce4">
            <text:p>0.074632</text:p>
          </table:table-cell>
          <table:table-cell office:value-type="float" office:value="1.3915005246589716E-3" table:formula="of:=[.C386]-[.$N$1]" table:style-name="ce4">
            <text:p>0.001392</text:p>
          </table:table-cell>
          <table:table-cell office:value-type="float" office:value="1.433403221406088E-2" table:formula="of:=(([.$I386]+[.$I385]))*[.$G386]*9.8/2+[.J385]" table:style-name="ce4">
            <text:p>0.0143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287" table:style-name="ce3">
            <text:p>50287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12.132000000000032" table:formula="of:=[.F386]+[.G387]" table:style-name="ce5">
            <text:p>12.132</text:p>
          </table:table-cell>
          <table:table-cell office:value-type="float" office:value="3.2000000000000001E-2" table:formula="of:=([.B387]-[.B386])/1000" table:style-name="ce5">
            <text:p>0.032</text:p>
          </table:table-cell>
          <table:table-cell office:value-type="float" office:value="7.4835740000000137E-2" table:formula="of:=([.C387]+[.C386])*[.G387]*9.8/2+[.H386]" table:style-name="ce4">
            <text:p>0.074836</text:p>
          </table:table-cell>
          <table:table-cell office:value-type="float" office:value="-1.1084994753410285E-3" table:formula="of:=[.C387]-[.$N$1]" table:style-name="ce4">
            <text:p>-0.001108</text:p>
          </table:table-cell>
          <table:table-cell office:value-type="float" office:value="1.4378406778593934E-2" table:formula="of:=(([.$I387]+[.$I386]))*[.$G387]*9.8/2+[.J386]" table:style-name="ce4">
            <text:p>0.0143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319" table:style-name="ce3">
            <text:p>50319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65999999999999" table:style-name="ce4">
            <text:p>1.006600</text:p>
          </table:table-cell>
          <table:table-cell office:value-type="float" office:value="12.164000000000032" table:formula="of:=[.F387]+[.G388]" table:style-name="ce5">
            <text:p>12.164</text:p>
          </table:table-cell>
          <table:table-cell office:value-type="float" office:value="3.2000000000000001E-2" table:formula="of:=([.B388]-[.B387])/1000" table:style-name="ce5">
            <text:p>0.032</text:p>
          </table:table-cell>
          <table:table-cell office:value-type="float" office:value="7.4914140000000143E-2" table:formula="of:=([.C388]+[.C387])*[.G388]*9.8/2+[.H387]" table:style-name="ce4">
            <text:p>0.074914</text:p>
          </table:table-cell>
          <table:table-cell office:value-type="float" office:value="5.9150052465897166E-4" table:formula="of:=[.C388]-[.$N$1]" table:style-name="ce4">
            <text:p>0.000592</text:p>
          </table:table-cell>
          <table:table-cell office:value-type="float" office:value="1.4297341343126987E-2" table:formula="of:=(([.$I388]+[.$I387]))*[.$G388]*9.8/2+[.J387]" table:style-name="ce4">
            <text:p>0.0142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350" table:style-name="ce3">
            <text:p>5035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12.195000000000032" table:formula="of:=[.F388]+[.G389]" table:style-name="ce5">
            <text:p>12.195</text:p>
          </table:table-cell>
          <table:table-cell office:value-type="float" office:value="3.1E-2" table:formula="of:=([.B389]-[.B388])/1000" table:style-name="ce5">
            <text:p>0.031</text:p>
          </table:table-cell>
          <table:table-cell office:value-type="float" office:value="7.533946000000015E-2" table:formula="of:=([.C389]+[.C388])*[.G389]*9.8/2+[.H388]" table:style-name="ce4">
            <text:p>0.075339</text:p>
          </table:table-cell>
          <table:table-cell office:value-type="float" office:value="1.1915005246589715E-3" table:formula="of:=[.C389]-[.$N$1]" table:style-name="ce4">
            <text:p>0.001192</text:p>
          </table:table-cell>
          <table:table-cell office:value-type="float" office:value="1.4568179202518383E-2" table:formula="of:=(([.$I389]+[.$I388]))*[.$G389]*9.8/2+[.J388]" table:style-name="ce4">
            <text:p>0.0145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382" table:style-name="ce3">
            <text:p>50382</text:p>
          </table:table-cell>
          <table:table-cell office:value-type="float" office:value="-1E-4" table:style-name="ce4">
            <text:p>-0.0001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04" table:style-name="ce4">
            <text:p>1.010400</text:p>
          </table:table-cell>
          <table:table-cell office:value-type="float" office:value="12.227000000000032" table:formula="of:=[.F389]+[.G390]" table:style-name="ce5">
            <text:p>12.227</text:p>
          </table:table-cell>
          <table:table-cell office:value-type="float" office:value="3.2000000000000001E-2" table:formula="of:=([.B390]-[.B389])/1000" table:style-name="ce5">
            <text:p>0.032</text:p>
          </table:table-cell>
          <table:table-cell office:value-type="float" office:value="7.5590340000000145E-2" table:formula="of:=([.C390]+[.C389])*[.G390]*9.8/2+[.H389]" table:style-name="ce4">
            <text:p>0.075590</text:p>
          </table:table-cell>
          <table:table-cell office:value-type="float" office:value="-6.0849947534102845E-4" table:formula="of:=[.C390]-[.$N$1]" table:style-name="ce4">
            <text:p>-0.000608</text:p>
          </table:table-cell>
          <table:table-cell office:value-type="float" office:value="1.4659593767051437E-2" table:formula="of:=(([.$I390]+[.$I389]))*[.$G390]*9.8/2+[.J389]" table:style-name="ce4">
            <text:p>0.0146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414" table:style-name="ce3">
            <text:p>50414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2.259000000000032" table:formula="of:=[.F390]+[.G391]" table:style-name="ce5">
            <text:p>12.259</text:p>
          </table:table-cell>
          <table:table-cell office:value-type="float" office:value="3.2000000000000001E-2" table:formula="of:=([.B391]-[.B390])/1000" table:style-name="ce5">
            <text:p>0.032</text:p>
          </table:table-cell>
          <table:table-cell office:value-type="float" office:value="7.5653060000000147E-2" table:formula="of:=([.C391]+[.C390])*[.G391]*9.8/2+[.H390]" table:style-name="ce4">
            <text:p>0.075653</text:p>
          </table:table-cell>
          <table:table-cell office:value-type="float" office:value="-8.4994753410283942E-6" table:formula="of:=[.C391]-[.$N$1]" table:style-name="ce4">
            <text:p>-0.000008</text:p>
          </table:table-cell>
          <table:table-cell office:value-type="float" office:value="1.4562848331584491E-2" table:formula="of:=(([.$I391]+[.$I390]))*[.$G391]*9.8/2+[.J390]" table:style-name="ce4">
            <text:p>0.0145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445" table:style-name="ce3">
            <text:p>50445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2.290000000000033" table:formula="of:=[.F391]+[.G392]" table:style-name="ce5">
            <text:p>12.290</text:p>
          </table:table-cell>
          <table:table-cell office:value-type="float" office:value="3.1E-2" table:formula="of:=([.B392]-[.B391])/1000" table:style-name="ce5">
            <text:p>0.031</text:p>
          </table:table-cell>
          <table:table-cell office:value-type="float" office:value="7.547078000000014E-2" table:formula="of:=([.C392]+[.C391])*[.G392]*9.8/2+[.H391]" table:style-name="ce4">
            <text:p>0.075471</text:p>
          </table:table-cell>
          <table:table-cell office:value-type="float" office:value="-2.2084994753410283E-3" table:formula="of:=[.C392]-[.$N$1]" table:style-name="ce4">
            <text:p>-0.002208</text:p>
          </table:table-cell>
          <table:table-cell office:value-type="float" office:value="1.4226086190975887E-2" table:formula="of:=(([.$I392]+[.$I391]))*[.$G392]*9.8/2+[.J391]" table:style-name="ce4">
            <text:p>0.0142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477" table:style-name="ce3">
            <text:p>50477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0" table:style-name="ce4">
            <text:p>0.000000</text:p>
          </table:table-cell>
          <table:table-cell office:value-type="float" office:value="1.0098" table:style-name="ce4">
            <text:p>1.009800</text:p>
          </table:table-cell>
          <table:table-cell office:value-type="float" office:value="12.322000000000033" table:formula="of:=[.F392]+[.G393]" table:style-name="ce5">
            <text:p>12.322</text:p>
          </table:table-cell>
          <table:table-cell office:value-type="float" office:value="3.2000000000000001E-2" table:formula="of:=([.B393]-[.B392])/1000" table:style-name="ce5">
            <text:p>0.032</text:p>
          </table:table-cell>
          <table:table-cell office:value-type="float" office:value="7.5078780000000137E-2" table:formula="of:=([.C393]+[.C392])*[.G393]*9.8/2+[.H392]" table:style-name="ce4">
            <text:p>0.075079</text:p>
          </table:table-cell>
          <table:table-cell office:value-type="float" office:value="-1.3084994753410286E-3" table:formula="of:=[.C393]-[.$N$1]" table:style-name="ce4">
            <text:p>-0.001308</text:p>
          </table:table-cell>
          <table:table-cell office:value-type="float" office:value="1.367462075550894E-2" table:formula="of:=(([.$I393]+[.$I392]))*[.$G393]*9.8/2+[.J392]" table:style-name="ce4">
            <text:p>0.0136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510" table:style-name="ce3">
            <text:p>5051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01" table:style-name="ce4">
            <text:p>1.010100</text:p>
          </table:table-cell>
          <table:table-cell office:value-type="float" office:value="12.355000000000032" table:formula="of:=[.F393]+[.G394]" table:style-name="ce5">
            <text:p>12.355</text:p>
          </table:table-cell>
          <table:table-cell office:value-type="float" office:value="3.3000000000000002E-2" table:formula="of:=([.B394]-[.B393])/1000" table:style-name="ce5">
            <text:p>0.033</text:p>
          </table:table-cell>
          <table:table-cell office:value-type="float" office:value="7.4868570000000134E-2" table:formula="of:=([.C394]+[.C393])*[.G394]*9.8/2+[.H393]" table:style-name="ce4">
            <text:p>0.074869</text:p>
          </table:table-cell>
          <table:table-cell office:value-type="float" office:value="-1.0084994753410284E-3" table:formula="of:=[.C394]-[.$N$1]" table:style-name="ce4">
            <text:p>-0.001008</text:p>
          </table:table-cell>
          <table:table-cell office:value-type="float" office:value="1.3299962025183652E-2" table:formula="of:=(([.$I394]+[.$I393]))*[.$G394]*9.8/2+[.J393]" table:style-name="ce4">
            <text:p>0.0133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542" table:style-name="ce3">
            <text:p>50542</text:p>
          </table:table-cell>
          <table:table-cell office:value-type="float" office:value="2E-3" table:style-name="ce4">
            <text:p>0.0020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63" table:style-name="ce4">
            <text:p>1.006300</text:p>
          </table:table-cell>
          <table:table-cell office:value-type="float" office:value="12.387000000000032" table:formula="of:=[.F394]+[.G395]" table:style-name="ce5">
            <text:p>12.387</text:p>
          </table:table-cell>
          <table:table-cell office:value-type="float" office:value="3.2000000000000001E-2" table:formula="of:=([.B395]-[.B394])/1000" table:style-name="ce5">
            <text:p>0.032</text:p>
          </table:table-cell>
          <table:table-cell office:value-type="float" office:value="7.5103770000000139E-2" table:formula="of:=([.C395]+[.C394])*[.G395]*9.8/2+[.H394]" table:style-name="ce4">
            <text:p>0.075104</text:p>
          </table:table-cell>
          <table:table-cell office:value-type="float" office:value="1.4915005246589716E-3" table:formula="of:=[.C395]-[.$N$1]" table:style-name="ce4">
            <text:p>0.001492</text:p>
          </table:table-cell>
          <table:table-cell office:value-type="float" office:value="1.3375696589716705E-2" table:formula="of:=(([.$I395]+[.$I394]))*[.$G395]*9.8/2+[.J394]" table:style-name="ce4">
            <text:p>0.0133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573" table:style-name="ce3">
            <text:p>50573</text:p>
          </table:table-cell>
          <table:table-cell office:value-type="float" office:value="-1E-4" table:style-name="ce4">
            <text:p>-0.0001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97" table:style-name="ce4">
            <text:p>1.009700</text:p>
          </table:table-cell>
          <table:table-cell office:value-type="float" office:value="12.418000000000033" table:formula="of:=[.F395]+[.G396]" table:style-name="ce5">
            <text:p>12.418</text:p>
          </table:table-cell>
          <table:table-cell office:value-type="float" office:value="3.1E-2" table:formula="of:=([.B396]-[.B395])/1000" table:style-name="ce5">
            <text:p>0.031</text:p>
          </table:table-cell>
          <table:table-cell office:value-type="float" office:value="7.5392380000000134E-2" table:formula="of:=([.C396]+[.C395])*[.G396]*9.8/2+[.H395]" table:style-name="ce4">
            <text:p>0.075392</text:p>
          </table:table-cell>
          <table:table-cell office:value-type="float" office:value="-6.0849947534102845E-4" table:formula="of:=[.C396]-[.$N$1]" table:style-name="ce4">
            <text:p>-0.000608</text:p>
          </table:table-cell>
          <table:table-cell office:value-type="float" office:value="1.3509824449108102E-2" table:formula="of:=(([.$I396]+[.$I395]))*[.$G396]*9.8/2+[.J395]" table:style-name="ce4">
            <text:p>0.0135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605" table:style-name="ce3">
            <text:p>50605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85" table:style-name="ce4">
            <text:p>1.008500</text:p>
          </table:table-cell>
          <table:table-cell office:value-type="float" office:value="12.450000000000033" table:formula="of:=[.F396]+[.G397]" table:style-name="ce5">
            <text:p>12.450</text:p>
          </table:table-cell>
          <table:table-cell office:value-type="float" office:value="3.2000000000000001E-2" table:formula="of:=([.B397]-[.B396])/1000" table:style-name="ce5">
            <text:p>0.032</text:p>
          </table:table-cell>
          <table:table-cell office:value-type="float" office:value="7.5502140000000134E-2" table:formula="of:=([.C397]+[.C396])*[.G397]*9.8/2+[.H396]" table:style-name="ce4">
            <text:p>0.075502</text:p>
          </table:table-cell>
          <table:table-cell office:value-type="float" office:value="2.9150052465897163E-4" table:formula="of:=[.C397]-[.$N$1]" table:style-name="ce4">
            <text:p>0.000292</text:p>
          </table:table-cell>
          <table:table-cell office:value-type="float" office:value="1.3460119013641155E-2" table:formula="of:=(([.$I397]+[.$I396]))*[.$G397]*9.8/2+[.J396]" table:style-name="ce4">
            <text:p>0.0134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636" table:style-name="ce3">
            <text:p>50636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2.481000000000034" table:formula="of:=[.F397]+[.G398]" table:style-name="ce5">
            <text:p>12.481</text:p>
          </table:table-cell>
          <table:table-cell office:value-type="float" office:value="3.1E-2" table:formula="of:=([.B398]-[.B397])/1000" table:style-name="ce5">
            <text:p>0.031</text:p>
          </table:table-cell>
          <table:table-cell office:value-type="float" office:value="7.5456570000000139E-2" table:formula="of:=([.C398]+[.C397])*[.G398]*9.8/2+[.H397]" table:style-name="ce4">
            <text:p>0.075457</text:p>
          </table:table-cell>
          <table:table-cell office:value-type="float" office:value="-1.6084994753410285E-3" table:formula="of:=[.C398]-[.$N$1]" table:style-name="ce4">
            <text:p>-0.001608</text:p>
          </table:table-cell>
          <table:table-cell office:value-type="float" office:value="1.3260066873032552E-2" table:formula="of:=(([.$I398]+[.$I397]))*[.$G398]*9.8/2+[.J397]" table:style-name="ce4">
            <text:p>0.0132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669" table:style-name="ce3">
            <text:p>50669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2.514000000000033" table:formula="of:=[.F398]+[.G399]" table:style-name="ce5">
            <text:p>12.514</text:p>
          </table:table-cell>
          <table:table-cell office:value-type="float" office:value="3.3000000000000002E-2" table:formula="of:=([.B399]-[.B398])/1000" table:style-name="ce5">
            <text:p>0.033</text:p>
          </table:table-cell>
          <table:table-cell office:value-type="float" office:value="7.5391890000000142E-2" table:formula="of:=([.C399]+[.C398])*[.G399]*9.8/2+[.H398]" table:style-name="ce4">
            <text:p>0.075392</text:p>
          </table:table-cell>
          <table:table-cell office:value-type="float" office:value="1.9150052465897159E-4" table:formula="of:=[.C399]-[.$N$1]" table:style-name="ce4">
            <text:p>0.000192</text:p>
          </table:table-cell>
          <table:table-cell office:value-type="float" office:value="1.3030938142707263E-2" table:formula="of:=(([.$I399]+[.$I398]))*[.$G399]*9.8/2+[.J398]" table:style-name="ce4">
            <text:p>0.0130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701" table:style-name="ce3">
            <text:p>50701</text:p>
          </table:table-cell>
          <table:table-cell office:value-type="float" office:value="0" table:style-name="ce4">
            <text:p>0.0000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104" table:style-name="ce4">
            <text:p>1.010400</text:p>
          </table:table-cell>
          <table:table-cell office:value-type="float" office:value="12.546000000000033" table:formula="of:=[.F399]+[.G400]" table:style-name="ce5">
            <text:p>12.546</text:p>
          </table:table-cell>
          <table:table-cell office:value-type="float" office:value="3.2000000000000001E-2" table:formula="of:=([.B400]-[.B399])/1000" table:style-name="ce5">
            <text:p>0.032</text:p>
          </table:table-cell>
          <table:table-cell office:value-type="float" office:value="7.5501650000000142E-2" table:formula="of:=([.C400]+[.C399])*[.G400]*9.8/2+[.H399]" table:style-name="ce4">
            <text:p>0.075502</text:p>
          </table:table-cell>
          <table:table-cell office:value-type="float" office:value="-5.084994753410284E-4" table:formula="of:=[.C400]-[.$N$1]" table:style-name="ce4">
            <text:p>-0.000508</text:p>
          </table:table-cell>
          <table:table-cell office:value-type="float" office:value="1.2981232707240317E-2" table:formula="of:=(([.$I400]+[.$I399]))*[.$G400]*9.8/2+[.J399]" table:style-name="ce4">
            <text:p>0.0129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732" table:style-name="ce3">
            <text:p>50732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104" table:style-name="ce4">
            <text:p>1.010400</text:p>
          </table:table-cell>
          <table:table-cell office:value-type="float" office:value="12.577000000000034" table:formula="of:=[.F400]+[.G401]" table:style-name="ce5">
            <text:p>12.577</text:p>
          </table:table-cell>
          <table:table-cell office:value-type="float" office:value="3.1E-2" table:formula="of:=([.B401]-[.B400])/1000" table:style-name="ce5">
            <text:p>0.031</text:p>
          </table:table-cell>
          <table:table-cell office:value-type="float" office:value="7.5334560000000148E-2" table:formula="of:=([.C401]+[.C400])*[.G401]*9.8/2+[.H400]" table:style-name="ce4">
            <text:p>0.075335</text:p>
          </table:table-cell>
          <table:table-cell office:value-type="float" office:value="-1.6084994753410285E-3" table:formula="of:=[.C401]-[.$N$1]" table:style-name="ce4">
            <text:p>-0.001608</text:p>
          </table:table-cell>
          <table:table-cell office:value-type="float" office:value="1.2659660566631713E-2" table:formula="of:=(([.$I401]+[.$I400]))*[.$G401]*9.8/2+[.J400]" table:style-name="ce4">
            <text:p>0.0126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765" table:style-name="ce3">
            <text:p>50765</text:p>
          </table:table-cell>
          <table:table-cell office:value-type="float" office:value="1.4E-3" table:style-name="ce4">
            <text:p>0.0014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2.610000000000033" table:formula="of:=[.F401]+[.G402]" table:style-name="ce5">
            <text:p>12.610</text:p>
          </table:table-cell>
          <table:table-cell office:value-type="float" office:value="3.3000000000000002E-2" table:formula="of:=([.B402]-[.B401])/1000" table:style-name="ce5">
            <text:p>0.033</text:p>
          </table:table-cell>
          <table:table-cell office:value-type="float" office:value="7.5383070000000149E-2" table:formula="of:=([.C402]+[.C401])*[.G402]*9.8/2+[.H401]" table:style-name="ce4">
            <text:p>0.075383</text:p>
          </table:table-cell>
          <table:table-cell office:value-type="float" office:value="8.9150052465897158E-4" table:formula="of:=[.C402]-[.$N$1]" table:style-name="ce4">
            <text:p>0.000892</text:p>
          </table:table-cell>
          <table:table-cell office:value-type="float" office:value="1.2543721836306424E-2" table:formula="of:=(([.$I402]+[.$I401]))*[.$G402]*9.8/2+[.J401]" table:style-name="ce4">
            <text:p>0.0125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796" table:style-name="ce3">
            <text:p>50796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6" table:style-name="ce4">
            <text:p>1.006000</text:p>
          </table:table-cell>
          <table:table-cell office:value-type="float" office:value="12.641000000000034" table:formula="of:=[.F402]+[.G403]" table:style-name="ce5">
            <text:p>12.641</text:p>
          </table:table-cell>
          <table:table-cell office:value-type="float" office:value="3.1E-2" table:formula="of:=([.B403]-[.B402])/1000" table:style-name="ce5">
            <text:p>0.031</text:p>
          </table:table-cell>
          <table:table-cell office:value-type="float" office:value="7.5732440000000151E-2" table:formula="of:=([.C403]+[.C402])*[.G403]*9.8/2+[.H402]" table:style-name="ce4">
            <text:p>0.075732</text:p>
          </table:table-cell>
          <table:table-cell office:value-type="float" office:value="3.9150052465897157E-4" table:formula="of:=[.C403]-[.$N$1]" table:style-name="ce4">
            <text:p>0.000392</text:p>
          </table:table-cell>
          <table:table-cell office:value-type="float" office:value="1.273860969569782E-2" table:formula="of:=(([.$I403]+[.$I402]))*[.$G403]*9.8/2+[.J402]" table:style-name="ce4">
            <text:p>0.0127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827" table:style-name="ce3">
            <text:p>50827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2.672000000000034" table:formula="of:=[.F403]+[.G404]" table:style-name="ce5">
            <text:p>12.672</text:p>
          </table:table-cell>
          <table:table-cell office:value-type="float" office:value="3.1E-2" table:formula="of:=([.B404]-[.B403])/1000" table:style-name="ce5">
            <text:p>0.031</text:p>
          </table:table-cell>
          <table:table-cell office:value-type="float" office:value="7.5823580000000154E-2" table:formula="of:=([.C404]+[.C403])*[.G404]*9.8/2+[.H403]" table:style-name="ce4">
            <text:p>0.075824</text:p>
          </table:table-cell>
          <table:table-cell office:value-type="float" office:value="-8.0849947534102832E-4" table:formula="of:=[.C404]-[.$N$1]" table:style-name="ce4">
            <text:p>-0.000808</text:p>
          </table:table-cell>
          <table:table-cell office:value-type="float" office:value="1.2675267555089216E-2" table:formula="of:=(([.$I404]+[.$I403]))*[.$G404]*9.8/2+[.J403]" table:style-name="ce4">
            <text:p>0.0126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860" table:style-name="ce3">
            <text:p>5086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2.705000000000034" table:formula="of:=[.F404]+[.G405]" table:style-name="ce5">
            <text:p>12.705</text:p>
          </table:table-cell>
          <table:table-cell office:value-type="float" office:value="3.3000000000000002E-2" table:formula="of:=([.B405]-[.B404])/1000" table:style-name="ce5">
            <text:p>0.033</text:p>
          </table:table-cell>
          <table:table-cell office:value-type="float" office:value="7.5920600000000157E-2" table:formula="of:=([.C405]+[.C404])*[.G405]*9.8/2+[.H404]" table:style-name="ce4">
            <text:p>0.075921</text:p>
          </table:table-cell>
          <table:table-cell office:value-type="float" office:value="3.9150052465897157E-4" table:formula="of:=[.C405]-[.$N$1]" table:style-name="ce4">
            <text:p>0.000392</text:p>
          </table:table-cell>
          <table:table-cell office:value-type="float" office:value="1.2607838824763927E-2" table:formula="of:=(([.$I405]+[.$I404]))*[.$G405]*9.8/2+[.J404]" table:style-name="ce4">
            <text:p>0.0126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891" table:style-name="ce3">
            <text:p>50891</text:p>
          </table:table-cell>
          <table:table-cell office:value-type="float" office:value="1.9E-3" table:style-name="ce4">
            <text:p>0.0019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2.736000000000034" table:formula="of:=[.F405]+[.G406]" table:style-name="ce5">
            <text:p>12.736</text:p>
          </table:table-cell>
          <table:table-cell office:value-type="float" office:value="3.1E-2" table:formula="of:=([.B406]-[.B405])/1000" table:style-name="ce5">
            <text:p>0.031</text:p>
          </table:table-cell>
          <table:table-cell office:value-type="float" office:value="7.6345920000000164E-2" table:formula="of:=([.C406]+[.C405])*[.G406]*9.8/2+[.H405]" table:style-name="ce4">
            <text:p>0.076346</text:p>
          </table:table-cell>
          <table:table-cell office:value-type="float" office:value="1.3915005246589716E-3" table:formula="of:=[.C406]-[.$N$1]" table:style-name="ce4">
            <text:p>0.001392</text:p>
          </table:table-cell>
          <table:table-cell office:value-type="float" office:value="1.2878676684155323E-2" table:formula="of:=(([.$I406]+[.$I405]))*[.$G406]*9.8/2+[.J405]" table:style-name="ce4">
            <text:p>0.0128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922" table:style-name="ce3">
            <text:p>50922</text:p>
          </table:table-cell>
          <table:table-cell office:value-type="float" office:value="-1.8E-3" table:style-name="ce4">
            <text:p>-0.0018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26999999999999" table:style-name="ce4">
            <text:p>1.012700</text:p>
          </table:table-cell>
          <table:table-cell office:value-type="float" office:value="12.767000000000035" table:formula="of:=[.F406]+[.G407]" table:style-name="ce5">
            <text:p>12.767</text:p>
          </table:table-cell>
          <table:table-cell office:value-type="float" office:value="3.1E-2" table:formula="of:=([.B407]-[.B406])/1000" table:style-name="ce5">
            <text:p>0.031</text:p>
          </table:table-cell>
          <table:table-cell office:value-type="float" office:value="7.6361110000000162E-2" table:formula="of:=([.C407]+[.C406])*[.G407]*9.8/2+[.H406]" table:style-name="ce4">
            <text:p>0.076361</text:p>
          </table:table-cell>
          <table:table-cell office:value-type="float" office:value="-2.3084994753410281E-3" table:formula="of:=[.C407]-[.$N$1]" table:style-name="ce4">
            <text:p>-0.002308</text:p>
          </table:table-cell>
          <table:table-cell office:value-type="float" office:value="1.2739384543546719E-2" table:formula="of:=(([.$I407]+[.$I406]))*[.$G407]*9.8/2+[.J406]" table:style-name="ce4">
            <text:p>0.0127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954" table:style-name="ce3">
            <text:p>50954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2.799000000000035" table:formula="of:=[.F407]+[.G408]" table:style-name="ce5">
            <text:p>12.799</text:p>
          </table:table-cell>
          <table:table-cell office:value-type="float" office:value="3.2000000000000001E-2" table:formula="of:=([.B408]-[.B407])/1000" table:style-name="ce5">
            <text:p>0.032</text:p>
          </table:table-cell>
          <table:table-cell office:value-type="float" office:value="7.6031830000000161E-2" table:formula="of:=([.C408]+[.C407])*[.G408]*9.8/2+[.H407]" table:style-name="ce4">
            <text:p>0.076032</text:p>
          </table:table-cell>
          <table:table-cell office:value-type="float" office:value="-8.0849947534102832E-4" table:formula="of:=[.C408]-[.$N$1]" table:style-name="ce4">
            <text:p>-0.000808</text:p>
          </table:table-cell>
          <table:table-cell office:value-type="float" office:value="1.2250639108079773E-2" table:formula="of:=(([.$I408]+[.$I407]))*[.$G408]*9.8/2+[.J407]" table:style-name="ce4">
            <text:p>0.0122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0986" table:style-name="ce3">
            <text:p>50986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12.831000000000035" table:formula="of:=[.F408]+[.G409]" table:style-name="ce5">
            <text:p>12.831</text:p>
          </table:table-cell>
          <table:table-cell office:value-type="float" office:value="3.2000000000000001E-2" table:formula="of:=([.B409]-[.B408])/1000" table:style-name="ce5">
            <text:p>0.032</text:p>
          </table:table-cell>
          <table:table-cell office:value-type="float" office:value="7.6235670000000158E-2" table:formula="of:=([.C409]+[.C408])*[.G409]*9.8/2+[.H408]" table:style-name="ce4">
            <text:p>0.076236</text:p>
          </table:table-cell>
          <table:table-cell office:value-type="float" office:value="1.0915005246589717E-3" table:formula="of:=[.C409]-[.$N$1]" table:style-name="ce4">
            <text:p>0.001092</text:p>
          </table:table-cell>
          <table:table-cell office:value-type="float" office:value="1.2295013672612827E-2" table:formula="of:=(([.$I409]+[.$I408]))*[.$G409]*9.8/2+[.J408]" table:style-name="ce4">
            <text:p>0.0122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017" table:style-name="ce3">
            <text:p>51017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12.862000000000036" table:formula="of:=[.F409]+[.G410]" table:style-name="ce5">
            <text:p>12.862</text:p>
          </table:table-cell>
          <table:table-cell office:value-type="float" office:value="3.1E-2" table:formula="of:=([.B410]-[.B409])/1000" table:style-name="ce5">
            <text:p>0.031</text:p>
          </table:table-cell>
          <table:table-cell office:value-type="float" office:value="7.6736940000000156E-2" table:formula="of:=([.C410]+[.C409])*[.G410]*9.8/2+[.H409]" table:style-name="ce4">
            <text:p>0.076737</text:p>
          </table:table-cell>
          <table:table-cell office:value-type="float" office:value="1.1915005246589715E-3" table:formula="of:=[.C410]-[.$N$1]" table:style-name="ce4">
            <text:p>0.001192</text:p>
          </table:table-cell>
          <table:table-cell office:value-type="float" office:value="1.2641801532004223E-2" table:formula="of:=(([.$I410]+[.$I409]))*[.$G410]*9.8/2+[.J409]" table:style-name="ce4">
            <text:p>0.0126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048" table:style-name="ce3">
            <text:p>51048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0" table:style-name="ce4">
            <text:p>0.000000</text:p>
          </table:table-cell>
          <table:table-cell office:value-type="float" office:value="1.008" table:style-name="ce4">
            <text:p>1.008000</text:p>
          </table:table-cell>
          <table:table-cell office:value-type="float" office:value="12.893000000000036" table:formula="of:=[.F410]+[.G411]" table:style-name="ce5">
            <text:p>12.893</text:p>
          </table:table-cell>
          <table:table-cell office:value-type="float" office:value="3.1E-2" table:formula="of:=([.B411]-[.B410])/1000" table:style-name="ce5">
            <text:p>0.031</text:p>
          </table:table-cell>
          <table:table-cell office:value-type="float" office:value="7.6873650000000154E-2" table:formula="of:=([.C411]+[.C410])*[.G411]*9.8/2+[.H410]" table:style-name="ce4">
            <text:p>0.076874</text:p>
          </table:table-cell>
          <table:table-cell office:value-type="float" office:value="-1.3084994753410286E-3" table:formula="of:=[.C411]-[.$N$1]" table:style-name="ce4">
            <text:p>-0.001308</text:p>
          </table:table-cell>
          <table:table-cell office:value-type="float" office:value="1.2624029391395619E-2" table:formula="of:=(([.$I411]+[.$I410]))*[.$G411]*9.8/2+[.J410]" table:style-name="ce4">
            <text:p>0.0126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081" table:style-name="ce3">
            <text:p>51081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12.926000000000036" table:formula="of:=[.F411]+[.G412]" table:style-name="ce5">
            <text:p>12.926</text:p>
          </table:table-cell>
          <table:table-cell office:value-type="float" office:value="3.3000000000000002E-2" table:formula="of:=([.B412]-[.B411])/1000" table:style-name="ce5">
            <text:p>0.033</text:p>
          </table:table-cell>
          <table:table-cell office:value-type="float" office:value="7.6663440000000152E-2" table:formula="of:=([.C412]+[.C411])*[.G412]*9.8/2+[.H411]" table:style-name="ce4">
            <text:p>0.076663</text:p>
          </table:table-cell>
          <table:table-cell office:value-type="float" office:value="-1.0084994753410284E-3" table:formula="of:=[.C412]-[.$N$1]" table:style-name="ce4">
            <text:p>-0.001008</text:p>
          </table:table-cell>
          <table:table-cell office:value-type="float" office:value="1.2249370661070331E-2" table:formula="of:=(([.$I412]+[.$I411]))*[.$G412]*9.8/2+[.J411]" table:style-name="ce4">
            <text:p>0.0122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114" table:style-name="ce3">
            <text:p>51114</text:p>
          </table:table-cell>
          <table:table-cell office:value-type="float" office:value="1E-3" table:style-name="ce4">
            <text:p>0.0010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77" table:style-name="ce4">
            <text:p>1.007700</text:p>
          </table:table-cell>
          <table:table-cell office:value-type="float" office:value="12.959000000000035" table:formula="of:=[.F412]+[.G413]" table:style-name="ce5">
            <text:p>12.959</text:p>
          </table:table-cell>
          <table:table-cell office:value-type="float" office:value="3.3000000000000002E-2" table:formula="of:=([.B413]-[.B412])/1000" table:style-name="ce5">
            <text:p>0.033</text:p>
          </table:table-cell>
          <table:table-cell office:value-type="float" office:value="7.6744290000000145E-2" table:formula="of:=([.C413]+[.C412])*[.G413]*9.8/2+[.H412]" table:style-name="ce4">
            <text:p>0.076744</text:p>
          </table:table-cell>
          <table:table-cell office:value-type="float" office:value="4.9150052465897162E-4" table:formula="of:=[.C413]-[.$N$1]" table:style-name="ce4">
            <text:p>0.000492</text:p>
          </table:table-cell>
          <table:table-cell office:value-type="float" office:value="1.2165771930745042E-2" table:formula="of:=(([.$I413]+[.$I412]))*[.$G413]*9.8/2+[.J412]" table:style-name="ce4">
            <text:p>0.0121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145" table:style-name="ce3">
            <text:p>51145</text:p>
          </table:table-cell>
          <table:table-cell office:value-type="float" office:value="-1E-4" table:style-name="ce4">
            <text:p>-0.0001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9" table:style-name="ce4">
            <text:p>1.009900</text:p>
          </table:table-cell>
          <table:table-cell office:value-type="float" office:value="12.990000000000036" table:formula="of:=[.F413]+[.G414]" table:style-name="ce5">
            <text:p>12.990</text:p>
          </table:table-cell>
          <table:table-cell office:value-type="float" office:value="3.1E-2" table:formula="of:=([.B414]-[.B413])/1000" table:style-name="ce5">
            <text:p>0.031</text:p>
          </table:table-cell>
          <table:table-cell office:value-type="float" office:value="7.6881000000000144E-2" table:formula="of:=([.C414]+[.C413])*[.G414]*9.8/2+[.H413]" table:style-name="ce4">
            <text:p>0.076881</text:p>
          </table:table-cell>
          <table:table-cell office:value-type="float" office:value="-6.0849947534102845E-4" table:formula="of:=[.C414]-[.$N$1]" table:style-name="ce4">
            <text:p>-0.000608</text:p>
          </table:table-cell>
          <table:table-cell office:value-type="float" office:value="1.2147999790136439E-2" table:formula="of:=(([.$I414]+[.$I413]))*[.$G414]*9.8/2+[.J413]" table:style-name="ce4">
            <text:p>0.0121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177" table:style-name="ce3">
            <text:p>51177</text:p>
          </table:table-cell>
          <table:table-cell office:value-type="float" office:value="1.4E-3" table:style-name="ce4">
            <text:p>0.0014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03" table:style-name="ce4">
            <text:p>1.010300</text:p>
          </table:table-cell>
          <table:table-cell office:value-type="float" office:value="13.022000000000036" table:formula="of:=[.F414]+[.G415]" table:style-name="ce5">
            <text:p>13.022</text:p>
          </table:table-cell>
          <table:table-cell office:value-type="float" office:value="3.2000000000000001E-2" table:formula="of:=([.B415]-[.B414])/1000" table:style-name="ce5">
            <text:p>0.032</text:p>
          </table:table-cell>
          <table:table-cell office:value-type="float" office:value="7.708484000000014E-2" table:formula="of:=([.C415]+[.C414])*[.G415]*9.8/2+[.H414]" table:style-name="ce4">
            <text:p>0.077085</text:p>
          </table:table-cell>
          <table:table-cell office:value-type="float" office:value="8.9150052465897158E-4" table:formula="of:=[.C415]-[.$N$1]" table:style-name="ce4">
            <text:p>0.000892</text:p>
          </table:table-cell>
          <table:table-cell office:value-type="float" office:value="1.2192374354669492E-2" table:formula="of:=(([.$I415]+[.$I414]))*[.$G415]*9.8/2+[.J414]" table:style-name="ce4">
            <text:p>0.0121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208" table:style-name="ce3">
            <text:p>51208</text:p>
          </table:table-cell>
          <table:table-cell office:value-type="float" office:value="1.5E-3" table:style-name="ce4">
            <text:p>0.001500</text:p>
          </table:table-cell>
          <table:table-cell office:value-type="float" office:value="0" table:style-name="ce4">
            <text:p>0.0000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3.053000000000036" table:formula="of:=[.F415]+[.G416]" table:style-name="ce5">
            <text:p>13.053</text:p>
          </table:table-cell>
          <table:table-cell office:value-type="float" office:value="3.1E-2" table:formula="of:=([.B416]-[.B415])/1000" table:style-name="ce5">
            <text:p>0.031</text:p>
          </table:table-cell>
          <table:table-cell office:value-type="float" office:value="7.7525350000000146E-2" table:formula="of:=([.C416]+[.C415])*[.G416]*9.8/2+[.H415]" table:style-name="ce4">
            <text:p>0.077525</text:p>
          </table:table-cell>
          <table:table-cell office:value-type="float" office:value="9.9150052465897163E-4" table:formula="of:=[.C416]-[.$N$1]" table:style-name="ce4">
            <text:p>0.000992</text:p>
          </table:table-cell>
          <table:table-cell office:value-type="float" office:value="1.2478402214060888E-2" table:formula="of:=(([.$I416]+[.$I415]))*[.$G416]*9.8/2+[.J415]" table:style-name="ce4">
            <text:p>0.0124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240" table:style-name="ce3">
            <text:p>51240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3" table:style-name="ce4">
            <text:p>1.010300</text:p>
          </table:table-cell>
          <table:table-cell office:value-type="float" office:value="13.085000000000036" table:formula="of:=[.F416]+[.G417]" table:style-name="ce5">
            <text:p>13.085</text:p>
          </table:table-cell>
          <table:table-cell office:value-type="float" office:value="3.2000000000000001E-2" table:formula="of:=([.B417]-[.B416])/1000" table:style-name="ce5">
            <text:p>0.032</text:p>
          </table:table-cell>
          <table:table-cell office:value-type="float" office:value="7.7509670000000142E-2" table:formula="of:=([.C417]+[.C416])*[.G417]*9.8/2+[.H416]" table:style-name="ce4">
            <text:p>0.077510</text:p>
          </table:table-cell>
          <table:table-cell office:value-type="float" office:value="-2.1084994753410285E-3" table:formula="of:=[.C417]-[.$N$1]" table:style-name="ce4">
            <text:p>-0.002108</text:p>
          </table:table-cell>
          <table:table-cell office:value-type="float" office:value="1.2303256778593941E-2" table:formula="of:=(([.$I417]+[.$I416]))*[.$G417]*9.8/2+[.J416]" table:style-name="ce4">
            <text:p>0.0123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272" table:style-name="ce3">
            <text:p>5127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24" table:style-name="ce4">
            <text:p>1.012400</text:p>
          </table:table-cell>
          <table:table-cell office:value-type="float" office:value="13.117000000000036" table:formula="of:=[.F417]+[.G418]" table:style-name="ce5">
            <text:p>13.117</text:p>
          </table:table-cell>
          <table:table-cell office:value-type="float" office:value="3.2000000000000001E-2" table:formula="of:=([.B418]-[.B417])/1000" table:style-name="ce5">
            <text:p>0.032</text:p>
          </table:table-cell>
          <table:table-cell office:value-type="float" office:value="7.718039000000014E-2" table:formula="of:=([.C418]+[.C417])*[.G418]*9.8/2+[.H417]" table:style-name="ce4">
            <text:p>0.077180</text:p>
          </table:table-cell>
          <table:table-cell office:value-type="float" office:value="-1.0084994753410284E-3" table:formula="of:=[.C418]-[.$N$1]" table:style-name="ce4">
            <text:p>-0.001008</text:p>
          </table:table-cell>
          <table:table-cell office:value-type="float" office:value="1.1814511343126995E-2" table:formula="of:=(([.$I418]+[.$I417]))*[.$G418]*9.8/2+[.J417]" table:style-name="ce4">
            <text:p>0.0118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305" table:style-name="ce3">
            <text:p>5130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13.150000000000036" table:formula="of:=[.F418]+[.G419]" table:style-name="ce5">
            <text:p>13.150</text:p>
          </table:table-cell>
          <table:table-cell office:value-type="float" office:value="3.3000000000000002E-2" table:formula="of:=([.B419]-[.B418])/1000" table:style-name="ce5">
            <text:p>0.033</text:p>
          </table:table-cell>
          <table:table-cell office:value-type="float" office:value="7.7148050000000135E-2" table:formula="of:=([.C419]+[.C418])*[.G419]*9.8/2+[.H418]" table:style-name="ce4">
            <text:p>0.077148</text:p>
          </table:table-cell>
          <table:table-cell office:value-type="float" office:value="-2.0849947534102843E-4" table:formula="of:=[.C419]-[.$N$1]" table:style-name="ce4">
            <text:p>-0.000208</text:p>
          </table:table-cell>
          <table:table-cell office:value-type="float" office:value="1.1617722612801707E-2" table:formula="of:=(([.$I419]+[.$I418]))*[.$G419]*9.8/2+[.J418]" table:style-name="ce4">
            <text:p>0.0116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336" table:style-name="ce3">
            <text:p>51336</text:p>
          </table:table-cell>
          <table:table-cell office:value-type="float" office:value="-1E-4" table:style-name="ce4">
            <text:p>-0.0001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3.181000000000036" table:formula="of:=[.F419]+[.G420]" table:style-name="ce5">
            <text:p>13.181</text:p>
          </table:table-cell>
          <table:table-cell office:value-type="float" office:value="3.1E-2" table:formula="of:=([.B420]-[.B419])/1000" table:style-name="ce5">
            <text:p>0.031</text:p>
          </table:table-cell>
          <table:table-cell office:value-type="float" office:value="7.7178430000000131E-2" table:formula="of:=([.C420]+[.C419])*[.G420]*9.8/2+[.H419]" table:style-name="ce4">
            <text:p>0.077178</text:p>
          </table:table-cell>
          <table:table-cell office:value-type="float" office:value="-6.0849947534102845E-4" table:formula="of:=[.C420]-[.$N$1]" table:style-name="ce4">
            <text:p>-0.000608</text:p>
          </table:table-cell>
          <table:table-cell office:value-type="float" office:value="1.1493620472193104E-2" table:formula="of:=(([.$I420]+[.$I419]))*[.$G420]*9.8/2+[.J419]" table:style-name="ce4">
            <text:p>0.0114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368" table:style-name="ce3">
            <text:p>51368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3.213000000000036" table:formula="of:=[.F420]+[.G421]" table:style-name="ce5">
            <text:p>13.213</text:p>
          </table:table-cell>
          <table:table-cell office:value-type="float" office:value="3.2000000000000001E-2" table:formula="of:=([.B421]-[.B420])/1000" table:style-name="ce5">
            <text:p>0.032</text:p>
          </table:table-cell>
          <table:table-cell office:value-type="float" office:value="7.7115710000000129E-2" table:formula="of:=([.C421]+[.C420])*[.G421]*9.8/2+[.H420]" table:style-name="ce4">
            <text:p>0.077116</text:p>
          </table:table-cell>
          <table:table-cell office:value-type="float" office:value="-8.0849947534102832E-4" table:formula="of:=[.C421]-[.$N$1]" table:style-name="ce4">
            <text:p>-0.000808</text:p>
          </table:table-cell>
          <table:table-cell office:value-type="float" office:value="1.1271435036726157E-2" table:formula="of:=(([.$I421]+[.$I420]))*[.$G421]*9.8/2+[.J420]" table:style-name="ce4">
            <text:p>0.0112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400" table:style-name="ce3">
            <text:p>51400</text:p>
          </table:table-cell>
          <table:table-cell office:value-type="float" office:value="1E-4" table:style-name="ce4">
            <text:p>0.0001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3.245000000000037" table:formula="of:=[.F421]+[.G422]" table:style-name="ce5">
            <text:p>13.245</text:p>
          </table:table-cell>
          <table:table-cell office:value-type="float" office:value="3.2000000000000001E-2" table:formula="of:=([.B422]-[.B421])/1000" table:style-name="ce5">
            <text:p>0.032</text:p>
          </table:table-cell>
          <table:table-cell office:value-type="float" office:value="7.7084350000000135E-2" table:formula="of:=([.C422]+[.C421])*[.G422]*9.8/2+[.H421]" table:style-name="ce4">
            <text:p>0.077084</text:p>
          </table:table-cell>
          <table:table-cell office:value-type="float" office:value="-4.0849947534102841E-4" table:formula="of:=[.C422]-[.$N$1]" table:style-name="ce4">
            <text:p>-0.000408</text:p>
          </table:table-cell>
          <table:table-cell office:value-type="float" office:value="1.1080609601259211E-2" table:formula="of:=(([.$I422]+[.$I421]))*[.$G422]*9.8/2+[.J421]" table:style-name="ce4">
            <text:p>0.0110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432" table:style-name="ce3">
            <text:p>51432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3.277000000000037" table:formula="of:=[.F422]+[.G423]" table:style-name="ce5">
            <text:p>13.277</text:p>
          </table:table-cell>
          <table:table-cell office:value-type="float" office:value="3.2000000000000001E-2" table:formula="of:=([.B423]-[.B422])/1000" table:style-name="ce5">
            <text:p>0.032</text:p>
          </table:table-cell>
          <table:table-cell office:value-type="float" office:value="7.7194110000000135E-2" table:formula="of:=([.C423]+[.C422])*[.G423]*9.8/2+[.H422]" table:style-name="ce4">
            <text:p>0.077194</text:p>
          </table:table-cell>
          <table:table-cell office:value-type="float" office:value="9.1500524658971543E-5" table:formula="of:=[.C423]-[.$N$1]" table:style-name="ce4">
            <text:p>0.000092</text:p>
          </table:table-cell>
          <table:table-cell office:value-type="float" office:value="1.1030904165792265E-2" table:formula="of:=(([.$I423]+[.$I422]))*[.$G423]*9.8/2+[.J422]" table:style-name="ce4">
            <text:p>0.0110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463" table:style-name="ce3">
            <text:p>51463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5" table:style-name="ce4">
            <text:p>1.008500</text:p>
          </table:table-cell>
          <table:table-cell office:value-type="float" office:value="13.308000000000037" table:formula="of:=[.F423]+[.G424]" table:style-name="ce5">
            <text:p>13.308</text:p>
          </table:table-cell>
          <table:table-cell office:value-type="float" office:value="3.1E-2" table:formula="of:=([.B424]-[.B423])/1000" table:style-name="ce5">
            <text:p>0.031</text:p>
          </table:table-cell>
          <table:table-cell office:value-type="float" office:value="7.7543480000000137E-2" table:formula="of:=([.C424]+[.C423])*[.G424]*9.8/2+[.H423]" table:style-name="ce4">
            <text:p>0.077543</text:p>
          </table:table-cell>
          <table:table-cell office:value-type="float" office:value="1.1915005246589715E-3" table:formula="of:=[.C424]-[.$N$1]" table:style-name="ce4">
            <text:p>0.001192</text:p>
          </table:table-cell>
          <table:table-cell office:value-type="float" office:value="1.1225792025183661E-2" table:formula="of:=(([.$I424]+[.$I423]))*[.$G424]*9.8/2+[.J423]" table:style-name="ce4">
            <text:p>0.0112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494" table:style-name="ce3">
            <text:p>51494</text:p>
          </table:table-cell>
          <table:table-cell office:value-type="float" office:value="1.8E-3" table:style-name="ce4">
            <text:p>0.0018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13.339000000000038" table:formula="of:=[.F424]+[.G425]" table:style-name="ce5">
            <text:p>13.339</text:p>
          </table:table-cell>
          <table:table-cell office:value-type="float" office:value="3.1E-2" table:formula="of:=([.B425]-[.B424])/1000" table:style-name="ce5">
            <text:p>0.031</text:p>
          </table:table-cell>
          <table:table-cell office:value-type="float" office:value="7.8075130000000131E-2" table:formula="of:=([.C425]+[.C424])*[.G425]*9.8/2+[.H424]" table:style-name="ce4">
            <text:p>0.078075</text:p>
          </table:table-cell>
          <table:table-cell office:value-type="float" office:value="1.2915005246589715E-3" table:formula="of:=[.C425]-[.$N$1]" table:style-name="ce4">
            <text:p>0.001292</text:p>
          </table:table-cell>
          <table:table-cell office:value-type="float" office:value="1.1602959884575057E-2" table:formula="of:=(([.$I425]+[.$I424]))*[.$G425]*9.8/2+[.J424]" table:style-name="ce4">
            <text:p>0.0116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525" table:style-name="ce3">
            <text:p>51525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5" table:style-name="ce4">
            <text:p>1.010500</text:p>
          </table:table-cell>
          <table:table-cell office:value-type="float" office:value="13.370000000000038" table:formula="of:=[.F425]+[.G426]" table:style-name="ce5">
            <text:p>13.370</text:p>
          </table:table-cell>
          <table:table-cell office:value-type="float" office:value="3.1E-2" table:formula="of:=([.B426]-[.B425])/1000" table:style-name="ce5">
            <text:p>0.031</text:p>
          </table:table-cell>
          <table:table-cell office:value-type="float" office:value="7.8227030000000128E-2" table:formula="of:=([.C426]+[.C425])*[.G426]*9.8/2+[.H425]" table:style-name="ce4">
            <text:p>0.078227</text:p>
          </table:table-cell>
          <table:table-cell office:value-type="float" office:value="-1.3084994753410286E-3" table:formula="of:=[.C426]-[.$N$1]" table:style-name="ce4">
            <text:p>-0.001308</text:p>
          </table:table-cell>
          <table:table-cell office:value-type="float" office:value="1.1600377743966453E-2" table:formula="of:=(([.$I426]+[.$I425]))*[.$G426]*9.8/2+[.J425]" table:style-name="ce4">
            <text:p>0.0116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557" table:style-name="ce3">
            <text:p>51557</text:p>
          </table:table-cell>
          <table:table-cell office:value-type="float" office:value="0" table:style-name="ce4">
            <text:p>0.0000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3.402000000000038" table:formula="of:=[.F426]+[.G427]" table:style-name="ce5">
            <text:p>13.402</text:p>
          </table:table-cell>
          <table:table-cell office:value-type="float" office:value="3.2000000000000001E-2" table:formula="of:=([.B427]-[.B426])/1000" table:style-name="ce5">
            <text:p>0.032</text:p>
          </table:table-cell>
          <table:table-cell office:value-type="float" office:value="7.8101590000000123E-2" table:formula="of:=([.C427]+[.C426])*[.G427]*9.8/2+[.H426]" table:style-name="ce4">
            <text:p>0.078102</text:p>
          </table:table-cell>
          <table:table-cell office:value-type="float" office:value="-5.084994753410284E-4" table:formula="of:=[.C427]-[.$N$1]" table:style-name="ce4">
            <text:p>-0.000508</text:p>
          </table:table-cell>
          <table:table-cell office:value-type="float" office:value="1.1315472308499507E-2" table:formula="of:=(([.$I427]+[.$I426]))*[.$G427]*9.8/2+[.J426]" table:style-name="ce4">
            <text:p>0.0113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589" table:style-name="ce3">
            <text:p>51589</text:p>
          </table:table-cell>
          <table:table-cell office:value-type="float" office:value="1E-3" table:style-name="ce4">
            <text:p>0.0010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3.434000000000038" table:formula="of:=[.F427]+[.G428]" table:style-name="ce5">
            <text:p>13.434</text:p>
          </table:table-cell>
          <table:table-cell office:value-type="float" office:value="3.2000000000000001E-2" table:formula="of:=([.B428]-[.B427])/1000" table:style-name="ce5">
            <text:p>0.032</text:p>
          </table:table-cell>
          <table:table-cell office:value-type="float" office:value="7.8258390000000122E-2" table:formula="of:=([.C428]+[.C427])*[.G428]*9.8/2+[.H427]" table:style-name="ce4">
            <text:p>0.078258</text:p>
          </table:table-cell>
          <table:table-cell office:value-type="float" office:value="4.9150052465897162E-4" table:formula="of:=[.C428]-[.$N$1]" table:style-name="ce4">
            <text:p>0.000492</text:p>
          </table:table-cell>
          <table:table-cell office:value-type="float" office:value="1.1312806873032561E-2" table:formula="of:=(([.$I428]+[.$I427]))*[.$G428]*9.8/2+[.J427]" table:style-name="ce4">
            <text:p>0.0113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620" table:style-name="ce3">
            <text:p>5162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1" table:style-name="ce4">
            <text:p>1.010100</text:p>
          </table:table-cell>
          <table:table-cell office:value-type="float" office:value="13.465000000000039" table:formula="of:=[.F428]+[.G429]" table:style-name="ce5">
            <text:p>13.465</text:p>
          </table:table-cell>
          <table:table-cell office:value-type="float" office:value="3.1E-2" table:formula="of:=([.B429]-[.B428])/1000" table:style-name="ce5">
            <text:p>0.031</text:p>
          </table:table-cell>
          <table:table-cell office:value-type="float" office:value="7.8592570000000125E-2" table:formula="of:=([.C429]+[.C428])*[.G429]*9.8/2+[.H428]" table:style-name="ce4">
            <text:p>0.078593</text:p>
          </table:table-cell>
          <table:table-cell office:value-type="float" office:value="6.9150052465897149E-4" table:formula="of:=[.C429]-[.$N$1]" table:style-name="ce4">
            <text:p>0.000692</text:p>
          </table:table-cell>
          <table:table-cell office:value-type="float" office:value="1.1492504732423957E-2" table:formula="of:=(([.$I429]+[.$I428]))*[.$G429]*9.8/2+[.J428]" table:style-name="ce4">
            <text:p>0.0114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651" table:style-name="ce3">
            <text:p>51651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3.49600000000004" table:formula="of:=[.F429]+[.G430]" table:style-name="ce5">
            <text:p>13.496</text:p>
          </table:table-cell>
          <table:table-cell office:value-type="float" office:value="3.1E-2" table:formula="of:=([.B430]-[.B429])/1000" table:style-name="ce5">
            <text:p>0.031</text:p>
          </table:table-cell>
          <table:table-cell office:value-type="float" office:value="7.8941940000000127E-2" table:formula="of:=([.C430]+[.C429])*[.G430]*9.8/2+[.H429]" table:style-name="ce4">
            <text:p>0.078942</text:p>
          </table:table-cell>
          <table:table-cell office:value-type="float" office:value="5.9150052465897166E-4" table:formula="of:=[.C430]-[.$N$1]" table:style-name="ce4">
            <text:p>0.000592</text:p>
          </table:table-cell>
          <table:table-cell office:value-type="float" office:value="1.1687392591815353E-2" table:formula="of:=(([.$I430]+[.$I429]))*[.$G430]*9.8/2+[.J429]" table:style-name="ce4">
            <text:p>0.0116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682" table:style-name="ce3">
            <text:p>51682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13.52700000000004" table:formula="of:=[.F430]+[.G431]" table:style-name="ce5">
            <text:p>13.527</text:p>
          </table:table-cell>
          <table:table-cell office:value-type="float" office:value="3.1E-2" table:formula="of:=([.B431]-[.B430])/1000" table:style-name="ce5">
            <text:p>0.031</text:p>
          </table:table-cell>
          <table:table-cell office:value-type="float" office:value="7.9184980000000127E-2" table:formula="of:=([.C431]+[.C430])*[.G431]*9.8/2+[.H430]" table:style-name="ce4">
            <text:p>0.079185</text:p>
          </table:table-cell>
          <table:table-cell office:value-type="float" office:value="-8.4994753410283942E-6" table:formula="of:=[.C431]-[.$N$1]" table:style-name="ce4">
            <text:p>-0.000008</text:p>
          </table:table-cell>
          <table:table-cell office:value-type="float" office:value="1.1775950451206749E-2" table:formula="of:=(([.$I431]+[.$I430]))*[.$G431]*9.8/2+[.J430]" table:style-name="ce4">
            <text:p>0.0117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713" table:style-name="ce3">
            <text:p>51713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3.558000000000041" table:formula="of:=[.F431]+[.G432]" table:style-name="ce5">
            <text:p>13.558</text:p>
          </table:table-cell>
          <table:table-cell office:value-type="float" office:value="3.1E-2" table:formula="of:=([.B432]-[.B431])/1000" table:style-name="ce5">
            <text:p>0.031</text:p>
          </table:table-cell>
          <table:table-cell office:value-type="float" office:value="7.9352070000000122E-2" table:formula="of:=([.C432]+[.C431])*[.G432]*9.8/2+[.H431]" table:style-name="ce4">
            <text:p>0.079352</text:p>
          </table:table-cell>
          <table:table-cell office:value-type="float" office:value="9.1500524658971543E-5" table:formula="of:=[.C432]-[.$N$1]" table:style-name="ce4">
            <text:p>0.000092</text:p>
          </table:table-cell>
          <table:table-cell office:value-type="float" office:value="1.1788558310598145E-2" table:formula="of:=(([.$I432]+[.$I431]))*[.$G432]*9.8/2+[.J431]" table:style-name="ce4">
            <text:p>0.0117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744" table:style-name="ce3">
            <text:p>51744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3.589000000000041" table:formula="of:=[.F432]+[.G433]" table:style-name="ce5">
            <text:p>13.589</text:p>
          </table:table-cell>
          <table:table-cell office:value-type="float" office:value="3.1E-2" table:formula="of:=([.B433]-[.B432])/1000" table:style-name="ce5">
            <text:p>0.031</text:p>
          </table:table-cell>
          <table:table-cell office:value-type="float" office:value="7.9625490000000118E-2" table:formula="of:=([.C433]+[.C432])*[.G433]*9.8/2+[.H432]" table:style-name="ce4">
            <text:p>0.079625</text:p>
          </table:table-cell>
          <table:table-cell office:value-type="float" office:value="6.9150052465897149E-4" table:formula="of:=[.C433]-[.$N$1]" table:style-name="ce4">
            <text:p>0.000692</text:p>
          </table:table-cell>
          <table:table-cell office:value-type="float" office:value="1.1907496169989542E-2" table:formula="of:=(([.$I433]+[.$I432]))*[.$G433]*9.8/2+[.J432]" table:style-name="ce4">
            <text:p>0.0119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775" table:style-name="ce3">
            <text:p>51775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8" table:style-name="ce4">
            <text:p>1.009800</text:p>
          </table:table-cell>
          <table:table-cell office:value-type="float" office:value="13.620000000000042" table:formula="of:=[.F433]+[.G434]" table:style-name="ce5">
            <text:p>13.620</text:p>
          </table:table-cell>
          <table:table-cell office:value-type="float" office:value="3.1E-2" table:formula="of:=([.B434]-[.B433])/1000" table:style-name="ce5">
            <text:p>0.031</text:p>
          </table:table-cell>
          <table:table-cell office:value-type="float" office:value="8.0141950000000114E-2" table:formula="of:=([.C434]+[.C433])*[.G434]*9.8/2+[.H433]" table:style-name="ce4">
            <text:p>0.080142</text:p>
          </table:table-cell>
          <table:table-cell office:value-type="float" office:value="1.6915005246589717E-3" table:formula="of:=[.C434]-[.$N$1]" table:style-name="ce4">
            <text:p>0.001692</text:p>
          </table:table-cell>
          <table:table-cell office:value-type="float" office:value="1.2269474029380938E-2" table:formula="of:=(([.$I434]+[.$I433]))*[.$G434]*9.8/2+[.J433]" table:style-name="ce4">
            <text:p>0.0122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806" table:style-name="ce3">
            <text:p>51806</text:p>
          </table:table-cell>
          <table:table-cell office:value-type="float" office:value="0" table:style-name="ce4">
            <text:p>0.0000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7" table:style-name="ce4">
            <text:p>1.009700</text:p>
          </table:table-cell>
          <table:table-cell office:value-type="float" office:value="13.651000000000042" table:formula="of:=[.F434]+[.G435]" table:style-name="ce5">
            <text:p>13.651</text:p>
          </table:table-cell>
          <table:table-cell office:value-type="float" office:value="3.1E-2" table:formula="of:=([.B435]-[.B434])/1000" table:style-name="ce5">
            <text:p>0.031</text:p>
          </table:table-cell>
          <table:table-cell office:value-type="float" office:value="8.0476130000000118E-2" table:formula="of:=([.C435]+[.C434])*[.G435]*9.8/2+[.H434]" table:style-name="ce4">
            <text:p>0.080476</text:p>
          </table:table-cell>
          <table:table-cell office:value-type="float" office:value="-5.084994753410284E-4" table:formula="of:=[.C435]-[.$N$1]" table:style-name="ce4">
            <text:p>-0.000508</text:p>
          </table:table-cell>
          <table:table-cell office:value-type="float" office:value="1.2449171888772334E-2" table:formula="of:=(([.$I435]+[.$I434]))*[.$G435]*9.8/2+[.J434]" table:style-name="ce4">
            <text:p>0.0124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838" table:style-name="ce3">
            <text:p>51838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3.683000000000042" table:formula="of:=[.F435]+[.G436]" table:style-name="ce5">
            <text:p>13.683</text:p>
          </table:table-cell>
          <table:table-cell office:value-type="float" office:value="3.2000000000000001E-2" table:formula="of:=([.B436]-[.B435])/1000" table:style-name="ce5">
            <text:p>0.032</text:p>
          </table:table-cell>
          <table:table-cell office:value-type="float" office:value="8.0335010000000123E-2" table:formula="of:=([.C436]+[.C435])*[.G436]*9.8/2+[.H435]" table:style-name="ce4">
            <text:p>0.080335</text:p>
          </table:table-cell>
          <table:table-cell office:value-type="float" office:value="-1.4084994753410284E-3" table:formula="of:=[.C436]-[.$N$1]" table:style-name="ce4">
            <text:p>-0.001408</text:p>
          </table:table-cell>
          <table:table-cell office:value-type="float" office:value="1.2148586453305387E-2" table:formula="of:=(([.$I436]+[.$I435]))*[.$G436]*9.8/2+[.J435]" table:style-name="ce4">
            <text:p>0.0121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870" table:style-name="ce3">
            <text:p>51870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3.715000000000042" table:formula="of:=[.F436]+[.G437]" table:style-name="ce5">
            <text:p>13.715</text:p>
          </table:table-cell>
          <table:table-cell office:value-type="float" office:value="3.2000000000000001E-2" table:formula="of:=([.B437]-[.B436])/1000" table:style-name="ce5">
            <text:p>0.032</text:p>
          </table:table-cell>
          <table:table-cell office:value-type="float" office:value="7.992733000000013E-2" table:formula="of:=([.C437]+[.C436])*[.G437]*9.8/2+[.H436]" table:style-name="ce4">
            <text:p>0.079927</text:p>
          </table:table-cell>
          <table:table-cell office:value-type="float" office:value="-2.2084994753410283E-3" table:formula="of:=[.C437]-[.$N$1]" table:style-name="ce4">
            <text:p>-0.002208</text:p>
          </table:table-cell>
          <table:table-cell office:value-type="float" office:value="1.158144101783844E-2" table:formula="of:=(([.$I437]+[.$I436]))*[.$G437]*9.8/2+[.J436]" table:style-name="ce4">
            <text:p>0.0115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902" table:style-name="ce3">
            <text:p>51902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5" table:style-name="ce4">
            <text:p>1.010500</text:p>
          </table:table-cell>
          <table:table-cell office:value-type="float" office:value="13.747000000000043" table:formula="of:=[.F437]+[.G438]" table:style-name="ce5">
            <text:p>13.747</text:p>
          </table:table-cell>
          <table:table-cell office:value-type="float" office:value="3.2000000000000001E-2" table:formula="of:=([.B438]-[.B437])/1000" table:style-name="ce5">
            <text:p>0.032</text:p>
          </table:table-cell>
          <table:table-cell office:value-type="float" office:value="7.9801890000000125E-2" table:formula="of:=([.C438]+[.C437])*[.G438]*9.8/2+[.H437]" table:style-name="ce4">
            <text:p>0.079802</text:p>
          </table:table-cell>
          <table:table-cell office:value-type="float" office:value="3.9150052465897157E-4" table:formula="of:=[.C438]-[.$N$1]" table:style-name="ce4">
            <text:p>0.000392</text:p>
          </table:table-cell>
          <table:table-cell office:value-type="float" office:value="1.1296535582371495E-2" table:formula="of:=(([.$I438]+[.$I437]))*[.$G438]*9.8/2+[.J437]" table:style-name="ce4">
            <text:p>0.0112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933" table:style-name="ce3">
            <text:p>51933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3.778000000000043" table:formula="of:=[.F438]+[.G439]" table:style-name="ce5">
            <text:p>13.778</text:p>
          </table:table-cell>
          <table:table-cell office:value-type="float" office:value="3.1E-2" table:formula="of:=([.B439]-[.B438])/1000" table:style-name="ce5">
            <text:p>0.031</text:p>
          </table:table-cell>
          <table:table-cell office:value-type="float" office:value="7.9984170000000132E-2" table:formula="of:=([.C439]+[.C438])*[.G439]*9.8/2+[.H438]" table:style-name="ce4">
            <text:p>0.079984</text:p>
          </table:table-cell>
          <table:table-cell office:value-type="float" office:value="-2.0849947534102843E-4" table:formula="of:=[.C439]-[.$N$1]" table:style-name="ce4">
            <text:p>-0.000208</text:p>
          </table:table-cell>
          <table:table-cell office:value-type="float" office:value="1.1324333441762891E-2" table:formula="of:=(([.$I439]+[.$I438]))*[.$G439]*9.8/2+[.J438]" table:style-name="ce4">
            <text:p>0.0113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964" table:style-name="ce3">
            <text:p>51964</text:p>
          </table:table-cell>
          <table:table-cell office:value-type="float" office:value="1.5E-3" table:style-name="ce4">
            <text:p>0.0015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84" table:style-name="ce4">
            <text:p>1.008400</text:p>
          </table:table-cell>
          <table:table-cell office:value-type="float" office:value="13.809000000000044" table:formula="of:=[.F439]+[.G440]" table:style-name="ce5">
            <text:p>13.809</text:p>
          </table:table-cell>
          <table:table-cell office:value-type="float" office:value="3.1E-2" table:formula="of:=([.B440]-[.B439])/1000" table:style-name="ce5">
            <text:p>0.031</text:p>
          </table:table-cell>
          <table:table-cell office:value-type="float" office:value="8.0257590000000129E-2" table:formula="of:=([.C440]+[.C439])*[.G440]*9.8/2+[.H439]" table:style-name="ce4">
            <text:p>0.080258</text:p>
          </table:table-cell>
          <table:table-cell office:value-type="float" office:value="9.9150052465897163E-4" table:formula="of:=[.C440]-[.$N$1]" table:style-name="ce4">
            <text:p>0.000992</text:p>
          </table:table-cell>
          <table:table-cell office:value-type="float" office:value="1.1443271301154287E-2" table:formula="of:=(([.$I440]+[.$I439]))*[.$G440]*9.8/2+[.J439]" table:style-name="ce4">
            <text:p>0.0114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1995" table:style-name="ce3">
            <text:p>51995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17" table:style-name="ce4">
            <text:p>1.011700</text:p>
          </table:table-cell>
          <table:table-cell office:value-type="float" office:value="13.840000000000044" table:formula="of:=[.F440]+[.G441]" table:style-name="ce5">
            <text:p>13.840</text:p>
          </table:table-cell>
          <table:table-cell office:value-type="float" office:value="3.1E-2" table:formula="of:=([.B441]-[.B440])/1000" table:style-name="ce5">
            <text:p>0.031</text:p>
          </table:table-cell>
          <table:table-cell office:value-type="float" office:value="8.060696000000013E-2" table:formula="of:=([.C441]+[.C440])*[.G441]*9.8/2+[.H440]" table:style-name="ce4">
            <text:p>0.080607</text:p>
          </table:table-cell>
          <table:table-cell office:value-type="float" office:value="2.9150052465897163E-4" table:formula="of:=[.C441]-[.$N$1]" table:style-name="ce4">
            <text:p>0.000292</text:p>
          </table:table-cell>
          <table:table-cell office:value-type="float" office:value="1.1638159160545683E-2" table:formula="of:=(([.$I441]+[.$I440]))*[.$G441]*9.8/2+[.J440]" table:style-name="ce4">
            <text:p>0.0116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026" table:style-name="ce3">
            <text:p>52026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13.871000000000045" table:formula="of:=[.F441]+[.G442]" table:style-name="ce5">
            <text:p>13.871</text:p>
          </table:table-cell>
          <table:table-cell office:value-type="float" office:value="3.1E-2" table:formula="of:=([.B442]-[.B441])/1000" table:style-name="ce5">
            <text:p>0.031</text:p>
          </table:table-cell>
          <table:table-cell office:value-type="float" office:value="8.0819620000000134E-2" table:formula="of:=([.C442]+[.C441])*[.G442]*9.8/2+[.H441]" table:style-name="ce4">
            <text:p>0.080820</text:p>
          </table:table-cell>
          <table:table-cell office:value-type="float" office:value="9.1500524658971543E-5" table:formula="of:=[.C442]-[.$N$1]" table:style-name="ce4">
            <text:p>0.000092</text:p>
          </table:table-cell>
          <table:table-cell office:value-type="float" office:value="1.1696337019937079E-2" table:formula="of:=(([.$I442]+[.$I441]))*[.$G442]*9.8/2+[.J441]" table:style-name="ce4">
            <text:p>0.0116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057" table:style-name="ce3">
            <text:p>52057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04" table:style-name="ce4">
            <text:p>1.010400</text:p>
          </table:table-cell>
          <table:table-cell office:value-type="float" office:value="13.902000000000045" table:formula="of:=[.F442]+[.G443]" table:style-name="ce5">
            <text:p>13.902</text:p>
          </table:table-cell>
          <table:table-cell office:value-type="float" office:value="3.1E-2" table:formula="of:=([.B443]-[.B442])/1000" table:style-name="ce5">
            <text:p>0.031</text:p>
          </table:table-cell>
          <table:table-cell office:value-type="float" office:value="8.097152000000013E-2" table:formula="of:=([.C443]+[.C442])*[.G443]*9.8/2+[.H442]" table:style-name="ce4">
            <text:p>0.080972</text:p>
          </table:table-cell>
          <table:table-cell office:value-type="float" office:value="-1.0849947534102839E-4" table:formula="of:=[.C443]-[.$N$1]" table:style-name="ce4">
            <text:p>-0.000108</text:p>
          </table:table-cell>
          <table:table-cell office:value-type="float" office:value="1.1693754879328475E-2" table:formula="of:=(([.$I443]+[.$I442]))*[.$G443]*9.8/2+[.J442]" table:style-name="ce4">
            <text:p>0.0116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088" table:style-name="ce3">
            <text:p>52088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44999999999999" table:style-name="ce4">
            <text:p>1.004500</text:p>
          </table:table-cell>
          <table:table-cell office:value-type="float" office:value="13.933000000000046" table:formula="of:=[.F443]+[.G444]" table:style-name="ce5">
            <text:p>13.933</text:p>
          </table:table-cell>
          <table:table-cell office:value-type="float" office:value="3.1E-2" table:formula="of:=([.B444]-[.B443])/1000" table:style-name="ce5">
            <text:p>0.031</text:p>
          </table:table-cell>
          <table:table-cell office:value-type="float" office:value="8.1412030000000135E-2" table:formula="of:=([.C444]+[.C443])*[.G444]*9.8/2+[.H443]" table:style-name="ce4">
            <text:p>0.081412</text:p>
          </table:table-cell>
          <table:table-cell office:value-type="float" office:value="1.9915005246589719E-3" table:formula="of:=[.C444]-[.$N$1]" table:style-name="ce4">
            <text:p>0.001992</text:p>
          </table:table-cell>
          <table:table-cell office:value-type="float" office:value="1.1979782738719871E-2" table:formula="of:=(([.$I444]+[.$I443]))*[.$G444]*9.8/2+[.J443]" table:style-name="ce4">
            <text:p>0.0119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119" table:style-name="ce3">
            <text:p>52119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98" table:style-name="ce4">
            <text:p>1.009800</text:p>
          </table:table-cell>
          <table:table-cell office:value-type="float" office:value="13.964000000000047" table:formula="of:=[.F444]+[.G445]" table:style-name="ce5">
            <text:p>13.964</text:p>
          </table:table-cell>
          <table:table-cell office:value-type="float" office:value="3.1E-2" table:formula="of:=([.B445]-[.B444])/1000" table:style-name="ce5">
            <text:p>0.031</text:p>
          </table:table-cell>
          <table:table-cell office:value-type="float" office:value="8.1867730000000138E-2" table:formula="of:=([.C445]+[.C444])*[.G445]*9.8/2+[.H444]" table:style-name="ce4">
            <text:p>0.081868</text:p>
          </table:table-cell>
          <table:table-cell office:value-type="float" office:value="-8.4994753410283942E-6" table:formula="of:=[.C445]-[.$N$1]" table:style-name="ce4">
            <text:p>-0.000008</text:p>
          </table:table-cell>
          <table:table-cell office:value-type="float" office:value="1.2281000598111267E-2" table:formula="of:=(([.$I445]+[.$I444]))*[.$G445]*9.8/2+[.J444]" table:style-name="ce4">
            <text:p>0.0122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150" table:style-name="ce3">
            <text:p>5215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21" table:style-name="ce4">
            <text:p>1.012100</text:p>
          </table:table-cell>
          <table:table-cell office:value-type="float" office:value="13.995000000000047" table:formula="of:=[.F445]+[.G446]" table:style-name="ce5">
            <text:p>13.995</text:p>
          </table:table-cell>
          <table:table-cell office:value-type="float" office:value="3.1E-2" table:formula="of:=([.B446]-[.B445])/1000" table:style-name="ce5">
            <text:p>0.031</text:p>
          </table:table-cell>
          <table:table-cell office:value-type="float" office:value="8.2019630000000135E-2" table:formula="of:=([.C446]+[.C445])*[.G446]*9.8/2+[.H445]" table:style-name="ce4">
            <text:p>0.082020</text:p>
          </table:table-cell>
          <table:table-cell office:value-type="float" office:value="-8.4994753410283942E-6" table:formula="of:=[.C446]-[.$N$1]" table:style-name="ce4">
            <text:p>-0.000008</text:p>
          </table:table-cell>
          <table:table-cell office:value-type="float" office:value="1.2278418457502664E-2" table:formula="of:=(([.$I446]+[.$I445]))*[.$G446]*9.8/2+[.J445]" table:style-name="ce4">
            <text:p>0.0122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181" table:style-name="ce3">
            <text:p>52181</text:p>
          </table:table-cell>
          <table:table-cell office:value-type="float" office:value="1.9E-3" table:style-name="ce4">
            <text:p>0.0019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84" table:style-name="ce4">
            <text:p>1.008400</text:p>
          </table:table-cell>
          <table:table-cell office:value-type="float" office:value="14.026000000000048" table:formula="of:=[.F446]+[.G447]" table:style-name="ce5">
            <text:p>14.026</text:p>
          </table:table-cell>
          <table:table-cell office:value-type="float" office:value="3.1E-2" table:formula="of:=([.B447]-[.B446])/1000" table:style-name="ce5">
            <text:p>0.031</text:p>
          </table:table-cell>
          <table:table-cell office:value-type="float" office:value="8.2384190000000135E-2" table:formula="of:=([.C447]+[.C446])*[.G447]*9.8/2+[.H446]" table:style-name="ce4">
            <text:p>0.082384</text:p>
          </table:table-cell>
          <table:table-cell office:value-type="float" office:value="1.3915005246589716E-3" table:formula="of:=[.C447]-[.$N$1]" table:style-name="ce4">
            <text:p>0.001392</text:p>
          </table:table-cell>
          <table:table-cell office:value-type="float" office:value="1.248849631689406E-2" table:formula="of:=(([.$I447]+[.$I446]))*[.$G447]*9.8/2+[.J446]" table:style-name="ce4">
            <text:p>0.0124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213" table:style-name="ce3">
            <text:p>52213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9" table:style-name="ce4">
            <text:p>1.009900</text:p>
          </table:table-cell>
          <table:table-cell office:value-type="float" office:value="14.058000000000048" table:formula="of:=[.F447]+[.G448]" table:style-name="ce5">
            <text:p>14.058</text:p>
          </table:table-cell>
          <table:table-cell office:value-type="float" office:value="3.2000000000000001E-2" table:formula="of:=([.B448]-[.B447])/1000" table:style-name="ce5">
            <text:p>0.032</text:p>
          </table:table-cell>
          <table:table-cell office:value-type="float" office:value="8.2854590000000131E-2" table:formula="of:=([.C448]+[.C447])*[.G448]*9.8/2+[.H447]" table:style-name="ce4">
            <text:p>0.082855</text:p>
          </table:table-cell>
          <table:table-cell office:value-type="float" office:value="5.9150052465897166E-4" table:formula="of:=[.C448]-[.$N$1]" table:style-name="ce4">
            <text:p>0.000592</text:p>
          </table:table-cell>
          <table:table-cell office:value-type="float" office:value="1.2799430881427112E-2" table:formula="of:=(([.$I448]+[.$I447]))*[.$G448]*9.8/2+[.J447]" table:style-name="ce4">
            <text:p>0.0127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244" table:style-name="ce3">
            <text:p>52244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104" table:style-name="ce4">
            <text:p>1.010400</text:p>
          </table:table-cell>
          <table:table-cell office:value-type="float" office:value="14.089000000000048" table:formula="of:=[.F448]+[.G449]" table:style-name="ce5">
            <text:p>14.089</text:p>
          </table:table-cell>
          <table:table-cell office:value-type="float" office:value="3.1E-2" table:formula="of:=([.B449]-[.B448])/1000" table:style-name="ce5">
            <text:p>0.031</text:p>
          </table:table-cell>
          <table:table-cell office:value-type="float" office:value="8.2976110000000131E-2" table:formula="of:=([.C449]+[.C448])*[.G449]*9.8/2+[.H448]" table:style-name="ce4">
            <text:p>0.082976</text:p>
          </table:table-cell>
          <table:table-cell office:value-type="float" office:value="-8.0849947534102832E-4" table:formula="of:=[.C449]-[.$N$1]" table:style-name="ce4">
            <text:p>-0.000808</text:p>
          </table:table-cell>
          <table:table-cell office:value-type="float" office:value="1.2766468740818509E-2" table:formula="of:=(([.$I449]+[.$I448]))*[.$G449]*9.8/2+[.J448]" table:style-name="ce4">
            <text:p>0.0127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276" table:style-name="ce3">
            <text:p>52276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4.121000000000048" table:formula="of:=[.F449]+[.G450]" table:style-name="ce5">
            <text:p>14.121</text:p>
          </table:table-cell>
          <table:table-cell office:value-type="float" office:value="3.2000000000000001E-2" table:formula="of:=([.B450]-[.B449])/1000" table:style-name="ce5">
            <text:p>0.032</text:p>
          </table:table-cell>
          <table:table-cell office:value-type="float" office:value="8.2678190000000137E-2" table:formula="of:=([.C450]+[.C449])*[.G450]*9.8/2+[.H449]" table:style-name="ce4">
            <text:p>0.082678</text:p>
          </table:table-cell>
          <table:table-cell office:value-type="float" office:value="-2.1084994753410285E-3" table:formula="of:=[.C450]-[.$N$1]" table:style-name="ce4">
            <text:p>-0.002108</text:p>
          </table:table-cell>
          <table:table-cell office:value-type="float" office:value="1.2309083305351562E-2" table:formula="of:=(([.$I450]+[.$I449]))*[.$G450]*9.8/2+[.J449]" table:style-name="ce4">
            <text:p>0.0123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308" table:style-name="ce3">
            <text:p>52308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14.153000000000048" table:formula="of:=[.F450]+[.G451]" table:style-name="ce5">
            <text:p>14.153</text:p>
          </table:table-cell>
          <table:table-cell office:value-type="float" office:value="3.2000000000000001E-2" table:formula="of:=([.B451]-[.B450])/1000" table:style-name="ce5">
            <text:p>0.032</text:p>
          </table:table-cell>
          <table:table-cell office:value-type="float" office:value="8.2913390000000142E-2" table:formula="of:=([.C451]+[.C450])*[.G451]*9.8/2+[.H450]" table:style-name="ce4">
            <text:p>0.082913</text:p>
          </table:table-cell>
          <table:table-cell office:value-type="float" office:value="2.5915005246589717E-3" table:formula="of:=[.C451]-[.$N$1]" table:style-name="ce4">
            <text:p>0.002592</text:p>
          </table:table-cell>
          <table:table-cell office:value-type="float" office:value="1.2384817869884615E-2" table:formula="of:=(([.$I451]+[.$I450]))*[.$G451]*9.8/2+[.J450]" table:style-name="ce4">
            <text:p>0.0123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339" table:style-name="ce3">
            <text:p>52339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14.184000000000049" table:formula="of:=[.F451]+[.G452]" table:style-name="ce5">
            <text:p>14.184</text:p>
          </table:table-cell>
          <table:table-cell office:value-type="float" office:value="3.1E-2" table:formula="of:=([.B452]-[.B451])/1000" table:style-name="ce5">
            <text:p>0.031</text:p>
          </table:table-cell>
          <table:table-cell office:value-type="float" office:value="8.402226000000014E-2" table:formula="of:=([.C452]+[.C451])*[.G452]*9.8/2+[.H451]" table:style-name="ce4">
            <text:p>0.084022</text:p>
          </table:table-cell>
          <table:table-cell office:value-type="float" office:value="3.6915005246589711E-3" table:formula="of:=[.C452]-[.$N$1]" table:style-name="ce4">
            <text:p>0.003692</text:p>
          </table:table-cell>
          <table:table-cell office:value-type="float" office:value="1.3339205729276011E-2" table:formula="of:=(([.$I452]+[.$I451]))*[.$G452]*9.8/2+[.J451]" table:style-name="ce4">
            <text:p>0.0133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370" table:style-name="ce3">
            <text:p>5237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081" table:style-name="ce4">
            <text:p>1.008100</text:p>
          </table:table-cell>
          <table:table-cell office:value-type="float" office:value="14.21500000000005" table:formula="of:=[.F452]+[.G453]" table:style-name="ce5">
            <text:p>14.215</text:p>
          </table:table-cell>
          <table:table-cell office:value-type="float" office:value="3.1E-2" table:formula="of:=([.B453]-[.B452])/1000" table:style-name="ce5">
            <text:p>0.031</text:p>
          </table:table-cell>
          <table:table-cell office:value-type="float" office:value="8.4766570000000138E-2" table:formula="of:=([.C453]+[.C452])*[.G453]*9.8/2+[.H452]" table:style-name="ce4">
            <text:p>0.084767</text:p>
          </table:table-cell>
          <table:table-cell office:value-type="float" office:value="1.9150052465897159E-4" table:formula="of:=[.C453]-[.$N$1]" table:style-name="ce4">
            <text:p>0.000192</text:p>
          </table:table-cell>
          <table:table-cell office:value-type="float" office:value="1.3929033588667407E-2" table:formula="of:=(([.$I453]+[.$I452]))*[.$G453]*9.8/2+[.J452]" table:style-name="ce4">
            <text:p>0.0139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402" table:style-name="ce3">
            <text:p>52402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14.24700000000005" table:formula="of:=[.F453]+[.G454]" table:style-name="ce5">
            <text:p>14.247</text:p>
          </table:table-cell>
          <table:table-cell office:value-type="float" office:value="3.2000000000000001E-2" table:formula="of:=([.B454]-[.B453])/1000" table:style-name="ce5">
            <text:p>0.032</text:p>
          </table:table-cell>
          <table:table-cell office:value-type="float" office:value="8.4844970000000144E-2" table:formula="of:=([.C454]+[.C453])*[.G454]*9.8/2+[.H453]" table:style-name="ce4">
            <text:p>0.084845</text:p>
          </table:table-cell>
          <table:table-cell office:value-type="float" office:value="-7.0849947534102839E-4" table:formula="of:=[.C454]-[.$N$1]" table:style-name="ce4">
            <text:p>-0.000708</text:p>
          </table:table-cell>
          <table:table-cell office:value-type="float" office:value="1.384796815320046E-2" table:formula="of:=(([.$I454]+[.$I453]))*[.$G454]*9.8/2+[.J453]" table:style-name="ce4">
            <text:p>0.0138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434" table:style-name="ce3">
            <text:p>52434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04" table:style-name="ce4">
            <text:p>1.010400</text:p>
          </table:table-cell>
          <table:table-cell office:value-type="float" office:value="14.27900000000005" table:formula="of:=[.F454]+[.G455]" table:style-name="ce5">
            <text:p>14.279</text:p>
          </table:table-cell>
          <table:table-cell office:value-type="float" office:value="3.2000000000000001E-2" table:formula="of:=([.B455]-[.B454])/1000" table:style-name="ce5">
            <text:p>0.032</text:p>
          </table:table-cell>
          <table:table-cell office:value-type="float" office:value="8.4641130000000148E-2" table:formula="of:=([.C455]+[.C454])*[.G455]*9.8/2+[.H454]" table:style-name="ce4">
            <text:p>0.084641</text:p>
          </table:table-cell>
          <table:table-cell office:value-type="float" office:value="-1.6084994753410285E-3" table:formula="of:=[.C455]-[.$N$1]" table:style-name="ce4">
            <text:p>-0.001608</text:p>
          </table:table-cell>
          <table:table-cell office:value-type="float" office:value="1.3484662717733513E-2" table:formula="of:=(([.$I455]+[.$I454]))*[.$G455]*9.8/2+[.J454]" table:style-name="ce4">
            <text:p>0.0134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466" table:style-name="ce3">
            <text:p>52466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4.31100000000005" table:formula="of:=[.F455]+[.G456]" table:style-name="ce5">
            <text:p>14.311</text:p>
          </table:table-cell>
          <table:table-cell office:value-type="float" office:value="3.2000000000000001E-2" table:formula="of:=([.B456]-[.B455])/1000" table:style-name="ce5">
            <text:p>0.032</text:p>
          </table:table-cell>
          <table:table-cell office:value-type="float" office:value="8.4641130000000148E-2" table:formula="of:=([.C456]+[.C455])*[.G456]*9.8/2+[.H455]" table:style-name="ce4">
            <text:p>0.084641</text:p>
          </table:table-cell>
          <table:table-cell office:value-type="float" office:value="5.9150052465897166E-4" table:formula="of:=[.C456]-[.$N$1]" table:style-name="ce4">
            <text:p>0.000592</text:p>
          </table:table-cell>
          <table:table-cell office:value-type="float" office:value="1.3325197282266566E-2" table:formula="of:=(([.$I456]+[.$I455]))*[.$G456]*9.8/2+[.J455]" table:style-name="ce4">
            <text:p>0.0133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497" table:style-name="ce3">
            <text:p>52497</text:p>
          </table:table-cell>
          <table:table-cell office:value-type="float" office:value="1.5E-3" table:style-name="ce4">
            <text:p>0.001500</text:p>
          </table:table-cell>
          <table:table-cell office:value-type="float" office:value="-2.0999999999999999E-3" table:style-name="ce4">
            <text:p>-0.002100</text:p>
          </table:table-cell>
          <table:table-cell office:value-type="float" office:value="1.0103" table:style-name="ce4">
            <text:p>1.010300</text:p>
          </table:table-cell>
          <table:table-cell office:value-type="float" office:value="14.34200000000005" table:formula="of:=[.F456]+[.G457]" table:style-name="ce5">
            <text:p>14.342</text:p>
          </table:table-cell>
          <table:table-cell office:value-type="float" office:value="3.1E-2" table:formula="of:=([.B457]-[.B456])/1000" table:style-name="ce5">
            <text:p>0.031</text:p>
          </table:table-cell>
          <table:table-cell office:value-type="float" office:value="8.5036070000000144E-2" table:formula="of:=([.C457]+[.C456])*[.G457]*9.8/2+[.H456]" table:style-name="ce4">
            <text:p>0.085036</text:p>
          </table:table-cell>
          <table:table-cell office:value-type="float" office:value="9.9150052465897163E-4" table:formula="of:=[.C457]-[.$N$1]" table:style-name="ce4">
            <text:p>0.000992</text:p>
          </table:table-cell>
          <table:table-cell office:value-type="float" office:value="1.3565655141657963E-2" table:formula="of:=(([.$I457]+[.$I456]))*[.$G457]*9.8/2+[.J456]" table:style-name="ce4">
            <text:p>0.0135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529" table:style-name="ce3">
            <text:p>52529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4.37400000000005" table:formula="of:=[.F457]+[.G458]" table:style-name="ce5">
            <text:p>14.374</text:p>
          </table:table-cell>
          <table:table-cell office:value-type="float" office:value="3.2000000000000001E-2" table:formula="of:=([.B458]-[.B457])/1000" table:style-name="ce5">
            <text:p>0.032</text:p>
          </table:table-cell>
          <table:table-cell office:value-type="float" office:value="8.5396710000000139E-2" table:formula="of:=([.C458]+[.C457])*[.G458]*9.8/2+[.H457]" table:style-name="ce4">
            <text:p>0.085397</text:p>
          </table:table-cell>
          <table:table-cell office:value-type="float" office:value="2.9150052465897163E-4" table:formula="of:=[.C458]-[.$N$1]" table:style-name="ce4">
            <text:p>0.000292</text:p>
          </table:table-cell>
          <table:table-cell office:value-type="float" office:value="1.3766829706191017E-2" table:formula="of:=(([.$I458]+[.$I457]))*[.$G458]*9.8/2+[.J457]" table:style-name="ce4">
            <text:p>0.0137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560" table:style-name="ce3">
            <text:p>5256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14.405000000000051" table:formula="of:=[.F458]+[.G459]" table:style-name="ce5">
            <text:p>14.405</text:p>
          </table:table-cell>
          <table:table-cell office:value-type="float" office:value="3.1E-2" table:formula="of:=([.B459]-[.B458])/1000" table:style-name="ce5">
            <text:p>0.031</text:p>
          </table:table-cell>
          <table:table-cell office:value-type="float" office:value="8.5609370000000143E-2" table:formula="of:=([.C459]+[.C458])*[.G459]*9.8/2+[.H458]" table:style-name="ce4">
            <text:p>0.085609</text:p>
          </table:table-cell>
          <table:table-cell office:value-type="float" office:value="9.1500524658971543E-5" table:formula="of:=[.C459]-[.$N$1]" table:style-name="ce4">
            <text:p>0.000092</text:p>
          </table:table-cell>
          <table:table-cell office:value-type="float" office:value="1.3825007565582413E-2" table:formula="of:=(([.$I459]+[.$I458]))*[.$G459]*9.8/2+[.J458]" table:style-name="ce4">
            <text:p>0.0138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592" table:style-name="ce3">
            <text:p>52592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4.437000000000051" table:formula="of:=[.F459]+[.G460]" table:style-name="ce5">
            <text:p>14.437</text:p>
          </table:table-cell>
          <table:table-cell office:value-type="float" office:value="3.2000000000000001E-2" table:formula="of:=([.B460]-[.B459])/1000" table:style-name="ce5">
            <text:p>0.032</text:p>
          </table:table-cell>
          <table:table-cell office:value-type="float" office:value="8.5875930000000142E-2" table:formula="of:=([.C460]+[.C459])*[.G460]*9.8/2+[.H459]" table:style-name="ce4">
            <text:p>0.085876</text:p>
          </table:table-cell>
          <table:table-cell office:value-type="float" office:value="5.9150052465897166E-4" table:formula="of:=[.C460]-[.$N$1]" table:style-name="ce4">
            <text:p>0.000592</text:p>
          </table:table-cell>
          <table:table-cell office:value-type="float" office:value="1.3932102130115467E-2" table:formula="of:=(([.$I460]+[.$I459]))*[.$G460]*9.8/2+[.J459]" table:style-name="ce4">
            <text:p>0.0139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623" table:style-name="ce3">
            <text:p>52623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4.468000000000051" table:formula="of:=[.F460]+[.G461]" table:style-name="ce5">
            <text:p>14.468</text:p>
          </table:table-cell>
          <table:table-cell office:value-type="float" office:value="3.1E-2" table:formula="of:=([.B461]-[.B460])/1000" table:style-name="ce5">
            <text:p>0.031</text:p>
          </table:table-cell>
          <table:table-cell office:value-type="float" office:value="8.6118970000000142E-2" table:formula="of:=([.C461]+[.C460])*[.G461]*9.8/2+[.H460]" table:style-name="ce4">
            <text:p>0.086119</text:p>
          </table:table-cell>
          <table:table-cell office:value-type="float" office:value="-8.4994753410283942E-6" table:formula="of:=[.C461]-[.$N$1]" table:style-name="ce4">
            <text:p>-0.000008</text:p>
          </table:table-cell>
          <table:table-cell office:value-type="float" office:value="1.4020659989506863E-2" table:formula="of:=(([.$I461]+[.$I460]))*[.$G461]*9.8/2+[.J460]" table:style-name="ce4">
            <text:p>0.0140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654" table:style-name="ce3">
            <text:p>52654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67999999999999" table:style-name="ce4">
            <text:p>1.006800</text:p>
          </table:table-cell>
          <table:table-cell office:value-type="float" office:value="14.499000000000052" table:formula="of:=[.F461]+[.G462]" table:style-name="ce5">
            <text:p>14.499</text:p>
          </table:table-cell>
          <table:table-cell office:value-type="float" office:value="3.1E-2" table:formula="of:=([.B462]-[.B461])/1000" table:style-name="ce5">
            <text:p>0.031</text:p>
          </table:table-cell>
          <table:table-cell office:value-type="float" office:value="8.6058210000000135E-2" table:formula="of:=([.C462]+[.C461])*[.G462]*9.8/2+[.H461]" table:style-name="ce4">
            <text:p>0.086058</text:p>
          </table:table-cell>
          <table:table-cell office:value-type="float" office:value="-1.4084994753410284E-3" table:formula="of:=[.C462]-[.$N$1]" table:style-name="ce4">
            <text:p>-0.001408</text:p>
          </table:table-cell>
          <table:table-cell office:value-type="float" office:value="1.3805417848898259E-2" table:formula="of:=(([.$I462]+[.$I461]))*[.$G462]*9.8/2+[.J461]" table:style-name="ce4">
            <text:p>0.0138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687" table:style-name="ce3">
            <text:p>52687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35000000000001" table:style-name="ce4">
            <text:p>1.013500</text:p>
          </table:table-cell>
          <table:table-cell office:value-type="float" office:value="14.532000000000052" table:formula="of:=[.F462]+[.G463]" table:style-name="ce5">
            <text:p>14.532</text:p>
          </table:table-cell>
          <table:table-cell office:value-type="float" office:value="3.3000000000000002E-2" table:formula="of:=([.B463]-[.B462])/1000" table:style-name="ce5">
            <text:p>0.033</text:p>
          </table:table-cell>
          <table:table-cell office:value-type="float" office:value="8.6009700000000133E-2" table:formula="of:=([.C463]+[.C462])*[.G463]*9.8/2+[.H462]" table:style-name="ce4">
            <text:p>0.086010</text:p>
          </table:table-cell>
          <table:table-cell office:value-type="float" office:value="9.1500524658971543E-5" table:formula="of:=[.C463]-[.$N$1]" table:style-name="ce4">
            <text:p>0.000092</text:p>
          </table:table-cell>
          <table:table-cell office:value-type="float" office:value="1.359245911857297E-2" table:formula="of:=(([.$I463]+[.$I462]))*[.$G463]*9.8/2+[.J462]" table:style-name="ce4">
            <text:p>0.0135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718" table:style-name="ce3">
            <text:p>52718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84" table:style-name="ce4">
            <text:p>1.008400</text:p>
          </table:table-cell>
          <table:table-cell office:value-type="float" office:value="14.563000000000052" table:formula="of:=[.F463]+[.G464]" table:style-name="ce5">
            <text:p>14.563</text:p>
          </table:table-cell>
          <table:table-cell office:value-type="float" office:value="3.1E-2" table:formula="of:=([.B464]-[.B463])/1000" table:style-name="ce5">
            <text:p>0.031</text:p>
          </table:table-cell>
          <table:table-cell office:value-type="float" office:value="8.591856000000013E-2" table:formula="of:=([.C464]+[.C463])*[.G464]*9.8/2+[.H463]" table:style-name="ce4">
            <text:p>0.085919</text:p>
          </table:table-cell>
          <table:table-cell office:value-type="float" office:value="-1.7084994753410283E-3" table:formula="of:=[.C464]-[.$N$1]" table:style-name="ce4">
            <text:p>-0.001708</text:p>
          </table:table-cell>
          <table:table-cell office:value-type="float" office:value="1.3346836977964367E-2" table:formula="of:=(([.$I464]+[.$I463]))*[.$G464]*9.8/2+[.J463]" table:style-name="ce4">
            <text:p>0.0133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750" table:style-name="ce3">
            <text:p>5275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14.595000000000052" table:formula="of:=[.F464]+[.G465]" table:style-name="ce5">
            <text:p>14.595</text:p>
          </table:table-cell>
          <table:table-cell office:value-type="float" office:value="3.2000000000000001E-2" table:formula="of:=([.B465]-[.B464])/1000" table:style-name="ce5">
            <text:p>0.032</text:p>
          </table:table-cell>
          <table:table-cell office:value-type="float" office:value="8.5777440000000135E-2" table:formula="of:=([.C465]+[.C464])*[.G465]*9.8/2+[.H464]" table:style-name="ce4">
            <text:p>0.085777</text:p>
          </table:table-cell>
          <table:table-cell office:value-type="float" office:value="-2.0849947534102843E-4" table:formula="of:=[.C465]-[.$N$1]" table:style-name="ce4">
            <text:p>-0.000208</text:p>
          </table:table-cell>
          <table:table-cell office:value-type="float" office:value="1.304625154249742E-2" table:formula="of:=(([.$I465]+[.$I464]))*[.$G465]*9.8/2+[.J464]" table:style-name="ce4">
            <text:p>0.0130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781" table:style-name="ce3">
            <text:p>52781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99" table:style-name="ce4">
            <text:p>1.009900</text:p>
          </table:table-cell>
          <table:table-cell office:value-type="float" office:value="14.626000000000053" table:formula="of:=[.F465]+[.G466]" table:style-name="ce5">
            <text:p>14.626</text:p>
          </table:table-cell>
          <table:table-cell office:value-type="float" office:value="3.1E-2" table:formula="of:=([.B466]-[.B465])/1000" table:style-name="ce5">
            <text:p>0.031</text:p>
          </table:table-cell>
          <table:table-cell office:value-type="float" office:value="8.570149000000013E-2" table:formula="of:=([.C466]+[.C465])*[.G466]*9.8/2+[.H465]" table:style-name="ce4">
            <text:p>0.085701</text:p>
          </table:table-cell>
          <table:table-cell office:value-type="float" office:value="-1.3084994753410286E-3" table:formula="of:=[.C466]-[.$N$1]" table:style-name="ce4">
            <text:p>-0.001308</text:p>
          </table:table-cell>
          <table:table-cell office:value-type="float" office:value="1.2815819401888816E-2" table:formula="of:=(([.$I466]+[.$I465]))*[.$G466]*9.8/2+[.J465]" table:style-name="ce4">
            <text:p>0.0128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813" table:style-name="ce3">
            <text:p>52813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14.658000000000053" table:formula="of:=[.F466]+[.G467]" table:style-name="ce5">
            <text:p>14.658</text:p>
          </table:table-cell>
          <table:table-cell office:value-type="float" office:value="3.2000000000000001E-2" table:formula="of:=([.B467]-[.B466])/1000" table:style-name="ce5">
            <text:p>0.032</text:p>
          </table:table-cell>
          <table:table-cell office:value-type="float" office:value="8.5779890000000136E-2" table:formula="of:=([.C467]+[.C466])*[.G467]*9.8/2+[.H466]" table:style-name="ce4">
            <text:p>0.085780</text:p>
          </table:table-cell>
          <table:table-cell office:value-type="float" office:value="7.9150052465897154E-4" table:formula="of:=[.C467]-[.$N$1]" table:style-name="ce4">
            <text:p>0.000792</text:p>
          </table:table-cell>
          <table:table-cell office:value-type="float" office:value="1.2734753966421869E-2" table:formula="of:=(([.$I467]+[.$I466]))*[.$G467]*9.8/2+[.J466]" table:style-name="ce4">
            <text:p>0.0127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844" table:style-name="ce3">
            <text:p>52844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56" table:style-name="ce4">
            <text:p>1.005600</text:p>
          </table:table-cell>
          <table:table-cell office:value-type="float" office:value="14.689000000000053" table:formula="of:=[.F467]+[.G468]" table:style-name="ce5">
            <text:p>14.689</text:p>
          </table:table-cell>
          <table:table-cell office:value-type="float" office:value="3.1E-2" table:formula="of:=([.B468]-[.B467])/1000" table:style-name="ce5">
            <text:p>0.031</text:p>
          </table:table-cell>
          <table:table-cell office:value-type="float" office:value="8.6053310000000133E-2" table:formula="of:=([.C468]+[.C467])*[.G468]*9.8/2+[.H467]" table:style-name="ce4">
            <text:p>0.086053</text:p>
          </table:table-cell>
          <table:table-cell office:value-type="float" office:value="-8.4994753410283942E-6" table:formula="of:=[.C468]-[.$N$1]" table:style-name="ce4">
            <text:p>-0.000008</text:p>
          </table:table-cell>
          <table:table-cell office:value-type="float" office:value="1.2853691825813265E-2" table:formula="of:=(([.$I468]+[.$I467]))*[.$G468]*9.8/2+[.J467]" table:style-name="ce4">
            <text:p>0.0128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875" table:style-name="ce3">
            <text:p>52875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14.720000000000054" table:formula="of:=[.F468]+[.G469]" table:style-name="ce5">
            <text:p>14.720</text:p>
          </table:table-cell>
          <table:table-cell office:value-type="float" office:value="3.1E-2" table:formula="of:=([.B469]-[.B468])/1000" table:style-name="ce5">
            <text:p>0.031</text:p>
          </table:table-cell>
          <table:table-cell office:value-type="float" office:value="8.6250780000000138E-2" table:formula="of:=([.C469]+[.C468])*[.G469]*9.8/2+[.H468]" table:style-name="ce4">
            <text:p>0.086251</text:p>
          </table:table-cell>
          <table:table-cell office:value-type="float" office:value="2.9150052465897163E-4" table:formula="of:=[.C469]-[.$N$1]" table:style-name="ce4">
            <text:p>0.000292</text:p>
          </table:table-cell>
          <table:table-cell office:value-type="float" office:value="1.2896679685204662E-2" table:formula="of:=(([.$I469]+[.$I468]))*[.$G469]*9.8/2+[.J468]" table:style-name="ce4">
            <text:p>0.0128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906" table:style-name="ce3">
            <text:p>52906</text:p>
          </table:table-cell>
          <table:table-cell office:value-type="float" office:value="1E-3" table:style-name="ce4">
            <text:p>0.0010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19" table:style-name="ce4">
            <text:p>1.011900</text:p>
          </table:table-cell>
          <table:table-cell office:value-type="float" office:value="14.751000000000055" table:formula="of:=[.F469]+[.G470]" table:style-name="ce5">
            <text:p>14.751</text:p>
          </table:table-cell>
          <table:table-cell office:value-type="float" office:value="3.1E-2" table:formula="of:=([.B470]-[.B469])/1000" table:style-name="ce5">
            <text:p>0.031</text:p>
          </table:table-cell>
          <table:table-cell office:value-type="float" office:value="8.6524200000000134E-2" table:formula="of:=([.C470]+[.C469])*[.G470]*9.8/2+[.H469]" table:style-name="ce4">
            <text:p>0.086524</text:p>
          </table:table-cell>
          <table:table-cell office:value-type="float" office:value="4.9150052465897162E-4" table:formula="of:=[.C470]-[.$N$1]" table:style-name="ce4">
            <text:p>0.000492</text:p>
          </table:table-cell>
          <table:table-cell office:value-type="float" office:value="1.3015617544596058E-2" table:formula="of:=(([.$I470]+[.$I469]))*[.$G470]*9.8/2+[.J469]" table:style-name="ce4">
            <text:p>0.0130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937" table:style-name="ce3">
            <text:p>52937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21" table:style-name="ce4">
            <text:p>1.012100</text:p>
          </table:table-cell>
          <table:table-cell office:value-type="float" office:value="14.782000000000055" table:formula="of:=[.F470]+[.G471]" table:style-name="ce5">
            <text:p>14.782</text:p>
          </table:table-cell>
          <table:table-cell office:value-type="float" office:value="3.1E-2" table:formula="of:=([.B471]-[.B470])/1000" table:style-name="ce5">
            <text:p>0.031</text:p>
          </table:table-cell>
          <table:table-cell office:value-type="float" office:value="8.660015000000014E-2" table:formula="of:=([.C471]+[.C470])*[.G471]*9.8/2+[.H470]" table:style-name="ce4">
            <text:p>0.086600</text:p>
          </table:table-cell>
          <table:table-cell office:value-type="float" office:value="-1.0084994753410284E-3" table:formula="of:=[.C471]-[.$N$1]" table:style-name="ce4">
            <text:p>-0.001008</text:p>
          </table:table-cell>
          <table:table-cell office:value-type="float" office:value="1.2937085403987454E-2" table:formula="of:=(([.$I471]+[.$I470]))*[.$G471]*9.8/2+[.J470]" table:style-name="ce4">
            <text:p>0.0129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2969" table:style-name="ce3">
            <text:p>52969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" table:style-name="ce4">
            <text:p>1.010000</text:p>
          </table:table-cell>
          <table:table-cell office:value-type="float" office:value="14.814000000000055" table:formula="of:=[.F471]+[.G472]" table:style-name="ce5">
            <text:p>14.814</text:p>
          </table:table-cell>
          <table:table-cell office:value-type="float" office:value="3.2000000000000001E-2" table:formula="of:=([.B472]-[.B471])/1000" table:style-name="ce5">
            <text:p>0.032</text:p>
          </table:table-cell>
          <table:table-cell office:value-type="float" office:value="8.6694230000000136E-2" table:formula="of:=([.C472]+[.C471])*[.G472]*9.8/2+[.H471]" table:style-name="ce4">
            <text:p>0.086694</text:p>
          </table:table-cell>
          <table:table-cell office:value-type="float" office:value="5.9150052465897166E-4" table:formula="of:=[.C472]-[.$N$1]" table:style-name="ce4">
            <text:p>0.000592</text:p>
          </table:table-cell>
          <table:table-cell office:value-type="float" office:value="1.2871699968520507E-2" table:formula="of:=(([.$I472]+[.$I471]))*[.$G472]*9.8/2+[.J471]" table:style-name="ce4">
            <text:p>0.0128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000" table:style-name="ce3">
            <text:p>53000</text:p>
          </table:table-cell>
          <table:table-cell office:value-type="float" office:value="1E-4" table:style-name="ce4">
            <text:p>0.0001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14.845000000000056" table:formula="of:=[.F472]+[.G473]" table:style-name="ce5">
            <text:p>14.845</text:p>
          </table:table-cell>
          <table:table-cell office:value-type="float" office:value="3.1E-2" table:formula="of:=([.B473]-[.B472])/1000" table:style-name="ce5">
            <text:p>0.031</text:p>
          </table:table-cell>
          <table:table-cell office:value-type="float" office:value="8.6876510000000143E-2" table:formula="of:=([.C473]+[.C472])*[.G473]*9.8/2+[.H472]" table:style-name="ce4">
            <text:p>0.086877</text:p>
          </table:table-cell>
          <table:table-cell office:value-type="float" office:value="-4.0849947534102841E-4" table:formula="of:=[.C473]-[.$N$1]" table:style-name="ce4">
            <text:p>-0.000408</text:p>
          </table:table-cell>
          <table:table-cell office:value-type="float" office:value="1.2899497827911903E-2" table:formula="of:=(([.$I473]+[.$I472]))*[.$G473]*9.8/2+[.J472]" table:style-name="ce4">
            <text:p>0.0128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031" table:style-name="ce3">
            <text:p>53031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14.876000000000056" table:formula="of:=[.F473]+[.G474]" table:style-name="ce5">
            <text:p>14.876</text:p>
          </table:table-cell>
          <table:table-cell office:value-type="float" office:value="3.1E-2" table:formula="of:=([.B474]-[.B473])/1000" table:style-name="ce5">
            <text:p>0.031</text:p>
          </table:table-cell>
          <table:table-cell office:value-type="float" office:value="8.6998030000000143E-2" table:formula="of:=([.C474]+[.C473])*[.G474]*9.8/2+[.H473]" table:style-name="ce4">
            <text:p>0.086998</text:p>
          </table:table-cell>
          <table:table-cell office:value-type="float" office:value="1.9150052465897159E-4" table:formula="of:=[.C474]-[.$N$1]" table:style-name="ce4">
            <text:p>0.000192</text:p>
          </table:table-cell>
          <table:table-cell office:value-type="float" office:value="1.2866535687303299E-2" table:formula="of:=(([.$I474]+[.$I473]))*[.$G474]*9.8/2+[.J473]" table:style-name="ce4">
            <text:p>0.0128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062" table:style-name="ce3">
            <text:p>53062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35000000000001" table:style-name="ce4">
            <text:p>1.013500</text:p>
          </table:table-cell>
          <table:table-cell office:value-type="float" office:value="14.907000000000057" table:formula="of:=[.F474]+[.G475]" table:style-name="ce5">
            <text:p>14.907</text:p>
          </table:table-cell>
          <table:table-cell office:value-type="float" office:value="3.1E-2" table:formula="of:=([.B475]-[.B474])/1000" table:style-name="ce5">
            <text:p>0.031</text:p>
          </table:table-cell>
          <table:table-cell office:value-type="float" office:value="8.705879000000015E-2" table:formula="of:=([.C475]+[.C474])*[.G475]*9.8/2+[.H474]" table:style-name="ce4">
            <text:p>0.087059</text:p>
          </table:table-cell>
          <table:table-cell office:value-type="float" office:value="-8.0849947534102832E-4" table:formula="of:=[.C475]-[.$N$1]" table:style-name="ce4">
            <text:p>-0.000808</text:p>
          </table:table-cell>
          <table:table-cell office:value-type="float" office:value="1.2772813546694696E-2" table:formula="of:=(([.$I475]+[.$I474]))*[.$G475]*9.8/2+[.J474]" table:style-name="ce4">
            <text:p>0.0127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094" table:style-name="ce3">
            <text:p>53094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" table:style-name="ce4">
            <text:p>1.010000</text:p>
          </table:table-cell>
          <table:table-cell office:value-type="float" office:value="14.939000000000057" table:formula="of:=[.F475]+[.G476]" table:style-name="ce5">
            <text:p>14.939</text:p>
          </table:table-cell>
          <table:table-cell office:value-type="float" office:value="3.2000000000000001E-2" table:formula="of:=([.B476]-[.B475])/1000" table:style-name="ce5">
            <text:p>0.032</text:p>
          </table:table-cell>
          <table:table-cell office:value-type="float" office:value="8.7137190000000156E-2" table:formula="of:=([.C476]+[.C475])*[.G476]*9.8/2+[.H475]" table:style-name="ce4">
            <text:p>0.087137</text:p>
          </table:table-cell>
          <table:table-cell office:value-type="float" office:value="2.9150052465897163E-4" table:formula="of:=[.C476]-[.$N$1]" table:style-name="ce4">
            <text:p>0.000292</text:p>
          </table:table-cell>
          <table:table-cell office:value-type="float" office:value="1.2691748111227748E-2" table:formula="of:=(([.$I476]+[.$I475]))*[.$G476]*9.8/2+[.J475]" table:style-name="ce4">
            <text:p>0.0126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125" table:style-name="ce3">
            <text:p>5312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35000000000001" table:style-name="ce4">
            <text:p>1.013500</text:p>
          </table:table-cell>
          <table:table-cell office:value-type="float" office:value="14.970000000000057" table:formula="of:=[.F476]+[.G477]" table:style-name="ce5">
            <text:p>14.970</text:p>
          </table:table-cell>
          <table:table-cell office:value-type="float" office:value="3.1E-2" table:formula="of:=([.B477]-[.B476])/1000" table:style-name="ce5">
            <text:p>0.031</text:p>
          </table:table-cell>
          <table:table-cell office:value-type="float" office:value="8.7304280000000151E-2" table:formula="of:=([.C477]+[.C476])*[.G477]*9.8/2+[.H476]" table:style-name="ce4">
            <text:p>0.087304</text:p>
          </table:table-cell>
          <table:table-cell office:value-type="float" office:value="-2.0849947534102843E-4" table:formula="of:=[.C477]-[.$N$1]" table:style-name="ce4">
            <text:p>-0.000208</text:p>
          </table:table-cell>
          <table:table-cell office:value-type="float" office:value="1.2704355970619145E-2" table:formula="of:=(([.$I477]+[.$I476]))*[.$G477]*9.8/2+[.J476]" table:style-name="ce4">
            <text:p>0.0127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156" table:style-name="ce3">
            <text:p>53156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134000000000001" table:style-name="ce4">
            <text:p>1.013400</text:p>
          </table:table-cell>
          <table:table-cell office:value-type="float" office:value="15.001000000000058" table:formula="of:=[.F477]+[.G478]" table:style-name="ce5">
            <text:p>15.001</text:p>
          </table:table-cell>
          <table:table-cell office:value-type="float" office:value="3.1E-2" table:formula="of:=([.B478]-[.B477])/1000" table:style-name="ce5">
            <text:p>0.031</text:p>
          </table:table-cell>
          <table:table-cell office:value-type="float" office:value="8.7456180000000147E-2" table:formula="of:=([.C478]+[.C477])*[.G478]*9.8/2+[.H477]" table:style-name="ce4">
            <text:p>0.087456</text:p>
          </table:table-cell>
          <table:table-cell office:value-type="float" office:value="1.9150052465897159E-4" table:formula="of:=[.C478]-[.$N$1]" table:style-name="ce4">
            <text:p>0.000192</text:p>
          </table:table-cell>
          <table:table-cell office:value-type="float" office:value="1.2701773830010541E-2" table:formula="of:=(([.$I478]+[.$I477]))*[.$G478]*9.8/2+[.J477]" table:style-name="ce4">
            <text:p>0.0127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187" table:style-name="ce3">
            <text:p>53187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5.032000000000059" table:formula="of:=[.F478]+[.G479]" table:style-name="ce5">
            <text:p>15.032</text:p>
          </table:table-cell>
          <table:table-cell office:value-type="float" office:value="3.1E-2" table:formula="of:=([.B479]-[.B478])/1000" table:style-name="ce5">
            <text:p>0.031</text:p>
          </table:table-cell>
          <table:table-cell office:value-type="float" office:value="8.7623270000000142E-2" table:formula="of:=([.C479]+[.C478])*[.G479]*9.8/2+[.H478]" table:style-name="ce4">
            <text:p>0.087623</text:p>
          </table:table-cell>
          <table:table-cell office:value-type="float" office:value="-1.0849947534102839E-4" table:formula="of:=[.C479]-[.$N$1]" table:style-name="ce4">
            <text:p>-0.000108</text:p>
          </table:table-cell>
          <table:table-cell office:value-type="float" office:value="1.2714381689401937E-2" table:formula="of:=(([.$I479]+[.$I478]))*[.$G479]*9.8/2+[.J478]" table:style-name="ce4">
            <text:p>0.0127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218" table:style-name="ce3">
            <text:p>53218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5.063000000000059" table:formula="of:=[.F479]+[.G480]" table:style-name="ce5">
            <text:p>15.063</text:p>
          </table:table-cell>
          <table:table-cell office:value-type="float" office:value="3.1E-2" table:formula="of:=([.B480]-[.B479])/1000" table:style-name="ce5">
            <text:p>0.031</text:p>
          </table:table-cell>
          <table:table-cell office:value-type="float" office:value="8.7623270000000142E-2" table:formula="of:=([.C480]+[.C479])*[.G480]*9.8/2+[.H479]" table:style-name="ce4">
            <text:p>0.087623</text:p>
          </table:table-cell>
          <table:table-cell office:value-type="float" office:value="-9.0849947534102837E-4" table:formula="of:=[.C480]-[.$N$1]" table:style-name="ce4">
            <text:p>-0.000908</text:p>
          </table:table-cell>
          <table:table-cell office:value-type="float" office:value="1.2559899548793333E-2" table:formula="of:=(([.$I480]+[.$I479]))*[.$G480]*9.8/2+[.J479]" table:style-name="ce4">
            <text:p>0.0125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250" table:style-name="ce3">
            <text:p>5325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15.095000000000059" table:formula="of:=[.F480]+[.G481]" table:style-name="ce5">
            <text:p>15.095</text:p>
          </table:table-cell>
          <table:table-cell office:value-type="float" office:value="3.2000000000000001E-2" table:formula="of:=([.B481]-[.B480])/1000" table:style-name="ce5">
            <text:p>0.032</text:p>
          </table:table-cell>
          <table:table-cell office:value-type="float" office:value="8.7654630000000136E-2" table:formula="of:=([.C481]+[.C480])*[.G481]*9.8/2+[.H480]" table:style-name="ce4">
            <text:p>0.087655</text:p>
          </table:table-cell>
          <table:table-cell office:value-type="float" office:value="9.1500524658971543E-5" table:formula="of:=[.C481]-[.$N$1]" table:style-name="ce4">
            <text:p>0.000092</text:p>
          </table:table-cell>
          <table:table-cell office:value-type="float" office:value="1.2431794113326386E-2" table:formula="of:=(([.$I481]+[.$I480]))*[.$G481]*9.8/2+[.J480]" table:style-name="ce4">
            <text:p>0.0124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281" table:style-name="ce3">
            <text:p>53281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5.12600000000006" table:formula="of:=[.F481]+[.G482]" table:style-name="ce5">
            <text:p>15.126</text:p>
          </table:table-cell>
          <table:table-cell office:value-type="float" office:value="3.1E-2" table:formula="of:=([.B482]-[.B481])/1000" table:style-name="ce5">
            <text:p>0.031</text:p>
          </table:table-cell>
          <table:table-cell office:value-type="float" office:value="8.7700200000000131E-2" table:formula="of:=([.C482]+[.C481])*[.G482]*9.8/2+[.H481]" table:style-name="ce4">
            <text:p>0.087700</text:p>
          </table:table-cell>
          <table:table-cell office:value-type="float" office:value="-8.0849947534102832E-4" table:formula="of:=[.C482]-[.$N$1]" table:style-name="ce4">
            <text:p>-0.000808</text:p>
          </table:table-cell>
          <table:table-cell office:value-type="float" office:value="1.2322881972717782E-2" table:formula="of:=(([.$I482]+[.$I481]))*[.$G482]*9.8/2+[.J481]" table:style-name="ce4">
            <text:p>0.0123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313" table:style-name="ce3">
            <text:p>53313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3" table:style-name="ce4">
            <text:p>1.008300</text:p>
          </table:table-cell>
          <table:table-cell office:value-type="float" office:value="15.15800000000006" table:formula="of:=[.F482]+[.G483]" table:style-name="ce5">
            <text:p>15.158</text:p>
          </table:table-cell>
          <table:table-cell office:value-type="float" office:value="3.2000000000000001E-2" table:formula="of:=([.B483]-[.B482])/1000" table:style-name="ce5">
            <text:p>0.032</text:p>
          </table:table-cell>
          <table:table-cell office:value-type="float" office:value="8.7747240000000129E-2" table:formula="of:=([.C483]+[.C482])*[.G483]*9.8/2+[.H482]" table:style-name="ce4">
            <text:p>0.087747</text:p>
          </table:table-cell>
          <table:table-cell office:value-type="float" office:value="9.1500524658971543E-5" table:formula="of:=[.C483]-[.$N$1]" table:style-name="ce4">
            <text:p>0.000092</text:p>
          </table:table-cell>
          <table:table-cell office:value-type="float" office:value="1.2210456537250836E-2" table:formula="of:=(([.$I483]+[.$I482]))*[.$G483]*9.8/2+[.J482]" table:style-name="ce4">
            <text:p>0.0122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344" table:style-name="ce3">
            <text:p>53344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15.18900000000006" table:formula="of:=[.F483]+[.G484]" table:style-name="ce5">
            <text:p>15.189</text:p>
          </table:table-cell>
          <table:table-cell office:value-type="float" office:value="3.1E-2" table:formula="of:=([.B484]-[.B483])/1000" table:style-name="ce5">
            <text:p>0.031</text:p>
          </table:table-cell>
          <table:table-cell office:value-type="float" office:value="8.7656100000000126E-2" table:formula="of:=([.C484]+[.C483])*[.G484]*9.8/2+[.H483]" table:style-name="ce4">
            <text:p>0.087656</text:p>
          </table:table-cell>
          <table:table-cell office:value-type="float" office:value="-1.7084994753410283E-3" table:formula="of:=[.C484]-[.$N$1]" table:style-name="ce4">
            <text:p>-0.001708</text:p>
          </table:table-cell>
          <table:table-cell office:value-type="float" office:value="1.1964834396642232E-2" table:formula="of:=(([.$I484]+[.$I483]))*[.$G484]*9.8/2+[.J483]" table:style-name="ce4">
            <text:p>0.0119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376" table:style-name="ce3">
            <text:p>53376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15.22100000000006" table:formula="of:=[.F484]+[.G485]" table:style-name="ce5">
            <text:p>15.221</text:p>
          </table:table-cell>
          <table:table-cell office:value-type="float" office:value="3.2000000000000001E-2" table:formula="of:=([.B485]-[.B484])/1000" table:style-name="ce5">
            <text:p>0.032</text:p>
          </table:table-cell>
          <table:table-cell office:value-type="float" office:value="8.7279780000000126E-2" table:formula="of:=([.C485]+[.C484])*[.G485]*9.8/2+[.H484]" table:style-name="ce4">
            <text:p>0.087280</text:p>
          </table:table-cell>
          <table:table-cell office:value-type="float" office:value="-1.7084994753410283E-3" table:formula="of:=[.C485]-[.$N$1]" table:style-name="ce4">
            <text:p>-0.001708</text:p>
          </table:table-cell>
          <table:table-cell office:value-type="float" office:value="1.1429048961175286E-2" table:formula="of:=(([.$I485]+[.$I484]))*[.$G485]*9.8/2+[.J484]" table:style-name="ce4">
            <text:p>0.0114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408" table:style-name="ce3">
            <text:p>53408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15.253000000000061" table:formula="of:=[.F485]+[.G486]" table:style-name="ce5">
            <text:p>15.253</text:p>
          </table:table-cell>
          <table:table-cell office:value-type="float" office:value="3.2000000000000001E-2" table:formula="of:=([.B486]-[.B485])/1000" table:style-name="ce5">
            <text:p>0.032</text:p>
          </table:table-cell>
          <table:table-cell office:value-type="float" office:value="8.7264100000000122E-2" table:formula="of:=([.C486]+[.C485])*[.G486]*9.8/2+[.H485]" table:style-name="ce4">
            <text:p>0.087264</text:p>
          </table:table-cell>
          <table:table-cell office:value-type="float" office:value="5.9150052465897166E-4" table:formula="of:=[.C486]-[.$N$1]" table:style-name="ce4">
            <text:p>0.000592</text:p>
          </table:table-cell>
          <table:table-cell office:value-type="float" office:value="1.1253903525708339E-2" table:formula="of:=(([.$I486]+[.$I485]))*[.$G486]*9.8/2+[.J485]" table:style-name="ce4">
            <text:p>0.0112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439" table:style-name="ce3">
            <text:p>53439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18" table:style-name="ce4">
            <text:p>1.011800</text:p>
          </table:table-cell>
          <table:table-cell office:value-type="float" office:value="15.284000000000061" table:formula="of:=[.F486]+[.G487]" table:style-name="ce5">
            <text:p>15.284</text:p>
          </table:table-cell>
          <table:table-cell office:value-type="float" office:value="3.1E-2" table:formula="of:=([.B487]-[.B486])/1000" table:style-name="ce5">
            <text:p>0.031</text:p>
          </table:table-cell>
          <table:table-cell office:value-type="float" office:value="8.7552710000000117E-2" table:formula="of:=([.C487]+[.C486])*[.G487]*9.8/2+[.H486]" table:style-name="ce4">
            <text:p>0.087553</text:p>
          </table:table-cell>
          <table:table-cell office:value-type="float" office:value="2.9150052465897163E-4" table:formula="of:=[.C487]-[.$N$1]" table:style-name="ce4">
            <text:p>0.000292</text:p>
          </table:table-cell>
          <table:table-cell office:value-type="float" office:value="1.1388031385099735E-2" table:formula="of:=(([.$I487]+[.$I486]))*[.$G487]*9.8/2+[.J486]" table:style-name="ce4">
            <text:p>0.0113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471" table:style-name="ce3">
            <text:p>53471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2" table:style-name="ce4">
            <text:p>1.012000</text:p>
          </table:table-cell>
          <table:table-cell office:value-type="float" office:value="15.316000000000061" table:formula="of:=[.F487]+[.G488]" table:style-name="ce5">
            <text:p>15.316</text:p>
          </table:table-cell>
          <table:table-cell office:value-type="float" office:value="3.2000000000000001E-2" table:formula="of:=([.B488]-[.B487])/1000" table:style-name="ce5">
            <text:p>0.032</text:p>
          </table:table-cell>
          <table:table-cell office:value-type="float" office:value="8.7552710000000117E-2" table:formula="of:=([.C488]+[.C487])*[.G488]*9.8/2+[.H487]" table:style-name="ce4">
            <text:p>0.087553</text:p>
          </table:table-cell>
          <table:table-cell office:value-type="float" office:value="-1.3084994753410286E-3" table:formula="of:=[.C488]-[.$N$1]" table:style-name="ce4">
            <text:p>-0.001308</text:p>
          </table:table-cell>
          <table:table-cell office:value-type="float" office:value="1.1228565949632788E-2" table:formula="of:=(([.$I488]+[.$I487]))*[.$G488]*9.8/2+[.J487]" table:style-name="ce4">
            <text:p>0.0112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503" table:style-name="ce3">
            <text:p>53503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" table:style-name="ce4">
            <text:p>1.010000</text:p>
          </table:table-cell>
          <table:table-cell office:value-type="float" office:value="15.348000000000061" table:formula="of:=[.F488]+[.G489]" table:style-name="ce5">
            <text:p>15.348</text:p>
          </table:table-cell>
          <table:table-cell office:value-type="float" office:value="3.2000000000000001E-2" table:formula="of:=([.B489]-[.B488])/1000" table:style-name="ce5">
            <text:p>0.032</text:p>
          </table:table-cell>
          <table:table-cell office:value-type="float" office:value="8.7505670000000119E-2" table:formula="of:=([.C489]+[.C488])*[.G489]*9.8/2+[.H488]" table:style-name="ce4">
            <text:p>0.087506</text:p>
          </table:table-cell>
          <table:table-cell office:value-type="float" office:value="-8.4994753410283942E-6" table:formula="of:=[.C489]-[.$N$1]" table:style-name="ce4">
            <text:p>-0.000008</text:p>
          </table:table-cell>
          <table:table-cell office:value-type="float" office:value="1.1022060514165842E-2" table:formula="of:=(([.$I489]+[.$I488]))*[.$G489]*9.8/2+[.J488]" table:style-name="ce4">
            <text:p>0.0110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534" table:style-name="ce3">
            <text:p>53534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15.379000000000062" table:formula="of:=[.F489]+[.G490]" table:style-name="ce5">
            <text:p>15.379</text:p>
          </table:table-cell>
          <table:table-cell office:value-type="float" office:value="3.1E-2" table:formula="of:=([.B490]-[.B489])/1000" table:style-name="ce5">
            <text:p>0.031</text:p>
          </table:table-cell>
          <table:table-cell office:value-type="float" office:value="8.7703140000000124E-2" table:formula="of:=([.C490]+[.C489])*[.G490]*9.8/2+[.H489]" table:style-name="ce4">
            <text:p>0.087703</text:p>
          </table:table-cell>
          <table:table-cell office:value-type="float" office:value="2.9150052465897163E-4" table:formula="of:=[.C490]-[.$N$1]" table:style-name="ce4">
            <text:p>0.000292</text:p>
          </table:table-cell>
          <table:table-cell office:value-type="float" office:value="1.1065048373557238E-2" table:formula="of:=(([.$I490]+[.$I489]))*[.$G490]*9.8/2+[.J489]" table:style-name="ce4">
            <text:p>0.0110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565" table:style-name="ce3">
            <text:p>5356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15.410000000000062" table:formula="of:=[.F490]+[.G491]" table:style-name="ce5">
            <text:p>15.410</text:p>
          </table:table-cell>
          <table:table-cell office:value-type="float" office:value="3.1E-2" table:formula="of:=([.B491]-[.B490])/1000" table:style-name="ce5">
            <text:p>0.031</text:p>
          </table:table-cell>
          <table:table-cell office:value-type="float" office:value="8.7900610000000129E-2" table:formula="of:=([.C491]+[.C490])*[.G491]*9.8/2+[.H490]" table:style-name="ce4">
            <text:p>0.087901</text:p>
          </table:table-cell>
          <table:table-cell office:value-type="float" office:value="-8.4994753410283942E-6" table:formula="of:=[.C491]-[.$N$1]" table:style-name="ce4">
            <text:p>-0.000008</text:p>
          </table:table-cell>
          <table:table-cell office:value-type="float" office:value="1.1108036232948634E-2" table:formula="of:=(([.$I491]+[.$I490]))*[.$G491]*9.8/2+[.J490]" table:style-name="ce4">
            <text:p>0.0111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596" table:style-name="ce3">
            <text:p>53596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5.441000000000063" table:formula="of:=[.F491]+[.G492]" table:style-name="ce5">
            <text:p>15.441</text:p>
          </table:table-cell>
          <table:table-cell office:value-type="float" office:value="3.1E-2" table:formula="of:=([.B492]-[.B491])/1000" table:style-name="ce5">
            <text:p>0.031</text:p>
          </table:table-cell>
          <table:table-cell office:value-type="float" office:value="8.8310740000000124E-2" table:formula="of:=([.C492]+[.C491])*[.G492]*9.8/2+[.H491]" table:style-name="ce4">
            <text:p>0.088311</text:p>
          </table:table-cell>
          <table:table-cell office:value-type="float" office:value="1.6915005246589717E-3" table:formula="of:=[.C492]-[.$N$1]" table:style-name="ce4">
            <text:p>0.001692</text:p>
          </table:table-cell>
          <table:table-cell office:value-type="float" office:value="1.136368409234003E-2" table:formula="of:=(([.$I492]+[.$I491]))*[.$G492]*9.8/2+[.J491]" table:style-name="ce4">
            <text:p>0.0113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627" table:style-name="ce3">
            <text:p>53627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5.472000000000063" table:formula="of:=[.F492]+[.G493]" table:style-name="ce5">
            <text:p>15.472</text:p>
          </table:table-cell>
          <table:table-cell office:value-type="float" office:value="3.1E-2" table:formula="of:=([.B493]-[.B492])/1000" table:style-name="ce5">
            <text:p>0.031</text:p>
          </table:table-cell>
          <table:table-cell office:value-type="float" office:value="8.8812010000000122E-2" table:formula="of:=([.C493]+[.C492])*[.G493]*9.8/2+[.H492]" table:style-name="ce4">
            <text:p>0.088812</text:p>
          </table:table-cell>
          <table:table-cell office:value-type="float" office:value="5.9150052465897166E-4" table:formula="of:=[.C493]-[.$N$1]" table:style-name="ce4">
            <text:p>0.000592</text:p>
          </table:table-cell>
          <table:table-cell office:value-type="float" office:value="1.1710471951731426E-2" table:formula="of:=(([.$I493]+[.$I492]))*[.$G493]*9.8/2+[.J492]" table:style-name="ce4">
            <text:p>0.0117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658" table:style-name="ce3">
            <text:p>53658</text:p>
          </table:table-cell>
          <table:table-cell office:value-type="float" office:value="-3.2000000000000002E-3" table:style-name="ce4">
            <text:p>-0.0032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" table:style-name="ce4">
            <text:p>1.010000</text:p>
          </table:table-cell>
          <table:table-cell office:value-type="float" office:value="15.503000000000064" table:formula="of:=[.F493]+[.G494]" table:style-name="ce5">
            <text:p>15.503</text:p>
          </table:table-cell>
          <table:table-cell office:value-type="float" office:value="3.1E-2" table:formula="of:=([.B494]-[.B493])/1000" table:style-name="ce5">
            <text:p>0.031</text:p>
          </table:table-cell>
          <table:table-cell office:value-type="float" office:value="8.8493020000000117E-2" table:formula="of:=([.C494]+[.C493])*[.G494]*9.8/2+[.H493]" table:style-name="ce4">
            <text:p>0.088493</text:p>
          </table:table-cell>
          <table:table-cell office:value-type="float" office:value="-3.7084994753410283E-3" table:formula="of:=[.C494]-[.$N$1]" table:style-name="ce4">
            <text:p>-0.003708</text:p>
          </table:table-cell>
          <table:table-cell office:value-type="float" office:value="1.1236999811122823E-2" table:formula="of:=(([.$I494]+[.$I493]))*[.$G494]*9.8/2+[.J493]" table:style-name="ce4">
            <text:p>0.0112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690" table:style-name="ce3">
            <text:p>5369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084" table:style-name="ce4">
            <text:p>1.008400</text:p>
          </table:table-cell>
          <table:table-cell office:value-type="float" office:value="15.535000000000064" table:formula="of:=[.F494]+[.G495]" table:style-name="ce5">
            <text:p>15.535</text:p>
          </table:table-cell>
          <table:table-cell office:value-type="float" office:value="3.2000000000000001E-2" table:formula="of:=([.B495]-[.B494])/1000" table:style-name="ce5">
            <text:p>0.032</text:p>
          </table:table-cell>
          <table:table-cell office:value-type="float" office:value="8.7959900000000119E-2" table:formula="of:=([.C495]+[.C494])*[.G495]*9.8/2+[.H494]" table:style-name="ce4">
            <text:p>0.087960</text:p>
          </table:table-cell>
          <table:table-cell office:value-type="float" office:value="-7.0849947534102839E-4" table:formula="of:=[.C495]-[.$N$1]" table:style-name="ce4">
            <text:p>-0.000708</text:p>
          </table:table-cell>
          <table:table-cell office:value-type="float" office:value="1.0544414375655876E-2" table:formula="of:=(([.$I495]+[.$I494]))*[.$G495]*9.8/2+[.J494]" table:style-name="ce4">
            <text:p>0.0105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723" table:style-name="ce3">
            <text:p>53723</text:p>
          </table:table-cell>
          <table:table-cell office:value-type="float" office:value="0" table:style-name="ce4">
            <text:p>0.0000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17" table:style-name="ce4">
            <text:p>1.011700</text:p>
          </table:table-cell>
          <table:table-cell office:value-type="float" office:value="15.568000000000064" table:formula="of:=[.F495]+[.G496]" table:style-name="ce5">
            <text:p>15.568</text:p>
          </table:table-cell>
          <table:table-cell office:value-type="float" office:value="3.3000000000000002E-2" table:formula="of:=([.B496]-[.B495])/1000" table:style-name="ce5">
            <text:p>0.033</text:p>
          </table:table-cell>
          <table:table-cell office:value-type="float" office:value="8.7927560000000113E-2" table:formula="of:=([.C496]+[.C495])*[.G496]*9.8/2+[.H495]" table:style-name="ce4">
            <text:p>0.087928</text:p>
          </table:table-cell>
          <table:table-cell office:value-type="float" office:value="-5.084994753410284E-4" table:formula="of:=[.C496]-[.$N$1]" table:style-name="ce4">
            <text:p>-0.000508</text:p>
          </table:table-cell>
          <table:table-cell office:value-type="float" office:value="1.0347625645330588E-2" table:formula="of:=(([.$I496]+[.$I495]))*[.$G496]*9.8/2+[.J495]" table:style-name="ce4">
            <text:p>0.0103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754" table:style-name="ce3">
            <text:p>53754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5.599000000000064" table:formula="of:=[.F496]+[.G497]" table:style-name="ce5">
            <text:p>15.599</text:p>
          </table:table-cell>
          <table:table-cell office:value-type="float" office:value="3.1E-2" table:formula="of:=([.B497]-[.B496])/1000" table:style-name="ce5">
            <text:p>0.031</text:p>
          </table:table-cell>
          <table:table-cell office:value-type="float" office:value="8.8018700000000116E-2" table:formula="of:=([.C497]+[.C496])*[.G497]*9.8/2+[.H496]" table:style-name="ce4">
            <text:p>0.088019</text:p>
          </table:table-cell>
          <table:table-cell office:value-type="float" office:value="9.1500524658971543E-5" table:formula="of:=[.C497]-[.$N$1]" table:style-name="ce4">
            <text:p>0.000092</text:p>
          </table:table-cell>
          <table:table-cell office:value-type="float" office:value="1.0284283504721985E-2" table:formula="of:=(([.$I497]+[.$I496]))*[.$G497]*9.8/2+[.J496]" table:style-name="ce4">
            <text:p>0.0102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785" table:style-name="ce3">
            <text:p>53785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0" table:style-name="ce4">
            <text:p>0.000000</text:p>
          </table:table-cell>
          <table:table-cell office:value-type="float" office:value="1.0081" table:style-name="ce4">
            <text:p>1.008100</text:p>
          </table:table-cell>
          <table:table-cell office:value-type="float" office:value="15.630000000000065" table:formula="of:=[.F497]+[.G498]" table:style-name="ce5">
            <text:p>15.630</text:p>
          </table:table-cell>
          <table:table-cell office:value-type="float" office:value="3.1E-2" table:formula="of:=([.B498]-[.B497])/1000" table:style-name="ce5">
            <text:p>0.031</text:p>
          </table:table-cell>
          <table:table-cell office:value-type="float" office:value="8.798832000000012E-2" table:formula="of:=([.C498]+[.C497])*[.G498]*9.8/2+[.H497]" table:style-name="ce4">
            <text:p>0.087988</text:p>
          </table:table-cell>
          <table:table-cell office:value-type="float" office:value="-1.3084994753410286E-3" table:formula="of:=[.C498]-[.$N$1]" table:style-name="ce4">
            <text:p>-0.001308</text:p>
          </table:table-cell>
          <table:table-cell office:value-type="float" office:value="1.0099421364113381E-2" table:formula="of:=(([.$I498]+[.$I497]))*[.$G498]*9.8/2+[.J497]" table:style-name="ce4">
            <text:p>0.0100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818" table:style-name="ce3">
            <text:p>53818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8" table:style-name="ce4">
            <text:p>1.007800</text:p>
          </table:table-cell>
          <table:table-cell office:value-type="float" office:value="15.663000000000064" table:formula="of:=[.F498]+[.G499]" table:style-name="ce5">
            <text:p>15.663</text:p>
          </table:table-cell>
          <table:table-cell office:value-type="float" office:value="3.3000000000000002E-2" table:formula="of:=([.B499]-[.B498])/1000" table:style-name="ce5">
            <text:p>0.033</text:p>
          </table:table-cell>
          <table:table-cell office:value-type="float" office:value="8.8279380000000116E-2" table:formula="of:=([.C499]+[.C498])*[.G499]*9.8/2+[.H498]" table:style-name="ce4">
            <text:p>0.088279</text:p>
          </table:table-cell>
          <table:table-cell office:value-type="float" office:value="2.0915005246589713E-3" table:formula="of:=[.C499]-[.$N$1]" table:style-name="ce4">
            <text:p>0.002092</text:p>
          </table:table-cell>
          <table:table-cell office:value-type="float" office:value="1.0226032633788093E-2" table:formula="of:=(([.$I499]+[.$I498]))*[.$G499]*9.8/2+[.J498]" table:style-name="ce4">
            <text:p>0.0102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849" table:style-name="ce3">
            <text:p>53849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5.694000000000065" table:formula="of:=[.F499]+[.G500]" table:style-name="ce5">
            <text:p>15.694</text:p>
          </table:table-cell>
          <table:table-cell office:value-type="float" office:value="3.1E-2" table:formula="of:=([.B500]-[.B499])/1000" table:style-name="ce5">
            <text:p>0.031</text:p>
          </table:table-cell>
          <table:table-cell office:value-type="float" office:value="8.8598370000000121E-2" table:formula="of:=([.C500]+[.C499])*[.G500]*9.8/2+[.H499]" table:style-name="ce4">
            <text:p>0.088598</text:p>
          </table:table-cell>
          <table:table-cell office:value-type="float" office:value="-1.0084994753410284E-3" table:formula="of:=[.C500]-[.$N$1]" table:style-name="ce4">
            <text:p>-0.001008</text:p>
          </table:table-cell>
          <table:table-cell office:value-type="float" office:value="1.0390540493179489E-2" table:formula="of:=(([.$I500]+[.$I499]))*[.$G500]*9.8/2+[.J499]" table:style-name="ce4">
            <text:p>0.0103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881" table:style-name="ce3">
            <text:p>53881</text:p>
          </table:table-cell>
          <table:table-cell office:value-type="float" office:value="-1E-3" table:style-name="ce4">
            <text:p>-0.0010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15.726000000000065" table:formula="of:=[.F500]+[.G501]" table:style-name="ce5">
            <text:p>15.726</text:p>
          </table:table-cell>
          <table:table-cell office:value-type="float" office:value="3.2000000000000001E-2" table:formula="of:=([.B501]-[.B500])/1000" table:style-name="ce5">
            <text:p>0.032</text:p>
          </table:table-cell>
          <table:table-cell office:value-type="float" office:value="8.8363170000000116E-2" table:formula="of:=([.C501]+[.C500])*[.G501]*9.8/2+[.H500]" table:style-name="ce4">
            <text:p>0.088363</text:p>
          </table:table-cell>
          <table:table-cell office:value-type="float" office:value="-1.5084994753410284E-3" table:formula="of:=[.C501]-[.$N$1]" table:style-name="ce4">
            <text:p>-0.001508</text:p>
          </table:table-cell>
          <table:table-cell office:value-type="float" office:value="9.9958750577125426E-3" table:formula="of:=(([.$I501]+[.$I500]))*[.$G501]*9.8/2+[.J500]" table:style-name="ce4">
            <text:p>0.0099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913" table:style-name="ce3">
            <text:p>53913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7" table:style-name="ce4">
            <text:p>1.009700</text:p>
          </table:table-cell>
          <table:table-cell office:value-type="float" office:value="15.758000000000065" table:formula="of:=[.F501]+[.G502]" table:style-name="ce5">
            <text:p>15.758</text:p>
          </table:table-cell>
          <table:table-cell office:value-type="float" office:value="3.2000000000000001E-2" table:formula="of:=([.B502]-[.B501])/1000" table:style-name="ce5">
            <text:p>0.032</text:p>
          </table:table-cell>
          <table:table-cell office:value-type="float" office:value="8.8300450000000114E-2" table:formula="of:=([.C502]+[.C501])*[.G502]*9.8/2+[.H501]" table:style-name="ce4">
            <text:p>0.088300</text:p>
          </table:table-cell>
          <table:table-cell office:value-type="float" office:value="9.1500524658971543E-5" table:formula="of:=[.C502]-[.$N$1]" table:style-name="ce4">
            <text:p>0.000092</text:p>
          </table:table-cell>
          <table:table-cell office:value-type="float" office:value="9.7736896222455957E-3" table:formula="of:=(([.$I502]+[.$I501]))*[.$G502]*9.8/2+[.J501]" table:style-name="ce4">
            <text:p>0.0097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944" table:style-name="ce3">
            <text:p>53944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15.789000000000065" table:formula="of:=[.F502]+[.G503]" table:style-name="ce5">
            <text:p>15.789</text:p>
          </table:table-cell>
          <table:table-cell office:value-type="float" office:value="3.1E-2" table:formula="of:=([.B503]-[.B502])/1000" table:style-name="ce5">
            <text:p>0.031</text:p>
          </table:table-cell>
          <table:table-cell office:value-type="float" office:value="8.8649820000000115E-2" table:formula="of:=([.C503]+[.C502])*[.G503]*9.8/2+[.H502]" table:style-name="ce4">
            <text:p>0.088650</text:p>
          </table:table-cell>
          <table:table-cell office:value-type="float" office:value="1.1915005246589715E-3" table:formula="of:=[.C503]-[.$N$1]" table:style-name="ce4">
            <text:p>0.001192</text:p>
          </table:table-cell>
          <table:table-cell office:value-type="float" office:value="9.9685774816369917E-3" table:formula="of:=(([.$I503]+[.$I502]))*[.$G503]*9.8/2+[.J502]" table:style-name="ce4">
            <text:p>0.0099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3975" table:style-name="ce3">
            <text:p>5397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5.820000000000066" table:formula="of:=[.F503]+[.G504]" table:style-name="ce5">
            <text:p>15.820</text:p>
          </table:table-cell>
          <table:table-cell office:value-type="float" office:value="3.1E-2" table:formula="of:=([.B504]-[.B503])/1000" table:style-name="ce5">
            <text:p>0.031</text:p>
          </table:table-cell>
          <table:table-cell office:value-type="float" office:value="8.8953620000000122E-2" table:formula="of:=([.C504]+[.C503])*[.G504]*9.8/2+[.H503]" table:style-name="ce4">
            <text:p>0.088954</text:p>
          </table:table-cell>
          <table:table-cell office:value-type="float" office:value="-2.0849947534102843E-4" table:formula="of:=[.C504]-[.$N$1]" table:style-name="ce4">
            <text:p>-0.000208</text:p>
          </table:table-cell>
          <table:table-cell office:value-type="float" office:value="1.0117895341028388E-2" table:formula="of:=(([.$I504]+[.$I503]))*[.$G504]*9.8/2+[.J503]" table:style-name="ce4">
            <text:p>0.0101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007" table:style-name="ce3">
            <text:p>54007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15.852000000000066" table:formula="of:=[.F504]+[.G505]" table:style-name="ce5">
            <text:p>15.852</text:p>
          </table:table-cell>
          <table:table-cell office:value-type="float" office:value="3.2000000000000001E-2" table:formula="of:=([.B505]-[.B504])/1000" table:style-name="ce5">
            <text:p>0.032</text:p>
          </table:table-cell>
          <table:table-cell office:value-type="float" office:value="8.8749780000000125E-2" table:formula="of:=([.C505]+[.C504])*[.G505]*9.8/2+[.H504]" table:style-name="ce4">
            <text:p>0.088750</text:p>
          </table:table-cell>
          <table:table-cell office:value-type="float" office:value="-2.1084994753410285E-3" table:formula="of:=[.C505]-[.$N$1]" table:style-name="ce4">
            <text:p>-0.002108</text:p>
          </table:table-cell>
          <table:table-cell office:value-type="float" office:value="9.7545899055614411E-3" table:formula="of:=(([.$I505]+[.$I504]))*[.$G505]*9.8/2+[.J504]" table:style-name="ce4">
            <text:p>0.0097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040" table:style-name="ce3">
            <text:p>5404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15.885000000000066" table:formula="of:=[.F505]+[.G506]" table:style-name="ce5">
            <text:p>15.885</text:p>
          </table:table-cell>
          <table:table-cell office:value-type="float" office:value="3.3000000000000002E-2" table:formula="of:=([.B506]-[.B505])/1000" table:style-name="ce5">
            <text:p>0.033</text:p>
          </table:table-cell>
          <table:table-cell office:value-type="float" office:value="8.8701270000000124E-2" table:formula="of:=([.C506]+[.C505])*[.G506]*9.8/2+[.H505]" table:style-name="ce4">
            <text:p>0.088701</text:p>
          </table:table-cell>
          <table:table-cell office:value-type="float" office:value="7.9150052465897154E-4" table:formula="of:=[.C506]-[.$N$1]" table:style-name="ce4">
            <text:p>0.000792</text:p>
          </table:table-cell>
          <table:table-cell office:value-type="float" office:value="9.541631175236152E-3" table:formula="of:=(([.$I506]+[.$I505]))*[.$G506]*9.8/2+[.J505]" table:style-name="ce4">
            <text:p>0.0095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071" table:style-name="ce3">
            <text:p>54071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084" table:style-name="ce4">
            <text:p>1.008400</text:p>
          </table:table-cell>
          <table:table-cell office:value-type="float" office:value="15.916000000000066" table:formula="of:=[.F506]+[.G507]" table:style-name="ce5">
            <text:p>15.916</text:p>
          </table:table-cell>
          <table:table-cell office:value-type="float" office:value="3.1E-2" table:formula="of:=([.B507]-[.B506])/1000" table:style-name="ce5">
            <text:p>0.031</text:p>
          </table:table-cell>
          <table:table-cell office:value-type="float" office:value="8.8989880000000118E-2" table:formula="of:=([.C507]+[.C506])*[.G507]*9.8/2+[.H506]" table:style-name="ce4">
            <text:p>0.088990</text:p>
          </table:table-cell>
          <table:table-cell office:value-type="float" office:value="9.1500524658971543E-5" table:formula="of:=[.C507]-[.$N$1]" table:style-name="ce4">
            <text:p>0.000092</text:p>
          </table:table-cell>
          <table:table-cell office:value-type="float" office:value="9.6757590346275481E-3" table:formula="of:=(([.$I507]+[.$I506]))*[.$G507]*9.8/2+[.J506]" table:style-name="ce4">
            <text:p>0.0096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102" table:style-name="ce3">
            <text:p>54102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15.947000000000067" table:formula="of:=[.F507]+[.G508]" table:style-name="ce5">
            <text:p>15.947</text:p>
          </table:table-cell>
          <table:table-cell office:value-type="float" office:value="3.1E-2" table:formula="of:=([.B508]-[.B507])/1000" table:style-name="ce5">
            <text:p>0.031</text:p>
          </table:table-cell>
          <table:table-cell office:value-type="float" office:value="8.9035450000000113E-2" table:formula="of:=([.C508]+[.C507])*[.G508]*9.8/2+[.H507]" table:style-name="ce4">
            <text:p>0.089035</text:p>
          </table:table-cell>
          <table:table-cell office:value-type="float" office:value="-8.0849947534102832E-4" table:formula="of:=[.C508]-[.$N$1]" table:style-name="ce4">
            <text:p>-0.000808</text:p>
          </table:table-cell>
          <table:table-cell office:value-type="float" office:value="9.5668468940189443E-3" table:formula="of:=(([.$I508]+[.$I507]))*[.$G508]*9.8/2+[.J507]" table:style-name="ce4">
            <text:p>0.0095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135" table:style-name="ce3">
            <text:p>54135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5.980000000000066" table:formula="of:=[.F508]+[.G509]" table:style-name="ce5">
            <text:p>15.980</text:p>
          </table:table-cell>
          <table:table-cell office:value-type="float" office:value="3.3000000000000002E-2" table:formula="of:=([.B509]-[.B508])/1000" table:style-name="ce5">
            <text:p>0.033</text:p>
          </table:table-cell>
          <table:table-cell office:value-type="float" office:value="8.893843000000011E-2" table:formula="of:=([.C509]+[.C508])*[.G509]*9.8/2+[.H508]" table:style-name="ce4">
            <text:p>0.088938</text:p>
          </table:table-cell>
          <table:table-cell office:value-type="float" office:value="-8.0849947534102832E-4" table:formula="of:=[.C509]-[.$N$1]" table:style-name="ce4">
            <text:p>-0.000808</text:p>
          </table:table-cell>
          <table:table-cell office:value-type="float" office:value="9.3053781636936554E-3" table:formula="of:=(([.$I509]+[.$I508]))*[.$G509]*9.8/2+[.J508]" table:style-name="ce4">
            <text:p>0.0093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167" table:style-name="ce3">
            <text:p>54167</text:p>
          </table:table-cell>
          <table:table-cell office:value-type="float" office:value="-1.9E-3" table:style-name="ce4">
            <text:p>-0.0019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6.012000000000064" table:formula="of:=[.F509]+[.G510]" table:style-name="ce5">
            <text:p>16.012</text:p>
          </table:table-cell>
          <table:table-cell office:value-type="float" office:value="3.2000000000000001E-2" table:formula="of:=([.B510]-[.B509])/1000" table:style-name="ce5">
            <text:p>0.032</text:p>
          </table:table-cell>
          <table:table-cell office:value-type="float" office:value="8.8593470000000105E-2" table:formula="of:=([.C510]+[.C509])*[.G510]*9.8/2+[.H509]" table:style-name="ce4">
            <text:p>0.088593</text:p>
          </table:table-cell>
          <table:table-cell office:value-type="float" office:value="-2.4084994753410284E-3" table:formula="of:=[.C510]-[.$N$1]" table:style-name="ce4">
            <text:p>-0.002408</text:p>
          </table:table-cell>
          <table:table-cell office:value-type="float" office:value="8.8009527282267089E-3" table:formula="of:=(([.$I510]+[.$I509]))*[.$G510]*9.8/2+[.J509]" table:style-name="ce4">
            <text:p>0.0088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199" table:style-name="ce3">
            <text:p>54199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03" table:style-name="ce4">
            <text:p>1.010300</text:p>
          </table:table-cell>
          <table:table-cell office:value-type="float" office:value="16.044000000000064" table:formula="of:=[.F510]+[.G511]" table:style-name="ce5">
            <text:p>16.044</text:p>
          </table:table-cell>
          <table:table-cell office:value-type="float" office:value="3.2000000000000001E-2" table:formula="of:=([.B511]-[.B510])/1000" table:style-name="ce5">
            <text:p>0.032</text:p>
          </table:table-cell>
          <table:table-cell office:value-type="float" office:value="8.8499390000000108E-2" table:formula="of:=([.C511]+[.C510])*[.G511]*9.8/2+[.H510]" table:style-name="ce4">
            <text:p>0.088499</text:p>
          </table:table-cell>
          <table:table-cell office:value-type="float" office:value="7.9150052465897154E-4" table:formula="of:=[.C511]-[.$N$1]" table:style-name="ce4">
            <text:p>0.000792</text:p>
          </table:table-cell>
          <table:table-cell office:value-type="float" office:value="8.5474072927597625E-3" table:formula="of:=(([.$I511]+[.$I510]))*[.$G511]*9.8/2+[.J510]" table:style-name="ce4">
            <text:p>0.0085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230" table:style-name="ce3">
            <text:p>54230</text:p>
          </table:table-cell>
          <table:table-cell office:value-type="float" office:value="1E-3" table:style-name="ce4">
            <text:p>0.0010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98" table:style-name="ce4">
            <text:p>1.009800</text:p>
          </table:table-cell>
          <table:table-cell office:value-type="float" office:value="16.075000000000063" table:formula="of:=[.F511]+[.G512]" table:style-name="ce5">
            <text:p>16.075</text:p>
          </table:table-cell>
          <table:table-cell office:value-type="float" office:value="3.1E-2" table:formula="of:=([.B512]-[.B511])/1000" table:style-name="ce5">
            <text:p>0.031</text:p>
          </table:table-cell>
          <table:table-cell office:value-type="float" office:value="8.884876000000011E-2" table:formula="of:=([.C512]+[.C511])*[.G512]*9.8/2+[.H511]" table:style-name="ce4">
            <text:p>0.088849</text:p>
          </table:table-cell>
          <table:table-cell office:value-type="float" office:value="4.9150052465897162E-4" table:formula="of:=[.C512]-[.$N$1]" table:style-name="ce4">
            <text:p>0.000492</text:p>
          </table:table-cell>
          <table:table-cell office:value-type="float" office:value="8.7422951521511586E-3" table:formula="of:=(([.$I512]+[.$I511]))*[.$G512]*9.8/2+[.J511]" table:style-name="ce4">
            <text:p>0.0087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261" table:style-name="ce3">
            <text:p>54261</text:p>
          </table:table-cell>
          <table:table-cell office:value-type="float" office:value="1E-3" table:style-name="ce4">
            <text:p>0.0010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16.106000000000062" table:formula="of:=[.F512]+[.G513]" table:style-name="ce5">
            <text:p>16.106</text:p>
          </table:table-cell>
          <table:table-cell office:value-type="float" office:value="3.1E-2" table:formula="of:=([.B513]-[.B512])/1000" table:style-name="ce5">
            <text:p>0.031</text:p>
          </table:table-cell>
          <table:table-cell office:value-type="float" office:value="8.9152560000000117E-2" table:formula="of:=([.C513]+[.C512])*[.G513]*9.8/2+[.H512]" table:style-name="ce4">
            <text:p>0.089153</text:p>
          </table:table-cell>
          <table:table-cell office:value-type="float" office:value="4.9150052465897162E-4" table:formula="of:=[.C513]-[.$N$1]" table:style-name="ce4">
            <text:p>0.000492</text:p>
          </table:table-cell>
          <table:table-cell office:value-type="float" office:value="8.8916130115425547E-3" table:formula="of:=(([.$I513]+[.$I512]))*[.$G513]*9.8/2+[.J512]" table:style-name="ce4">
            <text:p>0.0088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292" table:style-name="ce3">
            <text:p>54292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6.137000000000061" table:formula="of:=[.F513]+[.G514]" table:style-name="ce5">
            <text:p>16.137</text:p>
          </table:table-cell>
          <table:table-cell office:value-type="float" office:value="3.1E-2" table:formula="of:=([.B514]-[.B513])/1000" table:style-name="ce5">
            <text:p>0.031</text:p>
          </table:table-cell>
          <table:table-cell office:value-type="float" office:value="8.9501930000000118E-2" table:formula="of:=([.C514]+[.C513])*[.G514]*9.8/2+[.H513]" table:style-name="ce4">
            <text:p>0.089502</text:p>
          </table:table-cell>
          <table:table-cell office:value-type="float" office:value="7.9150052465897154E-4" table:formula="of:=[.C514]-[.$N$1]" table:style-name="ce4">
            <text:p>0.000792</text:p>
          </table:table-cell>
          <table:table-cell office:value-type="float" office:value="9.0865008709339508E-3" table:formula="of:=(([.$I514]+[.$I513]))*[.$G514]*9.8/2+[.J513]" table:style-name="ce4">
            <text:p>0.0090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323" table:style-name="ce3">
            <text:p>54323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9" table:style-name="ce4">
            <text:p>1.007900</text:p>
          </table:table-cell>
          <table:table-cell office:value-type="float" office:value="16.16800000000006" table:formula="of:=[.F514]+[.G515]" table:style-name="ce5">
            <text:p>16.168</text:p>
          </table:table-cell>
          <table:table-cell office:value-type="float" office:value="3.1E-2" table:formula="of:=([.B515]-[.B514])/1000" table:style-name="ce5">
            <text:p>0.031</text:p>
          </table:table-cell>
          <table:table-cell office:value-type="float" office:value="8.9501930000000118E-2" table:formula="of:=([.C515]+[.C514])*[.G515]*9.8/2+[.H514]" table:style-name="ce4">
            <text:p>0.089502</text:p>
          </table:table-cell>
          <table:table-cell office:value-type="float" office:value="-1.8084994753410283E-3" table:formula="of:=[.C515]-[.$N$1]" table:style-name="ce4">
            <text:p>-0.001808</text:p>
          </table:table-cell>
          <table:table-cell office:value-type="float" office:value="8.932018730325347E-3" table:formula="of:=(([.$I515]+[.$I514]))*[.$G515]*9.8/2+[.J514]" table:style-name="ce4">
            <text:p>0.0089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355" table:style-name="ce3">
            <text:p>5435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6.20000000000006" table:formula="of:=[.F515]+[.G516]" table:style-name="ce5">
            <text:p>16.200</text:p>
          </table:table-cell>
          <table:table-cell office:value-type="float" office:value="3.2000000000000001E-2" table:formula="of:=([.B516]-[.B515])/1000" table:style-name="ce5">
            <text:p>0.032</text:p>
          </table:table-cell>
          <table:table-cell office:value-type="float" office:value="8.9376490000000114E-2" table:formula="of:=([.C516]+[.C515])*[.G516]*9.8/2+[.H515]" table:style-name="ce4">
            <text:p>0.089376</text:p>
          </table:table-cell>
          <table:table-cell office:value-type="float" office:value="-8.4994753410283942E-6" table:formula="of:=[.C516]-[.$N$1]" table:style-name="ce4">
            <text:p>-0.000008</text:p>
          </table:table-cell>
          <table:table-cell office:value-type="float" office:value="8.6471132948584013E-3" table:formula="of:=(([.$I516]+[.$I515]))*[.$G516]*9.8/2+[.J515]" table:style-name="ce4">
            <text:p>0.0086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386" table:style-name="ce3">
            <text:p>54386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16.231000000000058" table:formula="of:=[.F516]+[.G517]" table:style-name="ce5">
            <text:p>16.231</text:p>
          </table:table-cell>
          <table:table-cell office:value-type="float" office:value="3.1E-2" table:formula="of:=([.B517]-[.B516])/1000" table:style-name="ce5">
            <text:p>0.031</text:p>
          </table:table-cell>
          <table:table-cell office:value-type="float" office:value="8.9558770000000121E-2" table:formula="of:=([.C517]+[.C516])*[.G517]*9.8/2+[.H516]" table:style-name="ce4">
            <text:p>0.089559</text:p>
          </table:table-cell>
          <table:table-cell office:value-type="float" office:value="1.9150052465897159E-4" table:formula="of:=[.C517]-[.$N$1]" table:style-name="ce4">
            <text:p>0.000192</text:p>
          </table:table-cell>
          <table:table-cell office:value-type="float" office:value="8.6749111542497974E-3" table:formula="of:=(([.$I517]+[.$I516]))*[.$G517]*9.8/2+[.J516]" table:style-name="ce4">
            <text:p>0.0086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417" table:style-name="ce3">
            <text:p>54417</text:p>
          </table:table-cell>
          <table:table-cell office:value-type="float" office:value="5.1000000000000004E-3" table:style-name="ce4">
            <text:p>0.0051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16.262000000000057" table:formula="of:=[.F517]+[.G518]" table:style-name="ce5">
            <text:p>16.262</text:p>
          </table:table-cell>
          <table:table-cell office:value-type="float" office:value="3.1E-2" table:formula="of:=([.B518]-[.B517])/1000" table:style-name="ce5">
            <text:p>0.031</text:p>
          </table:table-cell>
          <table:table-cell office:value-type="float" office:value="9.0439790000000117E-2" table:formula="of:=([.C518]+[.C517])*[.G518]*9.8/2+[.H517]" table:style-name="ce4">
            <text:p>0.090440</text:p>
          </table:table-cell>
          <table:table-cell office:value-type="float" office:value="4.5915005246589717E-3" table:formula="of:=[.C518]-[.$N$1]" table:style-name="ce4">
            <text:p>0.004592</text:p>
          </table:table-cell>
          <table:table-cell office:value-type="float" office:value="9.4014490136411933E-3" table:formula="of:=(([.$I518]+[.$I517]))*[.$G518]*9.8/2+[.J517]" table:style-name="ce4">
            <text:p>0.0094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448" table:style-name="ce3">
            <text:p>54448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4.4000000000000003E-3" table:style-name="ce4">
            <text:p>0.004400</text:p>
          </table:table-cell>
          <table:table-cell office:value-type="float" office:value="1.0136000000000001" table:style-name="ce4">
            <text:p>1.013600</text:p>
          </table:table-cell>
          <table:table-cell office:value-type="float" office:value="16.293000000000056" table:formula="of:=[.F518]+[.G519]" table:style-name="ce5">
            <text:p>16.293</text:p>
          </table:table-cell>
          <table:table-cell office:value-type="float" office:value="3.1E-2" table:formula="of:=([.B519]-[.B518])/1000" table:style-name="ce5">
            <text:p>0.031</text:p>
          </table:table-cell>
          <table:table-cell office:value-type="float" office:value="9.1396760000000118E-2" table:formula="of:=([.C519]+[.C518])*[.G519]*9.8/2+[.H518]" table:style-name="ce4">
            <text:p>0.091397</text:p>
          </table:table-cell>
          <table:table-cell office:value-type="float" office:value="6.9150052465897149E-4" table:formula="of:=[.C519]-[.$N$1]" table:style-name="ce4">
            <text:p>0.000692</text:p>
          </table:table-cell>
          <table:table-cell office:value-type="float" office:value="1.0203936873032589E-2" table:formula="of:=(([.$I519]+[.$I518]))*[.$G519]*9.8/2+[.J518]" table:style-name="ce4">
            <text:p>0.0102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479" table:style-name="ce3">
            <text:p>54479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82" table:style-name="ce4">
            <text:p>1.008200</text:p>
          </table:table-cell>
          <table:table-cell office:value-type="float" office:value="16.324000000000055" table:formula="of:=[.F519]+[.G520]" table:style-name="ce5">
            <text:p>16.324</text:p>
          </table:table-cell>
          <table:table-cell office:value-type="float" office:value="3.1E-2" table:formula="of:=([.B520]-[.B519])/1000" table:style-name="ce5">
            <text:p>0.031</text:p>
          </table:table-cell>
          <table:table-cell office:value-type="float" office:value="9.1533470000000117E-2" table:formula="of:=([.C520]+[.C519])*[.G520]*9.8/2+[.H519]" table:style-name="ce4">
            <text:p>0.091533</text:p>
          </table:table-cell>
          <table:table-cell office:value-type="float" office:value="-8.0849947534102832E-4" table:formula="of:=[.C520]-[.$N$1]" table:style-name="ce4">
            <text:p>-0.000808</text:p>
          </table:table-cell>
          <table:table-cell office:value-type="float" office:value="1.0186164732423985E-2" table:formula="of:=(([.$I520]+[.$I519]))*[.$G520]*9.8/2+[.J519]" table:style-name="ce4">
            <text:p>0.0101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512" table:style-name="ce3">
            <text:p>54512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-1.5E-3" table:style-name="ce4">
            <text:p>-0.001500</text:p>
          </table:table-cell>
          <table:table-cell office:value-type="float" office:value="1.0084" table:style-name="ce4">
            <text:p>1.008400</text:p>
          </table:table-cell>
          <table:table-cell office:value-type="float" office:value="16.357000000000056" table:formula="of:=[.F520]+[.G521]" table:style-name="ce5">
            <text:p>16.357</text:p>
          </table:table-cell>
          <table:table-cell office:value-type="float" office:value="3.3000000000000002E-2" table:formula="of:=([.B521]-[.B520])/1000" table:style-name="ce5">
            <text:p>0.033</text:p>
          </table:table-cell>
          <table:table-cell office:value-type="float" office:value="9.1226240000000111E-2" table:formula="of:=([.C521]+[.C520])*[.G521]*9.8/2+[.H520]" table:style-name="ce4">
            <text:p>0.091226</text:p>
          </table:table-cell>
          <table:table-cell office:value-type="float" office:value="-2.1084994753410285E-3" table:formula="of:=[.C521]-[.$N$1]" table:style-name="ce4">
            <text:p>-0.002108</text:p>
          </table:table-cell>
          <table:table-cell office:value-type="float" office:value="9.7144860020986958E-3" table:formula="of:=(([.$I521]+[.$I520]))*[.$G521]*9.8/2+[.J520]" table:style-name="ce4">
            <text:p>0.0097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545" table:style-name="ce3">
            <text:p>54545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04" table:style-name="ce4">
            <text:p>1.010400</text:p>
          </table:table-cell>
          <table:table-cell office:value-type="float" office:value="16.390000000000057" table:formula="of:=[.F521]+[.G522]" table:style-name="ce5">
            <text:p>16.390</text:p>
          </table:table-cell>
          <table:table-cell office:value-type="float" office:value="3.3000000000000002E-2" table:formula="of:=([.B522]-[.B521])/1000" table:style-name="ce5">
            <text:p>0.033</text:p>
          </table:table-cell>
          <table:table-cell office:value-type="float" office:value="9.1080710000000106E-2" table:formula="of:=([.C522]+[.C521])*[.G522]*9.8/2+[.H521]" table:style-name="ce4">
            <text:p>0.091081</text:p>
          </table:table-cell>
          <table:table-cell office:value-type="float" office:value="1.9150052465897159E-4" table:formula="of:=[.C522]-[.$N$1]" table:style-name="ce4">
            <text:p>0.000192</text:p>
          </table:table-cell>
          <table:table-cell office:value-type="float" office:value="9.404507271773407E-3" table:formula="of:=(([.$I522]+[.$I521]))*[.$G522]*9.8/2+[.J521]" table:style-name="ce4">
            <text:p>0.0094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576" table:style-name="ce3">
            <text:p>54576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6.421000000000056" table:formula="of:=[.F522]+[.G523]" table:style-name="ce5">
            <text:p>16.421</text:p>
          </table:table-cell>
          <table:table-cell office:value-type="float" office:value="3.1E-2" table:formula="of:=([.B523]-[.B522])/1000" table:style-name="ce5">
            <text:p>0.031</text:p>
          </table:table-cell>
          <table:table-cell office:value-type="float" office:value="9.1278180000000111E-2" table:formula="of:=([.C523]+[.C522])*[.G523]*9.8/2+[.H522]" table:style-name="ce4">
            <text:p>0.091278</text:p>
          </table:table-cell>
          <table:table-cell office:value-type="float" office:value="9.1500524658971543E-5" table:formula="of:=[.C523]-[.$N$1]" table:style-name="ce4">
            <text:p>0.000092</text:p>
          </table:table-cell>
          <table:table-cell office:value-type="float" office:value="9.4474951311648032E-3" table:formula="of:=(([.$I523]+[.$I522]))*[.$G523]*9.8/2+[.J522]" table:style-name="ce4">
            <text:p>0.0094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607" table:style-name="ce3">
            <text:p>54607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16.452000000000055" table:formula="of:=[.F523]+[.G524]" table:style-name="ce5">
            <text:p>16.452</text:p>
          </table:table-cell>
          <table:table-cell office:value-type="float" office:value="3.1E-2" table:formula="of:=([.B524]-[.B523])/1000" table:style-name="ce5">
            <text:p>0.031</text:p>
          </table:table-cell>
          <table:table-cell office:value-type="float" office:value="9.1490840000000115E-2" table:formula="of:=([.C524]+[.C523])*[.G524]*9.8/2+[.H523]" table:style-name="ce4">
            <text:p>0.091491</text:p>
          </table:table-cell>
          <table:table-cell office:value-type="float" office:value="2.9150052465897163E-4" table:formula="of:=[.C524]-[.$N$1]" table:style-name="ce4">
            <text:p>0.000292</text:p>
          </table:table-cell>
          <table:table-cell office:value-type="float" office:value="9.5056729905561993E-3" table:formula="of:=(([.$I524]+[.$I523]))*[.$G524]*9.8/2+[.J523]" table:style-name="ce4">
            <text:p>0.0095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638" table:style-name="ce3">
            <text:p>54638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16.483000000000054" table:formula="of:=[.F524]+[.G525]" table:style-name="ce5">
            <text:p>16.483</text:p>
          </table:table-cell>
          <table:table-cell office:value-type="float" office:value="3.1E-2" table:formula="of:=([.B525]-[.B524])/1000" table:style-name="ce5">
            <text:p>0.031</text:p>
          </table:table-cell>
          <table:table-cell office:value-type="float" office:value="9.1581980000000118E-2" table:formula="of:=([.C525]+[.C524])*[.G525]*9.8/2+[.H524]" table:style-name="ce4">
            <text:p>0.091582</text:p>
          </table:table-cell>
          <table:table-cell office:value-type="float" office:value="-7.0849947534102839E-4" table:formula="of:=[.C525]-[.$N$1]" table:style-name="ce4">
            <text:p>-0.000708</text:p>
          </table:table-cell>
          <table:table-cell office:value-type="float" office:value="9.4423308499475955E-3" table:formula="of:=(([.$I525]+[.$I524]))*[.$G525]*9.8/2+[.J524]" table:style-name="ce4">
            <text:p>0.0094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670" table:style-name="ce3">
            <text:p>5467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6.515000000000054" table:formula="of:=[.F525]+[.G526]" table:style-name="ce5">
            <text:p>16.515</text:p>
          </table:table-cell>
          <table:table-cell office:value-type="float" office:value="3.2000000000000001E-2" table:formula="of:=([.B526]-[.B525])/1000" table:style-name="ce5">
            <text:p>0.032</text:p>
          </table:table-cell>
          <table:table-cell office:value-type="float" office:value="9.1346780000000113E-2" table:formula="of:=([.C526]+[.C525])*[.G526]*9.8/2+[.H525]" table:style-name="ce4">
            <text:p>0.091347</text:p>
          </table:table-cell>
          <table:table-cell office:value-type="float" office:value="-1.8084994753410283E-3" table:formula="of:=[.C526]-[.$N$1]" table:style-name="ce4">
            <text:p>-0.001808</text:p>
          </table:table-cell>
          <table:table-cell office:value-type="float" office:value="9.0476654144806493E-3" table:formula="of:=(([.$I526]+[.$I525]))*[.$G526]*9.8/2+[.J525]" table:style-name="ce4">
            <text:p>0.0090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703" table:style-name="ce3">
            <text:p>54703</text:p>
          </table:table-cell>
          <table:table-cell office:value-type="float" office:value="-1.8E-3" table:style-name="ce4">
            <text:p>-0.0018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16.548000000000055" table:formula="of:=[.F526]+[.G527]" table:style-name="ce5">
            <text:p>16.548</text:p>
          </table:table-cell>
          <table:table-cell office:value-type="float" office:value="3.3000000000000002E-2" table:formula="of:=([.B527]-[.B526])/1000" table:style-name="ce5">
            <text:p>0.033</text:p>
          </table:table-cell>
          <table:table-cell office:value-type="float" office:value="9.0845510000000115E-2" table:formula="of:=([.C527]+[.C526])*[.G527]*9.8/2+[.H526]" table:style-name="ce4">
            <text:p>0.090846</text:p>
          </table:table-cell>
          <table:table-cell office:value-type="float" office:value="-2.3084994753410281E-3" table:formula="of:=[.C527]-[.$N$1]" table:style-name="ce4">
            <text:p>-0.002308</text:p>
          </table:table-cell>
          <table:table-cell office:value-type="float" office:value="8.3819466841553603E-3" table:formula="of:=(([.$I527]+[.$I526]))*[.$G527]*9.8/2+[.J526]" table:style-name="ce4">
            <text:p>0.0083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735" table:style-name="ce3">
            <text:p>54735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5.1999999999999998E-3" table:style-name="ce4">
            <text:p>0.005200</text:p>
          </table:table-cell>
          <table:table-cell office:value-type="float" office:value="1.0135000000000001" table:style-name="ce4">
            <text:p>1.013500</text:p>
          </table:table-cell>
          <table:table-cell office:value-type="float" office:value="16.580000000000055" table:formula="of:=[.F527]+[.G528]" table:style-name="ce5">
            <text:p>16.580</text:p>
          </table:table-cell>
          <table:table-cell office:value-type="float" office:value="3.2000000000000001E-2" table:formula="of:=([.B528]-[.B527])/1000" table:style-name="ce5">
            <text:p>0.032</text:p>
          </table:table-cell>
          <table:table-cell office:value-type="float" office:value="9.1206150000000111E-2" table:formula="of:=([.C528]+[.C527])*[.G528]*9.8/2+[.H527]" table:style-name="ce4">
            <text:p>0.091206</text:p>
          </table:table-cell>
          <table:table-cell office:value-type="float" office:value="3.5915005246589717E-3" table:formula="of:=[.C528]-[.$N$1]" table:style-name="ce4">
            <text:p>0.003592</text:p>
          </table:table-cell>
          <table:table-cell office:value-type="float" office:value="8.5831212486884145E-3" table:formula="of:=(([.$I528]+[.$I527]))*[.$G528]*9.8/2+[.J527]" table:style-name="ce4">
            <text:p>0.0085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766" table:style-name="ce3">
            <text:p>54766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101" table:style-name="ce4">
            <text:p>1.010100</text:p>
          </table:table-cell>
          <table:table-cell office:value-type="float" office:value="16.611000000000054" table:formula="of:=[.F528]+[.G529]" table:style-name="ce5">
            <text:p>16.611</text:p>
          </table:table-cell>
          <table:table-cell office:value-type="float" office:value="3.1E-2" table:formula="of:=([.B529]-[.B528])/1000" table:style-name="ce5">
            <text:p>0.031</text:p>
          </table:table-cell>
          <table:table-cell office:value-type="float" office:value="9.2315020000000109E-2" table:formula="of:=([.C529]+[.C528])*[.G529]*9.8/2+[.H528]" table:style-name="ce4">
            <text:p>0.092315</text:p>
          </table:table-cell>
          <table:table-cell office:value-type="float" office:value="2.691500524658972E-3" table:formula="of:=[.C529]-[.$N$1]" table:style-name="ce4">
            <text:p>0.002692</text:p>
          </table:table-cell>
          <table:table-cell office:value-type="float" office:value="9.5375091080798103E-3" table:formula="of:=(([.$I529]+[.$I528]))*[.$G529]*9.8/2+[.J528]" table:style-name="ce4">
            <text:p>0.0095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797" table:style-name="ce3">
            <text:p>54797</text:p>
          </table:table-cell>
          <table:table-cell office:value-type="float" office:value="-1.9E-3" table:style-name="ce4">
            <text:p>-0.0019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67999999999999" table:style-name="ce4">
            <text:p>1.006800</text:p>
          </table:table-cell>
          <table:table-cell office:value-type="float" office:value="16.642000000000053" table:formula="of:=[.F529]+[.G530]" table:style-name="ce5">
            <text:p>16.642</text:p>
          </table:table-cell>
          <table:table-cell office:value-type="float" office:value="3.1E-2" table:formula="of:=([.B530]-[.B529])/1000" table:style-name="ce5">
            <text:p>0.031</text:p>
          </table:table-cell>
          <table:table-cell office:value-type="float" office:value="9.2512490000000114E-2" table:formula="of:=([.C530]+[.C529])*[.G530]*9.8/2+[.H529]" table:style-name="ce4">
            <text:p>0.092512</text:p>
          </table:table-cell>
          <table:table-cell office:value-type="float" office:value="-2.4084994753410284E-3" table:formula="of:=[.C530]-[.$N$1]" table:style-name="ce4">
            <text:p>-0.002408</text:p>
          </table:table-cell>
          <table:table-cell office:value-type="float" office:value="9.5804969674712064E-3" table:formula="of:=(([.$I530]+[.$I529]))*[.$G530]*9.8/2+[.J529]" table:style-name="ce4">
            <text:p>0.0095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829" table:style-name="ce3">
            <text:p>54829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77" table:style-name="ce4">
            <text:p>1.007700</text:p>
          </table:table-cell>
          <table:table-cell office:value-type="float" office:value="16.674000000000053" table:formula="of:=[.F530]+[.G531]" table:style-name="ce5">
            <text:p>16.674</text:p>
          </table:table-cell>
          <table:table-cell office:value-type="float" office:value="3.2000000000000001E-2" table:formula="of:=([.B531]-[.B530])/1000" table:style-name="ce5">
            <text:p>0.032</text:p>
          </table:table-cell>
          <table:table-cell office:value-type="float" office:value="9.1948010000000108E-2" table:formula="of:=([.C531]+[.C530])*[.G531]*9.8/2+[.H530]" table:style-name="ce4">
            <text:p>0.091948</text:p>
          </table:table-cell>
          <table:table-cell office:value-type="float" office:value="-2.2084994753410283E-3" table:formula="of:=[.C531]-[.$N$1]" table:style-name="ce4">
            <text:p>-0.002208</text:p>
          </table:table-cell>
          <table:table-cell office:value-type="float" office:value="8.8565515320042608E-3" table:formula="of:=(([.$I531]+[.$I530]))*[.$G531]*9.8/2+[.J530]" table:style-name="ce4">
            <text:p>0.0088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861" table:style-name="ce3">
            <text:p>54861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8" table:style-name="ce4">
            <text:p>1.009800</text:p>
          </table:table-cell>
          <table:table-cell office:value-type="float" office:value="16.706000000000053" table:formula="of:=[.F531]+[.G532]" table:style-name="ce5">
            <text:p>16.706</text:p>
          </table:table-cell>
          <table:table-cell office:value-type="float" office:value="3.2000000000000001E-2" table:formula="of:=([.B532]-[.B531])/1000" table:style-name="ce5">
            <text:p>0.032</text:p>
          </table:table-cell>
          <table:table-cell office:value-type="float" office:value="9.2089130000000102E-2" table:formula="of:=([.C532]+[.C531])*[.G532]*9.8/2+[.H531]" table:style-name="ce4">
            <text:p>0.092089</text:p>
          </table:table-cell>
          <table:table-cell office:value-type="float" office:value="2.0915005246589713E-3" table:formula="of:=[.C532]-[.$N$1]" table:style-name="ce4">
            <text:p>0.002092</text:p>
          </table:table-cell>
          <table:table-cell office:value-type="float" office:value="8.8382060965373141E-3" table:formula="of:=(([.$I532]+[.$I531]))*[.$G532]*9.8/2+[.J531]" table:style-name="ce4">
            <text:p>0.0088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892" table:style-name="ce3">
            <text:p>54892</text:p>
          </table:table-cell>
          <table:table-cell office:value-type="float" office:value="2E-3" table:style-name="ce4">
            <text:p>0.0020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7" table:style-name="ce4">
            <text:p>1.009700</text:p>
          </table:table-cell>
          <table:table-cell office:value-type="float" office:value="16.737000000000052" table:formula="of:=[.F532]+[.G533]" table:style-name="ce5">
            <text:p>16.737</text:p>
          </table:table-cell>
          <table:table-cell office:value-type="float" office:value="3.1E-2" table:formula="of:=([.B533]-[.B532])/1000" table:style-name="ce5">
            <text:p>0.031</text:p>
          </table:table-cell>
          <table:table-cell office:value-type="float" office:value="9.2787870000000106E-2" table:formula="of:=([.C533]+[.C532])*[.G533]*9.8/2+[.H532]" table:style-name="ce4">
            <text:p>0.092788</text:p>
          </table:table-cell>
          <table:table-cell office:value-type="float" office:value="1.4915005246589716E-3" table:formula="of:=[.C533]-[.$N$1]" table:style-name="ce4">
            <text:p>0.001492</text:p>
          </table:table-cell>
          <table:table-cell office:value-type="float" office:value="9.3824639559287101E-3" table:formula="of:=(([.$I533]+[.$I532]))*[.$G533]*9.8/2+[.J532]" table:style-name="ce4">
            <text:p>0.0093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923" table:style-name="ce3">
            <text:p>54923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8999999999999998E-3" table:style-name="ce4">
            <text:p>0.003900</text:p>
          </table:table-cell>
          <table:table-cell office:value-type="float" office:value="1.0104" table:style-name="ce4">
            <text:p>1.010400</text:p>
          </table:table-cell>
          <table:table-cell office:value-type="float" office:value="16.76800000000005" table:formula="of:=[.F533]+[.G534]" table:style-name="ce5">
            <text:p>16.768</text:p>
          </table:table-cell>
          <table:table-cell office:value-type="float" office:value="3.1E-2" table:formula="of:=([.B534]-[.B533])/1000" table:style-name="ce5">
            <text:p>0.031</text:p>
          </table:table-cell>
          <table:table-cell office:value-type="float" office:value="9.3015720000000107E-2" table:formula="of:=([.C534]+[.C533])*[.G534]*9.8/2+[.H533]" table:style-name="ce4">
            <text:p>0.093016</text:p>
          </table:table-cell>
          <table:table-cell office:value-type="float" office:value="-1.0084994753410284E-3" table:formula="of:=[.C534]-[.$N$1]" table:style-name="ce4">
            <text:p>-0.001008</text:p>
          </table:table-cell>
          <table:table-cell office:value-type="float" office:value="9.4558318153201062E-3" table:formula="of:=(([.$I534]+[.$I533]))*[.$G534]*9.8/2+[.J533]" table:style-name="ce4">
            <text:p>0.0094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955" table:style-name="ce3">
            <text:p>54955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1" table:style-name="ce4">
            <text:p>1.010100</text:p>
          </table:table-cell>
          <table:table-cell office:value-type="float" office:value="16.80000000000005" table:formula="of:=[.F534]+[.G535]" table:style-name="ce5">
            <text:p>16.800</text:p>
          </table:table-cell>
          <table:table-cell office:value-type="float" office:value="3.2000000000000001E-2" table:formula="of:=([.B535]-[.B534])/1000" table:style-name="ce5">
            <text:p>0.032</text:p>
          </table:table-cell>
          <table:table-cell office:value-type="float" office:value="9.2670760000000102E-2" table:formula="of:=([.C535]+[.C534])*[.G535]*9.8/2+[.H534]" table:style-name="ce4">
            <text:p>0.092671</text:p>
          </table:table-cell>
          <table:table-cell office:value-type="float" office:value="-2.2084994753410283E-3" table:formula="of:=[.C535]-[.$N$1]" table:style-name="ce4">
            <text:p>-0.002208</text:p>
          </table:table-cell>
          <table:table-cell office:value-type="float" office:value="8.9514063798531596E-3" table:formula="of:=(([.$I535]+[.$I534]))*[.$G535]*9.8/2+[.J534]" table:style-name="ce4">
            <text:p>0.0089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4987" table:style-name="ce3">
            <text:p>54987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16.83200000000005" table:formula="of:=[.F535]+[.G536]" table:style-name="ce5">
            <text:p>16.832</text:p>
          </table:table-cell>
          <table:table-cell office:value-type="float" office:value="3.2000000000000001E-2" table:formula="of:=([.B536]-[.B535])/1000" table:style-name="ce5">
            <text:p>0.032</text:p>
          </table:table-cell>
          <table:table-cell office:value-type="float" office:value="9.2357160000000105E-2" table:formula="of:=([.C536]+[.C535])*[.G536]*9.8/2+[.H535]" table:style-name="ce4">
            <text:p>0.092357</text:p>
          </table:table-cell>
          <table:table-cell office:value-type="float" office:value="-8.0849947534102832E-4" table:formula="of:=[.C536]-[.$N$1]" table:style-name="ce4">
            <text:p>-0.000808</text:p>
          </table:table-cell>
          <table:table-cell office:value-type="float" office:value="8.4783409443862125E-3" table:formula="of:=(([.$I536]+[.$I535]))*[.$G536]*9.8/2+[.J535]" table:style-name="ce4">
            <text:p>0.0084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020" table:style-name="ce3">
            <text:p>5502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04" table:style-name="ce4">
            <text:p>1.010400</text:p>
          </table:table-cell>
          <table:table-cell office:value-type="float" office:value="16.865000000000052" table:formula="of:=[.F536]+[.G537]" table:style-name="ce5">
            <text:p>16.865</text:p>
          </table:table-cell>
          <table:table-cell office:value-type="float" office:value="3.3000000000000002E-2" table:formula="of:=([.B537]-[.B536])/1000" table:style-name="ce5">
            <text:p>0.033</text:p>
          </table:table-cell>
          <table:table-cell office:value-type="float" office:value="9.2438010000000098E-2" table:formula="of:=([.C537]+[.C536])*[.G537]*9.8/2+[.H536]" table:style-name="ce4">
            <text:p>0.092438</text:p>
          </table:table-cell>
          <table:table-cell office:value-type="float" office:value="2.9150052465897163E-4" table:formula="of:=[.C537]-[.$N$1]" table:style-name="ce4">
            <text:p>0.000292</text:p>
          </table:table-cell>
          <table:table-cell office:value-type="float" office:value="8.3947422140609237E-3" table:formula="of:=(([.$I537]+[.$I536]))*[.$G537]*9.8/2+[.J536]" table:style-name="ce4">
            <text:p>0.0083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051" table:style-name="ce3">
            <text:p>55051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6.896000000000051" table:formula="of:=[.F537]+[.G538]" table:style-name="ce5">
            <text:p>16.896</text:p>
          </table:table-cell>
          <table:table-cell office:value-type="float" office:value="3.1E-2" table:formula="of:=([.B538]-[.B537])/1000" table:style-name="ce5">
            <text:p>0.031</text:p>
          </table:table-cell>
          <table:table-cell office:value-type="float" office:value="9.2878520000000103E-2" table:formula="of:=([.C538]+[.C537])*[.G538]*9.8/2+[.H537]" table:style-name="ce4">
            <text:p>0.092879</text:p>
          </table:table-cell>
          <table:table-cell office:value-type="float" office:value="1.5915005246589715E-3" table:formula="of:=[.C538]-[.$N$1]" table:style-name="ce4">
            <text:p>0.001592</text:p>
          </table:table-cell>
          <table:table-cell office:value-type="float" office:value="8.6807700734523197E-3" table:formula="of:=(([.$I538]+[.$I537]))*[.$G538]*9.8/2+[.J537]" table:style-name="ce4">
            <text:p>0.0086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082" table:style-name="ce3">
            <text:p>55082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103" table:style-name="ce4">
            <text:p>1.010300</text:p>
          </table:table-cell>
          <table:table-cell office:value-type="float" office:value="16.927000000000049" table:formula="of:=[.F538]+[.G539]" table:style-name="ce5">
            <text:p>16.927</text:p>
          </table:table-cell>
          <table:table-cell office:value-type="float" office:value="3.1E-2" table:formula="of:=([.B539]-[.B538])/1000" table:style-name="ce5">
            <text:p>0.031</text:p>
          </table:table-cell>
          <table:table-cell office:value-type="float" office:value="9.3379790000000101E-2" table:formula="of:=([.C539]+[.C538])*[.G539]*9.8/2+[.H538]" table:style-name="ce4">
            <text:p>0.093380</text:p>
          </table:table-cell>
          <table:table-cell office:value-type="float" office:value="6.9150052465897149E-4" table:formula="of:=[.C539]-[.$N$1]" table:style-name="ce4">
            <text:p>0.000692</text:p>
          </table:table-cell>
          <table:table-cell office:value-type="float" office:value="9.0275579328437158E-3" table:formula="of:=(([.$I539]+[.$I538]))*[.$G539]*9.8/2+[.J538]" table:style-name="ce4">
            <text:p>0.0090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113" table:style-name="ce3">
            <text:p>55113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6.958000000000048" table:formula="of:=[.F539]+[.G540]" table:style-name="ce5">
            <text:p>16.958</text:p>
          </table:table-cell>
          <table:table-cell office:value-type="float" office:value="3.1E-2" table:formula="of:=([.B540]-[.B539])/1000" table:style-name="ce5">
            <text:p>0.031</text:p>
          </table:table-cell>
          <table:table-cell office:value-type="float" office:value="9.3592450000000105E-2" table:formula="of:=([.C540]+[.C539])*[.G540]*9.8/2+[.H539]" table:style-name="ce4">
            <text:p>0.093592</text:p>
          </table:table-cell>
          <table:table-cell office:value-type="float" office:value="-3.0849947534102842E-4" table:formula="of:=[.C540]-[.$N$1]" table:style-name="ce4">
            <text:p>-0.000308</text:p>
          </table:table-cell>
          <table:table-cell office:value-type="float" office:value="9.0857357922351119E-3" table:formula="of:=(([.$I540]+[.$I539]))*[.$G540]*9.8/2+[.J539]" table:style-name="ce4">
            <text:p>0.0090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144" table:style-name="ce3">
            <text:p>55144</text:p>
          </table:table-cell>
          <table:table-cell office:value-type="float" office:value="-1.5E-3" table:style-name="ce4">
            <text:p>-0.0015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6.989000000000047" table:formula="of:=[.F540]+[.G541]" table:style-name="ce5">
            <text:p>16.989</text:p>
          </table:table-cell>
          <table:table-cell office:value-type="float" office:value="3.1E-2" table:formula="of:=([.B541]-[.B540])/1000" table:style-name="ce5">
            <text:p>0.031</text:p>
          </table:table-cell>
          <table:table-cell office:value-type="float" office:value="9.33949800000001E-2" table:formula="of:=([.C541]+[.C540])*[.G541]*9.8/2+[.H540]" table:style-name="ce4">
            <text:p>0.093395</text:p>
          </table:table-cell>
          <table:table-cell office:value-type="float" office:value="-2.0084994753410282E-3" table:formula="of:=[.C541]-[.$N$1]" table:style-name="ce4">
            <text:p>-0.002008</text:p>
          </table:table-cell>
          <table:table-cell office:value-type="float" office:value="8.7337836516265081E-3" table:formula="of:=(([.$I541]+[.$I540]))*[.$G541]*9.8/2+[.J540]" table:style-name="ce4">
            <text:p>0.0087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176" table:style-name="ce3">
            <text:p>55176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2" table:style-name="ce4">
            <text:p>1.008200</text:p>
          </table:table-cell>
          <table:table-cell office:value-type="float" office:value="17.021000000000047" table:formula="of:=[.F541]+[.G542]" table:style-name="ce5">
            <text:p>17.021</text:p>
          </table:table-cell>
          <table:table-cell office:value-type="float" office:value="3.2000000000000001E-2" table:formula="of:=([.B542]-[.B541])/1000" table:style-name="ce5">
            <text:p>0.032</text:p>
          </table:table-cell>
          <table:table-cell office:value-type="float" office:value="9.3112740000000097E-2" table:formula="of:=([.C542]+[.C541])*[.G542]*9.8/2+[.H541]" table:style-name="ce4">
            <text:p>0.093113</text:p>
          </table:table-cell>
          <table:table-cell office:value-type="float" office:value="-8.0849947534102832E-4" table:formula="of:=[.C542]-[.$N$1]" table:style-name="ce4">
            <text:p>-0.000808</text:p>
          </table:table-cell>
          <table:table-cell office:value-type="float" office:value="8.2920782161595621E-3" table:formula="of:=(([.$I542]+[.$I541]))*[.$G542]*9.8/2+[.J541]" table:style-name="ce4">
            <text:p>0.0082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208" table:style-name="ce3">
            <text:p>55208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7.053000000000047" table:formula="of:=[.F542]+[.G543]" table:style-name="ce5">
            <text:p>17.053</text:p>
          </table:table-cell>
          <table:table-cell office:value-type="float" office:value="3.2000000000000001E-2" table:formula="of:=([.B543]-[.B542])/1000" table:style-name="ce5">
            <text:p>0.032</text:p>
          </table:table-cell>
          <table:table-cell office:value-type="float" office:value="9.3442020000000098E-2" table:formula="of:=([.C543]+[.C542])*[.G543]*9.8/2+[.H542]" table:style-name="ce4">
            <text:p>0.093442</text:p>
          </table:table-cell>
          <table:table-cell office:value-type="float" office:value="1.8915005246589714E-3" table:formula="of:=[.C543]-[.$N$1]" table:style-name="ce4">
            <text:p>0.001892</text:p>
          </table:table-cell>
          <table:table-cell office:value-type="float" office:value="8.4618927806926151E-3" table:formula="of:=(([.$I543]+[.$I542]))*[.$G543]*9.8/2+[.J542]" table:style-name="ce4">
            <text:p>0.0084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239" table:style-name="ce3">
            <text:p>55239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79" table:style-name="ce4">
            <text:p>1.007900</text:p>
          </table:table-cell>
          <table:table-cell office:value-type="float" office:value="17.084000000000046" table:formula="of:=[.F543]+[.G544]" table:style-name="ce5">
            <text:p>17.084</text:p>
          </table:table-cell>
          <table:table-cell office:value-type="float" office:value="3.1E-2" table:formula="of:=([.B544]-[.B543])/1000" table:style-name="ce5">
            <text:p>0.031</text:p>
          </table:table-cell>
          <table:table-cell office:value-type="float" office:value="9.4171140000000098E-2" table:formula="of:=([.C544]+[.C543])*[.G544]*9.8/2+[.H543]" table:style-name="ce4">
            <text:p>0.094171</text:p>
          </table:table-cell>
          <table:table-cell office:value-type="float" office:value="1.8915005246589714E-3" table:formula="of:=[.C544]-[.$N$1]" table:style-name="ce4">
            <text:p>0.001892</text:p>
          </table:table-cell>
          <table:table-cell office:value-type="float" office:value="9.0365306400840111E-3" table:formula="of:=(([.$I544]+[.$I543]))*[.$G544]*9.8/2+[.J543]" table:style-name="ce4">
            <text:p>0.0090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270" table:style-name="ce3">
            <text:p>5527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125" table:style-name="ce4">
            <text:p>1.012500</text:p>
          </table:table-cell>
          <table:table-cell office:value-type="float" office:value="17.115000000000045" table:formula="of:=[.F544]+[.G545]" table:style-name="ce5">
            <text:p>17.115</text:p>
          </table:table-cell>
          <table:table-cell office:value-type="float" office:value="3.1E-2" table:formula="of:=([.B545]-[.B544])/1000" table:style-name="ce5">
            <text:p>0.031</text:p>
          </table:table-cell>
          <table:table-cell office:value-type="float" office:value="9.4490130000000103E-2" table:formula="of:=([.C545]+[.C544])*[.G545]*9.8/2+[.H544]" table:style-name="ce4">
            <text:p>0.094490</text:p>
          </table:table-cell>
          <table:table-cell office:value-type="float" office:value="-8.0849947534102832E-4" table:formula="of:=[.C545]-[.$N$1]" table:style-name="ce4">
            <text:p>-0.000808</text:p>
          </table:table-cell>
          <table:table-cell office:value-type="float" office:value="9.2010384994754071E-3" table:formula="of:=(([.$I545]+[.$I544]))*[.$G545]*9.8/2+[.J544]" table:style-name="ce4">
            <text:p>0.0092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302" table:style-name="ce3">
            <text:p>55302</text:p>
          </table:table-cell>
          <table:table-cell office:value-type="float" office:value="-1.9E-3" table:style-name="ce4">
            <text:p>-0.0019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17.147000000000045" table:formula="of:=[.F545]+[.G546]" table:style-name="ce5">
            <text:p>17.147</text:p>
          </table:table-cell>
          <table:table-cell office:value-type="float" office:value="3.2000000000000001E-2" table:formula="of:=([.B546]-[.B545])/1000" table:style-name="ce5">
            <text:p>0.032</text:p>
          </table:table-cell>
          <table:table-cell office:value-type="float" office:value="9.4145170000000097E-2" table:formula="of:=([.C546]+[.C545])*[.G546]*9.8/2+[.H545]" table:style-name="ce4">
            <text:p>0.094145</text:p>
          </table:table-cell>
          <table:table-cell office:value-type="float" office:value="-2.4084994753410284E-3" table:formula="of:=[.C546]-[.$N$1]" table:style-name="ce4">
            <text:p>-0.002408</text:p>
          </table:table-cell>
          <table:table-cell office:value-type="float" office:value="8.6966130640084606E-3" table:formula="of:=(([.$I546]+[.$I545]))*[.$G546]*9.8/2+[.J545]" table:style-name="ce4">
            <text:p>0.0086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333" table:style-name="ce3">
            <text:p>55333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17.178000000000043" table:formula="of:=[.F546]+[.G547]" table:style-name="ce5">
            <text:p>17.178</text:p>
          </table:table-cell>
          <table:table-cell office:value-type="float" office:value="3.1E-2" table:formula="of:=([.B547]-[.B546])/1000" table:style-name="ce5">
            <text:p>0.031</text:p>
          </table:table-cell>
          <table:table-cell office:value-type="float" office:value="9.3826180000000092E-2" table:formula="of:=([.C547]+[.C546])*[.G547]*9.8/2+[.H546]" table:style-name="ce4">
            <text:p>0.093826</text:p>
          </table:table-cell>
          <table:table-cell office:value-type="float" office:value="-7.0849947534102839E-4" table:formula="of:=[.C547]-[.$N$1]" table:style-name="ce4">
            <text:p>-0.000708</text:p>
          </table:table-cell>
          <table:table-cell office:value-type="float" office:value="8.2231409233998569E-3" table:formula="of:=(([.$I547]+[.$I546]))*[.$G547]*9.8/2+[.J546]" table:style-name="ce4">
            <text:p>0.0082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365" table:style-name="ce3">
            <text:p>55365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7.210000000000043" table:formula="of:=[.F547]+[.G548]" table:style-name="ce5">
            <text:p>17.210</text:p>
          </table:table-cell>
          <table:table-cell office:value-type="float" office:value="3.2000000000000001E-2" table:formula="of:=([.B548]-[.B547])/1000" table:style-name="ce5">
            <text:p>0.032</text:p>
          </table:table-cell>
          <table:table-cell office:value-type="float" office:value="9.424954000000009E-2" table:formula="of:=([.C548]+[.C547])*[.G548]*9.8/2+[.H547]" table:style-name="ce4">
            <text:p>0.094250</text:p>
          </table:table-cell>
          <table:table-cell office:value-type="float" office:value="2.3915005246589712E-3" table:formula="of:=[.C548]-[.$N$1]" table:style-name="ce4">
            <text:p>0.002392</text:p>
          </table:table-cell>
          <table:table-cell office:value-type="float" office:value="8.4870354879329098E-3" table:formula="of:=(([.$I548]+[.$I547]))*[.$G548]*9.8/2+[.J547]" table:style-name="ce4">
            <text:p>0.0084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396" table:style-name="ce3">
            <text:p>55396</text:p>
          </table:table-cell>
          <table:table-cell office:value-type="float" office:value="2E-3" table:style-name="ce4">
            <text:p>0.0020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17.241000000000042" table:formula="of:=[.F548]+[.G549]" table:style-name="ce5">
            <text:p>17.241</text:p>
          </table:table-cell>
          <table:table-cell office:value-type="float" office:value="3.1E-2" table:formula="of:=([.B549]-[.B548])/1000" table:style-name="ce5">
            <text:p>0.031</text:p>
          </table:table-cell>
          <table:table-cell office:value-type="float" office:value="9.4993850000000088E-2" table:formula="of:=([.C549]+[.C548])*[.G549]*9.8/2+[.H548]" table:style-name="ce4">
            <text:p>0.094994</text:p>
          </table:table-cell>
          <table:table-cell office:value-type="float" office:value="1.4915005246589716E-3" table:formula="of:=[.C549]-[.$N$1]" table:style-name="ce4">
            <text:p>0.001492</text:p>
          </table:table-cell>
          <table:table-cell office:value-type="float" office:value="9.0768633473243057E-3" table:formula="of:=(([.$I549]+[.$I548]))*[.$G549]*9.8/2+[.J548]" table:style-name="ce4">
            <text:p>0.0090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427" table:style-name="ce3">
            <text:p>55427</text:p>
          </table:table-cell>
          <table:table-cell office:value-type="float" office:value="0" table:style-name="ce4">
            <text:p>0.0000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17.272000000000041" table:formula="of:=[.F549]+[.G550]" table:style-name="ce5">
            <text:p>17.272</text:p>
          </table:table-cell>
          <table:table-cell office:value-type="float" office:value="3.1E-2" table:formula="of:=([.B550]-[.B549])/1000" table:style-name="ce5">
            <text:p>0.031</text:p>
          </table:table-cell>
          <table:table-cell office:value-type="float" office:value="9.5297650000000095E-2" table:formula="of:=([.C550]+[.C549])*[.G550]*9.8/2+[.H549]" table:style-name="ce4">
            <text:p>0.095298</text:p>
          </table:table-cell>
          <table:table-cell office:value-type="float" office:value="-5.084994753410284E-4" table:formula="of:=[.C550]-[.$N$1]" table:style-name="ce4">
            <text:p>-0.000508</text:p>
          </table:table-cell>
          <table:table-cell office:value-type="float" office:value="9.2261812067157018E-3" table:formula="of:=(([.$I550]+[.$I549]))*[.$G550]*9.8/2+[.J549]" table:style-name="ce4">
            <text:p>0.0092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458" table:style-name="ce3">
            <text:p>55458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17.30300000000004" table:formula="of:=[.F550]+[.G551]" table:style-name="ce5">
            <text:p>17.303</text:p>
          </table:table-cell>
          <table:table-cell office:value-type="float" office:value="3.1E-2" table:formula="of:=([.B551]-[.B550])/1000" table:style-name="ce5">
            <text:p>0.031</text:p>
          </table:table-cell>
          <table:table-cell office:value-type="float" office:value="9.522170000000009E-2" table:formula="of:=([.C551]+[.C550])*[.G551]*9.8/2+[.H550]" table:style-name="ce4">
            <text:p>0.095222</text:p>
          </table:table-cell>
          <table:table-cell office:value-type="float" office:value="-1.0084994753410284E-3" table:formula="of:=[.C551]-[.$N$1]" table:style-name="ce4">
            <text:p>-0.001008</text:p>
          </table:table-cell>
          <table:table-cell office:value-type="float" office:value="8.995749066107098E-3" table:formula="of:=(([.$I551]+[.$I550]))*[.$G551]*9.8/2+[.J550]" table:style-name="ce4">
            <text:p>0.0089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490" table:style-name="ce3">
            <text:p>5549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7.33500000000004" table:formula="of:=[.F551]+[.G552]" table:style-name="ce5">
            <text:p>17.335</text:p>
          </table:table-cell>
          <table:table-cell office:value-type="float" office:value="3.2000000000000001E-2" table:formula="of:=([.B552]-[.B551])/1000" table:style-name="ce5">
            <text:p>0.032</text:p>
          </table:table-cell>
          <table:table-cell office:value-type="float" office:value="9.5049220000000087E-2" table:formula="of:=([.C552]+[.C551])*[.G552]*9.8/2+[.H551]" table:style-name="ce4">
            <text:p>0.095049</text:p>
          </table:table-cell>
          <table:table-cell office:value-type="float" office:value="-1.1084994753410285E-3" table:formula="of:=[.C552]-[.$N$1]" table:style-name="ce4">
            <text:p>-0.001108</text:p>
          </table:table-cell>
          <table:table-cell office:value-type="float" office:value="8.6638036306401524E-3" table:formula="of:=(([.$I552]+[.$I551]))*[.$G552]*9.8/2+[.J551]" table:style-name="ce4">
            <text:p>0.0086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522" table:style-name="ce3">
            <text:p>55522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17.36700000000004" table:formula="of:=[.F552]+[.G553]" table:style-name="ce5">
            <text:p>17.367</text:p>
          </table:table-cell>
          <table:table-cell office:value-type="float" office:value="3.2000000000000001E-2" table:formula="of:=([.B553]-[.B552])/1000" table:style-name="ce5">
            <text:p>0.032</text:p>
          </table:table-cell>
          <table:table-cell office:value-type="float" office:value="9.5033540000000083E-2" table:formula="of:=([.C553]+[.C552])*[.G553]*9.8/2+[.H552]" table:style-name="ce4">
            <text:p>0.095034</text:p>
          </table:table-cell>
          <table:table-cell office:value-type="float" office:value="-8.4994753410283942E-6" table:formula="of:=[.C553]-[.$N$1]" table:style-name="ce4">
            <text:p>-0.000008</text:p>
          </table:table-cell>
          <table:table-cell office:value-type="float" office:value="8.4886581951732053E-3" table:formula="of:=(([.$I553]+[.$I552]))*[.$G553]*9.8/2+[.J552]" table:style-name="ce4">
            <text:p>0.0084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553" table:style-name="ce3">
            <text:p>55553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17.398000000000039" table:formula="of:=[.F553]+[.G554]" table:style-name="ce5">
            <text:p>17.398</text:p>
          </table:table-cell>
          <table:table-cell office:value-type="float" office:value="3.1E-2" table:formula="of:=([.B554]-[.B553])/1000" table:style-name="ce5">
            <text:p>0.031</text:p>
          </table:table-cell>
          <table:table-cell office:value-type="float" office:value="9.5155060000000083E-2" table:formula="of:=([.C554]+[.C553])*[.G554]*9.8/2+[.H553]" table:style-name="ce4">
            <text:p>0.095155</text:p>
          </table:table-cell>
          <table:table-cell office:value-type="float" office:value="-2.0849947534102843E-4" table:formula="of:=[.C554]-[.$N$1]" table:style-name="ce4">
            <text:p>-0.000208</text:p>
          </table:table-cell>
          <table:table-cell office:value-type="float" office:value="8.4556960545646015E-3" table:formula="of:=(([.$I554]+[.$I553]))*[.$G554]*9.8/2+[.J553]" table:style-name="ce4">
            <text:p>0.0084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584" table:style-name="ce3">
            <text:p>55584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12" table:style-name="ce4">
            <text:p>1.012000</text:p>
          </table:table-cell>
          <table:table-cell office:value-type="float" office:value="17.429000000000038" table:formula="of:=[.F554]+[.G555]" table:style-name="ce5">
            <text:p>17.429</text:p>
          </table:table-cell>
          <table:table-cell office:value-type="float" office:value="3.1E-2" table:formula="of:=([.B555]-[.B554])/1000" table:style-name="ce5">
            <text:p>0.031</text:p>
          </table:table-cell>
          <table:table-cell office:value-type="float" office:value="9.5124680000000086E-2" table:formula="of:=([.C555]+[.C554])*[.G555]*9.8/2+[.H554]" table:style-name="ce4">
            <text:p>0.095125</text:p>
          </table:table-cell>
          <table:table-cell office:value-type="float" office:value="-1.0084994753410284E-3" table:formula="of:=[.C555]-[.$N$1]" table:style-name="ce4">
            <text:p>-0.001008</text:p>
          </table:table-cell>
          <table:table-cell office:value-type="float" office:value="8.2708339139559977E-3" table:formula="of:=(([.$I555]+[.$I554]))*[.$G555]*9.8/2+[.J554]" table:style-name="ce4">
            <text:p>0.0082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616" table:style-name="ce3">
            <text:p>55616</text:p>
          </table:table-cell>
          <table:table-cell office:value-type="float" office:value="1E-3" table:style-name="ce4">
            <text:p>0.0010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4" table:style-name="ce4">
            <text:p>1.008400</text:p>
          </table:table-cell>
          <table:table-cell office:value-type="float" office:value="17.461000000000038" table:formula="of:=[.F555]+[.G556]" table:style-name="ce5">
            <text:p>17.461</text:p>
          </table:table-cell>
          <table:table-cell office:value-type="float" office:value="3.2000000000000001E-2" table:formula="of:=([.B556]-[.B555])/1000" table:style-name="ce5">
            <text:p>0.032</text:p>
          </table:table-cell>
          <table:table-cell office:value-type="float" office:value="9.5203080000000093E-2" table:formula="of:=([.C556]+[.C555])*[.G556]*9.8/2+[.H555]" table:style-name="ce4">
            <text:p>0.095203</text:p>
          </table:table-cell>
          <table:table-cell office:value-type="float" office:value="4.9150052465897162E-4" table:formula="of:=[.C556]-[.$N$1]" table:style-name="ce4">
            <text:p>0.000492</text:p>
          </table:table-cell>
          <table:table-cell office:value-type="float" office:value="8.1897684784890505E-3" table:formula="of:=(([.$I556]+[.$I555]))*[.$G556]*9.8/2+[.J555]" table:style-name="ce4">
            <text:p>0.0081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647" table:style-name="ce3">
            <text:p>55647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17.492000000000036" table:formula="of:=[.F556]+[.G557]" table:style-name="ce5">
            <text:p>17.492</text:p>
          </table:table-cell>
          <table:table-cell office:value-type="float" office:value="3.1E-2" table:formula="of:=([.B557]-[.B556])/1000" table:style-name="ce5">
            <text:p>0.031</text:p>
          </table:table-cell>
          <table:table-cell office:value-type="float" office:value="9.5400550000000098E-2" table:formula="of:=([.C557]+[.C556])*[.G557]*9.8/2+[.H556]" table:style-name="ce4">
            <text:p>0.095401</text:p>
          </table:table-cell>
          <table:table-cell office:value-type="float" office:value="-2.0849947534102843E-4" table:formula="of:=[.C557]-[.$N$1]" table:style-name="ce4">
            <text:p>-0.000208</text:p>
          </table:table-cell>
          <table:table-cell office:value-type="float" office:value="8.2327563378804466E-3" table:formula="of:=(([.$I557]+[.$I556]))*[.$G557]*9.8/2+[.J556]" table:style-name="ce4">
            <text:p>0.0082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678" table:style-name="ce3">
            <text:p>55678</text:p>
          </table:table-cell>
          <table:table-cell office:value-type="float" office:value="1E-4" table:style-name="ce4">
            <text:p>0.0001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7.523000000000035" table:formula="of:=[.F557]+[.G558]" table:style-name="ce5">
            <text:p>17.523</text:p>
          </table:table-cell>
          <table:table-cell office:value-type="float" office:value="3.1E-2" table:formula="of:=([.B558]-[.B557])/1000" table:style-name="ce5">
            <text:p>0.031</text:p>
          </table:table-cell>
          <table:table-cell office:value-type="float" office:value="9.5461310000000105E-2" table:formula="of:=([.C558]+[.C557])*[.G558]*9.8/2+[.H557]" table:style-name="ce4">
            <text:p>0.095461</text:p>
          </table:table-cell>
          <table:table-cell office:value-type="float" office:value="-4.0849947534102841E-4" table:formula="of:=[.C558]-[.$N$1]" table:style-name="ce4">
            <text:p>-0.000408</text:p>
          </table:table-cell>
          <table:table-cell office:value-type="float" office:value="8.1390341972718428E-3" table:formula="of:=(([.$I558]+[.$I557]))*[.$G558]*9.8/2+[.J557]" table:style-name="ce4">
            <text:p>0.0081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709" table:style-name="ce3">
            <text:p>55709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2" table:style-name="ce4">
            <text:p>1.010200</text:p>
          </table:table-cell>
          <table:table-cell office:value-type="float" office:value="17.554000000000034" table:formula="of:=[.F558]+[.G559]" table:style-name="ce5">
            <text:p>17.554</text:p>
          </table:table-cell>
          <table:table-cell office:value-type="float" office:value="3.1E-2" table:formula="of:=([.B559]-[.B558])/1000" table:style-name="ce5">
            <text:p>0.031</text:p>
          </table:table-cell>
          <table:table-cell office:value-type="float" office:value="9.5734730000000101E-2" table:formula="of:=([.C559]+[.C558])*[.G559]*9.8/2+[.H558]" table:style-name="ce4">
            <text:p>0.095735</text:p>
          </table:table-cell>
          <table:table-cell office:value-type="float" office:value="1.1915005246589715E-3" table:formula="of:=[.C559]-[.$N$1]" table:style-name="ce4">
            <text:p>0.001192</text:p>
          </table:table-cell>
          <table:table-cell office:value-type="float" office:value="8.2579720566632389E-3" table:formula="of:=(([.$I559]+[.$I558]))*[.$G559]*9.8/2+[.J558]" table:style-name="ce4">
            <text:p>0.0082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740" table:style-name="ce3">
            <text:p>55740</text:p>
          </table:table-cell>
          <table:table-cell office:value-type="float" office:value="-1E-3" table:style-name="ce4">
            <text:p>-0.0010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17.585000000000033" table:formula="of:=[.F559]+[.G560]" table:style-name="ce5">
            <text:p>17.585</text:p>
          </table:table-cell>
          <table:table-cell office:value-type="float" office:value="3.1E-2" table:formula="of:=([.B560]-[.B559])/1000" table:style-name="ce5">
            <text:p>0.031</text:p>
          </table:table-cell>
          <table:table-cell office:value-type="float" office:value="9.5841060000000103E-2" table:formula="of:=([.C560]+[.C559])*[.G560]*9.8/2+[.H559]" table:style-name="ce4">
            <text:p>0.095841</text:p>
          </table:table-cell>
          <table:table-cell office:value-type="float" office:value="-1.5084994753410284E-3" table:formula="of:=[.C560]-[.$N$1]" table:style-name="ce4">
            <text:p>-0.001508</text:p>
          </table:table-cell>
          <table:table-cell office:value-type="float" office:value="8.2098199160546351E-3" table:formula="of:=(([.$I560]+[.$I559]))*[.$G560]*9.8/2+[.J559]" table:style-name="ce4">
            <text:p>0.0082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772" table:style-name="ce3">
            <text:p>55772</text:p>
          </table:table-cell>
          <table:table-cell office:value-type="float" office:value="1E-4" table:style-name="ce4">
            <text:p>0.0001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17.617000000000033" table:formula="of:=[.F560]+[.G561]" table:style-name="ce5">
            <text:p>17.617</text:p>
          </table:table-cell>
          <table:table-cell office:value-type="float" office:value="3.2000000000000001E-2" table:formula="of:=([.B561]-[.B560])/1000" table:style-name="ce5">
            <text:p>0.032</text:p>
          </table:table-cell>
          <table:table-cell office:value-type="float" office:value="9.5699940000000108E-2" table:formula="of:=([.C561]+[.C560])*[.G561]*9.8/2+[.H560]" table:style-name="ce4">
            <text:p>0.095700</text:p>
          </table:table-cell>
          <table:table-cell office:value-type="float" office:value="-4.0849947534102841E-4" table:formula="of:=[.C561]-[.$N$1]" table:style-name="ce4">
            <text:p>-0.000408</text:p>
          </table:table-cell>
          <table:table-cell office:value-type="float" office:value="7.9092344805876888E-3" table:formula="of:=(([.$I561]+[.$I560]))*[.$G561]*9.8/2+[.J560]" table:style-name="ce4">
            <text:p>0.0079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803" table:style-name="ce3">
            <text:p>55803</text:p>
          </table:table-cell>
          <table:table-cell office:value-type="float" office:value="0" table:style-name="ce4">
            <text:p>0.0000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7.648000000000032" table:formula="of:=[.F561]+[.G562]" table:style-name="ce5">
            <text:p>17.648</text:p>
          </table:table-cell>
          <table:table-cell office:value-type="float" office:value="3.1E-2" table:formula="of:=([.B562]-[.B561])/1000" table:style-name="ce5">
            <text:p>0.031</text:p>
          </table:table-cell>
          <table:table-cell office:value-type="float" office:value="9.5715130000000107E-2" table:formula="of:=([.C562]+[.C561])*[.G562]*9.8/2+[.H561]" table:style-name="ce4">
            <text:p>0.095715</text:p>
          </table:table-cell>
          <table:table-cell office:value-type="float" office:value="-5.084994753410284E-4" table:formula="of:=[.C562]-[.$N$1]" table:style-name="ce4">
            <text:p>-0.000508</text:p>
          </table:table-cell>
          <table:table-cell office:value-type="float" office:value="7.7699423399790841E-3" table:formula="of:=(([.$I562]+[.$I561]))*[.$G562]*9.8/2+[.J561]" table:style-name="ce4">
            <text:p>0.0077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835" table:style-name="ce3">
            <text:p>5583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5" table:style-name="ce4">
            <text:p>1.008500</text:p>
          </table:table-cell>
          <table:table-cell office:value-type="float" office:value="17.680000000000032" table:formula="of:=[.F562]+[.G563]" table:style-name="ce5">
            <text:p>17.680</text:p>
          </table:table-cell>
          <table:table-cell office:value-type="float" office:value="3.2000000000000001E-2" table:formula="of:=([.B563]-[.B562])/1000" table:style-name="ce5">
            <text:p>0.032</text:p>
          </table:table-cell>
          <table:table-cell office:value-type="float" office:value="9.5762170000000105E-2" table:formula="of:=([.C563]+[.C562])*[.G563]*9.8/2+[.H562]" table:style-name="ce4">
            <text:p>0.095762</text:p>
          </table:table-cell>
          <table:table-cell office:value-type="float" office:value="-2.0849947534102843E-4" table:formula="of:=[.C563]-[.$N$1]" table:style-name="ce4">
            <text:p>-0.000208</text:p>
          </table:table-cell>
          <table:table-cell office:value-type="float" office:value="7.6575169045121376E-3" table:formula="of:=(([.$I563]+[.$I562]))*[.$G563]*9.8/2+[.J562]" table:style-name="ce4">
            <text:p>0.0076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866" table:style-name="ce3">
            <text:p>55866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97" table:style-name="ce4">
            <text:p>1.009700</text:p>
          </table:table-cell>
          <table:table-cell office:value-type="float" office:value="17.71100000000003" table:formula="of:=[.F563]+[.G564]" table:style-name="ce5">
            <text:p>17.711</text:p>
          </table:table-cell>
          <table:table-cell office:value-type="float" office:value="3.1E-2" table:formula="of:=([.B564]-[.B563])/1000" table:style-name="ce5">
            <text:p>0.031</text:p>
          </table:table-cell>
          <table:table-cell office:value-type="float" office:value="9.571660000000011E-2" table:formula="of:=([.C564]+[.C563])*[.G564]*9.8/2+[.H563]" table:style-name="ce4">
            <text:p>0.095717</text:p>
          </table:table-cell>
          <table:table-cell office:value-type="float" office:value="-1.1084994753410285E-3" table:formula="of:=[.C564]-[.$N$1]" table:style-name="ce4">
            <text:p>-0.001108</text:p>
          </table:table-cell>
          <table:table-cell office:value-type="float" office:value="7.4574647639035329E-3" table:formula="of:=(([.$I564]+[.$I563]))*[.$G564]*9.8/2+[.J563]" table:style-name="ce4">
            <text:p>0.0074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898" table:style-name="ce3">
            <text:p>55898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17.743000000000031" table:formula="of:=[.F564]+[.G565]" table:style-name="ce5">
            <text:p>17.743</text:p>
          </table:table-cell>
          <table:table-cell office:value-type="float" office:value="3.2000000000000001E-2" table:formula="of:=([.B565]-[.B564])/1000" table:style-name="ce5">
            <text:p>0.032</text:p>
          </table:table-cell>
          <table:table-cell office:value-type="float" office:value="9.5481400000000105E-2" table:formula="of:=([.C565]+[.C564])*[.G565]*9.8/2+[.H564]" table:style-name="ce4">
            <text:p>0.095481</text:p>
          </table:table-cell>
          <table:table-cell office:value-type="float" office:value="-1.4084994753410284E-3" table:formula="of:=[.C565]-[.$N$1]" table:style-name="ce4">
            <text:p>-0.001408</text:p>
          </table:table-cell>
          <table:table-cell office:value-type="float" office:value="7.0627993284365868E-3" table:formula="of:=(([.$I565]+[.$I564]))*[.$G565]*9.8/2+[.J564]" table:style-name="ce4">
            <text:p>0.0070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930" table:style-name="ce3">
            <text:p>5593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9" table:style-name="ce4">
            <text:p>1.007900</text:p>
          </table:table-cell>
          <table:table-cell office:value-type="float" office:value="17.775000000000031" table:formula="of:=[.F565]+[.G566]" table:style-name="ce5">
            <text:p>17.775</text:p>
          </table:table-cell>
          <table:table-cell office:value-type="float" office:value="3.2000000000000001E-2" table:formula="of:=([.B566]-[.B565])/1000" table:style-name="ce5">
            <text:p>0.032</text:p>
          </table:table-cell>
          <table:table-cell office:value-type="float" office:value="9.5418680000000103E-2" table:formula="of:=([.C566]+[.C565])*[.G566]*9.8/2+[.H565]" table:style-name="ce4">
            <text:p>0.095419</text:p>
          </table:table-cell>
          <table:table-cell office:value-type="float" office:value="-8.4994753410283942E-6" table:formula="of:=[.C566]-[.$N$1]" table:style-name="ce4">
            <text:p>-0.000008</text:p>
          </table:table-cell>
          <table:table-cell office:value-type="float" office:value="6.8406138929696407E-3" table:formula="of:=(([.$I566]+[.$I565]))*[.$G566]*9.8/2+[.J565]" table:style-name="ce4">
            <text:p>0.0068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961" table:style-name="ce3">
            <text:p>55961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7.806000000000029" table:formula="of:=[.F566]+[.G567]" table:style-name="ce5">
            <text:p>17.806</text:p>
          </table:table-cell>
          <table:table-cell office:value-type="float" office:value="3.1E-2" table:formula="of:=([.B567]-[.B566])/1000" table:style-name="ce5">
            <text:p>0.031</text:p>
          </table:table-cell>
          <table:table-cell office:value-type="float" office:value="9.5752860000000106E-2" table:formula="of:=([.C567]+[.C566])*[.G567]*9.8/2+[.H566]" table:style-name="ce4">
            <text:p>0.095753</text:p>
          </table:table-cell>
          <table:table-cell office:value-type="float" office:value="1.1915005246589715E-3" table:formula="of:=[.C567]-[.$N$1]" table:style-name="ce4">
            <text:p>0.001192</text:p>
          </table:table-cell>
          <table:table-cell office:value-type="float" office:value="7.0203117523610359E-3" table:formula="of:=(([.$I567]+[.$I566]))*[.$G567]*9.8/2+[.J566]" table:style-name="ce4">
            <text:p>0.0070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5992" table:style-name="ce3">
            <text:p>55992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134000000000001" table:style-name="ce4">
            <text:p>1.013400</text:p>
          </table:table-cell>
          <table:table-cell office:value-type="float" office:value="17.837000000000028" table:formula="of:=[.F567]+[.G568]" table:style-name="ce5">
            <text:p>17.837</text:p>
          </table:table-cell>
          <table:table-cell office:value-type="float" office:value="3.1E-2" table:formula="of:=([.B568]-[.B567])/1000" table:style-name="ce5">
            <text:p>0.031</text:p>
          </table:table-cell>
          <table:table-cell office:value-type="float" office:value="9.5980710000000108E-2" table:formula="of:=([.C568]+[.C567])*[.G568]*9.8/2+[.H567]" table:style-name="ce4">
            <text:p>0.095981</text:p>
          </table:table-cell>
          <table:table-cell office:value-type="float" office:value="-7.0849947534102839E-4" table:formula="of:=[.C568]-[.$N$1]" table:style-name="ce4">
            <text:p>-0.000708</text:p>
          </table:table-cell>
          <table:table-cell office:value-type="float" office:value="7.0936796117524311E-3" table:formula="of:=(([.$I568]+[.$I567]))*[.$G568]*9.8/2+[.J567]" table:style-name="ce4">
            <text:p>0.0070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024" table:style-name="ce3">
            <text:p>56024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78" table:style-name="ce4">
            <text:p>1.007800</text:p>
          </table:table-cell>
          <table:table-cell office:value-type="float" office:value="17.869000000000028" table:formula="of:=[.F568]+[.G569]" table:style-name="ce5">
            <text:p>17.869</text:p>
          </table:table-cell>
          <table:table-cell office:value-type="float" office:value="3.2000000000000001E-2" table:formula="of:=([.B569]-[.B568])/1000" table:style-name="ce5">
            <text:p>0.032</text:p>
          </table:table-cell>
          <table:table-cell office:value-type="float" office:value="9.6074790000000104E-2" table:formula="of:=([.C569]+[.C568])*[.G569]*9.8/2+[.H568]" table:style-name="ce4">
            <text:p>0.096075</text:p>
          </table:table-cell>
          <table:table-cell office:value-type="float" office:value="2.9150052465897163E-4" table:formula="of:=[.C569]-[.$N$1]" table:style-name="ce4">
            <text:p>0.000292</text:p>
          </table:table-cell>
          <table:table-cell office:value-type="float" office:value="7.0282941762854845E-3" table:formula="of:=(([.$I569]+[.$I568]))*[.$G569]*9.8/2+[.J568]" table:style-name="ce4">
            <text:p>0.0070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055" table:style-name="ce3">
            <text:p>56055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7.900000000000027" table:formula="of:=[.F569]+[.G570]" table:style-name="ce5">
            <text:p>17.900</text:p>
          </table:table-cell>
          <table:table-cell office:value-type="float" office:value="3.1E-2" table:formula="of:=([.B570]-[.B569])/1000" table:style-name="ce5">
            <text:p>0.031</text:p>
          </table:table-cell>
          <table:table-cell office:value-type="float" office:value="9.5953270000000104E-2" table:formula="of:=([.C570]+[.C569])*[.G570]*9.8/2+[.H569]" table:style-name="ce4">
            <text:p>0.095953</text:p>
          </table:table-cell>
          <table:table-cell office:value-type="float" office:value="-2.1084994753410285E-3" table:formula="of:=[.C570]-[.$N$1]" table:style-name="ce4">
            <text:p>-0.002108</text:p>
          </table:table-cell>
          <table:table-cell office:value-type="float" office:value="6.7522920356768799E-3" table:formula="of:=(([.$I570]+[.$I569]))*[.$G570]*9.8/2+[.J569]" table:style-name="ce4">
            <text:p>0.0067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087" table:style-name="ce3">
            <text:p>56087</text:p>
          </table:table-cell>
          <table:table-cell office:value-type="float" office:value="1.9E-3" table:style-name="ce4">
            <text:p>0.0019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" table:style-name="ce4">
            <text:p>1.008000</text:p>
          </table:table-cell>
          <table:table-cell office:value-type="float" office:value="17.932000000000027" table:formula="of:=[.F570]+[.G571]" table:style-name="ce5">
            <text:p>17.932</text:p>
          </table:table-cell>
          <table:table-cell office:value-type="float" office:value="3.2000000000000001E-2" table:formula="of:=([.B571]-[.B570])/1000" table:style-name="ce5">
            <text:p>0.032</text:p>
          </table:table-cell>
          <table:table-cell office:value-type="float" office:value="9.6000310000000103E-2" table:formula="of:=([.C571]+[.C570])*[.G571]*9.8/2+[.H570]" table:style-name="ce4">
            <text:p>0.096000</text:p>
          </table:table-cell>
          <table:table-cell office:value-type="float" office:value="1.3915005246589716E-3" table:formula="of:=[.C571]-[.$N$1]" table:style-name="ce4">
            <text:p>0.001392</text:p>
          </table:table-cell>
          <table:table-cell office:value-type="float" office:value="6.6398666002099333E-3" table:formula="of:=(([.$I571]+[.$I570]))*[.$G571]*9.8/2+[.J570]" table:style-name="ce4">
            <text:p>0.0066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118" table:style-name="ce3">
            <text:p>56118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103" table:style-name="ce4">
            <text:p>1.010300</text:p>
          </table:table-cell>
          <table:table-cell office:value-type="float" office:value="17.963000000000026" table:formula="of:=[.F571]+[.G572]" table:style-name="ce5">
            <text:p>17.963</text:p>
          </table:table-cell>
          <table:table-cell office:value-type="float" office:value="3.1E-2" table:formula="of:=([.B572]-[.B571])/1000" table:style-name="ce5">
            <text:p>0.031</text:p>
          </table:table-cell>
          <table:table-cell office:value-type="float" office:value="9.6258540000000101E-2" table:formula="of:=([.C572]+[.C571])*[.G572]*9.8/2+[.H571]" table:style-name="ce4">
            <text:p>0.096259</text:p>
          </table:table-cell>
          <table:table-cell office:value-type="float" office:value="-7.0849947534102839E-4" table:formula="of:=[.C572]-[.$N$1]" table:style-name="ce4">
            <text:p>-0.000708</text:p>
          </table:table-cell>
          <table:table-cell office:value-type="float" office:value="6.7436144596013286E-3" table:formula="of:=(([.$I572]+[.$I571]))*[.$G572]*9.8/2+[.J571]" table:style-name="ce4">
            <text:p>0.0067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150" table:style-name="ce3">
            <text:p>56150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98" table:style-name="ce4">
            <text:p>1.009800</text:p>
          </table:table-cell>
          <table:table-cell office:value-type="float" office:value="17.995000000000026" table:formula="of:=[.F572]+[.G573]" table:style-name="ce5">
            <text:p>17.995</text:p>
          </table:table-cell>
          <table:table-cell office:value-type="float" office:value="3.2000000000000001E-2" table:formula="of:=([.B573]-[.B572])/1000" table:style-name="ce5">
            <text:p>0.032</text:p>
          </table:table-cell>
          <table:table-cell office:value-type="float" office:value="9.6007660000000106E-2" table:formula="of:=([.C573]+[.C572])*[.G573]*9.8/2+[.H572]" table:style-name="ce4">
            <text:p>0.096008</text:p>
          </table:table-cell>
          <table:table-cell office:value-type="float" office:value="-1.9084994753410284E-3" table:formula="of:=[.C573]-[.$N$1]" table:style-name="ce4">
            <text:p>-0.001908</text:p>
          </table:table-cell>
          <table:table-cell office:value-type="float" office:value="6.3332690241343819E-3" table:formula="of:=(([.$I573]+[.$I572]))*[.$G573]*9.8/2+[.J572]" table:style-name="ce4">
            <text:p>0.0063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182" table:style-name="ce3">
            <text:p>56182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085" table:style-name="ce4">
            <text:p>1.008500</text:p>
          </table:table-cell>
          <table:table-cell office:value-type="float" office:value="18.027000000000026" table:formula="of:=[.F573]+[.G574]" table:style-name="ce5">
            <text:p>18.027</text:p>
          </table:table-cell>
          <table:table-cell office:value-type="float" office:value="3.2000000000000001E-2" table:formula="of:=([.B574]-[.B573])/1000" table:style-name="ce5">
            <text:p>0.032</text:p>
          </table:table-cell>
          <table:table-cell office:value-type="float" office:value="9.5960620000000107E-2" table:formula="of:=([.C574]+[.C573])*[.G574]*9.8/2+[.H573]" table:style-name="ce4">
            <text:p>0.095961</text:p>
          </table:table-cell>
          <table:table-cell office:value-type="float" office:value="5.9150052465897166E-4" table:formula="of:=[.C574]-[.$N$1]" table:style-name="ce4">
            <text:p>0.000592</text:p>
          </table:table-cell>
          <table:table-cell office:value-type="float" office:value="6.1267635886674355E-3" table:formula="of:=(([.$I574]+[.$I573]))*[.$G574]*9.8/2+[.J573]" table:style-name="ce4">
            <text:p>0.0061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213" table:style-name="ce3">
            <text:p>56213</text:p>
          </table:table-cell>
          <table:table-cell office:value-type="float" office:value="1.4E-3" table:style-name="ce4">
            <text:p>0.0014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03" table:style-name="ce4">
            <text:p>1.010300</text:p>
          </table:table-cell>
          <table:table-cell office:value-type="float" office:value="18.058000000000025" table:formula="of:=[.F574]+[.G575]" table:style-name="ce5">
            <text:p>18.058</text:p>
          </table:table-cell>
          <table:table-cell office:value-type="float" office:value="3.1E-2" table:formula="of:=([.B575]-[.B574])/1000" table:style-name="ce5">
            <text:p>0.031</text:p>
          </table:table-cell>
          <table:table-cell office:value-type="float" office:value="9.6340370000000106E-2" table:formula="of:=([.C575]+[.C574])*[.G575]*9.8/2+[.H574]" table:style-name="ce4">
            <text:p>0.096340</text:p>
          </table:table-cell>
          <table:table-cell office:value-type="float" office:value="8.9150052465897158E-4" table:formula="of:=[.C575]-[.$N$1]" table:style-name="ce4">
            <text:p>0.000892</text:p>
          </table:table-cell>
          <table:table-cell office:value-type="float" office:value="6.3520314480588307E-3" table:formula="of:=(([.$I575]+[.$I574]))*[.$G575]*9.8/2+[.J574]" table:style-name="ce4">
            <text:p>0.0063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244" table:style-name="ce3">
            <text:p>56244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8.089000000000024" table:formula="of:=[.F575]+[.G576]" table:style-name="ce5">
            <text:p>18.089</text:p>
          </table:table-cell>
          <table:table-cell office:value-type="float" office:value="3.1E-2" table:formula="of:=([.B576]-[.B575])/1000" table:style-name="ce5">
            <text:p>0.031</text:p>
          </table:table-cell>
          <table:table-cell office:value-type="float" office:value="9.6431510000000109E-2" table:formula="of:=([.C576]+[.C575])*[.G576]*9.8/2+[.H575]" table:style-name="ce4">
            <text:p>0.096432</text:p>
          </table:table-cell>
          <table:table-cell office:value-type="float" office:value="-1.3084994753410286E-3" table:formula="of:=[.C576]-[.$N$1]" table:style-name="ce4">
            <text:p>-0.001308</text:p>
          </table:table-cell>
          <table:table-cell office:value-type="float" office:value="6.288689307450226E-3" table:formula="of:=(([.$I576]+[.$I575]))*[.$G576]*9.8/2+[.J575]" table:style-name="ce4">
            <text:p>0.0062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276" table:style-name="ce3">
            <text:p>56276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18.121000000000024" table:formula="of:=[.F576]+[.G577]" table:style-name="ce5">
            <text:p>18.121</text:p>
          </table:table-cell>
          <table:table-cell office:value-type="float" office:value="3.2000000000000001E-2" table:formula="of:=([.B577]-[.B576])/1000" table:style-name="ce5">
            <text:p>0.032</text:p>
          </table:table-cell>
          <table:table-cell office:value-type="float" office:value="9.6384470000000111E-2" table:formula="of:=([.C577]+[.C576])*[.G577]*9.8/2+[.H576]" table:style-name="ce4">
            <text:p>0.096384</text:p>
          </table:table-cell>
          <table:table-cell office:value-type="float" office:value="-8.4994753410283942E-6" table:formula="of:=[.C577]-[.$N$1]" table:style-name="ce4">
            <text:p>-0.000008</text:p>
          </table:table-cell>
          <table:table-cell office:value-type="float" office:value="6.0821838719832795E-3" table:formula="of:=(([.$I577]+[.$I576]))*[.$G577]*9.8/2+[.J576]" table:style-name="ce4">
            <text:p>0.0060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308" table:style-name="ce3">
            <text:p>56308</text:p>
          </table:table-cell>
          <table:table-cell office:value-type="float" office:value="2E-3" table:style-name="ce4">
            <text:p>0.0020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18.153000000000024" table:formula="of:=[.F577]+[.G578]" table:style-name="ce5">
            <text:p>18.153</text:p>
          </table:table-cell>
          <table:table-cell office:value-type="float" office:value="3.2000000000000001E-2" table:formula="of:=([.B578]-[.B577])/1000" table:style-name="ce5">
            <text:p>0.032</text:p>
          </table:table-cell>
          <table:table-cell office:value-type="float" office:value="9.6776470000000114E-2" table:formula="of:=([.C578]+[.C577])*[.G578]*9.8/2+[.H577]" table:style-name="ce4">
            <text:p>0.096776</text:p>
          </table:table-cell>
          <table:table-cell office:value-type="float" office:value="1.4915005246589716E-3" table:formula="of:=[.C578]-[.$N$1]" table:style-name="ce4">
            <text:p>0.001492</text:p>
          </table:table-cell>
          <table:table-cell office:value-type="float" office:value="6.314718436516333E-3" table:formula="of:=(([.$I578]+[.$I577]))*[.$G578]*9.8/2+[.J577]" table:style-name="ce4">
            <text:p>0.0063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339" table:style-name="ce3">
            <text:p>56339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18.184000000000022" table:formula="of:=[.F578]+[.G579]" table:style-name="ce5">
            <text:p>18.184</text:p>
          </table:table-cell>
          <table:table-cell office:value-type="float" office:value="3.1E-2" table:formula="of:=([.B579]-[.B578])/1000" table:style-name="ce5">
            <text:p>0.031</text:p>
          </table:table-cell>
          <table:table-cell office:value-type="float" office:value="9.7399260000000112E-2" table:formula="of:=([.C579]+[.C578])*[.G579]*9.8/2+[.H578]" table:style-name="ce4">
            <text:p>0.097399</text:p>
          </table:table-cell>
          <table:table-cell office:value-type="float" office:value="1.5915005246589715E-3" table:formula="of:=[.C579]-[.$N$1]" table:style-name="ce4">
            <text:p>0.001592</text:p>
          </table:table-cell>
          <table:table-cell office:value-type="float" office:value="6.783026295907729E-3" table:formula="of:=(([.$I579]+[.$I578]))*[.$G579]*9.8/2+[.J578]" table:style-name="ce4">
            <text:p>0.0067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370" table:style-name="ce3">
            <text:p>5637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18.215000000000021" table:formula="of:=[.F579]+[.G580]" table:style-name="ce5">
            <text:p>18.215</text:p>
          </table:table-cell>
          <table:table-cell office:value-type="float" office:value="3.1E-2" table:formula="of:=([.B580]-[.B579])/1000" table:style-name="ce5">
            <text:p>0.031</text:p>
          </table:table-cell>
          <table:table-cell office:value-type="float" office:value="9.7642300000000112E-2" table:formula="of:=([.C580]+[.C579])*[.G580]*9.8/2+[.H579]" table:style-name="ce4">
            <text:p>0.097642</text:p>
          </table:table-cell>
          <table:table-cell office:value-type="float" office:value="-1.0084994753410284E-3" table:formula="of:=[.C580]-[.$N$1]" table:style-name="ce4">
            <text:p>-0.001008</text:p>
          </table:table-cell>
          <table:table-cell office:value-type="float" office:value="6.8715841552991243E-3" table:formula="of:=(([.$I580]+[.$I579]))*[.$G580]*9.8/2+[.J579]" table:style-name="ce4">
            <text:p>0.0068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402" table:style-name="ce3">
            <text:p>56402</text:p>
          </table:table-cell>
          <table:table-cell office:value-type="float" office:value="1.5E-3" table:style-name="ce4">
            <text:p>0.0015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9" table:style-name="ce4">
            <text:p>1.007900</text:p>
          </table:table-cell>
          <table:table-cell office:value-type="float" office:value="18.247000000000021" table:formula="of:=[.F580]+[.G581]" table:style-name="ce5">
            <text:p>18.247</text:p>
          </table:table-cell>
          <table:table-cell office:value-type="float" office:value="3.2000000000000001E-2" table:formula="of:=([.B581]-[.B580])/1000" table:style-name="ce5">
            <text:p>0.032</text:p>
          </table:table-cell>
          <table:table-cell office:value-type="float" office:value="9.7799100000000111E-2" table:formula="of:=([.C581]+[.C580])*[.G581]*9.8/2+[.H580]" table:style-name="ce4">
            <text:p>0.097799</text:p>
          </table:table-cell>
          <table:table-cell office:value-type="float" office:value="9.9150052465897163E-4" table:formula="of:=[.C581]-[.$N$1]" table:style-name="ce4">
            <text:p>0.000992</text:p>
          </table:table-cell>
          <table:table-cell office:value-type="float" office:value="6.8689187198321781E-3" table:formula="of:=(([.$I581]+[.$I580]))*[.$G581]*9.8/2+[.J580]" table:style-name="ce4">
            <text:p>0.0068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433" table:style-name="ce3">
            <text:p>56433</text:p>
          </table:table-cell>
          <table:table-cell office:value-type="float" office:value="1E-3" table:style-name="ce4">
            <text:p>0.0010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62" table:style-name="ce4">
            <text:p>1.006200</text:p>
          </table:table-cell>
          <table:table-cell office:value-type="float" office:value="18.27800000000002" table:formula="of:=[.F581]+[.G582]" table:style-name="ce5">
            <text:p>18.278</text:p>
          </table:table-cell>
          <table:table-cell office:value-type="float" office:value="3.1E-2" table:formula="of:=([.B582]-[.B581])/1000" table:style-name="ce5">
            <text:p>0.031</text:p>
          </table:table-cell>
          <table:table-cell office:value-type="float" office:value="9.8178850000000109E-2" table:formula="of:=([.C582]+[.C581])*[.G582]*9.8/2+[.H581]" table:style-name="ce4">
            <text:p>0.098179</text:p>
          </table:table-cell>
          <table:table-cell office:value-type="float" office:value="4.9150052465897162E-4" table:formula="of:=[.C582]-[.$N$1]" table:style-name="ce4">
            <text:p>0.000492</text:p>
          </table:table-cell>
          <table:table-cell office:value-type="float" office:value="7.0941865792235733E-3" table:formula="of:=(([.$I582]+[.$I581]))*[.$G582]*9.8/2+[.J581]" table:style-name="ce4">
            <text:p>0.0070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464" table:style-name="ce3">
            <text:p>56464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81" table:style-name="ce4">
            <text:p>1.008100</text:p>
          </table:table-cell>
          <table:table-cell office:value-type="float" office:value="18.309000000000019" table:formula="of:=[.F582]+[.G583]" table:style-name="ce5">
            <text:p>18.309</text:p>
          </table:table-cell>
          <table:table-cell office:value-type="float" office:value="3.1E-2" table:formula="of:=([.B583]-[.B582])/1000" table:style-name="ce5">
            <text:p>0.031</text:p>
          </table:table-cell>
          <table:table-cell office:value-type="float" office:value="9.8163660000000111E-2" table:formula="of:=([.C583]+[.C582])*[.G583]*9.8/2+[.H582]" table:style-name="ce4">
            <text:p>0.098164</text:p>
          </table:table-cell>
          <table:table-cell office:value-type="float" office:value="-1.6084994753410285E-3" table:formula="of:=[.C583]-[.$N$1]" table:style-name="ce4">
            <text:p>-0.001608</text:p>
          </table:table-cell>
          <table:table-cell office:value-type="float" office:value="6.9245144386149687E-3" table:formula="of:=(([.$I583]+[.$I582]))*[.$G583]*9.8/2+[.J582]" table:style-name="ce4">
            <text:p>0.0069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497" table:style-name="ce3">
            <text:p>56497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8.34200000000002" table:formula="of:=[.F583]+[.G584]" table:style-name="ce5">
            <text:p>18.342</text:p>
          </table:table-cell>
          <table:table-cell office:value-type="float" office:value="3.3000000000000002E-2" table:formula="of:=([.B584]-[.B583])/1000" table:style-name="ce5">
            <text:p>0.033</text:p>
          </table:table-cell>
          <table:table-cell office:value-type="float" office:value="9.8260680000000114E-2" table:formula="of:=([.C584]+[.C583])*[.G584]*9.8/2+[.H583]" table:style-name="ce4">
            <text:p>0.098261</text:p>
          </table:table-cell>
          <table:table-cell office:value-type="float" office:value="1.1915005246589715E-3" table:formula="of:=[.C584]-[.$N$1]" table:style-name="ce4">
            <text:p>0.001192</text:p>
          </table:table-cell>
          <table:table-cell office:value-type="float" office:value="6.8570857082896801E-3" table:formula="of:=(([.$I584]+[.$I583]))*[.$G584]*9.8/2+[.J583]" table:style-name="ce4">
            <text:p>0.0068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528" table:style-name="ce3">
            <text:p>56528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59" table:style-name="ce4">
            <text:p>1.015900</text:p>
          </table:table-cell>
          <table:table-cell office:value-type="float" office:value="18.373000000000019" table:formula="of:=[.F584]+[.G585]" table:style-name="ce5">
            <text:p>18.373</text:p>
          </table:table-cell>
          <table:table-cell office:value-type="float" office:value="3.1E-2" table:formula="of:=([.B585]-[.B584])/1000" table:style-name="ce5">
            <text:p>0.031</text:p>
          </table:table-cell>
          <table:table-cell office:value-type="float" office:value="9.8412580000000111E-2" table:formula="of:=([.C585]+[.C584])*[.G585]*9.8/2+[.H584]" table:style-name="ce4">
            <text:p>0.098413</text:p>
          </table:table-cell>
          <table:table-cell office:value-type="float" office:value="-1.2084994753410283E-3" table:formula="of:=[.C585]-[.$N$1]" table:style-name="ce4">
            <text:p>-0.001208</text:p>
          </table:table-cell>
          <table:table-cell office:value-type="float" office:value="6.8545035676810754E-3" table:formula="of:=(([.$I585]+[.$I584]))*[.$G585]*9.8/2+[.J584]" table:style-name="ce4">
            <text:p>0.0068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560" table:style-name="ce3">
            <text:p>5656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18.405000000000019" table:formula="of:=[.F585]+[.G586]" table:style-name="ce5">
            <text:p>18.405</text:p>
          </table:table-cell>
          <table:table-cell office:value-type="float" office:value="3.2000000000000001E-2" table:formula="of:=([.B586]-[.B585])/1000" table:style-name="ce5">
            <text:p>0.032</text:p>
          </table:table-cell>
          <table:table-cell office:value-type="float" office:value="9.8569380000000109E-2" table:formula="of:=([.C586]+[.C585])*[.G586]*9.8/2+[.H585]" table:style-name="ce4">
            <text:p>0.098569</text:p>
          </table:table-cell>
          <table:table-cell office:value-type="float" office:value="1.1915005246589715E-3" table:formula="of:=[.C586]-[.$N$1]" table:style-name="ce4">
            <text:p>0.001192</text:p>
          </table:table-cell>
          <table:table-cell office:value-type="float" office:value="6.8518381322141293E-3" table:formula="of:=(([.$I586]+[.$I585]))*[.$G586]*9.8/2+[.J585]" table:style-name="ce4">
            <text:p>0.0068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591" table:style-name="ce3">
            <text:p>56591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18.436000000000018" table:formula="of:=[.F586]+[.G587]" table:style-name="ce5">
            <text:p>18.436</text:p>
          </table:table-cell>
          <table:table-cell office:value-type="float" office:value="3.1E-2" table:formula="of:=([.B587]-[.B586])/1000" table:style-name="ce5">
            <text:p>0.031</text:p>
          </table:table-cell>
          <table:table-cell office:value-type="float" office:value="9.8857990000000104E-2" table:formula="of:=([.C587]+[.C586])*[.G587]*9.8/2+[.H586]" table:style-name="ce4">
            <text:p>0.098858</text:p>
          </table:table-cell>
          <table:table-cell office:value-type="float" office:value="-3.0849947534102842E-4" table:formula="of:=[.C587]-[.$N$1]" table:style-name="ce4">
            <text:p>-0.000308</text:p>
          </table:table-cell>
          <table:table-cell office:value-type="float" office:value="6.9859659916055245E-3" table:formula="of:=(([.$I587]+[.$I586]))*[.$G587]*9.8/2+[.J586]" table:style-name="ce4">
            <text:p>0.0069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623" table:style-name="ce3">
            <text:p>56623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34000000000001" table:style-name="ce4">
            <text:p>1.013400</text:p>
          </table:table-cell>
          <table:table-cell office:value-type="float" office:value="18.468000000000018" table:formula="of:=[.F587]+[.G588]" table:style-name="ce5">
            <text:p>18.468</text:p>
          </table:table-cell>
          <table:table-cell office:value-type="float" office:value="3.2000000000000001E-2" table:formula="of:=([.B588]-[.B587])/1000" table:style-name="ce5">
            <text:p>0.032</text:p>
          </table:table-cell>
          <table:table-cell office:value-type="float" office:value="9.8983430000000108E-2" table:formula="of:=([.C588]+[.C587])*[.G588]*9.8/2+[.H587]" table:style-name="ce4">
            <text:p>0.098983</text:p>
          </table:table-cell>
          <table:table-cell office:value-type="float" office:value="9.1500524658971543E-5" table:formula="of:=[.C588]-[.$N$1]" table:style-name="ce4">
            <text:p>0.000092</text:p>
          </table:table-cell>
          <table:table-cell office:value-type="float" office:value="6.9519405561385781E-3" table:formula="of:=(([.$I588]+[.$I587]))*[.$G588]*9.8/2+[.J587]" table:style-name="ce4">
            <text:p>0.0069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654" table:style-name="ce3">
            <text:p>56654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18.499000000000017" table:formula="of:=[.F588]+[.G589]" table:style-name="ce5">
            <text:p>18.499</text:p>
          </table:table-cell>
          <table:table-cell office:value-type="float" office:value="3.1E-2" table:formula="of:=([.B589]-[.B588])/1000" table:style-name="ce5">
            <text:p>0.031</text:p>
          </table:table-cell>
          <table:table-cell office:value-type="float" office:value="9.945432000000011E-2" table:formula="of:=([.C589]+[.C588])*[.G589]*9.8/2+[.H588]" table:style-name="ce4">
            <text:p>0.099454</text:p>
          </table:table-cell>
          <table:table-cell office:value-type="float" office:value="1.9915005246589719E-3" table:formula="of:=[.C589]-[.$N$1]" table:style-name="ce4">
            <text:p>0.001992</text:p>
          </table:table-cell>
          <table:table-cell office:value-type="float" office:value="7.2683484155299741E-3" table:formula="of:=(([.$I589]+[.$I588]))*[.$G589]*9.8/2+[.J588]" table:style-name="ce4">
            <text:p>0.0072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685" table:style-name="ce3">
            <text:p>56685</text:p>
          </table:table-cell>
          <table:table-cell office:value-type="float" office:value="2.3E-3" table:style-name="ce4">
            <text:p>0.0023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18.530000000000015" table:formula="of:=[.F589]+[.G590]" table:style-name="ce5">
            <text:p>18.530</text:p>
          </table:table-cell>
          <table:table-cell office:value-type="float" office:value="3.1E-2" table:formula="of:=([.B590]-[.B589])/1000" table:style-name="ce5">
            <text:p>0.031</text:p>
          </table:table-cell>
          <table:table-cell office:value-type="float" office:value="0.10018344000000011" table:formula="of:=([.C590]+[.C589])*[.G590]*9.8/2+[.H589]" table:style-name="ce4">
            <text:p>0.100183</text:p>
          </table:table-cell>
          <table:table-cell office:value-type="float" office:value="1.7915005246589716E-3" table:formula="of:=[.C590]-[.$N$1]" table:style-name="ce4">
            <text:p>0.001792</text:p>
          </table:table-cell>
          <table:table-cell office:value-type="float" office:value="7.8429862749213701E-3" table:formula="of:=(([.$I590]+[.$I589]))*[.$G590]*9.8/2+[.J589]" table:style-name="ce4">
            <text:p>0.0078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716" table:style-name="ce3">
            <text:p>56716</text:p>
          </table:table-cell>
          <table:table-cell office:value-type="float" office:value="-1.8E-3" table:style-name="ce4">
            <text:p>-0.0018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02" table:style-name="ce4">
            <text:p>1.010200</text:p>
          </table:table-cell>
          <table:table-cell office:value-type="float" office:value="18.561000000000014" table:formula="of:=[.F590]+[.G591]" table:style-name="ce5">
            <text:p>18.561</text:p>
          </table:table-cell>
          <table:table-cell office:value-type="float" office:value="3.1E-2" table:formula="of:=([.B591]-[.B590])/1000" table:style-name="ce5">
            <text:p>0.031</text:p>
          </table:table-cell>
          <table:table-cell office:value-type="float" office:value="0.10025939000000011" table:formula="of:=([.C591]+[.C590])*[.G591]*9.8/2+[.H590]" table:style-name="ce4">
            <text:p>0.100259</text:p>
          </table:table-cell>
          <table:table-cell office:value-type="float" office:value="-2.3084994753410281E-3" table:formula="of:=[.C591]-[.$N$1]" table:style-name="ce4">
            <text:p>-0.002308</text:p>
          </table:table-cell>
          <table:table-cell office:value-type="float" office:value="7.7644541343127654E-3" table:formula="of:=(([.$I591]+[.$I590]))*[.$G591]*9.8/2+[.J590]" table:style-name="ce4">
            <text:p>0.0077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748" table:style-name="ce3">
            <text:p>56748</text:p>
          </table:table-cell>
          <table:table-cell office:value-type="float" office:value="-1.8E-3" table:style-name="ce4">
            <text:p>-0.0018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17" table:style-name="ce4">
            <text:p>1.011700</text:p>
          </table:table-cell>
          <table:table-cell office:value-type="float" office:value="18.593000000000014" table:formula="of:=[.F591]+[.G592]" table:style-name="ce5">
            <text:p>18.593</text:p>
          </table:table-cell>
          <table:table-cell office:value-type="float" office:value="3.2000000000000001E-2" table:formula="of:=([.B592]-[.B591])/1000" table:style-name="ce5">
            <text:p>0.032</text:p>
          </table:table-cell>
          <table:table-cell office:value-type="float" office:value="9.9694910000000109E-2" table:formula="of:=([.C592]+[.C591])*[.G592]*9.8/2+[.H591]" table:style-name="ce4">
            <text:p>0.099695</text:p>
          </table:table-cell>
          <table:table-cell office:value-type="float" office:value="-2.3084994753410281E-3" table:formula="of:=[.C592]-[.$N$1]" table:style-name="ce4">
            <text:p>-0.002308</text:p>
          </table:table-cell>
          <table:table-cell office:value-type="float" office:value="7.0405086988458189E-3" table:formula="of:=(([.$I592]+[.$I591]))*[.$G592]*9.8/2+[.J591]" table:style-name="ce4">
            <text:p>0.0070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780" table:style-name="ce3">
            <text:p>5678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8.625000000000014" table:formula="of:=[.F592]+[.G593]" table:style-name="ce5">
            <text:p>18.625</text:p>
          </table:table-cell>
          <table:table-cell office:value-type="float" office:value="3.2000000000000001E-2" table:formula="of:=([.B593]-[.B592])/1000" table:style-name="ce5">
            <text:p>0.032</text:p>
          </table:table-cell>
          <table:table-cell office:value-type="float" office:value="9.9663550000000115E-2" table:formula="of:=([.C593]+[.C592])*[.G593]*9.8/2+[.H592]" table:style-name="ce4">
            <text:p>0.099664</text:p>
          </table:table-cell>
          <table:table-cell office:value-type="float" office:value="1.0915005246589717E-3" table:formula="of:=[.C593]-[.$N$1]" table:style-name="ce4">
            <text:p>0.001092</text:p>
          </table:table-cell>
          <table:table-cell office:value-type="float" office:value="6.8496832633788722E-3" table:formula="of:=(([.$I593]+[.$I592]))*[.$G593]*9.8/2+[.J592]" table:style-name="ce4">
            <text:p>0.0068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811" table:style-name="ce3">
            <text:p>56811</text:p>
          </table:table-cell>
          <table:table-cell office:value-type="float" office:value="1.4E-3" table:style-name="ce4">
            <text:p>0.0014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099" table:style-name="ce4">
            <text:p>1.009900</text:p>
          </table:table-cell>
          <table:table-cell office:value-type="float" office:value="18.656000000000013" table:formula="of:=[.F593]+[.G594]" table:style-name="ce5">
            <text:p>18.656</text:p>
          </table:table-cell>
          <table:table-cell office:value-type="float" office:value="3.1E-2" table:formula="of:=([.B594]-[.B593])/1000" table:style-name="ce5">
            <text:p>0.031</text:p>
          </table:table-cell>
          <table:table-cell office:value-type="float" office:value="0.10011925000000012" table:formula="of:=([.C594]+[.C593])*[.G594]*9.8/2+[.H593]" table:style-name="ce4">
            <text:p>0.100119</text:p>
          </table:table-cell>
          <table:table-cell office:value-type="float" office:value="8.9150052465897158E-4" table:formula="of:=[.C594]-[.$N$1]" table:style-name="ce4">
            <text:p>0.000892</text:p>
          </table:table-cell>
          <table:table-cell office:value-type="float" office:value="7.1509011227702673E-3" table:formula="of:=(([.$I594]+[.$I593]))*[.$G594]*9.8/2+[.J593]" table:style-name="ce4">
            <text:p>0.0071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842" table:style-name="ce3">
            <text:p>56842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4.3E-3" table:style-name="ce4">
            <text:p>0.0043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18.687000000000012" table:formula="of:=[.F594]+[.G595]" table:style-name="ce5">
            <text:p>18.687</text:p>
          </table:table-cell>
          <table:table-cell office:value-type="float" office:value="3.1E-2" table:formula="of:=([.B595]-[.B594])/1000" table:style-name="ce5">
            <text:p>0.031</text:p>
          </table:table-cell>
          <table:table-cell office:value-type="float" office:value="0.10049900000000012" table:formula="of:=([.C595]+[.C594])*[.G595]*9.8/2+[.H594]" table:style-name="ce4">
            <text:p>0.100499</text:p>
          </table:table-cell>
          <table:table-cell office:value-type="float" office:value="5.9150052465897166E-4" table:formula="of:=[.C595]-[.$N$1]" table:style-name="ce4">
            <text:p>0.000592</text:p>
          </table:table-cell>
          <table:table-cell office:value-type="float" office:value="7.3761689821616626E-3" table:formula="of:=(([.$I595]+[.$I594]))*[.$G595]*9.8/2+[.J594]" table:style-name="ce4">
            <text:p>0.0073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873" table:style-name="ce3">
            <text:p>56873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18.718000000000011" table:formula="of:=[.F595]+[.G596]" table:style-name="ce5">
            <text:p>18.718</text:p>
          </table:table-cell>
          <table:table-cell office:value-type="float" office:value="3.1E-2" table:formula="of:=([.B596]-[.B595])/1000" table:style-name="ce5">
            <text:p>0.031</text:p>
          </table:table-cell>
          <table:table-cell office:value-type="float" office:value="0.10052938000000011" table:formula="of:=([.C596]+[.C595])*[.G596]*9.8/2+[.H595]" table:style-name="ce4">
            <text:p>0.100529</text:p>
          </table:table-cell>
          <table:table-cell office:value-type="float" office:value="-1.4084994753410284E-3" table:formula="of:=[.C596]-[.$N$1]" table:style-name="ce4">
            <text:p>-0.001408</text:p>
          </table:table-cell>
          <table:table-cell office:value-type="float" office:value="7.2520668415530579E-3" table:formula="of:=(([.$I596]+[.$I595]))*[.$G596]*9.8/2+[.J595]" table:style-name="ce4">
            <text:p>0.0072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905" table:style-name="ce3">
            <text:p>56905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0117" table:style-name="ce4">
            <text:p>1.011700</text:p>
          </table:table-cell>
          <table:table-cell office:value-type="float" office:value="18.750000000000011" table:formula="of:=[.F596]+[.G597]" table:style-name="ce5">
            <text:p>18.750</text:p>
          </table:table-cell>
          <table:table-cell office:value-type="float" office:value="3.2000000000000001E-2" table:formula="of:=([.B597]-[.B596])/1000" table:style-name="ce5">
            <text:p>0.032</text:p>
          </table:table-cell>
          <table:table-cell office:value-type="float" office:value="0.10030986000000011" table:formula="of:=([.C597]+[.C596])*[.G597]*9.8/2+[.H596]" table:style-name="ce4">
            <text:p>0.100310</text:p>
          </table:table-cell>
          <table:table-cell office:value-type="float" office:value="-1.0084994753410284E-3" table:formula="of:=[.C597]-[.$N$1]" table:style-name="ce4">
            <text:p>-0.001008</text:p>
          </table:table-cell>
          <table:table-cell office:value-type="float" office:value="6.8730814060861114E-3" table:formula="of:=(([.$I597]+[.$I596]))*[.$G597]*9.8/2+[.J596]" table:style-name="ce4">
            <text:p>0.0068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938" table:style-name="ce3">
            <text:p>56938</text:p>
          </table:table-cell>
          <table:table-cell office:value-type="float" office:value="-2.5000000000000001E-3" table:style-name="ce4">
            <text:p>-0.0025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18.783000000000012" table:formula="of:=[.F597]+[.G598]" table:style-name="ce5">
            <text:p>18.783</text:p>
          </table:table-cell>
          <table:table-cell office:value-type="float" office:value="3.3000000000000002E-2" table:formula="of:=([.B598]-[.B597])/1000" table:style-name="ce5">
            <text:p>0.033</text:p>
          </table:table-cell>
          <table:table-cell office:value-type="float" office:value="9.982476000000011E-2" table:formula="of:=([.C598]+[.C597])*[.G598]*9.8/2+[.H597]" table:style-name="ce4">
            <text:p>0.099825</text:p>
          </table:table-cell>
          <table:table-cell office:value-type="float" office:value="-3.0084994753410282E-3" table:formula="of:=[.C598]-[.$N$1]" table:style-name="ce4">
            <text:p>-0.003008</text:p>
          </table:table-cell>
          <table:table-cell office:value-type="float" office:value="6.2235326757608227E-3" table:formula="of:=(([.$I598]+[.$I597]))*[.$G598]*9.8/2+[.J597]" table:style-name="ce4">
            <text:p>0.0062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6970" table:style-name="ce3">
            <text:p>5697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1.0081" table:style-name="ce4">
            <text:p>1.008100</text:p>
          </table:table-cell>
          <table:table-cell office:value-type="float" office:value="18.815000000000012" table:formula="of:=[.F598]+[.G599]" table:style-name="ce5">
            <text:p>18.815</text:p>
          </table:table-cell>
          <table:table-cell office:value-type="float" office:value="3.2000000000000001E-2" table:formula="of:=([.B599]-[.B598])/1000" table:style-name="ce5">
            <text:p>0.032</text:p>
          </table:table-cell>
          <table:table-cell office:value-type="float" office:value="9.9542520000000106E-2" table:formula="of:=([.C599]+[.C598])*[.G599]*9.8/2+[.H598]" table:style-name="ce4">
            <text:p>0.099543</text:p>
          </table:table-cell>
          <table:table-cell office:value-type="float" office:value="1.9150052465897159E-4" table:formula="of:=[.C599]-[.$N$1]" table:style-name="ce4">
            <text:p>0.000192</text:p>
          </table:table-cell>
          <table:table-cell office:value-type="float" office:value="5.7818272402938757E-3" table:formula="of:=(([.$I599]+[.$I598]))*[.$G599]*9.8/2+[.J598]" table:style-name="ce4">
            <text:p>0.0057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001" table:style-name="ce3">
            <text:p>57001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1" table:style-name="ce4">
            <text:p>1.010100</text:p>
          </table:table-cell>
          <table:table-cell office:value-type="float" office:value="18.846000000000011" table:formula="of:=[.F599]+[.G600]" table:style-name="ce5">
            <text:p>18.846</text:p>
          </table:table-cell>
          <table:table-cell office:value-type="float" office:value="3.1E-2" table:formula="of:=([.B600]-[.B599])/1000" table:style-name="ce5">
            <text:p>0.031</text:p>
          </table:table-cell>
          <table:table-cell office:value-type="float" office:value="0.1001653100000001" table:formula="of:=([.C600]+[.C599])*[.G600]*9.8/2+[.H599]" table:style-name="ce4">
            <text:p>0.100165</text:p>
          </table:table-cell>
          <table:table-cell office:value-type="float" office:value="2.8915005246589716E-3" table:formula="of:=[.C600]-[.$N$1]" table:style-name="ce4">
            <text:p>0.002892</text:p>
          </table:table-cell>
          <table:table-cell office:value-type="float" office:value="6.2501350996852717E-3" table:formula="of:=(([.$I600]+[.$I599]))*[.$G600]*9.8/2+[.J599]" table:style-name="ce4">
            <text:p>0.0062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032" table:style-name="ce3">
            <text:p>57032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8" table:style-name="ce4">
            <text:p>1.009800</text:p>
          </table:table-cell>
          <table:table-cell office:value-type="float" office:value="18.87700000000001" table:formula="of:=[.F600]+[.G601]" table:style-name="ce5">
            <text:p>18.877</text:p>
          </table:table-cell>
          <table:table-cell office:value-type="float" office:value="3.1E-2" table:formula="of:=([.B601]-[.B600])/1000" table:style-name="ce5">
            <text:p>0.031</text:p>
          </table:table-cell>
          <table:table-cell office:value-type="float" office:value="0.10063620000000011" table:formula="of:=([.C601]+[.C600])*[.G601]*9.8/2+[.H600]" table:style-name="ce4">
            <text:p>0.100636</text:p>
          </table:table-cell>
          <table:table-cell office:value-type="float" office:value="-8.0849947534102832E-4" table:formula="of:=[.C601]-[.$N$1]" table:style-name="ce4">
            <text:p>-0.000808</text:p>
          </table:table-cell>
          <table:table-cell office:value-type="float" office:value="6.5665429590766669E-3" table:formula="of:=(([.$I601]+[.$I600]))*[.$G601]*9.8/2+[.J600]" table:style-name="ce4">
            <text:p>0.0065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064" table:style-name="ce3">
            <text:p>57064</text:p>
          </table:table-cell>
          <table:table-cell office:value-type="float" office:value="-1E-4" table:style-name="ce4">
            <text:p>-0.000100</text:p>
          </table:table-cell>
          <table:table-cell office:value-type="float" office:value="-2.3E-3" table:style-name="ce4">
            <text:p>-0.0023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18.90900000000001" table:formula="of:=[.F601]+[.G602]" table:style-name="ce5">
            <text:p>18.909</text:p>
          </table:table-cell>
          <table:table-cell office:value-type="float" office:value="3.2000000000000001E-2" table:formula="of:=([.B602]-[.B601])/1000" table:style-name="ce5">
            <text:p>0.032</text:p>
          </table:table-cell>
          <table:table-cell office:value-type="float" office:value="0.1005734800000001" table:formula="of:=([.C602]+[.C601])*[.G602]*9.8/2+[.H601]" table:style-name="ce4">
            <text:p>0.100573</text:p>
          </table:table-cell>
          <table:table-cell office:value-type="float" office:value="-6.0849947534102845E-4" table:formula="of:=[.C602]-[.$N$1]" table:style-name="ce4">
            <text:p>-0.000608</text:p>
          </table:table-cell>
          <table:table-cell office:value-type="float" office:value="6.3443575236097208E-3" table:formula="of:=(([.$I602]+[.$I601]))*[.$G602]*9.8/2+[.J601]" table:style-name="ce4">
            <text:p>0.0063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097" table:style-name="ce3">
            <text:p>57097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18.942000000000011" table:formula="of:=[.F602]+[.G603]" table:style-name="ce5">
            <text:p>18.942</text:p>
          </table:table-cell>
          <table:table-cell office:value-type="float" office:value="3.3000000000000002E-2" table:formula="of:=([.B603]-[.B602])/1000" table:style-name="ce5">
            <text:p>0.033</text:p>
          </table:table-cell>
          <table:table-cell office:value-type="float" office:value="0.1006866700000001" table:formula="of:=([.C603]+[.C602])*[.G603]*9.8/2+[.H602]" table:style-name="ce4">
            <text:p>0.100687</text:p>
          </table:table-cell>
          <table:table-cell office:value-type="float" office:value="2.9150052465897163E-4" table:formula="of:=[.C603]-[.$N$1]" table:style-name="ce4">
            <text:p>0.000292</text:p>
          </table:table-cell>
          <table:table-cell office:value-type="float" office:value="6.2930987932844325E-3" table:formula="of:=(([.$I603]+[.$I602]))*[.$G603]*9.8/2+[.J602]" table:style-name="ce4">
            <text:p>0.0062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128" table:style-name="ce3">
            <text:p>57128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21" table:style-name="ce4">
            <text:p>1.012100</text:p>
          </table:table-cell>
          <table:table-cell office:value-type="float" office:value="18.97300000000001" table:formula="of:=[.F603]+[.G604]" table:style-name="ce5">
            <text:p>18.973</text:p>
          </table:table-cell>
          <table:table-cell office:value-type="float" office:value="3.1E-2" table:formula="of:=([.B604]-[.B603])/1000" table:style-name="ce5">
            <text:p>0.031</text:p>
          </table:table-cell>
          <table:table-cell office:value-type="float" office:value="0.1009297100000001" table:formula="of:=([.C604]+[.C603])*[.G604]*9.8/2+[.H603]" table:style-name="ce4">
            <text:p>0.100930</text:p>
          </table:table-cell>
          <table:table-cell office:value-type="float" office:value="2.9150052465897163E-4" table:formula="of:=[.C604]-[.$N$1]" table:style-name="ce4">
            <text:p>0.000292</text:p>
          </table:table-cell>
          <table:table-cell office:value-type="float" office:value="6.3816566526758278E-3" table:formula="of:=(([.$I604]+[.$I603]))*[.$G604]*9.8/2+[.J603]" table:style-name="ce4">
            <text:p>0.0063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159" table:style-name="ce3">
            <text:p>57159</text:p>
          </table:table-cell>
          <table:table-cell office:value-type="float" office:value="1.9E-3" table:style-name="ce4">
            <text:p>0.0019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19.004000000000008" table:formula="of:=[.F604]+[.G605]" table:style-name="ce5">
            <text:p>19.004</text:p>
          </table:table-cell>
          <table:table-cell office:value-type="float" office:value="3.1E-2" table:formula="of:=([.B605]-[.B604])/1000" table:style-name="ce5">
            <text:p>0.031</text:p>
          </table:table-cell>
          <table:table-cell office:value-type="float" office:value="0.1013398400000001" table:formula="of:=([.C605]+[.C604])*[.G605]*9.8/2+[.H604]" table:style-name="ce4">
            <text:p>0.101340</text:p>
          </table:table-cell>
          <table:table-cell office:value-type="float" office:value="1.3915005246589716E-3" table:formula="of:=[.C605]-[.$N$1]" table:style-name="ce4">
            <text:p>0.001392</text:p>
          </table:table-cell>
          <table:table-cell office:value-type="float" office:value="6.6373045120672229E-3" table:formula="of:=(([.$I605]+[.$I604]))*[.$G605]*9.8/2+[.J604]" table:style-name="ce4">
            <text:p>0.0066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190" table:style-name="ce3">
            <text:p>5719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19.035000000000007" table:formula="of:=[.F605]+[.G606]" table:style-name="ce5">
            <text:p>19.035</text:p>
          </table:table-cell>
          <table:table-cell office:value-type="float" office:value="3.1E-2" table:formula="of:=([.B606]-[.B605])/1000" table:style-name="ce5">
            <text:p>0.031</text:p>
          </table:table-cell>
          <table:table-cell office:value-type="float" office:value="0.1018866800000001" table:formula="of:=([.C606]+[.C605])*[.G606]*9.8/2+[.H605]" table:style-name="ce4">
            <text:p>0.101887</text:p>
          </table:table-cell>
          <table:table-cell office:value-type="float" office:value="1.1915005246589715E-3" table:formula="of:=[.C606]-[.$N$1]" table:style-name="ce4">
            <text:p>0.001192</text:p>
          </table:table-cell>
          <table:table-cell office:value-type="float" office:value="7.0296623714586181E-3" table:formula="of:=(([.$I606]+[.$I605]))*[.$G606]*9.8/2+[.J605]" table:style-name="ce4">
            <text:p>0.0070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222" table:style-name="ce3">
            <text:p>57222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77" table:style-name="ce4">
            <text:p>1.007700</text:p>
          </table:table-cell>
          <table:table-cell office:value-type="float" office:value="19.067000000000007" table:formula="of:=[.F606]+[.G607]" table:style-name="ce5">
            <text:p>19.067</text:p>
          </table:table-cell>
          <table:table-cell office:value-type="float" office:value="3.2000000000000001E-2" table:formula="of:=([.B607]-[.B606])/1000" table:style-name="ce5">
            <text:p>0.032</text:p>
          </table:table-cell>
          <table:table-cell office:value-type="float" office:value="0.10210620000000011" table:formula="of:=([.C607]+[.C606])*[.G607]*9.8/2+[.H606]" table:style-name="ce4">
            <text:p>0.102106</text:p>
          </table:table-cell>
          <table:table-cell office:value-type="float" office:value="-8.0849947534102832E-4" table:formula="of:=[.C607]-[.$N$1]" table:style-name="ce4">
            <text:p>-0.000808</text:p>
          </table:table-cell>
          <table:table-cell office:value-type="float" office:value="7.0897169359916716E-3" table:formula="of:=(([.$I607]+[.$I606]))*[.$G607]*9.8/2+[.J606]" table:style-name="ce4">
            <text:p>0.0070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255" table:style-name="ce3">
            <text:p>57255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02" table:style-name="ce4">
            <text:p>1.010200</text:p>
          </table:table-cell>
          <table:table-cell office:value-type="float" office:value="19.100000000000009" table:formula="of:=[.F607]+[.G608]" table:style-name="ce5">
            <text:p>19.100</text:p>
          </table:table-cell>
          <table:table-cell office:value-type="float" office:value="3.3000000000000002E-2" table:formula="of:=([.B608]-[.B607])/1000" table:style-name="ce5">
            <text:p>0.033</text:p>
          </table:table-cell>
          <table:table-cell office:value-type="float" office:value="0.1017989700000001" table:formula="of:=([.C608]+[.C607])*[.G608]*9.8/2+[.H607]" table:style-name="ce4">
            <text:p>0.101799</text:p>
          </table:table-cell>
          <table:table-cell office:value-type="float" office:value="-2.1084994753410285E-3" table:formula="of:=[.C608]-[.$N$1]" table:style-name="ce4">
            <text:p>-0.002108</text:p>
          </table:table-cell>
          <table:table-cell office:value-type="float" office:value="6.6180382056663829E-3" table:formula="of:=(([.$I608]+[.$I607]))*[.$G608]*9.8/2+[.J607]" table:style-name="ce4">
            <text:p>0.0066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288" table:style-name="ce3">
            <text:p>57288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097" table:style-name="ce4">
            <text:p>1.009700</text:p>
          </table:table-cell>
          <table:table-cell office:value-type="float" office:value="19.13300000000001" table:formula="of:=[.F608]+[.G609]" table:style-name="ce5">
            <text:p>19.133</text:p>
          </table:table-cell>
          <table:table-cell office:value-type="float" office:value="3.3000000000000002E-2" table:formula="of:=([.B609]-[.B608])/1000" table:style-name="ce5">
            <text:p>0.033</text:p>
          </table:table-cell>
          <table:table-cell office:value-type="float" office:value="0.10149174000000009" table:formula="of:=([.C609]+[.C608])*[.G609]*9.8/2+[.H608]" table:style-name="ce4">
            <text:p>0.101492</text:p>
          </table:table-cell>
          <table:table-cell office:value-type="float" office:value="-8.0849947534102832E-4" table:formula="of:=[.C609]-[.$N$1]" table:style-name="ce4">
            <text:p>-0.000808</text:p>
          </table:table-cell>
          <table:table-cell office:value-type="float" office:value="6.1463594753410943E-3" table:formula="of:=(([.$I609]+[.$I608]))*[.$G609]*9.8/2+[.J608]" table:style-name="ce4">
            <text:p>0.0061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320" table:style-name="ce3">
            <text:p>5732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2" table:style-name="ce4">
            <text:p>1.008200</text:p>
          </table:table-cell>
          <table:table-cell office:value-type="float" office:value="19.16500000000001" table:formula="of:=[.F609]+[.G610]" table:style-name="ce5">
            <text:p>19.165</text:p>
          </table:table-cell>
          <table:table-cell office:value-type="float" office:value="3.2000000000000001E-2" table:formula="of:=([.B610]-[.B609])/1000" table:style-name="ce5">
            <text:p>0.032</text:p>
          </table:table-cell>
          <table:table-cell office:value-type="float" office:value="0.10163286000000009" table:formula="of:=([.C610]+[.C609])*[.G610]*9.8/2+[.H609]" table:style-name="ce4">
            <text:p>0.101633</text:p>
          </table:table-cell>
          <table:table-cell office:value-type="float" office:value="6.9150052465897149E-4" table:formula="of:=[.C610]-[.$N$1]" table:style-name="ce4">
            <text:p>0.000692</text:p>
          </table:table-cell>
          <table:table-cell office:value-type="float" office:value="6.1280140398741476E-3" table:formula="of:=(([.$I610]+[.$I609]))*[.$G610]*9.8/2+[.J609]" table:style-name="ce4">
            <text:p>0.0061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351" table:style-name="ce3">
            <text:p>57351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97" table:style-name="ce4">
            <text:p>1.009700</text:p>
          </table:table-cell>
          <table:table-cell office:value-type="float" office:value="19.196000000000009" table:formula="of:=[.F610]+[.G611]" table:style-name="ce5">
            <text:p>19.196</text:p>
          </table:table-cell>
          <table:table-cell office:value-type="float" office:value="3.1E-2" table:formula="of:=([.B611]-[.B610])/1000" table:style-name="ce5">
            <text:p>0.031</text:p>
          </table:table-cell>
          <table:table-cell office:value-type="float" office:value="0.10164805000000009" table:formula="of:=([.C611]+[.C610])*[.G611]*9.8/2+[.H610]" table:style-name="ce4">
            <text:p>0.101648</text:p>
          </table:table-cell>
          <table:table-cell office:value-type="float" office:value="-1.6084994753410285E-3" table:formula="of:=[.C611]-[.$N$1]" table:style-name="ce4">
            <text:p>-0.001608</text:p>
          </table:table-cell>
          <table:table-cell office:value-type="float" office:value="5.9887218992655429E-3" table:formula="of:=(([.$I611]+[.$I610]))*[.$G611]*9.8/2+[.J610]" table:style-name="ce4">
            <text:p>0.0059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382" table:style-name="ce3">
            <text:p>57382</text:p>
          </table:table-cell>
          <table:table-cell office:value-type="float" office:value="-2.7000000000000001E-3" table:style-name="ce4">
            <text:p>-0.002700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0118" table:style-name="ce4">
            <text:p>1.011800</text:p>
          </table:table-cell>
          <table:table-cell office:value-type="float" office:value="19.227000000000007" table:formula="of:=[.F611]+[.G612]" table:style-name="ce5">
            <text:p>19.227</text:p>
          </table:table-cell>
          <table:table-cell office:value-type="float" office:value="3.1E-2" table:formula="of:=([.B612]-[.B611])/1000" table:style-name="ce5">
            <text:p>0.031</text:p>
          </table:table-cell>
          <table:table-cell office:value-type="float" office:value="0.10107083000000008" table:formula="of:=([.C612]+[.C611])*[.G612]*9.8/2+[.H611]" table:style-name="ce4">
            <text:p>0.101071</text:p>
          </table:table-cell>
          <table:table-cell office:value-type="float" office:value="-3.2084994753410288E-3" table:formula="of:=[.C612]-[.$N$1]" table:style-name="ce4">
            <text:p>-0.003208</text:p>
          </table:table-cell>
          <table:table-cell office:value-type="float" office:value="5.2570197586569384E-3" table:formula="of:=(([.$I612]+[.$I611]))*[.$G612]*9.8/2+[.J611]" table:style-name="ce4">
            <text:p>0.0052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415" table:style-name="ce3">
            <text:p>57415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19.260000000000009" table:formula="of:=[.F612]+[.G613]" table:style-name="ce5">
            <text:p>19.260</text:p>
          </table:table-cell>
          <table:table-cell office:value-type="float" office:value="3.3000000000000002E-2" table:formula="of:=([.B613]-[.B612])/1000" table:style-name="ce5">
            <text:p>0.033</text:p>
          </table:table-cell>
          <table:table-cell office:value-type="float" office:value="0.10048871000000008" table:formula="of:=([.C613]+[.C612])*[.G613]*9.8/2+[.H612]" table:style-name="ce4">
            <text:p>0.100489</text:p>
          </table:table-cell>
          <table:table-cell office:value-type="float" office:value="-1.4084994753410284E-3" table:formula="of:=[.C613]-[.$N$1]" table:style-name="ce4">
            <text:p>-0.001408</text:p>
          </table:table-cell>
          <table:table-cell office:value-type="float" office:value="4.5104510283316499E-3" table:formula="of:=(([.$I613]+[.$I612]))*[.$G613]*9.8/2+[.J612]" table:style-name="ce4">
            <text:p>0.0045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447" table:style-name="ce3">
            <text:p>57447</text:p>
          </table:table-cell>
          <table:table-cell office:value-type="float" office:value="0" table:style-name="ce4">
            <text:p>0.0000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85" table:style-name="ce4">
            <text:p>1.008500</text:p>
          </table:table-cell>
          <table:table-cell office:value-type="float" office:value="19.292000000000009" table:formula="of:=[.F613]+[.G614]" table:style-name="ce5">
            <text:p>19.292</text:p>
          </table:table-cell>
          <table:table-cell office:value-type="float" office:value="3.2000000000000001E-2" table:formula="of:=([.B614]-[.B613])/1000" table:style-name="ce5">
            <text:p>0.032</text:p>
          </table:table-cell>
          <table:table-cell office:value-type="float" office:value="0.10034759000000008" table:formula="of:=([.C614]+[.C613])*[.G614]*9.8/2+[.H613]" table:style-name="ce4">
            <text:p>0.100348</text:p>
          </table:table-cell>
          <table:table-cell office:value-type="float" office:value="-5.084994753410284E-4" table:formula="of:=[.C614]-[.$N$1]" table:style-name="ce4">
            <text:p>-0.000508</text:p>
          </table:table-cell>
          <table:table-cell office:value-type="float" office:value="4.2098655928647036E-3" table:formula="of:=(([.$I614]+[.$I613]))*[.$G614]*9.8/2+[.J613]" table:style-name="ce4">
            <text:p>0.0042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479" table:style-name="ce3">
            <text:p>57479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19.324000000000009" table:formula="of:=[.F614]+[.G615]" table:style-name="ce5">
            <text:p>19.324</text:p>
          </table:table-cell>
          <table:table-cell office:value-type="float" office:value="3.2000000000000001E-2" table:formula="of:=([.B615]-[.B614])/1000" table:style-name="ce5">
            <text:p>0.032</text:p>
          </table:table-cell>
          <table:table-cell office:value-type="float" office:value="0.10014375000000009" table:formula="of:=([.C615]+[.C614])*[.G615]*9.8/2+[.H614]" table:style-name="ce4">
            <text:p>0.100144</text:p>
          </table:table-cell>
          <table:table-cell office:value-type="float" office:value="-1.8084994753410283E-3" table:formula="of:=[.C615]-[.$N$1]" table:style-name="ce4">
            <text:p>-0.001808</text:p>
          </table:table-cell>
          <table:table-cell office:value-type="float" office:value="3.8465601573977569E-3" table:formula="of:=(([.$I615]+[.$I614]))*[.$G615]*9.8/2+[.J614]" table:style-name="ce4">
            <text:p>0.0038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511" table:style-name="ce3">
            <text:p>57511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9.356000000000009" table:formula="of:=[.F615]+[.G616]" table:style-name="ce5">
            <text:p>19.356</text:p>
          </table:table-cell>
          <table:table-cell office:value-type="float" office:value="3.2000000000000001E-2" table:formula="of:=([.B616]-[.B615])/1000" table:style-name="ce5">
            <text:p>0.032</text:p>
          </table:table-cell>
          <table:table-cell office:value-type="float" office:value="9.9971270000000084E-2" table:formula="of:=([.C616]+[.C615])*[.G616]*9.8/2+[.H615]" table:style-name="ce4">
            <text:p>0.099971</text:p>
          </table:table-cell>
          <table:table-cell office:value-type="float" office:value="-3.0849947534102842E-4" table:formula="of:=[.C616]-[.$N$1]" table:style-name="ce4">
            <text:p>-0.000308</text:p>
          </table:table-cell>
          <table:table-cell office:value-type="float" office:value="3.5146147219308104E-3" table:formula="of:=(([.$I616]+[.$I615]))*[.$G616]*9.8/2+[.J615]" table:style-name="ce4">
            <text:p>0.0035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542" table:style-name="ce3">
            <text:p>57542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22" table:style-name="ce4">
            <text:p>1.012200</text:p>
          </table:table-cell>
          <table:table-cell office:value-type="float" office:value="19.387000000000008" table:formula="of:=[.F616]+[.G617]" table:style-name="ce5">
            <text:p>19.387</text:p>
          </table:table-cell>
          <table:table-cell office:value-type="float" office:value="3.1E-2" table:formula="of:=([.B617]-[.B616])/1000" table:style-name="ce5">
            <text:p>0.031</text:p>
          </table:table-cell>
          <table:table-cell office:value-type="float" office:value="0.10012317000000008" table:formula="of:=([.C617]+[.C616])*[.G617]*9.8/2+[.H616]" table:style-name="ce4">
            <text:p>0.100123</text:p>
          </table:table-cell>
          <table:table-cell office:value-type="float" office:value="2.9150052465897163E-4" table:formula="of:=[.C617]-[.$N$1]" table:style-name="ce4">
            <text:p>0.000292</text:p>
          </table:table-cell>
          <table:table-cell office:value-type="float" office:value="3.5120325813222061E-3" table:formula="of:=(([.$I617]+[.$I616]))*[.$G617]*9.8/2+[.J616]" table:style-name="ce4">
            <text:p>0.0035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573" table:style-name="ce3">
            <text:p>57573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9.418000000000006" table:formula="of:=[.F617]+[.G618]" table:style-name="ce5">
            <text:p>19.418</text:p>
          </table:table-cell>
          <table:table-cell office:value-type="float" office:value="3.1E-2" table:formula="of:=([.B618]-[.B617])/1000" table:style-name="ce5">
            <text:p>0.031</text:p>
          </table:table-cell>
          <table:table-cell office:value-type="float" office:value="0.10012317000000008" table:formula="of:=([.C618]+[.C617])*[.G618]*9.8/2+[.H617]" table:style-name="ce4">
            <text:p>0.100123</text:p>
          </table:table-cell>
          <table:table-cell office:value-type="float" office:value="-1.3084994753410286E-3" table:formula="of:=[.C618]-[.$N$1]" table:style-name="ce4">
            <text:p>-0.001308</text:p>
          </table:table-cell>
          <table:table-cell office:value-type="float" office:value="3.3575504407136018E-3" table:formula="of:=(([.$I618]+[.$I617]))*[.$G618]*9.8/2+[.J617]" table:style-name="ce4">
            <text:p>0.0033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606" table:style-name="ce3">
            <text:p>57606</text:p>
          </table:table-cell>
          <table:table-cell office:value-type="float" office:value="-2E-3" table:style-name="ce4">
            <text:p>-0.0020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25" table:style-name="ce4">
            <text:p>1.012500</text:p>
          </table:table-cell>
          <table:table-cell office:value-type="float" office:value="19.451000000000008" table:formula="of:=[.F618]+[.G619]" table:style-name="ce5">
            <text:p>19.451</text:p>
          </table:table-cell>
          <table:table-cell office:value-type="float" office:value="3.3000000000000002E-2" table:formula="of:=([.B619]-[.B618])/1000" table:style-name="ce5">
            <text:p>0.033</text:p>
          </table:table-cell>
          <table:table-cell office:value-type="float" office:value="9.9670410000000084E-2" table:formula="of:=([.C619]+[.C618])*[.G619]*9.8/2+[.H618]" table:style-name="ce4">
            <text:p>0.099670</text:p>
          </table:table-cell>
          <table:table-cell office:value-type="float" office:value="-2.5084994753410287E-3" table:formula="of:=[.C619]-[.$N$1]" table:style-name="ce4">
            <text:p>-0.002508</text:p>
          </table:table-cell>
          <table:table-cell office:value-type="float" office:value="2.7403417103883131E-3" table:formula="of:=(([.$I619]+[.$I618]))*[.$G619]*9.8/2+[.J618]" table:style-name="ce4">
            <text:p>0.0027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638" table:style-name="ce3">
            <text:p>57638</text:p>
          </table:table-cell>
          <table:table-cell office:value-type="float" office:value="1.4E-3" table:style-name="ce4">
            <text:p>0.001400</text:p>
          </table:table-cell>
          <table:table-cell office:value-type="float" office:value="4.4999999999999997E-3" table:style-name="ce4">
            <text:p>0.004500</text:p>
          </table:table-cell>
          <table:table-cell office:value-type="float" office:value="1.0082" table:style-name="ce4">
            <text:p>1.008200</text:p>
          </table:table-cell>
          <table:table-cell office:value-type="float" office:value="19.483000000000008" table:formula="of:=[.F619]+[.G620]" table:style-name="ce5">
            <text:p>19.483</text:p>
          </table:table-cell>
          <table:table-cell office:value-type="float" office:value="3.2000000000000001E-2" table:formula="of:=([.B620]-[.B619])/1000" table:style-name="ce5">
            <text:p>0.032</text:p>
          </table:table-cell>
          <table:table-cell office:value-type="float" office:value="9.9576330000000088E-2" table:formula="of:=([.C620]+[.C619])*[.G620]*9.8/2+[.H619]" table:style-name="ce4">
            <text:p>0.099576</text:p>
          </table:table-cell>
          <table:table-cell office:value-type="float" office:value="8.9150052465897158E-4" table:formula="of:=[.C620]-[.$N$1]" table:style-name="ce4">
            <text:p>0.000892</text:p>
          </table:table-cell>
          <table:table-cell office:value-type="float" office:value="2.4867962749213664E-3" table:formula="of:=(([.$I620]+[.$I619]))*[.$G620]*9.8/2+[.J619]" table:style-name="ce4">
            <text:p>0.0024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669" table:style-name="ce3">
            <text:p>57669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19.514000000000006" table:formula="of:=[.F620]+[.G621]" table:style-name="ce5">
            <text:p>19.514</text:p>
          </table:table-cell>
          <table:table-cell office:value-type="float" office:value="3.1E-2" table:formula="of:=([.B621]-[.B620])/1000" table:style-name="ce5">
            <text:p>0.031</text:p>
          </table:table-cell>
          <table:table-cell office:value-type="float" office:value="0.10019912000000009" table:formula="of:=([.C621]+[.C620])*[.G621]*9.8/2+[.H620]" table:style-name="ce4">
            <text:p>0.100199</text:p>
          </table:table-cell>
          <table:table-cell office:value-type="float" office:value="2.1915005246589715E-3" table:formula="of:=[.C621]-[.$N$1]" table:style-name="ce4">
            <text:p>0.002192</text:p>
          </table:table-cell>
          <table:table-cell office:value-type="float" office:value="2.9551041343127619E-3" table:formula="of:=(([.$I621]+[.$I620]))*[.$G621]*9.8/2+[.J620]" table:style-name="ce4">
            <text:p>0.0029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700" table:style-name="ce3">
            <text:p>577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19.545000000000005" table:formula="of:=[.F621]+[.G622]" table:style-name="ce5">
            <text:p>19.545</text:p>
          </table:table-cell>
          <table:table-cell office:value-type="float" office:value="3.1E-2" table:formula="of:=([.B622]-[.B621])/1000" table:style-name="ce5">
            <text:p>0.031</text:p>
          </table:table-cell>
          <table:table-cell office:value-type="float" office:value="0.10100419000000009" table:formula="of:=([.C622]+[.C621])*[.G622]*9.8/2+[.H621]" table:style-name="ce4">
            <text:p>0.101004</text:p>
          </table:table-cell>
          <table:table-cell office:value-type="float" office:value="2.0915005246589713E-3" table:formula="of:=[.C622]-[.$N$1]" table:style-name="ce4">
            <text:p>0.002092</text:p>
          </table:table-cell>
          <table:table-cell office:value-type="float" office:value="3.6056919937041574E-3" table:formula="of:=(([.$I622]+[.$I621]))*[.$G622]*9.8/2+[.J621]" table:style-name="ce4">
            <text:p>0.0036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731" table:style-name="ce3">
            <text:p>57731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02" table:style-name="ce4">
            <text:p>1.010200</text:p>
          </table:table-cell>
          <table:table-cell office:value-type="float" office:value="19.576000000000004" table:formula="of:=[.F622]+[.G623]" table:style-name="ce5">
            <text:p>19.576</text:p>
          </table:table-cell>
          <table:table-cell office:value-type="float" office:value="3.1E-2" table:formula="of:=([.B623]-[.B622])/1000" table:style-name="ce5">
            <text:p>0.031</text:p>
          </table:table-cell>
          <table:table-cell office:value-type="float" office:value="0.10147508000000009" table:formula="of:=([.C623]+[.C622])*[.G623]*9.8/2+[.H622]" table:style-name="ce4">
            <text:p>0.101475</text:p>
          </table:table-cell>
          <table:table-cell office:value-type="float" office:value="-8.4994753410283942E-6" table:formula="of:=[.C623]-[.$N$1]" table:style-name="ce4">
            <text:p>-0.000008</text:p>
          </table:table-cell>
          <table:table-cell office:value-type="float" office:value="3.9220998530955526E-3" table:formula="of:=(([.$I623]+[.$I622]))*[.$G623]*9.8/2+[.J622]" table:style-name="ce4">
            <text:p>0.0039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763" table:style-name="ce3">
            <text:p>57763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3" table:style-name="ce4">
            <text:p>1.010300</text:p>
          </table:table-cell>
          <table:table-cell office:value-type="float" office:value="19.608000000000004" table:formula="of:=[.F623]+[.G624]" table:style-name="ce5">
            <text:p>19.608</text:p>
          </table:table-cell>
          <table:table-cell office:value-type="float" office:value="3.2000000000000001E-2" table:formula="of:=([.B624]-[.B623])/1000" table:style-name="ce5">
            <text:p>0.032</text:p>
          </table:table-cell>
          <table:table-cell office:value-type="float" office:value="0.10141236000000009" table:formula="of:=([.C624]+[.C623])*[.G624]*9.8/2+[.H623]" table:style-name="ce4">
            <text:p>0.101412</text:p>
          </table:table-cell>
          <table:table-cell office:value-type="float" office:value="-1.4084994753410284E-3" table:formula="of:=[.C624]-[.$N$1]" table:style-name="ce4">
            <text:p>-0.001408</text:p>
          </table:table-cell>
          <table:table-cell office:value-type="float" office:value="3.6999144176286061E-3" table:formula="of:=(([.$I624]+[.$I623]))*[.$G624]*9.8/2+[.J623]" table:style-name="ce4">
            <text:p>0.0037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795" table:style-name="ce3">
            <text:p>57795</text:p>
          </table:table-cell>
          <table:table-cell office:value-type="float" office:value="-2.3999999999999998E-3" table:style-name="ce4">
            <text:p>-0.0024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19.640000000000004" table:formula="of:=[.F624]+[.G625]" table:style-name="ce5">
            <text:p>19.640</text:p>
          </table:table-cell>
          <table:table-cell office:value-type="float" office:value="3.2000000000000001E-2" table:formula="of:=([.B625]-[.B624])/1000" table:style-name="ce5">
            <text:p>0.032</text:p>
          </table:table-cell>
          <table:table-cell office:value-type="float" office:value="0.1008949200000001" table:formula="of:=([.C625]+[.C624])*[.G625]*9.8/2+[.H624]" table:style-name="ce4">
            <text:p>0.100895</text:p>
          </table:table-cell>
          <table:table-cell office:value-type="float" office:value="-2.908499475341028E-3" table:formula="of:=[.C625]-[.$N$1]" table:style-name="ce4">
            <text:p>-0.002908</text:p>
          </table:table-cell>
          <table:table-cell office:value-type="float" office:value="3.0230089821616595E-3" table:formula="of:=(([.$I625]+[.$I624]))*[.$G625]*9.8/2+[.J624]" table:style-name="ce4">
            <text:p>0.0030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827" table:style-name="ce3">
            <text:p>57827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9.672000000000004" table:formula="of:=[.F625]+[.G626]" table:style-name="ce5">
            <text:p>19.672</text:p>
          </table:table-cell>
          <table:table-cell office:value-type="float" office:value="3.2000000000000001E-2" table:formula="of:=([.B626]-[.B625])/1000" table:style-name="ce5">
            <text:p>0.032</text:p>
          </table:table-cell>
          <table:table-cell office:value-type="float" office:value="0.1006440400000001" table:formula="of:=([.C626]+[.C625])*[.G626]*9.8/2+[.H625]" table:style-name="ce4">
            <text:p>0.100644</text:p>
          </table:table-cell>
          <table:table-cell office:value-type="float" office:value="2.9150052465897163E-4" table:formula="of:=[.C626]-[.$N$1]" table:style-name="ce4">
            <text:p>0.000292</text:p>
          </table:table-cell>
          <table:table-cell office:value-type="float" office:value="2.6126635466947132E-3" table:formula="of:=(([.$I626]+[.$I625]))*[.$G626]*9.8/2+[.J625]" table:style-name="ce4">
            <text:p>0.0026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858" table:style-name="ce3">
            <text:p>57858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78" table:style-name="ce4">
            <text:p>1.007800</text:p>
          </table:table-cell>
          <table:table-cell office:value-type="float" office:value="19.703000000000003" table:formula="of:=[.F626]+[.G627]" table:style-name="ce5">
            <text:p>19.703</text:p>
          </table:table-cell>
          <table:table-cell office:value-type="float" office:value="3.1E-2" table:formula="of:=([.B627]-[.B626])/1000" table:style-name="ce5">
            <text:p>0.031</text:p>
          </table:table-cell>
          <table:table-cell office:value-type="float" office:value="0.1011453100000001" table:formula="of:=([.C627]+[.C626])*[.G627]*9.8/2+[.H626]" table:style-name="ce4">
            <text:p>0.101145</text:p>
          </table:table-cell>
          <table:table-cell office:value-type="float" office:value="1.9915005246589719E-3" table:formula="of:=[.C627]-[.$N$1]" table:style-name="ce4">
            <text:p>0.001992</text:p>
          </table:table-cell>
          <table:table-cell office:value-type="float" office:value="2.9594514060861088E-3" table:formula="of:=(([.$I627]+[.$I626]))*[.$G627]*9.8/2+[.J626]" table:style-name="ce4">
            <text:p>0.0029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889" table:style-name="ce3">
            <text:p>57889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2" table:style-name="ce4">
            <text:p>1.012000</text:p>
          </table:table-cell>
          <table:table-cell office:value-type="float" office:value="19.734000000000002" table:formula="of:=[.F627]+[.G628]" table:style-name="ce5">
            <text:p>19.734</text:p>
          </table:table-cell>
          <table:table-cell office:value-type="float" office:value="3.1E-2" table:formula="of:=([.B628]-[.B627])/1000" table:style-name="ce5">
            <text:p>0.031</text:p>
          </table:table-cell>
          <table:table-cell office:value-type="float" office:value="0.1019048100000001" table:formula="of:=([.C628]+[.C627])*[.G628]*9.8/2+[.H627]" table:style-name="ce4">
            <text:p>0.101905</text:p>
          </table:table-cell>
          <table:table-cell office:value-type="float" office:value="1.9915005246589719E-3" table:formula="of:=[.C628]-[.$N$1]" table:style-name="ce4">
            <text:p>0.001992</text:p>
          </table:table-cell>
          <table:table-cell office:value-type="float" office:value="3.5644692654775044E-3" table:formula="of:=(([.$I628]+[.$I627]))*[.$G628]*9.8/2+[.J627]" table:style-name="ce4">
            <text:p>0.0035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920" table:style-name="ce3">
            <text:p>5792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9.765000000000001" table:formula="of:=[.F628]+[.G629]" table:style-name="ce5">
            <text:p>19.765</text:p>
          </table:table-cell>
          <table:table-cell office:value-type="float" office:value="3.1E-2" table:formula="of:=([.B629]-[.B628])/1000" table:style-name="ce5">
            <text:p>0.031</text:p>
          </table:table-cell>
          <table:table-cell office:value-type="float" office:value="0.1023453200000001" table:formula="of:=([.C629]+[.C628])*[.G629]*9.8/2+[.H628]" table:style-name="ce4">
            <text:p>0.102345</text:p>
          </table:table-cell>
          <table:table-cell office:value-type="float" office:value="-1.0849947534102839E-4" table:formula="of:=[.C629]-[.$N$1]" table:style-name="ce4">
            <text:p>-0.000108</text:p>
          </table:table-cell>
          <table:table-cell office:value-type="float" office:value="3.8504971248689E-3" table:formula="of:=(([.$I629]+[.$I628]))*[.$G629]*9.8/2+[.J628]" table:style-name="ce4">
            <text:p>0.0038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951" table:style-name="ce3">
            <text:p>57951</text:p>
          </table:table-cell>
          <table:table-cell office:value-type="float" office:value="-2E-3" table:style-name="ce4">
            <text:p>-0.0020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8" table:style-name="ce4">
            <text:p>1.009800</text:p>
          </table:table-cell>
          <table:table-cell office:value-type="float" office:value="19.795999999999999" table:formula="of:=[.F629]+[.G630]" table:style-name="ce5">
            <text:p>19.796</text:p>
          </table:table-cell>
          <table:table-cell office:value-type="float" office:value="3.1E-2" table:formula="of:=([.B630]-[.B629])/1000" table:style-name="ce5">
            <text:p>0.031</text:p>
          </table:table-cell>
          <table:table-cell office:value-type="float" office:value="0.1021022800000001" table:formula="of:=([.C630]+[.C629])*[.G630]*9.8/2+[.H629]" table:style-name="ce4">
            <text:p>0.102102</text:p>
          </table:table-cell>
          <table:table-cell office:value-type="float" office:value="-2.5084994753410287E-3" table:formula="of:=[.C630]-[.$N$1]" table:style-name="ce4">
            <text:p>-0.002508</text:p>
          </table:table-cell>
          <table:table-cell office:value-type="float" office:value="3.4529749842602954E-3" table:formula="of:=(([.$I630]+[.$I629]))*[.$G630]*9.8/2+[.J629]" table:style-name="ce4">
            <text:p>0.0034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7983" table:style-name="ce3">
            <text:p>57983</text:p>
          </table:table-cell>
          <table:table-cell office:value-type="float" office:value="-1.4E-3" table:style-name="ce4">
            <text:p>-0.0014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19.827999999999999" table:formula="of:=[.F630]+[.G631]" table:style-name="ce5">
            <text:p>19.828</text:p>
          </table:table-cell>
          <table:table-cell office:value-type="float" office:value="3.2000000000000001E-2" table:formula="of:=([.B631]-[.B630])/1000" table:style-name="ce5">
            <text:p>0.032</text:p>
          </table:table-cell>
          <table:table-cell office:value-type="float" office:value="0.1015691600000001" table:formula="of:=([.C631]+[.C630])*[.G631]*9.8/2+[.H630]" table:style-name="ce4">
            <text:p>0.101569</text:p>
          </table:table-cell>
          <table:table-cell office:value-type="float" office:value="-1.9084994753410284E-3" table:formula="of:=[.C631]-[.$N$1]" table:style-name="ce4">
            <text:p>-0.001908</text:p>
          </table:table-cell>
          <table:table-cell office:value-type="float" office:value="2.7603895487933487E-3" table:formula="of:=(([.$I631]+[.$I630]))*[.$G631]*9.8/2+[.J630]" table:style-name="ce4">
            <text:p>0.0027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016" table:style-name="ce3">
            <text:p>58016</text:p>
          </table:table-cell>
          <table:table-cell office:value-type="float" office:value="2E-3" table:style-name="ce4">
            <text:p>0.0020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19.861000000000001" table:formula="of:=[.F631]+[.G632]" table:style-name="ce5">
            <text:p>19.861</text:p>
          </table:table-cell>
          <table:table-cell office:value-type="float" office:value="3.3000000000000002E-2" table:formula="of:=([.B632]-[.B631])/1000" table:style-name="ce5">
            <text:p>0.033</text:p>
          </table:table-cell>
          <table:table-cell office:value-type="float" office:value="0.10166618000000011" table:formula="of:=([.C632]+[.C631])*[.G632]*9.8/2+[.H631]" table:style-name="ce4">
            <text:p>0.101666</text:p>
          </table:table-cell>
          <table:table-cell office:value-type="float" office:value="1.4915005246589716E-3" table:formula="of:=[.C632]-[.$N$1]" table:style-name="ce4">
            <text:p>0.001492</text:p>
          </table:table-cell>
          <table:table-cell office:value-type="float" office:value="2.6929608184680601E-3" table:formula="of:=(([.$I632]+[.$I631]))*[.$G632]*9.8/2+[.J631]" table:style-name="ce4">
            <text:p>0.0026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047" table:style-name="ce3">
            <text:p>58047</text:p>
          </table:table-cell>
          <table:table-cell office:value-type="float" office:value="1.4E-3" table:style-name="ce4">
            <text:p>0.0014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19.891999999999999" table:formula="of:=[.F632]+[.G633]" table:style-name="ce5">
            <text:p>19.892</text:p>
          </table:table-cell>
          <table:table-cell office:value-type="float" office:value="3.1E-2" table:formula="of:=([.B633]-[.B632])/1000" table:style-name="ce5">
            <text:p>0.031</text:p>
          </table:table-cell>
          <table:table-cell office:value-type="float" office:value="0.1021826400000001" table:formula="of:=([.C633]+[.C632])*[.G633]*9.8/2+[.H632]" table:style-name="ce4">
            <text:p>0.102183</text:p>
          </table:table-cell>
          <table:table-cell office:value-type="float" office:value="8.9150052465897158E-4" table:formula="of:=[.C633]-[.$N$1]" table:style-name="ce4">
            <text:p>0.000892</text:p>
          </table:table-cell>
          <table:table-cell office:value-type="float" office:value="3.0549386778594557E-3" table:formula="of:=(([.$I633]+[.$I632]))*[.$G633]*9.8/2+[.J632]" table:style-name="ce4">
            <text:p>0.0030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078" table:style-name="ce3">
            <text:p>58078</text:p>
          </table:table-cell>
          <table:table-cell office:value-type="float" office:value="1.5E-3" table:style-name="ce4">
            <text:p>0.001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9" table:style-name="ce4">
            <text:p>1.009900</text:p>
          </table:table-cell>
          <table:table-cell office:value-type="float" office:value="19.922999999999998" table:formula="of:=[.F633]+[.G634]" table:style-name="ce5">
            <text:p>19.923</text:p>
          </table:table-cell>
          <table:table-cell office:value-type="float" office:value="3.1E-2" table:formula="of:=([.B634]-[.B633])/1000" table:style-name="ce5">
            <text:p>0.031</text:p>
          </table:table-cell>
          <table:table-cell office:value-type="float" office:value="0.10262315000000011" table:formula="of:=([.C634]+[.C633])*[.G634]*9.8/2+[.H633]" table:style-name="ce4">
            <text:p>0.102623</text:p>
          </table:table-cell>
          <table:table-cell office:value-type="float" office:value="9.9150052465897163E-4" table:formula="of:=[.C634]-[.$N$1]" table:style-name="ce4">
            <text:p>0.000992</text:p>
          </table:table-cell>
          <table:table-cell office:value-type="float" office:value="3.3409665372508513E-3" table:formula="of:=(([.$I634]+[.$I633]))*[.$G634]*9.8/2+[.J633]" table:style-name="ce4">
            <text:p>0.0033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109" table:style-name="ce3">
            <text:p>58109</text:p>
          </table:table-cell>
          <table:table-cell office:value-type="float" office:value="-2.8E-3" table:style-name="ce4">
            <text:p>-0.0028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7" table:style-name="ce4">
            <text:p>1.007700</text:p>
          </table:table-cell>
          <table:table-cell office:value-type="float" office:value="19.953999999999997" table:formula="of:=[.F634]+[.G635]" table:style-name="ce5">
            <text:p>19.954</text:p>
          </table:table-cell>
          <table:table-cell office:value-type="float" office:value="3.1E-2" table:formula="of:=([.B635]-[.B634])/1000" table:style-name="ce5">
            <text:p>0.031</text:p>
          </table:table-cell>
          <table:table-cell office:value-type="float" office:value="0.1024256800000001" table:formula="of:=([.C635]+[.C634])*[.G635]*9.8/2+[.H634]" table:style-name="ce4">
            <text:p>0.102426</text:p>
          </table:table-cell>
          <table:table-cell office:value-type="float" office:value="-3.3084994753410282E-3" table:formula="of:=[.C635]-[.$N$1]" table:style-name="ce4">
            <text:p>-0.003308</text:p>
          </table:table-cell>
          <table:table-cell office:value-type="float" office:value="2.9890143966422472E-3" table:formula="of:=(([.$I635]+[.$I634]))*[.$G635]*9.8/2+[.J634]" table:style-name="ce4">
            <text:p>0.0029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141" table:style-name="ce3">
            <text:p>58141</text:p>
          </table:table-cell>
          <table:table-cell office:value-type="float" office:value="-1.9E-3" table:style-name="ce4">
            <text:p>-0.0019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5" table:style-name="ce4">
            <text:p>1.008500</text:p>
          </table:table-cell>
          <table:table-cell office:value-type="float" office:value="19.985999999999997" table:formula="of:=[.F635]+[.G636]" table:style-name="ce5">
            <text:p>19.986</text:p>
          </table:table-cell>
          <table:table-cell office:value-type="float" office:value="3.2000000000000001E-2" table:formula="of:=([.B636]-[.B635])/1000" table:style-name="ce5">
            <text:p>0.032</text:p>
          </table:table-cell>
          <table:table-cell office:value-type="float" office:value="0.10168872000000011" table:formula="of:=([.C636]+[.C635])*[.G636]*9.8/2+[.H635]" table:style-name="ce4">
            <text:p>0.101689</text:p>
          </table:table-cell>
          <table:table-cell office:value-type="float" office:value="-2.4084994753410284E-3" table:formula="of:=[.C636]-[.$N$1]" table:style-name="ce4">
            <text:p>-0.002408</text:p>
          </table:table-cell>
          <table:table-cell office:value-type="float" office:value="2.0925889611753006E-3" table:formula="of:=(([.$I636]+[.$I635]))*[.$G636]*9.8/2+[.J635]" table:style-name="ce4">
            <text:p>0.0020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173" table:style-name="ce3">
            <text:p>58173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0.017999999999997" table:formula="of:=[.F636]+[.G637]" table:style-name="ce5">
            <text:p>20.018</text:p>
          </table:table-cell>
          <table:table-cell office:value-type="float" office:value="3.2000000000000001E-2" table:formula="of:=([.B637]-[.B636])/1000" table:style-name="ce5">
            <text:p>0.032</text:p>
          </table:table-cell>
          <table:table-cell office:value-type="float" office:value="0.10192392000000011" table:formula="of:=([.C637]+[.C636])*[.G637]*9.8/2+[.H636]" table:style-name="ce4">
            <text:p>0.101924</text:p>
          </table:table-cell>
          <table:table-cell office:value-type="float" office:value="2.8915005246589716E-3" table:formula="of:=[.C637]-[.$N$1]" table:style-name="ce4">
            <text:p>0.002892</text:p>
          </table:table-cell>
          <table:table-cell office:value-type="float" office:value="2.1683235257083542E-3" table:formula="of:=(([.$I637]+[.$I636]))*[.$G637]*9.8/2+[.J636]" table:style-name="ce4">
            <text:p>0.0021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204" table:style-name="ce3">
            <text:p>58204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20.048999999999996" table:formula="of:=[.F637]+[.G638]" table:style-name="ce5">
            <text:p>20.049</text:p>
          </table:table-cell>
          <table:table-cell office:value-type="float" office:value="3.1E-2" table:formula="of:=([.B638]-[.B637])/1000" table:style-name="ce5">
            <text:p>0.031</text:p>
          </table:table-cell>
          <table:table-cell office:value-type="float" office:value="0.10275937000000011" table:formula="of:=([.C638]+[.C637])*[.G638]*9.8/2+[.H637]" table:style-name="ce4">
            <text:p>0.102759</text:p>
          </table:table-cell>
          <table:table-cell office:value-type="float" office:value="1.5915005246589715E-3" table:formula="of:=[.C638]-[.$N$1]" table:style-name="ce4">
            <text:p>0.001592</text:p>
          </table:table-cell>
          <table:table-cell office:value-type="float" office:value="2.8492913850997497E-3" table:formula="of:=(([.$I638]+[.$I637]))*[.$G638]*9.8/2+[.J637]" table:style-name="ce4">
            <text:p>0.0028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235" table:style-name="ce3">
            <text:p>58235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20.079999999999995" table:formula="of:=[.F638]+[.G639]" table:style-name="ce5">
            <text:p>20.080</text:p>
          </table:table-cell>
          <table:table-cell office:value-type="float" office:value="3.1E-2" table:formula="of:=([.B639]-[.B638])/1000" table:style-name="ce5">
            <text:p>0.031</text:p>
          </table:table-cell>
          <table:table-cell office:value-type="float" office:value="0.10332140000000012" table:formula="of:=([.C639]+[.C638])*[.G639]*9.8/2+[.H638]" table:style-name="ce4">
            <text:p>0.103321</text:p>
          </table:table-cell>
          <table:table-cell office:value-type="float" office:value="1.0915005246589717E-3" table:formula="of:=[.C639]-[.$N$1]" table:style-name="ce4">
            <text:p>0.001092</text:p>
          </table:table-cell>
          <table:table-cell office:value-type="float" office:value="3.2568392444911453E-3" table:formula="of:=(([.$I639]+[.$I638]))*[.$G639]*9.8/2+[.J638]" table:style-name="ce4">
            <text:p>0.0032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266" table:style-name="ce3">
            <text:p>58266</text:p>
          </table:table-cell>
          <table:table-cell office:value-type="float" office:value="-1E-4" table:style-name="ce4">
            <text:p>-0.0001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20.110999999999994" table:formula="of:=[.F639]+[.G640]" table:style-name="ce5">
            <text:p>20.111</text:p>
          </table:table-cell>
          <table:table-cell office:value-type="float" office:value="3.1E-2" table:formula="of:=([.B640]-[.B639])/1000" table:style-name="ce5">
            <text:p>0.031</text:p>
          </table:table-cell>
          <table:table-cell office:value-type="float" office:value="0.10354925000000012" table:formula="of:=([.C640]+[.C639])*[.G640]*9.8/2+[.H639]" table:style-name="ce4">
            <text:p>0.103549</text:p>
          </table:table-cell>
          <table:table-cell office:value-type="float" office:value="-6.0849947534102845E-4" table:formula="of:=[.C640]-[.$N$1]" table:style-name="ce4">
            <text:p>-0.000608</text:p>
          </table:table-cell>
          <table:table-cell office:value-type="float" office:value="3.330207103882541E-3" table:formula="of:=(([.$I640]+[.$I639]))*[.$G640]*9.8/2+[.J639]" table:style-name="ce4">
            <text:p>0.0033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298" table:style-name="ce3">
            <text:p>58298</text:p>
          </table:table-cell>
          <table:table-cell office:value-type="float" office:value="-2.7000000000000001E-3" table:style-name="ce4">
            <text:p>-0.0027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04" table:style-name="ce4">
            <text:p>1.010400</text:p>
          </table:table-cell>
          <table:table-cell office:value-type="float" office:value="20.142999999999994" table:formula="of:=[.F640]+[.G641]" table:style-name="ce5">
            <text:p>20.143</text:p>
          </table:table-cell>
          <table:table-cell office:value-type="float" office:value="3.2000000000000001E-2" table:formula="of:=([.B641]-[.B640])/1000" table:style-name="ce5">
            <text:p>0.032</text:p>
          </table:table-cell>
          <table:table-cell office:value-type="float" office:value="0.10311021000000012" table:formula="of:=([.C641]+[.C640])*[.G641]*9.8/2+[.H640]" table:style-name="ce4">
            <text:p>0.103110</text:p>
          </table:table-cell>
          <table:table-cell office:value-type="float" office:value="-3.2084994753410288E-3" table:formula="of:=[.C641]-[.$N$1]" table:style-name="ce4">
            <text:p>-0.003208</text:p>
          </table:table-cell>
          <table:table-cell office:value-type="float" office:value="2.7317016684155941E-3" table:formula="of:=(([.$I641]+[.$I640]))*[.$G641]*9.8/2+[.J640]" table:style-name="ce4">
            <text:p>0.0027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331" table:style-name="ce3">
            <text:p>58331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1" table:style-name="ce4">
            <text:p>1.008100</text:p>
          </table:table-cell>
          <table:table-cell office:value-type="float" office:value="20.175999999999995" table:formula="of:=[.F641]+[.G642]" table:style-name="ce5">
            <text:p>20.176</text:p>
          </table:table-cell>
          <table:table-cell office:value-type="float" office:value="3.3000000000000002E-2" table:formula="of:=([.B642]-[.B641])/1000" table:style-name="ce5">
            <text:p>0.033</text:p>
          </table:table-cell>
          <table:table-cell office:value-type="float" office:value="0.10259277000000012" table:formula="of:=([.C642]+[.C641])*[.G642]*9.8/2+[.H641]" table:style-name="ce4">
            <text:p>0.102593</text:p>
          </table:table-cell>
          <table:table-cell office:value-type="float" office:value="-1.0084994753410284E-3" table:formula="of:=[.C642]-[.$N$1]" table:style-name="ce4">
            <text:p>-0.001008</text:p>
          </table:table-cell>
          <table:table-cell office:value-type="float" office:value="2.0498129380903053E-3" table:formula="of:=(([.$I642]+[.$I641]))*[.$G642]*9.8/2+[.J641]" table:style-name="ce4">
            <text:p>0.0020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363" table:style-name="ce3">
            <text:p>58363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21" table:style-name="ce4">
            <text:p>1.012100</text:p>
          </table:table-cell>
          <table:table-cell office:value-type="float" office:value="20.207999999999995" table:formula="of:=[.F642]+[.G643]" table:style-name="ce5">
            <text:p>20.208</text:p>
          </table:table-cell>
          <table:table-cell office:value-type="float" office:value="3.2000000000000001E-2" table:formula="of:=([.B643]-[.B642])/1000" table:style-name="ce5">
            <text:p>0.032</text:p>
          </table:table-cell>
          <table:table-cell office:value-type="float" office:value="0.10292205000000013" table:formula="of:=([.C643]+[.C642])*[.G643]*9.8/2+[.H642]" table:style-name="ce4">
            <text:p>0.102922</text:p>
          </table:table-cell>
          <table:table-cell office:value-type="float" office:value="2.0915005246589713E-3" table:formula="of:=[.C643]-[.$N$1]" table:style-name="ce4">
            <text:p>0.002092</text:p>
          </table:table-cell>
          <table:table-cell office:value-type="float" office:value="2.2196275026233588E-3" table:formula="of:=(([.$I643]+[.$I642]))*[.$G643]*9.8/2+[.J642]" table:style-name="ce4">
            <text:p>0.0022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394" table:style-name="ce3">
            <text:p>58394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20.238999999999994" table:formula="of:=[.F643]+[.G644]" table:style-name="ce5">
            <text:p>20.239</text:p>
          </table:table-cell>
          <table:table-cell office:value-type="float" office:value="3.1E-2" table:formula="of:=([.B644]-[.B643])/1000" table:style-name="ce5">
            <text:p>0.031</text:p>
          </table:table-cell>
          <table:table-cell office:value-type="float" office:value="0.10345370000000012" table:formula="of:=([.C644]+[.C643])*[.G644]*9.8/2+[.H643]" table:style-name="ce4">
            <text:p>0.103454</text:p>
          </table:table-cell>
          <table:table-cell office:value-type="float" office:value="3.9150052465897157E-4" table:formula="of:=[.C644]-[.$N$1]" table:style-name="ce4">
            <text:p>0.000392</text:p>
          </table:table-cell>
          <table:table-cell office:value-type="float" office:value="2.5967953620147544E-3" table:formula="of:=(([.$I644]+[.$I643]))*[.$G644]*9.8/2+[.J643]" table:style-name="ce4">
            <text:p>0.0025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425" table:style-name="ce3">
            <text:p>58425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0.269999999999992" table:formula="of:=[.F644]+[.G645]" table:style-name="ce5">
            <text:p>20.270</text:p>
          </table:table-cell>
          <table:table-cell office:value-type="float" office:value="3.1E-2" table:formula="of:=([.B645]-[.B644])/1000" table:style-name="ce5">
            <text:p>0.031</text:p>
          </table:table-cell>
          <table:table-cell office:value-type="float" office:value="0.10348408000000012" table:formula="of:=([.C645]+[.C644])*[.G645]*9.8/2+[.H644]" table:style-name="ce4">
            <text:p>0.103484</text:p>
          </table:table-cell>
          <table:table-cell office:value-type="float" office:value="-1.2084994753410283E-3" table:formula="of:=[.C645]-[.$N$1]" table:style-name="ce4">
            <text:p>-0.001208</text:p>
          </table:table-cell>
          <table:table-cell office:value-type="float" office:value="2.4726932214061501E-3" table:formula="of:=(([.$I645]+[.$I644]))*[.$G645]*9.8/2+[.J644]" table:style-name="ce4">
            <text:p>0.0024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457" table:style-name="ce3">
            <text:p>58457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0.301999999999992" table:formula="of:=[.F645]+[.G646]" table:style-name="ce5">
            <text:p>20.302</text:p>
          </table:table-cell>
          <table:table-cell office:value-type="float" office:value="3.2000000000000001E-2" table:formula="of:=([.B646]-[.B645])/1000" table:style-name="ce5">
            <text:p>0.032</text:p>
          </table:table-cell>
          <table:table-cell office:value-type="float" office:value="0.10324888000000011" table:formula="of:=([.C646]+[.C645])*[.G646]*9.8/2+[.H645]" table:style-name="ce4">
            <text:p>0.103249</text:p>
          </table:table-cell>
          <table:table-cell office:value-type="float" office:value="-1.3084994753410286E-3" table:formula="of:=[.C646]-[.$N$1]" table:style-name="ce4">
            <text:p>-0.001308</text:p>
          </table:table-cell>
          <table:table-cell office:value-type="float" office:value="2.0780277859392036E-3" table:formula="of:=(([.$I646]+[.$I645]))*[.$G646]*9.8/2+[.J645]" table:style-name="ce4">
            <text:p>0.0020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489" table:style-name="ce3">
            <text:p>58489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-2.3999999999999998E-3" table:style-name="ce4">
            <text:p>-0.002400</text:p>
          </table:table-cell>
          <table:table-cell office:value-type="float" office:value="1.0084" table:style-name="ce4">
            <text:p>1.008400</text:p>
          </table:table-cell>
          <table:table-cell office:value-type="float" office:value="20.333999999999993" table:formula="of:=[.F646]+[.G647]" table:style-name="ce5">
            <text:p>20.334</text:p>
          </table:table-cell>
          <table:table-cell office:value-type="float" office:value="3.2000000000000001E-2" table:formula="of:=([.B647]-[.B646])/1000" table:style-name="ce5">
            <text:p>0.032</text:p>
          </table:table-cell>
          <table:table-cell office:value-type="float" office:value="0.10315480000000012" table:formula="of:=([.C647]+[.C646])*[.G647]*9.8/2+[.H646]" table:style-name="ce4">
            <text:p>0.103155</text:p>
          </table:table-cell>
          <table:table-cell office:value-type="float" office:value="-3.0849947534102842E-4" table:formula="of:=[.C647]-[.$N$1]" table:style-name="ce4">
            <text:p>-0.000308</text:p>
          </table:table-cell>
          <table:table-cell office:value-type="float" office:value="1.824482350472257E-3" table:formula="of:=(([.$I647]+[.$I646]))*[.$G647]*9.8/2+[.J646]" table:style-name="ce4">
            <text:p>0.0018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521" table:style-name="ce3">
            <text:p>58521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20.365999999999993" table:formula="of:=[.F647]+[.G648]" table:style-name="ce5">
            <text:p>20.366</text:p>
          </table:table-cell>
          <table:table-cell office:value-type="float" office:value="3.2000000000000001E-2" table:formula="of:=([.B648]-[.B647])/1000" table:style-name="ce5">
            <text:p>0.032</text:p>
          </table:table-cell>
          <table:table-cell office:value-type="float" office:value="0.10324888000000011" table:formula="of:=([.C648]+[.C647])*[.G648]*9.8/2+[.H647]" table:style-name="ce4">
            <text:p>0.103249</text:p>
          </table:table-cell>
          <table:table-cell office:value-type="float" office:value="-1.0849947534102839E-4" table:formula="of:=[.C648]-[.$N$1]" table:style-name="ce4">
            <text:p>-0.000108</text:p>
          </table:table-cell>
          <table:table-cell office:value-type="float" office:value="1.7590969150053106E-3" table:formula="of:=(([.$I648]+[.$I647]))*[.$G648]*9.8/2+[.J647]" table:style-name="ce4">
            <text:p>0.0017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553" table:style-name="ce3">
            <text:p>58553</text:p>
          </table:table-cell>
          <table:table-cell office:value-type="float" office:value="1.8E-3" table:style-name="ce4">
            <text:p>0.0018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20.397999999999993" table:formula="of:=[.F648]+[.G649]" table:style-name="ce5">
            <text:p>20.398</text:p>
          </table:table-cell>
          <table:table-cell office:value-type="float" office:value="3.2000000000000001E-2" table:formula="of:=([.B649]-[.B648])/1000" table:style-name="ce5">
            <text:p>0.032</text:p>
          </table:table-cell>
          <table:table-cell office:value-type="float" office:value="0.10359384000000012" table:formula="of:=([.C649]+[.C648])*[.G649]*9.8/2+[.H648]" table:style-name="ce4">
            <text:p>0.103594</text:p>
          </table:table-cell>
          <table:table-cell office:value-type="float" office:value="1.2915005246589715E-3" table:formula="of:=[.C649]-[.$N$1]" table:style-name="ce4">
            <text:p>0.001292</text:p>
          </table:table-cell>
          <table:table-cell office:value-type="float" office:value="1.9445914795383642E-3" table:formula="of:=(([.$I649]+[.$I648]))*[.$G649]*9.8/2+[.J648]" table:style-name="ce4">
            <text:p>0.0019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584" table:style-name="ce3">
            <text:p>58584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25999999999999" table:style-name="ce4">
            <text:p>1.012600</text:p>
          </table:table-cell>
          <table:table-cell office:value-type="float" office:value="20.428999999999991" table:formula="of:=[.F649]+[.G650]" table:style-name="ce5">
            <text:p>20.429</text:p>
          </table:table-cell>
          <table:table-cell office:value-type="float" office:value="3.1E-2" table:formula="of:=([.B650]-[.B649])/1000" table:style-name="ce5">
            <text:p>0.031</text:p>
          </table:table-cell>
          <table:table-cell office:value-type="float" office:value="0.10379131000000012" table:formula="of:=([.C650]+[.C649])*[.G650]*9.8/2+[.H649]" table:style-name="ce4">
            <text:p>0.103791</text:p>
          </table:table-cell>
          <table:table-cell office:value-type="float" office:value="-1.0084994753410284E-3" table:formula="of:=[.C650]-[.$N$1]" table:style-name="ce4">
            <text:p>-0.001008</text:p>
          </table:table-cell>
          <table:table-cell office:value-type="float" office:value="1.9875793389297599E-3" table:formula="of:=(([.$I650]+[.$I649]))*[.$G650]*9.8/2+[.J649]" table:style-name="ce4">
            <text:p>0.0019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616" table:style-name="ce3">
            <text:p>58616</text:p>
          </table:table-cell>
          <table:table-cell office:value-type="float" office:value="0" table:style-name="ce4">
            <text:p>0.0000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0.460999999999991" table:formula="of:=[.F650]+[.G651]" table:style-name="ce5">
            <text:p>20.461</text:p>
          </table:table-cell>
          <table:table-cell office:value-type="float" office:value="3.2000000000000001E-2" table:formula="of:=([.B651]-[.B650])/1000" table:style-name="ce5">
            <text:p>0.032</text:p>
          </table:table-cell>
          <table:table-cell office:value-type="float" office:value="0.10371291000000012" table:formula="of:=([.C651]+[.C650])*[.G651]*9.8/2+[.H650]" table:style-name="ce4">
            <text:p>0.103713</text:p>
          </table:table-cell>
          <table:table-cell office:value-type="float" office:value="-5.084994753410284E-4" table:formula="of:=[.C651]-[.$N$1]" table:style-name="ce4">
            <text:p>-0.000508</text:p>
          </table:table-cell>
          <table:table-cell office:value-type="float" office:value="1.7497139034628134E-3" table:formula="of:=(([.$I651]+[.$I650]))*[.$G651]*9.8/2+[.J650]" table:style-name="ce4">
            <text:p>0.0017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648" table:style-name="ce3">
            <text:p>58648</text:p>
          </table:table-cell>
          <table:table-cell office:value-type="float" office:value="-3.0999999999999999E-3" table:style-name="ce4">
            <text:p>-0.0031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04" table:style-name="ce4">
            <text:p>1.010400</text:p>
          </table:table-cell>
          <table:table-cell office:value-type="float" office:value="20.492999999999991" table:formula="of:=[.F651]+[.G652]" table:style-name="ce5">
            <text:p>20.493</text:p>
          </table:table-cell>
          <table:table-cell office:value-type="float" office:value="3.2000000000000001E-2" table:formula="of:=([.B652]-[.B651])/1000" table:style-name="ce5">
            <text:p>0.032</text:p>
          </table:table-cell>
          <table:table-cell office:value-type="float" office:value="0.10322683000000012" table:formula="of:=([.C652]+[.C651])*[.G652]*9.8/2+[.H651]" table:style-name="ce4">
            <text:p>0.103227</text:p>
          </table:table-cell>
          <table:table-cell office:value-type="float" office:value="-3.6084994753410281E-3" table:formula="of:=[.C652]-[.$N$1]" table:style-name="ce4">
            <text:p>-0.003608</text:p>
          </table:table-cell>
          <table:table-cell office:value-type="float" office:value="1.1041684679958669E-3" table:formula="of:=(([.$I652]+[.$I651]))*[.$G652]*9.8/2+[.J651]" table:style-name="ce4">
            <text:p>0.0011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680" table:style-name="ce3">
            <text:p>5868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0.524999999999991" table:formula="of:=[.F652]+[.G653]" table:style-name="ce5">
            <text:p>20.525</text:p>
          </table:table-cell>
          <table:table-cell office:value-type="float" office:value="3.2000000000000001E-2" table:formula="of:=([.B653]-[.B652])/1000" table:style-name="ce5">
            <text:p>0.032</text:p>
          </table:table-cell>
          <table:table-cell office:value-type="float" office:value="0.10314843000000011" table:formula="of:=([.C653]+[.C652])*[.G653]*9.8/2+[.H652]" table:style-name="ce4">
            <text:p>0.103148</text:p>
          </table:table-cell>
          <table:table-cell office:value-type="float" office:value="2.0915005246589713E-3" table:formula="of:=[.C653]-[.$N$1]" table:style-name="ce4">
            <text:p>0.002092</text:p>
          </table:table-cell>
          <table:table-cell office:value-type="float" office:value="8.6630303252892033E-4" table:formula="of:=(([.$I653]+[.$I652]))*[.$G653]*9.8/2+[.J652]" table:style-name="ce4">
            <text:p>0.0008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711" table:style-name="ce3">
            <text:p>58711</text:p>
          </table:table-cell>
          <table:table-cell office:value-type="float" office:value="1.9E-3" table:style-name="ce4">
            <text:p>0.0019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1" table:style-name="ce4">
            <text:p>1.008100</text:p>
          </table:table-cell>
          <table:table-cell office:value-type="float" office:value="20.55599999999999" table:formula="of:=[.F653]+[.G654]" table:style-name="ce5">
            <text:p>20.556</text:p>
          </table:table-cell>
          <table:table-cell office:value-type="float" office:value="3.1E-2" table:formula="of:=([.B654]-[.B653])/1000" table:style-name="ce5">
            <text:p>0.031</text:p>
          </table:table-cell>
          <table:table-cell office:value-type="float" office:value="0.10383198000000012" table:formula="of:=([.C654]+[.C653])*[.G654]*9.8/2+[.H653]" table:style-name="ce4">
            <text:p>0.103832</text:p>
          </table:table-cell>
          <table:table-cell office:value-type="float" office:value="1.3915005246589716E-3" table:formula="of:=[.C654]-[.$N$1]" table:style-name="ce4">
            <text:p>0.001392</text:p>
          </table:table-cell>
          <table:table-cell office:value-type="float" office:value="1.3953708919203158E-3" table:formula="of:=(([.$I654]+[.$I653]))*[.$G654]*9.8/2+[.J653]" table:style-name="ce4">
            <text:p>0.0013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742" table:style-name="ce3">
            <text:p>58742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20.586999999999989" table:formula="of:=[.F654]+[.G655]" table:style-name="ce5">
            <text:p>20.587</text:p>
          </table:table-cell>
          <table:table-cell office:value-type="float" office:value="3.1E-2" table:formula="of:=([.B655]-[.B654])/1000" table:style-name="ce5">
            <text:p>0.031</text:p>
          </table:table-cell>
          <table:table-cell office:value-type="float" office:value="0.10419654000000012" table:formula="of:=([.C655]+[.C654])*[.G655]*9.8/2+[.H654]" table:style-name="ce4">
            <text:p>0.104197</text:p>
          </table:table-cell>
          <table:table-cell office:value-type="float" office:value="-8.4994753410283942E-6" table:formula="of:=[.C655]-[.$N$1]" table:style-name="ce4">
            <text:p>-0.000008</text:p>
          </table:table-cell>
          <table:table-cell office:value-type="float" office:value="1.6054487513117114E-3" table:formula="of:=(([.$I655]+[.$I654]))*[.$G655]*9.8/2+[.J654]" table:style-name="ce4">
            <text:p>0.0016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773" table:style-name="ce3">
            <text:p>58773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9" table:style-name="ce4">
            <text:p>1.009900</text:p>
          </table:table-cell>
          <table:table-cell office:value-type="float" office:value="20.617999999999988" table:formula="of:=[.F655]+[.G656]" table:style-name="ce5">
            <text:p>20.618</text:p>
          </table:table-cell>
          <table:table-cell office:value-type="float" office:value="3.1E-2" table:formula="of:=([.B656]-[.B655])/1000" table:style-name="ce5">
            <text:p>0.031</text:p>
          </table:table-cell>
          <table:table-cell office:value-type="float" office:value="0.10434844000000011" table:formula="of:=([.C656]+[.C655])*[.G656]*9.8/2+[.H655]" table:style-name="ce4">
            <text:p>0.104348</text:p>
          </table:table-cell>
          <table:table-cell office:value-type="float" office:value="-8.4994753410283942E-6" table:formula="of:=[.C656]-[.$N$1]" table:style-name="ce4">
            <text:p>-0.000008</text:p>
          </table:table-cell>
          <table:table-cell office:value-type="float" office:value="1.6028666107031069E-3" table:formula="of:=(([.$I656]+[.$I655]))*[.$G656]*9.8/2+[.J655]" table:style-name="ce4">
            <text:p>0.0016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804" table:style-name="ce3">
            <text:p>58804</text:p>
          </table:table-cell>
          <table:table-cell office:value-type="float" office:value="-2.3999999999999998E-3" table:style-name="ce4">
            <text:p>-0.0024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0.648999999999987" table:formula="of:=[.F656]+[.G657]" table:style-name="ce5">
            <text:p>20.649</text:p>
          </table:table-cell>
          <table:table-cell office:value-type="float" office:value="3.1E-2" table:formula="of:=([.B657]-[.B656])/1000" table:style-name="ce5">
            <text:p>0.031</text:p>
          </table:table-cell>
          <table:table-cell office:value-type="float" office:value="0.10405983000000012" table:formula="of:=([.C657]+[.C656])*[.G657]*9.8/2+[.H656]" table:style-name="ce4">
            <text:p>0.104060</text:p>
          </table:table-cell>
          <table:table-cell office:value-type="float" office:value="-2.908499475341028E-3" table:formula="of:=[.C657]-[.$N$1]" table:style-name="ce4">
            <text:p>-0.002908</text:p>
          </table:table-cell>
          <table:table-cell office:value-type="float" office:value="1.1597744700945025E-3" table:formula="of:=(([.$I657]+[.$I656]))*[.$G657]*9.8/2+[.J656]" table:style-name="ce4">
            <text:p>0.0011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836" table:style-name="ce3">
            <text:p>58836</text:p>
          </table:table-cell>
          <table:table-cell office:value-type="float" office:value="-1E-4" table:style-name="ce4">
            <text:p>-0.000100</text:p>
          </table:table-cell>
          <table:table-cell office:value-type="float" office:value="-2.0999999999999999E-3" table:style-name="ce4">
            <text:p>-0.002100</text:p>
          </table:table-cell>
          <table:table-cell office:value-type="float" office:value="1.012" table:style-name="ce4">
            <text:p>1.012000</text:p>
          </table:table-cell>
          <table:table-cell office:value-type="float" office:value="20.680999999999987" table:formula="of:=[.F657]+[.G658]" table:style-name="ce5">
            <text:p>20.681</text:p>
          </table:table-cell>
          <table:table-cell office:value-type="float" office:value="3.2000000000000001E-2" table:formula="of:=([.B658]-[.B657])/1000" table:style-name="ce5">
            <text:p>0.032</text:p>
          </table:table-cell>
          <table:table-cell office:value-type="float" office:value="0.10366783000000011" table:formula="of:=([.C658]+[.C657])*[.G658]*9.8/2+[.H657]" table:style-name="ce4">
            <text:p>0.103668</text:p>
          </table:table-cell>
          <table:table-cell office:value-type="float" office:value="-6.0849947534102845E-4" table:formula="of:=[.C658]-[.$N$1]" table:style-name="ce4">
            <text:p>-0.000608</text:p>
          </table:table-cell>
          <table:table-cell office:value-type="float" office:value="6.0830903462755605E-4" table:formula="of:=(([.$I658]+[.$I657]))*[.$G658]*9.8/2+[.J657]" table:style-name="ce4">
            <text:p>0.0006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869" table:style-name="ce3">
            <text:p>58869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20.713999999999988" table:formula="of:=[.F658]+[.G659]" table:style-name="ce5">
            <text:p>20.714</text:p>
          </table:table-cell>
          <table:table-cell office:value-type="float" office:value="3.3000000000000002E-2" table:formula="of:=([.B659]-[.B658])/1000" table:style-name="ce5">
            <text:p>0.033</text:p>
          </table:table-cell>
          <table:table-cell office:value-type="float" office:value="0.10407208000000011" table:formula="of:=([.C659]+[.C658])*[.G659]*9.8/2+[.H658]" table:style-name="ce4">
            <text:p>0.104072</text:p>
          </table:table-cell>
          <table:table-cell office:value-type="float" office:value="2.0915005246589713E-3" table:formula="of:=[.C659]-[.$N$1]" table:style-name="ce4">
            <text:p>0.002092</text:p>
          </table:table-cell>
          <table:table-cell office:value-type="float" office:value="8.4811030430226742E-4" table:formula="of:=(([.$I659]+[.$I658]))*[.$G659]*9.8/2+[.J658]" table:style-name="ce4">
            <text:p>0.0008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901" table:style-name="ce3">
            <text:p>58901</text:p>
          </table:table-cell>
          <table:table-cell office:value-type="float" office:value="1.8E-3" table:style-name="ce4">
            <text:p>0.00180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20.745999999999988" table:formula="of:=[.F659]+[.G660]" table:style-name="ce5">
            <text:p>20.746</text:p>
          </table:table-cell>
          <table:table-cell office:value-type="float" office:value="3.2000000000000001E-2" table:formula="of:=([.B660]-[.B659])/1000" table:style-name="ce5">
            <text:p>0.032</text:p>
          </table:table-cell>
          <table:table-cell office:value-type="float" office:value="0.10476200000000011" table:formula="of:=([.C660]+[.C659])*[.G660]*9.8/2+[.H659]" table:style-name="ce4">
            <text:p>0.104762</text:p>
          </table:table-cell>
          <table:table-cell office:value-type="float" office:value="1.2915005246589715E-3" table:formula="of:=[.C660]-[.$N$1]" table:style-name="ce4">
            <text:p>0.001292</text:p>
          </table:table-cell>
          <table:table-cell office:value-type="float" office:value="1.3785648688353211E-3" table:formula="of:=(([.$I660]+[.$I659]))*[.$G660]*9.8/2+[.J659]" table:style-name="ce4">
            <text:p>0.0013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933" table:style-name="ce3">
            <text:p>58933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0.777999999999988" table:formula="of:=[.F660]+[.G661]" table:style-name="ce5">
            <text:p>20.778</text:p>
          </table:table-cell>
          <table:table-cell office:value-type="float" office:value="3.2000000000000001E-2" table:formula="of:=([.B661]-[.B660])/1000" table:style-name="ce5">
            <text:p>0.032</text:p>
          </table:table-cell>
          <table:table-cell office:value-type="float" office:value="0.1050756000000001" table:formula="of:=([.C661]+[.C660])*[.G661]*9.8/2+[.H660]" table:style-name="ce4">
            <text:p>0.105076</text:p>
          </table:table-cell>
          <table:table-cell office:value-type="float" office:value="-3.0849947534102842E-4" table:formula="of:=[.C661]-[.$N$1]" table:style-name="ce4">
            <text:p>-0.000308</text:p>
          </table:table-cell>
          <table:table-cell office:value-type="float" office:value="1.5326994333683746E-3" table:formula="of:=(([.$I661]+[.$I660]))*[.$G661]*9.8/2+[.J660]" table:style-name="ce4">
            <text:p>0.0015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964" table:style-name="ce3">
            <text:p>58964</text:p>
          </table:table-cell>
          <table:table-cell office:value-type="float" office:value="-2E-3" table:style-name="ce4">
            <text:p>-0.0020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98" table:style-name="ce4">
            <text:p>1.009800</text:p>
          </table:table-cell>
          <table:table-cell office:value-type="float" office:value="20.808999999999987" table:formula="of:=[.F661]+[.G662]" table:style-name="ce5">
            <text:p>20.809</text:p>
          </table:table-cell>
          <table:table-cell office:value-type="float" office:value="3.1E-2" table:formula="of:=([.B662]-[.B661])/1000" table:style-name="ce5">
            <text:p>0.031</text:p>
          </table:table-cell>
          <table:table-cell office:value-type="float" office:value="0.10480218000000011" table:formula="of:=([.C662]+[.C661])*[.G662]*9.8/2+[.H661]" table:style-name="ce4">
            <text:p>0.104802</text:p>
          </table:table-cell>
          <table:table-cell office:value-type="float" office:value="-2.5084994753410287E-3" table:formula="of:=[.C662]-[.$N$1]" table:style-name="ce4">
            <text:p>-0.002508</text:p>
          </table:table-cell>
          <table:table-cell office:value-type="float" office:value="1.10479729275977E-3" table:formula="of:=(([.$I662]+[.$I661]))*[.$G662]*9.8/2+[.J661]" table:style-name="ce4">
            <text:p>0.0011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8996" table:style-name="ce3">
            <text:p>58996</text:p>
          </table:table-cell>
          <table:table-cell office:value-type="float" office:value="-1E-3" table:style-name="ce4">
            <text:p>-0.0010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84" table:style-name="ce4">
            <text:p>1.008400</text:p>
          </table:table-cell>
          <table:table-cell office:value-type="float" office:value="20.840999999999987" table:formula="of:=[.F662]+[.G663]" table:style-name="ce5">
            <text:p>20.841</text:p>
          </table:table-cell>
          <table:table-cell office:value-type="float" office:value="3.2000000000000001E-2" table:formula="of:=([.B663]-[.B662])/1000" table:style-name="ce5">
            <text:p>0.032</text:p>
          </table:table-cell>
          <table:table-cell office:value-type="float" office:value="0.10433178000000011" table:formula="of:=([.C663]+[.C662])*[.G663]*9.8/2+[.H662]" table:style-name="ce4">
            <text:p>0.104332</text:p>
          </table:table-cell>
          <table:table-cell office:value-type="float" office:value="-1.5084994753410284E-3" table:formula="of:=[.C663]-[.$N$1]" table:style-name="ce4">
            <text:p>-0.001508</text:p>
          </table:table-cell>
          <table:table-cell office:value-type="float" office:value="4.7493185729282337E-4" table:formula="of:=(([.$I663]+[.$I662]))*[.$G663]*9.8/2+[.J662]" table:style-name="ce4">
            <text:p>0.0004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028" table:style-name="ce3">
            <text:p>59028</text:p>
          </table:table-cell>
          <table:table-cell office:value-type="float" office:value="-1E-4" table:style-name="ce4">
            <text:p>-0.0001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0.872999999999987" table:formula="of:=[.F663]+[.G664]" table:style-name="ce5">
            <text:p>20.873</text:p>
          </table:table-cell>
          <table:table-cell office:value-type="float" office:value="3.2000000000000001E-2" table:formula="of:=([.B664]-[.B663])/1000" table:style-name="ce5">
            <text:p>0.032</text:p>
          </table:table-cell>
          <table:table-cell office:value-type="float" office:value="0.10415930000000011" table:formula="of:=([.C664]+[.C663])*[.G664]*9.8/2+[.H663]" table:style-name="ce4">
            <text:p>0.104159</text:p>
          </table:table-cell>
          <table:table-cell office:value-type="float" office:value="-6.0849947534102845E-4" table:formula="of:=[.C664]-[.$N$1]" table:style-name="ce4">
            <text:p>-0.000608</text:p>
          </table:table-cell>
          <table:table-cell office:value-type="float" office:value="1.4298642182587686E-4" table:formula="of:=(([.$I664]+[.$I663]))*[.$G664]*9.8/2+[.J663]" table:style-name="ce4">
            <text:p>0.0001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060" table:style-name="ce3">
            <text:p>5906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4.7999999999999996E-3" table:style-name="ce4">
            <text:p>0.004800</text:p>
          </table:table-cell>
          <table:table-cell office:value-type="float" office:value="1.0104" table:style-name="ce4">
            <text:p>1.010400</text:p>
          </table:table-cell>
          <table:table-cell office:value-type="float" office:value="20.904999999999987" table:formula="of:=[.F664]+[.G665]" table:style-name="ce5">
            <text:p>20.905</text:p>
          </table:table-cell>
          <table:table-cell office:value-type="float" office:value="3.2000000000000001E-2" table:formula="of:=([.B665]-[.B664])/1000" table:style-name="ce5">
            <text:p>0.032</text:p>
          </table:table-cell>
          <table:table-cell office:value-type="float" office:value="0.10470810000000011" table:formula="of:=([.C665]+[.C664])*[.G665]*9.8/2+[.H664]" table:style-name="ce4">
            <text:p>0.104708</text:p>
          </table:table-cell>
          <table:table-cell office:value-type="float" office:value="3.0915005246589713E-3" table:formula="of:=[.C665]-[.$N$1]" table:style-name="ce4">
            <text:p>0.003092</text:p>
          </table:table-cell>
          <table:table-cell office:value-type="float" office:value="5.3232098635893027E-4" table:formula="of:=(([.$I665]+[.$I664]))*[.$G665]*9.8/2+[.J664]" table:style-name="ce4">
            <text:p>0.0005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091" table:style-name="ce3">
            <text:p>59091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20.935999999999986" table:formula="of:=[.F665]+[.G666]" table:style-name="ce5">
            <text:p>20.936</text:p>
          </table:table-cell>
          <table:table-cell office:value-type="float" office:value="3.1E-2" table:formula="of:=([.B666]-[.B665])/1000" table:style-name="ce5">
            <text:p>0.031</text:p>
          </table:table-cell>
          <table:table-cell office:value-type="float" office:value="0.10534608000000011" table:formula="of:=([.C666]+[.C665])*[.G666]*9.8/2+[.H665]" table:style-name="ce4">
            <text:p>0.105346</text:p>
          </table:table-cell>
          <table:table-cell office:value-type="float" office:value="9.1500524658971543E-5" table:formula="of:=[.C666]-[.$N$1]" table:style-name="ce4">
            <text:p>0.000092</text:p>
          </table:table-cell>
          <table:table-cell office:value-type="float" office:value="1.0158188457503258E-3" table:formula="of:=(([.$I666]+[.$I665]))*[.$G666]*9.8/2+[.J665]" table:style-name="ce4">
            <text:p>0.0010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122" table:style-name="ce3">
            <text:p>59122</text:p>
          </table:table-cell>
          <table:table-cell office:value-type="float" office:value="-3.5999999999999999E-3" table:style-name="ce4">
            <text:p>-0.0036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02" table:style-name="ce4">
            <text:p>1.010200</text:p>
          </table:table-cell>
          <table:table-cell office:value-type="float" office:value="20.966999999999985" table:formula="of:=[.F666]+[.G667]" table:style-name="ce5">
            <text:p>20.967</text:p>
          </table:table-cell>
          <table:table-cell office:value-type="float" office:value="3.1E-2" table:formula="of:=([.B667]-[.B666])/1000" table:style-name="ce5">
            <text:p>0.031</text:p>
          </table:table-cell>
          <table:table-cell office:value-type="float" office:value="0.1048903800000001" table:formula="of:=([.C667]+[.C666])*[.G667]*9.8/2+[.H666]" table:style-name="ce4">
            <text:p>0.104890</text:p>
          </table:table-cell>
          <table:table-cell office:value-type="float" office:value="-4.1084994753410285E-3" table:formula="of:=[.C667]-[.$N$1]" table:style-name="ce4">
            <text:p>-0.004108</text:p>
          </table:table-cell>
          <table:table-cell office:value-type="float" office:value="4.0563670514172129E-4" table:formula="of:=(([.$I667]+[.$I666]))*[.$G667]*9.8/2+[.J666]" table:style-name="ce4">
            <text:p>0.0004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155" table:style-name="ce3">
            <text:p>59155</text:p>
          </table:table-cell>
          <table:table-cell office:value-type="float" office:value="-2.3E-3" table:style-name="ce4">
            <text:p>-0.0023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2" table:style-name="ce4">
            <text:p>1.010200</text:p>
          </table:table-cell>
          <table:table-cell office:value-type="float" office:value="20.999999999999986" table:formula="of:=[.F667]+[.G668]" table:style-name="ce5">
            <text:p>21.000</text:p>
          </table:table-cell>
          <table:table-cell office:value-type="float" office:value="3.3000000000000002E-2" table:formula="of:=([.B668]-[.B667])/1000" table:style-name="ce5">
            <text:p>0.033</text:p>
          </table:table-cell>
          <table:table-cell office:value-type="float" office:value="0.10393635000000011" table:formula="of:=([.C668]+[.C667])*[.G668]*9.8/2+[.H667]" table:style-name="ce4">
            <text:p>0.103936</text:p>
          </table:table-cell>
          <table:table-cell office:value-type="float" office:value="-2.8084994753410286E-3" table:formula="of:=[.C668]-[.$N$1]" table:style-name="ce4">
            <text:p>-0.002808</text:p>
          </table:table-cell>
          <table:table-cell office:value-type="float" office:value="-7.1284202518356746E-4" table:formula="of:=(([.$I668]+[.$I667]))*[.$G668]*9.8/2+[.J667]" table:style-name="ce4">
            <text:p>-0.0007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187" table:style-name="ce3">
            <text:p>59187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12" table:style-name="ce4">
            <text:p>1.012000</text:p>
          </table:table-cell>
          <table:table-cell office:value-type="float" office:value="21.031999999999986" table:formula="of:=[.F668]+[.G669]" table:style-name="ce5">
            <text:p>21.032</text:p>
          </table:table-cell>
          <table:table-cell office:value-type="float" office:value="3.2000000000000001E-2" table:formula="of:=([.B669]-[.B668])/1000" table:style-name="ce5">
            <text:p>0.032</text:p>
          </table:table-cell>
          <table:table-cell office:value-type="float" office:value="0.10382659000000011" table:formula="of:=([.C669]+[.C668])*[.G669]*9.8/2+[.H668]" table:style-name="ce4">
            <text:p>0.103827</text:p>
          </table:table-cell>
          <table:table-cell office:value-type="float" office:value="1.0915005246589717E-3" table:formula="of:=[.C669]-[.$N$1]" table:style-name="ce4">
            <text:p>0.001092</text:p>
          </table:table-cell>
          <table:table-cell office:value-type="float" office:value="-9.8206746065051392E-4" table:formula="of:=(([.$I669]+[.$I668]))*[.$G669]*9.8/2+[.J668]" table:style-name="ce4">
            <text:p>-0.0009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218" table:style-name="ce3">
            <text:p>59218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64" table:style-name="ce4">
            <text:p>1.006400</text:p>
          </table:table-cell>
          <table:table-cell office:value-type="float" office:value="21.062999999999985" table:formula="of:=[.F669]+[.G670]" table:style-name="ce5">
            <text:p>21.063</text:p>
          </table:table-cell>
          <table:table-cell office:value-type="float" office:value="3.1E-2" table:formula="of:=([.B670]-[.B669])/1000" table:style-name="ce5">
            <text:p>0.031</text:p>
          </table:table-cell>
          <table:table-cell office:value-type="float" office:value="0.10454052000000011" table:formula="of:=([.C670]+[.C669])*[.G670]*9.8/2+[.H669]" table:style-name="ce4">
            <text:p>0.104541</text:p>
          </table:table-cell>
          <table:table-cell office:value-type="float" office:value="2.5915005246589717E-3" table:formula="of:=[.C670]-[.$N$1]" table:style-name="ce4">
            <text:p>0.002592</text:p>
          </table:table-cell>
          <table:table-cell office:value-type="float" office:value="-4.2261960125911829E-4" table:formula="of:=(([.$I670]+[.$I669]))*[.$G670]*9.8/2+[.J669]" table:style-name="ce4">
            <text:p>-0.0004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249" table:style-name="ce3">
            <text:p>59249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1.093999999999983" table:formula="of:=[.F670]+[.G671]" table:style-name="ce5">
            <text:p>21.094</text:p>
          </table:table-cell>
          <table:table-cell office:value-type="float" office:value="3.1E-2" table:formula="of:=([.B671]-[.B670])/1000" table:style-name="ce5">
            <text:p>0.031</text:p>
          </table:table-cell>
          <table:table-cell office:value-type="float" office:value="0.10525445000000011" table:formula="of:=([.C671]+[.C670])*[.G671]*9.8/2+[.H670]" table:style-name="ce4">
            <text:p>0.105254</text:p>
          </table:table-cell>
          <table:table-cell office:value-type="float" office:value="1.0915005246589717E-3" table:formula="of:=[.C671]-[.$N$1]" table:style-name="ce4">
            <text:p>0.001092</text:p>
          </table:table-cell>
          <table:table-cell office:value-type="float" office:value="1.3682825813227735E-4" table:formula="of:=(([.$I671]+[.$I670]))*[.$G671]*9.8/2+[.J670]" table:style-name="ce4">
            <text:p>0.0001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280" table:style-name="ce3">
            <text:p>59280</text:p>
          </table:table-cell>
          <table:table-cell office:value-type="float" office:value="1E-4" table:style-name="ce4">
            <text:p>0.0001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3" table:style-name="ce4">
            <text:p>1.010300</text:p>
          </table:table-cell>
          <table:table-cell office:value-type="float" office:value="21.124999999999982" table:formula="of:=[.F671]+[.G672]" table:style-name="ce5">
            <text:p>21.125</text:p>
          </table:table-cell>
          <table:table-cell office:value-type="float" office:value="3.1E-2" table:formula="of:=([.B672]-[.B671])/1000" table:style-name="ce5">
            <text:p>0.031</text:p>
          </table:table-cell>
          <table:table-cell office:value-type="float" office:value="0.10551268000000011" table:formula="of:=([.C672]+[.C671])*[.G672]*9.8/2+[.H671]" table:style-name="ce4">
            <text:p>0.105513</text:p>
          </table:table-cell>
          <table:table-cell office:value-type="float" office:value="-4.0849947534102841E-4" table:formula="of:=[.C672]-[.$N$1]" table:style-name="ce4">
            <text:p>-0.000408</text:p>
          </table:table-cell>
          <table:table-cell office:value-type="float" office:value="2.4057611752367294E-4" table:formula="of:=(([.$I672]+[.$I671]))*[.$G672]*9.8/2+[.J671]" table:style-name="ce4">
            <text:p>0.0002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311" table:style-name="ce3">
            <text:p>59311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72000000000001" table:style-name="ce4">
            <text:p>1.007200</text:p>
          </table:table-cell>
          <table:table-cell office:value-type="float" office:value="21.155999999999981" table:formula="of:=[.F672]+[.G673]" table:style-name="ce5">
            <text:p>21.156</text:p>
          </table:table-cell>
          <table:table-cell office:value-type="float" office:value="3.1E-2" table:formula="of:=([.B673]-[.B672])/1000" table:style-name="ce5">
            <text:p>0.031</text:p>
          </table:table-cell>
          <table:table-cell office:value-type="float" office:value="0.1054367300000001" table:formula="of:=([.C673]+[.C672])*[.G673]*9.8/2+[.H672]" table:style-name="ce4">
            <text:p>0.105437</text:p>
          </table:table-cell>
          <table:table-cell office:value-type="float" office:value="-1.1084994753410285E-3" table:formula="of:=[.C673]-[.$N$1]" table:style-name="ce4">
            <text:p>-0.001108</text:p>
          </table:table-cell>
          <table:table-cell office:value-type="float" office:value="1.0143976915068508E-5" table:formula="of:=(([.$I673]+[.$I672]))*[.$G673]*9.8/2+[.J672]" table:style-name="ce4">
            <text:p>0.0000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343" table:style-name="ce3">
            <text:p>59343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5" table:style-name="ce4">
            <text:p>1.008500</text:p>
          </table:table-cell>
          <table:table-cell office:value-type="float" office:value="21.187999999999981" table:formula="of:=[.F673]+[.G674]" table:style-name="ce5">
            <text:p>21.188</text:p>
          </table:table-cell>
          <table:table-cell office:value-type="float" office:value="3.2000000000000001E-2" table:formula="of:=([.B674]-[.B673])/1000" table:style-name="ce5">
            <text:p>0.032</text:p>
          </table:table-cell>
          <table:table-cell office:value-type="float" office:value="0.1057346500000001" table:formula="of:=([.C674]+[.C673])*[.G674]*9.8/2+[.H673]" table:style-name="ce4">
            <text:p>0.105735</text:p>
          </table:table-cell>
          <table:table-cell office:value-type="float" office:value="1.9915005246589719E-3" table:formula="of:=[.C674]-[.$N$1]" table:style-name="ce4">
            <text:p>0.001992</text:p>
          </table:table-cell>
          <table:table-cell office:value-type="float" office:value="1.4859854144812204E-4" table:formula="of:=(([.$I674]+[.$I673]))*[.$G674]*9.8/2+[.J673]" table:style-name="ce4">
            <text:p>0.0001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374" table:style-name="ce3">
            <text:p>59374</text:p>
          </table:table-cell>
          <table:table-cell office:value-type="float" office:value="1.8E-3" table:style-name="ce4">
            <text:p>0.0018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1.21899999999998" table:formula="of:=[.F674]+[.G675]" table:style-name="ce5">
            <text:p>21.219</text:p>
          </table:table-cell>
          <table:table-cell office:value-type="float" office:value="3.1E-2" table:formula="of:=([.B675]-[.B674])/1000" table:style-name="ce5">
            <text:p>0.031</text:p>
          </table:table-cell>
          <table:table-cell office:value-type="float" office:value="0.10638782000000009" table:formula="of:=([.C675]+[.C674])*[.G675]*9.8/2+[.H674]" table:style-name="ce4">
            <text:p>0.106388</text:p>
          </table:table-cell>
          <table:table-cell office:value-type="float" office:value="1.2915005246589715E-3" table:formula="of:=[.C675]-[.$N$1]" table:style-name="ce4">
            <text:p>0.001292</text:p>
          </table:table-cell>
          <table:table-cell office:value-type="float" office:value="6.4728640083951767E-4" table:formula="of:=(([.$I675]+[.$I674]))*[.$G675]*9.8/2+[.J674]" table:style-name="ce4">
            <text:p>0.0006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405" table:style-name="ce3">
            <text:p>5940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85" table:style-name="ce4">
            <text:p>1.008500</text:p>
          </table:table-cell>
          <table:table-cell office:value-type="float" office:value="21.249999999999979" table:formula="of:=[.F675]+[.G676]" table:style-name="ce5">
            <text:p>21.250</text:p>
          </table:table-cell>
          <table:table-cell office:value-type="float" office:value="3.1E-2" table:formula="of:=([.B676]-[.B675])/1000" table:style-name="ce5">
            <text:p>0.031</text:p>
          </table:table-cell>
          <table:table-cell office:value-type="float" office:value="0.10673719000000009" table:formula="of:=([.C676]+[.C675])*[.G676]*9.8/2+[.H675]" table:style-name="ce4">
            <text:p>0.106737</text:p>
          </table:table-cell>
          <table:table-cell office:value-type="float" office:value="-8.4994753410283942E-6" table:formula="of:=[.C676]-[.$N$1]" table:style-name="ce4">
            <text:p>-0.000008</text:p>
          </table:table-cell>
          <table:table-cell office:value-type="float" office:value="8.4217426023091321E-4" table:formula="of:=(([.$I676]+[.$I675]))*[.$G676]*9.8/2+[.J675]" table:style-name="ce4">
            <text:p>0.0008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436" table:style-name="ce3">
            <text:p>59436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0078" table:style-name="ce4">
            <text:p>1.007800</text:p>
          </table:table-cell>
          <table:table-cell office:value-type="float" office:value="21.280999999999977" table:formula="of:=[.F676]+[.G677]" table:style-name="ce5">
            <text:p>21.281</text:p>
          </table:table-cell>
          <table:table-cell office:value-type="float" office:value="3.1E-2" table:formula="of:=([.B677]-[.B676])/1000" table:style-name="ce5">
            <text:p>0.031</text:p>
          </table:table-cell>
          <table:table-cell office:value-type="float" office:value="0.10673719000000009" table:formula="of:=([.C677]+[.C676])*[.G677]*9.8/2+[.H676]" table:style-name="ce4">
            <text:p>0.106737</text:p>
          </table:table-cell>
          <table:table-cell office:value-type="float" office:value="-1.0084994753410284E-3" table:formula="of:=[.C677]-[.$N$1]" table:style-name="ce4">
            <text:p>-0.001008</text:p>
          </table:table-cell>
          <table:table-cell office:value-type="float" office:value="6.8769211962230875E-4" table:formula="of:=(([.$I677]+[.$I676]))*[.$G677]*9.8/2+[.J676]" table:style-name="ce4">
            <text:p>0.0006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469" table:style-name="ce3">
            <text:p>59469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1.313999999999979" table:formula="of:=[.F677]+[.G678]" table:style-name="ce5">
            <text:p>21.314</text:p>
          </table:table-cell>
          <table:table-cell office:value-type="float" office:value="3.3000000000000002E-2" table:formula="of:=([.B678]-[.B677])/1000" table:style-name="ce5">
            <text:p>0.033</text:p>
          </table:table-cell>
          <table:table-cell office:value-type="float" office:value="0.10678570000000009" table:formula="of:=([.C678]+[.C677])*[.G678]*9.8/2+[.H677]" table:style-name="ce4">
            <text:p>0.106786</text:p>
          </table:table-cell>
          <table:table-cell office:value-type="float" office:value="2.9150052465897163E-4" table:formula="of:=[.C678]-[.$N$1]" table:style-name="ce4">
            <text:p>0.000292</text:p>
          </table:table-cell>
          <table:table-cell office:value-type="float" office:value="5.7175338929702012E-4" table:formula="of:=(([.$I678]+[.$I677]))*[.$G678]*9.8/2+[.J677]" table:style-name="ce4">
            <text:p>0.0005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500" table:style-name="ce3">
            <text:p>59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8" table:style-name="ce4">
            <text:p>1.009800</text:p>
          </table:table-cell>
          <table:table-cell office:value-type="float" office:value="21.344999999999978" table:formula="of:=[.F678]+[.G679]" table:style-name="ce5">
            <text:p>21.345</text:p>
          </table:table-cell>
          <table:table-cell office:value-type="float" office:value="3.1E-2" table:formula="of:=([.B679]-[.B678])/1000" table:style-name="ce5">
            <text:p>0.031</text:p>
          </table:table-cell>
          <table:table-cell office:value-type="float" office:value="0.1073629200000001" table:formula="of:=([.C679]+[.C678])*[.G679]*9.8/2+[.H678]" table:style-name="ce4">
            <text:p>0.107363</text:p>
          </table:table-cell>
          <table:table-cell office:value-type="float" office:value="2.4915005246589714E-3" table:formula="of:=[.C679]-[.$N$1]" table:style-name="ce4">
            <text:p>0.002492</text:p>
          </table:table-cell>
          <table:table-cell office:value-type="float" office:value="9.9449124868841569E-4" table:formula="of:=(([.$I679]+[.$I678]))*[.$G679]*9.8/2+[.J678]" table:style-name="ce4">
            <text:p>0.0009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531" table:style-name="ce3">
            <text:p>59531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17" table:style-name="ce4">
            <text:p>1.011700</text:p>
          </table:table-cell>
          <table:table-cell office:value-type="float" office:value="21.375999999999976" table:formula="of:=[.F679]+[.G680]" table:style-name="ce5">
            <text:p>21.376</text:p>
          </table:table-cell>
          <table:table-cell office:value-type="float" office:value="3.1E-2" table:formula="of:=([.B680]-[.B679])/1000" table:style-name="ce5">
            <text:p>0.031</text:p>
          </table:table-cell>
          <table:table-cell office:value-type="float" office:value="0.10777305000000009" table:formula="of:=([.C680]+[.C679])*[.G680]*9.8/2+[.H679]" table:style-name="ce4">
            <text:p>0.107773</text:p>
          </table:table-cell>
          <table:table-cell office:value-type="float" office:value="-8.0849947534102832E-4" table:formula="of:=[.C680]-[.$N$1]" table:style-name="ce4">
            <text:p>-0.000808</text:p>
          </table:table-cell>
          <table:table-cell office:value-type="float" office:value="1.2501391080798113E-3" table:formula="of:=(([.$I680]+[.$I679]))*[.$G680]*9.8/2+[.J679]" table:style-name="ce4">
            <text:p>0.0012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563" table:style-name="ce3">
            <text:p>59563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17" table:style-name="ce4">
            <text:p>1.011700</text:p>
          </table:table-cell>
          <table:table-cell office:value-type="float" office:value="21.407999999999976" table:formula="of:=[.F680]+[.G681]" table:style-name="ce5">
            <text:p>21.408</text:p>
          </table:table-cell>
          <table:table-cell office:value-type="float" office:value="3.2000000000000001E-2" table:formula="of:=([.B681]-[.B680])/1000" table:style-name="ce5">
            <text:p>0.032</text:p>
          </table:table-cell>
          <table:table-cell office:value-type="float" office:value="0.1076789700000001" table:formula="of:=([.C681]+[.C680])*[.G681]*9.8/2+[.H680]" table:style-name="ce4">
            <text:p>0.107679</text:p>
          </table:table-cell>
          <table:table-cell office:value-type="float" office:value="-8.0849947534102832E-4" table:formula="of:=[.C681]-[.$N$1]" table:style-name="ce4">
            <text:p>-0.000808</text:p>
          </table:table-cell>
          <table:table-cell office:value-type="float" office:value="9.9659367261286476E-4" table:formula="of:=(([.$I681]+[.$I680]))*[.$G681]*9.8/2+[.J680]" table:style-name="ce4">
            <text:p>0.0009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595" table:style-name="ce3">
            <text:p>59595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2" table:style-name="ce4">
            <text:p>1.010200</text:p>
          </table:table-cell>
          <table:table-cell office:value-type="float" office:value="21.439999999999976" table:formula="of:=[.F681]+[.G682]" table:style-name="ce5">
            <text:p>21.440</text:p>
          </table:table-cell>
          <table:table-cell office:value-type="float" office:value="3.2000000000000001E-2" table:formula="of:=([.B682]-[.B681])/1000" table:style-name="ce5">
            <text:p>0.032</text:p>
          </table:table-cell>
          <table:table-cell office:value-type="float" office:value="0.1075848900000001" table:formula="of:=([.C682]+[.C681])*[.G682]*9.8/2+[.H681]" table:style-name="ce4">
            <text:p>0.107585</text:p>
          </table:table-cell>
          <table:table-cell office:value-type="float" office:value="-8.0849947534102832E-4" table:formula="of:=[.C682]-[.$N$1]" table:style-name="ce4">
            <text:p>-0.000808</text:p>
          </table:table-cell>
          <table:table-cell office:value-type="float" office:value="7.430482371459182E-4" table:formula="of:=(([.$I682]+[.$I681]))*[.$G682]*9.8/2+[.J681]" table:style-name="ce4">
            <text:p>0.0007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627" table:style-name="ce3">
            <text:p>59627</text:p>
          </table:table-cell>
          <table:table-cell office:value-type="float" office:value="1.9E-3" table:style-name="ce4">
            <text:p>0.0019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21.471999999999976" table:formula="of:=[.F682]+[.G683]" table:style-name="ce5">
            <text:p>21.472</text:p>
          </table:table-cell>
          <table:table-cell office:value-type="float" office:value="3.2000000000000001E-2" table:formula="of:=([.B683]-[.B682])/1000" table:style-name="ce5">
            <text:p>0.032</text:p>
          </table:table-cell>
          <table:table-cell office:value-type="float" office:value="0.10783577000000009" table:formula="of:=([.C683]+[.C682])*[.G683]*9.8/2+[.H682]" table:style-name="ce4">
            <text:p>0.107836</text:p>
          </table:table-cell>
          <table:table-cell office:value-type="float" office:value="1.3915005246589716E-3" table:formula="of:=[.C683]-[.$N$1]" table:style-name="ce4">
            <text:p>0.001392</text:p>
          </table:table-cell>
          <table:table-cell office:value-type="float" office:value="8.344628016789717E-4" table:formula="of:=(([.$I683]+[.$I682]))*[.$G683]*9.8/2+[.J682]" table:style-name="ce4">
            <text:p>0.0008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658" table:style-name="ce3">
            <text:p>59658</text:p>
          </table:table-cell>
          <table:table-cell office:value-type="float" office:value="1E-3" table:style-name="ce4">
            <text:p>0.0010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03" table:style-name="ce4">
            <text:p>1.010300</text:p>
          </table:table-cell>
          <table:table-cell office:value-type="float" office:value="21.502999999999975" table:formula="of:=[.F683]+[.G684]" table:style-name="ce5">
            <text:p>21.503</text:p>
          </table:table-cell>
          <table:table-cell office:value-type="float" office:value="3.1E-2" table:formula="of:=([.B684]-[.B683])/1000" table:style-name="ce5">
            <text:p>0.031</text:p>
          </table:table-cell>
          <table:table-cell office:value-type="float" office:value="0.1082762800000001" table:formula="of:=([.C684]+[.C683])*[.G684]*9.8/2+[.H683]" table:style-name="ce4">
            <text:p>0.108276</text:p>
          </table:table-cell>
          <table:table-cell office:value-type="float" office:value="4.9150052465897162E-4" table:formula="of:=[.C684]-[.$N$1]" table:style-name="ce4">
            <text:p>0.000492</text:p>
          </table:table-cell>
          <table:table-cell office:value-type="float" office:value="1.1204906610703673E-3" table:formula="of:=(([.$I684]+[.$I683]))*[.$G684]*9.8/2+[.J683]" table:style-name="ce4">
            <text:p>0.0011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689" table:style-name="ce3">
            <text:p>59689</text:p>
          </table:table-cell>
          <table:table-cell office:value-type="float" office:value="1E-3" table:style-name="ce4">
            <text:p>0.0010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1.533999999999974" table:formula="of:=[.F684]+[.G685]" table:style-name="ce5">
            <text:p>21.534</text:p>
          </table:table-cell>
          <table:table-cell office:value-type="float" office:value="3.1E-2" table:formula="of:=([.B685]-[.B684])/1000" table:style-name="ce5">
            <text:p>0.031</text:p>
          </table:table-cell>
          <table:table-cell office:value-type="float" office:value="0.10858008000000011" table:formula="of:=([.C685]+[.C684])*[.G685]*9.8/2+[.H684]" table:style-name="ce4">
            <text:p>0.108580</text:p>
          </table:table-cell>
          <table:table-cell office:value-type="float" office:value="4.9150052465897162E-4" table:formula="of:=[.C685]-[.$N$1]" table:style-name="ce4">
            <text:p>0.000492</text:p>
          </table:table-cell>
          <table:table-cell office:value-type="float" office:value="1.269808520461763E-3" table:formula="of:=(([.$I685]+[.$I684]))*[.$G685]*9.8/2+[.J684]" table:style-name="ce4">
            <text:p>0.0012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720" table:style-name="ce3">
            <text:p>59720</text:p>
          </table:table-cell>
          <table:table-cell office:value-type="float" office:value="1E-3" table:style-name="ce4">
            <text:p>0.0010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38" table:style-name="ce4">
            <text:p>1.013800</text:p>
          </table:table-cell>
          <table:table-cell office:value-type="float" office:value="21.564999999999973" table:formula="of:=[.F685]+[.G686]" table:style-name="ce5">
            <text:p>21.565</text:p>
          </table:table-cell>
          <table:table-cell office:value-type="float" office:value="3.1E-2" table:formula="of:=([.B686]-[.B685])/1000" table:style-name="ce5">
            <text:p>0.031</text:p>
          </table:table-cell>
          <table:table-cell office:value-type="float" office:value="0.10888388000000011" table:formula="of:=([.C686]+[.C685])*[.G686]*9.8/2+[.H685]" table:style-name="ce4">
            <text:p>0.108884</text:p>
          </table:table-cell>
          <table:table-cell office:value-type="float" office:value="4.9150052465897162E-4" table:formula="of:=[.C686]-[.$N$1]" table:style-name="ce4">
            <text:p>0.000492</text:p>
          </table:table-cell>
          <table:table-cell office:value-type="float" office:value="1.4191263798531586E-3" table:formula="of:=(([.$I686]+[.$I685]))*[.$G686]*9.8/2+[.J685]" table:style-name="ce4">
            <text:p>0.0014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751" table:style-name="ce3">
            <text:p>59751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2" table:style-name="ce4">
            <text:p>1.012000</text:p>
          </table:table-cell>
          <table:table-cell office:value-type="float" office:value="21.595999999999972" table:formula="of:=[.F686]+[.G687]" table:style-name="ce5">
            <text:p>21.596</text:p>
          </table:table-cell>
          <table:table-cell office:value-type="float" office:value="3.1E-2" table:formula="of:=([.B687]-[.B686])/1000" table:style-name="ce5">
            <text:p>0.031</text:p>
          </table:table-cell>
          <table:table-cell office:value-type="float" office:value="0.10936996000000011" table:formula="of:=([.C687]+[.C686])*[.G687]*9.8/2+[.H686]" table:style-name="ce4">
            <text:p>0.109370</text:p>
          </table:table-cell>
          <table:table-cell office:value-type="float" office:value="1.6915005246589717E-3" table:formula="of:=[.C687]-[.$N$1]" table:style-name="ce4">
            <text:p>0.001692</text:p>
          </table:table-cell>
          <table:table-cell office:value-type="float" office:value="1.7507242392445542E-3" table:formula="of:=(([.$I687]+[.$I686]))*[.$G687]*9.8/2+[.J686]" table:style-name="ce4">
            <text:p>0.0017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782" table:style-name="ce3">
            <text:p>59782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7" table:style-name="ce4">
            <text:p>1.009700</text:p>
          </table:table-cell>
          <table:table-cell office:value-type="float" office:value="21.62699999999997" table:formula="of:=[.F687]+[.G688]" table:style-name="ce5">
            <text:p>21.627</text:p>
          </table:table-cell>
          <table:table-cell office:value-type="float" office:value="3.1E-2" table:formula="of:=([.B688]-[.B687])/1000" table:style-name="ce5">
            <text:p>0.031</text:p>
          </table:table-cell>
          <table:table-cell office:value-type="float" office:value="0.10973452000000011" table:formula="of:=([.C688]+[.C687])*[.G688]*9.8/2+[.H687]" table:style-name="ce4">
            <text:p>0.109735</text:p>
          </table:table-cell>
          <table:table-cell office:value-type="float" office:value="-3.0849947534102842E-4" table:formula="of:=[.C688]-[.$N$1]" table:style-name="ce4">
            <text:p>-0.000308</text:p>
          </table:table-cell>
          <table:table-cell office:value-type="float" office:value="1.9608020986359499E-3" table:formula="of:=(([.$I688]+[.$I687]))*[.$G688]*9.8/2+[.J687]" table:style-name="ce4">
            <text:p>0.0019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813" table:style-name="ce3">
            <text:p>59813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21.657999999999969" table:formula="of:=[.F688]+[.G689]" table:style-name="ce5">
            <text:p>21.658</text:p>
          </table:table-cell>
          <table:table-cell office:value-type="float" office:value="3.1E-2" table:formula="of:=([.B689]-[.B688])/1000" table:style-name="ce5">
            <text:p>0.031</text:p>
          </table:table-cell>
          <table:table-cell office:value-type="float" office:value="0.10967376000000011" table:formula="of:=([.C689]+[.C688])*[.G689]*9.8/2+[.H688]" table:style-name="ce4">
            <text:p>0.109674</text:p>
          </table:table-cell>
          <table:table-cell office:value-type="float" office:value="-1.1084994753410285E-3" table:formula="of:=[.C689]-[.$N$1]" table:style-name="ce4">
            <text:p>-0.001108</text:p>
          </table:table-cell>
          <table:table-cell office:value-type="float" office:value="1.7455599580273454E-3" table:formula="of:=(([.$I689]+[.$I688]))*[.$G689]*9.8/2+[.J688]" table:style-name="ce4">
            <text:p>0.0017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845" table:style-name="ce3">
            <text:p>59845</text:p>
          </table:table-cell>
          <table:table-cell office:value-type="float" office:value="-1E-4" table:style-name="ce4">
            <text:p>-0.0001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1.689999999999969" table:formula="of:=[.F689]+[.G690]" table:style-name="ce5">
            <text:p>21.690</text:p>
          </table:table-cell>
          <table:table-cell office:value-type="float" office:value="3.2000000000000001E-2" table:formula="of:=([.B690]-[.B689])/1000" table:style-name="ce5">
            <text:p>0.032</text:p>
          </table:table-cell>
          <table:table-cell office:value-type="float" office:value="0.10956400000000011" table:formula="of:=([.C690]+[.C689])*[.G690]*9.8/2+[.H689]" table:style-name="ce4">
            <text:p>0.109564</text:p>
          </table:table-cell>
          <table:table-cell office:value-type="float" office:value="-6.0849947534102845E-4" table:formula="of:=[.C690]-[.$N$1]" table:style-name="ce4">
            <text:p>-0.000608</text:p>
          </table:table-cell>
          <table:table-cell office:value-type="float" office:value="1.4763345225603988E-3" table:formula="of:=(([.$I690]+[.$I689]))*[.$G690]*9.8/2+[.J689]" table:style-name="ce4">
            <text:p>0.0014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877" table:style-name="ce3">
            <text:p>59877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-1.5E-3" table:style-name="ce4">
            <text:p>-0.001500</text:p>
          </table:table-cell>
          <table:table-cell office:value-type="float" office:value="1.0123" table:style-name="ce4">
            <text:p>1.012300</text:p>
          </table:table-cell>
          <table:table-cell office:value-type="float" office:value="21.721999999999969" table:formula="of:=[.F690]+[.G691]" table:style-name="ce5">
            <text:p>21.722</text:p>
          </table:table-cell>
          <table:table-cell office:value-type="float" office:value="3.2000000000000001E-2" table:formula="of:=([.B691]-[.B690])/1000" table:style-name="ce5">
            <text:p>0.032</text:p>
          </table:table-cell>
          <table:table-cell office:value-type="float" office:value="0.10964240000000011" table:formula="of:=([.C691]+[.C690])*[.G691]*9.8/2+[.H690]" table:style-name="ce4">
            <text:p>0.109642</text:p>
          </table:table-cell>
          <table:table-cell office:value-type="float" office:value="9.1500524658971543E-5" table:formula="of:=[.C691]-[.$N$1]" table:style-name="ce4">
            <text:p>0.000092</text:p>
          </table:table-cell>
          <table:table-cell office:value-type="float" office:value="1.3952690870934522E-3" table:formula="of:=(([.$I691]+[.$I690]))*[.$G691]*9.8/2+[.J690]" table:style-name="ce4">
            <text:p>0.0013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909" table:style-name="ce3">
            <text:p>59909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18" table:style-name="ce4">
            <text:p>1.011800</text:p>
          </table:table-cell>
          <table:table-cell office:value-type="float" office:value="21.753999999999969" table:formula="of:=[.F691]+[.G692]" table:style-name="ce5">
            <text:p>21.754</text:p>
          </table:table-cell>
          <table:table-cell office:value-type="float" office:value="3.2000000000000001E-2" table:formula="of:=([.B692]-[.B691])/1000" table:style-name="ce5">
            <text:p>0.032</text:p>
          </table:table-cell>
          <table:table-cell office:value-type="float" office:value="0.11008144000000011" table:formula="of:=([.C692]+[.C691])*[.G692]*9.8/2+[.H691]" table:style-name="ce4">
            <text:p>0.110081</text:p>
          </table:table-cell>
          <table:table-cell office:value-type="float" office:value="1.6915005246589717E-3" table:formula="of:=[.C692]-[.$N$1]" table:style-name="ce4">
            <text:p>0.001692</text:p>
          </table:table-cell>
          <table:table-cell office:value-type="float" office:value="1.6748436516265057E-3" table:formula="of:=(([.$I692]+[.$I691]))*[.$G692]*9.8/2+[.J691]" table:style-name="ce4">
            <text:p>0.0016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940" table:style-name="ce3">
            <text:p>5994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4.5999999999999999E-3" table:style-name="ce4">
            <text:p>0.0046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21.784999999999968" table:formula="of:=[.F692]+[.G693]" table:style-name="ce5">
            <text:p>21.785</text:p>
          </table:table-cell>
          <table:table-cell office:value-type="float" office:value="3.1E-2" table:formula="of:=([.B693]-[.B692])/1000" table:style-name="ce5">
            <text:p>0.031</text:p>
          </table:table-cell>
          <table:table-cell office:value-type="float" office:value="0.11032448000000011" table:formula="of:=([.C693]+[.C692])*[.G693]*9.8/2+[.H692]" table:style-name="ce4">
            <text:p>0.110324</text:p>
          </table:table-cell>
          <table:table-cell office:value-type="float" office:value="-1.1084994753410285E-3" table:formula="of:=[.C693]-[.$N$1]" table:style-name="ce4">
            <text:p>-0.001108</text:p>
          </table:table-cell>
          <table:table-cell office:value-type="float" office:value="1.7634015110179013E-3" table:formula="of:=(([.$I693]+[.$I692]))*[.$G693]*9.8/2+[.J692]" table:style-name="ce4">
            <text:p>0.0017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59972" table:style-name="ce3">
            <text:p>59972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9" table:style-name="ce4">
            <text:p>1.009900</text:p>
          </table:table-cell>
          <table:table-cell office:value-type="float" office:value="21.816999999999968" table:formula="of:=[.F693]+[.G694]" table:style-name="ce5">
            <text:p>21.817</text:p>
          </table:table-cell>
          <table:table-cell office:value-type="float" office:value="3.2000000000000001E-2" table:formula="of:=([.B694]-[.B693])/1000" table:style-name="ce5">
            <text:p>0.032</text:p>
          </table:table-cell>
          <table:table-cell office:value-type="float" office:value="0.11049696000000012" table:formula="of:=([.C694]+[.C693])*[.G694]*9.8/2+[.H693]" table:style-name="ce4">
            <text:p>0.110497</text:p>
          </table:table-cell>
          <table:table-cell office:value-type="float" office:value="1.1915005246589715E-3" table:formula="of:=[.C694]-[.$N$1]" table:style-name="ce4">
            <text:p>0.001192</text:p>
          </table:table-cell>
          <table:table-cell office:value-type="float" office:value="1.7764160755509549E-3" table:formula="of:=(([.$I694]+[.$I693]))*[.$G694]*9.8/2+[.J693]" table:style-name="ce4">
            <text:p>0.0017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004" table:style-name="ce3">
            <text:p>60004</text:p>
          </table:table-cell>
          <table:table-cell office:value-type="float" office:value="-2.0999999999999999E-3" table:style-name="ce4">
            <text:p>-0.0021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66999999999999" table:style-name="ce4">
            <text:p>1.006700</text:p>
          </table:table-cell>
          <table:table-cell office:value-type="float" office:value="21.848999999999968" table:formula="of:=[.F694]+[.G695]" table:style-name="ce5">
            <text:p>21.849</text:p>
          </table:table-cell>
          <table:table-cell office:value-type="float" office:value="3.2000000000000001E-2" table:formula="of:=([.B695]-[.B694])/1000" table:style-name="ce5">
            <text:p>0.032</text:p>
          </table:table-cell>
          <table:table-cell office:value-type="float" office:value="0.11043424000000011" table:formula="of:=([.C695]+[.C694])*[.G695]*9.8/2+[.H694]" table:style-name="ce4">
            <text:p>0.110434</text:p>
          </table:table-cell>
          <table:table-cell office:value-type="float" office:value="-2.6084994753410281E-3" table:formula="of:=[.C695]-[.$N$1]" table:style-name="ce4">
            <text:p>-0.002608</text:p>
          </table:table-cell>
          <table:table-cell office:value-type="float" office:value="1.5542306400840083E-3" table:formula="of:=(([.$I695]+[.$I694]))*[.$G695]*9.8/2+[.J694]" table:style-name="ce4">
            <text:p>0.0015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036" table:style-name="ce3">
            <text:p>60036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5" table:style-name="ce4">
            <text:p>1.010500</text:p>
          </table:table-cell>
          <table:table-cell office:value-type="float" office:value="21.880999999999968" table:formula="of:=[.F695]+[.G696]" table:style-name="ce5">
            <text:p>21.881</text:p>
          </table:table-cell>
          <table:table-cell office:value-type="float" office:value="3.2000000000000001E-2" table:formula="of:=([.B696]-[.B695])/1000" table:style-name="ce5">
            <text:p>0.032</text:p>
          </table:table-cell>
          <table:table-cell office:value-type="float" office:value="0.11030880000000011" table:formula="of:=([.C696]+[.C695])*[.G696]*9.8/2+[.H695]" table:style-name="ce4">
            <text:p>0.110309</text:p>
          </table:table-cell>
          <table:table-cell office:value-type="float" office:value="7.9150052465897154E-4" table:formula="of:=[.C696]-[.$N$1]" table:style-name="ce4">
            <text:p>0.000792</text:p>
          </table:table-cell>
          <table:table-cell office:value-type="float" office:value="1.269325204617062E-3" table:formula="of:=(([.$I696]+[.$I695]))*[.$G696]*9.8/2+[.J695]" table:style-name="ce4">
            <text:p>0.0012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067" table:style-name="ce3">
            <text:p>60067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1.911999999999967" table:formula="of:=[.F696]+[.G697]" table:style-name="ce5">
            <text:p>21.912</text:p>
          </table:table-cell>
          <table:table-cell office:value-type="float" office:value="3.1E-2" table:formula="of:=([.B697]-[.B696])/1000" table:style-name="ce5">
            <text:p>0.031</text:p>
          </table:table-cell>
          <table:table-cell office:value-type="float" office:value="0.11067336000000011" table:formula="of:=([.C697]+[.C696])*[.G697]*9.8/2+[.H696]" table:style-name="ce4">
            <text:p>0.110673</text:p>
          </table:table-cell>
          <table:table-cell office:value-type="float" office:value="5.9150052465897166E-4" table:formula="of:=[.C697]-[.$N$1]" table:style-name="ce4">
            <text:p>0.000592</text:p>
          </table:table-cell>
          <table:table-cell office:value-type="float" office:value="1.4794030640084576E-3" table:formula="of:=(([.$I697]+[.$I696]))*[.$G697]*9.8/2+[.J696]" table:style-name="ce4">
            <text:p>0.0014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098" table:style-name="ce3">
            <text:p>60098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21.942999999999966" table:formula="of:=[.F697]+[.G698]" table:style-name="ce5">
            <text:p>21.943</text:p>
          </table:table-cell>
          <table:table-cell office:value-type="float" office:value="3.1E-2" table:formula="of:=([.B698]-[.B697])/1000" table:style-name="ce5">
            <text:p>0.031</text:p>
          </table:table-cell>
          <table:table-cell office:value-type="float" office:value="0.11093159000000011" table:formula="of:=([.C698]+[.C697])*[.G698]*9.8/2+[.H697]" table:style-name="ce4">
            <text:p>0.110932</text:p>
          </table:table-cell>
          <table:table-cell office:value-type="float" office:value="9.1500524658971543E-5" table:formula="of:=[.C698]-[.$N$1]" table:style-name="ce4">
            <text:p>0.000092</text:p>
          </table:table-cell>
          <table:table-cell office:value-type="float" office:value="1.5831509233998533E-3" table:formula="of:=(([.$I698]+[.$I697]))*[.$G698]*9.8/2+[.J697]" table:style-name="ce4">
            <text:p>0.0015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130" table:style-name="ce3">
            <text:p>6013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9" table:style-name="ce4">
            <text:p>1.009900</text:p>
          </table:table-cell>
          <table:table-cell office:value-type="float" office:value="21.974999999999966" table:formula="of:=[.F698]+[.G699]" table:style-name="ce5">
            <text:p>21.975</text:p>
          </table:table-cell>
          <table:table-cell office:value-type="float" office:value="3.2000000000000001E-2" table:formula="of:=([.B699]-[.B698])/1000" table:style-name="ce5">
            <text:p>0.032</text:p>
          </table:table-cell>
          <table:table-cell office:value-type="float" office:value="0.11083751000000011" table:formula="of:=([.C699]+[.C698])*[.G699]*9.8/2+[.H698]" table:style-name="ce4">
            <text:p>0.110838</text:p>
          </table:table-cell>
          <table:table-cell office:value-type="float" office:value="-1.7084994753410283E-3" table:formula="of:=[.C699]-[.$N$1]" table:style-name="ce4">
            <text:p>-0.001708</text:p>
          </table:table-cell>
          <table:table-cell office:value-type="float" office:value="1.3296054879329067E-3" table:formula="of:=(([.$I699]+[.$I698]))*[.$G699]*9.8/2+[.J698]" table:style-name="ce4">
            <text:p>0.0013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162" table:style-name="ce3">
            <text:p>60162</text:p>
          </table:table-cell>
          <table:table-cell office:value-type="float" office:value="1E-4" table:style-name="ce4">
            <text:p>0.0001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2.006999999999966" table:formula="of:=[.F699]+[.G700]" table:style-name="ce5">
            <text:p>22.007</text:p>
          </table:table-cell>
          <table:table-cell office:value-type="float" office:value="3.2000000000000001E-2" table:formula="of:=([.B700]-[.B699])/1000" table:style-name="ce5">
            <text:p>0.032</text:p>
          </table:table-cell>
          <table:table-cell office:value-type="float" office:value="0.11066503000000011" table:formula="of:=([.C700]+[.C699])*[.G700]*9.8/2+[.H699]" table:style-name="ce4">
            <text:p>0.110665</text:p>
          </table:table-cell>
          <table:table-cell office:value-type="float" office:value="-4.0849947534102841E-4" table:formula="of:=[.C700]-[.$N$1]" table:style-name="ce4">
            <text:p>-0.000408</text:p>
          </table:table-cell>
          <table:table-cell office:value-type="float" office:value="9.9766005246596022E-4" table:formula="of:=(([.$I700]+[.$I699]))*[.$G700]*9.8/2+[.J699]" table:style-name="ce4">
            <text:p>0.0009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193" table:style-name="ce3">
            <text:p>60193</text:p>
          </table:table-cell>
          <table:table-cell office:value-type="float" office:value="-2.0999999999999999E-3" table:style-name="ce4">
            <text:p>-0.0021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22.037999999999965" table:formula="of:=[.F700]+[.G701]" table:style-name="ce5">
            <text:p>22.038</text:p>
          </table:table-cell>
          <table:table-cell office:value-type="float" office:value="3.1E-2" table:formula="of:=([.B701]-[.B700])/1000" table:style-name="ce5">
            <text:p>0.031</text:p>
          </table:table-cell>
          <table:table-cell office:value-type="float" office:value="0.1103612300000001" table:formula="of:=([.C701]+[.C700])*[.G701]*9.8/2+[.H700]" table:style-name="ce4">
            <text:p>0.110361</text:p>
          </table:table-cell>
          <table:table-cell office:value-type="float" office:value="-2.6084994753410281E-3" table:formula="of:=[.C701]-[.$N$1]" table:style-name="ce4">
            <text:p>-0.002608</text:p>
          </table:table-cell>
          <table:table-cell office:value-type="float" office:value="5.3937791185735585E-4" table:formula="of:=(([.$I701]+[.$I700]))*[.$G701]*9.8/2+[.J700]" table:style-name="ce4">
            <text:p>0.0005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225" table:style-name="ce3">
            <text:p>60225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2.069999999999965" table:formula="of:=[.F701]+[.G702]" table:style-name="ce5">
            <text:p>22.070</text:p>
          </table:table-cell>
          <table:table-cell office:value-type="float" office:value="3.2000000000000001E-2" table:formula="of:=([.B702]-[.B701])/1000" table:style-name="ce5">
            <text:p>0.032</text:p>
          </table:table-cell>
          <table:table-cell office:value-type="float" office:value="0.1101260300000001" table:formula="of:=([.C702]+[.C701])*[.G702]*9.8/2+[.H701]" table:style-name="ce4">
            <text:p>0.110126</text:p>
          </table:table-cell>
          <table:table-cell office:value-type="float" office:value="9.1500524658971543E-5" table:formula="of:=[.C702]-[.$N$1]" table:style-name="ce4">
            <text:p>0.000092</text:p>
          </table:table-cell>
          <table:table-cell office:value-type="float" office:value="1.447124763904094E-4" table:formula="of:=(([.$I702]+[.$I701]))*[.$G702]*9.8/2+[.J701]" table:style-name="ce4">
            <text:p>0.0001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256" table:style-name="ce3">
            <text:p>60256</text:p>
          </table:table-cell>
          <table:table-cell office:value-type="float" office:value="0" table:style-name="ce4">
            <text:p>0.0000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54000000000001" table:style-name="ce4">
            <text:p>1.005400</text:p>
          </table:table-cell>
          <table:table-cell office:value-type="float" office:value="22.100999999999964" table:formula="of:=[.F702]+[.G703]" table:style-name="ce5">
            <text:p>22.101</text:p>
          </table:table-cell>
          <table:table-cell office:value-type="float" office:value="3.1E-2" table:formula="of:=([.B703]-[.B702])/1000" table:style-name="ce5">
            <text:p>0.031</text:p>
          </table:table-cell>
          <table:table-cell office:value-type="float" office:value="0.1102171700000001" table:formula="of:=([.C703]+[.C702])*[.G703]*9.8/2+[.H702]" table:style-name="ce4">
            <text:p>0.110217</text:p>
          </table:table-cell>
          <table:table-cell office:value-type="float" office:value="-5.084994753410284E-4" table:formula="of:=[.C703]-[.$N$1]" table:style-name="ce4">
            <text:p>-0.000508</text:p>
          </table:table-cell>
          <table:table-cell office:value-type="float" office:value="8.1370335781804964E-5" table:formula="of:=(([.$I703]+[.$I702]))*[.$G703]*9.8/2+[.J702]" table:style-name="ce4">
            <text:p>0.0000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287" table:style-name="ce3">
            <text:p>60287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22.131999999999962" table:formula="of:=[.F703]+[.G704]" table:style-name="ce5">
            <text:p>22.132</text:p>
          </table:table-cell>
          <table:table-cell office:value-type="float" office:value="3.1E-2" table:formula="of:=([.B704]-[.B703])/1000" table:style-name="ce5">
            <text:p>0.031</text:p>
          </table:table-cell>
          <table:table-cell office:value-type="float" office:value="0.11076401000000011" table:formula="of:=([.C704]+[.C703])*[.G704]*9.8/2+[.H703]" table:style-name="ce4">
            <text:p>0.110764</text:p>
          </table:table-cell>
          <table:table-cell office:value-type="float" office:value="3.0915005246589713E-3" table:formula="of:=[.C704]-[.$N$1]" table:style-name="ce4">
            <text:p>0.003092</text:p>
          </table:table-cell>
          <table:table-cell office:value-type="float" office:value="4.7372819517320049E-4" table:formula="of:=(([.$I704]+[.$I703]))*[.$G704]*9.8/2+[.J703]" table:style-name="ce4">
            <text:p>0.0004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318" table:style-name="ce3">
            <text:p>60318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79" table:style-name="ce4">
            <text:p>1.007900</text:p>
          </table:table-cell>
          <table:table-cell office:value-type="float" office:value="22.162999999999961" table:formula="of:=[.F704]+[.G705]" table:style-name="ce5">
            <text:p>22.163</text:p>
          </table:table-cell>
          <table:table-cell office:value-type="float" office:value="3.1E-2" table:formula="of:=([.B705]-[.B704])/1000" table:style-name="ce5">
            <text:p>0.031</text:p>
          </table:table-cell>
          <table:table-cell office:value-type="float" office:value="0.11106781000000011" table:formula="of:=([.C705]+[.C704])*[.G705]*9.8/2+[.H704]" table:style-name="ce4">
            <text:p>0.111068</text:p>
          </table:table-cell>
          <table:table-cell office:value-type="float" office:value="-2.1084994753410285E-3" table:formula="of:=[.C705]-[.$N$1]" table:style-name="ce4">
            <text:p>-0.002108</text:p>
          </table:table-cell>
          <table:table-cell office:value-type="float" office:value="6.2304605456459604E-4" table:formula="of:=(([.$I705]+[.$I704]))*[.$G705]*9.8/2+[.J704]" table:style-name="ce4">
            <text:p>0.0006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350" table:style-name="ce3">
            <text:p>6035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8" table:style-name="ce4">
            <text:p>1.009800</text:p>
          </table:table-cell>
          <table:table-cell office:value-type="float" office:value="22.194999999999961" table:formula="of:=[.F705]+[.G706]" table:style-name="ce5">
            <text:p>22.195</text:p>
          </table:table-cell>
          <table:table-cell office:value-type="float" office:value="3.2000000000000001E-2" table:formula="of:=([.B706]-[.B705])/1000" table:style-name="ce5">
            <text:p>0.032</text:p>
          </table:table-cell>
          <table:table-cell office:value-type="float" office:value="0.11075421000000012" table:formula="of:=([.C706]+[.C705])*[.G706]*9.8/2+[.H705]" table:style-name="ce4">
            <text:p>0.110754</text:p>
          </table:table-cell>
          <table:table-cell office:value-type="float" office:value="-9.0849947534102837E-4" table:formula="of:=[.C706]-[.$N$1]" table:style-name="ce4">
            <text:p>-0.000908</text:p>
          </table:table-cell>
          <table:table-cell office:value-type="float" office:value="1.4998061909764947E-4" table:formula="of:=(([.$I706]+[.$I705]))*[.$G706]*9.8/2+[.J705]" table:style-name="ce4">
            <text:p>0.0001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382" table:style-name="ce3">
            <text:p>60382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2.226999999999961" table:formula="of:=[.F706]+[.G707]" table:style-name="ce5">
            <text:p>22.227</text:p>
          </table:table-cell>
          <table:table-cell office:value-type="float" office:value="3.2000000000000001E-2" table:formula="of:=([.B707]-[.B706])/1000" table:style-name="ce5">
            <text:p>0.032</text:p>
          </table:table-cell>
          <table:table-cell office:value-type="float" office:value="0.11080125000000011" table:formula="of:=([.C707]+[.C706])*[.G707]*9.8/2+[.H706]" table:style-name="ce4">
            <text:p>0.110801</text:p>
          </table:table-cell>
          <table:table-cell office:value-type="float" office:value="1.9150052465897159E-4" table:formula="of:=[.C707]-[.$N$1]" table:style-name="ce4">
            <text:p>0.000192</text:p>
          </table:table-cell>
          <table:table-cell office:value-type="float" office:value="3.7555183630702944E-5" table:formula="of:=(([.$I707]+[.$I706]))*[.$G707]*9.8/2+[.J706]" table:style-name="ce4">
            <text:p>0.0000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413" table:style-name="ce3">
            <text:p>60413</text:p>
          </table:table-cell>
          <table:table-cell office:value-type="float" office:value="1E-3" table:style-name="ce4">
            <text:p>0.0010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2.25799999999996" table:formula="of:=[.F707]+[.G708]" table:style-name="ce5">
            <text:p>22.258</text:p>
          </table:table-cell>
          <table:table-cell office:value-type="float" office:value="3.1E-2" table:formula="of:=([.B708]-[.B707])/1000" table:style-name="ce5">
            <text:p>0.031</text:p>
          </table:table-cell>
          <table:table-cell office:value-type="float" office:value="0.11105948000000011" table:formula="of:=([.C708]+[.C707])*[.G708]*9.8/2+[.H707]" table:style-name="ce4">
            <text:p>0.111059</text:p>
          </table:table-cell>
          <table:table-cell office:value-type="float" office:value="4.9150052465897162E-4" table:formula="of:=[.C708]-[.$N$1]" table:style-name="ce4">
            <text:p>0.000492</text:p>
          </table:table-cell>
          <table:table-cell office:value-type="float" office:value="1.4130304302209854E-4" table:formula="of:=(([.$I708]+[.$I707]))*[.$G708]*9.8/2+[.J707]" table:style-name="ce4">
            <text:p>0.0001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444" table:style-name="ce3">
            <text:p>60444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79" table:style-name="ce4">
            <text:p>1.007900</text:p>
          </table:table-cell>
          <table:table-cell office:value-type="float" office:value="22.288999999999959" table:formula="of:=[.F708]+[.G709]" table:style-name="ce5">
            <text:p>22.289</text:p>
          </table:table-cell>
          <table:table-cell office:value-type="float" office:value="3.1E-2" table:formula="of:=([.B709]-[.B708])/1000" table:style-name="ce5">
            <text:p>0.031</text:p>
          </table:table-cell>
          <table:table-cell office:value-type="float" office:value="0.11145442000000011" table:formula="of:=([.C709]+[.C708])*[.G709]*9.8/2+[.H708]" table:style-name="ce4">
            <text:p>0.111454</text:p>
          </table:table-cell>
          <table:table-cell office:value-type="float" office:value="1.0915005246589717E-3" table:formula="of:=[.C709]-[.$N$1]" table:style-name="ce4">
            <text:p>0.001092</text:p>
          </table:table-cell>
          <table:table-cell office:value-type="float" office:value="3.8176090241349411E-4" table:formula="of:=(([.$I709]+[.$I708]))*[.$G709]*9.8/2+[.J708]" table:style-name="ce4">
            <text:p>0.0003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475" table:style-name="ce3">
            <text:p>60475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22.319999999999958" table:formula="of:=[.F709]+[.G710]" table:style-name="ce5">
            <text:p>22.320</text:p>
          </table:table-cell>
          <table:table-cell office:value-type="float" office:value="3.1E-2" table:formula="of:=([.B710]-[.B709])/1000" table:style-name="ce5">
            <text:p>0.031</text:p>
          </table:table-cell>
          <table:table-cell office:value-type="float" office:value="0.11172784000000011" table:formula="of:=([.C710]+[.C709])*[.G710]*9.8/2+[.H709]" table:style-name="ce4">
            <text:p>0.111728</text:p>
          </table:table-cell>
          <table:table-cell office:value-type="float" office:value="-3.0849947534102842E-4" table:formula="of:=[.C710]-[.$N$1]" table:style-name="ce4">
            <text:p>-0.000308</text:p>
          </table:table-cell>
          <table:table-cell office:value-type="float" office:value="5.0069876180488973E-4" table:formula="of:=(([.$I710]+[.$I709]))*[.$G710]*9.8/2+[.J709]" table:style-name="ce4">
            <text:p>0.0005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506" table:style-name="ce3">
            <text:p>60506</text:p>
          </table:table-cell>
          <table:table-cell office:value-type="float" office:value="-1E-4" table:style-name="ce4">
            <text:p>-0.0001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2.350999999999956" table:formula="of:=[.F710]+[.G711]" table:style-name="ce5">
            <text:p>22.351</text:p>
          </table:table-cell>
          <table:table-cell office:value-type="float" office:value="3.1E-2" table:formula="of:=([.B711]-[.B710])/1000" table:style-name="ce5">
            <text:p>0.031</text:p>
          </table:table-cell>
          <table:table-cell office:value-type="float" office:value="0.1117430300000001" table:formula="of:=([.C711]+[.C710])*[.G711]*9.8/2+[.H710]" table:style-name="ce4">
            <text:p>0.111743</text:p>
          </table:table-cell>
          <table:table-cell office:value-type="float" office:value="-6.0849947534102845E-4" table:formula="of:=[.C711]-[.$N$1]" table:style-name="ce4">
            <text:p>-0.000608</text:p>
          </table:table-cell>
          <table:table-cell office:value-type="float" office:value="3.6140662119628526E-4" table:formula="of:=(([.$I711]+[.$I710]))*[.$G711]*9.8/2+[.J710]" table:style-name="ce4">
            <text:p>0.0003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538" table:style-name="ce3">
            <text:p>60538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22.382999999999956" table:formula="of:=[.F711]+[.G712]" table:style-name="ce5">
            <text:p>22.383</text:p>
          </table:table-cell>
          <table:table-cell office:value-type="float" office:value="3.2000000000000001E-2" table:formula="of:=([.B712]-[.B711])/1000" table:style-name="ce5">
            <text:p>0.032</text:p>
          </table:table-cell>
          <table:table-cell office:value-type="float" office:value="0.11175871000000011" table:formula="of:=([.C712]+[.C711])*[.G712]*9.8/2+[.H711]" table:style-name="ce4">
            <text:p>0.111759</text:p>
          </table:table-cell>
          <table:table-cell office:value-type="float" office:value="-3.0849947534102842E-4" table:formula="of:=[.C712]-[.$N$1]" table:style-name="ce4">
            <text:p>-0.000308</text:p>
          </table:table-cell>
          <table:table-cell office:value-type="float" office:value="2.1762118572933874E-4" table:formula="of:=(([.$I712]+[.$I711]))*[.$G712]*9.8/2+[.J711]" table:style-name="ce4">
            <text:p>0.0002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569" table:style-name="ce3">
            <text:p>60569</text:p>
          </table:table-cell>
          <table:table-cell office:value-type="float" office:value="2.3E-3" table:style-name="ce4">
            <text:p>0.0023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2.413999999999955" table:formula="of:=[.F712]+[.G713]" table:style-name="ce5">
            <text:p>22.414</text:p>
          </table:table-cell>
          <table:table-cell office:value-type="float" office:value="3.1E-2" table:formula="of:=([.B713]-[.B712])/1000" table:style-name="ce5">
            <text:p>0.031</text:p>
          </table:table-cell>
          <table:table-cell office:value-type="float" office:value="0.11213846000000011" table:formula="of:=([.C713]+[.C712])*[.G713]*9.8/2+[.H712]" table:style-name="ce4">
            <text:p>0.112138</text:p>
          </table:table-cell>
          <table:table-cell office:value-type="float" office:value="1.7915005246589716E-3" table:formula="of:=[.C713]-[.$N$1]" table:style-name="ce4">
            <text:p>0.001792</text:p>
          </table:table-cell>
          <table:table-cell office:value-type="float" office:value="4.4288904512073432E-4" table:formula="of:=(([.$I713]+[.$I712]))*[.$G713]*9.8/2+[.J712]" table:style-name="ce4">
            <text:p>0.0004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600" table:style-name="ce3">
            <text:p>60600</text:p>
          </table:table-cell>
          <table:table-cell office:value-type="float" office:value="1E-3" table:style-name="ce4">
            <text:p>0.0010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22.444999999999954" table:formula="of:=[.F713]+[.G714]" table:style-name="ce5">
            <text:p>22.445</text:p>
          </table:table-cell>
          <table:table-cell office:value-type="float" office:value="3.1E-2" table:formula="of:=([.B714]-[.B713])/1000" table:style-name="ce5">
            <text:p>0.031</text:p>
          </table:table-cell>
          <table:table-cell office:value-type="float" office:value="0.1126397300000001" table:formula="of:=([.C714]+[.C713])*[.G714]*9.8/2+[.H713]" table:style-name="ce4">
            <text:p>0.112640</text:p>
          </table:table-cell>
          <table:table-cell office:value-type="float" office:value="4.9150052465897162E-4" table:formula="of:=[.C714]-[.$N$1]" table:style-name="ce4">
            <text:p>0.000492</text:p>
          </table:table-cell>
          <table:table-cell office:value-type="float" office:value="7.8967690451212992E-4" table:formula="of:=(([.$I714]+[.$I713]))*[.$G714]*9.8/2+[.J713]" table:style-name="ce4">
            <text:p>0.0007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631" table:style-name="ce3">
            <text:p>60631</text:p>
          </table:table-cell>
          <table:table-cell office:value-type="float" office:value="2.3E-3" table:style-name="ce4">
            <text:p>0.0023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79" table:style-name="ce4">
            <text:p>1.007900</text:p>
          </table:table-cell>
          <table:table-cell office:value-type="float" office:value="22.475999999999953" table:formula="of:=[.F714]+[.G715]" table:style-name="ce5">
            <text:p>22.476</text:p>
          </table:table-cell>
          <table:table-cell office:value-type="float" office:value="3.1E-2" table:formula="of:=([.B715]-[.B714])/1000" table:style-name="ce5">
            <text:p>0.031</text:p>
          </table:table-cell>
          <table:table-cell office:value-type="float" office:value="0.1131410000000001" table:formula="of:=([.C715]+[.C714])*[.G715]*9.8/2+[.H714]" table:style-name="ce4">
            <text:p>0.113141</text:p>
          </table:table-cell>
          <table:table-cell office:value-type="float" office:value="1.7915005246589716E-3" table:formula="of:=[.C715]-[.$N$1]" table:style-name="ce4">
            <text:p>0.001792</text:p>
          </table:table-cell>
          <table:table-cell office:value-type="float" office:value="1.1364647639035255E-3" table:formula="of:=(([.$I715]+[.$I714]))*[.$G715]*9.8/2+[.J714]" table:style-name="ce4">
            <text:p>0.00113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662" table:style-name="ce3">
            <text:p>60662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22.506999999999952" table:formula="of:=[.F715]+[.G716]" table:style-name="ce5">
            <text:p>22.507</text:p>
          </table:table-cell>
          <table:table-cell office:value-type="float" office:value="3.1E-2" table:formula="of:=([.B716]-[.B715])/1000" table:style-name="ce5">
            <text:p>0.031</text:p>
          </table:table-cell>
          <table:table-cell office:value-type="float" office:value="0.1133992300000001" table:formula="of:=([.C716]+[.C715])*[.G716]*9.8/2+[.H715]" table:style-name="ce4">
            <text:p>0.113399</text:p>
          </table:table-cell>
          <table:table-cell office:value-type="float" office:value="-1.1084994753410285E-3" table:formula="of:=[.C716]-[.$N$1]" table:style-name="ce4">
            <text:p>-0.001108</text:p>
          </table:table-cell>
          <table:table-cell office:value-type="float" office:value="1.240212623294921E-3" table:formula="of:=(([.$I716]+[.$I715]))*[.$G716]*9.8/2+[.J715]" table:style-name="ce4">
            <text:p>0.0012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694" table:style-name="ce3">
            <text:p>60694</text:p>
          </table:table-cell>
          <table:table-cell office:value-type="float" office:value="1E-3" table:style-name="ce4">
            <text:p>0.0010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2.538999999999952" table:formula="of:=[.F716]+[.G717]" table:style-name="ce5">
            <text:p>22.539</text:p>
          </table:table-cell>
          <table:table-cell office:value-type="float" office:value="3.2000000000000001E-2" table:formula="of:=([.B717]-[.B716])/1000" table:style-name="ce5">
            <text:p>0.032</text:p>
          </table:table-cell>
          <table:table-cell office:value-type="float" office:value="0.1134619500000001" table:formula="of:=([.C717]+[.C716])*[.G717]*9.8/2+[.H716]" table:style-name="ce4">
            <text:p>0.113462</text:p>
          </table:table-cell>
          <table:table-cell office:value-type="float" office:value="4.9150052465897162E-4" table:formula="of:=[.C717]-[.$N$1]" table:style-name="ce4">
            <text:p>0.000492</text:p>
          </table:table-cell>
          <table:table-cell office:value-type="float" office:value="1.1434671878279745E-3" table:formula="of:=(([.$I717]+[.$I716]))*[.$G717]*9.8/2+[.J716]" table:style-name="ce4">
            <text:p>0.0011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725" table:style-name="ce3">
            <text:p>60725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4" table:style-name="ce4">
            <text:p>1.010400</text:p>
          </table:table-cell>
          <table:table-cell office:value-type="float" office:value="22.569999999999951" table:formula="of:=[.F717]+[.G718]" table:style-name="ce5">
            <text:p>22.570</text:p>
          </table:table-cell>
          <table:table-cell office:value-type="float" office:value="3.1E-2" table:formula="of:=([.B718]-[.B717])/1000" table:style-name="ce5">
            <text:p>0.031</text:p>
          </table:table-cell>
          <table:table-cell office:value-type="float" office:value="0.1138720800000001" table:formula="of:=([.C718]+[.C717])*[.G718]*9.8/2+[.H717]" table:style-name="ce4">
            <text:p>0.113872</text:p>
          </table:table-cell>
          <table:table-cell office:value-type="float" office:value="1.1915005246589715E-3" table:formula="of:=[.C718]-[.$N$1]" table:style-name="ce4">
            <text:p>0.001192</text:p>
          </table:table-cell>
          <table:table-cell office:value-type="float" office:value="1.3991150472193702E-3" table:formula="of:=(([.$I718]+[.$I717]))*[.$G718]*9.8/2+[.J717]" table:style-name="ce4">
            <text:p>0.0013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756" table:style-name="ce3">
            <text:p>60756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067999999999999" table:style-name="ce4">
            <text:p>1.006800</text:p>
          </table:table-cell>
          <table:table-cell office:value-type="float" office:value="22.600999999999949" table:formula="of:=[.F718]+[.G719]" table:style-name="ce5">
            <text:p>22.601</text:p>
          </table:table-cell>
          <table:table-cell office:value-type="float" office:value="3.1E-2" table:formula="of:=([.B719]-[.B718])/1000" table:style-name="ce5">
            <text:p>0.031</text:p>
          </table:table-cell>
          <table:table-cell office:value-type="float" office:value="0.11402398000000009" table:formula="of:=([.C719]+[.C718])*[.G719]*9.8/2+[.H718]" table:style-name="ce4">
            <text:p>0.114024</text:p>
          </table:table-cell>
          <table:table-cell office:value-type="float" office:value="-1.2084994753410283E-3" table:formula="of:=[.C719]-[.$N$1]" table:style-name="ce4">
            <text:p>-0.001208</text:p>
          </table:table-cell>
          <table:table-cell office:value-type="float" office:value="1.3965329066107657E-3" table:formula="of:=(([.$I719]+[.$I718]))*[.$G719]*9.8/2+[.J718]" table:style-name="ce4">
            <text:p>0.0013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789" table:style-name="ce3">
            <text:p>60789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2.633999999999951" table:formula="of:=[.F719]+[.G720]" table:style-name="ce5">
            <text:p>22.634</text:p>
          </table:table-cell>
          <table:table-cell office:value-type="float" office:value="3.3000000000000002E-2" table:formula="of:=([.B720]-[.B719])/1000" table:style-name="ce5">
            <text:p>0.033</text:p>
          </table:table-cell>
          <table:table-cell office:value-type="float" office:value="0.11399164000000009" table:formula="of:=([.C720]+[.C719])*[.G720]*9.8/2+[.H719]" table:style-name="ce4">
            <text:p>0.113992</text:p>
          </table:table-cell>
          <table:table-cell office:value-type="float" office:value="-8.4994753410283942E-6" table:formula="of:=[.C720]-[.$N$1]" table:style-name="ce4">
            <text:p>-0.000008</text:p>
          </table:table-cell>
          <table:table-cell office:value-type="float" office:value="1.1997441762854771E-3" table:formula="of:=(([.$I720]+[.$I719]))*[.$G720]*9.8/2+[.J719]" table:style-name="ce4">
            <text:p>0.0012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820" table:style-name="ce3">
            <text:p>6082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67999999999999" table:style-name="ce4">
            <text:p>1.006800</text:p>
          </table:table-cell>
          <table:table-cell office:value-type="float" office:value="22.664999999999949" table:formula="of:=[.F720]+[.G721]" table:style-name="ce5">
            <text:p>22.665</text:p>
          </table:table-cell>
          <table:table-cell office:value-type="float" office:value="3.1E-2" table:formula="of:=([.B721]-[.B720])/1000" table:style-name="ce5">
            <text:p>0.031</text:p>
          </table:table-cell>
          <table:table-cell office:value-type="float" office:value="0.11415873000000008" table:formula="of:=([.C721]+[.C720])*[.G721]*9.8/2+[.H720]" table:style-name="ce4">
            <text:p>0.114159</text:p>
          </table:table-cell>
          <table:table-cell office:value-type="float" office:value="9.1500524658971543E-5" table:formula="of:=[.C721]-[.$N$1]" table:style-name="ce4">
            <text:p>0.000092</text:p>
          </table:table-cell>
          <table:table-cell office:value-type="float" office:value="1.2123520356768726E-3" table:formula="of:=(([.$I721]+[.$I720]))*[.$G721]*9.8/2+[.J720]" table:style-name="ce4">
            <text:p>0.0012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851" table:style-name="ce3">
            <text:p>60851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" table:style-name="ce4">
            <text:p>1.010000</text:p>
          </table:table-cell>
          <table:table-cell office:value-type="float" office:value="22.695999999999948" table:formula="of:=[.F721]+[.G722]" table:style-name="ce5">
            <text:p>22.696</text:p>
          </table:table-cell>
          <table:table-cell office:value-type="float" office:value="3.1E-2" table:formula="of:=([.B722]-[.B721])/1000" table:style-name="ce5">
            <text:p>0.031</text:p>
          </table:table-cell>
          <table:table-cell office:value-type="float" office:value="0.11428025000000008" table:formula="of:=([.C722]+[.C721])*[.G722]*9.8/2+[.H721]" table:style-name="ce4">
            <text:p>0.114280</text:p>
          </table:table-cell>
          <table:table-cell office:value-type="float" office:value="-3.0849947534102842E-4" table:formula="of:=[.C722]-[.$N$1]" table:style-name="ce4">
            <text:p>-0.000308</text:p>
          </table:table-cell>
          <table:table-cell office:value-type="float" office:value="1.1793898950682681E-3" table:formula="of:=(([.$I722]+[.$I721]))*[.$G722]*9.8/2+[.J721]" table:style-name="ce4">
            <text:p>0.0011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882" table:style-name="ce3">
            <text:p>60882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2.726999999999947" table:formula="of:=[.F722]+[.G723]" table:style-name="ce5">
            <text:p>22.727</text:p>
          </table:table-cell>
          <table:table-cell office:value-type="float" office:value="3.1E-2" table:formula="of:=([.B723]-[.B722])/1000" table:style-name="ce5">
            <text:p>0.031</text:p>
          </table:table-cell>
          <table:table-cell office:value-type="float" office:value="0.11411316000000009" table:formula="of:=([.C723]+[.C722])*[.G723]*9.8/2+[.H722]" table:style-name="ce4">
            <text:p>0.114113</text:p>
          </table:table-cell>
          <table:table-cell office:value-type="float" office:value="-1.8084994753410283E-3" table:formula="of:=[.C723]-[.$N$1]" table:style-name="ce4">
            <text:p>-0.001808</text:p>
          </table:table-cell>
          <table:table-cell office:value-type="float" office:value="8.5781775445966366E-4" table:formula="of:=(([.$I723]+[.$I722]))*[.$G723]*9.8/2+[.J722]" table:style-name="ce4">
            <text:p>0.0008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914" table:style-name="ce3">
            <text:p>60914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17" table:style-name="ce4">
            <text:p>1.011700</text:p>
          </table:table-cell>
          <table:table-cell office:value-type="float" office:value="22.758999999999947" table:formula="of:=[.F723]+[.G724]" table:style-name="ce5">
            <text:p>22.759</text:p>
          </table:table-cell>
          <table:table-cell office:value-type="float" office:value="3.2000000000000001E-2" table:formula="of:=([.B724]-[.B723])/1000" table:style-name="ce5">
            <text:p>0.032</text:p>
          </table:table-cell>
          <table:table-cell office:value-type="float" office:value="0.11405044000000009" table:formula="of:=([.C724]+[.C723])*[.G724]*9.8/2+[.H723]" table:style-name="ce4">
            <text:p>0.114050</text:p>
          </table:table-cell>
          <table:table-cell office:value-type="float" office:value="3.9150052465897157E-4" table:formula="of:=[.C724]-[.$N$1]" table:style-name="ce4">
            <text:p>0.000392</text:p>
          </table:table-cell>
          <table:table-cell office:value-type="float" office:value="6.3563231899271713E-4" table:formula="of:=(([.$I724]+[.$I723]))*[.$G724]*9.8/2+[.J723]" table:style-name="ce4">
            <text:p>0.00063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945" table:style-name="ce3">
            <text:p>60945</text:p>
          </table:table-cell>
          <table:table-cell office:value-type="float" office:value="0" table:style-name="ce4">
            <text:p>0.0000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83" table:style-name="ce4">
            <text:p>1.008300</text:p>
          </table:table-cell>
          <table:table-cell office:value-type="float" office:value="22.789999999999946" table:formula="of:=[.F724]+[.G725]" table:style-name="ce5">
            <text:p>22.790</text:p>
          </table:table-cell>
          <table:table-cell office:value-type="float" office:value="3.1E-2" table:formula="of:=([.B725]-[.B724])/1000" table:style-name="ce5">
            <text:p>0.031</text:p>
          </table:table-cell>
          <table:table-cell office:value-type="float" office:value="0.11418715000000008" table:formula="of:=([.C725]+[.C724])*[.G725]*9.8/2+[.H724]" table:style-name="ce4">
            <text:p>0.114187</text:p>
          </table:table-cell>
          <table:table-cell office:value-type="float" office:value="-5.084994753410284E-4" table:formula="of:=[.C725]-[.$N$1]" table:style-name="ce4">
            <text:p>-0.000508</text:p>
          </table:table-cell>
          <table:table-cell office:value-type="float" office:value="6.1786017838411274E-4" table:formula="of:=(([.$I725]+[.$I724]))*[.$G725]*9.8/2+[.J724]" table:style-name="ce4">
            <text:p>0.0006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0977" table:style-name="ce3">
            <text:p>60977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79" table:style-name="ce4">
            <text:p>1.007900</text:p>
          </table:table-cell>
          <table:table-cell office:value-type="float" office:value="22.821999999999946" table:formula="of:=[.F725]+[.G726]" table:style-name="ce5">
            <text:p>22.822</text:p>
          </table:table-cell>
          <table:table-cell office:value-type="float" office:value="3.2000000000000001E-2" table:formula="of:=([.B726]-[.B725])/1000" table:style-name="ce5">
            <text:p>0.032</text:p>
          </table:table-cell>
          <table:table-cell office:value-type="float" office:value="0.11468891000000009" table:formula="of:=([.C726]+[.C725])*[.G726]*9.8/2+[.H725]" table:style-name="ce4">
            <text:p>0.114689</text:p>
          </table:table-cell>
          <table:table-cell office:value-type="float" office:value="2.691500524658972E-3" table:formula="of:=[.C726]-[.$N$1]" table:style-name="ce4">
            <text:p>0.002692</text:p>
          </table:table-cell>
          <table:table-cell office:value-type="float" office:value="9.6015474291716633E-4" table:formula="of:=(([.$I726]+[.$I725]))*[.$G726]*9.8/2+[.J725]" table:style-name="ce4">
            <text:p>0.0009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008" table:style-name="ce3">
            <text:p>61008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097" table:style-name="ce4">
            <text:p>1.009700</text:p>
          </table:table-cell>
          <table:table-cell office:value-type="float" office:value="22.852999999999945" table:formula="of:=[.F726]+[.G727]" table:style-name="ce5">
            <text:p>22.853</text:p>
          </table:table-cell>
          <table:table-cell office:value-type="float" office:value="3.1E-2" table:formula="of:=([.B727]-[.B726])/1000" table:style-name="ce5">
            <text:p>0.031</text:p>
          </table:table-cell>
          <table:table-cell office:value-type="float" office:value="0.11526613000000009" table:formula="of:=([.C727]+[.C726])*[.G727]*9.8/2+[.H726]" table:style-name="ce4">
            <text:p>0.115266</text:p>
          </table:table-cell>
          <table:table-cell office:value-type="float" office:value="9.1500524658971543E-5" table:formula="of:=[.C727]-[.$N$1]" table:style-name="ce4">
            <text:p>0.000092</text:p>
          </table:table-cell>
          <table:table-cell office:value-type="float" office:value="1.3828926023085621E-3" table:formula="of:=(([.$I727]+[.$I726]))*[.$G727]*9.8/2+[.J726]" table:style-name="ce4">
            <text:p>0.0013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039" table:style-name="ce3">
            <text:p>61039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104" table:style-name="ce4">
            <text:p>1.010400</text:p>
          </table:table-cell>
          <table:table-cell office:value-type="float" office:value="22.883999999999943" table:formula="of:=[.F727]+[.G728]" table:style-name="ce5">
            <text:p>22.884</text:p>
          </table:table-cell>
          <table:table-cell office:value-type="float" office:value="3.1E-2" table:formula="of:=([.B728]-[.B727])/1000" table:style-name="ce5">
            <text:p>0.031</text:p>
          </table:table-cell>
          <table:table-cell office:value-type="float" office:value="0.11529651000000009" table:formula="of:=([.C728]+[.C727])*[.G728]*9.8/2+[.H727]" table:style-name="ce4">
            <text:p>0.115297</text:p>
          </table:table-cell>
          <table:table-cell office:value-type="float" office:value="-9.0849947534102837E-4" table:formula="of:=[.C728]-[.$N$1]" table:style-name="ce4">
            <text:p>-0.000908</text:p>
          </table:table-cell>
          <table:table-cell office:value-type="float" office:value="1.2587904616999576E-3" table:formula="of:=(([.$I728]+[.$I727]))*[.$G728]*9.8/2+[.J727]" table:style-name="ce4">
            <text:p>0.0012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071" table:style-name="ce3">
            <text:p>61071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2.915999999999944" table:formula="of:=[.F728]+[.G729]" table:style-name="ce5">
            <text:p>22.916</text:p>
          </table:table-cell>
          <table:table-cell office:value-type="float" office:value="3.2000000000000001E-2" table:formula="of:=([.B729]-[.B728])/1000" table:style-name="ce5">
            <text:p>0.032</text:p>
          </table:table-cell>
          <table:table-cell office:value-type="float" office:value="0.11526515000000009" table:formula="of:=([.C729]+[.C728])*[.G729]*9.8/2+[.H728]" table:style-name="ce4">
            <text:p>0.115265</text:p>
          </table:table-cell>
          <table:table-cell office:value-type="float" office:value="-3.0849947534102842E-4" table:formula="of:=[.C729]-[.$N$1]" table:style-name="ce4">
            <text:p>-0.000308</text:p>
          </table:table-cell>
          <table:table-cell office:value-type="float" office:value="1.0679650262330111E-3" table:formula="of:=(([.$I729]+[.$I728]))*[.$G729]*9.8/2+[.J728]" table:style-name="ce4">
            <text:p>0.0010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102" table:style-name="ce3">
            <text:p>61102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9" table:style-name="ce4">
            <text:p>1.009900</text:p>
          </table:table-cell>
          <table:table-cell office:value-type="float" office:value="22.946999999999942" table:formula="of:=[.F729]+[.G730]" table:style-name="ce5">
            <text:p>22.947</text:p>
          </table:table-cell>
          <table:table-cell office:value-type="float" office:value="3.1E-2" table:formula="of:=([.B730]-[.B729])/1000" table:style-name="ce5">
            <text:p>0.031</text:p>
          </table:table-cell>
          <table:table-cell office:value-type="float" office:value="0.11520439000000009" table:formula="of:=([.C730]+[.C729])*[.G730]*9.8/2+[.H729]" table:style-name="ce4">
            <text:p>0.115204</text:p>
          </table:table-cell>
          <table:table-cell office:value-type="float" office:value="-1.1084994753410285E-3" table:formula="of:=[.C730]-[.$N$1]" table:style-name="ce4">
            <text:p>-0.001108</text:p>
          </table:table-cell>
          <table:table-cell office:value-type="float" office:value="8.5272288562440669E-4" table:formula="of:=(([.$I730]+[.$I729]))*[.$G730]*9.8/2+[.J729]" table:style-name="ce4">
            <text:p>0.0008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134" table:style-name="ce3">
            <text:p>61134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2.978999999999942" table:formula="of:=[.F730]+[.G731]" table:style-name="ce5">
            <text:p>22.979</text:p>
          </table:table-cell>
          <table:table-cell office:value-type="float" office:value="3.2000000000000001E-2" table:formula="of:=([.B731]-[.B730])/1000" table:style-name="ce5">
            <text:p>0.032</text:p>
          </table:table-cell>
          <table:table-cell office:value-type="float" office:value="0.11503191000000008" table:formula="of:=([.C731]+[.C730])*[.G731]*9.8/2+[.H730]" table:style-name="ce4">
            <text:p>0.115032</text:p>
          </table:table-cell>
          <table:table-cell office:value-type="float" office:value="-1.0084994753410284E-3" table:formula="of:=[.C731]-[.$N$1]" table:style-name="ce4">
            <text:p>-0.001008</text:p>
          </table:table-cell>
          <table:table-cell office:value-type="float" office:value="5.2077745015746018E-4" table:formula="of:=(([.$I731]+[.$I730]))*[.$G731]*9.8/2+[.J730]" table:style-name="ce4">
            <text:p>0.0005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166" table:style-name="ce3">
            <text:p>61166</text:p>
          </table:table-cell>
          <table:table-cell office:value-type="float" office:value="1.5E-3" table:style-name="ce4">
            <text:p>0.0015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101" table:style-name="ce4">
            <text:p>1.010100</text:p>
          </table:table-cell>
          <table:table-cell office:value-type="float" office:value="23.010999999999942" table:formula="of:=[.F731]+[.G732]" table:style-name="ce5">
            <text:p>23.011</text:p>
          </table:table-cell>
          <table:table-cell office:value-type="float" office:value="3.2000000000000001E-2" table:formula="of:=([.B732]-[.B731])/1000" table:style-name="ce5">
            <text:p>0.032</text:p>
          </table:table-cell>
          <table:table-cell office:value-type="float" office:value="0.11518871000000008" table:formula="of:=([.C732]+[.C731])*[.G732]*9.8/2+[.H731]" table:style-name="ce4">
            <text:p>0.115189</text:p>
          </table:table-cell>
          <table:table-cell office:value-type="float" office:value="9.9150052465897163E-4" table:formula="of:=[.C732]-[.$N$1]" table:style-name="ce4">
            <text:p>0.000992</text:p>
          </table:table-cell>
          <table:table-cell office:value-type="float" office:value="5.1811201469051371E-4" table:formula="of:=(([.$I732]+[.$I731]))*[.$G732]*9.8/2+[.J731]" table:style-name="ce4">
            <text:p>0.0005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197" table:style-name="ce3">
            <text:p>61197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98" table:style-name="ce4">
            <text:p>1.009800</text:p>
          </table:table-cell>
          <table:table-cell office:value-type="float" office:value="23.041999999999941" table:formula="of:=[.F732]+[.G733]" table:style-name="ce5">
            <text:p>23.042</text:p>
          </table:table-cell>
          <table:table-cell office:value-type="float" office:value="3.1E-2" table:formula="of:=([.B733]-[.B732])/1000" table:style-name="ce5">
            <text:p>0.031</text:p>
          </table:table-cell>
          <table:table-cell office:value-type="float" office:value="0.11547732000000008" table:formula="of:=([.C733]+[.C732])*[.G733]*9.8/2+[.H732]" table:style-name="ce4">
            <text:p>0.115477</text:p>
          </table:table-cell>
          <table:table-cell office:value-type="float" office:value="-1.0849947534102839E-4" table:formula="of:=[.C733]-[.$N$1]" table:style-name="ce4">
            <text:p>-0.000108</text:p>
          </table:table-cell>
          <table:table-cell office:value-type="float" office:value="6.5223987408190927E-4" table:formula="of:=(([.$I733]+[.$I732]))*[.$G733]*9.8/2+[.J732]" table:style-name="ce4">
            <text:p>0.0006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228" table:style-name="ce3">
            <text:p>61228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04" table:style-name="ce4">
            <text:p>1.010400</text:p>
          </table:table-cell>
          <table:table-cell office:value-type="float" office:value="23.07299999999994" table:formula="of:=[.F733]+[.G734]" table:style-name="ce5">
            <text:p>23.073</text:p>
          </table:table-cell>
          <table:table-cell office:value-type="float" office:value="3.1E-2" table:formula="of:=([.B734]-[.B733])/1000" table:style-name="ce5">
            <text:p>0.031</text:p>
          </table:table-cell>
          <table:table-cell office:value-type="float" office:value="0.11573555000000008" table:formula="of:=([.C734]+[.C733])*[.G734]*9.8/2+[.H733]" table:style-name="ce4">
            <text:p>0.115736</text:p>
          </table:table-cell>
          <table:table-cell office:value-type="float" office:value="7.9150052465897154E-4" table:formula="of:=[.C734]-[.$N$1]" table:style-name="ce4">
            <text:p>0.000792</text:p>
          </table:table-cell>
          <table:table-cell office:value-type="float" office:value="7.5598773347330484E-4" table:formula="of:=(([.$I734]+[.$I733]))*[.$G734]*9.8/2+[.J733]" table:style-name="ce4">
            <text:p>0.0007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259" table:style-name="ce3">
            <text:p>61259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23.103999999999939" table:formula="of:=[.F734]+[.G735]" table:style-name="ce5">
            <text:p>23.104</text:p>
          </table:table-cell>
          <table:table-cell office:value-type="float" office:value="3.1E-2" table:formula="of:=([.B735]-[.B734])/1000" table:style-name="ce5">
            <text:p>0.031</text:p>
          </table:table-cell>
          <table:table-cell office:value-type="float" office:value="0.11634315000000008" table:formula="of:=([.C735]+[.C734])*[.G735]*9.8/2+[.H734]" table:style-name="ce4">
            <text:p>0.116343</text:p>
          </table:table-cell>
          <table:table-cell office:value-type="float" office:value="2.1915005246589715E-3" table:formula="of:=[.C735]-[.$N$1]" table:style-name="ce4">
            <text:p>0.002192</text:p>
          </table:table-cell>
          <table:table-cell office:value-type="float" office:value="1.2091055928647003E-3" table:formula="of:=(([.$I735]+[.$I734]))*[.$G735]*9.8/2+[.J734]" table:style-name="ce4">
            <text:p>0.0012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291" table:style-name="ce3">
            <text:p>61291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125999999999999" table:style-name="ce4">
            <text:p>1.012600</text:p>
          </table:table-cell>
          <table:table-cell office:value-type="float" office:value="23.135999999999939" table:formula="of:=[.F735]+[.G736]" table:style-name="ce5">
            <text:p>23.136</text:p>
          </table:table-cell>
          <table:table-cell office:value-type="float" office:value="3.2000000000000001E-2" table:formula="of:=([.B736]-[.B735])/1000" table:style-name="ce5">
            <text:p>0.032</text:p>
          </table:table-cell>
          <table:table-cell office:value-type="float" office:value="0.11665675000000007" table:formula="of:=([.C736]+[.C735])*[.G736]*9.8/2+[.H735]" table:style-name="ce4">
            <text:p>0.116657</text:p>
          </table:table-cell>
          <table:table-cell office:value-type="float" office:value="-1.2084994753410283E-3" table:formula="of:=[.C736]-[.$N$1]" table:style-name="ce4">
            <text:p>-0.001208</text:p>
          </table:table-cell>
          <table:table-cell office:value-type="float" office:value="1.3632401573977538E-3" table:formula="of:=(([.$I736]+[.$I735]))*[.$G736]*9.8/2+[.J735]" table:style-name="ce4">
            <text:p>0.0013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324" table:style-name="ce3">
            <text:p>61324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23.16899999999994" table:formula="of:=[.F736]+[.G737]" table:style-name="ce5">
            <text:p>23.169</text:p>
          </table:table-cell>
          <table:table-cell office:value-type="float" office:value="3.3000000000000002E-2" table:formula="of:=([.B737]-[.B736])/1000" table:style-name="ce5">
            <text:p>0.033</text:p>
          </table:table-cell>
          <table:table-cell office:value-type="float" office:value="0.11673760000000007" table:formula="of:=([.C737]+[.C736])*[.G737]*9.8/2+[.H736]" table:style-name="ce4">
            <text:p>0.116738</text:p>
          </table:table-cell>
          <table:table-cell office:value-type="float" office:value="6.9150052465897149E-4" table:formula="of:=[.C737]-[.$N$1]" table:style-name="ce4">
            <text:p>0.000692</text:p>
          </table:table-cell>
          <table:table-cell office:value-type="float" office:value="1.2796414270724653E-3" table:formula="of:=(([.$I737]+[.$I736]))*[.$G737]*9.8/2+[.J736]" table:style-name="ce4">
            <text:p>0.0012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355" table:style-name="ce3">
            <text:p>61355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3.199999999999939" table:formula="of:=[.F737]+[.G738]" table:style-name="ce5">
            <text:p>23.200</text:p>
          </table:table-cell>
          <table:table-cell office:value-type="float" office:value="3.1E-2" table:formula="of:=([.B738]-[.B737])/1000" table:style-name="ce5">
            <text:p>0.031</text:p>
          </table:table-cell>
          <table:table-cell office:value-type="float" office:value="0.11729963000000007" table:formula="of:=([.C738]+[.C737])*[.G738]*9.8/2+[.H737]" table:style-name="ce4">
            <text:p>0.117300</text:p>
          </table:table-cell>
          <table:table-cell office:value-type="float" office:value="1.9915005246589719E-3" table:formula="of:=[.C738]-[.$N$1]" table:style-name="ce4">
            <text:p>0.001992</text:p>
          </table:table-cell>
          <table:table-cell office:value-type="float" office:value="1.6871892864638608E-3" table:formula="of:=(([.$I738]+[.$I737]))*[.$G738]*9.8/2+[.J737]" table:style-name="ce4">
            <text:p>0.0016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386" table:style-name="ce3">
            <text:p>61386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3.230999999999938" table:formula="of:=[.F738]+[.G739]" table:style-name="ce5">
            <text:p>23.231</text:p>
          </table:table-cell>
          <table:table-cell office:value-type="float" office:value="3.1E-2" table:formula="of:=([.B739]-[.B738])/1000" table:style-name="ce5">
            <text:p>0.031</text:p>
          </table:table-cell>
          <table:table-cell office:value-type="float" office:value="0.11786166000000008" table:formula="of:=([.C739]+[.C738])*[.G739]*9.8/2+[.H738]" table:style-name="ce4">
            <text:p>0.117862</text:p>
          </table:table-cell>
          <table:table-cell office:value-type="float" office:value="6.9150052465897149E-4" table:formula="of:=[.C739]-[.$N$1]" table:style-name="ce4">
            <text:p>0.000692</text:p>
          </table:table-cell>
          <table:table-cell office:value-type="float" office:value="2.0947371458552564E-3" table:formula="of:=(([.$I739]+[.$I738]))*[.$G739]*9.8/2+[.J738]" table:style-name="ce4">
            <text:p>0.0020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417" table:style-name="ce3">
            <text:p>61417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3.261999999999937" table:formula="of:=[.F739]+[.G740]" table:style-name="ce5">
            <text:p>23.262</text:p>
          </table:table-cell>
          <table:table-cell office:value-type="float" office:value="3.1E-2" table:formula="of:=([.B740]-[.B739])/1000" table:style-name="ce5">
            <text:p>0.031</text:p>
          </table:table-cell>
          <table:table-cell office:value-type="float" office:value="0.11792242000000008" table:formula="of:=([.C740]+[.C739])*[.G740]*9.8/2+[.H739]" table:style-name="ce4">
            <text:p>0.117922</text:p>
          </table:table-cell>
          <table:table-cell office:value-type="float" office:value="-1.3084994753410286E-3" table:formula="of:=[.C740]-[.$N$1]" table:style-name="ce4">
            <text:p>-0.001308</text:p>
          </table:table-cell>
          <table:table-cell office:value-type="float" office:value="2.0010150052466522E-3" table:formula="of:=(([.$I740]+[.$I739]))*[.$G740]*9.8/2+[.J739]" table:style-name="ce4">
            <text:p>0.0020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450" table:style-name="ce3">
            <text:p>6145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23.294999999999938" table:formula="of:=[.F740]+[.G741]" table:style-name="ce5">
            <text:p>23.295</text:p>
          </table:table-cell>
          <table:table-cell office:value-type="float" office:value="3.3000000000000002E-2" table:formula="of:=([.B741]-[.B740])/1000" table:style-name="ce5">
            <text:p>0.033</text:p>
          </table:table-cell>
          <table:table-cell office:value-type="float" office:value="0.11766370000000008" table:formula="of:=([.C741]+[.C740])*[.G741]*9.8/2+[.H740]" table:style-name="ce4">
            <text:p>0.117664</text:p>
          </table:table-cell>
          <table:table-cell office:value-type="float" office:value="-1.3084994753410286E-3" table:formula="of:=[.C741]-[.$N$1]" table:style-name="ce4">
            <text:p>-0.001308</text:p>
          </table:table-cell>
          <table:table-cell office:value-type="float" office:value="1.5778462749213634E-3" table:formula="of:=(([.$I741]+[.$I740]))*[.$G741]*9.8/2+[.J740]" table:style-name="ce4">
            <text:p>0.0015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482" table:style-name="ce3">
            <text:p>61482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98" table:style-name="ce4">
            <text:p>1.009800</text:p>
          </table:table-cell>
          <table:table-cell office:value-type="float" office:value="23.326999999999938" table:formula="of:=[.F741]+[.G742]" table:style-name="ce5">
            <text:p>23.327</text:p>
          </table:table-cell>
          <table:table-cell office:value-type="float" office:value="3.2000000000000001E-2" table:formula="of:=([.B742]-[.B741])/1000" table:style-name="ce5">
            <text:p>0.032</text:p>
          </table:table-cell>
          <table:table-cell office:value-type="float" office:value="0.11791458000000007" table:formula="of:=([.C742]+[.C741])*[.G742]*9.8/2+[.H741]" table:style-name="ce4">
            <text:p>0.117915</text:p>
          </table:table-cell>
          <table:table-cell office:value-type="float" office:value="1.8915005246589714E-3" table:formula="of:=[.C742]-[.$N$1]" table:style-name="ce4">
            <text:p>0.001892</text:p>
          </table:table-cell>
          <table:table-cell office:value-type="float" office:value="1.6692608394544169E-3" table:formula="of:=(([.$I742]+[.$I741]))*[.$G742]*9.8/2+[.J741]" table:style-name="ce4">
            <text:p>0.0016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513" table:style-name="ce3">
            <text:p>61513</text:p>
          </table:table-cell>
          <table:table-cell office:value-type="float" office:value="-1E-4" table:style-name="ce4">
            <text:p>-0.0001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23.357999999999937" table:formula="of:=[.F742]+[.G743]" table:style-name="ce5">
            <text:p>23.358</text:p>
          </table:table-cell>
          <table:table-cell office:value-type="float" office:value="3.1E-2" table:formula="of:=([.B743]-[.B742])/1000" table:style-name="ce5">
            <text:p>0.031</text:p>
          </table:table-cell>
          <table:table-cell office:value-type="float" office:value="0.11826395000000008" table:formula="of:=([.C743]+[.C742])*[.G743]*9.8/2+[.H742]" table:style-name="ce4">
            <text:p>0.118264</text:p>
          </table:table-cell>
          <table:table-cell office:value-type="float" office:value="-6.0849947534102845E-4" table:formula="of:=[.C743]-[.$N$1]" table:style-name="ce4">
            <text:p>-0.000608</text:p>
          </table:table-cell>
          <table:table-cell office:value-type="float" office:value="1.8641486988458123E-3" table:formula="of:=(([.$I743]+[.$I742]))*[.$G743]*9.8/2+[.J742]" table:style-name="ce4">
            <text:p>0.0018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545" table:style-name="ce3">
            <text:p>61545</text:p>
          </table:table-cell>
          <table:table-cell office:value-type="float" office:value="-1.9E-3" table:style-name="ce4">
            <text:p>-0.0019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23.389999999999937" table:formula="of:=[.F743]+[.G744]" table:style-name="ce5">
            <text:p>23.390</text:p>
          </table:table-cell>
          <table:table-cell office:value-type="float" office:value="3.2000000000000001E-2" table:formula="of:=([.B744]-[.B743])/1000" table:style-name="ce5">
            <text:p>0.032</text:p>
          </table:table-cell>
          <table:table-cell office:value-type="float" office:value="0.11795035000000008" table:formula="of:=([.C744]+[.C743])*[.G744]*9.8/2+[.H743]" table:style-name="ce4">
            <text:p>0.117950</text:p>
          </table:table-cell>
          <table:table-cell office:value-type="float" office:value="-2.4084994753410284E-3" table:formula="of:=[.C744]-[.$N$1]" table:style-name="ce4">
            <text:p>-0.002408</text:p>
          </table:table-cell>
          <table:table-cell office:value-type="float" office:value="1.3910832633788658E-3" table:formula="of:=(([.$I744]+[.$I743]))*[.$G744]*9.8/2+[.J743]" table:style-name="ce4">
            <text:p>0.0013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577" table:style-name="ce3">
            <text:p>61577</text:p>
          </table:table-cell>
          <table:table-cell office:value-type="float" office:value="-1E-4" table:style-name="ce4">
            <text:p>-0.0001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3.421999999999937" table:formula="of:=[.F744]+[.G745]" table:style-name="ce5">
            <text:p>23.422</text:p>
          </table:table-cell>
          <table:table-cell office:value-type="float" office:value="3.2000000000000001E-2" table:formula="of:=([.B745]-[.B744])/1000" table:style-name="ce5">
            <text:p>0.032</text:p>
          </table:table-cell>
          <table:table-cell office:value-type="float" office:value="0.11763675000000008" table:formula="of:=([.C745]+[.C744])*[.G745]*9.8/2+[.H744]" table:style-name="ce4">
            <text:p>0.117637</text:p>
          </table:table-cell>
          <table:table-cell office:value-type="float" office:value="-6.0849947534102845E-4" table:formula="of:=[.C745]-[.$N$1]" table:style-name="ce4">
            <text:p>-0.000608</text:p>
          </table:table-cell>
          <table:table-cell office:value-type="float" office:value="9.1801782791191928E-4" table:formula="of:=(([.$I745]+[.$I744]))*[.$G745]*9.8/2+[.J744]" table:style-name="ce4">
            <text:p>0.0009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609" table:style-name="ce3">
            <text:p>61609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152000000000001" table:style-name="ce4">
            <text:p>1.015200</text:p>
          </table:table-cell>
          <table:table-cell office:value-type="float" office:value="23.453999999999937" table:formula="of:=[.F745]+[.G746]" table:style-name="ce5">
            <text:p>23.454</text:p>
          </table:table-cell>
          <table:table-cell office:value-type="float" office:value="3.2000000000000001E-2" table:formula="of:=([.B746]-[.B745])/1000" table:style-name="ce5">
            <text:p>0.032</text:p>
          </table:table-cell>
          <table:table-cell office:value-type="float" office:value="0.11766811000000008" table:formula="of:=([.C746]+[.C745])*[.G746]*9.8/2+[.H745]" table:style-name="ce4">
            <text:p>0.117668</text:p>
          </table:table-cell>
          <table:table-cell office:value-type="float" office:value="-2.0849947534102843E-4" table:formula="of:=[.C746]-[.$N$1]" table:style-name="ce4">
            <text:p>-0.000208</text:p>
          </table:table-cell>
          <table:table-cell office:value-type="float" office:value="7.8991239244497271E-4" table:formula="of:=(([.$I746]+[.$I745]))*[.$G746]*9.8/2+[.J745]" table:style-name="ce4">
            <text:p>0.0007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641" table:style-name="ce3">
            <text:p>61641</text:p>
          </table:table-cell>
          <table:table-cell office:value-type="float" office:value="1.5E-3" table:style-name="ce4">
            <text:p>0.0015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23.485999999999937" table:formula="of:=[.F746]+[.G747]" table:style-name="ce5">
            <text:p>23.486</text:p>
          </table:table-cell>
          <table:table-cell office:value-type="float" office:value="3.2000000000000001E-2" table:formula="of:=([.B747]-[.B746])/1000" table:style-name="ce5">
            <text:p>0.032</text:p>
          </table:table-cell>
          <table:table-cell office:value-type="float" office:value="0.11795035000000008" table:formula="of:=([.C747]+[.C746])*[.G747]*9.8/2+[.H746]" table:style-name="ce4">
            <text:p>0.117950</text:p>
          </table:table-cell>
          <table:table-cell office:value-type="float" office:value="9.9150052465897163E-4" table:formula="of:=[.C747]-[.$N$1]" table:style-name="ce4">
            <text:p>0.000992</text:p>
          </table:table-cell>
          <table:table-cell office:value-type="float" office:value="9.1268695697802624E-4" table:formula="of:=(([.$I747]+[.$I746]))*[.$G747]*9.8/2+[.J746]" table:style-name="ce4">
            <text:p>0.0009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672" table:style-name="ce3">
            <text:p>61672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2" table:style-name="ce4">
            <text:p>1.012000</text:p>
          </table:table-cell>
          <table:table-cell office:value-type="float" office:value="23.516999999999936" table:formula="of:=[.F747]+[.G748]" table:style-name="ce5">
            <text:p>23.517</text:p>
          </table:table-cell>
          <table:table-cell office:value-type="float" office:value="3.1E-2" table:formula="of:=([.B748]-[.B747])/1000" table:style-name="ce5">
            <text:p>0.031</text:p>
          </table:table-cell>
          <table:table-cell office:value-type="float" office:value="0.11826934000000008" table:formula="of:=([.C748]+[.C747])*[.G748]*9.8/2+[.H747]" table:style-name="ce4">
            <text:p>0.118269</text:p>
          </table:table-cell>
          <table:table-cell office:value-type="float" office:value="9.1500524658971543E-5" table:formula="of:=[.C748]-[.$N$1]" table:style-name="ce4">
            <text:p>0.000092</text:p>
          </table:table-cell>
          <table:table-cell office:value-type="float" office:value="1.0771948163694218E-3" table:formula="of:=(([.$I748]+[.$I747]))*[.$G748]*9.8/2+[.J747]" table:style-name="ce4">
            <text:p>0.0010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703" table:style-name="ce3">
            <text:p>61703</text:p>
          </table:table-cell>
          <table:table-cell office:value-type="float" office:value="1E-3" table:style-name="ce4">
            <text:p>0.0010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72000000000001" table:style-name="ce4">
            <text:p>1.007200</text:p>
          </table:table-cell>
          <table:table-cell office:value-type="float" office:value="23.547999999999934" table:formula="of:=[.F748]+[.G749]" table:style-name="ce5">
            <text:p>23.548</text:p>
          </table:table-cell>
          <table:table-cell office:value-type="float" office:value="3.1E-2" table:formula="of:=([.B749]-[.B748])/1000" table:style-name="ce5">
            <text:p>0.031</text:p>
          </table:table-cell>
          <table:table-cell office:value-type="float" office:value="0.11851238000000008" table:formula="of:=([.C749]+[.C748])*[.G749]*9.8/2+[.H748]" table:style-name="ce4">
            <text:p>0.118512</text:p>
          </table:table-cell>
          <table:table-cell office:value-type="float" office:value="4.9150052465897162E-4" table:formula="of:=[.C749]-[.$N$1]" table:style-name="ce4">
            <text:p>0.000492</text:p>
          </table:table-cell>
          <table:table-cell office:value-type="float" office:value="1.1657526757608175E-3" table:formula="of:=(([.$I749]+[.$I748]))*[.$G749]*9.8/2+[.J748]" table:style-name="ce4">
            <text:p>0.0011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734" table:style-name="ce3">
            <text:p>61734</text:p>
          </table:table-cell>
          <table:table-cell office:value-type="float" office:value="0" table:style-name="ce4">
            <text:p>0.0000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3.578999999999933" table:formula="of:=[.F749]+[.G750]" table:style-name="ce5">
            <text:p>23.579</text:p>
          </table:table-cell>
          <table:table-cell office:value-type="float" office:value="3.1E-2" table:formula="of:=([.B750]-[.B749])/1000" table:style-name="ce5">
            <text:p>0.031</text:p>
          </table:table-cell>
          <table:table-cell office:value-type="float" office:value="0.11866428000000008" table:formula="of:=([.C750]+[.C749])*[.G750]*9.8/2+[.H749]" table:style-name="ce4">
            <text:p>0.118664</text:p>
          </table:table-cell>
          <table:table-cell office:value-type="float" office:value="-5.084994753410284E-4" table:formula="of:=[.C750]-[.$N$1]" table:style-name="ce4">
            <text:p>-0.000508</text:p>
          </table:table-cell>
          <table:table-cell office:value-type="float" office:value="1.163170535152213E-3" table:formula="of:=(([.$I750]+[.$I749]))*[.$G750]*9.8/2+[.J749]" table:style-name="ce4">
            <text:p>0.0011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765" table:style-name="ce3">
            <text:p>6176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3.609999999999932" table:formula="of:=[.F750]+[.G751]" table:style-name="ce5">
            <text:p>23.610</text:p>
          </table:table-cell>
          <table:table-cell office:value-type="float" office:value="3.1E-2" table:formula="of:=([.B751]-[.B750])/1000" table:style-name="ce5">
            <text:p>0.031</text:p>
          </table:table-cell>
          <table:table-cell office:value-type="float" office:value="0.11870985000000008" table:formula="of:=([.C751]+[.C750])*[.G751]*9.8/2+[.H750]" table:style-name="ce4">
            <text:p>0.118710</text:p>
          </table:table-cell>
          <table:table-cell office:value-type="float" office:value="-2.0849947534102843E-4" table:formula="of:=[.C751]-[.$N$1]" table:style-name="ce4">
            <text:p>-0.000208</text:p>
          </table:table-cell>
          <table:table-cell office:value-type="float" office:value="1.0542583945436085E-3" table:formula="of:=(([.$I751]+[.$I750]))*[.$G751]*9.8/2+[.J750]" table:style-name="ce4">
            <text:p>0.0010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797" table:style-name="ce3">
            <text:p>61797</text:p>
          </table:table-cell>
          <table:table-cell office:value-type="float" office:value="1.4E-3" table:style-name="ce4">
            <text:p>0.0014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085" table:style-name="ce4">
            <text:p>1.008500</text:p>
          </table:table-cell>
          <table:table-cell office:value-type="float" office:value="23.641999999999932" table:formula="of:=[.F751]+[.G752]" table:style-name="ce5">
            <text:p>23.642</text:p>
          </table:table-cell>
          <table:table-cell office:value-type="float" office:value="3.2000000000000001E-2" table:formula="of:=([.B752]-[.B751])/1000" table:style-name="ce5">
            <text:p>0.032</text:p>
          </table:table-cell>
          <table:table-cell office:value-type="float" office:value="0.11897641000000007" table:formula="of:=([.C752]+[.C751])*[.G752]*9.8/2+[.H751]" table:style-name="ce4">
            <text:p>0.118976</text:p>
          </table:table-cell>
          <table:table-cell office:value-type="float" office:value="8.9150052465897158E-4" table:formula="of:=[.C752]-[.$N$1]" table:style-name="ce4">
            <text:p>0.000892</text:p>
          </table:table-cell>
          <table:table-cell office:value-type="float" office:value="1.1613529590766619E-3" table:formula="of:=(([.$I752]+[.$I751]))*[.$G752]*9.8/2+[.J751]" table:style-name="ce4">
            <text:p>0.0011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828" table:style-name="ce3">
            <text:p>61828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3.672999999999931" table:formula="of:=[.F752]+[.G753]" table:style-name="ce5">
            <text:p>23.673</text:p>
          </table:table-cell>
          <table:table-cell office:value-type="float" office:value="3.1E-2" table:formula="of:=([.B753]-[.B752])/1000" table:style-name="ce5">
            <text:p>0.031</text:p>
          </table:table-cell>
          <table:table-cell office:value-type="float" office:value="0.11965996000000008" table:formula="of:=([.C753]+[.C752])*[.G753]*9.8/2+[.H752]" table:style-name="ce4">
            <text:p>0.119660</text:p>
          </table:table-cell>
          <table:table-cell office:value-type="float" office:value="2.5915005246589717E-3" table:formula="of:=[.C753]-[.$N$1]" table:style-name="ce4">
            <text:p>0.002592</text:p>
          </table:table-cell>
          <table:table-cell office:value-type="float" office:value="1.6904208184680574E-3" table:formula="of:=(([.$I753]+[.$I752]))*[.$G753]*9.8/2+[.J752]" table:style-name="ce4">
            <text:p>0.0016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859" table:style-name="ce3">
            <text:p>61859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0117" table:style-name="ce4">
            <text:p>1.011700</text:p>
          </table:table-cell>
          <table:table-cell office:value-type="float" office:value="23.70399999999993" table:formula="of:=[.F753]+[.G754]" table:style-name="ce5">
            <text:p>23.704</text:p>
          </table:table-cell>
          <table:table-cell office:value-type="float" office:value="3.1E-2" table:formula="of:=([.B754]-[.B753])/1000" table:style-name="ce5">
            <text:p>0.031</text:p>
          </table:table-cell>
          <table:table-cell office:value-type="float" office:value="0.12003971000000008" table:formula="of:=([.C754]+[.C753])*[.G754]*9.8/2+[.H753]" table:style-name="ce4">
            <text:p>0.120040</text:p>
          </table:table-cell>
          <table:table-cell office:value-type="float" office:value="-1.1084994753410285E-3" table:formula="of:=[.C754]-[.$N$1]" table:style-name="ce4">
            <text:p>-0.001108</text:p>
          </table:table-cell>
          <table:table-cell office:value-type="float" office:value="1.9156886778594531E-3" table:formula="of:=(([.$I754]+[.$I753]))*[.$G754]*9.8/2+[.J753]" table:style-name="ce4">
            <text:p>0.0019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892" table:style-name="ce3">
            <text:p>61892</text:p>
          </table:table-cell>
          <table:table-cell office:value-type="float" office:value="1E-3" table:style-name="ce4">
            <text:p>0.0010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23.736999999999931" table:formula="of:=[.F754]+[.G755]" table:style-name="ce5">
            <text:p>23.737</text:p>
          </table:table-cell>
          <table:table-cell office:value-type="float" office:value="3.3000000000000002E-2" table:formula="of:=([.B755]-[.B754])/1000" table:style-name="ce5">
            <text:p>0.033</text:p>
          </table:table-cell>
          <table:table-cell office:value-type="float" office:value="0.12010439000000007" table:formula="of:=([.C755]+[.C754])*[.G755]*9.8/2+[.H754]" table:style-name="ce4">
            <text:p>0.120104</text:p>
          </table:table-cell>
          <table:table-cell office:value-type="float" office:value="4.9150052465897162E-4" table:formula="of:=[.C755]-[.$N$1]" table:style-name="ce4">
            <text:p>0.000492</text:p>
          </table:table-cell>
          <table:table-cell office:value-type="float" office:value="1.8159199475341645E-3" table:formula="of:=(([.$I755]+[.$I754]))*[.$G755]*9.8/2+[.J754]" table:style-name="ce4">
            <text:p>0.0018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922" table:style-name="ce3">
            <text:p>61922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23.766999999999932" table:formula="of:=[.F755]+[.G756]" table:style-name="ce5">
            <text:p>23.767</text:p>
          </table:table-cell>
          <table:table-cell office:value-type="float" office:value="0.03" table:formula="of:=([.B756]-[.B755])/1000" table:style-name="ce5">
            <text:p>0.030</text:p>
          </table:table-cell>
          <table:table-cell office:value-type="float" office:value="0.12033959000000008" table:formula="of:=([.C756]+[.C755])*[.G756]*9.8/2+[.H755]" table:style-name="ce4">
            <text:p>0.120340</text:p>
          </table:table-cell>
          <table:table-cell office:value-type="float" office:value="9.1500524658971543E-5" table:formula="of:=[.C756]-[.$N$1]" table:style-name="ce4">
            <text:p>0.000092</text:p>
          </table:table-cell>
          <table:table-cell office:value-type="float" office:value="1.9016211017839021E-3" table:formula="of:=(([.$I756]+[.$I755]))*[.$G756]*9.8/2+[.J755]" table:style-name="ce4">
            <text:p>0.0019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953" table:style-name="ce3">
            <text:p>61953</text:p>
          </table:table-cell>
          <table:table-cell office:value-type="float" office:value="1.9E-3" table:style-name="ce4">
            <text:p>0.0019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30999999999999" table:style-name="ce4">
            <text:p>1.013100</text:p>
          </table:table-cell>
          <table:table-cell office:value-type="float" office:value="23.797999999999931" table:formula="of:=[.F756]+[.G757]" table:style-name="ce5">
            <text:p>23.798</text:p>
          </table:table-cell>
          <table:table-cell office:value-type="float" office:value="3.1E-2" table:formula="of:=([.B757]-[.B756])/1000" table:style-name="ce5">
            <text:p>0.031</text:p>
          </table:table-cell>
          <table:table-cell office:value-type="float" office:value="0.12071934000000008" table:formula="of:=([.C757]+[.C756])*[.G757]*9.8/2+[.H756]" table:style-name="ce4">
            <text:p>0.120719</text:p>
          </table:table-cell>
          <table:table-cell office:value-type="float" office:value="1.3915005246589716E-3" table:formula="of:=[.C757]-[.$N$1]" table:style-name="ce4">
            <text:p>0.001392</text:p>
          </table:table-cell>
          <table:table-cell office:value-type="float" office:value="2.1268889611752977E-3" table:formula="of:=(([.$I757]+[.$I756]))*[.$G757]*9.8/2+[.J756]" table:style-name="ce4">
            <text:p>0.0021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1984" table:style-name="ce3">
            <text:p>61984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4.3E-3" table:style-name="ce4">
            <text:p>0.0043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3.82899999999993" table:formula="of:=[.F757]+[.G758]" table:style-name="ce5">
            <text:p>23.829</text:p>
          </table:table-cell>
          <table:table-cell office:value-type="float" office:value="3.1E-2" table:formula="of:=([.B758]-[.B757])/1000" table:style-name="ce5">
            <text:p>0.031</text:p>
          </table:table-cell>
          <table:table-cell office:value-type="float" office:value="0.12125099000000007" table:formula="of:=([.C758]+[.C757])*[.G758]*9.8/2+[.H757]" table:style-name="ce4">
            <text:p>0.121251</text:p>
          </table:table-cell>
          <table:table-cell office:value-type="float" office:value="1.0915005246589717E-3" table:formula="of:=[.C758]-[.$N$1]" table:style-name="ce4">
            <text:p>0.001092</text:p>
          </table:table-cell>
          <table:table-cell office:value-type="float" office:value="2.5040568205666933E-3" table:formula="of:=(([.$I758]+[.$I757]))*[.$G758]*9.8/2+[.J757]" table:style-name="ce4">
            <text:p>0.0025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015" table:style-name="ce3">
            <text:p>62015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4.4999999999999997E-3" table:style-name="ce4">
            <text:p>0.0045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23.859999999999928" table:formula="of:=[.F758]+[.G759]" table:style-name="ce5">
            <text:p>23.860</text:p>
          </table:table-cell>
          <table:table-cell office:value-type="float" office:value="3.1E-2" table:formula="of:=([.B759]-[.B758])/1000" table:style-name="ce5">
            <text:p>0.031</text:p>
          </table:table-cell>
          <table:table-cell office:value-type="float" office:value="0.12185859000000007" table:formula="of:=([.C759]+[.C758])*[.G759]*9.8/2+[.H758]" table:style-name="ce4">
            <text:p>0.121859</text:p>
          </table:table-cell>
          <table:table-cell office:value-type="float" office:value="1.8915005246589714E-3" table:formula="of:=[.C759]-[.$N$1]" table:style-name="ce4">
            <text:p>0.001892</text:p>
          </table:table-cell>
          <table:table-cell office:value-type="float" office:value="2.9571746799580889E-3" table:formula="of:=(([.$I759]+[.$I758]))*[.$G759]*9.8/2+[.J758]" table:style-name="ce4">
            <text:p>0.0029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046" table:style-name="ce3">
            <text:p>62046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23.890999999999927" table:formula="of:=[.F759]+[.G760]" table:style-name="ce5">
            <text:p>23.891</text:p>
          </table:table-cell>
          <table:table-cell office:value-type="float" office:value="3.1E-2" table:formula="of:=([.B760]-[.B759])/1000" table:style-name="ce5">
            <text:p>0.031</text:p>
          </table:table-cell>
          <table:table-cell office:value-type="float" office:value="0.12226872000000007" table:formula="of:=([.C760]+[.C759])*[.G760]*9.8/2+[.H759]" table:style-name="ce4">
            <text:p>0.122269</text:p>
          </table:table-cell>
          <table:table-cell office:value-type="float" office:value="-2.0849947534102843E-4" table:formula="of:=[.C760]-[.$N$1]" table:style-name="ce4">
            <text:p>-0.000208</text:p>
          </table:table-cell>
          <table:table-cell office:value-type="float" office:value="3.2128225393494845E-3" table:formula="of:=(([.$I760]+[.$I759]))*[.$G760]*9.8/2+[.J759]" table:style-name="ce4">
            <text:p>0.0032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077" table:style-name="ce3">
            <text:p>62077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3.921999999999926" table:formula="of:=[.F760]+[.G761]" table:style-name="ce5">
            <text:p>23.922</text:p>
          </table:table-cell>
          <table:table-cell office:value-type="float" office:value="3.1E-2" table:formula="of:=([.B761]-[.B760])/1000" table:style-name="ce5">
            <text:p>0.031</text:p>
          </table:table-cell>
          <table:table-cell office:value-type="float" office:value="0.12228391000000007" table:formula="of:=([.C761]+[.C760])*[.G761]*9.8/2+[.H760]" table:style-name="ce4">
            <text:p>0.122284</text:p>
          </table:table-cell>
          <table:table-cell office:value-type="float" office:value="-7.0849947534102839E-4" table:formula="of:=[.C761]-[.$N$1]" table:style-name="ce4">
            <text:p>-0.000708</text:p>
          </table:table-cell>
          <table:table-cell office:value-type="float" office:value="3.0735303987408803E-3" table:formula="of:=(([.$I761]+[.$I760]))*[.$G761]*9.8/2+[.J760]" table:style-name="ce4">
            <text:p>0.0030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109" table:style-name="ce3">
            <text:p>62109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23.953999999999926" table:formula="of:=[.F761]+[.G762]" table:style-name="ce5">
            <text:p>23.954</text:p>
          </table:table-cell>
          <table:table-cell office:value-type="float" office:value="3.2000000000000001E-2" table:formula="of:=([.B762]-[.B761])/1000" table:style-name="ce5">
            <text:p>0.032</text:p>
          </table:table-cell>
          <table:table-cell office:value-type="float" office:value="0.12250343000000007" table:formula="of:=([.C762]+[.C761])*[.G762]*9.8/2+[.H761]" table:style-name="ce4">
            <text:p>0.122503</text:p>
          </table:table-cell>
          <table:table-cell office:value-type="float" office:value="1.0915005246589717E-3" table:formula="of:=[.C762]-[.$N$1]" table:style-name="ce4">
            <text:p>0.001092</text:p>
          </table:table-cell>
          <table:table-cell office:value-type="float" office:value="3.1335849632739337E-3" table:formula="of:=(([.$I762]+[.$I761]))*[.$G762]*9.8/2+[.J761]" table:style-name="ce4">
            <text:p>0.0031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140" table:style-name="ce3">
            <text:p>6214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105" table:style-name="ce4">
            <text:p>1.010500</text:p>
          </table:table-cell>
          <table:table-cell office:value-type="float" office:value="23.984999999999925" table:formula="of:=[.F762]+[.G763]" table:style-name="ce5">
            <text:p>23.985</text:p>
          </table:table-cell>
          <table:table-cell office:value-type="float" office:value="3.1E-2" table:formula="of:=([.B763]-[.B762])/1000" table:style-name="ce5">
            <text:p>0.031</text:p>
          </table:table-cell>
          <table:table-cell office:value-type="float" office:value="0.12277685000000006" table:formula="of:=([.C763]+[.C762])*[.G763]*9.8/2+[.H762]" table:style-name="ce4">
            <text:p>0.122777</text:p>
          </table:table-cell>
          <table:table-cell office:value-type="float" office:value="-3.0849947534102842E-4" table:formula="of:=[.C763]-[.$N$1]" table:style-name="ce4">
            <text:p>-0.000308</text:p>
          </table:table-cell>
          <table:table-cell office:value-type="float" office:value="3.2525228226653294E-3" table:formula="of:=(([.$I763]+[.$I762]))*[.$G763]*9.8/2+[.J762]" table:style-name="ce4">
            <text:p>0.0032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171" table:style-name="ce3">
            <text:p>62171</text:p>
          </table:table-cell>
          <table:table-cell office:value-type="float" office:value="1.5E-3" table:style-name="ce4">
            <text:p>0.0015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4.015999999999924" table:formula="of:=[.F763]+[.G764]" table:style-name="ce5">
            <text:p>24.016</text:p>
          </table:table-cell>
          <table:table-cell office:value-type="float" office:value="3.1E-2" table:formula="of:=([.B764]-[.B763])/1000" table:style-name="ce5">
            <text:p>0.031</text:p>
          </table:table-cell>
          <table:table-cell office:value-type="float" office:value="0.12303508000000006" table:formula="of:=([.C764]+[.C763])*[.G764]*9.8/2+[.H763]" table:style-name="ce4">
            <text:p>0.123035</text:p>
          </table:table-cell>
          <table:table-cell office:value-type="float" office:value="9.9150052465897163E-4" table:formula="of:=[.C764]-[.$N$1]" table:style-name="ce4">
            <text:p>0.000992</text:p>
          </table:table-cell>
          <table:table-cell office:value-type="float" office:value="3.3562706820567251E-3" table:formula="of:=(([.$I764]+[.$I763]))*[.$G764]*9.8/2+[.J763]" table:style-name="ce4">
            <text:p>0.0033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202" table:style-name="ce3">
            <text:p>62202</text:p>
          </table:table-cell>
          <table:table-cell office:value-type="float" office:value="1.9E-3" table:style-name="ce4">
            <text:p>0.0019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3" table:style-name="ce4">
            <text:p>1.010300</text:p>
          </table:table-cell>
          <table:table-cell office:value-type="float" office:value="24.046999999999922" table:formula="of:=[.F764]+[.G765]" table:style-name="ce5">
            <text:p>24.047</text:p>
          </table:table-cell>
          <table:table-cell office:value-type="float" office:value="3.1E-2" table:formula="of:=([.B765]-[.B764])/1000" table:style-name="ce5">
            <text:p>0.031</text:p>
          </table:table-cell>
          <table:table-cell office:value-type="float" office:value="0.12355154000000006" table:formula="of:=([.C765]+[.C764])*[.G765]*9.8/2+[.H764]" table:style-name="ce4">
            <text:p>0.123552</text:p>
          </table:table-cell>
          <table:table-cell office:value-type="float" office:value="1.3915005246589716E-3" table:formula="of:=[.C765]-[.$N$1]" table:style-name="ce4">
            <text:p>0.001392</text:p>
          </table:table-cell>
          <table:table-cell office:value-type="float" office:value="3.7182485414481207E-3" table:formula="of:=(([.$I765]+[.$I764]))*[.$G765]*9.8/2+[.J764]" table:style-name="ce4">
            <text:p>0.0037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233" table:style-name="ce3">
            <text:p>62233</text:p>
          </table:table-cell>
          <table:table-cell office:value-type="float" office:value="-1E-4" table:style-name="ce4">
            <text:p>-0.0001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24.077999999999921" table:formula="of:=[.F765]+[.G766]" table:style-name="ce5">
            <text:p>24.078</text:p>
          </table:table-cell>
          <table:table-cell office:value-type="float" office:value="3.1E-2" table:formula="of:=([.B766]-[.B765])/1000" table:style-name="ce5">
            <text:p>0.031</text:p>
          </table:table-cell>
          <table:table-cell office:value-type="float" office:value="0.12382496000000005" table:formula="of:=([.C766]+[.C765])*[.G766]*9.8/2+[.H765]" table:style-name="ce4">
            <text:p>0.123825</text:p>
          </table:table-cell>
          <table:table-cell office:value-type="float" office:value="-6.0849947534102845E-4" table:formula="of:=[.C766]-[.$N$1]" table:style-name="ce4">
            <text:p>-0.000608</text:p>
          </table:table-cell>
          <table:table-cell office:value-type="float" office:value="3.8371864008395163E-3" table:formula="of:=(([.$I766]+[.$I765]))*[.$G766]*9.8/2+[.J765]" table:style-name="ce4">
            <text:p>0.0038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265" table:style-name="ce3">
            <text:p>62265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9" table:style-name="ce4">
            <text:p>1.007900</text:p>
          </table:table-cell>
          <table:table-cell office:value-type="float" office:value="24.109999999999921" table:formula="of:=[.F766]+[.G767]" table:style-name="ce5">
            <text:p>24.110</text:p>
          </table:table-cell>
          <table:table-cell office:value-type="float" office:value="3.2000000000000001E-2" table:formula="of:=([.B767]-[.B766])/1000" table:style-name="ce5">
            <text:p>0.032</text:p>
          </table:table-cell>
          <table:table-cell office:value-type="float" office:value="0.12371520000000005" table:formula="of:=([.C767]+[.C766])*[.G767]*9.8/2+[.H766]" table:style-name="ce4">
            <text:p>0.123715</text:p>
          </table:table-cell>
          <table:table-cell office:value-type="float" office:value="-1.1084994753410285E-3" table:formula="of:=[.C767]-[.$N$1]" table:style-name="ce4">
            <text:p>-0.001108</text:p>
          </table:table-cell>
          <table:table-cell office:value-type="float" office:value="3.5679609653725699E-3" table:formula="of:=(([.$I767]+[.$I766]))*[.$G767]*9.8/2+[.J766]" table:style-name="ce4">
            <text:p>0.0035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297" table:style-name="ce3">
            <text:p>62297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4.141999999999921" table:formula="of:=[.F767]+[.G768]" table:style-name="ce5">
            <text:p>24.142</text:p>
          </table:table-cell>
          <table:table-cell office:value-type="float" office:value="3.2000000000000001E-2" table:formula="of:=([.B768]-[.B767])/1000" table:style-name="ce5">
            <text:p>0.032</text:p>
          </table:table-cell>
          <table:table-cell office:value-type="float" office:value="0.12371520000000005" table:formula="of:=([.C768]+[.C767])*[.G768]*9.8/2+[.H767]" table:style-name="ce4">
            <text:p>0.123715</text:p>
          </table:table-cell>
          <table:table-cell office:value-type="float" office:value="9.1500524658971543E-5" table:formula="of:=[.C768]-[.$N$1]" table:style-name="ce4">
            <text:p>0.000092</text:p>
          </table:table-cell>
          <table:table-cell office:value-type="float" office:value="3.4084955299056234E-3" table:formula="of:=(([.$I768]+[.$I767]))*[.$G768]*9.8/2+[.J767]" table:style-name="ce4">
            <text:p>0.0034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329" table:style-name="ce3">
            <text:p>62329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18" table:style-name="ce4">
            <text:p>1.011800</text:p>
          </table:table-cell>
          <table:table-cell office:value-type="float" office:value="24.173999999999921" table:formula="of:=[.F768]+[.G769]" table:style-name="ce5">
            <text:p>24.174</text:p>
          </table:table-cell>
          <table:table-cell office:value-type="float" office:value="3.2000000000000001E-2" table:formula="of:=([.B769]-[.B768])/1000" table:style-name="ce5">
            <text:p>0.032</text:p>
          </table:table-cell>
          <table:table-cell office:value-type="float" office:value="0.12401312000000005" table:formula="of:=([.C769]+[.C768])*[.G769]*9.8/2+[.H768]" table:style-name="ce4">
            <text:p>0.124013</text:p>
          </table:table-cell>
          <table:table-cell office:value-type="float" office:value="7.9150052465897154E-4" table:formula="of:=[.C769]-[.$N$1]" table:style-name="ce4">
            <text:p>0.000792</text:p>
          </table:table-cell>
          <table:table-cell office:value-type="float" office:value="3.546950094438677E-3" table:formula="of:=(([.$I769]+[.$I768]))*[.$G769]*9.8/2+[.J768]" table:style-name="ce4">
            <text:p>0.0035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360" table:style-name="ce3">
            <text:p>6236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24.20499999999992" table:formula="of:=[.F769]+[.G770]" table:style-name="ce5">
            <text:p>24.205</text:p>
          </table:table-cell>
          <table:table-cell office:value-type="float" office:value="3.1E-2" table:formula="of:=([.B770]-[.B769])/1000" table:style-name="ce5">
            <text:p>0.031</text:p>
          </table:table-cell>
          <table:table-cell office:value-type="float" office:value="0.12416502000000004" table:formula="of:=([.C770]+[.C769])*[.G770]*9.8/2+[.H769]" table:style-name="ce4">
            <text:p>0.124165</text:p>
          </table:table-cell>
          <table:table-cell office:value-type="float" office:value="-8.0849947534102832E-4" table:formula="of:=[.C770]-[.$N$1]" table:style-name="ce4">
            <text:p>-0.000808</text:p>
          </table:table-cell>
          <table:table-cell office:value-type="float" office:value="3.5443679538300727E-3" table:formula="of:=(([.$I770]+[.$I769]))*[.$G770]*9.8/2+[.J769]" table:style-name="ce4">
            <text:p>0.0035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392" table:style-name="ce3">
            <text:p>62392</text:p>
          </table:table-cell>
          <table:table-cell office:value-type="float" office:value="1.4E-3" table:style-name="ce4">
            <text:p>0.0014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17" table:style-name="ce4">
            <text:p>1.011700</text:p>
          </table:table-cell>
          <table:table-cell office:value-type="float" office:value="24.23699999999992" table:formula="of:=[.F770]+[.G771]" table:style-name="ce5">
            <text:p>24.237</text:p>
          </table:table-cell>
          <table:table-cell office:value-type="float" office:value="3.2000000000000001E-2" table:formula="of:=([.B771]-[.B770])/1000" table:style-name="ce5">
            <text:p>0.032</text:p>
          </table:table-cell>
          <table:table-cell office:value-type="float" office:value="0.12433750000000005" table:formula="of:=([.C771]+[.C770])*[.G771]*9.8/2+[.H770]" table:style-name="ce4">
            <text:p>0.124338</text:p>
          </table:table-cell>
          <table:table-cell office:value-type="float" office:value="8.9150052465897158E-4" table:formula="of:=[.C771]-[.$N$1]" table:style-name="ce4">
            <text:p>0.000892</text:p>
          </table:table-cell>
          <table:table-cell office:value-type="float" office:value="3.5573825183631263E-3" table:formula="of:=(([.$I771]+[.$I770]))*[.$G771]*9.8/2+[.J770]" table:style-name="ce4">
            <text:p>0.0035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423" table:style-name="ce3">
            <text:p>62423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4.267999999999919" table:formula="of:=[.F771]+[.G772]" table:style-name="ce5">
            <text:p>24.268</text:p>
          </table:table-cell>
          <table:table-cell office:value-type="float" office:value="3.1E-2" table:formula="of:=([.B772]-[.B771])/1000" table:style-name="ce5">
            <text:p>0.031</text:p>
          </table:table-cell>
          <table:table-cell office:value-type="float" office:value="0.12429193000000005" table:formula="of:=([.C772]+[.C771])*[.G772]*9.8/2+[.H771]" table:style-name="ce4">
            <text:p>0.124292</text:p>
          </table:table-cell>
          <table:table-cell office:value-type="float" office:value="-2.2084994753410283E-3" table:formula="of:=[.C772]-[.$N$1]" table:style-name="ce4">
            <text:p>-0.002208</text:p>
          </table:table-cell>
          <table:table-cell office:value-type="float" office:value="3.3573303777545221E-3" table:formula="of:=(([.$I772]+[.$I771]))*[.$G772]*9.8/2+[.J771]" table:style-name="ce4">
            <text:p>0.0033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455" table:style-name="ce3">
            <text:p>6245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4.299999999999919" table:formula="of:=[.F772]+[.G773]" table:style-name="ce5">
            <text:p>24.300</text:p>
          </table:table-cell>
          <table:table-cell office:value-type="float" office:value="3.2000000000000001E-2" table:formula="of:=([.B773]-[.B772])/1000" table:style-name="ce5">
            <text:p>0.032</text:p>
          </table:table-cell>
          <table:table-cell office:value-type="float" office:value="0.12410377000000004" table:formula="of:=([.C773]+[.C772])*[.G773]*9.8/2+[.H772]" table:style-name="ce4">
            <text:p>0.124104</text:p>
          </table:table-cell>
          <table:table-cell office:value-type="float" office:value="-8.4994753410283942E-6" table:formula="of:=[.C773]-[.$N$1]" table:style-name="ce4">
            <text:p>-0.000008</text:p>
          </table:table-cell>
          <table:table-cell office:value-type="float" office:value="3.0097049422875754E-3" table:formula="of:=(([.$I773]+[.$I772]))*[.$G773]*9.8/2+[.J772]" table:style-name="ce4">
            <text:p>0.0030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486" table:style-name="ce3">
            <text:p>62486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99" table:style-name="ce4">
            <text:p>1.009900</text:p>
          </table:table-cell>
          <table:table-cell office:value-type="float" office:value="24.330999999999918" table:formula="of:=[.F773]+[.G774]" table:style-name="ce5">
            <text:p>24.331</text:p>
          </table:table-cell>
          <table:table-cell office:value-type="float" office:value="3.1E-2" table:formula="of:=([.B774]-[.B773])/1000" table:style-name="ce5">
            <text:p>0.031</text:p>
          </table:table-cell>
          <table:table-cell office:value-type="float" office:value="0.12430124000000005" table:formula="of:=([.C774]+[.C773])*[.G774]*9.8/2+[.H773]" table:style-name="ce4">
            <text:p>0.124301</text:p>
          </table:table-cell>
          <table:table-cell office:value-type="float" office:value="2.9150052465897163E-4" table:formula="of:=[.C774]-[.$N$1]" table:style-name="ce4">
            <text:p>0.000292</text:p>
          </table:table-cell>
          <table:table-cell office:value-type="float" office:value="3.0526928016789711E-3" table:formula="of:=(([.$I774]+[.$I773]))*[.$G774]*9.8/2+[.J773]" table:style-name="ce4">
            <text:p>0.0030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517" table:style-name="ce3">
            <text:p>62517</text:p>
          </table:table-cell>
          <table:table-cell office:value-type="float" office:value="-1E-4" table:style-name="ce4">
            <text:p>-0.0001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068999999999999" table:style-name="ce4">
            <text:p>1.006900</text:p>
          </table:table-cell>
          <table:table-cell office:value-type="float" office:value="24.361999999999917" table:formula="of:=[.F774]+[.G775]" table:style-name="ce5">
            <text:p>24.362</text:p>
          </table:table-cell>
          <table:table-cell office:value-type="float" office:value="3.1E-2" table:formula="of:=([.B775]-[.B774])/1000" table:style-name="ce5">
            <text:p>0.031</text:p>
          </table:table-cell>
          <table:table-cell office:value-type="float" office:value="0.12440757000000005" table:formula="of:=([.C775]+[.C774])*[.G775]*9.8/2+[.H774]" table:style-name="ce4">
            <text:p>0.124408</text:p>
          </table:table-cell>
          <table:table-cell office:value-type="float" office:value="-6.0849947534102845E-4" table:formula="of:=[.C775]-[.$N$1]" table:style-name="ce4">
            <text:p>-0.000608</text:p>
          </table:table-cell>
          <table:table-cell office:value-type="float" office:value="3.0045406610703668E-3" table:formula="of:=(([.$I775]+[.$I774]))*[.$G775]*9.8/2+[.J774]" table:style-name="ce4">
            <text:p>0.0030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549" table:style-name="ce3">
            <text:p>62549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0" table:style-name="ce4">
            <text:p>0.0000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24.393999999999917" table:formula="of:=[.F775]+[.G776]" table:style-name="ce5">
            <text:p>24.394</text:p>
          </table:table-cell>
          <table:table-cell office:value-type="float" office:value="3.2000000000000001E-2" table:formula="of:=([.B776]-[.B775])/1000" table:style-name="ce5">
            <text:p>0.032</text:p>
          </table:table-cell>
          <table:table-cell office:value-type="float" office:value="0.12459573000000006" table:formula="of:=([.C776]+[.C775])*[.G776]*9.8/2+[.H775]" table:style-name="ce4">
            <text:p>0.124596</text:p>
          </table:table-cell>
          <table:table-cell office:value-type="float" office:value="7.9150052465897154E-4" table:formula="of:=[.C776]-[.$N$1]" table:style-name="ce4">
            <text:p>0.000792</text:p>
          </table:table-cell>
          <table:table-cell office:value-type="float" office:value="3.0332352256034205E-3" table:formula="of:=(([.$I776]+[.$I775]))*[.$G776]*9.8/2+[.J775]" table:style-name="ce4">
            <text:p>0.0030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581" table:style-name="ce3">
            <text:p>62581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2" table:style-name="ce4">
            <text:p>1.012000</text:p>
          </table:table-cell>
          <table:table-cell office:value-type="float" office:value="24.425999999999917" table:formula="of:=[.F776]+[.G777]" table:style-name="ce5">
            <text:p>24.426</text:p>
          </table:table-cell>
          <table:table-cell office:value-type="float" office:value="3.2000000000000001E-2" table:formula="of:=([.B777]-[.B776])/1000" table:style-name="ce5">
            <text:p>0.032</text:p>
          </table:table-cell>
          <table:table-cell office:value-type="float" office:value="0.12500341000000006" table:formula="of:=([.C777]+[.C776])*[.G777]*9.8/2+[.H776]" table:style-name="ce4">
            <text:p>0.125003</text:p>
          </table:table-cell>
          <table:table-cell office:value-type="float" office:value="7.9150052465897154E-4" table:formula="of:=[.C777]-[.$N$1]" table:style-name="ce4">
            <text:p>0.000792</text:p>
          </table:table-cell>
          <table:table-cell office:value-type="float" office:value="3.2814497901364741E-3" table:formula="of:=(([.$I777]+[.$I776]))*[.$G777]*9.8/2+[.J776]" table:style-name="ce4">
            <text:p>0.0032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612" table:style-name="ce3">
            <text:p>62612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24.456999999999915" table:formula="of:=[.F777]+[.G778]" table:style-name="ce5">
            <text:p>24.457</text:p>
          </table:table-cell>
          <table:table-cell office:value-type="float" office:value="3.1E-2" table:formula="of:=([.B778]-[.B777])/1000" table:style-name="ce5">
            <text:p>0.031</text:p>
          </table:table-cell>
          <table:table-cell office:value-type="float" office:value="0.12553506000000006" table:formula="of:=([.C778]+[.C777])*[.G778]*9.8/2+[.H777]" table:style-name="ce4">
            <text:p>0.125535</text:p>
          </table:table-cell>
          <table:table-cell office:value-type="float" office:value="1.6915005246589717E-3" table:formula="of:=[.C778]-[.$N$1]" table:style-name="ce4">
            <text:p>0.001692</text:p>
          </table:table-cell>
          <table:table-cell office:value-type="float" office:value="3.6586176495278697E-3" table:formula="of:=(([.$I778]+[.$I777]))*[.$G778]*9.8/2+[.J777]" table:style-name="ce4">
            <text:p>0.0036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643" table:style-name="ce3">
            <text:p>62643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77" table:style-name="ce4">
            <text:p>1.007700</text:p>
          </table:table-cell>
          <table:table-cell office:value-type="float" office:value="24.487999999999914" table:formula="of:=[.F778]+[.G779]" table:style-name="ce5">
            <text:p>24.488</text:p>
          </table:table-cell>
          <table:table-cell office:value-type="float" office:value="3.1E-2" table:formula="of:=([.B779]-[.B778])/1000" table:style-name="ce5">
            <text:p>0.031</text:p>
          </table:table-cell>
          <table:table-cell office:value-type="float" office:value="0.12597557000000006" table:formula="of:=([.C779]+[.C778])*[.G779]*9.8/2+[.H778]" table:style-name="ce4">
            <text:p>0.125976</text:p>
          </table:table-cell>
          <table:table-cell office:value-type="float" office:value="1.9150052465897159E-4" table:formula="of:=[.C779]-[.$N$1]" table:style-name="ce4">
            <text:p>0.000192</text:p>
          </table:table-cell>
          <table:table-cell office:value-type="float" office:value="3.9446455089192653E-3" table:formula="of:=(([.$I779]+[.$I778]))*[.$G779]*9.8/2+[.J778]" table:style-name="ce4">
            <text:p>0.0039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674" table:style-name="ce3">
            <text:p>62674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24.518999999999913" table:formula="of:=[.F779]+[.G780]" table:style-name="ce5">
            <text:p>24.519</text:p>
          </table:table-cell>
          <table:table-cell office:value-type="float" office:value="3.1E-2" table:formula="of:=([.B780]-[.B779])/1000" table:style-name="ce5">
            <text:p>0.031</text:p>
          </table:table-cell>
          <table:table-cell office:value-type="float" office:value="0.12620342000000007" table:formula="of:=([.C780]+[.C779])*[.G780]*9.8/2+[.H779]" table:style-name="ce4">
            <text:p>0.126203</text:p>
          </table:table-cell>
          <table:table-cell office:value-type="float" office:value="2.9150052465897163E-4" table:formula="of:=[.C780]-[.$N$1]" table:style-name="ce4">
            <text:p>0.000292</text:p>
          </table:table-cell>
          <table:table-cell office:value-type="float" office:value="4.0180133683106606E-3" table:formula="of:=(([.$I780]+[.$I779]))*[.$G780]*9.8/2+[.J779]" table:style-name="ce4">
            <text:p>0.0040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705" table:style-name="ce3">
            <text:p>62705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17" table:style-name="ce4">
            <text:p>1.011700</text:p>
          </table:table-cell>
          <table:table-cell office:value-type="float" office:value="24.549999999999912" table:formula="of:=[.F780]+[.G781]" table:style-name="ce5">
            <text:p>24.550</text:p>
          </table:table-cell>
          <table:table-cell office:value-type="float" office:value="3.1E-2" table:formula="of:=([.B781]-[.B780])/1000" table:style-name="ce5">
            <text:p>0.031</text:p>
          </table:table-cell>
          <table:table-cell office:value-type="float" office:value="0.12641608000000007" table:formula="of:=([.C781]+[.C780])*[.G781]*9.8/2+[.H780]" table:style-name="ce4">
            <text:p>0.126416</text:p>
          </table:table-cell>
          <table:table-cell office:value-type="float" office:value="9.1500524658971543E-5" table:formula="of:=[.C781]-[.$N$1]" table:style-name="ce4">
            <text:p>0.000092</text:p>
          </table:table-cell>
          <table:table-cell office:value-type="float" office:value="4.0761912277020558E-3" table:formula="of:=(([.$I781]+[.$I780]))*[.$G781]*9.8/2+[.J780]" table:style-name="ce4">
            <text:p>0.0040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736" table:style-name="ce3">
            <text:p>62736</text:p>
          </table:table-cell>
          <table:table-cell office:value-type="float" office:value="0" table:style-name="ce4">
            <text:p>0.000000</text:p>
          </table:table-cell>
          <table:table-cell office:value-type="float" office:value="4.7000000000000002E-3" table:style-name="ce4">
            <text:p>0.004700</text:p>
          </table:table-cell>
          <table:table-cell office:value-type="float" office:value="1.0099" table:style-name="ce4">
            <text:p>1.009900</text:p>
          </table:table-cell>
          <table:table-cell office:value-type="float" office:value="24.580999999999911" table:formula="of:=[.F781]+[.G782]" table:style-name="ce5">
            <text:p>24.581</text:p>
          </table:table-cell>
          <table:table-cell office:value-type="float" office:value="3.1E-2" table:formula="of:=([.B782]-[.B781])/1000" table:style-name="ce5">
            <text:p>0.031</text:p>
          </table:table-cell>
          <table:table-cell office:value-type="float" office:value="0.12650722000000006" table:formula="of:=([.C782]+[.C781])*[.G782]*9.8/2+[.H781]" table:style-name="ce4">
            <text:p>0.126507</text:p>
          </table:table-cell>
          <table:table-cell office:value-type="float" office:value="-5.084994753410284E-4" table:formula="of:=[.C782]-[.$N$1]" table:style-name="ce4">
            <text:p>-0.000508</text:p>
          </table:table-cell>
          <table:table-cell office:value-type="float" office:value="4.0128490870934511E-3" table:formula="of:=(([.$I782]+[.$I781]))*[.$G782]*9.8/2+[.J781]" table:style-name="ce4">
            <text:p>0.0040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767" table:style-name="ce3">
            <text:p>62767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03" table:style-name="ce4">
            <text:p>1.010300</text:p>
          </table:table-cell>
          <table:table-cell office:value-type="float" office:value="24.61199999999991" table:formula="of:=[.F782]+[.G783]" table:style-name="ce5">
            <text:p>24.612</text:p>
          </table:table-cell>
          <table:table-cell office:value-type="float" office:value="3.1E-2" table:formula="of:=([.B783]-[.B782])/1000" table:style-name="ce5">
            <text:p>0.031</text:p>
          </table:table-cell>
          <table:table-cell office:value-type="float" office:value="0.12647684000000006" table:formula="of:=([.C783]+[.C782])*[.G783]*9.8/2+[.H782]" table:style-name="ce4">
            <text:p>0.126477</text:p>
          </table:table-cell>
          <table:table-cell office:value-type="float" office:value="-7.0849947534102839E-4" table:formula="of:=[.C783]-[.$N$1]" table:style-name="ce4">
            <text:p>-0.000708</text:p>
          </table:table-cell>
          <table:table-cell office:value-type="float" office:value="3.8279869464848465E-3" table:formula="of:=(([.$I783]+[.$I782]))*[.$G783]*9.8/2+[.J782]" table:style-name="ce4">
            <text:p>0.0038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799" table:style-name="ce3">
            <text:p>62799</text:p>
          </table:table-cell>
          <table:table-cell office:value-type="float" office:value="1E-4" table:style-name="ce4">
            <text:p>0.0001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2" table:style-name="ce4">
            <text:p>1.008200</text:p>
          </table:table-cell>
          <table:table-cell office:value-type="float" office:value="24.64399999999991" table:formula="of:=[.F783]+[.G784]" table:style-name="ce5">
            <text:p>24.644</text:p>
          </table:table-cell>
          <table:table-cell office:value-type="float" office:value="3.2000000000000001E-2" table:formula="of:=([.B784]-[.B783])/1000" table:style-name="ce5">
            <text:p>0.032</text:p>
          </table:table-cell>
          <table:table-cell office:value-type="float" office:value="0.12646116000000007" table:formula="of:=([.C784]+[.C783])*[.G784]*9.8/2+[.H783]" table:style-name="ce4">
            <text:p>0.126461</text:p>
          </table:table-cell>
          <table:table-cell office:value-type="float" office:value="-4.0849947534102841E-4" table:formula="of:=[.C784]-[.$N$1]" table:style-name="ce4">
            <text:p>-0.000408</text:p>
          </table:table-cell>
          <table:table-cell office:value-type="float" office:value="3.6528415110178999E-3" table:formula="of:=(([.$I784]+[.$I783]))*[.$G784]*9.8/2+[.J783]" table:style-name="ce4">
            <text:p>0.0036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830" table:style-name="ce3">
            <text:p>62830</text:p>
          </table:table-cell>
          <table:table-cell office:value-type="float" office:value="0" table:style-name="ce4">
            <text:p>0.0000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2" table:style-name="ce4">
            <text:p>1.010200</text:p>
          </table:table-cell>
          <table:table-cell office:value-type="float" office:value="24.674999999999908" table:formula="of:=[.F784]+[.G785]" table:style-name="ce5">
            <text:p>24.675</text:p>
          </table:table-cell>
          <table:table-cell office:value-type="float" office:value="3.1E-2" table:formula="of:=([.B785]-[.B784])/1000" table:style-name="ce5">
            <text:p>0.031</text:p>
          </table:table-cell>
          <table:table-cell office:value-type="float" office:value="0.12647635000000007" table:formula="of:=([.C785]+[.C784])*[.G785]*9.8/2+[.H784]" table:style-name="ce4">
            <text:p>0.126476</text:p>
          </table:table-cell>
          <table:table-cell office:value-type="float" office:value="-5.084994753410284E-4" table:formula="of:=[.C785]-[.$N$1]" table:style-name="ce4">
            <text:p>-0.000508</text:p>
          </table:table-cell>
          <table:table-cell office:value-type="float" office:value="3.5135493704092956E-3" table:formula="of:=(([.$I785]+[.$I784]))*[.$G785]*9.8/2+[.J784]" table:style-name="ce4">
            <text:p>0.0035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861" table:style-name="ce3">
            <text:p>62861</text:p>
          </table:table-cell>
          <table:table-cell office:value-type="float" office:value="4.7000000000000002E-3" table:style-name="ce4">
            <text:p>0.0047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68999999999999" table:style-name="ce4">
            <text:p>1.006900</text:p>
          </table:table-cell>
          <table:table-cell office:value-type="float" office:value="24.705999999999907" table:formula="of:=[.F785]+[.G786]" table:style-name="ce5">
            <text:p>24.706</text:p>
          </table:table-cell>
          <table:table-cell office:value-type="float" office:value="3.1E-2" table:formula="of:=([.B786]-[.B785])/1000" table:style-name="ce5">
            <text:p>0.031</text:p>
          </table:table-cell>
          <table:table-cell office:value-type="float" office:value="0.12719028000000007" table:formula="of:=([.C786]+[.C785])*[.G786]*9.8/2+[.H785]" table:style-name="ce4">
            <text:p>0.127190</text:p>
          </table:table-cell>
          <table:table-cell office:value-type="float" office:value="4.1915005246589716E-3" table:formula="of:=[.C786]-[.$N$1]" table:style-name="ce4">
            <text:p>0.004192</text:p>
          </table:table-cell>
          <table:table-cell office:value-type="float" office:value="4.0729972298006907E-3" table:formula="of:=(([.$I786]+[.$I785]))*[.$G786]*9.8/2+[.J785]" table:style-name="ce4">
            <text:p>0.0040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892" table:style-name="ce3">
            <text:p>62892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24.736999999999906" table:formula="of:=[.F786]+[.G787]" table:style-name="ce5">
            <text:p>24.737</text:p>
          </table:table-cell>
          <table:table-cell office:value-type="float" office:value="3.1E-2" table:formula="of:=([.B787]-[.B786])/1000" table:style-name="ce5">
            <text:p>0.031</text:p>
          </table:table-cell>
          <table:table-cell office:value-type="float" office:value="0.12798016000000006" table:formula="of:=([.C787]+[.C786])*[.G787]*9.8/2+[.H786]" table:style-name="ce4">
            <text:p>0.127980</text:p>
          </table:table-cell>
          <table:table-cell office:value-type="float" office:value="-8.4994753410283942E-6" table:formula="of:=[.C787]-[.$N$1]" table:style-name="ce4">
            <text:p>-0.000008</text:p>
          </table:table-cell>
          <table:table-cell office:value-type="float" office:value="4.7083950891920866E-3" table:formula="of:=(([.$I787]+[.$I786]))*[.$G787]*9.8/2+[.J786]" table:style-name="ce4">
            <text:p>0.0047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923" table:style-name="ce3">
            <text:p>62923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24.767999999999905" table:formula="of:=[.F787]+[.G788]" table:style-name="ce5">
            <text:p>24.768</text:p>
          </table:table-cell>
          <table:table-cell office:value-type="float" office:value="3.1E-2" table:formula="of:=([.B788]-[.B787])/1000" table:style-name="ce5">
            <text:p>0.031</text:p>
          </table:table-cell>
          <table:table-cell office:value-type="float" office:value="0.12796497000000007" table:formula="of:=([.C788]+[.C787])*[.G788]*9.8/2+[.H787]" table:style-name="ce4">
            <text:p>0.127965</text:p>
          </table:table-cell>
          <table:table-cell office:value-type="float" office:value="-1.1084994753410285E-3" table:formula="of:=[.C788]-[.$N$1]" table:style-name="ce4">
            <text:p>-0.001108</text:p>
          </table:table-cell>
          <table:table-cell office:value-type="float" office:value="4.538722948583482E-3" table:formula="of:=(([.$I788]+[.$I787]))*[.$G788]*9.8/2+[.J787]" table:style-name="ce4">
            <text:p>0.0045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955" table:style-name="ce3">
            <text:p>62955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24.799999999999905" table:formula="of:=[.F788]+[.G789]" table:style-name="ce5">
            <text:p>24.800</text:p>
          </table:table-cell>
          <table:table-cell office:value-type="float" office:value="3.2000000000000001E-2" table:formula="of:=([.B789]-[.B788])/1000" table:style-name="ce5">
            <text:p>0.032</text:p>
          </table:table-cell>
          <table:table-cell office:value-type="float" office:value="0.12768273000000008" table:formula="of:=([.C789]+[.C788])*[.G789]*9.8/2+[.H788]" table:style-name="ce4">
            <text:p>0.127683</text:p>
          </table:table-cell>
          <table:table-cell office:value-type="float" office:value="-1.7084994753410283E-3" table:formula="of:=[.C789]-[.$N$1]" table:style-name="ce4">
            <text:p>-0.001708</text:p>
          </table:table-cell>
          <table:table-cell office:value-type="float" office:value="4.097017513116535E-3" table:formula="of:=(([.$I789]+[.$I788]))*[.$G789]*9.8/2+[.J788]" table:style-name="ce4">
            <text:p>0.0040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2987" table:style-name="ce3">
            <text:p>62987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03" table:style-name="ce4">
            <text:p>1.010300</text:p>
          </table:table-cell>
          <table:table-cell office:value-type="float" office:value="24.831999999999905" table:formula="of:=[.F789]+[.G790]" table:style-name="ce5">
            <text:p>24.832</text:p>
          </table:table-cell>
          <table:table-cell office:value-type="float" office:value="3.2000000000000001E-2" table:formula="of:=([.B790]-[.B789])/1000" table:style-name="ce5">
            <text:p>0.032</text:p>
          </table:table-cell>
          <table:table-cell office:value-type="float" office:value="0.12743185000000007" table:formula="of:=([.C790]+[.C789])*[.G790]*9.8/2+[.H789]" table:style-name="ce4">
            <text:p>0.127432</text:p>
          </table:table-cell>
          <table:table-cell office:value-type="float" office:value="-9.0849947534102837E-4" table:formula="of:=[.C790]-[.$N$1]" table:style-name="ce4">
            <text:p>-0.000908</text:p>
          </table:table-cell>
          <table:table-cell office:value-type="float" office:value="3.6866720776495884E-3" table:formula="of:=(([.$I790]+[.$I789]))*[.$G790]*9.8/2+[.J789]" table:style-name="ce4">
            <text:p>0.0036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020" table:style-name="ce3">
            <text:p>63020</text:p>
          </table:table-cell>
          <table:table-cell office:value-type="float" office:value="2.3E-3" table:style-name="ce4">
            <text:p>0.0023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4.864999999999906" table:formula="of:=[.F790]+[.G791]" table:style-name="ce5">
            <text:p>24.865</text:p>
          </table:table-cell>
          <table:table-cell office:value-type="float" office:value="3.3000000000000002E-2" table:formula="of:=([.B791]-[.B790])/1000" table:style-name="ce5">
            <text:p>0.033</text:p>
          </table:table-cell>
          <table:table-cell office:value-type="float" office:value="0.12773908000000006" table:formula="of:=([.C791]+[.C790])*[.G791]*9.8/2+[.H790]" table:style-name="ce4">
            <text:p>0.127739</text:p>
          </table:table-cell>
          <table:table-cell office:value-type="float" office:value="1.7915005246589716E-3" table:formula="of:=[.C791]-[.$N$1]" table:style-name="ce4">
            <text:p>0.001792</text:p>
          </table:table-cell>
          <table:table-cell office:value-type="float" office:value="3.8294533473243E-3" table:formula="of:=(([.$I791]+[.$I790]))*[.$G791]*9.8/2+[.J790]" table:style-name="ce4">
            <text:p>0.0038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051" table:style-name="ce3">
            <text:p>63051</text:p>
          </table:table-cell>
          <table:table-cell office:value-type="float" office:value="3.8E-3" table:style-name="ce4">
            <text:p>0.0038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1" table:style-name="ce4">
            <text:p>1.010000</text:p>
          </table:table-cell>
          <table:table-cell office:value-type="float" office:value="24.895999999999905" table:formula="of:=[.F791]+[.G792]" table:style-name="ce5">
            <text:p>24.896</text:p>
          </table:table-cell>
          <table:table-cell office:value-type="float" office:value="3.1E-2" table:formula="of:=([.B792]-[.B791])/1000" table:style-name="ce5">
            <text:p>0.031</text:p>
          </table:table-cell>
          <table:table-cell office:value-type="float" office:value="0.12866567000000007" table:formula="of:=([.C792]+[.C791])*[.G792]*9.8/2+[.H791]" table:style-name="ce4">
            <text:p>0.128666</text:p>
          </table:table-cell>
          <table:table-cell office:value-type="float" office:value="3.2915005246589718E-3" table:formula="of:=[.C792]-[.$N$1]" table:style-name="ce4">
            <text:p>0.003292</text:p>
          </table:table-cell>
          <table:table-cell office:value-type="float" office:value="4.6015612067156954E-3" table:formula="of:=(([.$I792]+[.$I791]))*[.$G792]*9.8/2+[.J791]" table:style-name="ce4">
            <text:p>0.0046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082" table:style-name="ce3">
            <text:p>63082</text:p>
          </table:table-cell>
          <table:table-cell office:value-type="float" office:value="0" table:style-name="ce4">
            <text:p>0.0000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4.926999999999904" table:formula="of:=[.F792]+[.G793]" table:style-name="ce5">
            <text:p>24.927</text:p>
          </table:table-cell>
          <table:table-cell office:value-type="float" office:value="3.1E-2" table:formula="of:=([.B793]-[.B792])/1000" table:style-name="ce5">
            <text:p>0.031</text:p>
          </table:table-cell>
          <table:table-cell office:value-type="float" office:value="0.12924289000000005" table:formula="of:=([.C793]+[.C792])*[.G793]*9.8/2+[.H792]" table:style-name="ce4">
            <text:p>0.129243</text:p>
          </table:table-cell>
          <table:table-cell office:value-type="float" office:value="-5.084994753410284E-4" table:formula="of:=[.C793]-[.$N$1]" table:style-name="ce4">
            <text:p>-0.000508</text:p>
          </table:table-cell>
          <table:table-cell office:value-type="float" office:value="5.0242990661070915E-3" table:formula="of:=(([.$I793]+[.$I792]))*[.$G793]*9.8/2+[.J792]" table:style-name="ce4">
            <text:p>0.0050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113" table:style-name="ce3">
            <text:p>63113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4.957999999999902" table:formula="of:=[.F793]+[.G794]" table:style-name="ce5">
            <text:p>24.958</text:p>
          </table:table-cell>
          <table:table-cell office:value-type="float" office:value="3.1E-2" table:formula="of:=([.B794]-[.B793])/1000" table:style-name="ce5">
            <text:p>0.031</text:p>
          </table:table-cell>
          <table:table-cell office:value-type="float" office:value="0.12903023000000005" table:formula="of:=([.C794]+[.C793])*[.G794]*9.8/2+[.H793]" table:style-name="ce4">
            <text:p>0.129030</text:p>
          </table:table-cell>
          <table:table-cell office:value-type="float" office:value="-1.9084994753410284E-3" table:formula="of:=[.C794]-[.$N$1]" table:style-name="ce4">
            <text:p>-0.001908</text:p>
          </table:table-cell>
          <table:table-cell office:value-type="float" office:value="4.6571569254984868E-3" table:formula="of:=(([.$I794]+[.$I793]))*[.$G794]*9.8/2+[.J793]" table:style-name="ce4">
            <text:p>0.0046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145" table:style-name="ce3">
            <text:p>63145</text:p>
          </table:table-cell>
          <table:table-cell office:value-type="float" office:value="1E-4" table:style-name="ce4">
            <text:p>0.0001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85" table:style-name="ce4">
            <text:p>1.008500</text:p>
          </table:table-cell>
          <table:table-cell office:value-type="float" office:value="24.989999999999903" table:formula="of:=[.F794]+[.G795]" table:style-name="ce5">
            <text:p>24.990</text:p>
          </table:table-cell>
          <table:table-cell office:value-type="float" office:value="3.2000000000000001E-2" table:formula="of:=([.B795]-[.B794])/1000" table:style-name="ce5">
            <text:p>0.032</text:p>
          </table:table-cell>
          <table:table-cell office:value-type="float" office:value="0.12882639000000004" table:formula="of:=([.C795]+[.C794])*[.G795]*9.8/2+[.H794]" table:style-name="ce4">
            <text:p>0.128826</text:p>
          </table:table-cell>
          <table:table-cell office:value-type="float" office:value="-4.0849947534102841E-4" table:formula="of:=[.C795]-[.$N$1]" table:style-name="ce4">
            <text:p>-0.000408</text:p>
          </table:table-cell>
          <table:table-cell office:value-type="float" office:value="4.2938514900315401E-3" table:formula="of:=(([.$I795]+[.$I794]))*[.$G795]*9.8/2+[.J794]" table:style-name="ce4">
            <text:p>0.0042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176" table:style-name="ce3">
            <text:p>63176</text:p>
          </table:table-cell>
          <table:table-cell office:value-type="float" office:value="1E-3" table:style-name="ce4">
            <text:p>0.0010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79" table:style-name="ce4">
            <text:p>1.007900</text:p>
          </table:table-cell>
          <table:table-cell office:value-type="float" office:value="25.020999999999901" table:formula="of:=[.F795]+[.G796]" table:style-name="ce5">
            <text:p>25.021</text:p>
          </table:table-cell>
          <table:table-cell office:value-type="float" office:value="3.1E-2" table:formula="of:=([.B796]-[.B795])/1000" table:style-name="ce5">
            <text:p>0.031</text:p>
          </table:table-cell>
          <table:table-cell office:value-type="float" office:value="0.12899348000000005" table:formula="of:=([.C796]+[.C795])*[.G796]*9.8/2+[.H795]" table:style-name="ce4">
            <text:p>0.128993</text:p>
          </table:table-cell>
          <table:table-cell office:value-type="float" office:value="4.9150052465897162E-4" table:formula="of:=[.C796]-[.$N$1]" table:style-name="ce4">
            <text:p>0.000492</text:p>
          </table:table-cell>
          <table:table-cell office:value-type="float" office:value="4.3064593494229354E-3" table:formula="of:=(([.$I796]+[.$I795]))*[.$G796]*9.8/2+[.J795]" table:style-name="ce4">
            <text:p>0.0043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207" table:style-name="ce3">
            <text:p>63207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5" table:style-name="ce4">
            <text:p>1.010500</text:p>
          </table:table-cell>
          <table:table-cell office:value-type="float" office:value="25.0519999999999" table:formula="of:=[.F796]+[.G797]" table:style-name="ce5">
            <text:p>25.052</text:p>
          </table:table-cell>
          <table:table-cell office:value-type="float" office:value="3.1E-2" table:formula="of:=([.B797]-[.B796])/1000" table:style-name="ce5">
            <text:p>0.031</text:p>
          </table:table-cell>
          <table:table-cell office:value-type="float" office:value="0.12934285000000004" table:formula="of:=([.C797]+[.C796])*[.G797]*9.8/2+[.H796]" table:style-name="ce4">
            <text:p>0.129343</text:p>
          </table:table-cell>
          <table:table-cell office:value-type="float" office:value="7.9150052465897154E-4" table:formula="of:=[.C797]-[.$N$1]" table:style-name="ce4">
            <text:p>0.000792</text:p>
          </table:table-cell>
          <table:table-cell office:value-type="float" office:value="4.5013472088143306E-3" table:formula="of:=(([.$I797]+[.$I796]))*[.$G797]*9.8/2+[.J796]" table:style-name="ce4">
            <text:p>0.0045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238" table:style-name="ce3">
            <text:p>63238</text:p>
          </table:table-cell>
          <table:table-cell office:value-type="float" office:value="-1.5E-3" table:style-name="ce4">
            <text:p>-0.0015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25.082999999999899" table:formula="of:=[.F797]+[.G798]" table:style-name="ce5">
            <text:p>25.083</text:p>
          </table:table-cell>
          <table:table-cell office:value-type="float" office:value="3.1E-2" table:formula="of:=([.B798]-[.B797])/1000" table:style-name="ce5">
            <text:p>0.031</text:p>
          </table:table-cell>
          <table:table-cell office:value-type="float" office:value="0.12931247000000004" table:formula="of:=([.C798]+[.C797])*[.G798]*9.8/2+[.H797]" table:style-name="ce4">
            <text:p>0.129312</text:p>
          </table:table-cell>
          <table:table-cell office:value-type="float" office:value="-2.0084994753410282E-3" table:formula="of:=[.C798]-[.$N$1]" table:style-name="ce4">
            <text:p>-0.002008</text:p>
          </table:table-cell>
          <table:table-cell office:value-type="float" office:value="4.3164850682057259E-3" table:formula="of:=(([.$I798]+[.$I797]))*[.$G798]*9.8/2+[.J797]" table:style-name="ce4">
            <text:p>0.0043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270" table:style-name="ce3">
            <text:p>63270</text:p>
          </table:table-cell>
          <table:table-cell office:value-type="float" office:value="-2.2000000000000001E-3" table:style-name="ce4">
            <text:p>-0.002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9" table:style-name="ce4">
            <text:p>1.007900</text:p>
          </table:table-cell>
          <table:table-cell office:value-type="float" office:value="25.114999999999899" table:formula="of:=[.F798]+[.G799]" table:style-name="ce5">
            <text:p>25.115</text:p>
          </table:table-cell>
          <table:table-cell office:value-type="float" office:value="3.2000000000000001E-2" table:formula="of:=([.B799]-[.B798])/1000" table:style-name="ce5">
            <text:p>0.032</text:p>
          </table:table-cell>
          <table:table-cell office:value-type="float" office:value="0.12873231000000004" table:formula="of:=([.C799]+[.C798])*[.G799]*9.8/2+[.H798]" table:style-name="ce4">
            <text:p>0.128732</text:p>
          </table:table-cell>
          <table:table-cell office:value-type="float" office:value="-2.7084994753410283E-3" table:formula="of:=[.C799]-[.$N$1]" table:style-name="ce4">
            <text:p>-0.002708</text:p>
          </table:table-cell>
          <table:table-cell office:value-type="float" office:value="3.5768596327387793E-3" table:formula="of:=(([.$I799]+[.$I798]))*[.$G799]*9.8/2+[.J798]" table:style-name="ce4">
            <text:p>0.0035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302" table:style-name="ce3">
            <text:p>63302</text:p>
          </table:table-cell>
          <table:table-cell office:value-type="float" office:value="1E-4" table:style-name="ce4">
            <text:p>0.0001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103" table:style-name="ce4">
            <text:p>1.010300</text:p>
          </table:table-cell>
          <table:table-cell office:value-type="float" office:value="25.146999999999899" table:formula="of:=[.F799]+[.G800]" table:style-name="ce5">
            <text:p>25.147</text:p>
          </table:table-cell>
          <table:table-cell office:value-type="float" office:value="3.2000000000000001E-2" table:formula="of:=([.B800]-[.B799])/1000" table:style-name="ce5">
            <text:p>0.032</text:p>
          </table:table-cell>
          <table:table-cell office:value-type="float" office:value="0.12840303000000006" table:formula="of:=([.C800]+[.C799])*[.G800]*9.8/2+[.H799]" table:style-name="ce4">
            <text:p>0.128403</text:p>
          </table:table-cell>
          <table:table-cell office:value-type="float" office:value="-4.0849947534102841E-4" table:formula="of:=[.C800]-[.$N$1]" table:style-name="ce4">
            <text:p>-0.000408</text:p>
          </table:table-cell>
          <table:table-cell office:value-type="float" office:value="3.0881141972718329E-3" table:formula="of:=(([.$I800]+[.$I799]))*[.$G800]*9.8/2+[.J799]" table:style-name="ce4">
            <text:p>0.0030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334" table:style-name="ce3">
            <text:p>63334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25.178999999999899" table:formula="of:=[.F800]+[.G801]" table:style-name="ce5">
            <text:p>25.179</text:p>
          </table:table-cell>
          <table:table-cell office:value-type="float" office:value="3.2000000000000001E-2" table:formula="of:=([.B801]-[.B800])/1000" table:style-name="ce5">
            <text:p>0.032</text:p>
          </table:table-cell>
          <table:table-cell office:value-type="float" office:value="0.12868527000000005" table:formula="of:=([.C801]+[.C800])*[.G801]*9.8/2+[.H800]" table:style-name="ce4">
            <text:p>0.128685</text:p>
          </table:table-cell>
          <table:table-cell office:value-type="float" office:value="1.1915005246589715E-3" table:formula="of:=[.C801]-[.$N$1]" table:style-name="ce4">
            <text:p>0.001192</text:p>
          </table:table-cell>
          <table:table-cell office:value-type="float" office:value="3.2108887618048864E-3" table:formula="of:=(([.$I801]+[.$I800]))*[.$G801]*9.8/2+[.J800]" table:style-name="ce4">
            <text:p>0.0032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365" table:style-name="ce3">
            <text:p>63365</text:p>
          </table:table-cell>
          <table:table-cell office:value-type="float" office:value="2E-3" table:style-name="ce4">
            <text:p>0.0020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23" table:style-name="ce4">
            <text:p>1.012300</text:p>
          </table:table-cell>
          <table:table-cell office:value-type="float" office:value="25.209999999999898" table:formula="of:=[.F801]+[.G802]" table:style-name="ce5">
            <text:p>25.210</text:p>
          </table:table-cell>
          <table:table-cell office:value-type="float" office:value="3.1E-2" table:formula="of:=([.B802]-[.B801])/1000" table:style-name="ce5">
            <text:p>0.031</text:p>
          </table:table-cell>
          <table:table-cell office:value-type="float" office:value="0.12924730000000004" table:formula="of:=([.C802]+[.C801])*[.G802]*9.8/2+[.H801]" table:style-name="ce4">
            <text:p>0.129247</text:p>
          </table:table-cell>
          <table:table-cell office:value-type="float" office:value="1.4915005246589716E-3" table:formula="of:=[.C802]-[.$N$1]" table:style-name="ce4">
            <text:p>0.001492</text:p>
          </table:table-cell>
          <table:table-cell office:value-type="float" office:value="3.618436621196282E-3" table:formula="of:=(([.$I802]+[.$I801]))*[.$G802]*9.8/2+[.J801]" table:style-name="ce4">
            <text:p>0.0036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396" table:style-name="ce3">
            <text:p>63396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5.240999999999897" table:formula="of:=[.F802]+[.G803]" table:style-name="ce5">
            <text:p>25.241</text:p>
          </table:table-cell>
          <table:table-cell office:value-type="float" office:value="3.1E-2" table:formula="of:=([.B803]-[.B802])/1000" table:style-name="ce5">
            <text:p>0.031</text:p>
          </table:table-cell>
          <table:table-cell office:value-type="float" office:value="0.12958148000000003" table:formula="of:=([.C803]+[.C802])*[.G803]*9.8/2+[.H802]" table:style-name="ce4">
            <text:p>0.129581</text:p>
          </table:table-cell>
          <table:table-cell office:value-type="float" office:value="-3.0849947534102842E-4" table:formula="of:=[.C803]-[.$N$1]" table:style-name="ce4">
            <text:p>-0.000308</text:p>
          </table:table-cell>
          <table:table-cell office:value-type="float" office:value="3.7981344805876776E-3" table:formula="of:=(([.$I803]+[.$I802]))*[.$G803]*9.8/2+[.J802]" table:style-name="ce4">
            <text:p>0.0037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427" table:style-name="ce3">
            <text:p>63427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25.271999999999895" table:formula="of:=[.F803]+[.G804]" table:style-name="ce5">
            <text:p>25.272</text:p>
          </table:table-cell>
          <table:table-cell office:value-type="float" office:value="3.1E-2" table:formula="of:=([.B804]-[.B803])/1000" table:style-name="ce5">
            <text:p>0.031</text:p>
          </table:table-cell>
          <table:table-cell office:value-type="float" office:value="0.12953591000000003" table:formula="of:=([.C804]+[.C803])*[.G804]*9.8/2+[.H803]" table:style-name="ce4">
            <text:p>0.129536</text:p>
          </table:table-cell>
          <table:table-cell office:value-type="float" office:value="-1.0084994753410284E-3" table:formula="of:=[.C804]-[.$N$1]" table:style-name="ce4">
            <text:p>-0.001008</text:p>
          </table:table-cell>
          <table:table-cell office:value-type="float" office:value="3.5980823399790734E-3" table:formula="of:=(([.$I804]+[.$I803]))*[.$G804]*9.8/2+[.J803]" table:style-name="ce4">
            <text:p>0.0035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459" table:style-name="ce3">
            <text:p>63459</text:p>
          </table:table-cell>
          <table:table-cell office:value-type="float" office:value="-1.5E-3" table:style-name="ce4">
            <text:p>-0.0015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25.303999999999895" table:formula="of:=[.F804]+[.G805]" table:style-name="ce5">
            <text:p>25.304</text:p>
          </table:table-cell>
          <table:table-cell office:value-type="float" office:value="3.2000000000000001E-2" table:formula="of:=([.B805]-[.B804])/1000" table:style-name="ce5">
            <text:p>0.032</text:p>
          </table:table-cell>
          <table:table-cell office:value-type="float" office:value="0.12922231000000003" table:formula="of:=([.C805]+[.C804])*[.G805]*9.8/2+[.H804]" table:style-name="ce4">
            <text:p>0.129222</text:p>
          </table:table-cell>
          <table:table-cell office:value-type="float" office:value="-2.0084994753410282E-3" table:formula="of:=[.C805]-[.$N$1]" table:style-name="ce4">
            <text:p>-0.002008</text:p>
          </table:table-cell>
          <table:table-cell office:value-type="float" office:value="3.1250169045121271E-3" table:formula="of:=(([.$I805]+[.$I804]))*[.$G805]*9.8/2+[.J804]" table:style-name="ce4">
            <text:p>0.0031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491" table:style-name="ce3">
            <text:p>63491</text:p>
          </table:table-cell>
          <table:table-cell office:value-type="float" office:value="2.8E-3" table:style-name="ce4">
            <text:p>0.0028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5.335999999999895" table:formula="of:=[.F805]+[.G806]" table:style-name="ce5">
            <text:p>25.336</text:p>
          </table:table-cell>
          <table:table-cell office:value-type="float" office:value="3.2000000000000001E-2" table:formula="of:=([.B806]-[.B805])/1000" table:style-name="ce5">
            <text:p>0.032</text:p>
          </table:table-cell>
          <table:table-cell office:value-type="float" office:value="0.12942615000000005" table:formula="of:=([.C806]+[.C805])*[.G806]*9.8/2+[.H805]" table:style-name="ce4">
            <text:p>0.129426</text:p>
          </table:table-cell>
          <table:table-cell office:value-type="float" office:value="2.2915005246589718E-3" table:formula="of:=[.C806]-[.$N$1]" table:style-name="ce4">
            <text:p>0.002292</text:p>
          </table:table-cell>
          <table:table-cell office:value-type="float" office:value="3.1693914690451804E-3" table:formula="of:=(([.$I806]+[.$I805]))*[.$G806]*9.8/2+[.J805]" table:style-name="ce4">
            <text:p>0.0031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523" table:style-name="ce3">
            <text:p>63523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1" table:style-name="ce4">
            <text:p>1.010000</text:p>
          </table:table-cell>
          <table:table-cell office:value-type="float" office:value="25.367999999999896" table:formula="of:=[.F806]+[.G807]" table:style-name="ce5">
            <text:p>25.368</text:p>
          </table:table-cell>
          <table:table-cell office:value-type="float" office:value="3.2000000000000001E-2" table:formula="of:=([.B807]-[.B806])/1000" table:style-name="ce5">
            <text:p>0.032</text:p>
          </table:table-cell>
          <table:table-cell office:value-type="float" office:value="0.12981815000000005" table:formula="of:=([.C807]+[.C806])*[.G807]*9.8/2+[.H806]" table:style-name="ce4">
            <text:p>0.129818</text:p>
          </table:table-cell>
          <table:table-cell office:value-type="float" office:value="-8.0849947534102832E-4" table:formula="of:=[.C807]-[.$N$1]" table:style-name="ce4">
            <text:p>-0.000808</text:p>
          </table:table-cell>
          <table:table-cell office:value-type="float" office:value="3.4019260335782339E-3" table:formula="of:=(([.$I807]+[.$I806]))*[.$G807]*9.8/2+[.J806]" table:style-name="ce4">
            <text:p>0.0034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556" table:style-name="ce3">
            <text:p>63556</text:p>
          </table:table-cell>
          <table:table-cell office:value-type="float" office:value="1.8E-3" table:style-name="ce4">
            <text:p>0.0018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129999999999999" table:style-name="ce4">
            <text:p>1.013000</text:p>
          </table:table-cell>
          <table:table-cell office:value-type="float" office:value="25.400999999999897" table:formula="of:=[.F807]+[.G808]" table:style-name="ce5">
            <text:p>25.401</text:p>
          </table:table-cell>
          <table:table-cell office:value-type="float" office:value="3.3000000000000002E-2" table:formula="of:=([.B808]-[.B807])/1000" table:style-name="ce5">
            <text:p>0.033</text:p>
          </table:table-cell>
          <table:table-cell office:value-type="float" office:value="0.13006070000000006" table:formula="of:=([.C808]+[.C807])*[.G808]*9.8/2+[.H807]" table:style-name="ce4">
            <text:p>0.130061</text:p>
          </table:table-cell>
          <table:table-cell office:value-type="float" office:value="1.2915005246589715E-3" table:formula="of:=[.C808]-[.$N$1]" table:style-name="ce4">
            <text:p>0.001292</text:p>
          </table:table-cell>
          <table:table-cell office:value-type="float" office:value="3.4800273032529454E-3" table:formula="of:=(([.$I808]+[.$I807]))*[.$G808]*9.8/2+[.J807]" table:style-name="ce4">
            <text:p>0.0034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587" table:style-name="ce3">
            <text:p>63587</text:p>
          </table:table-cell>
          <table:table-cell office:value-type="float" office:value="-1E-4" table:style-name="ce4">
            <text:p>-0.0001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5.431999999999896" table:formula="of:=[.F808]+[.G809]" table:style-name="ce5">
            <text:p>25.432</text:p>
          </table:table-cell>
          <table:table-cell office:value-type="float" office:value="3.1E-2" table:formula="of:=([.B809]-[.B808])/1000" table:style-name="ce5">
            <text:p>0.031</text:p>
          </table:table-cell>
          <table:table-cell office:value-type="float" office:value="0.13031893000000006" table:formula="of:=([.C809]+[.C808])*[.G809]*9.8/2+[.H808]" table:style-name="ce4">
            <text:p>0.130319</text:p>
          </table:table-cell>
          <table:table-cell office:value-type="float" office:value="-6.0849947534102845E-4" table:formula="of:=[.C809]-[.$N$1]" table:style-name="ce4">
            <text:p>-0.000608</text:p>
          </table:table-cell>
          <table:table-cell office:value-type="float" office:value="3.5837751626443411E-3" table:formula="of:=(([.$I809]+[.$I808]))*[.$G809]*9.8/2+[.J808]" table:style-name="ce4">
            <text:p>0.0035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619" table:style-name="ce3">
            <text:p>63619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28999999999999" table:style-name="ce4">
            <text:p>1.012900</text:p>
          </table:table-cell>
          <table:table-cell office:value-type="float" office:value="25.463999999999896" table:formula="of:=[.F809]+[.G810]" table:style-name="ce5">
            <text:p>25.464</text:p>
          </table:table-cell>
          <table:table-cell office:value-type="float" office:value="3.2000000000000001E-2" table:formula="of:=([.B810]-[.B809])/1000" table:style-name="ce5">
            <text:p>0.032</text:p>
          </table:table-cell>
          <table:table-cell office:value-type="float" office:value="0.13044437000000006" table:formula="of:=([.C810]+[.C809])*[.G810]*9.8/2+[.H809]" table:style-name="ce4">
            <text:p>0.130444</text:p>
          </table:table-cell>
          <table:table-cell office:value-type="float" office:value="3.9150052465897157E-4" table:formula="of:=[.C810]-[.$N$1]" table:style-name="ce4">
            <text:p>0.000392</text:p>
          </table:table-cell>
          <table:table-cell office:value-type="float" office:value="3.5497497271773947E-3" table:formula="of:=(([.$I810]+[.$I809]))*[.$G810]*9.8/2+[.J809]" table:style-name="ce4">
            <text:p>0.0035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650" table:style-name="ce3">
            <text:p>6365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5" table:style-name="ce4">
            <text:p>1.010500</text:p>
          </table:table-cell>
          <table:table-cell office:value-type="float" office:value="25.494999999999894" table:formula="of:=[.F810]+[.G811]" table:style-name="ce5">
            <text:p>25.495</text:p>
          </table:table-cell>
          <table:table-cell office:value-type="float" office:value="3.1E-2" table:formula="of:=([.B811]-[.B810])/1000" table:style-name="ce5">
            <text:p>0.031</text:p>
          </table:table-cell>
          <table:table-cell office:value-type="float" office:value="0.13067222000000006" table:formula="of:=([.C811]+[.C810])*[.G811]*9.8/2+[.H810]" table:style-name="ce4">
            <text:p>0.130672</text:p>
          </table:table-cell>
          <table:table-cell office:value-type="float" office:value="9.1500524658971543E-5" table:formula="of:=[.C811]-[.$N$1]" table:style-name="ce4">
            <text:p>0.000092</text:p>
          </table:table-cell>
          <table:table-cell office:value-type="float" office:value="3.6231175865687904E-3" table:formula="of:=(([.$I811]+[.$I810]))*[.$G811]*9.8/2+[.J810]" table:style-name="ce4">
            <text:p>0.0036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681" table:style-name="ce3">
            <text:p>63681</text:p>
          </table:table-cell>
          <table:table-cell office:value-type="float" office:value="2E-3" table:style-name="ce4">
            <text:p>0.0020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5.525999999999893" table:formula="of:=[.F811]+[.G812]" table:style-name="ce5">
            <text:p>25.526</text:p>
          </table:table-cell>
          <table:table-cell office:value-type="float" office:value="3.1E-2" table:formula="of:=([.B812]-[.B811])/1000" table:style-name="ce5">
            <text:p>0.031</text:p>
          </table:table-cell>
          <table:table-cell office:value-type="float" office:value="0.13106716000000007" table:formula="of:=([.C812]+[.C811])*[.G812]*9.8/2+[.H811]" table:style-name="ce4">
            <text:p>0.131067</text:p>
          </table:table-cell>
          <table:table-cell office:value-type="float" office:value="1.4915005246589716E-3" table:formula="of:=[.C812]-[.$N$1]" table:style-name="ce4">
            <text:p>0.001492</text:p>
          </table:table-cell>
          <table:table-cell office:value-type="float" office:value="3.863575445960186E-3" table:formula="of:=(([.$I812]+[.$I811]))*[.$G812]*9.8/2+[.J811]" table:style-name="ce4">
            <text:p>0.0038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713" table:style-name="ce3">
            <text:p>63713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25.557999999999893" table:formula="of:=[.F812]+[.G813]" table:style-name="ce5">
            <text:p>25.558</text:p>
          </table:table-cell>
          <table:table-cell office:value-type="float" office:value="3.2000000000000001E-2" table:formula="of:=([.B813]-[.B812])/1000" table:style-name="ce5">
            <text:p>0.032</text:p>
          </table:table-cell>
          <table:table-cell office:value-type="float" office:value="0.13200796000000006" table:formula="of:=([.C813]+[.C812])*[.G813]*9.8/2+[.H812]" table:style-name="ce4">
            <text:p>0.132008</text:p>
          </table:table-cell>
          <table:table-cell office:value-type="float" office:value="3.4915005246589715E-3" table:formula="of:=[.C813]-[.$N$1]" table:style-name="ce4">
            <text:p>0.003492</text:p>
          </table:table-cell>
          <table:table-cell office:value-type="float" office:value="4.6449100104932394E-3" table:formula="of:=(([.$I813]+[.$I812]))*[.$G813]*9.8/2+[.J812]" table:style-name="ce4">
            <text:p>0.0046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744" table:style-name="ce3">
            <text:p>63744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78" table:style-name="ce4">
            <text:p>1.007800</text:p>
          </table:table-cell>
          <table:table-cell office:value-type="float" office:value="25.588999999999892" table:formula="of:=[.F813]+[.G814]" table:style-name="ce5">
            <text:p>25.589</text:p>
          </table:table-cell>
          <table:table-cell office:value-type="float" office:value="3.1E-2" table:formula="of:=([.B814]-[.B813])/1000" table:style-name="ce5">
            <text:p>0.031</text:p>
          </table:table-cell>
          <table:table-cell office:value-type="float" office:value="0.13258518000000005" table:formula="of:=([.C814]+[.C813])*[.G814]*9.8/2+[.H813]" table:style-name="ce4">
            <text:p>0.132585</text:p>
          </table:table-cell>
          <table:table-cell office:value-type="float" office:value="-7.0849947534102839E-4" table:formula="of:=[.C814]-[.$N$1]" table:style-name="ce4">
            <text:p>-0.000708</text:p>
          </table:table-cell>
          <table:table-cell office:value-type="float" office:value="5.0676478698846355E-3" table:formula="of:=(([.$I814]+[.$I813]))*[.$G814]*9.8/2+[.J813]" table:style-name="ce4">
            <text:p>0.0050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776" table:style-name="ce3">
            <text:p>63776</text:p>
          </table:table-cell>
          <table:table-cell office:value-type="float" office:value="-2E-3" table:style-name="ce4">
            <text:p>-0.0020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5.620999999999892" table:formula="of:=[.F814]+[.G815]" table:style-name="ce5">
            <text:p>25.621</text:p>
          </table:table-cell>
          <table:table-cell office:value-type="float" office:value="3.2000000000000001E-2" table:formula="of:=([.B815]-[.B814])/1000" table:style-name="ce5">
            <text:p>0.032</text:p>
          </table:table-cell>
          <table:table-cell office:value-type="float" office:value="0.13224022000000005" table:formula="of:=([.C815]+[.C814])*[.G815]*9.8/2+[.H814]" table:style-name="ce4">
            <text:p>0.132240</text:p>
          </table:table-cell>
          <table:table-cell office:value-type="float" office:value="-2.5084994753410287E-3" table:formula="of:=[.C815]-[.$N$1]" table:style-name="ce4">
            <text:p>-0.002508</text:p>
          </table:table-cell>
          <table:table-cell office:value-type="float" office:value="4.5632224344176889E-3" table:formula="of:=(([.$I815]+[.$I814]))*[.$G815]*9.8/2+[.J814]" table:style-name="ce4">
            <text:p>0.0045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808" table:style-name="ce3">
            <text:p>63808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9" table:style-name="ce4">
            <text:p>1.009900</text:p>
          </table:table-cell>
          <table:table-cell office:value-type="float" office:value="25.652999999999892" table:formula="of:=[.F815]+[.G816]" table:style-name="ce5">
            <text:p>25.653</text:p>
          </table:table-cell>
          <table:table-cell office:value-type="float" office:value="3.2000000000000001E-2" table:formula="of:=([.B816]-[.B815])/1000" table:style-name="ce5">
            <text:p>0.032</text:p>
          </table:table-cell>
          <table:table-cell office:value-type="float" office:value="0.13195798000000006" table:formula="of:=([.C816]+[.C815])*[.G816]*9.8/2+[.H815]" table:style-name="ce4">
            <text:p>0.131958</text:p>
          </table:table-cell>
          <table:table-cell office:value-type="float" office:value="-3.0849947534102842E-4" table:formula="of:=[.C816]-[.$N$1]" table:style-name="ce4">
            <text:p>-0.000308</text:p>
          </table:table-cell>
          <table:table-cell office:value-type="float" office:value="4.121516998950742E-3" table:formula="of:=(([.$I816]+[.$I815]))*[.$G816]*9.8/2+[.J815]" table:style-name="ce4">
            <text:p>0.0041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839" table:style-name="ce3">
            <text:p>63839</text:p>
          </table:table-cell>
          <table:table-cell office:value-type="float" office:value="1.4E-3" table:style-name="ce4">
            <text:p>0.0014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5.683999999999891" table:formula="of:=[.F816]+[.G817]" table:style-name="ce5">
            <text:p>25.684</text:p>
          </table:table-cell>
          <table:table-cell office:value-type="float" office:value="3.1E-2" table:formula="of:=([.B817]-[.B816])/1000" table:style-name="ce5">
            <text:p>0.031</text:p>
          </table:table-cell>
          <table:table-cell office:value-type="float" office:value="0.13220102000000006" table:formula="of:=([.C817]+[.C816])*[.G817]*9.8/2+[.H816]" table:style-name="ce4">
            <text:p>0.132201</text:p>
          </table:table-cell>
          <table:table-cell office:value-type="float" office:value="8.9150052465897158E-4" table:formula="of:=[.C817]-[.$N$1]" table:style-name="ce4">
            <text:p>0.000892</text:p>
          </table:table-cell>
          <table:table-cell office:value-type="float" office:value="4.2100748583421372E-3" table:formula="of:=(([.$I817]+[.$I816]))*[.$G817]*9.8/2+[.J816]" table:style-name="ce4">
            <text:p>0.0042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870" table:style-name="ce3">
            <text:p>63870</text:p>
          </table:table-cell>
          <table:table-cell office:value-type="float" office:value="2.8E-3" table:style-name="ce4">
            <text:p>0.0028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25.71499999999989" table:formula="of:=[.F817]+[.G818]" table:style-name="ce5">
            <text:p>25.715</text:p>
          </table:table-cell>
          <table:table-cell office:value-type="float" office:value="3.1E-2" table:formula="of:=([.B818]-[.B817])/1000" table:style-name="ce5">
            <text:p>0.031</text:p>
          </table:table-cell>
          <table:table-cell office:value-type="float" office:value="0.13283900000000007" table:formula="of:=([.C818]+[.C817])*[.G818]*9.8/2+[.H817]" table:style-name="ce4">
            <text:p>0.132839</text:p>
          </table:table-cell>
          <table:table-cell office:value-type="float" office:value="2.2915005246589718E-3" table:formula="of:=[.C818]-[.$N$1]" table:style-name="ce4">
            <text:p>0.002292</text:p>
          </table:table-cell>
          <table:table-cell office:value-type="float" office:value="4.6935727177335332E-3" table:formula="of:=(([.$I818]+[.$I817]))*[.$G818]*9.8/2+[.J817]" table:style-name="ce4">
            <text:p>0.0046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902" table:style-name="ce3">
            <text:p>63902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25" table:style-name="ce4">
            <text:p>1.012500</text:p>
          </table:table-cell>
          <table:table-cell office:value-type="float" office:value="25.74699999999989" table:formula="of:=[.F818]+[.G819]" table:style-name="ce5">
            <text:p>25.747</text:p>
          </table:table-cell>
          <table:table-cell office:value-type="float" office:value="3.2000000000000001E-2" table:formula="of:=([.B819]-[.B818])/1000" table:style-name="ce5">
            <text:p>0.032</text:p>
          </table:table-cell>
          <table:table-cell office:value-type="float" office:value="0.13318396000000007" table:formula="of:=([.C819]+[.C818])*[.G819]*9.8/2+[.H818]" table:style-name="ce4">
            <text:p>0.133184</text:p>
          </table:table-cell>
          <table:table-cell office:value-type="float" office:value="-1.1084994753410285E-3" table:formula="of:=[.C819]-[.$N$1]" table:style-name="ce4">
            <text:p>-0.001108</text:p>
          </table:table-cell>
          <table:table-cell office:value-type="float" office:value="4.8790672822665868E-3" table:formula="of:=(([.$I819]+[.$I818]))*[.$G819]*9.8/2+[.J818]" table:style-name="ce4">
            <text:p>0.0048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934" table:style-name="ce3">
            <text:p>63934</text:p>
          </table:table-cell>
          <table:table-cell office:value-type="float" office:value="0" table:style-name="ce4">
            <text:p>0.0000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1" table:style-name="ce4">
            <text:p>1.010100</text:p>
          </table:table-cell>
          <table:table-cell office:value-type="float" office:value="25.77899999999989" table:formula="of:=[.F819]+[.G820]" table:style-name="ce5">
            <text:p>25.779</text:p>
          </table:table-cell>
          <table:table-cell office:value-type="float" office:value="3.2000000000000001E-2" table:formula="of:=([.B820]-[.B819])/1000" table:style-name="ce5">
            <text:p>0.032</text:p>
          </table:table-cell>
          <table:table-cell office:value-type="float" office:value="0.13308988000000008" table:formula="of:=([.C820]+[.C819])*[.G820]*9.8/2+[.H819]" table:style-name="ce4">
            <text:p>0.133090</text:p>
          </table:table-cell>
          <table:table-cell office:value-type="float" office:value="-5.084994753410284E-4" table:formula="of:=[.C820]-[.$N$1]" table:style-name="ce4">
            <text:p>-0.000508</text:p>
          </table:table-cell>
          <table:table-cell office:value-type="float" office:value="4.6255218467996405E-3" table:formula="of:=(([.$I820]+[.$I819]))*[.$G820]*9.8/2+[.J819]" table:style-name="ce4">
            <text:p>0.0046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965" table:style-name="ce3">
            <text:p>63965</text:p>
          </table:table-cell>
          <table:table-cell office:value-type="float" office:value="-1E-4" table:style-name="ce4">
            <text:p>-0.0001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21" table:style-name="ce4">
            <text:p>1.012100</text:p>
          </table:table-cell>
          <table:table-cell office:value-type="float" office:value="25.809999999999889" table:formula="of:=[.F820]+[.G821]" table:style-name="ce5">
            <text:p>25.810</text:p>
          </table:table-cell>
          <table:table-cell office:value-type="float" office:value="3.1E-2" table:formula="of:=([.B821]-[.B820])/1000" table:style-name="ce5">
            <text:p>0.031</text:p>
          </table:table-cell>
          <table:table-cell office:value-type="float" office:value="0.13307469000000008" table:formula="of:=([.C821]+[.C820])*[.G821]*9.8/2+[.H820]" table:style-name="ce4">
            <text:p>0.133075</text:p>
          </table:table-cell>
          <table:table-cell office:value-type="float" office:value="-6.0849947534102845E-4" table:formula="of:=[.C821]-[.$N$1]" table:style-name="ce4">
            <text:p>-0.000608</text:p>
          </table:table-cell>
          <table:table-cell office:value-type="float" office:value="4.4558497061910358E-3" table:formula="of:=(([.$I821]+[.$I820]))*[.$G821]*9.8/2+[.J820]" table:style-name="ce4">
            <text:p>0.0044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3997" table:style-name="ce3">
            <text:p>63997</text:p>
          </table:table-cell>
          <table:table-cell office:value-type="float" office:value="2E-3" table:style-name="ce4">
            <text:p>0.0020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32000000000001" table:style-name="ce4">
            <text:p>1.013200</text:p>
          </table:table-cell>
          <table:table-cell office:value-type="float" office:value="25.841999999999889" table:formula="of:=[.F821]+[.G822]" table:style-name="ce5">
            <text:p>25.842</text:p>
          </table:table-cell>
          <table:table-cell office:value-type="float" office:value="3.2000000000000001E-2" table:formula="of:=([.B822]-[.B821])/1000" table:style-name="ce5">
            <text:p>0.032</text:p>
          </table:table-cell>
          <table:table-cell office:value-type="float" office:value="0.13337261000000009" table:formula="of:=([.C822]+[.C821])*[.G822]*9.8/2+[.H821]" table:style-name="ce4">
            <text:p>0.133373</text:p>
          </table:table-cell>
          <table:table-cell office:value-type="float" office:value="1.4915005246589716E-3" table:formula="of:=[.C822]-[.$N$1]" table:style-name="ce4">
            <text:p>0.001492</text:p>
          </table:table-cell>
          <table:table-cell office:value-type="float" office:value="4.5943042707240894E-3" table:formula="of:=(([.$I822]+[.$I821]))*[.$G822]*9.8/2+[.J821]" table:style-name="ce4">
            <text:p>0.0045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028" table:style-name="ce3">
            <text:p>64028</text:p>
          </table:table-cell>
          <table:table-cell office:value-type="float" office:value="-1E-3" table:style-name="ce4">
            <text:p>-0.001000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5.872999999999887" table:formula="of:=[.F822]+[.G823]" table:style-name="ce5">
            <text:p>25.873</text:p>
          </table:table-cell>
          <table:table-cell office:value-type="float" office:value="3.1E-2" table:formula="of:=([.B823]-[.B822])/1000" table:style-name="ce5">
            <text:p>0.031</text:p>
          </table:table-cell>
          <table:table-cell office:value-type="float" office:value="0.1335245100000001" table:formula="of:=([.C823]+[.C822])*[.G823]*9.8/2+[.H822]" table:style-name="ce4">
            <text:p>0.133525</text:p>
          </table:table-cell>
          <table:table-cell office:value-type="float" office:value="-1.5084994753410284E-3" table:formula="of:=[.C823]-[.$N$1]" table:style-name="ce4">
            <text:p>-0.001508</text:p>
          </table:table-cell>
          <table:table-cell office:value-type="float" office:value="4.5917221301154847E-3" table:formula="of:=(([.$I823]+[.$I822]))*[.$G823]*9.8/2+[.J822]" table:style-name="ce4">
            <text:p>0.0045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060" table:style-name="ce3">
            <text:p>64060</text:p>
          </table:table-cell>
          <table:table-cell office:value-type="float" office:value="-1.8E-3" table:style-name="ce4">
            <text:p>-0.0018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25.904999999999887" table:formula="of:=[.F823]+[.G824]" table:style-name="ce5">
            <text:p>25.905</text:p>
          </table:table-cell>
          <table:table-cell office:value-type="float" office:value="3.2000000000000001E-2" table:formula="of:=([.B824]-[.B823])/1000" table:style-name="ce5">
            <text:p>0.032</text:p>
          </table:table-cell>
          <table:table-cell office:value-type="float" office:value="0.13308547000000009" table:formula="of:=([.C824]+[.C823])*[.G824]*9.8/2+[.H823]" table:style-name="ce4">
            <text:p>0.133085</text:p>
          </table:table-cell>
          <table:table-cell office:value-type="float" office:value="-2.3084994753410281E-3" table:formula="of:=[.C824]-[.$N$1]" table:style-name="ce4">
            <text:p>-0.002308</text:p>
          </table:table-cell>
          <table:table-cell office:value-type="float" office:value="3.9932166946485383E-3" table:formula="of:=(([.$I824]+[.$I823]))*[.$G824]*9.8/2+[.J823]" table:style-name="ce4">
            <text:p>0.0039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092" table:style-name="ce3">
            <text:p>64092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99" table:style-name="ce4">
            <text:p>1.009900</text:p>
          </table:table-cell>
          <table:table-cell office:value-type="float" office:value="25.936999999999887" table:formula="of:=[.F824]+[.G825]" table:style-name="ce5">
            <text:p>25.937</text:p>
          </table:table-cell>
          <table:table-cell office:value-type="float" office:value="3.2000000000000001E-2" table:formula="of:=([.B825]-[.B824])/1000" table:style-name="ce5">
            <text:p>0.032</text:p>
          </table:table-cell>
          <table:table-cell office:value-type="float" office:value="0.1326307500000001" table:formula="of:=([.C825]+[.C824])*[.G825]*9.8/2+[.H824]" table:style-name="ce4">
            <text:p>0.132631</text:p>
          </table:table-cell>
          <table:table-cell office:value-type="float" office:value="-1.6084994753410285E-3" table:formula="of:=[.C825]-[.$N$1]" table:style-name="ce4">
            <text:p>-0.001608</text:p>
          </table:table-cell>
          <table:table-cell office:value-type="float" office:value="3.3790312591815918E-3" table:formula="of:=(([.$I825]+[.$I824]))*[.$G825]*9.8/2+[.J824]" table:style-name="ce4">
            <text:p>0.0033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124" table:style-name="ce3">
            <text:p>64124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104" table:style-name="ce4">
            <text:p>1.010400</text:p>
          </table:table-cell>
          <table:table-cell office:value-type="float" office:value="25.968999999999888" table:formula="of:=[.F825]+[.G826]" table:style-name="ce5">
            <text:p>25.969</text:p>
          </table:table-cell>
          <table:table-cell office:value-type="float" office:value="3.2000000000000001E-2" table:formula="of:=([.B826]-[.B825])/1000" table:style-name="ce5">
            <text:p>0.032</text:p>
          </table:table-cell>
          <table:table-cell office:value-type="float" office:value="0.13280323000000011" table:formula="of:=([.C826]+[.C825])*[.G826]*9.8/2+[.H825]" table:style-name="ce4">
            <text:p>0.132803</text:p>
          </table:table-cell>
          <table:table-cell office:value-type="float" office:value="1.6915005246589717E-3" table:formula="of:=[.C826]-[.$N$1]" table:style-name="ce4">
            <text:p>0.001692</text:p>
          </table:table-cell>
          <table:table-cell office:value-type="float" office:value="3.3920458237146453E-3" table:formula="of:=(([.$I826]+[.$I825]))*[.$G826]*9.8/2+[.J825]" table:style-name="ce4">
            <text:p>0.0033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155" table:style-name="ce3">
            <text:p>64155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5.999999999999886" table:formula="of:=[.F826]+[.G827]" table:style-name="ce5">
            <text:p>26.000</text:p>
          </table:table-cell>
          <table:table-cell office:value-type="float" office:value="3.1E-2" table:formula="of:=([.B827]-[.B826])/1000" table:style-name="ce5">
            <text:p>0.031</text:p>
          </table:table-cell>
          <table:table-cell office:value-type="float" office:value="0.1333045000000001" table:formula="of:=([.C827]+[.C826])*[.G827]*9.8/2+[.H826]" table:style-name="ce4">
            <text:p>0.133305</text:p>
          </table:table-cell>
          <table:table-cell office:value-type="float" office:value="5.9150052465897166E-4" table:formula="of:=[.C827]-[.$N$1]" table:style-name="ce4">
            <text:p>0.000592</text:p>
          </table:table-cell>
          <table:table-cell office:value-type="float" office:value="3.7388336831060409E-3" table:formula="of:=(([.$I827]+[.$I826]))*[.$G827]*9.8/2+[.J826]" table:style-name="ce4">
            <text:p>0.0037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186" table:style-name="ce3">
            <text:p>64186</text:p>
          </table:table-cell>
          <table:table-cell office:value-type="float" office:value="1E-4" table:style-name="ce4">
            <text:p>0.000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26.030999999999885" table:formula="of:=[.F827]+[.G828]" table:style-name="ce5">
            <text:p>26.031</text:p>
          </table:table-cell>
          <table:table-cell office:value-type="float" office:value="3.1E-2" table:formula="of:=([.B828]-[.B827])/1000" table:style-name="ce5">
            <text:p>0.031</text:p>
          </table:table-cell>
          <table:table-cell office:value-type="float" office:value="0.13348678000000011" table:formula="of:=([.C828]+[.C827])*[.G828]*9.8/2+[.H827]" table:style-name="ce4">
            <text:p>0.133487</text:p>
          </table:table-cell>
          <table:table-cell office:value-type="float" office:value="-4.0849947534102841E-4" table:formula="of:=[.C828]-[.$N$1]" table:style-name="ce4">
            <text:p>-0.000408</text:p>
          </table:table-cell>
          <table:table-cell office:value-type="float" office:value="3.7666315424974366E-3" table:formula="of:=(([.$I828]+[.$I827]))*[.$G828]*9.8/2+[.J827]" table:style-name="ce4">
            <text:p>0.0037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217" table:style-name="ce3">
            <text:p>64217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081" table:style-name="ce4">
            <text:p>1.008100</text:p>
          </table:table-cell>
          <table:table-cell office:value-type="float" office:value="26.061999999999884" table:formula="of:=[.F828]+[.G829]" table:style-name="ce5">
            <text:p>26.062</text:p>
          </table:table-cell>
          <table:table-cell office:value-type="float" office:value="3.1E-2" table:formula="of:=([.B829]-[.B828])/1000" table:style-name="ce5">
            <text:p>0.031</text:p>
          </table:table-cell>
          <table:table-cell office:value-type="float" office:value="0.13353235000000011" table:formula="of:=([.C829]+[.C828])*[.G829]*9.8/2+[.H828]" table:style-name="ce4">
            <text:p>0.133532</text:p>
          </table:table-cell>
          <table:table-cell office:value-type="float" office:value="-3.0849947534102842E-4" table:formula="of:=[.C829]-[.$N$1]" table:style-name="ce4">
            <text:p>-0.000308</text:p>
          </table:table-cell>
          <table:table-cell office:value-type="float" office:value="3.6577194018888324E-3" table:formula="of:=(([.$I829]+[.$I828]))*[.$G829]*9.8/2+[.J828]" table:style-name="ce4">
            <text:p>0.0036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249" table:style-name="ce3">
            <text:p>64249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26.093999999999884" table:formula="of:=[.F829]+[.G830]" table:style-name="ce5">
            <text:p>26.094</text:p>
          </table:table-cell>
          <table:table-cell office:value-type="float" office:value="3.2000000000000001E-2" table:formula="of:=([.B830]-[.B829])/1000" table:style-name="ce5">
            <text:p>0.032</text:p>
          </table:table-cell>
          <table:table-cell office:value-type="float" office:value="0.13383027000000011" table:formula="of:=([.C830]+[.C829])*[.G830]*9.8/2+[.H829]" table:style-name="ce4">
            <text:p>0.133830</text:p>
          </table:table-cell>
          <table:table-cell office:value-type="float" office:value="1.1915005246589715E-3" table:formula="of:=[.C830]-[.$N$1]" table:style-name="ce4">
            <text:p>0.001192</text:p>
          </table:table-cell>
          <table:table-cell office:value-type="float" office:value="3.796173966421886E-3" table:formula="of:=(([.$I830]+[.$I829]))*[.$G830]*9.8/2+[.J829]" table:style-name="ce4">
            <text:p>0.0037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280" table:style-name="ce3">
            <text:p>64280</text:p>
          </table:table-cell>
          <table:table-cell office:value-type="float" office:value="3.3E-3" table:style-name="ce4">
            <text:p>0.0033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18" table:style-name="ce4">
            <text:p>1.011800</text:p>
          </table:table-cell>
          <table:table-cell office:value-type="float" office:value="26.124999999999883" table:formula="of:=[.F830]+[.G831]" table:style-name="ce5">
            <text:p>26.125</text:p>
          </table:table-cell>
          <table:table-cell office:value-type="float" office:value="3.1E-2" table:formula="of:=([.B831]-[.B830])/1000" table:style-name="ce5">
            <text:p>0.031</text:p>
          </table:table-cell>
          <table:table-cell office:value-type="float" office:value="0.13458977000000011" table:formula="of:=([.C831]+[.C830])*[.G831]*9.8/2+[.H830]" table:style-name="ce4">
            <text:p>0.134590</text:p>
          </table:table-cell>
          <table:table-cell office:value-type="float" office:value="2.7915005246589714E-3" table:formula="of:=[.C831]-[.$N$1]" table:style-name="ce4">
            <text:p>0.002792</text:p>
          </table:table-cell>
          <table:table-cell office:value-type="float" office:value="4.401191825813282E-3" table:formula="of:=(([.$I831]+[.$I830]))*[.$G831]*9.8/2+[.J830]" table:style-name="ce4">
            <text:p>0.0044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311" table:style-name="ce3">
            <text:p>64311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3" table:style-name="ce4">
            <text:p>1.008300</text:p>
          </table:table-cell>
          <table:table-cell office:value-type="float" office:value="26.155999999999882" table:formula="of:=[.F831]+[.G832]" table:style-name="ce5">
            <text:p>26.156</text:p>
          </table:table-cell>
          <table:table-cell office:value-type="float" office:value="3.1E-2" table:formula="of:=([.B832]-[.B831])/1000" table:style-name="ce5">
            <text:p>0.031</text:p>
          </table:table-cell>
          <table:table-cell office:value-type="float" office:value="0.13501509000000012" table:formula="of:=([.C832]+[.C831])*[.G832]*9.8/2+[.H831]" table:style-name="ce4">
            <text:p>0.135015</text:p>
          </table:table-cell>
          <table:table-cell office:value-type="float" office:value="-1.0084994753410284E-3" table:formula="of:=[.C832]-[.$N$1]" table:style-name="ce4">
            <text:p>-0.001008</text:p>
          </table:table-cell>
          <table:table-cell office:value-type="float" office:value="4.6720296852046771E-3" table:formula="of:=(([.$I832]+[.$I831]))*[.$G832]*9.8/2+[.J831]" table:style-name="ce4">
            <text:p>0.0046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343" table:style-name="ce3">
            <text:p>64343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98" table:style-name="ce4">
            <text:p>1.009800</text:p>
          </table:table-cell>
          <table:table-cell office:value-type="float" office:value="26.187999999999882" table:formula="of:=[.F832]+[.G833]" table:style-name="ce5">
            <text:p>26.188</text:p>
          </table:table-cell>
          <table:table-cell office:value-type="float" office:value="3.2000000000000001E-2" table:formula="of:=([.B833]-[.B832])/1000" table:style-name="ce5">
            <text:p>0.032</text:p>
          </table:table-cell>
          <table:table-cell office:value-type="float" office:value="0.13467013000000011" table:formula="of:=([.C833]+[.C832])*[.G833]*9.8/2+[.H832]" table:style-name="ce4">
            <text:p>0.134670</text:p>
          </table:table-cell>
          <table:table-cell office:value-type="float" office:value="-2.2084994753410283E-3" table:formula="of:=[.C833]-[.$N$1]" table:style-name="ce4">
            <text:p>-0.002208</text:p>
          </table:table-cell>
          <table:table-cell office:value-type="float" office:value="4.1676042497377306E-3" table:formula="of:=(([.$I833]+[.$I832]))*[.$G833]*9.8/2+[.J832]" table:style-name="ce4">
            <text:p>0.0041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375" table:style-name="ce3">
            <text:p>64375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6.219999999999882" table:formula="of:=[.F833]+[.G834]" table:style-name="ce5">
            <text:p>26.220</text:p>
          </table:table-cell>
          <table:table-cell office:value-type="float" office:value="3.2000000000000001E-2" table:formula="of:=([.B834]-[.B833])/1000" table:style-name="ce5">
            <text:p>0.032</text:p>
          </table:table-cell>
          <table:table-cell office:value-type="float" office:value="0.13435653000000011" table:formula="of:=([.C834]+[.C833])*[.G834]*9.8/2+[.H833]" table:style-name="ce4">
            <text:p>0.134357</text:p>
          </table:table-cell>
          <table:table-cell office:value-type="float" office:value="-8.0849947534102832E-4" table:formula="of:=[.C834]-[.$N$1]" table:style-name="ce4">
            <text:p>-0.000808</text:p>
          </table:table-cell>
          <table:table-cell office:value-type="float" office:value="3.6945388142707843E-3" table:formula="of:=(([.$I834]+[.$I833]))*[.$G834]*9.8/2+[.J833]" table:style-name="ce4">
            <text:p>0.0036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407" table:style-name="ce3">
            <text:p>64407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6.251999999999882" table:formula="of:=[.F834]+[.G835]" table:style-name="ce5">
            <text:p>26.252</text:p>
          </table:table-cell>
          <table:table-cell office:value-type="float" office:value="3.2000000000000001E-2" table:formula="of:=([.B835]-[.B834])/1000" table:style-name="ce5">
            <text:p>0.032</text:p>
          </table:table-cell>
          <table:table-cell office:value-type="float" office:value="0.13416837000000012" table:formula="of:=([.C835]+[.C834])*[.G835]*9.8/2+[.H834]" table:style-name="ce4">
            <text:p>0.134168</text:p>
          </table:table-cell>
          <table:table-cell office:value-type="float" office:value="-1.4084994753410284E-3" table:formula="of:=[.C835]-[.$N$1]" table:style-name="ce4">
            <text:p>-0.001408</text:p>
          </table:table-cell>
          <table:table-cell office:value-type="float" office:value="3.3469133788038377E-3" table:formula="of:=(([.$I835]+[.$I834]))*[.$G835]*9.8/2+[.J834]" table:style-name="ce4">
            <text:p>0.0033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439" table:style-name="ce3">
            <text:p>64439</text:p>
          </table:table-cell>
          <table:table-cell office:value-type="float" office:value="1E-3" table:style-name="ce4">
            <text:p>0.0010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6.283999999999882" table:formula="of:=[.F835]+[.G836]" table:style-name="ce5">
            <text:p>26.284</text:p>
          </table:table-cell>
          <table:table-cell office:value-type="float" office:value="3.2000000000000001E-2" table:formula="of:=([.B836]-[.B835])/1000" table:style-name="ce5">
            <text:p>0.032</text:p>
          </table:table-cell>
          <table:table-cell office:value-type="float" office:value="0.13418405000000011" table:formula="of:=([.C836]+[.C835])*[.G836]*9.8/2+[.H835]" table:style-name="ce4">
            <text:p>0.134184</text:p>
          </table:table-cell>
          <table:table-cell office:value-type="float" office:value="4.9150052465897162E-4" table:formula="of:=[.C836]-[.$N$1]" table:style-name="ce4">
            <text:p>0.000492</text:p>
          </table:table-cell>
          <table:table-cell office:value-type="float" office:value="3.2031279433368913E-3" table:formula="of:=(([.$I836]+[.$I835]))*[.$G836]*9.8/2+[.J835]" table:style-name="ce4">
            <text:p>0.0032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470" table:style-name="ce3">
            <text:p>6447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26.31499999999988" table:formula="of:=[.F836]+[.G837]" table:style-name="ce5">
            <text:p>26.315</text:p>
          </table:table-cell>
          <table:table-cell office:value-type="float" office:value="3.1E-2" table:formula="of:=([.B837]-[.B836])/1000" table:style-name="ce5">
            <text:p>0.031</text:p>
          </table:table-cell>
          <table:table-cell office:value-type="float" office:value="0.13445747000000011" table:formula="of:=([.C837]+[.C836])*[.G837]*9.8/2+[.H836]" table:style-name="ce4">
            <text:p>0.134457</text:p>
          </table:table-cell>
          <table:table-cell office:value-type="float" office:value="2.9150052465897163E-4" table:formula="of:=[.C837]-[.$N$1]" table:style-name="ce4">
            <text:p>0.000292</text:p>
          </table:table-cell>
          <table:table-cell office:value-type="float" office:value="3.322065802728287E-3" table:formula="of:=(([.$I837]+[.$I836]))*[.$G837]*9.8/2+[.J836]" table:style-name="ce4">
            <text:p>0.0033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501" table:style-name="ce3">
            <text:p>64501</text:p>
          </table:table-cell>
          <table:table-cell office:value-type="float" office:value="1E-4" table:style-name="ce4">
            <text:p>0.0001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6.345999999999879" table:formula="of:=[.F837]+[.G838]" table:style-name="ce5">
            <text:p>26.346</text:p>
          </table:table-cell>
          <table:table-cell office:value-type="float" office:value="3.1E-2" table:formula="of:=([.B838]-[.B837])/1000" table:style-name="ce5">
            <text:p>0.031</text:p>
          </table:table-cell>
          <table:table-cell office:value-type="float" office:value="0.13459418000000012" table:formula="of:=([.C838]+[.C837])*[.G838]*9.8/2+[.H837]" table:style-name="ce4">
            <text:p>0.134594</text:p>
          </table:table-cell>
          <table:table-cell office:value-type="float" office:value="-4.0849947534102841E-4" table:formula="of:=[.C838]-[.$N$1]" table:style-name="ce4">
            <text:p>-0.000408</text:p>
          </table:table-cell>
          <table:table-cell office:value-type="float" office:value="3.3042936621196827E-3" table:formula="of:=(([.$I838]+[.$I837]))*[.$G838]*9.8/2+[.J837]" table:style-name="ce4">
            <text:p>0.0033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532" table:style-name="ce3">
            <text:p>64532</text:p>
          </table:table-cell>
          <table:table-cell office:value-type="float" office:value="1E-3" table:style-name="ce4">
            <text:p>0.0010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6.376999999999878" table:formula="of:=[.F838]+[.G839]" table:style-name="ce5">
            <text:p>26.377</text:p>
          </table:table-cell>
          <table:table-cell office:value-type="float" office:value="3.1E-2" table:formula="of:=([.B839]-[.B838])/1000" table:style-name="ce5">
            <text:p>0.031</text:p>
          </table:table-cell>
          <table:table-cell office:value-type="float" office:value="0.13476127000000013" table:formula="of:=([.C839]+[.C838])*[.G839]*9.8/2+[.H838]" table:style-name="ce4">
            <text:p>0.134761</text:p>
          </table:table-cell>
          <table:table-cell office:value-type="float" office:value="4.9150052465897162E-4" table:formula="of:=[.C839]-[.$N$1]" table:style-name="ce4">
            <text:p>0.000492</text:p>
          </table:table-cell>
          <table:table-cell office:value-type="float" office:value="3.3169015215110784E-3" table:formula="of:=(([.$I839]+[.$I838]))*[.$G839]*9.8/2+[.J838]" table:style-name="ce4">
            <text:p>0.0033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563" table:style-name="ce3">
            <text:p>64563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" table:style-name="ce4">
            <text:p>1.008000</text:p>
          </table:table-cell>
          <table:table-cell office:value-type="float" office:value="26.407999999999877" table:formula="of:=[.F839]+[.G840]" table:style-name="ce5">
            <text:p>26.408</text:p>
          </table:table-cell>
          <table:table-cell office:value-type="float" office:value="3.1E-2" table:formula="of:=([.B840]-[.B839])/1000" table:style-name="ce5">
            <text:p>0.031</text:p>
          </table:table-cell>
          <table:table-cell office:value-type="float" office:value="0.13495874000000013" table:formula="of:=([.C840]+[.C839])*[.G840]*9.8/2+[.H839]" table:style-name="ce4">
            <text:p>0.134959</text:p>
          </table:table-cell>
          <table:table-cell office:value-type="float" office:value="-2.0849947534102843E-4" table:formula="of:=[.C840]-[.$N$1]" table:style-name="ce4">
            <text:p>-0.000208</text:p>
          </table:table-cell>
          <table:table-cell office:value-type="float" office:value="3.3598893809024741E-3" table:formula="of:=(([.$I840]+[.$I839]))*[.$G840]*9.8/2+[.J839]" table:style-name="ce4">
            <text:p>0.0033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594" table:style-name="ce3">
            <text:p>64594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23" table:style-name="ce4">
            <text:p>1.012300</text:p>
          </table:table-cell>
          <table:table-cell office:value-type="float" office:value="26.438999999999876" table:formula="of:=[.F840]+[.G841]" table:style-name="ce5">
            <text:p>26.439</text:p>
          </table:table-cell>
          <table:table-cell office:value-type="float" office:value="3.1E-2" table:formula="of:=([.B841]-[.B840])/1000" table:style-name="ce5">
            <text:p>0.031</text:p>
          </table:table-cell>
          <table:table-cell office:value-type="float" office:value="0.13538406000000014" table:formula="of:=([.C841]+[.C840])*[.G841]*9.8/2+[.H840]" table:style-name="ce4">
            <text:p>0.135384</text:p>
          </table:table-cell>
          <table:table-cell office:value-type="float" office:value="1.9915005246589719E-3" table:formula="of:=[.C841]-[.$N$1]" table:style-name="ce4">
            <text:p>0.001992</text:p>
          </table:table-cell>
          <table:table-cell office:value-type="float" office:value="3.6307272402938697E-3" table:formula="of:=(([.$I841]+[.$I840]))*[.$G841]*9.8/2+[.J840]" table:style-name="ce4">
            <text:p>0.0036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625" table:style-name="ce3">
            <text:p>64625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7" table:style-name="ce4">
            <text:p>1.009700</text:p>
          </table:table-cell>
          <table:table-cell office:value-type="float" office:value="26.469999999999875" table:formula="of:=[.F841]+[.G842]" table:style-name="ce5">
            <text:p>26.470</text:p>
          </table:table-cell>
          <table:table-cell office:value-type="float" office:value="3.1E-2" table:formula="of:=([.B842]-[.B841])/1000" table:style-name="ce5">
            <text:p>0.031</text:p>
          </table:table-cell>
          <table:table-cell office:value-type="float" office:value="0.13582457000000014" table:formula="of:=([.C842]+[.C841])*[.G842]*9.8/2+[.H841]" table:style-name="ce4">
            <text:p>0.135825</text:p>
          </table:table-cell>
          <table:table-cell office:value-type="float" office:value="-1.0849947534102839E-4" table:formula="of:=[.C842]-[.$N$1]" table:style-name="ce4">
            <text:p>-0.000108</text:p>
          </table:table-cell>
          <table:table-cell office:value-type="float" office:value="3.9167550996852653E-3" table:formula="of:=(([.$I842]+[.$I841]))*[.$G842]*9.8/2+[.J841]" table:style-name="ce4">
            <text:p>0.0039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656" table:style-name="ce3">
            <text:p>64656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79" table:style-name="ce4">
            <text:p>1.007900</text:p>
          </table:table-cell>
          <table:table-cell office:value-type="float" office:value="26.500999999999873" table:formula="of:=[.F842]+[.G843]" table:style-name="ce5">
            <text:p>26.501</text:p>
          </table:table-cell>
          <table:table-cell office:value-type="float" office:value="3.1E-2" table:formula="of:=([.B843]-[.B842])/1000" table:style-name="ce5">
            <text:p>0.031</text:p>
          </table:table-cell>
          <table:table-cell office:value-type="float" office:value="0.13571824000000016" table:formula="of:=([.C843]+[.C842])*[.G843]*9.8/2+[.H842]" table:style-name="ce4">
            <text:p>0.135718</text:p>
          </table:table-cell>
          <table:table-cell office:value-type="float" office:value="-1.6084994753410285E-3" table:formula="of:=[.C843]-[.$N$1]" table:style-name="ce4">
            <text:p>-0.001608</text:p>
          </table:table-cell>
          <table:table-cell office:value-type="float" office:value="3.6559429590766607E-3" table:formula="of:=(([.$I843]+[.$I842]))*[.$G843]*9.8/2+[.J842]" table:style-name="ce4">
            <text:p>0.0036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688" table:style-name="ce3">
            <text:p>64688</text:p>
          </table:table-cell>
          <table:table-cell office:value-type="float" office:value="1.5E-3" table:style-name="ce4">
            <text:p>0.0015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03" table:style-name="ce4">
            <text:p>1.010300</text:p>
          </table:table-cell>
          <table:table-cell office:value-type="float" office:value="26.532999999999873" table:formula="of:=[.F843]+[.G844]" table:style-name="ce5">
            <text:p>26.533</text:p>
          </table:table-cell>
          <table:table-cell office:value-type="float" office:value="3.2000000000000001E-2" table:formula="of:=([.B844]-[.B843])/1000" table:style-name="ce5">
            <text:p>0.032</text:p>
          </table:table-cell>
          <table:table-cell office:value-type="float" office:value="0.13578096000000014" table:formula="of:=([.C844]+[.C843])*[.G844]*9.8/2+[.H843]" table:style-name="ce4">
            <text:p>0.135781</text:p>
          </table:table-cell>
          <table:table-cell office:value-type="float" office:value="9.9150052465897163E-4" table:formula="of:=[.C844]-[.$N$1]" table:style-name="ce4">
            <text:p>0.000992</text:p>
          </table:table-cell>
          <table:table-cell office:value-type="float" office:value="3.5591975236097142E-3" table:formula="of:=(([.$I844]+[.$I843]))*[.$G844]*9.8/2+[.J843]" table:style-name="ce4">
            <text:p>0.0035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719" table:style-name="ce3">
            <text:p>64719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26.563999999999872" table:formula="of:=[.F844]+[.G845]" table:style-name="ce5">
            <text:p>26.564</text:p>
          </table:table-cell>
          <table:table-cell office:value-type="float" office:value="3.1E-2" table:formula="of:=([.B845]-[.B844])/1000" table:style-name="ce5">
            <text:p>0.031</text:p>
          </table:table-cell>
          <table:table-cell office:value-type="float" office:value="0.13605438000000014" table:formula="of:=([.C845]+[.C844])*[.G845]*9.8/2+[.H844]" table:style-name="ce4">
            <text:p>0.136054</text:p>
          </table:table-cell>
          <table:table-cell office:value-type="float" office:value="-2.0849947534102843E-4" table:formula="of:=[.C845]-[.$N$1]" table:style-name="ce4">
            <text:p>-0.000208</text:p>
          </table:table-cell>
          <table:table-cell office:value-type="float" office:value="3.6781353830011099E-3" table:formula="of:=(([.$I845]+[.$I844]))*[.$G845]*9.8/2+[.J844]" table:style-name="ce4">
            <text:p>0.0036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751" table:style-name="ce3">
            <text:p>64751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66999999999999" table:style-name="ce4">
            <text:p>1.006700</text:p>
          </table:table-cell>
          <table:table-cell office:value-type="float" office:value="26.595999999999872" table:formula="of:=[.F845]+[.G846]" table:style-name="ce5">
            <text:p>26.596</text:p>
          </table:table-cell>
          <table:table-cell office:value-type="float" office:value="3.2000000000000001E-2" table:formula="of:=([.B846]-[.B845])/1000" table:style-name="ce5">
            <text:p>0.032</text:p>
          </table:table-cell>
          <table:table-cell office:value-type="float" office:value="0.13627390000000014" table:formula="of:=([.C846]+[.C845])*[.G846]*9.8/2+[.H845]" table:style-name="ce4">
            <text:p>0.136274</text:p>
          </table:table-cell>
          <table:table-cell office:value-type="float" office:value="5.9150052465897166E-4" table:formula="of:=[.C846]-[.$N$1]" table:style-name="ce4">
            <text:p>0.000592</text:p>
          </table:table-cell>
          <table:table-cell office:value-type="float" office:value="3.7381899475341634E-3" table:formula="of:=(([.$I846]+[.$I845]))*[.$G846]*9.8/2+[.J845]" table:style-name="ce4">
            <text:p>0.0037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782" table:style-name="ce3">
            <text:p>64782</text:p>
          </table:table-cell>
          <table:table-cell office:value-type="float" office:value="1.8E-3" table:style-name="ce4">
            <text:p>0.0018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6.626999999999871" table:formula="of:=[.F846]+[.G847]" table:style-name="ce5">
            <text:p>26.627</text:p>
          </table:table-cell>
          <table:table-cell office:value-type="float" office:value="3.1E-2" table:formula="of:=([.B847]-[.B846])/1000" table:style-name="ce5">
            <text:p>0.031</text:p>
          </table:table-cell>
          <table:table-cell office:value-type="float" office:value="0.13671441000000015" table:formula="of:=([.C847]+[.C846])*[.G847]*9.8/2+[.H846]" table:style-name="ce4">
            <text:p>0.136714</text:p>
          </table:table-cell>
          <table:table-cell office:value-type="float" office:value="1.2915005246589715E-3" table:formula="of:=[.C847]-[.$N$1]" table:style-name="ce4">
            <text:p>0.001292</text:p>
          </table:table-cell>
          <table:table-cell office:value-type="float" office:value="4.0242178069255594E-3" table:formula="of:=(([.$I847]+[.$I846]))*[.$G847]*9.8/2+[.J846]" table:style-name="ce4">
            <text:p>0.0040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813" table:style-name="ce3">
            <text:p>64813</text:p>
          </table:table-cell>
          <table:table-cell office:value-type="float" office:value="0" table:style-name="ce4">
            <text:p>0.0000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6.65799999999987" table:formula="of:=[.F847]+[.G848]" table:style-name="ce5">
            <text:p>26.658</text:p>
          </table:table-cell>
          <table:table-cell office:value-type="float" office:value="3.1E-2" table:formula="of:=([.B848]-[.B847])/1000" table:style-name="ce5">
            <text:p>0.031</text:p>
          </table:table-cell>
          <table:table-cell office:value-type="float" office:value="0.13698783000000014" table:formula="of:=([.C848]+[.C847])*[.G848]*9.8/2+[.H847]" table:style-name="ce4">
            <text:p>0.136988</text:p>
          </table:table-cell>
          <table:table-cell office:value-type="float" office:value="-5.084994753410284E-4" table:formula="of:=[.C848]-[.$N$1]" table:style-name="ce4">
            <text:p>-0.000508</text:p>
          </table:table-cell>
          <table:table-cell office:value-type="float" office:value="4.1431556663169547E-3" table:formula="of:=(([.$I848]+[.$I847]))*[.$G848]*9.8/2+[.J847]" table:style-name="ce4">
            <text:p>0.0041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845" table:style-name="ce3">
            <text:p>64845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62" table:style-name="ce4">
            <text:p>1.006200</text:p>
          </table:table-cell>
          <table:table-cell office:value-type="float" office:value="26.68999999999987" table:formula="of:=[.F848]+[.G849]" table:style-name="ce5">
            <text:p>26.690</text:p>
          </table:table-cell>
          <table:table-cell office:value-type="float" office:value="3.2000000000000001E-2" table:formula="of:=([.B849]-[.B848])/1000" table:style-name="ce5">
            <text:p>0.032</text:p>
          </table:table-cell>
          <table:table-cell office:value-type="float" office:value="0.13694079000000015" table:formula="of:=([.C849]+[.C848])*[.G849]*9.8/2+[.H848]" table:style-name="ce4">
            <text:p>0.136941</text:p>
          </table:table-cell>
          <table:table-cell office:value-type="float" office:value="-8.0849947534102832E-4" table:formula="of:=[.C849]-[.$N$1]" table:style-name="ce4">
            <text:p>-0.000808</text:p>
          </table:table-cell>
          <table:table-cell office:value-type="float" office:value="3.9366502308500083E-3" table:formula="of:=(([.$I849]+[.$I848]))*[.$G849]*9.8/2+[.J848]" table:style-name="ce4">
            <text:p>0.0039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878" table:style-name="ce3">
            <text:p>64878</text:p>
          </table:table-cell>
          <table:table-cell office:value-type="float" office:value="-1E-4" table:style-name="ce4">
            <text:p>-0.0001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82" table:style-name="ce4">
            <text:p>1.008200</text:p>
          </table:table-cell>
          <table:table-cell office:value-type="float" office:value="26.722999999999871" table:formula="of:=[.F849]+[.G850]" table:style-name="ce5">
            <text:p>26.723</text:p>
          </table:table-cell>
          <table:table-cell office:value-type="float" office:value="3.3000000000000002E-2" table:formula="of:=([.B850]-[.B849])/1000" table:style-name="ce5">
            <text:p>0.033</text:p>
          </table:table-cell>
          <table:table-cell office:value-type="float" office:value="0.13687611000000013" table:formula="of:=([.C850]+[.C849])*[.G850]*9.8/2+[.H849]" table:style-name="ce4">
            <text:p>0.136876</text:p>
          </table:table-cell>
          <table:table-cell office:value-type="float" office:value="-6.0849947534102845E-4" table:formula="of:=[.C850]-[.$N$1]" table:style-name="ce4">
            <text:p>-0.000608</text:p>
          </table:table-cell>
          <table:table-cell office:value-type="float" office:value="3.7075215005247198E-3" table:formula="of:=(([.$I850]+[.$I849]))*[.$G850]*9.8/2+[.J849]" table:style-name="ce4">
            <text:p>0.0037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909" table:style-name="ce3">
            <text:p>64909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6.75399999999987" table:formula="of:=[.F850]+[.G851]" table:style-name="ce5">
            <text:p>26.754</text:p>
          </table:table-cell>
          <table:table-cell office:value-type="float" office:value="3.1E-2" table:formula="of:=([.B851]-[.B850])/1000" table:style-name="ce5">
            <text:p>0.031</text:p>
          </table:table-cell>
          <table:table-cell office:value-type="float" office:value="0.13705839000000014" table:formula="of:=([.C851]+[.C850])*[.G851]*9.8/2+[.H850]" table:style-name="ce4">
            <text:p>0.137058</text:p>
          </table:table-cell>
          <table:table-cell office:value-type="float" office:value="7.9150052465897154E-4" table:formula="of:=[.C851]-[.$N$1]" table:style-name="ce4">
            <text:p>0.000792</text:p>
          </table:table-cell>
          <table:table-cell office:value-type="float" office:value="3.7353193599161155E-3" table:formula="of:=(([.$I851]+[.$I850]))*[.$G851]*9.8/2+[.J850]" table:style-name="ce4">
            <text:p>0.00373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941" table:style-name="ce3">
            <text:p>64941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26.78599999999987" table:formula="of:=[.F851]+[.G852]" table:style-name="ce5">
            <text:p>26.786</text:p>
          </table:table-cell>
          <table:table-cell office:value-type="float" office:value="3.2000000000000001E-2" table:formula="of:=([.B852]-[.B851])/1000" table:style-name="ce5">
            <text:p>0.032</text:p>
          </table:table-cell>
          <table:table-cell office:value-type="float" office:value="0.13730927000000015" table:formula="of:=([.C852]+[.C851])*[.G852]*9.8/2+[.H851]" table:style-name="ce4">
            <text:p>0.137309</text:p>
          </table:table-cell>
          <table:table-cell office:value-type="float" office:value="-2.0849947534102843E-4" table:formula="of:=[.C852]-[.$N$1]" table:style-name="ce4">
            <text:p>-0.000208</text:p>
          </table:table-cell>
          <table:table-cell office:value-type="float" office:value="3.8267339244491688E-3" table:formula="of:=(([.$I852]+[.$I851]))*[.$G852]*9.8/2+[.J851]" table:style-name="ce4">
            <text:p>0.0038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4972" table:style-name="ce3">
            <text:p>6497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6.816999999999869" table:formula="of:=[.F852]+[.G853]" table:style-name="ce5">
            <text:p>26.817</text:p>
          </table:table-cell>
          <table:table-cell office:value-type="float" office:value="3.1E-2" table:formula="of:=([.B853]-[.B852])/1000" table:style-name="ce5">
            <text:p>0.031</text:p>
          </table:table-cell>
          <table:table-cell office:value-type="float" office:value="0.13727889000000015" table:formula="of:=([.C853]+[.C852])*[.G853]*9.8/2+[.H852]" table:style-name="ce4">
            <text:p>0.137279</text:p>
          </table:table-cell>
          <table:table-cell office:value-type="float" office:value="-1.0084994753410284E-3" table:formula="of:=[.C853]-[.$N$1]" table:style-name="ce4">
            <text:p>-0.001008</text:p>
          </table:table-cell>
          <table:table-cell office:value-type="float" office:value="3.6418717838405642E-3" table:formula="of:=(([.$I853]+[.$I852]))*[.$G853]*9.8/2+[.J852]" table:style-name="ce4">
            <text:p>0.0036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005" table:style-name="ce3">
            <text:p>65005</text:p>
          </table:table-cell>
          <table:table-cell office:value-type="float" office:value="1.9E-3" table:style-name="ce4">
            <text:p>0.0019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2" table:style-name="ce4">
            <text:p>1.008200</text:p>
          </table:table-cell>
          <table:table-cell office:value-type="float" office:value="26.84999999999987" table:formula="of:=[.F853]+[.G854]" table:style-name="ce5">
            <text:p>26.850</text:p>
          </table:table-cell>
          <table:table-cell office:value-type="float" office:value="3.3000000000000002E-2" table:formula="of:=([.B854]-[.B853])/1000" table:style-name="ce5">
            <text:p>0.033</text:p>
          </table:table-cell>
          <table:table-cell office:value-type="float" office:value="0.13750527000000015" table:formula="of:=([.C854]+[.C853])*[.G854]*9.8/2+[.H853]" table:style-name="ce4">
            <text:p>0.137505</text:p>
          </table:table-cell>
          <table:table-cell office:value-type="float" office:value="1.3915005246589716E-3" table:formula="of:=[.C854]-[.$N$1]" table:style-name="ce4">
            <text:p>0.001392</text:p>
          </table:table-cell>
          <table:table-cell office:value-type="float" office:value="3.7038030535152754E-3" table:formula="of:=(([.$I854]+[.$I853]))*[.$G854]*9.8/2+[.J853]" table:style-name="ce4">
            <text:p>0.0037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036" table:style-name="ce3">
            <text:p>65036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6.880999999999869" table:formula="of:=[.F854]+[.G855]" table:style-name="ce5">
            <text:p>26.881</text:p>
          </table:table-cell>
          <table:table-cell office:value-type="float" office:value="3.1E-2" table:formula="of:=([.B855]-[.B854])/1000" table:style-name="ce5">
            <text:p>0.031</text:p>
          </table:table-cell>
          <table:table-cell office:value-type="float" office:value="0.13774831000000015" table:formula="of:=([.C855]+[.C854])*[.G855]*9.8/2+[.H854]" table:style-name="ce4">
            <text:p>0.137748</text:p>
          </table:table-cell>
          <table:table-cell office:value-type="float" office:value="-8.0849947534102832E-4" table:formula="of:=[.C855]-[.$N$1]" table:style-name="ce4">
            <text:p>-0.000808</text:p>
          </table:table-cell>
          <table:table-cell office:value-type="float" office:value="3.7923609129066711E-3" table:formula="of:=(([.$I855]+[.$I854]))*[.$G855]*9.8/2+[.J854]" table:style-name="ce4">
            <text:p>0.0037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068" table:style-name="ce3">
            <text:p>65068</text:p>
          </table:table-cell>
          <table:table-cell office:value-type="float" office:value="0" table:style-name="ce4">
            <text:p>0.0000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35000000000001" table:style-name="ce4">
            <text:p>1.013500</text:p>
          </table:table-cell>
          <table:table-cell office:value-type="float" office:value="26.912999999999869" table:formula="of:=[.F855]+[.G856]" table:style-name="ce5">
            <text:p>26.913</text:p>
          </table:table-cell>
          <table:table-cell office:value-type="float" office:value="3.2000000000000001E-2" table:formula="of:=([.B856]-[.B855])/1000" table:style-name="ce5">
            <text:p>0.032</text:p>
          </table:table-cell>
          <table:table-cell office:value-type="float" office:value="0.13770127000000015" table:formula="of:=([.C856]+[.C855])*[.G856]*9.8/2+[.H855]" table:style-name="ce4">
            <text:p>0.137701</text:p>
          </table:table-cell>
          <table:table-cell office:value-type="float" office:value="-5.084994753410284E-4" table:formula="of:=[.C856]-[.$N$1]" table:style-name="ce4">
            <text:p>-0.000508</text:p>
          </table:table-cell>
          <table:table-cell office:value-type="float" office:value="3.5858554774397247E-3" table:formula="of:=(([.$I856]+[.$I855]))*[.$G856]*9.8/2+[.J855]" table:style-name="ce4">
            <text:p>0.0035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100" table:style-name="ce3">
            <text:p>651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6.944999999999869" table:formula="of:=[.F856]+[.G857]" table:style-name="ce5">
            <text:p>26.945</text:p>
          </table:table-cell>
          <table:table-cell office:value-type="float" office:value="3.2000000000000001E-2" table:formula="of:=([.B857]-[.B856])/1000" table:style-name="ce5">
            <text:p>0.032</text:p>
          </table:table-cell>
          <table:table-cell office:value-type="float" office:value="0.13765423000000016" table:formula="of:=([.C857]+[.C856])*[.G857]*9.8/2+[.H856]" table:style-name="ce4">
            <text:p>0.137654</text:p>
          </table:table-cell>
          <table:table-cell office:value-type="float" office:value="-8.0849947534102832E-4" table:formula="of:=[.C857]-[.$N$1]" table:style-name="ce4">
            <text:p>-0.000808</text:p>
          </table:table-cell>
          <table:table-cell office:value-type="float" office:value="3.3793500419727783E-3" table:formula="of:=(([.$I857]+[.$I856]))*[.$G857]*9.8/2+[.J856]" table:style-name="ce4">
            <text:p>0.0033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132" table:style-name="ce3">
            <text:p>6513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" table:style-name="ce4">
            <text:p>1.008000</text:p>
          </table:table-cell>
          <table:table-cell office:value-type="float" office:value="26.976999999999869" table:formula="of:=[.F857]+[.G858]" table:style-name="ce5">
            <text:p>26.977</text:p>
          </table:table-cell>
          <table:table-cell office:value-type="float" office:value="3.2000000000000001E-2" table:formula="of:=([.B858]-[.B857])/1000" table:style-name="ce5">
            <text:p>0.032</text:p>
          </table:table-cell>
          <table:table-cell office:value-type="float" office:value="0.13752879000000015" table:formula="of:=([.C858]+[.C857])*[.G858]*9.8/2+[.H857]" table:style-name="ce4">
            <text:p>0.137529</text:p>
          </table:table-cell>
          <table:table-cell office:value-type="float" office:value="-1.0084994753410284E-3" table:formula="of:=[.C858]-[.$N$1]" table:style-name="ce4">
            <text:p>-0.001008</text:p>
          </table:table-cell>
          <table:table-cell office:value-type="float" office:value="3.0944446065058317E-3" table:formula="of:=(([.$I858]+[.$I857]))*[.$G858]*9.8/2+[.J857]" table:style-name="ce4">
            <text:p>0.0030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164" table:style-name="ce3">
            <text:p>65164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27.008999999999869" table:formula="of:=[.F858]+[.G859]" table:style-name="ce5">
            <text:p>27.009</text:p>
          </table:table-cell>
          <table:table-cell office:value-type="float" office:value="3.2000000000000001E-2" table:formula="of:=([.B859]-[.B858])/1000" table:style-name="ce5">
            <text:p>0.032</text:p>
          </table:table-cell>
          <table:table-cell office:value-type="float" office:value="0.13749743000000014" table:formula="of:=([.C859]+[.C858])*[.G859]*9.8/2+[.H858]" table:style-name="ce4">
            <text:p>0.137497</text:p>
          </table:table-cell>
          <table:table-cell office:value-type="float" office:value="-2.0849947534102843E-4" table:formula="of:=[.C859]-[.$N$1]" table:style-name="ce4">
            <text:p>-0.000208</text:p>
          </table:table-cell>
          <table:table-cell office:value-type="float" office:value="2.903619171038885E-3" table:formula="of:=(([.$I859]+[.$I858]))*[.$G859]*9.8/2+[.J858]" table:style-name="ce4">
            <text:p>0.0029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195" table:style-name="ce3">
            <text:p>65195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27.039999999999868" table:formula="of:=[.F859]+[.G860]" table:style-name="ce5">
            <text:p>27.040</text:p>
          </table:table-cell>
          <table:table-cell office:value-type="float" office:value="3.1E-2" table:formula="of:=([.B860]-[.B859])/1000" table:style-name="ce5">
            <text:p>0.031</text:p>
          </table:table-cell>
          <table:table-cell office:value-type="float" office:value="0.13740629000000015" table:formula="of:=([.C860]+[.C859])*[.G860]*9.8/2+[.H859]" table:style-name="ce4">
            <text:p>0.137406</text:p>
          </table:table-cell>
          <table:table-cell office:value-type="float" office:value="-1.4084994753410284E-3" table:formula="of:=[.C860]-[.$N$1]" table:style-name="ce4">
            <text:p>-0.001408</text:p>
          </table:table-cell>
          <table:table-cell office:value-type="float" office:value="2.6579970304302803E-3" table:formula="of:=(([.$I860]+[.$I859]))*[.$G860]*9.8/2+[.J859]" table:style-name="ce4">
            <text:p>0.0026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227" table:style-name="ce3">
            <text:p>65227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7.071999999999868" table:formula="of:=[.F860]+[.G861]" table:style-name="ce5">
            <text:p>27.072</text:p>
          </table:table-cell>
          <table:table-cell office:value-type="float" office:value="3.2000000000000001E-2" table:formula="of:=([.B861]-[.B860])/1000" table:style-name="ce5">
            <text:p>0.032</text:p>
          </table:table-cell>
          <table:table-cell office:value-type="float" office:value="0.13729653000000017" table:formula="of:=([.C861]+[.C860])*[.G861]*9.8/2+[.H860]" table:style-name="ce4">
            <text:p>0.137297</text:p>
          </table:table-cell>
          <table:table-cell office:value-type="float" office:value="-3.0849947534102842E-4" table:formula="of:=[.C861]-[.$N$1]" table:style-name="ce4">
            <text:p>-0.000308</text:p>
          </table:table-cell>
          <table:table-cell office:value-type="float" office:value="2.3887715949633338E-3" table:formula="of:=(([.$I861]+[.$I860]))*[.$G861]*9.8/2+[.J860]" table:style-name="ce4">
            <text:p>0.0023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258" table:style-name="ce3">
            <text:p>65258</text:p>
          </table:table-cell>
          <table:table-cell office:value-type="float" office:value="1.8E-3" table:style-name="ce4">
            <text:p>0.0018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4" table:style-name="ce4">
            <text:p>1.008400</text:p>
          </table:table-cell>
          <table:table-cell office:value-type="float" office:value="27.102999999999867" table:formula="of:=[.F861]+[.G862]" table:style-name="ce5">
            <text:p>27.103</text:p>
          </table:table-cell>
          <table:table-cell office:value-type="float" office:value="3.1E-2" table:formula="of:=([.B862]-[.B861])/1000" table:style-name="ce5">
            <text:p>0.031</text:p>
          </table:table-cell>
          <table:table-cell office:value-type="float" office:value="0.13760033000000016" table:formula="of:=([.C862]+[.C861])*[.G862]*9.8/2+[.H861]" table:style-name="ce4">
            <text:p>0.137600</text:p>
          </table:table-cell>
          <table:table-cell office:value-type="float" office:value="1.2915005246589715E-3" table:formula="of:=[.C862]-[.$N$1]" table:style-name="ce4">
            <text:p>0.001292</text:p>
          </table:table-cell>
          <table:table-cell office:value-type="float" office:value="2.5380894543547295E-3" table:formula="of:=(([.$I862]+[.$I861]))*[.$G862]*9.8/2+[.J861]" table:style-name="ce4">
            <text:p>0.0025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289" table:style-name="ce3">
            <text:p>65289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7.133999999999865" table:formula="of:=[.F862]+[.G863]" table:style-name="ce5">
            <text:p>27.134</text:p>
          </table:table-cell>
          <table:table-cell office:value-type="float" office:value="3.1E-2" table:formula="of:=([.B863]-[.B862])/1000" table:style-name="ce5">
            <text:p>0.031</text:p>
          </table:table-cell>
          <table:table-cell office:value-type="float" office:value="0.13778261000000017" table:formula="of:=([.C863]+[.C862])*[.G863]*9.8/2+[.H862]" table:style-name="ce4">
            <text:p>0.137783</text:p>
          </table:table-cell>
          <table:table-cell office:value-type="float" office:value="-1.1084994753410285E-3" table:formula="of:=[.C863]-[.$N$1]" table:style-name="ce4">
            <text:p>-0.001108</text:p>
          </table:table-cell>
          <table:table-cell office:value-type="float" office:value="2.5658873137461252E-3" table:formula="of:=(([.$I863]+[.$I862]))*[.$G863]*9.8/2+[.J862]" table:style-name="ce4">
            <text:p>0.0025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321" table:style-name="ce3">
            <text:p>65321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7.165999999999865" table:formula="of:=[.F863]+[.G864]" table:style-name="ce5">
            <text:p>27.166</text:p>
          </table:table-cell>
          <table:table-cell office:value-type="float" office:value="3.2000000000000001E-2" table:formula="of:=([.B864]-[.B863])/1000" table:style-name="ce5">
            <text:p>0.032</text:p>
          </table:table-cell>
          <table:table-cell office:value-type="float" office:value="0.13793941000000018" table:formula="of:=([.C864]+[.C863])*[.G864]*9.8/2+[.H863]" table:style-name="ce4">
            <text:p>0.137939</text:p>
          </table:table-cell>
          <table:table-cell office:value-type="float" office:value="1.0915005246589717E-3" table:formula="of:=[.C864]-[.$N$1]" table:style-name="ce4">
            <text:p>0.001092</text:p>
          </table:table-cell>
          <table:table-cell office:value-type="float" office:value="2.5632218782791786E-3" table:formula="of:=(([.$I864]+[.$I863]))*[.$G864]*9.8/2+[.J863]" table:style-name="ce4">
            <text:p>0.0025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353" table:style-name="ce3">
            <text:p>65353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79" table:style-name="ce4">
            <text:p>1.007900</text:p>
          </table:table-cell>
          <table:table-cell office:value-type="float" office:value="27.197999999999865" table:formula="of:=[.F864]+[.G865]" table:style-name="ce5">
            <text:p>27.198</text:p>
          </table:table-cell>
          <table:table-cell office:value-type="float" office:value="3.2000000000000001E-2" table:formula="of:=([.B865]-[.B864])/1000" table:style-name="ce5">
            <text:p>0.032</text:p>
          </table:table-cell>
          <table:table-cell office:value-type="float" office:value="0.13833141000000018" table:formula="of:=([.C865]+[.C864])*[.G865]*9.8/2+[.H864]" table:style-name="ce4">
            <text:p>0.138331</text:p>
          </table:table-cell>
          <table:table-cell office:value-type="float" office:value="3.9150052465897157E-4" table:formula="of:=[.C865]-[.$N$1]" table:style-name="ce4">
            <text:p>0.000392</text:p>
          </table:table-cell>
          <table:table-cell office:value-type="float" office:value="2.7957564428122321E-3" table:formula="of:=(([.$I865]+[.$I864]))*[.$G865]*9.8/2+[.J864]" table:style-name="ce4">
            <text:p>0.0027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384" table:style-name="ce3">
            <text:p>65384</text:p>
          </table:table-cell>
          <table:table-cell office:value-type="float" office:value="-1E-4" table:style-name="ce4">
            <text:p>-0.0001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3" table:style-name="ce4">
            <text:p>1.010300</text:p>
          </table:table-cell>
          <table:table-cell office:value-type="float" office:value="27.228999999999864" table:formula="of:=[.F865]+[.G866]" table:style-name="ce5">
            <text:p>27.229</text:p>
          </table:table-cell>
          <table:table-cell office:value-type="float" office:value="3.1E-2" table:formula="of:=([.B866]-[.B865])/1000" table:style-name="ce5">
            <text:p>0.031</text:p>
          </table:table-cell>
          <table:table-cell office:value-type="float" office:value="0.1384529300000002" table:formula="of:=([.C866]+[.C865])*[.G866]*9.8/2+[.H865]" table:style-name="ce4">
            <text:p>0.138453</text:p>
          </table:table-cell>
          <table:table-cell office:value-type="float" office:value="-6.0849947534102845E-4" table:formula="of:=[.C866]-[.$N$1]" table:style-name="ce4">
            <text:p>-0.000608</text:p>
          </table:table-cell>
          <table:table-cell office:value-type="float" office:value="2.7627943022036278E-3" table:formula="of:=(([.$I866]+[.$I865]))*[.$G866]*9.8/2+[.J865]" table:style-name="ce4">
            <text:p>0.0027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416" table:style-name="ce3">
            <text:p>65416</text:p>
          </table:table-cell>
          <table:table-cell office:value-type="float" office:value="-2.5999999999999999E-3" table:style-name="ce4">
            <text:p>-0.0026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7.260999999999864" table:formula="of:=[.F866]+[.G867]" table:style-name="ce5">
            <text:p>27.261</text:p>
          </table:table-cell>
          <table:table-cell office:value-type="float" office:value="3.2000000000000001E-2" table:formula="of:=([.B867]-[.B866])/1000" table:style-name="ce5">
            <text:p>0.032</text:p>
          </table:table-cell>
          <table:table-cell office:value-type="float" office:value="0.13802957000000018" table:formula="of:=([.C867]+[.C866])*[.G867]*9.8/2+[.H866]" table:style-name="ce4">
            <text:p>0.138030</text:p>
          </table:table-cell>
          <table:table-cell office:value-type="float" office:value="-3.1084994753410285E-3" table:formula="of:=[.C867]-[.$N$1]" table:style-name="ce4">
            <text:p>-0.003108</text:p>
          </table:table-cell>
          <table:table-cell office:value-type="float" office:value="2.1799688667366811E-3" table:formula="of:=(([.$I867]+[.$I866]))*[.$G867]*9.8/2+[.J866]" table:style-name="ce4">
            <text:p>0.0021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448" table:style-name="ce3">
            <text:p>65448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03" table:style-name="ce4">
            <text:p>1.010300</text:p>
          </table:table-cell>
          <table:table-cell office:value-type="float" office:value="27.292999999999864" table:formula="of:=[.F867]+[.G868]" table:style-name="ce5">
            <text:p>27.293</text:p>
          </table:table-cell>
          <table:table-cell office:value-type="float" office:value="3.2000000000000001E-2" table:formula="of:=([.B868]-[.B867])/1000" table:style-name="ce5">
            <text:p>0.032</text:p>
          </table:table-cell>
          <table:table-cell office:value-type="float" office:value="0.13751213000000018" table:formula="of:=([.C868]+[.C867])*[.G868]*9.8/2+[.H867]" table:style-name="ce4">
            <text:p>0.137512</text:p>
          </table:table-cell>
          <table:table-cell office:value-type="float" office:value="-1.2084994753410283E-3" table:formula="of:=[.C868]-[.$N$1]" table:style-name="ce4">
            <text:p>-0.001208</text:p>
          </table:table-cell>
          <table:table-cell office:value-type="float" office:value="1.5030634312697346E-3" table:formula="of:=(([.$I868]+[.$I867]))*[.$G868]*9.8/2+[.J867]" table:style-name="ce4">
            <text:p>0.0015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480" table:style-name="ce3">
            <text:p>6548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1" table:style-name="ce4">
            <text:p>1.010000</text:p>
          </table:table-cell>
          <table:table-cell office:value-type="float" office:value="27.324999999999864" table:formula="of:=[.F868]+[.G869]" table:style-name="ce5">
            <text:p>27.325</text:p>
          </table:table-cell>
          <table:table-cell office:value-type="float" office:value="3.2000000000000001E-2" table:formula="of:=([.B869]-[.B868])/1000" table:style-name="ce5">
            <text:p>0.032</text:p>
          </table:table-cell>
          <table:table-cell office:value-type="float" office:value="0.13754349000000018" table:formula="of:=([.C869]+[.C868])*[.G869]*9.8/2+[.H868]" table:style-name="ce4">
            <text:p>0.137543</text:p>
          </table:table-cell>
          <table:table-cell office:value-type="float" office:value="3.9150052465897157E-4" table:formula="of:=[.C869]-[.$N$1]" table:style-name="ce4">
            <text:p>0.000392</text:p>
          </table:table-cell>
          <table:table-cell office:value-type="float" office:value="1.3749579958027881E-3" table:formula="of:=(([.$I869]+[.$I868]))*[.$G869]*9.8/2+[.J868]" table:style-name="ce4">
            <text:p>0.0013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512" table:style-name="ce3">
            <text:p>65512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3" table:style-name="ce4">
            <text:p>1.010300</text:p>
          </table:table-cell>
          <table:table-cell office:value-type="float" office:value="27.356999999999864" table:formula="of:=[.F869]+[.G870]" table:style-name="ce5">
            <text:p>27.357</text:p>
          </table:table-cell>
          <table:table-cell office:value-type="float" office:value="3.2000000000000001E-2" table:formula="of:=([.B870]-[.B869])/1000" table:style-name="ce5">
            <text:p>0.032</text:p>
          </table:table-cell>
          <table:table-cell office:value-type="float" office:value="0.13781005000000018" table:formula="of:=([.C870]+[.C869])*[.G870]*9.8/2+[.H869]" table:style-name="ce4">
            <text:p>0.137810</text:p>
          </table:table-cell>
          <table:table-cell office:value-type="float" office:value="2.9150052465897163E-4" table:formula="of:=[.C870]-[.$N$1]" table:style-name="ce4">
            <text:p>0.000292</text:p>
          </table:table-cell>
          <table:table-cell office:value-type="float" office:value="1.4820525603358415E-3" table:formula="of:=(([.$I870]+[.$I869]))*[.$G870]*9.8/2+[.J869]" table:style-name="ce4">
            <text:p>0.0014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543" table:style-name="ce3">
            <text:p>65543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4.8999999999999998E-3" table:style-name="ce4">
            <text:p>0.004900</text:p>
          </table:table-cell>
          <table:table-cell office:value-type="float" office:value="1.0117" table:style-name="ce4">
            <text:p>1.011700</text:p>
          </table:table-cell>
          <table:table-cell office:value-type="float" office:value="27.387999999999863" table:formula="of:=[.F870]+[.G871]" table:style-name="ce5">
            <text:p>27.388</text:p>
          </table:table-cell>
          <table:table-cell office:value-type="float" office:value="3.1E-2" table:formula="of:=([.B871]-[.B870])/1000" table:style-name="ce5">
            <text:p>0.031</text:p>
          </table:table-cell>
          <table:table-cell office:value-type="float" office:value="0.13773410000000019" table:formula="of:=([.C871]+[.C870])*[.G871]*9.8/2+[.H870]" table:style-name="ce4">
            <text:p>0.137734</text:p>
          </table:table-cell>
          <table:table-cell office:value-type="float" office:value="-1.8084994753410283E-3" table:formula="of:=[.C871]-[.$N$1]" table:style-name="ce4">
            <text:p>-0.001808</text:p>
          </table:table-cell>
          <table:table-cell office:value-type="float" office:value="1.2516204197272371E-3" table:formula="of:=(([.$I871]+[.$I870]))*[.$G871]*9.8/2+[.J870]" table:style-name="ce4">
            <text:p>0.0012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575" table:style-name="ce3">
            <text:p>65575</text:p>
          </table:table-cell>
          <table:table-cell office:value-type="float" office:value="1.4E-3" table:style-name="ce4">
            <text:p>0.0014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17" table:style-name="ce4">
            <text:p>1.011700</text:p>
          </table:table-cell>
          <table:table-cell office:value-type="float" office:value="27.419999999999863" table:formula="of:=[.F871]+[.G872]" table:style-name="ce5">
            <text:p>27.420</text:p>
          </table:table-cell>
          <table:table-cell office:value-type="float" office:value="3.2000000000000001E-2" table:formula="of:=([.B872]-[.B871])/1000" table:style-name="ce5">
            <text:p>0.032</text:p>
          </table:table-cell>
          <table:table-cell office:value-type="float" office:value="0.13774978000000018" table:formula="of:=([.C872]+[.C871])*[.G872]*9.8/2+[.H871]" table:style-name="ce4">
            <text:p>0.137750</text:p>
          </table:table-cell>
          <table:table-cell office:value-type="float" office:value="8.9150052465897158E-4" table:formula="of:=[.C872]-[.$N$1]" table:style-name="ce4">
            <text:p>0.000892</text:p>
          </table:table-cell>
          <table:table-cell office:value-type="float" office:value="1.1078349842602905E-3" table:formula="of:=(([.$I872]+[.$I871]))*[.$G872]*9.8/2+[.J871]" table:style-name="ce4">
            <text:p>0.0011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606" table:style-name="ce3">
            <text:p>65606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7.450999999999862" table:formula="of:=[.F872]+[.G873]" table:style-name="ce5">
            <text:p>27.451</text:p>
          </table:table-cell>
          <table:table-cell office:value-type="float" office:value="3.1E-2" table:formula="of:=([.B873]-[.B872])/1000" table:style-name="ce5">
            <text:p>0.031</text:p>
          </table:table-cell>
          <table:table-cell office:value-type="float" office:value="0.13806877000000017" table:formula="of:=([.C873]+[.C872])*[.G873]*9.8/2+[.H872]" table:style-name="ce4">
            <text:p>0.138069</text:p>
          </table:table-cell>
          <table:table-cell office:value-type="float" office:value="1.9150052465897159E-4" table:formula="of:=[.C873]-[.$N$1]" table:style-name="ce4">
            <text:p>0.000192</text:p>
          </table:table-cell>
          <table:table-cell office:value-type="float" office:value="1.2723428436516861E-3" table:formula="of:=(([.$I873]+[.$I872]))*[.$G873]*9.8/2+[.J872]" table:style-name="ce4">
            <text:p>0.0012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638" table:style-name="ce3">
            <text:p>65638</text:p>
          </table:table-cell>
          <table:table-cell office:value-type="float" office:value="-1E-4" table:style-name="ce4">
            <text:p>-0.0001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27.482999999999862" table:formula="of:=[.F873]+[.G874]" table:style-name="ce5">
            <text:p>27.483</text:p>
          </table:table-cell>
          <table:table-cell office:value-type="float" office:value="3.2000000000000001E-2" table:formula="of:=([.B874]-[.B873])/1000" table:style-name="ce5">
            <text:p>0.032</text:p>
          </table:table-cell>
          <table:table-cell office:value-type="float" office:value="0.13816285000000017" table:formula="of:=([.C874]+[.C873])*[.G874]*9.8/2+[.H873]" table:style-name="ce4">
            <text:p>0.138163</text:p>
          </table:table-cell>
          <table:table-cell office:value-type="float" office:value="-6.0849947534102845E-4" table:formula="of:=[.C874]-[.$N$1]" table:style-name="ce4">
            <text:p>-0.000608</text:p>
          </table:table-cell>
          <table:table-cell office:value-type="float" office:value="1.2069574081847397E-3" table:formula="of:=(([.$I874]+[.$I873]))*[.$G874]*9.8/2+[.J873]" table:style-name="ce4">
            <text:p>0.0012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671" table:style-name="ce3">
            <text:p>65671</text:p>
          </table:table-cell>
          <table:table-cell office:value-type="float" office:value="-1E-4" table:style-name="ce4">
            <text:p>-0.0001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17" table:style-name="ce4">
            <text:p>1.011700</text:p>
          </table:table-cell>
          <table:table-cell office:value-type="float" office:value="27.515999999999863" table:formula="of:=[.F874]+[.G875]" table:style-name="ce5">
            <text:p>27.516</text:p>
          </table:table-cell>
          <table:table-cell office:value-type="float" office:value="3.3000000000000002E-2" table:formula="of:=([.B875]-[.B874])/1000" table:style-name="ce5">
            <text:p>0.033</text:p>
          </table:table-cell>
          <table:table-cell office:value-type="float" office:value="0.13813051000000018" table:formula="of:=([.C875]+[.C874])*[.G875]*9.8/2+[.H874]" table:style-name="ce4">
            <text:p>0.138131</text:p>
          </table:table-cell>
          <table:table-cell office:value-type="float" office:value="-6.0849947534102845E-4" table:formula="of:=[.C875]-[.$N$1]" table:style-name="ce4">
            <text:p>-0.000608</text:p>
          </table:table-cell>
          <table:table-cell office:value-type="float" office:value="1.0101686778594512E-3" table:formula="of:=(([.$I875]+[.$I874]))*[.$G875]*9.8/2+[.J874]" table:style-name="ce4">
            <text:p>0.0010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703" table:style-name="ce3">
            <text:p>65703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83" table:style-name="ce4">
            <text:p>1.008300</text:p>
          </table:table-cell>
          <table:table-cell office:value-type="float" office:value="27.547999999999863" table:formula="of:=[.F875]+[.G876]" table:style-name="ce5">
            <text:p>27.548</text:p>
          </table:table-cell>
          <table:table-cell office:value-type="float" office:value="3.2000000000000001E-2" table:formula="of:=([.B876]-[.B875])/1000" table:style-name="ce5">
            <text:p>0.032</text:p>
          </table:table-cell>
          <table:table-cell office:value-type="float" office:value="0.13814619000000017" table:formula="of:=([.C876]+[.C875])*[.G876]*9.8/2+[.H875]" table:style-name="ce4">
            <text:p>0.138146</text:p>
          </table:table-cell>
          <table:table-cell office:value-type="float" office:value="-3.0849947534102842E-4" table:formula="of:=[.C876]-[.$N$1]" table:style-name="ce4">
            <text:p>-0.000308</text:p>
          </table:table-cell>
          <table:table-cell office:value-type="float" office:value="8.6638324239250459E-4" table:formula="of:=(([.$I876]+[.$I875]))*[.$G876]*9.8/2+[.J875]" table:style-name="ce4">
            <text:p>0.0008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734" table:style-name="ce3">
            <text:p>65734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078" table:style-name="ce4">
            <text:p>1.007800</text:p>
          </table:table-cell>
          <table:table-cell office:value-type="float" office:value="27.578999999999862" table:formula="of:=[.F876]+[.G877]" table:style-name="ce5">
            <text:p>27.579</text:p>
          </table:table-cell>
          <table:table-cell office:value-type="float" office:value="3.1E-2" table:formula="of:=([.B877]-[.B876])/1000" table:style-name="ce5">
            <text:p>0.031</text:p>
          </table:table-cell>
          <table:table-cell office:value-type="float" office:value="0.13808543000000018" table:formula="of:=([.C877]+[.C876])*[.G877]*9.8/2+[.H876]" table:style-name="ce4">
            <text:p>0.138085</text:p>
          </table:table-cell>
          <table:table-cell office:value-type="float" office:value="-1.1084994753410285E-3" table:formula="of:=[.C877]-[.$N$1]" table:style-name="ce4">
            <text:p>-0.001108</text:p>
          </table:table-cell>
          <table:table-cell office:value-type="float" office:value="6.5114110178390015E-4" table:formula="of:=(([.$I877]+[.$I876]))*[.$G877]*9.8/2+[.J876]" table:style-name="ce4">
            <text:p>0.0006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766" table:style-name="ce3">
            <text:p>65766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27.610999999999862" table:formula="of:=[.F877]+[.G878]" table:style-name="ce5">
            <text:p>27.611</text:p>
          </table:table-cell>
          <table:table-cell office:value-type="float" office:value="3.2000000000000001E-2" table:formula="of:=([.B878]-[.B877])/1000" table:style-name="ce5">
            <text:p>0.032</text:p>
          </table:table-cell>
          <table:table-cell office:value-type="float" office:value="0.13781887000000018" table:formula="of:=([.C878]+[.C877])*[.G878]*9.8/2+[.H877]" table:style-name="ce4">
            <text:p>0.137819</text:p>
          </table:table-cell>
          <table:table-cell office:value-type="float" office:value="-1.6084994753410285E-3" table:formula="of:=[.C878]-[.$N$1]" table:style-name="ce4">
            <text:p>-0.001608</text:p>
          </table:table-cell>
          <table:table-cell office:value-type="float" office:value="2.2511566631695356E-4" table:formula="of:=(([.$I878]+[.$I877]))*[.$G878]*9.8/2+[.J877]" table:style-name="ce4">
            <text:p>0.0002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798" table:style-name="ce3">
            <text:p>65798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27.642999999999862" table:formula="of:=[.F878]+[.G879]" table:style-name="ce5">
            <text:p>27.643</text:p>
          </table:table-cell>
          <table:table-cell office:value-type="float" office:value="3.2000000000000001E-2" table:formula="of:=([.B879]-[.B878])/1000" table:style-name="ce5">
            <text:p>0.032</text:p>
          </table:table-cell>
          <table:table-cell office:value-type="float" office:value="0.13802271000000019" table:formula="of:=([.C879]+[.C878])*[.G879]*9.8/2+[.H878]" table:style-name="ce4">
            <text:p>0.138023</text:p>
          </table:table-cell>
          <table:table-cell office:value-type="float" office:value="1.8915005246589714E-3" table:formula="of:=[.C879]-[.$N$1]" table:style-name="ce4">
            <text:p>0.001892</text:p>
          </table:table-cell>
          <table:table-cell office:value-type="float" office:value="2.6949023085000702E-4" table:formula="of:=(([.$I879]+[.$I878]))*[.$G879]*9.8/2+[.J878]" table:style-name="ce4">
            <text:p>0.0002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830" table:style-name="ce3">
            <text:p>6583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27.674999999999862" table:formula="of:=[.F879]+[.G880]" table:style-name="ce5">
            <text:p>27.675</text:p>
          </table:table-cell>
          <table:table-cell office:value-type="float" office:value="3.2000000000000001E-2" table:formula="of:=([.B880]-[.B879])/1000" table:style-name="ce5">
            <text:p>0.032</text:p>
          </table:table-cell>
          <table:table-cell office:value-type="float" office:value="0.13846175000000019" table:formula="of:=([.C880]+[.C879])*[.G880]*9.8/2+[.H879]" table:style-name="ce4">
            <text:p>0.138462</text:p>
          </table:table-cell>
          <table:table-cell office:value-type="float" office:value="-1.0849947534102839E-4" table:formula="of:=[.C880]-[.$N$1]" table:style-name="ce4">
            <text:p>-0.000108</text:p>
          </table:table-cell>
          <table:table-cell office:value-type="float" office:value="5.4906479538306056E-4" table:formula="of:=(([.$I880]+[.$I879]))*[.$G880]*9.8/2+[.J879]" table:style-name="ce4">
            <text:p>0.0005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861" table:style-name="ce3">
            <text:p>65861</text:p>
          </table:table-cell>
          <table:table-cell office:value-type="float" office:value="1.9E-3" table:style-name="ce4">
            <text:p>0.0019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27.705999999999861" table:formula="of:=[.F880]+[.G881]" table:style-name="ce5">
            <text:p>27.706</text:p>
          </table:table-cell>
          <table:table-cell office:value-type="float" office:value="3.1E-2" table:formula="of:=([.B881]-[.B880])/1000" table:style-name="ce5">
            <text:p>0.031</text:p>
          </table:table-cell>
          <table:table-cell office:value-type="float" office:value="0.13881112000000018" table:formula="of:=([.C881]+[.C880])*[.G881]*9.8/2+[.H880]" table:style-name="ce4">
            <text:p>0.138811</text:p>
          </table:table-cell>
          <table:table-cell office:value-type="float" office:value="1.3915005246589716E-3" table:formula="of:=[.C881]-[.$N$1]" table:style-name="ce4">
            <text:p>0.001392</text:p>
          </table:table-cell>
          <table:table-cell office:value-type="float" office:value="7.439526547744561E-4" table:formula="of:=(([.$I881]+[.$I880]))*[.$G881]*9.8/2+[.J880]" table:style-name="ce4">
            <text:p>0.0007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892" table:style-name="ce3">
            <text:p>65892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3" table:style-name="ce4">
            <text:p>1.010300</text:p>
          </table:table-cell>
          <table:table-cell office:value-type="float" office:value="27.73699999999986" table:formula="of:=[.F881]+[.G882]" table:style-name="ce5">
            <text:p>27.737</text:p>
          </table:table-cell>
          <table:table-cell office:value-type="float" office:value="3.1E-2" table:formula="of:=([.B882]-[.B881])/1000" table:style-name="ce5">
            <text:p>0.031</text:p>
          </table:table-cell>
          <table:table-cell office:value-type="float" office:value="0.13884150000000017" table:formula="of:=([.C882]+[.C881])*[.G882]*9.8/2+[.H881]" table:style-name="ce4">
            <text:p>0.138842</text:p>
          </table:table-cell>
          <table:table-cell office:value-type="float" office:value="-2.2084994753410283E-3" table:formula="of:=[.C882]-[.$N$1]" table:style-name="ce4">
            <text:p>-0.002208</text:p>
          </table:table-cell>
          <table:table-cell office:value-type="float" office:value="6.1985051416585174E-4" table:formula="of:=(([.$I882]+[.$I881]))*[.$G882]*9.8/2+[.J881]" table:style-name="ce4">
            <text:p>0.0006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924" table:style-name="ce3">
            <text:p>65924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7.76899999999986" table:formula="of:=[.F882]+[.G883]" table:style-name="ce5">
            <text:p>27.769</text:p>
          </table:table-cell>
          <table:table-cell office:value-type="float" office:value="3.2000000000000001E-2" table:formula="of:=([.B883]-[.B882])/1000" table:style-name="ce5">
            <text:p>0.032</text:p>
          </table:table-cell>
          <table:table-cell office:value-type="float" office:value="0.13874742000000018" table:formula="of:=([.C883]+[.C882])*[.G883]*9.8/2+[.H882]" table:style-name="ce4">
            <text:p>0.138747</text:p>
          </table:table-cell>
          <table:table-cell office:value-type="float" office:value="5.9150052465897166E-4" table:formula="of:=[.C883]-[.$N$1]" table:style-name="ce4">
            <text:p>0.000592</text:p>
          </table:table-cell>
          <table:table-cell office:value-type="float" office:value="3.6630507869890523E-4" table:formula="of:=(([.$I883]+[.$I882]))*[.$G883]*9.8/2+[.J882]" table:style-name="ce4">
            <text:p>0.0003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955" table:style-name="ce3">
            <text:p>65955</text:p>
          </table:table-cell>
          <table:table-cell office:value-type="float" office:value="1.4E-3" table:style-name="ce4">
            <text:p>0.0014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097" table:style-name="ce4">
            <text:p>1.009700</text:p>
          </table:table-cell>
          <table:table-cell office:value-type="float" office:value="27.799999999999859" table:formula="of:=[.F883]+[.G884]" table:style-name="ce5">
            <text:p>27.800</text:p>
          </table:table-cell>
          <table:table-cell office:value-type="float" office:value="3.1E-2" table:formula="of:=([.B884]-[.B883])/1000" table:style-name="ce5">
            <text:p>0.031</text:p>
          </table:table-cell>
          <table:table-cell office:value-type="float" office:value="0.13912717000000019" table:formula="of:=([.C884]+[.C883])*[.G884]*9.8/2+[.H883]" table:style-name="ce4">
            <text:p>0.139127</text:p>
          </table:table-cell>
          <table:table-cell office:value-type="float" office:value="8.9150052465897158E-4" table:formula="of:=[.C884]-[.$N$1]" table:style-name="ce4">
            <text:p>0.000892</text:p>
          </table:table-cell>
          <table:table-cell office:value-type="float" office:value="5.9157293809030081E-4" table:formula="of:=(([.$I884]+[.$I883]))*[.$G884]*9.8/2+[.J883]" table:style-name="ce4">
            <text:p>0.0005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5987" table:style-name="ce3">
            <text:p>65987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61" table:style-name="ce4">
            <text:p>1.006100</text:p>
          </table:table-cell>
          <table:table-cell office:value-type="float" office:value="27.831999999999859" table:formula="of:=[.F884]+[.G885]" table:style-name="ce5">
            <text:p>27.832</text:p>
          </table:table-cell>
          <table:table-cell office:value-type="float" office:value="3.2000000000000001E-2" table:formula="of:=([.B885]-[.B884])/1000" table:style-name="ce5">
            <text:p>0.032</text:p>
          </table:table-cell>
          <table:table-cell office:value-type="float" office:value="0.13939373000000019" table:formula="of:=([.C885]+[.C884])*[.G885]*9.8/2+[.H884]" table:style-name="ce4">
            <text:p>0.139394</text:p>
          </table:table-cell>
          <table:table-cell office:value-type="float" office:value="-2.0849947534102843E-4" table:formula="of:=[.C885]-[.$N$1]" table:style-name="ce4">
            <text:p>-0.000208</text:p>
          </table:table-cell>
          <table:table-cell office:value-type="float" office:value="6.9866750262335432E-4" table:formula="of:=(([.$I885]+[.$I884]))*[.$G885]*9.8/2+[.J884]" table:style-name="ce4">
            <text:p>0.0006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018" table:style-name="ce3">
            <text:p>66018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4" table:style-name="ce4">
            <text:p>1.010400</text:p>
          </table:table-cell>
          <table:table-cell office:value-type="float" office:value="27.862999999999857" table:formula="of:=[.F885]+[.G886]" table:style-name="ce5">
            <text:p>27.863</text:p>
          </table:table-cell>
          <table:table-cell office:value-type="float" office:value="3.1E-2" table:formula="of:=([.B886]-[.B885])/1000" table:style-name="ce5">
            <text:p>0.031</text:p>
          </table:table-cell>
          <table:table-cell office:value-type="float" office:value="0.13922664000000018" table:formula="of:=([.C886]+[.C885])*[.G886]*9.8/2+[.H885]" table:style-name="ce4">
            <text:p>0.139227</text:p>
          </table:table-cell>
          <table:table-cell office:value-type="float" office:value="-1.9084994753410284E-3" table:formula="of:=[.C886]-[.$N$1]" table:style-name="ce4">
            <text:p>-0.001908</text:p>
          </table:table-cell>
          <table:table-cell office:value-type="float" office:value="3.7709536201474992E-4" table:formula="of:=(([.$I886]+[.$I885]))*[.$G886]*9.8/2+[.J885]" table:style-name="ce4">
            <text:p>0.0003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050" table:style-name="ce3">
            <text:p>6605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17" table:style-name="ce4">
            <text:p>1.011700</text:p>
          </table:table-cell>
          <table:table-cell office:value-type="float" office:value="27.894999999999857" table:formula="of:=[.F886]+[.G887]" table:style-name="ce5">
            <text:p>27.895</text:p>
          </table:table-cell>
          <table:table-cell office:value-type="float" office:value="3.2000000000000001E-2" table:formula="of:=([.B887]-[.B886])/1000" table:style-name="ce5">
            <text:p>0.032</text:p>
          </table:table-cell>
          <table:table-cell office:value-type="float" office:value="0.13897576000000017" table:formula="of:=([.C887]+[.C886])*[.G887]*9.8/2+[.H886]" table:style-name="ce4">
            <text:p>0.138976</text:p>
          </table:table-cell>
          <table:table-cell office:value-type="float" office:value="-7.0849947534102839E-4" table:formula="of:=[.C887]-[.$N$1]" table:style-name="ce4">
            <text:p>-0.000708</text:p>
          </table:table-cell>
          <table:table-cell office:value-type="float" office:value="-3.3250073452196604E-5" table:formula="of:=(([.$I887]+[.$I886]))*[.$G887]*9.8/2+[.J886]" table:style-name="ce4">
            <text:p>-0.0000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082" table:style-name="ce3">
            <text:p>66082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27.926999999999857" table:formula="of:=[.F887]+[.G888]" table:style-name="ce5">
            <text:p>27.927</text:p>
          </table:table-cell>
          <table:table-cell office:value-type="float" office:value="3.2000000000000001E-2" table:formula="of:=([.B888]-[.B887])/1000" table:style-name="ce5">
            <text:p>0.032</text:p>
          </table:table-cell>
          <table:table-cell office:value-type="float" office:value="0.13872488000000016" table:formula="of:=([.C888]+[.C887])*[.G888]*9.8/2+[.H887]" table:style-name="ce4">
            <text:p>0.138725</text:p>
          </table:table-cell>
          <table:table-cell office:value-type="float" office:value="-1.9084994753410284E-3" table:formula="of:=[.C888]-[.$N$1]" table:style-name="ce4">
            <text:p>-0.001908</text:p>
          </table:table-cell>
          <table:table-cell office:value-type="float" office:value="-4.4359550891914313E-4" table:formula="of:=(([.$I888]+[.$I887]))*[.$G888]*9.8/2+[.J887]" table:style-name="ce4">
            <text:p>-0.0004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114" table:style-name="ce3">
            <text:p>66114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27.958999999999858" table:formula="of:=[.F888]+[.G889]" table:style-name="ce5">
            <text:p>27.959</text:p>
          </table:table-cell>
          <table:table-cell office:value-type="float" office:value="3.2000000000000001E-2" table:formula="of:=([.B889]-[.B888])/1000" table:style-name="ce5">
            <text:p>0.032</text:p>
          </table:table-cell>
          <table:table-cell office:value-type="float" office:value="0.13844264000000017" table:formula="of:=([.C889]+[.C888])*[.G889]*9.8/2+[.H888]" table:style-name="ce4">
            <text:p>0.138443</text:p>
          </table:table-cell>
          <table:table-cell office:value-type="float" office:value="-9.0849947534102837E-4" table:formula="of:=[.C889]-[.$N$1]" table:style-name="ce4">
            <text:p>-0.000908</text:p>
          </table:table-cell>
          <table:table-cell office:value-type="float" office:value="-8.8530094438608962E-4" table:formula="of:=(([.$I889]+[.$I888]))*[.$G889]*9.8/2+[.J888]" table:style-name="ce4">
            <text:p>-0.0008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146" table:style-name="ce3">
            <text:p>66146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3" table:style-name="ce4">
            <text:p>1.010300</text:p>
          </table:table-cell>
          <table:table-cell office:value-type="float" office:value="27.990999999999858" table:formula="of:=[.F889]+[.G890]" table:style-name="ce5">
            <text:p>27.991</text:p>
          </table:table-cell>
          <table:table-cell office:value-type="float" office:value="3.2000000000000001E-2" table:formula="of:=([.B890]-[.B889])/1000" table:style-name="ce5">
            <text:p>0.032</text:p>
          </table:table-cell>
          <table:table-cell office:value-type="float" office:value="0.13820744000000018" table:formula="of:=([.C890]+[.C889])*[.G890]*9.8/2+[.H889]" table:style-name="ce4">
            <text:p>0.138207</text:p>
          </table:table-cell>
          <table:table-cell office:value-type="float" office:value="-1.6084994753410285E-3" table:formula="of:=[.C890]-[.$N$1]" table:style-name="ce4">
            <text:p>-0.001608</text:p>
          </table:table-cell>
          <table:table-cell office:value-type="float" office:value="-1.2799663798530362E-3" table:formula="of:=(([.$I890]+[.$I889]))*[.$G890]*9.8/2+[.J889]" table:style-name="ce4">
            <text:p>-0.0012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178" table:style-name="ce3">
            <text:p>66178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62" table:style-name="ce4">
            <text:p>1.006200</text:p>
          </table:table-cell>
          <table:table-cell office:value-type="float" office:value="28.022999999999858" table:formula="of:=[.F890]+[.G891]" table:style-name="ce5">
            <text:p>28.023</text:p>
          </table:table-cell>
          <table:table-cell office:value-type="float" office:value="3.2000000000000001E-2" table:formula="of:=([.B891]-[.B890])/1000" table:style-name="ce5">
            <text:p>0.032</text:p>
          </table:table-cell>
          <table:table-cell office:value-type="float" office:value="0.13823880000000019" table:formula="of:=([.C891]+[.C890])*[.G891]*9.8/2+[.H890]" table:style-name="ce4">
            <text:p>0.138239</text:p>
          </table:table-cell>
          <table:table-cell office:value-type="float" office:value="7.9150052465897154E-4" table:formula="of:=[.C891]-[.$N$1]" table:style-name="ce4">
            <text:p>0.000792</text:p>
          </table:table-cell>
          <table:table-cell office:value-type="float" office:value="-1.4080718153199826E-3" table:formula="of:=(([.$I891]+[.$I890]))*[.$G891]*9.8/2+[.J890]" table:style-name="ce4">
            <text:p>-0.0014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209" table:style-name="ce3">
            <text:p>66209</text:p>
          </table:table-cell>
          <table:table-cell office:value-type="float" office:value="0" table:style-name="ce4">
            <text:p>0.0000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121" table:style-name="ce4">
            <text:p>1.012100</text:p>
          </table:table-cell>
          <table:table-cell office:value-type="float" office:value="28.053999999999856" table:formula="of:=[.F891]+[.G892]" table:style-name="ce5">
            <text:p>28.054</text:p>
          </table:table-cell>
          <table:table-cell office:value-type="float" office:value="3.1E-2" table:formula="of:=([.B892]-[.B891])/1000" table:style-name="ce5">
            <text:p>0.031</text:p>
          </table:table-cell>
          <table:table-cell office:value-type="float" office:value="0.13843627000000019" table:formula="of:=([.C892]+[.C891])*[.G892]*9.8/2+[.H891]" table:style-name="ce4">
            <text:p>0.138436</text:p>
          </table:table-cell>
          <table:table-cell office:value-type="float" office:value="-5.084994753410284E-4" table:formula="of:=[.C892]-[.$N$1]" table:style-name="ce4">
            <text:p>-0.000508</text:p>
          </table:table-cell>
          <table:table-cell office:value-type="float" office:value="-1.3650839559285872E-3" table:formula="of:=(([.$I892]+[.$I891]))*[.$G892]*9.8/2+[.J891]" table:style-name="ce4">
            <text:p>-0.0013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240" table:style-name="ce3">
            <text:p>6624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25" table:style-name="ce4">
            <text:p>1.012500</text:p>
          </table:table-cell>
          <table:table-cell office:value-type="float" office:value="28.084999999999855" table:formula="of:=[.F892]+[.G893]" table:style-name="ce5">
            <text:p>28.085</text:p>
          </table:table-cell>
          <table:table-cell office:value-type="float" office:value="3.1E-2" table:formula="of:=([.B893]-[.B892])/1000" table:style-name="ce5">
            <text:p>0.031</text:p>
          </table:table-cell>
          <table:table-cell office:value-type="float" office:value="0.13869450000000019" table:formula="of:=([.C893]+[.C892])*[.G893]*9.8/2+[.H892]" table:style-name="ce4">
            <text:p>0.138695</text:p>
          </table:table-cell>
          <table:table-cell office:value-type="float" office:value="1.1915005246589715E-3" table:formula="of:=[.C893]-[.$N$1]" table:style-name="ce4">
            <text:p>0.001192</text:p>
          </table:table-cell>
          <table:table-cell office:value-type="float" office:value="-1.2613360965371917E-3" table:formula="of:=(([.$I893]+[.$I892]))*[.$G893]*9.8/2+[.J892]" table:style-name="ce4">
            <text:p>-0.0012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271" table:style-name="ce3">
            <text:p>66271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28.115999999999854" table:formula="of:=[.F893]+[.G894]" table:style-name="ce5">
            <text:p>28.116</text:p>
          </table:table-cell>
          <table:table-cell office:value-type="float" office:value="3.1E-2" table:formula="of:=([.B894]-[.B893])/1000" table:style-name="ce5">
            <text:p>0.031</text:p>
          </table:table-cell>
          <table:table-cell office:value-type="float" office:value="0.13904387000000018" table:formula="of:=([.C894]+[.C893])*[.G894]*9.8/2+[.H893]" table:style-name="ce4">
            <text:p>0.139044</text:p>
          </table:table-cell>
          <table:table-cell office:value-type="float" office:value="9.1500524658971543E-5" table:formula="of:=[.C894]-[.$N$1]" table:style-name="ce4">
            <text:p>0.000092</text:p>
          </table:table-cell>
          <table:table-cell office:value-type="float" office:value="-1.0664482371457961E-3" table:formula="of:=(([.$I894]+[.$I893]))*[.$G894]*9.8/2+[.J893]" table:style-name="ce4">
            <text:p>-0.0010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302" table:style-name="ce3">
            <text:p>66302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77" table:style-name="ce4">
            <text:p>1.007700</text:p>
          </table:table-cell>
          <table:table-cell office:value-type="float" office:value="28.146999999999853" table:formula="of:=[.F894]+[.G895]" table:style-name="ce5">
            <text:p>28.147</text:p>
          </table:table-cell>
          <table:table-cell office:value-type="float" office:value="3.1E-2" table:formula="of:=([.B895]-[.B894])/1000" table:style-name="ce5">
            <text:p>0.031</text:p>
          </table:table-cell>
          <table:table-cell office:value-type="float" office:value="0.13930210000000018" table:formula="of:=([.C895]+[.C894])*[.G895]*9.8/2+[.H894]" table:style-name="ce4">
            <text:p>0.139302</text:p>
          </table:table-cell>
          <table:table-cell office:value-type="float" office:value="5.9150052465897166E-4" table:formula="of:=[.C895]-[.$N$1]" table:style-name="ce4">
            <text:p>0.000592</text:p>
          </table:table-cell>
          <table:table-cell office:value-type="float" office:value="-9.627003777544005E-4" table:formula="of:=(([.$I895]+[.$I894]))*[.$G895]*9.8/2+[.J894]" table:style-name="ce4">
            <text:p>-0.0009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333" table:style-name="ce3">
            <text:p>66333</text:p>
          </table:table-cell>
          <table:table-cell office:value-type="float" office:value="0" table:style-name="ce4">
            <text:p>0.0000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" table:style-name="ce4">
            <text:p>1.010000</text:p>
          </table:table-cell>
          <table:table-cell office:value-type="float" office:value="28.177999999999852" table:formula="of:=[.F895]+[.G896]" table:style-name="ce5">
            <text:p>28.178</text:p>
          </table:table-cell>
          <table:table-cell office:value-type="float" office:value="3.1E-2" table:formula="of:=([.B896]-[.B895])/1000" table:style-name="ce5">
            <text:p>0.031</text:p>
          </table:table-cell>
          <table:table-cell office:value-type="float" office:value="0.13946919000000019" table:formula="of:=([.C896]+[.C895])*[.G896]*9.8/2+[.H895]" table:style-name="ce4">
            <text:p>0.139469</text:p>
          </table:table-cell>
          <table:table-cell office:value-type="float" office:value="-5.084994753410284E-4" table:formula="of:=[.C896]-[.$N$1]" table:style-name="ce4">
            <text:p>-0.000508</text:p>
          </table:table-cell>
          <table:table-cell office:value-type="float" office:value="-9.500925183630049E-4" table:formula="of:=(([.$I896]+[.$I895]))*[.$G896]*9.8/2+[.J895]" table:style-name="ce4">
            <text:p>-0.0009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366" table:style-name="ce3">
            <text:p>66366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28.210999999999853" table:formula="of:=[.F896]+[.G897]" table:style-name="ce5">
            <text:p>28.211</text:p>
          </table:table-cell>
          <table:table-cell office:value-type="float" office:value="3.3000000000000002E-2" table:formula="of:=([.B897]-[.B896])/1000" table:style-name="ce5">
            <text:p>0.033</text:p>
          </table:table-cell>
          <table:table-cell office:value-type="float" office:value="0.13966323000000019" table:formula="of:=([.C897]+[.C896])*[.G897]*9.8/2+[.H896]" table:style-name="ce4">
            <text:p>0.139663</text:p>
          </table:table-cell>
          <table:table-cell office:value-type="float" office:value="6.9150052465897149E-4" table:formula="of:=[.C897]-[.$N$1]" table:style-name="ce4">
            <text:p>0.000692</text:p>
          </table:table-cell>
          <table:table-cell office:value-type="float" office:value="-9.2050124868829348E-4" table:formula="of:=(([.$I897]+[.$I896]))*[.$G897]*9.8/2+[.J896]" table:style-name="ce4">
            <text:p>-0.0009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397" table:style-name="ce3">
            <text:p>66397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" table:style-name="ce4">
            <text:p>1.010000</text:p>
          </table:table-cell>
          <table:table-cell office:value-type="float" office:value="28.241999999999852" table:formula="of:=[.F897]+[.G898]" table:style-name="ce5">
            <text:p>28.242</text:p>
          </table:table-cell>
          <table:table-cell office:value-type="float" office:value="3.1E-2" table:formula="of:=([.B898]-[.B897])/1000" table:style-name="ce5">
            <text:p>0.031</text:p>
          </table:table-cell>
          <table:table-cell office:value-type="float" office:value="0.13993665000000019" table:formula="of:=([.C898]+[.C897])*[.G898]*9.8/2+[.H897]" table:style-name="ce4">
            <text:p>0.139937</text:p>
          </table:table-cell>
          <table:table-cell office:value-type="float" office:value="9.1500524658971543E-5" table:formula="of:=[.C898]-[.$N$1]" table:style-name="ce4">
            <text:p>0.000092</text:p>
          </table:table-cell>
          <table:table-cell office:value-type="float" office:value="-8.0156338929689792E-4" table:formula="of:=(([.$I898]+[.$I897]))*[.$G898]*9.8/2+[.J897]" table:style-name="ce4">
            <text:p>-0.0008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428" table:style-name="ce3">
            <text:p>66428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33000000000001" table:style-name="ce4">
            <text:p>1.013300</text:p>
          </table:table-cell>
          <table:table-cell office:value-type="float" office:value="28.27299999999985" table:formula="of:=[.F898]+[.G899]" table:style-name="ce5">
            <text:p>28.273</text:p>
          </table:table-cell>
          <table:table-cell office:value-type="float" office:value="3.1E-2" table:formula="of:=([.B899]-[.B898])/1000" table:style-name="ce5">
            <text:p>0.031</text:p>
          </table:table-cell>
          <table:table-cell office:value-type="float" office:value="0.13990627000000019" table:formula="of:=([.C899]+[.C898])*[.G899]*9.8/2+[.H898]" table:style-name="ce4">
            <text:p>0.139906</text:p>
          </table:table-cell>
          <table:table-cell office:value-type="float" office:value="-1.3084994753410286E-3" table:formula="of:=[.C899]-[.$N$1]" table:style-name="ce4">
            <text:p>-0.001308</text:p>
          </table:table-cell>
          <table:table-cell office:value-type="float" office:value="-9.8642552990550227E-4" table:formula="of:=(([.$I899]+[.$I898]))*[.$G899]*9.8/2+[.J898]" table:style-name="ce4">
            <text:p>-0.0009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460" table:style-name="ce3">
            <text:p>6646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28.304999999999851" table:formula="of:=[.F899]+[.G900]" table:style-name="ce5">
            <text:p>28.305</text:p>
          </table:table-cell>
          <table:table-cell office:value-type="float" office:value="3.2000000000000001E-2" table:formula="of:=([.B900]-[.B899])/1000" table:style-name="ce5">
            <text:p>0.032</text:p>
          </table:table-cell>
          <table:table-cell office:value-type="float" office:value="0.13968675000000019" table:formula="of:=([.C900]+[.C899])*[.G900]*9.8/2+[.H899]" table:style-name="ce4">
            <text:p>0.139687</text:p>
          </table:table-cell>
          <table:table-cell office:value-type="float" office:value="-1.1084994753410285E-3" table:formula="of:=[.C900]-[.$N$1]" table:style-name="ce4">
            <text:p>-0.001108</text:p>
          </table:table-cell>
          <table:table-cell office:value-type="float" office:value="-1.3654109653724487E-3" table:formula="of:=(([.$I900]+[.$I899]))*[.$G900]*9.8/2+[.J899]" table:style-name="ce4">
            <text:p>-0.0013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492" table:style-name="ce3">
            <text:p>66492</text:p>
          </table:table-cell>
          <table:table-cell office:value-type="float" office:value="1.4E-3" table:style-name="ce4">
            <text:p>0.001400</text:p>
          </table:table-cell>
          <table:table-cell office:value-type="float" office:value="0" table:style-name="ce4">
            <text:p>0.0000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8.336999999999851" table:formula="of:=[.F900]+[.G901]" table:style-name="ce5">
            <text:p>28.337</text:p>
          </table:table-cell>
          <table:table-cell office:value-type="float" office:value="3.2000000000000001E-2" table:formula="of:=([.B901]-[.B900])/1000" table:style-name="ce5">
            <text:p>0.032</text:p>
          </table:table-cell>
          <table:table-cell office:value-type="float" office:value="0.1398121900000002" table:formula="of:=([.C901]+[.C900])*[.G901]*9.8/2+[.H900]" table:style-name="ce4">
            <text:p>0.139812</text:p>
          </table:table-cell>
          <table:table-cell office:value-type="float" office:value="8.9150052465897158E-4" table:formula="of:=[.C901]-[.$N$1]" table:style-name="ce4">
            <text:p>0.000892</text:p>
          </table:table-cell>
          <table:table-cell office:value-type="float" office:value="-1.3994364008393953E-3" table:formula="of:=(([.$I901]+[.$I900]))*[.$G901]*9.8/2+[.J900]" table:style-name="ce4">
            <text:p>-0.0013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524" table:style-name="ce3">
            <text:p>66524</text:p>
          </table:table-cell>
          <table:table-cell office:value-type="float" office:value="1E-3" table:style-name="ce4">
            <text:p>0.0010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83" table:style-name="ce4">
            <text:p>1.008300</text:p>
          </table:table-cell>
          <table:table-cell office:value-type="float" office:value="28.368999999999851" table:formula="of:=[.F901]+[.G902]" table:style-name="ce5">
            <text:p>28.369</text:p>
          </table:table-cell>
          <table:table-cell office:value-type="float" office:value="3.2000000000000001E-2" table:formula="of:=([.B902]-[.B901])/1000" table:style-name="ce5">
            <text:p>0.032</text:p>
          </table:table-cell>
          <table:table-cell office:value-type="float" office:value="0.14018851000000021" table:formula="of:=([.C902]+[.C901])*[.G902]*9.8/2+[.H901]" table:style-name="ce4">
            <text:p>0.140189</text:p>
          </table:table-cell>
          <table:table-cell office:value-type="float" office:value="4.9150052465897162E-4" table:formula="of:=[.C902]-[.$N$1]" table:style-name="ce4">
            <text:p>0.000492</text:p>
          </table:table-cell>
          <table:table-cell office:value-type="float" office:value="-1.1825818363063417E-3" table:formula="of:=(([.$I902]+[.$I901]))*[.$G902]*9.8/2+[.J901]" table:style-name="ce4">
            <text:p>-0.0011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555" table:style-name="ce3">
            <text:p>6655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8.399999999999849" table:formula="of:=[.F902]+[.G903]" table:style-name="ce5">
            <text:p>28.400</text:p>
          </table:table-cell>
          <table:table-cell office:value-type="float" office:value="3.1E-2" table:formula="of:=([.B903]-[.B902])/1000" table:style-name="ce5">
            <text:p>0.031</text:p>
          </table:table-cell>
          <table:table-cell office:value-type="float" office:value="0.14041636000000021" table:formula="of:=([.C903]+[.C902])*[.G903]*9.8/2+[.H902]" table:style-name="ce4">
            <text:p>0.140416</text:p>
          </table:table-cell>
          <table:table-cell office:value-type="float" office:value="-8.4994753410283942E-6" table:formula="of:=[.C903]-[.$N$1]" table:style-name="ce4">
            <text:p>-0.000008</text:p>
          </table:table-cell>
          <table:table-cell office:value-type="float" office:value="-1.109213976914946E-3" table:formula="of:=(([.$I903]+[.$I902]))*[.$G903]*9.8/2+[.J902]" table:style-name="ce4">
            <text:p>-0.0011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586" table:style-name="ce3">
            <text:p>66586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28.430999999999848" table:formula="of:=[.F903]+[.G904]" table:style-name="ce5">
            <text:p>28.431</text:p>
          </table:table-cell>
          <table:table-cell office:value-type="float" office:value="3.1E-2" table:formula="of:=([.B904]-[.B903])/1000" table:style-name="ce5">
            <text:p>0.031</text:p>
          </table:table-cell>
          <table:table-cell office:value-type="float" office:value="0.14041636000000021" table:formula="of:=([.C904]+[.C903])*[.G904]*9.8/2+[.H903]" table:style-name="ce4">
            <text:p>0.140416</text:p>
          </table:table-cell>
          <table:table-cell office:value-type="float" office:value="-1.0084994753410284E-3" table:formula="of:=[.C904]-[.$N$1]" table:style-name="ce4">
            <text:p>-0.001008</text:p>
          </table:table-cell>
          <table:table-cell office:value-type="float" office:value="-1.2636961175235505E-3" table:formula="of:=(([.$I904]+[.$I903]))*[.$G904]*9.8/2+[.J903]" table:style-name="ce4">
            <text:p>-0.0012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618" table:style-name="ce3">
            <text:p>66618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5" table:style-name="ce4">
            <text:p>1.008500</text:p>
          </table:table-cell>
          <table:table-cell office:value-type="float" office:value="28.462999999999848" table:formula="of:=[.F904]+[.G905]" table:style-name="ce5">
            <text:p>28.463</text:p>
          </table:table-cell>
          <table:table-cell office:value-type="float" office:value="3.2000000000000001E-2" table:formula="of:=([.B905]-[.B904])/1000" table:style-name="ce5">
            <text:p>0.032</text:p>
          </table:table-cell>
          <table:table-cell office:value-type="float" office:value="0.1403850000000002" table:formula="of:=([.C905]+[.C904])*[.G905]*9.8/2+[.H904]" table:style-name="ce4">
            <text:p>0.140385</text:p>
          </table:table-cell>
          <table:table-cell office:value-type="float" office:value="-2.0849947534102843E-4" table:formula="of:=[.C905]-[.$N$1]" table:style-name="ce4">
            <text:p>-0.000208</text:p>
          </table:table-cell>
          <table:table-cell office:value-type="float" office:value="-1.454521552990497E-3" table:formula="of:=(([.$I905]+[.$I904]))*[.$G905]*9.8/2+[.J904]" table:style-name="ce4">
            <text:p>-0.0014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649" table:style-name="ce3">
            <text:p>66649</text:p>
          </table:table-cell>
          <table:table-cell office:value-type="float" office:value="-1E-4" table:style-name="ce4">
            <text:p>-0.000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28.493999999999847" table:formula="of:=[.F905]+[.G906]" table:style-name="ce5">
            <text:p>28.494</text:p>
          </table:table-cell>
          <table:table-cell office:value-type="float" office:value="3.1E-2" table:formula="of:=([.B906]-[.B905])/1000" table:style-name="ce5">
            <text:p>0.031</text:p>
          </table:table-cell>
          <table:table-cell office:value-type="float" office:value="0.1404153800000002" table:formula="of:=([.C906]+[.C905])*[.G906]*9.8/2+[.H905]" table:style-name="ce4">
            <text:p>0.140415</text:p>
          </table:table-cell>
          <table:table-cell office:value-type="float" office:value="-6.0849947534102845E-4" table:formula="of:=[.C906]-[.$N$1]" table:style-name="ce4">
            <text:p>-0.000608</text:p>
          </table:table-cell>
          <table:table-cell office:value-type="float" office:value="-1.5786236935991015E-3" table:formula="of:=(([.$I906]+[.$I905]))*[.$G906]*9.8/2+[.J905]" table:style-name="ce4">
            <text:p>-0.0015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681" table:style-name="ce3">
            <text:p>66681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8.525999999999847" table:formula="of:=[.F906]+[.G907]" table:style-name="ce5">
            <text:p>28.526</text:p>
          </table:table-cell>
          <table:table-cell office:value-type="float" office:value="3.2000000000000001E-2" table:formula="of:=([.B907]-[.B906])/1000" table:style-name="ce5">
            <text:p>0.032</text:p>
          </table:table-cell>
          <table:table-cell office:value-type="float" office:value="0.14057218000000021" table:formula="of:=([.C907]+[.C906])*[.G907]*9.8/2+[.H906]" table:style-name="ce4">
            <text:p>0.140572</text:p>
          </table:table-cell>
          <table:table-cell office:value-type="float" office:value="5.9150052465897166E-4" table:formula="of:=[.C907]-[.$N$1]" table:style-name="ce4">
            <text:p>0.000592</text:p>
          </table:table-cell>
          <table:table-cell office:value-type="float" office:value="-1.581289129066048E-3" table:formula="of:=(([.$I907]+[.$I906]))*[.$G907]*9.8/2+[.J906]" table:style-name="ce4">
            <text:p>-0.0015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713" table:style-name="ce3">
            <text:p>66713</text:p>
          </table:table-cell>
          <table:table-cell office:value-type="float" office:value="1E-3" table:style-name="ce4">
            <text:p>0.0010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8.557999999999847" table:formula="of:=[.F907]+[.G908]" table:style-name="ce5">
            <text:p>28.558</text:p>
          </table:table-cell>
          <table:table-cell office:value-type="float" office:value="3.2000000000000001E-2" table:formula="of:=([.B908]-[.B907])/1000" table:style-name="ce5">
            <text:p>0.032</text:p>
          </table:table-cell>
          <table:table-cell office:value-type="float" office:value="0.1409014600000002" table:formula="of:=([.C908]+[.C907])*[.G908]*9.8/2+[.H907]" table:style-name="ce4">
            <text:p>0.140901</text:p>
          </table:table-cell>
          <table:table-cell office:value-type="float" office:value="4.9150052465897162E-4" table:formula="of:=[.C908]-[.$N$1]" table:style-name="ce4">
            <text:p>0.000492</text:p>
          </table:table-cell>
          <table:table-cell office:value-type="float" office:value="-1.4114745645329946E-3" table:formula="of:=(([.$I908]+[.$I907]))*[.$G908]*9.8/2+[.J907]" table:style-name="ce4">
            <text:p>-0.0014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744" table:style-name="ce3">
            <text:p>66744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79" table:style-name="ce4">
            <text:p>1.007900</text:p>
          </table:table-cell>
          <table:table-cell office:value-type="float" office:value="28.588999999999846" table:formula="of:=[.F908]+[.G909]" table:style-name="ce5">
            <text:p>28.589</text:p>
          </table:table-cell>
          <table:table-cell office:value-type="float" office:value="3.1E-2" table:formula="of:=([.B909]-[.B908])/1000" table:style-name="ce5">
            <text:p>0.031</text:p>
          </table:table-cell>
          <table:table-cell office:value-type="float" office:value="0.14122045000000019" table:formula="of:=([.C909]+[.C908])*[.G909]*9.8/2+[.H908]" table:style-name="ce4">
            <text:p>0.141220</text:p>
          </table:table-cell>
          <table:table-cell office:value-type="float" office:value="5.9150052465897166E-4" table:formula="of:=[.C909]-[.$N$1]" table:style-name="ce4">
            <text:p>0.000592</text:p>
          </table:table-cell>
          <table:table-cell office:value-type="float" office:value="-1.2469667051415989E-3" table:formula="of:=(([.$I909]+[.$I908]))*[.$G909]*9.8/2+[.J908]" table:style-name="ce4">
            <text:p>-0.0012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775" table:style-name="ce3">
            <text:p>6677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23" table:style-name="ce4">
            <text:p>1.012300</text:p>
          </table:table-cell>
          <table:table-cell office:value-type="float" office:value="28.619999999999845" table:formula="of:=[.F909]+[.G910]" table:style-name="ce5">
            <text:p>28.620</text:p>
          </table:table-cell>
          <table:table-cell office:value-type="float" office:value="3.1E-2" table:formula="of:=([.B910]-[.B909])/1000" table:style-name="ce5">
            <text:p>0.031</text:p>
          </table:table-cell>
          <table:table-cell office:value-type="float" office:value="0.1414331100000002" table:formula="of:=([.C910]+[.C909])*[.G910]*9.8/2+[.H909]" table:style-name="ce4">
            <text:p>0.141433</text:p>
          </table:table-cell>
          <table:table-cell office:value-type="float" office:value="-2.0849947534102843E-4" table:formula="of:=[.C910]-[.$N$1]" table:style-name="ce4">
            <text:p>-0.000208</text:p>
          </table:table-cell>
          <table:table-cell office:value-type="float" office:value="-1.1887888457502035E-3" table:formula="of:=(([.$I910]+[.$I909]))*[.$G910]*9.8/2+[.J909]" table:style-name="ce4">
            <text:p>-0.0011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806" table:style-name="ce3">
            <text:p>66806</text:p>
          </table:table-cell>
          <table:table-cell office:value-type="float" office:value="-1.9E-3" table:style-name="ce4">
            <text:p>-0.0019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099" table:style-name="ce4">
            <text:p>1.009900</text:p>
          </table:table-cell>
          <table:table-cell office:value-type="float" office:value="28.650999999999843" table:formula="of:=[.F910]+[.G911]" table:style-name="ce5">
            <text:p>28.651</text:p>
          </table:table-cell>
          <table:table-cell office:value-type="float" office:value="3.1E-2" table:formula="of:=([.B911]-[.B910])/1000" table:style-name="ce5">
            <text:p>0.031</text:p>
          </table:table-cell>
          <table:table-cell office:value-type="float" office:value="0.1411900700000002" table:formula="of:=([.C911]+[.C910])*[.G911]*9.8/2+[.H910]" table:style-name="ce4">
            <text:p>0.141190</text:p>
          </table:table-cell>
          <table:table-cell office:value-type="float" office:value="-2.4084994753410284E-3" table:formula="of:=[.C911]-[.$N$1]" table:style-name="ce4">
            <text:p>-0.002408</text:p>
          </table:table-cell>
          <table:table-cell office:value-type="float" office:value="-1.5863109863588078E-3" table:formula="of:=(([.$I911]+[.$I910]))*[.$G911]*9.8/2+[.J910]" table:style-name="ce4">
            <text:p>-0.0015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839" table:style-name="ce3">
            <text:p>66839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28.683999999999845" table:formula="of:=[.F911]+[.G912]" table:style-name="ce5">
            <text:p>28.684</text:p>
          </table:table-cell>
          <table:table-cell office:value-type="float" office:value="3.3000000000000002E-2" table:formula="of:=([.B912]-[.B911])/1000" table:style-name="ce5">
            <text:p>0.033</text:p>
          </table:table-cell>
          <table:table-cell office:value-type="float" office:value="0.1407373100000002" table:formula="of:=([.C912]+[.C911])*[.G912]*9.8/2+[.H911]" table:style-name="ce4">
            <text:p>0.140737</text:p>
          </table:table-cell>
          <table:table-cell office:value-type="float" office:value="-1.4084994753410284E-3" table:formula="of:=[.C912]-[.$N$1]" table:style-name="ce4">
            <text:p>-0.001408</text:p>
          </table:table-cell>
          <table:table-cell office:value-type="float" office:value="-2.2035197166840968E-3" table:formula="of:=(([.$I912]+[.$I911]))*[.$G912]*9.8/2+[.J911]" table:style-name="ce4">
            <text:p>-0.0022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871" table:style-name="ce3">
            <text:p>66871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81" table:style-name="ce4">
            <text:p>1.008100</text:p>
          </table:table-cell>
          <table:table-cell office:value-type="float" office:value="28.715999999999845" table:formula="of:=[.F912]+[.G913]" table:style-name="ce5">
            <text:p>28.716</text:p>
          </table:table-cell>
          <table:table-cell office:value-type="float" office:value="3.2000000000000001E-2" table:formula="of:=([.B913]-[.B912])/1000" table:style-name="ce5">
            <text:p>0.032</text:p>
          </table:table-cell>
          <table:table-cell office:value-type="float" office:value="0.14097251000000019" table:formula="of:=([.C913]+[.C912])*[.G913]*9.8/2+[.H912]" table:style-name="ce4">
            <text:p>0.140973</text:p>
          </table:table-cell>
          <table:table-cell office:value-type="float" office:value="1.8915005246589714E-3" table:formula="of:=[.C913]-[.$N$1]" table:style-name="ce4">
            <text:p>0.001892</text:p>
          </table:table-cell>
          <table:table-cell office:value-type="float" office:value="-2.1277851521510432E-3" table:formula="of:=(([.$I913]+[.$I912]))*[.$G913]*9.8/2+[.J912]" table:style-name="ce4">
            <text:p>-0.0021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902" table:style-name="ce3">
            <text:p>66902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083" table:style-name="ce4">
            <text:p>1.008300</text:p>
          </table:table-cell>
          <table:table-cell office:value-type="float" office:value="28.746999999999844" table:formula="of:=[.F913]+[.G914]" table:style-name="ce5">
            <text:p>28.747</text:p>
          </table:table-cell>
          <table:table-cell office:value-type="float" office:value="3.1E-2" table:formula="of:=([.B914]-[.B913])/1000" table:style-name="ce5">
            <text:p>0.031</text:p>
          </table:table-cell>
          <table:table-cell office:value-type="float" office:value="0.1413826400000002" table:formula="of:=([.C914]+[.C913])*[.G914]*9.8/2+[.H913]" table:style-name="ce4">
            <text:p>0.141383</text:p>
          </table:table-cell>
          <table:table-cell office:value-type="float" office:value="-2.0849947534102843E-4" table:formula="of:=[.C914]-[.$N$1]" table:style-name="ce4">
            <text:p>-0.000208</text:p>
          </table:table-cell>
          <table:table-cell office:value-type="float" office:value="-1.8721372927596475E-3" table:formula="of:=(([.$I914]+[.$I913]))*[.$G914]*9.8/2+[.J913]" table:style-name="ce4">
            <text:p>-0.0018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933" table:style-name="ce3">
            <text:p>66933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8.777999999999842" table:formula="of:=[.F914]+[.G915]" table:style-name="ce5">
            <text:p>28.778</text:p>
          </table:table-cell>
          <table:table-cell office:value-type="float" office:value="3.1E-2" table:formula="of:=([.B915]-[.B914])/1000" table:style-name="ce5">
            <text:p>0.031</text:p>
          </table:table-cell>
          <table:table-cell office:value-type="float" office:value="0.14132188000000021" table:formula="of:=([.C915]+[.C914])*[.G915]*9.8/2+[.H914]" table:style-name="ce4">
            <text:p>0.141322</text:p>
          </table:table-cell>
          <table:table-cell office:value-type="float" office:value="-1.2084994753410283E-3" table:formula="of:=[.C915]-[.$N$1]" table:style-name="ce4">
            <text:p>-0.001208</text:p>
          </table:table-cell>
          <table:table-cell office:value-type="float" office:value="-2.0873794333682522E-3" table:formula="of:=(([.$I915]+[.$I914]))*[.$G915]*9.8/2+[.J914]" table:style-name="ce4">
            <text:p>-0.0020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965" table:style-name="ce3">
            <text:p>66965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28.809999999999842" table:formula="of:=[.F915]+[.G916]" table:style-name="ce5">
            <text:p>28.810</text:p>
          </table:table-cell>
          <table:table-cell office:value-type="float" office:value="3.2000000000000001E-2" table:formula="of:=([.B916]-[.B915])/1000" table:style-name="ce5">
            <text:p>0.032</text:p>
          </table:table-cell>
          <table:table-cell office:value-type="float" office:value="0.14111804000000019" table:formula="of:=([.C916]+[.C915])*[.G916]*9.8/2+[.H915]" table:style-name="ce4">
            <text:p>0.141118</text:p>
          </table:table-cell>
          <table:table-cell office:value-type="float" office:value="-1.1084994753410285E-3" table:formula="of:=[.C916]-[.$N$1]" table:style-name="ce4">
            <text:p>-0.001108</text:p>
          </table:table-cell>
          <table:table-cell office:value-type="float" office:value="-2.4506848688351989E-3" table:formula="of:=(([.$I916]+[.$I915]))*[.$G916]*9.8/2+[.J915]" table:style-name="ce4">
            <text:p>-0.0024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6997" table:style-name="ce3">
            <text:p>66997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8.841999999999842" table:formula="of:=[.F916]+[.G917]" table:style-name="ce5">
            <text:p>28.842</text:p>
          </table:table-cell>
          <table:table-cell office:value-type="float" office:value="3.2000000000000001E-2" table:formula="of:=([.B917]-[.B916])/1000" table:style-name="ce5">
            <text:p>0.032</text:p>
          </table:table-cell>
          <table:table-cell office:value-type="float" office:value="0.1411494000000002" table:formula="of:=([.C917]+[.C916])*[.G917]*9.8/2+[.H916]" table:style-name="ce4">
            <text:p>0.141149</text:p>
          </table:table-cell>
          <table:table-cell office:value-type="float" office:value="2.9150052465897163E-4" table:formula="of:=[.C917]-[.$N$1]" table:style-name="ce4">
            <text:p>0.000292</text:p>
          </table:table-cell>
          <table:table-cell office:value-type="float" office:value="-2.5787903043021456E-3" table:formula="of:=(([.$I917]+[.$I916]))*[.$G917]*9.8/2+[.J916]" table:style-name="ce4">
            <text:p>-0.0025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029" table:style-name="ce3">
            <text:p>67029</text:p>
          </table:table-cell>
          <table:table-cell office:value-type="float" office:value="2E-3" table:style-name="ce4">
            <text:p>0.0020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2" table:style-name="ce4">
            <text:p>1.012000</text:p>
          </table:table-cell>
          <table:table-cell office:value-type="float" office:value="28.873999999999842" table:formula="of:=[.F917]+[.G918]" table:style-name="ce5">
            <text:p>28.874</text:p>
          </table:table-cell>
          <table:table-cell office:value-type="float" office:value="3.2000000000000001E-2" table:formula="of:=([.B918]-[.B917])/1000" table:style-name="ce5">
            <text:p>0.032</text:p>
          </table:table-cell>
          <table:table-cell office:value-type="float" office:value="0.1415884400000002" table:formula="of:=([.C918]+[.C917])*[.G918]*9.8/2+[.H917]" table:style-name="ce4">
            <text:p>0.141588</text:p>
          </table:table-cell>
          <table:table-cell office:value-type="float" office:value="1.4915005246589716E-3" table:formula="of:=[.C918]-[.$N$1]" table:style-name="ce4">
            <text:p>0.001492</text:p>
          </table:table-cell>
          <table:table-cell office:value-type="float" office:value="-2.2992157397690922E-3" table:formula="of:=(([.$I918]+[.$I917]))*[.$G918]*9.8/2+[.J917]" table:style-name="ce4">
            <text:p>-0.0022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060" table:style-name="ce3">
            <text:p>6706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8.904999999999841" table:formula="of:=[.F918]+[.G919]" table:style-name="ce5">
            <text:p>28.905</text:p>
          </table:table-cell>
          <table:table-cell office:value-type="float" office:value="3.1E-2" table:formula="of:=([.B919]-[.B918])/1000" table:style-name="ce5">
            <text:p>0.031</text:p>
          </table:table-cell>
          <table:table-cell office:value-type="float" office:value="0.1421352800000002" table:formula="of:=([.C919]+[.C918])*[.G919]*9.8/2+[.H918]" table:style-name="ce4">
            <text:p>0.142135</text:p>
          </table:table-cell>
          <table:table-cell office:value-type="float" office:value="1.0915005246589717E-3" table:formula="of:=[.C919]-[.$N$1]" table:style-name="ce4">
            <text:p>0.001092</text:p>
          </table:table-cell>
          <table:table-cell office:value-type="float" office:value="-1.9068578803776966E-3" table:formula="of:=(([.$I919]+[.$I918]))*[.$G919]*9.8/2+[.J918]" table:style-name="ce4">
            <text:p>-0.0019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091" table:style-name="ce3">
            <text:p>67091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28.93599999999984" table:formula="of:=[.F919]+[.G920]" table:style-name="ce5">
            <text:p>28.936</text:p>
          </table:table-cell>
          <table:table-cell office:value-type="float" office:value="3.1E-2" table:formula="of:=([.B920]-[.B919])/1000" table:style-name="ce5">
            <text:p>0.031</text:p>
          </table:table-cell>
          <table:table-cell office:value-type="float" office:value="0.14230237000000021" table:formula="of:=([.C920]+[.C919])*[.G920]*9.8/2+[.H919]" table:style-name="ce4">
            <text:p>0.142302</text:p>
          </table:table-cell>
          <table:table-cell office:value-type="float" office:value="-1.0084994753410284E-3" table:formula="of:=[.C920]-[.$N$1]" table:style-name="ce4">
            <text:p>-0.001008</text:p>
          </table:table-cell>
          <table:table-cell office:value-type="float" office:value="-1.8942500209863011E-3" table:formula="of:=(([.$I920]+[.$I919]))*[.$G920]*9.8/2+[.J919]" table:style-name="ce4">
            <text:p>-0.0018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123" table:style-name="ce3">
            <text:p>67123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30999999999999" table:style-name="ce4">
            <text:p>1.013100</text:p>
          </table:table-cell>
          <table:table-cell office:value-type="float" office:value="28.96799999999984" table:formula="of:=[.F920]+[.G921]" table:style-name="ce5">
            <text:p>28.968</text:p>
          </table:table-cell>
          <table:table-cell office:value-type="float" office:value="3.2000000000000001E-2" table:formula="of:=([.B921]-[.B920])/1000" table:style-name="ce5">
            <text:p>0.032</text:p>
          </table:table-cell>
          <table:table-cell office:value-type="float" office:value="0.1420828500000002" table:formula="of:=([.C921]+[.C920])*[.G921]*9.8/2+[.H920]" table:style-name="ce4">
            <text:p>0.142083</text:p>
          </table:table-cell>
          <table:table-cell office:value-type="float" office:value="-1.4084994753410284E-3" table:formula="of:=[.C921]-[.$N$1]" table:style-name="ce4">
            <text:p>-0.001408</text:p>
          </table:table-cell>
          <table:table-cell office:value-type="float" office:value="-2.2732354564532478E-3" table:formula="of:=(([.$I921]+[.$I920]))*[.$G921]*9.8/2+[.J920]" table:style-name="ce4">
            <text:p>-0.0022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155" table:style-name="ce3">
            <text:p>6715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0121" table:style-name="ce4">
            <text:p>1.012100</text:p>
          </table:table-cell>
          <table:table-cell office:value-type="float" office:value="28.99999999999984" table:formula="of:=[.F921]+[.G922]" table:style-name="ce5">
            <text:p>29.000</text:p>
          </table:table-cell>
          <table:table-cell office:value-type="float" office:value="3.2000000000000001E-2" table:formula="of:=([.B922]-[.B921])/1000" table:style-name="ce5">
            <text:p>0.032</text:p>
          </table:table-cell>
          <table:table-cell office:value-type="float" office:value="0.14202013000000022" table:formula="of:=([.C922]+[.C921])*[.G922]*9.8/2+[.H921]" table:style-name="ce4">
            <text:p>0.142020</text:p>
          </table:table-cell>
          <table:table-cell office:value-type="float" office:value="-8.4994753410283942E-6" table:formula="of:=[.C922]-[.$N$1]" table:style-name="ce4">
            <text:p>-0.000008</text:p>
          </table:table-cell>
          <table:table-cell office:value-type="float" office:value="-2.4954208919201943E-3" table:formula="of:=(([.$I922]+[.$I921]))*[.$G922]*9.8/2+[.J921]" table:style-name="ce4">
            <text:p>-0.0024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187" table:style-name="ce3">
            <text:p>67187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-2.5000000000000001E-3" table:style-name="ce4">
            <text:p>-0.002500</text:p>
          </table:table-cell>
          <table:table-cell office:value-type="float" office:value="1.0079" table:style-name="ce4">
            <text:p>1.007900</text:p>
          </table:table-cell>
          <table:table-cell office:value-type="float" office:value="29.03199999999984" table:formula="of:=[.F922]+[.G923]" table:style-name="ce5">
            <text:p>29.032</text:p>
          </table:table-cell>
          <table:table-cell office:value-type="float" office:value="3.2000000000000001E-2" table:formula="of:=([.B923]-[.B922])/1000" table:style-name="ce5">
            <text:p>0.032</text:p>
          </table:table-cell>
          <table:table-cell office:value-type="float" office:value="0.14200445000000023" table:formula="of:=([.C923]+[.C922])*[.G923]*9.8/2+[.H922]" table:style-name="ce4">
            <text:p>0.142004</text:p>
          </table:table-cell>
          <table:table-cell office:value-type="float" office:value="-1.1084994753410285E-3" table:formula="of:=[.C923]-[.$N$1]" table:style-name="ce4">
            <text:p>-0.001108</text:p>
          </table:table-cell>
          <table:table-cell office:value-type="float" office:value="-2.6705663273871409E-3" table:formula="of:=(([.$I923]+[.$I922]))*[.$G923]*9.8/2+[.J922]" table:style-name="ce4">
            <text:p>-0.0026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220" table:style-name="ce3">
            <text:p>6722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9.064999999999841" table:formula="of:=[.F923]+[.G924]" table:style-name="ce5">
            <text:p>29.065</text:p>
          </table:table-cell>
          <table:table-cell office:value-type="float" office:value="3.3000000000000002E-2" table:formula="of:=([.B924]-[.B923])/1000" table:style-name="ce5">
            <text:p>0.033</text:p>
          </table:table-cell>
          <table:table-cell office:value-type="float" office:value="0.14218232000000022" table:formula="of:=([.C924]+[.C923])*[.G924]*9.8/2+[.H923]" table:style-name="ce4">
            <text:p>0.142182</text:p>
          </table:table-cell>
          <table:table-cell office:value-type="float" office:value="1.1915005246589715E-3" table:formula="of:=[.C924]-[.$N$1]" table:style-name="ce4">
            <text:p>0.001192</text:p>
          </table:table-cell>
          <table:table-cell office:value-type="float" office:value="-2.6571450577124295E-3" table:formula="of:=(([.$I924]+[.$I923]))*[.$G924]*9.8/2+[.J923]" table:style-name="ce4">
            <text:p>-0.0026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251" table:style-name="ce3">
            <text:p>67251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9.09599999999984" table:formula="of:=[.F924]+[.G925]" table:style-name="ce5">
            <text:p>29.096</text:p>
          </table:table-cell>
          <table:table-cell office:value-type="float" office:value="3.1E-2" table:formula="of:=([.B925]-[.B924])/1000" table:style-name="ce5">
            <text:p>0.031</text:p>
          </table:table-cell>
          <table:table-cell office:value-type="float" office:value="0.14247093000000022" table:formula="of:=([.C925]+[.C924])*[.G925]*9.8/2+[.H924]" table:style-name="ce4">
            <text:p>0.142471</text:p>
          </table:table-cell>
          <table:table-cell office:value-type="float" office:value="-3.0849947534102842E-4" table:formula="of:=[.C925]-[.$N$1]" table:style-name="ce4">
            <text:p>-0.000308</text:p>
          </table:table-cell>
          <table:table-cell office:value-type="float" office:value="-2.5230171983210339E-3" table:formula="of:=(([.$I925]+[.$I924]))*[.$G925]*9.8/2+[.J924]" table:style-name="ce4">
            <text:p>-0.0025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282" table:style-name="ce3">
            <text:p>67282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9.126999999999839" table:formula="of:=[.F925]+[.G926]" table:style-name="ce5">
            <text:p>29.127</text:p>
          </table:table-cell>
          <table:table-cell office:value-type="float" office:value="3.1E-2" table:formula="of:=([.B926]-[.B925])/1000" table:style-name="ce5">
            <text:p>0.031</text:p>
          </table:table-cell>
          <table:table-cell office:value-type="float" office:value="0.14254688000000021" table:formula="of:=([.C926]+[.C925])*[.G926]*9.8/2+[.H925]" table:style-name="ce4">
            <text:p>0.142547</text:p>
          </table:table-cell>
          <table:table-cell office:value-type="float" office:value="-2.0849947534102843E-4" table:formula="of:=[.C926]-[.$N$1]" table:style-name="ce4">
            <text:p>-0.000208</text:p>
          </table:table-cell>
          <table:table-cell office:value-type="float" office:value="-2.6015493389296381E-3" table:formula="of:=(([.$I926]+[.$I925]))*[.$G926]*9.8/2+[.J925]" table:style-name="ce4">
            <text:p>-0.0026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313" table:style-name="ce3">
            <text:p>67313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29.157999999999838" table:formula="of:=[.F926]+[.G927]" table:style-name="ce5">
            <text:p>29.158</text:p>
          </table:table-cell>
          <table:table-cell office:value-type="float" office:value="3.1E-2" table:formula="of:=([.B927]-[.B926])/1000" table:style-name="ce5">
            <text:p>0.031</text:p>
          </table:table-cell>
          <table:table-cell office:value-type="float" office:value="0.1424253600000002" table:formula="of:=([.C927]+[.C926])*[.G927]*9.8/2+[.H926]" table:style-name="ce4">
            <text:p>0.142425</text:p>
          </table:table-cell>
          <table:table-cell office:value-type="float" office:value="-1.6084994753410285E-3" table:formula="of:=[.C927]-[.$N$1]" table:style-name="ce4">
            <text:p>-0.001608</text:p>
          </table:table-cell>
          <table:table-cell office:value-type="float" office:value="-2.8775514795382428E-3" table:formula="of:=(([.$I927]+[.$I926]))*[.$G927]*9.8/2+[.J926]" table:style-name="ce4">
            <text:p>-0.0028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345" table:style-name="ce3">
            <text:p>6734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9.189999999999838" table:formula="of:=[.F927]+[.G928]" table:style-name="ce5">
            <text:p>29.190</text:p>
          </table:table-cell>
          <table:table-cell office:value-type="float" office:value="3.2000000000000001E-2" table:formula="of:=([.B928]-[.B927])/1000" table:style-name="ce5">
            <text:p>0.032</text:p>
          </table:table-cell>
          <table:table-cell office:value-type="float" office:value="0.14229992000000019" table:formula="of:=([.C928]+[.C927])*[.G928]*9.8/2+[.H927]" table:style-name="ce4">
            <text:p>0.142300</text:p>
          </table:table-cell>
          <table:table-cell office:value-type="float" office:value="-2.0849947534102843E-4" table:formula="of:=[.C928]-[.$N$1]" table:style-name="ce4">
            <text:p>-0.000208</text:p>
          </table:table-cell>
          <table:table-cell office:value-type="float" office:value="-3.1624569150051894E-3" table:formula="of:=(([.$I928]+[.$I927]))*[.$G928]*9.8/2+[.J927]" table:style-name="ce4">
            <text:p>-0.0031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376" table:style-name="ce3">
            <text:p>67376</text:p>
          </table:table-cell>
          <table:table-cell office:value-type="float" office:value="-1.4E-3" table:style-name="ce4">
            <text:p>-0.00140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29.220999999999837" table:formula="of:=[.F928]+[.G929]" table:style-name="ce5">
            <text:p>29.221</text:p>
          </table:table-cell>
          <table:table-cell office:value-type="float" office:value="3.1E-2" table:formula="of:=([.B929]-[.B928])/1000" table:style-name="ce5">
            <text:p>0.031</text:p>
          </table:table-cell>
          <table:table-cell office:value-type="float" office:value="0.14213283000000018" table:formula="of:=([.C929]+[.C928])*[.G929]*9.8/2+[.H928]" table:style-name="ce4">
            <text:p>0.142133</text:p>
          </table:table-cell>
          <table:table-cell office:value-type="float" office:value="-1.9084994753410284E-3" table:formula="of:=[.C929]-[.$N$1]" table:style-name="ce4">
            <text:p>-0.001908</text:p>
          </table:table-cell>
          <table:table-cell office:value-type="float" office:value="-3.4840290556137936E-3" table:formula="of:=(([.$I929]+[.$I928]))*[.$G929]*9.8/2+[.J928]" table:style-name="ce4">
            <text:p>-0.0034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409" table:style-name="ce3">
            <text:p>67409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29.253999999999838" table:formula="of:=[.F929]+[.G930]" table:style-name="ce5">
            <text:p>29.254</text:p>
          </table:table-cell>
          <table:table-cell office:value-type="float" office:value="3.3000000000000002E-2" table:formula="of:=([.B930]-[.B929])/1000" table:style-name="ce5">
            <text:p>0.033</text:p>
          </table:table-cell>
          <table:table-cell office:value-type="float" office:value="0.14193879000000018" table:formula="of:=([.C930]+[.C929])*[.G930]*9.8/2+[.H929]" table:style-name="ce4">
            <text:p>0.141939</text:p>
          </table:table-cell>
          <table:table-cell office:value-type="float" office:value="-3.0849947534102842E-4" table:formula="of:=[.C930]-[.$N$1]" table:style-name="ce4">
            <text:p>-0.000308</text:p>
          </table:table-cell>
          <table:table-cell office:value-type="float" office:value="-3.8425177859390822E-3" table:formula="of:=(([.$I930]+[.$I929]))*[.$G930]*9.8/2+[.J929]" table:style-name="ce4">
            <text:p>-0.0038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440" table:style-name="ce3">
            <text:p>67440</text:p>
          </table:table-cell>
          <table:table-cell office:value-type="float" office:value="3.3E-3" table:style-name="ce4">
            <text:p>0.0033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29.284999999999837" table:formula="of:=[.F930]+[.G931]" table:style-name="ce5">
            <text:p>29.285</text:p>
          </table:table-cell>
          <table:table-cell office:value-type="float" office:value="3.1E-2" table:formula="of:=([.B931]-[.B930])/1000" table:style-name="ce5">
            <text:p>0.031</text:p>
          </table:table-cell>
          <table:table-cell office:value-type="float" office:value="0.14247044000000017" table:formula="of:=([.C931]+[.C930])*[.G931]*9.8/2+[.H930]" table:style-name="ce4">
            <text:p>0.142470</text:p>
          </table:table-cell>
          <table:table-cell office:value-type="float" office:value="2.7915005246589714E-3" table:formula="of:=[.C931]-[.$N$1]" table:style-name="ce4">
            <text:p>0.002792</text:p>
          </table:table-cell>
          <table:table-cell office:value-type="float" office:value="-3.4653499265476866E-3" table:formula="of:=(([.$I931]+[.$I930]))*[.$G931]*9.8/2+[.J930]" table:style-name="ce4">
            <text:p>-0.0034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471" table:style-name="ce3">
            <text:p>67471</text:p>
          </table:table-cell>
          <table:table-cell office:value-type="float" office:value="-1E-4" table:style-name="ce4">
            <text:p>-0.0001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134000000000001" table:style-name="ce4">
            <text:p>1.013400</text:p>
          </table:table-cell>
          <table:table-cell office:value-type="float" office:value="29.315999999999836" table:formula="of:=[.F931]+[.G932]" table:style-name="ce5">
            <text:p>29.316</text:p>
          </table:table-cell>
          <table:table-cell office:value-type="float" office:value="3.1E-2" table:formula="of:=([.B932]-[.B931])/1000" table:style-name="ce5">
            <text:p>0.031</text:p>
          </table:table-cell>
          <table:table-cell office:value-type="float" office:value="0.14295652000000017" table:formula="of:=([.C932]+[.C931])*[.G932]*9.8/2+[.H931]" table:style-name="ce4">
            <text:p>0.142957</text:p>
          </table:table-cell>
          <table:table-cell office:value-type="float" office:value="-6.0849947534102845E-4" table:formula="of:=[.C932]-[.$N$1]" table:style-name="ce4">
            <text:p>-0.000608</text:p>
          </table:table-cell>
          <table:table-cell office:value-type="float" office:value="-3.133752067156291E-3" table:formula="of:=(([.$I932]+[.$I931]))*[.$G932]*9.8/2+[.J931]" table:style-name="ce4">
            <text:p>-0.0031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503" table:style-name="ce3">
            <text:p>67503</text:p>
          </table:table-cell>
          <table:table-cell office:value-type="float" office:value="-1.9E-3" table:style-name="ce4">
            <text:p>-0.0019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65999999999999" table:style-name="ce4">
            <text:p>1.006600</text:p>
          </table:table-cell>
          <table:table-cell office:value-type="float" office:value="29.347999999999836" table:formula="of:=[.F932]+[.G933]" table:style-name="ce5">
            <text:p>29.348</text:p>
          </table:table-cell>
          <table:table-cell office:value-type="float" office:value="3.2000000000000001E-2" table:formula="of:=([.B933]-[.B932])/1000" table:style-name="ce5">
            <text:p>0.032</text:p>
          </table:table-cell>
          <table:table-cell office:value-type="float" office:value="0.14264292000000017" table:formula="of:=([.C933]+[.C932])*[.G933]*9.8/2+[.H932]" table:style-name="ce4">
            <text:p>0.142643</text:p>
          </table:table-cell>
          <table:table-cell office:value-type="float" office:value="-2.4084994753410284E-3" table:formula="of:=[.C933]-[.$N$1]" table:style-name="ce4">
            <text:p>-0.002408</text:p>
          </table:table-cell>
          <table:table-cell office:value-type="float" office:value="-3.6068175026232377E-3" table:formula="of:=(([.$I933]+[.$I932]))*[.$G933]*9.8/2+[.J932]" table:style-name="ce4">
            <text:p>-0.0036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535" table:style-name="ce3">
            <text:p>6753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2000000000001" table:style-name="ce4">
            <text:p>1.007200</text:p>
          </table:table-cell>
          <table:table-cell office:value-type="float" office:value="29.379999999999836" table:formula="of:=[.F933]+[.G934]" table:style-name="ce5">
            <text:p>29.380</text:p>
          </table:table-cell>
          <table:table-cell office:value-type="float" office:value="3.2000000000000001E-2" table:formula="of:=([.B934]-[.B933])/1000" table:style-name="ce5">
            <text:p>0.032</text:p>
          </table:table-cell>
          <table:table-cell office:value-type="float" office:value="0.14242340000000017" table:formula="of:=([.C934]+[.C933])*[.G934]*9.8/2+[.H933]" table:style-name="ce4">
            <text:p>0.142423</text:p>
          </table:table-cell>
          <table:table-cell office:value-type="float" office:value="-8.4994753410283942E-6" table:formula="of:=[.C934]-[.$N$1]" table:style-name="ce4">
            <text:p>-0.000008</text:p>
          </table:table-cell>
          <table:table-cell office:value-type="float" office:value="-3.9858029380901846E-3" table:formula="of:=(([.$I934]+[.$I933]))*[.$G934]*9.8/2+[.J933]" table:style-name="ce4">
            <text:p>-0.0039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565" table:style-name="ce3">
            <text:p>67565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52000000000001" table:style-name="ce4">
            <text:p>1.005200</text:p>
          </table:table-cell>
          <table:table-cell office:value-type="float" office:value="29.409999999999837" table:formula="of:=[.F934]+[.G935]" table:style-name="ce5">
            <text:p>29.410</text:p>
          </table:table-cell>
          <table:table-cell office:value-type="float" office:value="0.03" table:formula="of:=([.B935]-[.B934])/1000" table:style-name="ce5">
            <text:p>0.030</text:p>
          </table:table-cell>
          <table:table-cell office:value-type="float" office:value="0.14273210000000017" table:formula="of:=([.C935]+[.C934])*[.G935]*9.8/2+[.H934]" table:style-name="ce4">
            <text:p>0.142732</text:p>
          </table:table-cell>
          <table:table-cell office:value-type="float" office:value="1.0915005246589717E-3" table:formula="of:=[.C935]-[.$N$1]" table:style-name="ce4">
            <text:p>0.001092</text:p>
          </table:table-cell>
          <table:table-cell office:value-type="float" office:value="-3.8266017838404468E-3" table:formula="of:=(([.$I935]+[.$I934]))*[.$G935]*9.8/2+[.J934]" table:style-name="ce4">
            <text:p>-0.0038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596" table:style-name="ce3">
            <text:p>67596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85" table:style-name="ce4">
            <text:p>1.008500</text:p>
          </table:table-cell>
          <table:table-cell office:value-type="float" office:value="29.440999999999836" table:formula="of:=[.F935]+[.G936]" table:style-name="ce5">
            <text:p>29.441</text:p>
          </table:table-cell>
          <table:table-cell office:value-type="float" office:value="3.1E-2" table:formula="of:=([.B936]-[.B935])/1000" table:style-name="ce5">
            <text:p>0.031</text:p>
          </table:table-cell>
          <table:table-cell office:value-type="float" office:value="0.14338527000000018" table:formula="of:=([.C936]+[.C935])*[.G936]*9.8/2+[.H935]" table:style-name="ce4">
            <text:p>0.143385</text:p>
          </table:table-cell>
          <table:table-cell office:value-type="float" office:value="2.1915005246589715E-3" table:formula="of:=[.C936]-[.$N$1]" table:style-name="ce4">
            <text:p>0.002192</text:p>
          </table:table-cell>
          <table:table-cell office:value-type="float" office:value="-3.3279139244490512E-3" table:formula="of:=(([.$I936]+[.$I935]))*[.$G936]*9.8/2+[.J935]" table:style-name="ce4">
            <text:p>-0.0033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627" table:style-name="ce3">
            <text:p>67627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9.471999999999834" table:formula="of:=[.F936]+[.G937]" table:style-name="ce5">
            <text:p>29.472</text:p>
          </table:table-cell>
          <table:table-cell office:value-type="float" office:value="3.1E-2" table:formula="of:=([.B937]-[.B936])/1000" table:style-name="ce5">
            <text:p>0.031</text:p>
          </table:table-cell>
          <table:table-cell office:value-type="float" office:value="0.14387135000000018" table:formula="of:=([.C937]+[.C936])*[.G937]*9.8/2+[.H936]" table:style-name="ce4">
            <text:p>0.143871</text:p>
          </table:table-cell>
          <table:table-cell office:value-type="float" office:value="-8.4994753410283942E-6" table:formula="of:=[.C937]-[.$N$1]" table:style-name="ce4">
            <text:p>-0.000008</text:p>
          </table:table-cell>
          <table:table-cell office:value-type="float" office:value="-2.9963160650576556E-3" table:formula="of:=(([.$I937]+[.$I936]))*[.$G937]*9.8/2+[.J936]" table:style-name="ce4">
            <text:p>-0.0029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658" table:style-name="ce3">
            <text:p>67658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29.502999999999833" table:formula="of:=[.F937]+[.G938]" table:style-name="ce5">
            <text:p>29.503</text:p>
          </table:table-cell>
          <table:table-cell office:value-type="float" office:value="3.1E-2" table:formula="of:=([.B938]-[.B937])/1000" table:style-name="ce5">
            <text:p>0.031</text:p>
          </table:table-cell>
          <table:table-cell office:value-type="float" office:value="0.14376502000000019" table:formula="of:=([.C938]+[.C937])*[.G938]*9.8/2+[.H937]" table:style-name="ce4">
            <text:p>0.143765</text:p>
          </table:table-cell>
          <table:table-cell office:value-type="float" office:value="-1.7084994753410283E-3" table:formula="of:=[.C938]-[.$N$1]" table:style-name="ce4">
            <text:p>-0.001708</text:p>
          </table:table-cell>
          <table:table-cell office:value-type="float" office:value="-3.2571282056662598E-3" table:formula="of:=(([.$I938]+[.$I937]))*[.$G938]*9.8/2+[.J937]" table:style-name="ce4">
            <text:p>-0.0032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690" table:style-name="ce3">
            <text:p>6769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25" table:style-name="ce4">
            <text:p>1.012500</text:p>
          </table:table-cell>
          <table:table-cell office:value-type="float" office:value="29.534999999999833" table:formula="of:=[.F938]+[.G939]" table:style-name="ce5">
            <text:p>29.535</text:p>
          </table:table-cell>
          <table:table-cell office:value-type="float" office:value="3.2000000000000001E-2" table:formula="of:=([.B939]-[.B938])/1000" table:style-name="ce5">
            <text:p>0.032</text:p>
          </table:table-cell>
          <table:table-cell office:value-type="float" office:value="0.1435298200000002" table:formula="of:=([.C939]+[.C938])*[.G939]*9.8/2+[.H938]" table:style-name="ce4">
            <text:p>0.143530</text:p>
          </table:table-cell>
          <table:table-cell office:value-type="float" office:value="-8.0849947534102832E-4" table:formula="of:=[.C939]-[.$N$1]" table:style-name="ce4">
            <text:p>-0.000808</text:p>
          </table:table-cell>
          <table:table-cell office:value-type="float" office:value="-3.6517936411332064E-3" table:formula="of:=(([.$I939]+[.$I938]))*[.$G939]*9.8/2+[.J938]" table:style-name="ce4">
            <text:p>-0.0036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722" table:style-name="ce3">
            <text:p>67722</text:p>
          </table:table-cell>
          <table:table-cell office:value-type="float" office:value="1E-3" table:style-name="ce4">
            <text:p>0.0010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9.566999999999833" table:formula="of:=[.F939]+[.G940]" table:style-name="ce5">
            <text:p>29.567</text:p>
          </table:table-cell>
          <table:table-cell office:value-type="float" office:value="3.2000000000000001E-2" table:formula="of:=([.B940]-[.B939])/1000" table:style-name="ce5">
            <text:p>0.032</text:p>
          </table:table-cell>
          <table:table-cell office:value-type="float" office:value="0.14363958000000018" table:formula="of:=([.C940]+[.C939])*[.G940]*9.8/2+[.H939]" table:style-name="ce4">
            <text:p>0.143640</text:p>
          </table:table-cell>
          <table:table-cell office:value-type="float" office:value="4.9150052465897162E-4" table:formula="of:=[.C940]-[.$N$1]" table:style-name="ce4">
            <text:p>0.000492</text:p>
          </table:table-cell>
          <table:table-cell office:value-type="float" office:value="-3.7014990766001529E-3" table:formula="of:=(([.$I940]+[.$I939]))*[.$G940]*9.8/2+[.J939]" table:style-name="ce4">
            <text:p>-0.0037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753" table:style-name="ce3">
            <text:p>67753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29.597999999999832" table:formula="of:=[.F940]+[.G941]" table:style-name="ce5">
            <text:p>29.598</text:p>
          </table:table-cell>
          <table:table-cell office:value-type="float" office:value="3.1E-2" table:formula="of:=([.B941]-[.B940])/1000" table:style-name="ce5">
            <text:p>0.031</text:p>
          </table:table-cell>
          <table:table-cell office:value-type="float" office:value="0.14388262000000018" table:formula="of:=([.C941]+[.C940])*[.G941]*9.8/2+[.H940]" table:style-name="ce4">
            <text:p>0.143883</text:p>
          </table:table-cell>
          <table:table-cell office:value-type="float" office:value="9.1500524658971543E-5" table:formula="of:=[.C941]-[.$N$1]" table:style-name="ce4">
            <text:p>0.000092</text:p>
          </table:table-cell>
          <table:table-cell office:value-type="float" office:value="-3.6129412172087572E-3" table:formula="of:=(([.$I941]+[.$I940]))*[.$G941]*9.8/2+[.J940]" table:style-name="ce4">
            <text:p>-0.0036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784" table:style-name="ce3">
            <text:p>67784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29.628999999999831" table:formula="of:=[.F941]+[.G942]" table:style-name="ce5">
            <text:p>29.629</text:p>
          </table:table-cell>
          <table:table-cell office:value-type="float" office:value="3.1E-2" table:formula="of:=([.B942]-[.B941])/1000" table:style-name="ce5">
            <text:p>0.031</text:p>
          </table:table-cell>
          <table:table-cell office:value-type="float" office:value="0.14411047000000018" table:formula="of:=([.C942]+[.C941])*[.G942]*9.8/2+[.H941]" table:style-name="ce4">
            <text:p>0.144110</text:p>
          </table:table-cell>
          <table:table-cell office:value-type="float" office:value="3.9150052465897157E-4" table:formula="of:=[.C942]-[.$N$1]" table:style-name="ce4">
            <text:p>0.000392</text:p>
          </table:table-cell>
          <table:table-cell office:value-type="float" office:value="-3.5395733578173615E-3" table:formula="of:=(([.$I942]+[.$I941]))*[.$G942]*9.8/2+[.J941]" table:style-name="ce4">
            <text:p>-0.0035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815" table:style-name="ce3">
            <text:p>67815</text:p>
          </table:table-cell>
          <table:table-cell office:value-type="float" office:value="-1.8E-3" table:style-name="ce4">
            <text:p>-0.0018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29.65999999999983" table:formula="of:=[.F942]+[.G943]" table:style-name="ce5">
            <text:p>29.660</text:p>
          </table:table-cell>
          <table:table-cell office:value-type="float" office:value="3.1E-2" table:formula="of:=([.B943]-[.B942])/1000" table:style-name="ce5">
            <text:p>0.031</text:p>
          </table:table-cell>
          <table:table-cell office:value-type="float" office:value="0.14397376000000017" table:formula="of:=([.C943]+[.C942])*[.G943]*9.8/2+[.H942]" table:style-name="ce4">
            <text:p>0.143974</text:p>
          </table:table-cell>
          <table:table-cell office:value-type="float" office:value="-2.3084994753410281E-3" table:formula="of:=[.C943]-[.$N$1]" table:style-name="ce4">
            <text:p>-0.002308</text:p>
          </table:table-cell>
          <table:table-cell office:value-type="float" office:value="-3.8307654984259662E-3" table:formula="of:=(([.$I943]+[.$I942]))*[.$G943]*9.8/2+[.J942]" table:style-name="ce4">
            <text:p>-0.0038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847" table:style-name="ce3">
            <text:p>67847</text:p>
          </table:table-cell>
          <table:table-cell office:value-type="float" office:value="0" table:style-name="ce4">
            <text:p>0.0000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29.69199999999983" table:formula="of:=[.F943]+[.G944]" table:style-name="ce5">
            <text:p>29.692</text:p>
          </table:table-cell>
          <table:table-cell office:value-type="float" office:value="3.2000000000000001E-2" table:formula="of:=([.B944]-[.B943])/1000" table:style-name="ce5">
            <text:p>0.032</text:p>
          </table:table-cell>
          <table:table-cell office:value-type="float" office:value="0.14369152000000018" table:formula="of:=([.C944]+[.C943])*[.G944]*9.8/2+[.H943]" table:style-name="ce4">
            <text:p>0.143692</text:p>
          </table:table-cell>
          <table:table-cell office:value-type="float" office:value="-5.084994753410284E-4" table:formula="of:=[.C944]-[.$N$1]" table:style-name="ce4">
            <text:p>-0.000508</text:p>
          </table:table-cell>
          <table:table-cell office:value-type="float" office:value="-4.2724709338929131E-3" table:formula="of:=(([.$I944]+[.$I943]))*[.$G944]*9.8/2+[.J943]" table:style-name="ce4">
            <text:p>-0.0042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878" table:style-name="ce3">
            <text:p>67878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29.722999999999828" table:formula="of:=[.F944]+[.G945]" table:style-name="ce5">
            <text:p>29.723</text:p>
          </table:table-cell>
          <table:table-cell office:value-type="float" office:value="3.1E-2" table:formula="of:=([.B945]-[.B944])/1000" table:style-name="ce5">
            <text:p>0.031</text:p>
          </table:table-cell>
          <table:table-cell office:value-type="float" office:value="0.14363076000000019" table:formula="of:=([.C945]+[.C944])*[.G945]*9.8/2+[.H944]" table:style-name="ce4">
            <text:p>0.143631</text:p>
          </table:table-cell>
          <table:table-cell office:value-type="float" office:value="-9.0849947534102837E-4" table:formula="of:=[.C945]-[.$N$1]" table:style-name="ce4">
            <text:p>-0.000908</text:p>
          </table:table-cell>
          <table:table-cell office:value-type="float" office:value="-4.4877130745015177E-3" table:formula="of:=(([.$I945]+[.$I944]))*[.$G945]*9.8/2+[.J944]" table:style-name="ce4">
            <text:p>-0.0044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910" table:style-name="ce3">
            <text:p>6791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3" table:style-name="ce4">
            <text:p>1.010300</text:p>
          </table:table-cell>
          <table:table-cell office:value-type="float" office:value="29.754999999999828" table:formula="of:=[.F945]+[.G946]" table:style-name="ce5">
            <text:p>29.755</text:p>
          </table:table-cell>
          <table:table-cell office:value-type="float" office:value="3.2000000000000001E-2" table:formula="of:=([.B946]-[.B945])/1000" table:style-name="ce5">
            <text:p>0.032</text:p>
          </table:table-cell>
          <table:table-cell office:value-type="float" office:value="0.14375620000000019" table:formula="of:=([.C946]+[.C945])*[.G946]*9.8/2+[.H945]" table:style-name="ce4">
            <text:p>0.143756</text:p>
          </table:table-cell>
          <table:table-cell office:value-type="float" office:value="6.9150052465897149E-4" table:formula="of:=[.C946]-[.$N$1]" table:style-name="ce4">
            <text:p>0.000692</text:p>
          </table:table-cell>
          <table:table-cell office:value-type="float" office:value="-4.5217385099684641E-3" table:formula="of:=(([.$I946]+[.$I945]))*[.$G946]*9.8/2+[.J945]" table:style-name="ce4">
            <text:p>-0.0045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941" table:style-name="ce3">
            <text:p>67941</text:p>
          </table:table-cell>
          <table:table-cell office:value-type="float" office:value="-1E-4" table:style-name="ce4">
            <text:p>-0.0001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29.785999999999827" table:formula="of:=[.F946]+[.G947]" table:style-name="ce5">
            <text:p>29.786</text:p>
          </table:table-cell>
          <table:table-cell office:value-type="float" office:value="3.1E-2" table:formula="of:=([.B947]-[.B946])/1000" table:style-name="ce5">
            <text:p>0.031</text:p>
          </table:table-cell>
          <table:table-cell office:value-type="float" office:value="0.1439232900000002" table:formula="of:=([.C947]+[.C946])*[.G947]*9.8/2+[.H946]" table:style-name="ce4">
            <text:p>0.143923</text:p>
          </table:table-cell>
          <table:table-cell office:value-type="float" office:value="-6.0849947534102845E-4" table:formula="of:=[.C947]-[.$N$1]" table:style-name="ce4">
            <text:p>-0.000608</text:p>
          </table:table-cell>
          <table:table-cell office:value-type="float" office:value="-4.5091306505770689E-3" table:formula="of:=(([.$I947]+[.$I946]))*[.$G947]*9.8/2+[.J946]" table:style-name="ce4">
            <text:p>-0.0045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7973" table:style-name="ce3">
            <text:p>67973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29.817999999999827" table:formula="of:=[.F947]+[.G948]" table:style-name="ce5">
            <text:p>29.818</text:p>
          </table:table-cell>
          <table:table-cell office:value-type="float" office:value="3.2000000000000001E-2" table:formula="of:=([.B948]-[.B947])/1000" table:style-name="ce5">
            <text:p>0.032</text:p>
          </table:table-cell>
          <table:table-cell office:value-type="float" office:value="0.14409577000000021" table:formula="of:=([.C948]+[.C947])*[.G948]*9.8/2+[.H947]" table:style-name="ce4">
            <text:p>0.144096</text:p>
          </table:table-cell>
          <table:table-cell office:value-type="float" office:value="6.9150052465897149E-4" table:formula="of:=[.C948]-[.$N$1]" table:style-name="ce4">
            <text:p>0.000692</text:p>
          </table:table-cell>
          <table:table-cell office:value-type="float" office:value="-4.4961160860440153E-3" table:formula="of:=(([.$I948]+[.$I947]))*[.$G948]*9.8/2+[.J947]" table:style-name="ce4">
            <text:p>-0.0044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004" table:style-name="ce3">
            <text:p>68004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29.848999999999826" table:formula="of:=[.F948]+[.G949]" table:style-name="ce5">
            <text:p>29.849</text:p>
          </table:table-cell>
          <table:table-cell office:value-type="float" office:value="3.1E-2" table:formula="of:=([.B949]-[.B948])/1000" table:style-name="ce5">
            <text:p>0.031</text:p>
          </table:table-cell>
          <table:table-cell office:value-type="float" office:value="0.1443843800000002" table:formula="of:=([.C949]+[.C948])*[.G949]*9.8/2+[.H948]" table:style-name="ce4">
            <text:p>0.144384</text:p>
          </table:table-cell>
          <table:table-cell office:value-type="float" office:value="1.9150052465897159E-4" table:formula="of:=[.C949]-[.$N$1]" table:style-name="ce4">
            <text:p>0.000192</text:p>
          </table:table-cell>
          <table:table-cell office:value-type="float" office:value="-4.3619882266526201E-3" table:formula="of:=(([.$I949]+[.$I948]))*[.$G949]*9.8/2+[.J948]" table:style-name="ce4">
            <text:p>-0.0043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035" table:style-name="ce3">
            <text:p>6803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29.879999999999825" table:formula="of:=[.F949]+[.G950]" table:style-name="ce5">
            <text:p>29.880</text:p>
          </table:table-cell>
          <table:table-cell office:value-type="float" office:value="3.1E-2" table:formula="of:=([.B950]-[.B949])/1000" table:style-name="ce5">
            <text:p>0.031</text:p>
          </table:table-cell>
          <table:table-cell office:value-type="float" office:value="0.14456666000000021" table:formula="of:=([.C950]+[.C949])*[.G950]*9.8/2+[.H949]" table:style-name="ce4">
            <text:p>0.144567</text:p>
          </table:table-cell>
          <table:table-cell office:value-type="float" office:value="-8.4994753410283942E-6" table:formula="of:=[.C950]-[.$N$1]" table:style-name="ce4">
            <text:p>-0.000008</text:p>
          </table:table-cell>
          <table:table-cell office:value-type="float" office:value="-4.3341903672612248E-3" table:formula="of:=(([.$I950]+[.$I949]))*[.$G950]*9.8/2+[.J949]" table:style-name="ce4">
            <text:p>-0.0043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066" table:style-name="ce3">
            <text:p>68066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012" table:style-name="ce4">
            <text:p>1.012000</text:p>
          </table:table-cell>
          <table:table-cell office:value-type="float" office:value="29.910999999999824" table:formula="of:=[.F950]+[.G951]" table:style-name="ce5">
            <text:p>29.911</text:p>
          </table:table-cell>
          <table:table-cell office:value-type="float" office:value="3.1E-2" table:formula="of:=([.B951]-[.B950])/1000" table:style-name="ce5">
            <text:p>0.031</text:p>
          </table:table-cell>
          <table:table-cell office:value-type="float" office:value="0.14455147000000021" table:formula="of:=([.C951]+[.C950])*[.G951]*9.8/2+[.H950]" table:style-name="ce4">
            <text:p>0.144551</text:p>
          </table:table-cell>
          <table:table-cell office:value-type="float" office:value="-1.1084994753410285E-3" table:formula="of:=[.C951]-[.$N$1]" table:style-name="ce4">
            <text:p>-0.001108</text:p>
          </table:table-cell>
          <table:table-cell office:value-type="float" office:value="-4.5038625078698295E-3" table:formula="of:=(([.$I951]+[.$I950]))*[.$G951]*9.8/2+[.J950]" table:style-name="ce4">
            <text:p>-0.0045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099" table:style-name="ce3">
            <text:p>68099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0099" table:style-name="ce4">
            <text:p>1.009900</text:p>
          </table:table-cell>
          <table:table-cell office:value-type="float" office:value="29.943999999999825" table:formula="of:=[.F951]+[.G952]" table:style-name="ce5">
            <text:p>29.944</text:p>
          </table:table-cell>
          <table:table-cell office:value-type="float" office:value="3.3000000000000002E-2" table:formula="of:=([.B952]-[.B951])/1000" table:style-name="ce5">
            <text:p>0.033</text:p>
          </table:table-cell>
          <table:table-cell office:value-type="float" office:value="0.14434126000000022" table:formula="of:=([.C952]+[.C951])*[.G952]*9.8/2+[.H951]" table:style-name="ce4">
            <text:p>0.144341</text:p>
          </table:table-cell>
          <table:table-cell office:value-type="float" office:value="-1.2084994753410283E-3" table:formula="of:=[.C952]-[.$N$1]" table:style-name="ce4">
            <text:p>-0.001208</text:p>
          </table:table-cell>
          <table:table-cell office:value-type="float" office:value="-4.8785212381951184E-3" table:formula="of:=(([.$I952]+[.$I951]))*[.$G952]*9.8/2+[.J951]" table:style-name="ce4">
            <text:p>-0.0048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132" table:style-name="ce3">
            <text:p>68132</text:p>
          </table:table-cell>
          <table:table-cell office:value-type="float" office:value="1E-3" table:style-name="ce4">
            <text:p>0.0010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29.976999999999826" table:formula="of:=[.F952]+[.G953]" table:style-name="ce5">
            <text:p>29.977</text:p>
          </table:table-cell>
          <table:table-cell office:value-type="float" office:value="3.3000000000000002E-2" table:formula="of:=([.B953]-[.B952])/1000" table:style-name="ce5">
            <text:p>0.033</text:p>
          </table:table-cell>
          <table:table-cell office:value-type="float" office:value="0.14438977000000022" table:formula="of:=([.C953]+[.C952])*[.G953]*9.8/2+[.H952]" table:style-name="ce4">
            <text:p>0.144390</text:p>
          </table:table-cell>
          <table:table-cell office:value-type="float" office:value="4.9150052465897162E-4" table:formula="of:=[.C953]-[.$N$1]" table:style-name="ce4">
            <text:p>0.000492</text:p>
          </table:table-cell>
          <table:table-cell office:value-type="float" office:value="-4.9944599685204068E-3" table:formula="of:=(([.$I953]+[.$I952]))*[.$G953]*9.8/2+[.J952]" table:style-name="ce4">
            <text:p>-0.0049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163" table:style-name="ce3">
            <text:p>68163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01" table:style-name="ce4">
            <text:p>1.010100</text:p>
          </table:table-cell>
          <table:table-cell office:value-type="float" office:value="30.007999999999825" table:formula="of:=[.F953]+[.G954]" table:style-name="ce5">
            <text:p>30.008</text:p>
          </table:table-cell>
          <table:table-cell office:value-type="float" office:value="3.1E-2" table:formula="of:=([.B954]-[.B953])/1000" table:style-name="ce5">
            <text:p>0.031</text:p>
          </table:table-cell>
          <table:table-cell office:value-type="float" office:value="0.14501256000000023" table:formula="of:=([.C954]+[.C953])*[.G954]*9.8/2+[.H953]" table:style-name="ce4">
            <text:p>0.145013</text:p>
          </table:table-cell>
          <table:table-cell office:value-type="float" office:value="2.5915005246589717E-3" table:formula="of:=[.C954]-[.$N$1]" table:style-name="ce4">
            <text:p>0.002592</text:p>
          </table:table-cell>
          <table:table-cell office:value-type="float" office:value="-4.5261521091290108E-3" table:formula="of:=(([.$I954]+[.$I953]))*[.$G954]*9.8/2+[.J953]" table:style-name="ce4">
            <text:p>-0.0045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194" table:style-name="ce3">
            <text:p>68194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30.038999999999824" table:formula="of:=[.F954]+[.G955]" table:style-name="ce5">
            <text:p>30.039</text:p>
          </table:table-cell>
          <table:table-cell office:value-type="float" office:value="3.1E-2" table:formula="of:=([.B955]-[.B954])/1000" table:style-name="ce5">
            <text:p>0.031</text:p>
          </table:table-cell>
          <table:table-cell office:value-type="float" office:value="0.14560497000000022" table:formula="of:=([.C955]+[.C954])*[.G955]*9.8/2+[.H954]" table:style-name="ce4">
            <text:p>0.145605</text:p>
          </table:table-cell>
          <table:table-cell office:value-type="float" office:value="2.9150052465897163E-4" table:formula="of:=[.C955]-[.$N$1]" table:style-name="ce4">
            <text:p>0.000292</text:p>
          </table:table-cell>
          <table:table-cell office:value-type="float" office:value="-4.0882242497376148E-3" table:formula="of:=(([.$I955]+[.$I954]))*[.$G955]*9.8/2+[.J954]" table:style-name="ce4">
            <text:p>-0.0040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225" table:style-name="ce3">
            <text:p>68225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30.069999999999823" table:formula="of:=[.F955]+[.G956]" table:style-name="ce5">
            <text:p>30.070</text:p>
          </table:table-cell>
          <table:table-cell office:value-type="float" office:value="3.1E-2" table:formula="of:=([.B956]-[.B955])/1000" table:style-name="ce5">
            <text:p>0.031</text:p>
          </table:table-cell>
          <table:table-cell office:value-type="float" office:value="0.14558978000000022" table:formula="of:=([.C956]+[.C955])*[.G956]*9.8/2+[.H955]" table:style-name="ce4">
            <text:p>0.145590</text:p>
          </table:table-cell>
          <table:table-cell office:value-type="float" office:value="-1.4084994753410284E-3" table:formula="of:=[.C956]-[.$N$1]" table:style-name="ce4">
            <text:p>-0.001408</text:p>
          </table:table-cell>
          <table:table-cell office:value-type="float" office:value="-4.2578963903462195E-3" table:formula="of:=(([.$I956]+[.$I955]))*[.$G956]*9.8/2+[.J955]" table:style-name="ce4">
            <text:p>-0.0042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257" table:style-name="ce3">
            <text:p>68257</text:p>
          </table:table-cell>
          <table:table-cell office:value-type="float" office:value="-1E-4" table:style-name="ce4">
            <text:p>-0.0001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3" table:style-name="ce4">
            <text:p>1.010300</text:p>
          </table:table-cell>
          <table:table-cell office:value-type="float" office:value="30.101999999999823" table:formula="of:=[.F956]+[.G957]" table:style-name="ce5">
            <text:p>30.102</text:p>
          </table:table-cell>
          <table:table-cell office:value-type="float" office:value="3.2000000000000001E-2" table:formula="of:=([.B957]-[.B956])/1000" table:style-name="ce5">
            <text:p>0.032</text:p>
          </table:table-cell>
          <table:table-cell office:value-type="float" office:value="0.14543298000000021" table:formula="of:=([.C957]+[.C956])*[.G957]*9.8/2+[.H956]" table:style-name="ce4">
            <text:p>0.145433</text:p>
          </table:table-cell>
          <table:table-cell office:value-type="float" office:value="-6.0849947534102845E-4" table:formula="of:=[.C957]-[.$N$1]" table:style-name="ce4">
            <text:p>-0.000608</text:p>
          </table:table-cell>
          <table:table-cell office:value-type="float" office:value="-4.5741618258131663E-3" table:formula="of:=(([.$I957]+[.$I956]))*[.$G957]*9.8/2+[.J956]" table:style-name="ce4">
            <text:p>-0.0045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289" table:style-name="ce3">
            <text:p>68289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30.133999999999823" table:formula="of:=[.F957]+[.G958]" table:style-name="ce5">
            <text:p>30.134</text:p>
          </table:table-cell>
          <table:table-cell office:value-type="float" office:value="3.2000000000000001E-2" table:formula="of:=([.B958]-[.B957])/1000" table:style-name="ce5">
            <text:p>0.032</text:p>
          </table:table-cell>
          <table:table-cell office:value-type="float" office:value="0.14590338000000022" table:formula="of:=([.C958]+[.C957])*[.G958]*9.8/2+[.H957]" table:style-name="ce4">
            <text:p>0.145903</text:p>
          </table:table-cell>
          <table:table-cell office:value-type="float" office:value="2.5915005246589717E-3" table:formula="of:=[.C958]-[.$N$1]" table:style-name="ce4">
            <text:p>0.002592</text:p>
          </table:table-cell>
          <table:table-cell office:value-type="float" office:value="-4.2632272612801126E-3" table:formula="of:=(([.$I958]+[.$I957]))*[.$G958]*9.8/2+[.J957]" table:style-name="ce4">
            <text:p>-0.0042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320" table:style-name="ce3">
            <text:p>6832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30.164999999999822" table:formula="of:=[.F958]+[.G959]" table:style-name="ce5">
            <text:p>30.165</text:p>
          </table:table-cell>
          <table:table-cell office:value-type="float" office:value="3.1E-2" table:formula="of:=([.B959]-[.B958])/1000" table:style-name="ce5">
            <text:p>0.031</text:p>
          </table:table-cell>
          <table:table-cell office:value-type="float" office:value="0.14645022000000021" table:formula="of:=([.C959]+[.C958])*[.G959]*9.8/2+[.H958]" table:style-name="ce4">
            <text:p>0.146450</text:p>
          </table:table-cell>
          <table:table-cell office:value-type="float" office:value="-8.4994753410283942E-6" table:formula="of:=[.C959]-[.$N$1]" table:style-name="ce4">
            <text:p>-0.000008</text:p>
          </table:table-cell>
          <table:table-cell office:value-type="float" office:value="-3.8708694018887171E-3" table:formula="of:=(([.$I959]+[.$I958]))*[.$G959]*9.8/2+[.J958]" table:style-name="ce4">
            <text:p>-0.0038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351" table:style-name="ce3">
            <text:p>68351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9" table:style-name="ce4">
            <text:p>1.009900</text:p>
          </table:table-cell>
          <table:table-cell office:value-type="float" office:value="30.19599999999982" table:formula="of:=[.F959]+[.G960]" table:style-name="ce5">
            <text:p>30.196</text:p>
          </table:table-cell>
          <table:table-cell office:value-type="float" office:value="3.1E-2" table:formula="of:=([.B960]-[.B959])/1000" table:style-name="ce5">
            <text:p>0.031</text:p>
          </table:table-cell>
          <table:table-cell office:value-type="float" office:value="0.14670845000000021" table:formula="of:=([.C960]+[.C959])*[.G960]*9.8/2+[.H959]" table:style-name="ce4">
            <text:p>0.146708</text:p>
          </table:table-cell>
          <table:table-cell office:value-type="float" office:value="6.9150052465897149E-4" table:formula="of:=[.C960]-[.$N$1]" table:style-name="ce4">
            <text:p>0.000692</text:p>
          </table:table-cell>
          <table:table-cell office:value-type="float" office:value="-3.7671215424973214E-3" table:formula="of:=(([.$I960]+[.$I959]))*[.$G960]*9.8/2+[.J959]" table:style-name="ce4">
            <text:p>-0.0037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382" table:style-name="ce3">
            <text:p>68382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30.226999999999819" table:formula="of:=[.F960]+[.G961]" table:style-name="ce5">
            <text:p>30.227</text:p>
          </table:table-cell>
          <table:table-cell office:value-type="float" office:value="3.1E-2" table:formula="of:=([.B961]-[.B960])/1000" table:style-name="ce5">
            <text:p>0.031</text:p>
          </table:table-cell>
          <table:table-cell office:value-type="float" office:value="0.14707301000000023" table:formula="of:=([.C961]+[.C960])*[.G961]*9.8/2+[.H960]" table:style-name="ce4">
            <text:p>0.147073</text:p>
          </table:table-cell>
          <table:table-cell office:value-type="float" office:value="6.9150052465897149E-4" table:formula="of:=[.C961]-[.$N$1]" table:style-name="ce4">
            <text:p>0.000692</text:p>
          </table:table-cell>
          <table:table-cell office:value-type="float" office:value="-3.5570436831059257E-3" table:formula="of:=(([.$I961]+[.$I960]))*[.$G961]*9.8/2+[.J960]" table:style-name="ce4">
            <text:p>-0.00355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413" table:style-name="ce3">
            <text:p>68413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35000000000001" table:style-name="ce4">
            <text:p>1.013500</text:p>
          </table:table-cell>
          <table:table-cell office:value-type="float" office:value="30.257999999999818" table:formula="of:=[.F961]+[.G962]" table:style-name="ce5">
            <text:p>30.258</text:p>
          </table:table-cell>
          <table:table-cell office:value-type="float" office:value="3.1E-2" table:formula="of:=([.B962]-[.B961])/1000" table:style-name="ce5">
            <text:p>0.031</text:p>
          </table:table-cell>
          <table:table-cell office:value-type="float" office:value="0.14716415000000022" table:formula="of:=([.C962]+[.C961])*[.G962]*9.8/2+[.H961]" table:style-name="ce4">
            <text:p>0.147164</text:p>
          </table:table-cell>
          <table:table-cell office:value-type="float" office:value="-1.1084994753410285E-3" table:formula="of:=[.C962]-[.$N$1]" table:style-name="ce4">
            <text:p>-0.001108</text:p>
          </table:table-cell>
          <table:table-cell office:value-type="float" office:value="-3.62038582371453E-3" table:formula="of:=(([.$I962]+[.$I961]))*[.$G962]*9.8/2+[.J961]" table:style-name="ce4">
            <text:p>-0.0036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445" table:style-name="ce3">
            <text:p>68445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78" table:style-name="ce4">
            <text:p>1.007800</text:p>
          </table:table-cell>
          <table:table-cell office:value-type="float" office:value="30.289999999999818" table:formula="of:=[.F962]+[.G963]" table:style-name="ce5">
            <text:p>30.290</text:p>
          </table:table-cell>
          <table:table-cell office:value-type="float" office:value="3.2000000000000001E-2" table:formula="of:=([.B963]-[.B962])/1000" table:style-name="ce5">
            <text:p>0.032</text:p>
          </table:table-cell>
          <table:table-cell office:value-type="float" office:value="0.14732095000000023" table:formula="of:=([.C963]+[.C962])*[.G963]*9.8/2+[.H962]" table:style-name="ce4">
            <text:p>0.147321</text:p>
          </table:table-cell>
          <table:table-cell office:value-type="float" office:value="1.0915005246589717E-3" table:formula="of:=[.C963]-[.$N$1]" table:style-name="ce4">
            <text:p>0.001092</text:p>
          </table:table-cell>
          <table:table-cell office:value-type="float" office:value="-3.6230512591814766E-3" table:formula="of:=(([.$I963]+[.$I962]))*[.$G963]*9.8/2+[.J962]" table:style-name="ce4">
            <text:p>-0.0036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476" table:style-name="ce3">
            <text:p>68476</text:p>
          </table:table-cell>
          <table:table-cell office:value-type="float" office:value="2E-3" table:style-name="ce4">
            <text:p>0.0020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30.320999999999817" table:formula="of:=[.F963]+[.G964]" table:style-name="ce5">
            <text:p>30.321</text:p>
          </table:table-cell>
          <table:table-cell office:value-type="float" office:value="3.1E-2" table:formula="of:=([.B964]-[.B963])/1000" table:style-name="ce5">
            <text:p>0.031</text:p>
          </table:table-cell>
          <table:table-cell office:value-type="float" office:value="0.14786779000000022" table:formula="of:=([.C964]+[.C963])*[.G964]*9.8/2+[.H963]" table:style-name="ce4">
            <text:p>0.147868</text:p>
          </table:table-cell>
          <table:table-cell office:value-type="float" office:value="1.4915005246589716E-3" table:formula="of:=[.C964]-[.$N$1]" table:style-name="ce4">
            <text:p>0.001492</text:p>
          </table:table-cell>
          <table:table-cell office:value-type="float" office:value="-3.230693399790081E-3" table:formula="of:=(([.$I964]+[.$I963]))*[.$G964]*9.8/2+[.J963]" table:style-name="ce4">
            <text:p>-0.0032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507" table:style-name="ce3">
            <text:p>68507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0.351999999999816" table:formula="of:=[.F964]+[.G965]" table:style-name="ce5">
            <text:p>30.352</text:p>
          </table:table-cell>
          <table:table-cell office:value-type="float" office:value="3.1E-2" table:formula="of:=([.B965]-[.B964])/1000" table:style-name="ce5">
            <text:p>0.031</text:p>
          </table:table-cell>
          <table:table-cell office:value-type="float" office:value="0.14849058000000023" table:formula="of:=([.C965]+[.C964])*[.G965]*9.8/2+[.H964]" table:style-name="ce4">
            <text:p>0.148491</text:p>
          </table:table-cell>
          <table:table-cell office:value-type="float" office:value="1.5915005246589715E-3" table:formula="of:=[.C965]-[.$N$1]" table:style-name="ce4">
            <text:p>0.001592</text:p>
          </table:table-cell>
          <table:table-cell office:value-type="float" office:value="-2.7623855403986854E-3" table:formula="of:=(([.$I965]+[.$I964]))*[.$G965]*9.8/2+[.J964]" table:style-name="ce4">
            <text:p>-0.0027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538" table:style-name="ce3">
            <text:p>68538</text:p>
          </table:table-cell>
          <table:table-cell office:value-type="float" office:value="-2E-3" table:style-name="ce4">
            <text:p>-0.0020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1" table:style-name="ce4">
            <text:p>1.010100</text:p>
          </table:table-cell>
          <table:table-cell office:value-type="float" office:value="30.382999999999814" table:formula="of:=[.F965]+[.G966]" table:style-name="ce5">
            <text:p>30.383</text:p>
          </table:table-cell>
          <table:table-cell office:value-type="float" office:value="3.1E-2" table:formula="of:=([.B966]-[.B965])/1000" table:style-name="ce5">
            <text:p>0.031</text:p>
          </table:table-cell>
          <table:table-cell office:value-type="float" office:value="0.14850577000000023" table:formula="of:=([.C966]+[.C965])*[.G966]*9.8/2+[.H965]" table:style-name="ce4">
            <text:p>0.148506</text:p>
          </table:table-cell>
          <table:table-cell office:value-type="float" office:value="-2.5084994753410287E-3" table:formula="of:=[.C966]-[.$N$1]" table:style-name="ce4">
            <text:p>-0.002508</text:p>
          </table:table-cell>
          <table:table-cell office:value-type="float" office:value="-2.9016776810072901E-3" table:formula="of:=(([.$I966]+[.$I965]))*[.$G966]*9.8/2+[.J965]" table:style-name="ce4">
            <text:p>-0.0029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570" table:style-name="ce3">
            <text:p>68570</text:p>
          </table:table-cell>
          <table:table-cell office:value-type="float" office:value="-1.4E-3" table:style-name="ce4">
            <text:p>-0.0014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30.414999999999814" table:formula="of:=[.F966]+[.G967]" table:style-name="ce5">
            <text:p>30.415</text:p>
          </table:table-cell>
          <table:table-cell office:value-type="float" office:value="3.2000000000000001E-2" table:formula="of:=([.B967]-[.B966])/1000" table:style-name="ce5">
            <text:p>0.032</text:p>
          </table:table-cell>
          <table:table-cell office:value-type="float" office:value="0.14797265000000023" table:formula="of:=([.C967]+[.C966])*[.G967]*9.8/2+[.H966]" table:style-name="ce4">
            <text:p>0.147973</text:p>
          </table:table-cell>
          <table:table-cell office:value-type="float" office:value="-1.9084994753410284E-3" table:formula="of:=[.C967]-[.$N$1]" table:style-name="ce4">
            <text:p>-0.001908</text:p>
          </table:table-cell>
          <table:table-cell office:value-type="float" office:value="-3.5942631164742368E-3" table:formula="of:=(([.$I967]+[.$I966]))*[.$G967]*9.8/2+[.J966]" table:style-name="ce4">
            <text:p>-0.0035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603" table:style-name="ce3">
            <text:p>68603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1" table:style-name="ce4">
            <text:p>1.010100</text:p>
          </table:table-cell>
          <table:table-cell office:value-type="float" office:value="30.447999999999816" table:formula="of:=[.F967]+[.G968]" table:style-name="ce5">
            <text:p>30.448</text:p>
          </table:table-cell>
          <table:table-cell office:value-type="float" office:value="3.3000000000000002E-2" table:formula="of:=([.B968]-[.B967])/1000" table:style-name="ce5">
            <text:p>0.033</text:p>
          </table:table-cell>
          <table:table-cell office:value-type="float" office:value="0.14782712000000023" table:formula="of:=([.C968]+[.C967])*[.G968]*9.8/2+[.H967]" table:style-name="ce4">
            <text:p>0.147827</text:p>
          </table:table-cell>
          <table:table-cell office:value-type="float" office:value="-8.4994753410283942E-6" table:formula="of:=[.C968]-[.$N$1]" table:style-name="ce4">
            <text:p>-0.000008</text:p>
          </table:table-cell>
          <table:table-cell office:value-type="float" office:value="-3.9042418467995256E-3" table:formula="of:=(([.$I968]+[.$I967]))*[.$G968]*9.8/2+[.J967]" table:style-name="ce4">
            <text:p>-0.0039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634" table:style-name="ce3">
            <text:p>68634</text:p>
          </table:table-cell>
          <table:table-cell office:value-type="float" office:value="2E-3" table:style-name="ce4">
            <text:p>0.0020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85" table:style-name="ce4">
            <text:p>1.008500</text:p>
          </table:table-cell>
          <table:table-cell office:value-type="float" office:value="30.478999999999814" table:formula="of:=[.F968]+[.G969]" table:style-name="ce5">
            <text:p>30.479</text:p>
          </table:table-cell>
          <table:table-cell office:value-type="float" office:value="3.1E-2" table:formula="of:=([.B969]-[.B968])/1000" table:style-name="ce5">
            <text:p>0.031</text:p>
          </table:table-cell>
          <table:table-cell office:value-type="float" office:value="0.14820687000000024" table:formula="of:=([.C969]+[.C968])*[.G969]*9.8/2+[.H968]" table:style-name="ce4">
            <text:p>0.148207</text:p>
          </table:table-cell>
          <table:table-cell office:value-type="float" office:value="1.4915005246589716E-3" table:formula="of:=[.C969]-[.$N$1]" table:style-name="ce4">
            <text:p>0.001492</text:p>
          </table:table-cell>
          <table:table-cell office:value-type="float" office:value="-3.67897398740813E-3" table:formula="of:=(([.$I969]+[.$I968]))*[.$G969]*9.8/2+[.J968]" table:style-name="ce4">
            <text:p>-0.0036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665" table:style-name="ce3">
            <text:p>68665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8" table:style-name="ce4">
            <text:p>1.008000</text:p>
          </table:table-cell>
          <table:table-cell office:value-type="float" office:value="30.509999999999813" table:formula="of:=[.F969]+[.G970]" table:style-name="ce5">
            <text:p>30.510</text:p>
          </table:table-cell>
          <table:table-cell office:value-type="float" office:value="3.1E-2" table:formula="of:=([.B970]-[.B969])/1000" table:style-name="ce5">
            <text:p>0.031</text:p>
          </table:table-cell>
          <table:table-cell office:value-type="float" office:value="0.14854105000000023" table:formula="of:=([.C970]+[.C969])*[.G970]*9.8/2+[.H969]" table:style-name="ce4">
            <text:p>0.148541</text:p>
          </table:table-cell>
          <table:table-cell office:value-type="float" office:value="-3.0849947534102842E-4" table:formula="of:=[.C970]-[.$N$1]" table:style-name="ce4">
            <text:p>-0.000308</text:p>
          </table:table-cell>
          <table:table-cell office:value-type="float" office:value="-3.4992761280167343E-3" table:formula="of:=(([.$I970]+[.$I969]))*[.$G970]*9.8/2+[.J969]" table:style-name="ce4">
            <text:p>-0.0034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696" table:style-name="ce3">
            <text:p>68696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0.540999999999812" table:formula="of:=[.F970]+[.G971]" table:style-name="ce5">
            <text:p>30.541</text:p>
          </table:table-cell>
          <table:table-cell office:value-type="float" office:value="3.1E-2" table:formula="of:=([.B971]-[.B970])/1000" table:style-name="ce5">
            <text:p>0.031</text:p>
          </table:table-cell>
          <table:table-cell office:value-type="float" office:value="0.14864738000000022" table:formula="of:=([.C971]+[.C970])*[.G971]*9.8/2+[.H970]" table:style-name="ce4">
            <text:p>0.148647</text:p>
          </table:table-cell>
          <table:table-cell office:value-type="float" office:value="-8.4994753410283942E-6" table:formula="of:=[.C971]-[.$N$1]" table:style-name="ce4">
            <text:p>-0.000008</text:p>
          </table:table-cell>
          <table:table-cell office:value-type="float" office:value="-3.5474282686253386E-3" table:formula="of:=(([.$I971]+[.$I970]))*[.$G971]*9.8/2+[.J970]" table:style-name="ce4">
            <text:p>-0.0035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727" table:style-name="ce3">
            <text:p>68727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0.571999999999811" table:formula="of:=[.F971]+[.G972]" table:style-name="ce5">
            <text:p>30.572</text:p>
          </table:table-cell>
          <table:table-cell office:value-type="float" office:value="3.1E-2" table:formula="of:=([.B972]-[.B971])/1000" table:style-name="ce5">
            <text:p>0.031</text:p>
          </table:table-cell>
          <table:table-cell office:value-type="float" office:value="0.14864738000000022" table:formula="of:=([.C972]+[.C971])*[.G972]*9.8/2+[.H971]" table:style-name="ce4">
            <text:p>0.148647</text:p>
          </table:table-cell>
          <table:table-cell office:value-type="float" office:value="-1.0084994753410284E-3" table:formula="of:=[.C972]-[.$N$1]" table:style-name="ce4">
            <text:p>-0.001008</text:p>
          </table:table-cell>
          <table:table-cell office:value-type="float" office:value="-3.7019104092339428E-3" table:formula="of:=(([.$I972]+[.$I971]))*[.$G972]*9.8/2+[.J971]" table:style-name="ce4">
            <text:p>-0.0037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760" table:style-name="ce3">
            <text:p>68760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8" table:style-name="ce4">
            <text:p>1.009800</text:p>
          </table:table-cell>
          <table:table-cell office:value-type="float" office:value="30.604999999999812" table:formula="of:=[.F972]+[.G973]" table:style-name="ce5">
            <text:p>30.605</text:p>
          </table:table-cell>
          <table:table-cell office:value-type="float" office:value="3.3000000000000002E-2" table:formula="of:=([.B973]-[.B972])/1000" table:style-name="ce5">
            <text:p>0.033</text:p>
          </table:table-cell>
          <table:table-cell office:value-type="float" office:value="0.14838866000000023" table:formula="of:=([.C973]+[.C972])*[.G973]*9.8/2+[.H972]" table:style-name="ce4">
            <text:p>0.148389</text:p>
          </table:table-cell>
          <table:table-cell office:value-type="float" office:value="-1.6084994753410285E-3" table:formula="of:=[.C973]-[.$N$1]" table:style-name="ce4">
            <text:p>-0.001608</text:p>
          </table:table-cell>
          <table:table-cell office:value-type="float" office:value="-4.1250791395592316E-3" table:formula="of:=(([.$I973]+[.$I972]))*[.$G973]*9.8/2+[.J972]" table:style-name="ce4">
            <text:p>-0.0041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792" table:style-name="ce3">
            <text:p>68792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0.636999999999812" table:formula="of:=[.F973]+[.G974]" table:style-name="ce5">
            <text:p>30.637</text:p>
          </table:table-cell>
          <table:table-cell office:value-type="float" office:value="3.2000000000000001E-2" table:formula="of:=([.B974]-[.B973])/1000" table:style-name="ce5">
            <text:p>0.032</text:p>
          </table:table-cell>
          <table:table-cell office:value-type="float" office:value="0.14832594000000024" table:formula="of:=([.C974]+[.C973])*[.G974]*9.8/2+[.H973]" table:style-name="ce4">
            <text:p>0.148326</text:p>
          </table:table-cell>
          <table:table-cell office:value-type="float" office:value="1.9150052465897159E-4" table:formula="of:=[.C974]-[.$N$1]" table:style-name="ce4">
            <text:p>0.000192</text:p>
          </table:table-cell>
          <table:table-cell office:value-type="float" office:value="-4.3472645750261777E-3" table:formula="of:=(([.$I974]+[.$I973]))*[.$G974]*9.8/2+[.J973]" table:style-name="ce4">
            <text:p>-0.0043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826" table:style-name="ce3">
            <text:p>68826</text:p>
          </table:table-cell>
          <table:table-cell office:value-type="float" office:value="1E-4" table:style-name="ce4">
            <text:p>0.0001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19" table:style-name="ce4">
            <text:p>1.011900</text:p>
          </table:table-cell>
          <table:table-cell office:value-type="float" office:value="30.670999999999811" table:formula="of:=[.F974]+[.G975]" table:style-name="ce5">
            <text:p>30.671</text:p>
          </table:table-cell>
          <table:table-cell office:value-type="float" office:value="3.4000000000000002E-2" table:formula="of:=([.B975]-[.B974])/1000" table:style-name="ce5">
            <text:p>0.034</text:p>
          </table:table-cell>
          <table:table-cell office:value-type="float" office:value="0.14845922000000025" table:formula="of:=([.C975]+[.C974])*[.G975]*9.8/2+[.H974]" table:style-name="ce4">
            <text:p>0.148459</text:p>
          </table:table-cell>
          <table:table-cell office:value-type="float" office:value="-4.0849947534102841E-4" table:formula="of:=[.C975]-[.$N$1]" table:style-name="ce4">
            <text:p>-0.000408</text:p>
          </table:table-cell>
          <table:table-cell office:value-type="float" office:value="-4.3834166002098083E-3" table:formula="of:=(([.$I975]+[.$I974]))*[.$G975]*9.8/2+[.J974]" table:style-name="ce4">
            <text:p>-0.0043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857" table:style-name="ce3">
            <text:p>68857</text:p>
          </table:table-cell>
          <table:table-cell office:value-type="float" office:value="4.4000000000000003E-3" table:style-name="ce4">
            <text:p>0.0044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03" table:style-name="ce4">
            <text:p>1.010300</text:p>
          </table:table-cell>
          <table:table-cell office:value-type="float" office:value="30.70199999999981" table:formula="of:=[.F975]+[.G976]" table:style-name="ce5">
            <text:p>30.702</text:p>
          </table:table-cell>
          <table:table-cell office:value-type="float" office:value="3.1E-2" table:formula="of:=([.B976]-[.B975])/1000" table:style-name="ce5">
            <text:p>0.031</text:p>
          </table:table-cell>
          <table:table-cell office:value-type="float" office:value="0.14914277000000026" table:formula="of:=([.C976]+[.C975])*[.G976]*9.8/2+[.H975]" table:style-name="ce4">
            <text:p>0.149143</text:p>
          </table:table-cell>
          <table:table-cell office:value-type="float" office:value="3.8915005246589716E-3" table:formula="of:=[.C976]-[.$N$1]" table:style-name="ce4">
            <text:p>0.003892</text:p>
          </table:table-cell>
          <table:table-cell office:value-type="float" office:value="-3.8543487408184128E-3" table:formula="of:=(([.$I976]+[.$I975]))*[.$G976]*9.8/2+[.J975]" table:style-name="ce4">
            <text:p>-0.0038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888" table:style-name="ce3">
            <text:p>68888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25" table:style-name="ce4">
            <text:p>1.012500</text:p>
          </table:table-cell>
          <table:table-cell office:value-type="float" office:value="30.732999999999809" table:formula="of:=[.F976]+[.G977]" table:style-name="ce5">
            <text:p>30.733</text:p>
          </table:table-cell>
          <table:table-cell office:value-type="float" office:value="3.1E-2" table:formula="of:=([.B977]-[.B976])/1000" table:style-name="ce5">
            <text:p>0.031</text:p>
          </table:table-cell>
          <table:table-cell office:value-type="float" office:value="0.14990227000000025" table:formula="of:=([.C977]+[.C976])*[.G977]*9.8/2+[.H976]" table:style-name="ce4">
            <text:p>0.149902</text:p>
          </table:table-cell>
          <table:table-cell office:value-type="float" office:value="9.1500524658971543E-5" table:formula="of:=[.C977]-[.$N$1]" table:style-name="ce4">
            <text:p>0.000092</text:p>
          </table:table-cell>
          <table:table-cell office:value-type="float" office:value="-3.2493308814270172E-3" table:formula="of:=(([.$I977]+[.$I976]))*[.$G977]*9.8/2+[.J976]" table:style-name="ce4">
            <text:p>-0.0032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919" table:style-name="ce3">
            <text:p>68919</text:p>
          </table:table-cell>
          <table:table-cell office:value-type="float" office:value="-1.4E-3" table:style-name="ce4">
            <text:p>-0.0014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01" table:style-name="ce4">
            <text:p>1.010100</text:p>
          </table:table-cell>
          <table:table-cell office:value-type="float" office:value="30.763999999999807" table:formula="of:=[.F977]+[.G978]" table:style-name="ce5">
            <text:p>30.764</text:p>
          </table:table-cell>
          <table:table-cell office:value-type="float" office:value="3.1E-2" table:formula="of:=([.B978]-[.B977])/1000" table:style-name="ce5">
            <text:p>0.031</text:p>
          </table:table-cell>
          <table:table-cell office:value-type="float" office:value="0.14978075000000024" table:formula="of:=([.C978]+[.C977])*[.G978]*9.8/2+[.H977]" table:style-name="ce4">
            <text:p>0.149781</text:p>
          </table:table-cell>
          <table:table-cell office:value-type="float" office:value="-1.9084994753410284E-3" table:formula="of:=[.C978]-[.$N$1]" table:style-name="ce4">
            <text:p>-0.001908</text:p>
          </table:table-cell>
          <table:table-cell office:value-type="float" office:value="-3.5253330220356219E-3" table:formula="of:=(([.$I978]+[.$I977]))*[.$G978]*9.8/2+[.J977]" table:style-name="ce4">
            <text:p>-0.0035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955" table:style-name="ce3">
            <text:p>68955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0.799999999999809" table:formula="of:=[.F978]+[.G979]" table:style-name="ce5">
            <text:p>30.800</text:p>
          </table:table-cell>
          <table:table-cell office:value-type="float" office:value="3.5999999999999997E-2" table:formula="of:=([.B979]-[.B978])/1000" table:style-name="ce5">
            <text:p>0.036</text:p>
          </table:table-cell>
          <table:table-cell office:value-type="float" office:value="0.14972783000000023" table:formula="of:=([.C979]+[.C978])*[.G979]*9.8/2+[.H978]" table:style-name="ce4">
            <text:p>0.149728</text:p>
          </table:table-cell>
          <table:table-cell office:value-type="float" office:value="5.9150052465897166E-4" table:formula="of:=[.C979]-[.$N$1]" table:style-name="ce4">
            <text:p>0.000592</text:p>
          </table:table-cell>
          <table:table-cell office:value-type="float" office:value="-3.7576516369359366E-3" table:formula="of:=(([.$I979]+[.$I978]))*[.$G979]*9.8/2+[.J978]" table:style-name="ce4">
            <text:p>-0.0037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8986" table:style-name="ce3">
            <text:p>68986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128999999999999" table:style-name="ce4">
            <text:p>1.012900</text:p>
          </table:table-cell>
          <table:table-cell office:value-type="float" office:value="30.830999999999808" table:formula="of:=[.F979]+[.G980]" table:style-name="ce5">
            <text:p>30.831</text:p>
          </table:table-cell>
          <table:table-cell office:value-type="float" office:value="3.1E-2" table:formula="of:=([.B980]-[.B979])/1000" table:style-name="ce5">
            <text:p>0.031</text:p>
          </table:table-cell>
          <table:table-cell office:value-type="float" office:value="0.15015315000000024" table:formula="of:=([.C980]+[.C979])*[.G980]*9.8/2+[.H979]" table:style-name="ce4">
            <text:p>0.150153</text:p>
          </table:table-cell>
          <table:table-cell office:value-type="float" office:value="1.1915005246589715E-3" table:formula="of:=[.C980]-[.$N$1]" table:style-name="ce4">
            <text:p>0.001192</text:p>
          </table:table-cell>
          <table:table-cell office:value-type="float" office:value="-3.486813777544541E-3" table:formula="of:=(([.$I980]+[.$I979]))*[.$G980]*9.8/2+[.J979]" table:style-name="ce4">
            <text:p>-0.0034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017" table:style-name="ce3">
            <text:p>69017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0.861999999999806" table:formula="of:=[.F980]+[.G981]" table:style-name="ce5">
            <text:p>30.862</text:p>
          </table:table-cell>
          <table:table-cell office:value-type="float" office:value="3.1E-2" table:formula="of:=([.B981]-[.B980])/1000" table:style-name="ce5">
            <text:p>0.031</text:p>
          </table:table-cell>
          <table:table-cell office:value-type="float" office:value="0.15027467000000025" table:formula="of:=([.C981]+[.C980])*[.G981]*9.8/2+[.H980]" table:style-name="ce4">
            <text:p>0.150275</text:p>
          </table:table-cell>
          <table:table-cell office:value-type="float" office:value="-1.4084994753410284E-3" table:formula="of:=[.C981]-[.$N$1]" table:style-name="ce4">
            <text:p>-0.001408</text:p>
          </table:table-cell>
          <table:table-cell office:value-type="float" office:value="-3.5197759181531453E-3" table:formula="of:=(([.$I981]+[.$I980]))*[.$G981]*9.8/2+[.J980]" table:style-name="ce4">
            <text:p>-0.0035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049" table:style-name="ce3">
            <text:p>69049</text:p>
          </table:table-cell>
          <table:table-cell office:value-type="float" office:value="-2.3E-3" table:style-name="ce4">
            <text:p>-0.0023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98" table:style-name="ce4">
            <text:p>1.009800</text:p>
          </table:table-cell>
          <table:table-cell office:value-type="float" office:value="30.893999999999807" table:formula="of:=[.F981]+[.G982]" table:style-name="ce5">
            <text:p>30.894</text:p>
          </table:table-cell>
          <table:table-cell office:value-type="float" office:value="3.2000000000000001E-2" table:formula="of:=([.B982]-[.B981])/1000" table:style-name="ce5">
            <text:p>0.032</text:p>
          </table:table-cell>
          <table:table-cell office:value-type="float" office:value="0.14977291000000026" table:formula="of:=([.C982]+[.C981])*[.G982]*9.8/2+[.H981]" table:style-name="ce4">
            <text:p>0.149773</text:p>
          </table:table-cell>
          <table:table-cell office:value-type="float" office:value="-2.8084994753410286E-3" table:formula="of:=[.C982]-[.$N$1]" table:style-name="ce4">
            <text:p>-0.002808</text:p>
          </table:table-cell>
          <table:table-cell office:value-type="float" office:value="-4.1810013536200917E-3" table:formula="of:=(([.$I982]+[.$I981]))*[.$G982]*9.8/2+[.J981]" table:style-name="ce4">
            <text:p>-0.0041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081" table:style-name="ce3">
            <text:p>69081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30.925999999999807" table:formula="of:=[.F982]+[.G983]" table:style-name="ce5">
            <text:p>30.926</text:p>
          </table:table-cell>
          <table:table-cell office:value-type="float" office:value="3.2000000000000001E-2" table:formula="of:=([.B983]-[.B982])/1000" table:style-name="ce5">
            <text:p>0.032</text:p>
          </table:table-cell>
          <table:table-cell office:value-type="float" office:value="0.14958475000000027" table:formula="of:=([.C983]+[.C982])*[.G983]*9.8/2+[.H982]" table:style-name="ce4">
            <text:p>0.149585</text:p>
          </table:table-cell>
          <table:table-cell office:value-type="float" office:value="5.9150052465897166E-4" table:formula="of:=[.C983]-[.$N$1]" table:style-name="ce4">
            <text:p>0.000592</text:p>
          </table:table-cell>
          <table:table-cell office:value-type="float" office:value="-4.5286267890870379E-3" table:formula="of:=(([.$I983]+[.$I982]))*[.$G983]*9.8/2+[.J982]" table:style-name="ce4">
            <text:p>-0.0045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112" table:style-name="ce3">
            <text:p>69112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0.956999999999805" table:formula="of:=[.F983]+[.G984]" table:style-name="ce5">
            <text:p>30.957</text:p>
          </table:table-cell>
          <table:table-cell office:value-type="float" office:value="3.1E-2" table:formula="of:=([.B984]-[.B983])/1000" table:style-name="ce5">
            <text:p>0.031</text:p>
          </table:table-cell>
          <table:table-cell office:value-type="float" office:value="0.15001007000000027" table:formula="of:=([.C984]+[.C983])*[.G984]*9.8/2+[.H983]" table:style-name="ce4">
            <text:p>0.150010</text:p>
          </table:table-cell>
          <table:table-cell office:value-type="float" office:value="1.1915005246589715E-3" table:formula="of:=[.C984]-[.$N$1]" table:style-name="ce4">
            <text:p>0.001192</text:p>
          </table:table-cell>
          <table:table-cell office:value-type="float" office:value="-4.2577889296956418E-3" table:formula="of:=(([.$I984]+[.$I983]))*[.$G984]*9.8/2+[.J983]" table:style-name="ce4">
            <text:p>-0.0042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143" table:style-name="ce3">
            <text:p>69143</text:p>
          </table:table-cell>
          <table:table-cell office:value-type="float" office:value="1E-3" table:style-name="ce4">
            <text:p>0.0010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30.987999999999804" table:formula="of:=[.F984]+[.G985]" table:style-name="ce5">
            <text:p>30.988</text:p>
          </table:table-cell>
          <table:table-cell office:value-type="float" office:value="3.1E-2" table:formula="of:=([.B985]-[.B984])/1000" table:style-name="ce5">
            <text:p>0.031</text:p>
          </table:table-cell>
          <table:table-cell office:value-type="float" office:value="0.15042020000000028" table:formula="of:=([.C985]+[.C984])*[.G985]*9.8/2+[.H984]" table:style-name="ce4">
            <text:p>0.150420</text:p>
          </table:table-cell>
          <table:table-cell office:value-type="float" office:value="4.9150052465897162E-4" table:formula="of:=[.C985]-[.$N$1]" table:style-name="ce4">
            <text:p>0.000492</text:p>
          </table:table-cell>
          <table:table-cell office:value-type="float" office:value="-4.0021410703042467E-3" table:formula="of:=(([.$I985]+[.$I984]))*[.$G985]*9.8/2+[.J984]" table:style-name="ce4">
            <text:p>-0.0040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174" table:style-name="ce3">
            <text:p>69174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31.018999999999803" table:formula="of:=[.F985]+[.G986]" table:style-name="ce5">
            <text:p>31.019</text:p>
          </table:table-cell>
          <table:table-cell office:value-type="float" office:value="3.1E-2" table:formula="of:=([.B986]-[.B985])/1000" table:style-name="ce5">
            <text:p>0.031</text:p>
          </table:table-cell>
          <table:table-cell office:value-type="float" office:value="0.15031387000000029" table:formula="of:=([.C986]+[.C985])*[.G986]*9.8/2+[.H985]" table:style-name="ce4">
            <text:p>0.150314</text:p>
          </table:table-cell>
          <table:table-cell office:value-type="float" office:value="-2.2084994753410283E-3" table:formula="of:=[.C986]-[.$N$1]" table:style-name="ce4">
            <text:p>-0.002208</text:p>
          </table:table-cell>
          <table:table-cell office:value-type="float" office:value="-4.2629532109128513E-3" table:formula="of:=(([.$I986]+[.$I985]))*[.$G986]*9.8/2+[.J985]" table:style-name="ce4">
            <text:p>-0.0042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206" table:style-name="ce3">
            <text:p>69206</text:p>
          </table:table-cell>
          <table:table-cell office:value-type="float" office:value="0" table:style-name="ce4">
            <text:p>0.0000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31.050999999999803" table:formula="of:=[.F986]+[.G987]" table:style-name="ce5">
            <text:p>31.051</text:p>
          </table:table-cell>
          <table:table-cell office:value-type="float" office:value="3.2000000000000001E-2" table:formula="of:=([.B987]-[.B986])/1000" table:style-name="ce5">
            <text:p>0.032</text:p>
          </table:table-cell>
          <table:table-cell office:value-type="float" office:value="0.15004731000000029" table:formula="of:=([.C987]+[.C986])*[.G987]*9.8/2+[.H986]" table:style-name="ce4">
            <text:p>0.150047</text:p>
          </table:table-cell>
          <table:table-cell office:value-type="float" office:value="-5.084994753410284E-4" table:formula="of:=[.C987]-[.$N$1]" table:style-name="ce4">
            <text:p>-0.000508</text:p>
          </table:table-cell>
          <table:table-cell office:value-type="float" office:value="-4.6889786463797977E-3" table:formula="of:=(([.$I987]+[.$I986]))*[.$G987]*9.8/2+[.J986]" table:style-name="ce4">
            <text:p>-0.0046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238" table:style-name="ce3">
            <text:p>69238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1.082999999999803" table:formula="of:=[.F987]+[.G988]" table:style-name="ce5">
            <text:p>31.083</text:p>
          </table:table-cell>
          <table:table-cell office:value-type="float" office:value="3.2000000000000001E-2" table:formula="of:=([.B988]-[.B987])/1000" table:style-name="ce5">
            <text:p>0.032</text:p>
          </table:table-cell>
          <table:table-cell office:value-type="float" office:value="0.15047067000000031" table:formula="of:=([.C988]+[.C987])*[.G988]*9.8/2+[.H987]" table:style-name="ce4">
            <text:p>0.150471</text:p>
          </table:table-cell>
          <table:table-cell office:value-type="float" office:value="2.1915005246589715E-3" table:formula="of:=[.C988]-[.$N$1]" table:style-name="ce4">
            <text:p>0.002192</text:p>
          </table:table-cell>
          <table:table-cell office:value-type="float" office:value="-4.4250840818467439E-3" table:formula="of:=(([.$I988]+[.$I987]))*[.$G988]*9.8/2+[.J987]" table:style-name="ce4">
            <text:p>-0.0044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269" table:style-name="ce3">
            <text:p>69269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4" table:style-name="ce4">
            <text:p>1.008400</text:p>
          </table:table-cell>
          <table:table-cell office:value-type="float" office:value="31.113999999999802" table:formula="of:=[.F988]+[.G989]" table:style-name="ce5">
            <text:p>31.114</text:p>
          </table:table-cell>
          <table:table-cell office:value-type="float" office:value="3.1E-2" table:formula="of:=([.B989]-[.B988])/1000" table:style-name="ce5">
            <text:p>0.031</text:p>
          </table:table-cell>
          <table:table-cell office:value-type="float" office:value="0.15095675000000031" table:formula="of:=([.C989]+[.C988])*[.G989]*9.8/2+[.H988]" table:style-name="ce4">
            <text:p>0.150957</text:p>
          </table:table-cell>
          <table:table-cell office:value-type="float" office:value="-8.4994753410283942E-6" table:formula="of:=[.C989]-[.$N$1]" table:style-name="ce4">
            <text:p>-0.000008</text:p>
          </table:table-cell>
          <table:table-cell office:value-type="float" office:value="-4.0934862224553479E-3" table:formula="of:=(([.$I989]+[.$I988]))*[.$G989]*9.8/2+[.J988]" table:style-name="ce4">
            <text:p>-0.0040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300" table:style-name="ce3">
            <text:p>693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0" table:style-name="ce4">
            <text:p>0.000000</text:p>
          </table:table-cell>
          <table:table-cell office:value-type="float" office:value="1.0098" table:style-name="ce4">
            <text:p>1.009800</text:p>
          </table:table-cell>
          <table:table-cell office:value-type="float" office:value="31.144999999999801" table:formula="of:=[.F989]+[.G990]" table:style-name="ce5">
            <text:p>31.145</text:p>
          </table:table-cell>
          <table:table-cell office:value-type="float" office:value="3.1E-2" table:formula="of:=([.B990]-[.B989])/1000" table:style-name="ce5">
            <text:p>0.031</text:p>
          </table:table-cell>
          <table:table-cell office:value-type="float" office:value="0.15094156000000031" table:formula="of:=([.C990]+[.C989])*[.G990]*9.8/2+[.H989]" table:style-name="ce4">
            <text:p>0.150942</text:p>
          </table:table-cell>
          <table:table-cell office:value-type="float" office:value="-1.1084994753410285E-3" table:formula="of:=[.C990]-[.$N$1]" table:style-name="ce4">
            <text:p>-0.001108</text:p>
          </table:table-cell>
          <table:table-cell office:value-type="float" office:value="-4.2631583630639526E-3" table:formula="of:=(([.$I990]+[.$I989]))*[.$G990]*9.8/2+[.J989]" table:style-name="ce4">
            <text:p>-0.0042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333" table:style-name="ce3">
            <text:p>69333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65999999999999" table:style-name="ce4">
            <text:p>1.006600</text:p>
          </table:table-cell>
          <table:table-cell office:value-type="float" office:value="31.177999999999802" table:formula="of:=[.F990]+[.G991]" table:style-name="ce5">
            <text:p>31.178</text:p>
          </table:table-cell>
          <table:table-cell office:value-type="float" office:value="3.3000000000000002E-2" table:formula="of:=([.B991]-[.B990])/1000" table:style-name="ce5">
            <text:p>0.033</text:p>
          </table:table-cell>
          <table:table-cell office:value-type="float" office:value="0.15071518000000031" table:formula="of:=([.C991]+[.C990])*[.G991]*9.8/2+[.H990]" table:style-name="ce4">
            <text:p>0.150715</text:p>
          </table:table-cell>
          <table:table-cell office:value-type="float" office:value="-1.3084994753410286E-3" table:formula="of:=[.C991]-[.$N$1]" table:style-name="ce4">
            <text:p>-0.001308</text:p>
          </table:table-cell>
          <table:table-cell office:value-type="float" office:value="-4.6539870933892408E-3" table:formula="of:=(([.$I991]+[.$I990]))*[.$G991]*9.8/2+[.J990]" table:style-name="ce4">
            <text:p>-0.0046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365" table:style-name="ce3">
            <text:p>69365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4" table:style-name="ce4">
            <text:p>1.010400</text:p>
          </table:table-cell>
          <table:table-cell office:value-type="float" office:value="31.209999999999802" table:formula="of:=[.F991]+[.G992]" table:style-name="ce5">
            <text:p>31.210</text:p>
          </table:table-cell>
          <table:table-cell office:value-type="float" office:value="3.2000000000000001E-2" table:formula="of:=([.B992]-[.B991])/1000" table:style-name="ce5">
            <text:p>0.032</text:p>
          </table:table-cell>
          <table:table-cell office:value-type="float" office:value="0.15049566000000031" table:formula="of:=([.C992]+[.C991])*[.G992]*9.8/2+[.H991]" table:style-name="ce4">
            <text:p>0.150496</text:p>
          </table:table-cell>
          <table:table-cell office:value-type="float" office:value="-1.1084994753410285E-3" table:formula="of:=[.C992]-[.$N$1]" table:style-name="ce4">
            <text:p>-0.001108</text:p>
          </table:table-cell>
          <table:table-cell office:value-type="float" office:value="-5.0329725288561873E-3" table:formula="of:=(([.$I992]+[.$I991]))*[.$G992]*9.8/2+[.J991]" table:style-name="ce4">
            <text:p>-0.0050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397" table:style-name="ce3">
            <text:p>69397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067999999999999" table:style-name="ce4">
            <text:p>1.006800</text:p>
          </table:table-cell>
          <table:table-cell office:value-type="float" office:value="31.241999999999802" table:formula="of:=[.F992]+[.G993]" table:style-name="ce5">
            <text:p>31.242</text:p>
          </table:table-cell>
          <table:table-cell office:value-type="float" office:value="3.2000000000000001E-2" table:formula="of:=([.B993]-[.B992])/1000" table:style-name="ce5">
            <text:p>0.032</text:p>
          </table:table-cell>
          <table:table-cell office:value-type="float" office:value="0.15087198000000032" table:formula="of:=([.C993]+[.C992])*[.G993]*9.8/2+[.H992]" table:style-name="ce4">
            <text:p>0.150872</text:p>
          </table:table-cell>
          <table:table-cell office:value-type="float" office:value="2.4915005246589714E-3" table:formula="of:=[.C993]-[.$N$1]" table:style-name="ce4">
            <text:p>0.002492</text:p>
          </table:table-cell>
          <table:table-cell office:value-type="float" office:value="-4.8161179643231335E-3" table:formula="of:=(([.$I993]+[.$I992]))*[.$G993]*9.8/2+[.J992]" table:style-name="ce4">
            <text:p>-0.0048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428" table:style-name="ce3">
            <text:p>69428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31.272999999999801" table:formula="of:=[.F993]+[.G994]" table:style-name="ce5">
            <text:p>31.273</text:p>
          </table:table-cell>
          <table:table-cell office:value-type="float" office:value="3.1E-2" table:formula="of:=([.B994]-[.B993])/1000" table:style-name="ce5">
            <text:p>0.031</text:p>
          </table:table-cell>
          <table:table-cell office:value-type="float" office:value="0.15172262000000034" table:formula="of:=([.C994]+[.C993])*[.G994]*9.8/2+[.H993]" table:style-name="ce4">
            <text:p>0.151723</text:p>
          </table:table-cell>
          <table:table-cell office:value-type="float" office:value="2.0915005246589713E-3" table:formula="of:=[.C994]-[.$N$1]" table:style-name="ce4">
            <text:p>0.002092</text:p>
          </table:table-cell>
          <table:table-cell office:value-type="float" office:value="-4.1199601049317375E-3" table:formula="of:=(([.$I994]+[.$I993]))*[.$G994]*9.8/2+[.J993]" table:style-name="ce4">
            <text:p>-0.0041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459" table:style-name="ce3">
            <text:p>69459</text:p>
          </table:table-cell>
          <table:table-cell office:value-type="float" office:value="2E-3" table:style-name="ce4">
            <text:p>0.00200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.0099" table:style-name="ce4">
            <text:p>1.009900</text:p>
          </table:table-cell>
          <table:table-cell office:value-type="float" office:value="31.3039999999998" table:formula="of:=[.F994]+[.G995]" table:style-name="ce5">
            <text:p>31.304</text:p>
          </table:table-cell>
          <table:table-cell office:value-type="float" office:value="3.1E-2" table:formula="of:=([.B995]-[.B994])/1000" table:style-name="ce5">
            <text:p>0.031</text:p>
          </table:table-cell>
          <table:table-cell office:value-type="float" office:value="0.15242136000000034" table:formula="of:=([.C995]+[.C994])*[.G995]*9.8/2+[.H994]" table:style-name="ce4">
            <text:p>0.152421</text:p>
          </table:table-cell>
          <table:table-cell office:value-type="float" office:value="1.4915005246589716E-3" table:formula="of:=[.C995]-[.$N$1]" table:style-name="ce4">
            <text:p>0.001492</text:p>
          </table:table-cell>
          <table:table-cell office:value-type="float" office:value="-3.575702245540342E-3" table:formula="of:=(([.$I995]+[.$I994]))*[.$G995]*9.8/2+[.J994]" table:style-name="ce4">
            <text:p>-0.0035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491" table:style-name="ce3">
            <text:p>69491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82" table:style-name="ce4">
            <text:p>1.008200</text:p>
          </table:table-cell>
          <table:table-cell office:value-type="float" office:value="31.3359999999998" table:formula="of:=[.F995]+[.G996]" table:style-name="ce5">
            <text:p>31.336</text:p>
          </table:table-cell>
          <table:table-cell office:value-type="float" office:value="3.2000000000000001E-2" table:formula="of:=([.B996]-[.B995])/1000" table:style-name="ce5">
            <text:p>0.032</text:p>
          </table:table-cell>
          <table:table-cell office:value-type="float" office:value="0.15254680000000034" table:formula="of:=([.C996]+[.C995])*[.G996]*9.8/2+[.H995]" table:style-name="ce4">
            <text:p>0.152547</text:p>
          </table:table-cell>
          <table:table-cell office:value-type="float" office:value="-1.7084994753410283E-3" table:formula="of:=[.C996]-[.$N$1]" table:style-name="ce4">
            <text:p>-0.001708</text:p>
          </table:table-cell>
          <table:table-cell office:value-type="float" office:value="-3.6097276810072884E-3" table:formula="of:=(([.$I996]+[.$I995]))*[.$G996]*9.8/2+[.J995]" table:style-name="ce4">
            <text:p>-0.0036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524" table:style-name="ce3">
            <text:p>69524</text:p>
          </table:table-cell>
          <table:table-cell office:value-type="float" office:value="1.5E-3" table:style-name="ce4">
            <text:p>0.0015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8" table:style-name="ce4">
            <text:p>1.009800</text:p>
          </table:table-cell>
          <table:table-cell office:value-type="float" office:value="31.368999999999801" table:formula="of:=[.F996]+[.G997]" table:style-name="ce5">
            <text:p>31.369</text:p>
          </table:table-cell>
          <table:table-cell office:value-type="float" office:value="3.3000000000000002E-2" table:formula="of:=([.B997]-[.B996])/1000" table:style-name="ce5">
            <text:p>0.033</text:p>
          </table:table-cell>
          <table:table-cell office:value-type="float" office:value="0.15259531000000034" table:formula="of:=([.C997]+[.C996])*[.G997]*9.8/2+[.H996]" table:style-name="ce4">
            <text:p>0.152595</text:p>
          </table:table-cell>
          <table:table-cell office:value-type="float" office:value="9.9150052465897163E-4" table:formula="of:=[.C997]-[.$N$1]" table:style-name="ce4">
            <text:p>0.000992</text:p>
          </table:table-cell>
          <table:table-cell office:value-type="float" office:value="-3.7256664113325768E-3" table:formula="of:=(([.$I997]+[.$I996]))*[.$G997]*9.8/2+[.J996]" table:style-name="ce4">
            <text:p>-0.0037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555" table:style-name="ce3">
            <text:p>69555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1.3999999999998" table:formula="of:=[.F997]+[.G998]" table:style-name="ce5">
            <text:p>31.400</text:p>
          </table:table-cell>
          <table:table-cell office:value-type="float" office:value="3.1E-2" table:formula="of:=([.B998]-[.B997])/1000" table:style-name="ce5">
            <text:p>0.031</text:p>
          </table:table-cell>
          <table:table-cell office:value-type="float" office:value="0.15306620000000035" table:formula="of:=([.C998]+[.C997])*[.G998]*9.8/2+[.H997]" table:style-name="ce4">
            <text:p>0.153066</text:p>
          </table:table-cell>
          <table:table-cell office:value-type="float" office:value="1.0915005246589717E-3" table:formula="of:=[.C998]-[.$N$1]" table:style-name="ce4">
            <text:p>0.001092</text:p>
          </table:table-cell>
          <table:table-cell office:value-type="float" office:value="-3.4092585519411812E-3" table:formula="of:=(([.$I998]+[.$I997]))*[.$G998]*9.8/2+[.J997]" table:style-name="ce4">
            <text:p>-0.0034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586" table:style-name="ce3">
            <text:p>69586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2" table:style-name="ce4">
            <text:p>1.012000</text:p>
          </table:table-cell>
          <table:table-cell office:value-type="float" office:value="31.430999999999798" table:formula="of:=[.F998]+[.G999]" table:style-name="ce5">
            <text:p>31.431</text:p>
          </table:table-cell>
          <table:table-cell office:value-type="float" office:value="3.1E-2" table:formula="of:=([.B999]-[.B998])/1000" table:style-name="ce5">
            <text:p>0.031</text:p>
          </table:table-cell>
          <table:table-cell office:value-type="float" office:value="0.15347633000000035" table:formula="of:=([.C999]+[.C998])*[.G999]*9.8/2+[.H998]" table:style-name="ce4">
            <text:p>0.153476</text:p>
          </table:table-cell>
          <table:table-cell office:value-type="float" office:value="5.9150052465897166E-4" table:formula="of:=[.C999]-[.$N$1]" table:style-name="ce4">
            <text:p>0.000592</text:p>
          </table:table-cell>
          <table:table-cell office:value-type="float" office:value="-3.1536106925497856E-3" table:formula="of:=(([.$I999]+[.$I998]))*[.$G999]*9.8/2+[.J998]" table:style-name="ce4">
            <text:p>-0.0031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617" table:style-name="ce3">
            <text:p>69617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31.461999999999797" table:formula="of:=[.F999]+[.G1000]" table:style-name="ce5">
            <text:p>31.462</text:p>
          </table:table-cell>
          <table:table-cell office:value-type="float" office:value="3.1E-2" table:formula="of:=([.B1000]-[.B999])/1000" table:style-name="ce5">
            <text:p>0.031</text:p>
          </table:table-cell>
          <table:table-cell office:value-type="float" office:value="0.15378013000000035" table:formula="of:=([.C1000]+[.C999])*[.G1000]*9.8/2+[.H999]" table:style-name="ce4">
            <text:p>0.153780</text:p>
          </table:table-cell>
          <table:table-cell office:value-type="float" office:value="3.9150052465897157E-4" table:formula="of:=[.C1000]-[.$N$1]" table:style-name="ce4">
            <text:p>0.000392</text:p>
          </table:table-cell>
          <table:table-cell office:value-type="float" office:value="-3.0042928331583899E-3" table:formula="of:=(([.$I1000]+[.$I999]))*[.$G1000]*9.8/2+[.J999]" table:style-name="ce4">
            <text:p>-0.0030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648" table:style-name="ce3">
            <text:p>69648</text:p>
          </table:table-cell>
          <table:table-cell office:value-type="float" office:value="1.5E-3" table:style-name="ce4">
            <text:p>0.0015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03" table:style-name="ce4">
            <text:p>1.010300</text:p>
          </table:table-cell>
          <table:table-cell office:value-type="float" office:value="31.492999999999796" table:formula="of:=[.F1000]+[.G1001]" table:style-name="ce5">
            <text:p>31.493</text:p>
          </table:table-cell>
          <table:table-cell office:value-type="float" office:value="3.1E-2" table:formula="of:=([.B1001]-[.B1000])/1000" table:style-name="ce5">
            <text:p>0.031</text:p>
          </table:table-cell>
          <table:table-cell office:value-type="float" office:value="0.15414469000000036" table:formula="of:=([.C1001]+[.C1000])*[.G1001]*9.8/2+[.H1000]" table:style-name="ce4">
            <text:p>0.154145</text:p>
          </table:table-cell>
          <table:table-cell office:value-type="float" office:value="9.9150052465897163E-4" table:formula="of:=[.C1001]-[.$N$1]" table:style-name="ce4">
            <text:p>0.000992</text:p>
          </table:table-cell>
          <table:table-cell office:value-type="float" office:value="-2.7942149737669943E-3" table:formula="of:=(([.$I1001]+[.$I1000]))*[.$G1001]*9.8/2+[.J1000]" table:style-name="ce4">
            <text:p>-0.0027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680" table:style-name="ce3">
            <text:p>69680</text:p>
          </table:table-cell>
          <table:table-cell office:value-type="float" office:value="-1.9E-3" table:style-name="ce4">
            <text:p>-0.0019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31.524999999999796" table:formula="of:=[.F1001]+[.G1002]" table:style-name="ce5">
            <text:p>31.525</text:p>
          </table:table-cell>
          <table:table-cell office:value-type="float" office:value="3.2000000000000001E-2" table:formula="of:=([.B1002]-[.B1001])/1000" table:style-name="ce5">
            <text:p>0.032</text:p>
          </table:table-cell>
          <table:table-cell office:value-type="float" office:value="0.15408197000000037" table:formula="of:=([.C1002]+[.C1001])*[.G1002]*9.8/2+[.H1001]" table:style-name="ce4">
            <text:p>0.154082</text:p>
          </table:table-cell>
          <table:table-cell office:value-type="float" office:value="-2.4084994753410284E-3" table:formula="of:=[.C1002]-[.$N$1]" table:style-name="ce4">
            <text:p>-0.002408</text:p>
          </table:table-cell>
          <table:table-cell office:value-type="float" office:value="-3.0164004092339408E-3" table:formula="of:=(([.$I1002]+[.$I1001]))*[.$G1002]*9.8/2+[.J1001]" table:style-name="ce4">
            <text:p>-0.0030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713" table:style-name="ce3">
            <text:p>69713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43" table:style-name="ce4">
            <text:p>1.014300</text:p>
          </table:table-cell>
          <table:table-cell office:value-type="float" office:value="31.557999999999797" table:formula="of:=[.F1002]+[.G1003]" table:style-name="ce5">
            <text:p>31.558</text:p>
          </table:table-cell>
          <table:table-cell office:value-type="float" office:value="3.3000000000000002E-2" table:formula="of:=([.B1003]-[.B1002])/1000" table:style-name="ce5">
            <text:p>0.033</text:p>
          </table:table-cell>
          <table:table-cell office:value-type="float" office:value="0.15385559000000038" table:formula="of:=([.C1003]+[.C1002])*[.G1003]*9.8/2+[.H1002]" table:style-name="ce4">
            <text:p>0.153856</text:p>
          </table:table-cell>
          <table:table-cell office:value-type="float" office:value="-8.4994753410283942E-6" table:formula="of:=[.C1003]-[.$N$1]" table:style-name="ce4">
            <text:p>-0.000008</text:p>
          </table:table-cell>
          <table:table-cell office:value-type="float" office:value="-3.4072291395592295E-3" table:formula="of:=(([.$I1003]+[.$I1002]))*[.$G1003]*9.8/2+[.J1002]" table:style-name="ce4">
            <text:p>-0.0034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744" table:style-name="ce3">
            <text:p>69744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1.588999999999796" table:formula="of:=[.F1003]+[.G1004]" table:style-name="ce5">
            <text:p>31.589</text:p>
          </table:table-cell>
          <table:table-cell office:value-type="float" office:value="3.1E-2" table:formula="of:=([.B1004]-[.B1003])/1000" table:style-name="ce5">
            <text:p>0.031</text:p>
          </table:table-cell>
          <table:table-cell office:value-type="float" office:value="0.15449357000000039" table:formula="of:=([.C1004]+[.C1003])*[.G1004]*9.8/2+[.H1003]" table:style-name="ce4">
            <text:p>0.154494</text:p>
          </table:table-cell>
          <table:table-cell office:value-type="float" office:value="3.1915005246589715E-3" table:formula="of:=[.C1004]-[.$N$1]" table:style-name="ce4">
            <text:p>0.003192</text:p>
          </table:table-cell>
          <table:table-cell office:value-type="float" office:value="-2.923731280167834E-3" table:formula="of:=(([.$I1004]+[.$I1003]))*[.$G1004]*9.8/2+[.J1003]" table:style-name="ce4">
            <text:p>-0.0029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775" table:style-name="ce3">
            <text:p>69775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31.619999999999795" table:formula="of:=[.F1004]+[.G1005]" table:style-name="ce5">
            <text:p>31.620</text:p>
          </table:table-cell>
          <table:table-cell office:value-type="float" office:value="3.1E-2" table:formula="of:=([.B1005]-[.B1004])/1000" table:style-name="ce5">
            <text:p>0.031</text:p>
          </table:table-cell>
          <table:table-cell office:value-type="float" office:value="0.15529864000000038" table:formula="of:=([.C1005]+[.C1004])*[.G1005]*9.8/2+[.H1004]" table:style-name="ce4">
            <text:p>0.155299</text:p>
          </table:table-cell>
          <table:table-cell office:value-type="float" office:value="1.0915005246589717E-3" table:formula="of:=[.C1005]-[.$N$1]" table:style-name="ce4">
            <text:p>0.001092</text:p>
          </table:table-cell>
          <table:table-cell office:value-type="float" office:value="-2.2731434207764385E-3" table:formula="of:=(([.$I1005]+[.$I1004]))*[.$G1005]*9.8/2+[.J1004]" table:style-name="ce4">
            <text:p>-0.0022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806" table:style-name="ce3">
            <text:p>69806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1.650999999999794" table:formula="of:=[.F1005]+[.G1006]" table:style-name="ce5">
            <text:p>31.651</text:p>
          </table:table-cell>
          <table:table-cell office:value-type="float" office:value="3.1E-2" table:formula="of:=([.B1006]-[.B1005])/1000" table:style-name="ce5">
            <text:p>0.031</text:p>
          </table:table-cell>
          <table:table-cell office:value-type="float" office:value="0.15535940000000037" table:formula="of:=([.C1006]+[.C1005])*[.G1006]*9.8/2+[.H1005]" table:style-name="ce4">
            <text:p>0.155359</text:p>
          </table:table-cell>
          <table:table-cell office:value-type="float" office:value="-1.7084994753410283E-3" table:formula="of:=[.C1006]-[.$N$1]" table:style-name="ce4">
            <text:p>-0.001708</text:p>
          </table:table-cell>
          <table:table-cell office:value-type="float" office:value="-2.3668655613850427E-3" table:formula="of:=(([.$I1006]+[.$I1005]))*[.$G1006]*9.8/2+[.J1005]" table:style-name="ce4">
            <text:p>-0.0023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838" table:style-name="ce3">
            <text:p>69838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31.682999999999794" table:formula="of:=[.F1006]+[.G1007]" table:style-name="ce5">
            <text:p>31.683</text:p>
          </table:table-cell>
          <table:table-cell office:value-type="float" office:value="3.2000000000000001E-2" table:formula="of:=([.B1007]-[.B1006])/1000" table:style-name="ce5">
            <text:p>0.032</text:p>
          </table:table-cell>
          <table:table-cell office:value-type="float" office:value="0.15523396000000036" table:formula="of:=([.C1007]+[.C1006])*[.G1007]*9.8/2+[.H1006]" table:style-name="ce4">
            <text:p>0.155234</text:p>
          </table:table-cell>
          <table:table-cell office:value-type="float" office:value="-1.0849947534102839E-4" table:formula="of:=[.C1007]-[.$N$1]" table:style-name="ce4">
            <text:p>-0.000108</text:p>
          </table:table-cell>
          <table:table-cell office:value-type="float" office:value="-2.6517709968519893E-3" table:formula="of:=(([.$I1007]+[.$I1006]))*[.$G1007]*9.8/2+[.J1006]" table:style-name="ce4">
            <text:p>-0.0026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869" table:style-name="ce3">
            <text:p>69869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079" table:style-name="ce4">
            <text:p>1.007900</text:p>
          </table:table-cell>
          <table:table-cell office:value-type="float" office:value="31.713999999999793" table:formula="of:=[.F1007]+[.G1008]" table:style-name="ce5">
            <text:p>31.714</text:p>
          </table:table-cell>
          <table:table-cell office:value-type="float" office:value="3.1E-2" table:formula="of:=([.B1008]-[.B1007])/1000" table:style-name="ce5">
            <text:p>0.031</text:p>
          </table:table-cell>
          <table:table-cell office:value-type="float" office:value="0.15578080000000036" table:formula="of:=([.C1008]+[.C1007])*[.G1008]*9.8/2+[.H1007]" table:style-name="ce4">
            <text:p>0.155781</text:p>
          </table:table-cell>
          <table:table-cell office:value-type="float" office:value="2.691500524658972E-3" table:formula="of:=[.C1008]-[.$N$1]" table:style-name="ce4">
            <text:p>0.002692</text:p>
          </table:table-cell>
          <table:table-cell office:value-type="float" office:value="-2.2594131374605937E-3" table:formula="of:=(([.$I1008]+[.$I1007]))*[.$G1008]*9.8/2+[.J1007]" table:style-name="ce4">
            <text:p>-0.0022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900" table:style-name="ce3">
            <text:p>699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1.744999999999791" table:formula="of:=[.F1008]+[.G1009]" table:style-name="ce5">
            <text:p>31.745</text:p>
          </table:table-cell>
          <table:table-cell office:value-type="float" office:value="3.1E-2" table:formula="of:=([.B1009]-[.B1008])/1000" table:style-name="ce5">
            <text:p>0.031</text:p>
          </table:table-cell>
          <table:table-cell office:value-type="float" office:value="0.15634283000000035" table:formula="of:=([.C1009]+[.C1008])*[.G1009]*9.8/2+[.H1008]" table:style-name="ce4">
            <text:p>0.156343</text:p>
          </table:table-cell>
          <table:table-cell office:value-type="float" office:value="-8.4994753410283942E-6" table:formula="of:=[.C1009]-[.$N$1]" table:style-name="ce4">
            <text:p>-0.000008</text:p>
          </table:table-cell>
          <table:table-cell office:value-type="float" office:value="-1.8518652780691982E-3" table:formula="of:=(([.$I1009]+[.$I1008]))*[.$G1009]*9.8/2+[.J1008]" table:style-name="ce4">
            <text:p>-0.0018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931" table:style-name="ce3">
            <text:p>69931</text:p>
          </table:table-cell>
          <table:table-cell office:value-type="float" office:value="1.4E-3" table:style-name="ce4">
            <text:p>0.0014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" table:style-name="ce4">
            <text:p>1.010000</text:p>
          </table:table-cell>
          <table:table-cell office:value-type="float" office:value="31.77599999999979" table:formula="of:=[.F1009]+[.G1010]" table:style-name="ce5">
            <text:p>31.776</text:p>
          </table:table-cell>
          <table:table-cell office:value-type="float" office:value="3.1E-2" table:formula="of:=([.B1010]-[.B1009])/1000" table:style-name="ce5">
            <text:p>0.031</text:p>
          </table:table-cell>
          <table:table-cell office:value-type="float" office:value="0.15663144000000034" table:formula="of:=([.C1010]+[.C1009])*[.G1010]*9.8/2+[.H1009]" table:style-name="ce4">
            <text:p>0.156631</text:p>
          </table:table-cell>
          <table:table-cell office:value-type="float" office:value="8.9150052465897158E-4" table:formula="of:=[.C1010]-[.$N$1]" table:style-name="ce4">
            <text:p>0.000892</text:p>
          </table:table-cell>
          <table:table-cell office:value-type="float" office:value="-1.7177374186778025E-3" table:formula="of:=(([.$I1010]+[.$I1009]))*[.$G1010]*9.8/2+[.J1009]" table:style-name="ce4">
            <text:p>-0.0017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962" table:style-name="ce3">
            <text:p>69962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31.806999999999789" table:formula="of:=[.F1010]+[.G1011]" table:style-name="ce5">
            <text:p>31.807</text:p>
          </table:table-cell>
          <table:table-cell office:value-type="float" office:value="3.1E-2" table:formula="of:=([.B1011]-[.B1010])/1000" table:style-name="ce5">
            <text:p>0.031</text:p>
          </table:table-cell>
          <table:table-cell office:value-type="float" office:value="0.15698081000000033" table:formula="of:=([.C1011]+[.C1010])*[.G1011]*9.8/2+[.H1010]" table:style-name="ce4">
            <text:p>0.156981</text:p>
          </table:table-cell>
          <table:table-cell office:value-type="float" office:value="3.9150052465897157E-4" table:formula="of:=[.C1011]-[.$N$1]" table:style-name="ce4">
            <text:p>0.000392</text:p>
          </table:table-cell>
          <table:table-cell office:value-type="float" office:value="-1.5228495592864068E-3" table:formula="of:=(([.$I1011]+[.$I1010]))*[.$G1011]*9.8/2+[.J1010]" table:style-name="ce4">
            <text:p>-0.0015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69993" table:style-name="ce3">
            <text:p>69993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05" table:style-name="ce4">
            <text:p>1.010500</text:p>
          </table:table-cell>
          <table:table-cell office:value-type="float" office:value="31.837999999999788" table:formula="of:=[.F1011]+[.G1012]" table:style-name="ce5">
            <text:p>31.838</text:p>
          </table:table-cell>
          <table:table-cell office:value-type="float" office:value="3.1E-2" table:formula="of:=([.B1012]-[.B1011])/1000" table:style-name="ce5">
            <text:p>0.031</text:p>
          </table:table-cell>
          <table:table-cell office:value-type="float" office:value="0.15716309000000034" table:formula="of:=([.C1012]+[.C1011])*[.G1012]*9.8/2+[.H1011]" table:style-name="ce4">
            <text:p>0.157163</text:p>
          </table:table-cell>
          <table:table-cell office:value-type="float" office:value="-2.0849947534102843E-4" table:formula="of:=[.C1012]-[.$N$1]" table:style-name="ce4">
            <text:p>-0.000208</text:p>
          </table:table-cell>
          <table:table-cell office:value-type="float" office:value="-1.4950516998950114E-3" table:formula="of:=(([.$I1012]+[.$I1011]))*[.$G1012]*9.8/2+[.J1011]" table:style-name="ce4">
            <text:p>-0.0014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024" table:style-name="ce3">
            <text:p>70024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31.868999999999787" table:formula="of:=[.F1012]+[.G1013]" table:style-name="ce5">
            <text:p>31.869</text:p>
          </table:table-cell>
          <table:table-cell office:value-type="float" office:value="3.1E-2" table:formula="of:=([.B1013]-[.B1012])/1000" table:style-name="ce5">
            <text:p>0.031</text:p>
          </table:table-cell>
          <table:table-cell office:value-type="float" office:value="0.15708714000000035" table:formula="of:=([.C1013]+[.C1012])*[.G1013]*9.8/2+[.H1012]" table:style-name="ce4">
            <text:p>0.157087</text:p>
          </table:table-cell>
          <table:table-cell office:value-type="float" office:value="-1.3084994753410286E-3" table:formula="of:=[.C1013]-[.$N$1]" table:style-name="ce4">
            <text:p>-0.001308</text:p>
          </table:table-cell>
          <table:table-cell office:value-type="float" office:value="-1.7254838405036158E-3" table:formula="of:=(([.$I1013]+[.$I1012]))*[.$G1013]*9.8/2+[.J1012]" table:style-name="ce4">
            <text:p>-0.0017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056" table:style-name="ce3">
            <text:p>70056</text:p>
          </table:table-cell>
          <table:table-cell office:value-type="float" office:value="2E-3" table:style-name="ce4">
            <text:p>0.0020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66999999999999" table:style-name="ce4">
            <text:p>1.006700</text:p>
          </table:table-cell>
          <table:table-cell office:value-type="float" office:value="31.900999999999787" table:formula="of:=[.F1013]+[.G1014]" table:style-name="ce5">
            <text:p>31.901</text:p>
          </table:table-cell>
          <table:table-cell office:value-type="float" office:value="3.2000000000000001E-2" table:formula="of:=([.B1014]-[.B1013])/1000" table:style-name="ce5">
            <text:p>0.032</text:p>
          </table:table-cell>
          <table:table-cell office:value-type="float" office:value="0.15727530000000034" table:formula="of:=([.C1014]+[.C1013])*[.G1014]*9.8/2+[.H1013]" table:style-name="ce4">
            <text:p>0.157275</text:p>
          </table:table-cell>
          <table:table-cell office:value-type="float" office:value="1.4915005246589716E-3" table:formula="of:=[.C1014]-[.$N$1]" table:style-name="ce4">
            <text:p>0.001492</text:p>
          </table:table-cell>
          <table:table-cell office:value-type="float" office:value="-1.6967892759705624E-3" table:formula="of:=(([.$I1014]+[.$I1013]))*[.$G1014]*9.8/2+[.J1013]" table:style-name="ce4">
            <text:p>-0.0016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087" table:style-name="ce3">
            <text:p>70087</text:p>
          </table:table-cell>
          <table:table-cell office:value-type="float" office:value="-1E-4" table:style-name="ce4">
            <text:p>-0.0001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118" table:style-name="ce4">
            <text:p>1.011800</text:p>
          </table:table-cell>
          <table:table-cell office:value-type="float" office:value="31.931999999999785" table:formula="of:=[.F1014]+[.G1015]" table:style-name="ce5">
            <text:p>31.932</text:p>
          </table:table-cell>
          <table:table-cell office:value-type="float" office:value="3.1E-2" table:formula="of:=([.B1015]-[.B1014])/1000" table:style-name="ce5">
            <text:p>0.031</text:p>
          </table:table-cell>
          <table:table-cell office:value-type="float" office:value="0.15756391000000033" table:formula="of:=([.C1015]+[.C1014])*[.G1015]*9.8/2+[.H1014]" table:style-name="ce4">
            <text:p>0.157564</text:p>
          </table:table-cell>
          <table:table-cell office:value-type="float" office:value="-6.0849947534102845E-4" table:formula="of:=[.C1015]-[.$N$1]" table:style-name="ce4">
            <text:p>-0.000608</text:p>
          </table:table-cell>
          <table:table-cell office:value-type="float" office:value="-1.5626614165791667E-3" table:formula="of:=(([.$I1015]+[.$I1014]))*[.$G1015]*9.8/2+[.J1014]" table:style-name="ce4">
            <text:p>-0.0015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119" table:style-name="ce3">
            <text:p>70119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31.963999999999785" table:formula="of:=[.F1015]+[.G1016]" table:style-name="ce5">
            <text:p>31.964</text:p>
          </table:table-cell>
          <table:table-cell office:value-type="float" office:value="3.2000000000000001E-2" table:formula="of:=([.B1016]-[.B1015])/1000" table:style-name="ce5">
            <text:p>0.032</text:p>
          </table:table-cell>
          <table:table-cell office:value-type="float" office:value="0.15767367000000032" table:formula="of:=([.C1016]+[.C1015])*[.G1016]*9.8/2+[.H1015]" table:style-name="ce4">
            <text:p>0.157674</text:p>
          </table:table-cell>
          <table:table-cell office:value-type="float" office:value="2.9150052465897163E-4" table:formula="of:=[.C1016]-[.$N$1]" table:style-name="ce4">
            <text:p>0.000292</text:p>
          </table:table-cell>
          <table:table-cell office:value-type="float" office:value="-1.6123668520461132E-3" table:formula="of:=(([.$I1016]+[.$I1015]))*[.$G1016]*9.8/2+[.J1015]" table:style-name="ce4">
            <text:p>-0.0016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150" table:style-name="ce3">
            <text:p>7015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4" table:style-name="ce4">
            <text:p>1.008400</text:p>
          </table:table-cell>
          <table:table-cell office:value-type="float" office:value="31.994999999999784" table:formula="of:=[.F1016]+[.G1017]" table:style-name="ce5">
            <text:p>31.995</text:p>
          </table:table-cell>
          <table:table-cell office:value-type="float" office:value="3.1E-2" table:formula="of:=([.B1017]-[.B1016])/1000" table:style-name="ce5">
            <text:p>0.031</text:p>
          </table:table-cell>
          <table:table-cell office:value-type="float" office:value="0.15803823000000033" table:formula="of:=([.C1017]+[.C1016])*[.G1017]*9.8/2+[.H1016]" table:style-name="ce4">
            <text:p>0.158038</text:p>
          </table:table-cell>
          <table:table-cell office:value-type="float" office:value="1.0915005246589717E-3" table:formula="of:=[.C1017]-[.$N$1]" table:style-name="ce4">
            <text:p>0.001092</text:p>
          </table:table-cell>
          <table:table-cell office:value-type="float" office:value="-1.4022889926547176E-3" table:formula="of:=(([.$I1017]+[.$I1016]))*[.$G1017]*9.8/2+[.J1016]" table:style-name="ce4">
            <text:p>-0.0014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181" table:style-name="ce3">
            <text:p>70181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085999999999999" table:style-name="ce4">
            <text:p>1.008600</text:p>
          </table:table-cell>
          <table:table-cell office:value-type="float" office:value="32.025999999999783" table:formula="of:=[.F1017]+[.G1018]" table:style-name="ce5">
            <text:p>32.026</text:p>
          </table:table-cell>
          <table:table-cell office:value-type="float" office:value="3.1E-2" table:formula="of:=([.B1018]-[.B1017])/1000" table:style-name="ce5">
            <text:p>0.031</text:p>
          </table:table-cell>
          <table:table-cell office:value-type="float" office:value="0.15860026000000033" table:formula="of:=([.C1018]+[.C1017])*[.G1018]*9.8/2+[.H1017]" table:style-name="ce4">
            <text:p>0.158600</text:p>
          </table:table-cell>
          <table:table-cell office:value-type="float" office:value="1.5915005246589715E-3" table:formula="of:=[.C1018]-[.$N$1]" table:style-name="ce4">
            <text:p>0.001592</text:p>
          </table:table-cell>
          <table:table-cell office:value-type="float" office:value="-9.9474113326332198E-4" table:formula="of:=(([.$I1018]+[.$I1017]))*[.$G1018]*9.8/2+[.J1017]" table:style-name="ce4">
            <text:p>-0.0009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213" table:style-name="ce3">
            <text:p>70213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2.05799999999978" table:formula="of:=[.F1018]+[.G1019]" table:style-name="ce5">
            <text:p>32.058</text:p>
          </table:table-cell>
          <table:table-cell office:value-type="float" office:value="3.2000000000000001E-2" table:formula="of:=([.B1019]-[.B1018])/1000" table:style-name="ce5">
            <text:p>0.032</text:p>
          </table:table-cell>
          <table:table-cell office:value-type="float" office:value="0.15897658000000034" table:formula="of:=([.C1019]+[.C1018])*[.G1019]*9.8/2+[.H1018]" table:style-name="ce4">
            <text:p>0.158977</text:p>
          </table:table-cell>
          <table:table-cell office:value-type="float" office:value="-2.0849947534102843E-4" table:formula="of:=[.C1019]-[.$N$1]" table:style-name="ce4">
            <text:p>-0.000208</text:p>
          </table:table-cell>
          <table:table-cell office:value-type="float" office:value="-7.7788656873026849E-4" table:formula="of:=(([.$I1019]+[.$I1018]))*[.$G1019]*9.8/2+[.J1018]" table:style-name="ce4">
            <text:p>-0.0007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244" table:style-name="ce3">
            <text:p>70244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4" table:style-name="ce4">
            <text:p>1.010400</text:p>
          </table:table-cell>
          <table:table-cell office:value-type="float" office:value="32.088999999999778" table:formula="of:=[.F1019]+[.G1020]" table:style-name="ce5">
            <text:p>32.089</text:p>
          </table:table-cell>
          <table:table-cell office:value-type="float" office:value="3.1E-2" table:formula="of:=([.B1020]-[.B1019])/1000" table:style-name="ce5">
            <text:p>0.031</text:p>
          </table:table-cell>
          <table:table-cell office:value-type="float" office:value="0.15885506000000033" table:formula="of:=([.C1020]+[.C1019])*[.G1020]*9.8/2+[.H1019]" table:style-name="ce4">
            <text:p>0.158855</text:p>
          </table:table-cell>
          <table:table-cell office:value-type="float" office:value="-1.6084994753410285E-3" table:formula="of:=[.C1020]-[.$N$1]" table:style-name="ce4">
            <text:p>-0.001608</text:p>
          </table:table-cell>
          <table:table-cell office:value-type="float" office:value="-1.053888709338873E-3" table:formula="of:=(([.$I1020]+[.$I1019]))*[.$G1020]*9.8/2+[.J1019]" table:style-name="ce4">
            <text:p>-0.0010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276" table:style-name="ce3">
            <text:p>70276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2.120999999999775" table:formula="of:=[.F1020]+[.G1021]" table:style-name="ce5">
            <text:p>32.121</text:p>
          </table:table-cell>
          <table:table-cell office:value-type="float" office:value="3.2000000000000001E-2" table:formula="of:=([.B1021]-[.B1020])/1000" table:style-name="ce5">
            <text:p>0.032</text:p>
          </table:table-cell>
          <table:table-cell office:value-type="float" office:value="0.15843170000000031" table:formula="of:=([.C1021]+[.C1020])*[.G1021]*9.8/2+[.H1020]" table:style-name="ce4">
            <text:p>0.158432</text:p>
          </table:table-cell>
          <table:table-cell office:value-type="float" office:value="-2.1084994753410285E-3" table:formula="of:=[.C1021]-[.$N$1]" table:style-name="ce4">
            <text:p>-0.002108</text:p>
          </table:table-cell>
          <table:table-cell office:value-type="float" office:value="-1.6367141448058197E-3" table:formula="of:=(([.$I1021]+[.$I1020]))*[.$G1021]*9.8/2+[.J1020]" table:style-name="ce4">
            <text:p>-0.0016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308" table:style-name="ce3">
            <text:p>70308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104" table:style-name="ce4">
            <text:p>1.010400</text:p>
          </table:table-cell>
          <table:table-cell office:value-type="float" office:value="32.152999999999771" table:formula="of:=[.F1021]+[.G1022]" table:style-name="ce5">
            <text:p>32.153</text:p>
          </table:table-cell>
          <table:table-cell office:value-type="float" office:value="3.2000000000000001E-2" table:formula="of:=([.B1022]-[.B1021])/1000" table:style-name="ce5">
            <text:p>0.032</text:p>
          </table:table-cell>
          <table:table-cell office:value-type="float" office:value="0.15829058000000032" table:formula="of:=([.C1022]+[.C1021])*[.G1022]*9.8/2+[.H1021]" table:style-name="ce4">
            <text:p>0.158291</text:p>
          </table:table-cell>
          <table:table-cell office:value-type="float" office:value="1.9150052465897159E-4" table:formula="of:=[.C1022]-[.$N$1]" table:style-name="ce4">
            <text:p>0.000192</text:p>
          </table:table-cell>
          <table:table-cell office:value-type="float" office:value="-1.9372995802727662E-3" table:formula="of:=(([.$I1022]+[.$I1021]))*[.$G1022]*9.8/2+[.J1021]" table:style-name="ce4">
            <text:p>-0.0019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340" table:style-name="ce3">
            <text:p>70340</text:p>
          </table:table-cell>
          <table:table-cell office:value-type="float" office:value="1E-3" table:style-name="ce4">
            <text:p>0.0010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2.184999999999768" table:formula="of:=[.F1022]+[.G1023]" table:style-name="ce5">
            <text:p>32.185</text:p>
          </table:table-cell>
          <table:table-cell office:value-type="float" office:value="3.2000000000000001E-2" table:formula="of:=([.B1023]-[.B1022])/1000" table:style-name="ce5">
            <text:p>0.032</text:p>
          </table:table-cell>
          <table:table-cell office:value-type="float" office:value="0.15855714000000032" table:formula="of:=([.C1023]+[.C1022])*[.G1023]*9.8/2+[.H1022]" table:style-name="ce4">
            <text:p>0.158557</text:p>
          </table:table-cell>
          <table:table-cell office:value-type="float" office:value="4.9150052465897162E-4" table:formula="of:=[.C1023]-[.$N$1]" table:style-name="ce4">
            <text:p>0.000492</text:p>
          </table:table-cell>
          <table:table-cell office:value-type="float" office:value="-1.8302050157397128E-3" table:formula="of:=(([.$I1023]+[.$I1022]))*[.$G1023]*9.8/2+[.J1022]" table:style-name="ce4">
            <text:p>-0.0018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371" table:style-name="ce3">
            <text:p>70371</text:p>
          </table:table-cell>
          <table:table-cell office:value-type="float" office:value="2E-3" table:style-name="ce4">
            <text:p>0.0020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04" table:style-name="ce4">
            <text:p>1.010400</text:p>
          </table:table-cell>
          <table:table-cell office:value-type="float" office:value="32.215999999999767" table:formula="of:=[.F1023]+[.G1024]" table:style-name="ce5">
            <text:p>32.216</text:p>
          </table:table-cell>
          <table:table-cell office:value-type="float" office:value="3.1E-2" table:formula="of:=([.B1024]-[.B1023])/1000" table:style-name="ce5">
            <text:p>0.031</text:p>
          </table:table-cell>
          <table:table-cell office:value-type="float" office:value="0.15901284000000032" table:formula="of:=([.C1024]+[.C1023])*[.G1024]*9.8/2+[.H1023]" table:style-name="ce4">
            <text:p>0.159013</text:p>
          </table:table-cell>
          <table:table-cell office:value-type="float" office:value="1.4915005246589716E-3" table:formula="of:=[.C1024]-[.$N$1]" table:style-name="ce4">
            <text:p>0.001492</text:p>
          </table:table-cell>
          <table:table-cell office:value-type="float" office:value="-1.5289871563483172E-3" table:formula="of:=(([.$I1024]+[.$I1023]))*[.$G1024]*9.8/2+[.J1023]" table:style-name="ce4">
            <text:p>-0.0015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402" table:style-name="ce3">
            <text:p>70402</text:p>
          </table:table-cell>
          <table:table-cell office:value-type="float" office:value="1E-3" table:style-name="ce4">
            <text:p>0.0010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79" table:style-name="ce4">
            <text:p>1.007900</text:p>
          </table:table-cell>
          <table:table-cell office:value-type="float" office:value="32.246999999999765" table:formula="of:=[.F1024]+[.G1025]" table:style-name="ce5">
            <text:p>32.247</text:p>
          </table:table-cell>
          <table:table-cell office:value-type="float" office:value="3.1E-2" table:formula="of:=([.B1025]-[.B1024])/1000" table:style-name="ce5">
            <text:p>0.031</text:p>
          </table:table-cell>
          <table:table-cell office:value-type="float" office:value="0.15946854000000033" table:formula="of:=([.C1025]+[.C1024])*[.G1025]*9.8/2+[.H1024]" table:style-name="ce4">
            <text:p>0.159469</text:p>
          </table:table-cell>
          <table:table-cell office:value-type="float" office:value="4.9150052465897162E-4" table:formula="of:=[.C1025]-[.$N$1]" table:style-name="ce4">
            <text:p>0.000492</text:p>
          </table:table-cell>
          <table:table-cell office:value-type="float" office:value="-1.2277692969569216E-3" table:formula="of:=(([.$I1025]+[.$I1024]))*[.$G1025]*9.8/2+[.J1024]" table:style-name="ce4">
            <text:p>-0.0012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433" table:style-name="ce3">
            <text:p>70433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21" table:style-name="ce4">
            <text:p>1.012100</text:p>
          </table:table-cell>
          <table:table-cell office:value-type="float" office:value="32.277999999999764" table:formula="of:=[.F1025]+[.G1026]" table:style-name="ce5">
            <text:p>32.278</text:p>
          </table:table-cell>
          <table:table-cell office:value-type="float" office:value="3.1E-2" table:formula="of:=([.B1026]-[.B1025])/1000" table:style-name="ce5">
            <text:p>0.031</text:p>
          </table:table-cell>
          <table:table-cell office:value-type="float" office:value="0.15978753000000032" table:formula="of:=([.C1026]+[.C1025])*[.G1026]*9.8/2+[.H1025]" table:style-name="ce4">
            <text:p>0.159788</text:p>
          </table:table-cell>
          <table:table-cell office:value-type="float" office:value="5.9150052465897166E-4" table:formula="of:=[.C1026]-[.$N$1]" table:style-name="ce4">
            <text:p>0.000592</text:p>
          </table:table-cell>
          <table:table-cell office:value-type="float" office:value="-1.0632614375655259E-3" table:formula="of:=(([.$I1026]+[.$I1025]))*[.$G1026]*9.8/2+[.J1025]" table:style-name="ce4">
            <text:p>-0.00106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464" table:style-name="ce3">
            <text:p>70464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24" table:style-name="ce4">
            <text:p>1.012400</text:p>
          </table:table-cell>
          <table:table-cell office:value-type="float" office:value="32.308999999999763" table:formula="of:=[.F1026]+[.G1027]" table:style-name="ce5">
            <text:p>32.309</text:p>
          </table:table-cell>
          <table:table-cell office:value-type="float" office:value="3.1E-2" table:formula="of:=([.B1027]-[.B1026])/1000" table:style-name="ce5">
            <text:p>0.031</text:p>
          </table:table-cell>
          <table:table-cell office:value-type="float" office:value="0.16007614000000031" table:formula="of:=([.C1027]+[.C1026])*[.G1027]*9.8/2+[.H1026]" table:style-name="ce4">
            <text:p>0.160076</text:p>
          </table:table-cell>
          <table:table-cell office:value-type="float" office:value="2.9150052465897163E-4" table:formula="of:=[.C1027]-[.$N$1]" table:style-name="ce4">
            <text:p>0.000292</text:p>
          </table:table-cell>
          <table:table-cell office:value-type="float" office:value="-9.2913357817413027E-4" table:formula="of:=(([.$I1027]+[.$I1026]))*[.$G1027]*9.8/2+[.J1026]" table:style-name="ce4">
            <text:p>-0.0009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495" table:style-name="ce3">
            <text:p>70495</text:p>
          </table:table-cell>
          <table:table-cell office:value-type="float" office:value="1.4E-3" table:style-name="ce4">
            <text:p>0.0014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84" table:style-name="ce4">
            <text:p>1.008400</text:p>
          </table:table-cell>
          <table:table-cell office:value-type="float" office:value="32.339999999999762" table:formula="of:=[.F1027]+[.G1028]" table:style-name="ce5">
            <text:p>32.340</text:p>
          </table:table-cell>
          <table:table-cell office:value-type="float" office:value="3.1E-2" table:formula="of:=([.B1028]-[.B1027])/1000" table:style-name="ce5">
            <text:p>0.031</text:p>
          </table:table-cell>
          <table:table-cell office:value-type="float" office:value="0.1604103200000003" table:formula="of:=([.C1028]+[.C1027])*[.G1028]*9.8/2+[.H1027]" table:style-name="ce4">
            <text:p>0.160410</text:p>
          </table:table-cell>
          <table:table-cell office:value-type="float" office:value="8.9150052465897158E-4" table:formula="of:=[.C1028]-[.$N$1]" table:style-name="ce4">
            <text:p>0.000892</text:p>
          </table:table-cell>
          <table:table-cell office:value-type="float" office:value="-7.4943571878273462E-4" table:formula="of:=(([.$I1028]+[.$I1027]))*[.$G1028]*9.8/2+[.J1027]" table:style-name="ce4">
            <text:p>-0.0007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526" table:style-name="ce3">
            <text:p>70526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097" table:style-name="ce4">
            <text:p>1.009700</text:p>
          </table:table-cell>
          <table:table-cell office:value-type="float" office:value="32.370999999999761" table:formula="of:=[.F1028]+[.G1029]" table:style-name="ce5">
            <text:p>32.371</text:p>
          </table:table-cell>
          <table:table-cell office:value-type="float" office:value="3.1E-2" table:formula="of:=([.B1029]-[.B1028])/1000" table:style-name="ce5">
            <text:p>0.031</text:p>
          </table:table-cell>
          <table:table-cell office:value-type="float" office:value="0.1608812100000003" table:formula="of:=([.C1029]+[.C1028])*[.G1029]*9.8/2+[.H1028]" table:style-name="ce4">
            <text:p>0.160881</text:p>
          </table:table-cell>
          <table:table-cell office:value-type="float" office:value="1.1915005246589715E-3" table:formula="of:=[.C1029]-[.$N$1]" table:style-name="ce4">
            <text:p>0.001192</text:p>
          </table:table-cell>
          <table:table-cell office:value-type="float" office:value="-4.3302785939133907E-4" table:formula="of:=(([.$I1029]+[.$I1028]))*[.$G1029]*9.8/2+[.J1028]" table:style-name="ce4">
            <text:p>-0.0004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557" table:style-name="ce3">
            <text:p>70557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21" table:style-name="ce4">
            <text:p>1.012100</text:p>
          </table:table-cell>
          <table:table-cell office:value-type="float" office:value="32.401999999999759" table:formula="of:=[.F1029]+[.G1030]" table:style-name="ce5">
            <text:p>32.402</text:p>
          </table:table-cell>
          <table:table-cell office:value-type="float" office:value="3.1E-2" table:formula="of:=([.B1030]-[.B1029])/1000" table:style-name="ce5">
            <text:p>0.031</text:p>
          </table:table-cell>
          <table:table-cell office:value-type="float" office:value="0.16101792000000031" table:formula="of:=([.C1030]+[.C1029])*[.G1030]*9.8/2+[.H1029]" table:style-name="ce4">
            <text:p>0.161018</text:p>
          </table:table-cell>
          <table:table-cell office:value-type="float" office:value="-1.3084994753410286E-3" table:formula="of:=[.C1030]-[.$N$1]" table:style-name="ce4">
            <text:p>-0.001308</text:p>
          </table:table-cell>
          <table:table-cell office:value-type="float" office:value="-4.5079999999994352E-4" table:formula="of:=(([.$I1030]+[.$I1029]))*[.$G1030]*9.8/2+[.J1029]" table:style-name="ce4">
            <text:p>-0.0004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589" table:style-name="ce3">
            <text:p>70589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8" table:style-name="ce4">
            <text:p>1.009800</text:p>
          </table:table-cell>
          <table:table-cell office:value-type="float" office:value="32.433999999999756" table:formula="of:=[.F1030]+[.G1031]" table:style-name="ce5">
            <text:p>32.434</text:p>
          </table:table-cell>
          <table:table-cell office:value-type="float" office:value="3.2000000000000001E-2" table:formula="of:=([.B1031]-[.B1030])/1000" table:style-name="ce5">
            <text:p>0.032</text:p>
          </table:table-cell>
          <table:table-cell office:value-type="float" office:value="0.16115904000000031" table:formula="of:=([.C1031]+[.C1030])*[.G1031]*9.8/2+[.H1030]" table:style-name="ce4">
            <text:p>0.161159</text:p>
          </table:table-cell>
          <table:table-cell office:value-type="float" office:value="1.1915005246589715E-3" table:formula="of:=[.C1031]-[.$N$1]" table:style-name="ce4">
            <text:p>0.001192</text:p>
          </table:table-cell>
          <table:table-cell office:value-type="float" office:value="-4.6914543546689005E-4" table:formula="of:=(([.$I1031]+[.$I1030]))*[.$G1031]*9.8/2+[.J1030]" table:style-name="ce4">
            <text:p>-0.0004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620" table:style-name="ce3">
            <text:p>7062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32.464999999999755" table:formula="of:=[.F1031]+[.G1032]" table:style-name="ce5">
            <text:p>32.465</text:p>
          </table:table-cell>
          <table:table-cell office:value-type="float" office:value="3.1E-2" table:formula="of:=([.B1032]-[.B1031])/1000" table:style-name="ce5">
            <text:p>0.031</text:p>
          </table:table-cell>
          <table:table-cell office:value-type="float" office:value="0.1615084100000003" table:formula="of:=([.C1032]+[.C1031])*[.G1032]*9.8/2+[.H1031]" table:style-name="ce4">
            <text:p>0.161508</text:p>
          </table:table-cell>
          <table:table-cell office:value-type="float" office:value="9.1500524658971543E-5" table:formula="of:=[.C1032]-[.$N$1]" table:style-name="ce4">
            <text:p>0.000092</text:p>
          </table:table-cell>
          <table:table-cell office:value-type="float" office:value="-2.7425757607549446E-4" table:formula="of:=(([.$I1032]+[.$I1031]))*[.$G1032]*9.8/2+[.J1031]" table:style-name="ce4">
            <text:p>-0.0002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652" table:style-name="ce3">
            <text:p>70652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2.496999999999751" table:formula="of:=[.F1032]+[.G1033]" table:style-name="ce5">
            <text:p>32.497</text:p>
          </table:table-cell>
          <table:table-cell office:value-type="float" office:value="3.2000000000000001E-2" table:formula="of:=([.B1033]-[.B1032])/1000" table:style-name="ce5">
            <text:p>0.032</text:p>
          </table:table-cell>
          <table:table-cell office:value-type="float" office:value="0.16155545000000029" table:formula="of:=([.C1033]+[.C1032])*[.G1033]*9.8/2+[.H1032]" table:style-name="ce4">
            <text:p>0.161555</text:p>
          </table:table-cell>
          <table:table-cell office:value-type="float" office:value="-8.0849947534102832E-4" table:formula="of:=[.C1033]-[.$N$1]" table:style-name="ce4">
            <text:p>-0.000808</text:p>
          </table:table-cell>
          <table:table-cell office:value-type="float" office:value="-3.8668301154244102E-4" table:formula="of:=(([.$I1033]+[.$I1032]))*[.$G1033]*9.8/2+[.J1032]" table:style-name="ce4">
            <text:p>-0.0003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684" table:style-name="ce3">
            <text:p>70684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01" table:style-name="ce4">
            <text:p>1.010100</text:p>
          </table:table-cell>
          <table:table-cell office:value-type="float" office:value="32.528999999999748" table:formula="of:=[.F1033]+[.G1034]" table:style-name="ce5">
            <text:p>32.529</text:p>
          </table:table-cell>
          <table:table-cell office:value-type="float" office:value="3.2000000000000001E-2" table:formula="of:=([.B1034]-[.B1033])/1000" table:style-name="ce5">
            <text:p>0.032</text:p>
          </table:table-cell>
          <table:table-cell office:value-type="float" office:value="0.1617749700000003" table:formula="of:=([.C1034]+[.C1033])*[.G1034]*9.8/2+[.H1033]" table:style-name="ce4">
            <text:p>0.161775</text:p>
          </table:table-cell>
          <table:table-cell office:value-type="float" office:value="1.1915005246589715E-3" table:formula="of:=[.C1034]-[.$N$1]" table:style-name="ce4">
            <text:p>0.001192</text:p>
          </table:table-cell>
          <table:table-cell office:value-type="float" office:value="-3.2662844700938754E-4" table:formula="of:=(([.$I1034]+[.$I1033]))*[.$G1034]*9.8/2+[.J1033]" table:style-name="ce4">
            <text:p>-0.0003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715" table:style-name="ce3">
            <text:p>70715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2.559999999999746" table:formula="of:=[.F1034]+[.G1035]" table:style-name="ce5">
            <text:p>32.560</text:p>
          </table:table-cell>
          <table:table-cell office:value-type="float" office:value="3.1E-2" table:formula="of:=([.B1035]-[.B1034])/1000" table:style-name="ce5">
            <text:p>0.031</text:p>
          </table:table-cell>
          <table:table-cell office:value-type="float" office:value="0.16179016000000029" table:formula="of:=([.C1035]+[.C1034])*[.G1035]*9.8/2+[.H1034]" table:style-name="ce4">
            <text:p>0.161790</text:p>
          </table:table-cell>
          <table:table-cell office:value-type="float" office:value="-2.1084994753410285E-3" table:formula="of:=[.C1035]-[.$N$1]" table:style-name="ce4">
            <text:p>-0.002108</text:p>
          </table:table-cell>
          <table:table-cell office:value-type="float" office:value="-4.6592058761799201E-4" table:formula="of:=(([.$I1035]+[.$I1034]))*[.$G1035]*9.8/2+[.J1034]" table:style-name="ce4">
            <text:p>-0.0004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747" table:style-name="ce3">
            <text:p>70747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16000000000001" table:style-name="ce4">
            <text:p>1.011600</text:p>
          </table:table-cell>
          <table:table-cell office:value-type="float" office:value="32.591999999999743" table:formula="of:=[.F1035]+[.G1036]" table:style-name="ce5">
            <text:p>32.592</text:p>
          </table:table-cell>
          <table:table-cell office:value-type="float" office:value="3.2000000000000001E-2" table:formula="of:=([.B1036]-[.B1035])/1000" table:style-name="ce5">
            <text:p>0.032</text:p>
          </table:table-cell>
          <table:table-cell office:value-type="float" office:value="0.16146088000000031" table:formula="of:=([.C1036]+[.C1035])*[.G1036]*9.8/2+[.H1035]" table:style-name="ce4">
            <text:p>0.161461</text:p>
          </table:table-cell>
          <table:table-cell office:value-type="float" office:value="-1.0084994753410284E-3" table:formula="of:=[.C1036]-[.$N$1]" table:style-name="ce4">
            <text:p>-0.001008</text:p>
          </table:table-cell>
          <table:table-cell office:value-type="float" office:value="-9.5466602308493854E-4" table:formula="of:=(([.$I1036]+[.$I1035]))*[.$G1036]*9.8/2+[.J1035]" table:style-name="ce4">
            <text:p>-0.0009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779" table:style-name="ce3">
            <text:p>70779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99" table:style-name="ce4">
            <text:p>1.009900</text:p>
          </table:table-cell>
          <table:table-cell office:value-type="float" office:value="32.623999999999739" table:formula="of:=[.F1036]+[.G1037]" table:style-name="ce5">
            <text:p>32.624</text:p>
          </table:table-cell>
          <table:table-cell office:value-type="float" office:value="3.2000000000000001E-2" table:formula="of:=([.B1037]-[.B1036])/1000" table:style-name="ce5">
            <text:p>0.032</text:p>
          </table:table-cell>
          <table:table-cell office:value-type="float" office:value="0.1614295200000003" table:formula="of:=([.C1037]+[.C1036])*[.G1037]*9.8/2+[.H1036]" table:style-name="ce4">
            <text:p>0.161430</text:p>
          </table:table-cell>
          <table:table-cell office:value-type="float" office:value="-2.0849947534102843E-4" table:formula="of:=[.C1037]-[.$N$1]" table:style-name="ce4">
            <text:p>-0.000208</text:p>
          </table:table-cell>
          <table:table-cell office:value-type="float" office:value="-1.145491458551885E-3" table:formula="of:=(([.$I1037]+[.$I1036]))*[.$G1037]*9.8/2+[.J1036]" table:style-name="ce4">
            <text:p>-0.0011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810" table:style-name="ce3">
            <text:p>7081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0" table:style-name="ce4">
            <text:p>0.000000</text:p>
          </table:table-cell>
          <table:table-cell office:value-type="float" office:value="1.0097" table:style-name="ce4">
            <text:p>1.009700</text:p>
          </table:table-cell>
          <table:table-cell office:value-type="float" office:value="32.654999999999738" table:formula="of:=[.F1037]+[.G1038]" table:style-name="ce5">
            <text:p>32.655</text:p>
          </table:table-cell>
          <table:table-cell office:value-type="float" office:value="3.1E-2" table:formula="of:=([.B1038]-[.B1037])/1000" table:style-name="ce5">
            <text:p>0.031</text:p>
          </table:table-cell>
          <table:table-cell office:value-type="float" office:value="0.16133838000000031" table:formula="of:=([.C1038]+[.C1037])*[.G1038]*9.8/2+[.H1037]" table:style-name="ce4">
            <text:p>0.161338</text:p>
          </table:table-cell>
          <table:table-cell office:value-type="float" office:value="-1.4084994753410284E-3" table:formula="of:=[.C1038]-[.$N$1]" table:style-name="ce4">
            <text:p>-0.001408</text:p>
          </table:table-cell>
          <table:table-cell office:value-type="float" office:value="-1.3911135991604895E-3" table:formula="of:=(([.$I1038]+[.$I1037]))*[.$G1038]*9.8/2+[.J1037]" table:style-name="ce4">
            <text:p>-0.0013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843" table:style-name="ce3">
            <text:p>70843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0056" table:style-name="ce4">
            <text:p>1.005600</text:p>
          </table:table-cell>
          <table:table-cell office:value-type="float" office:value="32.687999999999739" table:formula="of:=[.F1038]+[.G1039]" table:style-name="ce5">
            <text:p>32.688</text:p>
          </table:table-cell>
          <table:table-cell office:value-type="float" office:value="3.3000000000000002E-2" table:formula="of:=([.B1039]-[.B1038])/1000" table:style-name="ce5">
            <text:p>0.033</text:p>
          </table:table-cell>
          <table:table-cell office:value-type="float" office:value="0.16111200000000031" table:formula="of:=([.C1039]+[.C1038])*[.G1039]*9.8/2+[.H1038]" table:style-name="ce4">
            <text:p>0.161112</text:p>
          </table:table-cell>
          <table:table-cell office:value-type="float" office:value="-1.0084994753410284E-3" table:formula="of:=[.C1039]-[.$N$1]" table:style-name="ce4">
            <text:p>-0.001008</text:p>
          </table:table-cell>
          <table:table-cell office:value-type="float" office:value="-1.781942329485778E-3" table:formula="of:=(([.$I1039]+[.$I1038]))*[.$G1039]*9.8/2+[.J1038]" table:style-name="ce4">
            <text:p>-0.0017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876" table:style-name="ce3">
            <text:p>70876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104" table:style-name="ce4">
            <text:p>1.010400</text:p>
          </table:table-cell>
          <table:table-cell office:value-type="float" office:value="32.720999999999741" table:formula="of:=[.F1039]+[.G1040]" table:style-name="ce5">
            <text:p>32.721</text:p>
          </table:table-cell>
          <table:table-cell office:value-type="float" office:value="3.3000000000000002E-2" table:formula="of:=([.B1040]-[.B1039])/1000" table:style-name="ce5">
            <text:p>0.033</text:p>
          </table:table-cell>
          <table:table-cell office:value-type="float" office:value="0.16088562000000031" table:formula="of:=([.C1040]+[.C1039])*[.G1040]*9.8/2+[.H1039]" table:style-name="ce4">
            <text:p>0.160886</text:p>
          </table:table-cell>
          <table:table-cell office:value-type="float" office:value="-1.4084994753410284E-3" table:formula="of:=[.C1040]-[.$N$1]" table:style-name="ce4">
            <text:p>-0.001408</text:p>
          </table:table-cell>
          <table:table-cell office:value-type="float" office:value="-2.1727710598110667E-3" table:formula="of:=(([.$I1040]+[.$I1039]))*[.$G1040]*9.8/2+[.J1039]" table:style-name="ce4">
            <text:p>-0.0021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908" table:style-name="ce3">
            <text:p>70908</text:p>
          </table:table-cell>
          <table:table-cell office:value-type="float" office:value="2E-3" table:style-name="ce4">
            <text:p>0.0020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32.752999999999737" table:formula="of:=[.F1040]+[.G1041]" table:style-name="ce5">
            <text:p>32.753</text:p>
          </table:table-cell>
          <table:table-cell office:value-type="float" office:value="3.2000000000000001E-2" table:formula="of:=([.B1041]-[.B1040])/1000" table:style-name="ce5">
            <text:p>0.032</text:p>
          </table:table-cell>
          <table:table-cell office:value-type="float" office:value="0.16105810000000031" table:formula="of:=([.C1041]+[.C1040])*[.G1041]*9.8/2+[.H1040]" table:style-name="ce4">
            <text:p>0.161058</text:p>
          </table:table-cell>
          <table:table-cell office:value-type="float" office:value="1.4915005246589716E-3" table:formula="of:=[.C1041]-[.$N$1]" table:style-name="ce4">
            <text:p>0.001492</text:p>
          </table:table-cell>
          <table:table-cell office:value-type="float" office:value="-2.1597564952780131E-3" table:formula="of:=(([.$I1041]+[.$I1040]))*[.$G1041]*9.8/2+[.J1040]" table:style-name="ce4">
            <text:p>-0.0021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939" table:style-name="ce3">
            <text:p>70939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64" table:style-name="ce4">
            <text:p>1.006400</text:p>
          </table:table-cell>
          <table:table-cell office:value-type="float" office:value="32.783999999999736" table:formula="of:=[.F1041]+[.G1042]" table:style-name="ce5">
            <text:p>32.784</text:p>
          </table:table-cell>
          <table:table-cell office:value-type="float" office:value="3.1E-2" table:formula="of:=([.B1042]-[.B1041])/1000" table:style-name="ce5">
            <text:p>0.031</text:p>
          </table:table-cell>
          <table:table-cell office:value-type="float" office:value="0.1614074700000003" table:formula="of:=([.C1042]+[.C1041])*[.G1042]*9.8/2+[.H1041]" table:style-name="ce4">
            <text:p>0.161407</text:p>
          </table:table-cell>
          <table:table-cell office:value-type="float" office:value="-2.0849947534102843E-4" table:formula="of:=[.C1042]-[.$N$1]" table:style-name="ce4">
            <text:p>-0.000208</text:p>
          </table:table-cell>
          <table:table-cell office:value-type="float" office:value="-1.9648686358866175E-3" table:formula="of:=(([.$I1042]+[.$I1041]))*[.$G1042]*9.8/2+[.J1041]" table:style-name="ce4">
            <text:p>-0.0019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0970" table:style-name="ce3">
            <text:p>7097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7" table:style-name="ce4">
            <text:p>1.009700</text:p>
          </table:table-cell>
          <table:table-cell office:value-type="float" office:value="32.814999999999735" table:formula="of:=[.F1042]+[.G1043]" table:style-name="ce5">
            <text:p>32.815</text:p>
          </table:table-cell>
          <table:table-cell office:value-type="float" office:value="3.1E-2" table:formula="of:=([.B1043]-[.B1042])/1000" table:style-name="ce5">
            <text:p>0.031</text:p>
          </table:table-cell>
          <table:table-cell office:value-type="float" office:value="0.16199988000000029" table:formula="of:=([.C1043]+[.C1042])*[.G1043]*9.8/2+[.H1042]" table:style-name="ce4">
            <text:p>0.162000</text:p>
          </table:table-cell>
          <table:table-cell office:value-type="float" office:value="3.0915005246589713E-3" table:formula="of:=[.C1043]-[.$N$1]" table:style-name="ce4">
            <text:p>0.003092</text:p>
          </table:table-cell>
          <table:table-cell office:value-type="float" office:value="-1.5269407764952219E-3" table:formula="of:=(([.$I1043]+[.$I1042]))*[.$G1043]*9.8/2+[.J1042]" table:style-name="ce4">
            <text:p>-0.0015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001" table:style-name="ce3">
            <text:p>71001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32.845999999999734" table:formula="of:=[.F1043]+[.G1044]" table:style-name="ce5">
            <text:p>32.846</text:p>
          </table:table-cell>
          <table:table-cell office:value-type="float" office:value="3.1E-2" table:formula="of:=([.B1044]-[.B1043])/1000" table:style-name="ce5">
            <text:p>0.031</text:p>
          </table:table-cell>
          <table:table-cell office:value-type="float" office:value="0.1629264700000003" table:formula="of:=([.C1044]+[.C1043])*[.G1044]*9.8/2+[.H1043]" table:style-name="ce4">
            <text:p>0.162926</text:p>
          </table:table-cell>
          <table:table-cell office:value-type="float" office:value="1.9915005246589719E-3" table:formula="of:=[.C1044]-[.$N$1]" table:style-name="ce4">
            <text:p>0.001992</text:p>
          </table:table-cell>
          <table:table-cell office:value-type="float" office:value="-7.5483291710382635E-4" table:formula="of:=(([.$I1044]+[.$I1043]))*[.$G1044]*9.8/2+[.J1043]" table:style-name="ce4">
            <text:p>-0.0007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032" table:style-name="ce3">
            <text:p>71032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78" table:style-name="ce4">
            <text:p>1.007800</text:p>
          </table:table-cell>
          <table:table-cell office:value-type="float" office:value="32.876999999999732" table:formula="of:=[.F1044]+[.G1045]" table:style-name="ce5">
            <text:p>32.877</text:p>
          </table:table-cell>
          <table:table-cell office:value-type="float" office:value="3.1E-2" table:formula="of:=([.B1045]-[.B1044])/1000" table:style-name="ce5">
            <text:p>0.031</text:p>
          </table:table-cell>
          <table:table-cell office:value-type="float" office:value="0.16321508000000029" table:formula="of:=([.C1045]+[.C1044])*[.G1045]*9.8/2+[.H1044]" table:style-name="ce4">
            <text:p>0.163215</text:p>
          </table:table-cell>
          <table:table-cell office:value-type="float" office:value="-1.1084994753410285E-3" table:formula="of:=[.C1045]-[.$N$1]" table:style-name="ce4">
            <text:p>-0.001108</text:p>
          </table:table-cell>
          <table:table-cell office:value-type="float" office:value="-6.207050577124308E-4" table:formula="of:=(([.$I1045]+[.$I1044]))*[.$G1045]*9.8/2+[.J1044]" table:style-name="ce4">
            <text:p>-0.0006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064" table:style-name="ce3">
            <text:p>71064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98" table:style-name="ce4">
            <text:p>1.009800</text:p>
          </table:table-cell>
          <table:table-cell office:value-type="float" office:value="32.908999999999729" table:formula="of:=[.F1045]+[.G1046]" table:style-name="ce5">
            <text:p>32.909</text:p>
          </table:table-cell>
          <table:table-cell office:value-type="float" office:value="3.2000000000000001E-2" table:formula="of:=([.B1046]-[.B1045])/1000" table:style-name="ce5">
            <text:p>0.032</text:p>
          </table:table-cell>
          <table:table-cell office:value-type="float" office:value="0.16285444000000029" table:formula="of:=([.C1046]+[.C1045])*[.G1046]*9.8/2+[.H1045]" table:style-name="ce4">
            <text:p>0.162854</text:p>
          </table:table-cell>
          <table:table-cell office:value-type="float" office:value="-2.2084994753410283E-3" table:formula="of:=[.C1046]-[.$N$1]" table:style-name="ce4">
            <text:p>-0.002208</text:p>
          </table:table-cell>
          <table:table-cell office:value-type="float" office:value="-1.1408104931793775E-3" table:formula="of:=(([.$I1046]+[.$I1045]))*[.$G1046]*9.8/2+[.J1045]" table:style-name="ce4">
            <text:p>-0.0011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096" table:style-name="ce3">
            <text:p>71096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2.940999999999725" table:formula="of:=[.F1046]+[.G1047]" table:style-name="ce5">
            <text:p>32.941</text:p>
          </table:table-cell>
          <table:table-cell office:value-type="float" office:value="3.2000000000000001E-2" table:formula="of:=([.B1047]-[.B1046])/1000" table:style-name="ce5">
            <text:p>0.032</text:p>
          </table:table-cell>
          <table:table-cell office:value-type="float" office:value="0.16268196000000029" table:formula="of:=([.C1047]+[.C1046])*[.G1047]*9.8/2+[.H1046]" table:style-name="ce4">
            <text:p>0.162682</text:p>
          </table:table-cell>
          <table:table-cell office:value-type="float" office:value="9.1500524658971543E-5" table:formula="of:=[.C1047]-[.$N$1]" table:style-name="ce4">
            <text:p>0.000092</text:p>
          </table:table-cell>
          <table:table-cell office:value-type="float" office:value="-1.472755928646324E-3" table:formula="of:=(([.$I1047]+[.$I1046]))*[.$G1047]*9.8/2+[.J1046]" table:style-name="ce4">
            <text:p>-0.0014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127" table:style-name="ce3">
            <text:p>71127</text:p>
          </table:table-cell>
          <table:table-cell office:value-type="float" office:value="1.4E-3" table:style-name="ce4">
            <text:p>0.0014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81" table:style-name="ce4">
            <text:p>1.008100</text:p>
          </table:table-cell>
          <table:table-cell office:value-type="float" office:value="32.971999999999724" table:formula="of:=[.F1047]+[.G1048]" table:style-name="ce5">
            <text:p>32.972</text:p>
          </table:table-cell>
          <table:table-cell office:value-type="float" office:value="3.1E-2" table:formula="of:=([.B1048]-[.B1047])/1000" table:style-name="ce5">
            <text:p>0.031</text:p>
          </table:table-cell>
          <table:table-cell office:value-type="float" office:value="0.16298576000000028" table:formula="of:=([.C1048]+[.C1047])*[.G1048]*9.8/2+[.H1047]" table:style-name="ce4">
            <text:p>0.162986</text:p>
          </table:table-cell>
          <table:table-cell office:value-type="float" office:value="8.9150052465897158E-4" table:formula="of:=[.C1048]-[.$N$1]" table:style-name="ce4">
            <text:p>0.000892</text:p>
          </table:table-cell>
          <table:table-cell office:value-type="float" office:value="-1.3234380692549283E-3" table:formula="of:=(([.$I1048]+[.$I1047]))*[.$G1048]*9.8/2+[.J1047]" table:style-name="ce4">
            <text:p>-0.0013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158" table:style-name="ce3">
            <text:p>71158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33.002999999999723" table:formula="of:=[.F1048]+[.G1049]" table:style-name="ce5">
            <text:p>33.003</text:p>
          </table:table-cell>
          <table:table-cell office:value-type="float" office:value="3.1E-2" table:formula="of:=([.B1049]-[.B1048])/1000" table:style-name="ce5">
            <text:p>0.031</text:p>
          </table:table-cell>
          <table:table-cell office:value-type="float" office:value="0.16344146000000029" table:formula="of:=([.C1049]+[.C1048])*[.G1049]*9.8/2+[.H1048]" table:style-name="ce4">
            <text:p>0.163441</text:p>
          </table:table-cell>
          <table:table-cell office:value-type="float" office:value="1.0915005246589717E-3" table:formula="of:=[.C1049]-[.$N$1]" table:style-name="ce4">
            <text:p>0.001092</text:p>
          </table:table-cell>
          <table:table-cell office:value-type="float" office:value="-1.0222202098635327E-3" table:formula="of:=(([.$I1049]+[.$I1048]))*[.$G1049]*9.8/2+[.J1048]" table:style-name="ce4">
            <text:p>-0.0010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189" table:style-name="ce3">
            <text:p>71189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33.033999999999722" table:formula="of:=[.F1049]+[.G1050]" table:style-name="ce5">
            <text:p>33.034</text:p>
          </table:table-cell>
          <table:table-cell office:value-type="float" office:value="3.1E-2" table:formula="of:=([.B1050]-[.B1049])/1000" table:style-name="ce5">
            <text:p>0.031</text:p>
          </table:table-cell>
          <table:table-cell office:value-type="float" office:value="0.16363893000000029" table:formula="of:=([.C1050]+[.C1049])*[.G1050]*9.8/2+[.H1049]" table:style-name="ce4">
            <text:p>0.163639</text:p>
          </table:table-cell>
          <table:table-cell office:value-type="float" office:value="-8.0849947534102832E-4" table:formula="of:=[.C1050]-[.$N$1]" table:style-name="ce4">
            <text:p>-0.000808</text:p>
          </table:table-cell>
          <table:table-cell office:value-type="float" office:value="-9.7923235047213701E-4" table:formula="of:=(([.$I1050]+[.$I1049]))*[.$G1050]*9.8/2+[.J1049]" table:style-name="ce4">
            <text:p>-0.0009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221" table:style-name="ce3">
            <text:p>71221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04" table:style-name="ce4">
            <text:p>1.010400</text:p>
          </table:table-cell>
          <table:table-cell office:value-type="float" office:value="33.065999999999718" table:formula="of:=[.F1050]+[.G1051]" table:style-name="ce5">
            <text:p>33.066</text:p>
          </table:table-cell>
          <table:table-cell office:value-type="float" office:value="3.2000000000000001E-2" table:formula="of:=([.B1051]-[.B1050])/1000" table:style-name="ce5">
            <text:p>0.032</text:p>
          </table:table-cell>
          <table:table-cell office:value-type="float" office:value="0.1637643700000003" table:formula="of:=([.C1051]+[.C1050])*[.G1051]*9.8/2+[.H1050]" table:style-name="ce4">
            <text:p>0.163764</text:p>
          </table:table-cell>
          <table:table-cell office:value-type="float" office:value="5.9150052465897166E-4" table:formula="of:=[.C1051]-[.$N$1]" table:style-name="ce4">
            <text:p>0.000592</text:p>
          </table:table-cell>
          <table:table-cell office:value-type="float" office:value="-1.0132577859390834E-3" table:formula="of:=(([.$I1051]+[.$I1050]))*[.$G1051]*9.8/2+[.J1050]" table:style-name="ce4">
            <text:p>-0.0010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252" table:style-name="ce3">
            <text:p>71252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68999999999999" table:style-name="ce4">
            <text:p>1.006900</text:p>
          </table:table-cell>
          <table:table-cell office:value-type="float" office:value="33.096999999999717" table:formula="of:=[.F1051]+[.G1052]" table:style-name="ce5">
            <text:p>33.097</text:p>
          </table:table-cell>
          <table:table-cell office:value-type="float" office:value="3.1E-2" table:formula="of:=([.B1052]-[.B1051])/1000" table:style-name="ce5">
            <text:p>0.031</text:p>
          </table:table-cell>
          <table:table-cell office:value-type="float" office:value="0.1642504500000003" table:formula="of:=([.C1052]+[.C1051])*[.G1052]*9.8/2+[.H1051]" table:style-name="ce4">
            <text:p>0.164250</text:p>
          </table:table-cell>
          <table:table-cell office:value-type="float" office:value="1.5915005246589715E-3" table:formula="of:=[.C1052]-[.$N$1]" table:style-name="ce4">
            <text:p>0.001592</text:p>
          </table:table-cell>
          <table:table-cell office:value-type="float" office:value="-6.8165992654768779E-4" table:formula="of:=(([.$I1052]+[.$I1051]))*[.$G1052]*9.8/2+[.J1051]" table:style-name="ce4">
            <text:p>-0.0006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283" table:style-name="ce3">
            <text:p>71283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3.127999999999716" table:formula="of:=[.F1052]+[.G1053]" table:style-name="ce5">
            <text:p>33.128</text:p>
          </table:table-cell>
          <table:table-cell office:value-type="float" office:value="3.1E-2" table:formula="of:=([.B1053]-[.B1052])/1000" table:style-name="ce5">
            <text:p>0.031</text:p>
          </table:table-cell>
          <table:table-cell office:value-type="float" office:value="0.1647365300000003" table:formula="of:=([.C1053]+[.C1052])*[.G1053]*9.8/2+[.H1052]" table:style-name="ce4">
            <text:p>0.164737</text:p>
          </table:table-cell>
          <table:table-cell office:value-type="float" office:value="5.9150052465897166E-4" table:formula="of:=[.C1053]-[.$N$1]" table:style-name="ce4">
            <text:p>0.000592</text:p>
          </table:table-cell>
          <table:table-cell office:value-type="float" office:value="-3.5006206715629219E-4" table:formula="of:=(([.$I1053]+[.$I1052]))*[.$G1053]*9.8/2+[.J1052]" table:style-name="ce4">
            <text:p>-0.0003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314" table:style-name="ce3">
            <text:p>71314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82" table:style-name="ce4">
            <text:p>1.008200</text:p>
          </table:table-cell>
          <table:table-cell office:value-type="float" office:value="33.158999999999715" table:formula="of:=[.F1053]+[.G1054]" table:style-name="ce5">
            <text:p>33.159</text:p>
          </table:table-cell>
          <table:table-cell office:value-type="float" office:value="3.1E-2" table:formula="of:=([.B1054]-[.B1053])/1000" table:style-name="ce5">
            <text:p>0.031</text:p>
          </table:table-cell>
          <table:table-cell office:value-type="float" office:value="0.1649947600000003" table:formula="of:=([.C1054]+[.C1053])*[.G1054]*9.8/2+[.H1053]" table:style-name="ce4">
            <text:p>0.164995</text:p>
          </table:table-cell>
          <table:table-cell office:value-type="float" office:value="9.1500524658971543E-5" table:formula="of:=[.C1054]-[.$N$1]" table:style-name="ce4">
            <text:p>0.000092</text:p>
          </table:table-cell>
          <table:table-cell office:value-type="float" office:value="-2.4631420776489662E-4" table:formula="of:=(([.$I1054]+[.$I1053]))*[.$G1054]*9.8/2+[.J1053]" table:style-name="ce4">
            <text:p>-0.0002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345" table:style-name="ce3">
            <text:p>71345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33.189999999999714" table:formula="of:=[.F1054]+[.G1055]" table:style-name="ce5">
            <text:p>33.190</text:p>
          </table:table-cell>
          <table:table-cell office:value-type="float" office:value="3.1E-2" table:formula="of:=([.B1055]-[.B1054])/1000" table:style-name="ce5">
            <text:p>0.031</text:p>
          </table:table-cell>
          <table:table-cell office:value-type="float" office:value="0.1652074200000003" table:formula="of:=([.C1055]+[.C1054])*[.G1055]*9.8/2+[.H1054]" table:style-name="ce4">
            <text:p>0.165207</text:p>
          </table:table-cell>
          <table:table-cell office:value-type="float" office:value="2.9150052465897163E-4" table:formula="of:=[.C1055]-[.$N$1]" table:style-name="ce4">
            <text:p>0.000292</text:p>
          </table:table-cell>
          <table:table-cell office:value-type="float" office:value="-1.8813634837350104E-4" table:formula="of:=(([.$I1055]+[.$I1054]))*[.$G1055]*9.8/2+[.J1054]" table:style-name="ce4">
            <text:p>-0.0001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376" table:style-name="ce3">
            <text:p>71376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33.220999999999712" table:formula="of:=[.F1055]+[.G1056]" table:style-name="ce5">
            <text:p>33.221</text:p>
          </table:table-cell>
          <table:table-cell office:value-type="float" office:value="3.1E-2" table:formula="of:=([.B1056]-[.B1055])/1000" table:style-name="ce5">
            <text:p>0.031</text:p>
          </table:table-cell>
          <table:table-cell office:value-type="float" office:value="0.16538970000000031" table:formula="of:=([.C1056]+[.C1055])*[.G1056]*9.8/2+[.H1055]" table:style-name="ce4">
            <text:p>0.165390</text:p>
          </table:table-cell>
          <table:table-cell office:value-type="float" office:value="-1.0849947534102839E-4" table:formula="of:=[.C1056]-[.$N$1]" table:style-name="ce4">
            <text:p>-0.000108</text:p>
          </table:table-cell>
          <table:table-cell office:value-type="float" office:value="-1.6033848898210545E-4" table:formula="of:=(([.$I1056]+[.$I1055]))*[.$G1056]*9.8/2+[.J1055]" table:style-name="ce4">
            <text:p>-0.0001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407" table:style-name="ce3">
            <text:p>71407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33.251999999999711" table:formula="of:=[.F1056]+[.G1057]" table:style-name="ce5">
            <text:p>33.252</text:p>
          </table:table-cell>
          <table:table-cell office:value-type="float" office:value="3.1E-2" table:formula="of:=([.B1057]-[.B1056])/1000" table:style-name="ce5">
            <text:p>0.031</text:p>
          </table:table-cell>
          <table:table-cell office:value-type="float" office:value="0.1656935000000003" table:formula="of:=([.C1057]+[.C1056])*[.G1057]*9.8/2+[.H1056]" table:style-name="ce4">
            <text:p>0.165694</text:p>
          </table:table-cell>
          <table:table-cell office:value-type="float" office:value="1.0915005246589717E-3" table:formula="of:=[.C1057]-[.$N$1]" table:style-name="ce4">
            <text:p>0.001092</text:p>
          </table:table-cell>
          <table:table-cell office:value-type="float" office:value="-1.1020629590709875E-5" table:formula="of:=(([.$I1057]+[.$I1056]))*[.$G1057]*9.8/2+[.J1056]" table:style-name="ce4">
            <text:p>-0.0000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438" table:style-name="ce3">
            <text:p>71438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33.28299999999971" table:formula="of:=[.F1057]+[.G1058]" table:style-name="ce5">
            <text:p>33.283</text:p>
          </table:table-cell>
          <table:table-cell office:value-type="float" office:value="3.1E-2" table:formula="of:=([.B1058]-[.B1057])/1000" table:style-name="ce5">
            <text:p>0.031</text:p>
          </table:table-cell>
          <table:table-cell office:value-type="float" office:value="0.1661947700000003" table:formula="of:=([.C1058]+[.C1057])*[.G1058]*9.8/2+[.H1057]" table:style-name="ce4">
            <text:p>0.166195</text:p>
          </table:table-cell>
          <table:table-cell office:value-type="float" office:value="1.1915005246589715E-3" table:formula="of:=[.C1058]-[.$N$1]" table:style-name="ce4">
            <text:p>0.001192</text:p>
          </table:table-cell>
          <table:table-cell office:value-type="float" office:value="3.357672298006857E-4" table:formula="of:=(([.$I1058]+[.$I1057]))*[.$G1058]*9.8/2+[.J1057]" table:style-name="ce4">
            <text:p>0.00033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469" table:style-name="ce3">
            <text:p>71469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33.313999999999709" table:formula="of:=[.F1058]+[.G1059]" table:style-name="ce5">
            <text:p>33.314</text:p>
          </table:table-cell>
          <table:table-cell office:value-type="float" office:value="3.1E-2" table:formula="of:=([.B1059]-[.B1058])/1000" table:style-name="ce5">
            <text:p>0.031</text:p>
          </table:table-cell>
          <table:table-cell office:value-type="float" office:value="0.1664226200000003" table:formula="of:=([.C1059]+[.C1058])*[.G1059]*9.8/2+[.H1058]" table:style-name="ce4">
            <text:p>0.166423</text:p>
          </table:table-cell>
          <table:table-cell office:value-type="float" office:value="-7.0849947534102839E-4" table:formula="of:=[.C1059]-[.$N$1]" table:style-name="ce4">
            <text:p>-0.000708</text:p>
          </table:table-cell>
          <table:table-cell office:value-type="float" office:value="4.0913508919208127E-4" table:formula="of:=(([.$I1059]+[.$I1058]))*[.$G1059]*9.8/2+[.J1058]" table:style-name="ce4">
            <text:p>0.0004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501" table:style-name="ce3">
            <text:p>71501</text:p>
          </table:table-cell>
          <table:table-cell office:value-type="float" office:value="-2.2000000000000001E-3" table:style-name="ce4">
            <text:p>-0.002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85" table:style-name="ce4">
            <text:p>1.008500</text:p>
          </table:table-cell>
          <table:table-cell office:value-type="float" office:value="33.345999999999705" table:formula="of:=[.F1059]+[.G1060]" table:style-name="ce5">
            <text:p>33.346</text:p>
          </table:table-cell>
          <table:table-cell office:value-type="float" office:value="3.2000000000000001E-2" table:formula="of:=([.B1060]-[.B1059])/1000" table:style-name="ce5">
            <text:p>0.032</text:p>
          </table:table-cell>
          <table:table-cell office:value-type="float" office:value="0.16604630000000029" table:formula="of:=([.C1060]+[.C1059])*[.G1060]*9.8/2+[.H1059]" table:style-name="ce4">
            <text:p>0.166046</text:p>
          </table:table-cell>
          <table:table-cell office:value-type="float" office:value="-2.7084994753410283E-3" table:formula="of:=[.C1060]-[.$N$1]" table:style-name="ce4">
            <text:p>-0.002708</text:p>
          </table:table-cell>
          <table:table-cell office:value-type="float" office:value="-1.266503462748653E-4" table:formula="of:=(([.$I1060]+[.$I1059]))*[.$G1060]*9.8/2+[.J1059]" table:style-name="ce4">
            <text:p>-0.0001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533" table:style-name="ce3">
            <text:p>71533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33.377999999999702" table:formula="of:=[.F1060]+[.G1061]" table:style-name="ce5">
            <text:p>33.378</text:p>
          </table:table-cell>
          <table:table-cell office:value-type="float" office:value="3.2000000000000001E-2" table:formula="of:=([.B1061]-[.B1060])/1000" table:style-name="ce5">
            <text:p>0.032</text:p>
          </table:table-cell>
          <table:table-cell office:value-type="float" office:value="0.16559158000000029" table:formula="of:=([.C1061]+[.C1060])*[.G1061]*9.8/2+[.H1060]" table:style-name="ce4">
            <text:p>0.165592</text:p>
          </table:table-cell>
          <table:table-cell office:value-type="float" office:value="-1.2084994753410283E-3" table:formula="of:=[.C1061]-[.$N$1]" table:style-name="ce4">
            <text:p>-0.001208</text:p>
          </table:table-cell>
          <table:table-cell office:value-type="float" office:value="-7.4083578174181182E-4" table:formula="of:=(([.$I1061]+[.$I1060]))*[.$G1061]*9.8/2+[.J1060]" table:style-name="ce4">
            <text:p>-0.0007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565" table:style-name="ce3">
            <text:p>71565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33.409999999999698" table:formula="of:=[.F1061]+[.G1062]" table:style-name="ce5">
            <text:p>33.410</text:p>
          </table:table-cell>
          <table:table-cell office:value-type="float" office:value="3.2000000000000001E-2" table:formula="of:=([.B1062]-[.B1061])/1000" table:style-name="ce5">
            <text:p>0.032</text:p>
          </table:table-cell>
          <table:table-cell office:value-type="float" office:value="0.16534070000000028" table:formula="of:=([.C1062]+[.C1061])*[.G1062]*9.8/2+[.H1061]" table:style-name="ce4">
            <text:p>0.165341</text:p>
          </table:table-cell>
          <table:table-cell office:value-type="float" office:value="-1.4084994753410284E-3" table:formula="of:=[.C1062]-[.$N$1]" table:style-name="ce4">
            <text:p>-0.001408</text:p>
          </table:table-cell>
          <table:table-cell office:value-type="float" office:value="-1.1511812172087584E-3" table:formula="of:=(([.$I1062]+[.$I1061]))*[.$G1062]*9.8/2+[.J1061]" table:style-name="ce4">
            <text:p>-0.0011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597" table:style-name="ce3">
            <text:p>71597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39" table:style-name="ce4">
            <text:p>1.013900</text:p>
          </table:table-cell>
          <table:table-cell office:value-type="float" office:value="33.441999999999695" table:formula="of:=[.F1062]+[.G1063]" table:style-name="ce5">
            <text:p>33.442</text:p>
          </table:table-cell>
          <table:table-cell office:value-type="float" office:value="3.2000000000000001E-2" table:formula="of:=([.B1063]-[.B1062])/1000" table:style-name="ce5">
            <text:p>0.032</text:p>
          </table:table-cell>
          <table:table-cell office:value-type="float" office:value="0.16513686000000027" table:formula="of:=([.C1063]+[.C1062])*[.G1063]*9.8/2+[.H1062]" table:style-name="ce4">
            <text:p>0.165137</text:p>
          </table:table-cell>
          <table:table-cell office:value-type="float" office:value="-9.0849947534102837E-4" table:formula="of:=[.C1063]-[.$N$1]" table:style-name="ce4">
            <text:p>-0.000908</text:p>
          </table:table-cell>
          <table:table-cell office:value-type="float" office:value="-1.5144866526757049E-3" table:formula="of:=(([.$I1063]+[.$I1062]))*[.$G1063]*9.8/2+[.J1062]" table:style-name="ce4">
            <text:p>-0.0015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629" table:style-name="ce3">
            <text:p>71629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63" table:style-name="ce4">
            <text:p>1.006300</text:p>
          </table:table-cell>
          <table:table-cell office:value-type="float" office:value="33.473999999999691" table:formula="of:=[.F1063]+[.G1064]" table:style-name="ce5">
            <text:p>33.474</text:p>
          </table:table-cell>
          <table:table-cell office:value-type="float" office:value="3.2000000000000001E-2" table:formula="of:=([.B1064]-[.B1063])/1000" table:style-name="ce5">
            <text:p>0.032</text:p>
          </table:table-cell>
          <table:table-cell office:value-type="float" office:value="0.16515254000000026" table:formula="of:=([.C1064]+[.C1063])*[.G1064]*9.8/2+[.H1063]" table:style-name="ce4">
            <text:p>0.165153</text:p>
          </table:table-cell>
          <table:table-cell office:value-type="float" office:value="-8.4994753410283942E-6" table:formula="of:=[.C1064]-[.$N$1]" table:style-name="ce4">
            <text:p>-0.000008</text:p>
          </table:table-cell>
          <table:table-cell office:value-type="float" office:value="-1.6582720881426515E-3" table:formula="of:=(([.$I1064]+[.$I1063]))*[.$G1064]*9.8/2+[.J1063]" table:style-name="ce4">
            <text:p>-0.0016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660" table:style-name="ce3">
            <text:p>71660</text:p>
          </table:table-cell>
          <table:table-cell office:value-type="float" office:value="-1E-4" table:style-name="ce4">
            <text:p>-0.0001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1" table:style-name="ce4">
            <text:p>1.010000</text:p>
          </table:table-cell>
          <table:table-cell office:value-type="float" office:value="33.50499999999969" table:formula="of:=[.F1064]+[.G1065]" table:style-name="ce5">
            <text:p>33.505</text:p>
          </table:table-cell>
          <table:table-cell office:value-type="float" office:value="3.1E-2" table:formula="of:=([.B1065]-[.B1064])/1000" table:style-name="ce5">
            <text:p>0.031</text:p>
          </table:table-cell>
          <table:table-cell office:value-type="float" office:value="0.16521330000000026" table:formula="of:=([.C1065]+[.C1064])*[.G1065]*9.8/2+[.H1064]" table:style-name="ce4">
            <text:p>0.165213</text:p>
          </table:table-cell>
          <table:table-cell office:value-type="float" office:value="-6.0849947534102845E-4" table:formula="of:=[.C1065]-[.$N$1]" table:style-name="ce4">
            <text:p>-0.000608</text:p>
          </table:table-cell>
          <table:table-cell office:value-type="float" office:value="-1.751994228751256E-3" table:formula="of:=(([.$I1065]+[.$I1064]))*[.$G1065]*9.8/2+[.J1064]" table:style-name="ce4">
            <text:p>-0.0017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692" table:style-name="ce3">
            <text:p>71692</text:p>
          </table:table-cell>
          <table:table-cell office:value-type="float" office:value="0" table:style-name="ce4">
            <text:p>0.0000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3.536999999999686" table:formula="of:=[.F1065]+[.G1066]" table:style-name="ce5">
            <text:p>33.537</text:p>
          </table:table-cell>
          <table:table-cell office:value-type="float" office:value="3.2000000000000001E-2" table:formula="of:=([.B1066]-[.B1065])/1000" table:style-name="ce5">
            <text:p>0.032</text:p>
          </table:table-cell>
          <table:table-cell office:value-type="float" office:value="0.16519762000000027" table:formula="of:=([.C1066]+[.C1065])*[.G1066]*9.8/2+[.H1065]" table:style-name="ce4">
            <text:p>0.165198</text:p>
          </table:table-cell>
          <table:table-cell office:value-type="float" office:value="-5.084994753410284E-4" table:formula="of:=[.C1066]-[.$N$1]" table:style-name="ce4">
            <text:p>-0.000508</text:p>
          </table:table-cell>
          <table:table-cell office:value-type="float" office:value="-1.9271396642182026E-3" table:formula="of:=(([.$I1066]+[.$I1065]))*[.$G1066]*9.8/2+[.J1065]" table:style-name="ce4">
            <text:p>-0.0019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724" table:style-name="ce3">
            <text:p>71724</text:p>
          </table:table-cell>
          <table:table-cell office:value-type="float" office:value="1E-4" table:style-name="ce4">
            <text:p>0.000100</text:p>
          </table:table-cell>
          <table:table-cell office:value-type="float" office:value="4.4999999999999997E-3" table:style-name="ce4">
            <text:p>0.0045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33.568999999999683" table:formula="of:=[.F1066]+[.G1067]" table:style-name="ce5">
            <text:p>33.569</text:p>
          </table:table-cell>
          <table:table-cell office:value-type="float" office:value="3.2000000000000001E-2" table:formula="of:=([.B1067]-[.B1066])/1000" table:style-name="ce5">
            <text:p>0.032</text:p>
          </table:table-cell>
          <table:table-cell office:value-type="float" office:value="0.16521330000000026" table:formula="of:=([.C1067]+[.C1066])*[.G1067]*9.8/2+[.H1066]" table:style-name="ce4">
            <text:p>0.165213</text:p>
          </table:table-cell>
          <table:table-cell office:value-type="float" office:value="-4.0849947534102841E-4" table:formula="of:=[.C1067]-[.$N$1]" table:style-name="ce4">
            <text:p>-0.000408</text:p>
          </table:table-cell>
          <table:table-cell office:value-type="float" office:value="-2.070925099685149E-3" table:formula="of:=(([.$I1067]+[.$I1066]))*[.$G1067]*9.8/2+[.J1066]" table:style-name="ce4">
            <text:p>-0.0020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755" table:style-name="ce3">
            <text:p>71755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5.4000000000000003E-3" table:style-name="ce4">
            <text:p>0.005400</text:p>
          </table:table-cell>
          <table:table-cell office:value-type="float" office:value="1.0119" table:style-name="ce4">
            <text:p>1.011900</text:p>
          </table:table-cell>
          <table:table-cell office:value-type="float" office:value="33.599999999999682" table:formula="of:=[.F1067]+[.G1068]" table:style-name="ce5">
            <text:p>33.600</text:p>
          </table:table-cell>
          <table:table-cell office:value-type="float" office:value="3.1E-2" table:formula="of:=([.B1068]-[.B1067])/1000" table:style-name="ce5">
            <text:p>0.031</text:p>
          </table:table-cell>
          <table:table-cell office:value-type="float" office:value="0.16560824000000027" table:formula="of:=([.C1068]+[.C1067])*[.G1068]*9.8/2+[.H1067]" table:style-name="ce4">
            <text:p>0.165608</text:p>
          </table:table-cell>
          <table:table-cell office:value-type="float" office:value="1.9915005246589719E-3" table:formula="of:=[.C1068]-[.$N$1]" table:style-name="ce4">
            <text:p>0.001992</text:p>
          </table:table-cell>
          <table:table-cell office:value-type="float" office:value="-1.8304672402937533E-3" table:formula="of:=(([.$I1068]+[.$I1067]))*[.$G1068]*9.8/2+[.J1067]" table:style-name="ce4">
            <text:p>-0.00183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786" table:style-name="ce3">
            <text:p>71786</text:p>
          </table:table-cell>
          <table:table-cell office:value-type="float" office:value="1.5E-3" table:style-name="ce4">
            <text:p>0.0015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3.63099999999968" table:formula="of:=[.F1068]+[.G1069]" table:style-name="ce5">
            <text:p>33.631</text:p>
          </table:table-cell>
          <table:table-cell office:value-type="float" office:value="3.1E-2" table:formula="of:=([.B1069]-[.B1068])/1000" table:style-name="ce5">
            <text:p>0.031</text:p>
          </table:table-cell>
          <table:table-cell office:value-type="float" office:value="0.16621584000000028" table:formula="of:=([.C1069]+[.C1068])*[.G1069]*9.8/2+[.H1068]" table:style-name="ce4">
            <text:p>0.166216</text:p>
          </table:table-cell>
          <table:table-cell office:value-type="float" office:value="9.9150052465897163E-4" table:formula="of:=[.C1069]-[.$N$1]" table:style-name="ce4">
            <text:p>0.000992</text:p>
          </table:table-cell>
          <table:table-cell office:value-type="float" office:value="-1.3773493809023578E-3" table:formula="of:=(([.$I1069]+[.$I1068]))*[.$G1069]*9.8/2+[.J1068]" table:style-name="ce4">
            <text:p>-0.0013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817" table:style-name="ce3">
            <text:p>71817</text:p>
          </table:table-cell>
          <table:table-cell office:value-type="float" office:value="-1E-3" table:style-name="ce4">
            <text:p>-0.0010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33.661999999999679" table:formula="of:=[.F1069]+[.G1070]" table:style-name="ce5">
            <text:p>33.662</text:p>
          </table:table-cell>
          <table:table-cell office:value-type="float" office:value="3.1E-2" table:formula="of:=([.B1070]-[.B1069])/1000" table:style-name="ce5">
            <text:p>0.031</text:p>
          </table:table-cell>
          <table:table-cell office:value-type="float" office:value="0.16629179000000027" table:formula="of:=([.C1070]+[.C1069])*[.G1070]*9.8/2+[.H1069]" table:style-name="ce4">
            <text:p>0.166292</text:p>
          </table:table-cell>
          <table:table-cell office:value-type="float" office:value="-1.5084994753410284E-3" table:formula="of:=[.C1070]-[.$N$1]" table:style-name="ce4">
            <text:p>-0.001508</text:p>
          </table:table-cell>
          <table:table-cell office:value-type="float" office:value="-1.4558815215109623E-3" table:formula="of:=(([.$I1070]+[.$I1069]))*[.$G1070]*9.8/2+[.J1069]" table:style-name="ce4">
            <text:p>-0.0014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849" table:style-name="ce3">
            <text:p>71849</text:p>
          </table:table-cell>
          <table:table-cell office:value-type="float" office:value="7.1999999999999998E-3" table:style-name="ce4">
            <text:p>0.0072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3.693999999999676" table:formula="of:=[.F1070]+[.G1071]" table:style-name="ce5">
            <text:p>33.694</text:p>
          </table:table-cell>
          <table:table-cell office:value-type="float" office:value="3.2000000000000001E-2" table:formula="of:=([.B1071]-[.B1070])/1000" table:style-name="ce5">
            <text:p>0.032</text:p>
          </table:table-cell>
          <table:table-cell office:value-type="float" office:value="0.16726395000000027" table:formula="of:=([.C1071]+[.C1070])*[.G1071]*9.8/2+[.H1070]" table:style-name="ce4">
            <text:p>0.167264</text:p>
          </table:table-cell>
          <table:table-cell office:value-type="float" office:value="6.6915005246589712E-3" table:formula="of:=[.C1071]-[.$N$1]" table:style-name="ce4">
            <text:p>0.006692</text:p>
          </table:table-cell>
          <table:table-cell office:value-type="float" office:value="-6.4318695697790883E-4" table:formula="of:=(([.$I1071]+[.$I1070]))*[.$G1071]*9.8/2+[.J1070]" table:style-name="ce4">
            <text:p>-0.00064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880" table:style-name="ce3">
            <text:p>7188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6" table:style-name="ce4">
            <text:p>1.006000</text:p>
          </table:table-cell>
          <table:table-cell office:value-type="float" office:value="33.724999999999675" table:formula="of:=[.F1071]+[.G1072]" table:style-name="ce5">
            <text:p>33.725</text:p>
          </table:table-cell>
          <table:table-cell office:value-type="float" office:value="3.1E-2" table:formula="of:=([.B1072]-[.B1071])/1000" table:style-name="ce5">
            <text:p>0.031</text:p>
          </table:table-cell>
          <table:table-cell office:value-type="float" office:value="0.16888928000000028" table:formula="of:=([.C1072]+[.C1071])*[.G1072]*9.8/2+[.H1071]" table:style-name="ce4">
            <text:p>0.168889</text:p>
          </table:table-cell>
          <table:table-cell office:value-type="float" office:value="2.9915005246589719E-3" table:formula="of:=[.C1072]-[.$N$1]" table:style-name="ce4">
            <text:p>0.002992</text:p>
          </table:table-cell>
          <table:table-cell office:value-type="float" office:value="8.2766090241348685E-4" table:formula="of:=(([.$I1072]+[.$I1071]))*[.$G1072]*9.8/2+[.J1071]" table:style-name="ce4">
            <text:p>0.0008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912" table:style-name="ce3">
            <text:p>71912</text:p>
          </table:table-cell>
          <table:table-cell office:value-type="float" office:value="4.4000000000000003E-3" table:style-name="ce4">
            <text:p>0.0044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084" table:style-name="ce4">
            <text:p>1.008400</text:p>
          </table:table-cell>
          <table:table-cell office:value-type="float" office:value="33.756999999999671" table:formula="of:=[.F1072]+[.G1073]" table:style-name="ce5">
            <text:p>33.757</text:p>
          </table:table-cell>
          <table:table-cell office:value-type="float" office:value="3.2000000000000001E-2" table:formula="of:=([.B1073]-[.B1072])/1000" table:style-name="ce5">
            <text:p>0.032</text:p>
          </table:table-cell>
          <table:table-cell office:value-type="float" office:value="0.17012800000000028" table:formula="of:=([.C1073]+[.C1072])*[.G1073]*9.8/2+[.H1072]" table:style-name="ce4">
            <text:p>0.170128</text:p>
          </table:table-cell>
          <table:table-cell office:value-type="float" office:value="3.8915005246589716E-3" table:formula="of:=[.C1073]-[.$N$1]" table:style-name="ce4">
            <text:p>0.003892</text:p>
          </table:table-cell>
          <table:table-cell office:value-type="float" office:value="1.9069154669465406E-3" table:formula="of:=(([.$I1073]+[.$I1072]))*[.$G1073]*9.8/2+[.J1072]" table:style-name="ce4">
            <text:p>0.0019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943" table:style-name="ce3">
            <text:p>71943</text:p>
          </table:table-cell>
          <table:table-cell office:value-type="float" office:value="-1.17E-2" table:style-name="ce4">
            <text:p>-0.011700</text:p>
          </table:table-cell>
          <table:table-cell office:value-type="float" office:value="9.1999999999999998E-3" table:style-name="ce4">
            <text:p>0.009200</text:p>
          </table:table-cell>
          <table:table-cell office:value-type="float" office:value="1.0122" table:style-name="ce4">
            <text:p>1.012200</text:p>
          </table:table-cell>
          <table:table-cell office:value-type="float" office:value="33.78799999999967" table:formula="of:=[.F1073]+[.G1074]" table:style-name="ce5">
            <text:p>33.788</text:p>
          </table:table-cell>
          <table:table-cell office:value-type="float" office:value="3.1E-2" table:formula="of:=([.B1074]-[.B1073])/1000" table:style-name="ce5">
            <text:p>0.031</text:p>
          </table:table-cell>
          <table:table-cell office:value-type="float" office:value="0.16901913000000027" table:formula="of:=([.C1074]+[.C1073])*[.G1074]*9.8/2+[.H1073]" table:style-name="ce4">
            <text:p>0.169019</text:p>
          </table:table-cell>
          <table:table-cell office:value-type="float" office:value="-1.2208499475341028E-2" table:formula="of:=[.C1074]-[.$N$1]" table:style-name="ce4">
            <text:p>-0.012208</text:p>
          </table:table-cell>
          <table:table-cell office:value-type="float" office:value="6.4356332633793627E-4" table:formula="of:=(([.$I1074]+[.$I1073]))*[.$G1074]*9.8/2+[.J1073]" table:style-name="ce4">
            <text:p>0.0006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1975" table:style-name="ce3">
            <text:p>71975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150999999999999" table:style-name="ce4">
            <text:p>1.015100</text:p>
          </table:table-cell>
          <table:table-cell office:value-type="float" office:value="33.819999999999666" table:formula="of:=[.F1074]+[.G1075]" table:style-name="ce5">
            <text:p>33.820</text:p>
          </table:table-cell>
          <table:table-cell office:value-type="float" office:value="3.2000000000000001E-2" table:formula="of:=([.B1075]-[.B1074])/1000" table:style-name="ce5">
            <text:p>0.032</text:p>
          </table:table-cell>
          <table:table-cell office:value-type="float" office:value="0.16731001000000026" table:formula="of:=([.C1075]+[.C1074])*[.G1075]*9.8/2+[.H1074]" table:style-name="ce4">
            <text:p>0.167310</text:p>
          </table:table-cell>
          <table:table-cell office:value-type="float" office:value="2.9150052465897163E-4" table:formula="of:=[.C1075]-[.$N$1]" table:style-name="ce4">
            <text:p>0.000292</text:p>
          </table:table-cell>
          <table:table-cell office:value-type="float" office:value="-1.2250221091290104E-3" table:formula="of:=(([.$I1075]+[.$I1074]))*[.$G1075]*9.8/2+[.J1074]" table:style-name="ce4">
            <text:p>-0.00122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007" table:style-name="ce3">
            <text:p>72007</text:p>
          </table:table-cell>
          <table:table-cell office:value-type="float" office:value="1.8E-3" table:style-name="ce4">
            <text:p>0.0018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72000000000001" table:style-name="ce4">
            <text:p>1.007200</text:p>
          </table:table-cell>
          <table:table-cell office:value-type="float" office:value="33.851999999999663" table:formula="of:=[.F1075]+[.G1076]" table:style-name="ce5">
            <text:p>33.852</text:p>
          </table:table-cell>
          <table:table-cell office:value-type="float" office:value="3.2000000000000001E-2" table:formula="of:=([.B1076]-[.B1075])/1000" table:style-name="ce5">
            <text:p>0.032</text:p>
          </table:table-cell>
          <table:table-cell office:value-type="float" office:value="0.16771769000000025" table:formula="of:=([.C1076]+[.C1075])*[.G1076]*9.8/2+[.H1075]" table:style-name="ce4">
            <text:p>0.167718</text:p>
          </table:table-cell>
          <table:table-cell office:value-type="float" office:value="1.2915005246589715E-3" table:formula="of:=[.C1076]-[.$N$1]" table:style-name="ce4">
            <text:p>0.001292</text:p>
          </table:table-cell>
          <table:table-cell office:value-type="float" office:value="-9.7680754459595698E-4" table:formula="of:=(([.$I1076]+[.$I1075]))*[.$G1076]*9.8/2+[.J1075]" table:style-name="ce4">
            <text:p>-0.0009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038" table:style-name="ce3">
            <text:p>72038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12" table:style-name="ce4">
            <text:p>1.012000</text:p>
          </table:table-cell>
          <table:table-cell office:value-type="float" office:value="33.882999999999662" table:formula="of:=[.F1076]+[.G1077]" table:style-name="ce5">
            <text:p>33.883</text:p>
          </table:table-cell>
          <table:table-cell office:value-type="float" office:value="3.1E-2" table:formula="of:=([.B1077]-[.B1076])/1000" table:style-name="ce5">
            <text:p>0.031</text:p>
          </table:table-cell>
          <table:table-cell office:value-type="float" office:value="0.16779364000000024" table:formula="of:=([.C1077]+[.C1076])*[.G1077]*9.8/2+[.H1076]" table:style-name="ce4">
            <text:p>0.167794</text:p>
          </table:table-cell>
          <table:table-cell office:value-type="float" office:value="-1.8084994753410283E-3" table:formula="of:=[.C1077]-[.$N$1]" table:style-name="ce4">
            <text:p>-0.001808</text:p>
          </table:table-cell>
          <table:table-cell office:value-type="float" office:value="-1.0553396852045615E-3" table:formula="of:=(([.$I1077]+[.$I1076]))*[.$G1077]*9.8/2+[.J1076]" table:style-name="ce4">
            <text:p>-0.0010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070" table:style-name="ce3">
            <text:p>72070</text:p>
          </table:table-cell>
          <table:table-cell office:value-type="float" office:value="5.3E-3" table:style-name="ce4">
            <text:p>0.005300</text:p>
          </table:table-cell>
          <table:table-cell office:value-type="float" office:value="-2E-3" table:style-name="ce4">
            <text:p>-0.002000</text:p>
          </table:table-cell>
          <table:table-cell office:value-type="float" office:value="1.0117" table:style-name="ce4">
            <text:p>1.011700</text:p>
          </table:table-cell>
          <table:table-cell office:value-type="float" office:value="33.914999999999658" table:formula="of:=[.F1077]+[.G1078]" table:style-name="ce5">
            <text:p>33.915</text:p>
          </table:table-cell>
          <table:table-cell office:value-type="float" office:value="3.2000000000000001E-2" table:formula="of:=([.B1078]-[.B1077])/1000" table:style-name="ce5">
            <text:p>0.032</text:p>
          </table:table-cell>
          <table:table-cell office:value-type="float" office:value="0.16842084000000024" table:formula="of:=([.C1078]+[.C1077])*[.G1078]*9.8/2+[.H1077]" table:style-name="ce4">
            <text:p>0.168421</text:p>
          </table:table-cell>
          <table:table-cell office:value-type="float" office:value="4.7915005246589714E-3" table:formula="of:=[.C1078]-[.$N$1]" table:style-name="ce4">
            <text:p>0.004792</text:p>
          </table:table-cell>
          <table:table-cell office:value-type="float" office:value="-5.8760512067150788E-4" table:formula="of:=(([.$I1078]+[.$I1077]))*[.$G1078]*9.8/2+[.J1077]" table:style-name="ce4">
            <text:p>-0.0005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102" table:style-name="ce3">
            <text:p>72102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99" table:style-name="ce4">
            <text:p>1.009900</text:p>
          </table:table-cell>
          <table:table-cell office:value-type="float" office:value="33.946999999999655" table:formula="of:=[.F1078]+[.G1079]" table:style-name="ce5">
            <text:p>33.947</text:p>
          </table:table-cell>
          <table:table-cell office:value-type="float" office:value="3.2000000000000001E-2" table:formula="of:=([.B1079]-[.B1078])/1000" table:style-name="ce5">
            <text:p>0.032</text:p>
          </table:table-cell>
          <table:table-cell office:value-type="float" office:value="0.16959684000000025" table:formula="of:=([.C1079]+[.C1078])*[.G1079]*9.8/2+[.H1078]" table:style-name="ce4">
            <text:p>0.169597</text:p>
          </table:table-cell>
          <table:table-cell office:value-type="float" office:value="1.6915005246589717E-3" table:formula="of:=[.C1079]-[.$N$1]" table:style-name="ce4">
            <text:p>0.001692</text:p>
          </table:table-cell>
          <table:table-cell office:value-type="float" office:value="4.2892944386154581E-4" table:formula="of:=(([.$I1079]+[.$I1078]))*[.$G1079]*9.8/2+[.J1078]" table:style-name="ce4">
            <text:p>0.0004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133" table:style-name="ce3">
            <text:p>72133</text:p>
          </table:table-cell>
          <table:table-cell office:value-type="float" office:value="-3.3999999999999998E-3" table:style-name="ce4">
            <text:p>-0.0034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051000000000001" table:style-name="ce4">
            <text:p>1.005100</text:p>
          </table:table-cell>
          <table:table-cell office:value-type="float" office:value="33.977999999999653" table:formula="of:=[.F1079]+[.G1080]" table:style-name="ce5">
            <text:p>33.978</text:p>
          </table:table-cell>
          <table:table-cell office:value-type="float" office:value="3.1E-2" table:formula="of:=([.B1080]-[.B1079])/1000" table:style-name="ce5">
            <text:p>0.031</text:p>
          </table:table-cell>
          <table:table-cell office:value-type="float" office:value="0.16941456000000024" table:formula="of:=([.C1080]+[.C1079])*[.G1080]*9.8/2+[.H1079]" table:style-name="ce4">
            <text:p>0.169415</text:p>
          </table:table-cell>
          <table:table-cell office:value-type="float" office:value="-3.908499475341028E-3" table:formula="of:=[.C1080]-[.$N$1]" table:style-name="ce4">
            <text:p>-0.003908</text:p>
          </table:table-cell>
          <table:table-cell office:value-type="float" office:value="9.2167303252941517E-5" table:formula="of:=(([.$I1080]+[.$I1079]))*[.$G1080]*9.8/2+[.J1079]" table:style-name="ce4">
            <text:p>0.0000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165" table:style-name="ce3">
            <text:p>72165</text:p>
          </table:table-cell>
          <table:table-cell office:value-type="float" office:value="-4.0000000000000001E-3" table:style-name="ce4">
            <text:p>-0.004000</text:p>
          </table:table-cell>
          <table:table-cell office:value-type="float" office:value="4.4999999999999997E-3" table:style-name="ce4">
            <text:p>0.0045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4.00999999999965" table:formula="of:=[.F1080]+[.G1081]" table:style-name="ce5">
            <text:p>34.010</text:p>
          </table:table-cell>
          <table:table-cell office:value-type="float" office:value="3.2000000000000001E-2" table:formula="of:=([.B1081]-[.B1080])/1000" table:style-name="ce5">
            <text:p>0.032</text:p>
          </table:table-cell>
          <table:table-cell office:value-type="float" office:value="0.16825424000000025" table:formula="of:=([.C1081]+[.C1080])*[.G1081]*9.8/2+[.H1080]" table:style-name="ce4">
            <text:p>0.168254</text:p>
          </table:table-cell>
          <table:table-cell office:value-type="float" office:value="-4.5084994753410287E-3" table:formula="of:=[.C1081]-[.$N$1]" table:style-name="ce4">
            <text:p>-0.004508</text:p>
          </table:table-cell>
          <table:table-cell office:value-type="float" office:value="-1.2276181322140047E-3" table:formula="of:=(([.$I1081]+[.$I1080]))*[.$G1081]*9.8/2+[.J1080]" table:style-name="ce4">
            <text:p>-0.0012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197" table:style-name="ce3">
            <text:p>72197</text:p>
          </table:table-cell>
          <table:table-cell office:value-type="float" office:value="5.1999999999999998E-3" table:style-name="ce4">
            <text:p>0.0052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4.041999999999646" table:formula="of:=[.F1081]+[.G1082]" table:style-name="ce5">
            <text:p>34.042</text:p>
          </table:table-cell>
          <table:table-cell office:value-type="float" office:value="3.2000000000000001E-2" table:formula="of:=([.B1082]-[.B1081])/1000" table:style-name="ce5">
            <text:p>0.032</text:p>
          </table:table-cell>
          <table:table-cell office:value-type="float" office:value="0.16844240000000024" table:formula="of:=([.C1082]+[.C1081])*[.G1082]*9.8/2+[.H1081]" table:style-name="ce4">
            <text:p>0.168442</text:p>
          </table:table-cell>
          <table:table-cell office:value-type="float" office:value="4.6915005246589711E-3" table:formula="of:=[.C1082]-[.$N$1]" table:style-name="ce4">
            <text:p>0.004692</text:p>
          </table:table-cell>
          <table:table-cell office:value-type="float" office:value="-1.1989235676809513E-3" table:formula="of:=(([.$I1082]+[.$I1081]))*[.$G1082]*9.8/2+[.J1081]" table:style-name="ce4">
            <text:p>-0.0011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229" table:style-name="ce3">
            <text:p>72229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-2.3E-3" table:style-name="ce4">
            <text:p>-0.002300</text:p>
          </table:table-cell>
          <table:table-cell office:value-type="float" office:value="1.0085" table:style-name="ce4">
            <text:p>1.008500</text:p>
          </table:table-cell>
          <table:table-cell office:value-type="float" office:value="34.073999999999643" table:formula="of:=[.F1082]+[.G1083]" table:style-name="ce5">
            <text:p>34.074</text:p>
          </table:table-cell>
          <table:table-cell office:value-type="float" office:value="3.2000000000000001E-2" table:formula="of:=([.B1083]-[.B1082])/1000" table:style-name="ce5">
            <text:p>0.032</text:p>
          </table:table-cell>
          <table:table-cell office:value-type="float" office:value="0.16991632000000023" table:formula="of:=([.C1083]+[.C1082])*[.G1083]*9.8/2+[.H1082]" table:style-name="ce4">
            <text:p>0.169916</text:p>
          </table:table-cell>
          <table:table-cell office:value-type="float" office:value="3.6915005246589711E-3" table:formula="of:=[.C1083]-[.$N$1]" table:style-name="ce4">
            <text:p>0.003692</text:p>
          </table:table-cell>
          <table:table-cell office:value-type="float" office:value="1.1553099685210236E-4" table:formula="of:=(([.$I1083]+[.$I1082]))*[.$G1083]*9.8/2+[.J1082]" table:style-name="ce4">
            <text:p>0.0001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261" table:style-name="ce3">
            <text:p>72261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4.105999999999639" table:formula="of:=[.F1083]+[.G1084]" table:style-name="ce5">
            <text:p>34.106</text:p>
          </table:table-cell>
          <table:table-cell office:value-type="float" office:value="3.2000000000000001E-2" table:formula="of:=([.B1084]-[.B1083])/1000" table:style-name="ce5">
            <text:p>0.032</text:p>
          </table:table-cell>
          <table:table-cell office:value-type="float" office:value="0.17052784000000024" table:formula="of:=([.C1084]+[.C1083])*[.G1084]*9.8/2+[.H1083]" table:style-name="ce4">
            <text:p>0.170528</text:p>
          </table:table-cell>
          <table:table-cell office:value-type="float" office:value="-8.0849947534102832E-4" table:formula="of:=[.C1084]-[.$N$1]" table:style-name="ce4">
            <text:p>-0.000808</text:p>
          </table:table-cell>
          <table:table-cell office:value-type="float" office:value="5.6758556138515582E-4" table:formula="of:=(([.$I1084]+[.$I1083]))*[.$G1084]*9.8/2+[.J1083]" table:style-name="ce4">
            <text:p>0.00056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294" table:style-name="ce3">
            <text:p>72294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3.8999999999999998E-3" table:style-name="ce4">
            <text:p>0.0039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4.138999999999641" table:formula="of:=[.F1084]+[.G1085]" table:style-name="ce5">
            <text:p>34.139</text:p>
          </table:table-cell>
          <table:table-cell office:value-type="float" office:value="3.3000000000000002E-2" table:formula="of:=([.B1085]-[.B1084])/1000" table:style-name="ce5">
            <text:p>0.033</text:p>
          </table:table-cell>
          <table:table-cell office:value-type="float" office:value="0.17028529000000023" table:formula="of:=([.C1085]+[.C1084])*[.G1085]*9.8/2+[.H1084]" table:style-name="ce4">
            <text:p>0.170285</text:p>
          </table:table-cell>
          <table:table-cell office:value-type="float" office:value="-1.7084994753410283E-3" table:formula="of:=[.C1085]-[.$N$1]" table:style-name="ce4">
            <text:p>-0.001708</text:p>
          </table:table-cell>
          <table:table-cell office:value-type="float" office:value="1.6058683105986719E-4" table:formula="of:=(([.$I1085]+[.$I1084]))*[.$G1085]*9.8/2+[.J1084]" table:style-name="ce4">
            <text:p>0.0001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326" table:style-name="ce3">
            <text:p>72326</text:p>
          </table:table-cell>
          <table:table-cell office:value-type="float" office:value="-3.5999999999999999E-3" table:style-name="ce4">
            <text:p>-0.003600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1.0077" table:style-name="ce4">
            <text:p>1.007700</text:p>
          </table:table-cell>
          <table:table-cell office:value-type="float" office:value="34.170999999999637" table:formula="of:=[.F1085]+[.G1086]" table:style-name="ce5">
            <text:p>34.171</text:p>
          </table:table-cell>
          <table:table-cell office:value-type="float" office:value="3.2000000000000001E-2" table:formula="of:=([.B1086]-[.B1085])/1000" table:style-name="ce5">
            <text:p>0.032</text:p>
          </table:table-cell>
          <table:table-cell office:value-type="float" office:value="0.16953265000000023" table:formula="of:=([.C1086]+[.C1085])*[.G1086]*9.8/2+[.H1085]" table:style-name="ce4">
            <text:p>0.169533</text:p>
          </table:table-cell>
          <table:table-cell office:value-type="float" office:value="-4.1084994753410285E-3" table:formula="of:=[.C1086]-[.$N$1]" table:style-name="ce4">
            <text:p>-0.004108</text:p>
          </table:table-cell>
          <table:table-cell office:value-type="float" office:value="-7.5151860440707946E-4" table:formula="of:=(([.$I1086]+[.$I1085]))*[.$G1086]*9.8/2+[.J1085]" table:style-name="ce4">
            <text:p>-0.0007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359" table:style-name="ce3">
            <text:p>72359</text:p>
          </table:table-cell>
          <table:table-cell office:value-type="float" office:value="-1E-4" table:style-name="ce4">
            <text:p>-0.0001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34.203999999999638" table:formula="of:=[.F1086]+[.G1087]" table:style-name="ce5">
            <text:p>34.204</text:p>
          </table:table-cell>
          <table:table-cell office:value-type="float" office:value="3.3000000000000002E-2" table:formula="of:=([.B1087]-[.B1086])/1000" table:style-name="ce5">
            <text:p>0.033</text:p>
          </table:table-cell>
          <table:table-cell office:value-type="float" office:value="0.16893436000000023" table:formula="of:=([.C1087]+[.C1086])*[.G1087]*9.8/2+[.H1086]" table:style-name="ce4">
            <text:p>0.168934</text:p>
          </table:table-cell>
          <table:table-cell office:value-type="float" office:value="-6.0849947534102845E-4" table:formula="of:=[.C1087]-[.$N$1]" table:style-name="ce4">
            <text:p>-0.000608</text:p>
          </table:table-cell>
          <table:table-cell office:value-type="float" office:value="-1.5142573347323683E-3" table:formula="of:=(([.$I1087]+[.$I1086]))*[.$G1087]*9.8/2+[.J1086]" table:style-name="ce4">
            <text:p>-0.0015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391" table:style-name="ce3">
            <text:p>72391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34.235999999999635" table:formula="of:=[.F1087]+[.G1088]" table:style-name="ce5">
            <text:p>34.236</text:p>
          </table:table-cell>
          <table:table-cell office:value-type="float" office:value="3.2000000000000001E-2" table:formula="of:=([.B1088]-[.B1087])/1000" table:style-name="ce5">
            <text:p>0.032</text:p>
          </table:table-cell>
          <table:table-cell office:value-type="float" office:value="0.16954588000000023" table:formula="of:=([.C1088]+[.C1087])*[.G1088]*9.8/2+[.H1087]" table:style-name="ce4">
            <text:p>0.169546</text:p>
          </table:table-cell>
          <table:table-cell office:value-type="float" office:value="3.4915005246589715E-3" table:formula="of:=[.C1088]-[.$N$1]" table:style-name="ce4">
            <text:p>0.003492</text:p>
          </table:table-cell>
          <table:table-cell office:value-type="float" office:value="-1.0622027701993149E-3" table:formula="of:=(([.$I1088]+[.$I1087]))*[.$G1088]*9.8/2+[.J1087]" table:style-name="ce4">
            <text:p>-0.0010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422" table:style-name="ce3">
            <text:p>72422</text:p>
          </table:table-cell>
          <table:table-cell office:value-type="float" office:value="1.4E-3" table:style-name="ce4">
            <text:p>0.0014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34.266999999999634" table:formula="of:=[.F1088]+[.G1089]" table:style-name="ce5">
            <text:p>34.267</text:p>
          </table:table-cell>
          <table:table-cell office:value-type="float" office:value="3.1E-2" table:formula="of:=([.B1089]-[.B1088])/1000" table:style-name="ce5">
            <text:p>0.031</text:p>
          </table:table-cell>
          <table:table-cell office:value-type="float" office:value="0.17036614000000022" table:formula="of:=([.C1089]+[.C1088])*[.G1089]*9.8/2+[.H1088]" table:style-name="ce4">
            <text:p>0.170366</text:p>
          </table:table-cell>
          <table:table-cell office:value-type="float" office:value="8.9150052465897158E-4" table:formula="of:=[.C1089]-[.$N$1]" table:style-name="ce4">
            <text:p>0.000892</text:p>
          </table:table-cell>
          <table:table-cell office:value-type="float" office:value="-3.9642491080791925E-4" table:formula="of:=(([.$I1089]+[.$I1088]))*[.$G1089]*9.8/2+[.J1088]" table:style-name="ce4">
            <text:p>-0.0003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453" table:style-name="ce3">
            <text:p>72453</text:p>
          </table:table-cell>
          <table:table-cell office:value-type="float" office:value="-1.5E-3" table:style-name="ce4">
            <text:p>-0.0015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105" table:style-name="ce4">
            <text:p>1.010500</text:p>
          </table:table-cell>
          <table:table-cell office:value-type="float" office:value="34.297999999999632" table:formula="of:=[.F1089]+[.G1090]" table:style-name="ce5">
            <text:p>34.298</text:p>
          </table:table-cell>
          <table:table-cell office:value-type="float" office:value="3.1E-2" table:formula="of:=([.B1090]-[.B1089])/1000" table:style-name="ce5">
            <text:p>0.031</text:p>
          </table:table-cell>
          <table:table-cell office:value-type="float" office:value="0.17035095000000022" table:formula="of:=([.C1090]+[.C1089])*[.G1090]*9.8/2+[.H1089]" table:style-name="ce4">
            <text:p>0.170351</text:p>
          </table:table-cell>
          <table:table-cell office:value-type="float" office:value="-2.0084994753410282E-3" table:formula="of:=[.C1090]-[.$N$1]" table:style-name="ce4">
            <text:p>-0.002008</text:p>
          </table:table-cell>
          <table:table-cell office:value-type="float" office:value="-5.6609705141652371E-4" table:formula="of:=(([.$I1090]+[.$I1089]))*[.$G1090]*9.8/2+[.J1089]" table:style-name="ce4">
            <text:p>-0.0005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485" table:style-name="ce3">
            <text:p>72485</text:p>
          </table:table-cell>
          <table:table-cell office:value-type="float" office:value="-2.2000000000000001E-3" table:style-name="ce4">
            <text:p>-0.002200</text:p>
          </table:table-cell>
          <table:table-cell office:value-type="float" office:value="4.7000000000000002E-3" table:style-name="ce4">
            <text:p>0.0047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34.329999999999629" table:formula="of:=[.F1090]+[.G1091]" table:style-name="ce5">
            <text:p>34.330</text:p>
          </table:table-cell>
          <table:table-cell office:value-type="float" office:value="3.2000000000000001E-2" table:formula="of:=([.B1091]-[.B1090])/1000" table:style-name="ce5">
            <text:p>0.032</text:p>
          </table:table-cell>
          <table:table-cell office:value-type="float" office:value="0.16977079000000023" table:formula="of:=([.C1091]+[.C1090])*[.G1091]*9.8/2+[.H1090]" table:style-name="ce4">
            <text:p>0.169771</text:p>
          </table:table-cell>
          <table:table-cell office:value-type="float" office:value="-2.7084994753410283E-3" table:formula="of:=[.C1091]-[.$N$1]" table:style-name="ce4">
            <text:p>-0.002708</text:p>
          </table:table-cell>
          <table:table-cell office:value-type="float" office:value="-1.3057224868834702E-3" table:formula="of:=(([.$I1091]+[.$I1090]))*[.$G1091]*9.8/2+[.J1090]" table:style-name="ce4">
            <text:p>-0.0013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517" table:style-name="ce3">
            <text:p>72517</text:p>
          </table:table-cell>
          <table:table-cell office:value-type="float" office:value="1.4E-3" table:style-name="ce4">
            <text:p>0.0014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04" table:style-name="ce4">
            <text:p>1.010400</text:p>
          </table:table-cell>
          <table:table-cell office:value-type="float" office:value="34.361999999999625" table:formula="of:=[.F1091]+[.G1092]" table:style-name="ce5">
            <text:p>34.362</text:p>
          </table:table-cell>
          <table:table-cell office:value-type="float" office:value="3.2000000000000001E-2" table:formula="of:=([.B1092]-[.B1091])/1000" table:style-name="ce5">
            <text:p>0.032</text:p>
          </table:table-cell>
          <table:table-cell office:value-type="float" office:value="0.16964535000000022" table:formula="of:=([.C1092]+[.C1091])*[.G1092]*9.8/2+[.H1091]" table:style-name="ce4">
            <text:p>0.169645</text:p>
          </table:table-cell>
          <table:table-cell office:value-type="float" office:value="8.9150052465897158E-4" table:formula="of:=[.C1092]-[.$N$1]" table:style-name="ce4">
            <text:p>0.000892</text:p>
          </table:table-cell>
          <table:table-cell office:value-type="float" office:value="-1.5906279223504168E-3" table:formula="of:=(([.$I1092]+[.$I1091]))*[.$G1092]*9.8/2+[.J1091]" table:style-name="ce4">
            <text:p>-0.0015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548" table:style-name="ce3">
            <text:p>72548</text:p>
          </table:table-cell>
          <table:table-cell office:value-type="float" office:value="1.9E-3" table:style-name="ce4">
            <text:p>0.0019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34.392999999999624" table:formula="of:=[.F1092]+[.G1093]" table:style-name="ce5">
            <text:p>34.393</text:p>
          </table:table-cell>
          <table:table-cell office:value-type="float" office:value="3.1E-2" table:formula="of:=([.B1093]-[.B1092])/1000" table:style-name="ce5">
            <text:p>0.031</text:p>
          </table:table-cell>
          <table:table-cell office:value-type="float" office:value="0.17014662000000022" table:formula="of:=([.C1093]+[.C1092])*[.G1093]*9.8/2+[.H1092]" table:style-name="ce4">
            <text:p>0.170147</text:p>
          </table:table-cell>
          <table:table-cell office:value-type="float" office:value="1.3915005246589716E-3" table:formula="of:=[.C1093]-[.$N$1]" table:style-name="ce4">
            <text:p>0.001392</text:p>
          </table:table-cell>
          <table:table-cell office:value-type="float" office:value="-1.2438400629590212E-3" table:formula="of:=(([.$I1093]+[.$I1092]))*[.$G1093]*9.8/2+[.J1092]" table:style-name="ce4">
            <text:p>-0.0012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580" table:style-name="ce3">
            <text:p>72580</text:p>
          </table:table-cell>
          <table:table-cell office:value-type="float" office:value="1.9E-3" table:style-name="ce4">
            <text:p>0.001900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.0099" table:style-name="ce4">
            <text:p>1.009900</text:p>
          </table:table-cell>
          <table:table-cell office:value-type="float" office:value="34.424999999999621" table:formula="of:=[.F1093]+[.G1094]" table:style-name="ce5">
            <text:p>34.425</text:p>
          </table:table-cell>
          <table:table-cell office:value-type="float" office:value="3.2000000000000001E-2" table:formula="of:=([.B1094]-[.B1093])/1000" table:style-name="ce5">
            <text:p>0.032</text:p>
          </table:table-cell>
          <table:table-cell office:value-type="float" office:value="0.17074246000000021" table:formula="of:=([.C1094]+[.C1093])*[.G1094]*9.8/2+[.H1093]" table:style-name="ce4">
            <text:p>0.170742</text:p>
          </table:table-cell>
          <table:table-cell office:value-type="float" office:value="1.3915005246589716E-3" table:formula="of:=[.C1094]-[.$N$1]" table:style-name="ce4">
            <text:p>0.001392</text:p>
          </table:table-cell>
          <table:table-cell office:value-type="float" office:value="-8.0746549842596765E-4" table:formula="of:=(([.$I1094]+[.$I1093]))*[.$G1094]*9.8/2+[.J1093]" table:style-name="ce4">
            <text:p>-0.0008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612" table:style-name="ce3">
            <text:p>72612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112000000000001" table:style-name="ce4">
            <text:p>1.011200</text:p>
          </table:table-cell>
          <table:table-cell office:value-type="float" office:value="34.456999999999617" table:formula="of:=[.F1094]+[.G1095]" table:style-name="ce5">
            <text:p>34.457</text:p>
          </table:table-cell>
          <table:table-cell office:value-type="float" office:value="3.2000000000000001E-2" table:formula="of:=([.B1095]-[.B1094])/1000" table:style-name="ce5">
            <text:p>0.032</text:p>
          </table:table-cell>
          <table:table-cell office:value-type="float" office:value="0.17121286000000022" table:formula="of:=([.C1095]+[.C1094])*[.G1095]*9.8/2+[.H1094]" table:style-name="ce4">
            <text:p>0.171213</text:p>
          </table:table-cell>
          <table:table-cell office:value-type="float" office:value="5.9150052465897166E-4" table:formula="of:=[.C1095]-[.$N$1]" table:style-name="ce4">
            <text:p>0.000592</text:p>
          </table:table-cell>
          <table:table-cell office:value-type="float" office:value="-4.9653093389291408E-4" table:formula="of:=(([.$I1095]+[.$I1094]))*[.$G1095]*9.8/2+[.J1094]" table:style-name="ce4">
            <text:p>-0.00049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643" table:style-name="ce3">
            <text:p>72643</text:p>
          </table:table-cell>
          <table:table-cell office:value-type="float" office:value="1E-3" table:style-name="ce4">
            <text:p>0.0010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34.487999999999616" table:formula="of:=[.F1095]+[.G1096]" table:style-name="ce5">
            <text:p>34.488</text:p>
          </table:table-cell>
          <table:table-cell office:value-type="float" office:value="3.1E-2" table:formula="of:=([.B1096]-[.B1095])/1000" table:style-name="ce5">
            <text:p>0.031</text:p>
          </table:table-cell>
          <table:table-cell office:value-type="float" office:value="0.17153185000000021" table:formula="of:=([.C1096]+[.C1095])*[.G1096]*9.8/2+[.H1095]" table:style-name="ce4">
            <text:p>0.171532</text:p>
          </table:table-cell>
          <table:table-cell office:value-type="float" office:value="4.9150052465897162E-4" table:formula="of:=[.C1096]-[.$N$1]" table:style-name="ce4">
            <text:p>0.000492</text:p>
          </table:table-cell>
          <table:table-cell office:value-type="float" office:value="-3.3202307450151848E-4" table:formula="of:=(([.$I1096]+[.$I1095]))*[.$G1096]*9.8/2+[.J1095]" table:style-name="ce4">
            <text:p>-0.00033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674" table:style-name="ce3">
            <text:p>72674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6.1999999999999998E-3" table:style-name="ce4">
            <text:p>0.006200</text:p>
          </table:table-cell>
          <table:table-cell office:value-type="float" office:value="1.0053000000000001" table:style-name="ce4">
            <text:p>1.005300</text:p>
          </table:table-cell>
          <table:table-cell office:value-type="float" office:value="34.518999999999615" table:formula="of:=[.F1096]+[.G1097]" table:style-name="ce5">
            <text:p>34.519</text:p>
          </table:table-cell>
          <table:table-cell office:value-type="float" office:value="3.1E-2" table:formula="of:=([.B1097]-[.B1096])/1000" table:style-name="ce5">
            <text:p>0.031</text:p>
          </table:table-cell>
          <table:table-cell office:value-type="float" office:value="0.17171413000000021" table:formula="of:=([.C1097]+[.C1096])*[.G1097]*9.8/2+[.H1096]" table:style-name="ce4">
            <text:p>0.171714</text:p>
          </table:table-cell>
          <table:table-cell office:value-type="float" office:value="-3.0849947534102842E-4" table:formula="of:=[.C1097]-[.$N$1]" table:style-name="ce4">
            <text:p>-0.000308</text:p>
          </table:table-cell>
          <table:table-cell office:value-type="float" office:value="-3.0422521511012289E-4" table:formula="of:=(([.$I1097]+[.$I1096]))*[.$G1097]*9.8/2+[.J1096]" table:style-name="ce4">
            <text:p>-0.0003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705" table:style-name="ce3">
            <text:p>72705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54000000000001" table:style-name="ce4">
            <text:p>1.005400</text:p>
          </table:table-cell>
          <table:table-cell office:value-type="float" office:value="34.549999999999613" table:formula="of:=[.F1097]+[.G1098]" table:style-name="ce5">
            <text:p>34.550</text:p>
          </table:table-cell>
          <table:table-cell office:value-type="float" office:value="3.1E-2" table:formula="of:=([.B1098]-[.B1097])/1000" table:style-name="ce5">
            <text:p>0.031</text:p>
          </table:table-cell>
          <table:table-cell office:value-type="float" office:value="0.1715774200000002" table:formula="of:=([.C1098]+[.C1097])*[.G1098]*9.8/2+[.H1097]" table:style-name="ce4">
            <text:p>0.171577</text:p>
          </table:table-cell>
          <table:table-cell office:value-type="float" office:value="-1.6084994753410285E-3" table:formula="of:=[.C1098]-[.$N$1]" table:style-name="ce4">
            <text:p>-0.001608</text:p>
          </table:table-cell>
          <table:table-cell office:value-type="float" office:value="-5.9541735571872736E-4" table:formula="of:=(([.$I1098]+[.$I1097]))*[.$G1098]*9.8/2+[.J1097]" table:style-name="ce4">
            <text:p>-0.00059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737" table:style-name="ce3">
            <text:p>72737</text:p>
          </table:table-cell>
          <table:table-cell office:value-type="float" office:value="-3.0000000000000001E-3" table:style-name="ce4">
            <text:p>-0.003000</text:p>
          </table:table-cell>
          <table:table-cell office:value-type="float" office:value="-1.5E-3" table:style-name="ce4">
            <text:p>-0.001500</text:p>
          </table:table-cell>
          <table:table-cell office:value-type="float" office:value="1.0065" table:style-name="ce4">
            <text:p>1.006500</text:p>
          </table:table-cell>
          <table:table-cell office:value-type="float" office:value="34.58199999999961" table:formula="of:=[.F1098]+[.G1099]" table:style-name="ce5">
            <text:p>34.582</text:p>
          </table:table-cell>
          <table:table-cell office:value-type="float" office:value="3.2000000000000001E-2" table:formula="of:=([.B1099]-[.B1098])/1000" table:style-name="ce5">
            <text:p>0.032</text:p>
          </table:table-cell>
          <table:table-cell office:value-type="float" office:value="0.17093454000000019" table:formula="of:=([.C1099]+[.C1098])*[.G1099]*9.8/2+[.H1098]" table:style-name="ce4">
            <text:p>0.170935</text:p>
          </table:table-cell>
          <table:table-cell office:value-type="float" office:value="-3.5084994753410287E-3" table:formula="of:=[.C1099]-[.$N$1]" table:style-name="ce4">
            <text:p>-0.003508</text:p>
          </table:table-cell>
          <table:table-cell office:value-type="float" office:value="-1.3977627911856737E-3" table:formula="of:=(([.$I1099]+[.$I1098]))*[.$G1099]*9.8/2+[.J1098]" table:style-name="ce4">
            <text:p>-0.0013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770" table:style-name="ce3">
            <text:p>72770</text:p>
          </table:table-cell>
          <table:table-cell office:value-type="float" office:value="1.9E-3" table:style-name="ce4">
            <text:p>0.001900</text:p>
          </table:table-cell>
          <table:table-cell office:value-type="float" office:value="-3.0999999999999999E-3" table:style-name="ce4">
            <text:p>-0.003100</text:p>
          </table:table-cell>
          <table:table-cell office:value-type="float" office:value="1.0082" table:style-name="ce4">
            <text:p>1.008200</text:p>
          </table:table-cell>
          <table:table-cell office:value-type="float" office:value="34.614999999999611" table:formula="of:=[.F1099]+[.G1100]" table:style-name="ce5">
            <text:p>34.615</text:p>
          </table:table-cell>
          <table:table-cell office:value-type="float" office:value="3.3000000000000002E-2" table:formula="of:=([.B1100]-[.B1099])/1000" table:style-name="ce5">
            <text:p>0.033</text:p>
          </table:table-cell>
          <table:table-cell office:value-type="float" office:value="0.17075667000000019" table:formula="of:=([.C1100]+[.C1099])*[.G1100]*9.8/2+[.H1099]" table:style-name="ce4">
            <text:p>0.170757</text:p>
          </table:table-cell>
          <table:table-cell office:value-type="float" office:value="1.3915005246589716E-3" table:formula="of:=[.C1100]-[.$N$1]" table:style-name="ce4">
            <text:p>0.001392</text:p>
          </table:table-cell>
          <table:table-cell office:value-type="float" office:value="-1.7400815215109623E-3" table:formula="of:=(([.$I1100]+[.$I1099]))*[.$G1100]*9.8/2+[.J1099]" table:style-name="ce4">
            <text:p>-0.0017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802" table:style-name="ce3">
            <text:p>72802</text:p>
          </table:table-cell>
          <table:table-cell office:value-type="float" office:value="5.0000000000000001E-3" table:style-name="ce4">
            <text:p>0.005000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1.0079" table:style-name="ce4">
            <text:p>1.007900</text:p>
          </table:table-cell>
          <table:table-cell office:value-type="float" office:value="34.646999999999608" table:formula="of:=[.F1100]+[.G1101]" table:style-name="ce5">
            <text:p>34.647</text:p>
          </table:table-cell>
          <table:table-cell office:value-type="float" office:value="3.2000000000000001E-2" table:formula="of:=([.B1101]-[.B1100])/1000" table:style-name="ce5">
            <text:p>0.032</text:p>
          </table:table-cell>
          <table:table-cell office:value-type="float" office:value="0.17183859000000018" table:formula="of:=([.C1101]+[.C1100])*[.G1101]*9.8/2+[.H1100]" table:style-name="ce4">
            <text:p>0.171839</text:p>
          </table:table-cell>
          <table:table-cell office:value-type="float" office:value="4.4915005246589715E-3" table:formula="of:=[.C1101]-[.$N$1]" table:style-name="ce4">
            <text:p>0.004492</text:p>
          </table:table-cell>
          <table:table-cell office:value-type="float" office:value="-8.1762695697790893E-4" table:formula="of:=(([.$I1101]+[.$I1100]))*[.$G1101]*9.8/2+[.J1100]" table:style-name="ce4">
            <text:p>-0.00081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833" table:style-name="ce3">
            <text:p>72833</text:p>
          </table:table-cell>
          <table:table-cell office:value-type="float" office:value="-1E-4" table:style-name="ce4">
            <text:p>-0.000100</text:p>
          </table:table-cell>
          <table:table-cell office:value-type="float" office:value="6.7999999999999996E-3" table:style-name="ce4">
            <text:p>0.006800</text:p>
          </table:table-cell>
          <table:table-cell office:value-type="float" office:value="1.0077" table:style-name="ce4">
            <text:p>1.007700</text:p>
          </table:table-cell>
          <table:table-cell office:value-type="float" office:value="34.677999999999606" table:formula="of:=[.F1101]+[.G1102]" table:style-name="ce5">
            <text:p>34.678</text:p>
          </table:table-cell>
          <table:table-cell office:value-type="float" office:value="3.1E-2" table:formula="of:=([.B1102]-[.B1101])/1000" table:style-name="ce5">
            <text:p>0.031</text:p>
          </table:table-cell>
          <table:table-cell office:value-type="float" office:value="0.17258290000000018" table:formula="of:=([.C1102]+[.C1101])*[.G1102]*9.8/2+[.H1101]" table:style-name="ce4">
            <text:p>0.172583</text:p>
          </table:table-cell>
          <table:table-cell office:value-type="float" office:value="-6.0849947534102845E-4" table:formula="of:=[.C1102]-[.$N$1]" table:style-name="ce4">
            <text:p>-0.000608</text:p>
          </table:table-cell>
          <table:table-cell office:value-type="float" office:value="-2.2779909758651341E-4" table:formula="of:=(([.$I1102]+[.$I1101]))*[.$G1102]*9.8/2+[.J1101]" table:style-name="ce4">
            <text:p>-0.0002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865" table:style-name="ce3">
            <text:p>72865</text:p>
          </table:table-cell>
          <table:table-cell office:value-type="float" office:value="-3.8E-3" table:style-name="ce4">
            <text:p>-0.0038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4.709999999999603" table:formula="of:=[.F1102]+[.G1103]" table:style-name="ce5">
            <text:p>34.710</text:p>
          </table:table-cell>
          <table:table-cell office:value-type="float" office:value="3.2000000000000001E-2" table:formula="of:=([.B1103]-[.B1102])/1000" table:style-name="ce5">
            <text:p>0.032</text:p>
          </table:table-cell>
          <table:table-cell office:value-type="float" office:value="0.17197138000000017" table:formula="of:=([.C1103]+[.C1102])*[.G1103]*9.8/2+[.H1102]" table:style-name="ce4">
            <text:p>0.171971</text:p>
          </table:table-cell>
          <table:table-cell office:value-type="float" office:value="-4.3084994753410282E-3" table:formula="of:=[.C1103]-[.$N$1]" table:style-name="ce4">
            <text:p>-0.004308</text:p>
          </table:table-cell>
          <table:table-cell office:value-type="float" office:value="-9.9878453305345984E-4" table:formula="of:=(([.$I1103]+[.$I1102]))*[.$G1103]*9.8/2+[.J1102]" table:style-name="ce4">
            <text:p>-0.0009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897" table:style-name="ce3">
            <text:p>72897</text:p>
          </table:table-cell>
          <table:table-cell office:value-type="float" office:value="-4.4000000000000003E-3" table:style-name="ce4">
            <text:p>-0.004400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0056" table:style-name="ce4">
            <text:p>1.005600</text:p>
          </table:table-cell>
          <table:table-cell office:value-type="float" office:value="34.741999999999599" table:formula="of:=[.F1103]+[.G1104]" table:style-name="ce5">
            <text:p>34.742</text:p>
          </table:table-cell>
          <table:table-cell office:value-type="float" office:value="3.2000000000000001E-2" table:formula="of:=([.B1104]-[.B1103])/1000" table:style-name="ce5">
            <text:p>0.032</text:p>
          </table:table-cell>
          <table:table-cell office:value-type="float" office:value="0.17068562000000018" table:formula="of:=([.C1104]+[.C1103])*[.G1104]*9.8/2+[.H1103]" table:style-name="ce4">
            <text:p>0.170686</text:p>
          </table:table-cell>
          <table:table-cell office:value-type="float" office:value="-4.9084994753410289E-3" table:formula="of:=[.C1104]-[.$N$1]" table:style-name="ce4">
            <text:p>-0.004908</text:p>
          </table:table-cell>
          <table:table-cell office:value-type="float" office:value="-2.4440099685204067E-3" table:formula="of:=(([.$I1104]+[.$I1103]))*[.$G1104]*9.8/2+[.J1103]" table:style-name="ce4">
            <text:p>-0.0024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930" table:style-name="ce3">
            <text:p>72930</text:p>
          </table:table-cell>
          <table:table-cell office:value-type="float" office:value="4.8999999999999998E-3" table:style-name="ce4">
            <text:p>0.004900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1.0054000000000001" table:style-name="ce4">
            <text:p>1.005400</text:p>
          </table:table-cell>
          <table:table-cell office:value-type="float" office:value="34.774999999999601" table:formula="of:=[.F1104]+[.G1105]" table:style-name="ce5">
            <text:p>34.775</text:p>
          </table:table-cell>
          <table:table-cell office:value-type="float" office:value="3.3000000000000002E-2" table:formula="of:=([.B1105]-[.B1104])/1000" table:style-name="ce5">
            <text:p>0.033</text:p>
          </table:table-cell>
          <table:table-cell office:value-type="float" office:value="0.17076647000000017" table:formula="of:=([.C1105]+[.C1104])*[.G1105]*9.8/2+[.H1104]" table:style-name="ce4">
            <text:p>0.170766</text:p>
          </table:table-cell>
          <table:table-cell office:value-type="float" office:value="4.3915005246589712E-3" table:formula="of:=[.C1105]-[.$N$1]" table:style-name="ce4">
            <text:p>0.004392</text:p>
          </table:table-cell>
          <table:table-cell office:value-type="float" office:value="-2.5276086988456955E-3" table:formula="of:=(([.$I1105]+[.$I1104]))*[.$G1105]*9.8/2+[.J1104]" table:style-name="ce4">
            <text:p>-0.0025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961" table:style-name="ce3">
            <text:p>72961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99" table:style-name="ce4">
            <text:p>1.009900</text:p>
          </table:table-cell>
          <table:table-cell office:value-type="float" office:value="34.805999999999599" table:formula="of:=[.F1105]+[.G1106]" table:style-name="ce5">
            <text:p>34.806</text:p>
          </table:table-cell>
          <table:table-cell office:value-type="float" office:value="3.1E-2" table:formula="of:=([.B1106]-[.B1105])/1000" table:style-name="ce5">
            <text:p>0.031</text:p>
          </table:table-cell>
          <table:table-cell office:value-type="float" office:value="0.17196648000000017" table:formula="of:=([.C1106]+[.C1105])*[.G1106]*9.8/2+[.H1105]" table:style-name="ce4">
            <text:p>0.171966</text:p>
          </table:table-cell>
          <table:table-cell office:value-type="float" office:value="2.4915005246589714E-3" table:formula="of:=[.C1106]-[.$N$1]" table:style-name="ce4">
            <text:p>0.002492</text:p>
          </table:table-cell>
          <table:table-cell office:value-type="float" office:value="-1.4820808394542999E-3" table:formula="of:=(([.$I1106]+[.$I1105]))*[.$G1106]*9.8/2+[.J1105]" table:style-name="ce4">
            <text:p>-0.0014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2992" table:style-name="ce3">
            <text:p>72992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4.8999999999999998E-3" table:style-name="ce4">
            <text:p>0.004900</text:p>
          </table:table-cell>
          <table:table-cell office:value-type="float" office:value="1.0104" table:style-name="ce4">
            <text:p>1.010400</text:p>
          </table:table-cell>
          <table:table-cell office:value-type="float" office:value="34.836999999999598" table:formula="of:=[.F1106]+[.G1107]" table:style-name="ce5">
            <text:p>34.837</text:p>
          </table:table-cell>
          <table:table-cell office:value-type="float" office:value="3.1E-2" table:formula="of:=([.B1107]-[.B1106])/1000" table:style-name="ce5">
            <text:p>0.031</text:p>
          </table:table-cell>
          <table:table-cell office:value-type="float" office:value="0.17283231000000018" table:formula="of:=([.C1107]+[.C1106])*[.G1107]*9.8/2+[.H1106]" table:style-name="ce4">
            <text:p>0.172832</text:p>
          </table:table-cell>
          <table:table-cell office:value-type="float" office:value="2.1915005246589715E-3" table:formula="of:=[.C1107]-[.$N$1]" table:style-name="ce4">
            <text:p>0.002192</text:p>
          </table:table-cell>
          <table:table-cell office:value-type="float" office:value="-7.7073298006290431E-4" table:formula="of:=(([.$I1107]+[.$I1106]))*[.$G1107]*9.8/2+[.J1106]" table:style-name="ce4">
            <text:p>-0.00077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023" table:style-name="ce3">
            <text:p>73023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34.867999999999597" table:formula="of:=[.F1107]+[.G1108]" table:style-name="ce5">
            <text:p>34.868</text:p>
          </table:table-cell>
          <table:table-cell office:value-type="float" office:value="3.1E-2" table:formula="of:=([.B1108]-[.B1107])/1000" table:style-name="ce5">
            <text:p>0.031</text:p>
          </table:table-cell>
          <table:table-cell office:value-type="float" office:value="0.17299940000000019" table:formula="of:=([.C1108]+[.C1107])*[.G1108]*9.8/2+[.H1107]" table:style-name="ce4">
            <text:p>0.172999</text:p>
          </table:table-cell>
          <table:table-cell office:value-type="float" office:value="-2.1084994753410285E-3" table:formula="of:=[.C1108]-[.$N$1]" table:style-name="ce4">
            <text:p>-0.002108</text:p>
          </table:table-cell>
          <table:table-cell office:value-type="float" office:value="-7.5812512067150871E-4" table:formula="of:=(([.$I1108]+[.$I1107]))*[.$G1108]*9.8/2+[.J1107]" table:style-name="ce4">
            <text:p>-0.0007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055" table:style-name="ce3">
            <text:p>73055</text:p>
          </table:table-cell>
          <table:table-cell office:value-type="float" office:value="-1.9E-3" table:style-name="ce4">
            <text:p>-0.001900</text:p>
          </table:table-cell>
          <table:table-cell office:value-type="float" office:value="-1E-3" table:style-name="ce4">
            <text:p>-0.0010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34.899999999999594" table:formula="of:=[.F1108]+[.G1109]" table:style-name="ce5">
            <text:p>34.900</text:p>
          </table:table-cell>
          <table:table-cell office:value-type="float" office:value="3.2000000000000001E-2" table:formula="of:=([.B1109]-[.B1108])/1000" table:style-name="ce5">
            <text:p>0.032</text:p>
          </table:table-cell>
          <table:table-cell office:value-type="float" office:value="0.1724506000000002" table:formula="of:=([.C1109]+[.C1108])*[.G1109]*9.8/2+[.H1108]" table:style-name="ce4">
            <text:p>0.172451</text:p>
          </table:table-cell>
          <table:table-cell office:value-type="float" office:value="-2.4084994753410284E-3" table:formula="of:=[.C1109]-[.$N$1]" table:style-name="ce4">
            <text:p>-0.002408</text:p>
          </table:table-cell>
          <table:table-cell office:value-type="float" office:value="-1.4663905561384553E-3" table:formula="of:=(([.$I1109]+[.$I1108]))*[.$G1109]*9.8/2+[.J1108]" table:style-name="ce4">
            <text:p>-0.0014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088" table:style-name="ce3">
            <text:p>73088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082" table:style-name="ce4">
            <text:p>1.008200</text:p>
          </table:table-cell>
          <table:table-cell office:value-type="float" office:value="34.932999999999595" table:formula="of:=[.F1109]+[.G1110]" table:style-name="ce5">
            <text:p>34.933</text:p>
          </table:table-cell>
          <table:table-cell office:value-type="float" office:value="3.3000000000000002E-2" table:formula="of:=([.B1110]-[.B1109])/1000" table:style-name="ce5">
            <text:p>0.033</text:p>
          </table:table-cell>
          <table:table-cell office:value-type="float" office:value="0.17224039000000022" table:formula="of:=([.C1110]+[.C1109])*[.G1110]*9.8/2+[.H1109]" table:style-name="ce4">
            <text:p>0.172240</text:p>
          </table:table-cell>
          <table:table-cell office:value-type="float" office:value="9.1500524658971543E-5" table:formula="of:=[.C1110]-[.$N$1]" table:style-name="ce4">
            <text:p>0.000092</text:p>
          </table:table-cell>
          <table:table-cell office:value-type="float" office:value="-1.841049286463744E-3" table:formula="of:=(([.$I1110]+[.$I1109]))*[.$G1110]*9.8/2+[.J1109]" table:style-name="ce4">
            <text:p>-0.0018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120" table:style-name="ce3">
            <text:p>7312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4.964999999999591" table:formula="of:=[.F1110]+[.G1111]" table:style-name="ce5">
            <text:p>34.965</text:p>
          </table:table-cell>
          <table:table-cell office:value-type="float" office:value="3.2000000000000001E-2" table:formula="of:=([.B1111]-[.B1110])/1000" table:style-name="ce5">
            <text:p>0.032</text:p>
          </table:table-cell>
          <table:table-cell office:value-type="float" office:value="0.17272647000000022" table:formula="of:=([.C1111]+[.C1110])*[.G1111]*9.8/2+[.H1110]" table:style-name="ce4">
            <text:p>0.172726</text:p>
          </table:table-cell>
          <table:table-cell office:value-type="float" office:value="1.9915005246589719E-3" table:formula="of:=[.C1111]-[.$N$1]" table:style-name="ce4">
            <text:p>0.001992</text:p>
          </table:table-cell>
          <table:table-cell office:value-type="float" office:value="-1.5144347219306904E-3" table:formula="of:=(([.$I1111]+[.$I1110]))*[.$G1111]*9.8/2+[.J1110]" table:style-name="ce4">
            <text:p>-0.0015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151" table:style-name="ce3">
            <text:p>73151</text:p>
          </table:table-cell>
          <table:table-cell office:value-type="float" office:value="-2E-3" table:style-name="ce4">
            <text:p>-0.002000</text:p>
          </table:table-cell>
          <table:table-cell office:value-type="float" office:value="4.3E-3" table:style-name="ce4">
            <text:p>0.0043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34.99599999999959" table:formula="of:=[.F1111]+[.G1112]" table:style-name="ce5">
            <text:p>34.996</text:p>
          </table:table-cell>
          <table:table-cell office:value-type="float" office:value="3.1E-2" table:formula="of:=([.B1112]-[.B1111])/1000" table:style-name="ce5">
            <text:p>0.031</text:p>
          </table:table-cell>
          <table:table-cell office:value-type="float" office:value="0.17280242000000021" table:formula="of:=([.C1112]+[.C1111])*[.G1112]*9.8/2+[.H1111]" table:style-name="ce4">
            <text:p>0.172802</text:p>
          </table:table-cell>
          <table:table-cell office:value-type="float" office:value="-2.5084994753410287E-3" table:formula="of:=[.C1112]-[.$N$1]" table:style-name="ce4">
            <text:p>-0.002508</text:p>
          </table:table-cell>
          <table:table-cell office:value-type="float" office:value="-1.5929668625392949E-3" table:formula="of:=(([.$I1112]+[.$I1111]))*[.$G1112]*9.8/2+[.J1111]" table:style-name="ce4">
            <text:p>-0.0015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183" table:style-name="ce3">
            <text:p>73183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35.027999999999587" table:formula="of:=[.F1112]+[.G1113]" table:style-name="ce5">
            <text:p>35.028</text:p>
          </table:table-cell>
          <table:table-cell office:value-type="float" office:value="3.2000000000000001E-2" table:formula="of:=([.B1113]-[.B1112])/1000" table:style-name="ce5">
            <text:p>0.032</text:p>
          </table:table-cell>
          <table:table-cell office:value-type="float" office:value="0.1722849800000002" table:formula="of:=([.C1113]+[.C1112])*[.G1113]*9.8/2+[.H1112]" table:style-name="ce4">
            <text:p>0.172285</text:p>
          </table:table-cell>
          <table:table-cell office:value-type="float" office:value="-1.8084994753410283E-3" table:formula="of:=[.C1113]-[.$N$1]" table:style-name="ce4">
            <text:p>-0.001808</text:p>
          </table:table-cell>
          <table:table-cell office:value-type="float" office:value="-2.2698722980062417E-3" table:formula="of:=(([.$I1113]+[.$I1112]))*[.$G1113]*9.8/2+[.J1112]" table:style-name="ce4">
            <text:p>-0.0022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215" table:style-name="ce3">
            <text:p>73215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84" table:style-name="ce4">
            <text:p>1.008400</text:p>
          </table:table-cell>
          <table:table-cell office:value-type="float" office:value="35.059999999999583" table:formula="of:=[.F1113]+[.G1114]" table:style-name="ce5">
            <text:p>35.060</text:p>
          </table:table-cell>
          <table:table-cell office:value-type="float" office:value="3.2000000000000001E-2" table:formula="of:=([.B1114]-[.B1113])/1000" table:style-name="ce5">
            <text:p>0.032</text:p>
          </table:table-cell>
          <table:table-cell office:value-type="float" office:value="0.17181458000000019" table:formula="of:=([.C1114]+[.C1113])*[.G1114]*9.8/2+[.H1113]" table:style-name="ce4">
            <text:p>0.171815</text:p>
          </table:table-cell>
          <table:table-cell office:value-type="float" office:value="-2.2084994753410283E-3" table:formula="of:=[.C1114]-[.$N$1]" table:style-name="ce4">
            <text:p>-0.002208</text:p>
          </table:table-cell>
          <table:table-cell office:value-type="float" office:value="-2.8997377334731883E-3" table:formula="of:=(([.$I1114]+[.$I1113]))*[.$G1114]*9.8/2+[.J1113]" table:style-name="ce4">
            <text:p>-0.0029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247" table:style-name="ce3">
            <text:p>73247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0125" table:style-name="ce4">
            <text:p>1.012500</text:p>
          </table:table-cell>
          <table:table-cell office:value-type="float" office:value="35.09199999999958" table:formula="of:=[.F1114]+[.G1115]" table:style-name="ce5">
            <text:p>35.092</text:p>
          </table:table-cell>
          <table:table-cell office:value-type="float" office:value="3.2000000000000001E-2" table:formula="of:=([.B1115]-[.B1114])/1000" table:style-name="ce5">
            <text:p>0.032</text:p>
          </table:table-cell>
          <table:table-cell office:value-type="float" office:value="0.17150098000000019" table:formula="of:=([.C1115]+[.C1114])*[.G1115]*9.8/2+[.H1114]" table:style-name="ce4">
            <text:p>0.171501</text:p>
          </table:table-cell>
          <table:table-cell office:value-type="float" office:value="-8.0849947534102832E-4" table:formula="of:=[.C1115]-[.$N$1]" table:style-name="ce4">
            <text:p>-0.000808</text:p>
          </table:table-cell>
          <table:table-cell office:value-type="float" office:value="-3.3728031689401351E-3" table:formula="of:=(([.$I1115]+[.$I1114]))*[.$G1115]*9.8/2+[.J1114]" table:style-name="ce4">
            <text:p>-0.0033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280" table:style-name="ce3">
            <text:p>7328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98" table:style-name="ce4">
            <text:p>1.009800</text:p>
          </table:table-cell>
          <table:table-cell office:value-type="float" office:value="35.124999999999581" table:formula="of:=[.F1115]+[.G1116]" table:style-name="ce5">
            <text:p>35.125</text:p>
          </table:table-cell>
          <table:table-cell office:value-type="float" office:value="3.3000000000000002E-2" table:formula="of:=([.B1116]-[.B1115])/1000" table:style-name="ce5">
            <text:p>0.033</text:p>
          </table:table-cell>
          <table:table-cell office:value-type="float" office:value="0.17172736000000019" table:formula="of:=([.C1116]+[.C1115])*[.G1116]*9.8/2+[.H1115]" table:style-name="ce4">
            <text:p>0.171727</text:p>
          </table:table-cell>
          <table:table-cell office:value-type="float" office:value="1.1915005246589715E-3" table:formula="of:=[.C1116]-[.$N$1]" table:style-name="ce4">
            <text:p>0.001192</text:p>
          </table:table-cell>
          <table:table-cell office:value-type="float" office:value="-3.3108718992654238E-3" table:formula="of:=(([.$I1116]+[.$I1115]))*[.$G1116]*9.8/2+[.J1115]" table:style-name="ce4">
            <text:p>-0.0033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311" table:style-name="ce3">
            <text:p>73311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5.15599999999958" table:formula="of:=[.F1116]+[.G1117]" table:style-name="ce5">
            <text:p>35.156</text:p>
          </table:table-cell>
          <table:table-cell office:value-type="float" office:value="3.1E-2" table:formula="of:=([.B1117]-[.B1116])/1000" table:style-name="ce5">
            <text:p>0.031</text:p>
          </table:table-cell>
          <table:table-cell office:value-type="float" office:value="0.17218306000000019" table:formula="of:=([.C1117]+[.C1116])*[.G1117]*9.8/2+[.H1116]" table:style-name="ce4">
            <text:p>0.172183</text:p>
          </table:table-cell>
          <table:table-cell office:value-type="float" office:value="7.9150052465897154E-4" table:formula="of:=[.C1117]-[.$N$1]" table:style-name="ce4">
            <text:p>0.000792</text:p>
          </table:table-cell>
          <table:table-cell office:value-type="float" office:value="-3.0096540398740282E-3" table:formula="of:=(([.$I1117]+[.$I1116]))*[.$G1117]*9.8/2+[.J1116]" table:style-name="ce4">
            <text:p>-0.0030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342" table:style-name="ce3">
            <text:p>73342</text:p>
          </table:table-cell>
          <table:table-cell office:value-type="float" office:value="-1.4E-3" table:style-name="ce4">
            <text:p>-0.0014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81" table:style-name="ce4">
            <text:p>1.008100</text:p>
          </table:table-cell>
          <table:table-cell office:value-type="float" office:value="35.186999999999578" table:formula="of:=[.F1117]+[.G1118]" table:style-name="ce5">
            <text:p>35.187</text:p>
          </table:table-cell>
          <table:table-cell office:value-type="float" office:value="3.1E-2" table:formula="of:=([.B1118]-[.B1117])/1000" table:style-name="ce5">
            <text:p>0.031</text:p>
          </table:table-cell>
          <table:table-cell office:value-type="float" office:value="0.17216787000000019" table:formula="of:=([.C1118]+[.C1117])*[.G1118]*9.8/2+[.H1117]" table:style-name="ce4">
            <text:p>0.172168</text:p>
          </table:table-cell>
          <table:table-cell office:value-type="float" office:value="-1.9084994753410284E-3" table:formula="of:=[.C1118]-[.$N$1]" table:style-name="ce4">
            <text:p>-0.001908</text:p>
          </table:table-cell>
          <table:table-cell office:value-type="float" office:value="-3.1793261804826329E-3" table:formula="of:=(([.$I1118]+[.$I1117]))*[.$G1118]*9.8/2+[.J1117]" table:style-name="ce4">
            <text:p>-0.0031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374" table:style-name="ce3">
            <text:p>73374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35.218999999999575" table:formula="of:=[.F1118]+[.G1119]" table:style-name="ce5">
            <text:p>35.219</text:p>
          </table:table-cell>
          <table:table-cell office:value-type="float" office:value="3.2000000000000001E-2" table:formula="of:=([.B1119]-[.B1118])/1000" table:style-name="ce5">
            <text:p>0.032</text:p>
          </table:table-cell>
          <table:table-cell office:value-type="float" office:value="0.1719013100000002" table:formula="of:=([.C1119]+[.C1118])*[.G1119]*9.8/2+[.H1118]" table:style-name="ce4">
            <text:p>0.171901</text:p>
          </table:table-cell>
          <table:table-cell office:value-type="float" office:value="-8.0849947534102832E-4" table:formula="of:=[.C1119]-[.$N$1]" table:style-name="ce4">
            <text:p>-0.000808</text:p>
          </table:table-cell>
          <table:table-cell office:value-type="float" office:value="-3.6053516159495792E-3" table:formula="of:=(([.$I1119]+[.$I1118]))*[.$G1119]*9.8/2+[.J1118]" table:style-name="ce4">
            <text:p>-0.0036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406" table:style-name="ce3">
            <text:p>73406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98" table:style-name="ce4">
            <text:p>1.009800</text:p>
          </table:table-cell>
          <table:table-cell office:value-type="float" office:value="35.250999999999571" table:formula="of:=[.F1119]+[.G1120]" table:style-name="ce5">
            <text:p>35.251</text:p>
          </table:table-cell>
          <table:table-cell office:value-type="float" office:value="3.2000000000000001E-2" table:formula="of:=([.B1120]-[.B1119])/1000" table:style-name="ce5">
            <text:p>0.032</text:p>
          </table:table-cell>
          <table:table-cell office:value-type="float" office:value="0.1717131500000002" table:formula="of:=([.C1120]+[.C1119])*[.G1120]*9.8/2+[.H1119]" table:style-name="ce4">
            <text:p>0.171713</text:p>
          </table:table-cell>
          <table:table-cell office:value-type="float" office:value="-1.4084994753410284E-3" table:formula="of:=[.C1120]-[.$N$1]" table:style-name="ce4">
            <text:p>-0.001408</text:p>
          </table:table-cell>
          <table:table-cell office:value-type="float" office:value="-3.9529770514165254E-3" table:formula="of:=(([.$I1120]+[.$I1119]))*[.$G1120]*9.8/2+[.J1119]" table:style-name="ce4">
            <text:p>-0.0039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438" table:style-name="ce3">
            <text:p>73438</text:p>
          </table:table-cell>
          <table:table-cell office:value-type="float" office:value="1.4E-3" table:style-name="ce4">
            <text:p>0.0014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0098" table:style-name="ce4">
            <text:p>1.009800</text:p>
          </table:table-cell>
          <table:table-cell office:value-type="float" office:value="35.282999999999568" table:formula="of:=[.F1120]+[.G1121]" table:style-name="ce5">
            <text:p>35.283</text:p>
          </table:table-cell>
          <table:table-cell office:value-type="float" office:value="3.2000000000000001E-2" table:formula="of:=([.B1121]-[.B1120])/1000" table:style-name="ce5">
            <text:p>0.032</text:p>
          </table:table-cell>
          <table:table-cell office:value-type="float" office:value="0.17179155000000021" table:formula="of:=([.C1121]+[.C1120])*[.G1121]*9.8/2+[.H1120]" table:style-name="ce4">
            <text:p>0.171792</text:p>
          </table:table-cell>
          <table:table-cell office:value-type="float" office:value="8.9150052465897158E-4" table:formula="of:=[.C1121]-[.$N$1]" table:style-name="ce4">
            <text:p>0.000892</text:p>
          </table:table-cell>
          <table:table-cell office:value-type="float" office:value="-4.0340424868834717E-3" table:formula="of:=(([.$I1121]+[.$I1120]))*[.$G1121]*9.8/2+[.J1120]" table:style-name="ce4">
            <text:p>-0.0040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470" table:style-name="ce3">
            <text:p>7347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5.1999999999999998E-3" table:style-name="ce4">
            <text:p>0.005200</text:p>
          </table:table-cell>
          <table:table-cell office:value-type="float" office:value="1.0085" table:style-name="ce4">
            <text:p>1.008500</text:p>
          </table:table-cell>
          <table:table-cell office:value-type="float" office:value="35.314999999999564" table:formula="of:=[.F1121]+[.G1122]" table:style-name="ce5">
            <text:p>35.315</text:p>
          </table:table-cell>
          <table:table-cell office:value-type="float" office:value="3.2000000000000001E-2" table:formula="of:=([.B1122]-[.B1121])/1000" table:style-name="ce5">
            <text:p>0.032</text:p>
          </table:table-cell>
          <table:table-cell office:value-type="float" office:value="0.1723873900000002" table:formula="of:=([.C1122]+[.C1121])*[.G1122]*9.8/2+[.H1121]" table:style-name="ce4">
            <text:p>0.172387</text:p>
          </table:table-cell>
          <table:table-cell office:value-type="float" office:value="1.8915005246589714E-3" table:formula="of:=[.C1122]-[.$N$1]" table:style-name="ce4">
            <text:p>0.001892</text:p>
          </table:table-cell>
          <table:table-cell office:value-type="float" office:value="-3.597667922350418E-3" table:formula="of:=(([.$I1122]+[.$I1121]))*[.$G1122]*9.8/2+[.J1121]" table:style-name="ce4">
            <text:p>-0.0035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501" table:style-name="ce3">
            <text:p>73501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4.1000000000000003E-3" table:style-name="ce4">
            <text:p>0.004100</text:p>
          </table:table-cell>
          <table:table-cell office:value-type="float" office:value="1.0085" table:style-name="ce4">
            <text:p>1.008500</text:p>
          </table:table-cell>
          <table:table-cell office:value-type="float" office:value="35.345999999999563" table:formula="of:=[.F1122]+[.G1123]" table:style-name="ce5">
            <text:p>35.346</text:p>
          </table:table-cell>
          <table:table-cell office:value-type="float" office:value="3.1E-2" table:formula="of:=([.B1123]-[.B1122])/1000" table:style-name="ce5">
            <text:p>0.031</text:p>
          </table:table-cell>
          <table:table-cell office:value-type="float" office:value="0.17316208000000019" table:formula="of:=([.C1123]+[.C1122])*[.G1123]*9.8/2+[.H1122]" table:style-name="ce4">
            <text:p>0.173162</text:p>
          </table:table-cell>
          <table:table-cell office:value-type="float" office:value="2.1915005246589715E-3" table:formula="of:=[.C1123]-[.$N$1]" table:style-name="ce4">
            <text:p>0.002192</text:p>
          </table:table-cell>
          <table:table-cell office:value-type="float" office:value="-2.9774600629590225E-3" table:formula="of:=(([.$I1123]+[.$I1122]))*[.$G1123]*9.8/2+[.J1122]" table:style-name="ce4">
            <text:p>-0.0029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532" table:style-name="ce3">
            <text:p>7353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8" table:style-name="ce4">
            <text:p>1.009800</text:p>
          </table:table-cell>
          <table:table-cell office:value-type="float" office:value="35.376999999999562" table:formula="of:=[.F1123]+[.G1124]" table:style-name="ce5">
            <text:p>35.377</text:p>
          </table:table-cell>
          <table:table-cell office:value-type="float" office:value="3.1E-2" table:formula="of:=([.B1124]-[.B1123])/1000" table:style-name="ce5">
            <text:p>0.031</text:p>
          </table:table-cell>
          <table:table-cell office:value-type="float" office:value="0.17349626000000018" table:formula="of:=([.C1124]+[.C1123])*[.G1124]*9.8/2+[.H1123]" table:style-name="ce4">
            <text:p>0.173496</text:p>
          </table:table-cell>
          <table:table-cell office:value-type="float" office:value="-1.0084994753410284E-3" table:formula="of:=[.C1124]-[.$N$1]" table:style-name="ce4">
            <text:p>-0.001008</text:p>
          </table:table-cell>
          <table:table-cell office:value-type="float" office:value="-2.7977622035676268E-3" table:formula="of:=(([.$I1124]+[.$I1123]))*[.$G1124]*9.8/2+[.J1123]" table:style-name="ce4">
            <text:p>-0.0027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564" table:style-name="ce3">
            <text:p>73564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5.408999999999558" table:formula="of:=[.F1124]+[.G1125]" table:style-name="ce5">
            <text:p>35.409</text:p>
          </table:table-cell>
          <table:table-cell office:value-type="float" office:value="3.2000000000000001E-2" table:formula="of:=([.B1125]-[.B1124])/1000" table:style-name="ce5">
            <text:p>0.032</text:p>
          </table:table-cell>
          <table:table-cell office:value-type="float" office:value="0.17321402000000019" table:formula="of:=([.C1125]+[.C1124])*[.G1125]*9.8/2+[.H1124]" table:style-name="ce4">
            <text:p>0.173214</text:p>
          </table:table-cell>
          <table:table-cell office:value-type="float" office:value="-1.8084994753410283E-3" table:formula="of:=[.C1125]-[.$N$1]" table:style-name="ce4">
            <text:p>-0.001808</text:p>
          </table:table-cell>
          <table:table-cell office:value-type="float" office:value="-3.2394676390345733E-3" table:formula="of:=(([.$I1125]+[.$I1124]))*[.$G1125]*9.8/2+[.J1124]" table:style-name="ce4">
            <text:p>-0.0032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597" table:style-name="ce3">
            <text:p>73597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98" table:style-name="ce4">
            <text:p>1.009800</text:p>
          </table:table-cell>
          <table:table-cell office:value-type="float" office:value="35.44199999999956" table:formula="of:=[.F1125]+[.G1126]" table:style-name="ce5">
            <text:p>35.442</text:p>
          </table:table-cell>
          <table:table-cell office:value-type="float" office:value="3.3000000000000002E-2" table:formula="of:=([.B1126]-[.B1125])/1000" table:style-name="ce5">
            <text:p>0.033</text:p>
          </table:table-cell>
          <table:table-cell office:value-type="float" office:value="0.17293913000000019" table:formula="of:=([.C1126]+[.C1125])*[.G1126]*9.8/2+[.H1125]" table:style-name="ce4">
            <text:p>0.172939</text:p>
          </table:table-cell>
          <table:table-cell office:value-type="float" office:value="-9.0849947534102837E-4" table:formula="of:=[.C1126]-[.$N$1]" table:style-name="ce4">
            <text:p>-0.000908</text:p>
          </table:table-cell>
          <table:table-cell office:value-type="float" office:value="-3.6788063693598619E-3" table:formula="of:=(([.$I1126]+[.$I1125]))*[.$G1126]*9.8/2+[.J1125]" table:style-name="ce4">
            <text:p>-0.0036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629" table:style-name="ce3">
            <text:p>73629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5.473999999999556" table:formula="of:=[.F1126]+[.G1127]" table:style-name="ce5">
            <text:p>35.474</text:p>
          </table:table-cell>
          <table:table-cell office:value-type="float" office:value="3.2000000000000001E-2" table:formula="of:=([.B1127]-[.B1126])/1000" table:style-name="ce5">
            <text:p>0.032</text:p>
          </table:table-cell>
          <table:table-cell office:value-type="float" office:value="0.17304889000000018" table:formula="of:=([.C1127]+[.C1126])*[.G1127]*9.8/2+[.H1126]" table:style-name="ce4">
            <text:p>0.173049</text:p>
          </table:table-cell>
          <table:table-cell office:value-type="float" office:value="5.9150052465897166E-4" table:formula="of:=[.C1127]-[.$N$1]" table:style-name="ce4">
            <text:p>0.000592</text:p>
          </table:table-cell>
          <table:table-cell office:value-type="float" office:value="-3.7285118048268084E-3" table:formula="of:=(([.$I1127]+[.$I1126]))*[.$G1127]*9.8/2+[.J1126]" table:style-name="ce4">
            <text:p>-0.0037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660" table:style-name="ce3">
            <text:p>7366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5.504999999999555" table:formula="of:=[.F1127]+[.G1128]" table:style-name="ce5">
            <text:p>35.505</text:p>
          </table:table-cell>
          <table:table-cell office:value-type="float" office:value="3.1E-2" table:formula="of:=([.B1128]-[.B1127])/1000" table:style-name="ce5">
            <text:p>0.031</text:p>
          </table:table-cell>
          <table:table-cell office:value-type="float" office:value="0.17335269000000017" table:formula="of:=([.C1128]+[.C1127])*[.G1128]*9.8/2+[.H1127]" table:style-name="ce4">
            <text:p>0.173353</text:p>
          </table:table-cell>
          <table:table-cell office:value-type="float" office:value="3.9150052465897157E-4" table:formula="of:=[.C1128]-[.$N$1]" table:style-name="ce4">
            <text:p>0.000392</text:p>
          </table:table-cell>
          <table:table-cell office:value-type="float" office:value="-3.5791939454354127E-3" table:formula="of:=(([.$I1128]+[.$I1127]))*[.$G1128]*9.8/2+[.J1127]" table:style-name="ce4">
            <text:p>-0.0035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691" table:style-name="ce3">
            <text:p>73691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35.535999999999554" table:formula="of:=[.F1128]+[.G1129]" table:style-name="ce5">
            <text:p>35.536</text:p>
          </table:table-cell>
          <table:table-cell office:value-type="float" office:value="3.1E-2" table:formula="of:=([.B1129]-[.B1128])/1000" table:style-name="ce5">
            <text:p>0.031</text:p>
          </table:table-cell>
          <table:table-cell office:value-type="float" office:value="0.17323117000000016" table:formula="of:=([.C1129]+[.C1128])*[.G1129]*9.8/2+[.H1128]" table:style-name="ce4">
            <text:p>0.173231</text:p>
          </table:table-cell>
          <table:table-cell office:value-type="float" office:value="-2.2084994753410283E-3" table:formula="of:=[.C1129]-[.$N$1]" table:style-name="ce4">
            <text:p>-0.002208</text:p>
          </table:table-cell>
          <table:table-cell office:value-type="float" office:value="-3.8551960860440174E-3" table:formula="of:=(([.$I1129]+[.$I1128]))*[.$G1129]*9.8/2+[.J1128]" table:style-name="ce4">
            <text:p>-0.0038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723" table:style-name="ce3">
            <text:p>73723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5.56799999999955" table:formula="of:=[.F1129]+[.G1130]" table:style-name="ce5">
            <text:p>35.568</text:p>
          </table:table-cell>
          <table:table-cell office:value-type="float" office:value="3.2000000000000001E-2" table:formula="of:=([.B1130]-[.B1129])/1000" table:style-name="ce5">
            <text:p>0.032</text:p>
          </table:table-cell>
          <table:table-cell office:value-type="float" office:value="0.17277645000000016" table:formula="of:=([.C1130]+[.C1129])*[.G1130]*9.8/2+[.H1129]" table:style-name="ce4">
            <text:p>0.172776</text:p>
          </table:table-cell>
          <table:table-cell office:value-type="float" office:value="-1.7084994753410283E-3" table:formula="of:=[.C1130]-[.$N$1]" table:style-name="ce4">
            <text:p>-0.001708</text:p>
          </table:table-cell>
          <table:table-cell office:value-type="float" office:value="-4.4693815215109643E-3" table:formula="of:=(([.$I1130]+[.$I1129]))*[.$G1130]*9.8/2+[.J1129]" table:style-name="ce4">
            <text:p>-0.0044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756" table:style-name="ce3">
            <text:p>73756</text:p>
          </table:table-cell>
          <table:table-cell office:value-type="float" office:value="-1.4E-3" table:style-name="ce4">
            <text:p>-0.0014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98" table:style-name="ce4">
            <text:p>1.009800</text:p>
          </table:table-cell>
          <table:table-cell office:value-type="float" office:value="35.600999999999551" table:formula="of:=[.F1130]+[.G1131]" table:style-name="ce5">
            <text:p>35.601</text:p>
          </table:table-cell>
          <table:table-cell office:value-type="float" office:value="3.3000000000000002E-2" table:formula="of:=([.B1131]-[.B1130])/1000" table:style-name="ce5">
            <text:p>0.033</text:p>
          </table:table-cell>
          <table:table-cell office:value-type="float" office:value="0.17235603000000016" table:formula="of:=([.C1131]+[.C1130])*[.G1131]*9.8/2+[.H1130]" table:style-name="ce4">
            <text:p>0.172356</text:p>
          </table:table-cell>
          <table:table-cell office:value-type="float" office:value="-1.9084994753410284E-3" table:formula="of:=[.C1131]-[.$N$1]" table:style-name="ce4">
            <text:p>-0.001908</text:p>
          </table:table-cell>
          <table:table-cell office:value-type="float" office:value="-5.054250251836253E-3" table:formula="of:=(([.$I1131]+[.$I1130]))*[.$G1131]*9.8/2+[.J1130]" table:style-name="ce4">
            <text:p>-0.0050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788" table:style-name="ce3">
            <text:p>73788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4.0000000000000001E-3" table:style-name="ce4">
            <text:p>0.004000</text:p>
          </table:table-cell>
          <table:table-cell office:value-type="float" office:value="1.0065" table:style-name="ce4">
            <text:p>1.006500</text:p>
          </table:table-cell>
          <table:table-cell office:value-type="float" office:value="35.632999999999548" table:formula="of:=[.F1131]+[.G1132]" table:style-name="ce5">
            <text:p>35.633</text:p>
          </table:table-cell>
          <table:table-cell office:value-type="float" office:value="3.2000000000000001E-2" table:formula="of:=([.B1132]-[.B1131])/1000" table:style-name="ce5">
            <text:p>0.032</text:p>
          </table:table-cell>
          <table:table-cell office:value-type="float" office:value="0.17268531000000015" table:formula="of:=([.C1132]+[.C1131])*[.G1132]*9.8/2+[.H1131]" table:style-name="ce4">
            <text:p>0.172685</text:p>
          </table:table-cell>
          <table:table-cell office:value-type="float" office:value="2.9915005246589719E-3" table:formula="of:=[.C1132]-[.$N$1]" table:style-name="ce4">
            <text:p>0.002992</text:p>
          </table:table-cell>
          <table:table-cell office:value-type="float" office:value="-4.8844356873031991E-3" table:formula="of:=(([.$I1132]+[.$I1131]))*[.$G1132]*9.8/2+[.J1131]" table:style-name="ce4">
            <text:p>-0.00488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819" table:style-name="ce3">
            <text:p>73819</text:p>
          </table:table-cell>
          <table:table-cell office:value-type="float" office:value="1.5E-3" table:style-name="ce4">
            <text:p>0.0015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35.663999999999547" table:formula="of:=[.F1132]+[.G1133]" table:style-name="ce5">
            <text:p>35.664</text:p>
          </table:table-cell>
          <table:table-cell office:value-type="float" office:value="3.1E-2" table:formula="of:=([.B1133]-[.B1132])/1000" table:style-name="ce5">
            <text:p>0.031</text:p>
          </table:table-cell>
          <table:table-cell office:value-type="float" office:value="0.17344481000000014" table:formula="of:=([.C1133]+[.C1132])*[.G1133]*9.8/2+[.H1132]" table:style-name="ce4">
            <text:p>0.173445</text:p>
          </table:table-cell>
          <table:table-cell office:value-type="float" office:value="9.9150052465897163E-4" table:formula="of:=[.C1133]-[.$N$1]" table:style-name="ce4">
            <text:p>0.000992</text:p>
          </table:table-cell>
          <table:table-cell office:value-type="float" office:value="-4.2794178279118031E-3" table:formula="of:=(([.$I1133]+[.$I1132]))*[.$G1133]*9.8/2+[.J1132]" table:style-name="ce4">
            <text:p>-0.0042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850" table:style-name="ce3">
            <text:p>73850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5.694999999999546" table:formula="of:=[.F1133]+[.G1134]" table:style-name="ce5">
            <text:p>35.695</text:p>
          </table:table-cell>
          <table:table-cell office:value-type="float" office:value="3.1E-2" table:formula="of:=([.B1134]-[.B1133])/1000" table:style-name="ce5">
            <text:p>0.031</text:p>
          </table:table-cell>
          <table:table-cell office:value-type="float" office:value="0.17341443000000015" table:formula="of:=([.C1134]+[.C1133])*[.G1134]*9.8/2+[.H1133]" table:style-name="ce4">
            <text:p>0.173414</text:p>
          </table:table-cell>
          <table:table-cell office:value-type="float" office:value="-2.2084994753410283E-3" table:formula="of:=[.C1134]-[.$N$1]" table:style-name="ce4">
            <text:p>-0.002208</text:p>
          </table:table-cell>
          <table:table-cell office:value-type="float" office:value="-4.4642799685204078E-3" table:formula="of:=(([.$I1134]+[.$I1133]))*[.$G1134]*9.8/2+[.J1133]" table:style-name="ce4">
            <text:p>-0.00446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882" table:style-name="ce3">
            <text:p>73882</text:p>
          </table:table-cell>
          <table:table-cell office:value-type="float" office:value="0" table:style-name="ce4">
            <text:p>0.0000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5.726999999999542" table:formula="of:=[.F1134]+[.G1135]" table:style-name="ce5">
            <text:p>35.727</text:p>
          </table:table-cell>
          <table:table-cell office:value-type="float" office:value="3.2000000000000001E-2" table:formula="of:=([.B1135]-[.B1134])/1000" table:style-name="ce5">
            <text:p>0.032</text:p>
          </table:table-cell>
          <table:table-cell office:value-type="float" office:value="0.17314787000000015" table:formula="of:=([.C1135]+[.C1134])*[.G1135]*9.8/2+[.H1134]" table:style-name="ce4">
            <text:p>0.173148</text:p>
          </table:table-cell>
          <table:table-cell office:value-type="float" office:value="-5.084994753410284E-4" table:formula="of:=[.C1135]-[.$N$1]" table:style-name="ce4">
            <text:p>-0.000508</text:p>
          </table:table-cell>
          <table:table-cell office:value-type="float" office:value="-4.8903054039873542E-3" table:formula="of:=(([.$I1135]+[.$I1134]))*[.$G1135]*9.8/2+[.J1134]" table:style-name="ce4">
            <text:p>-0.00489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914" table:style-name="ce3">
            <text:p>73914</text:p>
          </table:table-cell>
          <table:table-cell office:value-type="float" office:value="2.3E-3" table:style-name="ce4">
            <text:p>0.0023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05" table:style-name="ce4">
            <text:p>1.010500</text:p>
          </table:table-cell>
          <table:table-cell office:value-type="float" office:value="35.758999999999538" table:formula="of:=[.F1135]+[.G1136]" table:style-name="ce5">
            <text:p>35.759</text:p>
          </table:table-cell>
          <table:table-cell office:value-type="float" office:value="3.2000000000000001E-2" table:formula="of:=([.B1136]-[.B1135])/1000" table:style-name="ce5">
            <text:p>0.032</text:p>
          </table:table-cell>
          <table:table-cell office:value-type="float" office:value="0.17350851000000014" table:formula="of:=([.C1136]+[.C1135])*[.G1136]*9.8/2+[.H1135]" table:style-name="ce4">
            <text:p>0.173509</text:p>
          </table:table-cell>
          <table:table-cell office:value-type="float" office:value="1.7915005246589716E-3" table:formula="of:=[.C1136]-[.$N$1]" table:style-name="ce4">
            <text:p>0.001792</text:p>
          </table:table-cell>
          <table:table-cell office:value-type="float" office:value="-4.6891308394543009E-3" table:formula="of:=(([.$I1136]+[.$I1135]))*[.$G1136]*9.8/2+[.J1135]" table:style-name="ce4">
            <text:p>-0.0046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945" table:style-name="ce3">
            <text:p>73945</text:p>
          </table:table-cell>
          <table:table-cell office:value-type="float" office:value="2.3E-3" table:style-name="ce4">
            <text:p>0.002300</text:p>
          </table:table-cell>
          <table:table-cell office:value-type="float" office:value="4.1999999999999997E-3" table:style-name="ce4">
            <text:p>0.004200</text:p>
          </table:table-cell>
          <table:table-cell office:value-type="float" office:value="1.0118" table:style-name="ce4">
            <text:p>1.011800</text:p>
          </table:table-cell>
          <table:table-cell office:value-type="float" office:value="35.789999999999537" table:formula="of:=[.F1136]+[.G1137]" table:style-name="ce5">
            <text:p>35.790</text:p>
          </table:table-cell>
          <table:table-cell office:value-type="float" office:value="3.1E-2" table:formula="of:=([.B1137]-[.B1136])/1000" table:style-name="ce5">
            <text:p>0.031</text:p>
          </table:table-cell>
          <table:table-cell office:value-type="float" office:value="0.17420725000000015" table:formula="of:=([.C1137]+[.C1136])*[.G1137]*9.8/2+[.H1136]" table:style-name="ce4">
            <text:p>0.174207</text:p>
          </table:table-cell>
          <table:table-cell office:value-type="float" office:value="1.7915005246589716E-3" table:formula="of:=[.C1137]-[.$N$1]" table:style-name="ce4">
            <text:p>0.001792</text:p>
          </table:table-cell>
          <table:table-cell office:value-type="float" office:value="-4.1448729800629049E-3" table:formula="of:=(([.$I1137]+[.$I1136]))*[.$G1137]*9.8/2+[.J1136]" table:style-name="ce4">
            <text:p>-0.0041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3976" table:style-name="ce3">
            <text:p>73976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85" table:style-name="ce4">
            <text:p>1.008500</text:p>
          </table:table-cell>
          <table:table-cell office:value-type="float" office:value="35.820999999999536" table:formula="of:=[.F1137]+[.G1138]" table:style-name="ce5">
            <text:p>35.821</text:p>
          </table:table-cell>
          <table:table-cell office:value-type="float" office:value="3.1E-2" table:formula="of:=([.B1138]-[.B1137])/1000" table:style-name="ce5">
            <text:p>0.031</text:p>
          </table:table-cell>
          <table:table-cell office:value-type="float" office:value="0.17458700000000016" table:formula="of:=([.C1138]+[.C1137])*[.G1138]*9.8/2+[.H1137]" table:style-name="ce4">
            <text:p>0.174587</text:p>
          </table:table-cell>
          <table:table-cell office:value-type="float" office:value="-3.0849947534102842E-4" table:formula="of:=[.C1138]-[.$N$1]" table:style-name="ce4">
            <text:p>-0.000308</text:p>
          </table:table-cell>
          <table:table-cell office:value-type="float" office:value="-3.9196051206715097E-3" table:formula="of:=(([.$I1138]+[.$I1137]))*[.$G1138]*9.8/2+[.J1137]" table:style-name="ce4">
            <text:p>-0.00392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007" table:style-name="ce3">
            <text:p>74007</text:p>
          </table:table-cell>
          <table:table-cell office:value-type="float" office:value="1.4E-3" table:style-name="ce4">
            <text:p>0.0014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35.851999999999535" table:formula="of:=[.F1138]+[.G1139]" table:style-name="ce5">
            <text:p>35.852</text:p>
          </table:table-cell>
          <table:table-cell office:value-type="float" office:value="3.1E-2" table:formula="of:=([.B1139]-[.B1138])/1000" table:style-name="ce5">
            <text:p>0.031</text:p>
          </table:table-cell>
          <table:table-cell office:value-type="float" office:value="0.17483004000000016" table:formula="of:=([.C1139]+[.C1138])*[.G1139]*9.8/2+[.H1138]" table:style-name="ce4">
            <text:p>0.174830</text:p>
          </table:table-cell>
          <table:table-cell office:value-type="float" office:value="8.9150052465897158E-4" table:formula="of:=[.C1139]-[.$N$1]" table:style-name="ce4">
            <text:p>0.000892</text:p>
          </table:table-cell>
          <table:table-cell office:value-type="float" office:value="-3.831047261280114E-3" table:formula="of:=(([.$I1139]+[.$I1138]))*[.$G1139]*9.8/2+[.J1138]" table:style-name="ce4">
            <text:p>-0.0038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038" table:style-name="ce3">
            <text:p>74038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35.882999999999534" table:formula="of:=[.F1139]+[.G1140]" table:style-name="ce5">
            <text:p>35.883</text:p>
          </table:table-cell>
          <table:table-cell office:value-type="float" office:value="3.1E-2" table:formula="of:=([.B1140]-[.B1139])/1000" table:style-name="ce5">
            <text:p>0.031</text:p>
          </table:table-cell>
          <table:table-cell office:value-type="float" office:value="0.17483004000000016" table:formula="of:=([.C1140]+[.C1139])*[.G1140]*9.8/2+[.H1139]" table:style-name="ce4">
            <text:p>0.174830</text:p>
          </table:table-cell>
          <table:table-cell office:value-type="float" office:value="-1.9084994753410284E-3" table:formula="of:=[.C1140]-[.$N$1]" table:style-name="ce4">
            <text:p>-0.001908</text:p>
          </table:table-cell>
          <table:table-cell office:value-type="float" office:value="-3.9855294018887183E-3" table:formula="of:=(([.$I1140]+[.$I1139]))*[.$G1140]*9.8/2+[.J1139]" table:style-name="ce4">
            <text:p>-0.0039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070" table:style-name="ce3">
            <text:p>74070</text:p>
          </table:table-cell>
          <table:table-cell office:value-type="float" office:value="-2.0999999999999999E-3" table:style-name="ce4">
            <text:p>-0.0021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35.91499999999953" table:formula="of:=[.F1140]+[.G1141]" table:style-name="ce5">
            <text:p>35.915</text:p>
          </table:table-cell>
          <table:table-cell office:value-type="float" office:value="3.2000000000000001E-2" table:formula="of:=([.B1141]-[.B1140])/1000" table:style-name="ce5">
            <text:p>0.032</text:p>
          </table:table-cell>
          <table:table-cell office:value-type="float" office:value="0.17428124000000017" table:formula="of:=([.C1141]+[.C1140])*[.G1141]*9.8/2+[.H1140]" table:style-name="ce4">
            <text:p>0.174281</text:p>
          </table:table-cell>
          <table:table-cell office:value-type="float" office:value="-2.6084994753410281E-3" table:formula="of:=[.C1141]-[.$N$1]" table:style-name="ce4">
            <text:p>-0.002608</text:p>
          </table:table-cell>
          <table:table-cell office:value-type="float" office:value="-4.6937948373556651E-3" table:formula="of:=(([.$I1141]+[.$I1140]))*[.$G1141]*9.8/2+[.J1140]" table:style-name="ce4">
            <text:p>-0.0046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102" table:style-name="ce3">
            <text:p>74102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5.946999999999527" table:formula="of:=[.F1141]+[.G1142]" table:style-name="ce5">
            <text:p>35.947</text:p>
          </table:table-cell>
          <table:table-cell office:value-type="float" office:value="3.2000000000000001E-2" table:formula="of:=([.B1142]-[.B1141])/1000" table:style-name="ce5">
            <text:p>0.032</text:p>
          </table:table-cell>
          <table:table-cell office:value-type="float" office:value="0.17440668000000017" table:formula="of:=([.C1142]+[.C1141])*[.G1142]*9.8/2+[.H1141]" table:style-name="ce4">
            <text:p>0.174407</text:p>
          </table:table-cell>
          <table:table-cell office:value-type="float" office:value="2.3915005246589712E-3" table:formula="of:=[.C1142]-[.$N$1]" table:style-name="ce4">
            <text:p>0.002392</text:p>
          </table:table-cell>
          <table:table-cell office:value-type="float" office:value="-4.7278202728226115E-3" table:formula="of:=(([.$I1142]+[.$I1141]))*[.$G1142]*9.8/2+[.J1141]" table:style-name="ce4">
            <text:p>-0.0047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133" table:style-name="ce3">
            <text:p>74133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35.977999999999525" table:formula="of:=[.F1142]+[.G1143]" table:style-name="ce5">
            <text:p>35.978</text:p>
          </table:table-cell>
          <table:table-cell office:value-type="float" office:value="3.1E-2" table:formula="of:=([.B1143]-[.B1142])/1000" table:style-name="ce5">
            <text:p>0.031</text:p>
          </table:table-cell>
          <table:table-cell office:value-type="float" office:value="0.17518137000000017" table:formula="of:=([.C1143]+[.C1142])*[.G1143]*9.8/2+[.H1142]" table:style-name="ce4">
            <text:p>0.175181</text:p>
          </table:table-cell>
          <table:table-cell office:value-type="float" office:value="1.6915005246589717E-3" table:formula="of:=[.C1143]-[.$N$1]" table:style-name="ce4">
            <text:p>0.001692</text:p>
          </table:table-cell>
          <table:table-cell office:value-type="float" office:value="-4.1076124134312155E-3" table:formula="of:=(([.$I1143]+[.$I1142]))*[.$G1143]*9.8/2+[.J1142]" table:style-name="ce4">
            <text:p>-0.0041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164" table:style-name="ce3">
            <text:p>74164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E-3" table:style-name="ce4">
            <text:p>0.0020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36.008999999999524" table:formula="of:=[.F1143]+[.G1144]" table:style-name="ce5">
            <text:p>36.009</text:p>
          </table:table-cell>
          <table:table-cell office:value-type="float" office:value="3.1E-2" table:formula="of:=([.B1144]-[.B1143])/1000" table:style-name="ce5">
            <text:p>0.031</text:p>
          </table:table-cell>
          <table:table-cell office:value-type="float" office:value="0.17559150000000018" table:formula="of:=([.C1144]+[.C1143])*[.G1144]*9.8/2+[.H1143]" table:style-name="ce4">
            <text:p>0.175592</text:p>
          </table:table-cell>
          <table:table-cell office:value-type="float" office:value="-8.4994753410283942E-6" table:formula="of:=[.C1144]-[.$N$1]" table:style-name="ce4">
            <text:p>-0.000008</text:p>
          </table:table-cell>
          <table:table-cell office:value-type="float" office:value="-3.8519645540398199E-3" table:formula="of:=(([.$I1144]+[.$I1143]))*[.$G1144]*9.8/2+[.J1143]" table:style-name="ce4">
            <text:p>-0.0038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195" table:style-name="ce3">
            <text:p>74195</text:p>
          </table:table-cell>
          <table:table-cell office:value-type="float" office:value="-1E-4" table:style-name="ce4">
            <text:p>-0.0001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1" table:style-name="ce4">
            <text:p>1.010100</text:p>
          </table:table-cell>
          <table:table-cell office:value-type="float" office:value="36.039999999999523" table:formula="of:=[.F1144]+[.G1145]" table:style-name="ce5">
            <text:p>36.040</text:p>
          </table:table-cell>
          <table:table-cell office:value-type="float" office:value="3.1E-2" table:formula="of:=([.B1145]-[.B1144])/1000" table:style-name="ce5">
            <text:p>0.031</text:p>
          </table:table-cell>
          <table:table-cell office:value-type="float" office:value="0.17565226000000017" table:formula="of:=([.C1145]+[.C1144])*[.G1145]*9.8/2+[.H1144]" table:style-name="ce4">
            <text:p>0.175652</text:p>
          </table:table-cell>
          <table:table-cell office:value-type="float" office:value="-6.0849947534102845E-4" table:formula="of:=[.C1145]-[.$N$1]" table:style-name="ce4">
            <text:p>-0.000608</text:p>
          </table:table-cell>
          <table:table-cell office:value-type="float" office:value="-3.9456866946484242E-3" table:formula="of:=(([.$I1145]+[.$I1144]))*[.$G1145]*9.8/2+[.J1144]" table:style-name="ce4">
            <text:p>-0.0039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227" table:style-name="ce3">
            <text:p>74227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6.07199999999952" table:formula="of:=[.F1145]+[.G1146]" table:style-name="ce5">
            <text:p>36.072</text:p>
          </table:table-cell>
          <table:table-cell office:value-type="float" office:value="3.2000000000000001E-2" table:formula="of:=([.B1146]-[.B1145])/1000" table:style-name="ce5">
            <text:p>0.032</text:p>
          </table:table-cell>
          <table:table-cell office:value-type="float" office:value="0.17569930000000017" table:formula="of:=([.C1146]+[.C1145])*[.G1146]*9.8/2+[.H1145]" table:style-name="ce4">
            <text:p>0.175699</text:p>
          </table:table-cell>
          <table:table-cell office:value-type="float" office:value="-1.0849947534102839E-4" table:formula="of:=[.C1146]-[.$N$1]" table:style-name="ce4">
            <text:p>-0.000108</text:p>
          </table:table-cell>
          <table:table-cell office:value-type="float" office:value="-4.0581121301153707E-3" table:formula="of:=(([.$I1146]+[.$I1145]))*[.$G1146]*9.8/2+[.J1145]" table:style-name="ce4">
            <text:p>-0.0040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258" table:style-name="ce3">
            <text:p>74258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6.102999999999518" table:formula="of:=[.F1146]+[.G1147]" table:style-name="ce5">
            <text:p>36.103</text:p>
          </table:table-cell>
          <table:table-cell office:value-type="float" office:value="3.1E-2" table:formula="of:=([.B1147]-[.B1146])/1000" table:style-name="ce5">
            <text:p>0.031</text:p>
          </table:table-cell>
          <table:table-cell office:value-type="float" office:value="0.17563854000000018" table:formula="of:=([.C1147]+[.C1146])*[.G1147]*9.8/2+[.H1146]" table:style-name="ce4">
            <text:p>0.175639</text:p>
          </table:table-cell>
          <table:table-cell office:value-type="float" office:value="-1.3084994753410286E-3" table:formula="of:=[.C1147]-[.$N$1]" table:style-name="ce4">
            <text:p>-0.001308</text:p>
          </table:table-cell>
          <table:table-cell office:value-type="float" office:value="-4.2733542707239754E-3" table:formula="of:=(([.$I1147]+[.$I1146]))*[.$G1147]*9.8/2+[.J1146]" table:style-name="ce4">
            <text:p>-0.0042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290" table:style-name="ce3">
            <text:p>74290</text:p>
          </table:table-cell>
          <table:table-cell office:value-type="float" office:value="1.4E-3" table:style-name="ce4">
            <text:p>0.0014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85" table:style-name="ce4">
            <text:p>1.008500</text:p>
          </table:table-cell>
          <table:table-cell office:value-type="float" office:value="36.134999999999515" table:formula="of:=[.F1147]+[.G1148]" table:style-name="ce5">
            <text:p>36.135</text:p>
          </table:table-cell>
          <table:table-cell office:value-type="float" office:value="3.2000000000000001E-2" table:formula="of:=([.B1148]-[.B1147])/1000" table:style-name="ce5">
            <text:p>0.032</text:p>
          </table:table-cell>
          <table:table-cell office:value-type="float" office:value="0.17573262000000017" table:formula="of:=([.C1148]+[.C1147])*[.G1148]*9.8/2+[.H1147]" table:style-name="ce4">
            <text:p>0.175733</text:p>
          </table:table-cell>
          <table:table-cell office:value-type="float" office:value="8.9150052465897158E-4" table:formula="of:=[.C1148]-[.$N$1]" table:style-name="ce4">
            <text:p>0.000892</text:p>
          </table:table-cell>
          <table:table-cell office:value-type="float" office:value="-4.338739706190922E-3" table:formula="of:=(([.$I1148]+[.$I1147]))*[.$G1148]*9.8/2+[.J1147]" table:style-name="ce4">
            <text:p>-0.0043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321" table:style-name="ce3">
            <text:p>74321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36.165999999999514" table:formula="of:=[.F1148]+[.G1149]" table:style-name="ce5">
            <text:p>36.166</text:p>
          </table:table-cell>
          <table:table-cell office:value-type="float" office:value="3.1E-2" table:formula="of:=([.B1149]-[.B1148])/1000" table:style-name="ce5">
            <text:p>0.031</text:p>
          </table:table-cell>
          <table:table-cell office:value-type="float" office:value="0.17580857000000016" table:formula="of:=([.C1149]+[.C1148])*[.G1149]*9.8/2+[.H1148]" table:style-name="ce4">
            <text:p>0.175809</text:p>
          </table:table-cell>
          <table:table-cell office:value-type="float" office:value="-1.4084994753410284E-3" table:formula="of:=[.C1149]-[.$N$1]" table:style-name="ce4">
            <text:p>-0.001408</text:p>
          </table:table-cell>
          <table:table-cell office:value-type="float" office:value="-4.4172718467995267E-3" table:formula="of:=(([.$I1149]+[.$I1148]))*[.$G1149]*9.8/2+[.J1148]" table:style-name="ce4">
            <text:p>-0.00441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353" table:style-name="ce3">
            <text:p>74353</text:p>
          </table:table-cell>
          <table:table-cell office:value-type="float" office:value="-1E-4" table:style-name="ce4">
            <text:p>-0.0001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6.19799999999951" table:formula="of:=[.F1149]+[.G1150]" table:style-name="ce5">
            <text:p>36.198</text:p>
          </table:table-cell>
          <table:table-cell office:value-type="float" office:value="3.2000000000000001E-2" table:formula="of:=([.B1150]-[.B1149])/1000" table:style-name="ce5">
            <text:p>0.032</text:p>
          </table:table-cell>
          <table:table-cell office:value-type="float" office:value="0.17565177000000015" table:formula="of:=([.C1150]+[.C1149])*[.G1150]*9.8/2+[.H1149]" table:style-name="ce4">
            <text:p>0.175652</text:p>
          </table:table-cell>
          <table:table-cell office:value-type="float" office:value="-6.0849947534102845E-4" table:formula="of:=[.C1150]-[.$N$1]" table:style-name="ce4">
            <text:p>-0.000608</text:p>
          </table:table-cell>
          <table:table-cell office:value-type="float" office:value="-4.7335372822664736E-3" table:formula="of:=(([.$I1150]+[.$I1149]))*[.$G1150]*9.8/2+[.J1149]" table:style-name="ce4">
            <text:p>-0.0047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385" table:style-name="ce3">
            <text:p>74385</text:p>
          </table:table-cell>
          <table:table-cell office:value-type="float" office:value="-1.9E-3" table:style-name="ce4">
            <text:p>-0.00190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36.229999999999507" table:formula="of:=[.F1150]+[.G1151]" table:style-name="ce5">
            <text:p>36.230</text:p>
          </table:table-cell>
          <table:table-cell office:value-type="float" office:value="3.2000000000000001E-2" table:formula="of:=([.B1151]-[.B1150])/1000" table:style-name="ce5">
            <text:p>0.032</text:p>
          </table:table-cell>
          <table:table-cell office:value-type="float" office:value="0.17533817000000015" table:formula="of:=([.C1151]+[.C1150])*[.G1151]*9.8/2+[.H1150]" table:style-name="ce4">
            <text:p>0.175338</text:p>
          </table:table-cell>
          <table:table-cell office:value-type="float" office:value="-2.4084994753410284E-3" table:formula="of:=[.C1151]-[.$N$1]" table:style-name="ce4">
            <text:p>-0.002408</text:p>
          </table:table-cell>
          <table:table-cell office:value-type="float" office:value="-5.2066027177334199E-3" table:formula="of:=(([.$I1151]+[.$I1150]))*[.$G1151]*9.8/2+[.J1150]" table:style-name="ce4">
            <text:p>-0.00520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417" table:style-name="ce3">
            <text:p>74417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0118" table:style-name="ce4">
            <text:p>1.011800</text:p>
          </table:table-cell>
          <table:table-cell office:value-type="float" office:value="36.261999999999503" table:formula="of:=[.F1151]+[.G1152]" table:style-name="ce5">
            <text:p>36.262</text:p>
          </table:table-cell>
          <table:table-cell office:value-type="float" office:value="3.2000000000000001E-2" table:formula="of:=([.B1152]-[.B1151])/1000" table:style-name="ce5">
            <text:p>0.032</text:p>
          </table:table-cell>
          <table:table-cell office:value-type="float" office:value="0.17499321000000015" table:formula="of:=([.C1152]+[.C1151])*[.G1152]*9.8/2+[.H1151]" table:style-name="ce4">
            <text:p>0.174993</text:p>
          </table:table-cell>
          <table:table-cell office:value-type="float" office:value="-8.0849947534102832E-4" table:formula="of:=[.C1152]-[.$N$1]" table:style-name="ce4">
            <text:p>-0.000808</text:p>
          </table:table-cell>
          <table:table-cell office:value-type="float" office:value="-5.7110281532003664E-3" table:formula="of:=(([.$I1152]+[.$I1151]))*[.$G1152]*9.8/2+[.J1151]" table:style-name="ce4">
            <text:p>-0.00571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450" table:style-name="ce3">
            <text:p>74450</text:p>
          </table:table-cell>
          <table:table-cell office:value-type="float" office:value="1.8E-3" table:style-name="ce4">
            <text:p>0.0018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64" table:style-name="ce4">
            <text:p>1.006400</text:p>
          </table:table-cell>
          <table:table-cell office:value-type="float" office:value="36.294999999999504" table:formula="of:=[.F1152]+[.G1153]" table:style-name="ce5">
            <text:p>36.295</text:p>
          </table:table-cell>
          <table:table-cell office:value-type="float" office:value="3.3000000000000002E-2" table:formula="of:=([.B1153]-[.B1152])/1000" table:style-name="ce5">
            <text:p>0.033</text:p>
          </table:table-cell>
          <table:table-cell office:value-type="float" office:value="0.17523576000000016" table:formula="of:=([.C1153]+[.C1152])*[.G1153]*9.8/2+[.H1152]" table:style-name="ce4">
            <text:p>0.175236</text:p>
          </table:table-cell>
          <table:table-cell office:value-type="float" office:value="1.2915005246589715E-3" table:formula="of:=[.C1153]-[.$N$1]" table:style-name="ce4">
            <text:p>0.001292</text:p>
          </table:table-cell>
          <table:table-cell office:value-type="float" office:value="-5.6329268835256553E-3" table:formula="of:=(([.$I1153]+[.$I1152]))*[.$G1153]*9.8/2+[.J1152]" table:style-name="ce4">
            <text:p>-0.0056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481" table:style-name="ce3">
            <text:p>74481</text:p>
          </table:table-cell>
          <table:table-cell office:value-type="float" office:value="1.4E-3" table:style-name="ce4">
            <text:p>0.0014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111000000000001" table:style-name="ce4">
            <text:p>1.011100</text:p>
          </table:table-cell>
          <table:table-cell office:value-type="float" office:value="36.325999999999503" table:formula="of:=[.F1153]+[.G1154]" table:style-name="ce5">
            <text:p>36.326</text:p>
          </table:table-cell>
          <table:table-cell office:value-type="float" office:value="3.1E-2" table:formula="of:=([.B1154]-[.B1153])/1000" table:style-name="ce5">
            <text:p>0.031</text:p>
          </table:table-cell>
          <table:table-cell office:value-type="float" office:value="0.17572184000000016" table:formula="of:=([.C1154]+[.C1153])*[.G1154]*9.8/2+[.H1153]" table:style-name="ce4">
            <text:p>0.175722</text:p>
          </table:table-cell>
          <table:table-cell office:value-type="float" office:value="8.9150052465897158E-4" table:formula="of:=[.C1154]-[.$N$1]" table:style-name="ce4">
            <text:p>0.000892</text:p>
          </table:table-cell>
          <table:table-cell office:value-type="float" office:value="-5.3013290241342593E-3" table:formula="of:=(([.$I1154]+[.$I1153]))*[.$G1154]*9.8/2+[.J1153]" table:style-name="ce4">
            <text:p>-0.00530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512" table:style-name="ce3">
            <text:p>74512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8999999999999998E-3" table:style-name="ce4">
            <text:p>0.003900</text:p>
          </table:table-cell>
          <table:table-cell office:value-type="float" office:value="1.0078" table:style-name="ce4">
            <text:p>1.007800</text:p>
          </table:table-cell>
          <table:table-cell office:value-type="float" office:value="36.356999999999502" table:formula="of:=[.F1154]+[.G1155]" table:style-name="ce5">
            <text:p>36.357</text:p>
          </table:table-cell>
          <table:table-cell office:value-type="float" office:value="3.1E-2" table:formula="of:=([.B1155]-[.B1154])/1000" table:style-name="ce5">
            <text:p>0.031</text:p>
          </table:table-cell>
          <table:table-cell office:value-type="float" office:value="0.17585855000000017" table:formula="of:=([.C1155]+[.C1154])*[.G1155]*9.8/2+[.H1154]" table:style-name="ce4">
            <text:p>0.175859</text:p>
          </table:table-cell>
          <table:table-cell office:value-type="float" office:value="-1.0084994753410284E-3" table:formula="of:=[.C1155]-[.$N$1]" table:style-name="ce4">
            <text:p>-0.001008</text:p>
          </table:table-cell>
          <table:table-cell office:value-type="float" office:value="-5.319101164742864E-3" table:formula="of:=(([.$I1155]+[.$I1154]))*[.$G1155]*9.8/2+[.J1154]" table:style-name="ce4">
            <text:p>-0.00531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544" table:style-name="ce3">
            <text:p>74544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59" table:style-name="ce4">
            <text:p>1.005900</text:p>
          </table:table-cell>
          <table:table-cell office:value-type="float" office:value="36.388999999999498" table:formula="of:=[.F1155]+[.G1156]" table:style-name="ce5">
            <text:p>36.389</text:p>
          </table:table-cell>
          <table:table-cell office:value-type="float" office:value="3.2000000000000001E-2" table:formula="of:=([.B1156]-[.B1155])/1000" table:style-name="ce5">
            <text:p>0.032</text:p>
          </table:table-cell>
          <table:table-cell office:value-type="float" office:value="0.17559199000000017" table:formula="of:=([.C1156]+[.C1155])*[.G1156]*9.8/2+[.H1155]" table:style-name="ce4">
            <text:p>0.175592</text:p>
          </table:table-cell>
          <table:table-cell office:value-type="float" office:value="-1.7084994753410283E-3" table:formula="of:=[.C1156]-[.$N$1]" table:style-name="ce4">
            <text:p>-0.001708</text:p>
          </table:table-cell>
          <table:table-cell office:value-type="float" office:value="-5.7451266002098104E-3" table:formula="of:=(([.$I1156]+[.$I1155]))*[.$G1156]*9.8/2+[.J1155]" table:style-name="ce4">
            <text:p>-0.0057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576" table:style-name="ce3">
            <text:p>74576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36.420999999999495" table:formula="of:=[.F1156]+[.G1157]" table:style-name="ce5">
            <text:p>36.421</text:p>
          </table:table-cell>
          <table:table-cell office:value-type="float" office:value="3.2000000000000001E-2" table:formula="of:=([.B1157]-[.B1156])/1000" table:style-name="ce5">
            <text:p>0.032</text:p>
          </table:table-cell>
          <table:table-cell office:value-type="float" office:value="0.17534111000000016" table:formula="of:=([.C1157]+[.C1156])*[.G1157]*9.8/2+[.H1156]" table:style-name="ce4">
            <text:p>0.175341</text:p>
          </table:table-cell>
          <table:table-cell office:value-type="float" office:value="-9.0849947534102837E-4" table:formula="of:=[.C1157]-[.$N$1]" table:style-name="ce4">
            <text:p>-0.000908</text:p>
          </table:table-cell>
          <table:table-cell office:value-type="float" office:value="-6.1554720356767571E-3" table:formula="of:=(([.$I1157]+[.$I1156]))*[.$G1157]*9.8/2+[.J1156]" table:style-name="ce4">
            <text:p>-0.00615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609" table:style-name="ce3">
            <text:p>74609</text:p>
          </table:table-cell>
          <table:table-cell office:value-type="float" office:value="2E-3" table:style-name="ce4">
            <text:p>0.00200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0071000000000001" table:style-name="ce4">
            <text:p>1.007100</text:p>
          </table:table-cell>
          <table:table-cell office:value-type="float" office:value="36.453999999999496" table:formula="of:=[.F1157]+[.G1158]" table:style-name="ce5">
            <text:p>36.454</text:p>
          </table:table-cell>
          <table:table-cell office:value-type="float" office:value="3.3000000000000002E-2" table:formula="of:=([.B1158]-[.B1157])/1000" table:style-name="ce5">
            <text:p>0.033</text:p>
          </table:table-cell>
          <table:table-cell office:value-type="float" office:value="0.17559983000000015" table:formula="of:=([.C1158]+[.C1157])*[.G1158]*9.8/2+[.H1157]" table:style-name="ce4">
            <text:p>0.175600</text:p>
          </table:table-cell>
          <table:table-cell office:value-type="float" office:value="1.4915005246589716E-3" table:formula="of:=[.C1158]-[.$N$1]" table:style-name="ce4">
            <text:p>0.001492</text:p>
          </table:table-cell>
          <table:table-cell office:value-type="float" office:value="-6.0612007660020457E-3" table:formula="of:=(([.$I1158]+[.$I1157]))*[.$G1158]*9.8/2+[.J1157]" table:style-name="ce4">
            <text:p>-0.00606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641" table:style-name="ce3">
            <text:p>74641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62" table:style-name="ce4">
            <text:p>1.006200</text:p>
          </table:table-cell>
          <table:table-cell office:value-type="float" office:value="36.485999999999493" table:formula="of:=[.F1158]+[.G1159]" table:style-name="ce5">
            <text:p>36.486</text:p>
          </table:table-cell>
          <table:table-cell office:value-type="float" office:value="3.2000000000000001E-2" table:formula="of:=([.B1159]-[.B1158])/1000" table:style-name="ce5">
            <text:p>0.032</text:p>
          </table:table-cell>
          <table:table-cell office:value-type="float" office:value="0.17597615000000016" table:formula="of:=([.C1159]+[.C1158])*[.G1159]*9.8/2+[.H1158]" table:style-name="ce4">
            <text:p>0.175976</text:p>
          </table:table-cell>
          <table:table-cell office:value-type="float" office:value="-1.0849947534102839E-4" table:formula="of:=[.C1159]-[.$N$1]" table:style-name="ce4">
            <text:p>-0.000108</text:p>
          </table:table-cell>
          <table:table-cell office:value-type="float" office:value="-5.8443462014689919E-3" table:formula="of:=(([.$I1159]+[.$I1158]))*[.$G1159]*9.8/2+[.J1158]" table:style-name="ce4">
            <text:p>-0.00584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672" table:style-name="ce3">
            <text:p>74672</text:p>
          </table:table-cell>
          <table:table-cell office:value-type="float" office:value="1.5E-3" table:style-name="ce4">
            <text:p>0.001500</text:p>
          </table:table-cell>
          <table:table-cell office:value-type="float" office:value="3.8999999999999998E-3" table:style-name="ce4">
            <text:p>0.0039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36.516999999999491" table:formula="of:=[.F1159]+[.G1160]" table:style-name="ce5">
            <text:p>36.517</text:p>
          </table:table-cell>
          <table:table-cell office:value-type="float" office:value="3.1E-2" table:formula="of:=([.B1160]-[.B1159])/1000" table:style-name="ce5">
            <text:p>0.031</text:p>
          </table:table-cell>
          <table:table-cell office:value-type="float" office:value="0.17626476000000016" table:formula="of:=([.C1160]+[.C1159])*[.G1160]*9.8/2+[.H1159]" table:style-name="ce4">
            <text:p>0.176265</text:p>
          </table:table-cell>
          <table:table-cell office:value-type="float" office:value="9.9150052465897163E-4" table:formula="of:=[.C1160]-[.$N$1]" table:style-name="ce4">
            <text:p>0.000992</text:p>
          </table:table-cell>
          <table:table-cell office:value-type="float" office:value="-5.7102183420775967E-3" table:formula="of:=(([.$I1160]+[.$I1159]))*[.$G1160]*9.8/2+[.J1159]" table:style-name="ce4">
            <text:p>-0.0057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703" table:style-name="ce3">
            <text:p>74703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36.54799999999949" table:formula="of:=[.F1160]+[.G1161]" table:style-name="ce5">
            <text:p>36.548</text:p>
          </table:table-cell>
          <table:table-cell office:value-type="float" office:value="3.1E-2" table:formula="of:=([.B1161]-[.B1160])/1000" table:style-name="ce5">
            <text:p>0.031</text:p>
          </table:table-cell>
          <table:table-cell office:value-type="float" office:value="0.17632552000000015" table:formula="of:=([.C1161]+[.C1160])*[.G1161]*9.8/2+[.H1160]" table:style-name="ce4">
            <text:p>0.176326</text:p>
          </table:table-cell>
          <table:table-cell office:value-type="float" office:value="-1.6084994753410285E-3" table:formula="of:=[.C1161]-[.$N$1]" table:style-name="ce4">
            <text:p>-0.001608</text:p>
          </table:table-cell>
          <table:table-cell office:value-type="float" office:value="-5.8039404826862014E-3" table:formula="of:=(([.$I1161]+[.$I1160]))*[.$G1161]*9.8/2+[.J1160]" table:style-name="ce4">
            <text:p>-0.0058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735" table:style-name="ce3">
            <text:p>74735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6.579999999999487" table:formula="of:=[.F1161]+[.G1162]" table:style-name="ce5">
            <text:p>36.580</text:p>
          </table:table-cell>
          <table:table-cell office:value-type="float" office:value="3.2000000000000001E-2" table:formula="of:=([.B1162]-[.B1161])/1000" table:style-name="ce5">
            <text:p>0.032</text:p>
          </table:table-cell>
          <table:table-cell office:value-type="float" office:value="0.17598056000000015" table:formula="of:=([.C1162]+[.C1161])*[.G1162]*9.8/2+[.H1161]" table:style-name="ce4">
            <text:p>0.175981</text:p>
          </table:table-cell>
          <table:table-cell office:value-type="float" office:value="-1.6084994753410285E-3" table:formula="of:=[.C1162]-[.$N$1]" table:style-name="ce4">
            <text:p>-0.001608</text:p>
          </table:table-cell>
          <table:table-cell office:value-type="float" office:value="-6.3083659181531479E-3" table:formula="of:=(([.$I1162]+[.$I1161]))*[.$G1162]*9.8/2+[.J1161]" table:style-name="ce4">
            <text:p>-0.0063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768" table:style-name="ce3">
            <text:p>74768</text:p>
          </table:table-cell>
          <table:table-cell office:value-type="float" office:value="1.8E-3" table:style-name="ce4">
            <text:p>0.0018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99" table:style-name="ce4">
            <text:p>1.009900</text:p>
          </table:table-cell>
          <table:table-cell office:value-type="float" office:value="36.612999999999488" table:formula="of:=[.F1162]+[.G1163]" table:style-name="ce5">
            <text:p>36.613</text:p>
          </table:table-cell>
          <table:table-cell office:value-type="float" office:value="3.3000000000000002E-2" table:formula="of:=([.B1163]-[.B1162])/1000" table:style-name="ce5">
            <text:p>0.033</text:p>
          </table:table-cell>
          <table:table-cell office:value-type="float" office:value="0.17609375000000016" table:formula="of:=([.C1163]+[.C1162])*[.G1163]*9.8/2+[.H1162]" table:style-name="ce4">
            <text:p>0.176094</text:p>
          </table:table-cell>
          <table:table-cell office:value-type="float" office:value="1.2915005246589715E-3" table:formula="of:=[.C1163]-[.$N$1]" table:style-name="ce4">
            <text:p>0.001292</text:p>
          </table:table-cell>
          <table:table-cell office:value-type="float" office:value="-6.3596246484784362E-3" table:formula="of:=(([.$I1163]+[.$I1162]))*[.$G1163]*9.8/2+[.J1162]" table:style-name="ce4">
            <text:p>-0.00636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799" table:style-name="ce3">
            <text:p>74799</text:p>
          </table:table-cell>
          <table:table-cell office:value-type="float" office:value="1.4E-3" table:style-name="ce4">
            <text:p>0.0014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101" table:style-name="ce4">
            <text:p>1.010100</text:p>
          </table:table-cell>
          <table:table-cell office:value-type="float" office:value="36.643999999999487" table:formula="of:=[.F1163]+[.G1164]" table:style-name="ce5">
            <text:p>36.644</text:p>
          </table:table-cell>
          <table:table-cell office:value-type="float" office:value="3.1E-2" table:formula="of:=([.B1164]-[.B1163])/1000" table:style-name="ce5">
            <text:p>0.031</text:p>
          </table:table-cell>
          <table:table-cell office:value-type="float" office:value="0.17657983000000016" table:formula="of:=([.C1164]+[.C1163])*[.G1164]*9.8/2+[.H1163]" table:style-name="ce4">
            <text:p>0.176580</text:p>
          </table:table-cell>
          <table:table-cell office:value-type="float" office:value="8.9150052465897158E-4" table:formula="of:=[.C1164]-[.$N$1]" table:style-name="ce4">
            <text:p>0.000892</text:p>
          </table:table-cell>
          <table:table-cell office:value-type="float" office:value="-6.0280267890870411E-3" table:formula="of:=(([.$I1164]+[.$I1163]))*[.$G1164]*9.8/2+[.J1163]" table:style-name="ce4">
            <text:p>-0.0060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830" table:style-name="ce3">
            <text:p>74830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7" table:style-name="ce4">
            <text:p>1.009700</text:p>
          </table:table-cell>
          <table:table-cell office:value-type="float" office:value="36.674999999999486" table:formula="of:=[.F1164]+[.G1165]" table:style-name="ce5">
            <text:p>36.675</text:p>
          </table:table-cell>
          <table:table-cell office:value-type="float" office:value="3.1E-2" table:formula="of:=([.B1165]-[.B1164])/1000" table:style-name="ce5">
            <text:p>0.031</text:p>
          </table:table-cell>
          <table:table-cell office:value-type="float" office:value="0.17676211000000017" table:formula="of:=([.C1165]+[.C1164])*[.G1165]*9.8/2+[.H1164]" table:style-name="ce4">
            <text:p>0.176762</text:p>
          </table:table-cell>
          <table:table-cell office:value-type="float" office:value="-7.0849947534102839E-4" table:formula="of:=[.C1165]-[.$N$1]" table:style-name="ce4">
            <text:p>-0.000708</text:p>
          </table:table-cell>
          <table:table-cell office:value-type="float" office:value="-6.0002289296956458E-3" table:formula="of:=(([.$I1165]+[.$I1164]))*[.$G1165]*9.8/2+[.J1164]" table:style-name="ce4">
            <text:p>-0.00600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862" table:style-name="ce3">
            <text:p>74862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36000000000001" table:style-name="ce4">
            <text:p>1.013600</text:p>
          </table:table-cell>
          <table:table-cell office:value-type="float" office:value="36.706999999999482" table:formula="of:=[.F1165]+[.G1166]" table:style-name="ce5">
            <text:p>36.707</text:p>
          </table:table-cell>
          <table:table-cell office:value-type="float" office:value="3.2000000000000001E-2" table:formula="of:=([.B1166]-[.B1165])/1000" table:style-name="ce5">
            <text:p>0.032</text:p>
          </table:table-cell>
          <table:table-cell office:value-type="float" office:value="0.17685619000000016" table:formula="of:=([.C1166]+[.C1165])*[.G1166]*9.8/2+[.H1165]" table:style-name="ce4">
            <text:p>0.176856</text:p>
          </table:table-cell>
          <table:table-cell office:value-type="float" office:value="2.9150052465897163E-4" table:formula="of:=[.C1166]-[.$N$1]" table:style-name="ce4">
            <text:p>0.000292</text:p>
          </table:table-cell>
          <table:table-cell office:value-type="float" office:value="-6.0656143651625924E-3" table:formula="of:=(([.$I1166]+[.$I1165]))*[.$G1166]*9.8/2+[.J1165]" table:style-name="ce4">
            <text:p>-0.00606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893" table:style-name="ce3">
            <text:p>74893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68999999999999" table:style-name="ce4">
            <text:p>1.006900</text:p>
          </table:table-cell>
          <table:table-cell office:value-type="float" office:value="36.737999999999481" table:formula="of:=[.F1166]+[.G1167]" table:style-name="ce5">
            <text:p>36.738</text:p>
          </table:table-cell>
          <table:table-cell office:value-type="float" office:value="3.1E-2" table:formula="of:=([.B1167]-[.B1166])/1000" table:style-name="ce5">
            <text:p>0.031</text:p>
          </table:table-cell>
          <table:table-cell office:value-type="float" office:value="0.17705366000000017" table:formula="of:=([.C1167]+[.C1166])*[.G1167]*9.8/2+[.H1166]" table:style-name="ce4">
            <text:p>0.177054</text:p>
          </table:table-cell>
          <table:table-cell office:value-type="float" office:value="-8.4994753410283942E-6" table:formula="of:=[.C1167]-[.$N$1]" table:style-name="ce4">
            <text:p>-0.000008</text:p>
          </table:table-cell>
          <table:table-cell office:value-type="float" office:value="-6.0226265057711972E-3" table:formula="of:=(([.$I1167]+[.$I1166]))*[.$G1167]*9.8/2+[.J1166]" table:style-name="ce4">
            <text:p>-0.0060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924" table:style-name="ce3">
            <text:p>74924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75000000000001" table:style-name="ce4">
            <text:p>1.007500</text:p>
          </table:table-cell>
          <table:table-cell office:value-type="float" office:value="36.76899999999948" table:formula="of:=[.F1167]+[.G1168]" table:style-name="ce5">
            <text:p>36.769</text:p>
          </table:table-cell>
          <table:table-cell office:value-type="float" office:value="3.1E-2" table:formula="of:=([.B1168]-[.B1167])/1000" table:style-name="ce5">
            <text:p>0.031</text:p>
          </table:table-cell>
          <table:table-cell office:value-type="float" office:value="0.17753974000000017" table:formula="of:=([.C1168]+[.C1167])*[.G1168]*9.8/2+[.H1167]" table:style-name="ce4">
            <text:p>0.177540</text:p>
          </table:table-cell>
          <table:table-cell office:value-type="float" office:value="2.1915005246589715E-3" table:formula="of:=[.C1168]-[.$N$1]" table:style-name="ce4">
            <text:p>0.002192</text:p>
          </table:table-cell>
          <table:table-cell office:value-type="float" office:value="-5.6910286463798011E-3" table:formula="of:=(([.$I1168]+[.$I1167]))*[.$G1168]*9.8/2+[.J1167]" table:style-name="ce4">
            <text:p>-0.00569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955" table:style-name="ce3">
            <text:p>74955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36.799999999999478" table:formula="of:=[.F1168]+[.G1169]" table:style-name="ce5">
            <text:p>36.800</text:p>
          </table:table-cell>
          <table:table-cell office:value-type="float" office:value="3.1E-2" table:formula="of:=([.B1169]-[.B1168])/1000" table:style-name="ce5">
            <text:p>0.031</text:p>
          </table:table-cell>
          <table:table-cell office:value-type="float" office:value="0.17773721000000017" table:formula="of:=([.C1169]+[.C1168])*[.G1169]*9.8/2+[.H1168]" table:style-name="ce4">
            <text:p>0.177737</text:p>
          </table:table-cell>
          <table:table-cell office:value-type="float" office:value="-1.9084994753410284E-3" table:formula="of:=[.C1169]-[.$N$1]" table:style-name="ce4">
            <text:p>-0.001908</text:p>
          </table:table-cell>
          <table:table-cell office:value-type="float" office:value="-5.6480407869884059E-3" table:formula="of:=(([.$I1169]+[.$I1168]))*[.$G1169]*9.8/2+[.J1168]" table:style-name="ce4">
            <text:p>-0.0056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4987" table:style-name="ce3">
            <text:p>74987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18" table:style-name="ce4">
            <text:p>1.011800</text:p>
          </table:table-cell>
          <table:table-cell office:value-type="float" office:value="36.831999999999475" table:formula="of:=[.F1169]+[.G1170]" table:style-name="ce5">
            <text:p>36.832</text:p>
          </table:table-cell>
          <table:table-cell office:value-type="float" office:value="3.2000000000000001E-2" table:formula="of:=([.B1170]-[.B1169])/1000" table:style-name="ce5">
            <text:p>0.032</text:p>
          </table:table-cell>
          <table:table-cell office:value-type="float" office:value="0.17754905000000018" table:formula="of:=([.C1170]+[.C1169])*[.G1170]*9.8/2+[.H1169]" table:style-name="ce4">
            <text:p>0.177549</text:p>
          </table:table-cell>
          <table:table-cell office:value-type="float" office:value="-3.0849947534102842E-4" table:formula="of:=[.C1170]-[.$N$1]" table:style-name="ce4">
            <text:p>-0.000308</text:p>
          </table:table-cell>
          <table:table-cell office:value-type="float" office:value="-5.9956662224553521E-3" table:formula="of:=(([.$I1170]+[.$I1169]))*[.$G1170]*9.8/2+[.J1169]" table:style-name="ce4">
            <text:p>-0.0059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018" table:style-name="ce3">
            <text:p>75018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4.4999999999999997E-3" table:style-name="ce4">
            <text:p>0.0045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36.862999999999474" table:formula="of:=[.F1170]+[.G1171]" table:style-name="ce5">
            <text:p>36.863</text:p>
          </table:table-cell>
          <table:table-cell office:value-type="float" office:value="3.1E-2" table:formula="of:=([.B1171]-[.B1170])/1000" table:style-name="ce5">
            <text:p>0.031</text:p>
          </table:table-cell>
          <table:table-cell office:value-type="float" office:value="0.17776171000000018" table:formula="of:=([.C1171]+[.C1170])*[.G1171]*9.8/2+[.H1170]" table:style-name="ce4">
            <text:p>0.177762</text:p>
          </table:table-cell>
          <table:table-cell office:value-type="float" office:value="6.9150052465897149E-4" table:formula="of:=[.C1171]-[.$N$1]" table:style-name="ce4">
            <text:p>0.000692</text:p>
          </table:table-cell>
          <table:table-cell office:value-type="float" office:value="-5.9374883630639568E-3" table:formula="of:=(([.$I1171]+[.$I1170]))*[.$G1171]*9.8/2+[.J1170]" table:style-name="ce4">
            <text:p>-0.0059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049" table:style-name="ce3">
            <text:p>75049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85" table:style-name="ce4">
            <text:p>1.008500</text:p>
          </table:table-cell>
          <table:table-cell office:value-type="float" office:value="36.893999999999473" table:formula="of:=[.F1171]+[.G1172]" table:style-name="ce5">
            <text:p>36.894</text:p>
          </table:table-cell>
          <table:table-cell office:value-type="float" office:value="3.1E-2" table:formula="of:=([.B1172]-[.B1171])/1000" table:style-name="ce5">
            <text:p>0.031</text:p>
          </table:table-cell>
          <table:table-cell office:value-type="float" office:value="0.17780728000000018" table:formula="of:=([.C1172]+[.C1171])*[.G1172]*9.8/2+[.H1171]" table:style-name="ce4">
            <text:p>0.177807</text:p>
          </table:table-cell>
          <table:table-cell office:value-type="float" office:value="-1.4084994753410284E-3" table:formula="of:=[.C1172]-[.$N$1]" table:style-name="ce4">
            <text:p>-0.001408</text:p>
          </table:table-cell>
          <table:table-cell office:value-type="float" office:value="-6.0464005036725615E-3" table:formula="of:=(([.$I1172]+[.$I1171]))*[.$G1172]*9.8/2+[.J1171]" table:style-name="ce4">
            <text:p>-0.00604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081" table:style-name="ce3">
            <text:p>75081</text:p>
          </table:table-cell>
          <table:table-cell office:value-type="float" office:value="-1.6999999999999999E-3" table:style-name="ce4">
            <text:p>-0.00170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6.925999999999469" table:formula="of:=[.F1172]+[.G1173]" table:style-name="ce5">
            <text:p>36.926</text:p>
          </table:table-cell>
          <table:table-cell office:value-type="float" office:value="3.2000000000000001E-2" table:formula="of:=([.B1173]-[.B1172])/1000" table:style-name="ce5">
            <text:p>0.032</text:p>
          </table:table-cell>
          <table:table-cell office:value-type="float" office:value="0.17739960000000018" table:formula="of:=([.C1173]+[.C1172])*[.G1173]*9.8/2+[.H1172]" table:style-name="ce4">
            <text:p>0.177400</text:p>
          </table:table-cell>
          <table:table-cell office:value-type="float" office:value="-2.2084994753410283E-3" table:formula="of:=[.C1173]-[.$N$1]" table:style-name="ce4">
            <text:p>-0.002208</text:p>
          </table:table-cell>
          <table:table-cell office:value-type="float" office:value="-6.6135459391395077E-3" table:formula="of:=(([.$I1173]+[.$I1172]))*[.$G1173]*9.8/2+[.J1172]" table:style-name="ce4">
            <text:p>-0.0066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114" table:style-name="ce3">
            <text:p>75114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0052000000000001" table:style-name="ce4">
            <text:p>1.005200</text:p>
          </table:table-cell>
          <table:table-cell office:value-type="float" office:value="36.95899999999947" table:formula="of:=[.F1173]+[.G1174]" table:style-name="ce5">
            <text:p>36.959</text:p>
          </table:table-cell>
          <table:table-cell office:value-type="float" office:value="3.3000000000000002E-2" table:formula="of:=([.B1174]-[.B1173])/1000" table:style-name="ce5">
            <text:p>0.033</text:p>
          </table:table-cell>
          <table:table-cell office:value-type="float" office:value="0.17699535000000019" table:formula="of:=([.C1174]+[.C1173])*[.G1174]*9.8/2+[.H1173]" table:style-name="ce4">
            <text:p>0.176995</text:p>
          </table:table-cell>
          <table:table-cell office:value-type="float" office:value="-1.3084994753410286E-3" table:formula="of:=[.C1174]-[.$N$1]" table:style-name="ce4">
            <text:p>-0.001308</text:p>
          </table:table-cell>
          <table:table-cell office:value-type="float" office:value="-7.1822446694647961E-3" table:formula="of:=(([.$I1174]+[.$I1173]))*[.$G1174]*9.8/2+[.J1173]" table:style-name="ce4">
            <text:p>-0.0071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147" table:style-name="ce3">
            <text:p>75147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82" table:style-name="ce4">
            <text:p>1.008200</text:p>
          </table:table-cell>
          <table:table-cell office:value-type="float" office:value="36.991999999999472" table:formula="of:=[.F1174]+[.G1175]" table:style-name="ce5">
            <text:p>36.992</text:p>
          </table:table-cell>
          <table:table-cell office:value-type="float" office:value="3.3000000000000002E-2" table:formula="of:=([.B1175]-[.B1174])/1000" table:style-name="ce5">
            <text:p>0.033</text:p>
          </table:table-cell>
          <table:table-cell office:value-type="float" office:value="0.1770115200000002" table:formula="of:=([.C1175]+[.C1174])*[.G1175]*9.8/2+[.H1174]" table:style-name="ce4">
            <text:p>0.177012</text:p>
          </table:table-cell>
          <table:table-cell office:value-type="float" office:value="3.9150052465897157E-4" table:formula="of:=[.C1175]-[.$N$1]" table:style-name="ce4">
            <text:p>0.000392</text:p>
          </table:table-cell>
          <table:table-cell office:value-type="float" office:value="-7.330523399790085E-3" table:formula="of:=(([.$I1175]+[.$I1174]))*[.$G1175]*9.8/2+[.J1174]" table:style-name="ce4">
            <text:p>-0.0073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178" table:style-name="ce3">
            <text:p>75178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01" table:style-name="ce4">
            <text:p>1.010100</text:p>
          </table:table-cell>
          <table:table-cell office:value-type="float" office:value="37.02299999999947" table:formula="of:=[.F1175]+[.G1176]" table:style-name="ce5">
            <text:p>37.023</text:p>
          </table:table-cell>
          <table:table-cell office:value-type="float" office:value="3.1E-2" table:formula="of:=([.B1176]-[.B1175])/1000" table:style-name="ce5">
            <text:p>0.031</text:p>
          </table:table-cell>
          <table:table-cell office:value-type="float" office:value="0.17696595000000021" table:formula="of:=([.C1176]+[.C1175])*[.G1176]*9.8/2+[.H1175]" table:style-name="ce4">
            <text:p>0.176966</text:p>
          </table:table-cell>
          <table:table-cell office:value-type="float" office:value="-1.7084994753410283E-3" table:formula="of:=[.C1176]-[.$N$1]" table:style-name="ce4">
            <text:p>-0.001708</text:p>
          </table:table-cell>
          <table:table-cell office:value-type="float" office:value="-7.5305755403986896E-3" table:formula="of:=(([.$I1176]+[.$I1175]))*[.$G1176]*9.8/2+[.J1175]" table:style-name="ce4">
            <text:p>-0.00753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210" table:style-name="ce3">
            <text:p>75210</text:p>
          </table:table-cell>
          <table:table-cell office:value-type="float" office:value="-1.4E-3" table:style-name="ce4">
            <text:p>-0.001400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37.054999999999467" table:formula="of:=[.F1176]+[.G1177]" table:style-name="ce5">
            <text:p>37.055</text:p>
          </table:table-cell>
          <table:table-cell office:value-type="float" office:value="3.2000000000000001E-2" table:formula="of:=([.B1177]-[.B1176])/1000" table:style-name="ce5">
            <text:p>0.032</text:p>
          </table:table-cell>
          <table:table-cell office:value-type="float" office:value="0.17655827000000021" table:formula="of:=([.C1177]+[.C1176])*[.G1177]*9.8/2+[.H1176]" table:style-name="ce4">
            <text:p>0.176558</text:p>
          </table:table-cell>
          <table:table-cell office:value-type="float" office:value="-1.9084994753410284E-3" table:formula="of:=[.C1177]-[.$N$1]" table:style-name="ce4">
            <text:p>-0.001908</text:p>
          </table:table-cell>
          <table:table-cell office:value-type="float" office:value="-8.0977209758656358E-3" table:formula="of:=(([.$I1177]+[.$I1176]))*[.$G1177]*9.8/2+[.J1176]" table:style-name="ce4">
            <text:p>-0.0080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243" table:style-name="ce3">
            <text:p>75243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0078" table:style-name="ce4">
            <text:p>1.007800</text:p>
          </table:table-cell>
          <table:table-cell office:value-type="float" office:value="37.087999999999468" table:formula="of:=[.F1177]+[.G1178]" table:style-name="ce5">
            <text:p>37.088</text:p>
          </table:table-cell>
          <table:table-cell office:value-type="float" office:value="3.3000000000000002E-2" table:formula="of:=([.B1178]-[.B1177])/1000" table:style-name="ce5">
            <text:p>0.033</text:p>
          </table:table-cell>
          <table:table-cell office:value-type="float" office:value="0.17636423000000021" table:formula="of:=([.C1178]+[.C1177])*[.G1178]*9.8/2+[.H1177]" table:style-name="ce4">
            <text:p>0.176364</text:p>
          </table:table-cell>
          <table:table-cell office:value-type="float" office:value="-3.0849947534102842E-4" table:formula="of:=[.C1178]-[.$N$1]" table:style-name="ce4">
            <text:p>-0.000308</text:p>
          </table:table-cell>
          <table:table-cell office:value-type="float" office:value="-8.4562097061909244E-3" table:formula="of:=(([.$I1178]+[.$I1177]))*[.$G1178]*9.8/2+[.J1177]" table:style-name="ce4">
            <text:p>-0.0084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275" table:style-name="ce3">
            <text:p>75275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7.119999999999465" table:formula="of:=[.F1178]+[.G1179]" table:style-name="ce5">
            <text:p>37.120</text:p>
          </table:table-cell>
          <table:table-cell office:value-type="float" office:value="3.2000000000000001E-2" table:formula="of:=([.B1179]-[.B1178])/1000" table:style-name="ce5">
            <text:p>0.032</text:p>
          </table:table-cell>
          <table:table-cell office:value-type="float" office:value="0.17652103000000022" table:formula="of:=([.C1179]+[.C1178])*[.G1179]*9.8/2+[.H1178]" table:style-name="ce4">
            <text:p>0.176521</text:p>
          </table:table-cell>
          <table:table-cell office:value-type="float" office:value="2.9150052465897163E-4" table:formula="of:=[.C1179]-[.$N$1]" table:style-name="ce4">
            <text:p>0.000292</text:p>
          </table:table-cell>
          <table:table-cell office:value-type="float" office:value="-8.4588751416578706E-3" table:formula="of:=(([.$I1179]+[.$I1178]))*[.$G1179]*9.8/2+[.J1178]" table:style-name="ce4">
            <text:p>-0.0084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306" table:style-name="ce3">
            <text:p>75306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115000000000001" table:style-name="ce4">
            <text:p>1.011500</text:p>
          </table:table-cell>
          <table:table-cell office:value-type="float" office:value="37.150999999999463" table:formula="of:=[.F1179]+[.G1180]" table:style-name="ce5">
            <text:p>37.151</text:p>
          </table:table-cell>
          <table:table-cell office:value-type="float" office:value="3.1E-2" table:formula="of:=([.B1180]-[.B1179])/1000" table:style-name="ce5">
            <text:p>0.031</text:p>
          </table:table-cell>
          <table:table-cell office:value-type="float" office:value="0.17674888000000022" table:formula="of:=([.C1180]+[.C1179])*[.G1180]*9.8/2+[.H1179]" table:style-name="ce4">
            <text:p>0.176749</text:p>
          </table:table-cell>
          <table:table-cell office:value-type="float" office:value="1.9150052465897159E-4" table:formula="of:=[.C1180]-[.$N$1]" table:style-name="ce4">
            <text:p>0.000192</text:p>
          </table:table-cell>
          <table:table-cell office:value-type="float" office:value="-8.3855072822664745E-3" table:formula="of:=(([.$I1180]+[.$I1179]))*[.$G1180]*9.8/2+[.J1179]" table:style-name="ce4">
            <text:p>-0.0083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337" table:style-name="ce3">
            <text:p>75337</text:p>
          </table:table-cell>
          <table:table-cell office:value-type="float" office:value="0" table:style-name="ce4">
            <text:p>0.0000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7.181999999999462" table:formula="of:=[.F1180]+[.G1181]" table:style-name="ce5">
            <text:p>37.182</text:p>
          </table:table-cell>
          <table:table-cell office:value-type="float" office:value="3.1E-2" table:formula="of:=([.B1181]-[.B1180])/1000" table:style-name="ce5">
            <text:p>0.031</text:p>
          </table:table-cell>
          <table:table-cell office:value-type="float" office:value="0.17685521000000021" table:formula="of:=([.C1181]+[.C1180])*[.G1181]*9.8/2+[.H1180]" table:style-name="ce4">
            <text:p>0.176855</text:p>
          </table:table-cell>
          <table:table-cell office:value-type="float" office:value="-5.084994753410284E-4" table:formula="of:=[.C1181]-[.$N$1]" table:style-name="ce4">
            <text:p>-0.000508</text:p>
          </table:table-cell>
          <table:table-cell office:value-type="float" office:value="-8.4336594228750783E-3" table:formula="of:=(([.$I1181]+[.$I1180]))*[.$G1181]*9.8/2+[.J1180]" table:style-name="ce4">
            <text:p>-0.00843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369" table:style-name="ce3">
            <text:p>75369</text:p>
          </table:table-cell>
          <table:table-cell office:value-type="float" office:value="1E-4" table:style-name="ce4">
            <text:p>0.00010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37.213999999999459" table:formula="of:=[.F1181]+[.G1182]" table:style-name="ce5">
            <text:p>37.214</text:p>
          </table:table-cell>
          <table:table-cell office:value-type="float" office:value="3.2000000000000001E-2" table:formula="of:=([.B1182]-[.B1181])/1000" table:style-name="ce5">
            <text:p>0.032</text:p>
          </table:table-cell>
          <table:table-cell office:value-type="float" office:value="0.1768708900000002" table:formula="of:=([.C1182]+[.C1181])*[.G1182]*9.8/2+[.H1181]" table:style-name="ce4">
            <text:p>0.176871</text:p>
          </table:table-cell>
          <table:table-cell office:value-type="float" office:value="-4.0849947534102841E-4" table:formula="of:=[.C1182]-[.$N$1]" table:style-name="ce4">
            <text:p>-0.000408</text:p>
          </table:table-cell>
          <table:table-cell office:value-type="float" office:value="-8.5774448583420242E-3" table:formula="of:=(([.$I1182]+[.$I1181]))*[.$G1182]*9.8/2+[.J1181]" table:style-name="ce4">
            <text:p>-0.00857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401" table:style-name="ce3">
            <text:p>75401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37.245999999999455" table:formula="of:=[.F1182]+[.G1183]" table:style-name="ce5">
            <text:p>37.246</text:p>
          </table:table-cell>
          <table:table-cell office:value-type="float" office:value="3.2000000000000001E-2" table:formula="of:=([.B1183]-[.B1182])/1000" table:style-name="ce5">
            <text:p>0.032</text:p>
          </table:table-cell>
          <table:table-cell office:value-type="float" office:value="0.1771374500000002" table:formula="of:=([.C1183]+[.C1182])*[.G1183]*9.8/2+[.H1182]" table:style-name="ce4">
            <text:p>0.177137</text:p>
          </table:table-cell>
          <table:table-cell office:value-type="float" office:value="1.0915005246589717E-3" table:formula="of:=[.C1183]-[.$N$1]" table:style-name="ce4">
            <text:p>0.001092</text:p>
          </table:table-cell>
          <table:table-cell office:value-type="float" office:value="-8.47035029380897E-3" table:formula="of:=(([.$I1183]+[.$I1182]))*[.$G1183]*9.8/2+[.J1182]" table:style-name="ce4">
            <text:p>-0.0084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432" table:style-name="ce3">
            <text:p>75432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37.276999999999454" table:formula="of:=[.F1183]+[.G1184]" table:style-name="ce5">
            <text:p>37.277</text:p>
          </table:table-cell>
          <table:table-cell office:value-type="float" office:value="3.1E-2" table:formula="of:=([.B1184]-[.B1183])/1000" table:style-name="ce5">
            <text:p>0.031</text:p>
          </table:table-cell>
          <table:table-cell office:value-type="float" office:value="0.17776024000000021" table:formula="of:=([.C1184]+[.C1183])*[.G1184]*9.8/2+[.H1183]" table:style-name="ce4">
            <text:p>0.177760</text:p>
          </table:table-cell>
          <table:table-cell office:value-type="float" office:value="1.9915005246589719E-3" table:formula="of:=[.C1184]-[.$N$1]" table:style-name="ce4">
            <text:p>0.001992</text:p>
          </table:table-cell>
          <table:table-cell office:value-type="float" office:value="-8.002042434417574E-3" table:formula="of:=(([.$I1184]+[.$I1183]))*[.$G1184]*9.8/2+[.J1183]" table:style-name="ce4">
            <text:p>-0.0080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464" table:style-name="ce3">
            <text:p>75464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5.4999999999999997E-3" table:style-name="ce4">
            <text:p>0.005500</text:p>
          </table:table-cell>
          <table:table-cell office:value-type="float" office:value="1.0101" table:style-name="ce4">
            <text:p>1.010100</text:p>
          </table:table-cell>
          <table:table-cell office:value-type="float" office:value="37.30899999999945" table:formula="of:=[.F1184]+[.G1185]" table:style-name="ce5">
            <text:p>37.309</text:p>
          </table:table-cell>
          <table:table-cell office:value-type="float" office:value="3.2000000000000001E-2" table:formula="of:=([.B1185]-[.B1184])/1000" table:style-name="ce5">
            <text:p>0.032</text:p>
          </table:table-cell>
          <table:table-cell office:value-type="float" office:value="0.17841880000000021" table:formula="of:=([.C1185]+[.C1184])*[.G1185]*9.8/2+[.H1184]" table:style-name="ce4">
            <text:p>0.178419</text:p>
          </table:table-cell>
          <table:table-cell office:value-type="float" office:value="1.1915005246589715E-3" table:formula="of:=[.C1185]-[.$N$1]" table:style-name="ce4">
            <text:p>0.001192</text:p>
          </table:table-cell>
          <table:table-cell office:value-type="float" office:value="-7.5029478698845206E-3" table:formula="of:=(([.$I1185]+[.$I1184]))*[.$G1185]*9.8/2+[.J1184]" table:style-name="ce4">
            <text:p>-0.0075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495" table:style-name="ce3">
            <text:p>75495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118" table:style-name="ce4">
            <text:p>1.011800</text:p>
          </table:table-cell>
          <table:table-cell office:value-type="float" office:value="37.339999999999449" table:formula="of:=[.F1185]+[.G1186]" table:style-name="ce5">
            <text:p>37.340</text:p>
          </table:table-cell>
          <table:table-cell office:value-type="float" office:value="3.1E-2" table:formula="of:=([.B1186]-[.B1185])/1000" table:style-name="ce5">
            <text:p>0.031</text:p>
          </table:table-cell>
          <table:table-cell office:value-type="float" office:value="0.1787377900000002" table:formula="of:=([.C1186]+[.C1185])*[.G1186]*9.8/2+[.H1185]" table:style-name="ce4">
            <text:p>0.178738</text:p>
          </table:table-cell>
          <table:table-cell office:value-type="float" office:value="-1.0849947534102839E-4" table:formula="of:=[.C1186]-[.$N$1]" table:style-name="ce4">
            <text:p>-0.000108</text:p>
          </table:table-cell>
          <table:table-cell office:value-type="float" office:value="-7.3384400104931254E-3" table:formula="of:=(([.$I1186]+[.$I1185]))*[.$G1186]*9.8/2+[.J1185]" table:style-name="ce4">
            <text:p>-0.0073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526" table:style-name="ce3">
            <text:p>75526</text:p>
          </table:table-cell>
          <table:table-cell office:value-type="float" office:value="-1E-4" table:style-name="ce4">
            <text:p>-0.000100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37.370999999999448" table:formula="of:=[.F1186]+[.G1187]" table:style-name="ce5">
            <text:p>37.371</text:p>
          </table:table-cell>
          <table:table-cell office:value-type="float" office:value="3.1E-2" table:formula="of:=([.B1187]-[.B1186])/1000" table:style-name="ce5">
            <text:p>0.031</text:p>
          </table:table-cell>
          <table:table-cell office:value-type="float" office:value="0.1787833600000002" table:formula="of:=([.C1187]+[.C1186])*[.G1187]*9.8/2+[.H1186]" table:style-name="ce4">
            <text:p>0.178783</text:p>
          </table:table-cell>
          <table:table-cell office:value-type="float" office:value="-6.0849947534102845E-4" table:formula="of:=[.C1187]-[.$N$1]" table:style-name="ce4">
            <text:p>-0.000608</text:p>
          </table:table-cell>
          <table:table-cell office:value-type="float" office:value="-7.4473521511017301E-3" table:formula="of:=(([.$I1187]+[.$I1186]))*[.$G1187]*9.8/2+[.J1186]" table:style-name="ce4">
            <text:p>-0.0074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559" table:style-name="ce3">
            <text:p>75559</text:p>
          </table:table-cell>
          <table:table-cell office:value-type="float" office:value="-2.3999999999999998E-3" table:style-name="ce4">
            <text:p>-0.002400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1.0073000000000001" table:style-name="ce4">
            <text:p>1.007300</text:p>
          </table:table-cell>
          <table:table-cell office:value-type="float" office:value="37.403999999999449" table:formula="of:=[.F1187]+[.G1188]" table:style-name="ce5">
            <text:p>37.404</text:p>
          </table:table-cell>
          <table:table-cell office:value-type="float" office:value="3.3000000000000002E-2" table:formula="of:=([.B1188]-[.B1187])/1000" table:style-name="ce5">
            <text:p>0.033</text:p>
          </table:table-cell>
          <table:table-cell office:value-type="float" office:value="0.1783791100000002" table:formula="of:=([.C1188]+[.C1187])*[.G1188]*9.8/2+[.H1187]" table:style-name="ce4">
            <text:p>0.178379</text:p>
          </table:table-cell>
          <table:table-cell office:value-type="float" office:value="-2.908499475341028E-3" table:formula="of:=[.C1188]-[.$N$1]" table:style-name="ce4">
            <text:p>-0.002908</text:p>
          </table:table-cell>
          <table:table-cell office:value-type="float" office:value="-8.0160508814270184E-3" table:formula="of:=(([.$I1188]+[.$I1187]))*[.$G1188]*9.8/2+[.J1187]" table:style-name="ce4">
            <text:p>-0.0080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592" table:style-name="ce3">
            <text:p>75592</text:p>
          </table:table-cell>
          <table:table-cell office:value-type="float" office:value="1.8E-3" table:style-name="ce4">
            <text:p>0.0018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79" table:style-name="ce4">
            <text:p>1.007900</text:p>
          </table:table-cell>
          <table:table-cell office:value-type="float" office:value="37.43699999999945" table:formula="of:=[.F1188]+[.G1189]" table:style-name="ce5">
            <text:p>37.437</text:p>
          </table:table-cell>
          <table:table-cell office:value-type="float" office:value="3.3000000000000002E-2" table:formula="of:=([.B1189]-[.B1188])/1000" table:style-name="ce5">
            <text:p>0.033</text:p>
          </table:table-cell>
          <table:table-cell office:value-type="float" office:value="0.1782820900000002" table:formula="of:=([.C1189]+[.C1188])*[.G1189]*9.8/2+[.H1188]" table:style-name="ce4">
            <text:p>0.178282</text:p>
          </table:table-cell>
          <table:table-cell office:value-type="float" office:value="1.2915005246589715E-3" table:formula="of:=[.C1189]-[.$N$1]" table:style-name="ce4">
            <text:p>0.001292</text:p>
          </table:table-cell>
          <table:table-cell office:value-type="float" office:value="-8.2775196117523073E-3" table:formula="of:=(([.$I1189]+[.$I1188]))*[.$G1189]*9.8/2+[.J1188]" table:style-name="ce4">
            <text:p>-0.0082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623" table:style-name="ce3">
            <text:p>75623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37.467999999999449" table:formula="of:=[.F1189]+[.G1190]" table:style-name="ce5">
            <text:p>37.468</text:p>
          </table:table-cell>
          <table:table-cell office:value-type="float" office:value="3.1E-2" table:formula="of:=([.B1190]-[.B1189])/1000" table:style-name="ce5">
            <text:p>0.031</text:p>
          </table:table-cell>
          <table:table-cell office:value-type="float" office:value="0.17892007000000021" table:formula="of:=([.C1190]+[.C1189])*[.G1190]*9.8/2+[.H1189]" table:style-name="ce4">
            <text:p>0.178920</text:p>
          </table:table-cell>
          <table:table-cell office:value-type="float" office:value="1.8915005246589714E-3" table:formula="of:=[.C1190]-[.$N$1]" table:style-name="ce4">
            <text:p>0.001892</text:p>
          </table:table-cell>
          <table:table-cell office:value-type="float" office:value="-7.7940217523609114E-3" table:formula="of:=(([.$I1190]+[.$I1189]))*[.$G1190]*9.8/2+[.J1189]" table:style-name="ce4">
            <text:p>-0.0077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654" table:style-name="ce3">
            <text:p>75654</text:p>
          </table:table-cell>
          <table:table-cell office:value-type="float" office:value="-1E-4" table:style-name="ce4">
            <text:p>-0.000100</text:p>
          </table:table-cell>
          <table:table-cell office:value-type="float" office:value="3.5999999999999999E-3" table:style-name="ce4">
            <text:p>0.003600</text:p>
          </table:table-cell>
          <table:table-cell office:value-type="float" office:value="1.0117" table:style-name="ce4">
            <text:p>1.011700</text:p>
          </table:table-cell>
          <table:table-cell office:value-type="float" office:value="37.498999999999448" table:formula="of:=[.F1190]+[.G1191]" table:style-name="ce5">
            <text:p>37.499</text:p>
          </table:table-cell>
          <table:table-cell office:value-type="float" office:value="3.1E-2" table:formula="of:=([.B1191]-[.B1190])/1000" table:style-name="ce5">
            <text:p>0.031</text:p>
          </table:table-cell>
          <table:table-cell office:value-type="float" office:value="0.1792694400000002" table:formula="of:=([.C1191]+[.C1190])*[.G1191]*9.8/2+[.H1190]" table:style-name="ce4">
            <text:p>0.179269</text:p>
          </table:table-cell>
          <table:table-cell office:value-type="float" office:value="-6.0849947534102845E-4" table:formula="of:=[.C1191]-[.$N$1]" table:style-name="ce4">
            <text:p>-0.000608</text:p>
          </table:table-cell>
          <table:table-cell office:value-type="float" office:value="-7.5991338929695161E-3" table:formula="of:=(([.$I1191]+[.$I1190]))*[.$G1191]*9.8/2+[.J1190]" table:style-name="ce4">
            <text:p>-0.00759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686" table:style-name="ce3">
            <text:p>75686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089999999999999" table:style-name="ce4">
            <text:p>1.009000</text:p>
          </table:table-cell>
          <table:table-cell office:value-type="float" office:value="37.530999999999445" table:formula="of:=[.F1191]+[.G1192]" table:style-name="ce5">
            <text:p>37.531</text:p>
          </table:table-cell>
          <table:table-cell office:value-type="float" office:value="3.2000000000000001E-2" table:formula="of:=([.B1192]-[.B1191])/1000" table:style-name="ce5">
            <text:p>0.032</text:p>
          </table:table-cell>
          <table:table-cell office:value-type="float" office:value="0.17931648000000019" table:formula="of:=([.C1192]+[.C1191])*[.G1192]*9.8/2+[.H1191]" table:style-name="ce4">
            <text:p>0.179316</text:p>
          </table:table-cell>
          <table:table-cell office:value-type="float" office:value="-1.0849947534102839E-4" table:formula="of:=[.C1192]-[.$N$1]" table:style-name="ce4">
            <text:p>-0.000108</text:p>
          </table:table-cell>
          <table:table-cell office:value-type="float" office:value="-7.7115593284364627E-3" table:formula="of:=(([.$I1192]+[.$I1191]))*[.$G1192]*9.8/2+[.J1191]" table:style-name="ce4">
            <text:p>-0.0077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717" table:style-name="ce3">
            <text:p>75717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109999999999999" table:style-name="ce4">
            <text:p>1.011000</text:p>
          </table:table-cell>
          <table:table-cell office:value-type="float" office:value="37.561999999999443" table:formula="of:=[.F1192]+[.G1193]" table:style-name="ce5">
            <text:p>37.562</text:p>
          </table:table-cell>
          <table:table-cell office:value-type="float" office:value="3.1E-2" table:formula="of:=([.B1193]-[.B1192])/1000" table:style-name="ce5">
            <text:p>0.031</text:p>
          </table:table-cell>
          <table:table-cell office:value-type="float" office:value="0.17945319000000021" table:formula="of:=([.C1193]+[.C1192])*[.G1193]*9.8/2+[.H1192]" table:style-name="ce4">
            <text:p>0.179453</text:p>
          </table:table-cell>
          <table:table-cell office:value-type="float" office:value="-8.4994753410283942E-6" table:formula="of:=[.C1193]-[.$N$1]" table:style-name="ce4">
            <text:p>-0.000008</text:p>
          </table:table-cell>
          <table:table-cell office:value-type="float" office:value="-7.7293314690450674E-3" table:formula="of:=(([.$I1193]+[.$I1192]))*[.$G1193]*9.8/2+[.J1192]" table:style-name="ce4">
            <text:p>-0.00772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748" table:style-name="ce3">
            <text:p>75748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13000000000001" table:style-name="ce4">
            <text:p>1.011300</text:p>
          </table:table-cell>
          <table:table-cell office:value-type="float" office:value="37.592999999999442" table:formula="of:=[.F1193]+[.G1194]" table:style-name="ce5">
            <text:p>37.593</text:p>
          </table:table-cell>
          <table:table-cell office:value-type="float" office:value="3.1E-2" table:formula="of:=([.B1194]-[.B1193])/1000" table:style-name="ce5">
            <text:p>0.031</text:p>
          </table:table-cell>
          <table:table-cell office:value-type="float" office:value="0.17969623000000021" table:formula="of:=([.C1194]+[.C1193])*[.G1194]*9.8/2+[.H1193]" table:style-name="ce4">
            <text:p>0.179696</text:p>
          </table:table-cell>
          <table:table-cell office:value-type="float" office:value="5.9150052465897166E-4" table:formula="of:=[.C1194]-[.$N$1]" table:style-name="ce4">
            <text:p>0.000592</text:p>
          </table:table-cell>
          <table:table-cell office:value-type="float" office:value="-7.6407736096536722E-3" table:formula="of:=(([.$I1194]+[.$I1193]))*[.$G1194]*9.8/2+[.J1193]" table:style-name="ce4">
            <text:p>-0.00764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779" table:style-name="ce3">
            <text:p>75779</text:p>
          </table:table-cell>
          <table:table-cell office:value-type="float" office:value="2.3E-3" table:style-name="ce4">
            <text:p>0.0023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4" table:style-name="ce4">
            <text:p>1.008400</text:p>
          </table:table-cell>
          <table:table-cell office:value-type="float" office:value="37.623999999999441" table:formula="of:=[.F1194]+[.G1195]" table:style-name="ce5">
            <text:p>37.624</text:p>
          </table:table-cell>
          <table:table-cell office:value-type="float" office:value="3.1E-2" table:formula="of:=([.B1195]-[.B1194])/1000" table:style-name="ce5">
            <text:p>0.031</text:p>
          </table:table-cell>
          <table:table-cell office:value-type="float" office:value="0.1802126900000002" table:formula="of:=([.C1195]+[.C1194])*[.G1195]*9.8/2+[.H1194]" table:style-name="ce4">
            <text:p>0.180213</text:p>
          </table:table-cell>
          <table:table-cell office:value-type="float" office:value="1.7915005246589716E-3" table:formula="of:=[.C1195]-[.$N$1]" table:style-name="ce4">
            <text:p>0.001792</text:p>
          </table:table-cell>
          <table:table-cell office:value-type="float" office:value="-7.278795750262277E-3" table:formula="of:=(([.$I1195]+[.$I1194]))*[.$G1195]*9.8/2+[.J1194]" table:style-name="ce4">
            <text:p>-0.00727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810" table:style-name="ce3">
            <text:p>7581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03" table:style-name="ce4">
            <text:p>1.010300</text:p>
          </table:table-cell>
          <table:table-cell office:value-type="float" office:value="37.65499999999944" table:formula="of:=[.F1195]+[.G1196]" table:style-name="ce5">
            <text:p>37.655</text:p>
          </table:table-cell>
          <table:table-cell office:value-type="float" office:value="3.1E-2" table:formula="of:=([.B1196]-[.B1195])/1000" table:style-name="ce5">
            <text:p>0.031</text:p>
          </table:table-cell>
          <table:table-cell office:value-type="float" office:value="0.18065320000000021" table:formula="of:=([.C1196]+[.C1195])*[.G1196]*9.8/2+[.H1195]" table:style-name="ce4">
            <text:p>0.180653</text:p>
          </table:table-cell>
          <table:table-cell office:value-type="float" office:value="9.1500524658971543E-5" table:formula="of:=[.C1196]-[.$N$1]" table:style-name="ce4">
            <text:p>0.000092</text:p>
          </table:table-cell>
          <table:table-cell office:value-type="float" office:value="-6.9927678908708818E-3" table:formula="of:=(([.$I1196]+[.$I1195]))*[.$G1196]*9.8/2+[.J1195]" table:style-name="ce4">
            <text:p>-0.0069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841" table:style-name="ce3">
            <text:p>75841</text:p>
          </table:table-cell>
          <table:table-cell office:value-type="float" office:value="0" table:style-name="ce4">
            <text:p>0.0000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114000000000001" table:style-name="ce4">
            <text:p>1.011400</text:p>
          </table:table-cell>
          <table:table-cell office:value-type="float" office:value="37.685999999999439" table:formula="of:=[.F1196]+[.G1197]" table:style-name="ce5">
            <text:p>37.686</text:p>
          </table:table-cell>
          <table:table-cell office:value-type="float" office:value="3.1E-2" table:formula="of:=([.B1197]-[.B1196])/1000" table:style-name="ce5">
            <text:p>0.031</text:p>
          </table:table-cell>
          <table:table-cell office:value-type="float" office:value="0.1807443400000002" table:formula="of:=([.C1197]+[.C1196])*[.G1197]*9.8/2+[.H1196]" table:style-name="ce4">
            <text:p>0.180744</text:p>
          </table:table-cell>
          <table:table-cell office:value-type="float" office:value="-5.084994753410284E-4" table:formula="of:=[.C1197]-[.$N$1]" table:style-name="ce4">
            <text:p>-0.000508</text:p>
          </table:table-cell>
          <table:table-cell office:value-type="float" office:value="-7.0561100314794865E-3" table:formula="of:=(([.$I1197]+[.$I1196]))*[.$G1197]*9.8/2+[.J1196]" table:style-name="ce4">
            <text:p>-0.00705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872" table:style-name="ce3">
            <text:p>75872</text:p>
          </table:table-cell>
          <table:table-cell office:value-type="float" office:value="-1.4E-3" table:style-name="ce4">
            <text:p>-0.0014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8" table:style-name="ce4">
            <text:p>1.008000</text:p>
          </table:table-cell>
          <table:table-cell office:value-type="float" office:value="37.716999999999437" table:formula="of:=[.F1197]+[.G1198]" table:style-name="ce5">
            <text:p>37.717</text:p>
          </table:table-cell>
          <table:table-cell office:value-type="float" office:value="3.1E-2" table:formula="of:=([.B1198]-[.B1197])/1000" table:style-name="ce5">
            <text:p>0.031</text:p>
          </table:table-cell>
          <table:table-cell office:value-type="float" office:value="0.18053168000000019" table:formula="of:=([.C1198]+[.C1197])*[.G1198]*9.8/2+[.H1197]" table:style-name="ce4">
            <text:p>0.180532</text:p>
          </table:table-cell>
          <table:table-cell office:value-type="float" office:value="-1.9084994753410284E-3" table:formula="of:=[.C1198]-[.$N$1]" table:style-name="ce4">
            <text:p>-0.001908</text:p>
          </table:table-cell>
          <table:table-cell office:value-type="float" office:value="-7.4232521720880911E-3" table:formula="of:=(([.$I1198]+[.$I1197]))*[.$G1198]*9.8/2+[.J1197]" table:style-name="ce4">
            <text:p>-0.0074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904" table:style-name="ce3">
            <text:p>75904</text:p>
          </table:table-cell>
          <table:table-cell office:value-type="float" office:value="2E-3" table:style-name="ce4">
            <text:p>0.0020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7.748999999999434" table:formula="of:=[.F1198]+[.G1199]" table:style-name="ce5">
            <text:p>37.749</text:p>
          </table:table-cell>
          <table:table-cell office:value-type="float" office:value="3.2000000000000001E-2" table:formula="of:=([.B1199]-[.B1198])/1000" table:style-name="ce5">
            <text:p>0.032</text:p>
          </table:table-cell>
          <table:table-cell office:value-type="float" office:value="0.18062576000000019" table:formula="of:=([.C1199]+[.C1198])*[.G1199]*9.8/2+[.H1198]" table:style-name="ce4">
            <text:p>0.180626</text:p>
          </table:table-cell>
          <table:table-cell office:value-type="float" office:value="1.4915005246589716E-3" table:formula="of:=[.C1199]-[.$N$1]" table:style-name="ce4">
            <text:p>0.001492</text:p>
          </table:table-cell>
          <table:table-cell office:value-type="float" office:value="-7.4886376075550378E-3" table:formula="of:=(([.$I1199]+[.$I1198]))*[.$G1199]*9.8/2+[.J1198]" table:style-name="ce4">
            <text:p>-0.00748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935" table:style-name="ce3">
            <text:p>75935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7.779999999999433" table:formula="of:=[.F1199]+[.G1200]" table:style-name="ce5">
            <text:p>37.780</text:p>
          </table:table-cell>
          <table:table-cell office:value-type="float" office:value="3.1E-2" table:formula="of:=([.B1200]-[.B1199])/1000" table:style-name="ce5">
            <text:p>0.031</text:p>
          </table:table-cell>
          <table:table-cell office:value-type="float" office:value="0.18118779000000018" table:formula="of:=([.C1200]+[.C1199])*[.G1200]*9.8/2+[.H1199]" table:style-name="ce4">
            <text:p>0.181188</text:p>
          </table:table-cell>
          <table:table-cell office:value-type="float" office:value="1.1915005246589715E-3" table:formula="of:=[.C1200]-[.$N$1]" table:style-name="ce4">
            <text:p>0.001192</text:p>
          </table:table-cell>
          <table:table-cell office:value-type="float" office:value="-7.0810897481636426E-3" table:formula="of:=(([.$I1200]+[.$I1199]))*[.$G1200]*9.8/2+[.J1199]" table:style-name="ce4">
            <text:p>-0.0070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966" table:style-name="ce3">
            <text:p>75966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103" table:style-name="ce4">
            <text:p>1.010300</text:p>
          </table:table-cell>
          <table:table-cell office:value-type="float" office:value="37.810999999999432" table:formula="of:=[.F1200]+[.G1201]" table:style-name="ce5">
            <text:p>37.811</text:p>
          </table:table-cell>
          <table:table-cell office:value-type="float" office:value="3.1E-2" table:formula="of:=([.B1201]-[.B1200])/1000" table:style-name="ce5">
            <text:p>0.031</text:p>
          </table:table-cell>
          <table:table-cell office:value-type="float" office:value="0.18147640000000018" table:formula="of:=([.C1201]+[.C1200])*[.G1201]*9.8/2+[.H1200]" table:style-name="ce4">
            <text:p>0.181476</text:p>
          </table:table-cell>
          <table:table-cell office:value-type="float" office:value="-3.0849947534102842E-4" table:formula="of:=[.C1201]-[.$N$1]" table:style-name="ce4">
            <text:p>-0.000308</text:p>
          </table:table-cell>
          <table:table-cell office:value-type="float" office:value="-6.9469618887722474E-3" table:formula="of:=(([.$I1201]+[.$I1200]))*[.$G1201]*9.8/2+[.J1200]" table:style-name="ce4">
            <text:p>-0.0069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5997" table:style-name="ce3">
            <text:p>75997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3.8E-3" table:style-name="ce4">
            <text:p>0.0038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37.84199999999943" table:formula="of:=[.F1201]+[.G1202]" table:style-name="ce5">
            <text:p>37.842</text:p>
          </table:table-cell>
          <table:table-cell office:value-type="float" office:value="3.1E-2" table:formula="of:=([.B1202]-[.B1201])/1000" table:style-name="ce5">
            <text:p>0.031</text:p>
          </table:table-cell>
          <table:table-cell office:value-type="float" office:value="0.18126374000000017" table:formula="of:=([.C1202]+[.C1201])*[.G1202]*9.8/2+[.H1201]" table:style-name="ce4">
            <text:p>0.181264</text:p>
          </table:table-cell>
          <table:table-cell office:value-type="float" office:value="-2.1084994753410285E-3" table:formula="of:=[.C1202]-[.$N$1]" table:style-name="ce4">
            <text:p>-0.002108</text:p>
          </table:table-cell>
          <table:table-cell office:value-type="float" office:value="-7.314104029380852E-3" table:formula="of:=(([.$I1202]+[.$I1201]))*[.$G1202]*9.8/2+[.J1201]" table:style-name="ce4">
            <text:p>-0.0073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029" table:style-name="ce3">
            <text:p>76029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7.873999999999427" table:formula="of:=[.F1202]+[.G1203]" table:style-name="ce5">
            <text:p>37.874</text:p>
          </table:table-cell>
          <table:table-cell office:value-type="float" office:value="3.2000000000000001E-2" table:formula="of:=([.B1203]-[.B1202])/1000" table:style-name="ce5">
            <text:p>0.032</text:p>
          </table:table-cell>
          <table:table-cell office:value-type="float" office:value="0.18118534000000017" table:formula="of:=([.C1203]+[.C1202])*[.G1203]*9.8/2+[.H1202]" table:style-name="ce4">
            <text:p>0.181185</text:p>
          </table:table-cell>
          <table:table-cell office:value-type="float" office:value="5.9150052465897166E-4" table:formula="of:=[.C1203]-[.$N$1]" table:style-name="ce4">
            <text:p>0.000592</text:p>
          </table:table-cell>
          <table:table-cell office:value-type="float" office:value="-7.5519694648477987E-3" table:formula="of:=(([.$I1203]+[.$I1202]))*[.$G1203]*9.8/2+[.J1202]" table:style-name="ce4">
            <text:p>-0.00755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060" table:style-name="ce3">
            <text:p>7606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-1.2999999999999999E-3" table:style-name="ce4">
            <text:p>-0.001300</text:p>
          </table:table-cell>
          <table:table-cell office:value-type="float" office:value="1.0091000000000001" table:style-name="ce4">
            <text:p>1.009100</text:p>
          </table:table-cell>
          <table:table-cell office:value-type="float" office:value="37.904999999999426" table:formula="of:=[.F1203]+[.G1204]" table:style-name="ce5">
            <text:p>37.905</text:p>
          </table:table-cell>
          <table:table-cell office:value-type="float" office:value="3.1E-2" table:formula="of:=([.B1204]-[.B1203])/1000" table:style-name="ce5">
            <text:p>0.031</text:p>
          </table:table-cell>
          <table:table-cell office:value-type="float" office:value="0.18138281000000017" table:formula="of:=([.C1204]+[.C1203])*[.G1204]*9.8/2+[.H1203]" table:style-name="ce4">
            <text:p>0.181383</text:p>
          </table:table-cell>
          <table:table-cell office:value-type="float" office:value="-3.0849947534102842E-4" table:formula="of:=[.C1204]-[.$N$1]" table:style-name="ce4">
            <text:p>-0.000308</text:p>
          </table:table-cell>
          <table:table-cell office:value-type="float" office:value="-7.5089816054564034E-3" table:formula="of:=(([.$I1204]+[.$I1203]))*[.$G1204]*9.8/2+[.J1203]" table:style-name="ce4">
            <text:p>-0.0075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092" table:style-name="ce3">
            <text:p>76092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37.936999999999422" table:formula="of:=[.F1204]+[.G1205]" table:style-name="ce5">
            <text:p>37.937</text:p>
          </table:table-cell>
          <table:table-cell office:value-type="float" office:value="3.2000000000000001E-2" table:formula="of:=([.B1205]-[.B1204])/1000" table:style-name="ce5">
            <text:p>0.032</text:p>
          </table:table-cell>
          <table:table-cell office:value-type="float" office:value="0.18152393000000017" table:formula="of:=([.C1205]+[.C1204])*[.G1205]*9.8/2+[.H1204]" table:style-name="ce4">
            <text:p>0.181524</text:p>
          </table:table-cell>
          <table:table-cell office:value-type="float" office:value="1.9150052465897159E-4" table:formula="of:=[.C1205]-[.$N$1]" table:style-name="ce4">
            <text:p>0.000192</text:p>
          </table:table-cell>
          <table:table-cell office:value-type="float" office:value="-7.5273270409233501E-3" table:formula="of:=(([.$I1205]+[.$I1204]))*[.$G1205]*9.8/2+[.J1204]" table:style-name="ce4">
            <text:p>-0.0075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123" table:style-name="ce3">
            <text:p>76123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62" table:style-name="ce4">
            <text:p>1.006200</text:p>
          </table:table-cell>
          <table:table-cell office:value-type="float" office:value="37.967999999999421" table:formula="of:=[.F1205]+[.G1206]" table:style-name="ce5">
            <text:p>37.968</text:p>
          </table:table-cell>
          <table:table-cell office:value-type="float" office:value="3.1E-2" table:formula="of:=([.B1206]-[.B1205])/1000" table:style-name="ce5">
            <text:p>0.031</text:p>
          </table:table-cell>
          <table:table-cell office:value-type="float" office:value="0.18176697000000017" table:formula="of:=([.C1206]+[.C1205])*[.G1206]*9.8/2+[.H1205]" table:style-name="ce4">
            <text:p>0.181767</text:p>
          </table:table-cell>
          <table:table-cell office:value-type="float" office:value="3.9150052465897157E-4" table:formula="of:=[.C1206]-[.$N$1]" table:style-name="ce4">
            <text:p>0.000392</text:p>
          </table:table-cell>
          <table:table-cell office:value-type="float" office:value="-7.4387691815319549E-3" table:formula="of:=(([.$I1206]+[.$I1205]))*[.$G1206]*9.8/2+[.J1205]" table:style-name="ce4">
            <text:p>-0.0074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154" table:style-name="ce3">
            <text:p>76154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04" table:style-name="ce4">
            <text:p>1.010400</text:p>
          </table:table-cell>
          <table:table-cell office:value-type="float" office:value="37.99899999999942" table:formula="of:=[.F1206]+[.G1207]" table:style-name="ce5">
            <text:p>37.999</text:p>
          </table:table-cell>
          <table:table-cell office:value-type="float" office:value="3.1E-2" table:formula="of:=([.B1207]-[.B1206])/1000" table:style-name="ce5">
            <text:p>0.031</text:p>
          </table:table-cell>
          <table:table-cell office:value-type="float" office:value="0.18199482000000017" table:formula="of:=([.C1207]+[.C1206])*[.G1207]*9.8/2+[.H1206]" table:style-name="ce4">
            <text:p>0.181995</text:p>
          </table:table-cell>
          <table:table-cell office:value-type="float" office:value="9.1500524658971543E-5" table:formula="of:=[.C1207]-[.$N$1]" table:style-name="ce4">
            <text:p>0.000092</text:p>
          </table:table-cell>
          <table:table-cell office:value-type="float" office:value="-7.3654013221405596E-3" table:formula="of:=(([.$I1207]+[.$I1206]))*[.$G1207]*9.8/2+[.J1206]" table:style-name="ce4">
            <text:p>-0.00736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185" table:style-name="ce3">
            <text:p>76185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4.5999999999999999E-3" table:style-name="ce4">
            <text:p>0.004600</text:p>
          </table:table-cell>
          <table:table-cell office:value-type="float" office:value="1.0117" table:style-name="ce4">
            <text:p>1.011700</text:p>
          </table:table-cell>
          <table:table-cell office:value-type="float" office:value="38.029999999999418" table:formula="of:=[.F1207]+[.G1208]" table:style-name="ce5">
            <text:p>38.030</text:p>
          </table:table-cell>
          <table:table-cell office:value-type="float" office:value="3.1E-2" table:formula="of:=([.B1208]-[.B1207])/1000" table:style-name="ce5">
            <text:p>0.031</text:p>
          </table:table-cell>
          <table:table-cell office:value-type="float" office:value="0.18201001000000017" table:formula="of:=([.C1208]+[.C1207])*[.G1208]*9.8/2+[.H1207]" table:style-name="ce4">
            <text:p>0.182010</text:p>
          </table:table-cell>
          <table:table-cell office:value-type="float" office:value="-1.0084994753410284E-3" table:formula="of:=[.C1208]-[.$N$1]" table:style-name="ce4">
            <text:p>-0.001008</text:p>
          </table:table-cell>
          <table:table-cell office:value-type="float" office:value="-7.5046934627491643E-3" table:formula="of:=(([.$I1208]+[.$I1207]))*[.$G1208]*9.8/2+[.J1207]" table:style-name="ce4">
            <text:p>-0.00750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217" table:style-name="ce3">
            <text:p>76217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105999999999999" table:style-name="ce4">
            <text:p>1.010600</text:p>
          </table:table-cell>
          <table:table-cell office:value-type="float" office:value="38.061999999999415" table:formula="of:=[.F1208]+[.G1209]" table:style-name="ce5">
            <text:p>38.062</text:p>
          </table:table-cell>
          <table:table-cell office:value-type="float" office:value="3.2000000000000001E-2" table:formula="of:=([.B1209]-[.B1208])/1000" table:style-name="ce5">
            <text:p>0.032</text:p>
          </table:table-cell>
          <table:table-cell office:value-type="float" office:value="0.18211977000000015" table:formula="of:=([.C1209]+[.C1208])*[.G1209]*9.8/2+[.H1208]" table:style-name="ce4">
            <text:p>0.182120</text:p>
          </table:table-cell>
          <table:table-cell office:value-type="float" office:value="6.9150052465897149E-4" table:formula="of:=[.C1209]-[.$N$1]" table:style-name="ce4">
            <text:p>0.000692</text:p>
          </table:table-cell>
          <table:table-cell office:value-type="float" office:value="-7.5543988982161112E-3" table:formula="of:=(([.$I1209]+[.$I1208]))*[.$G1209]*9.8/2+[.J1208]" table:style-name="ce4">
            <text:p>-0.00755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248" table:style-name="ce3">
            <text:p>76248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" table:style-name="ce4">
            <text:p>1.010000</text:p>
          </table:table-cell>
          <table:table-cell office:value-type="float" office:value="38.092999999999414" table:formula="of:=[.F1209]+[.G1210]" table:style-name="ce5">
            <text:p>38.093</text:p>
          </table:table-cell>
          <table:table-cell office:value-type="float" office:value="3.1E-2" table:formula="of:=([.B1210]-[.B1209])/1000" table:style-name="ce5">
            <text:p>0.031</text:p>
          </table:table-cell>
          <table:table-cell office:value-type="float" office:value="0.18225648000000017" table:formula="of:=([.C1210]+[.C1209])*[.G1210]*9.8/2+[.H1209]" table:style-name="ce4">
            <text:p>0.182256</text:p>
          </table:table-cell>
          <table:table-cell office:value-type="float" office:value="-8.0849947534102832E-4" table:formula="of:=[.C1210]-[.$N$1]" table:style-name="ce4">
            <text:p>-0.000808</text:p>
          </table:table-cell>
          <table:table-cell office:value-type="float" office:value="-7.5721710388247159E-3" table:formula="of:=(([.$I1210]+[.$I1209]))*[.$G1210]*9.8/2+[.J1209]" table:style-name="ce4">
            <text:p>-0.00757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280" table:style-name="ce3">
            <text:p>76280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8.12499999999941" table:formula="of:=[.F1210]+[.G1211]" table:style-name="ce5">
            <text:p>38.125</text:p>
          </table:table-cell>
          <table:table-cell office:value-type="float" office:value="3.2000000000000001E-2" table:formula="of:=([.B1211]-[.B1210])/1000" table:style-name="ce5">
            <text:p>0.032</text:p>
          </table:table-cell>
          <table:table-cell office:value-type="float" office:value="0.18238192000000017" table:formula="of:=([.C1211]+[.C1210])*[.G1211]*9.8/2+[.H1210]" table:style-name="ce4">
            <text:p>0.182382</text:p>
          </table:table-cell>
          <table:table-cell office:value-type="float" office:value="5.9150052465897166E-4" table:formula="of:=[.C1211]-[.$N$1]" table:style-name="ce4">
            <text:p>0.000592</text:p>
          </table:table-cell>
          <table:table-cell office:value-type="float" office:value="-7.6061964742916623E-3" table:formula="of:=(([.$I1211]+[.$I1210]))*[.$G1211]*9.8/2+[.J1210]" table:style-name="ce4">
            <text:p>-0.00760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311" table:style-name="ce3">
            <text:p>76311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098" table:style-name="ce4">
            <text:p>1.009800</text:p>
          </table:table-cell>
          <table:table-cell office:value-type="float" office:value="38.155999999999409" table:formula="of:=[.F1211]+[.G1212]" table:style-name="ce5">
            <text:p>38.156</text:p>
          </table:table-cell>
          <table:table-cell office:value-type="float" office:value="3.1E-2" table:formula="of:=([.B1212]-[.B1211])/1000" table:style-name="ce5">
            <text:p>0.031</text:p>
          </table:table-cell>
          <table:table-cell office:value-type="float" office:value="0.18245787000000016" table:formula="of:=([.C1212]+[.C1211])*[.G1212]*9.8/2+[.H1211]" table:style-name="ce4">
            <text:p>0.182458</text:p>
          </table:table-cell>
          <table:table-cell office:value-type="float" office:value="-1.1084994753410285E-3" table:formula="of:=[.C1212]-[.$N$1]" table:style-name="ce4">
            <text:p>-0.001108</text:p>
          </table:table-cell>
          <table:table-cell office:value-type="float" office:value="-7.684728614900267E-3" table:formula="of:=(([.$I1212]+[.$I1211]))*[.$G1212]*9.8/2+[.J1211]" table:style-name="ce4">
            <text:p>-0.0076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343" table:style-name="ce3">
            <text:p>76343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38.187999999999406" table:formula="of:=[.F1212]+[.G1213]" table:style-name="ce5">
            <text:p>38.188</text:p>
          </table:table-cell>
          <table:table-cell office:value-type="float" office:value="3.2000000000000001E-2" table:formula="of:=([.B1213]-[.B1212])/1000" table:style-name="ce5">
            <text:p>0.032</text:p>
          </table:table-cell>
          <table:table-cell office:value-type="float" office:value="0.18217563000000017" table:formula="of:=([.C1213]+[.C1212])*[.G1213]*9.8/2+[.H1212]" table:style-name="ce4">
            <text:p>0.182176</text:p>
          </table:table-cell>
          <table:table-cell office:value-type="float" office:value="-1.7084994753410283E-3" table:formula="of:=[.C1213]-[.$N$1]" table:style-name="ce4">
            <text:p>-0.001708</text:p>
          </table:table-cell>
          <table:table-cell office:value-type="float" office:value="-8.126434050367214E-3" table:formula="of:=(([.$I1213]+[.$I1212]))*[.$G1213]*9.8/2+[.J1212]" table:style-name="ce4">
            <text:p>-0.00812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375" table:style-name="ce3">
            <text:p>76375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8.219999999999402" table:formula="of:=[.F1213]+[.G1214]" table:style-name="ce5">
            <text:p>38.220</text:p>
          </table:table-cell>
          <table:table-cell office:value-type="float" office:value="3.2000000000000001E-2" table:formula="of:=([.B1214]-[.B1213])/1000" table:style-name="ce5">
            <text:p>0.032</text:p>
          </table:table-cell>
          <table:table-cell office:value-type="float" office:value="0.18179931000000016" table:formula="of:=([.C1214]+[.C1213])*[.G1214]*9.8/2+[.H1213]" table:style-name="ce4">
            <text:p>0.181799</text:p>
          </table:table-cell>
          <table:table-cell office:value-type="float" office:value="-1.7084994753410283E-3" table:formula="of:=[.C1214]-[.$N$1]" table:style-name="ce4">
            <text:p>-0.001708</text:p>
          </table:table-cell>
          <table:table-cell office:value-type="float" office:value="-8.6622194858341599E-3" table:formula="of:=(([.$I1214]+[.$I1213]))*[.$G1214]*9.8/2+[.J1213]" table:style-name="ce4">
            <text:p>-0.00866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407" table:style-name="ce3">
            <text:p>76407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1.0081" table:style-name="ce4">
            <text:p>1.008100</text:p>
          </table:table-cell>
          <table:table-cell office:value-type="float" office:value="38.251999999999398" table:formula="of:=[.F1214]+[.G1215]" table:style-name="ce5">
            <text:p>38.252</text:p>
          </table:table-cell>
          <table:table-cell office:value-type="float" office:value="3.2000000000000001E-2" table:formula="of:=([.B1215]-[.B1214])/1000" table:style-name="ce5">
            <text:p>0.032</text:p>
          </table:table-cell>
          <table:table-cell office:value-type="float" office:value="0.18186203000000015" table:formula="of:=([.C1215]+[.C1214])*[.G1215]*9.8/2+[.H1214]" table:style-name="ce4">
            <text:p>0.181862</text:p>
          </table:table-cell>
          <table:table-cell office:value-type="float" office:value="1.0915005246589717E-3" table:formula="of:=[.C1215]-[.$N$1]" table:style-name="ce4">
            <text:p>0.001092</text:p>
          </table:table-cell>
          <table:table-cell office:value-type="float" office:value="-8.7589649213011059E-3" table:formula="of:=(([.$I1215]+[.$I1214]))*[.$G1215]*9.8/2+[.J1214]" table:style-name="ce4">
            <text:p>-0.00875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438" table:style-name="ce3">
            <text:p>76438</text:p>
          </table:table-cell>
          <table:table-cell office:value-type="float" office:value="1.4E-3" table:style-name="ce4">
            <text:p>0.001400</text:p>
          </table:table-cell>
          <table:table-cell office:value-type="float" office:value="2E-3" table:style-name="ce4">
            <text:p>0.0020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8.282999999999397" table:formula="of:=[.F1215]+[.G1216]" table:style-name="ce5">
            <text:p>38.283</text:p>
          </table:table-cell>
          <table:table-cell office:value-type="float" office:value="3.1E-2" table:formula="of:=([.B1216]-[.B1215])/1000" table:style-name="ce5">
            <text:p>0.031</text:p>
          </table:table-cell>
          <table:table-cell office:value-type="float" office:value="0.18231773000000015" table:formula="of:=([.C1216]+[.C1215])*[.G1216]*9.8/2+[.H1215]" table:style-name="ce4">
            <text:p>0.182318</text:p>
          </table:table-cell>
          <table:table-cell office:value-type="float" office:value="8.9150052465897158E-4" table:formula="of:=[.C1216]-[.$N$1]" table:style-name="ce4">
            <text:p>0.000892</text:p>
          </table:table-cell>
          <table:table-cell office:value-type="float" office:value="-8.4577470619097098E-3" table:formula="of:=(([.$I1216]+[.$I1215]))*[.$G1216]*9.8/2+[.J1215]" table:style-name="ce4">
            <text:p>-0.00845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469" table:style-name="ce3">
            <text:p>76469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059" table:style-name="ce4">
            <text:p>1.005900</text:p>
          </table:table-cell>
          <table:table-cell office:value-type="float" office:value="38.313999999999396" table:formula="of:=[.F1216]+[.G1217]" table:style-name="ce5">
            <text:p>38.314</text:p>
          </table:table-cell>
          <table:table-cell office:value-type="float" office:value="3.1E-2" table:formula="of:=([.B1217]-[.B1216])/1000" table:style-name="ce5">
            <text:p>0.031</text:p>
          </table:table-cell>
          <table:table-cell office:value-type="float" office:value="0.18256077000000015" table:formula="of:=([.C1217]+[.C1216])*[.G1217]*9.8/2+[.H1216]" table:style-name="ce4">
            <text:p>0.182561</text:p>
          </table:table-cell>
          <table:table-cell office:value-type="float" office:value="-3.0849947534102842E-4" table:formula="of:=[.C1217]-[.$N$1]" table:style-name="ce4">
            <text:p>-0.000308</text:p>
          </table:table-cell>
          <table:table-cell office:value-type="float" office:value="-8.3691892025183137E-3" table:formula="of:=(([.$I1217]+[.$I1216]))*[.$G1217]*9.8/2+[.J1216]" table:style-name="ce4">
            <text:p>-0.0083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500" table:style-name="ce3">
            <text:p>765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3.3999999999999998E-3" table:style-name="ce4">
            <text:p>0.003400</text:p>
          </table:table-cell>
          <table:table-cell office:value-type="float" office:value="1.006" table:style-name="ce4">
            <text:p>1.006000</text:p>
          </table:table-cell>
          <table:table-cell office:value-type="float" office:value="38.344999999999395" table:formula="of:=[.F1217]+[.G1218]" table:style-name="ce5">
            <text:p>38.345</text:p>
          </table:table-cell>
          <table:table-cell office:value-type="float" office:value="3.1E-2" table:formula="of:=([.B1218]-[.B1217])/1000" table:style-name="ce5">
            <text:p>0.031</text:p>
          </table:table-cell>
          <table:table-cell office:value-type="float" office:value="0.18268229000000016" table:formula="of:=([.C1218]+[.C1217])*[.G1218]*9.8/2+[.H1217]" table:style-name="ce4">
            <text:p>0.182682</text:p>
          </table:table-cell>
          <table:table-cell office:value-type="float" office:value="9.1500524658971543E-5" table:formula="of:=[.C1218]-[.$N$1]" table:style-name="ce4">
            <text:p>0.000092</text:p>
          </table:table-cell>
          <table:table-cell office:value-type="float" office:value="-8.4021513431269176E-3" table:formula="of:=(([.$I1218]+[.$I1217]))*[.$G1218]*9.8/2+[.J1217]" table:style-name="ce4">
            <text:p>-0.00840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531" table:style-name="ce3">
            <text:p>76531</text:p>
          </table:table-cell>
          <table:table-cell office:value-type="float" office:value="-1E-4" table:style-name="ce4">
            <text:p>-0.0001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8.375999999999394" table:formula="of:=[.F1218]+[.G1219]" table:style-name="ce5">
            <text:p>38.376</text:p>
          </table:table-cell>
          <table:table-cell office:value-type="float" office:value="3.1E-2" table:formula="of:=([.B1219]-[.B1218])/1000" table:style-name="ce5">
            <text:p>0.031</text:p>
          </table:table-cell>
          <table:table-cell office:value-type="float" office:value="0.18275824000000016" table:formula="of:=([.C1219]+[.C1218])*[.G1219]*9.8/2+[.H1218]" table:style-name="ce4">
            <text:p>0.182758</text:p>
          </table:table-cell>
          <table:table-cell office:value-type="float" office:value="-6.0849947534102845E-4" table:formula="of:=[.C1219]-[.$N$1]" table:style-name="ce4">
            <text:p>-0.000608</text:p>
          </table:table-cell>
          <table:table-cell office:value-type="float" office:value="-8.4806834837355214E-3" table:formula="of:=(([.$I1219]+[.$I1218]))*[.$G1219]*9.8/2+[.J1218]" table:style-name="ce4">
            <text:p>-0.0084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563" table:style-name="ce3">
            <text:p>76563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38.40799999999939" table:formula="of:=[.F1219]+[.G1220]" table:style-name="ce5">
            <text:p>38.408</text:p>
          </table:table-cell>
          <table:table-cell office:value-type="float" office:value="3.2000000000000001E-2" table:formula="of:=([.B1220]-[.B1219])/1000" table:style-name="ce5">
            <text:p>0.032</text:p>
          </table:table-cell>
          <table:table-cell office:value-type="float" office:value="0.18264848000000017" table:formula="of:=([.C1220]+[.C1219])*[.G1220]*9.8/2+[.H1219]" table:style-name="ce4">
            <text:p>0.182648</text:p>
          </table:table-cell>
          <table:table-cell office:value-type="float" office:value="-1.1084994753410285E-3" table:formula="of:=[.C1220]-[.$N$1]" table:style-name="ce4">
            <text:p>-0.001108</text:p>
          </table:table-cell>
          <table:table-cell office:value-type="float" office:value="-8.7499089192024683E-3" table:formula="of:=(([.$I1220]+[.$I1219]))*[.$G1220]*9.8/2+[.J1219]" table:style-name="ce4">
            <text:p>-0.0087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595" table:style-name="ce3">
            <text:p>76595</text:p>
          </table:table-cell>
          <table:table-cell office:value-type="float" office:value="1E-4" table:style-name="ce4">
            <text:p>0.0001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8.439999999999387" table:formula="of:=[.F1220]+[.G1221]" table:style-name="ce5">
            <text:p>38.440</text:p>
          </table:table-cell>
          <table:table-cell office:value-type="float" office:value="3.2000000000000001E-2" table:formula="of:=([.B1221]-[.B1220])/1000" table:style-name="ce5">
            <text:p>0.032</text:p>
          </table:table-cell>
          <table:table-cell office:value-type="float" office:value="0.18257008000000016" table:formula="of:=([.C1221]+[.C1220])*[.G1221]*9.8/2+[.H1220]" table:style-name="ce4">
            <text:p>0.182570</text:p>
          </table:table-cell>
          <table:table-cell office:value-type="float" office:value="-4.0849947534102841E-4" table:formula="of:=[.C1221]-[.$N$1]" table:style-name="ce4">
            <text:p>-0.000408</text:p>
          </table:table-cell>
          <table:table-cell office:value-type="float" office:value="-8.9877743546694141E-3" table:formula="of:=(([.$I1221]+[.$I1220]))*[.$G1221]*9.8/2+[.J1220]" table:style-name="ce4">
            <text:p>-0.0089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626" table:style-name="ce3">
            <text:p>76626</text:p>
          </table:table-cell>
          <table:table-cell office:value-type="float" office:value="2E-3" table:style-name="ce4">
            <text:p>0.0020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83" table:style-name="ce4">
            <text:p>1.008300</text:p>
          </table:table-cell>
          <table:table-cell office:value-type="float" office:value="38.470999999999385" table:formula="of:=[.F1221]+[.G1222]" table:style-name="ce5">
            <text:p>38.471</text:p>
          </table:table-cell>
          <table:table-cell office:value-type="float" office:value="3.1E-2" table:formula="of:=([.B1222]-[.B1221])/1000" table:style-name="ce5">
            <text:p>0.031</text:p>
          </table:table-cell>
          <table:table-cell office:value-type="float" office:value="0.18288907000000015" table:formula="of:=([.C1222]+[.C1221])*[.G1222]*9.8/2+[.H1221]" table:style-name="ce4">
            <text:p>0.182889</text:p>
          </table:table-cell>
          <table:table-cell office:value-type="float" office:value="1.4915005246589716E-3" table:formula="of:=[.C1222]-[.$N$1]" table:style-name="ce4">
            <text:p>0.001492</text:p>
          </table:table-cell>
          <table:table-cell office:value-type="float" office:value="-8.823266495278018E-3" table:formula="of:=(([.$I1222]+[.$I1221]))*[.$G1222]*9.8/2+[.J1221]" table:style-name="ce4">
            <text:p>-0.00882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657" table:style-name="ce3">
            <text:p>76657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07999999999999" table:style-name="ce4">
            <text:p>1.010800</text:p>
          </table:table-cell>
          <table:table-cell office:value-type="float" office:value="38.501999999999384" table:formula="of:=[.F1222]+[.G1223]" table:style-name="ce5">
            <text:p>38.502</text:p>
          </table:table-cell>
          <table:table-cell office:value-type="float" office:value="3.1E-2" table:formula="of:=([.B1223]-[.B1222])/1000" table:style-name="ce5">
            <text:p>0.031</text:p>
          </table:table-cell>
          <table:table-cell office:value-type="float" office:value="0.18311692000000016" table:formula="of:=([.C1223]+[.C1222])*[.G1223]*9.8/2+[.H1222]" table:style-name="ce4">
            <text:p>0.183117</text:p>
          </table:table-cell>
          <table:table-cell office:value-type="float" office:value="-1.0084994753410284E-3" table:formula="of:=[.C1223]-[.$N$1]" table:style-name="ce4">
            <text:p>-0.001008</text:p>
          </table:table-cell>
          <table:table-cell office:value-type="float" office:value="-8.7498986358866219E-3" table:formula="of:=(([.$I1223]+[.$I1222]))*[.$G1223]*9.8/2+[.J1222]" table:style-name="ce4">
            <text:p>-0.00875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689" table:style-name="ce3">
            <text:p>76689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95000000000001" table:style-name="ce4">
            <text:p>1.009500</text:p>
          </table:table-cell>
          <table:table-cell office:value-type="float" office:value="38.533999999999381" table:formula="of:=[.F1223]+[.G1224]" table:style-name="ce5">
            <text:p>38.534</text:p>
          </table:table-cell>
          <table:table-cell office:value-type="float" office:value="3.2000000000000001E-2" table:formula="of:=([.B1224]-[.B1223])/1000" table:style-name="ce5">
            <text:p>0.032</text:p>
          </table:table-cell>
          <table:table-cell office:value-type="float" office:value="0.18291308000000014" table:formula="of:=([.C1224]+[.C1223])*[.G1224]*9.8/2+[.H1223]" table:style-name="ce4">
            <text:p>0.182913</text:p>
          </table:table-cell>
          <table:table-cell office:value-type="float" office:value="-1.3084994753410286E-3" table:formula="of:=[.C1224]-[.$N$1]" table:style-name="ce4">
            <text:p>-0.001308</text:p>
          </table:table-cell>
          <table:table-cell office:value-type="float" office:value="-9.1132040713535686E-3" table:formula="of:=(([.$I1224]+[.$I1223]))*[.$G1224]*9.8/2+[.J1223]" table:style-name="ce4">
            <text:p>-0.00911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721" table:style-name="ce3">
            <text:p>76721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2.7000000000000001E-3" table:style-name="ce4">
            <text:p>0.002700</text:p>
          </table:table-cell>
          <table:table-cell office:value-type="float" office:value="1.0069999999999999" table:style-name="ce4">
            <text:p>1.007000</text:p>
          </table:table-cell>
          <table:table-cell office:value-type="float" office:value="38.565999999999377" table:formula="of:=[.F1224]+[.G1225]" table:style-name="ce5">
            <text:p>38.566</text:p>
          </table:table-cell>
          <table:table-cell office:value-type="float" office:value="3.2000000000000001E-2" table:formula="of:=([.B1225]-[.B1224])/1000" table:style-name="ce5">
            <text:p>0.032</text:p>
          </table:table-cell>
          <table:table-cell office:value-type="float" office:value="0.18259948000000015" table:formula="of:=([.C1225]+[.C1224])*[.G1225]*9.8/2+[.H1224]" table:style-name="ce4">
            <text:p>0.182599</text:p>
          </table:table-cell>
          <table:table-cell office:value-type="float" office:value="-1.7084994753410283E-3" table:formula="of:=[.C1225]-[.$N$1]" table:style-name="ce4">
            <text:p>-0.001708</text:p>
          </table:table-cell>
          <table:table-cell office:value-type="float" office:value="-9.5862695068205158E-3" table:formula="of:=(([.$I1225]+[.$I1224]))*[.$G1225]*9.8/2+[.J1224]" table:style-name="ce4">
            <text:p>-0.0095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753" table:style-name="ce3">
            <text:p>76753</text:p>
          </table:table-cell>
          <table:table-cell office:value-type="float" office:value="-8.9999999999999998E-4" table:style-name="ce4">
            <text:p>-0.0009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03" table:style-name="ce4">
            <text:p>1.010300</text:p>
          </table:table-cell>
          <table:table-cell office:value-type="float" office:value="38.597999999999374" table:formula="of:=[.F1225]+[.G1226]" table:style-name="ce5">
            <text:p>38.598</text:p>
          </table:table-cell>
          <table:table-cell office:value-type="float" office:value="3.2000000000000001E-2" table:formula="of:=([.B1226]-[.B1225])/1000" table:style-name="ce5">
            <text:p>0.032</text:p>
          </table:table-cell>
          <table:table-cell office:value-type="float" office:value="0.18227020000000016" table:formula="of:=([.C1226]+[.C1225])*[.G1226]*9.8/2+[.H1225]" table:style-name="ce4">
            <text:p>0.182270</text:p>
          </table:table-cell>
          <table:table-cell office:value-type="float" office:value="-1.4084994753410284E-3" table:formula="of:=[.C1226]-[.$N$1]" table:style-name="ce4">
            <text:p>-0.001408</text:p>
          </table:table-cell>
          <table:table-cell office:value-type="float" office:value="-1.0075014942287462E-2" table:formula="of:=(([.$I1226]+[.$I1225]))*[.$G1226]*9.8/2+[.J1225]" table:style-name="ce4">
            <text:p>-0.01007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785" table:style-name="ce3">
            <text:p>76785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063" table:style-name="ce4">
            <text:p>1.006300</text:p>
          </table:table-cell>
          <table:table-cell office:value-type="float" office:value="38.62999999999937" table:formula="of:=[.F1226]+[.G1227]" table:style-name="ce5">
            <text:p>38.630</text:p>
          </table:table-cell>
          <table:table-cell office:value-type="float" office:value="3.2000000000000001E-2" table:formula="of:=([.B1227]-[.B1226])/1000" table:style-name="ce5">
            <text:p>0.032</text:p>
          </table:table-cell>
          <table:table-cell office:value-type="float" office:value="0.18231724000000016" table:formula="of:=([.C1227]+[.C1226])*[.G1227]*9.8/2+[.H1226]" table:style-name="ce4">
            <text:p>0.182317</text:p>
          </table:table-cell>
          <table:table-cell office:value-type="float" office:value="6.9150052465897149E-4" table:formula="of:=[.C1227]-[.$N$1]" table:style-name="ce4">
            <text:p>0.000692</text:p>
          </table:table-cell>
          <table:table-cell office:value-type="float" office:value="-1.0187440377754408E-2" table:formula="of:=(([.$I1227]+[.$I1226]))*[.$G1227]*9.8/2+[.J1226]" table:style-name="ce4">
            <text:p>-0.01018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816" table:style-name="ce3">
            <text:p>76816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1" table:style-name="ce4">
            <text:p>1.010100</text:p>
          </table:table-cell>
          <table:table-cell office:value-type="float" office:value="38.660999999999369" table:formula="of:=[.F1227]+[.G1228]" table:style-name="ce5">
            <text:p>38.661</text:p>
          </table:table-cell>
          <table:table-cell office:value-type="float" office:value="3.1E-2" table:formula="of:=([.B1228]-[.B1227])/1000" table:style-name="ce5">
            <text:p>0.031</text:p>
          </table:table-cell>
          <table:table-cell office:value-type="float" office:value="0.18254509000000016" table:formula="of:=([.C1228]+[.C1227])*[.G1228]*9.8/2+[.H1227]" table:style-name="ce4">
            <text:p>0.182545</text:p>
          </table:table-cell>
          <table:table-cell office:value-type="float" office:value="-2.0849947534102843E-4" table:formula="of:=[.C1228]-[.$N$1]" table:style-name="ce4">
            <text:p>-0.000208</text:p>
          </table:table-cell>
          <table:table-cell office:value-type="float" office:value="-1.0114072518363012E-2" table:formula="of:=(([.$I1228]+[.$I1227]))*[.$G1228]*9.8/2+[.J1227]" table:style-name="ce4">
            <text:p>-0.0101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847" table:style-name="ce3">
            <text:p>76847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8.691999999999368" table:formula="of:=[.F1228]+[.G1229]" table:style-name="ce5">
            <text:p>38.692</text:p>
          </table:table-cell>
          <table:table-cell office:value-type="float" office:value="3.1E-2" table:formula="of:=([.B1229]-[.B1228])/1000" table:style-name="ce5">
            <text:p>0.031</text:p>
          </table:table-cell>
          <table:table-cell office:value-type="float" office:value="0.18249952000000016" table:formula="of:=([.C1229]+[.C1228])*[.G1229]*9.8/2+[.H1228]" table:style-name="ce4">
            <text:p>0.182500</text:p>
          </table:table-cell>
          <table:table-cell office:value-type="float" office:value="-1.1084994753410285E-3" table:formula="of:=[.C1229]-[.$N$1]" table:style-name="ce4">
            <text:p>-0.001108</text:p>
          </table:table-cell>
          <table:table-cell office:value-type="float" office:value="-1.0314124658971616E-2" table:formula="of:=(([.$I1229]+[.$I1228]))*[.$G1229]*9.8/2+[.J1228]" table:style-name="ce4">
            <text:p>-0.01031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879" table:style-name="ce3">
            <text:p>76879</text:p>
          </table:table-cell>
          <table:table-cell office:value-type="float" office:value="-1E-4" table:style-name="ce4">
            <text:p>-0.000100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014" table:style-name="ce4">
            <text:p>1.014000</text:p>
          </table:table-cell>
          <table:table-cell office:value-type="float" office:value="38.723999999999364" table:formula="of:=[.F1229]+[.G1230]" table:style-name="ce5">
            <text:p>38.724</text:p>
          </table:table-cell>
          <table:table-cell office:value-type="float" office:value="3.2000000000000001E-2" table:formula="of:=([.B1230]-[.B1229])/1000" table:style-name="ce5">
            <text:p>0.032</text:p>
          </table:table-cell>
          <table:table-cell office:value-type="float" office:value="0.18238976000000018" table:formula="of:=([.C1230]+[.C1229])*[.G1230]*9.8/2+[.H1229]" table:style-name="ce4">
            <text:p>0.182390</text:p>
          </table:table-cell>
          <table:table-cell office:value-type="float" office:value="-6.0849947534102845E-4" table:formula="of:=[.C1230]-[.$N$1]" table:style-name="ce4">
            <text:p>-0.000608</text:p>
          </table:table-cell>
          <table:table-cell office:value-type="float" office:value="-1.0583350094438563E-2" table:formula="of:=(([.$I1230]+[.$I1229]))*[.$G1230]*9.8/2+[.J1229]" table:style-name="ce4">
            <text:p>-0.01058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911" table:style-name="ce3">
            <text:p>76911</text:p>
          </table:table-cell>
          <table:table-cell office:value-type="float" office:value="4.0000000000000002E-4" table:style-name="ce4">
            <text:p>0.000400</text:p>
          </table:table-cell>
          <table:table-cell office:value-type="float" office:value="3.2000000000000002E-3" table:style-name="ce4">
            <text:p>0.003200</text:p>
          </table:table-cell>
          <table:table-cell office:value-type="float" office:value="1.0092000000000001" table:style-name="ce4">
            <text:p>1.009200</text:p>
          </table:table-cell>
          <table:table-cell office:value-type="float" office:value="38.755999999999361" table:formula="of:=[.F1230]+[.G1231]" table:style-name="ce5">
            <text:p>38.756</text:p>
          </table:table-cell>
          <table:table-cell office:value-type="float" office:value="3.2000000000000001E-2" table:formula="of:=([.B1231]-[.B1230])/1000" table:style-name="ce5">
            <text:p>0.032</text:p>
          </table:table-cell>
          <table:table-cell office:value-type="float" office:value="0.18243680000000018" table:formula="of:=([.C1231]+[.C1230])*[.G1231]*9.8/2+[.H1230]" table:style-name="ce4">
            <text:p>0.182437</text:p>
          </table:table-cell>
          <table:table-cell office:value-type="float" office:value="-1.0849947534102839E-4" table:formula="of:=[.C1231]-[.$N$1]" table:style-name="ce4">
            <text:p>-0.000108</text:p>
          </table:table-cell>
          <table:table-cell office:value-type="float" office:value="-1.0695775529905509E-2" table:formula="of:=(([.$I1231]+[.$I1230]))*[.$G1231]*9.8/2+[.J1230]" table:style-name="ce4">
            <text:p>-0.01069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942" table:style-name="ce3">
            <text:p>76942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78" table:style-name="ce4">
            <text:p>1.007800</text:p>
          </table:table-cell>
          <table:table-cell office:value-type="float" office:value="38.78699999999936" table:formula="of:=[.F1231]+[.G1232]" table:style-name="ce5">
            <text:p>38.787</text:p>
          </table:table-cell>
          <table:table-cell office:value-type="float" office:value="3.1E-2" table:formula="of:=([.B1232]-[.B1231])/1000" table:style-name="ce5">
            <text:p>0.031</text:p>
          </table:table-cell>
          <table:table-cell office:value-type="float" office:value="0.18240642000000018" table:formula="of:=([.C1232]+[.C1231])*[.G1232]*9.8/2+[.H1231]" table:style-name="ce4">
            <text:p>0.182406</text:p>
          </table:table-cell>
          <table:table-cell office:value-type="float" office:value="-1.1084994753410285E-3" table:formula="of:=[.C1232]-[.$N$1]" table:style-name="ce4">
            <text:p>-0.001108</text:p>
          </table:table-cell>
          <table:table-cell office:value-type="float" office:value="-1.0880637670514113E-2" table:formula="of:=(([.$I1232]+[.$I1231]))*[.$G1232]*9.8/2+[.J1231]" table:style-name="ce4">
            <text:p>-0.0108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6974" table:style-name="ce3">
            <text:p>76974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3.5000000000000001E-3" table:style-name="ce4">
            <text:p>0.0035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8.818999999999356" table:formula="of:=[.F1232]+[.G1233]" table:style-name="ce5">
            <text:p>38.819</text:p>
          </table:table-cell>
          <table:table-cell office:value-type="float" office:value="3.2000000000000001E-2" table:formula="of:=([.B1233]-[.B1232])/1000" table:style-name="ce5">
            <text:p>0.032</text:p>
          </table:table-cell>
          <table:table-cell office:value-type="float" office:value="0.18212418000000019" table:formula="of:=([.C1233]+[.C1232])*[.G1233]*9.8/2+[.H1232]" table:style-name="ce4">
            <text:p>0.182124</text:p>
          </table:table-cell>
          <table:table-cell office:value-type="float" office:value="-1.7084994753410283E-3" table:formula="of:=[.C1233]-[.$N$1]" table:style-name="ce4">
            <text:p>-0.001708</text:p>
          </table:table-cell>
          <table:table-cell office:value-type="float" office:value="-1.1322343105981059E-2" table:formula="of:=(([.$I1233]+[.$I1232]))*[.$G1233]*9.8/2+[.J1232]" table:style-name="ce4">
            <text:p>-0.01132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006" table:style-name="ce3">
            <text:p>77006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72000000000001" table:style-name="ce4">
            <text:p>1.007200</text:p>
          </table:table-cell>
          <table:table-cell office:value-type="float" office:value="38.850999999999352" table:formula="of:=[.F1233]+[.G1234]" table:style-name="ce5">
            <text:p>38.851</text:p>
          </table:table-cell>
          <table:table-cell office:value-type="float" office:value="3.2000000000000001E-2" table:formula="of:=([.B1234]-[.B1233])/1000" table:style-name="ce5">
            <text:p>0.032</text:p>
          </table:table-cell>
          <table:table-cell office:value-type="float" office:value="0.18196738000000018" table:formula="of:=([.C1234]+[.C1233])*[.G1234]*9.8/2+[.H1233]" table:style-name="ce4">
            <text:p>0.181967</text:p>
          </table:table-cell>
          <table:table-cell office:value-type="float" office:value="-3.0849947534102842E-4" table:formula="of:=[.C1234]-[.$N$1]" table:style-name="ce4">
            <text:p>-0.000308</text:p>
          </table:table-cell>
          <table:table-cell office:value-type="float" office:value="-1.1638608541448006E-2" table:formula="of:=(([.$I1234]+[.$I1233]))*[.$G1234]*9.8/2+[.J1233]" table:style-name="ce4">
            <text:p>-0.0116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037" table:style-name="ce3">
            <text:p>77037</text:p>
          </table:table-cell>
          <table:table-cell office:value-type="float" office:value="-1E-4" table:style-name="ce4">
            <text:p>-0.000100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0065999999999999" table:style-name="ce4">
            <text:p>1.006600</text:p>
          </table:table-cell>
          <table:table-cell office:value-type="float" office:value="38.881999999999351" table:formula="of:=[.F1234]+[.G1235]" table:style-name="ce5">
            <text:p>38.882</text:p>
          </table:table-cell>
          <table:table-cell office:value-type="float" office:value="3.1E-2" table:formula="of:=([.B1235]-[.B1234])/1000" table:style-name="ce5">
            <text:p>0.031</text:p>
          </table:table-cell>
          <table:table-cell office:value-type="float" office:value="0.18198257000000018" table:formula="of:=([.C1235]+[.C1234])*[.G1235]*9.8/2+[.H1234]" table:style-name="ce4">
            <text:p>0.181983</text:p>
          </table:table-cell>
          <table:table-cell office:value-type="float" office:value="-6.0849947534102845E-4" table:formula="of:=[.C1235]-[.$N$1]" table:style-name="ce4">
            <text:p>-0.000608</text:p>
          </table:table-cell>
          <table:table-cell office:value-type="float" office:value="-1.177790068205661E-2" table:formula="of:=(([.$I1235]+[.$I1234]))*[.$G1235]*9.8/2+[.J1234]" table:style-name="ce4">
            <text:p>-0.0117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069" table:style-name="ce3">
            <text:p>77069</text:p>
          </table:table-cell>
          <table:table-cell office:value-type="float" office:value="-1.9E-3" table:style-name="ce4">
            <text:p>-0.0019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39" table:style-name="ce4">
            <text:p>1.013900</text:p>
          </table:table-cell>
          <table:table-cell office:value-type="float" office:value="38.913999999999348" table:formula="of:=[.F1235]+[.G1236]" table:style-name="ce5">
            <text:p>38.914</text:p>
          </table:table-cell>
          <table:table-cell office:value-type="float" office:value="3.2000000000000001E-2" table:formula="of:=([.B1236]-[.B1235])/1000" table:style-name="ce5">
            <text:p>0.032</text:p>
          </table:table-cell>
          <table:table-cell office:value-type="float" office:value="0.18166897000000018" table:formula="of:=([.C1236]+[.C1235])*[.G1236]*9.8/2+[.H1235]" table:style-name="ce4">
            <text:p>0.181669</text:p>
          </table:table-cell>
          <table:table-cell office:value-type="float" office:value="-2.4084994753410284E-3" table:formula="of:=[.C1236]-[.$N$1]" table:style-name="ce4">
            <text:p>-0.002408</text:p>
          </table:table-cell>
          <table:table-cell office:value-type="float" office:value="-1.2250966117523557E-2" table:formula="of:=(([.$I1236]+[.$I1235]))*[.$G1236]*9.8/2+[.J1235]" table:style-name="ce4">
            <text:p>-0.01225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101" table:style-name="ce3">
            <text:p>77101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38.945999999999344" table:formula="of:=[.F1236]+[.G1237]" table:style-name="ce5">
            <text:p>38.946</text:p>
          </table:table-cell>
          <table:table-cell office:value-type="float" office:value="3.2000000000000001E-2" table:formula="of:=([.B1237]-[.B1236])/1000" table:style-name="ce5">
            <text:p>0.032</text:p>
          </table:table-cell>
          <table:table-cell office:value-type="float" office:value="0.18133969000000019" table:formula="of:=([.C1237]+[.C1236])*[.G1237]*9.8/2+[.H1236]" table:style-name="ce4">
            <text:p>0.181340</text:p>
          </table:table-cell>
          <table:table-cell office:value-type="float" office:value="-7.0849947534102839E-4" table:formula="of:=[.C1237]-[.$N$1]" table:style-name="ce4">
            <text:p>-0.000708</text:p>
          </table:table-cell>
          <table:table-cell office:value-type="float" office:value="-1.2739711552990503E-2" table:formula="of:=(([.$I1237]+[.$I1236]))*[.$G1237]*9.8/2+[.J1236]" table:style-name="ce4">
            <text:p>-0.0127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133" table:style-name="ce3">
            <text:p>77133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105" table:style-name="ce4">
            <text:p>1.010500</text:p>
          </table:table-cell>
          <table:table-cell office:value-type="float" office:value="38.977999999999341" table:formula="of:=[.F1237]+[.G1238]" table:style-name="ce5">
            <text:p>38.978</text:p>
          </table:table-cell>
          <table:table-cell office:value-type="float" office:value="3.2000000000000001E-2" table:formula="of:=([.B1238]-[.B1237])/1000" table:style-name="ce5">
            <text:p>0.032</text:p>
          </table:table-cell>
          <table:table-cell office:value-type="float" office:value="0.1814180900000002" table:formula="of:=([.C1238]+[.C1237])*[.G1238]*9.8/2+[.H1237]" table:style-name="ce4">
            <text:p>0.181418</text:p>
          </table:table-cell>
          <table:table-cell office:value-type="float" office:value="1.9150052465897159E-4" table:formula="of:=[.C1238]-[.$N$1]" table:style-name="ce4">
            <text:p>0.000192</text:p>
          </table:table-cell>
          <table:table-cell office:value-type="float" office:value="-1.282077698845745E-2" table:formula="of:=(([.$I1238]+[.$I1237]))*[.$G1238]*9.8/2+[.J1237]" table:style-name="ce4">
            <text:p>-0.0128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164" table:style-name="ce3">
            <text:p>77164</text:p>
          </table:table-cell>
          <table:table-cell office:value-type="float" office:value="-1.4E-3" table:style-name="ce4">
            <text:p>-0.0014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9.00899999999934" table:formula="of:=[.F1238]+[.G1239]" table:style-name="ce5">
            <text:p>39.009</text:p>
          </table:table-cell>
          <table:table-cell office:value-type="float" office:value="3.1E-2" table:formula="of:=([.B1239]-[.B1238])/1000" table:style-name="ce5">
            <text:p>0.031</text:p>
          </table:table-cell>
          <table:table-cell office:value-type="float" office:value="0.18131176000000021" table:formula="of:=([.C1239]+[.C1238])*[.G1239]*9.8/2+[.H1238]" table:style-name="ce4">
            <text:p>0.181312</text:p>
          </table:table-cell>
          <table:table-cell office:value-type="float" office:value="-1.9084994753410284E-3" table:formula="of:=[.C1239]-[.$N$1]" table:style-name="ce4">
            <text:p>-0.001908</text:p>
          </table:table-cell>
          <table:table-cell office:value-type="float" office:value="-1.3081589129066054E-2" table:formula="of:=(([.$I1239]+[.$I1238]))*[.$G1239]*9.8/2+[.J1238]" table:style-name="ce4">
            <text:p>-0.01308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197" table:style-name="ce3">
            <text:p>77197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101" table:style-name="ce4">
            <text:p>1.010100</text:p>
          </table:table-cell>
          <table:table-cell office:value-type="float" office:value="39.041999999999341" table:formula="of:=[.F1239]+[.G1240]" table:style-name="ce5">
            <text:p>39.042</text:p>
          </table:table-cell>
          <table:table-cell office:value-type="float" office:value="3.3000000000000002E-2" table:formula="of:=([.B1240]-[.B1239])/1000" table:style-name="ce5">
            <text:p>0.033</text:p>
          </table:table-cell>
          <table:table-cell office:value-type="float" office:value="0.18100453000000022" table:formula="of:=([.C1240]+[.C1239])*[.G1240]*9.8/2+[.H1239]" table:style-name="ce4">
            <text:p>0.181005</text:p>
          </table:table-cell>
          <table:table-cell office:value-type="float" office:value="-1.0084994753410284E-3" table:formula="of:=[.C1240]-[.$N$1]" table:style-name="ce4">
            <text:p>-0.001008</text:p>
          </table:table-cell>
          <table:table-cell office:value-type="float" office:value="-1.3553267859391344E-2" table:formula="of:=(([.$I1240]+[.$I1239]))*[.$G1240]*9.8/2+[.J1239]" table:style-name="ce4">
            <text:p>-0.01355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229" table:style-name="ce3">
            <text:p>77229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9.073999999999337" table:formula="of:=[.F1240]+[.G1241]" table:style-name="ce5">
            <text:p>39.074</text:p>
          </table:table-cell>
          <table:table-cell office:value-type="float" office:value="3.2000000000000001E-2" table:formula="of:=([.B1241]-[.B1240])/1000" table:style-name="ce5">
            <text:p>0.032</text:p>
          </table:table-cell>
          <table:table-cell office:value-type="float" office:value="0.18083205000000022" table:formula="of:=([.C1241]+[.C1240])*[.G1241]*9.8/2+[.H1240]" table:style-name="ce4">
            <text:p>0.180832</text:p>
          </table:table-cell>
          <table:table-cell office:value-type="float" office:value="-1.1084994753410285E-3" table:formula="of:=[.C1241]-[.$N$1]" table:style-name="ce4">
            <text:p>-0.001108</text:p>
          </table:table-cell>
          <table:table-cell office:value-type="float" office:value="-1.3885213294858291E-2" table:formula="of:=(([.$I1241]+[.$I1240]))*[.$G1241]*9.8/2+[.J1240]" table:style-name="ce4">
            <text:p>-0.01388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261" table:style-name="ce3">
            <text:p>77261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102" table:style-name="ce4">
            <text:p>1.010200</text:p>
          </table:table-cell>
          <table:table-cell office:value-type="float" office:value="39.105999999999334" table:formula="of:=[.F1241]+[.G1242]" table:style-name="ce5">
            <text:p>39.106</text:p>
          </table:table-cell>
          <table:table-cell office:value-type="float" office:value="3.2000000000000001E-2" table:formula="of:=([.B1242]-[.B1241])/1000" table:style-name="ce5">
            <text:p>0.032</text:p>
          </table:table-cell>
          <table:table-cell office:value-type="float" office:value="0.18064389000000022" table:formula="of:=([.C1242]+[.C1241])*[.G1242]*9.8/2+[.H1241]" table:style-name="ce4">
            <text:p>0.180644</text:p>
          </table:table-cell>
          <table:table-cell office:value-type="float" office:value="-1.1084994753410285E-3" table:formula="of:=[.C1242]-[.$N$1]" table:style-name="ce4">
            <text:p>-0.001108</text:p>
          </table:table-cell>
          <table:table-cell office:value-type="float" office:value="-1.4232838730325237E-2" table:formula="of:=(([.$I1242]+[.$I1241]))*[.$G1242]*9.8/2+[.J1241]" table:style-name="ce4">
            <text:p>-0.01423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293" table:style-name="ce3">
            <text:p>77293</text:p>
          </table:table-cell>
          <table:table-cell office:value-type="float" office:value="1.8E-3" table:style-name="ce4">
            <text:p>0.001800</text:p>
          </table:table-cell>
          <table:table-cell office:value-type="float" office:value="1.6000000000000001E-3" table:style-name="ce4">
            <text:p>0.001600</text:p>
          </table:table-cell>
          <table:table-cell office:value-type="float" office:value="1.0130999999999999" table:style-name="ce4">
            <text:p>1.013100</text:p>
          </table:table-cell>
          <table:table-cell office:value-type="float" office:value="39.13799999999933" table:formula="of:=[.F1242]+[.G1243]" table:style-name="ce5">
            <text:p>39.138</text:p>
          </table:table-cell>
          <table:table-cell office:value-type="float" office:value="3.2000000000000001E-2" table:formula="of:=([.B1243]-[.B1242])/1000" table:style-name="ce5">
            <text:p>0.032</text:p>
          </table:table-cell>
          <table:table-cell office:value-type="float" office:value="0.18083205000000022" table:formula="of:=([.C1243]+[.C1242])*[.G1243]*9.8/2+[.H1242]" table:style-name="ce4">
            <text:p>0.180832</text:p>
          </table:table-cell>
          <table:table-cell office:value-type="float" office:value="1.2915005246589715E-3" table:formula="of:=[.C1243]-[.$N$1]" table:style-name="ce4">
            <text:p>0.001292</text:p>
          </table:table-cell>
          <table:table-cell office:value-type="float" office:value="-1.4204144165792184E-2" table:formula="of:=(([.$I1243]+[.$I1242]))*[.$G1243]*9.8/2+[.J1242]" table:style-name="ce4">
            <text:p>-0.0142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324" table:style-name="ce3">
            <text:p>77324</text:p>
          </table:table-cell>
          <table:table-cell office:value-type="float" office:value="2E-3" table:style-name="ce4">
            <text:p>0.0020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39.168999999999329" table:formula="of:=[.F1243]+[.G1244]" table:style-name="ce5">
            <text:p>39.169</text:p>
          </table:table-cell>
          <table:table-cell office:value-type="float" office:value="3.1E-2" table:formula="of:=([.B1244]-[.B1243])/1000" table:style-name="ce5">
            <text:p>0.031</text:p>
          </table:table-cell>
          <table:table-cell office:value-type="float" office:value="0.18140927000000021" table:formula="of:=([.C1244]+[.C1243])*[.G1244]*9.8/2+[.H1243]" table:style-name="ce4">
            <text:p>0.181409</text:p>
          </table:table-cell>
          <table:table-cell office:value-type="float" office:value="1.4915005246589716E-3" table:formula="of:=[.C1244]-[.$N$1]" table:style-name="ce4">
            <text:p>0.001492</text:p>
          </table:table-cell>
          <table:table-cell office:value-type="float" office:value="-1.3781406306400788E-2" table:formula="of:=(([.$I1244]+[.$I1243]))*[.$G1244]*9.8/2+[.J1243]" table:style-name="ce4">
            <text:p>-0.01378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355" table:style-name="ce3">
            <text:p>77355</text:p>
          </table:table-cell>
          <table:table-cell office:value-type="float" office:value="1E-3" table:style-name="ce4">
            <text:p>0.001000</text:p>
          </table:table-cell>
          <table:table-cell office:value-type="float" office:value="2.8E-3" table:style-name="ce4">
            <text:p>0.002800</text:p>
          </table:table-cell>
          <table:table-cell office:value-type="float" office:value="1.0099" table:style-name="ce4">
            <text:p>1.009900</text:p>
          </table:table-cell>
          <table:table-cell office:value-type="float" office:value="39.199999999999328" table:formula="of:=[.F1244]+[.G1245]" table:style-name="ce5">
            <text:p>39.200</text:p>
          </table:table-cell>
          <table:table-cell office:value-type="float" office:value="3.1E-2" table:formula="of:=([.B1245]-[.B1244])/1000" table:style-name="ce5">
            <text:p>0.031</text:p>
          </table:table-cell>
          <table:table-cell office:value-type="float" office:value="0.18186497000000021" table:formula="of:=([.C1245]+[.C1244])*[.G1245]*9.8/2+[.H1244]" table:style-name="ce4">
            <text:p>0.181865</text:p>
          </table:table-cell>
          <table:table-cell office:value-type="float" office:value="4.9150052465897162E-4" table:formula="of:=[.C1245]-[.$N$1]" table:style-name="ce4">
            <text:p>0.000492</text:p>
          </table:table-cell>
          <table:table-cell office:value-type="float" office:value="-1.3480188447009392E-2" table:formula="of:=(([.$I1245]+[.$I1244]))*[.$G1245]*9.8/2+[.J1244]" table:style-name="ce4">
            <text:p>-0.01348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386" table:style-name="ce3">
            <text:p>77386</text:p>
          </table:table-cell>
          <table:table-cell office:value-type="float" office:value="-1E-4" table:style-name="ce4">
            <text:p>-0.000100</text:p>
          </table:table-cell>
          <table:table-cell office:value-type="float" office:value="3.0000000000000001E-3" table:style-name="ce4">
            <text:p>0.0030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39.230999999999327" table:formula="of:=[.F1245]+[.G1246]" table:style-name="ce5">
            <text:p>39.231</text:p>
          </table:table-cell>
          <table:table-cell office:value-type="float" office:value="3.1E-2" table:formula="of:=([.B1246]-[.B1245])/1000" table:style-name="ce5">
            <text:p>0.031</text:p>
          </table:table-cell>
          <table:table-cell office:value-type="float" office:value="0.18200168000000022" table:formula="of:=([.C1246]+[.C1245])*[.G1246]*9.8/2+[.H1245]" table:style-name="ce4">
            <text:p>0.182002</text:p>
          </table:table-cell>
          <table:table-cell office:value-type="float" office:value="-6.0849947534102845E-4" table:formula="of:=[.C1246]-[.$N$1]" table:style-name="ce4">
            <text:p>-0.000608</text:p>
          </table:table-cell>
          <table:table-cell office:value-type="float" office:value="-1.3497960587617996E-2" table:formula="of:=(([.$I1246]+[.$I1245]))*[.$G1246]*9.8/2+[.J1245]" table:style-name="ce4">
            <text:p>-0.01349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418" table:style-name="ce3">
            <text:p>77418</text:p>
          </table:table-cell>
          <table:table-cell office:value-type="float" office:value="1.2999999999999999E-3" table:style-name="ce4">
            <text:p>0.0013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9.262999999999323" table:formula="of:=[.F1246]+[.G1247]" table:style-name="ce5">
            <text:p>39.263</text:p>
          </table:table-cell>
          <table:table-cell office:value-type="float" office:value="3.2000000000000001E-2" table:formula="of:=([.B1247]-[.B1246])/1000" table:style-name="ce5">
            <text:p>0.032</text:p>
          </table:table-cell>
          <table:table-cell office:value-type="float" office:value="0.18218984000000021" table:formula="of:=([.C1247]+[.C1246])*[.G1247]*9.8/2+[.H1246]" table:style-name="ce4">
            <text:p>0.182190</text:p>
          </table:table-cell>
          <table:table-cell office:value-type="float" office:value="7.9150052465897154E-4" table:formula="of:=[.C1247]-[.$N$1]" table:style-name="ce4">
            <text:p>0.000792</text:p>
          </table:table-cell>
          <table:table-cell office:value-type="float" office:value="-1.3469266023084943E-2" table:formula="of:=(([.$I1247]+[.$I1246]))*[.$G1247]*9.8/2+[.J1246]" table:style-name="ce4">
            <text:p>-0.0134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449" table:style-name="ce3">
            <text:p>77449</text:p>
          </table:table-cell>
          <table:table-cell office:value-type="float" office:value="1.9E-3" table:style-name="ce4">
            <text:p>0.001900</text:p>
          </table:table-cell>
          <table:table-cell office:value-type="float" office:value="1E-4" table:style-name="ce4">
            <text:p>0.000100</text:p>
          </table:table-cell>
          <table:table-cell office:value-type="float" office:value="1.0127999999999999" table:style-name="ce4">
            <text:p>1.012800</text:p>
          </table:table-cell>
          <table:table-cell office:value-type="float" office:value="39.293999999999322" table:formula="of:=[.F1247]+[.G1248]" table:style-name="ce5">
            <text:p>39.294</text:p>
          </table:table-cell>
          <table:table-cell office:value-type="float" office:value="3.1E-2" table:formula="of:=([.B1248]-[.B1247])/1000" table:style-name="ce5">
            <text:p>0.031</text:p>
          </table:table-cell>
          <table:table-cell office:value-type="float" office:value="0.18267592000000021" table:formula="of:=([.C1248]+[.C1247])*[.G1248]*9.8/2+[.H1247]" table:style-name="ce4">
            <text:p>0.182676</text:p>
          </table:table-cell>
          <table:table-cell office:value-type="float" office:value="1.3915005246589716E-3" table:formula="of:=[.C1248]-[.$N$1]" table:style-name="ce4">
            <text:p>0.001392</text:p>
          </table:table-cell>
          <table:table-cell office:value-type="float" office:value="-1.3137668163693546E-2" table:formula="of:=(([.$I1248]+[.$I1247]))*[.$G1248]*9.8/2+[.J1247]" table:style-name="ce4">
            <text:p>-0.0131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480" table:style-name="ce3">
            <text:p>7748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9.324999999999321" table:formula="of:=[.F1248]+[.G1249]" table:style-name="ce5">
            <text:p>39.325</text:p>
          </table:table-cell>
          <table:table-cell office:value-type="float" office:value="3.1E-2" table:formula="of:=([.B1249]-[.B1248])/1000" table:style-name="ce5">
            <text:p>0.031</text:p>
          </table:table-cell>
          <table:table-cell office:value-type="float" office:value="0.18314681000000022" table:formula="of:=([.C1249]+[.C1248])*[.G1249]*9.8/2+[.H1248]" table:style-name="ce4">
            <text:p>0.183147</text:p>
          </table:table-cell>
          <table:table-cell office:value-type="float" office:value="6.9150052465897149E-4" table:formula="of:=[.C1249]-[.$N$1]" table:style-name="ce4">
            <text:p>0.000692</text:p>
          </table:table-cell>
          <table:table-cell office:value-type="float" office:value="-1.282126030430215E-2" table:formula="of:=(([.$I1249]+[.$I1248]))*[.$G1249]*9.8/2+[.J1248]" table:style-name="ce4">
            <text:p>-0.012821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511" table:style-name="ce3">
            <text:p>77511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3.7000000000000002E-3" table:style-name="ce4">
            <text:p>0.003700</text:p>
          </table:table-cell>
          <table:table-cell office:value-type="float" office:value="1.0063" table:style-name="ce4">
            <text:p>1.006300</text:p>
          </table:table-cell>
          <table:table-cell office:value-type="float" office:value="39.35599999999932" table:formula="of:=[.F1249]+[.G1250]" table:style-name="ce5">
            <text:p>39.356</text:p>
          </table:table-cell>
          <table:table-cell office:value-type="float" office:value="3.1E-2" table:formula="of:=([.B1250]-[.B1249])/1000" table:style-name="ce5">
            <text:p>0.031</text:p>
          </table:table-cell>
          <table:table-cell office:value-type="float" office:value="0.18329871000000023" table:formula="of:=([.C1250]+[.C1249])*[.G1250]*9.8/2+[.H1249]" table:style-name="ce4">
            <text:p>0.183299</text:p>
          </table:table-cell>
          <table:table-cell office:value-type="float" office:value="-7.0849947534102839E-4" table:formula="of:=[.C1250]-[.$N$1]" table:style-name="ce4">
            <text:p>-0.000708</text:p>
          </table:table-cell>
          <table:table-cell office:value-type="float" office:value="-1.2823842444910754E-2" table:formula="of:=(([.$I1250]+[.$I1249]))*[.$G1250]*9.8/2+[.J1249]" table:style-name="ce4">
            <text:p>-0.01282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543" table:style-name="ce3">
            <text:p>77543</text:p>
          </table:table-cell>
          <table:table-cell office:value-type="float" office:value="0" table:style-name="ce4">
            <text:p>0.0000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99" table:style-name="ce4">
            <text:p>1.009900</text:p>
          </table:table-cell>
          <table:table-cell office:value-type="float" office:value="39.387999999999316" table:formula="of:=[.F1250]+[.G1251]" table:style-name="ce5">
            <text:p>39.388</text:p>
          </table:table-cell>
          <table:table-cell office:value-type="float" office:value="3.2000000000000001E-2" table:formula="of:=([.B1251]-[.B1250])/1000" table:style-name="ce5">
            <text:p>0.032</text:p>
          </table:table-cell>
          <table:table-cell office:value-type="float" office:value="0.18326735000000022" table:formula="of:=([.C1251]+[.C1250])*[.G1251]*9.8/2+[.H1250]" table:style-name="ce4">
            <text:p>0.183267</text:p>
          </table:table-cell>
          <table:table-cell office:value-type="float" office:value="-5.084994753410284E-4" table:formula="of:=[.C1251]-[.$N$1]" table:style-name="ce4">
            <text:p>-0.000508</text:p>
          </table:table-cell>
          <table:table-cell office:value-type="float" office:value="-1.30146678803777E-2" table:formula="of:=(([.$I1251]+[.$I1250]))*[.$G1251]*9.8/2+[.J1250]" table:style-name="ce4">
            <text:p>-0.01301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575" table:style-name="ce3">
            <text:p>77575</text:p>
          </table:table-cell>
          <table:table-cell office:value-type="float" office:value="-4.0000000000000002E-4" table:style-name="ce4">
            <text:p>-0.000400</text:p>
          </table:table-cell>
          <table:table-cell office:value-type="float" office:value="1E-4" table:style-name="ce4">
            <text:p>0.000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9.419999999999312" table:formula="of:=[.F1251]+[.G1252]" table:style-name="ce5">
            <text:p>39.420</text:p>
          </table:table-cell>
          <table:table-cell office:value-type="float" office:value="3.2000000000000001E-2" table:formula="of:=([.B1252]-[.B1251])/1000" table:style-name="ce5">
            <text:p>0.032</text:p>
          </table:table-cell>
          <table:table-cell office:value-type="float" office:value="0.18320463000000023" table:formula="of:=([.C1252]+[.C1251])*[.G1252]*9.8/2+[.H1251]" table:style-name="ce4">
            <text:p>0.183205</text:p>
          </table:table-cell>
          <table:table-cell office:value-type="float" office:value="-9.0849947534102837E-4" table:formula="of:=[.C1252]-[.$N$1]" table:style-name="ce4">
            <text:p>-0.000908</text:p>
          </table:table-cell>
          <table:table-cell office:value-type="float" office:value="-1.3236853315844647E-2" table:formula="of:=(([.$I1252]+[.$I1251]))*[.$G1252]*9.8/2+[.J1251]" table:style-name="ce4">
            <text:p>-0.0132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607" table:style-name="ce3">
            <text:p>77607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39.451999999999309" table:formula="of:=[.F1252]+[.G1253]" table:style-name="ce5">
            <text:p>39.452</text:p>
          </table:table-cell>
          <table:table-cell office:value-type="float" office:value="3.2000000000000001E-2" table:formula="of:=([.B1253]-[.B1252])/1000" table:style-name="ce5">
            <text:p>0.032</text:p>
          </table:table-cell>
          <table:table-cell office:value-type="float" office:value="0.18303215000000023" table:formula="of:=([.C1253]+[.C1252])*[.G1253]*9.8/2+[.H1252]" table:style-name="ce4">
            <text:p>0.183032</text:p>
          </table:table-cell>
          <table:table-cell office:value-type="float" office:value="-1.2084994753410283E-3" table:formula="of:=[.C1253]-[.$N$1]" table:style-name="ce4">
            <text:p>-0.001208</text:p>
          </table:table-cell>
          <table:table-cell office:value-type="float" office:value="-1.3568798751311593E-2" table:formula="of:=(([.$I1253]+[.$I1252]))*[.$G1253]*9.8/2+[.J1252]" table:style-name="ce4">
            <text:p>-0.01356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639" table:style-name="ce3">
            <text:p>77639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123" table:style-name="ce4">
            <text:p>1.012300</text:p>
          </table:table-cell>
          <table:table-cell office:value-type="float" office:value="39.483999999999305" table:formula="of:=[.F1253]+[.G1254]" table:style-name="ce5">
            <text:p>39.484</text:p>
          </table:table-cell>
          <table:table-cell office:value-type="float" office:value="3.2000000000000001E-2" table:formula="of:=([.B1254]-[.B1253])/1000" table:style-name="ce5">
            <text:p>0.032</text:p>
          </table:table-cell>
          <table:table-cell office:value-type="float" office:value="0.18284399000000023" table:formula="of:=([.C1254]+[.C1253])*[.G1254]*9.8/2+[.H1253]" table:style-name="ce4">
            <text:p>0.182844</text:p>
          </table:table-cell>
          <table:table-cell office:value-type="float" office:value="-1.0084994753410284E-3" table:formula="of:=[.C1254]-[.$N$1]" table:style-name="ce4">
            <text:p>-0.001008</text:p>
          </table:table-cell>
          <table:table-cell office:value-type="float" office:value="-1.3916424186778539E-2" table:formula="of:=(([.$I1254]+[.$I1253]))*[.$G1254]*9.8/2+[.J1253]" table:style-name="ce4">
            <text:p>-0.0139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671" table:style-name="ce3">
            <text:p>77671</text:p>
          </table:table-cell>
          <table:table-cell office:value-type="float" office:value="-1.1000000000000001E-3" table:style-name="ce4">
            <text:p>-0.001100</text:p>
          </table:table-cell>
          <table:table-cell office:value-type="float" office:value="1E-3" table:style-name="ce4">
            <text:p>0.0010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9.515999999999302" table:formula="of:=[.F1254]+[.G1255]" table:style-name="ce5">
            <text:p>39.516</text:p>
          </table:table-cell>
          <table:table-cell office:value-type="float" office:value="3.2000000000000001E-2" table:formula="of:=([.B1255]-[.B1254])/1000" table:style-name="ce5">
            <text:p>0.032</text:p>
          </table:table-cell>
          <table:table-cell office:value-type="float" office:value="0.18259311000000022" table:formula="of:=([.C1255]+[.C1254])*[.G1255]*9.8/2+[.H1254]" table:style-name="ce4">
            <text:p>0.182593</text:p>
          </table:table-cell>
          <table:table-cell office:value-type="float" office:value="-1.6084994753410285E-3" table:formula="of:=[.C1255]-[.$N$1]" table:style-name="ce4">
            <text:p>-0.001608</text:p>
          </table:table-cell>
          <table:table-cell office:value-type="float" office:value="-1.4326769622245486E-2" table:formula="of:=(([.$I1255]+[.$I1254]))*[.$G1255]*9.8/2+[.J1254]" table:style-name="ce4">
            <text:p>-0.01432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703" table:style-name="ce3">
            <text:p>77703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8.9999999999999998E-4" table:style-name="ce4">
            <text:p>0.000900</text:p>
          </table:table-cell>
          <table:table-cell office:value-type="float" office:value="1.0065" table:style-name="ce4">
            <text:p>1.006500</text:p>
          </table:table-cell>
          <table:table-cell office:value-type="float" office:value="39.547999999999298" table:formula="of:=[.F1255]+[.G1256]" table:style-name="ce5">
            <text:p>39.548</text:p>
          </table:table-cell>
          <table:table-cell office:value-type="float" office:value="3.2000000000000001E-2" table:formula="of:=([.B1256]-[.B1255])/1000" table:style-name="ce5">
            <text:p>0.032</text:p>
          </table:table-cell>
          <table:table-cell office:value-type="float" office:value="0.18234223000000022" table:formula="of:=([.C1256]+[.C1255])*[.G1256]*9.8/2+[.H1255]" table:style-name="ce4">
            <text:p>0.182342</text:p>
          </table:table-cell>
          <table:table-cell office:value-type="float" office:value="-1.0084994753410284E-3" table:formula="of:=[.C1256]-[.$N$1]" table:style-name="ce4">
            <text:p>-0.001008</text:p>
          </table:table-cell>
          <table:table-cell office:value-type="float" office:value="-1.4737115057712432E-2" table:formula="of:=(([.$I1256]+[.$I1255]))*[.$G1256]*9.8/2+[.J1255]" table:style-name="ce4">
            <text:p>-0.01473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735" table:style-name="ce3">
            <text:p>7773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0" table:style-name="ce4">
            <text:p>0.000000</text:p>
          </table:table-cell>
          <table:table-cell office:value-type="float" office:value="1.0078" table:style-name="ce4">
            <text:p>1.007800</text:p>
          </table:table-cell>
          <table:table-cell office:value-type="float" office:value="39.579999999999295" table:formula="of:=[.F1256]+[.G1257]" table:style-name="ce5">
            <text:p>39.580</text:p>
          </table:table-cell>
          <table:table-cell office:value-type="float" office:value="3.2000000000000001E-2" table:formula="of:=([.B1257]-[.B1256])/1000" table:style-name="ce5">
            <text:p>0.032</text:p>
          </table:table-cell>
          <table:table-cell office:value-type="float" office:value="0.18231087000000021" table:formula="of:=([.C1257]+[.C1256])*[.G1257]*9.8/2+[.H1256]" table:style-name="ce4">
            <text:p>0.182311</text:p>
          </table:table-cell>
          <table:table-cell office:value-type="float" office:value="-2.0849947534102843E-4" table:formula="of:=[.C1257]-[.$N$1]" table:style-name="ce4">
            <text:p>-0.000208</text:p>
          </table:table-cell>
          <table:table-cell office:value-type="float" office:value="-1.4927940493179378E-2" table:formula="of:=(([.$I1257]+[.$I1256]))*[.$G1257]*9.8/2+[.J1256]" table:style-name="ce4">
            <text:p>-0.0149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767" table:style-name="ce3">
            <text:p>77767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006" table:style-name="ce4">
            <text:p>1.006000</text:p>
          </table:table-cell>
          <table:table-cell office:value-type="float" office:value="39.611999999999291" table:formula="of:=[.F1257]+[.G1258]" table:style-name="ce5">
            <text:p>39.612</text:p>
          </table:table-cell>
          <table:table-cell office:value-type="float" office:value="3.2000000000000001E-2" table:formula="of:=([.B1258]-[.B1257])/1000" table:style-name="ce5">
            <text:p>0.032</text:p>
          </table:table-cell>
          <table:table-cell office:value-type="float" office:value="0.18238927000000021" table:formula="of:=([.C1258]+[.C1257])*[.G1258]*9.8/2+[.H1257]" table:style-name="ce4">
            <text:p>0.182389</text:p>
          </table:table-cell>
          <table:table-cell office:value-type="float" office:value="-3.0849947534102842E-4" table:formula="of:=[.C1258]-[.$N$1]" table:style-name="ce4">
            <text:p>-0.000308</text:p>
          </table:table-cell>
          <table:table-cell office:value-type="float" office:value="-1.5009005928646325E-2" table:formula="of:=(([.$I1258]+[.$I1257]))*[.$G1258]*9.8/2+[.J1257]" table:style-name="ce4">
            <text:p>-0.01500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798" table:style-name="ce3">
            <text:p>77798</text:p>
          </table:table-cell>
          <table:table-cell office:value-type="float" office:value="-2.2000000000000001E-3" table:style-name="ce4">
            <text:p>-0.002200</text:p>
          </table:table-cell>
          <table:table-cell office:value-type="float" office:value="3.0999999999999999E-3" table:style-name="ce4">
            <text:p>0.0031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39.64299999999929" table:formula="of:=[.F1258]+[.G1259]" table:style-name="ce5">
            <text:p>39.643</text:p>
          </table:table-cell>
          <table:table-cell office:value-type="float" office:value="3.1E-2" table:formula="of:=([.B1259]-[.B1258])/1000" table:style-name="ce5">
            <text:p>0.031</text:p>
          </table:table-cell>
          <table:table-cell office:value-type="float" office:value="0.18208547000000022" table:formula="of:=([.C1259]+[.C1258])*[.G1259]*9.8/2+[.H1258]" table:style-name="ce4">
            <text:p>0.182085</text:p>
          </table:table-cell>
          <table:table-cell office:value-type="float" office:value="-2.7084994753410283E-3" table:formula="of:=[.C1259]-[.$N$1]" table:style-name="ce4">
            <text:p>-0.002708</text:p>
          </table:table-cell>
          <table:table-cell office:value-type="float" office:value="-1.5467288069254929E-2" table:formula="of:=(([.$I1259]+[.$I1258]))*[.$G1259]*9.8/2+[.J1258]" table:style-name="ce4">
            <text:p>-0.01546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830" table:style-name="ce3">
            <text:p>7783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5E-3" table:style-name="ce4">
            <text:p>0.0015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9.674999999999287" table:formula="of:=[.F1259]+[.G1260]" table:style-name="ce5">
            <text:p>39.675</text:p>
          </table:table-cell>
          <table:table-cell office:value-type="float" office:value="3.2000000000000001E-2" table:formula="of:=([.B1260]-[.B1259])/1000" table:style-name="ce5">
            <text:p>0.032</text:p>
          </table:table-cell>
          <table:table-cell office:value-type="float" office:value="0.18181891000000022" table:formula="of:=([.C1260]+[.C1259])*[.G1260]*9.8/2+[.H1259]" table:style-name="ce4">
            <text:p>0.181819</text:p>
          </table:table-cell>
          <table:table-cell office:value-type="float" office:value="-8.4994753410283942E-6" table:formula="of:=[.C1260]-[.$N$1]" table:style-name="ce4">
            <text:p>-0.000008</text:p>
          </table:table-cell>
          <table:table-cell office:value-type="float" office:value="-1.5893313504721875E-2" table:formula="of:=(([.$I1260]+[.$I1259]))*[.$G1260]*9.8/2+[.J1259]" table:style-name="ce4">
            <text:p>-0.01589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861" table:style-name="ce3">
            <text:p>77861</text:p>
          </table:table-cell>
          <table:table-cell office:value-type="float" office:value="-5.0000000000000001E-4" table:style-name="ce4">
            <text:p>-0.0005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105" table:style-name="ce4">
            <text:p>1.010500</text:p>
          </table:table-cell>
          <table:table-cell office:value-type="float" office:value="39.705999999999285" table:formula="of:=[.F1260]+[.G1261]" table:style-name="ce5">
            <text:p>39.706</text:p>
          </table:table-cell>
          <table:table-cell office:value-type="float" office:value="3.1E-2" table:formula="of:=([.B1261]-[.B1260])/1000" table:style-name="ce5">
            <text:p>0.031</text:p>
          </table:table-cell>
          <table:table-cell office:value-type="float" office:value="0.18181891000000022" table:formula="of:=([.C1261]+[.C1260])*[.G1261]*9.8/2+[.H1260]" table:style-name="ce4">
            <text:p>0.181819</text:p>
          </table:table-cell>
          <table:table-cell office:value-type="float" office:value="-1.0084994753410284E-3" table:formula="of:=[.C1261]-[.$N$1]" table:style-name="ce4">
            <text:p>-0.001008</text:p>
          </table:table-cell>
          <table:table-cell office:value-type="float" office:value="-1.604779564533048E-2" table:formula="of:=(([.$I1261]+[.$I1260]))*[.$G1261]*9.8/2+[.J1260]" table:style-name="ce4">
            <text:p>-0.0160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893" table:style-name="ce3">
            <text:p>77893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1.0086999999999999" table:style-name="ce4">
            <text:p>1.008700</text:p>
          </table:table-cell>
          <table:table-cell office:value-type="float" office:value="39.737999999999282" table:formula="of:=[.F1261]+[.G1262]" table:style-name="ce5">
            <text:p>39.738</text:p>
          </table:table-cell>
          <table:table-cell office:value-type="float" office:value="3.2000000000000001E-2" table:formula="of:=([.B1262]-[.B1261])/1000" table:style-name="ce5">
            <text:p>0.032</text:p>
          </table:table-cell>
          <table:table-cell office:value-type="float" office:value="0.18183459000000021" table:formula="of:=([.C1262]+[.C1261])*[.G1262]*9.8/2+[.H1261]" table:style-name="ce4">
            <text:p>0.181835</text:p>
          </table:table-cell>
          <table:table-cell office:value-type="float" office:value="9.1500524658971543E-5" table:formula="of:=[.C1262]-[.$N$1]" table:style-name="ce4">
            <text:p>0.000092</text:p>
          </table:table-cell>
          <table:table-cell office:value-type="float" office:value="-1.6191581080797428E-2" table:formula="of:=(([.$I1262]+[.$I1261]))*[.$G1262]*9.8/2+[.J1261]" table:style-name="ce4">
            <text:p>-0.01619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924" table:style-name="ce3">
            <text:p>77924</text:p>
          </table:table-cell>
          <table:table-cell office:value-type="float" office:value="6.9999999999999999E-4" table:style-name="ce4">
            <text:p>0.000700</text:p>
          </table:table-cell>
          <table:table-cell office:value-type="float" office:value="1.1999999999999999E-3" table:style-name="ce4">
            <text:p>0.001200</text:p>
          </table:table-cell>
          <table:table-cell office:value-type="float" office:value="1.0079" table:style-name="ce4">
            <text:p>1.007900</text:p>
          </table:table-cell>
          <table:table-cell office:value-type="float" office:value="39.768999999999281" table:formula="of:=[.F1262]+[.G1263]" table:style-name="ce5">
            <text:p>39.769</text:p>
          </table:table-cell>
          <table:table-cell office:value-type="float" office:value="3.1E-2" table:formula="of:=([.B1263]-[.B1262])/1000" table:style-name="ce5">
            <text:p>0.031</text:p>
          </table:table-cell>
          <table:table-cell office:value-type="float" office:value="0.18203206000000022" table:formula="of:=([.C1263]+[.C1262])*[.G1263]*9.8/2+[.H1262]" table:style-name="ce4">
            <text:p>0.182032</text:p>
          </table:table-cell>
          <table:table-cell office:value-type="float" office:value="1.9150052465897159E-4" table:formula="of:=[.C1263]-[.$N$1]" table:style-name="ce4">
            <text:p>0.000192</text:p>
          </table:table-cell>
          <table:table-cell office:value-type="float" office:value="-1.6148593221406032E-2" table:formula="of:=(([.$I1263]+[.$I1262]))*[.$G1263]*9.8/2+[.J1262]" table:style-name="ce4">
            <text:p>-0.01614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955" table:style-name="ce3">
            <text:p>77955</text:p>
          </table:table-cell>
          <table:table-cell office:value-type="float" office:value="-1.6000000000000001E-3" table:style-name="ce4">
            <text:p>-0.001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106999999999999" table:style-name="ce4">
            <text:p>1.010700</text:p>
          </table:table-cell>
          <table:table-cell office:value-type="float" office:value="39.79999999999928" table:formula="of:=[.F1263]+[.G1264]" table:style-name="ce5">
            <text:p>39.800</text:p>
          </table:table-cell>
          <table:table-cell office:value-type="float" office:value="3.1E-2" table:formula="of:=([.B1264]-[.B1263])/1000" table:style-name="ce5">
            <text:p>0.031</text:p>
          </table:table-cell>
          <table:table-cell office:value-type="float" office:value="0.18189535000000021" table:formula="of:=([.C1264]+[.C1263])*[.G1264]*9.8/2+[.H1263]" table:style-name="ce4">
            <text:p>0.181895</text:p>
          </table:table-cell>
          <table:table-cell office:value-type="float" office:value="-2.1084994753410285E-3" table:formula="of:=[.C1264]-[.$N$1]" table:style-name="ce4">
            <text:p>-0.002108</text:p>
          </table:table-cell>
          <table:table-cell office:value-type="float" office:value="-1.6439785362014635E-2" table:formula="of:=(([.$I1264]+[.$I1263]))*[.$G1264]*9.8/2+[.J1263]" table:style-name="ce4">
            <text:p>-0.01644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7987" table:style-name="ce3">
            <text:p>77987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2.8999999999999998E-3" table:style-name="ce4">
            <text:p>0.0029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39.831999999999276" table:formula="of:=[.F1264]+[.G1265]" table:style-name="ce5">
            <text:p>39.832</text:p>
          </table:table-cell>
          <table:table-cell office:value-type="float" office:value="3.2000000000000001E-2" table:formula="of:=([.B1265]-[.B1264])/1000" table:style-name="ce5">
            <text:p>0.032</text:p>
          </table:table-cell>
          <table:table-cell office:value-type="float" office:value="0.18169151000000019" table:formula="of:=([.C1265]+[.C1264])*[.G1265]*9.8/2+[.H1264]" table:style-name="ce4">
            <text:p>0.181692</text:p>
          </table:table-cell>
          <table:table-cell office:value-type="float" office:value="-2.0849947534102843E-4" table:formula="of:=[.C1265]-[.$N$1]" table:style-name="ce4">
            <text:p>-0.000208</text:p>
          </table:table-cell>
          <table:table-cell office:value-type="float" office:value="-1.680309079748158E-2" table:formula="of:=(([.$I1265]+[.$I1264]))*[.$G1265]*9.8/2+[.J1264]" table:style-name="ce4">
            <text:p>-0.01680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018" table:style-name="ce3">
            <text:p>78018</text:p>
          </table:table-cell>
          <table:table-cell office:value-type="float" office:value="-1.1999999999999999E-3" table:style-name="ce4">
            <text:p>-0.0012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108999999999999" table:style-name="ce4">
            <text:p>1.010900</text:p>
          </table:table-cell>
          <table:table-cell office:value-type="float" office:value="39.862999999999275" table:formula="of:=[.F1265]+[.G1266]" table:style-name="ce5">
            <text:p>39.863</text:p>
          </table:table-cell>
          <table:table-cell office:value-type="float" office:value="3.1E-2" table:formula="of:=([.B1266]-[.B1265])/1000" table:style-name="ce5">
            <text:p>0.031</text:p>
          </table:table-cell>
          <table:table-cell office:value-type="float" office:value="0.18155480000000018" table:formula="of:=([.C1266]+[.C1265])*[.G1266]*9.8/2+[.H1265]" table:style-name="ce4">
            <text:p>0.181555</text:p>
          </table:table-cell>
          <table:table-cell office:value-type="float" office:value="-1.7084994753410283E-3" table:formula="of:=[.C1266]-[.$N$1]" table:style-name="ce4">
            <text:p>-0.001708</text:p>
          </table:table-cell>
          <table:table-cell office:value-type="float" office:value="-1.7094282938090184E-2" table:formula="of:=(([.$I1266]+[.$I1265]))*[.$G1266]*9.8/2+[.J1265]" table:style-name="ce4">
            <text:p>-0.01709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050" table:style-name="ce3">
            <text:p>78050</text:p>
          </table:table-cell>
          <table:table-cell office:value-type="float" office:value="0" table:style-name="ce4">
            <text:p>0.0000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79" table:style-name="ce4">
            <text:p>1.007900</text:p>
          </table:table-cell>
          <table:table-cell office:value-type="float" office:value="39.894999999999271" table:formula="of:=[.F1266]+[.G1267]" table:style-name="ce5">
            <text:p>39.895</text:p>
          </table:table-cell>
          <table:table-cell office:value-type="float" office:value="3.2000000000000001E-2" table:formula="of:=([.B1267]-[.B1266])/1000" table:style-name="ce5">
            <text:p>0.032</text:p>
          </table:table-cell>
          <table:table-cell office:value-type="float" office:value="0.18136664000000019" table:formula="of:=([.C1267]+[.C1266])*[.G1267]*9.8/2+[.H1266]" table:style-name="ce4">
            <text:p>0.181367</text:p>
          </table:table-cell>
          <table:table-cell office:value-type="float" office:value="-5.084994753410284E-4" table:formula="of:=[.C1267]-[.$N$1]" table:style-name="ce4">
            <text:p>-0.000508</text:p>
          </table:table-cell>
          <table:table-cell office:value-type="float" office:value="-1.7441908373557132E-2" table:formula="of:=(([.$I1267]+[.$I1266]))*[.$G1267]*9.8/2+[.J1266]" table:style-name="ce4">
            <text:p>-0.01744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081" table:style-name="ce3">
            <text:p>78081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4000000000001" table:style-name="ce4">
            <text:p>1.009400</text:p>
          </table:table-cell>
          <table:table-cell office:value-type="float" office:value="39.92599999999927" table:formula="of:=[.F1267]+[.G1268]" table:style-name="ce5">
            <text:p>39.926</text:p>
          </table:table-cell>
          <table:table-cell office:value-type="float" office:value="3.1E-2" table:formula="of:=([.B1268]-[.B1267])/1000" table:style-name="ce5">
            <text:p>0.031</text:p>
          </table:table-cell>
          <table:table-cell office:value-type="float" office:value="0.1812755000000002" table:formula="of:=([.C1268]+[.C1267])*[.G1268]*9.8/2+[.H1267]" table:style-name="ce4">
            <text:p>0.181276</text:p>
          </table:table-cell>
          <table:table-cell office:value-type="float" office:value="-1.1084994753410285E-3" table:formula="of:=[.C1268]-[.$N$1]" table:style-name="ce4">
            <text:p>-0.001108</text:p>
          </table:table-cell>
          <table:table-cell office:value-type="float" office:value="-1.7687530514165738E-2" table:formula="of:=(([.$I1268]+[.$I1267]))*[.$G1268]*9.8/2+[.J1267]" table:style-name="ce4">
            <text:p>-0.0176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113" table:style-name="ce3">
            <text:p>78113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18" table:style-name="ce4">
            <text:p>1.011800</text:p>
          </table:table-cell>
          <table:table-cell office:value-type="float" office:value="39.957999999999267" table:formula="of:=[.F1268]+[.G1269]" table:style-name="ce5">
            <text:p>39.958</text:p>
          </table:table-cell>
          <table:table-cell office:value-type="float" office:value="3.2000000000000001E-2" table:formula="of:=([.B1269]-[.B1268])/1000" table:style-name="ce5">
            <text:p>0.032</text:p>
          </table:table-cell>
          <table:table-cell office:value-type="float" office:value="0.18113438000000021" table:formula="of:=([.C1269]+[.C1268])*[.G1269]*9.8/2+[.H1268]" table:style-name="ce4">
            <text:p>0.181134</text:p>
          </table:table-cell>
          <table:table-cell office:value-type="float" office:value="-8.0849947534102832E-4" table:formula="of:=[.C1269]-[.$N$1]" table:style-name="ce4">
            <text:p>-0.000808</text:p>
          </table:table-cell>
          <table:table-cell office:value-type="float" office:value="-1.7988115949632684E-2" table:formula="of:=(([.$I1269]+[.$I1268]))*[.$G1269]*9.8/2+[.J1268]" table:style-name="ce4">
            <text:p>-0.01798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145" table:style-name="ce3">
            <text:p>78145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3.3E-3" table:style-name="ce4">
            <text:p>0.003300</text:p>
          </table:table-cell>
          <table:table-cell office:value-type="float" office:value="1.0104" table:style-name="ce4">
            <text:p>1.010400</text:p>
          </table:table-cell>
          <table:table-cell office:value-type="float" office:value="39.989999999999263" table:formula="of:=[.F1269]+[.G1270]" table:style-name="ce5">
            <text:p>39.990</text:p>
          </table:table-cell>
          <table:table-cell office:value-type="float" office:value="3.2000000000000001E-2" table:formula="of:=([.B1270]-[.B1269])/1000" table:style-name="ce5">
            <text:p>0.032</text:p>
          </table:table-cell>
          <table:table-cell office:value-type="float" office:value="0.18116574000000021" table:formula="of:=([.C1270]+[.C1269])*[.G1270]*9.8/2+[.H1269]" table:style-name="ce4">
            <text:p>0.181166</text:p>
          </table:table-cell>
          <table:table-cell office:value-type="float" office:value="-8.4994753410283942E-6" table:formula="of:=[.C1270]-[.$N$1]" table:style-name="ce4">
            <text:p>-0.000008</text:p>
          </table:table-cell>
          <table:table-cell office:value-type="float" office:value="-1.8116221385099631E-2" table:formula="of:=(([.$I1270]+[.$I1269]))*[.$G1270]*9.8/2+[.J1269]" table:style-name="ce4">
            <text:p>-0.01811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176" table:style-name="ce3">
            <text:p>78176</text:p>
          </table:table-cell>
          <table:table-cell office:value-type="float" office:value="1.1000000000000001E-3" table:style-name="ce4">
            <text:p>0.001100</text:p>
          </table:table-cell>
          <table:table-cell office:value-type="float" office:value="-2.9999999999999997E-4" table:style-name="ce4">
            <text:p>-0.0003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40.020999999999262" table:formula="of:=[.F1270]+[.G1271]" table:style-name="ce5">
            <text:p>40.021</text:p>
          </table:table-cell>
          <table:table-cell office:value-type="float" office:value="3.1E-2" table:formula="of:=([.B1271]-[.B1270])/1000" table:style-name="ce5">
            <text:p>0.031</text:p>
          </table:table-cell>
          <table:table-cell office:value-type="float" office:value="0.18140878000000021" table:formula="of:=([.C1271]+[.C1270])*[.G1271]*9.8/2+[.H1270]" table:style-name="ce4">
            <text:p>0.181409</text:p>
          </table:table-cell>
          <table:table-cell office:value-type="float" office:value="5.9150052465897166E-4" table:formula="of:=[.C1271]-[.$N$1]" table:style-name="ce4">
            <text:p>0.000592</text:p>
          </table:table-cell>
          <table:table-cell office:value-type="float" office:value="-1.8027663525708237E-2" table:formula="of:=(([.$I1271]+[.$I1270]))*[.$G1271]*9.8/2+[.J1270]" table:style-name="ce4">
            <text:p>-0.01802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208" table:style-name="ce3">
            <text:p>78208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1.4E-3" table:style-name="ce4">
            <text:p>0.001400</text:p>
          </table:table-cell>
          <table:table-cell office:value-type="float" office:value="1.0066999999999999" table:style-name="ce4">
            <text:p>1.006700</text:p>
          </table:table-cell>
          <table:table-cell office:value-type="float" office:value="40.052999999999258" table:formula="of:=[.F1271]+[.G1272]" table:style-name="ce5">
            <text:p>40.053</text:p>
          </table:table-cell>
          <table:table-cell office:value-type="float" office:value="3.2000000000000001E-2" table:formula="of:=([.B1272]-[.B1271])/1000" table:style-name="ce5">
            <text:p>0.032</text:p>
          </table:table-cell>
          <table:table-cell office:value-type="float" office:value="0.18192622000000022" table:formula="of:=([.C1272]+[.C1271])*[.G1272]*9.8/2+[.H1271]" table:style-name="ce4">
            <text:p>0.181926</text:p>
          </table:table-cell>
          <table:table-cell office:value-type="float" office:value="1.6915005246589717E-3" table:formula="of:=[.C1272]-[.$N$1]" table:style-name="ce4">
            <text:p>0.001692</text:p>
          </table:table-cell>
          <table:table-cell office:value-type="float" office:value="-1.7669688961175184E-2" table:formula="of:=(([.$I1272]+[.$I1271]))*[.$G1272]*9.8/2+[.J1271]" table:style-name="ce4">
            <text:p>-0.01767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239" table:style-name="ce3">
            <text:p>78239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6000000000001" table:style-name="ce4">
            <text:p>1.009600</text:p>
          </table:table-cell>
          <table:table-cell office:value-type="float" office:value="40.083999999999257" table:formula="of:=[.F1272]+[.G1273]" table:style-name="ce5">
            <text:p>40.084</text:p>
          </table:table-cell>
          <table:table-cell office:value-type="float" office:value="3.1E-2" table:formula="of:=([.B1273]-[.B1272])/1000" table:style-name="ce5">
            <text:p>0.031</text:p>
          </table:table-cell>
          <table:table-cell office:value-type="float" office:value="0.18264015000000022" table:formula="of:=([.C1273]+[.C1272])*[.G1273]*9.8/2+[.H1272]" table:style-name="ce4">
            <text:p>0.182640</text:p>
          </table:table-cell>
          <table:table-cell office:value-type="float" office:value="1.9915005246589719E-3" table:formula="of:=[.C1273]-[.$N$1]" table:style-name="ce4">
            <text:p>0.001992</text:p>
          </table:table-cell>
          <table:table-cell office:value-type="float" office:value="-1.7110241101783788E-2" table:formula="of:=(([.$I1273]+[.$I1272]))*[.$G1273]*9.8/2+[.J1272]" table:style-name="ce4">
            <text:p>-0.017110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270" table:style-name="ce3">
            <text:p>78270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1.8E-3" table:style-name="ce4">
            <text:p>0.0018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40.114999999999256" table:formula="of:=[.F1273]+[.G1274]" table:style-name="ce5">
            <text:p>40.115</text:p>
          </table:table-cell>
          <table:table-cell office:value-type="float" office:value="3.1E-2" table:formula="of:=([.B1274]-[.B1273])/1000" table:style-name="ce5">
            <text:p>0.031</text:p>
          </table:table-cell>
          <table:table-cell office:value-type="float" office:value="0.18292876000000022" table:formula="of:=([.C1274]+[.C1273])*[.G1274]*9.8/2+[.H1273]" table:style-name="ce4">
            <text:p>0.182929</text:p>
          </table:table-cell>
          <table:table-cell office:value-type="float" office:value="-1.1084994753410285E-3" table:formula="of:=[.C1274]-[.$N$1]" table:style-name="ce4">
            <text:p>-0.001108</text:p>
          </table:table-cell>
          <table:table-cell office:value-type="float" office:value="-1.6976113242392392E-2" table:formula="of:=(([.$I1274]+[.$I1273]))*[.$G1274]*9.8/2+[.J1273]" table:style-name="ce4">
            <text:p>-0.01697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302" table:style-name="ce3">
            <text:p>78302</text:p>
          </table:table-cell>
          <table:table-cell office:value-type="float" office:value="-6.9999999999999999E-4" table:style-name="ce4">
            <text:p>-0.0007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8" table:style-name="ce4">
            <text:p>1.009800</text:p>
          </table:table-cell>
          <table:table-cell office:value-type="float" office:value="40.146999999999252" table:formula="of:=[.F1274]+[.G1275]" table:style-name="ce5">
            <text:p>40.147</text:p>
          </table:table-cell>
          <table:table-cell office:value-type="float" office:value="3.2000000000000001E-2" table:formula="of:=([.B1275]-[.B1274])/1000" table:style-name="ce5">
            <text:p>0.032</text:p>
          </table:table-cell>
          <table:table-cell office:value-type="float" office:value="0.18272492000000021" table:formula="of:=([.C1275]+[.C1274])*[.G1275]*9.8/2+[.H1274]" table:style-name="ce4">
            <text:p>0.182725</text:p>
          </table:table-cell>
          <table:table-cell office:value-type="float" office:value="-1.2084994753410283E-3" table:formula="of:=[.C1275]-[.$N$1]" table:style-name="ce4">
            <text:p>-0.001208</text:p>
          </table:table-cell>
          <table:table-cell office:value-type="float" office:value="-1.7339418677859337E-2" table:formula="of:=(([.$I1275]+[.$I1274]))*[.$G1275]*9.8/2+[.J1274]" table:style-name="ce4">
            <text:p>-0.017339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334" table:style-name="ce3">
            <text:p>78334</text:p>
          </table:table-cell>
          <table:table-cell office:value-type="float" office:value="-2.8E-3" table:style-name="ce4">
            <text:p>-0.002800</text:p>
          </table:table-cell>
          <table:table-cell office:value-type="float" office:value="5.9999999999999995E-4" table:style-name="ce4">
            <text:p>0.000600</text:p>
          </table:table-cell>
          <table:table-cell office:value-type="float" office:value="1.0087999999999999" table:style-name="ce4">
            <text:p>1.008800</text:p>
          </table:table-cell>
          <table:table-cell office:value-type="float" office:value="40.178999999999249" table:formula="of:=[.F1275]+[.G1276]" table:style-name="ce5">
            <text:p>40.179</text:p>
          </table:table-cell>
          <table:table-cell office:value-type="float" office:value="3.2000000000000001E-2" table:formula="of:=([.B1276]-[.B1275])/1000" table:style-name="ce5">
            <text:p>0.032</text:p>
          </table:table-cell>
          <table:table-cell office:value-type="float" office:value="0.18217612000000022" table:formula="of:=([.C1276]+[.C1275])*[.G1276]*9.8/2+[.H1275]" table:style-name="ce4">
            <text:p>0.182176</text:p>
          </table:table-cell>
          <table:table-cell office:value-type="float" office:value="-3.3084994753410282E-3" table:formula="of:=[.C1276]-[.$N$1]" table:style-name="ce4">
            <text:p>-0.003308</text:p>
          </table:table-cell>
          <table:table-cell office:value-type="float" office:value="-1.8047684113326284E-2" table:formula="of:=(([.$I1276]+[.$I1275]))*[.$G1276]*9.8/2+[.J1275]" table:style-name="ce4">
            <text:p>-0.01804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366" table:style-name="ce3">
            <text:p>78366</text:p>
          </table:table-cell>
          <table:table-cell office:value-type="float" office:value="-2.0000000000000001E-4" table:style-name="ce4">
            <text:p>-0.000200</text:p>
          </table:table-cell>
          <table:table-cell office:value-type="float" office:value="1E-3" table:style-name="ce4">
            <text:p>0.001000</text:p>
          </table:table-cell>
          <table:table-cell office:value-type="float" office:value="1.0097" table:style-name="ce4">
            <text:p>1.009700</text:p>
          </table:table-cell>
          <table:table-cell office:value-type="float" office:value="40.210999999999245" table:formula="of:=[.F1276]+[.G1277]" table:style-name="ce5">
            <text:p>40.211</text:p>
          </table:table-cell>
          <table:table-cell office:value-type="float" office:value="3.2000000000000001E-2" table:formula="of:=([.B1277]-[.B1276])/1000" table:style-name="ce5">
            <text:p>0.032</text:p>
          </table:table-cell>
          <table:table-cell office:value-type="float" office:value="0.18170572000000021" table:formula="of:=([.C1277]+[.C1276])*[.G1277]*9.8/2+[.H1276]" table:style-name="ce4">
            <text:p>0.181706</text:p>
          </table:table-cell>
          <table:table-cell office:value-type="float" office:value="-7.0849947534102839E-4" table:formula="of:=[.C1277]-[.$N$1]" table:style-name="ce4">
            <text:p>-0.000708</text:p>
          </table:table-cell>
          <table:table-cell office:value-type="float" office:value="-1.8677549548793231E-2" table:formula="of:=(([.$I1277]+[.$I1276]))*[.$G1277]*9.8/2+[.J1276]" table:style-name="ce4">
            <text:p>-0.01867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398" table:style-name="ce3">
            <text:p>78398</text:p>
          </table:table-cell>
          <table:table-cell office:value-type="float" office:value="2.3E-3" table:style-name="ce4">
            <text:p>0.002300</text:p>
          </table:table-cell>
          <table:table-cell office:value-type="float" office:value="1.6999999999999999E-3" table:style-name="ce4">
            <text:p>0.001700</text:p>
          </table:table-cell>
          <table:table-cell office:value-type="float" office:value="1.0076000000000001" table:style-name="ce4">
            <text:p>1.007600</text:p>
          </table:table-cell>
          <table:table-cell office:value-type="float" office:value="40.242999999999242" table:formula="of:=[.F1277]+[.G1278]" table:style-name="ce5">
            <text:p>40.243</text:p>
          </table:table-cell>
          <table:table-cell office:value-type="float" office:value="3.2000000000000001E-2" table:formula="of:=([.B1278]-[.B1277])/1000" table:style-name="ce5">
            <text:p>0.032</text:p>
          </table:table-cell>
          <table:table-cell office:value-type="float" office:value="0.1820350000000002" table:formula="of:=([.C1278]+[.C1277])*[.G1278]*9.8/2+[.H1277]" table:style-name="ce4">
            <text:p>0.182035</text:p>
          </table:table-cell>
          <table:table-cell office:value-type="float" office:value="1.7915005246589716E-3" table:formula="of:=[.C1278]-[.$N$1]" table:style-name="ce4">
            <text:p>0.001792</text:p>
          </table:table-cell>
          <table:table-cell office:value-type="float" office:value="-1.8507734984260178E-2" table:formula="of:=(([.$I1278]+[.$I1277]))*[.$G1278]*9.8/2+[.J1277]" table:style-name="ce4">
            <text:p>-0.01850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429" table:style-name="ce3">
            <text:p>78429</text:p>
          </table:table-cell>
          <table:table-cell office:value-type="float" office:value="-5.9999999999999995E-4" table:style-name="ce4">
            <text:p>-0.0006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9" table:style-name="ce4">
            <text:p>1.009900</text:p>
          </table:table-cell>
          <table:table-cell office:value-type="float" office:value="40.273999999999241" table:formula="of:=[.F1278]+[.G1279]" table:style-name="ce5">
            <text:p>40.274</text:p>
          </table:table-cell>
          <table:table-cell office:value-type="float" office:value="3.1E-2" table:formula="of:=([.B1279]-[.B1278])/1000" table:style-name="ce5">
            <text:p>0.031</text:p>
          </table:table-cell>
          <table:table-cell office:value-type="float" office:value="0.18229323000000019" table:formula="of:=([.C1279]+[.C1278])*[.G1279]*9.8/2+[.H1278]" table:style-name="ce4">
            <text:p>0.182293</text:p>
          </table:table-cell>
          <table:table-cell office:value-type="float" office:value="-1.1084994753410285E-3" table:formula="of:=[.C1279]-[.$N$1]" table:style-name="ce4">
            <text:p>-0.001108</text:p>
          </table:table-cell>
          <table:table-cell office:value-type="float" office:value="-1.8403987124868782E-2" table:formula="of:=(([.$I1279]+[.$I1278]))*[.$G1279]*9.8/2+[.J1278]" table:style-name="ce4">
            <text:p>-0.01840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461" table:style-name="ce3">
            <text:p>78461</text:p>
          </table:table-cell>
          <table:table-cell office:value-type="float" office:value="-1E-4" table:style-name="ce4">
            <text:p>-0.000100</text:p>
          </table:table-cell>
          <table:table-cell office:value-type="float" office:value="2.3999999999999998E-3" table:style-name="ce4">
            <text:p>0.0024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40.305999999999237" table:formula="of:=[.F1279]+[.G1280]" table:style-name="ce5">
            <text:p>40.306</text:p>
          </table:table-cell>
          <table:table-cell office:value-type="float" office:value="3.2000000000000001E-2" table:formula="of:=([.B1280]-[.B1279])/1000" table:style-name="ce5">
            <text:p>0.032</text:p>
          </table:table-cell>
          <table:table-cell office:value-type="float" office:value="0.18218347000000021" table:formula="of:=([.C1280]+[.C1279])*[.G1280]*9.8/2+[.H1279]" table:style-name="ce4">
            <text:p>0.182183</text:p>
          </table:table-cell>
          <table:table-cell office:value-type="float" office:value="-6.0849947534102845E-4" table:formula="of:=[.C1280]-[.$N$1]" table:style-name="ce4">
            <text:p>-0.000608</text:p>
          </table:table-cell>
          <table:table-cell office:value-type="float" office:value="-1.8673212560335727E-2" table:formula="of:=(([.$I1280]+[.$I1279]))*[.$G1280]*9.8/2+[.J1279]" table:style-name="ce4">
            <text:p>-0.018673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493" table:style-name="ce3">
            <text:p>78493</text:p>
          </table:table-cell>
          <table:table-cell office:value-type="float" office:value="-8.0000000000000004E-4" table:style-name="ce4">
            <text:p>-0.000800</text:p>
          </table:table-cell>
          <table:table-cell office:value-type="float" office:value="2.5000000000000001E-3" table:style-name="ce4">
            <text:p>0.002500</text:p>
          </table:table-cell>
          <table:table-cell office:value-type="float" office:value="1.0074000000000001" table:style-name="ce4">
            <text:p>1.007400</text:p>
          </table:table-cell>
          <table:table-cell office:value-type="float" office:value="40.337999999999234" table:formula="of:=[.F1280]+[.G1281]" table:style-name="ce5">
            <text:p>40.338</text:p>
          </table:table-cell>
          <table:table-cell office:value-type="float" office:value="3.2000000000000001E-2" table:formula="of:=([.B1281]-[.B1280])/1000" table:style-name="ce5">
            <text:p>0.032</text:p>
          </table:table-cell>
          <table:table-cell office:value-type="float" office:value="0.18204235000000021" table:formula="of:=([.C1281]+[.C1280])*[.G1281]*9.8/2+[.H1280]" table:style-name="ce4">
            <text:p>0.182042</text:p>
          </table:table-cell>
          <table:table-cell office:value-type="float" office:value="-1.3084994753410286E-3" table:formula="of:=[.C1281]-[.$N$1]" table:style-name="ce4">
            <text:p>-0.001308</text:p>
          </table:table-cell>
          <table:table-cell office:value-type="float" office:value="-1.8973797995802674E-2" table:formula="of:=(([.$I1281]+[.$I1280]))*[.$G1281]*9.8/2+[.J1280]" table:style-name="ce4">
            <text:p>-0.018974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525" table:style-name="ce3">
            <text:p>78525</text:p>
          </table:table-cell>
          <table:table-cell office:value-type="float" office:value="2.9999999999999997E-4" table:style-name="ce4">
            <text:p>0.000300</text:p>
          </table:table-cell>
          <table:table-cell office:value-type="float" office:value="8.0000000000000004E-4" table:style-name="ce4">
            <text:p>0.0008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40.36999999999923" table:formula="of:=[.F1281]+[.G1282]" table:style-name="ce5">
            <text:p>40.370</text:p>
          </table:table-cell>
          <table:table-cell office:value-type="float" office:value="3.2000000000000001E-2" table:formula="of:=([.B1282]-[.B1281])/1000" table:style-name="ce5">
            <text:p>0.032</text:p>
          </table:table-cell>
          <table:table-cell office:value-type="float" office:value="0.18196395000000021" table:formula="of:=([.C1282]+[.C1281])*[.G1282]*9.8/2+[.H1281]" table:style-name="ce4">
            <text:p>0.181964</text:p>
          </table:table-cell>
          <table:table-cell office:value-type="float" office:value="-2.0849947534102843E-4" table:formula="of:=[.C1282]-[.$N$1]" table:style-name="ce4">
            <text:p>-0.000208</text:p>
          </table:table-cell>
          <table:table-cell office:value-type="float" office:value="-1.9211663431269621E-2" table:formula="of:=(([.$I1282]+[.$I1281]))*[.$G1282]*9.8/2+[.J1281]" table:style-name="ce4">
            <text:p>-0.019212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556" table:style-name="ce3">
            <text:p>78556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-1E-4" table:style-name="ce4">
            <text:p>-0.000100</text:p>
          </table:table-cell>
          <table:table-cell office:value-type="float" office:value="1.0065999999999999" table:style-name="ce4">
            <text:p>1.006600</text:p>
          </table:table-cell>
          <table:table-cell office:value-type="float" office:value="40.400999999999229" table:formula="of:=[.F1282]+[.G1283]" table:style-name="ce5">
            <text:p>40.401</text:p>
          </table:table-cell>
          <table:table-cell office:value-type="float" office:value="3.1E-2" table:formula="of:=([.B1283]-[.B1282])/1000" table:style-name="ce5">
            <text:p>0.031</text:p>
          </table:table-cell>
          <table:table-cell office:value-type="float" office:value="0.18208547000000022" table:formula="of:=([.C1283]+[.C1282])*[.G1283]*9.8/2+[.H1282]" table:style-name="ce4">
            <text:p>0.182085</text:p>
          </table:table-cell>
          <table:table-cell office:value-type="float" office:value="-8.4994753410283942E-6" table:formula="of:=[.C1283]-[.$N$1]" table:style-name="ce4">
            <text:p>-0.000008</text:p>
          </table:table-cell>
          <table:table-cell office:value-type="float" office:value="-1.9244625571878227E-2" table:formula="of:=(([.$I1283]+[.$I1282]))*[.$G1283]*9.8/2+[.J1282]" table:style-name="ce4">
            <text:p>-0.019245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588" table:style-name="ce3">
            <text:p>78588</text:p>
          </table:table-cell>
          <table:table-cell office:value-type="float" office:value="5.0000000000000001E-4" table:style-name="ce4">
            <text:p>0.000500</text:p>
          </table:table-cell>
          <table:table-cell office:value-type="float" office:value="2.3E-3" table:style-name="ce4">
            <text:p>0.002300</text:p>
          </table:table-cell>
          <table:table-cell office:value-type="float" office:value="1.0099" table:style-name="ce4">
            <text:p>1.009900</text:p>
          </table:table-cell>
          <table:table-cell office:value-type="float" office:value="40.432999999999225" table:formula="of:=[.F1283]+[.G1284]" table:style-name="ce5">
            <text:p>40.433</text:p>
          </table:table-cell>
          <table:table-cell office:value-type="float" office:value="3.2000000000000001E-2" table:formula="of:=([.B1284]-[.B1283])/1000" table:style-name="ce5">
            <text:p>0.032</text:p>
          </table:table-cell>
          <table:table-cell office:value-type="float" office:value="0.18224227000000023" table:formula="of:=([.C1284]+[.C1283])*[.G1284]*9.8/2+[.H1283]" table:style-name="ce4">
            <text:p>0.182242</text:p>
          </table:table-cell>
          <table:table-cell office:value-type="float" office:value="-8.4994753410283942E-6" table:formula="of:=[.C1284]-[.$N$1]" table:style-name="ce4">
            <text:p>-0.000008</text:p>
          </table:table-cell>
          <table:table-cell office:value-type="float" office:value="-1.9247291007345173E-2" table:formula="of:=(([.$I1284]+[.$I1283]))*[.$G1284]*9.8/2+[.J1283]" table:style-name="ce4">
            <text:p>-0.019247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619" table:style-name="ce3">
            <text:p>78619</text:p>
          </table:table-cell>
          <table:table-cell office:value-type="float" office:value="-1.4E-3" table:style-name="ce4">
            <text:p>-0.001400</text:p>
          </table:table-cell>
          <table:table-cell office:value-type="float" office:value="2.0999999999999999E-3" table:style-name="ce4">
            <text:p>0.002100</text:p>
          </table:table-cell>
          <table:table-cell office:value-type="float" office:value="1.0088999999999999" table:style-name="ce4">
            <text:p>1.008900</text:p>
          </table:table-cell>
          <table:table-cell office:value-type="float" office:value="40.463999999999224" table:formula="of:=[.F1284]+[.G1285]" table:style-name="ce5">
            <text:p>40.464</text:p>
          </table:table-cell>
          <table:table-cell office:value-type="float" office:value="3.1E-2" table:formula="of:=([.B1285]-[.B1284])/1000" table:style-name="ce5">
            <text:p>0.031</text:p>
          </table:table-cell>
          <table:table-cell office:value-type="float" office:value="0.18210556000000022" table:formula="of:=([.C1285]+[.C1284])*[.G1285]*9.8/2+[.H1284]" table:style-name="ce4">
            <text:p>0.182106</text:p>
          </table:table-cell>
          <table:table-cell office:value-type="float" office:value="-1.9084994753410284E-3" table:formula="of:=[.C1285]-[.$N$1]" table:style-name="ce4">
            <text:p>-0.001908</text:p>
          </table:table-cell>
          <table:table-cell office:value-type="float" office:value="-1.9538483147953777E-2" table:formula="of:=(([.$I1285]+[.$I1284]))*[.$G1285]*9.8/2+[.J1284]" table:style-name="ce4">
            <text:p>-0.019538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651" table:style-name="ce3">
            <text:p>78651</text:p>
          </table:table-cell>
          <table:table-cell office:value-type="float" office:value="2.0000000000000001E-4" table:style-name="ce4">
            <text:p>0.000200</text:p>
          </table:table-cell>
          <table:table-cell office:value-type="float" office:value="1.9E-3" table:style-name="ce4">
            <text:p>0.001900</text:p>
          </table:table-cell>
          <table:table-cell office:value-type="float" office:value="1.0093000000000001" table:style-name="ce4">
            <text:p>1.009300</text:p>
          </table:table-cell>
          <table:table-cell office:value-type="float" office:value="40.495999999999221" table:formula="of:=[.F1285]+[.G1286]" table:style-name="ce5">
            <text:p>40.496</text:p>
          </table:table-cell>
          <table:table-cell office:value-type="float" office:value="3.2000000000000001E-2" table:formula="of:=([.B1286]-[.B1285])/1000" table:style-name="ce5">
            <text:p>0.032</text:p>
          </table:table-cell>
          <table:table-cell office:value-type="float" office:value="0.18191740000000023" table:formula="of:=([.C1286]+[.C1285])*[.G1286]*9.8/2+[.H1285]" table:style-name="ce4">
            <text:p>0.181917</text:p>
          </table:table-cell>
          <table:table-cell office:value-type="float" office:value="-3.0849947534102842E-4" table:formula="of:=[.C1286]-[.$N$1]" table:style-name="ce4">
            <text:p>-0.000308</text:p>
          </table:table-cell>
          <table:table-cell office:value-type="float" office:value="-1.9886108583420724E-2" table:formula="of:=(([.$I1286]+[.$I1285]))*[.$G1286]*9.8/2+[.J1285]" table:style-name="ce4">
            <text:p>-0.019886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#a</text:p>
          </table:table-cell>
          <table:table-cell office:value-type="float" office:value="78682" table:style-name="ce3">
            <text:p>78682</text:p>
          </table:table-cell>
          <table:table-cell office:value-type="float" office:value="2.2000000000000001E-3" table:style-name="ce4">
            <text:p>0.002200</text:p>
          </table:table-cell>
          <table:table-cell office:value-type="float" office:value="2.5999999999999999E-3" table:style-name="ce4">
            <text:p>0.002600</text:p>
          </table:table-cell>
          <table:table-cell office:value-type="float" office:value="1.0097" table:style-name="ce4">
            <text:p>1.009700</text:p>
          </table:table-cell>
          <table:table-cell office:value-type="float" office:value="40.526999999999219" table:formula="of:=[.F1286]+[.G1287]" table:style-name="ce5">
            <text:p>40.527</text:p>
          </table:table-cell>
          <table:table-cell office:value-type="float" office:value="3.1E-2" table:formula="of:=([.B1287]-[.B1286])/1000" table:style-name="ce5">
            <text:p>0.031</text:p>
          </table:table-cell>
          <table:table-cell office:value-type="float" office:value="0.18228196000000024" table:formula="of:=([.C1287]+[.C1286])*[.G1287]*9.8/2+[.H1286]" table:style-name="ce4">
            <text:p>0.182282</text:p>
          </table:table-cell>
          <table:table-cell office:value-type="float" office:value="1.6915005246589717E-3" table:formula="of:=[.C1287]-[.$N$1]" table:style-name="ce4">
            <text:p>0.001692</text:p>
          </table:table-cell>
          <table:table-cell office:value-type="float" office:value="-1.967603072402933E-2" table:formula="of:=(([.$I1287]+[.$I1286]))*[.$G1287]*9.8/2+[.J1286]" table:style-name="ce4">
            <text:p>-0.019676</text:p>
          </table:table-cell>
          <table:table-cell table:number-columns-repeated="16374"/>
        </table:table-row>
        <table:table-row table:number-rows-repeated="104728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6" number:min-integer-digits="1"/>
    </number:number-style>
    <number:number-style style:name="N37">
      <number:number number:decimal-places="3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228</meta:generator>
    <dc:creator>R. Terry Lessly</dc:creator>
    <meta:creation-date>2018-07-25T07:24:56Z</meta:creation-date>
    <dc:date>2018-07-26T00:34:41Z</dc:date>
    <meta:editing-cycles>1</meta:editing-cycles>
    <meta:editing-duration>PT33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2">
      <number:number number:decimal-places="2" number:min-integer-digits="1"/>
    </number:number-style>
    <number:number-style style:name="N36">
      <number:number number:decimal-places="6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TL01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tru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fals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2">
      <style:chart-properties chart:link-data-style-to-source="false" chart:visible="true" chart:logarithmic="false" chart:origin="0" chart:tick-marks-major-inner="true" chart:tick-marks-major-outer="true" chart:tick-marks-minor-inner="true" chart:tick-marks-minor-outer="tru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T010">
      <style:graphic-properties draw:fill="none" draw:stroke="solid" svg:stroke-width="0.00694in" svg:stroke-color="#000000" svg:stroke-opacity="100%" draw:stroke-linejoin="round" svg:stroke-linecap="round"/>
    </style:style>
    <style:style style:family="chart" style:name="G0S0">
      <style:chart-properties chart:symbol-type="named-symbol" chart:symbol-name="diamond" chart:symbol-width="0.04167in" chart:symbol-height="0.04167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diamond" chart:symbol-width="0.04167in" chart:symbol-height="0.04167in" chart:connect-bars="false" chart:solid-type="cuboid" chart:regression-type="linear"/>
      <style:graphic-properties draw:fill="none" draw:stroke="none"/>
    </style:style>
    <style:style style:family="chart" style:name="G0S2">
      <style:chart-properties chart:symbol-type="automatic" chart:connect-bars="false" chart:solid-type="cuboid"/>
      <style:graphic-properties draw:fill="none" draw:stroke="none"/>
    </style:style>
    <style:style style:family="chart" style:name="G0S3">
      <style:chart-properties chart:symbol-type="automatic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diamond" chart:symbol-width="0.04167in" chart:symbol-height="0.04167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446.16pt" svg:width="744.6600787401574pt" chart:style-name="Crt0">
        <chart:legend svg:x="209.3774015748031pt" svg:y="426.353779527559pt" chart:style-name="Lgnd"/>
        <chart:plot-area svg:x="9.3755905511811pt" svg:y="16.48535433070866pt" svg:width="732.1952755905512pt" svg:height="401.9196850393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C$1" chart:values-cell-range-address="Sheet1.$C$2:.$C$1287" chart:class="chart:scatter" chart:attached-axis="primary-y" chart:style-name="G0S0">
            <chart:domain table:cell-range-address="Sheet1.$F$2:.$F$1287"/>
            <chart:data-point chart:repeated="1286"/>
          </chart:series>
          <chart:series chart:label-cell-address="Sheet1.$H$1" chart:values-cell-range-address="Sheet1.$H$2:.$H$1287" chart:class="chart:scatter" chart:attached-axis="primary-y" chart:style-name="G0S1">
            <chart:domain table:cell-range-address="Sheet1.$F$2:.$F$1287"/>
            <chart:regression-curve chart:style-name="T010">
              <chart:equation chart:automatic-content="true" chart:display-equation="true" chart:display-r-square="false" svg:x="462.892440944882pt" svg:y="51.87653543307086pt" chart:style-name="TL010"/>
            </chart:regression-curve>
            <chart:data-point chart:repeated="1286"/>
          </chart:series>
          <chart:series chart:label-cell-address="Sheet1.$I$1" chart:values-cell-range-address="Sheet1.$I$2:.$I$1287" chart:class="chart:scatter" chart:attached-axis="primary-y" chart:style-name="G0S2">
            <chart:domain table:cell-range-address="Sheet1.$F$2:.$F$1287"/>
            <chart:data-point chart:repeated="1286"/>
          </chart:series>
          <chart:series chart:label-cell-address="Sheet1.$J$1" chart:values-cell-range-address="Sheet1.$J$2:.$J$1287" chart:class="chart:scatter" chart:attached-axis="primary-y" chart:style-name="G0S3">
            <chart:domain table:cell-range-address="Sheet1.$F$2:.$F$1287"/>
            <chart:data-point chart:repeated="128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